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2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3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2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7e111"/>
    </style:style>
    <style:style style:name="P6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7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91380"/>
    </style:style>
    <style:style style:name="P1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91380"/>
    </style:style>
    <style:style style:name="P11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 officeooo:paragraph-rsid="00191380"/>
    </style:style>
    <style:style style:name="P12" style:family="paragraph" style:parent-style-name="Standard">
      <style:paragraph-properties fo:orphans="0" fo:widows="0" fo:break-before="page">
        <style:tab-stops>
          <style:tab-stop style:position="4.937cm"/>
          <style:tab-stop style:position="5.604cm"/>
          <style:tab-stop style:position="7.5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2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orphans="0" fo:widows="0" fo:break-before="page">
        <style:tab-stops>
          <style:tab-stop style:position="2.438cm"/>
          <style:tab-stop style:position="4.556cm"/>
          <style:tab-stop style:position="5.0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orphans="0" fo:widows="0" fo:break-before="page">
        <style:tab-stops>
          <style:tab-stop style:position="4.2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5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0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14cm"/>
          <style:tab-stop style:position="8.4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orphans="0" fo:widows="0" fo:break-before="page">
        <style:tab-stops>
          <style:tab-stop style:position="7.232cm"/>
          <style:tab-stop style:position="8.0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75cm"/>
          <style:tab-stop style:position="6.1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405cm"/>
          <style:tab-stop style:position="7.7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orphans="0" fo:widows="0" fo:break-before="page">
        <style:tab-stops>
          <style:tab-stop style:position="7.803cm"/>
          <style:tab-stop style:position="8.3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orphans="0" fo:widows="0">
        <style:tab-stops>
          <style:tab-stop style:position="0.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6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422cm"/>
          <style:tab-stop style:position="8.3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7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orphans="0" fo:widows="0">
        <style:tab-stops>
          <style:tab-stop style:position="3.50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6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6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9cm"/>
          <style:tab-stop style:position="6.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2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25cm"/>
        </style:tab-stops>
      </style:paragraph-properties>
      <style:text-properties fo:font-variant="normal" fo:text-transform="none" style:use-window-font-color="true" loext:opacity="0%" style:text-underline-style="none" officeooo:paragraph-rsid="00191380"/>
    </style:style>
    <style:style style:name="P37" style:family="paragraph" style:parent-style-name="Standard">
      <style:paragraph-properties fo:orphans="0" fo:widows="0" fo:break-before="page">
        <style:tab-stops>
          <style:tab-stop style:position="6.5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0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08cm"/>
          <style:tab-stop style:position="6.5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0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772cm"/>
          <style:tab-stop style:position="8.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orphans="0" fo:widows="0">
        <style:tab-stops>
          <style:tab-stop style:position="0.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orphans="0" fo:widows="0" fo:break-before="page">
        <style:tab-stops>
          <style:tab-stop style:position="6.2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0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orphans="0" fo:widows="0" fo:break-before="page">
        <style:tab-stops>
          <style:tab-stop style:position="1.9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1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0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73cm"/>
          <style:tab-stop style:position="4.708cm"/>
          <style:tab-stop style:position="5.112cm"/>
          <style:tab-stop style:position="6.223cm"/>
          <style:tab-stop style:position="7.01cm"/>
          <style:tab-stop style:position="7.445cm"/>
          <style:tab-stop style:position="8.4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2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54cm"/>
          <style:tab-stop style:position="4.064cm"/>
          <style:tab-stop style:position="4.798cm"/>
          <style:tab-stop style:position="5.874cm"/>
          <style:tab-stop style:position="7.5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009cm"/>
          <style:tab-stop style:position="4.597cm"/>
          <style:tab-stop style:position="7.3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orphans="0" fo:widows="0" fo:break-before="page">
        <style:tab-stops>
          <style:tab-stop style:position="3.7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097cm"/>
          <style:tab-stop style:position="6.463cm"/>
          <style:tab-stop style:position="8.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orphans="0" fo:widows="0" fo:break-before="page">
        <style:tab-stops>
          <style:tab-stop style:position="2.953cm"/>
          <style:tab-stop style:position="3.9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4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4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8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orphans="0" fo:widows="0">
        <style:tab-stops>
          <style:tab-stop style:position="1.1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0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orphans="0" fo:widows="0">
        <style:tab-stops>
          <style:tab-stop style:position="1.1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826cm"/>
          <style:tab-stop style:position="8.6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7" style:family="paragraph" style:parent-style-name="Standard">
      <style:paragraph-properties fo:orphans="0" fo:widows="0">
        <style:tab-stops>
          <style:tab-stop style:position="1.1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8" style:family="paragraph" style:parent-style-name="Standard">
      <style:paragraph-properties fo:orphans="0" fo:widows="0" fo:break-before="page">
        <style:tab-stops>
          <style:tab-stop style:position="4.5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9" style:family="paragraph" style:parent-style-name="Standard">
      <style:paragraph-properties fo:orphans="0" fo:widows="0">
        <style:tab-stops>
          <style:tab-stop style:position="0.8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37cm"/>
          <style:tab-stop style:position="7.5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75cm"/>
          <style:tab-stop style:position="6.121cm"/>
          <style:tab-stop style:position="7.6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898cm"/>
          <style:tab-stop style:position="6.461cm"/>
          <style:tab-stop style:position="7.8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6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8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2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5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336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9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9" style:family="paragraph" style:parent-style-name="Standard">
      <style:paragraph-properties fo:orphans="0" fo:widows="0" fo:break-before="page">
        <style:tab-stops>
          <style:tab-stop style:position="4.191cm"/>
          <style:tab-stop style:position="5.9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8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461cm"/>
          <style:tab-stop style:position="6.9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8.2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5" style:family="paragraph" style:parent-style-name="Standard">
      <style:paragraph-properties fo:orphans="0" fo:widows="0" fo:break-before="page">
        <style:tab-stops>
          <style:tab-stop style:position="5.4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57cm"/>
          <style:tab-stop style:position="7.31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7" style:family="paragraph" style:parent-style-name="Standard">
      <style:paragraph-properties fo:orphans="0" fo:widows="0">
        <style:tab-stops>
          <style:tab-stop style:position="1.0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8" style:family="paragraph" style:parent-style-name="Standard">
      <style:paragraph-properties fo:orphans="0" fo:widows="0" fo:break-before="page">
        <style:tab-stops>
          <style:tab-stop style:position="2.914cm"/>
          <style:tab-stop style:position="7.9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8cm"/>
          <style:tab-stop style:position="5.973cm"/>
        </style:tab-stops>
      </style:paragraph-properties>
      <style:text-properties fo:font-variant="normal" fo:text-transform="none" style:use-window-font-color="true" loext:opacity="0%" style:text-underline-style="none" officeooo:paragraph-rsid="00191380"/>
    </style:style>
    <style:style style:name="P9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5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835cm"/>
          <style:tab-stop style:position="5.973cm"/>
          <style:tab-stop style:position="8.4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375cm"/>
          <style:tab-stop style:position="7.8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302cm"/>
          <style:tab-stop style:position="8.2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763cm"/>
          <style:tab-stop style:position="8.2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5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7" style:family="paragraph" style:parent-style-name="Standard">
      <style:paragraph-properties fo:orphans="0" fo:widows="0" fo:break-before="page">
        <style:tab-stops>
          <style:tab-stop style:position="4.47cm"/>
          <style:tab-stop style:position="8.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8" style:family="paragraph" style:parent-style-name="Standard">
      <style:paragraph-properties fo:orphans="0" fo:widows="0">
        <style:tab-stops>
          <style:tab-stop style:position="3.35cm"/>
          <style:tab-stop style:position="6.528cm"/>
          <style:tab-stop style:position="7.8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528cm"/>
          <style:tab-stop style:position="7.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1" style:family="paragraph" style:parent-style-name="Standard">
      <style:paragraph-properties fo:orphans="0" fo:widows="0" fo:break-before="page">
        <style:tab-stops>
          <style:tab-stop style:position="6.8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2" style:family="paragraph" style:parent-style-name="Standard">
      <style:paragraph-properties fo:orphans="0" fo:widows="0" fo:break-before="page">
        <style:tab-stops>
          <style:tab-stop style:position="7.295cm"/>
          <style:tab-stop style:position="8.2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223cm"/>
          <style:tab-stop style:position="6.5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06cm"/>
          <style:tab-stop style:position="3.884cm"/>
          <style:tab-stop style:position="4.233cm"/>
          <style:tab-stop style:position="5.98cm"/>
          <style:tab-stop style:position="6.6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5" style:family="paragraph" style:parent-style-name="Standard">
      <style:paragraph-properties fo:orphans="0" fo:widows="0" fo:break-before="page">
        <style:tab-stops>
          <style:tab-stop style:position="4.987cm"/>
          <style:tab-stop style:position="7.502cm"/>
          <style:tab-stop style:position="8.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6" style:family="paragraph" style:parent-style-name="Standard">
      <style:paragraph-properties fo:orphans="0" fo:widows="0" fo:break-before="page">
        <style:tab-stops>
          <style:tab-stop style:position="6.4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7" style:family="paragraph" style:parent-style-name="Standard">
      <style:paragraph-properties fo:orphans="0" fo:widows="0" fo:break-before="page">
        <style:tab-stops>
          <style:tab-stop style:position="3.7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8" style:family="paragraph" style:parent-style-name="Standard">
      <style:paragraph-properties fo:orphans="0" fo:widows="0" fo:break-before="page">
        <style:tab-stops>
          <style:tab-stop style:position="3.771cm"/>
          <style:tab-stop style:position="4.5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9" style:family="paragraph" style:parent-style-name="Standard">
      <style:paragraph-properties fo:orphans="0" fo:widows="0">
        <style:tab-stops>
          <style:tab-stop style:position="0.8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0" style:family="paragraph" style:parent-style-name="Standard">
      <style:paragraph-properties fo:orphans="0" fo:widows="0" fo:break-before="page">
        <style:tab-stops>
          <style:tab-stop style:position="6.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143cm"/>
          <style:tab-stop style:position="1.517cm"/>
          <style:tab-stop style:position="2.374cm"/>
          <style:tab-stop style:position="3.032cm"/>
          <style:tab-stop style:position="3.533cm"/>
          <style:tab-stop style:position="4.683cm"/>
          <style:tab-stop style:position="8.0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0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3" style:family="paragraph" style:parent-style-name="Standard">
      <style:paragraph-properties fo:orphans="0" fo:widows="0" fo:break-before="page">
        <style:tab-stops>
          <style:tab-stop style:position="5.128cm"/>
          <style:tab-stop style:position="6.096cm"/>
          <style:tab-stop style:position="7.7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4" style:family="paragraph" style:parent-style-name="Standard">
      <style:paragraph-properties fo:orphans="0" fo:widows="0" fo:break-before="page">
        <style:tab-stops>
          <style:tab-stop style:position="8.2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5" style:family="paragraph" style:parent-style-name="Standard">
      <style:paragraph-properties fo:orphans="0" fo:widows="0">
        <style:tab-stops>
          <style:tab-stop style:position="1.5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6" style:family="paragraph" style:parent-style-name="Standard">
      <style:paragraph-properties fo:orphans="0" fo:widows="0">
        <style:tab-stops>
          <style:tab-stop style:position="1.0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7" style:family="paragraph" style:parent-style-name="Standard">
      <style:paragraph-properties fo:orphans="0" fo:widows="0" fo:break-before="page">
        <style:tab-stops>
          <style:tab-stop style:position="5.0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4cm"/>
          <style:tab-stop style:position="6.124cm"/>
          <style:tab-stop style:position="6.671cm"/>
          <style:tab-stop style:position="7.267cm"/>
          <style:tab-stop style:position="7.5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524cm"/>
          <style:tab-stop style:position="6.35cm"/>
          <style:tab-stop style:position="8.3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0" style:family="paragraph" style:parent-style-name="Standard">
      <style:paragraph-properties fo:orphans="0" fo:widows="0" fo:break-before="page">
        <style:tab-stops>
          <style:tab-stop style:position="7.176cm"/>
          <style:tab-stop style:position="7.9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1" style:family="paragraph" style:parent-style-name="Standard">
      <style:paragraph-properties fo:orphans="0" fo:widows="0" fo:break-before="page">
        <style:tab-stops>
          <style:tab-stop style:position="0.9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2" style:family="paragraph" style:parent-style-name="Standard">
      <style:paragraph-properties fo:orphans="0" fo:widows="0">
        <style:tab-stops>
          <style:tab-stop style:position="3.628cm"/>
          <style:tab-stop style:position="4.136cm"/>
          <style:tab-stop style:position="4.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4" style:family="paragraph" style:parent-style-name="Standard">
      <style:paragraph-properties fo:orphans="0" fo:widows="0" fo:break-before="page">
        <style:tab-stops>
          <style:tab-stop style:position="8.5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5" style:family="paragraph" style:parent-style-name="Standard">
      <style:paragraph-properties fo:orphans="0" fo:widows="0">
        <style:tab-stops>
          <style:tab-stop style:position="4.35cm"/>
          <style:tab-stop style:position="6.0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6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2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7" style:family="paragraph" style:parent-style-name="Standard">
      <style:paragraph-properties fo:orphans="0" fo:widows="0" fo:break-before="page">
        <style:tab-stops>
          <style:tab-stop style:position="4.946cm"/>
          <style:tab-stop style:position="5.826cm"/>
          <style:tab-stop style:position="6.4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6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9" style:family="paragraph" style:parent-style-name="Standard">
      <style:paragraph-properties fo:orphans="0" fo:widows="0" fo:break-before="page">
        <style:tab-stops>
          <style:tab-stop style:position="0.905cm"/>
          <style:tab-stop style:position="1.295cm"/>
          <style:tab-stop style:position="3.08cm"/>
          <style:tab-stop style:position="3.985cm"/>
          <style:tab-stop style:position="5.533cm"/>
          <style:tab-stop style:position="6.144cm"/>
          <style:tab-stop style:position="6.4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1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7.8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2" style:family="paragraph" style:parent-style-name="Standard">
      <style:paragraph-properties fo:orphans="0" fo:widows="0" fo:break-before="page">
        <style:tab-stops>
          <style:tab-stop style:position="2.381cm"/>
          <style:tab-stop style:position="5.4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3" style:family="paragraph" style:parent-style-name="Standard">
      <style:paragraph-properties fo:margin-left="0.635cm" fo:margin-right="0cm" fo:orphans="0" fo:widows="0" fo:text-indent="-0.635cm" style:auto-text-indent="false">
        <style:tab-stops>
          <style:tab-stop style:position="6.549cm"/>
          <style:tab-stop style:position="7.8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4" style:family="paragraph" style:parent-style-name="Standard">
      <style:paragraph-properties fo:orphans="0" fo:widows="0" fo:break-before="page">
        <style:tab-stops>
          <style:tab-stop style:position="3.216cm"/>
          <style:tab-stop style:position="6.6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5" style:family="paragraph" style:parent-style-name="Standard">
      <style:paragraph-properties fo:orphans="0" fo:widows="0" fo:break-before="page">
        <style:tab-stops>
          <style:tab-stop style:position="5.8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6" style:family="paragraph" style:parent-style-name="Standard">
      <style:paragraph-properties fo:orphans="0" fo:widows="0" fo:break-before="page">
        <style:tab-stops>
          <style:tab-stop style:position="4.651cm"/>
          <style:tab-stop style:position="8.1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7" style:family="paragraph" style:parent-style-name="Standard">
      <style:paragraph-properties fo:orphans="0" fo:widows="0">
        <style:tab-stops>
          <style:tab-stop style:position="0.6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8" style:family="paragraph" style:parent-style-name="Standard">
      <style:paragraph-properties fo:orphans="0" fo:widows="0">
        <style:tab-stops>
          <style:tab-stop style:position="0.7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0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0" style:family="paragraph" style:parent-style-name="Standard">
      <style:paragraph-properties fo:orphans="0" fo:widows="0">
        <style:tab-stops>
          <style:tab-stop style:position="0.7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1" style:family="paragraph" style:parent-style-name="Standard">
      <style:paragraph-properties fo:orphans="0" fo:widows="0" fo:break-before="page">
        <style:tab-stops>
          <style:tab-stop style:position="3.946cm"/>
          <style:tab-stop style:position="6.953cm"/>
          <style:tab-stop style:position="8.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3" style:family="paragraph" style:parent-style-name="Standard">
      <style:paragraph-properties fo:orphans="0" fo:widows="0" fo:break-before="page">
        <style:tab-stops>
          <style:tab-stop style:position="6.3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4" style:family="paragraph" style:parent-style-name="Standard">
      <style:paragraph-properties fo:orphans="0" fo:widows="0" fo:break-before="page">
        <style:tab-stops>
          <style:tab-stop style:position="7.7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731cm"/>
          <style:tab-stop style:position="6.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6" style:family="paragraph" style:parent-style-name="Standard">
      <style:paragraph-properties fo:orphans="0" fo:widows="0">
        <style:tab-stops>
          <style:tab-stop style:position="8.7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8" style:family="paragraph" style:parent-style-name="Standard">
      <style:paragraph-properties fo:orphans="0" fo:widows="0" fo:break-before="page">
        <style:tab-stops>
          <style:tab-stop style:position="2.8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8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92cm"/>
          <style:tab-stop style:position="3.073cm"/>
          <style:tab-stop style:position="4.2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1" style:family="paragraph" style:parent-style-name="Standard">
      <style:paragraph-properties fo:orphans="0" fo:widows="0" fo:break-before="page">
        <style:tab-stops>
          <style:tab-stop style:position="8.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2" style:family="paragraph" style:parent-style-name="Standard">
      <style:paragraph-properties fo:orphans="0" fo:widows="0">
        <style:tab-stops>
          <style:tab-stop style:position="2.898cm"/>
          <style:tab-stop style:position="6.518cm"/>
          <style:tab-stop style:position="7.1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3" style:family="paragraph" style:parent-style-name="Standard">
      <style:paragraph-properties fo:orphans="0" fo:widows="0" fo:break-before="page">
        <style:tab-stops>
          <style:tab-stop style:position="5.2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799cm"/>
          <style:tab-stop style:position="8.0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6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6" style:family="paragraph" style:parent-style-name="Standard">
      <style:paragraph-properties fo:orphans="0" fo:widows="0" fo:break-before="page">
        <style:tab-stops>
          <style:tab-stop style:position="5.1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7" style:family="paragraph" style:parent-style-name="Standard">
      <style:paragraph-properties fo:orphans="0" fo:widows="0" fo:break-before="page">
        <style:tab-stops>
          <style:tab-stop style:position="7.3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8" style:family="paragraph" style:parent-style-name="Standard">
      <style:paragraph-properties fo:orphans="0" fo:widows="0">
        <style:tab-stops>
          <style:tab-stop style:position="0.492cm"/>
          <style:tab-stop style:position="2.905cm"/>
          <style:tab-stop style:position="4.223cm"/>
          <style:tab-stop style:position="7.4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0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0" style:family="paragraph" style:parent-style-name="Standard">
      <style:paragraph-properties fo:orphans="0" fo:widows="0" fo:break-before="page">
        <style:tab-stops>
          <style:tab-stop style:position="2.295cm"/>
          <style:tab-stop style:position="4.12cm"/>
          <style:tab-stop style:position="6.3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1" style:family="paragraph" style:parent-style-name="Standard">
      <style:paragraph-properties fo:orphans="0" fo:widows="0" fo:break-before="page">
        <style:tab-stops>
          <style:tab-stop style:position="6.7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172cm"/>
          <style:tab-stop style:position="4.754cm" style:leader-style="solid" style:leader-text="-"/>
          <style:tab-stop style:position="5.006cm" style:leader-style="solid" style:leader-text="-"/>
          <style:tab-stop style:position="6.473cm"/>
          <style:tab-stop style:position="8.163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3" style:family="paragraph" style:parent-style-name="Standard">
      <style:paragraph-properties fo:orphans="0" fo:widows="0" fo:break-before="page">
        <style:tab-stops>
          <style:tab-stop style:position="7.5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31cm"/>
          <style:tab-stop style:position="4.794cm"/>
          <style:tab-stop style:position="6.5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28cm"/>
          <style:tab-stop style:position="6.8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445cm"/>
          <style:tab-stop style:position="6.5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36cm"/>
          <style:tab-stop style:position="5.946cm"/>
          <style:tab-stop style:position="7.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7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2" style:family="paragraph" style:parent-style-name="Standard">
      <style:paragraph-properties fo:orphans="0" fo:widows="0" fo:break-before="page">
        <style:tab-stops>
          <style:tab-stop style:position="3.23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3" style:family="paragraph" style:parent-style-name="Standard">
      <style:paragraph-properties fo:orphans="0" fo:widows="0" fo:break-before="page">
        <style:tab-stops>
          <style:tab-stop style:position="5.08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8cm"/>
          <style:tab-stop style:position="7.0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6" style:family="paragraph" style:parent-style-name="Standard">
      <style:paragraph-properties fo:orphans="0" fo:widows="0" fo:break-before="page">
        <style:tab-stops>
          <style:tab-stop style:position="6.9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7" style:family="paragraph" style:parent-style-name="Standard">
      <style:paragraph-properties fo:orphans="0" fo:widows="0" fo:break-before="page">
        <style:tab-stops>
          <style:tab-stop style:position="0.794cm"/>
          <style:tab-stop style:position="2.438cm"/>
          <style:tab-stop style:position="3.2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188cm"/>
          <style:tab-stop style:position="5.736cm"/>
          <style:tab-stop style:position="6.4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9" style:family="paragraph" style:parent-style-name="Standard">
      <style:paragraph-properties fo:orphans="0" fo:widows="0" fo:break-before="page">
        <style:tab-stops>
          <style:tab-stop style:position="5.136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0" style:family="paragraph" style:parent-style-name="Standard">
      <style:paragraph-properties fo:orphans="0" fo:widows="0" fo:break-before="page">
        <style:tab-stops>
          <style:tab-stop style:position="6.3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94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2" style:family="paragraph" style:parent-style-name="Standard">
      <style:paragraph-properties fo:orphans="0" fo:widows="0" fo:break-before="page">
        <style:tab-stops>
          <style:tab-stop style:position="1.6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3" style:family="paragraph" style:parent-style-name="Standard">
      <style:paragraph-properties fo:orphans="0" fo:widows="0" fo:break-before="page">
        <style:tab-stops>
          <style:tab-stop style:position="5.343cm"/>
          <style:tab-stop style:position="6.826cm"/>
          <style:tab-stop style:position="7.8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4" style:family="paragraph" style:parent-style-name="Standard">
      <style:paragraph-properties fo:orphans="0" fo:widows="0" fo:break-before="page">
        <style:tab-stops>
          <style:tab-stop style:position="8.5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5" style:family="paragraph" style:parent-style-name="Standard">
      <style:paragraph-properties fo:orphans="0" fo:widows="0" fo:break-before="page">
        <style:tab-stops>
          <style:tab-stop style:position="6.0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4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64cm"/>
          <style:tab-stop style:position="3.667cm"/>
          <style:tab-stop style:position="3.953cm"/>
          <style:tab-stop style:position="4.976cm"/>
          <style:tab-stop style:position="6.481cm"/>
          <style:tab-stop style:position="6.724cm" style:leader-style="dotted" style:leader-text="."/>
          <style:tab-stop style:position="7.033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261cm"/>
          <style:tab-stop style:position="6.334cm"/>
          <style:tab-stop style:position="6.668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006cm"/>
          <style:tab-stop style:position="8.4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5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064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42cm"/>
          <style:tab-stop style:position="4.556cm"/>
          <style:tab-stop style:position="8.3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953cm"/>
          <style:tab-stop style:position="5.835cm"/>
          <style:tab-stop style:position="7.3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6" style:family="paragraph" style:parent-style-name="Standard">
      <style:paragraph-properties fo:orphans="0" fo:widows="0">
        <style:tab-stops>
          <style:tab-stop style:position="1.23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25cm"/>
          <style:tab-stop style:position="6.1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8" style:family="paragraph" style:parent-style-name="Standard">
      <style:paragraph-properties fo:orphans="0" fo:widows="0" fo:break-before="page">
        <style:tab-stops>
          <style:tab-stop style:position="0.476cm"/>
          <style:tab-stop style:position="1.168cm"/>
          <style:tab-stop style:position="7.089cm"/>
          <style:tab-stop style:position="8.18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9" style:family="paragraph" style:parent-style-name="Standard">
      <style:paragraph-properties fo:orphans="0" fo:widows="0" fo:break-before="page">
        <style:tab-stops>
          <style:tab-stop style:position="5.184cm"/>
          <style:tab-stop style:position="5.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7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4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2" style:family="paragraph" style:parent-style-name="Standard">
      <style:paragraph-properties fo:orphans="0" fo:widows="0" fo:break-before="page">
        <style:tab-stops>
          <style:tab-stop style:position="6.1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3" style:family="paragraph" style:parent-style-name="Standard">
      <style:paragraph-properties fo:orphans="0" fo:widows="0" fo:break-before="page">
        <style:tab-stops>
          <style:tab-stop style:position="5.168cm"/>
          <style:tab-stop style:position="6.414cm"/>
          <style:tab-stop style:position="7.5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4" style:family="paragraph" style:parent-style-name="Standard">
      <style:paragraph-properties fo:orphans="0" fo:widows="0" fo:break-before="page">
        <style:tab-stops>
          <style:tab-stop style:position="8.0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5" style:family="paragraph" style:parent-style-name="Standard">
      <style:paragraph-properties fo:orphans="0" fo:widows="0">
        <style:tab-stops>
          <style:tab-stop style:position="2.477cm"/>
          <style:tab-stop style:position="3.66cm"/>
          <style:tab-stop style:position="4.454cm"/>
          <style:tab-stop style:position="5.597cm"/>
          <style:tab-stop style:position="6.556cm"/>
          <style:tab-stop style:position="8.0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6" style:family="paragraph" style:parent-style-name="Standard">
      <style:paragraph-properties fo:orphans="0" fo:widows="0">
        <style:tab-stops>
          <style:tab-stop style:position="0.8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2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454cm"/>
          <style:tab-stop style:position="5.842cm"/>
          <style:tab-stop style:position="6.8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714cm"/>
          <style:tab-stop style:position="1.349cm"/>
          <style:tab-stop style:position="2.34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1" style:family="paragraph" style:parent-style-name="Standard">
      <style:paragraph-properties fo:orphans="0" fo:widows="0" fo:break-before="page">
        <style:tab-stops>
          <style:tab-stop style:position="3.327cm"/>
          <style:tab-stop style:position="4.327cm"/>
          <style:tab-stop style:position="8.0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8.0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699cm"/>
          <style:tab-stop style:position="6.2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766cm"/>
          <style:tab-stop style:position="2.33cm"/>
          <style:tab-stop style:position="2.75cm"/>
          <style:tab-stop style:position="3.156cm"/>
          <style:tab-stop style:position="3.782cm"/>
          <style:tab-stop style:position="4.306cm"/>
          <style:tab-stop style:position="5.592cm"/>
          <style:tab-stop style:position="6.036cm"/>
          <style:tab-stop style:position="7.052cm" style:leader-style="dotted" style:leader-text="."/>
          <style:tab-stop style:position="7.6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77cm"/>
          <style:tab-stop style:position="8.6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7" style:family="paragraph" style:parent-style-name="Standard">
      <style:paragraph-properties fo:orphans="0" fo:widows="0" fo:break-before="page">
        <style:tab-stops>
          <style:tab-stop style:position="8.3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8" style:family="paragraph" style:parent-style-name="Standard">
      <style:paragraph-properties fo:orphans="0" fo:widows="0" fo:break-before="page">
        <style:tab-stops>
          <style:tab-stop style:position="5.946cm"/>
          <style:tab-stop style:position="7.899cm"/>
          <style:tab-stop style:position="8.4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9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0" style:family="paragraph" style:parent-style-name="Standard">
      <style:paragraph-properties fo:orphans="0" fo:widows="0" fo:break-before="page">
        <style:tab-stops>
          <style:tab-stop style:position="5.089cm"/>
          <style:tab-stop style:position="7.7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5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2" style:family="paragraph" style:parent-style-name="Standard">
      <style:paragraph-properties fo:orphans="0" fo:widows="0" fo:break-before="page">
        <style:tab-stops>
          <style:tab-stop style:position="5.985cm"/>
          <style:tab-stop style:position="6.4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3" style:family="paragraph" style:parent-style-name="Standard">
      <style:paragraph-properties fo:orphans="0" fo:widows="0" fo:break-before="page">
        <style:tab-stops>
          <style:tab-stop style:position="4.533cm"/>
          <style:tab-stop style:position="6.264cm"/>
          <style:tab-stop style:position="8.3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4" style:family="paragraph" style:parent-style-name="Standard">
      <style:paragraph-properties fo:orphans="0" fo:widows="0" fo:break-before="page">
        <style:tab-stops>
          <style:tab-stop style:position="7.1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5" style:family="paragraph" style:parent-style-name="Standard">
      <style:paragraph-properties fo:orphans="0" fo:widows="0">
        <style:tab-stops>
          <style:tab-stop style:position="0.7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1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7" style:family="paragraph" style:parent-style-name="Standard">
      <style:paragraph-properties fo:orphans="0" fo:widows="0">
        <style:tab-stops>
          <style:tab-stop style:position="3.766cm"/>
          <style:tab-stop style:position="5.045cm"/>
          <style:tab-stop style:position="5.886cm"/>
          <style:tab-stop style:position="8.1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8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a6787"/>
    </style:style>
    <style:style style:name="T1" style:family="text">
      <style:text-properties fo:font-variant="normal" fo:text-transform="none" fo:color="#1f1f1f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font-variant="normal" fo:text-transform="none" fo:color="#1f1f1f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1f1f1f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1f1f1f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333333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333333" loext:opacity="100%" fo:font-style="normal" style:text-underline-style="none" fo:font-weight="normal" officeooo:rsid="0019138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333333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333333" loext:opacity="100%" fo:font-style="normal" style:text-underline-style="none" fo:font-weight="bold" officeooo:rsid="0017e111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333333" loext:opacity="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333333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1" style:family="text">
      <style:text-properties fo:font-variant="normal" fo:text-transform="none" fo:color="#333333" loext:opacity="100%" fo:language="el" fo:country="GR" fo:font-style="normal" style:text-underline-style="none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12" style:family="text">
      <style:text-properties fo:font-variant="normal" fo:text-transform="none" fo:color="#333333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3" style:family="text">
      <style:text-properties fo:font-variant="normal" fo:text-transform="none" fo:color="#333333" loext:opacity="100%" fo:language="el" fo:country="GR" fo:font-style="italic" style:text-underline-style="none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4" style:family="text">
      <style:text-properties fo:font-variant="normal" fo:text-transform="none" fo:color="#333333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333333" loext:opacity="100%" fo:font-style="italic" style:text-underline-style="none" fo:font-weight="normal" officeooo:rsid="0019138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333333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17" style:family="text">
      <style:text-properties fo:font-variant="normal" fo:text-transform="none" fo:color="#333333" loext:opacity="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333333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333333" loext:opacity="100%" style:text-position="sub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0" style:family="text">
      <style:text-properties fo:font-variant="normal" fo:text-transform="none" fo:color="#333333" loext:opacity="10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333333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333333" loext:opacity="100%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fo:color="#333333" loext:opacity="100%" style:text-position="super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4" style:family="text">
      <style:text-properties fo:font-variant="normal" fo:text-transform="none" fo:color="#333333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25" style:family="text">
      <style:text-properties fo:font-variant="normal" fo:text-transform="none" fo:color="#333333" loext:opacity="100%" fo:language="en" fo:country="US" fo:font-style="italic" style:text-underline-style="none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26" style:family="text">
      <style:text-properties fo:font-variant="normal" fo:text-transform="none" fo:color="#333333" loext:opacity="100%" style:font-name="Microsoft Sans Serif" fo:font-size="12pt" fo:letter-spacing="normal" style:rfc-language-tag="la-001" fo:language="la" fo:font-style="normal" style:text-underline-style="none" fo:font-weight="bold" officeooo:rsid="0017e111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27" style:family="text">
      <style:text-properties fo:font-variant="normal" fo:text-transform="none" fo:color="#333333" loext:opacity="100%" style:font-name="Microsoft Sans Serif" fo:font-size="12pt" fo:letter-spacing="normal" style:rfc-language-tag="la-001" fo:language="la" fo:font-style="normal" style:text-underline-style="none" fo:font-weight="normal" officeooo:rsid="00191380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8" style:family="text">
      <style:text-properties fo:font-variant="normal" fo:text-transform="none" fo:color="#6d6d6d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6d6d6d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6d6d6d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6d6d6d" loext:opacity="100%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variant="normal" fo:text-transform="none" fo:color="#6d6d6d" loext:opacity="100%" style:text-position="super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3" style:family="text">
      <style:text-properties fo:font-variant="normal" fo:text-transform="none" fo:color="#6d6d6d" loext:opacity="100%" style:text-position="super 58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4" style:family="text">
      <style:text-properties fo:font-variant="normal" fo:text-transform="none" fo:color="#6d6d6d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6d6d6d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6d6d6d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7" style:family="text">
      <style:text-properties fo:font-variant="normal" fo:text-transform="none" fo:color="#6d6d6d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8" style:family="text">
      <style:text-properties fo:font-variant="normal" fo:text-transform="none" fo:color="#6d6d6d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6d6d6d" loext:opacity="100%" style:text-position="sub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0" style:family="text">
      <style:text-properties fo:font-variant="normal" fo:text-transform="none" fo:color="#4c4c4c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4c4c4c" loext:opacity="100%" fo:font-style="normal" style:text-underline-style="none" fo:font-weight="normal" officeooo:rsid="00191380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4c4c4c" loext:opacity="100%" fo:font-style="normal" style:text-underline-style="none" fo:font-weight="bold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fo:color="#4c4c4c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4c4c4c" loext:opacity="100%" fo:font-style="italic" style:text-underline-style="none" fo:font-weight="bold" style:font-style-asian="italic" style:font-weight-asian="bold" style:font-style-complex="italic" style:font-weight-complex="bold"/>
    </style:style>
    <style:style style:name="T45" style:family="text">
      <style:text-properties fo:font-variant="normal" fo:text-transform="none" fo:color="#4c4c4c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6" style:family="text">
      <style:text-properties fo:font-variant="normal" fo:text-transform="none" fo:color="#4c4c4c" loext:opacity="100%"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47" style:family="text">
      <style:text-properties fo:font-variant="normal" fo:text-transform="none" fo:color="#4c4c4c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fo:font-variant="normal" fo:text-transform="none" fo:color="#4c4c4c" loext:opacity="100%"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fo:font-variant="normal" fo:text-transform="none" fo:color="#4c4c4c" loext:opacity="100%" style:text-position="super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50" style:family="text">
      <style:text-properties fo:font-variant="normal" fo:text-transform="none" fo:color="#4c4c4c" loext:opacity="100%"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51" style:family="text">
      <style:text-properties fo:font-variant="normal" fo:text-transform="none" fo:color="#4c4c4c" loext:opacity="100%" fo:language="en" fo:country="US" fo:font-style="italic" style:text-underline-style="none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52" style:family="text">
      <style:text-properties fo:font-variant="normal" fo:text-transform="none" fo:color="#4c4c4c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color="#4c4c4c" loext:opacity="100%"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54" style:family="text">
      <style:text-properties fo:font-variant="normal" fo:text-transform="none" fo:color="#4c4c4c" loext:opacity="100%" style:font-name="Microsoft Sans Serif" fo:font-size="12pt" fo:letter-spacing="normal" style:rfc-language-tag="la-001" fo:language="la" fo:font-style="normal" style:text-underline-style="none" fo:font-weight="normal" officeooo:rsid="00191380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55" style:family="text">
      <style:text-properties fo:font-variant="normal" fo:text-transform="none" fo:color="#8f8f8f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8f8f8f" loext:opacity="100%"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8f8f8f" loext:opacity="100%" style:text-position="sub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58" style:family="text">
      <style:text-properties fo:font-variant="normal" fo:text-transform="none" fo:color="#8f8f8f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59" style:family="text">
      <style:text-properties fo:font-variant="normal" fo:text-transform="none" fo:color="#8f8f8f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fo:color="#8f8f8f" loext:opacity="100%"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2" style:family="text">
      <style:text-properties fo:font-variant="normal" fo:text-transform="none" fo:language="el" fo:country="GR" fo:font-style="italic" style:text-underline-style="none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63" style:family="text">
      <style:text-properties fo:font-variant="normal" fo:text-transform="none" fo:font-style="normal" style:text-underline-style="none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font-style="italic" style:text-underline-style="none" fo:font-weight="normal" style:font-style-asian="italic" style:font-weight-asian="normal" style:font-style-complex="italic" style:font-weight-complex="normal"/>
    </style:style>
    <style:style style:name="T65" style:family="text">
      <style:text-properties fo:font-variant="normal" fo:text-transform="none" style:use-window-font-color="true" loext:opacity="0%" style:font-name="Microsoft Sans Serif" fo:font-size="12pt" fo:letter-spacing="normal" style:rfc-language-tag="la-001" fo:language="la" fo:font-style="normal" style:text-underline-style="none" fo:font-weight="normal" officeooo:rsid="001a6787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66" style:family="text">
      <style:text-properties fo:font-variant="normal" fo:text-transform="none" style:use-window-font-color="true" loext:opacity="0%" style:font-name="Microsoft Sans Serif" fo:font-size="12pt" fo:letter-spacing="normal" style:rfc-language-tag="la-001" fo:language="la" fo:font-style="italic" style:text-underline-style="none" fo:font-weight="normal" officeooo:rsid="001a6787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67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variant="normal" fo:text-transform="none" style:use-window-font-color="true" loext:opacity="0%" fo:font-style="italic" style:text-underline-style="none" fo:font-weight="normal" officeooo:rsid="001a6787" style:font-style-asian="italic" style:font-weight-asian="normal" style:font-style-complex="italic" style:font-weight-complex="normal"/>
    </style:style>
    <style:style style:name="T69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70" style:family="text">
      <style:text-properties fo:font-variant="small-caps" fo:color="#333333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71" style:family="text">
      <style:text-properties fo:font-variant="small-caps" fo:color="#333333" loext:opacity="100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72" style:family="text">
      <style:text-properties fo:font-variant="small-caps" fo:color="#333333" loext:opacity="100%" style:font-name="Microsoft Sans Serif" fo:font-size="12pt" fo:letter-spacing="normal" fo:language="el" fo:country="GR" fo:font-style="normal" style:text-underline-style="none" fo:font-weight="normal" officeooo:rsid="0017e111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73" style:family="text">
      <style:text-properties fo:font-variant="small-caps" fo:color="#6d6d6d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74" style:family="text">
      <style:text-properties officeooo:rsid="00191380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19138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191380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1a6787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1a6787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bold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17e111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1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2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3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5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96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97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98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99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00" style:family="text">
      <style:text-properties style:font-name="Microsoft Sans Serif" fo:font-size="12pt" fo:letter-spacing="normal" style:rfc-language-tag="la-001" fo:language="la" fo:font-style="normal" fo:font-weight="normal" officeooo:rsid="00191380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1" style:family="text">
      <style:text-properties style:font-name="Microsoft Sans Serif" fo:font-size="12pt" fo:letter-spacing="normal" style:rfc-language-tag="la-001" fo:language="la" fo:font-style="normal" fo:font-weight="normal" officeooo:rsid="00191380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2" style:family="text">
      <style:text-properties style:font-name="Microsoft Sans Serif" fo:font-size="12pt" fo:letter-spacing="normal" style:rfc-language-tag="la-001" fo:language="la" fo:font-style="normal" fo:font-weight="normal" officeooo:rsid="001a6787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3" style:family="text">
      <style:text-properties style:font-name="Microsoft Sans Serif" fo:font-size="12pt" fo:letter-spacing="normal" style:rfc-language-tag="la-001" fo:language="la" fo:font-style="normal" fo:font-weight="normal" officeooo:rsid="001a6787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4" style:family="text">
      <style:text-properties style:font-name="Microsoft Sans Serif" fo:font-size="12pt" fo:letter-spacing="normal" style:rfc-language-tag="la-001" fo:language="la" fo:font-style="normal" fo:font-weight="bold" officeooo:rsid="0017e111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105" style:family="text">
      <style:text-properties style:font-name="Microsoft Sans Serif" fo:font-size="12pt" fo:letter-spacing="normal" fo:language="el" fo:country="GR" fo:font-style="normal" fo:font-weight="normal" officeooo:rsid="0017e111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1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1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20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2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23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24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25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26" style:family="text">
      <style:text-properties style:text-position="super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27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28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29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130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131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36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37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38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3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4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41" style:family="text">
      <style:text-properties officeooo:rsid="001a67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bookmark0"/>GALENI DE SIMPLICIUM MEDICA-<text:line-break/>MENTORVM TEMPERAMENTIS AC<text:line-break/>FACVLTATIBVS LIBER VII.<text:bookmark-end text:name="bookmark0"/></text:h>
      <text:h text:style-name="P3" text:outline-level="2">Prooemium.</text:h>
      <text:p text:style-name="P5"><text:span text:style-name="T75">Septimum de simplicium medica-<text:line-break/>inentorum facultatibus commentarium scripturus necessa-<text:line-break/>rium duri praefari solis iis apertum ac clarum fore, qui<text:line-break/>in superioribus libris non velut aliud agentes aut obiter<text:line-break/>fuerint versati, alios vero potius perperam inaudituros<text:line-break/>quam eorum quae in eo dicenda sunt aliquid percepturos<text:line-break/>existimo, tum sese falsuros et nos forsan tanquarn non</text:span></text:p>
      <text:p text:style-name="P6"><text:span text:style-name="T75">recte quaedam scripserimus calumniaturos atque conviciis<text:line-break/>laceraturos. Itaque qui sanioris mentis sunt, monitis, scio,<text:line-break/>auscultabunt, ac fi-qua illis cura est praescntis hujus spe-<text:line-break/>culationis, ab initio totum opus perlegent; at qui prae cu-<text:line-break/>riositate potius quam discendi studio linc accesserint, mo-<text:line-break/>nita nostra contemnenti Enirnvero mirum fortasse rideri<text:line-break/>non debet, si inventi funt qui mysteriorum libros a myste-<text:line-break/>riis alieni legere non sunt reveriti, verum illos sui auctores<text:line-break/>non scripserant profanis, nec ego mehercule iis qui in<text:line-break/>principiis non sunt exercitati. Exponentur hoc in libro<text:line-break/>et eo qui hunc subsequitur reliquarum plantarum primae<text:line-break/>facultates eo doctrinae ordine, qui in literis a quibus inci-<text:line-break/>piunt visitur. Antecedente itaque libro usque, ad jota pro-<text:line-break/>gressi fumus. Hic autem principium sumemus a </text:span><text:span text:style-name="T90">κ, </text:span><text:span text:style-name="T75">id modo<text:line-break/>praemonentes etiam, quod ad ante demonstrata principia<text:line-break/>totum referemus. Siquidem hinc omnis sigillatirn medica-<text:line-break/>mentorum in agendo provenit diversitas, quod hactenus<text:line-break/>eorum unumquodque aut calidum est, aut frigidum, aut sic-</text:span></text:p>
      <text:p text:style-name="P6"><text:span text:style-name="T75">cum, aut hnmidum, aut tenuium partium, aut crassarum.<text:line-break/>Caeterum quatenus in comprehensorum unoquoque proces-<text:line-break/>surn sit, juxta exactissimam veritatem, explicatu certe est<text:line-break/>impossibile. Sed nos id tamen claris limitibus circumseri-<text:line-break/>bere sumus conati , qui quidem ad artis usum sufficerent,<text:line-break/>unum esse medicamentorum genus monstrantes, quod ad<text:line-break/>similem corporibus nostris temperiem pertingeret, quum a<text:line-break/>calore, qui in ipsis est, mutationis alterationisque acciperet<text:line-break/>principium, alterum quod calidius quam nos efficeretur,<text:line-break/>cujus quatuor constituendos esse ordines visum est, primum<text:line-break/>qui sensu obscurus sit, adeo ut ratione fit opus, quae ve-<text:line-break/>rum deprehendat, alterum ab eo secundum quodammodo<text:line-break/>jam lensu clarum, tertium deinde alium qui valenter qui-<text:line-break/>dem calefaciat, scd nondum urat, quem sequitur quartus et<text:line-break/>postremus jam adurens. Sic quoque refrigerantium primum<text:line-break/>quidem eorum quae rationis subsidio indigent, ut refrigerare<text:line-break/>demonstrentur, secundum eorum quae sensibiliter refrige-<text:line-break/>rant, tertium eorum quae valenter, quartum eorum quae</text:span></text:p>
      <text:p text:style-name="P7"><text:span text:style-name="T75">extinguunt ac mortem inducunt. Proportione istorum et<text:line-break/>de humectantibus ac siccantibus.</text:span></text:p>
      <text:h text:style-name="P3" text:outline-level="2">Cap. X.</text:h>
      <text:p text:style-name="P9"><text:span text:style-name="T75">[</text:span><text:span text:style-name="T100">1</text:span><text:span text:style-name="T75">. De </text:span><text:span text:style-name="T106">Calamintha.</text:span><text:span text:style-name="T78">]</text:span><text:span text:style-name="T75"> Calamintha essen-,<text:line-break/>tia est tenuium partium et calida siccaque temperie, ex ter-<text:line-break/>tio quodammodo ordine utraque qualitate. Horum' mani-<text:line-break/>festa sunt indicia, partim gustu apparentia, partim expe-<text:line-break/>rientia cognita. Gustu siquidem acris et calida palam est,<text:line-break/>ac paulum omnino subamari obtinet. Periclitantibus autem<text:line-break/>et corpori admoventibus extrinsecus imposita, primum qui-<text:line-break/>dem valde calefacit et mordicat, cutemque exugit, postremo<text:line-break/>etiam ulcus efficit, in corpus autem intro assumpta tum ipsa<text:line-break/>per sese sicca, tum etiam ex melicrato, perspicuo calefacit<text:line-break/>et sudores ciet, omneque corpus tum digerit tum exiccat.<text:line-break/>Ea ratione ducti quidam ipsam contra corporis concussioncs<text:line-break/>rigoresque per circuitum repetentes adhibuerunt, foris qui-<text:line-break/>dem oleo incoctam toti corpori inungentes cum frictione<text:line-break/>non segni, intro vero assumentes, sicuti </text:span><text:span text:style-name="T106">est</text:span><text:span text:style-name="T75"> dictum. Quin</text:span></text:p>
      <text:p text:style-name="P7"><text:span text:style-name="T75">etiam et coxendicibus eam quidam in morbis ischiadicis<text:line-break/>tanqnam strenuum remedium illinunt, trahit enim quae in<text:line-break/>profundo haerent, ad extimam superficiem, totumque adeo<text:line-break/>articulum calefacit, cutemque non obscure adurit. Men-<text:line-break/></text:span><text:span text:style-name="T75">si </text:span><text:span text:style-name="T75">susque tum epota tum apposita admodum efficaciter pro-<text:line-break/>vocati Bonum etiam elephanticorum remedium, non eo<text:line-break/>'tantum, quod strenue tenues humores digerat, verum etiam<text:line-break/>quia extenuet et incidat valenter crassos, qui talem morbum<text:line-break/>procreant. Sic et cicatricibus atris candorem reddit et su-<text:line-break/>gillata digerit, sed ad talia in vino concoquentes, emplastri<text:line-break/>modo ipsam imponere et virentem magis quam arentem<text:line-break/>praestat, quippe arefacta vehemeutior redditur et ad uren-<text:line-break/>dum promptior. Porro talis quum sit, ad venenatarum<text:line-break/>bestiarum morsus assumitur, velet etiam cauteria et quae-<text:line-break/>cunque medicamenta calida sunt et acria tenniumque par-<text:line-break/>tium, quaeque facile ex alto ad sese circumjacentem omnem<text:line-break/>humilitatem possunt attrahere. Caeterum qui illi inest<text:line-break/>amaror, plane exiguus est, verum ad quaedam ita efficaci-</text:span></text:p>
      <text:p text:style-name="P7"><text:span text:style-name="T75">ter agit ut quae valentissima est, nimirum qumn conjuncta<text:line-break/>sit vehementi calori cum essentia tenuium partium. Quare<text:line-break/>. et ascaridas et lumbricos succus ejus aut infusus, aut epo-</text:span></text:p>
      <text:p text:style-name="P8"><text:span text:style-name="T75">tus enecat. Eadem ratione aurium vermes, aut sicubi in<text:line-break/>ulcere putredinoso in alia corporis parte talis provenerit<text:line-break/>affectus. Sic et conceptus scu pota seu admota interimit<text:line-break/>et ejicit. Igitur incidendi quidem ei vis adest propter ca-<text:line-break/>lorem ejus, tenuitatem partium et amarorem, abstergendi<text:line-break/>vero propter unicum amarorem. Itaque esthmaticis ad<text:line-break/>omnia Jantedicta prodest, regio vero morbo laborantibus<text:line-break/>potissimum ob amarorem, sicut alia fere omnia amara, ut-<text:line-break/>pote abstergentia et expurgantia in jecinore provenientes<text:line-break/>obftructiones. Ad omnia jam dicta efsicacior est montana.</text:span></text:p>
      <text:p text:style-name="P8"><text:span text:style-name="T75">[2. </text:span><text:span text:style-name="T106">JDe calamo</text:span><text:span text:style-name="T75"> aromatico.] Calamus odoratus levi-<text:line-break/>culam quandam astrictionem, ac minimam acrimoniam possi-<text:line-break/>det. Maxima ex parte essentia ejus terrena est: et aerea,<text:line-break/>in caliditatis frigiditatisque conjugatione temperata. Quam-</text:span></text:p>
      <text:p text:style-name="P7"><text:span text:style-name="T75">obrem moderate urinam movet, et facultatibus quae jecori<text:line-break/>stomachoque imponuntur misceri potest, tum in fomenta<text:line-break/>quoque uteri, quae phlegmones gratia, aut irritandis men-<text:line-break/>sibus assumuntur, utiliter admiscetur. Ponatuiritaqne ha-<text:line-break/>beaturqne secundi ordinis eorum, quae calefaciuut et desic-<text:line-break/>cant, valentius tamen desiccant quam calefaciunt. Inest<text:line-break/>quoque ei quaedam partium tenuitas, velut aliis omnibus<text:line-break/>odoratis, sive aromatibus, caeterum illorum compluribus<text:line-break/>tenuium partium plurimum, calamo vero non multum adest.</text:span></text:p>
      <text:p text:style-name="P8"><text:span text:style-name="T75">[3. </text:span><text:span text:style-name="T106">De calamo phragmite, sive</text:span><text:span text:style-name="T75"> de canna.} Calami<text:line-break/>phragmitis radicem cum bulbis aculeos et stipites ex alto<text:line-break/>extrahere quidam scripsere, ceu trahendi quaedam vis ei<text:line-break/>inesset. Nos tamen ejus rei periculum non fecimus. Ve-<text:line-break/>ium quantum gustu liceat conjicere, abstergentem facultatem<text:line-break/>possidet non paucam, rninimeque acrem. Quinetiam folia<text:line-break/>ipsa abstergentis sunt facultatis. Cortex vero ejus com-<text:line-break/>bustus admodum tenuium partium et digerentis facultatis<text:line-break/>efficitur, adjunctum habens abstejforium quiddam;ut exic-</text:span></text:p>
      <text:p text:style-name="P6"><text:span text:style-name="T75">cet et calefaciat tertio quodammodo ordine, plus tamen<text:line-break/>desiccet quam calefaciat. Vitandus est ejus flos, quem<text:line-break/>anthelen vocant. Nam si in aures incidat, adeo tenaciter<text:line-break/>adhaerens affigitur, ut avelli non possit, auditumque vitiet,<text:line-break/>quarnobrem saepissime surditates efficit.</text:span></text:p>
      <text:p text:style-name="P8"><text:span text:style-name="T75">[4. De </text:span><text:span text:style-name="T106">cancano ,</text:span><text:span text:style-name="T75"> caeaiia.] Cancani radix facultatem<text:line-break/>habet mordacitatis expertem et modice exiccantem, essen-<text:line-break/>tiarn crassarum partium et emplasticam. Quapropter ma-<text:line-break/>cerata vino, sicut tragacantha et lincta arteriae asperitates<text:line-break/>'fanat. Nec minus siquis eam commandat, succus ejus de-<text:line-break/>fluens prodest arteriae similiter, ut glycyrhizae succus.</text:span></text:p>
      <text:p text:style-name="P8"><text:span text:style-name="T75">(5. De cannabe.) Cannabis semen flatus extinguit,<text:line-break/>adeoque desiccat; ut, si plusculum edatur, genituram {exiccet.<text:line-break/>Sunt qui viridem succum exprimentes ad aurium dolores ab<text:line-break/>obstructione, opinor, natos eo ulautum</text:span></text:p>
      <text:p text:style-name="P8"><text:span text:style-name="T75">[6. De </text:span><text:span text:style-name="T106">oapnio,</text:span><text:span text:style-name="T75"> fumo.] Capnios, alii capnos, acris<text:line-break/>simul et amarae qualitatis est particeps, nec tamen plane</text:span></text:p>
      <text:p text:style-name="P6"><text:span text:style-name="T75">expers est acerbae. Quamobrem urinam biliosam multam-,<text:line-break/>que provocat, sanatque jecinoris obstructiones et debilitates. ’<text:line-break/>Succus ejus oculorum aciem acuit, non paulum trahens<text:line-break/>lachrymarum, velut ipse sumus, nam hinc ei appellatio in-<text:line-break/>dita. Plebej us quidam ea uti solebat ad stomachum robo-<text:line-break/>randum, unaque ventrem lubricandum. . Siquidem herbam<text:line-break/>primum desiccatam condebat, porro quum uti volebat, sub-<text:line-break/>ductionis quidem gratia melicrato inspergebat, roborandi<text:line-break/>vero stomachi causa vino nimirum diluto.</text:span></text:p>
      <text:p text:style-name="P8"><text:span text:style-name="T75">(7. De oappare.J Capparis radicis cortex vincen-<text:line-break/>tem habet qualitatem amaram, proximam acrem, deinde<text:line-break/>acerbam. Ex quo liquet quod diversis pugnantibusque<text:line-break/>constet facultatibus, quippe abstergere, expurgare, incidere<text:line-break/>potest amarore, calefacere, incidere, digerere acrimonia,<text:line-break/>porro contrahere, densare, constringere acerbitate. Itaque<text:line-break/>lienes induratos, siquid aliud, hoc medicamentum juvare<text:line-break/>valet, tum foris idoneis illinendis remediis admixtum, tum</text:span></text:p>
      <text:p text:style-name="P6"><text:span text:style-name="T75">intro in corpus assumptum, sive decoctum in aceto aut<text:line-break/>oxymelite et id genus, sive aridum contusum illisque per-<text:line-break/>mixtum, quippe quum aperte crassos lentosque humores<text:line-break/>hoc pacto sumptum evacuet, nec eos tantum per urinas,<text:line-break/>sed et per ventrem, saepe etiam sanguinolentos defert, unde<text:line-break/>et lienes adjuti sunt et coxarum dolores. Quin etiam men-<text:line-break/>ses promovet, et e capite pituitam evocat, auxiliaturque<text:line-break/>ruptis atque 'convulsis. Caeterum cuinam ipsum potioni in<text:line-break/>quoque affectuum misceri conveniat, non est praesentis in-<text:line-break/>stituti persequi, 'scd aut ejus, ubi de componendis agitur<text:line-break/>medicamentis, aut ubi curandi .traditur methodus. Porro<text:line-break/>radicis ejus cortex ulceribus malignis cataplasmatis modo'<text:line-break/>impolitus non malum est remedium , .ut qui illa extergere<text:line-break/>valeat, nec segniter desiccare. Praeterea dentium labores<text:line-break/>praedictarum qualitatum ratione adjuvat, interdum cum<text:line-break/>aceto cnctus, interdum cum vino, saepe etiam solus dentibus<text:line-break/>mansus ac morsus. Sed non pertinet ad praesens nego-<text:line-break/>tium quando quodque horum tempestivum sit definire; nec</text:span></text:p>
      <text:p text:style-name="P12"><text:span text:style-name="T75">enim id nunc propositum est, scd ex quoque particularium<text:line-break/>ejus o.peium virium ejus quaudam sumere indicationem,<text:line-break/>sermonem ad principia ab initio proposita reducendo. Ex<text:line-break/>dictis ergo clarum est, incidendi quandam ei facultatem<text:line-break/>i nesse, itemque extergendi, digerendi, contrahendi. Viti-<text:line-break/>ligines siquidem cum aceto detrahit et strumas et duros tu-<text:line-break/>mores digerit idoneis ad ea medicamentis mixtus. Radicis<text:line-break/>cortici fructus proportione virium respondet, nisi quod ad<text:line-break/>omnia sit imbecillior. Imo et folia et caules ejus similem<text:line-break/>vim obtinenti Merninique me foliis quandoque paucis 'diebus<text:line-break/>duritiem strumae naturam referentem discussisse. Sed ad-<text:line-break/>miscemus scilicet illis quippiam, quod eorum virium obtun-<text:line-break/>dat vehementiam. Nec mirum est quod succus aurium<text:line-break/>vermes amarore occidat fuo. Porro capparis, quae in ad-<text:line-break/>modum ferventibus regionibus provenit; ut quam fert Ara-<text:line-break/>bia, multo est nostrate acrior, adeo ut plurimum etiam<text:line-break/>habeat facultatis adurentis.<text:tab/>.<text:tab/>‘<text:tab/></text:span><text:span text:style-name="T75">\</text:span></text:p>
      <text:p text:style-name="P13"><text:span text:style-name="T75">[3. De cardamo.]. Nasturtii femen adurentis seu</text:span></text:p>
      <text:p text:style-name="P14"><text:span text:style-name="T90">. </text:span><text:span text:style-name="T75">causticae facultatis particeps est, velut napy. Proinde<text:line-break/>coxendicis et capitis dolores, atque adeo quodcunque aliud<text:line-break/>rubrificationem postulat, eo calefaciunt, sicut napy. Mi-<text:line-break/>fcetur quoque remediis quae exhibentur asthmaticis, tau-<text:line-break/>quam valenter crassos fuecos incidere valeat, velut et napy,<text:line-break/>nam omnino ei simile est. Porro et herba arefacta similem<text:line-break/>femini vim possidet, hurnida vero adhuc ac viridis propter<text:line-break/>aqueae humiditatis admixtionem, multo femine inferior est,<text:line-break/>adeoque tunc mordacitas ejus moderata est, ut cum pane<text:line-break/>ea uti liceat ceu obsonio.</text:span></text:p>
      <text:p text:style-name="P8"><text:span text:style-name="T75">[9. De </text:span><text:span text:style-name="T106">cardamomoij</text:span><text:span text:style-name="T75"> Cardamomum est et ipfurn sane<text:line-break/>facultatis admodum calidae, non tamen usque adeo ut na-<text:line-break/>sturtium, fed quanto suavius ac odoratius- est nasturtio,<text:line-break/>tanto et imbecillior ei calida facultas inest, nec enim ulce-<text:line-break/>rare idoneum est, vel ipsum per fe illitum. Porro adjun-<text:line-break/>ctum habet quiddam etiam amaroris, quo lumbricos inter-<text:line-break/>ficit et cum aceto valenter ploras detergit,</text:span></text:p>
      <text:p text:style-name="P7"><text:span text:style-name="T90">[10. </text:span><text:span text:style-name="T75">De caro.]- Cari semen calefacit et exiccat tertio<text:line-break/>quodammodo ordine, moderate acrem qualitatem possidens-<text:line-break/>ltaque et flatus extinguit et urinas ciet, non semen tantum,<text:line-break/>sed et planta.</text:span></text:p>
      <text:p text:style-name="P8"><text:span text:style-name="T75">[ri. De, casia.] Casia exiccat et calefacit tertio<text:line-break/>quodammodo ordine, sed et tenuium admodum partium est,<text:line-break/>gustu vero plurimum siabet acrimoniae, leviter quoque<text:line-break/>nonnihil astringens. Quamobrem ob haec omnia lucidit,<text:line-break/>simulque digerit quae in corpore sunt excrementa, et ad<text:line-break/>haec robur etiam instrumentis addit. Idoneum vero etiam<text:line-break/>suppressis menfibus, quum videlicet ob copiam simul et crai-<text:line-break/>sitiern excrementorum quod sufficiat evacuari nequit.</text:span></text:p>
      <text:p text:style-name="P8"><text:span text:style-name="T75">[12. De </text:span><text:span text:style-name="T106">caryis, nucibus.']</text:span><text:span text:style-name="T75"> Nux. Arbor tum in foliis<text:line-break/>tum in germinibus astrictionem qnaudam possidet, caeterum<text:line-break/>evidentem plurimamque in nucis putamine recenti pariter<text:line-break/>et sicco, proinde eo tinctores quoque uti solent- At nos<text:line-break/>ejus expressi succo similiter ut mororum et ruborum in</text:span></text:p>
      <text:p text:style-name="P7"><text:span text:style-name="T75">melle </text:span><text:span text:style-name="T75">decocto vice stornatici medicamenti utimur, et </text:span><text:span text:style-name="T75">ad-<text:line-break/></text:span><text:span text:style-name="T75">omnia reliqua adhibemus, ad quae modo dicti succi conve-<text:line-break/>nire censentur. Porro ipsius nucis id quod edendo est<text:line-break/>oleosum est et tenue, itaque etiam facile exprimitur, et quo<text:line-break/>diutius reconditum fuerit, magis tale efficitur. Quamobrem<text:line-break/>oleum ex eo inveterato exprimere liceat; tunc autem ad-<text:line-break/>modum etiam fit per halitum </text:span><text:span text:style-name="T106">evap</text:span><text:span text:style-name="T75">oratorium. Itaque qui-<text:line-break/>dam </text:span><text:span text:style-name="T106">eo</text:span><text:span text:style-name="T75"> gangraenas et carbunculos et aegilopas fanant. ' Ac<text:line-break/>nonnulli ad nervorum vulnera utuntur. Caeterum si </text:span><text:span text:style-name="T106">re-<text:line-break/>cens</text:span><text:span text:style-name="T75"> fit, astringentis nonnihil qualitatis etiam obtinet. At<text:line-break/>quod imperfectum est etiam dum, ac nondum siccum, vel-<text:line-break/>.uti reliqui fructus omnes, qui virides sunt, plenum est se-<text:line-break/></text:span><text:span text:style-name="T75">• </text:span><text:span text:style-name="T75">micoclae. bumiditatis. Putamen tamen ejus ubi inaruit<text:line-break/>ac ustum fit, tenuium partium et exiccatorium est medica-<text:line-break/>mentum, morsus expers.. Est et aliud genus nucum mino-<text:line-break/>rum, quae nimirum 'Ponticae nuncupantur, plus habens<text:line-break/>essentiae terrestris ac frigidae, itaque etiam gustanti. auste-<text:line-break/>rior tum cortex., tum planta, tum fructus apparet, in cae-</text:span></text:p>
      <text:p text:style-name="P6"><text:span text:style-name="T75">teris magnae nuci similes sunt, quae a quibusdam vocatur<text:line-break/>juglans. Appellatur autem parva haec nux a multis avel-<text:line-break/>lana.</text:span></text:p>
      <text:p text:style-name="P8"><text:span text:style-name="T75">[13. De cauca/ide.] Cauculis. Quidam daucum </text:span><text:span text:style-name="T106">syl-<text:line-break/>vestrem nuncupant, est</text:span><text:span text:style-name="T75"> enim ei assimilis gestu simni ao<text:line-break/>viribus. Calefacit enim ut ille et desiccat. Tum urinam<text:line-break/>ciet et sale ad repositionem conditur.</text:span></text:p>
      <text:p text:style-name="P8"><text:span text:style-name="T75">[14. De carpesio.] Carpesium simile est vocato phu,.<text:line-break/>hoc est valerianae, non gestu tantum, sed et facultate, fed<text:line-break/>plus habet tenuitatis, proinde magis eo etiam viscerum ob-<text:line-break/>structiones extergit et urinam movet, renesque calculis de-.<text:line-break/>gravatos, expurgat. Non tamen eatenus tenuium est par-<text:line-break/>tium., ut liceat loco cinnamomi, fi non ad manum sit, usur-<text:line-break/>pare, sicuti faciebat Quintus. . Praestantius est Ponticum<text:line-break/>carpesium Laertio, non tamen vel ipsum cinnamomi viri-<text:line-break/>bus vicinum est, imo non parvo deterius optima casia..</text:span></text:p>
      <text:p text:style-name="P7"><text:span text:style-name="T75">Nuncupatur utrum que a'montibus quibusdam Pamphyliae,<text:line-break/>in quibus nascitur. Ingensque ejus proventus est in Syria.</text:span></text:p>
      <text:p text:style-name="P8"><text:span text:style-name="T75">[15. </text:span><text:span text:style-name="T106">Da cenchro,</text:span><text:span text:style-name="T75"> iniiio.] Milium primo ordine re-<text:line-break/>frigerat, exiccat vero </text:span><text:span text:style-name="T116">;</text:span><text:span text:style-name="T75"> tertio </text:span><text:span text:style-name="T127">\exoluto, </text:span><text:span text:style-name="T75">aut certe secundo<text:line-break/>intenso; paululum etiam habet tenuitatis partium. Ex hac<text:line-break/>tum consistentia tum temperatura esu quidem plane inter<text:line-break/>omnia frumentaria edulia minimum confert nutrimenti. Sed<text:line-break/>. et ventrem desiccat. Porro foris impositum in sacculis ido-<text:line-break/>neurn est fomentum iis, quae citra morsum exiccari postu--<text:line-break/>lant. Et cataplasmatis modo illitum exiccare potest, atta-<text:line-break/>men admodum friabile est, proinde difficilis est ejus lu ca-<text:line-break/>taplasmatis usus.</text:span></text:p>
      <text:p text:style-name="P8"><text:span text:style-name="T75">[isi. De Cedro.] Cedrus specie duplex est, altera<text:line-break/>fruticosa juniperis assimilis, altera arbor non exigua. Utra-<text:line-break/>que est calidi siccique temperamenti, tertii quodammodo<text:line-break/>ordinis secundum utramque. Caeteruru. cedrea, vocatur<text:line-break/>ita cedri oleum, quartam etiam ordinem ridetur attingere,</text:span></text:p>
      <text:p text:style-name="P7"><text:span text:style-name="T75">admodum calida simul </text:span><text:span text:style-name="T106">ct</text:span><text:span text:style-name="T75"> tenuium partium. ‘Mollem.itaque<text:line-break/>carnem prompte citraque dolorem putrefacit, sicut alia-<text:line-break/>omnia; quae quum ejusdem fint in calefaciendo ordinis; ad-<text:line-break/>junctam etiam habent substantiae tenuitatem; at in duris-<text:line-break/>plusculo tempore et vix effectum potest consequi. Porro<text:line-break/>talia omnia medicamenta septica vocantur et septa,, sed inter-<text:line-break/>sese majoris rninorisque ratione dissident. Est autem in hoc<text:line-break/>. getiere medicamentorum ex prime et infirmissimo ordine<text:line-break/>cedrea, pleraque enim eorum admodum sunt efficacia.<text:line-break/>Talia itaque et mortuorum corporum carnes corrumpunt,-<text:line-break/>at cedyea exiccat, fimulque a corruptione tuetur corpora<text:line-break/>demortua, utpote huiniditates eorum superfluas depascens,<text:line-break/>caeterum solida corpora haud attingens. At in viventibus,<text:line-break/>, calor ipse qui in corporibus est cedreae vires adaugens<text:line-break/>causa efficitur, ut tenerae ab ea carnes deurantur. 'Nec<text:line-break/>mirum videri debet, si quum tanta polleat facultate, lendes,,<text:line-break/>pediculos et tineas et. in auribus natos vermes interficere</text:span></text:p>
      <text:p text:style-name="P6"><text:span text:style-name="T75">valeat,- - tum foetum niventem quidem apposita interimat,<text:line-break/>mortuum autem ejiciat, sicut sane etiam in coitu semen<text:line-break/>pudendo circumlita. Proinde partui adversum est medica-<text:line-break/>mentum, si sic utaris, nulli secundum. Aliaque multa ejus-<text:line-break/>modi particulatim efficit. Itaque argumentum est ipsum<text:line-break/>valenter calefacere, sicut ubi dentium foraminibus instilla-<text:line-break/>tur , siquidem dolores eorum mitigat, scd et ipsos confringit.<text:line-break/>Extenuat quoque oculorum cicatrices et visus hebetudini<text:line-break/>ab humorum crassitie ortae medetur. Porro quod ejus est<text:line-break/>pinguissimum et ad unguem oleosum, quod suspensis supra<text:line-break/>eam dum coquitur, lanis excipitur, ac colligitur tota cedrea<text:line-break/>tenuius quidem est, scd minus acre, quanquam </text:span><text:span text:style-name="T90">ηόη </text:span><text:span text:style-name="T75">minus<text:line-break/>calefaciens. Eandem quippe rationem habet ad id, quod<text:line-break/>reliquum est cedreae, crassius illud videlicet quam oleum<text:line-break/>ad amurcam, proinde illud, utpote crassius, mordax est et<text:line-break/>majore aperiendi facultate praeditum. Itaque ulcera irritat,<text:line-break/>phlegmonemque illis excitat. Porro oleosa illa cedrea adeo</text:span></text:p>
      <text:p text:style-name="P6"><text:span text:style-name="T75">clementibus est viribus ut etiam'plebeii experientia docti</text:span><text:span text:style-name="T116">7<text:line-break/></text:span><text:span text:style-name="T75">vulnera ovibus dum tundentur a forfice facta illa illisa<text:line-break/>fanent, sicut etiam pice humida. Utuntur autem ea et ad<text:line-break/>ovium scabiem et ricinos. Porro cedrides, nam ita fructum<text:line-break/>eedri nuncupant, moderatiores vires obtinent, adeo ut co-<text:line-break/>medi quoque possint. Attamen si liberalius iis utare, capiti<text:line-break/>dolorem inserent, ardoremque, ac morsum lu ventre per-<text:line-break/>cipies.</text:span></text:p>
      <text:p text:style-name="P8"><text:span text:style-name="T75">[17. </text:span><text:span text:style-name="T106">De centaurio majorem</text:span><text:span text:style-name="T75"> Centaurii magni radix<text:line-break/>sicut gustu contrarias qualitates, ita in usu contrarios effe-<text:line-break/>ctus praestat Gustu itaque acris simul astringensque ap-<text:line-break/>paret cum levicula dulcedine. At in actionibus acrimonia<text:line-break/>quidem caliditatis opera ostentat, menses provocans et foe-<text:line-break/>tum mortuum evellens, vivumque corrumpens atque </text:span><text:span text:style-name="T106">eji-<text:line-break/>ciens,</text:span><text:span text:style-name="T75"> astrictio vero est crassae terrenaeque frigiditatis,'<text:line-break/>quum ulcera glutinet et sanguinem rejicientibus prosit, ex-<text:line-break/>hibentur autem ejus drachmae duae, febrientibus quidem</text:span></text:p>
      <text:p text:style-name="P7"><text:span text:style-name="T75">cum aqua, febri vero liberis cum vino. Porro fecundum<text:line-break/>omnium simul qualitatum, actionem-, ruptis-, convulsis, .dys-<text:line-break/>pno.eae, sive spirandi difficultati, tum inveteratae tussi con-<text:line-break/>veniti Nec enim talibus evacuare folum quod praeter<text:line-break/>' naturam, est oportet, scd pariem quoque evacuatam robo-</text:span></text:p>
      <text:p text:style-name="P8"><text:span text:style-name="T75">rare ac confirmare. Vacuatioui itaque accommoda est,<text:line-break/>acrimonia utique, quum non fola sit ac pura, fed aut dul-<text:line-break/>cedini juncta,, aut certe non prorsum amarori, siquidem<text:line-break/>vehementiam tunc atque violentiam, mixta illi temperata.;<text:line-break/>quadam- substantia, cujusnrodi est dulcis, non obtinebit.<text:line-break/>Porro ad ea quae evacuata sunt roboranda contrahendaque<text:line-break/>astrictione est opus. Eadem quae radix et succus ipsius<text:line-break/>efficit. Utunturque eo quidam vice licii.</text:span></text:p>
      <text:p text:style-name="P8"><text:span text:style-name="T75">[18. </text:span><text:span text:style-name="T106">De.centaurio minore.j</text:span><text:span text:style-name="T75"> Centaurii minoris radix<text:line-break/>plane inefficax est, fed caules ejus extremi et potius folia ,<text:line-break/>qnae illis inhaerent et flores utilissima funt. Vincit in eis.<text:line-break/>qualitas amara, paululum habens et astrictionis, atque ob<text:line-break/>ejusmodi temperamentum admodum exiccatorium est me-</text:span></text:p>
      <text:p text:style-name="P6"><text:span text:style-name="T75">dicamentum, expers mordacitatis. Porro quod omnia talia<text:line-break/>utilissima sint, supra commonui et nunc nihilo secius tamen<text:line-break/>nos repetere tempestivum est, omnes ejus figillatirn actio-<text:line-break/>nes memorantes. Vulnera itaque magna herbae ipsius re-<text:line-break/>centis illitu glutinantur , et vetusta quaeque aegre ad cica-<text:line-break/>tricern perduci queunt, cicatrice, eodem modo, urentibus<text:line-break/>includuntur, are&amp;cta vero glutluatoriis et desiccaturus nii-<text:line-break/>scetur facultatibus, iis videlicet quae 'sinus et fistulas fanare<text:line-break/>sunt natae, veteresque duritias emollire; tum ulcera 'ma-<text:line-break/>ligna fanare. Miscetur etiam iis quae rheumaticis affecti-<text:line-break/>bus medentur, in quibus ea medicamenta praestantissime<text:line-break/>sunt quae vehementer desiccantia cum quadam astrictione<text:line-break/>nullam habent mordacitatem. Decoctum herbae quidam<text:line-break/>ischiadicis infundunt, ceu biliosa et crassa ducens, nam et<text:line-break/>talia purgat, quanquam quum adeo vehementer operabitur,<text:line-break/>ut cruenta evacuet, tunc plus proderit.. Succus porro ejus<text:line-break/>•quum assimilis sit facultatis, hoc est lexiccatoriae et abster-<text:line-break/>foriae, et caetera jam comprehensa pulchre praestare potest,</text:span></text:p>
      <text:p text:style-name="P6"><text:span text:style-name="T85">et </text:span><text:span text:style-name="T75">cum </text:span><text:span text:style-name="T75">melle </text:span><text:span text:style-name="T75">oculis illinitur, mensesque et foetum appositus<text:line-break/>evocat. </text:span><text:span text:style-name="T75">Sunt </text:span><text:span text:style-name="T75">qui ipsum bibendum praebeant et iis quibus<text:line-break/>nervi </text:span><text:span text:style-name="T75">afsccti </text:span><text:span text:style-name="T75">sunt, ut qui evacuet et desiccet innoxie quae<text:line-break/>impleta sunt, quippe </text:span><text:span text:style-name="T75">quum </text:span><text:span text:style-name="T75">jecinoris quoque obstructiones<text:line-break/>optime expediat, bonumque sit lieni ludurato remedium<text:line-break/>foris impositum, nec secius siquis bibere velit.</text:span></text:p>
      <text:p text:style-name="P8"><text:span text:style-name="T75">[19. De cera/o,] Cerasus arbor fructum fert non<text:line-break/>paris astrictionis in omnibus sigillatim plantis participem.<text:line-break/>Nam et in harum, sicut etiam iu malorum granatorum et<text:line-break/>malorum, quibusdam austera qualitas, quibusdam vero dul-<text:line-break/>cis, nonnullis autem' acida exnperat. Quin etiam ipsorum<text:line-break/>dulcium ea, quae </text:span><text:span text:style-name="T75">nondum </text:span><text:span text:style-name="T75">cocta sunt ac matura, quaedam<text:line-break/></text:span><text:span text:style-name="T75">admodum </text:span><text:span text:style-name="T75">fiunt acerba, quaedam similiter moris acida. Sed<text:line-break/></text:span><text:span text:style-name="T85">in </text:span><text:span text:style-name="T75">moris immaturis acida qualitas acerbam exuperat,. in<text:line-break/>cerasiis non scmper. Ergo quae dulciora sunt magis quae<text:line-break/>in intestinis sunt subducunt, sed minus grata stomacho<text:line-break/></text:span><text:span text:style-name="T85">funt, </text:span><text:span text:style-name="T85">contra </text:span><text:span text:style-name="T75">austera. Arida pituitosis excrementosisque</text:span></text:p>
      <text:p text:style-name="P6"><text:span text:style-name="T75">stomachis sunt apta, siquidem austeris magis desiccat,' et<text:line-break/>nonnihil etiam incidunt. Porroipsius arboris gumnn com-<text:line-break/>munem quidem omnibus viscosis et mordacitatis expertibus<text:line-break/>medicamentis facultatem obtinet, quae ‘ et ad arterias ex-<text:line-break/>asperatas accommoda est, propriam autem, siquidem quod<text:line-break/>quidam scribunt verum est, quod cuin vino bibitum calculis,<text:line-break/>vexatos adjuvat. Nam sic issi tenuium partium luesset fa-<text:line-break/>cultas quaedam.</text:span></text:p>
      <text:p text:style-name="P8"><text:span text:style-name="T75">[20. </text:span><text:span text:style-name="T106">De</text:span><text:span text:style-name="T75"> ceratonia.J Ceratonia exiccantis est et,<text:line-break/>astringentis facultatis, sicut et fructus ejus quae ceratia<text:line-break/>vocant, nonnihil etiam dulcedinis continens. Accidit au-<text:line-break/>tem istis quiddam simile cerastis. Nam si humida sumas,<text:line-break/>magis-ventrem subducunt, sicca vero magis sistunt, utpote<text:line-break/>quum humiditatem expirent et quod essentiae est crassioris<text:line-break/>tantum reliquum habeant.</text:span></text:p>
      <text:p text:style-name="P8"><text:span text:style-name="T75">[ar. De </text:span><text:span text:style-name="T106">cestro, betonica.']</text:span><text:span text:style-name="T75"> Cestrum aut psychotro-<text:line-break/>pbou, Romane vero betonica, vim habet incidendi, ut gestus<text:line-break/>indicati Amariuscula enim est et subacris ipsa herba, id</text:span></text:p>
      <text:p text:style-name="P7"><text:span text:style-name="T75">quod ostendit et particulatim editu actio. Nam consistentes<text:line-break/>in renibus calculos rumpit, et pulmonem, pectus et jecur<text:line-break/>expurgat abstergitque, menfes quoque ciet et comitialibus<text:line-break/>prodest, tum rupta convulsaque. curat, et omnibus bestiarum<text:line-break/>morsibus ulceri illita auxiliatur. Postremo aridum ructan-<text:line-break/>tibus et iichiadicis bibita auxilio esu</text:span></text:p>
      <text:p text:style-name="P8"><text:span text:style-name="T75">[22. De cecide, gaiia.j Galla quae omphacitis nun-<text:line-break/>oupatur admodum acerbum est medicamentum, pleraque<text:line-break/>fui parte essentiae terrenae et frigidae, per quam desiccat<text:line-break/>et repellit fluxiones, ad haec constringit contrahitque partes<text:line-break/>, laxas ac languidas,? omnibus que fluxionum affectibus, stre-<text:line-break/>nue resistit. Esto vero tertii in desiccando, fecundi autem<text:line-break/>in refrigerando ordinis. Altera autem galla, flava illa et<text:line-break/>magna/laxaque, et ipsa desiccat quidem, sed tanto minus<text:line-break/>quanto minus acerbae qualitatis est particeps. Cocta itaque<text:line-break/>per fie ac deinde 'trita cataplasma est non instrenuum sedis<text:line-break/>phlegmonarum ac procidentiarum. Porro coquenda est,</text:span></text:p>
      <text:p text:style-name="P6"><text:span text:style-name="T75">si modica opus sit astrictione in aqua, sin vehementiore, in<text:line-break/>xino, ac si augere insuper astrictionem sit opus, vino utare<text:line-break/>etiam austeriore. Hanc rustici nostrates vinigallam nomi-<text:line-break/>nant. Denique gallae combustae sanguinis reprimendi sa-<text:line-break/>cultatem acquirunt, ac nimirum etiam calorem et acrimo-<text:line-break/>niam ex ustione assumunt, funtque iis quae ignem expertae<text:line-break/>non fuerint tuin tenuiorum partium tum majore defic-<text:line-break/>candi potestate. Caeterum quum ad sanguinis suppressio-<text:line-break/>nem praeparare eas voles, carbonibus f mpositas, dum un-<text:line-break/>dequaque candeant, aceto ani vino extinguere oportebit.</text:span></text:p>
      <text:p text:style-name="P8"><text:span text:style-name="T106">[a3. J)e</text:span><text:span text:style-name="T75"> cera.] Cera quodammodo medium tenet<text:line-break/>calefacientium, refrigerantium., humectantium et desiccan-<text:line-break/>tium. llabet vero quiddam etiam crassarum partium atque .<text:line-break/>emplasticum; quamobrern non modo exiccare, scd et per<text:line-break/>accidens humectare videri fortassis poterit, perspirationes<text:line-break/>videlicet prohibens. Quamobrern aliorum medicamentorum<text:line-break/>tum calefacientium tum refrigerantium materia est, ipsa<text:line-break/>autem per fe ex genere fuerit debiliter concoquentium, nec<text:line-break/>tamen intro in corpus assumptorum, scd foris impositorum.</text:span></text:p>
      <text:p text:style-name="P6"><text:span text:style-name="T75">Habet enim paulum quiddam digerentis calidaeque poten-<text:line-break/>tiae, quae plurima melli inerat.</text:span></text:p>
      <text:p text:style-name="P16"><text:span text:style-name="T75">[a4. De </text:span><text:span text:style-name="T106">cice,</text:span><text:span text:style-name="T75"> ricino.] Ricini fructus quemadmodum<text:line-break/>purgat, detergit ac digerit, sic quoque folium, fed unde-<text:line-break/>quaque debilius. Oleum quod ex semine conficitur tum<text:line-break/>calidius est tum tenuiorum partium quam estj oleum com-<text:line-break/>mune, ac proinde quoque discutit.<text:tab/>,</text:span></text:p>
      <text:p text:style-name="P8"><text:span text:style-name="T75">[usi. De cinnamomo.] Cinnamomum summe tenuium<text:line-break/>est partium, non summe tamen calidum, fed ex tertio or-<text:line-break/>dine. Nihil autem aeque desiccat eorum, quae pari sunt<text:line-break/>calefaciendi facultate, propter tenuitatem-scilicet essentiae.<text:line-break/>At cinnamomis est: velut imbecillum cinnamomum, nonnulli<text:line-break/>ipsam pscudocinnamomum nuncupant.</text:span></text:p>
      <text:p text:style-name="P8"><text:span text:style-name="T75">[26. </text:span><text:span text:style-name="T106">De</text:span><text:span text:style-name="T75"> circe®.] Circeae herbae radicem scribit Dic-<text:line-break/>scorides ex vino dulci potam secundas purgare, est enim<text:line-break/>boniOdoris et calefactoria- Semen autem ejusjn sorbitione<text:line-break/>exhibitum ad lactis generationem conducit.</text:span></text:p>
      <text:p text:style-name="P6"><text:span text:style-name="T90">£27. </text:span><text:span text:style-name="T106">-De</text:span><text:span text:style-name="T75"> cisio.] Cistus aut cistatus, frutex ex gustu<text:line-break/>astringens, omnibusque particulatim operibus. Porro solia<text:line-break/>et parva germina trita adeo desiccant astringuntque, ut vus-<text:line-break/>nera glutinare valeant. At flores magis sunt efficaces, adeo<text:line-break/>ut cum vino poti dysenterias , ventris imbecillitates, fluxus-<text:line-break/>que ac humiditates sanent. Cataplasmatis ritu illita ulce-<text:line-break/>rum putredinosa juvant, est enim facultas eorum non<text:line-break/></text:span><text:span text:style-name="T131">x</text:span><text:span text:style-name="T75"> instrenue desiccans, fereque secundi excessus a tempera-<text:line-break/>tis absoluti. Adeo vero frutex hic frigidus est, ut tepi-<text:line-break/>di caloris sit particeps. Porro lrypocisthis quam vocant<text:line-break/>' multo est magis astrictoria quam folia, admodum efsicax<text:line-break/>remedium ad omnes fluxionum affectus, puta sanguinis<text:line-break/>. rejectiones, profluvia muliebria, coeliacos dy.Centericos-<text:line-break/>que affectus. Quin si quam partem roborare consilium<text:line-break/>fit, quae videlicet plusculo humore excluta suerint, robur<text:line-break/>ac firmitatem illi non segniter addit. Sic sane stomachicis<text:line-break/>epithematis hepaticisque commiscetur, et ex viperis con-</text:span></text:p>
      <text:p text:style-name="P17"><text:span text:style-name="T75">factis antidotis inditur,, nimirum quo corpora confirmet ac<text:line-break/>roboret.<text:tab/>• . '<text:tab/>'<text:tab/></text:span><text:span text:style-name="T75">- i. </text:span><text:span text:style-name="T75">'ni-. . .</text:span></text:p>
      <text:p text:style-name="P8"><text:span text:style-name="T75">[28. </text:span><text:span text:style-name="T106">JDe cistho.J</text:span><text:span text:style-name="T75"> Cisthus aut ladanum. In calidio-<text:line-break/>ribus regionibus hic cisthus proveniens, tametsi haud alius<text:line-break/>sit genere quam qui apud nos nascitur, praecipuam tamen<text:line-break/>a regione ac peculiarem digerentem que. caliditatem nactus<text:line-break/>est, atque utroque </text:span><text:span text:style-name="T106">a</text:span><text:span text:style-name="T75"> nostrate differt, tum quia frigiditatem<text:line-break/>deposuit, tum quia calorem assumpsit. Itaque caetera qui-<text:line-break/>dem hujus cisthi illis quae in nostrate visuntur similia<text:line-break/>sunt. Verum ladanum quod vocant ex eo provenit, me-<text:line-break/>dicamentum primo excessu jam quodammodo complete cali-<text:line-break/>dum, ut videlicet et secundum attingat, habens etiam astri-</text:span><text:span text:style-name="T75">•<text:line-break/></text:span><text:span text:style-name="T75">ctionis paululum, ad haec substantia tenuium partium, ac<text:line-break/>propter haec emolliens sive malacticum </text:span><text:span text:style-name="T75">, </text:span><text:span text:style-name="T75">pariterque mode-<text:line-break/>rate digerens ac videlicet etiam concoquens. Itaque mi-<text:line-break/>randum non est, fi peculiariter ad uteri vitia conveniat,<text:line-break/>quandoquidem ad dicta paulum quiddam astrictionis oblinet.<text:line-break/>Quocirca defluentes capillos retinet, nam quicquid ad radi-</text:span></text:p>
      <text:p text:style-name="P6"><text:span text:style-name="T75">oes eorum pravi humoris, sederit, id omne absumit, tum<text:line-break/>meatus quibus infixi sunt constringit, contrahitque astri-<text:line-break/>ctione., Caeterum alopecias et ophiascs sanare non potest,<text:line-break/>ntpote graviores vires quam quae ladano insunt poscentes,<text:line-break/>quippe proveniunt ista ex pravis succis lentis crassisque,<text:line-break/>quos incidentia ac discutientia medicamenta potissimum evo-<text:line-break/>cant atque evacuant. Caeterum tenuium partium sintfa-<text:line-break/>cultatis oportet et minime astringentis, non tamen usque<text:line-break/>adeo tenuium partium et desiccatoriae, ut nimio plus de-<text:line-break/>siccent, uuaque cum collectis inibi succis praeter naturam,<text:line-break/>naturalem quoque bmniditatem incrementa pilis suppeditan-<text:line-break/>tem absumant. Nam sic non magis alopecia liberabunt<text:line-break/>quam et calvitiem afferent. Sed haec ad curandi rationem .<text:line-break/>pertinenti</text:span></text:p>
      <text:p text:style-name="P8"><text:span text:style-name="T75">[29. De cisio, hedera.] Hedera ex contrariis com-<text:line-break/>posita est facultatibus.. Habet enim quiddam |astringentis<text:line-break/>substantiae, quam terrenam et frigidam esse ostendimus,<text:line-break/>habetque etiam nonnihil acris, quam calidam esse vel gustus<text:line-break/>comprobat, nec deest tertia, aqueam namque substantiam</text:span></text:p>
      <text:p text:style-name="P18"><text:span text:style-name="T75">quandam tepidam obtinet'certe, si viridis sit. Siquidem<text:line-break/>dum arescit, haec prima exhalet necesse est, manetque quae<text:line-break/>terrea et frigida astringensque et ea quae calida et acris.<text:line-break/>Viridis autem foliis ejus in vino decoctis vulnera grandia<text:line-break/>conglutinat, quaeque maligna sunt ad sanitatem reducit,<text:line-break/>itum igne factas exulcerationes cicatrice includit. Porro<text:line-break/>eum aceto decocta folia lienosis prosunt. Flores autem<text:line-break/>quodammodo validiores sunt, ut ad laevorem redacti cum<text:line-break/>cerato ambustis conveniant. Praeterea succus rnedicarnen-<text:line-break/>tum est naribus inditum caput purgans, tum vetustas au-<text:line-break/>rium fluxiones sanat, ad haec ulcera vetera trrm in auribus<text:line-break/>tum in naribus. Porro si acrior appareat;aut rosaceo aut<text:line-break/>dulci oleo miscetur. Lachryma ejus pediculos interimit,<text:line-break/>pilis nudat, usqueadeo calidae potestatis, ut obscure adurat;<text:line-break/>est enim velut aqueus quidam liquor , sicut aliae omnes la-<text:line-break/>chrymac.<text:tab/>. ,</text:span></text:p>
      <text:p text:style-name="P8"><text:span text:style-name="T75">[30. De </text:span><text:span text:style-name="T106">clinopodio.]</text:span><text:span text:style-name="T75"> Clinopodium calefaciendi vim<text:line-break/>obtinet, fed nondum adurendi, est vero etiam essentia sub-</text:span></text:p>
      <text:p text:style-name="P6"><text:span text:style-name="T75">tilium partium, ponatque ipsum quispiam lu tertio ordine<text:line-break/>tum calefacientium tum resiccantium.</text:span></text:p>
      <text:p text:style-name="P8"><text:span text:style-name="T75">[31. De </text:span><text:span text:style-name="T106">clematide."]</text:span><text:span text:style-name="T75"> Clematidis folia acrem et ad-<text:line-break/>urentem sive causticam facultatem obtinent, adeo ut et le-<text:line-break/>pras excorient. Fuerit itaque in quarti ordinis calefacien-<text:line-break/>tium initio. Vocatur autem clematis et daphnoides, quod<text:line-break/>quidam myrsinoides, alii polygonoides appellitant. Caete-<text:line-break/>rum id nequaquam exulceratorium est, aut acre, sicut quod<text:line-break/>ante dictum est, imo profluviis ac dysenteriis cum vino<text:line-break/>potum prodest, dentiumque dolores mansum mitigat, tum<text:line-break/>uteri quoque doloribus in pesso admodum ufui est, tantum<text:line-break/>abest, ut perinde urat, aut ulceret, ceu illud superius. Sed<text:line-break/>summe nobis suspiciendus Pamphilus ille sicuti in reliquis<text:line-break/>nugatur de iis quae nunquam vidit, literis </text:span><text:span text:style-name="T106">ea</text:span><text:span text:style-name="T75"> mandans, sic<text:line-break/>haec ambo in unum confudit. At Dioscorides ntriusque lu<text:line-break/>quarto meminit, et ejus quae simpliciter vocatur clematoides,<text:line-break/>idque in fine libri, et alterius, fed lu principio. Quam</text:span></text:p>
      <text:p text:style-name="P6"><text:span text:style-name="T75">obrem non eft necesse ut ego rursum notis suis utrumque<text:line-break/>depingam , sicut nec in aliis feci.</text:span></text:p>
      <text:p text:style-name="P19"><text:span text:style-name="T75">[32. </text:span><text:span text:style-name="T106">Ite cnico.]</text:span><text:span text:style-name="T75"> Cnici femine duntaxat ad purgatio-<text:line-break/>nes utimur, tertii est ordinis calefacientium, siquis furis eo.<text:line-break/>uti volet. r’• .<text:tab/>.</text:span></text:p>
      <text:p text:style-name="P20"><text:span text:style-name="T90">Γ33 </text:span><text:span text:style-name="T75">De cocco </text:span><text:span text:style-name="T106">Cnidio, scu grano Cnidio J}</text:span><text:span text:style-name="T75"> Granum<text:line-break/>Cnidium et ipsum quoque purgat, fed acris est adurentisque<text:line-break/>facultatis.<text:tab/>" .</text:span></text:p>
      <text:p text:style-name="P8"><text:span text:style-name="T75">[34. </text:span><text:span text:style-name="T106">De socco bpphicS, grano tinctoriosp</text:span><text:span text:style-name="T75"> Granum<text:line-break/>tinetorium astringentem simulque amaram qualitatem possi-<text:line-break/>det. Utraque sine morsu desiccat. Proinde ad ingentia<text:line-break/>vulnera congruit et </text:span><text:span text:style-name="T106">ad</text:span><text:span text:style-name="T75"> nervorum vulnera. Sed tunc ipsum<text:line-break/>quidam cum aceto terunt, alii cum oxyrnelite.</text:span></text:p>
      <text:p text:style-name="P8"><text:span text:style-name="T75">[35. De </text:span><text:span text:style-name="T106">coccymelea, scu pruno.</text:span><text:span text:style-name="T75">j Pruni fructus<text:line-break/>ventrem subducit, recens quidem olus, aridus minus.<text:line-break/>Caeterum haud scio cur Dioscorides pruna Damascena sic-<text:line-break/>cata ventrem sistere dicat, quum et ipsa palam etiam' sub-<text:line-break/>ducant, minus tamen, quam quae importantur ex Iberia,</text:span></text:p>
      <text:p text:style-name="P6"><text:span text:style-name="T75">siquidem Damascena magis astringunt, at quae Iberia fert<text:line-break/>dulciora sunt, quin et ipsae arbores fructibus proportione<text:line-break/>respondenti Minus enim astringunt quae in Iberia na-<text:line-break/>scuntur. magis vero quae Damnsci. Caeterum ut in summa<text:line-break/>dicam, quorum in foliis aut germinibus astrictio quaedam<text:line-break/>inesse apparet manifesta, iis decoctis phlegmonae in colu-<text:line-break/>mella aut tonsillis existentes idonee colluuntur. Porro<text:line-break/>agrestium fructus evidenter astrictorius est, ventremque<text:line-break/>sistit, nominatur autem haec planta lu Asia prumnum.<text:line-break/>Gummi autem arboris sunt qui dicant cum vino potum<text:line-break/>lapides confringere, cum aceto puerorum sanare lichenas.<text:line-break/>'Ac si id praestat, clarum est incidentem tenuiumque par-<text:line-break/>tium illi facultatem inesse.</text:span></text:p>
      <text:p text:style-name="P8"><text:span text:style-name="T106">[35. J)e Colla, glutine</text:span><text:span text:style-name="T75">Gluten, quod ad libros<text:line-break/>praeparant ex similagine et garo; etnplasticae concoctorlae-<text:line-break/>qne facultatis est qnibuscunque ipsum partibus illinas.</text:span></text:p>
      <text:p text:style-name="P8"><text:span text:style-name="T75">[sij. </text:span><text:span text:style-name="T106">De Colocynthe,</text:span><text:span text:style-name="T75"> cucurbita.j Cucurbita humi-<text:line-break/>dae frigidaeque temperiei est, utraque qualitate fecundi</text:span></text:p>
      <text:p text:style-name="P7"><text:span text:style-name="T75">ordinis. Quocirca ramentorum ejus succus ad aurium do-<text:line-break/></text:span><text:span text:style-name="T75">. </text:span><text:span text:style-name="T75">lores cum phlegmone junctos cum rosaceo utilis esu Sic<text:line-break/>tota quoque illita calidas phlegmonas mediocriter refrigerat.</text:span></text:p>
      <text:p text:style-name="P13"><text:span text:style-name="T75">/ </text:span><text:span text:style-name="T75">In esu autem humida est et sitim propellens.</text:span></text:p>
      <text:p text:style-name="P8"><text:span text:style-name="T75">[38. De </text:span><text:span text:style-name="T106">Colocynthides</text:span><text:span text:style-name="T75">, Colocynthis gustu amara<text:line-break/>esu Sed quae illi amaroris, dum potatur, adsunt opera,<text:line-break/></text:span><text:span text:style-name="T106">ea</text:span><text:span text:style-name="T75"> evidenter efficere nequit,' ob purgatoriam facultatem,<text:line-break/>quam validam in fefe continet, nimirum cum iis quae pur-<text:line-break/>gat ante et ipsa per alvum excerni prae vertens. Viridis<text:line-break/>ipsius succus intritus ischiadibus prodest.</text:span></text:p>
      <text:p text:style-name="P21"><text:span text:style-name="T75">[3g. De Comaro, arbuto,] Arbutus arbor ipsa qua-<text:line-break/>Iitate acerba una eum' fructu est. Eum memecylum nun-<text:line-break/>cupant Est autem hic et infensus stomacho, et capiti dolo-<text:line-break/>rem commovens.<text:tab/></text:span><text:span text:style-name="T75">.r •<text:tab/>...</text:span></text:p>
      <text:p text:style-name="P8"><text:span text:style-name="T75">[40. De Gummi.j Gummi lachryma est congelata<text:line-break/>concretaque in truncis arborum ipsam producentium, velut<text:line-break/>resina quoque lu multis visitur quae resinam proferre pof-</text:span></text:p>
      <text:p text:style-name="P22"><text:span text:style-name="T75">funt. Est autem exiccatoriae- emplasticaeque facultatis.<text:line-break/>Proptereaqne asperitatibus medetur.<text:tab/></text:span><text:span text:style-name="T75">.<text:tab/></text:span><text:span text:style-name="T131">:</text:span><text:span text:style-name="T75">-I</text:span></text:p>
      <text:p text:style-name="P23"><text:span text:style-name="T75">[4r. De </text:span><text:span text:style-name="T106">Conia, lixivio.]</text:span><text:span text:style-name="T75"> 'Lixivium, quod velut ab-<text:line-break/>latio est cineris, sic nominatur. Porro omnium maxime<text:line-break/>tum abstersorium tum exiccatorium illud est quod ex cis<text:line-break/>nere ficus et tithym aliorum efficitur, fereque septicae, seu<text:line-break/>putrefacientis est facultatis, quae jcujusmodi sit. lu quin tu<text:line-break/>volumine exposui.<text:tab/></text:span><text:span text:style-name="T75">.<text:tab/>- ,&lt; ecs . ; </text:span><text:span text:style-name="T90">Λ</text:span></text:p>
      <text:p text:style-name="P8"><text:span text:style-name="T75">(sia.; De Coreca/J Conyza et major et minor asile -<text:line-break/>rnilis sunt tum temperiei' tum facultatis gustu amarae et<text:line-break/>acres apparentes. Calefaciuntque admodum luculenter; sive<text:line-break/>quis folia cum teneris ramulis, est enim fruticosa planta,<text:line-break/>parti cuipiam illinat, sive ubi in oleo coxerit, :eo utatur,<text:line-break/>siquidem rigores per, circuitum redeuntes tale sanare oleum<text:line-break/>videtur. Flores quoque eorum assimilis sunt facultatis.<text:line-break/>Itaque quidam et ipsos cum follis tritosin: vino bibendos<text:line-break/>exhibent ad menses fortiter ducendos ejiciendumque'. foei<text:line-break/>tum. Est et tertium conyzae genus lu; locis tumidior ibus</text:span></text:p>
      <text:p text:style-name="P24"><text:span text:style-name="T75">proveniens, utrisque illis tum graveolentius tum imbecil-<text:line-break/>lins. Sed primae memoratae tertii sunt ordinis lu calefa-<text:line-break/>ciendo cxiccandoque.<text:tab/></text:span><text:span text:style-name="T75">...<text:tab/>!</text:span></text:p>
      <text:p text:style-name="P8"><text:span text:style-name="T75">mini:. </text:span><text:span text:style-name="T75">[.43. </text:span><text:span text:style-name="T106">De Coriandrosp</text:span><text:span text:style-name="T75"> Coriandrum sive Corion, aut<text:line-break/>-utcunque vocare luhet. Vetustiores Graeci coriannon no-<text:line-break/>•minabant, at recentiores medici omnes corion appellitant,<text:line-break/>sicut et Dioscorides, refrigeratoriam esse herbamipsam dicti-<text:line-break/>tans, fed perperam. Siquidem ex contrariis facultatibus<text:line-break/>constat et composita est, plurimum habens essentiae amarae,'<text:line-break/>quam?ostendimus esse tenuium partium et terrenam calidam;<text:line-break/>nec parum etiam aqneae humiditatis obtinet , quae tepentis<text:line-break/></text:span><text:span text:style-name="T85">.est </text:span><text:span text:style-name="T75">facultatis, bis adjunctum est quoque astrictionis pauxili-<text:line-break/>Iurn. Ex .quibus omnibus varie quidem agit ea juae. sciit<text:line-break/>hit Dioscorides, fed non-tantum ex refrigeratione. Caete-<text:line-break/>rum ego- cuiusque particulatim actionis causam enarrabo,<text:line-break/>tametsi propositum: suerat, mihi meam unius duntaxat hoc<text:line-break/>in libro sententiam expromere. Sed forte nihil obstabit,<text:line-break/>imo si verum fatendum est, proderit nonnihil superiores</text:span></text:p>
      <text:p text:style-name="P7"><text:span text:style-name="T75">methodos, qixae in paucis medicamentis suut dictae, hic<text:line-break/>repetere. Primum ergo non Dioscorides tantum', scd et alii<text:line-break/>complures medicorum, .indeterminate' de morbis pronum.<text:line-break/>- ciant, sicut sane hac quoquo tempestate non paucos invenias<text:line-break/>medicos vel insignes praeter:alia, hac in re turpissime bal-<text:line-break/>•lucinantes. Interdum enim atra, livida frigidaque reddita<text:line-break/>parte quae</text:span><text:span text:style-name="T116">1</text:span><text:span text:style-name="T75"> erysipelas habuit, nec.amplius refrigerantia po-<text:line-break/>suente plrarmaca, ceu antea, fed ea quae infixum parti<text:line-break/>•praeter naturam humorem eliciant; ilii refrigerare perfer<text:line-break/>verant, interdum autem ad digerentia transeunt, eaque<text:line-break/>erysipelas' fanare dicunt. Et sane etiam scribunt incipien-<text:line-break/>tibus quidem etiamnnm atque gliscentibus crescentibusve<text:line-break/>erysipelatis alia medicamenta, declinantibus vero ac flacce-<text:line-break/>suentibus alia. Sed ita res non habet. Neque enim ery-<text:line-break/>sipelas etiam vocari debet postea- quam inilamuiatio ejus at<text:line-break/>fervor ac biliosum'illud abierint, neque quae has affectio-<text:line-break/>'nes fanant facultate frigida esse putandum. Sed velut si<text:line-break/>vel in luitio protinus aut percussis, aut alia de causa quavis.</text:span></text:p>
      <text:p text:style-name="P7"><text:span text:style-name="T75">tumor lu parte quapiam aut lividus ant niger extiterit,<text:line-break/>eum esse frigidum affectum existimabis, et quae .digerant<text:line-break/>ealesaciantque poscere ad eundem, opinor,, modum, si ca-<text:line-break/>lida affectio in frigidam reciderit, negligenda qnidem.prio.r<text:line-break/>est, fed secunda alio appellanda nomine.; aut si displicet<text:line-break/>nominis mutatio., saltem sicut quidam alia scribunt principii,<text:line-break/>alia declinationis remedia, haud sane censendum frigida esse<text:line-break/>declinationis remedia. Concedendum Cane </text:span><text:span text:style-name="T106">eft,</text:span><text:span text:style-name="T75"> si cui ita<text:line-break/>placet, ut talis affectio etiam 'erysipelas vocetur, sed eam<text:line-break/>etiam calidam.dicere ubi jam refrigerata est, id vero neu-<text:line-break/>tiquam concedendum. Itaque ne, quod tunc ei auxilio est,<text:line-break/>refrigeratorium esse credamus, sicut Dioscorides coriandrum,<text:line-break/>quod cum pane aut polenta, aut ipse inquit, erysipelas<text:line-break/>-curet illitum. Nam quod ad unguem est erysipelas, quod<text:line-break/>utique inflammatum est et flavum, haud unquam sanare<text:line-break/>queat cnm pane coriandrum, sed illud quod jam refrige-<text:line-break/>ratum est. Proinde nos superioribus voluminibus cum<text:line-break/>determinata ac definita experientia cujusque medicamanti</text:span></text:p>
      <text:p text:style-name="P6"><text:span text:style-name="T75">facultatem explorandum consuimus, quam inarime-fieri?<text:line-break/>posset simplicissimum eligi affectum consuluimus. At pleri.-'<text:line-break/>que medici, neque quod vel plurimi morborum protinus,<text:line-break/>ab initio compositi invadant, norunt, neque quod alius<text:line-break/>affectus sit erysipelas exactum, alius vero is qui vocatur<text:line-break/>ab omnibus nobis, usitate, ut a veteribus quoque, phlegmoni<text:line-break/>ne, alii autem inter hos medii plurimi partim, ut sic dicam,<text:line-break/>erysipelata phlegmonode, partim phlegmonae erysipelato-<text:line-break/>das, ac invenias nonnunquarn ubi neutrum vincat, scd ad<text:line-break/>unguem paria sint, quin etiam nonnunquarn oedematodes<text:line-break/>esse erysipelas conspicitur, sicut aliud scirrhodes, ut com-<text:line-break/>positorum morborum non parvus acervetur numerus. De.<text:line-break/>quibus copiosius-cum alibi disseruimus tum in curandi ra-'<text:line-break/>tionis voluminibus. Dicetur autem et nunc, quoad saltem<text:line-break/>eorum meminisse-necesse est, quod exactum erysipelas haud<text:line-break/>unquam ab antedicto cataplasmate curari possit. Voco au-<text:line-break/>tem exactum, quum a blliosa fluxione pars impleta suerit.<text:line-break/>P orro quod longe a refrigeratione absit coriandrum, vel ex</text:span></text:p>
      <text:p text:style-name="P6"><text:span text:style-name="T85">iis, </text:span><text:span text:style-name="T75">quae ipse scripsit Dioscorides, discere liceat. Nam<text:line-break/>strumas cum lomento, inquit, discutit. Porro quod nullum<text:line-break/>refrigerantium medicamentorum idoneum sit discutiendis<text:line-break/>strumis, vel ipsum Dioscoridem non dubitaturum arbitror,<text:line-break/>qiuppe qui sexcenta scripserit medicamenta strumas fanare<text:line-break/>potentia, quae omnis tum temperie calida tum actionibus<text:line-break/>digerentia esse confessus est.</text:span></text:p>
      <text:p text:style-name="P8"><text:span text:style-name="T75">[.44. De tferonopode.) Curonopodis radix coeliacis<text:line-break/>prodesse creditur manducata.</text:span></text:p>
      <text:p text:style-name="P8"><text:span text:style-name="T75">[45. </text:span><text:span text:style-name="T106">De CosioJj</text:span><text:span text:style-name="T75"> Costus leviculam plane amaram,;<text:line-break/>plurimam autem acrem et calidam in se qualitatem simul et<text:line-break/>facultatem continet, adeo ut etiam exulceret. Unde ex<text:line-break/>oleo corpus eorum, quibus per circuitum rigor luvadit,<text:line-break/>ante accessionem illo confricant. Sic vero etiam in resolutis<text:line-break/>et ischiadicis, atque in summa in quibus calefacere partem<text:line-break/>quamvis aut ex alto in superficiem extrahere quippiam est<text:line-break/>opus, ad costum confugitur. Eadem de causa urinas men-<text:line-break/>sesque provocat, et ad rupta, convulsa ac laterum dolores</text:span></text:p>
      <text:p text:style-name="P6"><text:span text:style-name="T75">congruit. Porro, ob amarorem, qui illi luest, lumbricos<text:line-break/>latos necat. Ob eandam et ad contractas velut ex sule ma-<text:line-break/>culas cum aqua aut rnelle usurpant.: fn</text:span><text:span text:style-name="T131">e</text:span><text:span text:style-name="T75">st item flatuofa<text:line-break/>quaedam illi temperiei humiditas-, ‘ per quam et ventrem ex-<text:line-break/>citat cum vino rnulsu.</text:span></text:p>
      <text:p text:style-name="P8"><text:span text:style-name="T75">[4 si. </text:span><text:span text:style-name="T106">De Cotyledone, urnbilico venaris."]</text:span><text:span text:style-name="T75"> Cotyledon<text:line-break/>facultatis mixtae est, nempe huinidae, fubfrigidae et cujus-<text:line-break/>dam obscure' fubastringentis et cum ea leviter amarae. Unde<text:line-break/>refrigerat, repercutit, abstergit et discutit. Itaque pllleg-<text:line-break/>rnonas erysipelatodsis et erysipelata pblegmonode curat, et<text:line-break/>maxime stomachi ardore aestuantis admodum utile est cata-<text:line-break/>plasma. Putantur folia eum radice manducata calculos<text:line-break/>confringere et urinam movere.</text:span></text:p>
      <text:p text:style-name="P8"><text:span text:style-name="T75">[47. </text:span><text:span text:style-name="T106">De Corno.] </text:span><text:span text:style-name="T75">Corni arberis fructus admodum<text:line-break/>acerbus est, esui aptus. Itaque mirum videri non debet,<text:line-break/>ipsum valenter ventrem restringere ; sicut et mespila. Folia<text:line-break/>quoque et germina gustu aeerba sunt valenterque desiccant-</text:span></text:p>
      <text:p text:style-name="P6"><text:span text:style-name="T75">Itaque maxima vulnera glutinare possunt, potissimum du-<text:line-break/>rorum corporum. At parris vulneribus et mollioribus<text:line-break/>corporibus potius contraria sunt, nam nimium ea conten-<text:line-break/>dunt ac plus satis desiccant.</text:span></text:p>
      <text:p text:style-name="P8"><text:span text:style-name="T75">[48. De </text:span><text:span text:style-name="T106">Crambe, Brajsicatj</text:span><text:span text:style-name="T75"> Brassica esculenta de-<text:line-break/>siccandi vim habet tum esa tum foris imposita, non tamen<text:line-break/>etiam admodum aerem. Alloqui et vulnera glutinat et<text:line-break/>maligna ulcera sanat, praeteqea phlegmonae jam induratas<text:line-break/>ae aegre solubiles et id genus quoque erysipelata. Eadem<text:line-break/>facultate epinyctidas et. herpetes fanat. Habet quiddam<text:line-break/>etiam in sc absterforium, quo lepras curat. Porro femen<text:line-break/>ejus potum lumbricos interficit, maxime brassicae Aegyptiae,<text:line-break/>quanto scilicet temperie siccior est. Sane amarae qualitatis<text:line-break/>particeps semen est, sicut videlicet omnia alia medicamenta,<text:line-break/>quae ad lumbricos idonea sunt,. Secundum eandem facul-<text:line-break/>tatem ephelidas et lentes et quaecunque modicam absterfio-<text:line-break/>nern postulant adjuvat. Porro caules brassicae combusti</text:span></text:p>
      <text:p text:style-name="P25"><text:span text:style-name="T75">cineres efficiunt admodum desiccantes, ut videlicet jam et<text:line-break/>causticam sive adurentem vim participent. Hac ratione ei<text:line-break/>veterem adipem commiscentes ad inveteratos laterum do-<text:line-break/>lores et si quid ejus fuerit generis adhibent, nam valenter<text:line-break/>digerens pharmacum efficitur.<text:tab/></text:span><text:span text:style-name="T75">-<text:tab/>,</text:span></text:p>
      <text:p text:style-name="P26"><text:span text:style-name="T75">&lt;<text:tab/>[4g. </text:span><text:span text:style-name="T106">De Crambe agria, brajsiea</text:span><text:span text:style-name="T75"> agresti.] Brassica</text:span></text:p>
      <text:p text:style-name="P13"><text:span text:style-name="T75">agrestis quodammodo calidior siccior que. domestica est, ceu<text:line-break/>alia propemodum omnia agrestia sui generis .domesticis fe-<text:line-break/>cundum utramque hanc facultatem valentiora sunt, Quam-<text:line-break/>ohrem neque intra corpus citra noxam sumitur, ut quae<text:line-break/>longius ab humana recesserit temperie. Eadem de causa et<text:line-break/>gustantibus amarior est quam domestica, quanquam do-,<text:line-break/>mestica quoque acrimoniae nonnihil et subamaroris conti-<text:line-break/>neat, sed utramque habet agrestis validam quare etiam ex-<text:line-break/>tergit et digerit quam domestica valentius.</text:span></text:p>
      <text:p text:style-name="P8"><text:span text:style-name="T75">[5o. De </text:span><text:span text:style-name="T106">Crambe, brajsiea</text:span><text:span text:style-name="T75"> marina.] Brassica ma-<text:line-break/>rina supra quam quod ventrem dejiciat, utpote subsalsa et<text:line-break/>fubarnara gustu, fuerit sane etiam ad externos corporis usus</text:span></text:p>
      <text:p text:style-name="P6"><text:span text:style-name="T75">et ad omnia ea ad- quae tales'qualitates accommodantur<text:line-break/>idonea</text:span></text:p>
      <text:p text:style-name="P8"><text:span text:style-name="T75">[sii. </text:span><text:span text:style-name="T106">Lfa</text:span><text:span text:style-name="T75"> ©rataeogono.J Cratueogoni herbae fructus<text:line-break/>et acris guftanti est et utenti vehementer , similis milio. ' t&gt; </text:span><text:span text:style-name="T116">;</text:span></text:p>
      <text:p text:style-name="P27"><text:span text:style-name="T75">[sia. De </text:span><text:span text:style-name="T106">Crethmo</text:span><text:span text:style-name="T75">Crethmon gustantibus salsum<text:line-break/>quodammodo est cniu pauculo amarore, quamobrern vis<text:line-break/>ej us est exiccatoria et abstersuris. Utraque tamen imbecil-<text:line-break/>lior ei est quam in amaris.<text:tab/>.</text:span></text:p>
      <text:p text:style-name="P8"><text:span text:style-name="T75">[53. -De </text:span><text:span text:style-name="T106">orithe,</text:span><text:span text:style-name="T75"> hordeo.] • Hordeum primi est ordinis<text:line-break/>in exiccando et refrigerando, habet etiam pauxillum abster-<text:line-break/>fionis. Paulo, etiam plus desiccat quam- farina fahacea,<text:line-break/>cui non insint cortices, caetera vero similia sunt foris uten-<text:line-break/>tibus , lu cibo autem hoc sabis praestat quod statuosam<text:line-break/>naturam exuat. Fabis, quantum cunque coxeris, flatuosa na-<text:line-break/>tura remanet;- fiunt enim crassioris essentiae quam hordeum,<text:line-break/>quamobrern eo plus etiam alunt. Porro quoniam utrumque<text:line-break/>paulum modo a medio recessit,' multo sunt usui; nam talia</text:span></text:p>
      <text:p text:style-name="P6"><text:span text:style-name="T75">medicamenta multis aliis miscentur ceu materis quaedam.<text:line-break/>Itaque etiam cera et oleum non paucis medicamentis con-<text:line-break/>junguntur. Polenta vero multo plus hordeo desiccat.</text:span></text:p>
      <text:p text:style-name="P8"><text:span text:style-name="T75">[54. De </text:span><text:span text:style-name="T106">Crimno, erasiiore farirusc\</text:span><text:span text:style-name="T75"> </text:span><text:span text:style-name="T75">• </text:span><text:span text:style-name="T75">Crassior farina.<text:line-break/>.Quod crassarum partium est tum in tritici tum in zeae<text:line-break/>farina ita appellari consuerit. Plus nutrit quam polenta,<text:line-break/>• sed aegrius concoquitur. Porro scrbitio quam ex eo con-<text:line-break/>'ficiunt, puls nuncupatur, eaque fi ex zea conficiatur, leniter<text:line-break/>ventrem sistit, ac magis, si frigatur.</text:span></text:p>
      <text:p text:style-name="P8"><text:span text:style-name="T75">' </text:span><text:span text:style-name="T75">]?55. De </text:span><text:span text:style-name="T106">crino, Lilio^j</text:span><text:span text:style-name="T75"> Lilii flos temperiem mixtam<text:line-break/>bbtinet, partim ex essentia tenuium partium ac terrena, ex<text:line-break/>qua utique habet ut ignitu. fit amara , partim ex aquea<text:line-break/>.eaque temperata. Itaque etiam quod, ex eo conficitur<text:line-break/>-oleum ac unguentum citra morsum digerendi fimulque<text:line-break/>emolliendi facultatem obtinet, unde fit ut uteri duritiebus<text:line-break/>•sit aptissimum. Porro radix foliaque per se trita deficcant<text:line-break/>.-et. abstergunt et digerunt moderate, proinde quoque am-<text:line-break/>bustis competunt,, siquidem haec quoque moderate defic-</text:span></text:p>
      <text:p text:style-name="P7"><text:span text:style-name="T75">cantem extergenternque facultatem postulanti Radicem<text:line-break/>ergo tostam ac deinde cum rosaceo contritam ambustis,<text:line-break/>quoad obducatur cicatrix, imponunt, quippe quum alloqui<text:line-break/>et aliorum ulcerum omnium bonum sit inducendae cicatrici<text:line-break/>remedium. Quin etiam uteros emollit mensesque provocat.<text:line-break/>Folia vero praecoquentes et ipsa ad obductam usque cica-<text:line-break/>tricem imponunt, non in ambustionibus duntaxat, scd aliis<text:line-break/>quoque ulceribus. Sed et sunt qui aceto ea condientes ad<text:line-break/>vulnera suo tempore utantur. Plus tamen inest abstergentis<text:line-break/>facultatis in radice quam in foliis, quauquam tamen nec in<text:line-break/>ea ipsa multum insit, sicut praediximus, nam primi ordinis<text:line-break/>abstergentium est medicamentum. Itaque quum aut vitili-<text:line-break/>• gines, aut pscram, aut lepram, aut achoras, aut aliquid<text:line-break/>id genus extergere volumus; commiscemus illi aliquid alio-<text:line-break/>rum medicamentorum validius extergentium, cujusmodi est<text:line-break/>et mel. Caeternm si id moderate illi </text:span><text:span text:style-name="T106">ac</text:span><text:span text:style-name="T75"> convenienter ad-<text:line-break/>misceatur et' ad nervorum divisiones, competit et ad alia<text:line-break/>universa, quae valenter exiccari postulant absque morio.</text:span></text:p>
      <text:p text:style-name="P6"><text:span text:style-name="T75">Reposuimus vero etiam quandoque et foliorum succum cum<text:line-break/>aceto et melle coctum; succus quinque partibus plus utro-<text:line-break/>que erat. Eratque insigne medicamentum ad omnia ea<text:line-break/>quae valenter exiecari postulant absque morsu, ceu vulnera<text:line-break/>omnia ingentia' et maxime quae in capitibus musculorum<text:line-break/>eveniunt, tum adec ulcera quae nimis mollia sunt et diu-<text:line-break/>turna atque aegre ad cicatricem perducuntur. Sed haec<text:line-break/>jam ad medicamentorum componendorum institutum atti-<text:line-break/>nent, a quo quantum licet abstinere in praesentia adnitor,<text:line-break/>caeterum rerum ipsarum natura saepenurnero ut attingam<text:line-break/>adigit</text:span><text:span text:style-name="T75">, </text:span><text:span text:style-name="T75">celeriter vero relinquenda sunt atque ad proposi-<text:line-break/>tum revertendum.</text:span></text:p>
      <text:p text:style-name="P28"><text:span text:style-name="T75">P56. De Crocodiiio.] Crocodilii semen acre est'<text:line-break/>atque, odoratum</text:span><text:span text:style-name="T75">, </text:span><text:span text:style-name="T75">urinam mensesque ciens. Itaque faculta-<text:line-break/>tem habuerit calidam. digerentem et exiccantem. Succus:<text:line-break/>tum caulis , tum seminis, ut quae similis «sint facultatis, </text:span><text:span text:style-name="T106">ne-<text:line-break/>phriticos</text:span><text:span text:style-name="T75"> adjuvat. Radix pectoris excreationibus valenter<text:line-break/></text:span><text:span text:style-name="T75">x<text:tab/>.</text:span></text:p>
      <text:p text:style-name="P6"><text:span text:style-name="T75">conducit, minus quidem quam semen acris, non tamen<text:line-break/>minus amara. Trahit vero etiam per nares fanguinern.</text:span></text:p>
      <text:p text:style-name="P8"><text:span text:style-name="T75">[5/. </text:span><text:span text:style-name="T106">De</text:span><text:span text:style-name="T75"> proco.] Crocus paulum etiam astringens<text:line-break/>quid obtinet, quod terreum frigidum ostendimus, fed supe-<text:line-break/>rat in eo calefaciens et qualitas et facultas, ut tota ejus<text:line-break/>essentia fecundi sit ordinis calefacientium et primi, exiccan-<text:line-break/>tiurn. Proinde concoquendi quoque vim quandarn obtinet,<text:line-break/>adjuvante scilicet in hoc et paucula illa astrictione. Quippe<text:line-break/>quibus medicamentis, quum non admodum calefaciant, pau-<text:line-break/>cula adest astrictio, </text:span><text:span text:style-name="T106">ea</text:span><text:span text:style-name="T75"> parem facultatem habent essentiis<text:line-break/>emplasticis vocatis, quas quum junctas esse caliditati non,<text:line-break/>vehementi contigerit, concoquentes esse ostendimus.</text:span></text:p>
      <text:p text:style-name="P8"><text:span text:style-name="T75">[58. De Caepa.] Caepa ex quarto est ordine cale-<text:line-break/>facientium , essentia ejus potius crassarum est partium, unde,<text:line-break/>etiam haernorrhoidas aperit tum apposita tum cum aceto<text:line-break/>inuncta. In scle alphos abstergit tum alopeciig attrita pilos<text:line-break/>alcyonni citius restituit. Porro si succum ejus exprimas.</text:span></text:p>
      <text:p text:style-name="P7"><text:span text:style-name="T75">quod reliquum est admodum terreae substantiae est, ejusque<text:line-break/>calidae, at succus aqueae aereaeque caliditatis. Hic igitur<text:line-break/>iis, qui suffusi sunt et aciem oculorum obtusam prae crassi-<text:line-break/>tudine humorum obtinent, inunctus prodest. Ex hujus tem-<text:line-break/>peramento tota caepa flatuofa est manducata. Itaque quae<text:line-break/>temperamento'sunt sicciore, minus flatuum generanti</text:span></text:p>
      <text:p text:style-name="P8"><text:span text:style-name="T75">[5q. </text:span><text:span text:style-name="T106">De cyamo, sabaij</text:span><text:span text:style-name="T75"> Faba in utroque medii tem-<text:line-break/>peramenti proxime est in exiccando et refrigerando. Caro<text:line-break/>ejus paulum quoque abstergentis facultatis continet, sicut<text:line-break/>putamen nonnihil astringentis. Idcirco medicorum nonnulli<text:line-break/>totam fabam cum oxycrato decoctam dysentericis, coeliacis,<text:line-break/>vomentibus, exhibuerunt. Porro ut edulium flatulenta est<text:line-break/>ac coctu difficilis, si quid aliud,, eicreationibus ex thorace et<text:line-break/>pulmone idonea, ut medicamentum vero foris imposita de-<text:line-break/>siccat innoxie. In podagricis ea faepenumero usi fumus ex<text:line-break/>aqua decocta et ita adipi suillo admixta. Ad nervorum tum<text:line-break/>contusiones .tum ulcerationes farinam ejus ex oxynrelite</text:span></text:p>
      <text:p text:style-name="P29"><text:span text:style-name="T75">imposuimus. Ad eos, quos ex ictu jam phlegmone occu-<text:line-break/></text:span><text:span text:style-name="T75">, </text:span><text:span text:style-name="T75">paverat, cum </text:span><text:span text:style-name="T75">polenta. Sed et testium et uberum aptum<text:line-break/></text:span><text:span text:style-name="T75">est </text:span><text:span text:style-name="T75">cataplasma, nam hae partes cum phlegmone tenentur,<text:line-break/>moderate refrigerari amant, maxime quum ubera ex lacte<text:line-break/></text:span><text:span text:style-name="T75">in </text:span><text:span text:style-name="T75">ipsis </text:span><text:span text:style-name="T75">concreto </text:span><text:span text:style-name="T75">phlegmonem patiantur. Quin lac quoque<text:line-break/></text:span><text:span text:style-name="T75">ab eo </text:span><text:span text:style-name="T75">cataplasmate extinguitur, sicut puerorum pubes fa-<text:line-break/></text:span><text:span text:style-name="T75">rina fabacea </text:span><text:span text:style-name="T75">illita </text:span><text:span text:style-name="T75">plurimo </text:span><text:span text:style-name="T75">tempore glabra, </text:span><text:span text:style-name="T75">seu impubis<text:line-break/>permanet. </text:span><text:span text:style-name="T116">1</text:span><text:span text:style-name="T75">••<text:tab/>.<text:tab/>.</text:span></text:p>
      <text:p text:style-name="P8"><text:span text:style-name="T75">[sio. </text:span><text:span text:style-name="T75">De </text:span><text:span text:style-name="T106">Cyclamino, pane porcino.\</text:span><text:span text:style-name="T75"> Cyclarninus<text:line-break/></text:span><text:span text:style-name="T75">varias </text:span><text:span text:style-name="T75">facultates possidet. Nam et abstergit et incidit </text:span><text:span text:style-name="T75">et ora<text:line-break/></text:span><text:span text:style-name="T75">venarum </text:span><text:span text:style-name="T75">aperit </text:span><text:span text:style-name="T75">et attrahit et digerit. Clarum id </text:span><text:span text:style-name="T75">est </text:span><text:span text:style-name="T75">ex<text:line-break/>particularibus operibus, nam succus ejus haemorroidas re-.,<text:line-break/></text:span><text:span text:style-name="T75">ferat, </text:span><text:span text:style-name="T75">violenterque ad secessum pr ovocat in floccis appositus.<text:line-break/></text:span><text:span text:style-name="T75">Sic </text:span><text:span text:style-name="T75">etiam facultatibusphymata, strumas, aliasque omnes<text:line-break/>durities digerentibus commiscetur; ac suffusis cum melle<text:line-break/>-illitus competit, ad haec quoque per nares expurgat. </text:span><text:span text:style-name="T75">Adeo<text:line-break/></text:span><text:span text:style-name="T75">vehemens ejus facultas est, ut abdomine illito </text:span><text:span text:style-name="T75">ventrem .</text:span></text:p>
      <text:p text:style-name="P7"><text:span text:style-name="T75">subducat et foetus interimat, nam et alloqui validum inte-<text:line-break/>rimendo conceptui medicamentum est, lu pesso appositus.<text:line-break/>Tota autem radix succo imbecillior est, quanquam et ipsa<text:line-break/>vehemens sit. Nam et menses sive epota, sive apposita<text:line-break/>.evocat, et aurigini prodest, non modo ipsum riscus expur-<text:line-break/>gans., scd etiam quae in toto corpore bilis fuerit; eam per<text:line-break/>sudorem ejiciens. Prolude sane post potionem sudoris ad- </text:span><text:span text:style-name="T75">'<text:line-break/></text:span><text:span text:style-name="T75">juvanda omnino provocatio esu Modus ejus bibendi est<text:line-break/>drachmarum trium, sive cum melicrato, sive cum passo.<text:line-break/>Cutem detergit quum in aliis, tum quod alopecias, ephelidas<text:line-break/>omniaque exanthemata curet. Lienem, quoque induratum</text:span></text:p>
      <text:p text:style-name="P15"><text:span text:style-name="T75">. juvat emplastri modo illita, tum recens tum arida. Suut<text:line-break/>qui radicem siccam asthmaticis, scu anhelantibus exhibent..<text:line-break/>Porro altera cyclaminos, quam quidam cissanthemon no-<text:line-break/>minant, propterea quod hederae flore sit assimilis, radicem<text:line-break/>quidem inutilem habet, fed fructum admodum efficacem.<text:line-break/>Nam hic cum vino albo pluribus diebus duobus cyathis<text:line-break/>potus lienes sanat, urinas movens ac ventrem fubducens;</text:span></text:p>
      <text:p text:style-name="P6"><text:span text:style-name="T75">secunoas quoque ejicit et asthmaticis prodest. Qualitas ejus<text:line-break/>gestanti acris est et fublenta.</text:span></text:p>
      <text:p text:style-name="P30"><text:span text:style-name="T75">.<text:tab/>; [sir. De Cumino.] Cumini femine maxime utimur,</text:span></text:p>
      <text:p text:style-name="P31"><text:span text:style-name="T75">quemadmodum anisi, ligustici, cari, petruseliui. Est vero<text:line-break/>i et facultatis calefacientis, sicut illorum unumquodque, tum<text:line-break/>nirinam moventis, et flatum extinguentis, ex tertio ordine<text:line-break/>calefacientium.<text:tab/>.</text:span></text:p>
      <text:p text:style-name="P8"><text:span text:style-name="T106">[62. De Cynosbato , rubo</text:span><text:span text:style-name="T75"> canino.] Cynosbatus.<text:line-break/>Hujus fruticis fructus non segniter astrictorius est, folia<text:line-break/>vero mediocriter. Itaque particularis ejus usus haud igno-<text:line-break/>tus est. Cavendum ab eo, quod in fructu ejus laneum est,<text:line-break/>ceu quod arteriae vitiosum.</text:span></text:p>
      <text:p text:style-name="P8"><text:span text:style-name="T75">[63. De Cupresio.] Cupressi folia, germina, pilulae<text:line-break/>recentes et molles magna vulnera conglutinant in duris cor-<text:line-break/>poribus. -Ex qno clarum est, quod resiccandi vim habeat<text:line-break/>absque insigni,acrimonia aut caliditate, .sicut certe et gustus<text:line-break/>testificatur, apparet enim in ea levis quidem acrimonia, fed</text:span></text:p>
      <text:p text:style-name="P6"><text:span text:style-name="T75">plurimus amaror, multoque etiam plus acerbitatis in tota<text:line-break/>planta. Tanta ei inest acrimonia caliditasque, quanta fatis<text:line-break/>sit deducendae lu altum acerbitatis, ac nullam tamen more<text:line-break/>dicationem aut caliditatem in corporibus efficiat. Proinde<text:line-break/>in alto latentes in flaccidis putrescentibusque affectibus hu-<text:line-break/>nuditates innoxie tutoque depascitur atque absumit, quum<text:line-break/>quae calefaciunt simul deficcantque, eas quidem, quae con-r<text:line-break/>tentae sunt, absumant, caeterum acrimonia et caliditate<text:line-break/>alias attrahant. Sic et enterocelicos juvat, siquidem exic-<text:line-break/>cat, roburque addit corporis partibus prae humiditate laxis,'<text:line-break/>utpote quum astrictio in altum subeat deducente ipsa, cali- -<text:line-break/>ditate, quae admixta est, eum servante modum ut deducere </text:span><text:span text:style-name="T116">£<text:line-break/></text:span><text:span text:style-name="T75">quidem valeat, non tamen mordicare queat. Quidam ea<text:line-break/>utuntur ad carbunculos et herpetes polentae miscentes,<text:line-break/>tanquam absumat citra calefactionem eos morbos facientem<text:line-break/>humiditatem. Sunt qni et ad erysipelata utuntur, admixta<text:line-break/>nimirum polenta cum aqua, aut oxycrato aquosu.</text:span></text:p>
      <text:p text:style-name="P32"><text:span text:style-name="T90">[64. </text:span><text:span text:style-name="T106">De</text:span><text:span text:style-name="T75"> Cypero.] Cyperi radices maxime usui sunt,<text:line-break/>calefacientes pariter et exiccantes absque mordacitate. Ita-<text:line-break/>que ulceribus , quae prae nimia humiditate cicatricem diffi-<text:line-break/>culter admittunt, mirifice prosunt, habent enim quiddam<text:line-break/>etiam, astringens. Quapropter ulceribus etiam oris, conve-, -<text:line-break/>niunt. Quin et mudendi vim quampiam illis, inesse testi-<text:line-break/>sicaudum, qua et calculo vexatis, congruunt et urinam mea-<text:line-break/>fesqpe provocant,<text:tab/></text:span><text:span text:style-name="T116">A</text:span></text:p>
      <text:p text:style-name="P8"><text:span text:style-name="T75">[fisi. De </text:span><text:span text:style-name="T106">Cypro,</text:span><text:span text:style-name="T75"> iigustro.]; Cyprus. Hujus arboris<text:line-break/>folia, fummaque germina </text:span><text:span text:style-name="T106">in</text:span><text:span text:style-name="T75"> usum veniunt et facultatis et<text:line-break/>qualitatis, mixlae,. Habent enim quiddam digerens cum<text:line-break/>aquea substantia modice calida,, habentque etiam estricto-<text:line-break/>, riuiu quiddam ex terrena substantia frigida, ltaque eorum<text:line-break/>decocto quidam ambusta fovent. Utuntur vero etiam ad-<text:line-break/>versus igneas pblegmonas et carbunculos, nam absque mo-<text:line-break/>lestia et morsu desiccant. Quin etiam sponte provenienti-<text:line-break/>bus in, ore ulceribus, ac maxime quae aphthas referunt et<text:line-break/>ipsis etiam puerorum aphthis, commansa accommoda sunt.</text:span></text:p>
      <text:p text:style-name="P7"><text:span text:style-name="T90">[66. </text:span><text:span text:style-name="T75">De Cytise.] Cytisi folia digerendi facultatem<text:line-break/>obtinent aqueae et temperatae mixtam, sicut et malvae.</text:span></text:p>
      <text:p text:style-name="P8"><text:span text:style-name="T75">• [67. De Cicuta.] Cicuta quod extreme refrigerantis<text:line-break/>sit facultatis omnes norunt;</text:span></text:p>
      <text:p text:style-name="P8"><text:span text:style-name="T75">[68. </text:span><text:span text:style-name="T106">Be Cono, nuce pineae</text:span><text:span text:style-name="T75"> Coni fructus, quem<text:line-break/>quidam cocalon nuncupant et strobilon, viridis totus, habet<text:line-break/>cum luiiniditate amarorem quempiam et acrimoniam. Pro-<text:line-break/>inde purulentis et quibuscunque adeo, quae in thorace et<text:line-break/>pulmone sunt, facile extussire et expuere expedit, accom-<text:line-break/>modus est. Porro fructus ex eo esculentus , nutrimentum<text:line-break/>est, coctu difficile et .validum. At ut medicamen tniu asperi-<text:line-break/>tati leniendae congruit, quum videlicet in aqua maceratus<text:line-break/>omnem in ea acrimoniam reliquerit, nam reliquum omne<text:line-break/>minime mordax, rnaximeque empIasticum redditur, in me-<text:line-break/>dio calidae et frigidae qualitatis consistens, ex aquea et ter-<text:line-break/>rea mixtum fubstantia-, minimum participans- aereae.</text:span></text:p>
      <text:h text:style-name="P4" text:outline-level="2">Cap. XI.</text:h>
      <text:p text:style-name="P9"><text:span text:style-name="T75">De Dagopode.j Lagopus facultatis<text:line-break/>est desiccantis, adeo ut fluxus alvi probe exiccet.</text:span></text:p>
      <text:p text:style-name="P8"><text:span text:style-name="T75">[2. De </text:span><text:span text:style-name="T106">Lathyridem</text:span><text:span text:style-name="T75"> Lathyris. Sunt qni dicant et ’<text:line-break/>hanc esse Tithymali speciem, tum quod similiter illis fuc- ’<text:line-break/>cum habeat, tum quod .eodem modo purget, totaque illis<text:line-break/>facultate assimilis sit, nisi quod femen gustantibus videatur<text:line-break/>dulce, quod sane etiam purgatoriam vim maxime possidet,</text:span></text:p>
      <text:p text:style-name="P8"><text:span text:style-name="T75">[3. De siampfune.] Lampfane esa quidem succos<text:line-break/>pravos procreat, caeterum illita abstergendi nonnullam di-<text:line-break/>gerendique facultatem possidet.</text:span></text:p>
      <text:p text:style-name="P8"><text:span text:style-name="T75">[4. De </text:span><text:span text:style-name="T106">Lapathosp</text:span><text:span text:style-name="T75"> Lapathum moderate discutientem •<text:line-break/>forti tum facultatem est, at oxylapathurn mixtam, nam cum<text:line-break/>eo quod discutit nonnihil quoque repercutit. Semen eorum<text:line-break/>manifestam quoque quandam astrictionem obtinet, ut et dys- .<text:line-break/>enterias et diarrhoeas sive profluvia fanet et maxime oxy-<text:line-break/>lapathi. Porro hippolapathum, quod in totum paludibus pro-<text:line-break/>venit, easdem dictis facultates obtinet, fed imbecilliores.</text:span></text:p>
      <text:p text:style-name="P7"><text:span text:style-name="T90">[5, </text:span><text:span text:style-name="T75">De Deimonio.1 Lrimonii fructum, utpote auste-<text:line-break/>rum, exhibent cum vino coeliacis et dysentericis, haema--<text:line-break/>ptoicisque sive sanguinem spuentibus. 'Juvat et profluvium<text:line-break/>muliebre. Satis est oxybaphi mensura.</text:span></text:p>
      <text:p text:style-name="P8"><text:span text:style-name="T75">[6. De </text:span><text:span text:style-name="T106">Lichenem</text:span><text:span text:style-name="T75"> Lichen, qui in petris nascitur; est<text:line-break/>velut muscus quidam, scd recte ex plantarum censeri </text:span><text:span text:style-name="T106">ge-<text:line-break/>nere potest.</text:span><text:span text:style-name="T75"> Porro ita nominatus videtur, quod lichenas<text:line-break/>cnret. Extergentem habet ac modice refrigerantem facul-<text:line-break/>tatem, utramque vero resiccantem. Atque abstergentem<text:line-break/>quidem atque exiccantem a petra obtinet, refrigerantem<text:line-break/>. vero ah humore aqueo, nascitur enim in humidis et roridis<text:line-break/>saxis. Porro quod ex talibus componitur, adversum esse<text:line-break/>phlegmonae nihil mirum esu. Caeterum an haemorrhagias<text:line-break/>sistat, ut refert Dioscorides, id vero neutiquam dicere queam.,</text:span></text:p>
      <text:p text:style-name="P8"><text:span text:style-name="T75">[7. De </text:span><text:span text:style-name="T106">Leomtopetalo.j</text:span><text:span text:style-name="T75"> Leontopetali radice maxime<text:line-break/>.utimur, quae discutiendi facultatem et exiccandi calesa-.<text:line-break/>clendique in tertio ordine possidet.</text:span></text:p>
      <text:p text:style-name="P7"><text:span text:style-name="T90">[8. </text:span><text:span text:style-name="T75">De </text:span><text:span text:style-name="T106">Lepidio.j</text:span><text:span text:style-name="T75"> Lepidium ex quarto est ordine ca-<text:line-break/>Iefapientium, simile nasturtio tum odore tum gustu tum<text:line-break/>facultatibus, 'scd minus eo desiccat.</text:span></text:p>
      <text:p text:style-name="P8"><text:span text:style-name="T116">1</text:span><text:span text:style-name="T75"> £9. De </text:span><text:span text:style-name="T106">Leucadem</text:span><text:span text:style-name="T75"> Leucas acrem possidet qualitatem<text:line-break/>exuperantem,-temperamentum vero calidum, siccumque in<text:line-break/>tertio quodammodo ordine.</text:span></text:p>
      <text:p text:style-name="P8"><text:span text:style-name="T75">[10. De </text:span><text:span text:style-name="T106">Leucacantho, alba spinae</text:span><text:span text:style-name="T75"> Spina alba<text:line-break/>quidam autem polygonaton , alii ischiada nuncupant. Hujus<text:line-break/>amara radix est, ac .proinde incidit et exiccat in tertio or-<text:line-break/></text:span><text:span text:style-name="T75">. </text:span><text:span text:style-name="T75">dine, in calefaciendo autem ex primo est ordine. -</text:span></text:p>
      <text:p text:style-name="P8"><text:span text:style-name="T75">[11. De </text:span><text:span text:style-name="T106">iLeucojosp</text:span><text:span text:style-name="T75"> Leucoji frutex universus ex-<text:line-break/>tergentem facultatem possidet, ac tenuium partium, plus<text:line-break/>tamen flores et inter hos qui sunt sicciores magis etiam<text:line-break/>quam virides, adeo ut et oculorum cicatrices crassas exte-<text:line-break/>, nuent. Tum menses quoque decoctum eorum movet, et<text:line-break/>fecundas foetusque emortuos elicit, ac si bibatur, abortum -<text:line-break/>facit. Est ergo id medicamentum ni si quod aliud amarum.</text:span></text:p>
      <text:p text:style-name="P34"><text:span text:style-name="T106">Ac</text:span><text:span text:style-name="T75"> si quis facultatum ejus vehementiam multa aqua admixta<text:line-break/>retundat ac mitiget, aut certe id genus aliquo, habebit et<text:line-break/>ad phlegmo.nem non malum medicamentum. Sic et deco-<text:line-break/>ctum ejus, si non merum fuerit, uteri phlegmonae itidem<text:line-break/>perfusum fanat, potissimum quae diutino tempore ad-scirrhi<text:line-break/>modum induruere. Sic et cum cerato ulcera aegre est ci-<text:line-break/>catricem pervenientia curat., Sunt vero etiam qui cum<text:line-break/>meile et ad aphthas adhibeant. Semen quum ejusdem </text:span><text:span text:style-name="T106">fa-<text:line-break/></text:span><text:span text:style-name="T75">cultatis sit, aptissimum est duarum, drachmarum mensura<text:line-break/>. potum, tum mensibus ciendis appositum cum melle conve-<text:line-break/>nire creditur, foetusque viventes interficere ac mortuos<text:line-break/>ejicere. Radices similis quoque facultatis, nisi quatenus<text:line-break/>crassiorum sunt partium et magis terrenae, cum aceto lienes<text:line-break/>induratos sanant. Nonnulli vero, et phlegmonae luduratas<text:line-break/>iis curant.<text:tab/>-<text:tab/>-</text:span></text:p>
      <text:p text:style-name="P8"><text:span text:style-name="T75">[xa. _De </text:span><text:span text:style-name="T106">Leuce, populo albasp</text:span><text:span text:style-name="T75"> Leuce arbor mixtae quo-<text:line-break/>dammodo temperiei est ex aquea tepida et terrena extenuata<text:line-break/>essentia, quarnobrem et abstergentis facultatis est particeps.</text:span></text:p>
      <text:p text:style-name="P7"><text:span text:style-name="T90">[13. </text:span><text:span text:style-name="T75">De </text:span><text:span text:style-name="T106">Libanoto</text:span><text:span text:style-name="T75">, t/iure.J Thus calefacit ordine<text:line-break/>secundo, desiccat primo,.habet quoque subastringens pusil-<text:line-break/>lum, sed minimum manifesta astrictio est candido. Cortex<text:line-break/>ejus evidenter astringit, proinde sane , strenue quoque desic-<text:line-break/>cat, adeo ut ex secundo sit- ordine completo desiccantium.<text:line-break/>Est autem crassiorum partium quum ipsum thus et minime<text:line-break/>particeps acrimoniae. Olulras ergo tum facultates tum </text:span><text:span text:style-name="T75">r<text:line-break/></text:span><text:span text:style-name="T75">qualitates multus est ejus usus apud . medicos in haemo-<text:line-break/>ptoicis, stomachicis,, coeliacis ac dysentericis, non tantum<text:line-break/>iis quae extrinsecus applicantur ipsum admiscentes, scd et<text:line-break/>iis quae intro in corpus sumuntur. Fumus ejus, tum fic-<text:line-break/>cioris tum calidioris est facultatis quam ipfurn thus, adeo<text:line-break/>ut tertium </text:span><text:span text:style-name="T75">usque </text:span><text:span text:style-name="T75">excessum perveniat. Habet vero etiam<text:line-break/>absterforium quiddam. Itaque eo nomine et expurgare et<text:line-break/>implere quae in eculis consistunt ulcera ridetur, velut et<text:line-break/>qui ex myrrha et qui e styrace. </text:span><text:span text:style-name="T75">.</text:span></text:p>
      <text:p text:style-name="P8"><text:span text:style-name="T75">[14. ale .Libanotidibus. J Libanotides tres sunt, una</text:span></text:p>
      <text:p text:style-name="P6"><text:span text:style-name="T75">sterilis</text:span><text:span text:style-name="T90">,</text:span><text:span text:style-name="T75">duae, fructum ferentes, omnes vero ejusdem facul-<text:line-break/>tatis emollientis et discutientis. Succus tum radicis tum<text:line-break/>herbae mixtus melli obtusam oculorum aciem ab humorum<text:line-break/>crassitie emendat. .Porro ejus libanotidis, quae ad coronas<text:line-break/>est utilis, quam Romani rosmarinum nuncupant; decoctum<text:line-break/>regio morbo laborantes potum adjuvat. Omnes enim liba-<text:line-break/>notides abstergentis et incidentis facultatis participes sunt.</text:span></text:p>
      <text:p text:style-name="P8"><text:span text:style-name="T106">[15. Delignye, siuligine.] </text:span><text:span text:style-name="T75">Fuligo omnis exiccatoria<text:line-break/>est, ac proinde terrestris est essentiae, habens quasdam<text:line-break/>etiam ignis qui materiam combussit reliquias, fed id pusil-<text:line-break/>lurn esu Porro tota natura terrena est, tenuium partium.'<text:line-break/>Sed quae fpeciatim in ea differentiae sunt, eae pro usta ma-<text:line-break/>teria eveniunt, ex acriore et calidiore tali etiam proveniente<text:line-break/>fuligine, ex dulciore simili quoque et hinc fuligine prove-<text:line-break/>niente. Primum enim thuris fuligine utuntur ad oculis<text:line-break/>dicatas medicinas mixta , eas videlicet, quae ad oculos<text:line-break/>etiamnum phlegmone teutatos accommodantur, atque etiam-</text:span></text:p>
      <text:p text:style-name="P7"><text:span text:style-name="T75">num fluxione vexatos et ulcera habentes, nam et illa ex-<text:line-break/>purgat et carne implet. Ad haec usurpant quoque eam ad<text:line-break/>facultates quas vocant calliblepharas, id est: ad ornatum et<text:line-break/>venustatem palpebrarum facientes. Praeterea terebinthinae<text:line-break/>myrrliaeque fuligo molestia caret, non aliter quam thuris,<text:line-break/>, fed styracis quodammodo valentior est, magis etiam picis<text:line-break/>liquidae, qua etiam magis cedri. Porro aerioribus utuntur<text:line-break/>ad vitia palpebrarum vocata pilorum defluvia et erosus ocu-<text:line-break/>lorum angulos humidosque citra phlegmonem, at mollio-<text:line-break/>•ribus mitioribusque tum ad haec, tumfed ea, ad quae colu-<text:line-break/>petere paulo superius diximus thuris fuliginem.</text:span></text:p>
      <text:p text:style-name="P35"><text:span text:style-name="T75">[isi. </text:span><text:span text:style-name="T106">JDe Libysiicoij</text:span><text:span text:style-name="T75"> Libystici radix et femen eit<text:line-break/>genere calefacientium sunt, adeo ut et menses cieant et<text:line-break/>urinas provocent flatusque extinguant, -<text:tab/>’ '</text:span></text:p>
      <text:p text:style-name="P8"><text:span text:style-name="T75">(17. </text:span><text:span text:style-name="T106">JDe Lini seminem</text:span><text:span text:style-name="T75"> Lini semen esum flatuosum est,<text:line-break/>etiam si frigatur, adeo'sane excrernentitia tumiditate plenum<text:line-break/>est. Est vero etiam in primo ordine quodammodo calidum,<text:line-break/>ac hurniditatis et siccitatis quodammodo iu medio est situm.</text:span></text:p>
      <text:p text:style-name="P7"><text:span text:style-name="T75">_ [r8. De </text:span><text:span text:style-name="T106">Linoscsiide, Mercurinlijj</text:span><text:span text:style-name="T75"> Mercuriali utun-<text:line-break/>tur omnes, ad ventris purgationes duntaxat. Verumenim-<text:line-break/>vero, si quis ejus facere periculum volet in cataplasmate,<text:line-break/>sane admodum eam esse difcutientis experietur facultatis.</text:span></text:p>
      <text:p text:style-name="P8"><text:span text:style-name="T75">[19. De </text:span><text:span text:style-name="T106">Lonchitide, lanceolae</text:span><text:span text:style-name="T75"> Lonchitidis ejus<text:line-break/>videlicet, quae femen habet triangulare cuspidis figura,<text:line-break/>radix potissimum quodammodo similis est radici dauci, pro-<text:line-break/>inde urinam ciet. Porro ejus quae scolopendriae similia habet<text:line-break/>folia, ea ad glutinanda vulnera idonea sunt viridia, scd sicca<text:line-break/>cum aceto bibita lienes induratos sanati</text:span></text:p>
      <text:p text:style-name="P8"><text:span text:style-name="T75">[20. </text:span><text:span text:style-name="T106">De Lycios</text:span><text:span text:style-name="T75"> Lycion sive pyxacanthon, arbor<text:line-break/>spinosa, ex qua lycium quod vocant conficitur, id videlicet<text:line-break/>medicamentum liquidum, quo ad sugillata utuntur et sedis<text:line-break/>orisque phlegmonas ulcerationesque, tum herpetas, putre-<text:line-break/>dines et ulcera contumacia et aures pure fluentes et luter-<text:line-break/>trigines ac paronychias. Est autem facultatis </text:span><text:span text:style-name="T106">esiccatoriae,<text:line-break/></text:span><text:span text:style-name="T75">compositum ex diversi generis substantiis, altera quidem</text:span></text:p>
      <text:p text:style-name="P6"><text:span text:style-name="T75">tenuium partium, digerente atque calida, altera terrestri<text:line-break/>frigida, ex qua astrictionem obtinet. Porro liaec qualitas<text:line-break/>pusilla medicamento inest, digerit vero et desiccat non </text:span><text:span text:style-name="T106">pa-<text:line-break/>rum,</text:span><text:span text:style-name="T75"> nempe in fecundo ordine, in calore autem mediis et</text:span><text:span text:style-name="T75">!<text:line-break/></text:span><text:span text:style-name="T75">fymmetris proximum est. Proinde ad varia hoc utuntur<text:line-break/>medicamento, ut abstergente quidem ad ea quae pupillam<text:line-break/>obtenebrant, ut contrahente vero coeliacis, dysentericis ac<text:line-break/>muliebri profluvio adhibentes. Lycium hoc in Lycia et<text:line-break/>Cappadocia plurimum provenit. Sed Indicum ad omnia<text:line-break/>valentius est.</text:span></text:p>
      <text:p text:style-name="P8"><text:span text:style-name="T75">far. De </text:span><text:span text:style-name="T106">LJsimachioij</text:span><text:span text:style-name="T75"> Lysirnachios superantem ha-<text:line-break/>bet qualitatem astrictoriam, per quam et vulnera glutinat,<text:line-break/>erumpentemque ex naribus sanguinem emplastri modo illita<text:line-break/>reprimit. Quin et reliquas sanguinis eruptiones sistere potest<text:line-break/>tum ipsa, tum succus ejus multo magis. Pota dysenterias;<text:line-break/>sanguinis rejectiones ac muliebre profluvium fanat.</text:span></text:p>
      <text:p text:style-name="P7"><text:span text:style-name="T106">suit. Da Lgiclinide.y</text:span><text:span text:style-name="T75"> Lychnidos coronariae femen<text:line-break/>calidum est secundo quodammodo ordine aut jam etiam<text:line-break/>tertio , siccum sane eodem modo.</text:span></text:p>
      <text:p text:style-name="P8"><text:span text:style-name="T75">[usi. De Doto sterbaj Lotus domestica, quam qui-<text:line-break/>dam trifolium nominant, 'ut mediocriter abstergendi vim<text:line-break/>possidet, sic etiam exiccandn Incalidltatis frigiditatisque<text:line-break/>conjugatione media quodammodo est et temperata. Lotus<text:line-break/>autem agrestis plurima in Libya provenit. Semen ejus se-<text:line-break/>cundi est ordinis calefacientium habetque nonnihil aster-<text:line-break/>forium. Porro Aegyptiae loti femen etiam in panes fingitur.</text:span></text:p>
      <text:p text:style-name="P8"><text:span text:style-name="T75">[2 4. De </text:span><text:span text:style-name="T106">loto</text:span><text:span text:style-name="T75"> arbore.] Lotus arbor non ita multae<text:line-break/>astrictoriae qualitatis est particeps, sed et tenuium partium<text:line-break/>est et exiccatoria. Itaque lignorum ejus assulae derasae<text:line-break/>muliebri accommodantur profluvio et dysenteriis et coeliacis<text:line-break/>affectibus. Decoquuntur vero interdum in aqua, interdum<text:line-break/>lu vinc; nimirum prout usus poposcerit, net insunduntur<text:line-break/>tantum, sed et bibuntur. Quin etiam quod pilos defluentes</text:span></text:p>
      <text:p text:style-name="P7"><text:span text:style-name="T75">cohibeat non </text:span><text:span text:style-name="T75">mediocre signum est ipsum </text:span><text:span text:style-name="T75">astringentis </text:span><text:span text:style-name="T75">esse<text:line-break/></text:span><text:span text:style-name="T75">cuiusdam, similiter mediucriter desiccantis facultatis; </text:span><text:span text:style-name="T75">Di-<text:line-break/></text:span><text:span text:style-name="T75">ctum quippe est </text:span><text:span text:style-name="T75">et </text:span><text:span text:style-name="T75">in sermone, de ladano ejusmodi esse fa-<text:line-break/>cultatis oportere, quod' flueutes capillos esset cohibiturum.</text:span></text:p>
      <text:h text:style-name="P3" text:outline-level="2">Cap. XII.</text:h>
      <text:p text:style-name="P36"><text:span text:style-name="T75">[r. </text:span><text:span text:style-name="T106">De macer^.j</text:span><text:span text:style-name="T75"> Macer Cortex est, qui<text:line-break/>ex ludia convehitur, gustu multum acerbo cum levicula<text:line-break/>rquadam acrimonia odorata; jucundum sane: redolens, </text:span><text:span text:style-name="T75">ut<text:line-break/></text:span><text:span text:style-name="T75">pleraque aromata, sive odorata, quae ex India convehuntur.<text:line-break/>Videtur- itaque </text:span><text:span text:style-name="T75">et </text:span><text:span text:style-name="T75">ipsu ex mixta constare essentia, pleraque<text:line-break/>• terrena frigida, paucula vero calida et tenuium partium.<text:line-break/>Quamobrern valenter desiccat astringitque, proinde coeliacis'<text:line-break/></text:span><text:span text:style-name="T75">et </text:span><text:span text:style-name="T75">dysentericis miscetur facultatibus, </text:span><text:span text:style-name="T75">in </text:span><text:span text:style-name="T75">tertio exic.caniium<text:line-break/>consistens ordine, in caloris frigorisque disterentia neutrum<text:line-break/>insigniter efficiens.<text:tab/>•</text:span></text:p>
      <text:p text:style-name="P8"><text:span text:style-name="T106">[2. De malabathro."]</text:span><text:span text:style-name="T75"> Malabathri folium spicae nardi<text:line-break/>similem facultatem obtinet</text:span></text:p>
      <text:p text:style-name="P8"><text:span text:style-name="T75">[5. </text:span><text:span text:style-name="T106">De malva et althaeasp</text:span><text:span text:style-name="T75"> Malva, agrestis quidem<text:line-break/>discutientis paululum et emollientia leviter est facultatis,</text:span></text:p>
      <text:p text:style-name="P7"><text:span text:style-name="T75">hortensis vero quantu plus habet </text:span><text:span text:style-name="T106">aopean</text:span><text:span text:style-name="T75"> humiditatis, tantu<text:line-break/>facultate imbecillior est Fructus ejus tantu validior est<text:line-break/>quanto et siccior- Porro huius generis est et ea quae malva<text:line-break/>arborefcens nuncupatur, fed efficacissime comprehensarum<text:line-break/>in digerendo. Appellatur etiam althaea.</text:span></text:p>
      <text:p text:style-name="P8"><text:span text:style-name="T75">[4. </text:span><text:span text:style-name="T106">JJa</text:span><text:span text:style-name="T75"> mandragora.] Mandragora vincentem habet<text:line-break/>facultatem refrigeratoriam, adeo ut tertii sit ordinis refri-<text:line-break/>gerantium. Veruntanien nonnihil etiam caloris inest et in<text:line-break/>pomis humiditatis. Proinde soporem ea conciliandi vini<text:line-break/>habent. Radicis cortex quinti sit valentissiiuus, non tane<text:line-break/>tum refrigerat, sed et desiccat, reliquum quod lutus est<text:line-break/>imbecillum est.</text:span></text:p>
      <text:p text:style-name="P8"><text:span text:style-name="T75">(5. De </text:span><text:span text:style-name="T106">marathro, saeriiculatj</text:span><text:span text:style-name="T75"> Eoenieulum lam va-<text:line-break/>lenter calefacit ut ex tertio ordine calefacientium censeri<text:line-break/>promereatur,; desiccat vero tion aeque, scd ipfum quispiam<text:line-break/>in hoc primi esse ordinis pusuerit. Proinde lac, procreat,<text:line-break/>quod si admodum desiccaret, non sane efficeret; fitffusis ea-</text:span></text:p>
      <text:p text:style-name="P7"><text:span text:style-name="T75">dem ratione auxiliatur, urinas mensesque' ciet. Porro est<text:line-break/>et alterum'foeniculum agreste, quodpraemagnitudinehip-<text:line-break/>pomarathrumnuncupant, cujus radix ac' semen amplius<text:line-break/>quam domestici desiccandi vim obtinet, quocirca ventrem<text:line-break/>. quoque eo nomine sistere videtur, nec sane manifesta illis<text:line-break/>inesse ridetur astrictio. Hujus, non radix modo, fed et<text:line-break/>multo magis femen cachryi assimile est, putestque et calculos<text:line-break/>frangerent auriginosos fanare, mensesque et urinas movere,<text:line-break/>-non -tamen lac congerere, sicut illud superius. Aliud est<text:line-break/>lupponiarathrum, cujus semen rotundum est et acre, simile<text:line-break/>‘ semini coriandri, facultate quidem hippornarathro simile, sed</text:span></text:p>
      <text:p text:style-name="P38"><text:span text:style-name="T75">debilius.<text:tab/>'</text:span></text:p>
      <text:p text:style-name="P8"><text:span text:style-name="T75">'fsi. </text:span><text:span text:style-name="T106">De rnasiichesp^</text:span><text:span text:style-name="T75"> Mastiche candida quidem et Chia<text:line-break/></text:span><text:span text:style-name="T116">:</text:span><text:span text:style-name="T75"> iconsueto more cognominata quodammodo ex contrariis<text:line-break/>composita facultatibus est, astringente videlicet </text:span><text:span text:style-name="T106">et</text:span><text:span text:style-name="T75"> emol-<text:line-break/>liente. Proinde stomachi, ventris, intestinorum jecorisque<text:line-break/>inflammationibus competit, ut puta secundo ordlue calefa-</text:span></text:p>
      <text:p text:style-name="P6"><text:span text:style-name="T75">ciens et desiccans. Nigra </text:span><text:span text:style-name="T75">vero, </text:span><text:span text:style-name="T75">quae Aegyptia cognomina-<text:line-break/>tur, tum magis desiccat tum minus astringit, quamobrern<text:line-break/>aptior quodammodo </text:span><text:span text:style-name="T75">est </text:span><text:span text:style-name="T75">ad </text:span><text:span text:style-name="T75">ea </text:span><text:span text:style-name="T75">quae validiorem digestionem<text:line-break/>per halitum exposcunt. </text:span><text:span text:style-name="T75">Hac </text:span><text:span text:style-name="T75">ratione et formiculis bonum<text:line-break/>est remedium. Porro oleum unguentumqne mastichinum<text:line-break/>ex Chia conficitur, non admodum sane ex Aegyptia. Cae-<text:line-break/>terum similis est et ipsum mastichae facultatis.</text:span></text:p>
      <text:p text:style-name="P8"><text:span text:style-name="T75">[7. </text:span><text:span text:style-name="T106">De melanthio, nigellae</text:span><text:span text:style-name="T75"> Melanthium calefacit<text:line-break/>atque desiccat tertio ordine. Visietnr etiam tenuium esse '<text:line-break/>partium, hoc enim nomine oaterrhos fanat calidum in lin-<text:line-break/>teo admotum atque assiduo olefactum. Quin etiam si intro<text:line-break/>in corpus fumatur, vel maxime flatus extinguit. Unde con-<text:line-break/>stat essentiae ipsum esse subtilium partium et ad unguem a<text:line-break/>caliditate elaboratae, propterea sane etiam amarum esu<text:line-break/>Ostensum vero in quarto horum voluminum est, quod quum<text:line-break/>ad extremam tenuitatem atque elaborationem terrena per-<text:line-break/>tingit substantia, amara proveniat qualitas. Itaque mirum<text:line-break/>notr est, si lumbricos interimat non esum modo, fed etiam</text:span></text:p>
      <text:p text:style-name="P6"><text:span text:style-name="T75">foris ventri impositum, siquidem et id praestare posse sapo-<text:line-break/>rem amarum monstratum esti. Nec sime etiam mirandum,<text:line-break/>si lepras, clavos, myrmecias ejiciat, ei praesertim qui in su-<text:line-break/>perioribus libris comprehensorum haud est immemor. Sic<text:line-break/>vero etiam orthopnoeam juvat et menses provocat, qni<text:line-break/>utique ob crassitiem aut viscositatem humorum retenti sue-<text:line-break/>rint. ln fumma vero pbi sectione, exterfione, deficcatione,<text:line-break/>calefactione, est opus, praestanti®nium id remedium est.</text:span></text:p>
      <text:p text:style-name="P8"><text:span text:style-name="T75">[8. </text:span><text:span text:style-name="T106">De meliloto.'}</text:span><text:span text:style-name="T75"> Melilotum mixtae facultatis est,<text:line-break/>habet enim quiddam astringens, sed et digerit et concoquit,<text:line-break/>copiosior enim in eo est substantia calida quam frigida.</text:span></text:p>
      <text:p text:style-name="P8"><text:span text:style-name="T75">[g, </text:span><text:span text:style-name="T106">De melle.j</text:span><text:span text:style-name="T75"> Mel desiccat et calefacit ordine se-<text:line-break/>cundo. Est autein simplicis quoad fieri potest tum facul-<text:line-break/>tatis tum temperamenti extergentis, ut nobis appellare<text:line-break/>mos est, medicamentorum speciei exissens. Porro coctum<text:line-break/>minus acre abstersoriumque redditur.' Itaque ad sinuosorum<text:line-break/>ulcerum glutinationes, eo utuntur,. Caeterum si quod mei</text:span></text:p>
      <text:p text:style-name="P6"><text:span text:style-name="T75">amarum, est, ceu Sardoum, clarum est et ipsum mixtae esse<text:line-break/>facultatis, tanquam si nostrum quispiam ei absinthium ad-<text:line-break/>miscuisset. Sed et saccharum, ut vocant, quod ex India<text:line-break/>atque felici Arabia convehitur, concrescit quidem, ut ajuntj<text:line-break/>circa calamos et ipsum mellis est species minus certe nostra-<text:line-break/>te dulcis, scd assimiles ei vires obtinens, quod ad abstergen-<text:line-break/>diiin, desiccandum et digerendum attinet, porro quatenus<text:line-break/>nec inimicum stomacho est, ceu nostras, nec sitim afferens,<text:line-break/>eatenus ab illo fubstantia differt.</text:span></text:p>
      <text:p text:style-name="P8"><text:span text:style-name="T75">[1O. De </text:span><text:span text:style-name="T106">meligsophyllo , citragine.^</text:span><text:span text:style-name="T75"> MelissephylIum<text:line-break/>marrubio simile est facultate, • scd plurimum ab eo vincitur.<text:line-break/>Quamobrern nec utitur eo quispiam, supervacaneum siqui-<text:line-break/>dem foret praesente marrubio, cujus tantus est ubique ter-<text:line-break/>rarum proventus, velle uti melissophyllo. Caeterum si cui<text:line-break/>forte ad manum quandoque marrubium non fuerit, illo<text:line-break/>uti liceat, modo non exciderit, quod ab hoc exuperetur.</text:span></text:p>
      <text:p text:style-name="P8"><text:span text:style-name="T75">[ii. De me/piio.] Mespilum, alii tricoccum nomi-<text:line-break/>nant, quod tria intus in universum gerat grana, quorum</text:span></text:p>
      <text:p text:style-name="P7"><text:span text:style-name="T75">unumquodque arboris est semen, ceu ea quae in malis in-<text:line-break/>veniuntur ipsius mali, et quae acini uvae vitis, et ficus </text:span><text:span text:style-name="T116">:<text:line-break/></text:span><text:span text:style-name="T75">grana ceu cenchramides. Arboris hujus fructus admodum<text:line-break/>acerbus est, vixque edi potest ventrem, strenue coercens.</text:span></text:p>
      <text:p text:style-name="P39"><text:span text:style-name="T75">' Quin et in germinibus et foliis acerba haec qualitas non<text:line-break/>pauca reperitur.<text:tab/>.<text:tab/>. •</text:span></text:p>
      <text:p text:style-name="P8"><text:span text:style-name="T106">[12, De medio trifolio, odorato]</text:span><text:span text:style-name="T75"> Medii radicem<text:line-break/>contra atque fructum ipsum temperatam esse contigit,<text:line-break/>nam illa quidem austera est et fluxiones cohibet quum alias<text:line-break/>tum vero etiam profluvium muliebre quod vocanti At se-<text:line-break/>men tantum abest ut tale quid efficiat, ut etiam menses<text:line-break/>cieat, nimirum tenuium partium et incidendi facultatis. </text:span><text:span text:style-name="T75">-</text:span></text:p>
      <text:p text:style-name="P8"><text:span text:style-name="T75">[rsp </text:span><text:span text:style-name="T106">D.e mecone,</text:span><text:span text:style-name="T75"> papavere.] Papaver alterum rhoeas<text:line-break/>nuncupatum est, quod scilicet celeriter flos ejus defluat,<text:line-break/>niterum domesticum, quandoquidem colitur. Quin et aliae<text:line-break/>duae praeter has sunt. species sy-lvestris papaveris, alterum<text:line-break/>yelut insidentem calicem sustinens, alterum longiorem quam<text:line-break/>illud calicem obtinens, totum autcm procerius ac sqnallidins.</text:span></text:p>
      <text:p text:style-name="P6"><text:span text:style-name="T75">Ab hoc succus defluit, atque hinc est quod hanc speciem<text:line-break/>quidam rhoeada nominent. Porro omnium facultas resci-<text:line-break/>geratoria est. Caeterum fativi semen, quod et thylacite.<text:line-break/>cognominant, mediocriter somnum conciliat, visu candidnm,<text:line-break/>proinde pani ipsum inspergunt, ac melle maceratum edunt.<text:line-break/>At ejus quod primo Joco recensuimus, cujus florem celeriter<text:line-break/>decidere posuimus, validius semen refrigerat, itaque ne-<text:line-break/>quaquarn eo quis innoxie solo uti possit, sicut sativo, sive<text:line-break/>domestico, melli admiscens. Admodum vero, si </text:span><text:span text:style-name="T106">ita</text:span><text:span text:style-name="T75"> sum-<text:line-break/>ptum fit, somnum conciliat. Caeterum pusillum ejus in-<text:line-break/>spergunt iis quae ex melle conficiuntur bellariis atque itriis<text:line-break/>panibusque. Porro tertio loco dicti semen atrum, etiam<text:line-break/>medicamentosum est, admodum refrigerans. At quod quarto<text:line-break/>luco positum est, omnium est medicatissimum tum in femi-.<text:line-break/>ne tum lu caliculis tum iii foliis tum in succo. Valide<text:line-break/>enim refrigerat, ad stuporem usque et mortem perducens.<text:line-break/>Sed medici quo probe eo utantur, medicamentis miscentes,<text:line-break/>frigiditatis vehementiam retundunt. Est enim ex quarto et</text:span></text:p>
      <text:p text:style-name="P6"><text:span text:style-name="T75">ultimo refrigerantium ordine. Porro quo pacto maxime<text:line-break/>ex methodo mixtionem facere oporteat, non est praesentis<text:line-break/>tractationis proprium, scd ejus quae de componendis me-<text:line-break/>dicamentis agit, quae post hoc opus a nobis exponetur.</text:span></text:p>
      <text:p text:style-name="P40"><text:span text:style-name="T75">[i4. De mecone </text:span><text:span text:style-name="T106">ceratitide, papavere corniculato.]<text:line-break/></text:span><text:span text:style-name="T75">Papaver corniculatum, nominatum quidem sic est afructu<text:line-break/>levem inversionem habente, velut et foenum Graecum, ut<text:line-break/>bovis cornu esse videatur simile. Vocatur porro </text:span><text:span text:style-name="T106">a</text:span><text:span text:style-name="T75"> quibus-<text:line-break/>' dam paralium, quandoquidem ut plurimum juxta mare na-<text:line-break/>fcitur. Vim habet incidendi et abstergendi. Itaque radix<text:line-break/>herbae in aqua decocta ad dimidium hepaticos affectus ad-<text:line-break/>juvat. Porro folia et flores fordida admodum et contumacia<text:line-break/>ulcera juvant, fed ea rejicere oportet ulceribus jam ex-<text:line-break/>purgatis, adeo enim abstergere valent, ut et purae quoque<text:line-break/>carnis nonnihil eliquent, lloc virium robore non surdem<text:line-break/>duntaxat, fed et crustam ulceribus detrahit. '<text:tab/>&gt;</text:span></text:p>
      <text:p text:style-name="P13"><text:span text:style-name="T75">[15. </text:span><text:span text:style-name="T106">De mecone hieractio, 'papavere herculeo.~j</text:span><text:span text:style-name="T75"> Pa-<text:line-break/>paver Herculeum. Vocatur vero fpumusum, eo quod totum</text:span></text:p>
      <text:p text:style-name="P6"><text:span text:style-name="T75">candidum est et spumofurn exile. Semen habet pituitam<text:line-break/>expurgans.</text:span></text:p>
      <text:p text:style-name="P8"><text:span text:style-name="T75">[16. De maio.j Malus non omnis unius naturae est,<text:line-break/>velut nec ejusdem fructus. Quippe quaedam mala dulcia<text:line-break/>funt, quaedam austera, nonnulla acerba, nonnulla acida, alia<text:line-break/>extreme exoleta et aquea. Et sane in istis aquemn exupe-<text:line-break/>rat, ut temperies eorum sit tum humidior tum frigidior,<text:line-break/>in acerbis tum terrenum frigidum, in austeris vero tum<text:line-break/>istud, tum aqueum frigidum, sicut in dulcibus aqueum<text:line-break/>temperatum. Sic quoque </text:span><text:span text:style-name="T106">fticci, cortices</text:span><text:span text:style-name="T75"> foliaque arborum<text:line-break/>inter fele dissident. Itaque si aufleriora sint atque acidiora,<text:line-break/>vulnera illis glutinare possis, tum in phlegmonarum prin-<text:line-break/>cipio fluxionem repercutere ac stomachum ventremque<text:line-break/>exolutum. ac languidum roborare, at aquosioribus medio-.<text:line-break/>cres phlegmonas incipientes et gliscentes remittere. Sed<text:line-break/>haec jam ad curandi rationem attinent, proinde ea citius<text:line-break/>etiam relinquenda. Porro quod plurima pomis omnibus</text:span></text:p>
      <text:p text:style-name="P6"><text:span text:style-name="T75">excrementitia frigidaque insit humiditas vel hinc liqueat<text:line-break/>quod eorum omnium nullus omnino succus durare ac ve-<text:line-break/>tustatem ferre possit, verum acescant eorrumpanturque uni-<text:line-break/>versi. Solus enim cydoniorum et struthiorum, utpote quae<text:line-break/>propter vincentem astrictionem minus caeleris sunt humida, </text:span><text:span text:style-name="T75">&gt;<text:line-break/></text:span><text:span text:style-name="T75">succus coctus cum melle durare potest, tametsi ipse perse<text:line-break/>non ita durare queat.</text:span></text:p>
      <text:p text:style-name="P41"><text:span text:style-name="T75">[17. </text:span><text:span text:style-name="T106">JDe malo JPersica.y</text:span><text:span text:style-name="T75"> Malus Persica. Haec vulgo<text:line-break/>nunc ab omnibus vocantur Perfica tantum, illo videlicet<text:line-break/>omisso malo. Ipsa igitur arbor </text:span><text:span text:style-name="T106">in germinibus et'</text:span><text:span text:style-name="T75"> foliis vin-<text:line-break/>centem habet amaram qualitatem. Proinde solia ejus trita<text:line-break/>et super umbilicum imposita lumbricos necant. Alioqui<text:line-break/>fane etiam discutiens medicamentum est, fructus ejus nem-<text:line-break/>pe esculentum hoc persicum humilior est et frigidior tem-<text:line-break/>perie.<text:tab/>• '</text:span></text:p>
      <text:p text:style-name="P8"><text:span text:style-name="T75">(18. </text:span><text:span text:style-name="T106">De malo Armenica7\</text:span><text:span text:style-name="T75"> Malus Armenica. Hujus<text:line-break/>vetus nomen deficit, vocant enim omnes tum fructum tum</text:span></text:p>
      <text:p text:style-name="P6"><text:span text:style-name="T75">arborem praecocium Fructus hnrnidior frigidiorque est,’'<text:line-break/>tttrumque fecundo quodammodo excessu perpessus.</text:span></text:p>
      <text:p text:style-name="P8"><text:span text:style-name="T75">[19. </text:span><text:span text:style-name="T106">De malo</text:span><text:span text:style-name="T75"> d/edica.J Malus Medica. Hujus scu</text:span><text:span text:style-name="T75">i<text:line-break/></text:span><text:span text:style-name="T75">ctus non amplius malum Medicum, sed ab omnibus citriurn<text:line-break/>nuncupari assolet. In femine quidem vincentem habens<text:line-break/>qualitatum acidam et siccam, ut ipsum tertii sit ordinis re-<text:line-break/>siccantium refrigerantiumque, in cortice vero itidem defic-<text:line-break/>cantem temperiem est fortitus, non parum tamen habentem<text:line-break/>acrimoniae, proinde desiccat hic secundo excessu, non tamen<text:line-break/>frigidus est, sed aut temperatus aut paulo lusca. Porro<text:line-break/>caro ejus pariter crassi succi est et pituitosa frigidaque, nam<text:line-break/>et ipsa editur sicut et cortex. Semen omni ineptum est,<text:line-break/>tum humidum lllud et acidum, de quo primum disserui, et<text:line-break/>nucleus qui ia illo invenitur, id quod re vera semen est,<text:line-break/>hic amarus est et digerendi videlicet siccandiqne facultatem<text:line-break/>obtinens, secundo quodammodo ordine s temperatis rece-<text:line-break/>dens. Folia vero denique exsiccandi ac discutiendi vim ob*<text:line-break/>tinent.</text:span></text:p>
      <text:p text:style-name="P7"><text:span text:style-name="T90">[20. </text:span><text:span text:style-name="T106">De meo.] Meum. Hujus radices</text:span><text:span text:style-name="T75"> perutiles sunt,<text:line-break/></text:span><text:span text:style-name="T75">calidae tertio ordiue, </text:span><text:span text:style-name="T75">siccae secundo. Proinde </text:span><text:span text:style-name="T75">urinam </text:span><text:span text:style-name="T75">meu- •<text:line-break/></text:span><text:span text:style-name="T75">fesque ciere volentes </text:span><text:span text:style-name="T75">hoc utuntur pharmaco. </text:span><text:span text:style-name="T75">Sed </text:span><text:span text:style-name="T75">si plu-<text:line-break/></text:span><text:span text:style-name="T75">sculum </text:span><text:span text:style-name="T75">sumatur; capiti dolorem </text:span><text:span text:style-name="T75">movet, utpote quum </text:span><text:span text:style-name="T75">plu-<text:line-break/></text:span><text:span text:style-name="T75">sculum </text:span><text:span text:style-name="T75">sit </text:span><text:span text:style-name="T75">calidum quam siccum, quippe quum humiditatem<text:line-break/>crndiusculam etiamnum </text:span><text:span text:style-name="T75">et flatuosam ealiditas, quae in ipso<text:line-break/></text:span><text:span text:style-name="T75">est, ad caput deserat, </text:span><text:span text:style-name="T75">atque </text:span><text:span text:style-name="T75">ita ipsum afficiat laedatque. </text:span><text:span text:style-name="T75">..</text:span></text:p>
      <text:p text:style-name="P8"><text:span text:style-name="T75">[ai. </text:span><text:span text:style-name="T106">sca milace</text:span><text:span text:style-name="T75"> a/pera.} </text:span><text:span text:style-name="T75">Milax </text:span><text:span text:style-name="T75">aspera claviculis<text:line-break/>plena est, </text:span><text:span text:style-name="T75">varie </text:span><text:span text:style-name="T75">namque arboribus circumvolvitur sursum<text:line-break/>steorsum. Folia leviter- acria gustantibus sunt et alloqui<text:line-break/>utentibus </text:span><text:span text:style-name="T75">calida.</text:span></text:p>
      <text:p text:style-name="P13"><text:span text:style-name="T75">;. . </text:span><text:span text:style-name="T75">[aal </text:span><text:span text:style-name="T106">De milace laevsc\</text:span><text:span text:style-name="T75"> Mllax laenis quodammodo<text:line-break/>jam dictae </text:span><text:span text:style-name="T75">similes </text:span><text:span text:style-name="T75">vires </text:span><text:span text:style-name="T75">obtinet.</text:span></text:p>
      <text:p text:style-name="P8"><text:span text:style-name="T75">[usi, .De </text:span><text:span text:style-name="T106">moro.].</text:span><text:span text:style-name="T75"> </text:span><text:span text:style-name="T75">Mori fructus maturus </text:span><text:span text:style-name="T75">quidem vene<text:line-break/>irem subducit, </text:span><text:span text:style-name="T75">immaturus </text:span><text:span text:style-name="T75">vero </text:span><text:span text:style-name="T75">ubi </text:span><text:span text:style-name="T75">aruerit </text:span><text:span text:style-name="T75">admodum </text:span><text:span text:style-name="T75">re-<text:line-break/>stringit.. Itaque </text:span><text:span text:style-name="T75">ad- </text:span><text:span text:style-name="T75">dysenterias </text:span><text:span text:style-name="T75">accommodus </text:span><text:span text:style-name="T75">est </text:span><text:span text:style-name="T75">et affectio-<text:line-break/></text:span><text:span text:style-name="T75">nes coeliacas et </text:span><text:span text:style-name="T75">quascunque alias fluentes. Contunditur</text:span></text:p>
      <text:p text:style-name="P6"><text:span text:style-name="T75">autem ac'obsoniis commiscetur, velut rhoi fructus,: aut si<text:line-break/></text:span><text:span text:style-name="T85">cui </text:span><text:span text:style-name="T75">ita videatur, ex aqua, aut vino, bibat. Porro quod ma-'<text:line-break/>turorum succus ad stomatica medicamenta sit utilis, propter eam<text:line-break/>•videlicet quae luest illi astrictionem, neminem latet Praeterea<text:line-break/>ad alia complura particularia quae mediocrem poliunt astri-<text:line-break/>ctibnem competit. At immatura mora praeter acerbitatem<text:line-break/></text:span><text:span text:style-name="T106">et</text:span><text:span text:style-name="T75"> ariditatem sortita sunt. Et tota adeo arbor iu omnibus<text:line-break/>suis partibus mixtam aliquam vim obtinere videtur ex </text:span><text:span text:style-name="T106">re-<text:line-break/></text:span><text:span text:style-name="T75">stringente et purgante compositam , attamen in radicis cor-<text:line-break/>tice purgatoria cum quadam amaritudine exuperat, adeo ut<text:line-break/>et latum lumbricum interficiat. In aliis autem partibus<text:line-break/>restringens vincit. In foliis tamen et germinibus quodam-<text:line-break/>modo media utrisque temperies esu</text:span></text:p>
      <text:p text:style-name="P8"><text:span text:style-name="T75">[a4. De </text:span><text:span text:style-name="T106">myagro.]</text:span><text:span text:style-name="T75"> Myagrr femen pingue est, nam.<text:line-break/>si tundatur, .oleosum quid effundit, quod emplasticam vim<text:line-break/>obtinet.</text:span></text:p>
      <text:p text:style-name="P8"><text:span text:style-name="T75">[a5. De </text:span><text:span text:style-name="T106">myoetibus,. sungisij</text:span><text:span text:style-name="T75"> Eungus frigida humi-<text:line-break/>daque admodum plauta est, quamobrern etiam proxime ad</text:span></text:p>
      <text:p text:style-name="P42"><text:span text:style-name="T75">deleteriam et enecantem facultatem accedit. Et sane inter<text:line-break/>.eos sunt , qui interficiant, potissimum qui ex natura mixtam<text:line-break/>habent qualitatem putredinofam.<text:tab/>-<text:tab/>' </text:span><text:span text:style-name="T75">•</text:span></text:p>
      <text:p text:style-name="P43"><text:span text:style-name="T75">fu6. De </text:span><text:span text:style-name="T106">mylej iftolaij</text:span><text:span text:style-name="T75"> Molae radix parvo bulbo<text:line-break/>similis est, faculiatis contrahentis. Nam cum farina lolii<text:line-break/>apposita, apertam vulvam sanare scribit Dioscorides. </text:span><text:span text:style-name="T75">&lt;<text:line-break/>. (<text:tab/></text:span><text:span text:style-name="T75">[27. De </text:span><text:span text:style-name="T106">rrejosiotide, nuricula rnurM.J</text:span><text:span text:style-name="T75"> Auricula inu-</text:span></text:p>
      <text:p text:style-name="P8"><text:span text:style-name="T75">.ris, quidam vero rnyos ota, desiccat fecundo ordine, caete-<text:line-break/>• rum uullam evidentem caliditatem possidet. </text:span><text:span text:style-name="T75">- r</text:span></text:p>
      <text:p text:style-name="P8"><text:span text:style-name="T75">[28. </text:span><text:span text:style-name="T106">De myrice,</text:span><text:span text:style-name="T75"> tamarice.] Tamarix abstergentis<text:line-break/>est ac incidentis facultatis absque perspicua desiccatione;<text:line-break/>habet vero etiam astrictionem nonnullam. • Has ob qualita-<text:line-break/>tes facultatesque admodum prodest lieni indurato decocta<text:line-break/>cum aceto aut vino; sive radice, sive foliis, sive extremis<text:line-break/>ramulis decoctis. Sanat.porro dentium dolores. - Caeterum<text:line-break/>fructus et cortex non paucam sortita sunt aftrictionem, adeo<text:line-break/>ut gallae omphacitidi proxima sint, nisi quod acerbitas evi-<text:line-break/>deus est lu galla, fed myricae fructui temperies luest inaeq</text:span></text:p>
      <text:p text:style-name="P44"><text:span text:style-name="T75">qualis,, immixsa est enim naturae ejus multa vis abstergendi,<text:line-break/>atque partium , tenuitas, quod sane gallae non accidit. At-<text:line-break/>tamen ubi galla forte ad manum non erit, eo uti liceat ad<text:line-break/>omnia ad quae, illa utimur, ad eadem </text:span><text:span text:style-name="T106">et cortice. .. Porro<text:line-break/>tamaricis</text:span><text:span text:style-name="T75"> combustae cinis admodum desiccatoriae facultatis,<text:line-break/>est, plurimam habens abstergendi et incidendi facultatem,<text:line-break/>pauxillam astringendi, </text:span><text:span text:style-name="T75">,<text:tab/>*</text:span></text:p>
      <text:p text:style-name="P45"><text:span text:style-name="T75">(29. </text:span><text:span text:style-name="T106">De millefolio^</text:span><text:span text:style-name="T75"> Millefolium usque eo desiccato.;<text:line-break/>xiae facultatis est, ut vuluera, glutinet. ,<text:tab/>&lt;</text:span></text:p>
      <text:p text:style-name="P8"><text:span text:style-name="T75">[3o. </text:span><text:span text:style-name="T106">JJe</text:span><text:span text:style-name="T75"> myrrhide.] Myrrhis; quidam myrrhan no-<text:line-break/>minant, radicem habet odoris jucundi et dulcem quaeque<text:line-break/>menses moveat, tum ea quae thoracem ac pulmonem gra-<text:line-break/>vant expurgantem. ; Itaque ex secundo ordine- suerit cale-<text:line-break/>facientium, adjuncta quadam partium tenuitate.-</text:span></text:p>
      <text:p text:style-name="P8"><text:span text:style-name="T75">[3i. </text:span><text:span text:style-name="T106">De myrto.] </text:span><text:span text:style-name="T75">Myrtus. Ex contrariis substantiis<text:line-break/>haec planta constat, vincit tamen lu ea frigidum terrenum.<text:line-break/>Habet vero etiam quiddam tenuium partium calidum. Ita-,<text:line-break/>que valenter desiccat. Porro tum solia, tuin germina, tutu</text:span></text:p>
      <text:p text:style-name="P7"><text:span text:style-name="T75">fructus; tum succus non parum inter fern astrictione dissi-<text:line-break/>-dent. Porro quod ramis et trunco adnascitur tuberosum,-<text:line-break/>- stuam quidam myrtadu nuncupant, quanto dictis sicciu/ est,</text:span></text:p>
      <text:p text:style-name="P13"><text:span text:style-name="T75">tanto et desiccat et astringit vehementius- Quidam id repo-</text:span><text:span text:style-name="T116">1<text:line-break/></text:span><text:span text:style-name="T75">nunt tundentes, postea vino subigentes; </text:span><text:span text:style-name="T106">acia pastillos for-<text:line-break/>mantes.</text:span><text:span text:style-name="T75"> .Eolia item arida viridibus plus destceant, miscetur<text:line-break/>enim virentibus humiditas quaedam. Porro faceus non tan-:<text:line-break/>tum ex virentibus foliis exprimitur, fed et ex fructu. Con-<text:line-break/>stipandi vim haec omnia habent, tum suris imposita, tum<text:line-break/>intro sumpta in corpus, quod scilicet nondum ullam dele-<text:line-break/>feriam aut purgatoriam substantiam • habeant admixtam.</text:span></text:p>
      <text:p text:style-name="P8"><text:span text:style-name="T75">[32. </text:span><text:span text:style-name="T106">Oe moly.]</text:span><text:span text:style-name="T75"> Moly. Hoc quidam vocant rutam<text:line-break/>silvestrem, nonnulli harmolarn, Syri besasan, sicut Cap-<text:line-break/>padoces moly, quia radicem habeat nigram et florem la-<text:line-break/>cteum; Vis ejus tenuium partium est calida tertio ordine.<text:line-break/>Unde et crassos et viscosos humores incidit, ac discutit et<text:line-break/>urinam movet.</text:span></text:p>
      <text:h text:style-name="P2" text:outline-level="1"><text:bookmark-start text:name="bookmark2"/>GALENI DE SIMPLICIUM MEDICA-<text:line-break/>MENTO RVM TEMPE RAM ENTIS AC<text:line-break/>FACVLTATIBVS LIBER VIIL<text:bookmark-end text:name="bookmark2"/></text:h>
      <text:h text:style-name="P3" text:outline-level="2">Prooemium.</text:h>
      <text:p text:style-name="P5"><text:span text:style-name="T75">Quantum itaquo reliquum est facul?<text:line-break/>tatis in plantis, </text:span><text:span text:style-name="T106">id</text:span><text:span text:style-name="T75"> hoc libro dicetur, nec id quidem omne,<text:line-break/>fed tantum eflectricium qualitatum actiones. Nam totius<text:line-break/>substantiae plantarum opera postea per se exponam. Com-<text:line-break/>inonefactis itaque lectoribus de iis qnae supra tractavimus;<text:line-break/>nempe quod cnj usque simplicis facultatis in majoris mino,<text:line-break/>risque ratione disurinieti quatuor ordinibus Uotavitnus, quod-</text:span></text:p>
      <text:p text:style-name="P7"><text:span text:style-name="T75">que perspicuis limitibus cujusque ordinis latitudinem cir-<text:line-break/>cumscripsimus </text:span><text:span text:style-name="T75">, </text:span><text:span text:style-name="T75">tum quod inveniendarum facultatum ratio-<text:line-break/>nem quandam ac viam docuimus, horumque omnium de-<text:line-break/>monstrationes confecimus, ac sicopos posuimus et cujusque<text:line-break/>facultatis judicandi normas tum peculiares tum communes,<text:line-break/>isic jam.reliqua adjiciemus hortantes siquis sit, </text:span><text:span text:style-name="T127">quitus.su-<text:line-break/></text:span><text:span text:style-name="T75">perioribus versatus non sit,, ut aut haec omnino relinquat,<text:line-break/>aut fi amans laboris est, ab initio prius totum opus perlegat.<text:line-break/>Siquidem priusquam in illis exercitatus fuerit, obscura<text:line-break/>omnia et demonstrationis expertia videbuntur ducenda.</text:span></text:p>
      <text:h text:style-name="P3" text:outline-level="2"><text:span text:style-name="T100">C</text:span><text:span text:style-name="T75">ap. XllI.</text:span></text:h>
      <text:p text:style-name="P9"><text:span text:style-name="T75">[</text:span><text:span text:style-name="T100">1</text:span><text:span text:style-name="T75">. De </text:span><text:span text:style-name="T106">nardi spicae</text:span><text:span text:style-name="T78">] </text:span><text:span text:style-name="T75">Nardi spica ca-<text:line-break/>lefacit excessu primo, desiccat secundo jam completo. Com-<text:line-break/>• posita est ex astringente sufficienter substantia et acri calida<text:line-break/>non multa et quadam leviter subamara. Ex his constans<text:line-break/>facultatibus radix et ad jecur et ad stomachum merito con-<text:line-break/>venit tum pota tum extrinsecus imposita. </text:span><text:span text:style-name="T75">,, </text:span><text:span text:style-name="T75">Urinam ciet,<text:line-break/>morsus stomachi sanat, in ventre ac intestinis consistentes</text:span></text:p>
      <text:p text:style-name="P46"><text:span text:style-name="T75">fluxiones desiccati, ad haec et eas quae-in capite et thorace.<text:line-break/>Valentior </text:span><text:span text:style-name="T106">est vocata</text:span><text:span text:style-name="T75"> Indica quae nigrior est quam Syriaca<text:line-break/>vocata.'<text:tab/></text:span></text:p>
      <text:p text:style-name="P47"><text:span text:style-name="T75">[u. De </text:span><text:span text:style-name="T106">nardo Celtica.</text:span><text:span text:style-name="T120">1</text:span><text:span text:style-name="T106">,</text:span><text:span text:style-name="T75"> Nardus Celtica jam dictis<text:line-break/>similis quadantenus in genere facultatis est, caeterum ad<text:line-break/>omnia imbecillior, piaeterquam id pro vocandam urinam<text:line-break/>Siquidem calidiorillis est, fed minus astringit.<text:tab/>-</text:span></text:p>
      <text:p text:style-name="P8"><text:span text:style-name="T75">[fi. De </text:span><text:span text:style-name="T106">nardo moritanasp</text:span><text:span text:style-name="T75"> Nardus montana, quae et<text:line-break/>thylacitis efpyritis nuncupatur, plurima in Cilicia nascitur,<text:line-break/>scd praedictis debilior. </text:span><text:span text:style-name="T75">-</text:span></text:p>
      <text:p text:style-name="P8"><text:span text:style-name="T106">[i. Da </text:span><text:span text:style-name="T129">narti.ee,</text:span><text:span text:style-name="T127"> </text:span><text:span text:style-name="T75">siernta.] Ferulae scmen calefacit </text:span><text:span text:style-name="T106">ei</text:span><text:span text:style-name="T75"> at-<text:line-break/>tenuat. Caeterum id quod imus luest, dum adhuc viridis est,<text:line-break/>quod |medullam vocant, astringentem qualitatem participat,<text:line-break/>cujus nomine sanguinem spuentibus et coeliacis convenit.</text:span></text:p>
      <text:p text:style-name="P8"><text:span text:style-name="T75">Esi. De </text:span><text:span text:style-name="T106">napy.]</text:span><text:span text:style-name="T75"> Napy calefacit et desiccat ordine<text:line-break/>quarto.</text:span></text:p>
      <text:p text:style-name="P8"><text:span text:style-name="T75">[6. De </text:span><text:span text:style-name="T106">'naraifsoij</text:span><text:span text:style-name="T75"> Narcissi radix usque adeo exic-<text:line-break/>candij facultate pollet, ut et maxima vulnera conglutinet,</text:span></text:p>
      <text:p text:style-name="P6"><text:span text:style-name="T75">val ad incisiones usque, </text:span><text:span text:style-name="T106">ouae</text:span><text:span text:style-name="T75"> circa tensiones accidunt. Habet<text:line-break/>yero quiddam absterforium </text:span><text:span text:style-name="T106">et</text:span><text:span text:style-name="T75"> attractorinm.</text:span></text:p>
      <text:p text:style-name="P8"><text:span text:style-name="T75">[7. De </text:span><text:span text:style-name="T106">neurade,</text:span><text:span text:style-name="T75"> poterio.] Neuras quidam poterium<text:line-break/>vocant. Desiccandi absque morsu facultatem possidet, adeo<text:line-break/>pt et nervos incisos glutinare credatur. Radices ejus po-<text:line-break/>tissimum ejusmodi vim obtinent. Qulu et decoctum earum<text:line-break/>quidam exhibent iis, quibus affecti furit nervi.</text:span></text:p>
      <text:p text:style-name="P8"><text:span text:style-name="T75">£8, </text:span><text:span text:style-name="T106">De</text:span><text:span text:style-name="T75"> nerio.] Nerinm aut rhododaphne, notus<text:line-break/>omnibus frutex, furis quidem illitus digerendi vim obtinet, .<text:line-break/>porro si intro in corpus assumatur, perniciosus ac venenosus<text:line-break/>non tantum hominibus, sed plerisqne etiam pecudibus esu</text:span></text:p>
      <text:p text:style-name="P8"><text:span text:style-name="T75">[q, De </text:span><text:span text:style-name="T106">nympsiaea-j</text:span><text:span text:style-name="T75"> Nymphaeae tum radix tum<text:line-break/>femen desiccandi xim habet citra morsum. Itaque ventri?<text:line-break/>profluvia cohibet, semenque sive per insomnia, sive alio<text:line-break/>pacto immodice profluens retinet. Juvat porro etiam dys-<text:line-break/>entericos. Caeterum nymphaea, quae candidam habet ra-<text:line-break/>. dicem, potentioris est fecnilatis, ut et muliebri medeatur<text:line-break/>profluvio. Vermn et haec et ea quoque, quae atram habet</text:span></text:p>
      <text:p text:style-name="P7"><text:span text:style-name="T75">radicem, ex vino nigro' austero bibitur. Porre nonnullam<text:line-break/>habent quoque et abstergendi facultatem. Itaque </text:span><text:span text:style-name="T106">et</text:span><text:span text:style-name="T75"> alphos<text:line-break/>-fanant et alopecias; caeterum ad alphos macerantur aqua,<text:line-break/>ad alopecias pice liquida. Sed ad hac aptior est ea, cujus<text:line-break/>radix nigra est, sicut ad alia cujus alba,-</text:span></text:p>
      <text:h text:style-name="P3" text:outline-level="2">Cap. X<text:span text:style-name="T74">I</text:span>V.</text:h>
      <text:p text:style-name="P9"><text:span text:style-name="T75">[-i-. Z?e-xantnto.J Xanthium vocatur<text:line-break/>-etiam phasganiumf Eructus discutiendi vlur obtinet. -</text:span></text:p>
      <text:p text:style-name="P8"><text:span text:style-name="T75">[2. </text:span><text:span text:style-name="T106">De xyride, iride agrestia</text:span><text:span text:style-name="T75"> Xyris quidam, xyri-<text:line-break/>da. tenuium partium, attractoriae, digerendi, ac nimirum<text:line-break/>etiam desiccandi est facultatis quum radix tum multo etiam</text:span></text:p>
      <text:p text:style-name="P15"><text:span text:style-name="T75">, amplius fructus Qui quidem et urinam ciet et lienes in-<text:line-break/>duratos fanare potest.</text:span></text:p>
      <text:p text:style-name="P15"><text:span text:style-name="T75">n </text:span><text:span text:style-name="T106">-- [5r De 'xiphio p gladiolosp</text:span><text:span text:style-name="T75"> Xiphii radix et maxime<text:line-break/>altera illa quae superior est, attrahentem; discutientem et<text:line-break/>desiccantem scilicet etiam facultatem possidet.</text:span></text:p>
      <text:h text:style-name="P3" text:outline-level="2">Cap. XV.</text:h>
      <text:p text:style-name="P9"><text:span text:style-name="T75">[i. </text:span><text:span text:style-name="T106">De OE-,</text:span><text:span text:style-name="T75"> furbo.J Sorbus arbor,<text:line-break/>cujus fructus </text:span><text:span text:style-name="T106">"Qd</text:span><text:span text:style-name="T75"> -vocantur et a plerisque </text:span><text:span text:style-name="T106">Ova</text:span><text:span text:style-name="T75"> cum</text:span><text:span text:style-name="T90">-ύ, </text:span><text:span text:style-name="T75">heo</text:span></text:p>
      <text:p text:style-name="P48"><text:span text:style-name="T75">est sorba, nominantur, astringentem obtinet qualitatem, sed<text:line-break/>multo imbecilliorem quam mespilus. Proinde fane etiam<text:line-break/>esui jucunda est, njinusque quam mefpilus ventrem con-<text:line-break/>stringens.<text:tab/>, i</text:span></text:p>
      <text:p text:style-name="P49"><text:span text:style-name="T75">[2. .De oeno,, </text:span><text:span text:style-name="T106">vino."]</text:span><text:span text:style-name="T75"> Vinum ex secundo est ordine<text:line-break/>calefacientium, sed quod admodum vetus est, ex tertio, sicut<text:line-break/>mustum quod vocant ex primo. Caliditati ejus propartlo-<text:line-break/>.me respondet siccitas. </text:span><text:span text:style-name="T75">'i -<text:tab/></text:span><text:span text:style-name="T106">/.- '. </text:span><text:span text:style-name="T120">r</text:span><text:span text:style-name="T106">r' •</text:span></text:p>
      <text:p text:style-name="P15"><text:span text:style-name="T75">j [si, De </text:span><text:span text:style-name="T106">ofynthia, greseis-]</text:span><text:span text:style-name="T75"> Grossi acrem et discutien-<text:line-break/>tem nim possident, propter succum totius arboris commu-<text:line-break/>nem qui illis luesti. Cocti itaque duros tttmores discutiunt,<text:line-break/>crudi vero myrmecias et thymoa ejiciunt.</text:span></text:p>
      <text:p text:style-name="P8"><text:span text:style-name="T75">[4. De </text:span><text:span text:style-name="T106">•olosiusc]</text:span><text:span text:style-name="T75"> Olostium desiccandi vim habet cum<text:line-break/>astrictione, quamobrern ipsum ad rupta potui exhibent,</text:span></text:p>
      <text:p text:style-name="P8"><text:span text:style-name="T75">[5. De </text:span><text:span text:style-name="T106">dlyra, siligine.] </text:span><text:span text:style-name="T75">OIyra mediam tritici et<text:line-break/>hordei naturam possidet, tam ut nutrimentum quam ut<text:line-break/>inedicamentmn. </text:span><text:span text:style-name="T90">Εχ </text:span><text:span text:style-name="T75">illis igitur de istis colbgitu.</text:span></text:p>
      <text:p text:style-name="P7"><text:span text:style-name="T75">[si. De onagro,] Onagron aut onothera aut ono-<text:line-break/>thyris. Hujus radix arefacta vinosum quiddam redolet.<text:line-break/>Sed et facultatis vini est maxime.</text:span></text:p>
      <text:p text:style-name="P50"><text:span text:style-name="T75">,<text:tab/>....<text:tab/>-<text:tab/>/<text:tab/>- •<text:tab/>;<text:tab/>.<text:tab/>' t</text:span></text:p>
      <text:p text:style-name="P8"><text:span text:style-name="T75">[7. De onosmate.] Onosina vel osmas vel phloni-<text:line-break/>tis vel ononis ex acri et amara constat substantia. Proinde<text:line-break/>quoque creditur foetus necare et ejicere, foliis ejus in vlua<text:line-break/>potis.</text:span></text:p>
      <text:p text:style-name="P8"><text:span text:style-name="T75">! </text:span><text:span text:style-name="T75">[8. De onobryehide.] Onobrychis rarefaciendi dis-<text:line-break/>cutiendique vim obtinet. Proinde folia ejus virentis etiarn-<text:line-break/>nnrn, illita ad morem cataplasmatis, phymata difcutiunt,<text:line-break/>arefactae vera, si cum vino bibantur,- strangurias fanant.<text:line-break/>Quin’etiam sudores elicit cum oleo juncta.</text:span></text:p>
      <text:p text:style-name="P51"><text:span text:style-name="T75">;<text:tab/>[9. </text:span><text:span text:style-name="T106">De</text:span><text:span text:style-name="T75"> ononide.J Ononis radicem habet tertio qua-</text:span></text:p>
      <text:p text:style-name="P8"><text:span text:style-name="T75">dantenus ordine calefacientem. Cortex ejus maxime est<text:line-break/>utilis, habens quippiam et abstersorium et inciforium. Ita-<text:line-break/>que non tantum urinas provocat, fed et lapides confringit.<text:line-break/>Eadem facultate et crustas citu detrahit. Utuntur porro ea</text:span></text:p>
      <text:p text:style-name="P6"><text:span text:style-name="T75">quoque et ad dentium dolores, collui videlicet eam in oxy-<text:line-break/>orato coctam praecipientes.</text:span></text:p>
      <text:p text:style-name="P8"><text:span text:style-name="T75">fio. </text:span><text:span text:style-name="T106">Da</text:span><text:span text:style-name="T75"> aceto.] Acetum in primo horum commen-<text:line-break/>tariorum mixtae esse substantiae, nempe frigidae pariter et<text:line-break/>calidae, ejusque utriusque tenuium partium demonstratum<text:line-break/>est. Caeterum calidam frigida exuperat. Porro magnam<text:line-break/>desiccandi facultatem obtinet, adeo, ut sit tertii ordinis de-<text:line-break/>siccantium jam completi, utique quum validum extiterit.</text:span></text:p>
      <text:p text:style-name="P8"><text:span text:style-name="T75">[rr. </text:span><text:span text:style-name="T106">De oxyacantho, spina aoittasp"</text:span><text:span text:style-name="T75"> Oxyacanthus.<text:line-break/>Haec arbor ut pyro silvestri similem habet speciem, ini et<text:line-break/>vires non dissimiles. Quin et ipsi fructus, pyri quidem<text:line-break/>sylvestris absillute acerbus est, caeterum qui oxyacanthes et<text:line-break/>tenuium est partium et paulum quiddam incisivum obtinet.<text:line-break/>Porro arboris hujus fructus, pyri fylvestris fructui similis<text:line-break/>non est, verum myrtis scilicet ruben^ et rarus. Habet<text:line-break/>vero et .nucleos. Porro non nsus tantum, scd et bibitus<text:line-break/>affectus omnes fluxionum cohibet.</text:span></text:p>
      <text:p text:style-name="P13"><text:span text:style-name="T106">ADc oposacccsp</text:span><text:span text:style-name="T75"> Succus Cyrenaicus quidem</text:span></text:p>
      <text:p text:style-name="P6"><text:span text:style-name="T75">omnes et caliditate et tenuitate exuperat, ac proinde etiam<text:line-break/>omnium maxime per halitum discutit</text:span><text:span text:style-name="T75">, - </text:span><text:span text:style-name="T75">quanquam </text:span><text:span text:style-name="T75">sane </text:span><text:span text:style-name="T75">et<text:line-break/>reliqui admodum calidi sunt et spirituosi, siquidem plurima<text:line-break/>ecrum pars essentiae aeriae est et igneae. </text:span><text:span text:style-name="T75">Porro </text:span><text:span text:style-name="T75">complures<text:line-break/>habentur succi. Quavis namque radice incisa aut </text:span><text:span text:style-name="T75">caule,<text:line-break/></text:span><text:span text:style-name="T75">quod ex vulnere crassum ac lentum effluit, succus est, cae-<text:line-break/>terum specialius et velut per excellentiam quandam,- Cyre-<text:line-break/>naicurn ita nuncupant et Medicum et Syriacum.</text:span></text:p>
      <text:p text:style-name="P8"><text:span text:style-name="T75">[13L De origano.</text:span><text:span text:style-name="T75">J </text:span><text:span text:style-name="T75">: </text:span><text:span text:style-name="T75">Origanus Heracleotica quidem<text:line-break/>efficacior est onitide, sed agrestis quam quidam </text:span><text:span text:style-name="T75">panaces<text:line-break/></text:span><text:span text:style-name="T75">Heraclium, </text:span><text:span text:style-name="T75">alii </text:span><text:span text:style-name="T75">conylen </text:span><text:span text:style-name="T75">cognominant, valentior utraque esu<text:line-break/>Omnes vero </text:span><text:span text:style-name="T75">incidendi, extenuandi,- </text:span><text:span text:style-name="T75">exiccandi calefacien-<text:line-break/></text:span><text:span text:style-name="T75">dique facultatem possident, haecque tertio </text:span><text:span text:style-name="T75">excessu obtinent.<text:line-break/></text:span><text:span text:style-name="T75">Porro </text:span><text:span text:style-name="T75">ea </text:span><text:span text:style-name="T75">quam tragoriganum appellitant </text:span><text:span text:style-name="T75">assumpsit etiam<text:line-break/>astrictionis </text:span><text:span text:style-name="T75">qtuppiam.</text:span></text:p>
      <text:p text:style-name="P8"><text:span text:style-name="T75">[r4. </text:span><text:span text:style-name="T75">De </text:span><text:span text:style-name="T75">orobo, an».] Qrobue desiccat quidem- ex-<text:line-break/></text:span><text:span text:style-name="T75">cessu </text:span><text:span text:style-name="T75">secundo </text:span><text:span text:style-name="T75">inlenso, calefacit </text:span><text:span text:style-name="T75">vero primo. Porr.o quate-<text:line-break/></text:span><text:span text:style-name="T75">nus </text:span><text:span text:style-name="T75">amaroris est </text:span><text:span text:style-name="T75">particeps, eatenus incidit, extergit </text:span><text:span text:style-name="T75">atque</text:span></text:p>
      <text:p text:style-name="P6"><text:span text:style-name="T75">obstructiones expedit. Caeterum si fumatur copiosu, san-<text:line-break/>guinem per urinas evocat. '</text:span></text:p>
      <text:p text:style-name="P8"><text:span text:style-name="T75">[rst. </text:span><text:span text:style-name="T106">De orobanche, erpanginaJj</text:span><text:span text:style-name="T75"> Orobanche siccae<text:line-break/>'frigidaeque temperiei est in primo ordine,</text:span></text:p>
      <text:p text:style-name="P52"><text:span text:style-name="T75">[16. Dvj.reca.J Oryza habet astrictorium quippiam,<text:line-break/>quare mediocriter ventrem sistit,<text:tab/></text:span><text:span text:style-name="T75">,</text:span></text:p>
      <text:p text:style-name="P13"><text:span text:style-name="T75">- ' [ry. De </text:span><text:span text:style-name="T106">orche, testiculo canis.]</text:span><text:span text:style-name="T75"> Testiculus. Nun-<text:line-break/>cupatur et herba haec testiculus canis Radici ejus bulbo-<text:line-break/>fae ac -geminae vis in est hurnida et calida-, ac gustantibus<text:line-break/>dulciuscula est. Caeterum major radix multam ridetur ha-<text:line-break/>here humilitatem excrementitiam et flatunsam, quapropter<text:line-break/>epota, venerem excitat. Altera vero, minor videlicet, e<text:line-break/>contra nimirum admodum elaborata, nt sit ejus tempera-<text:line-break/>mentum ad calidius et ficosus vergens. ' Itaque haec radix<text:line-break/>tantum abest, ut ad coitum stimulet,, ut etiam plane contra<text:line-break/>cohibeat, ac reprimat Eduntur balborum mure tostae.</text:span></text:p>
      <text:p text:style-name="P53"><text:span text:style-name="T75">[18. </text:span><text:span text:style-name="T106">De orche, scrapiadejj</text:span><text:span text:style-name="T75"> Orchis quem et sera-<text:line-break/>piada nuncupant, . siccioris facultatis est quam prior quo-<text:line-break/>circa nec similiter ad venerem accommodus esu Oedemata<text:line-break/>illitus discutit, ulcera sordida expurgat ,et herpetes sanat.<text:line-break/>Siccatus multo amplius desiccati Nam et putrescentia con-<text:line-break/>tumaciaque ulcera sanitati restituit, quippe quum quid, et<text:line-break/>snbestringens habeat-, ac prolude etiam ventrem ex vluo<text:line-break/>. potus .sistit. </text:span><text:span text:style-name="T75">‘ al •<text:tab/>.<text:tab/>•<text:tab/>•<text:tab/>•<text:tab/>. i;</text:span></text:p>
      <text:p text:style-name="P8"><text:span text:style-name="T75">[19. </text:span><text:span text:style-name="T106">De</text:span><text:span text:style-name="T75"> osiride.] Osiridi herbae, ex qua fiunt et<text:line-break/>scopae, amara, inest qualitas et obstructiones expediendi<text:line-break/>facultas. Quare lu jecluore consistentes' adjuvat obstru-<text:line-break/>cliones. -</text:span></text:p>
      <text:h text:style-name="P3" text:outline-level="2">Cap. XV<text:span text:style-name="T74">I</text:span>.</text:h>
      <text:p text:style-name="P9"><text:span text:style-name="T100">[</text:span><text:span text:style-name="T78">1</text:span><text:span text:style-name="T75">. </text:span><text:span text:style-name="T106">De pancration</text:span><text:span text:style-name="T78">]</text:span><text:span text:style-name="T75"> Pancratinm. Radix<text:line-break/>hujus scillae gustu et facultate similis. Quare ea quidam<text:line-break/>pro scilla,-si ea nori adsit utuntur, efficit enim omnia in<text:line-break/>genere quidem similiter, fed longe imbeelllius.</text:span></text:p>
      <text:p text:style-name="P8"><text:span text:style-name="T78">[</text:span><text:span text:style-name="T75">2. De paiiuro] Paliuri folia et radix adeo non<text:line-break/>obscuram habent astringendi facultatem, ut et ventrem</text:span></text:p>
      <text:p text:style-name="P6"><text:span text:style-name="T75">fluentem cohibeant; ndeoque discutiunt, ut et phymata<text:line-break/>tureus, quae quidem non admodum phlegtnonode sunt et<text:line-break/>calida. Eructus porro lautam obtinet incidendi xirn, ni et<text:line-break/>calculos vesicae comminuat et thoracis pulmonisque lexcrec-<text:line-break/>tionibus auxilietur-</text:span></text:p>
      <text:p text:style-name="P54"><text:span text:style-name="T75">fsi- De'papvj.o.3 Papyrus inia quidem per se lu<text:line-break/>usum medicinalem haud ingreditur. At macerata aut usta<text:line-break/>utilis efficitur. Igitur oxycrato vinove macerata recentia<text:line-break/>ulcera glutinat, maxime in circulum circumposita, </text:span><text:span text:style-name="T106">verum<text:line-break/></text:span><text:span text:style-name="T75">hiu quidem est ceu materia, qirae medicamenta sanantia aei<text:line-break/>cipiat. At ubi usta fuerit, medicamentum est exiccatbrinm;<text:line-break/>Velut et chartae combustae cluis, nisi quatenus infirnsior est<text:line-break/>papyri cinis. </text:span><text:span text:style-name="T75">-<text:tab/></text:span><text:span text:style-name="T106">.-.u-uu.<text:tab/>,.r„ .</text:span><text:span text:style-name="T75"><text:tab/>r rf</text:span></text:p>
      <text:p text:style-name="P8"><text:span text:style-name="T106">fa. De panace haracleio.j</text:span><text:span text:style-name="T75"> Panaces heracleium. Ex<text:line-break/>hoc fit vocatus' opopanax, radicibus ejus et caulibus scilicet<text:line-break/>excisis. Porro opopattaxipse longe est ad plurimos usus<text:line-break/>aptissimus, utpote </text:span><text:span text:style-name="T106">calefaciens,</text:span><text:span text:style-name="T75"> emolliens et digerens, ponat-</text:span></text:p>
      <text:p text:style-name="P14"><text:span text:style-name="T90">- </text:span><text:span text:style-name="T75">que ipsum quispiam lu calefaciendo tertii ordinis, lu desic-<text:line-break/>caudo vero fecundi. Cortex radicis exiccatorium simul et<text:line-break/>calefactorium est medicamentum, scd minus quam succus,’<text:line-break/>quin et nonnullam habet abstergendi facultatem. Quare eo<text:line-break/>'quoque utimur et ad nuda ossium et ad nicera maligna et<text:line-break/>contumacia. Sufficienter enim talia .carnem procreant,<text:line-break/>scilicet . abstergendo simul ac desiccando, nec ita magnopere<text:line-break/>calefaciendo, quae omnia ad carnem generandam necessaria<text:line-break/>furit, velut in libris De curandi ratione ostendimus. Fructus<text:line-break/>calidus et ipse est ac mensibus movendis medicamentum<text:line-break/>accommodum. Caeterum nescio quo pacto nunc omnes<text:line-break/>ex more non panaces, sed panaca herbam habc vocitent/</text:span></text:p>
      <text:p text:style-name="P8"><text:span text:style-name="T106">[5. De panace Asclepio^</text:span><text:span text:style-name="T75"> Panaces Asclepium minus<text:line-break/>est calidum supra dicto panace, quamobrern floribus ejus<text:line-break/>et fructu melli mixtis ad ulcera, phymata et phagedaenas<text:line-break/>utuntur.</text:span></text:p>
      <text:p text:style-name="P8"><text:span text:style-name="T106">[si. De panace dhironiose</text:span><text:span text:style-name="T75"> Panaces cheironium et<text:line-break/>ipsum similem praedictu facultatem possidet.</text:span></text:p>
      <text:p text:style-name="P7"><text:span text:style-name="T75">L7. 0e paronychia.) Paronychia ab effectu nomi-<text:line-break/>nata est, sanat enim paronychias, ut et refert Dioscorides,<text:line-break/>favos .quoque. Vis ejus est tenuium partium et exiccatoria<text:line-break/>morsu vacans. Talia enim sint oportet, quae paronychias<text:line-break/>sananti. Porro satis constat tale esse idoneum ad discutien-<text:line-break/>dos affectus omnes, qui discuti postulant. Talia enim sunt,<text:line-break/>quae quum ex tertio sint ordine calefacientium etdeficcan-<text:line-break/>tium, velut et hoc essentiae insuper tenuis fiunt.</text:span></text:p>
      <text:p text:style-name="P8"><text:span text:style-name="T75">(8. </text:span><text:span text:style-name="T106">De pentaphyllon</text:span><text:span text:style-name="T75"> Pentaphylli radix desiccat ve-<text:line-break/>hementer, minimum vero acris est. Quare multo est usui,<text:line-break/>velut alia quoque omnia; quae quum sint tenuium partium;<text:line-break/>citra morsum desiccant. Est enim haec radix deficcatoria<text:line-break/>ex tertio ordine; minimum habens evidentis caliditatis.</text:span></text:p>
      <text:p text:style-name="P8"><text:span text:style-name="T75">[9. </text:span><text:span text:style-name="T106">De peplog</text:span><text:span text:style-name="T75"> Peplos, quidam vero papaver spii=<text:line-break/>/ meum. Et hic fruticulus succum habet similem tithymallis,<text:line-break/>cum in aliis, tum quia purgat ceu'illi.</text:span></text:p>
      <text:p text:style-name="P6"><text:span text:style-name="T90">&gt; </text:span><text:span text:style-name="T75">tto. De pepiio.] Peplium. Et hic quoque frutieti-<text:line-break/>lus succum obtinet sicut tithymalli, nasciturque'plerumque<text:line-break/>ad mare. Radicem habens inutilem ut 'et peplos, succum<text:line-break/>vero validum nec ipsum admodum utilem , fed femen utile<text:line-break/>est et flatuosum similiter, ut semen pepli purgans.</text:span></text:p>
      <text:p text:style-name="P8"><text:span text:style-name="T75">[11; De pipere, j Piperis radix vires costo similes<text:line-break/>potissimum obtinet. Porro fructus nuper quidem admodum<text:line-break/>germinantis longum piper est, quare etiam maturo humidius<text:line-break/>est. Humiditatis ejus indicium est; quod facile repositum<text:line-break/>perforetur, ac non protinus mordicet; fied post paulo inci-<text:line-break/>piat, verum plusculum duret. Porro fructus qui velut ,<text:line-break/>ompbax est, piper album est, nigrd quideiu acrius; Natu<text:line-break/>illud jam quasi fuperassatum est et superexiccutum. Verum<text:line-break/>utrum que valenter tum calefacit tum desiccat;</text:span></text:p>
      <text:p text:style-name="P8"><text:span text:style-name="T75">[12; .De </text:span><text:span text:style-name="T106">persca.j</text:span><text:span text:style-name="T75"> Perfeae lolia astringentem vim m'oa<text:line-break/>dice participant, adeo ut queant etiam nonnunquam utilitet<text:line-break/>fanguinis eruptione affectis partibus luiponi;</text:span></text:p>
      <text:p text:style-name="P55"><text:span text:style-name="T106">fasu De pericly merto.j</text:span><text:span text:style-name="T75"><text:tab/>Periclymeni utilis est tum</text:span></text:p>
      <text:p text:style-name="P13"><text:span text:style-name="T75">fructus tum folia adeo vehementer incidentis pariter et<text:line-break/>calefacientis facultatis, ut si plusculum bibantur, urinam<text:line-break/>sanguinolentam efficiant, principio quidem urinam duntaxat<text:line-break/>moventia. Porro foris cum oleo illita calefaciunt. Juvant'<text:line-break/>et lienosos et difficulter spirantes. Competens potionis<text:line-break/>mensura est drachmae unius cum vino. Porro desiccat<text:line-break/>quoque semen, et quidam ajunt, si copiofius bibatur, steri-<text:line-break/>litatem omnimodam bibentibus afferre. Sed et sunt qui<text:line-break/>certum dierum numerum ad talem potionem praefiniunt,<text:line-break/>ut et Dioscorides, qui septem et triginta tradi eos referti Hic<text:line-break/>etiam urinam cruentam reddi a sexto die memorat.</text:span></text:p>
      <text:p text:style-name="P8"><text:span text:style-name="T75">[14. </text:span><text:span text:style-name="T106">De peristereone, verbenae</text:span><text:span text:style-name="T75"> Peristereon. Ap-<text:line-break/>pellata est inde adeo, quod in ea columbae versentur. </text:span><text:span text:style-name="T75">- </text:span><text:span text:style-name="T75">Vim<text:line-break/>habet hactenus desiccantem, ut vulnera conglutinet.</text:span></text:p>
      <text:p text:style-name="P13"><text:span text:style-name="T75">[x5. </text:span><text:span text:style-name="T106">De</text:span><text:span text:style-name="T75"> petasite.] Petasites ex tertio est ordlue de</text:span></text:p>
      <text:p text:style-name="P56"><text:span text:style-name="T75">siccantium. Quamobrern ad cacoethe et phagedaenica ulcera<text:line-break/>ea utuntur. '<text:tab/>' -<text:tab/>- </text:span><text:span text:style-name="T75">'<text:tab/>•</text:span></text:p>
      <text:p text:style-name="P8"><text:span text:style-name="T75">[16. ale </text:span><text:span text:style-name="T106">patrojalino.j</text:span><text:span text:style-name="T75"> Petroselini semen maxime usui<text:line-break/>est, quum tota etiam herba una cum radice similem, sed<text:line-break/>imbecilliorem facultatem sortiatur. Est autem ut gustu acre<text:line-break/>cum amarore, sic et in operibus calidum una- cum incidendi<text:line-break/>effectu. Hinc menses et urinas affatim provocat, quin et<text:line-break/>status extinguit. Puerit itaque et ipsum tertii ordinis tum<text:line-break/>calefacientium tum desiccantium Porro Cilices id modo<text:line-break/>petroselinon appellant, quod natum est in Amano, sed id<text:line-break/>smyrnium potius fuerit quam petrosclinum, non tamen ita<text:line-break/>. inultum </text:span><text:span text:style-name="T106">a</text:span><text:span text:style-name="T75"> petroselini viribus abest.</text:span></text:p>
      <text:p text:style-name="P8"><text:span text:style-name="T75">[17. De </text:span><text:span text:style-name="T106">peucedano.j</text:span><text:span text:style-name="T75"> Peucedani radice quidem rnaxi-<text:line-break/>nie, sed tamen etiam succo et liquore utimur. Sunt autem<text:line-break/>omnia haec ejusdem specie facultatis, scd yalentior succus<text:line-break/>admodum calefaciens et digerens. Quare affectibus omni-<text:line-break/>bus citra nervos consistentibus convenire creditur, tum</text:span></text:p>
      <text:p text:style-name="P7"><text:span text:style-name="T75">morbis in pulmone thoraceque ex erassitie et lentore humo-<text:line-break/>rum provenientibus. Atque intro quidem in corpus, sum-<text:line-break/>ptus, fed tamen etiam olfactu prodest Porro quod incidat<text:line-break/>et extenuet, saepe etiam dentium perforatorum dolores </text:span><text:span text:style-name="T106">ca-<text:line-break/>vitati impositus</text:span><text:span text:style-name="T75"> protinus sedavit, quia videlicet tenuium est<text:line-break/>partium, et calefactorius. Quin etiam lienes induratos juvat,<text:line-break/>nempe incidendo discutiendo atque extenuando crassos hur<text:line-break/>mores. Sed et radice ad haec uti liceat, quae et squa-<text:line-break/>, ruas celerrime ab ossibus separat, quia videlicet valide de-</text:span></text:p>
      <text:p text:style-name="P8"><text:span text:style-name="T75">siccae minus tainen quam succus calefaciens. . Et ulceribus<text:line-break/>contumacibus remedium est optimum, arida illita, ipsa enim<text:line-break/>expurgat, carnem inducit et ad cicatricem perducit, calefa-<text:line-break/>ciens quidem ordine secundo jam completo, desiccans vero<text:line-break/>tertio jam incipiente.</text:span></text:p>
      <text:p text:style-name="P8"><text:span text:style-name="T75">f 18. </text:span><text:span text:style-name="T106">Die pegano,</text:span><text:span text:style-name="T75"> ruta.) Ruta agrestis ex quarto est<text:line-break/>oidine calefacientium et siccantium, domestica vero ex ter-<text:line-break/>tio. Est autem non solum gustu acri, scd et amaro. Ex'</text:span></text:p>
      <text:p text:style-name="P6"><text:span text:style-name="T75">quo sane etiam discutere atque, incidere crassos lentosque..<text:line-break/>humores potest. Ob eam vim et urinas movet. 'Quin et<text:line-break/>tenuium est partium flatusque extiuguit. Quare ad infla-<text:line-break/>tiones competit, ac veneris appetitum cohibet, discutitque<text:line-break/>. atque exiccat sane strenue, est enim eorum ex numero me-<text:line-break/>dicamentorurn quae valenter desiccant Porro quod supe-<text:line-break/>rius moly et besasan nominari diximus et ipsum utique sue-<text:line-break/>rit ruta sylvestris,</text:span></text:p>
      <text:p text:style-name="P8"><text:span text:style-name="T75">£ </text:span><text:span text:style-name="T75">[19. De pice.] Pix sicca quidem desiccat et calefacit<text:line-break/>secundo a mediocribus excessu, ac plus desiccare potest quam<text:line-break/>calefacere. Humida vero e contra plus videlicet calefacit<text:line-break/>quam desiccat, habetque nonnullam partium tenuitatem, qua<text:line-break/>et asthmaticos et purulentos adjuvat. Satis est autem cyathi<text:line-break/>linxisse mensuram melli mixtae Sed et abstergendi quan-<text:line-break/>darn vim habent atqire concoquendi digerendique, veluti<text:line-break/>et lu gustu subamarum quiddam et acre. Sic leprosos un-<text:line-break/>gues eximunt mixtae cum cera lichenasque detergunt. Con-</text:span></text:p>
      <text:p text:style-name="P6"><text:span text:style-name="T75">coquunt item duros et incoctos tumores omnes cataplasmatis<text:line-break/>inditae. Ad ea omnia humida valentior est. Arida vero<text:line-break/>pix, tametsi ad haec quidem deterior est, glutinandis tamen<text:line-break/>vulneribus magis congruit. Ex his itaque clarum est, hu-<text:line-break/>midae piri calidam humiditatem affatim esse admixtam.</text:span></text:p>
      <text:p text:style-name="P8"><text:span text:style-name="T75">[ec. De </text:span><text:span text:style-name="T106">odeo, picinuij</text:span><text:span text:style-name="T75"> Pisselaeum ex humida pice<text:line-break/>efficitur, genere quidem illi simile, scd essentiae tenuiorum<text:line-break/>.partium.</text:span></text:p>
      <text:p text:style-name="P8"><text:span text:style-name="T75">&lt;• </text:span><text:span text:style-name="T75">[ai. </text:span><text:span text:style-name="T106">D.e pistacio^</text:span><text:span text:style-name="T75"> Pistacium. In Syria ubertim<text:line-break/>haec planta nascitur. Fructus ejus quodammodo tenuioris<text:line-break/>essentiae est, subamarum quiddam et odoratum' habens.<text:line-break/>Obstructiones itaque liberat, sed maxime jecoris verunta-<text:line-break/>men etiam thoracis pulmonisque.</text:span></text:p>
      <text:p text:style-name="P8"><text:span text:style-name="T75">[22. De </text:span><text:span text:style-name="T106">pityidibus, fructibus picearumgj</text:span><text:span text:style-name="T75"> . Pityides.<text:line-break/>Nominatur ita fructus picearum. At quidam per abusum<text:line-break/>similiter quoque pini fructum nuncupant. Mixtam rim</text:span></text:p>
      <text:p text:style-name="P6"><text:span text:style-name="T75">obtinent utpote astringentes et acrimoniam quaudam cum<text:line-break/>amarore possidentes. Quamobrern thoracis pulmonis que '<text:line-break/>expuitionibus conserunt./</text:span></text:p>
      <text:p text:style-name="P8"><text:span text:style-name="T106">[usi. De</text:span><text:span text:style-name="T75"> picea,] Piceae cortex, vincentem habet fa-<text:line-break/>cultatem astrictoriam usque adeo, ut et- interrigines bellissip -<text:line-break/>me illitus sanet et ventrem' potus sistat. Sed et ambusta<text:line-break/>cicatrice includit. Porro ledae cortex illi assimilis est, sed,<text:line-break/>viribus tamen moderatioribus. In foliis arboris utriusque,<text:line-break/>ut quae multo sunt cortice humidiora, vis inest ulcerum<text:line-break/>glutinatoria. In cono,, quanquam his. similis fit, validicr.<text:line-break/>tamen facultas est, tum in cortice tuin in foliis, adeo ut<text:line-break/>dictorum nibil.probe efficere queat, verum molestam quam-<text:line-break/>piam habeat mordacitatem. Porro: fuligo quae</text:span><text:span text:style-name="T116">1</text:span><text:span text:style-name="T75"> ex dictis<text:line-break/>colligitur ad depilatas palpebras accommoda est, ilemque<text:line-break/>ad.angulos oculorum'erosus, lippientes ec lachrymanteso'-</text:span></text:p>
      <text:p text:style-name="P8"><text:span text:style-name="T75">[a4. De pityu/a.] Pitynsa,. Et hanc quidam fpe-<text:line-break/>ciem putant esse tithymalli, quod succum habeat ut illae,</text:span></text:p>
      <text:p text:style-name="P57"><text:span text:style-name="T75">quodque similiter illis purget, caeteraque omnia viribus illis<text:line-break/>sit assimilis.<text:tab/>‘t </text:span><text:span text:style-name="T116">;</text:span><text:span text:style-name="T75"><text:tab/>- •</text:span></text:p>
      <text:p text:style-name="P8"><text:span text:style-name="T75">(2.5. </text:span><text:span text:style-name="T106">I)e</text:span><text:span text:style-name="T75"> piatano.] Platanus humidioris frigidiorisque<text:line-break/>essentiae est non ita multc quam moderata. Pioinde folia<text:line-break/>viridia trita et illita non obscure phlegmonas nascentes ad-<text:line-break/>juvant. Cortex autem et pilulae magis desiccantem vim<text:line-break/>obtinent, ut iIle quidem lu aceto coctus ad dentium adhi-<text:line-break/>heatur dolores, pilulae vero cum adipe ad ulcera ambusta.<text:line-break/>Sunt autem qui cortice combusto medicamentum, desiccato-<text:line-break/>rium et abstersoriurn efficiunt, ut cum aqua lepras sanet,<text:line-break/>per </text:span><text:span text:style-name="T127">se.se </text:span><text:span text:style-name="T75">autem illitum ob humorem nimium ulcera veten<text:line-break/>et sordida. Vitandus*est pulvis foliis arboris incidens, alio- '<text:line-break/>qui si spiritu attrahatur arteriam offendit, valenter desiccans<text:line-break/>et exasperans, voeemque laedit, sicut sane etiam nisum et<text:line-break/>tinnitum, si in oculos ani aures inciderit.</text:span></text:p>
      <text:p text:style-name="P8"><text:span text:style-name="T75">[usi. De </text:span><text:span text:style-name="T106">polygono, sajnmalsc\</text:span><text:span text:style-name="T75"> Polygouou uti astri-<text:line-break/>ptiopem quandam oblinet, ita </text:span><text:span text:style-name="T106">sune</text:span><text:span text:style-name="T75"> vincit in eo aqueum</text:span></text:p>
      <text:p text:style-name="P6"><text:span text:style-name="T75">frigidum, ut videlicet secundi sit ordinis medicamentorum<text:line-break/>refrigerantium, aut etiam quodammodo in initio 'tertii.<text:line-break/>Proinde sane quibus stomachus aestu fervet, foris frigidum<text:line-break/>illitum prodest, velut etiam erysipelata et calidas phlegmo-<text:line-break/>nas juvat. Porro ‘tale quum sit et fluxiones repercutit </text:span><text:span text:style-name="T106">et.<text:line-break/></text:span><text:span text:style-name="T75">hac ratione videtur esse exiccatorium. Quare cum herpe-<text:line-break/>tum tum ulcerum tum aliorum bonum est remedium, tuor<text:line-break/>etiam, efsicacissimum in inflammatis et fluxione lentatis par-<text:line-break/>tibus. Est et cruentorum vulnerum glutinatorium. Sed<text:line-break/>et aurium ulceribus prodest:, ac si vel plurimum insit puris,<text:line-break/>hoc tamen etiam desiccat. Easdem ob facultatas sistit pro-<text:line-break/>fluvium muliebre, ac dysenteriam et sanguinis ejectiones et<text:line-break/>pndecunque aliunde immoderatius quippiarn feratur. Refert<text:line-break/>Dioscorides; quod et urinam provocet exhibitum stillicidio'<text:line-break/>et stranguria affectis, non tamen exacte dispositionem dis-<text:line-break/>criminat, in qua ipsum dari expediat. Porro mas ad omnia<text:line-break/>siicta quam foernina validioris est effectus.</text:span></text:p>
      <text:p text:style-name="P13"><text:span text:style-name="T75">[37. </text:span><text:span text:style-name="T106">D.e poljgasosp</text:span><text:span text:style-name="T75"> PolygaIon modice austera folia</text:span></text:p>
      <text:p text:style-name="P6"><text:span text:style-name="T75">obtinet. Videntur autem, si bibantur, lac generare. Itaque<text:line-break/>superaverit in eo calidum ac humidum.</text:span></text:p>
      <text:p text:style-name="P8"><text:span text:style-name="T75">[28. De poiygonato.] Polygonatum mixtam habet<text:line-break/>tum facultatem tum qualitatem, haber enim astrictionis pa-<text:line-break/>riter et acrimoniae quipplam, nec non fastidiosum quendam<text:line-break/>amarorem.explicatu difficilem. Quocirca nec admodum est'<text:line-break/>usui, sed tantum quod radicem ejus quidam-vulneribus illi-<text:line-break/>nunt. , Sunt etiam qui naevos in facie illo deterganti ,</text:span></text:p>
      <text:p text:style-name="P58"><text:span text:style-name="T75">[29. De </text:span><text:span text:style-name="T106">polemoniiscj</text:span><text:span text:style-name="T75"> Polemonium quidam Philetae-<text:line-break/>- rium, quidam veluti Cappadoces cbiliodynarnion, tenuium<text:line-break/>partium- est et desiccantis facultatis. Quamobrern quidam<text:line-break/>radicem ejus cum vino ad ischiadicos, dysenteriam lienem-<text:line-break/>que induratum' potui exhibent.<text:tab/>- </text:span><text:span text:style-name="T75">-</text:span></text:p>
      <text:p text:style-name="P8"><text:span text:style-name="T75">[30. De poiio.] . Polium amarum est gustantibus et<text:line-break/>modice acre. Obstructione itaque liberat viscera, omnia,<text:line-break/>urinamque et menses ciet. Ac viride existens etiamnum<text:line-break/>magna vulnera glutinat et maxinie fperies ejus fruticosa;</text:span></text:p>
      <text:p text:style-name="P7"><text:span text:style-name="T75">aridum quum suerit, maligna ulcera fanat illitum, et magis<text:line-break/>lroc praestat quod minus est.</text:span></text:p>
      <text:p text:style-name="P8"><text:span text:style-name="T75">[3r. De </text:span><text:span text:style-name="T106">polio, minorem</text:span><text:span text:style-name="T75"> Polium minus, quo etiam<text:line-break/>utimur ad antidotos, nam et acrius et amarius est majore,<text:line-break/>adeo ut ex tertio fit ordine desiccantium, ex secundo autem<text:line-break/>- completo calefacientium.</text:span></text:p>
      <text:p text:style-name="P8"><text:span text:style-name="T75">De pofecnemaj Polycnemon desiccat et calefacit<text:line-break/>fecundo excessu, proptereaque vulnera glutinat.</text:span></text:p>
      <text:p text:style-name="P8"><text:span text:style-name="T75">[33. De potamogeitone.j Potamogeiton astringit et<text:line-break/>refrigerat similiter polygono, fed substantia ejus crassior<text:line-break/>quam polygoni est,</text:span></text:p>
      <text:p text:style-name="P8"><text:span text:style-name="T75">[34. </text:span><text:span text:style-name="T106">De palypodiosc</text:span><text:span text:style-name="T75"> PoIypodium dulcem simul et<text:line-break/>austeram habet vincentem, qualitatem, ut facultatis sit ad-<text:line-break/>i modum quidem desiccantis citra morfum tamen.</text:span></text:p>
      <text:p text:style-name="P8"><text:span text:style-name="T75">[35. </text:span><text:span text:style-name="T106">De prasio, marrubiost</text:span><text:span text:style-name="T75"> Prasiurn sicut gustu<text:line-break/>amarum est, ita si quis utatur, convenientem buic sapori</text:span></text:p>
      <text:p text:style-name="P6"><text:span text:style-name="T75">actionem possidet, jecur ac lienem obstructione liberans et<text:line-break/>thoracem pulmonemque expurgans, ac menses promovens..<text:line-break/>Sed et illitum detergit ac discutit, Ac siquis ipsum ponat<text:line-break/>in calore quidem secundi ordinis jam completi, in siccitate<text:line-break/>tertii medii, aut completi. Succo ejus ad aciei oculorum<text:line-break/>claritatem utuntur cum melle. Quin etiam et per nares<text:line-break/>auriginem purgant, et ad aurium dolores inveteratos adhi-<text:line-break/>bent, nlique in quibus obstructionem discutere, meatumque<text:line-break/>ipsum et ramos meningum seu membranarum expurgare est<text:line-break/>nsus.</text:span></text:p>
      <text:p text:style-name="P8"><text:span text:style-name="T75">[3si.' </text:span><text:span text:style-name="T106">Le propoli.j</text:span><text:span text:style-name="T75"> Propolis detergentis non ita va-<text:line-break/>lentis est facultatis, caeterum admodum valenter attrahentis,<text:line-break/>est enim essentia tenuium partium, calefacit autem ordine<text:line-break/>fecundo completo, aut tertio incipiente.</text:span></text:p>
      <text:p text:style-name="P8"><text:span text:style-name="T75">ffu. </text:span><text:span text:style-name="T106">De ptarmiceij</text:span><text:span text:style-name="T75"> Ptarmices flores quidem ciendae<text:line-break/>sternutationis vim obtinent, unde at herbae nomen obvenit.<text:line-break/>Totus autem frutex si contundatur viridis, sugillata et reli-</text:span></text:p>
      <text:p text:style-name="P7"><text:span text:style-name="T75">quas ecchymoseis discutit,-est enim' temperius ejus calida<text:line-break/>• et sicca, viridis etiarnnum ordine fecundo, si siccata, tertio-</text:span></text:p>
      <text:p text:style-name="P8"><text:span text:style-name="T75">[38. </text:span><text:span text:style-name="T106">Deptalea, uimo.\</text:span><text:span text:style-name="T75"> Ulmi foliis quandoque rS-<text:line-break/>cens vulnus glutinavimus, confidentes astringentem pariter<text:line-break/>et detergentem inesse illis facultatem. Cortex amplius<text:line-break/>etiam subamarus est et astrictorius. Itaque cum aceto et<text:line-break/>lepram fanat. Porro viridis etiarnnum </text:span><text:span text:style-name="T106">ac</text:span><text:span text:style-name="T75"> recens, si vulne-<text:line-break/>ribus vinculi vice circumligetur, ea glutinare potest; Radices<text:line-break/>eandem facultatem obtinent, nam et decocto earum quidam<text:line-break/>perfundunt fracturas, quae callo inducto opus habent.</text:span></text:p>
      <text:p text:style-name="P8"><text:span text:style-name="T75">[3q. De </text:span><text:span text:style-name="T106">pteride silice et thelypteride, silice saemina.^<text:line-break/></text:span><text:span text:style-name="T75">Eilix radicem habet maxime utilem, latum enim lumbricum<text:line-break/>interficit, si quis eam quatuor drachmis in melicrato ebibat;<text:line-break/>Ad eundem modum spartum vivum quidem necare, mor-<text:line-break/>tuum autem ejicere mirum non esu Est enim amara pau-<text:line-break/>lum habens ultrictionis. Qitamobrem ulceribus imposita<text:line-break/></text:span><text:span text:style-name="T75">z</text:span></text:p>
      <text:p text:style-name="P6"><text:span text:style-name="T75">vim habet valenter desiccandi, non tamen mordax est. Si-<text:line-break/>milem ei vim habet filix foemina nominata.</text:span></text:p>
      <text:p text:style-name="P60"><text:span text:style-name="T75">[40. </text:span><text:span text:style-name="T106">De pscnocornoi}</text:span><text:span text:style-name="T75"> Pycnocomi radix fructus et<text:line-break/>folia discutientis attrahentisque sunt facultatis, quum et<text:line-break/>gustu sint acria. Folia itaque phymata et furunculos dis-<text:line-break/>cutiunt. Fructus valentior est et haec quidem efficere<text:line-break/>potest mixtus alicui discutientlum cataplasmatum, cujusmodi<text:line-break/>est quod ex hordeacea farina conficitur. Palos et alia id<text:line-break/>genus infixa ad extimam cutem elicit, radix autem ad fu-<text:line-break/>pradicta quidem deterior est et infirmior, caeterum bilem<text:line-break/>flavam purgat.<text:tab/>•</text:span></text:p>
      <text:p text:style-name="P8"><text:span text:style-name="T75">[4r. </text:span><text:span text:style-name="T106">De pyrethro.j</text:span><text:span text:style-name="T75"> Pyrethri radice potissimum uti-<text:line-break/>mur causticam urentemve facultatem obtinente, qua utique<text:line-break/>etiam dentium refrigeratorum dolores </text:span><text:span text:style-name="T75">• </text:span><text:span text:style-name="T75">mitigati Et ad ri--<text:line-break/>gores ante periodum cum oleo confricatur. Ad haec </text:span><text:span text:style-name="T75">stu-<text:line-break/></text:span><text:span text:style-name="T75">pidqs quoque et resolutos juvat.</text:span></text:p>
      <text:p text:style-name="P7"><text:span text:style-name="T90">[42. </text:span><text:span text:style-name="T75">De </text:span><text:span text:style-name="T106">pyro,</text:span><text:span text:style-name="T75"> tritico.] Triticum ut alimentum<text:line-break/>quidem quam habeat naturam non est hujus instituti ex-<text:line-break/>ponere, ut medicamentum vero foris impositum primi est<text:line-break/>ordinis calefacientium, non tamen nec resiccare, nec hu-<text:line-break/>rnedtare manifesto potest, habet veto etiam quid lentum<text:line-break/>obstruentisque facultatis. Porro quod ex eo conficitur<text:line-break/>amylum, eo tum frigidius est tum siccius- Quod vero ex<text:line-break/>pane fit cataplasma, vim habet magis discutientem quam<text:line-break/>quod ex tritico, nimirum quum et salem et fermentum<text:line-break/>panis adjuncta habeat, quippe quum fermentum vim habeat<text:line-break/>attrahendi difcutiendique ea quae in alto'refideut.</text:span></text:p>
      <text:h text:style-name="P3" text:outline-level="2">Cap. XVII.</text:h>
      <text:p text:style-name="P9"><text:span text:style-name="T75">[r. De rhamno.] Rhamnus desiccat<text:line-break/>et discutit excessu secundo, refrigerat in primo completo<text:line-break/>aut fecundo incipiente. Proinde herpetes fanat et erysipe-<text:line-break/>lata non magnopere calida. Caeterum ad haec teneris uten-<text:line-break/>dum est ejus foliis.</text:span></text:p>
      <text:p text:style-name="P8"><text:span text:style-name="T75">[2. </text:span><text:span text:style-name="T106">De raphano,, radiculae</text:span><text:span text:style-name="T75"> Radicula calefacit qui- .<text:line-break/>dem excessu tertio, desiccat vero fecundo. </text:span><text:span text:style-name="T75">. </text:span><text:span text:style-name="T75">Agrestis autem</text:span></text:p>
      <text:p text:style-name="P7"><text:span text:style-name="T75">in utroque efficacior esu Quin et semen ipsum planta effis<text:line-break/>cacius esu Facultas ei inest discutientti, itaque ad sugillata<text:line-break/>et alia id genus livida ob talem facultatem accommoda<text:line-break/>existunt.</text:span></text:p>
      <text:p text:style-name="P61"><text:span text:style-name="T75">(<text:tab/>,[3. </text:span><text:span text:style-name="T106">De rheor, nha</text:span><text:span text:style-name="T75"> pontico.J Rheurn; quidam id rha</text:span></text:p>
      <text:p text:style-name="P8"><text:span text:style-name="T75">nuncupant, mixtam habet tum temperiem tum facultatem,<text:line-break/>habet enim quiddam terrestre frigidum, ceu indicio est astria<text:line-break/>ctio, et adjuncta est quaedam caliditas, siquidem si pluscu--<text:line-break/>. lum mandatur, subacre conspicitur. Quin etiam aereae<text:line-break/>cujusdam substantiae tenuis est particeps, quod indicat tum<text:line-break/>laxitas tum levitas ,__non minime vero et opera. Ob id<text:line-break/>enim licet astringens non tantum convulsis, fed'et ruptis et<text:line-break/>orthopnoeae prodest. Sic quoque liventia et liehenas sanat<text:line-break/>illitum cum aceto. Porro quod astrictionis opera haud in-<text:line-break/>strenua sunt hinc discere liceat, quod sanguinem expuenti-<text:line-break/>bus coeliacis et dysentericis conferat; Nec enim reluctatur'<text:line-break/>terrestri frigido tenue aereum, imo eo quod deducat et in<text:line-break/>altum perducat; valentioris effectus causa existit.</text:span></text:p>
      <text:p text:style-name="P7"><text:span text:style-name="T90">. </text:span><text:span text:style-name="T90">[4. </text:span><text:span text:style-name="T75">De resinis.] Resinae omnes desiccant et calesa-<text:line-break/>cluni. Caeterum inter fe discrepant, quod plus atr minus<text:line-break/>habeant in gustu quidem acrimoniae, lu facultate vero casse<text:line-break/>ditatis, tum' quod aliae plus, aliae minus fortisae sunt par-<text:line-break/>tium tenuitatis; praeterea quod nonnullae, astrictionis funi<text:line-break/>participes, aliae nequaquam. Primas mei uit oiinwttni oon<text:line-break/>injuria lentiscina, eam vocant mastichem. Nam praeter*<text:line-break/>'quam quod paucula ei adest astrictio, adeo ut stomachi ven-<text:line-break/>trisque et jecoris imbecillitatibus et phlegmonis' conveniat,<text:line-break/>insuper' illi luest mordacitate vacans desiccatio. Minimum<text:line-break/>enim acris est et maxime tenuium partium. Interi alias<text:line-break/>praefertur terebinthina, manifestam quidem non similiter<text:line-break/>atque mastiche astrictionem possidens, aetesuiu adjuneruni<text:line-break/>habens amarorem quendam, per quem 'magis etiam quanl<text:line-break/></text:span><text:span text:style-name="T75">tnastiche </text:span><text:span text:style-name="T75">digerit. </text:span><text:span text:style-name="T75">Ob </text:span><text:span text:style-name="T75">eandem qualitatem luest et abstersio,<text:line-break/>tanta quidem ut et p foras fanet. Quin etiam quae </text:span><text:span text:style-name="T75">i«t<text:line-break/></text:span><text:span text:style-name="T75">prosundo resident, caeleris resinis magis attrahit, nimirum<text:line-break/>quum illis majorem habeat partium tenuitatem. 'Attamee</text:span></text:p>
      <text:p text:style-name="P7"><text:span text:style-name="T75">pinea et liac etiam magis strobilina aeriores quidem ea sunt,<text:line-break/>fed non magis tamen discutiunt, neque attrahunt. Mediae in-<text:line-break/>,ter has sunt picea et abietina, acriores quidem quam terebin-'<text:line-break/>, thiua, mmus tamen quam aut pinea aut strobilina. Habet por-<text:line-break/>ro etiam emolliens quiddam terebinthina-, Secundum locum<text:line-break/>habet in emolliendo lentiscina, sicut et cyparissina acrisr •</text:span></text:p>
      <text:p text:style-name="P8"><text:span text:style-name="T75">ssi. </text:span><text:span text:style-name="T106">De rqsa-\</text:span><text:span text:style-name="T75"> Rosiarum facultas superioribus libris<text:line-break/>pluribus verbis expofisa est, nempe quod ex aquea substantia,<text:line-break/>calida mixta duabus aliis qualitatibus, astringenti videlicet<text:line-break/>et amara, composita sit, quin etiam cujus sit naturae utraque,<text:line-break/>amara scilicet et astringens, in horum commentariorum<text:line-break/>quarto, declaravimus. Flos earum magis etiam ipsis rosis<text:line-break/>astringit, ac proinde sane etiam exiccatorius est.</text:span></text:p>
      <text:p text:style-name="P8"><text:span text:style-name="T75">fsi. </text:span><text:span text:style-name="T106">De radice</text:span><text:span text:style-name="T75"> r/iodia.J Rhodia radix ea videlicet, -<text:line-break/>quae in Macedonia nascitur, tenuium partium </text:span><text:span text:style-name="T106">et</text:span><text:span text:style-name="T75"> discutientis<text:line-break/>est facultatis. In calefaciendo vero fecundi ordinis censenda<text:line-break/>est, aut certe tertii incipientis.</text:span></text:p>
      <text:p text:style-name="P7"><text:span text:style-name="T90">[γ. </text:span><text:span text:style-name="T106">Da rhododaphnen</text:span><text:span text:style-name="T75"> Rhododaphne tota sua essen-<text:line-break/>tia venenum est, </text:span><text:span text:style-name="T106">nec</text:span><text:span text:style-name="T75"> tantum homini, scd plerisque peeori-<text:line-break/>;bus. At temperie fane tertii est ordinis calefacientium;<text:line-break/>incipientis utique, primi autem .desiccantium.</text:span></text:p>
      <text:p text:style-name="P8"><text:span text:style-name="T106">j</text:span><text:span text:style-name="T75"> </text:span><text:span text:style-name="T75">[8. De </text:span><text:span text:style-name="T106">rhoea, rnalo punico.j</text:span><text:span text:style-name="T75"> Malum granatum omne<text:line-break/>astringentem qualitatem obtinet; non tamen in omnibus ea<text:line-break/>exuperat. Sunt enim mter ea quaedam acida, quaedam<text:line-break/>plus dulcia quam austera. Et fane quae ab unoquoque<text:line-break/>eorum procedit utilitas, fecundum .vincentem eveniat qua-'<text:line-break/>litalem necesse eft. Dictum autem in quarto licrum com-<text:line-break/>mentariorum est super dulci sapore;, austero et acido. </text:span><text:span text:style-name="T75">' </text:span><text:span text:style-name="T75">lia que<text:line-break/>,ex illis de malorum punicorum differentia liceat colligere.<text:line-break/>Porro acini succo ipsiorum tum astringentiores tum exic-<text:line-break/>cantiores sunt, his etiam magis putamina, yocantur autem<text:line-break/>sidia. Assimilem illis vim habent cytini, sic enim eorum<text:line-break/>appellantur flores.</text:span></text:p>
      <text:p text:style-name="P8"><text:span text:style-name="T75">[9. </text:span><text:span text:style-name="T106">De- rhusu</text:span><text:span text:style-name="T75"> Rhus fruticosa planta astringit </text:span><text:span text:style-name="T75">et </text:span><text:span text:style-name="T75">de-<text:line-break/>siccat Nam </text:span><text:span text:style-name="T106">et coriarii</text:span><text:span text:style-name="T75"> ad desiccandum et astringendum</text:span></text:p>
      <text:p text:style-name="P62"><text:span text:style-name="T75">coria plauta utuntur, ac prolude a medicis coriaria appellata<text:line-break/>est. Porre lu'usa sunt in primis fructus ejus et succus<text:line-break/>multum austerae'qualitatis. Consentaneus</text:span><text:span text:style-name="T116">1</text:span><text:span text:style-name="T75">-est usus partieu-<text:line-break/>' laris ipsi gustus sensui. Euerit itaque et hoc medicamentum<text:line-break/>ex tertio ordine exsiccantium, ex fecundo'</text:span><text:span text:style-name="T75">vero </text:span><text:span text:style-name="T75">refrigeren-<text:line-break/>tium.<text:tab/></text:span><text:span text:style-name="T106">-r',~r '</text:span><text:span text:style-name="T75"> .orm.i ... , r,</text:span></text:p>
      <text:p text:style-name="P63"><text:span text:style-name="T75">. -<text:tab/>[r </text:span><text:span text:style-name="T106">'Os 'iDe rhypo</text:span><text:span text:style-name="T75">furde.] -Sordes a gymnasiorum sta-</text:span></text:p>
      <text:p text:style-name="P8"><text:span text:style-name="T75">tuis, in quibus largum oleum inhaeret, discutiendi emol-<text:line-break/>liendique vim obtinet.</text:span><text:span text:style-name="T75">' </text:span><text:span text:style-name="T116">!</text:span><text:span text:style-name="T75">In palaestris autem quantum accepit<text:line-break/>t pulveris; tantum etiam</text:span><text:span text:style-name="T116">7</text:span><text:span text:style-name="T75"> diversa est, hanc surdem </text:span><text:span text:style-name="T90">πάτον νο-<text:line-break/></text:span><text:span text:style-name="T75">eanti Prior cruda phymata'digerit. Secunda </text:span><text:span text:style-name="T116">!</text:span><text:span text:style-name="T75"> optimum<text:line-break/>est phlegmones mamillarum remedium. </text:span><text:span text:style-name="T75">° </text:span><text:span text:style-name="T75">Siquidem fervo-<text:line-break/>remeatum veluti igneum extinguit,- et qbed affluit repellit,<text:line-break/>denique</text:span><text:span text:style-name="T116">1</text:span><text:span text:style-name="T75"> et quod eontluetttr halitudigerit ; constat enim ei:<text:line-break/>pulvere, oleo, sorde humana et sudore. Ac pulvis quidem<text:line-break/>• emplasticam virn habet et refrigeratoriam . repercussoriamque,<text:line-break/>oleum vero emollit, porro sudor et surdes digerentia sunt.</text:span></text:p>
      <text:p text:style-name="P37"><text:span text:style-name="T75">Caeterum quae a statuis corraditur,, quum pulverem non<text:line-break/>habeat et ab aere aeruginem quandaui sumpserit, non inju-<text:line-break/>ria acrior est. Porro hujus mentionem modo fecimus, quod<text:line-break/>plurimum in se ipso sit oleosae substantiae, quae explanta<text:line-break/>originem sortitur. Sed et ubi de iis quae ab animalibus<text:line-break/>proveniunt verba faciemus, </text:span><text:span text:style-name="T106">ejus,</text:span><text:span text:style-name="T75"> tum quoque meminisse<text:line-break/>erit propter sudorem.<text:tab/></text:span><text:span text:style-name="T75">-</text:span></text:p>
      <text:h text:style-name="P3" text:outline-level="2">Cap. XVIII.</text:h>
      <text:p text:style-name="P10"><text:span text:style-name="T106">[i. Le sagapenoQ</text:span><text:span text:style-name="T75"> Sagapenurn succus<text:line-break/>est. calidus et tenuium partium, sicut et alii succi, Sedet,<text:line-break/>absterfionem quandam possidet, qua oculorum cicatrices,ex-<text:line-break/>purgat atque extenuati Quin et suffusionibus et hebetu-.<text:line-break/>dinibus oculorum, quae ob humorum proveniunt crassitiam,<text:line-break/>non malum est medicamentum. At ipsa planta ex. qua-pro.-<text:line-break/>,veniunt, ferulae assimilis imbecilla et inutilis esu Sane<text:line-break/>ipsa primum sagapenurn appellatur, at liquor ejus absolutp<text:line-break/>hoc nomen obtinet, ceu alia quoque multa ex nominis de-<text:line-break/>fectu per aoi Cum nuncupamus. Perieetius namque foret<text:line-break/>ipsum cognominare non sagapenurn, fed sagapeni succum.</text:span></text:p>
      <text:p text:style-name="P7"><text:span text:style-name="T75">[a. De </text:span><text:span text:style-name="T106">sarnpsuco,</text:span><text:span text:style-name="T75"> majorana.] Sampsucum tenuium<text:line-break/>partiumot digerentis est facultatis, desiccat enim et calefacit<text:line-break/>ordine tertio.</text:span></text:p>
      <text:p text:style-name="P8"><text:span text:style-name="T75">[si. De </text:span><text:span text:style-name="T106">sapro tite, carie lignorum.]</text:span><text:span text:style-name="T75"> Caries lignorum<text:line-break/>et maxime quae participant astrictionis simul et abstersionis,<text:line-break/>velut ulmus expurgat irnpIetque ulcera humida.</text:span></text:p>
      <text:p text:style-name="P8"><text:span text:style-name="T106">fa. De sarcocolla.j</text:span><text:span text:style-name="T75"> Sarco.colla lachryrna est arboris<text:line-break/>perficae. Mixtam vim habet ex emplastica quadam sub-<text:line-break/>stantia et paucula amara. Itaque citra morsum desiccat,<text:line-break/>ac proinde glutinare vulnera valet.</text:span></text:p>
      <text:p text:style-name="P8"><text:span text:style-name="T106">_ [si. JDe satyrio.]</text:span><text:span text:style-name="T75"> Satyrium aut trifolium humidum<text:line-break/>'et calidum temperamento est, quamobrern gustu quoque ap-<text:line-break/></text:span><text:span text:style-name="T106">r</text:span><text:span text:style-name="T75"> </text:span><text:span text:style-name="T75">paret dulce, attamen exerementitiam et statuosam tumidi-<text:line-break/>tatem possidet. Quocirca ad venerem incitati Haec .vero<text:line-break/>et herbae ipsius radix praestare potest. Porro, ut quidam<text:line-break/>ajunt; ex vino nigro austero potum fanat opisthotonon.</text:span></text:p>
      <text:p text:style-name="P8"><text:span text:style-name="T75">[6. </text:span><text:span text:style-name="T106">De salino,</text:span><text:span text:style-name="T75"> apio.J Apium usque adeo calidum<text:line-break/>est, ut et urluas et menses cieat. Elatus quoque difcutit</text:span></text:p>
      <text:p text:style-name="P6"><text:span text:style-name="T75">et magis 'femen quam herba ipsa. Sed et oreoselini et<text:line-break/>Hipposelini similis vis est, verum Hipposelinon imbecillius<text:line-break/>est, oreofelinou valentius.</text:span></text:p>
      <text:p text:style-name="P64"><text:span text:style-name="T75">fa. De</text:span><text:span text:style-name="T106">scride,</text:span><text:span text:style-name="T75"> cichorio.] Seris olus est subamarum '<text:line-break/>et magis quod agreste est, quod ob id ipsum amaram qui-<text:line-break/>dam nuncupant, quidam vero cichorium appellant. Est<text:line-break/>autem ea siccae frigidaeque temperiei, utrunque primo ex-<text:line-break/>cessu. Porro domestica magis etiam quam agrestis refrigerat,<text:line-break/>fed et humiditatis multae admixtio siccitatem extinguit.<text:line-break/>Verum utraque astringentis qualitatis est particeps, velut<text:line-break/>et chondrila, nam et ipsa est fereos species.,<text:tab/>' </text:span><text:span text:style-name="T75">-xi</text:span></text:p>
      <text:p text:style-name="P8"><text:span text:style-name="T75">[8. De yenp/io.] Seriphum. Dictum sane de hoc<text:line-break/>est et in sexto libro in sermone de absinthio, est enim ab-<text:line-break/>finthio tum specie tum gustu simile. Attamen discrepat,<text:line-break/>gustu., quidem, quandoquidem non aeque ut illud astringat,<text:line-break/>plusque calefaciat, amaroremque quendam cum falsedine<text:line-break/>resipiat. Facultate vero, tum quod stomacho infestum sit.</text:span></text:p>
      <text:p text:style-name="P6"><text:span text:style-name="T75">magiaque absinthio lumbricos uiecdt, sive foris impositum,<text:line-break/>sive intro in corpus assumptum. Et sane calefacere ipsum<text:line-break/>in secundo ordine intenso censendum est, exiccare in tertio.</text:span></text:p>
      <text:p text:style-name="P8"><text:span text:style-name="T75">fq. </text:span><text:span text:style-name="T106">Da scsielisp</text:span><text:span text:style-name="T75"> Seseli. Et radix quidem, scd et<text:line-break/>fructus usque adeo i calefacit, .ut admodum urinam movere<text:line-break/>queat..; Sedet tenuium est partium, ut et comitiali morbo<text:line-break/>et orthopnoeis 'competat.</text:span></text:p>
      <text:p text:style-name="P8"><text:span text:style-name="T75">[to. </text:span><text:span text:style-name="T106">De scsamoj\</text:span><text:span text:style-name="T75"> Sesamon non parum in se, con-<text:line-break/>tinet vsscosum et pingue, quare emplasticum est et emolliens<text:line-break/>ae modice calidum. Ejusdem facultatis . est quod ex eo<text:line-break/>conficitur oleum. Et herbae quoque decoctum similem vim<text:line-break/>obtinet. .</text:span></text:p>
      <text:p text:style-name="P8"><text:span text:style-name="T75">[-11. </text:span><text:span text:style-name="T106">De Jesamoide magno,]</text:span><text:span text:style-name="T75"> Sesamoidea magnum,<text:line-break/>quod et Anticyricus helleborus appellatum est, propterea<text:line-break/>videlicet quia femen ejus ut helleborus purgat, hoc et re-<text:line-break/>liqua facultate helleboro simile est. Nam et in abstergendo,<text:line-break/>calefaciendo desiccajjdoque-sitnilem illi vim obtinet.</text:span></text:p>
      <text:p text:style-name="P7"><text:span text:style-name="T75">[ia. De </text:span><text:span text:style-name="T106">scjamoide</text:span><text:span text:style-name="T75"> aibo.J Sefamoidis albi femen<text:line-break/>nonnullam itein aerem qualitatem continet, fed mullum<text:line-break/>amarum esu Calefacit itaque, rninpit et extergit.</text:span></text:p>
      <text:p text:style-name="P8"><text:span text:style-name="T75">£13. De siderit ide.j Sideritis habet quidem etiam<text:line-break/>abstergendi quandam facultatem, scd plurima ejus pars hu-<text:line-break/>ruida est et mediocriter frigida, paucula vero luest astrictio.<text:line-break/>Quare phlegmonem sedat et glutinat. Quidam etiam vocant<text:line-break/>Achilleam scleritim, quae propositae quidem quod ad jam<text:line-break/>nicta attinet viribus est non dissimilibus, caeterum astrictione<text:line-break/>exuperat. Quare ad sanguinis eruptiones, dysenterias et<text:line-break/>muliebre profluvium congruit.</text:span></text:p>
      <text:p text:style-name="P8"><text:span text:style-name="T75">[14. De </text:span><text:span text:style-name="T106">cucumere esculentos</text:span><text:span text:style-name="T75"> Cucumis esculentus<text:line-break/>maturus quidem tenuioris essentiae est, qui immaturus est<text:line-break/>crassioris. Sed et abstergendi et incidendi facultas eis luest,<text:line-break/>quare et urinam movent et corpus splendidum reddunt, ac<text:line-break/>magis quoque fiquis semine arefacto contuscque atque cri-<text:line-break/>brato alce pulveris abstersurii utatur- Superat in eis hu-</text:span></text:p>
      <text:p text:style-name="P65"><text:span text:style-name="T75">ruida frigidaque temperies, non tamen magnopere, fed quasi<text:line-break/>in secundo censetur ordine. Attamen si quis aut semen aut<text:line-break/></text:span><text:span text:style-name="T75">/ </text:span><text:span text:style-name="T75">radicem arefaciat, haud etiam humidae fuerit naturae, sed<text:line-break/>jam desiccantis, 'id que in primo quodammodo ordine, aut<text:line-break/></text:span><text:span text:style-name="T106">etiam</text:span><text:span text:style-name="T75"> secundo, scd incipiente. Est et in istis major abster-<text:line-break/>gendi facultas quam lu fructus ipsius carne.<text:tab/></text:span><text:span text:style-name="T75">&lt; ,<text:tab/>'</text:span></text:p>
      <text:p text:style-name="P8"><text:span text:style-name="T75">sp 5. De cucumere agresti.] Cucumeris agrestis tum<text:line-break/>fructus ipsius succus, quem vocant elaterium, tum non mi-<text:line-break/>nime radicis et foliorum ad medicationes perutilis elt. Ela-<text:line-break/>terium itaque menses ciet, et foetum interimit appositum,<text:line-break/>ceu alia omnia amara et subtilium partium, maxime si quam<text:line-break/>habeant caliditatem, velut nimirum elaterium, summe siqui-<text:line-break/>dem amarum est, leviter calidum, nt ex secundo sit ordine<text:line-break/>calefacientium. Porro tale protinus quoque digerendi vim<text:line-break/>possidet. Sie igitur eo angina laborantes inungunt quidam<text:line-break/>cum melle aut oleo vetere. Bonum item est regio morbo<text:line-break/>affectis fusum cum lacte lu nares. Sed et dolores capitis</text:span></text:p>
      <text:p text:style-name="P7"><text:span text:style-name="T75">fanat hoe usu. Atque elaterium quidem</text:span><text:span text:style-name="T116">1</text:span><text:span text:style-name="T75"> ejusmodi est, at<text:line-break/>radicis succus, ut et foliorum, licet elaterio similem vim<text:line-break/>. habeat, imbecilliorem tamen. Sed et ipsa radix assimilem<text:line-break/>facultatem possidet, abstergit namque, digerit atque emollit.<text:line-break/>Porro cortex ea potentius desiccat.</text:span></text:p>
      <text:p text:style-name="P8"><text:span text:style-name="T75">[16, De </text:span><text:span text:style-name="T106">lacerpicio.j</text:span><text:span text:style-name="T75"> Silphii liquor calidissimus est, ve-<text:line-break/>rum enim vero et folia et caulis et radix fat strenue calesaci-<text:line-break/>unt. Sed omnia flatulentae magis essentiae sunt, ac prolude<text:line-break/>coctu difficilia, foris tamen imposita corpori efficaciora, et<text:line-break/>omnium potissimum liquor admodum trahentem facultatem<text:line-break/>'possidens. Attamen et excrefcentias emolliendi et liquandi<text:line-break/>' vim quandam, propter propositam temperiem obtinet.</text:span></text:p>
      <text:p text:style-name="P8"><text:span text:style-name="T75">[i 7. De sistone.] Sifon calidus et subamarus gustu<text:line-break/>est; quare et urinam movet et concoquit menscsque pro-<text:line-break/>vocat, omnesque viscerum obstructiones disjicit.</text:span></text:p>
      <text:p text:style-name="P8"><text:span text:style-name="T75">[18. De sione.] Sion quantum gustu quodammodo<text:line-break/>odoratum est, tantum etiam calefacientis facultatis est par-:</text:span></text:p>
      <text:p text:style-name="P7"><text:span text:style-name="T75">ticeps. Sed et digerit et, urinam, movet et calculos renum<text:line-break/>frangit et menses evocat.</text:span></text:p>
      <text:p text:style-name="P66"><text:span text:style-name="T75">.<text:tab/>[19. De </text:span><text:span text:style-name="T106">sisari radicesu</text:span><text:span text:style-name="T75"> Silari radix cocta stomacho</text:span></text:p>
      <text:p text:style-name="P8"><text:span text:style-name="T75">grata est et minam movet sccundo ordine calefaciens, ali-<text:line-break/>quid habens amaroris cum levi astrictione.</text:span></text:p>
      <text:p text:style-name="P8"><text:span text:style-name="T75">[20. De sifembrio,] Sisymbrium tenuium partium,<text:line-break/>digerentis,, calefacientis et resiccantis facultatis esset tem-<text:line-break/>..periei in tertio ordine. Sed et femen ejus tenuium partium<text:line-break/>est et calidum, quocirca ipsum quidam cum vino exhibent<text:line-break/>singultientibus et tormina patientibus.</text:span></text:p>
      <text:p text:style-name="P8"><text:span text:style-name="T75">[21. </text:span><text:span text:style-name="T106">De sisiymbrio, candaminesp</text:span><text:span text:style-name="T75"> Sisymbrium quod<text:line-break/>quidam cardamineu vocant, quandoquidem cardamomo<text:line-break/>simile quiddam gustu praefert, quum siccum est, tertii est<text:line-break/>ordinis calefacientium et desiccantium: quum humidunr et<text:line-break/>viride, secundi.</text:span></text:p>
      <text:p text:style-name="P66"><text:span text:style-name="T75">... .<text:tab/>E</text:span><text:span text:style-name="T116">22</text:span><text:span text:style-name="T75">. ale </text:span><text:span text:style-name="T106">scandioese</text:span><text:span text:style-name="T75"> Scandix ex agrestium olerum</text:span></text:p>
      <text:p text:style-name="P13"><text:span text:style-name="T136">χ</text:span><text:span text:style-name="T90"> </text:span><text:span text:style-name="T75">genere est, subacre et amarum, adeo ut lu siccando et ea-</text:span></text:p>
      <text:p text:style-name="P68"><text:span text:style-name="T75">lesaciendo sit secundi ordinis lutensi, aut tertii incipientis,<text:line-break/>l.riuam valenter- ciet et viscera- obstructione liberat, eni<text:line-break/>dictis,qualitatibus constans.</text:span><text:span text:style-name="T75">,<text:tab/>/. .siuorulmB, im talm rilim</text:span></text:p>
      <text:p text:style-name="P8"><text:span text:style-name="T75">[usi. .De </text:span><text:span text:style-name="T106">scilla.j</text:span><text:span text:style-name="T75"> Scilla admodum incidentem facula<text:line-break/>tatem obtinet', non tamen admodum calidam. _ Sed secun-<text:line-break/>dum hoc eam quispiam fecundi ordinis censeat caleiacien—<text:line-break/>tium. Praestat autem aut assam, aut elixam fumere, sic<text:line-break/>enim virium ejus vehementia exolyitur. </text:span><text:span text:style-name="T75">, n • n,</text:span></text:p>
      <text:p text:style-name="P8"><text:span text:style-name="T75">[a4. </text:span><text:span text:style-name="T106">De scdlymi</text:span><text:span text:style-name="T75"> radice.], ‘Seclymr radix copiosum<text:line-break/>urinam graveolentem elicit, siquis eam in alno coctam bibat,<text:line-break/>ac proinde graveolentiam lanat tum alarum </text:span><text:span text:style-name="T106">tum</text:span><text:span text:style-name="T75"> totius<text:line-break/>corporis.. Atque hoc fane medicamento ex tota inest essen-<text:line-break/>tia, nimirum quum succus fit purgatorius. At quae secun-<text:line-break/>dum qualitates editur actio, calidum in secundo ordine<text:line-break/>completo aut tertio incipiente medicamentum indicat, sic-<text:line-break/>cum vero in secundo.</text:span></text:p>
      <text:p text:style-name="P13"><text:span text:style-name="T75">' ’ ‘ [usi. ale </text:span><text:span text:style-name="T106">scordio.]</text:span><text:span text:style-name="T75"> Scordium. Ex variis id tum<text:line-break/>saporibus tum facultatibus constat, nam er amarum quid</text:span></text:p>
      <text:p text:style-name="P6"><text:span text:style-name="T75">obtinet </text:span><text:span text:style-name="T106">et</text:span><text:span text:style-name="T75"> acerbum 'et acre, et maxime fdorodo </text:span><text:span text:style-name="T106">allio</text:span><text:span text:style-name="T75"> assi-..<text:line-break/>milis ejus est acrimonia, unde fane mea sententia nomen-<text:line-break/>clatmam sortitum est. Expurgat' igitur simulque calefacit<text:line-break/>viscera, tum ineuses urinamque provocat. Praeterea conii<text:line-break/>vulsa ruptaque et laterum dolores ab obstructione et frigore<text:line-break/>hatos sanat-epotum. • Denique viride quidem illitum magna<text:line-break/>vulnera conglutinat, fed sordida perpurgat et contumacia<text:line-break/>ad cicatricem perducit illitum aridum.</text:span></text:p>
      <text:p text:style-name="P69"><text:span text:style-name="T116">1</text:span><text:span text:style-name="T75"> ‘<text:tab/></text:span><text:span text:style-name="T75">[26. </text:span><text:span text:style-name="T106">JDe /abrodo,</text:span><text:span text:style-name="T75"> aiiio.] Allium desiccat et calefacit</text:span></text:p>
      <text:p text:style-name="P13"><text:span text:style-name="T75">quarto excessu. Porro' ophioscorodon agreste allium est,<text:line-break/>domestico valentius, ceu reliqua agrestia omnia.</text:span></text:p>
      <text:p text:style-name="P70"><text:span text:style-name="T75">• ; (27. De fuorodopra/o.] Scorodoprafon sicut gullu<text:line-break/>et odore mediam scorodi, </text:span><text:span text:style-name="T106">allii,</text:span><text:span text:style-name="T75"> et prasi, porri, qualitatem<text:line-break/>possidet, ita et viribus.<text:tab/></text:span><text:span text:style-name="T131">;</text:span><text:span text:style-name="T75"><text:tab/></text:span><text:span text:style-name="T75">...</text:span></text:p>
      <text:p text:style-name="P69"><text:span text:style-name="T75">..<text:tab/></text:span><text:span text:style-name="T75">£28. De fuorpioide.] Scotpioides calefacit ordine</text:span></text:p>
      <text:p text:style-name="P13"><text:span text:style-name="T75">tertio, desiccat secuudc.</text:span></text:p>
      <text:p text:style-name="P71"><text:span text:style-name="T90">[29. </text:span><text:span text:style-name="T75">ale /miiace.J Smilax aut laxus arbor est ve-<text:line-break/>_ nenofae facultatis. .<text:tab/>1 •.<text:tab/>. .<text:tab/>•;</text:span></text:p>
      <text:p text:style-name="P8"><text:span text:style-name="T75">[3o. Desinyrna, rnYrrsta.] Myrrha secundi ordinis<text:line-break/>.est tum calefacientium, tnm desiccantium. Itaque capitum<text:line-break/>.vulneribus illita glutinare ea potest. Inest et amaror non<text:line-break/>paucus per quem foetum et lumbricos tum enecat tum<text:line-break/>ejicit. Adest hinc ei et abstergendi' facultas. Sic igitur<text:line-break/>‘ .ocularibus miscetur, facultatibus, utique quae ad ulcera et<text:line-break/>crassas cicatrices praeparantur. Eadem de causa inditur et<text:line-break/>medicamentis, quae ad tussim veterem et asthma exhibentur.<text:line-break/>Non tamen arteriam exasperat sicut abstergentium nonnulla,<text:line-break/>verum adeo moderatam obtinet abstersionem, ut nonnulli -<text:line-break/>eam arteriacis quae vocant medicamentis commisceant<text:line-break/>tanquam sufficienter calefaciens et desiccans medicamentum,<text:line-break/>scilicet abstersionem proficiscentem ab amarore nihil ve-<text:line-break/>.rentes.</text:span></text:p>
      <text:p text:style-name="P8"><text:span text:style-name="T106">De myrrha boeotia.</text:span><text:span text:style-name="T75">j Myrrha boeotia vim habet<text:line-break/>calefaciendi, fundendi, emolliendi.</text:span></text:p>
      <text:p text:style-name="P7"><text:span text:style-name="T90">£32. </text:span><text:span text:style-name="T75">De jntyrnto.] Smyrnium quidam hipposelinuni </text:span><text:span text:style-name="T75">-<text:line-break/></text:span><text:span text:style-name="T75">agreste cognominant. Ex eodem genere et ipsum cum apio<text:line-break/>est it petroselino. Fueritque apio quidem, validius, imbe-<text:line-break/>cillius petroselino. ' Menses itaque et urinas movet, calidum<text:line-break/>siccumque ‘ tertio ordine. Cilices petroscIinum nominant<text:line-break/>q uod in A mano nascitur. Est fane et ipsum smyrnium,<text:line-break/>verum minus aere petroselino fmyrnioque. Proinde sane<text:line-break/>nlceribns imponi'potest, quia videlicet sine molestia desiccet.<text:line-break/>Sed et discutere quae indurata sunt potest. Reliqua vis<text:line-break/>ejus apio et petrnselino similis esu Quocirca et semlue ejus<text:line-break/>utimur ad mensas, urinas et asthmata.</text:span></text:p>
      <text:p text:style-name="P8"><text:span text:style-name="T106">[33. iDe sundhuij</text:span><text:span text:style-name="T75"> Sonchus ubi adoleverit, ei fpia<text:line-break/>iiosis piantis est. Caeterum viridis etiarnnum et tenes estur<text:line-break/>perinde ut caetera agrestia olera. Temperamentum ejus<text:line-break/>quodammodo mixtum est, constat enim ex aquea terreaque<text:line-break/>'essentia, utr-que leviter frigida. Nam et astrictionis cujus-<text:line-break/>dam est particeps; et sive cataplasmatis lu morem illinatur</text:span></text:p>
      <text:p text:style-name="P6"><text:span text:style-name="T75">sive edatur, manifesto refrigerati Postea vero quam plane<text:line-break/>resiccatus suerit,, terrestre ejus temperamentum redditur,<text:line-break/>modicam habens caliditatem.</text:span></text:p>
      <text:p text:style-name="P72"><text:span text:style-name="T75">[34. </text:span><text:span text:style-name="T106">De sparganiui]</text:span><text:span text:style-name="T75"> Sparganium et ipsum desiccau-<text:line-break/>tis est facultatis. </text:span><text:span text:style-name="T75">.- •<text:tab/>-<text:tab/>,<text:tab/>.so</text:span></text:p>
      <text:p text:style-name="P8"><text:span text:style-name="T106">[3i. Da fparto j geniseaiij</text:span><text:span text:style-name="T75"> Sparti quo et vites alli-<text:line-break/>gant tum fructus tum virgarum succus, non imbecilliter<text:line-break/>trahentis est facultatis.</text:span></text:p>
      <text:p text:style-name="P8"><text:span text:style-name="T75">isisc De </text:span><text:span text:style-name="T106">siaphillno, pastinacae</text:span><text:span text:style-name="T75"> StaphilinUs fativus<text:line-break/>imbecillior, agrestis ad omnia potentior esu Urinas men-<text:line-break/>fesque provocat cum herba quidem tota, tum maxime femen<text:line-break/>ac radix. Habet porro etiam absterforium in fe quippiam.<text:line-break/>Quamobrern ulcerum phagedaenica quidam foliis ejus viri-<text:line-break/>dibus cum melle, quo pura reddant; illinunt.</text:span></text:p>
      <text:p text:style-name="P8"><text:span text:style-name="T75">[si7. .Desiacsiy.] Stachysfrudex ille marrubio sitni-<text:line-break/>lis; gustu acri et amaro, tertii est ordinis calefacientium.</text:span></text:p>
      <text:p text:style-name="P73"><text:span text:style-name="T75">Quamobrern rationabiliter non menses solum provocat, sed<text:line-break/>et abortum affert et fecundas ejicit. </text:span><text:span text:style-name="T75">' ' •••<text:tab/></text:span><text:span text:style-name="T116">?</text:span><text:span text:style-name="T75"> t C</text:span></text:p>
      <text:p text:style-name="P8"><text:span text:style-name="T75">[38. </text:span><text:span text:style-name="T106">Oe</text:span><text:span text:style-name="T75">- sioebe.j </text:span><text:span text:style-name="T75">-u </text:span><text:span text:style-name="T75">Stecbes fructus et folia; maximo<text:line-break/>sunt usui, astringendi vim habentia, mordacitatis expertem.<text:line-break/>Sed et desiccant evidenter lir tertio fere ordine incipiente.<text:line-break/>Quamobrern decoctum eorum dysentericis injicitur,st auri-<text:line-break/>bqs pure fluentibus,, tum vulnera magna conglutinat. Evi-<text:line-break/>deptius ,haec praestat , crina vino atro austero, valenter eniin<text:line-break/>desiccat omnes praeter naturam humiditates.. Praeterea folia<text:line-break/>viridia si illinantur,, xim habent erumpentis sanguinis sup-<text:line-break/>primendi., 'Denique et oculorum' ex ictu sufiusiones illita<text:line-break/>juvant.</text:span></text:p>
      <text:p text:style-name="P8"><text:span text:style-name="T106">Da suechase.^</text:span><text:span text:style-name="T75"> Stoechadis gustu quidem qua-<text:line-break/>litas amara est et niediocrlscr subastringeus, caeterum tem-’<text:line-break/>peries composita, nempe ex terrena essentia frigida exigua,<text:line-break/>unde sane astringit, et</text:span><text:span text:style-name="T116">:</text:span><text:span text:style-name="T75">extenuata altera terrena copiosiore<text:line-break/></text:span><text:span text:style-name="T106">a</text:span><text:span text:style-name="T75">qua </text:span><text:span text:style-name="T75">utique unara est. Ob utrorumque veto tonvenien-<text:line-break/>tiam </text:span><text:span text:style-name="T75">et </text:span><text:span text:style-name="T75">coitum ohstrnijtibne liberare, extenuare, extergere</text:span></text:p>
      <text:p text:style-name="P7"><text:span text:style-name="T75">roborareque tam vifcera omnia, tum totum corpus est nasa.<text:line-break/>Supra namque ostensum est, quod quae ex ejusmodi/essentiis<text:line-break/>constant medicamenta, dictos effectus reddere possint.</text:span></text:p>
      <text:p text:style-name="P74"><text:span text:style-name="T75">[40. De </text:span><text:span text:style-name="T106">siratioteij</text:span><text:span text:style-name="T75"> Stratiotes aquaticus quidem, hu-<text:line-break/>mida et frigida facultate est, terrestris vero nonnihil habet<text:line-break/>astrictionis, proinde sane et vulnera glutinare potest et ul-<text:line-break/>ceribus esse utilis. Sunt qui eo et ad sanguinis eruptiones<text:line-break/>utantur et ad. fistulas.<text:tab/></text:span><text:span text:style-name="T75">'</text:span></text:p>
      <text:p text:style-name="P8"><text:span text:style-name="T75">(4r.‘ De </text:span><text:span text:style-name="T106">siruthiosp</text:span><text:span text:style-name="T75"> Struthii radice potissimum uti-<text:line-break/>mur, utpote gusiu acri et calida siccaque temperamento ex<text:line-break/>quarto, quodammodo ordine. Sed et abstergit et irritat,,<text:line-break/>proinde quoque sternutationem provocat, ceu caetera omnia<text:line-break/>- q.uae calida sunt temperie et gustu acria.</text:span></text:p>
      <text:p text:style-name="P8"><text:span text:style-name="T75">r </text:span><text:span text:style-name="T75">[4n. </text:span><text:span text:style-name="T106">De styracesp</text:span><text:span text:style-name="T75"> Styrax calefacit , emollit, conco-,,<text:line-break/>quit. Qitamobrem tussibus calarrhis- nituitae destillationi-<text:line-break/>luis: raucalinilius.que prodest, Tum menses, scu potum! scu</text:span></text:p>
      <text:p text:style-name="P75"><text:span text:style-name="T75">admotum prolicit Combusti ejus fuligo thuris fuligini<text:line-break/>quodammodo est similis. '<text:tab/></text:span><text:span text:style-name="T116">1</text:span></text:p>
      <text:p text:style-name="P13"><text:span text:style-name="T75">£43. De fucis, sicis.] Fini aridi vim habent calefa-<text:line-break/>ciendi ordine primo etiam completo, aut fecundo incipiente.<text:line-break/>Habent varo et partium tenuitatem quandarn. Ex istis<text:line-break/>duobus idonei sunt, qui, tubercula dura concoquant, statim<text:line-break/>vero etiam ea digerunt. Atque ipsi per fe illiti ejusmodi<text:line-break/></text:span><text:span text:style-name="T75">.. </text:span><text:span text:style-name="T75">vim obtinent. Sed et decoctum eorum ejusdem utique na-<text:line-break/>turae est._ Verum ubi- magis concoquere consilium est, mi-<text:line-break/>' sceuda est farina triticea, ubi vero plus digerere, hordeacea,<text:line-break/>panis horum lu medio. Sed haec magis sunt propria tra-<text:line-break/>ctatus de medicamentorum compositione et rationis curandi,<text:line-break/>. verum in praesentia haec de caricis novisse sufficiat. Porro,<text:line-break/>scire oportet, quod qui pinguiores sunt, magis possunt con-<text:line-break/>coqUere, qui vero gustu acriores, magis tum extergere, tum<text:line-break/>'digerere. Caeterum quod ex iis plurimum in aqua coctis<text:line-break/>efficitur , simile est melli non solum consistentia, sed et fa-</text:span></text:p>
      <text:p text:style-name="P76"><text:span text:style-name="T75">cultate. Porro ficus virides comesi propter admixtam hu-<text:line-break/>nnditatem facultatis sunt imbecillioris, subducunt tamen<text:line-break/>alvum ntrique tum humidi, tum sicci. Porro ficus eapri-<text:line-break/>fici acris et discutientis facultatis sunt. Sic etiam domesti-<text:line-break/>corum grossi, luest enim illis nonnihil etiam succi ex ficu<text:line-break/>arbore.<text:tab/></text:span><text:span text:style-name="T75">...</text:span></text:p>
      <text:p text:style-name="P8"><text:span text:style-name="T75">&lt; [44. De sicu arbore.] Ficus arbor calidae tenuium-<text:line-break/>que partium temperiei est, ceu indicant tum liquor ejus nim<text:line-break/>foliorum succus. Valenter enim eorum uterque calidus est.<text:line-break/>Itaque non mordicat tantum aut vehementer abstergit, scd<text:line-break/></text:span><text:span text:style-name="T106">et ulcera et</text:span><text:span text:style-name="T75"> ora vasorum reserat et verrucas; quas myrme-<text:line-break/>cias vocant ejicit, sed et purgare potest. Porro ficus agre-<text:line-break/>stis, quam caprificum nominant, tum liquor tum succus ad<text:line-break/>omnia quam sativae valentior est. Sed et rami earum adeo<text:line-break/>sunt calidi tenuiumque partium; ut carnes bubulas duras, si<text:line-break/>coquendis adjiciantur, friabiles ae teneras efficiant.</text:span></text:p>
      <text:p text:style-name="P13"><text:span text:style-name="T75">[45. De </text:span><text:span text:style-name="T106">siymphvto</text:span><text:span text:style-name="T75"> petraeo.] Syrnphytum petraeum<text:line-break/>ex contrariis constat viribus', habet enim lucidendi vim</text:span></text:p>
      <text:p text:style-name="P14"><text:span text:style-name="T90">, </text:span><text:span text:style-name="T75">qnampiam qua collectum in thorace puImoneque pus ex-<text:line-break/>purgare poresti, habetqur etiam quandam contrahendi vim,<text:line-break/>qua ejeatiftnibiis- sanguinis, auxiliatur, et ternia ad eas luest<text:line-break/>lmmiditais quaedam non immodice calida, per qttam gustan-<text:line-break/>tibus dulce apparet et odoratu jucundum. Mansum sitim<text:line-break/>e-xtinguit et arteriae asperitates fanat. • Porre scciindum<text:line-break/>omnium dictarum facultatum mixtionem simul discutere<text:line-break/>alui ude potest, simul que corpora ecutrahere constringereque',<text:line-break/>proinde enterocelis imponitur, er ad convulsa </text:span><text:span text:style-name="T106">ei rupta</text:span><text:span text:style-name="T75"> cum<text:line-break/>o.xymelite bibitur. </text:span><text:span text:style-name="T106">Porro</text:span><text:span text:style-name="T75"> qui ipsum in vino decoctum ad<text:line-break/>dysenteriam exhibens er muliebre profluvium rubrum,<text:line-break/>utuntur tamquam desiccante et contrahente., qui vero ad<text:line-break/>nephrilim, tanquam expurgante </text:span><text:span text:style-name="T106">et</text:span><text:span text:style-name="T75"> incidente</text:span></text:p>
      <text:p text:style-name="P8"><text:span text:style-name="T75">£4:6. </text:span><text:span text:style-name="T106">JAe samphyto, magnosc</text:span><text:span text:style-name="T75"> Sympliytum alterum;<text:line-break/>puta magnajm, similam dicto vim habeni nnn, tamen gustan,<text:line-break/>tibus duice est, aut odorantibus odoratum, fed bis fane a<text:line-break/>ninilo; scriptu diuorspmrest, Caeterum quatenus viscositatem</text:span></text:p>
      <text:p text:style-name="P77"><text:span text:style-name="T75">quandam et mordacitatem obtinet, fclllae. sunile esu Utrm-j<text:line-break/>turque ad omnia,ecd qnaejamdictc. </text:span><text:span text:style-name="T75">, <text:tab/></text:span></text:p>
      <text:p text:style-name="P78"><text:span text:style-name="T75">[iy. </text:span><text:span text:style-name="T106">De JpJwrulsciosu</text:span><text:span text:style-name="T75"> Sphpiniylii- fructus aeris et<text:line-break/>incidentis est facultatis,. Itaque, adrasthma et comitialem<text:line-break/>morbum aptum est medieamentiun. Prodest et anrigini.<text:line-break/>Et sadix nimirum similis facultatis ad eadem accommoda<text:line-break/>tur. Sed et insuper fistularum callos.tullit,. caeterum im-<text:line-break/>ponere eam oportet circumrasam. Ponro floris etiam succus<text:line-break/>' ad diuturniora aurium ulcera conveniens reponitur,<text:line-break/>-<text:tab/>[48-. ale </text:span><text:span text:style-name="T106">schino, lentiscoij.</text:span><text:span text:style-name="T75"> lientllcus. Frutex; hic</text:span></text:p>
      <text:p text:style-name="P8"><text:span text:style-name="T75">ex .aqrrea essentia leviter calida viribus </text:span><text:span text:style-name="T106">ei terrena frigida</text:span><text:span text:style-name="T75"> </text:span><text:span text:style-name="T90">ηομ<text:line-break/></text:span><text:span text:style-name="T75">multa compositus est,- ob quam moderate astringi;. .Desiccat<text:line-break/>igjtnr fecundo ordine completo- ani tertio ..incjpieiqe, iq<text:line-break/>raliditatis et frigiditatis differentia quodammodo est medius<text:line-break/>et moderatus. Similem omnibus suis partibus astrictionen}<text:line-break/>obtinet in radicibus, ramis, extremis turionibus, germinibus<text:line-break/>ac foliis, praeterea fructu et eortice, ac si succum ex foliis</text:span></text:p>
      <text:p text:style-name="P7"><text:span text:style-name="T75">ejus viridibus exprimas, similis hic ordinis est moderate<text:line-break/>-astringens. Itaque bibitur et’ per </text:span><text:span text:style-name="T106">fe</text:span><text:span text:style-name="T75"> et cum aIiismediea-<text:line-break/>mentis, quae dysenterias et coeliacos affectus fanant, quin<text:line-break/>et ad fanguluis expuitiones, sanguinisque ex utero ernptio-<text:line-break/>nes, tum sedis vulvaeque procidentias idoneus est, utpote<text:line-break/>ad hypocystida nonnihil prope aecedens,</text:span></text:p>
      <text:p text:style-name="P8"><text:span text:style-name="T75">" [</text:span><text:span text:style-name="T116">i</text:span><text:span text:style-name="T75">9</text:span><text:span text:style-name="T116">l</text:span><text:span text:style-name="T75"> </text:span><text:span text:style-name="T106">J)e schini siaresp</text:span><text:span text:style-name="T75"> Schini flos modice calefacit,<text:line-break/>; modiceque etiam astringit; neo plane a,tenuitatis natura<text:line-break/>alienus est. Quocirca his de causis urinam movet men-<text:line-break/>fesqne eiet adhibitum sive in fomentationem sive in potio-<text:line-break/>nem. Prodest et jecoris et stomachi ac ventris phlegmonis.<text:line-break/>Magis eo astringit radix. Quod vero florem vocant calidius<text:line-break/>est. Porro in omnibus Tuis partibus , in aliis magis in aliis<text:line-break/>minus, gustantibus apparet astrictio, proinde medicinis quae<text:line-break/>sanguinem rejicientibus exhibentur commsscetur.</text:span></text:p>
      <text:p text:style-name="P8"><text:span text:style-name="T75">[sio. </text:span><text:span text:style-name="T106">De schoeno laevi, acuto et marisca</text:span><text:span text:style-name="T75"> Junci<text:line-break/>alius laevis, alius acutus, alius marifcus. Gracilior du-</text:span></text:p>
      <text:p text:style-name="P6"><text:span text:style-name="T75">riorque oxyschoenos acutus, crassior laxiorque holoschoenoa<text:line-break/>mariscus. Fructus holoschoeni somnum affert. At oxy-<text:line-break/>schoeni duae sunt species, altera sterilis, cujus quidem in<text:line-break/>medicina nullus usus est, altera vero fructum fert, conci-<text:line-break/>liat vero et hujus fructus fornuum, sed minus quam holo-<text:line-break/>schoeni, quanquam tamen hoc caput tentet. Uterque si<text:line-break/>fructus cum vino bibatur, ventris fluxus siccat et muliebre<text:line-break/>profluvium rubrum sistit. Ex quibus clarum est, quod<text:line-break/>composita eorum temperies est, ex terrena videlicet essentia<text:line-break/>levitcr frigida et aquea leniter calida, ut et inferna desiccare'<text:line-break/>possint et sensim frigidos ad caput vapores iubmittere, qui-<text:line-break/>bus fomnoleutos efficiant.</text:span></text:p>
      <text:h text:style-name="P3" text:outline-level="2">Cap. XIX.</text:h>
      <text:p text:style-name="P9"><text:span text:style-name="T75">[</text:span><text:span text:style-name="T78">1</text:span><text:span text:style-name="T75">. </text:span><text:span text:style-name="T106">De terebinthoi]</text:span><text:span text:style-name="T75"> Terebinthi tum<text:line-break/>cortex tum folia tum fructus astrictorium quiddam olui-<text:line-break/>nent. Sed et fecundo ordine calefaciunt. Itaque quod<text:line-break/>etiam desiccent manifestum est, recentes quidem etiarnnum<text:line-break/>tumidique modice, sicri vero ordine fecundo. Caeterum</text:span></text:p>
      <text:p text:style-name="P79"><text:span text:style-name="T75">fructus aridus propinquus est eliam tertio ordine desiccan-<text:line-break/>tiurn, est .enim'adeo calidus </text:span><text:span text:style-name="T75">ut </text:span><text:span text:style-name="T75">mandentibus protinus<text:line-break/>•caliditas percipiatur. </text:span><text:span text:style-name="T75">Itaque </text:span><text:span text:style-name="T75">etiam urinam provocat et lie-<text:line-break/>nibus prodest.. </text:span><text:span text:style-name="T75">......<text:tab/>, </text:span><text:span text:style-name="T75">- .<text:tab/>; , ,</text:span></text:p>
      <text:p text:style-name="P8"><text:span text:style-name="T75">[a.. De teutstio,. beta.] Beta nitrosae cuiusdam fa-<text:line-break/>eultatis: particeps est, qua tum discutit tum extergit - et per<text:line-break/>uares purgat. Caeterum cocta </text:span><text:span text:style-name="T75">nitrosttatem </text:span><text:span text:style-name="T75">omnem </text:span><text:span text:style-name="T75">ac </text:span><text:span text:style-name="T75">acri-<text:line-break/>monlam.exuit, fitque facultatis phlegmonis adversae leviter<text:line-break/>digerentis. Porro ad-detergendum digerendnmque validior<text:line-break/>beta alba, nam nigra adjunctum habet astrictionis quippiam<text:line-break/>et magis in'fadicie quam aliis partibus, </text:span><text:span text:style-name="T75">. .. . .</text:span></text:p>
      <text:p text:style-name="P80"><text:span text:style-name="T75">[3. De Teucrio.] </text:span><text:span text:style-name="T75">Teucrium </text:span><text:span text:style-name="T75">incidendi, </text:span><text:span text:style-name="T75">et </text:span><text:span text:style-name="T75">tenuium<text:line-break/>partium facultatis est, q.nare lienes fauat, ponatque ipsum<text:line-break/>quispiam.in tertio exiccaniium, feciindo vero calefacientium,<text:line-break/>’<text:tab/>[4. De tepsira, .cinere.] Cinis. Combustorum liguo-</text:span></text:p>
      <text:p text:style-name="P13"><text:span text:style-name="T75">rum reliqniaepc'nuncupantur, compositae ex contrariis tinu<text:line-break/>qualitatibus trim substantiis; </text:span><text:span text:style-name="T75">Habet </text:span><text:span text:style-name="T75">enim lu fe </text:span><text:span text:style-name="T75">partim </text:span><text:span text:style-name="T75">tem</text:span></text:p>
      <text:p text:style-name="P7"><text:span text:style-name="T75">ienum, partim velut savilIofum, sive fuliginofmn, sive quo-<text:line-break/>modocunque quis appellare volet. Atque hae sane partes<text:line-break/>funt tenuium partium'et quae maceratis aqua cineribUs et<text:line-break/>percolata una asportantur atque abeunt, quod vero feli-<text:line-break/>quum est; terreum est et infirmum et moifh vacans, in lixi-<text:line-break/>vium calida facultate deposita. Sed non omnis cinis eadem<text:line-break/>temperie praeditus est, scd pro combustae materiae diverfi-<text:line-break/>tate variaturi At nefcio quo pacto Dioscorides omnes ri-<text:line-break/>neres astringendi habere vim prodiderit; quum ficulneus<text:line-break/>ejusmodi omnis qualitatis sit expers, utpote quum et ipla<text:line-break/>arbor nulla sua parte acerbam qualitatem 'praeierat, ceu<text:line-break/>quercus; ilex, arbutus, 'fagus, lentiscus, hedera et hoc<text:line-break/>genus alia, verum plena succo valido tota sit, eoque acri et<text:line-break/>balide. Ergo ex acerbis utique lignis factus cinisno.n parum<text:line-break/>astringit, meminiqueme quandoque, quum aliud ad manum<text:line-break/>, noU esset medicamentum, per hunc sanguinis suppressisse</text:span></text:p>
      <text:p text:style-name="P8"><text:span text:style-name="T75">eruptionem, Verum nullus unquam ad tale uti ficulneo'</text:span></text:p>
      <text:p text:style-name="P81"><text:span text:style-name="T75">audeat, siquidem hic acrimoniae multum adurentisque fa-<text:line-break/>cultatis obtinet mixtae absterfioni, et utroque differt ab eo,<text:line-break/>qui ex quercinis lignis conficitur, tum quod in eo fuligineum<text:line-break/>multo est acrius, tum quod illis terrenum quodammodo sub-<text:line-break/>astringens est, in hac abstergens, veluti in cinere tithymal-<text:line-break/>lorum. Est et calx cineris quaedam species, caeterum<text:line-break/>essentiae tenuiorum partium quam qui ex lignis fit; nimi- </text:span><text:span text:style-name="T75">\<text:line-break/></text:span><text:span text:style-name="T75">rum quanto lapides exactius torreri, ut cinis fiant, postulant.<text:line-break/>Sed tamen multas et ipsa reliquias in se habet naturae igneae.<text:line-break/>Proinde elota medicamentum est citra morsum desiccans,<text:line-break/>magisque si bis terve lavetur- Caeterum si marina aqua<text:line-break/>abluta sit, admodum discutit. Dicetur porro de ea, ubi de<text:line-break/>metallicis sermo habebitur.<text:tab/></text:span><text:span text:style-name="T75">'<text:tab/>'</text:span></text:p>
      <text:p text:style-name="P8"><text:span text:style-name="T75">[5. </text:span><text:span text:style-name="T106">De telephio."]</text:span><text:span text:style-name="T75"> Telephium exiecandi et detergendi<text:line-break/>facultate est praeditum, non tamen insigniter calida, verum<text:line-break/>in hoc forsan quispiam ipsum prnni esse ordinis censeat.</text:span></text:p>
      <text:p text:style-name="P13"><text:span text:style-name="T75">.Desiccat tamen secundo ordine intenso aut certe principio</text:span></text:p>
      <text:p text:style-name="P6"><text:span text:style-name="T75">tertii. Proinde ad putrida ulcera convenit et vitiliginem<text:line-break/>utramque sanat cum aceto.</text:span></text:p>
      <text:p text:style-name="P8"><text:span text:style-name="T75">[6. </text:span><text:span text:style-name="T106">De teli, foenogratpco.'\</text:span><text:span text:style-name="T75"> Foennmgraecum calidum<text:line-break/>est secundi ordinis, siccum primi. Proinde (ferventes phle-<text:line-break/>gmonas irritat acerbatque, quae vero minus sunt calidae et<text:line-break/>magis durae, eas discutiendo curat.</text:span></text:p>
      <text:p text:style-name="P8"><text:span text:style-name="T75">[</text:span><text:span text:style-name="T102">7</text:span><text:span text:style-name="T75">. </text:span><text:span text:style-name="T106">De TithJrnaUissp</text:span><text:span text:style-name="T75"> Tithymalli omnes vincentem<text:line-break/>habent acrem calidamque facultatem, inest ver o ipsis amaror.<text:line-break/>Validissimus itaque eorum est liquor, secundum locum tenent<text:line-break/>fructus et folia. Sed et radix dictarum facultatum particeps<text:line-break/>est, sed non ex aequo. Sane ipsa cum aceto decocta do-<text:line-break/>lores sanat dentium, maxime qui illis erosis proveniunt, at<text:line-break/>liquores, ut qui valentiorem vim habeant, in foramina qui-<text:line-break/>dem ipsa dentium induntur, caeterum si aliam corporis<text:line-break/>partem contigerint, continuo adurunt ulcerantque, proinde<text:line-break/>foris iIlis cera circumlinitur, quippe cum ex quarto sint<text:line-break/>calefacientium ordine , quem esse adurentium posuimus, sic</text:span></text:p>
      <text:p text:style-name="P7"><text:span text:style-name="T75">pilos, quoque succus inunctus tollit, porro quum vehemens,<text:line-break/>tior sit oleo miscetur, et fi id identidem ac saepe fiat, tan-<text:line-break/>dem prorsum pilorum' radices adustae corrumpentur, cor-<text:line-break/>pusque depile reddetur. Eadem facultate verrucas; quas<text:line-break/>aerochordonas nominant et myrmecias et pterygia ocntorum<text:line-break/></text:span><text:span text:style-name="T106">ungues</text:span><text:span text:style-name="T75"> et thymos auferunt, detergentque lichenas et ploras,<text:line-break/>' quia scilicet et abstergendi facultas luest propteramarorem.</text:span></text:p>
      <text:p text:style-name="P8"><text:span text:style-name="T75">Praeterea ulcerum phagedaenica, anthracode et gangraenode,<text:line-break/>quia valenter tum exealefaeiunt tum detergunt, si lu tem-<text:line-break/>pore er moderate utere, juvare aliquando poterunt. Verum<text:line-break/>enimvero et fistularum calles eadem facultate eximuut. Cae-<text:line-break/>terurn haec omnia genere quidem similiter, imbecillius tamen<text:line-break/>et folia et fructus praestare possunt. Quibus sane et ad<text:line-break/>pisces in aqua stagnati capiendos uti assolent. Celerrime<text:line-break/>namque ab illis in vertiginem acti, </text:span><text:span text:style-name="T106">ac</text:span><text:span text:style-name="T75"> semimortui redditi, ,<text:line-break/>ad aquae superficiem feruntur. Porro quum' septem sint<text:line-break/>eorum genera, valeutissimms est quem eharacisn.nominant.</text:span></text:p>
      <text:p text:style-name="P82"><text:span text:style-name="T75">quem utique </text:span><text:span text:style-name="T75">etiam </text:span><text:span text:style-name="T75">quidam </text:span><text:span text:style-name="T75">marem </text:span><text:span text:style-name="T75">cognominant, et foemina<text:line-break/>nuncupata myisinites; et qui </text:span><text:span text:style-name="T75">in </text:span><text:span text:style-name="T75">petris nascitur ad modum<text:line-break/>arboris , deinceps qui phlomo assimilis est, et cyparissias,<text:line-break/>deinde marinus, denique helioscopius. Proportione vero<text:line-break/>-comprehensae illorum facultatis et cinis et lixivium ex ipsis<text:line-break/>ieritr </text:span><text:span text:style-name="T75">-ucualst --.--..•i iniecus. </text:span><text:span text:style-name="T75">-.ut '<text:tab/>.</text:span></text:p>
      <text:p text:style-name="P15"><text:span text:style-name="T75">, c: r&lt;: -fa. De</text:span><text:span text:style-name="T106">tragacantha.]</text:span><text:span text:style-name="T75"> Tragacantha similem gummi<text:line-break/></text:span><text:span text:style-name="T75">vim obtinet emplasticam quandam et quae acrimoniam'he-<text:line-break/>betat; Et fane similiter nt illud desiccat</text:span></text:p>
      <text:p text:style-name="P8"><text:span text:style-name="T75">fq. </text:span><text:span text:style-name="T95">ί)</text:span><text:span text:style-name="T106">e tragi&amp;.J</text:span><text:span text:style-name="T75"> Tragii folia fructus lachrymaque<text:line-break/>trahentis difcutientisque funt facultatis. Est vero et tenuium<text:line-break/>partium et facultate in principio tertii jam quoquo modo<text:line-break/>ordinis calida. Stipites et haerentia corporibus extrahit,<text:line-break/>•lapides t.angit, menses movet drachmae pondere potum.<text:line-break/>Porro iir Creta fola nafcitur lentisco assimile. Caeterum<text:line-break/>alterum tragiurn hoc minus cujus folia scolopendrio similia<text:line-break/>sunt visitur quidem multis in locis, fed non parum habet<text:line-break/>facultatis astringentis, ut et ad fluxionum affectus conveniat-</text:span></text:p>
      <text:p text:style-name="P7"><text:span text:style-name="T75">[ro. </text:span><text:span text:style-name="T106">De</text:span><text:span text:style-name="T75"> tragorigano.] De tragorigano in fermone<text:line-break/>de origano supra est dictum.</text:span></text:p>
      <text:p text:style-name="P8"><text:span text:style-name="T75">[ir. De iribo/o.) Tribolus ex humida essentia mo-<text:line-break/>dice frigida et sicca non mediocriter et ipsa frigida compo-<text:line-break/>nitur. In terrestri tamen, superat terreum frigidum, quod<text:line-break/>astringens ostendimus , in aquatico vero aqueum. Proinde<text:line-break/>-ambo et contra phlegmonarum generationes et omnino con-<text:line-break/>tra omnes fluxus congruunt. Porro terrestris ipsius fructus,<text:line-break/>quum tenuium sit partium, potus lapides in renibus Commis<text:line-break/>.nuit.</text:span></text:p>
      <text:p text:style-name="P8"><text:span text:style-name="T75">. f 12. De tripoiio.J Tripoliuin, Radix gustanti acris<text:line-break/>est et facultate calida in tertio excessu.</text:span></text:p>
      <text:p text:style-name="P8"><text:span text:style-name="T75">£i3. De tripstyiio.i TriphyIlum quidam asphaltion,<text:line-break/>quidam oxy.phyllon, nonnulli: mluyanthes, sunt et qui.cni-<text:line-break/>erum vocitent. Prima quidem tria ab accidentibus frutici,<text:line-break/>reliqua duo nomina haud scio unde. Vis plantae est calida<text:line-break/>et sicca ut bituminis, cui odore est similis, utrinque tertio</text:span></text:p>
      <text:p text:style-name="P83"><text:span text:style-name="T75">ordine. </text:span><text:span text:style-name="T127">Ptoin.de </text:span><text:span text:style-name="T75">pota lateriim dolores ab. obstructione natos<text:line-break/>pivat et urinam', mensesque provocati .<text:tab/></text:span><text:span text:style-name="T75">'•••'</text:span></text:p>
      <text:p text:style-name="P67"><text:span text:style-name="T75">-<text:tab/>[i4. </text:span><text:span text:style-name="T106">De&gt; trichomanesp</text:span><text:span text:style-name="T75"> Trichomanes eadem praestat</text:span></text:p>
      <text:p text:style-name="P84"><text:span text:style-name="T75">quae adiantlium. </text:span><text:span text:style-name="T75">•, •<text:tab/>&gt;/ ii :i. &gt;-q c:.: :</text:span></text:p>
      <text:p text:style-name="P8"><text:span text:style-name="T75">sui- </text:span><text:span text:style-name="T75">[a si. </text:span><text:span text:style-name="T106">De tspchno, solano.']</text:span><text:span text:style-name="T75"> Trychnon quidam prae-<text:line-break/>pcsito S ftrychnum -vocanti </text:span><text:span text:style-name="T106">r</text:span><text:span text:style-name="T75"> </text:span><text:span text:style-name="T75">Esculentum quidem, quod in<text:line-break/>hortip nascitur, notum est omnibus, utunturque ad omnia<text:line-break/>ea quae.refrigerari astringique postulant Potest enim haec<text:line-break/>duo ordine fecundo. jGaeterorurn non esculentorum unum<text:line-break/>quidem -nuncupatur halicacabum fructum habens r risum;<text:line-break/>acino uvae tum-figura tum magnitudine assimilem, quo et<text:line-break/>ad coronas utuntur ; alterum vero fruticosum a conciliando<text:line-break/>fomno hypnoticum ; et tertium quod insaniam afferat, nia-<text:line-break/>licum appellitant. Halicacabum igitur lu foliorum facultate<text:line-break/>hortensi solano simile est; fructum habens ciendae urinae,<text:line-break/>idoneum-; proinde compluribus facultatibus compositis quae<text:line-break/>ad jecur, ad vefitjam et renes accommodantur adjungitur.<text:line-break/>Solani vero hypnotici cortex radicis si cum vino bibatur;</text:span></text:p>
      <text:p text:style-name="P85"><text:span text:style-name="T75">somnum accersit drachmae pondere sumptus. Sed et cae-<text:line-break/>tera quoque papaveris succo persimilis est, nisi quod hacte-<text:line-break/>nus imbecillior est,- quod ipse tertii habeatur ordinis refrige-<text:line-break/>rantlum, quum hic positus sit in .quarto. Hujus solani<text:line-break/>scrnen urinam ciendi facultatem habet, Caeterum si plus<text:line-break/>duodecim corymbis hauscris dementiam quoque asciscet.,<text:line-break/>Porro, quod reliquum est ex propositis solanis ad medica-<text:line-break/>tiones, quae intro in corpus adhibentur inutile </text:span><text:span text:style-name="T106">eftr</text:span><text:span text:style-name="T75"> Nam<text:line-break/>si qnatuor ejus drachmae offerantur, mortem inferent, st<text:line-break/>pauciores, insaniam; una certe innoxie sumitur, caeterum<text:line-break/>nec ipsa .utile quid obtinet. Verum si foris corpori emplastri<text:line-break/>modo illinatur, ulcera maligna et depascentia curati Sed<text:line-break/>ad. talia radicis cortex praefertur, desiccans fecundo ordine'<text:line-break/>jam completo et tertio incipiente, refrigerans fecundo inci-<text:line-break/>piente.</text:span></text:p>
      <text:h text:style-name="Heading_20_2" text:outline-level="2">Cap XX.</text:h>
      <text:p text:style-name="P228"><text:span text:style-name="T75">[i. </text:span><text:span text:style-name="T106">JDe hyacintho se,</text:span><text:span text:style-name="T75"> Hyacinthi radix<text:line-break/>bijIbola est; ordinis primi in desiccando, fecundi vero com-<text:line-break/>picti -aut certe tertii incipientis lu refrigerando. Itaque</text:span></text:p>
      <text:p text:style-name="P6"><text:span text:style-name="T75">pueros diutissime fervare impuberes vino illita credituri<text:line-break/>Fructus leviter extergit et astringit; Quamobrern et ipse<text:line-break/>regio morbo laborantibus exhibetur in vino, ordine quidem<text:line-break/>tertio quadantenits desiccans; caeterum in medio consistens<text:line-break/>caliditatis </text:span><text:span text:style-name="T106">ac</text:span><text:span text:style-name="T75"> frigiditatis.</text:span></text:p>
      <text:p text:style-name="P8"><text:span text:style-name="T75">[u. De/tydno, teirae iubere.] Tubera terrae omnsr<text:line-break/>bus nota sunt. Substantiam habent vincentem terrestrem<text:line-break/>quidem consistentia, sed tamen oniri paucula quadam par-<text:line-break/>tinni tenuitate mixtam,</text:span></text:p>
      <text:p text:style-name="P8"><text:span text:style-name="T75">[si.- De stydropipere.J Hydropiper a loris lu quibus'<text:line-break/>nascitur et a similitudine, quae illi cum pipere lu gustu est,<text:line-break/>nomen sortitum est, caeterum non usque adeo calidum </text:span><text:span text:style-name="T106">esu<text:line-break/>quam</text:span><text:span text:style-name="T75"> piper» Et sane herba ipsi»etiarnnum viridis una cum<text:line-break/>fructu cataplasmatis lu inodum imposita, fugulata et tumores<text:line-break/>induratos digerit.</text:span></text:p>
      <text:p text:style-name="P8"><text:span text:style-name="T75">[4. De </text:span><text:span text:style-name="T106">hyoscsamo,</text:span><text:span text:style-name="T75"> d/terco.) Hyoscyamus cui femen<text:line-break/>utrum est, insaniam ac suporern affert.- Sed is cui femen<text:line-break/>mediocriter flavum est; propinquam 0S facultatem possidet</text:span></text:p>
      <text:p text:style-name="P86"><text:span text:style-name="T75">'</text:span><text:span text:style-name="T116">r</text:span><text:span text:style-name="T75">* </text:span><text:span text:style-name="T90">* Γ. </text:span><text:span text:style-name="T95">ι</text:span><text:span text:style-name="T90"><text:tab/></text:span><text:span text:style-name="T75">-ssD'fli'-’’. </text:span><text:span text:style-name="T106">"i.</text:span><text:span text:style-name="T75"> e-i.. .»•.’.. f.;<text:tab/>: ;•... - \</text:span></text:p>
      <text:p text:style-name="P8"><text:span text:style-name="T75">Verum, utrique fugiendi fuut ut inutiles et venenosi fien<text:line-break/>deleterii. Caeterum eujns femen ac flos candidus est, ad<text:line-break/>sanationes vel maxime idoneus est, ex tertio quodammodo<text:line-break/>ordine refrigerantium. Porro flos ejus quidem cui femen<text:line-break/>est nigrnm mediocriter purpureus est, ejus </text:span><text:span text:style-name="T75">vero </text:span><text:span text:style-name="T75">cui est sub-<text:line-break/>flavum, leviter mali colorem refert.</text:span></text:p>
      <text:p text:style-name="P87"><text:span text:style-name="T75">•t’<text:tab/></text:span><text:span text:style-name="T75">[5. </text:span><text:span text:style-name="T75">De styperieo.] Hypericum calefacit et desiccat</text:span></text:p>
      <text:p text:style-name="P8"><text:span text:style-name="T75">essentia tenuium partium, adeo ut et menses et urinas pro-<text:line-break/></text:span><text:span text:style-name="T75">. vocet, fed ad haec totus sumendus est fructus, non tantum<text:line-break/></text:span><text:span text:style-name="T75">- ' sumen. Porro cum foliis illitus viridis ad cicatricem ducit.</text:span></text:p>
      <text:p text:style-name="P8"><text:span text:style-name="T75">cum alia tum etiam ambusta. Caeterum </text:span><text:span text:style-name="T75">si </text:span><text:span text:style-name="T106">llcca</text:span><text:span text:style-name="T75"> contusa<text:line-break/>inspergas, sanabis et mollia nimis humidaque </text:span><text:span text:style-name="T75">et </text:span><text:span text:style-name="T75">putredinosa<text:line-break/></text:span><text:span text:style-name="T75">? </text:span><text:span text:style-name="T75">ulcerum. Sunt et qui ischladicis bibendum exhibeant.</text:span></text:p>
      <text:p text:style-name="P8"><text:span text:style-name="T75">[6. </text:span><text:span text:style-name="T106">De hypecoo.j</text:span><text:span text:style-name="T75"> Hypecoon refrigerandi vim habet<text:line-break/>• ex tertio ordine refrigerantium, ut parum absit a papavere.</text:span></text:p>
      <text:p text:style-name="P13"><text:span text:style-name="T75">[7. </text:span><text:span text:style-name="T106">De hypoglosoast</text:span><text:span text:style-name="T75"> Hypoglosson inde adeo nuncu-<text:line-break/>: pala, est, quod. fummis corymbis velut ligulae quaedam ex-</text:span></text:p>
      <text:p text:style-name="P88"><text:span text:style-name="T75">ennt. Caeterum radix et 'succus fruticis emolliendi vim<text:line-break/>possident;</text:span><text:span text:style-name="T106">' </text:span><text:span text:style-name="T106">:.r</text:span><text:span text:style-name="T75"><text:tab/>, </text:span><text:span text:style-name="T75">.j.vusnistxiifcalimtciestq o<text:tab/>- - </text:span><text:span text:style-name="T75">n</text:span></text:p>
      <text:p text:style-name="P8"><text:span text:style-name="T75">[8- De hysibpe.] </text:span><text:span text:style-name="T75">n </text:span><text:span text:style-name="T75">Hyssopumdesiccatetcalefacitor-<text:line-break/>dinetertio,fedettenuiumestpartimn.</text:span></text:p>
      <text:h text:style-name="P3" text:outline-level="2">Cap. XX<text:span text:style-name="T141">I</text:span>.</text:h>
      <text:p text:style-name="P89"><text:span text:style-name="T90">[ή </text:span><text:span text:style-name="T106">Oesucis, lenitbussc.</text:span><text:span text:style-name="T75"> Lentes valen-<text:line-break/>ter astringunt, medium tenent caliditatis et frigiditatis., de-<text:line-break/>siccant sane lu secundo, ordine. Ipsum itaque earum corpus<text:line-break/>desiccat et sistit ventrem, caeterum decoctum provocat.<text:line-break/>Proinde etiam prior aqua abjicitur, ubi retentionis causa<text:line-break/>adhibentur.<text:tab/>•<text:tab/></text:span><text:span text:style-name="T75">i</text:span></text:p>
      <text:p text:style-name="P90"><text:span text:style-name="T75">[2. </text:span><text:span text:style-name="T106">JDe phaco, lenticula palustri.^</text:span><text:span text:style-name="T75"> Lenticula palu-<text:line-break/>stris humidae frigidaeque temperiei est, utrinqne ex secundo<text:line-break/>quodammodo ordine.'<text:tab/>'</text:span></text:p>
      <text:p text:style-name="P91"><text:span text:style-name="T75">f3. De pbaieride.] Phaleridis herbae tum succus<text:line-break/>tum’ femen tum folia potari utiliter creduntur ad vesicae<text:line-break/>dolores, ceu in feste habeant quiddam tenuium partium et<text:line-break/>calidum.<text:tab/></text:span><text:span text:style-name="T75">'<text:tab/>- ' i<text:tab/>-•</text:span></text:p>
      <text:p text:style-name="P92"><text:span text:style-name="T90">|Ί. </text:span><text:span text:style-name="T75">De </text:span><text:span text:style-name="T106">phaiangitese</text:span><text:span text:style-name="T75"> Phalangitus sic appellata est;,<text:line-break/>quod'morsis a phalangiis auxilietur. Est autem facultatis:<text:line-break/>tenuium partium'desiccantis, quamobrem et tormina pa-<text:line-break/>tientibus succurrit. •<text:tab/>u<text:tab/>.</text:span></text:p>
      <text:p text:style-name="P8"><text:span text:style-name="T116">r</text:span><text:span text:style-name="T75"> [b.. De </text:span><text:span text:style-name="T106">phiopw,,. verbasco.^</text:span><text:span text:style-name="T75"> Phlornos. Quidam per<text:line-break/>p literarn et scribunt et proferunt Quaedam foliis alba<text:line-break/>est, quaedam vero nigra. Et albae quidem mas est., cujus<text:line-break/>folla angustiora, samina, cujus majora. Et praeter has esu<text:line-break/>alsa.phlomoa agrestis. oogminiinafa., . flores habet aureos eti<text:line-break/>luteos. Sed et alia praeter has est, quam proprie phlomida.<text:line-break/>nominant et thryallida. Priorum itaque duarum' radix<text:line-break/>acerba, gustu est. et fluxionis, affectibus pradest, fed et ad.<text:line-break/>dentium dolorem, eam quidam colluunt. Sane folia dige-<text:line-break/>rendi vim. habent, sic et aliarum folia, et maxime ejus quae<text:line-break/>aurei colpris flores obtinet,, qua etiam capillos flavos red-<text:line-break/>. dunt Omnium; enim, folia desiccandi et mediocriter deter-<text:line-break/>gendi vim possidenti</text:span></text:p>
      <text:p text:style-name="P7"><text:span text:style-name="T90">£6. </text:span><text:span text:style-name="T106">Oe </text:span><text:span text:style-name="T106">phoenice , palmajj</text:span><text:span text:style-name="T75"> </text:span><text:span text:style-name="T75">Phoenix arbor </text:span><text:span text:style-name="T75">astrictoriae<text:line-break/>facultatis, omnibus sui partibus est particeps. Igitur ramo-,<text:line-break/>rum succus austerus est ex aquea substantia </text:span><text:span text:style-name="T75">tepida et </text:span><text:span text:style-name="T75">terrea<text:line-break/>frigida constans. Similis naturae est encephalos pars su-<text:line-break/></text:span><text:span text:style-name="T75">prema </text:span><text:span text:style-name="T75">quam vocant cerebrum esui aptus. At fructus ejus<text:line-break/>et maxime dulcis non paucam obtinet caliditatem. </text:span><text:span text:style-name="T75">Cae-,<text:line-break/></text:span><text:span text:style-name="T75">terurn quum edendo fit, multo est usui non tantum foris',<text:line-break/>impositus, </text:span><text:span text:style-name="T75">ubi quid </text:span><text:span text:style-name="T75">roborare et desiccare, contrahere, sti-<text:line-break/></text:span><text:span text:style-name="T75">pare </text:span><text:span text:style-name="T75">denfareque consilium est; sed ei tanquam cibus sum- .<text:line-break/></text:span><text:span text:style-name="T75">ptus </text:span><text:span text:style-name="T75">et </text:span><text:span text:style-name="T75">simul </text:span><text:span text:style-name="T75">cum'aliis </text:span><text:span text:style-name="T75">et ,per fe. </text:span><text:span text:style-name="T127">Por.ro </text:span><text:span text:style-name="T75">quod </text:span><text:span text:style-name="T75">Elaten vo-<text:line-break/>cant, nempe tenerum illud palmae germen, eandem"cum<text:line-break/></text:span><text:span text:style-name="T75">• cerebro ejus facultatem possidet. Quod vero velut tegumen-<text:line-break/></text:span><text:span text:style-name="T75">-tum ejus est astringentem et ipsum qualitatem habet, verum<text:line-break/></text:span><text:span text:style-name="T75">plus </text:span><text:span text:style-name="T75">quam dicta omnia exiccat,. utpute quod et essentiae con-<text:line-break/>sistentia illis siccius est: et </text:span><text:span text:style-name="T75">nimium </text:span><text:span text:style-name="T75">habet humiditatis. Itaque<text:line-break/>jure utuntur illo ad ulcera putrescentia, misceutqae medi-<text:line-break/>camentis articulos plus justo laxatos contrahentibus, adliaec</text:span></text:p>
      <text:p text:style-name="P93"><text:span text:style-name="T75">facultatibus hepaticis et stomachicis, feu intro sumantur scu<text:line-break/>- foris, admoveantur. Sed et radix plantae desiccatoriae citra<text:line-break/>morsum facultatis est, adjunctum habens et ipsa aftrictionis<text:line-break/>quippiam.<text:tab/>. :<text:tab/>t</text:span></text:p>
      <text:p text:style-name="P94"><text:span text:style-name="T106">[7. De phorbio.j</text:span><text:span text:style-name="T75"> Phorbii femen ad albugines cum<text:line-break/>melle applicant. Sed et spicula extrahere creditur. Porro<text:line-break/>et ipsa herba idem praestare videtur. Ex quibus constat,<text:line-break/>quod tenuium partium et attrahendi difcutiendique poten-<text:line-break/>tiam obtinet.<text:tab/>.<text:tab/>-</text:span></text:p>
      <text:p text:style-name="P8"><text:span text:style-name="T75">[8. </text:span><text:span text:style-name="T106">Dephusp</text:span><text:span text:style-name="T75"> Plui. Odorata quodammodo est hujus<text:line-break/>herbae radix, nardo viribus similis, scd tamen ad pleraque<text:line-break/>infirmior. Urinas movet plus quam aut Indica aut Syriaca<text:line-break/>nardus, perinde ut Gallica.</text:span></text:p>
      <text:p text:style-name="P8"><text:span text:style-name="T75">[g. </text:span><text:span text:style-name="T106">De suco,</text:span><text:span text:style-name="T75"> aiga.J Phycos humens etiarnnum et<text:line-break/>virens ex mari exemptus desiccat et refrigerat ordine fecun-<text:line-break/>do, habet enim quiddam modice acerbum.</text:span></text:p>
      <text:p text:style-name="P8"><text:span text:style-name="T75">flt&gt;. De </text:span><text:span text:style-name="T106">phyllitidescj</text:span><text:span text:style-name="T75"> Pbyllitis quum qualitatis sit.<text:line-break/>ncerbae, inin abs ne diarrhoeas et dysenterias pota juvat.</text:span></text:p>
      <text:p text:style-name="P7"><text:span text:style-name="T75">[rry </text:span><text:span text:style-name="T106">De malabathri folio.j</text:span><text:span text:style-name="T75"> Folium malabathri narde<text:line-break/>similem vim possidet.</text:span></text:p>
      <text:h text:style-name="P3" text:outline-level="2">Cap. XXI<text:span text:style-name="T141">I</text:span>.</text:h>
      <text:p text:style-name="P9"><text:span text:style-name="T75">[r. </text:span><text:span text:style-name="T106">JDe galbano.</text:span><text:span text:style-name="T75">Galbanum succus est<text:line-break/>plantae ferulaceae, quae emollientis et digerentis est facul-<text:line-break/>tatis. Fneritque fane ex tertio ordine calefacientium luci—<text:line-break/>plente aut fecundo completo, in desiccando vero ex sccun-<text:line-break/>do incipiente.</text:span></text:p>
      <text:p text:style-name="P8"><text:span text:style-name="T75">(2. De </text:span><text:span text:style-name="T106">chamaedryij</text:span><text:span text:style-name="T75"> Charnaedrys vincentem habet<text:line-break/>qualitatem amaram, est et quodammodo acris. Quocirca<text:line-break/>nrerito lienes colliquat et urinas ac menses provocat, crassi-<text:line-break/>tndinem humorum incidit et viscerum obstructiones expur-<text:line-break/>gat. Ponatque eam quispiam iu tertio ordine calefacientium<text:line-break/>e</text:span><text:span text:style-name="T131">(</text:span><text:span text:style-name="T75">t desiccantium, plus tamen desiccat quem calefacit.</text:span></text:p>
      <text:p text:style-name="P95"><text:span text:style-name="T75">:<text:tab/>[3. De </text:span><text:span text:style-name="T106">charnaecijsc, hedera</text:span><text:span text:style-name="T75"> terrestri.] Chamaecissi</text:span></text:p>
      <text:p text:style-name="P8"><text:span text:style-name="T75">flos, quum sit admodum amarus, jecur obstructione liberat.<text:line-break/>Daturque ex coxendice laborantibus.</text:span></text:p>
      <text:p text:style-name="P96"><text:span text:style-name="T75">[4. ZJe </text:span><text:span text:style-name="T106">chanielaea, oleagine.~\</text:span><text:span text:style-name="T75"> Chamelaea vincen-<text:line-break/>tem habet qualitatem amaram. Quamobrern admodum, sor-<text:line-break/>dida ulcera et quae maximas habent crustas, cum melle per-<text:line-break/>purgare potest.<text:tab/></text:span><text:span text:style-name="T75">-</text:span></text:p>
      <text:p text:style-name="P8"><text:span text:style-name="T75">[5. </text:span><text:span text:style-name="T106">De ckamaeleuce, tusoilaginesc,</text:span><text:span text:style-name="T75"> Chain aeleuce ca-<text:line-break/>lidae facultatis est tertio quodammodo‘ordine, siccae primo.</text:span></text:p>
      <text:p text:style-name="P8"><text:span text:style-name="T75">[si. De </text:span><text:span text:style-name="T106">chamaeleontem</text:span><text:span text:style-name="T75"> Chamaeleontis radix nigri<text:line-break/>quidem, lethale quiddam obtinet., Quamobrem foris utique<text:line-break/>usus ejus ad psoras adhibetur et lichenas et vitiligines et in<text:line-break/>fumma quae detersionem postulant, praeterea digerentibud<text:line-break/>et emollientibus pharmacis commiscetur, et phagedaenica<text:line-break/>ulcera sanat illita. Est enim sicca tertio ordine, calefacis'<text:line-break/>vero fecundo ordine absoluto. Porro albi chamaeleontis<text:line-break/>radix ad latos lumbricos potui datui cum vino austero</text:span><text:span text:style-name="T116">7<text:line-break/></text:span><text:span text:style-name="T75">nSensura oxybaphi. Exhibent sane etiam aqua inter entem<text:line-break/>laborantibus assimilem habentem temperiem ipsius* nigri ra-</text:span><text:span text:style-name="T116">1<text:line-break/></text:span><text:span text:style-name="T75">diei, nisi quatenus amarior quam illa esu</text:span></text:p>
      <text:p text:style-name="P6"><text:span text:style-name="T75">~</text:span><text:span text:style-name="T116">,l:</text:span><text:span text:style-name="T75"> </text:span><text:span text:style-name="T75">[7 ale </text:span><text:span text:style-name="T106">ehamaapity , asugmj</text:span><text:span text:style-name="T75"> </text:span><text:span text:style-name="T75">ibiga.J Chamaepitya<text:line-break/></text:span><text:span text:style-name="T75">gustu quidem, amarum saporem validiorem aeri </text:span><text:span text:style-name="T75">obtinet,*<text:line-break/></text:span><text:span text:style-name="T75">effectu vero expurgat abstergitque </text:span><text:span text:style-name="T75">viseerakplus </text:span><text:span text:style-name="T75">quam </text:span><text:span text:style-name="T75">c'alefa-&gt;.<text:line-break/></text:span><text:span text:style-name="T85">citi </text:span><text:span text:style-name="T75">Proinde aurigmosu» et omniuo quibus facile </text:span><text:span text:style-name="T75">jecur ob-<text:line-break/></text:span><text:span text:style-name="T75">struitur, bonum est remedium. Quin et menses ducit</text:span><text:span text:style-name="T75">-tum;<text:line-break/></text:span><text:span text:style-name="T75">pota tum apposita cum melle. Sed et urinae- movendaet<text:line-break/>medicamentum esu Sunt autem etiam, </text:span><text:span text:style-name="T75">qui </text:span><text:span text:style-name="T75">eam </text:span><text:span text:style-name="T75">exhibent'<text:line-break/></text:span><text:span text:style-name="T75">decoctam lu melicrato </text:span><text:span text:style-name="T75">iis, </text:span><text:span text:style-name="T75">qui </text:span><text:span text:style-name="T75">coxendicis' </text:span><text:span text:style-name="T75">doloribus </text:span><text:span text:style-name="T75">tor-&gt;-<text:line-break/></text:span><text:span text:style-name="T75">quentur. Herba </text:span><text:span text:style-name="T75">porro ipsa </text:span><text:span text:style-name="T75">viridis </text:span><text:span text:style-name="T75">vulnera </text:span><text:span text:style-name="T75">magna </text:span><text:span text:style-name="T75">conglu-<text:line-break/></text:span><text:span text:style-name="T75">tinat et ulcera putrescentia </text:span><text:span text:style-name="T75">sanat, praeterea uberum durities'<text:line-break/></text:span><text:span text:style-name="T75">discutit. Est enim </text:span><text:span text:style-name="T75">in </text:span><text:span text:style-name="T75">siccando ordinis </text:span><text:span text:style-name="T75">tertii lu calefaciendo^<text:line-break/></text:span><text:span text:style-name="T75">vero secundi.</text:span></text:p>
      <text:p text:style-name="P8"><text:span text:style-name="T75">[8. </text:span><text:span text:style-name="T106">D.e </text:span><text:span text:style-name="T106">charnaesccall</text:span><text:span text:style-name="T75"> Chamaesyee abstergendi simus<text:line-break/></text:span><text:span text:style-name="T75">et acrem </text:span><text:span text:style-name="T75">vim possidet. Itaque acrochordonas et myrrnecias,<text:line-break/>caules, ejus teneriores in inodorn cataplasmatis admoti, qui-<text:line-break/></text:span><text:span text:style-name="T75">que </text:span><text:span text:style-name="T75">ex eis </text:span><text:span text:style-name="T75">profluit </text:span><text:span text:style-name="T75">liquor auferunt.. Cum melle vero crassas,<text:line-break/>oculorum cicatrices </text:span><text:span text:style-name="T75">detergunt. Sed </text:span><text:span text:style-name="T75">et hebetudines risus a<text:line-break/>crassitie </text:span><text:span text:style-name="T75">natas </text:span><text:span text:style-name="T75">adjuvant, sicut fane et </text:span><text:span text:style-name="T75">suffusionum </text:span><text:span text:style-name="T75">principia..</text:span></text:p>
      <text:p text:style-name="P97"><text:span text:style-name="T90">. </text:span><text:span text:style-name="T75">Tq. </text:span><text:span text:style-name="T106">De chelidonios</text:span><text:span text:style-name="T75"> Chelidonium extergentis admo-<text:line-break/>sium et calidae-facultatis est. Sed et-succus ejus ad .acnen-,<text:line-break/>dum visum commodus .est, utiqueiin; quibus erassum quid-,<text:line-break/>dam in pupilla colligitur, digestione atque discussione ludi-<text:line-break/>gens Usi sunt .radjce alus quidam ad auriginem ab ob-<text:line-break/>structione jecoris; proficiscentem , lu </text:span><text:span text:style-name="T127">vj.ro </text:span><text:span text:style-name="T75">eam albo potui<text:line-break/>exhibentes .cum aniso. ‘ Similiter; mansa, confert dentium<text:line-break/>doloribus. Porro chelidonium minus quum acrius sit ma-.<text:line-break/>jore , celeriter illitum cutem exulcerat,, uuguesque scabros<text:line-break/>ejicit. Succus ejus </text:span><text:span text:style-name="T75">per </text:span><text:span text:style-name="T75">nares purgat, utpote admodum acer.<text:line-break/>Itaque haec herba quarti quodammodo ordinis fuerit cale-,<text:line-break/>facientium incipientis, majus autem chelidonium tertii eft<text:line-break/>ordinis absoluti jam, idque tum in calefacienda tum lu sic-<text:line-break/>nando.<text:tab/>.<text:tab/>,</text:span></text:p>
      <text:p text:style-name="P98"><text:span text:style-name="T106">'•<text:tab/>'<text:tab/>‘<text:tab/></text:span><text:span text:style-name="T106">.1</text:span></text:p>
      <text:p text:style-name="P99"><text:span text:style-name="T75">[io. De </text:span><text:span text:style-name="T106">chondj-ila.}</text:span><text:span text:style-name="T75"> Chondrila. Et hane quidam'<text:line-break/>ferin nominant. </text:span><text:span text:style-name="T75">Est </text:span><text:span text:style-name="T75">enim ejusdem fere cum illa facultatis,<text:line-break/>nisi quod gustu amariuscula est, ae proinde facultate sic-<text:line-break/>cautiore, </text:span><text:span text:style-name="T75">-</text:span><text:span text:style-name="T116">z</text:span><text:span text:style-name="T75"> '<text:tab/>•<text:tab/>'</text:span></text:p>
      <text:p text:style-name="P7"><text:span text:style-name="T131">(</text:span><text:span text:style-name="T75"> [ix. </text:span><text:span text:style-name="T106">De chondro, alicatj</text:span><text:span text:style-name="T75"> Chondrus est sane nutri-<text:line-break/>mentum optimum, sicuti et triticum. Sed hujus instituti<text:line-break/>- non est de nutrimento distinguere. Verum ut medicamen-,<text:line-break/>tum emplasticae facultatis est, temperie tritico similis, plus<text:line-break/>tamen illo viscosus, quare fane etiam illo plus nutrit. Est-<text:line-break/>que ceu materia quaedam idonea excipiendis aceto, marina<text:line-break/>z aqua, muria et id genus aliis valenter desiccantibus, proinu<text:line-break/>de quidam ex genere admodum exiccantium esse et hoc </text:span><text:span text:style-name="T106">fe-<text:line-break/>men</text:span><text:span text:style-name="T75"> autumarunt. Caeterum chondrus ex numero est potius<text:line-break/>concoquentium, ut et triticum, quae minine profecto desic-,<text:line-break/>canti At ob exiccantium medicamentorum admixtionem,,<text:line-break/>quum quod ex illis compositum est, exiccatorium sit, me-<text:line-break/>dicorum complures in errorem inducti sunt, ut falso puta-*<text:line-break/>rent desiccationem chondro acceptam ferendam, iis quae<text:line-break/>admixta erant praeteritis.</text:span></text:p>
      <text:p text:style-name="P8"><text:span text:style-name="T75">[12. De </text:span><text:span text:style-name="T106">bhrysocomestj</text:span><text:span text:style-name="T75"> Chrysocome vocatur et chry-<text:line-break/>sites. Radix vincentes habet acrem simul et astringentem<text:line-break/>qualitates, quare non admodum multi ufus est. Usui tamen</text:span></text:p>
      <text:p text:style-name="P7"><text:span text:style-name="T75">est </text:span><text:span text:style-name="T75">decocta in melicrato </text:span><text:span text:style-name="T75">in </text:span><text:span text:style-name="T75">peripneumoniis </text:span><text:span text:style-name="T75">et morbis he-<text:line-break/></text:span><text:span text:style-name="T75">paticis sive jecorariis. Red </text:span><text:span text:style-name="T75">et </text:span><text:span text:style-name="T75">menstruae </text:span><text:span text:style-name="T75">purgationis pro*<text:line-break/></text:span><text:span text:style-name="T75">vocandae vim quamdam obtinet,</text:span></text:p>
      <text:h text:style-name="P3" text:outline-level="2">Cap. XXIll.</text:h>
      <text:p text:style-name="P9"><text:span text:style-name="T75">I i. </text:span><text:span text:style-name="T106">JJa pscudodictamno^</text:span><text:span text:style-name="T75"> </text:span><text:span text:style-name="T75">Pscudodle<text:line-break/></text:span><text:span text:style-name="T75">ctarnnnm imbecillis dictamni </text:span><text:span text:style-name="T75">vim </text:span><text:span text:style-name="T75">habet.</text:span></text:p>
      <text:p text:style-name="P8"><text:span text:style-name="T106">[2. Jle pspllio.j</text:span><text:span text:style-name="T75"> Pfyllium semen </text:span><text:span text:style-name="T75">habet admodum<text:line-break/></text:span><text:span text:style-name="T75">utile ex fecundo refrigerantium ordine, in desiccando vero"<text:line-break/></text:span><text:span text:style-name="T75">et </text:span><text:span text:style-name="T75">humectando medium </text:span><text:span text:style-name="T75">quodammodo </text:span><text:span text:style-name="T75">est et fymmetrum.</text:span></text:p>
      <text:h text:style-name="P3" text:outline-level="2">Cap. XXIV.</text:h>
      <text:p text:style-name="P11"><text:span text:style-name="T75">jor. </text:span><text:span text:style-name="T75">De ocimo</text:span><text:span text:style-name="T75">J </text:span><text:span text:style-name="T75">Ocimum ex secundo<text:line-break/></text:span><text:span text:style-name="T75">est ordine calefacientium, habet autem excrementitiam hu-<text:line-break/>miditatem. Proinde nec commodum est ' quod in </text:span><text:span text:style-name="T75">corpus<text:line-break/></text:span><text:span text:style-name="T75">fumatur, caeterum foris illitum ad digerendum et conco-<text:line-break/>quendum idoneum esu</text:span></text:p>
      <text:p text:style-name="P100"><text:span text:style-name="T75">&gt;<text:tab/>[2. </text:span><text:span text:style-name="T106">De</text:span><text:span text:style-name="T75"> ocimoide.j Ocimoides. Quidam philetaeriuttt</text:span></text:p>
      <text:p text:style-name="P8"><text:span text:style-name="T75">cognominant. Radix inutilis est, at semen tenuium par»<text:line-break/>sium et desiccantis citra mordicationem facultatis esu</text:span></text:p>
      <text:h text:style-name="P2" text:outline-level="1"><text:bookmark-start text:name="bookmark4"/>GALENI DE SIMPLICIVM MEDICA-<text:line-break/>MENTORUM TEMPERAMENTIS AC<text:line-break/>FACVLTATIBUS LIBER IX.<text:bookmark-end text:name="bookmark4"/></text:h>
      <text:h text:style-name="P3" text:outline-level="2">Prooemium.</text:h>
      <text:p text:style-name="P5"><text:span text:style-name="T75">Quotquot plantarum partes fiunt et<text:line-break/>fructus et succi atque liquores supra dicta sunt omnia.<text:line-break/>Nunc autem de reliquis medicamentis, quae metallorum </text:span><text:span text:style-name="T106">ge-<text:line-break/>nere</text:span><text:span text:style-name="T75"> censentur quaeque ipsius terrae species suut, disserere'<text:line-break/>propositum est, post quae deinceps, nonnihil tractabitur de.<text:line-break/>partibus animalium., utique quibus ceu medicamentis ad<text:line-break/>curationes utimur. Caeterum praestare mihi videtur com-</text:span></text:p>
      <text:p text:style-name="P6"><text:span text:style-name="T75">hlunrler</text:span><text:span text:style-name="T90">' </text:span><text:span text:style-name="T75">tle illis omnibus praefari, quo* videlicet- tinii clarius<text:line-break/>intelligi possint tum quae dicenda </text:span><text:span text:style-name="T75">sunt </text:span><text:span text:style-name="T75">distincte Jceu in<text:line-break/>articulos inaudiantur. </text:span><text:span text:style-name="T75">- </text:span><text:span text:style-name="T75">Nam si quis lu omnibus sequatur<text:line-break/>scriptores sive medicamentorum, sive materiarum, sive<text:line-break/>illorum praeparandorum, in multis prolecto turpissime hala,<text:line-break/>lucinabitur et ea quae determinate a me posita sunt perpe-<text:line-break/>ram - accipiet. - Caeterum quum duo sint capita communis<text:line-break/>orationis jam proponendae, alterum est an sponte nascen-<text:line-break/>tium medicamentorum quae combusta sunt, calidiora arbi-<text:line-break/>trari oporteat an frigidlora; alterum de medicamentis astrin-<text:line-break/>geutibus, quorum in genere esse supra ostensum est tum<text:line-break/>austera tum acerba. Itaque'super his quidem in quarto<text:line-break/>horu.ni commentariorum ver ba fecimus ; Ged et modo com-*-<text:line-break/>memorare, falilrs 'fuerit; meoicamentis astringentibus facul-<text:line-break/>tatealr.'^t7.quaiisetcjp, inesse cum acribus pugnantissimam.<text:line-break/>Astringunt; ehiipTfjacacia, balaustium, hopocystis, cytini,<text:line-break/>galla-, rheon, rhns; omphacium</text:span><text:span text:style-name="T75">, </text:span><text:span text:style-name="T75">mespila, corna, mali-<text:line-break/>coriiijn., myitha. 'Acria vero sunt euphorbium, alliuin,</text:span></text:p>
      <text:p text:style-name="P6"><text:span text:style-name="T75">caepa, porrum, </text:span><text:span text:style-name="T75">napy, piper, gingiberi, smyrnium, ori-<text:line-break/></text:span><text:span text:style-name="T75">ganum, </text:span><text:span text:style-name="T75">pulegium, ealaminthe et thymus. Revocandum<text:line-break/>itaque in memoriam duntaxat, qualem cujusque dictorum<text:line-break/>percipimus scutum et protinus sequetur qualitatis </text:span><text:span text:style-name="T75">eorum<text:line-break/>diversitas, </text:span><text:span text:style-name="T75">quam in </text:span><text:span text:style-name="T75">quarto </text:span><text:span text:style-name="T75">libro exposui una cum aliis<text:line-break/></text:span><text:span text:style-name="T75">omnibus gustus </text:span><text:span text:style-name="T75">differentiis. </text:span><text:span text:style-name="T75">Sane </text:span><text:span text:style-name="T75">contrahunt eonstipantque<text:line-break/></text:span><text:span text:style-name="T75">atque condensant substantiam </text:span><text:span text:style-name="T75">nostram astringentia, </text:span><text:span text:style-name="T75">ac </text:span><text:span text:style-name="T75">pro*<text:line-break/>inde </text:span><text:span text:style-name="T75">in quamvis </text:span><text:span text:style-name="T75">corporis nostri partem extrinsecus </text:span><text:span text:style-name="T75">impolita<text:line-break/></text:span><text:span text:style-name="T75">continuo illam rugosam </text:span><text:span text:style-name="T75">et </text:span><text:span text:style-name="T75">contractam efficiunt, contra </text:span><text:span text:style-name="T75">quam<text:line-break/></text:span><text:span text:style-name="T75">acria quae imposita cui perspicuo eam calefaciunt atque<text:line-break/></text:span><text:span text:style-name="T75">in molem </text:span><text:span text:style-name="T75">attollunt rubente colore, </text:span><text:span text:style-name="T75">ac </text:span><text:span text:style-name="T75">si diutius imrnorentur;<text:line-break/></text:span><text:span text:style-name="T75">etiam ulcerant. </text:span><text:span text:style-name="T75">Haec </text:span><text:span text:style-name="T75">ileque </text:span><text:span text:style-name="T75">evidenter apparent tum luci— -<text:line-break/></text:span><text:span text:style-name="T75">dere, </text:span><text:span text:style-name="T75">tum calefacere, tum etiam a vicinis partibus ad fele'<text:line-break/></text:span><text:span text:style-name="T75">sanguinem </text:span><text:span text:style-name="T75">attrahere, </text:span><text:span text:style-name="T75">at astringentia </text:span><text:span text:style-name="T75">refrigerando, </text:span><text:span text:style-name="T75">contra-<text:line-break/>hendo </text:span><text:span text:style-name="T75">constriugendoque in illis etiam contentum repellere.<text:line-break/>Facultas itaque adversissima est'astringentibus cum acribu&gt;<text:line-break/>nec quae in gustu apparet qualitas simile quippiam obtinet.</text:span></text:p>
      <text:p text:style-name="P6"><text:span text:style-name="T75">Quid ergo nonnullis lu tuentem venerit,-ut piper, allium,<text:line-break/>atque adeo acria omnia astringere dicerent, fane cogitatione<text:line-break/>assequi nequeo. Nam si ut haec astringere dictitant, ita rhu,<text:line-break/>balaustium, omphacium, mespilum et quotquot ejus generis<text:line-break/>acria cognominarent, diversa ac commutata in nominibus<text:line-break/>Graecorum consuetudine,' ignaros profecto illos vocum<text:line-break/>Graecarum et earum significatuum, non tamen gustandi<text:line-break/>aut olfaciendi carere judicio dicerem. Nunc vero quum'<text:line-break/>res duas et olfactu et gustu et effectibus suis, contrariam<text:line-break/>luter scsc naturam ostentantes, una appellatione nuncupent,<text:line-break/>admiranda profecto hominum aut stupiditas est aut demen-<text:line-break/>tia, aut simul utraque; perinde eninr faciunt atque illi-qui<text:line-break/>et ignis et nixis .eundem essefensum ajunt. Atque adeo -in<text:line-break/>quendam quondam incidi, qui prae tam aliena atque absur-<text:line-break/>da usurpandorum vocabulorum consuetudine diceret nihil<text:line-break/>prohibere, quo minus diceretur nix eandem cum igne ha-<text:line-break/>bere tum qualitatem tum sacultatein, quia videlicet.et haec</text:span></text:p>
      <text:p text:style-name="P7"><text:span text:style-name="T75">quandoque visa sit pedes diutius per eam ambulantium<text:line-break/>adussisse Sane non parvo tempone opus est, ut illis hos.<text:line-break/>minibus sordem animi expurges. At quibus non </text:span><text:span text:style-name="T75">in </text:span><text:span text:style-name="T75">tam<text:line-break/>profunda ignorantiae caligine degere contingit; ac quartum<text:line-break/>horum commentariorum perlegerint, iis qitae jam dicta<text:line-break/>sunt memoriae causa repetita sufficiunt, quo distincte nuo<text:line-break/>mina de quaque propriarum rerum ita inaudiant, quemad</text:span><text:span text:style-name="T116">4</text:span><text:span text:style-name="T75">-<text:line-break/>modum efferre Graecis tuos) esu Transibo </text:span><text:span text:style-name="T106">vera</text:span><text:span text:style-name="T75"> ad fecum.<text:line-break/>dam speculationem, haud etiam de nomine et .significato ejus<text:line-break/>habendam; </text:span><text:span text:style-name="T127">veninr.de </text:span><text:span text:style-name="T75">rei natura. Nam plerique existimant<text:line-break/>combustaomnia le ipsis effici frigidiora, alii e contra comi<text:line-break/>bustorum omnium augeri caliditatem existimant; utrique<text:line-break/>fane falluntur. Conspiciuntur enim liquido quaedam calidiora<text:line-break/>reddita </text:span><text:span text:style-name="T75">et </text:span><text:span text:style-name="T75">ad gustum • et ad tactum et ad eam quae-</text:span><text:span text:style-name="T75">in </text:span><text:span text:style-name="T75">usti<text:line-break/></text:span><text:span text:style-name="T75">cernitur </text:span><text:span text:style-name="T75">facultatem </text:span><text:span text:style-name="T75">; </text:span><text:span text:style-name="T75">velut. supra dicebam de </text:span><text:span text:style-name="T75">acribus </text:span><text:span text:style-name="T75">et<text:line-break/>astringentibus. Quaedam contra ah ustione </text:span><text:span text:style-name="T75">minus </text:span><text:span text:style-name="T75">apparent<text:line-break/>•' </text:span><text:span text:style-name="T75">calida; </text:span><text:span text:style-name="T75">idque </text:span><text:span text:style-name="T75">clare’</text:span><text:span text:style-name="T75">difcerninius </text:span><text:span text:style-name="T75">tum tactu., </text:span><text:span text:style-name="T75">tum' </text:span><text:span text:style-name="T75">usu r </text:span><text:span text:style-name="T75">Dico</text:span></text:p>
      <text:p text:style-name="P6"><text:span text:style-name="T75">autem usum, ceu ante dixi, quum cuti imposita alia cali-<text:line-break/>diorem rubentioremque partem efficiunt, alia exanguem et<text:line-break/>frigidam, et alia molem attollunt; alia contrahunt. Igitur<text:line-break/>acria multum caloris, amittunt usta-, at quae ejusmodi non<text:line-break/>funt assumunt. Sane, combustorum omnium nullum plane<text:line-break/>est frigidum, relinquuntur enim in illis velut reliquiae quae-<text:line-break/>dam ignis, natu ita'vocabat Aristoteles. Atque id est, quod<text:line-break/>per ablutiones detergitur ei combustorum substantia subti-<text:line-break/>lissimum, quod ubi cum aqua abierit, quod usti reliquum<text:line-break/>.est, substantia terrena est,, siquidem hurnidum omne </text:span><text:span text:style-name="T106">com-<text:line-break/></text:span><text:span text:style-name="T75">bullio absumit, reliquum, autem terrenum est una cum em-<text:line-break/>pyreumate ab Aristotele vocato. Hoc ergo ubi per lotionem<text:line-break/>ablatum ac siemoturn fuerit, aqua in qua medicamentum ab-<text:line-break/>lutum est calidam ascivit facultatem, earnque tenuium par-<text:line-break/>tium , quod reliquuum vero est, terreum simul et frigidum<text:line-break/>est, desiccare citra mordacitatem potens. . De his et quidem<text:line-break/>et supra diximus, caeterum nihilo deterius est lu memoriam</text:span></text:p>
      <text:p text:style-name="P101"><text:span text:style-name="T75">nunc </text:span><text:span text:style-name="T75">ea </text:span><text:span text:style-name="T75">revocasse, ut repetita illorum memoria simul quae<text:line-break/>dicenda </text:span><text:span text:style-name="T75">sunt, </text:span><text:span text:style-name="T75">exactius quis assequatur.<text:tab/></text:span><text:span text:style-name="T75">.. .. </text:span><text:span text:style-name="T131">;</text:span><text:span text:style-name="T75">;</text:span></text:p>
      <text:h text:style-name="P3" text:outline-level="2">Cap. I.</text:h>
      <text:p text:style-name="P9"><text:span text:style-name="T75">De </text:span><text:span text:style-name="T106">terris,,</text:span><text:span text:style-name="T75"> [.r. </text:span><text:span text:style-name="T106">J)e </text:span><text:span text:style-name="T106">terrae </text:span><text:span text:style-name="T106">dijsiegentiissp<text:line-break/></text:span><text:span text:style-name="T75">Quum duae </text:span><text:span text:style-name="T75">sint res quae </text:span><text:span text:style-name="T75">terrae vocabulo </text:span><text:span text:style-name="T75">significantur, ner<text:line-break/></text:span><text:span text:style-name="T75">ressarinm duxi </text:span><text:span text:style-name="T75">prius </text:span><text:span text:style-name="T75">eas listinguere, ut </text:span><text:span text:style-name="T75">clariora sint quae<text:line-break/></text:span><text:span text:style-name="T75">dicenda </text:span><text:span text:style-name="T75">veniunt. Altera </text:span><text:span text:style-name="T75">sane omnibus </text:span><text:span text:style-name="T75">Graecis </text:span><text:span text:style-name="T75">maxime<text:line-break/>consueta </text:span><text:span text:style-name="T75">esu </text:span><text:span text:style-name="T75">Siquidem ubi </text:span><text:span text:style-name="T75">triticum., </text:span><text:span text:style-name="T75">hordeum</text:span><text:span text:style-name="T75">, </text:span><text:span text:style-name="T75">aut aliud<text:line-break/>quodpiam feminum </text:span><text:span text:style-name="T75">quae cerealia nuncupantur, </text:span><text:span text:style-name="T75">seminant,<text:line-break/>mediocriter </text:span><text:span text:style-name="T75">humidam esse </text:span><text:span text:style-name="T75">terram </text:span><text:span text:style-name="T75">oportere ajunt. </text:span><text:span text:style-name="T75">At.ubi<text:line-break/>altes,. ficus</text:span><text:span text:style-name="T75">, </text:span><text:span text:style-name="T75">oleas</text:span><text:span text:style-name="T75">, aut </text:span><text:span text:style-name="T75">aliam </text:span><text:span text:style-name="T75">quamvis arborem </text:span><text:span text:style-name="T75">plantant,<text:line-break/>fugiendam </text:span><text:span text:style-name="T75">praecipiunt </text:span><text:span text:style-name="T75">tum eam, quae </text:span><text:span text:style-name="T75">uliginis </text:span><text:span text:style-name="T75">plane expers<text:line-break/></text:span><text:span text:style-name="T75">sit et </text:span><text:span text:style-name="T75">arida, </text:span><text:span text:style-name="T75">tum quae humida </text:span><text:span text:style-name="T75">sit et lutosa, </text:span><text:span text:style-name="T75">nam </text:span><text:span text:style-name="T75">lutum .vo-<text:line-break/>cant </text:span><text:span text:style-name="T75">terram </text:span><text:span text:style-name="T75">humore </text:span><text:span text:style-name="T75">maceratam. </text:span><text:span text:style-name="T75">Tum </text:span><text:span text:style-name="T75">qui </text:span><text:span text:style-name="T75">de colendis agris<text:line-break/>conscribunt, in </text:span><text:span text:style-name="T75">regionum </text:span><text:span text:style-name="T75">differentiis atram </text:span><text:span text:style-name="T75">terram, </text:span><text:span text:style-name="T75">argll-<text:line-break/>-losam </text:span><text:span text:style-name="T75">arenosamque. </text:span><text:span text:style-name="T75">di </text:span><text:span text:style-name="T75">fori </text:span><text:span text:style-name="T75">minantes </text:span><text:span text:style-name="T75">efferunt, </text:span><text:span text:style-name="T75">sed </text:span><text:span text:style-name="T75">et pin-<text:line-break/></text:span><text:span text:style-name="T75">guem </text:span><text:span text:style-name="T75">terram vocant ex qna </text:span><text:span text:style-name="T75">lutum </text:span><text:span text:style-name="T75">fit. viscosum ac lentum,<text:line-break/>alteram vero contra-quam </text:span><text:span text:style-name="T75">haec </text:span><text:span text:style-name="T75">dispositam, quae lutum elsi-<text:line-break/>xiat pinguitudinis expers </text:span><text:span text:style-name="T106">et</text:span><text:span text:style-name="T75"> friabile, </text:span><text:span text:style-name="T75">ut sic dicam. </text:span><text:span text:style-name="T75">Atque</text:span></text:p>
      <text:p text:style-name="P6"><text:span text:style-name="T75">hoc est unum terrae vocabuli significatum omnibus usitatum.<text:line-break/>Alterum est solis philosophis usurpatum, quum ajunt ele-<text:line-break/>menta corporum esse terram, aquatu, aerem et ignem. Cor-<text:line-break/>pus-namque extreme siccum</text:span><text:span text:style-name="T116">1</text:span><text:span text:style-name="T75"> ac frigidum terram nuncupant.<text:line-break/>Secundum hos ergo .nullum compositorum corporum terra<text:line-break/>censetur elementaris; ajunt tamen ea plurimum habere<text:line-break/>terrae, puta.adamantem et saxa, et quanto corpore suerint<text:line-break/>duriore, tanto magis ea dicunt esse terrea, contra quam agri-<text:line-break/>colae. Haud enim quo durior sit corporum, consistentia,<text:line-break/>eo plus terream esse dictitant,' verum lapides et petras<text:line-break/>plane ad agriculturam esse ineptissima contendunt. Caeterum<text:line-break/>eam-esse terram dicunt exactissimam, quae quam longissime<text:line-break/>recessit a saxi consistentia, quippe quum et argillosam et<text:line-break/>arenosam ad pleraque damnent luntilem. Secundum ita-<text:line-break/>que significatum quod a philosuphis celebratur, tribus finie-<text:line-break/>tur generibus terrae differentiae. Siquidem unum ejus genus<text:line-break/>Iapis est, alterum corpus metallicum, tertium vero terra</text:span></text:p>
      <text:p text:style-name="P7"><text:span text:style-name="T75">quae colitur ;• facta apud eos' disserentia de metallicis cor-<text:line-break/>poribus quae suudi possunt, velut aere, stanno, plumbo, haec<text:line-break/>enim quidam ajunt non terrae, fed aquae plus continere.<text:line-break/>Attamen eaeteri homines </text:span><text:span text:style-name="T75">omnes eam </text:span><text:span text:style-name="T75">duntaxat terram no-<text:line-break/>minant, quae humore macerata lutum efficitur, de qua<text:line-break/>utique et ego nunc statui differentias exponere, id modo<text:line-break/>praefatus quod proposita fectio corporum terrenorum lu<text:line-break/>'lapides, metallica et terram quae colitur, absque corporibus<text:line-break/>quae proprie naturalia nominant, dieta est. Nam si ea ac-<text:line-break/>cedant, tum ligna omnia et fructuum partes complures, velut<text:line-break/>etiam animalium, essentia esse terrena dicentur, fructuum<text:line-break/>quidem partes, ut nuclei olivarum et vinacei </text:span><text:span text:style-name="T75">uvarum, </text:span><text:span text:style-name="T75">pu-<text:line-break/>tamina nucum et conorum et ejus generis multa alia</text:span><text:span text:style-name="T75">, ani-<text:line-break/></text:span><text:span text:style-name="T75">malium vero, ossa, cornua, dentes. Verum de plantarum<text:line-break/></text:span><text:span text:style-name="T75">; </text:span><text:span text:style-name="T75">partibus quae terrenae utique sunt et durae,- partim jam<text:line-break/>supra dictum est, partim etiam nunc dicetur, at </text:span><text:span text:style-name="T75">de </text:span><text:span text:style-name="T75">iis quae<text:line-break/>animantium sunt infra tractabitur, ubi prius terrae fpecies</text:span></text:p>
      <text:p text:style-name="P102"><text:span text:style-name="T75">absolvero; licet enim ea tibi aut differentias, aut species, aut<text:line-break/>etiam'appellare genera Dico autem haec, lapides, metallica<text:line-break/>corpora, terram in lutum solubilem. Ac primum omnium<text:line-break/>.dicam </text:span><text:span text:style-name="T75">a </text:span><text:span text:style-name="T75">Graecis nuncupatae terrae differentias, quae corn-<text:line-break/>-inune hoc habet, ut addita aqua continuo solvatur et fiat<text:line-break/>.lutum, Nam quod </text:span><text:span text:style-name="T106">a</text:span><text:span text:style-name="T75"> philoscphis sic appellatur non habet<text:line-break/>omnibus commune, scd illis tantum consuetum ac celebra-<text:line-break/>tum significatum.<text:tab/></text:span><text:span text:style-name="T75">,<text:tab/>. i</text:span></text:p>
      <text:p text:style-name="P8"><text:span text:style-name="T75">[2. D</text:span><text:span text:style-name="T106">e differentiis nominatae pajsim</text:span><text:span text:style-name="T75"> terrae.] Terram<text:line-break/>usitate Graecis vocari dixi quae injecta aqua statim solvitur<text:line-break/>.et fit lutum. Hujusmodi ergo est, quam homines ad cul-<text:line-break/>turam elaborant, differentias habens quasdam sane secun-<text:line-break/>dum propriam rationem, dum pinguis est et viscosa quae<text:line-break/>utique omnino et atra colore est, alia </text:span><text:span text:style-name="T106">vero</text:span><text:span text:style-name="T75"> friabilior et<text:line-break/>pinguedinis expers, quam vocant argillam , quae sane quo-<text:line-break/>dammodo candidior est. Atque hae maxime contrariae sunt<text:line-break/>differentiae, aliae harum in medio sunt, alteri atque alteri<text:line-break/>magis accedentes, atque adeo quaedam etiam quae ex aequo</text:span></text:p>
      <text:p text:style-name="P7"><text:span text:style-name="T75">ad unguem in medio pari intervallo ab utraque distant. At<text:line-break/>aliae sunt terrae differentiae ex diversi generis corporum<text:line-break/>natae commixtione, qua ratione lapidosae et arenosae ha-<text:line-break/>bentur. Atque admixtam talium substantiam segregant lar-<text:line-break/>gae aquae effusione ac maceratione, dum totum hurnidum<text:line-break/>efficiatur, quum enim id effectum est, id quod defertur’<text:line-break/>atque luest lapidosum atque arenosum, id. omne subsidit et<text:line-break/>terra exacta supernatat. Tale quiddam et in Lemnia terra</text:span><text:span text:style-name="T116">-<text:line-break/></text:span><text:span text:style-name="T75">visitur, quam cognominant quidam miltou Lemniam, et<text:line-break/>alii quidam sigillum - Lemnium, ob impressum videlicet illi<text:line-break/>sigillum Dianae sacrum. Siquidem hanc terram sacerdos<text:line-break/>cum patrio quodam honore sumens, haud mactetis animali-<text:line-break/>bus, scd tritico atque hordeo piamenti gratia terrae redditis<text:line-break/>in urbem comportat. Quam deinde aqua maceratam atque<text:line-break/>lu lutum redactam, ubi valenter conturbavit paulumque<text:line-break/>. inde quiescere sinit, aquam quae supernatat primum aufert,<text:line-break/>et mox quod sub ea est pingue terrae tollit, ac reliquum<text:line-break/>.duntaxat, quod ad imum subsedit, lapidosum scilicet et are-</text:span></text:p>
      <text:p text:style-name="P6"><text:span text:style-name="T75">nosum relinquit, 'iit inutile ac supervacaneum. Porro lutum<text:line-break/>illud pingue usque eo desiccat, dum mollis cerae consisten-<text:line-break/>tiam accipiat, luijusque exiguis acceptis particulis sacrum<text:line-break/>Dianae, signum imprimit; ac postea rursum in umbra sic-<text:line-break/>nandum reponit, donec omnem plane humiditatem mittat,<text:line-break/>'fiatque illud medicis omnibus cognitum medicamentum Lem-<text:line-break/>nium sigillum, sic enim quidam illam cognominant ob im-<text:line-break/>pressum illi sigillum, ceu etiam nonnulliob colorem Lem-<text:line-break/>niam rubricam appellitant.- Eundem ergo quem rubrica<text:line-break/>colorent obtinet, verum ab ea differt quod contactu non<text:line-break/>contaminet atque illa</text:span><text:span text:style-name="T75">, </text:span><text:span text:style-name="T75">et secundum collem in Lemno qui<text:line-break/>totus colore fulvo est- et in quo neque arbof, neque saxum,<text:line-break/>•neque planta nafcitur, tantum hujusmodi terra visitur.<text:line-break/>Porro tres ejus signantur differentiae, una quam pofuimus<text:line-break/>terrae sacrae, quam alii nemini praeter unum sacerdotem<text:line-break/>contingere fas' est, altera vero ejus quae revera est rubrica,<text:line-break/>utuntur-autem ea potissimum fabri, demum tertia ejus quae<text:line-break/>extergit qua utuntur, qui lintea et vestes lavant, quibus uti* •</text:span></text:p>
      <text:p text:style-name="P6"><text:span text:style-name="T75">que collibitum esu Caeterum quum et apud Dioscoridem<text:line-break/>et alios quosdam'scriptum legissem Lemniae terrae hircinum<text:line-break/>misceri sanguinem, atque ex luto quod ea mixtione confi- .<text:line-break/>ciebatur sacerdotem Lemnia quae vocant sigilla tum causor- .<text:line-break/>maie tum consignare, cupiebam profecto et ipse mixtionis<text:line-break/>modum inspicere atque commoderationem ltaque quem- .<text:line-break/>admodum in Cyprum navigaveram videndorum quae in ea<text:line-break/>sunt metallorum gratia, in cavam Syriam Palestinae partem ...<text:line-break/>profectus fueram bituminis et aliorum quorundam luspi,-. ,<text:line-break/>mendorum causa, </text:span><text:span text:style-name="T106">ita</text:span><text:span text:style-name="T75"> nec in Lemnum enavigare piguit,,, ut<text:line-break/>quantum sanguinis terrae admisceretur conspicerem. Nam<text:line-break/>quum iterum ex Asia Romam pedestri peterem itinere per<text:line-break/>-Thraciam et Macedoniam, potius </text:span><text:span text:style-name="T106">a</text:span><text:span text:style-name="T75"> Tr-eade Alexandria lu<text:line-break/>-Lemnum adnavigavi, nactus illic navem quae ad Thessalo-<text:line-break/>nicam cursum destinabat. Conveniebam autem cum nau-<text:line-break/>clero, ut in cursu Lemnum appelleret. Et sane ille prae-<text:line-break/>stitit, sed non ad eam civitatem, ad quam oportebat. Antea &lt;<text:line-break/>enim nesciveram duas este lu insula civitates, fed credebam</text:span></text:p>
      <text:p text:style-name="P7"><text:span text:style-name="T75">ut Samus, Chius, Cos, Andrns, Tenus efcomnes asieo quae,<text:line-break/>in Aegeo sunt mari, unam .stuntax-at .civitatem habent toti<text:line-break/>insulae cognomine, ita et Lemnum nominis sui unam habere<text:line-break/>nivitatem. Porro?ut ex navi- descenderam intellexi civitati<text:line-break/>nomen esse Myrinae, nec iu regione civitatis illius: autPni-<text:line-break/>loctetis templum esse aut sacrum .Neptuni collem , sed lu<text:line-break/>'altera quae rocaretur Hephaestias, nec civitatem eam My-<text:line-break/>. rinae esse propinquam. QuumqUe me nauclerus expectare<text:line-break/>non posset, distuli, ut quum Roma tn Asiam redirem, tum<text:line-break/>Ilephaestilada viserem, id -quod </text:span><text:span text:style-name="T106">feci</text:span><text:span text:style-name="T75"> prout fperaveram et<text:line-break/>proposueram. Nam ubi ex Italia in .Macedoniam trajecis-<text:line-break/>-sem eamque pene totam pedestriftinere pertransiissem,. per-<text:line-break/>“veniIscmque Philippos, quae civitas est finitima Thraciae,<text:line-break/>inde ad mare descendi quod.proximum aberat centum vi-,<text:line-break/>ginti stadiis, primumque Thasun transmisi, distantem plus<text:line-break/>•minus ducentis stadiis, atque illine lu Lemnum septingentis,<text:line-break/>lac rursum serme septingentis lu Alexandriani Troada,traje&lt;?i.</text:span></text:p>
      <text:p text:style-name="P7"><text:span text:style-name="T106">Ac</text:span><text:span text:style-name="T75"> proinde sane ex industria tum de navigatione tum de<text:line-break/>'stadiis ascripsi, ut si quem eadem’ quae me caperet Hephae-<text:line-break/>stiada visendi cupiditas, cognito ejus situ sic navigationem.<text:line-break/>institueret. In tota namque insula Lemno orientem spectat<text:line-break/>Hephaestias, occidentem vero Myrina. Et quod a poeta<text:line-break/>dictum de Vulcano est,, Decidit in Lemnum, propter collis<text:line-break/>naturam occasionem sumpsisse fabulae crediderim; apparet<text:line-break/>enim combusio simissimus tum colore ipso, tum etiam quia<text:line-break/>nihil in eo nascitur. In hunc itaque collem sacerdos; quo<text:line-break/>tempore ego. ad iusulam accesseram, egressa, certo quodam<text:line-break/>tritici hordeique numero in terram conjecto, alusque qui-<text:line-break/>. busdam pro religione patria perpetratis, plaustrum totum<text:line-break/>terra implevit. Atque ubi lu urbem convexisset, quo dixi<text:line-break/>modo illas sama hominum adeo celebratas Lemnias sphra-<text:line-break/>gidas praeparabat. Visum ergo mihi erat perconctari,<text:line-break/>nunquid unquam anfea hircinum, aut caprinum sanguinem<text:line-break/>huic misceri solitum memoriae proditum accepisset. Quo</text:span></text:p>
      <text:p text:style-name="P103"><text:span text:style-name="T75">audito omnes in risum soluti sunt, nec ii sane quivis ex<text:line-break/>vulgo, fed viri oppido quam eruditi cum in aliis tum prae-<text:line-break/>eipne in universa patriaethistoria; Quin et a quodam librum<text:line-break/>aecepi quondam ab incolarum quoniam conscriptum, qui<text:line-break/>omnem Lemniae terrae usum edocebat. Quamobrern nec<text:line-break/>me quoque piguit hujus medicamenti periculum facere, ani.<text:line-break/>ceptis sphragidum vigluti, millibus. Sed et is a quo librum<text:line-break/>dono accepi, inter principes habitus, ad multa hoc utebatur<text:line-break/>'medicamento. Siquidem </text:span><text:span text:style-name="T106">ad</text:span><text:span text:style-name="T75"> vulnera tum vetera tum quae<text:line-break/>difficile cicatrice obducuntur, ad haec ad morsus viperae,<text:line-break/>atque adeo omnes ferarum morsus, nec non adversus me-<text:line-break/>• dicamenta lethalia, non ante modo exhibere, fed et post<text:line-break/>sphragide uti consueverat, addebat porro scfe periculum<text:line-break/>fecisse medicamenti,- quod quis fructum 'juniperi accipit</text:span><text:span text:style-name="T95">, διὰ<text:line-break/>τών άρχίυθίδΐϋν</text:span><text:span text:style-name="T90"> </text:span><text:span text:style-name="T75">nuncupatur, cui utique indebatur et terra<text:line-break/>Lemnia; vomitumque ciere ajebat, si quis; quum etiarnnum<text:line-break/></text:span><text:span text:style-name="T106">in</text:span><text:span text:style-name="T75"> ventre lethale venenum haereret; alexeterium sive a,mu-<text:line-break/>letum ebibisset. Et fane nos quoque hujus fecimus pericnu<text:line-break/></text:span><text:span text:style-name="T75">lum in </text:span><text:span text:style-name="T75">lepore, marino et cantharidibus, quum fele tale quip-<text:line-break/></text:span><text:span text:style-name="T75">z </text:span><text:span text:style-name="T75">•<text:tab/>•<text:tab/>/</text:span></text:p>
      <text:p text:style-name="P7"><text:span text:style-name="T75">piam accepisse homines suspicarentur; verum hausto quod<text:line-break/>Lemniam sphragida habebat medicamento protinus, omne<text:line-break/>evomuerunt, nec postea ullum illis accidit, symptoma eorum<text:line-break/>quae leporem et cantharides comitari consueverunt; tametsi<text:line-break/>conjuncta esset perniciosorum medicamentorum exhibitio.<text:line-break/>Caeterum an ad alia mortifera medicamenta, haec, inquam<text:line-break/>-quae vocant deleteria; eandem vim habeat medicamentum;<text:line-break/>quod ex fructu juniperi </text:span><text:span text:style-name="T106">et terra</text:span><text:span text:style-name="T75"> Lemnia conficitur, mihi<text:line-break/>&lt; utique ignotum ell. At ille ab Hephaestiade profecto asse-<text:line-break/>rebat adeo, ut et rabientis canis morsum eam fanare diceret<text:line-break/>in vino diluto epotam, ulceri autem ex aceto impenseacri<text:line-break/>impositam. Sed et aliarum serarum ictus ex aceto sanaro<text:line-break/>referebat extrinsecus foliis insuper impositis, quae putredini<text:line-break/>resistere didicimus. In primis vero praedicabat fcordium,<text:line-break/>deinde eentaurium exile, inde marrubium. Porro si quando<text:line-break/>nos sane ad ulcera maligna et putrida terram Lemniam<text:line-break/>adhibuimus, magnifice profuit. : Usus autem est pro pravi-<text:line-break/>tatis ulceris magnitudine. Quippe id quod graviter olet</text:span></text:p>
      <text:p text:style-name="P6"><text:span text:style-name="T75">impendioque laxum mclleque est, </text:span><text:span text:style-name="T106">ac</text:span><text:span text:style-name="T75"> surdidum sustinet, ut<text:line-break/>vel per acerrimum aeetum Lemnia terra in lutosam solvatur<text:line-break/>consistentium aliorum more pastillorum quorum alius alio<text:line-break/>utitur, dico autem Polyidae,- et Pafionis, et Andronis et qui<text:line-break/>nunc dictus est, quem Betluutn voeant. Siquidem hi omnes<text:line-break/>valenter desiccantes prosunt ulceribus contumacibus, soluti<text:line-break/>interdum quidem in vino dulci, interdum sapa, interdum<text:line-break/>oenomelite, nonnunquam etiam alborum vinorum quopiam<text:line-break/>aut fulvorum aut flavorum, prout nimirum usus postulat,<text:line-break/>nam de talibus alibi definietur. Similiter vero quandoque<text:line-break/>solvuntur aut ex aceto, aut vino, aut aqua, aut oxymelite,<text:line-break/>aut oxycratu, aut melicrato. Porro Lemnia terra ex aliquo<text:line-break/>comprehensorum soluta, medicamentum fit idoneum tum re-<text:line-break/>centibus glutinandis vulneribus, tum medendis inveteratis<text:line-break/>aegre ad cicatricem venientibus et contumacibus. Similiter<text:line-break/>autem et alia quaevis terra medicamentosa. Necesse enim<text:line-break/>erit distinguere sicuti supra, ab elementari terra, in qua et<text:line-break/>lapides comprehendebantur, eam quae lu lutum solvitur, sic</text:span></text:p>
      <text:p text:style-name="P7"><text:span text:style-name="T75">nunc ab ea quae colitur medicamentosam. Nihilo enim de-<text:line-break/>terius erit ita eam cognominasse qua ad curationes utimur,<text:line-break/>tametsi ejus quoque quae colitur, si-qua pniguis est, com-<text:line-break/>moda est ad curationem earum omnium partium quae de-<text:line-break/>siccari poscunt. Unde fane ea et AlexaUdriae et per Ae-<text:line-break/>gyptunr utuntur multi sua utique sponte ac judicio, multi<text:line-break/>vero etiam moniti somniis.' Vidi enim Alexandriae quos-<text:line-break/>dam hydrope laborantes ac lienosos Aegyptiae terrae luto<text:line-break/>utentes multos, qui sibi suras, lernura, cubitos, brachia,*<text:line-break/>tergum, latera pectusque inungerent ac perspicuo juvaren-</text:span></text:p>
      <text:p text:style-name="P13"><text:span text:style-name="T75">, tur. Eundem in modum et veteres phlegmones et laxa<text:line-break/>oedemata adjuvat lutum hoc. Novi siquidem quosdam, qui<text:line-break/>ex immodica per haemorrlioidas evacuatione turgentes ef-<text:line-break/>fecti; ac tumidi non obscure fuere adjuti. Sed et quidam<text:line-break/>.diutinos fixosque parte quapiam dolores perpessi, luto hoc<text:line-break/>plane persanati sunt, desiccandi namque vim terra quaevis<text:line-break/>possidet. Quoniam vero corpus ejus natura siccum est et</text:span></text:p>
      <text:p text:style-name="P6"><text:span text:style-name="T90">' </text:span><text:span text:style-name="T75">quando prorsum igneae substantiae mixtionis est expers,<text:line-break/>ita desiccat, ut minime sit mordax, ad quod tamen etiam<text:line-break/>proficit si lavetur.</text:span></text:p>
      <text:p text:style-name="P8"><text:span text:style-name="T75">[3.. De </text:span><text:span text:style-name="T106">terrae</text:span><text:span text:style-name="T75"> latione.] Caeterum lavatur terra omnis<text:line-break/>ad eundem modum, quo propositum est de Lemnia. Pri-<text:line-break/>mum, quidem maceratur aqua, quae nullam habet medica-<text:line-break/>mentulae qualitatis fufpicionem. At ubi lutum consederit,<text:line-break/>effunditur quae innatat aqua, deinde quod post ,ipsam erat<text:line-break/>segregatura lapidolis atque arenosis, quae ad imutn iesc-<text:line-break/>derunt. Ac si exercitatum habeas gustandi senium, ipse<text:line-break/>judex eris accuratus, quam oporteat 'terram lavare, quam<text:line-break/>non. Nam quaedam lavari, non desiderant, quaedam etiam<text:line-break/>bis terque. elui exposcunt. Ac Lemniam quidem paratam<text:line-break/>accipis semel a sacerdote lotam, quae iterum ablui non<text:line-break/>exigit</text:span></text:p>
      <text:p text:style-name="P8"><text:span text:style-name="T75">[4. De </text:span><text:span text:style-name="T106">terra Samiat\</text:span><text:span text:style-name="T75"> At Samiam ne lavari quidem<text:line-break/>opus esu Utimur autem altera ejus specie magis, quam Sa-<text:line-break/>mium astera cognominant, ad sanguinis expuitiones unde-</text:span></text:p>
      <text:p text:style-name="P6"><text:span text:style-name="T75">cunque natas, velut etiam Lemnio sigillo. Eadem vi juvant •<text:line-break/>sanguinis ex utero profluvia et vocatum fluium muliebrem.<text:line-break/>Quin et prosunt exulcerationibus dysentericis, antequam pu-<text:line-break/>trescentia evadant ulcera. Nomas id genus assertus appel-<text:line-break/>Iare medicis mos est ab eo, quod putredo depascat et ad<text:line-break/>vicinas partes serpat; una cum primum vitiata et ipsas<text:line-break/>corrumpens. Tametsi etiam istis quandoque sum usus Lemnia<text:line-break/>et palam profuit tum per sedem infusa tum epota, utique<text:line-break/>antea quod facere folemus, ulceribus melicrato meraciore<text:line-break/>prius ablutis, posterius vero muria. Injiciebatur ergo per<text:line-break/>succum arnoglossi, bibebatur vero ex oxycrato aquoso. Sed<text:line-break/>nec paulo quopiam essicacioribus videtur esse viribus Ler<text:line-break/>ninia terra quam Samia, quare nec ea, quae jam phlegmone<text:line-break/>tentari coeperint, vim ejus perferunt, sed clare irritantur<text:line-break/>atque exasperantur; potissimum si vir sit habitus mollioris.<text:line-break/>At a Samia adeo non exasperatur ulla sic affectarum par-<text:line-break/>tium,, ut etiam mitigentur maxime quae, humidlores sunt et</text:span></text:p>
      <text:p text:style-name="P6"><text:span text:style-name="T75">laxiores, velut, ubera, testes, adenes. Idonee autem utaris<text:line-break/>'terra ejusmodi, si ubi ad laevorem redegeris per aquam,<text:line-break/>tantum admisceas olei rosati boni, quod rnix-tione sua me-<text:line-break/>dicamentum a resiccatione prohibeat. Sed et commodum<text:line-break/>utileque est, ubi sic praeparatum fuerit, ad alias quoque<text:line-break/>phlegmonas calidas et bubonas, incipientes et fluxiones po-<text:line-break/>dagricas et fummatim ubi refrigerare statutum est rnedio-<text:line-break/>criter cum mitigatione ac lenitione; ut evidenter appareat<text:line-break/>vim Samiae mediocriter esse refrigeratoriam. Quin et magis<text:line-break/>quodammodo aerea est ejus essentia costata ad Lemniam,<text:line-break/>cujus argumentum est lenitas. His itaque notis et omnem<text:line-break/>aliam terram medicamentosam aestimato. Dico autem notas'<text:line-break/>•eonsistentiae, tum levitatem tum gravitatem, praetereaque<text:line-break/>in gustu asperitatem ac saevitatem, ad haec tenacitatem et<text:line-break/>abstergendi potentiam. Tenax enim et viscosus est Samius<text:line-break/>aster, quum et Lemnia sphragis ejusmodi paululum quiddam<text:line-break/>habeat. Absterscriam quoque facultatem moderatam obtinent<text:line-break/>et Selinusia terra et Chia, quamobrern musieres quaedam ad \</text:span></text:p>
      <text:p text:style-name="P104"><text:span text:style-name="T90">- </text:span><text:span text:style-name="T75">V<text:tab/></text:span><text:span text:style-name="T90">.<text:tab/>•<text:tab/>• .'<text:tab/>'<text:tab/>'</text:span></text:p>
      <text:p text:style-name="P13"><text:span text:style-name="T75">faciem iis utuntur. Ostensum autem est in tertio libro de ra-<text:line-break/>tione curandi, quicquid leviterabsterget, producendae ulce-<text:line-break/>rum carni esse idoneum. Id autem si etiam desiccet, cicatrici<text:line-break/>inducendae' est accommodum, porro omnium ex his aptissi-.<text:line-break/>ma sunt et ad ulcera, quae in summa cute consistunt, et ad<text:line-break/>ambusta illa, quae cum citra morsum exiccant tum neque<text:line-break/>manifesto calefaciunt neque refrigeranti. Quocirca terra Se-<text:line-break/>lluusia et terra Chia pulcherrima funt ad ambusta ulcerum<text:line-break/>remedia. Exposcunt enim ea moderatissime extergentia me-<text:line-break/>dicamenta, absque insigni aut calefactione aut refrigeratione,<text:line-break/>quod utique luest tum Selinusiae tum Chiae tum Samiae<text:line-break/>terrae. Dictum est autem quod et hujus species est aster<text:line-break/>.quem vocant, reliqua terra hoc praestans,- quod vifcosum</text:span></text:p>
      <text:p text:style-name="P13"><text:span text:style-name="T75">quiddam ac tenax obtineat. Quocirca quod cum ad alia'</text:span><text:span text:style-name="T116">;<text:line-break/></text:span><text:span text:style-name="T75">ulcera tum ad ambusta . pertinet, aliis terris, quae, tenaci-<text:line-break/>tatem non habent, conferendus non est. Siquidem substan-<text:line-break/>tiarn tenacitas magis reddit emplasticam quam ut sinat ab-<text:line-break/>stergere, scilicet ubi nulla utique alia adsit acrimonia yiscosu</text:span></text:p>
      <text:p text:style-name="P7"><text:span text:style-name="T75">'tcnariqne corpori, ut in viIco cernere est, Attamen Chia et<text:line-break/>Selinusia terra inferiores sunt Samia ad phlegmonas, in<text:line-break/>mammillis, testibus atque inguinibus incipientes, tametsi ubi<text:line-break/>inopia est aliorum quae fumme prosunt, nec ipsae plane<text:line-break/>- ineptae funt et incommodae. Porro Cimolia quum mixtae<text:line-break/>sit facultatis, partim refrigerat, partim etiam digerit, fed le-<text:line-break/>Niteri Prolude dum lavatur,, hanc facultatem deponit atque<text:line-break/>'exuit, absque ablutione 'vero fecundum utrasque agit facul-<text:line-break/>tates, ceu alia quoque compositorum medicamentorum pln-<text:line-break/>=fima, digerentia pariter et repercutientia. Porro utramque<text:line-break/>facultatem facile indicat, dum illi miscentur humores na-,<text:line-break/>lurae contrariae.. Nam si mixta fit iepercutientibus refri-<text:line-break/>gerantibusque, lutum quod ex ipsa et illis conficitur re-<text:line-break/>frigerans repercntiensque efficit, sin digerentibus, et ipsum<text:line-break/>digerens. Sic ambustis convenit Atque idiotae quidam pro-<text:line-break/>tinus aceto maceratam illinunt. Sed in tali usu non im-<text:line-break/>pense acre sit acetum oportet, ac si tale sit, aquam miscere<text:line-break/>praestat. Et illud mini scmper memoria tetieto, ceu com-</text:span></text:p>
      <text:p text:style-name="P7"><text:span text:style-name="T75">mune omnis terrae lenis. Omnes enim ambusta juvant, con-<text:line-break/>tinuo illitae ex aceto., aut oxycrato, nimirum bullas exi-<text:line-break/>stere prohibentes. Caeterum contemplandum insuper est,<text:line-break/>corporis curandi quae fit natura sive habitudo, durane an<text:line-break/>mollis, id in universum prae oculis habendo, corpora mol-<text:line-break/>lia valentium medicamentorum vim haud posse perferre,<text:line-break/>dura vero posse. Sed haec hujus instituti non sunt,, verum<text:line-break/>copiosius exponentur tum in tractatu de componendis phar<text:line-break/>macis tum in libris de sarile parabilibus. Praesens autem<text:line-break/>narratio a principio id studuit, ut generales inveniret facul-<text:line-break/>tates. Quibus animum intendens quispiam, complura ha-<text:line-break/>' biturus est ad particularis usus copiam, .utique si utendi </text:span><text:span text:style-name="T106">eo--<text:line-break/></text:span><text:span text:style-name="T75">rum viam ac rationem insuper adjunxerit atque edidicerit.<text:line-break/>Quare immorandum non est. Verum quod antea dictum est,<text:line-break/>nunc in memoriam revocare oportet, nempe terram ipsam<text:line-break/>expertem mixtionis substantiae generis alterius vim habere<text:line-break/>citra morsum desiccandi. Atqui quiim nullum reperire cor-<text:line-break/>pus queas mixtionis ad unguem expers, inspicienda item</text:span></text:p>
      <text:p text:style-name="P6"><text:span text:style-name="T75">est eorum quae illi accidunt commixtio, idque secundum,<text:line-break/>levitatis et gravitatis differentias, easque quae in gustu vi-<text:line-break/>ftintur. Nam si qua eluceat astrictio, tantum assumpsit fri-<text:line-break/>giditatis quantum habet et astrictionis. Sin etiam acrimo-<text:line-break/>nia quaedam appareat, tantum inesse scito ealiditatis quan-<text:line-break/>tum et acrimoniae. Similiter in leni et gravi videndum,<text:line-break/>quum levitas illi inde, proveniat, quod larga et copiosa in<text:line-break/>tota ejus temperie aerea insit substantia, gravitas vero quan-’<text:line-break/>tu major sit, tanto itidem sincerior terra existat, Terrae<text:line-break/>proprium est quod igni admota non fundatur aut lique-<text:line-break/>scat, id quod accidit plumbo, stanno, argento et auro. Ita-<text:line-break/>que quum terrain audis nominari argyriten. vel chryfiten<text:line-break/>vel sideriten, nam ita nuncupant quidam illas quae ex me-<text:line-break/>tallis sumuntur, hatid putes per totum terrae immixtum esse<text:line-break/>argentum, aurum aut ferrum, fed contingere conjunctas-<text:line-break/>que esse parvis terrae particulis immixtas particulas parvas,<text:line-break/>in chrysite quidem auri, in argyrite argenti, in siderite<text:line-break/>ferri, easque ab igne in fornacibus fusas coire ad invicem. .</text:span></text:p>
      <text:p text:style-name="P7"><text:span text:style-name="T75">Eundem in modum quae vitrum continet terra arenosa est,<text:line-break/>in arena enim potissimum ejusmodi substantiae frustula, </text:span><text:span text:style-name="T106">re-</text:span></text:p>
      <text:p text:style-name="P13"><text:span text:style-name="T116">1</text:span><text:span text:style-name="T75"> periuntur saepenumero parva. Et qui. earum rerum periti<text:line-break/>sunt, conspectis arenis talibus, haud difficulter cognoscunt<text:line-break/>quantum ex eis colligi queat nitri. Sed et auri quoque frn-<text:line-break/>ftuIa exigua frequenter non parvo numero, in quibusdam<text:line-break/>inveniuntur arenis. Verum non ex quavis arena qui ne-<text:line-break/>gotio huic sunt dediti aurum vitrumque extrahunt, fed eas<text:line-break/>eligunt arenas, quae. quam minimo impendio plurimum con-<text:line-break/>gerunt. Siquidem post multos sumptus, quos in fornacibus<text:line-break/>• instruendis facere necesse est, si paulum mado colligeretur<text:line-break/>substantiae, damnosum id ipsis esset. Itaque quum in pluri-<text:line-break/>' mis arenis auri vitrique frustula parva contineantur, qui<text:line-break/>talia callent, non ad quasvis accedunt. Ad eundem modum<text:line-break/>neque aes aut argentum aut ferrum aut stannum plum-<text:line-break/>bumve ex quavis terra colligunt. Neo tamen ubi dictorum<text:line-break/>.quodque ab admixta terra separaverint, quae reliqua est<text:line-break/>aliis terris est similis, quas passim sic ab omnibus nuncu-</text:span></text:p>
      <text:p text:style-name="P6"><text:span text:style-name="T75">pari proposui, quae communem habent notam quod irri-<text:line-break/>gatae facile solvantur lu lutum; nam. terrae quae in metal-<text:line-break/>lis est reliquiae lapideae fiunt, nec liquari rigarive pof-<text:line-break/>sunt. Dico autem rigari per totam substantiam bumectari,<text:line-break/>madescere vero extima tantum' superficie madefieri, haud<text:line-break/>etiam lu altum penetrante humore. Sic fit Cadmia quam<text:line-break/>vacant lapidea, nec ipsa rigari potis. Sed de talibus cor-<text:line-break/>porihus infra disseretur. Nunc rursum ad medicamentosam<text:line-break/>terram revertor, quae proinde, quod aqua. irrigata facile<text:line-break/>lu lutum solvitur, terra appellatur; quia vero ea utimur<text:line-break/>velut aliis medicamentis, idcirco non injuria medicamen-<text:line-break/>tosa sola vocaturi nempe quia aut sola est ejusmodi, aut<text:line-break/>evidentiorem quam aliae vim medicamentosam possidet, id<text:line-break/>quod sane verum esu Nominatur autem ampelites, non<text:line-break/>quod vitem in ea serere praestet, fed quod viti’circumlita<text:line-break/>interimat nafcentes in ea vermes, quos sculpas apud nos<text:line-break/>vinitores cognominant. Nafcuntur porro hi inennte vere,</text:span></text:p>
      <text:p text:style-name="P7"><text:span text:style-name="T75">quum germinare vites turgereque earum pars unde germen<text:line-break/>exit, quem oculum nominant, incipiunt. Hos igitur oculos<text:line-break/>scnipes depascentes non levem viti noxam afferunt, ac<text:line-break/>proinde oculorum istorum radices, qui haec sapiunt, inun-<text:line-break/>gunt ac illinunt. Hac itaque ratione ampelites etipliarma-<text:line-break/></text:span><text:span text:style-name="T75">, </text:span><text:span text:style-name="T75">cites </text:span><text:span text:style-name="T106">id genus terra</text:span><text:span text:style-name="T75"> appellata est, vel ex eo quod scnipas<text:line-break/>perdat, quantum habeat facultatis medicamentosae indicans.<text:line-break/>Sed et a reliqua terra, qua ad curationes utimur, multum<text:line-break/>diversa est, quippe quae proxime ad lapideam perveniat,<text:line-break/>quamobrern misceri, eam in medicamentorum scriptionibus<text:line-break/>comperies, ubi exiccare atque digerere quid opus esu Nec<text:line-break/>euim mordacitatis expers est, nec moderata, nec mitigandi<text:line-break/>'vim'obtinet velut Chia, Samia et Seliuusia. Atque de Cimo-<text:line-break/>lia quidem dictum est quod illis paulo sit-valentior, ve-,<text:line-break/>runtamen etiam morsus expers, • maxime si eluta alti Cre-<text:line-break/>tica vero terra istis quodammodo assimilis est, verum ad-<text:line-break/></text:span><text:span text:style-name="T106">'i</text:span><text:span text:style-name="T75"> </text:span><text:span text:style-name="T75">'tuodum imbecilla est, multum habens substantiae aereae.</text:span></text:p>
      <text:p text:style-name="P6"><text:span text:style-name="T75">Inest tamen ei vis extergendi, quamobrern ea homines va-<text:line-break/>sis argenteis sordidis splendorem restituunt-. Itaque et haec<text:line-break/>tibi usui fuerit ad ea omnia ad quae alias fine morsu<text:line-break/>extergentes idoneas esse posuimus. Harum omnium Lemnia<text:line-break/>valentissimas vires obtinet, siquidem et astrictio ei quaedam<text:line-break/>inest. Porro Eretriensis, hac etiam valentiorem possidet, '<text:line-break/>hactenus tamen ut nondum mordicet. Quod fi lavetur,<text:line-break/>valde moderata efficitur, non secus atque fupradictae. Ex-<text:line-break/>pedit vero hanc terram non semel, sed bis terque lavare<text:line-break/>ut et Cimoliam. Quin et urunt eam quidam, quo videlicet<text:line-break/>essentiae reddant subtilioris et acrioris, ut et ad digerendi<text:line-break/>potentiam’ transeat. Caeterum si usta lavetur, tunc deposita<text:line-break/>in aquam acrimonia subtilitatem quidem, quam ex tostione<text:line-break/>acquisiverat, retinens desiccantior constituitur. Quocirca<text:line-break/>quum ustionem non experta, communi ratione terrae cu-<text:line-break/>jnslibet, ulceribus sit accommoda, magis certe jam congruit<text:line-break/>et ad ea quae carnem sibi restitui aegre patiuntur et ad<text:line-break/>ea quae ad cicatricem difficulter perveniunt, si postquam<text:line-break/>combusta fuerit abluatur. Porro quum duae ejus .species</text:span></text:p>
      <text:p text:style-name="P6"><text:span text:style-name="T75">sint, ea quae colore est cinericio, illi quae admodum albida<text:line-break/>est praefertur. Est et alia terra dicta pnigites, tota qui-'-<text:line-break/>dem facultate Cimoliae assimilis </text:span><text:span text:style-name="T106">r</text:span><text:span text:style-name="T75"> caeterum colore diverfa..</text:span></text:p>
      <text:p text:style-name="P15"><text:span text:style-name="T75">• Est enim atra, perinde ut ampelites. Porro viscositatem et<text:line-break/>tenacitatem non minorem quam Samia terra obtinet, imo<text:line-break/>nonnnnquam etiam majorem. Caeterum durante hac irn-<text:line-break/>maui et grani peste, allata ad me et alia quaedam terra<text:line-break/>est ex Armenia- ea quae Cappadociae finitima est, siccantior,</text:span></text:p>
      <text:p text:style-name="P13"><text:span text:style-name="T75">V colore pallido. Lapidem qui - donarat non terram appella-<text:line-break/>bat: prornptissimeque lu laevorem sclvitur, ceu. etiam calx,</text:span></text:p>
      <text:p text:style-name="P15"><text:span text:style-name="T75">, sic enim videlicet nuncupo petram combustam. Verum uti<text:line-break/>nec in illa arenosum quippiam apparet, ita nec in Arme-<text:line-break/>nia. Nam posteaquam in mortario pistillo comminuta est,<text:line-break/>adeo est laevis, nec plus est lapidea quam aut calx aut</text:span></text:p>
      <text:p text:style-name="P13"><text:span text:style-name="T75">• Samnis aster, tametsi non aeque ut aster laevis est. Itaque<text:line-break/>illo etiam magis conspissata est minusque aeria, quamobrern<text:line-break/>opinionem ac phantasiam praebet iis, qui negligentius in-<text:line-break/>tuentur, .quasi lapis esset. .Caeterum quod ad praesentia at-</text:span></text:p>
      <text:p text:style-name="P7"><text:span text:style-name="T75">tinet nihil inteiest lapidem an terram voeites, si id modo<text:line-break/>teneamus quod summe desiccati Siquidem, ad dysenterias<text:line-break/>et ventris profluvia, tum sanguinis expuitioncs et catarrhos,<text:line-break/>ad haec ad putrescentia oris ulcera in primis competit. Quin<text:line-break/>• et eos magnifice juvat quibus ex capite in tiioracem fluxio<text:line-break/>decumbit; quamobrern illis, quibus ex tali occasione assiduo<text:line-break/>difficilis est anhelitus, valide prodest. Sed et eos qui phthoe<text:line-break/>laborant adjuvat; uleus enim eorum desiccat, ut haud etiam<text:line-break/>tussiant, nisi lu victu peccetur non leviter, aut ambiens<text:line-break/>derepente ad intemperiem recidat. Ac mihi videtur, quod<text:line-break/>sicnt in fistulis saepe conspeximus,- non in assis partibus<text:line-break/>duutaxat,' sed in ipso etiam ano, ut citra collyrii immissio-<text:line-break/>uem, quod sordem et callum auferent, ipso duntaxat desic-<text:line-break/>cante medicamento contraherentur ac clauderentur, ita quo-*<text:line-break/>que in pulmonis eveniat ulcere. Siquidem et ipsum ab exic-<text:line-break/>cantibus juvari medicamentis perinde conspicitur, utique<text:line-break/>quum mediocre est non admodum magnum. Itaque visi sunt<text:line-break/>quidam eorum, qui talia habebant; prorsum esse liberati. Ac</text:span></text:p>
      <text:p text:style-name="P7"><text:span text:style-name="T75">quidam, qui Roma in Libyam talem oh causam profecti sunt,<text:line-break/>plane sc sanos esse credidere, et sane usque ad annos ali-<text:line-break/>quot inculpate transigebant, postea vero quum non </text:span><text:span text:style-name="T127">pari.de-<text:line-break/></text:span><text:span text:style-name="T75">gerent cura et cautione, reditus morbi apparuit. Hos ergo,<text:line-break/>ut dixi, bolus Armenia evidenter adjuvit. Quin et </text:span><text:span text:style-name="T106">eoa,</text:span><text:span text:style-name="T75"> qui<text:line-break/>Romae agunt, qui assiduo difficultate spirandi discruciantur,<text:line-break/>magis etiam. Porro iu magna hac peste, cujus eadem facies<text:line-break/>fuit atque ejus quae Thucydidis memoria' grassabatur, quot-<text:line-break/>quot hoc medicamentum bibere, celeriter curati sunt. At<text:line-break/>quibus non profuit, omnes interiere, scilicet quum nec alio<text:line-break/>quovis juvarentur. Unde colligitur quod iis duntaxat non<text:line-break/>fuerit auxilio, qui plane erant incurabiles. Caeterum bibitur<text:line-break/>ex vino albo consistentia tenui modice diluto, si aut plane<text:line-break/>febri careaf aut leniter ea teneatur, sin gravius febriat, ad-<text:line-break/>rnodum aqueo. Non tamen calore vehementes sunt febres<text:line-break/>pestilentiales. Porro de ulceribus resiccari postulantibus<text:line-break/>quid attinet dicere quantam vim habeat bolus haec Ar-</text:span></text:p>
      <text:p text:style-name="P7"><text:span text:style-name="T75">est</text:span></text:p>
      <text:p text:style-name="P8"><text:span text:style-name="T106">menica ? Liberum est autem utcunque appellare velis, sive<text:line-break/>lapidem,</text:span><text:span text:style-name="T75"> ut is qui mihi donavit, sivc terram, ut ego; quam-<text:line-break/>doquidem humidis rigari patitur.</text:span></text:p>
      <text:h text:style-name="P3" text:outline-level="2">Cap. ll.</text:h>
      <text:p text:style-name="P9"><text:span text:style-name="T75">De </text:span><text:span text:style-name="T106">lapidibus,</text:span><text:span text:style-name="T75"> [r. De </text:span><text:span text:style-name="T106">lapidum qualita-<text:line-break/>tibus effectricibusstf</text:span><text:span text:style-name="T75"> Ex sponte natis corporibus funtet Ia-<text:line-break/>pides, hoc diversi a nuncupata vulgo terra, quod rigari<text:line-break/>non sustinenti Vires habent partim secundum totius sub-<text:line-break/>stantiae proprietatem, partim secundum qualitates effectri-<text:line-break/>ces. Porro ut haec inter se disterant superius docui. Nunc<text:line-break/>autem sermo nobis esto de illis, quae secundum effectrices<text:line-break/>agunt qualitates, in quibus sane est et utendi ratio ac me-<text:line-break/>thodus. Siquidem, ut ostendimus, facultates quae proprieta-,<text:line-break/>tis totius substantiae ratione insunt, a methodo ac ratione<text:line-break/>alienae sunt et per solam noscuntur experientiam. Nam cur<text:line-break/>• hic lapis tacto vulnere, unde sanguis prorumpit, cursum’<text:line-break/>• ejus reprimat ac sistat, haud novimus. At cur lapis quem<text:line-break/>vocant haematitem in oculares facultates indatur, haud la-<text:line-break/>tet; nam id rationis inventum est. Si enim tu cote oculari</text:span></text:p>
      <text:p text:style-name="P6"><text:span text:style-name="T90">• * . . </text:span><text:span text:style-name="T75">‘ </text:span><text:span text:style-name="T90">. </text:span><text:span text:style-name="T75">r </text:span><text:span text:style-name="T90">*</text:span></text:p>
      <text:p text:style-name="P13"><text:span text:style-name="T90">, </text:span><text:span text:style-name="T75">eum teras cum aquaj donec mellis cfassitiem accipiat, astrin-<text:line-break/>gentem facultatem, si gustare volueris., percipies.. </text:span><text:span text:style-name="T106">Atqui</text:span><text:span text:style-name="T75"> di-—,<text:line-break/>dicisti, quod phlegrnonas etiamnnm gliscentes potissimum,<text:line-break/>quae contingunt in partibus nervosis, restringentibus medi. -<text:line-break/>. camentis repercutere oporteat, </text:span><text:span text:style-name="T106">ai</text:span><text:span text:style-name="T75"> ubi haud etiam sanguis<text:line-break/>in partem affluit 'astringentibus medicinis, quae digerant ad-<text:line-break/>jungere et fensinr ad ipsa sola transire. Atque de hujusmodi<text:line-break/>quidem facultatibus in lapidibus disseremus, ubi ea prius in<text:line-break/>memoriam revocarimus de quibus fusu loqnuti sumus in<text:line-break/>libro contra eos conscripto qui insultant iis qui voce fo-<text:line-break/>loecifmum committunt. Nam horum quidam </text:span><text:span text:style-name="T90">λἰθον </text:span><text:span text:style-name="T75">maleii-<text:line-break/>liuo genere efferri non .sitiunt, verum si dicas, </text:span><text:span text:style-name="T90">ὲμβαλλον<text:line-break/>τον λἰθόν ἐπί τον Λύνα, ηθη </text:span><text:span text:style-name="T75">aliter vociferantur </text:span><text:span text:style-name="T106">quam si<text:line-break/></text:span><text:span text:style-name="T75">ipsis in caput lapis esset conjectus, velut etiam siquis dixerit<text:line-break/></text:span><text:span text:style-name="T90">τον δρΰν </text:span><text:span text:style-name="T106">quercum sanat,</text:span><text:span text:style-name="T75"> exclamant tanquam ' fuste percussi;-<text:line-break/>ltaqne siquis eorum fuasu consueta medicis nontina mutare<text:line-break/>lu animum inducat dicens </text:span><text:span text:style-name="T90">τὴν λἰθθν,' τήν αἱμἀτΐτιν' </text:span><text:span text:style-name="T75">et </text:span><text:span text:style-name="T90">τήν;<text:line-break/>πυριην </text:span><text:span text:style-name="T75">et </text:span><text:span text:style-name="T90">τὴν /ἀλακτιτιν </text:span><text:span text:style-name="T75">et </text:span><text:span text:style-name="T90">τήν σχιστήν, </text:span><text:span text:style-name="T75">ut curiosus fane</text:span></text:p>
      <text:p text:style-name="P6"><text:span text:style-name="T75">et stolidus damnabitur, nimirum quum veteres ex more<text:line-break/>omnes masculine'efferant eorum differentias, </text:span><text:span text:style-name="T90">αἱματίτην, </text:span><text:span text:style-name="T106">rtv-<text:line-break/></text:span><text:span text:style-name="T90">ρἰτήν, γαλακτίτην, μέλιτίτην, γαγάτην, </text:span><text:span text:style-name="T95">σχιστύίν, Φρνγιον,<text:line-break/></text:span><text:span text:style-name="T106">‘AQKsuov, </text:span><text:span text:style-name="T95">ύιμφίτην.</text:span><text:span text:style-name="T90"> </text:span><text:span text:style-name="T75">E contrario vero </text:span><text:span text:style-name="T90">τὴν πέτραν </text:span><text:span text:style-name="T75">soemi-</text:span><text:span text:style-name="T90">.<text:line-break/></text:span><text:span text:style-name="T75">nine pronuntiant, non; </text:span><text:span text:style-name="T90">τὸν πέτρον </text:span><text:span text:style-name="T75">masecline. Nam </text:span><text:span text:style-name="T90">Ἀσίαν<text:line-break/>πέτραν, </text:span><text:span text:style-name="T75">non </text:span><text:span text:style-name="T90">Άσιον πέτρον </text:span><text:span text:style-name="T75">nominant </text:span><text:span text:style-name="T90">λἱθον ’Ἀσιον, </text:span><text:span text:style-name="T106">lapi-<text:line-break/>dem-</text:span><text:span text:style-name="T75"> Asiuin, ceu aliam Asiae petrae florem. Porro ex petra<text:line-break/>combusta. caIcem fieri dicunt. Attamen Heraclides Tarenti-<text:line-break/>nus et alii nonnulli non ex quovis lapide calcem fieri vo-<text:line-break/>lunt, sed ex sola petra, nuncupantes ita per excellentiam<text:line-break/>solum qni sit lapidum durissimus. Equidem </text:span><text:span text:style-name="T106">ego</text:span><text:span text:style-name="T75"> vel ex in-<text:line-break/>dustria et iludio consuevi mutatis invicem nominibus utro-<text:line-break/>que modo talia efferre, de quibus inutiliter nonnulli rixan-<text:line-break/>tur, id re ipsa commonstrans, nihil ostendi enarrationis cla<text:line-break/>rllatern, utro vis rnodo quis dixerit. Caeterum mirandum<text:line-break/>non- est qui ignorant enarrationis secundum naturam aut<text:line-break/>unam solam habendam virtutem, ipsam scilicet perspicuita-<text:line-break/>tem ac claritatem, aut eerfe omnium aliarum, primam atque</text:span></text:p>
      <text:p text:style-name="P6"><text:span text:style-name="T75">optimam, si ad lautas vertantur nugas. Itaque de iis lapi-<text:line-break/>dibus' primum disseram qui mortarii aut cotis attritu lu<text:line-break/>liquorem succumve solvuntur»</text:span></text:p>
      <text:p text:style-name="P8"><text:span text:style-name="T75">[2. </text:span><text:span text:style-name="T106">Oe haemxttite, galactite et melitite.}</text:span><text:span text:style-name="T75"> Porro talium<text:line-break/>quoque unus est liaematites quem vocant, a coloris fimi-<text:line-break/>litudine ita nominatus, sicut quod galactites, quando et ipse<text:line-break/>in succum solutus lacti similis conspicitur. Huic autem co-<text:line-break/>lori adsimileni succum efficiens, melitites a mellis similitu-<text:line-break/>dine, quod gustu repraesentat nuncupatus esu Porro ossen-<text:line-break/>fum in quarto horum |commentariorum est quod succus<text:line-break/>omnis dulcis a temperato calore talis, eveniat, estringens<text:line-break/>vero a frigore. Habebit ergo lapis haematites tantum fri-<text:line-break/>giditatis' quantum habet estrictionis. Melitites vero calorem<text:line-break/>temperatum, mediam autem utrinsque temperiem galactites.<text:line-break/>Merito itaque ausi sunt medici ocularibus facultatibus lapi-<text:line-break/>,dem miscere haematiten. Ac solo eo uti postis palpebris<text:line-break/>exasperatis, si quidem quum phlegmonae asperae sint red-<text:line-break/>ditae, ex ova ipsum diluens, ac si magis etiam per deco-</text:span></text:p>
      <text:p text:style-name="P6"><text:span text:style-name="T75">etnm foenigraeci: sin. </text:span><text:span text:style-name="T106">vero</text:span><text:span text:style-name="T75"> </text:span><text:span text:style-name="T75">citra </text:span><text:span text:style-name="T75">phlegmonen, </text:span><text:span text:style-name="T75">ex </text:span><text:span text:style-name="T75">aqua. In-<text:line-break/>cipito vero semper a modice </text:span><text:span text:style-name="T75">humido </text:span><text:span text:style-name="T75">per specillum insun-<text:line-break/>dens,ubi autem quod vires </text:span><text:span text:style-name="T75">ejus </text:span><text:span text:style-name="T75">ferat conspexeris, magis<text:line-break/></text:span><text:span text:style-name="T75">ac </text:span><text:span text:style-name="T75">magis crassum efficies, ac tandem adeo, crassum facies,<text:line-break/>ut specilli cuspide inungas </text:span><text:span text:style-name="T75">secundum subjectionem </text:span><text:span text:style-name="T75">aut<text:line-break/>eversionem palpebrae. Hic idem Iapis similiter </text:span><text:span text:style-name="T75">in cote </text:span><text:span text:style-name="T75">con-<text:line-break/>tritus sanguinis expuitioni competit amnibusque ulceribus;<text:line-break/>Porro siccus si ad tantum redactus fuerit laevorem, ut pol-<text:line-break/>linem tenuitate aequet, reprimit excrescentia. Atque eo<text:line-break/>'nullus solo atque </text:span><text:span text:style-name="T75">per </text:span><text:span text:style-name="T75">fese utitur. Ego vero ad ea quae<text:line-break/>dixi usus sum facultate ejus ex gustus qualitate comperta,<text:line-break/>quum mox' experientia periclitari vellem nunquid' recte<text:line-break/>conjecissem. Et ipsa quidem oculorum ulcera solus per sc<text:line-break/>cicatrice includit, ut paulo ante comprehensum, est, attritus, •<text:line-break/>caeterum aut affusus aut inunctus:’ </text:span><text:span text:style-name="T75">nam </text:span><text:span text:style-name="T75">et </text:span><text:span text:style-name="T75">id </text:span><text:span text:style-name="T75">experientia<text:line-break/>exploratum habeo.</text:span></text:p>
      <text:p text:style-name="P8"><text:span text:style-name="T75">[si. </text:span><text:span text:style-name="T75">ale </text:span><text:span text:style-name="T106">schisio </text:span><text:span text:style-name="T106">ac multis </text:span><text:span text:style-name="T106">dliis </text:span><text:span text:style-name="T106">lapidibusstj</text:span><text:span text:style-name="T75"> </text:span><text:span text:style-name="T75">Huic'la-<text:line-break/>pidi persimilem </text:span><text:span text:style-name="T75">vim obtinet, verum infirmioreni,' ii </text:span><text:span text:style-name="T75">tui</text:span></text:p>
      <text:p text:style-name="P6"><text:span text:style-name="T75">vocatur schistus, ac poll eum galactites. At melitites calli<text:line-break/>ditatis etiam nonnihil, ut dixi; adjunxit. Ut itaque unus-<text:line-break/>quisque leviter ac sensim ab liaeinatiiis facultate, recedit,<text:line-break/>ita ad oculos in usum ducitur, est tamen mitior. Porro<text:line-break/>mitiora-remedia partibus etlamnum phlegmone afflictis fern-<text:line-break/>per gratiora sunt atque jucundiora, caeterum liberis jam<text:line-break/>phlegmone partibus infirmiora quam quae 'persanare va-<text:line-break/>leant. Porro quum lapidibus omnibus commune sit, ut de-<text:line-break/>siccent, quotquot ex iis in succum scduti, aut alioqui. ad<text:line-break/>laevorem triti, nullam evidentem qualitatem lu gustu obti-<text:line-break/>uent, hos putandum est esse tum infirmissimos tum mitissi-<text:line-break/>mos tum minime mordaces. At qui manifestam gestui qua-<text:line-break/>litatem afferunt, hi pro qualitatis proportione potentiam<text:line-break/>possident, ac si quidem astringant, ad comprimendum, conr<text:line-break/>stringendum, spissandum et contrahendum,, si vero mordicent,<text:line-break/>ad calefaciendum, digerendum et liquandum, medii eorum<text:line-break/>sunt qui abstergent citra astrictionem aut mordicationem.<text:line-break/>Igitur haematites, schistus, galactites -ac melitites, in suo-</text:span></text:p>
      <text:p text:style-name="P7"><text:span text:style-name="T75">cnm solvuntur-quo posui modo ad colem aut mortarium<text:line-break/>attriti, quum sint et alii lapides in sirccnm solubiles, ut<text:line-break/>qui in Aegypto nascitur, quo utuntur ad splendorem linteis<text:line-break/>conciliandum. Est autem omnium! dicturum.minnne </text:span><text:span text:style-name="T75">qualitatis<text:line-break/>' </text:span><text:span text:style-name="T75">particeps, </text:span><text:span text:style-name="T75">nec </text:span><text:span text:style-name="T75">astrictionem nec morsum nec </text:span><text:span text:style-name="T75">abstersionem</text:span></text:p>
      <text:p text:style-name="P8"><text:span text:style-name="T75">prae </text:span><text:span text:style-name="T75">se </text:span><text:span text:style-name="T75">lerens. Quocirca hoc ipsum duntaxat </text:span><text:span text:style-name="T75">lapidi </text:span><text:span text:style-name="T75">huic<text:line-break/>•inest, </text:span><text:span text:style-name="T75">quod </text:span><text:span text:style-name="T75">desiccet videlicet. Proinde </text:span><text:span text:style-name="T75">cerato </text:span><text:span text:style-name="T75">eum miscen-<text:line-break/>•tes, </text:span><text:span text:style-name="T75">ad </text:span><text:span text:style-name="T75">cicatricem </text:span><text:span text:style-name="T75">ulceribus </text:span><text:span text:style-name="T75">inducendam in mollibus </text:span><text:span text:style-name="T75">cor—<text:line-break/></text:span><text:span text:style-name="T75">poribus </text:span><text:span text:style-name="T75">'usurpant. </text:span><text:span text:style-name="T75">Sed et ocularibus miscetur </text:span><text:span text:style-name="T75">facultatibus<text:line-break/></text:span><text:span text:style-name="T75">perinde, ut modo </text:span><text:span text:style-name="T75">dicti. </text:span><text:span text:style-name="T75">At quanto </text:span><text:span text:style-name="T75">est </text:span><text:span text:style-name="T75">majore emolliendi<text:line-break/></text:span><text:span text:style-name="T75">vi quam praedicti, quod nullam videlicet effectricem qua-<text:line-break/></text:span><text:span text:style-name="T75">Iitatem </text:span><text:span text:style-name="T75">habeat, tanto </text:span><text:span text:style-name="T75">etiam, moderatior </text:span><text:span text:style-name="T75">est magisque dolo-<text:line-break/></text:span><text:span text:style-name="T75">rem </text:span><text:span text:style-name="T75">levat. </text:span><text:span text:style-name="T75">Hunc lapidem quidam moroxum, nonnulli </text:span><text:span text:style-name="T75">leu-<text:line-break/>cographida nuncupant</text:span></text:p>
      <text:p text:style-name="P8"><text:span text:style-name="T106">[i. De thyite Dioscoridis^j</text:span><text:span text:style-name="T75"> Omnium dictorum Iapi-<text:line-break/>dum valentissimam vim </text:span><text:span text:style-name="T75">habet is, qui </text:span><text:span text:style-name="T75">ex Aethiopia affertur,<text:line-break/>quadantenus </text:span><text:span text:style-name="T75">subviridis, ut </text:span><text:span text:style-name="T75">jaspis </text:span><text:span text:style-name="T75">quem </text:span><text:span text:style-name="T75">vocant. Solantur his<text:line-break/>lapis: in </text:span><text:span text:style-name="T75">succum </text:span><text:span text:style-name="T75">colore </text:span><text:span text:style-name="T75">lacteum, gustu </text:span><text:span text:style-name="T75">vero mordacem, ac</text:span></text:p>
      <text:p text:style-name="P7"><text:span text:style-name="T75">proinde illum nemo ocularibus miscet facultatibus, nec flu-<text:line-break/>xiones repercutieutibus neque ulcera sanantibus, sed tan-<text:line-break/>tum ad purgandum et abstergendum quae pupillam obte-<text:line-break/>. nebrant absque'phlegmone, ex quibus sunt cicatrices recen-</text:span></text:p>
      <text:p text:style-name="P13"><text:span text:style-name="T75">tes, quas attenuare potest. Sed et oculorum ungues, utique<text:line-break/>si non admodum duri fuerint exterget.</text:span></text:p>
      <text:p text:style-name="P8"><text:span text:style-name="T106">[5. De Judrdco.j</text:span><text:span text:style-name="T75"> Est </text:span><text:span text:style-name="T106">et</text:span><text:span text:style-name="T75"> alius lapis viribus valen-<text:line-break/>tioribus in Palaestina Syria proveniens colore candido, spe-<text:line-break/>cie concinna, lineas habens ceu torno ductas, appellitant<text:line-break/>eum a loco; in quo nasci consuevit Judaicum. Utunturque.<text:line-break/>ad vesicae lapides, in. cote solventes et ex aquae-calidae<text:line-break/>tribus cyathis potui praebentes. Sane lu quibus nos experti<text:line-break/>sumus proficit nihil, quod ad lapides vesicae pertinet, ve-<text:line-break/>rum ad eos qui in renibus haerent efficax esu</text:span></text:p>
      <text:p text:style-name="P8"><text:span text:style-name="T75">[6. De pyrite.j' Unus eorum qui validam facultatem<text:line-break/>possident est et pyrites quem vocant, quo utimur digerenti<text:line-break/>emplastro admixto, adjicitur ei et schistos. Ab hoc medi-</text:span></text:p>
      <text:p text:style-name="P7"><text:span text:style-name="T75">camento et pus saepenumerc et consistentia grnmofa in fj&gt;a-.<text:line-break/>siis intermediis musculorum nata, per halitum digesta sunt.<text:line-break/>Caeterum lapides omnes ubi lu usum vecantur, admodum<text:line-break/>vehementer contusi, atque ad laevorem redacti Iint opor-<text:line-break/>tet; similiter atque ea quae in ophthalmicas facultates mi-<text:line-break/>scentur. Etenim nisi pollinis instar comminuantur, adeo ut<text:line-break/>in profundum carporum, quibus applicantur, subeant, assi-<text:line-break/>miles manent istis marinis et fluviatilibus arenis, quae et<text:line-break/>' ipsae communem cninium lapidum vim possidenti Siquidem<text:line-break/>exiccant tumentem ab aqua inter cutem carnem, videlicet<text:line-break/>laborante in eis calefactis decumbente. Non tamen ad aliud<text:line-break/>quipplam eis utimur tanquam praedictis, puta ad ophthal-<text:line-break/>mica; et sistentes tum sanguinem tum muliebre profluvium<text:line-break/>facultates, praeterea ad glutinanda ulcera, cicatrice clau-<text:line-break/>denda, carne implenda. Nam qui ex eis acres non fnnt, ad<text:line-break/>haec omnia sunt utiles, velut et 'acres, quorum posterius<text:line-break/>mentionem faciam, ad detergendum abstergendumque, tum</text:span></text:p>
      <text:p text:style-name="P6"><text:span text:style-name="T75">detrahendum, extenuandum, digerendum valenterque siccan-<text:line-break/>dum et colliquandum.</text:span></text:p>
      <text:p text:style-name="P8"><text:span text:style-name="T75">[7. De psirygio.] Hujus facultatis habetur et phry-<text:line-break/>gius quem vocant. Sed eo femper utor combusto quidem ad<text:line-break/>ulcera putrida, idque aut ipso per se aut ex aceto aut oe-<text:line-break/>nomelite aut oxycrato, ad oculos vero medicamentum sic-<text:line-break/>cum efficiens, quod multi nunc acceptum a nie obtinent.<text:line-break/>Miscentur ei et alia quaepiam. Dicetur autem de ipso lu<text:line-break/>opere de componendis pharmacis. Nunc satis est de gene-<text:line-break/>rali ejus facultate explicuisse. Valide enim desiccat, habens<text:line-break/>quiddam astrictionis simul et mordicationis. Dictum vero<text:line-break/>superius est ea esse omnis optima medicamenta plurimique<text:line-break/>usus, quae mixtas in scsc hasce duas lacultates habent,<text:line-break/>nempe repellentem et discutientem,</text:span></text:p>
      <text:p text:style-name="P8"><text:span text:style-name="T75">(8. </text:span><text:span text:style-name="T106">JJe ageratost.</text:span><text:span text:style-name="T75"> Est autem lapis ageratus quem vo-<text:line-break/>cant, quo utuntur coriarii facultatis mixtae, astringentis sci-<text:line-break/>licet et . digerentis. Sed de scia astringente consideranduni.</text:span></text:p>
      <text:p text:style-name="P6"><text:span text:style-name="T75">Juvat quidem evidenter columellas phlegmone gravatas, non<text:line-break/>tamen apertam gustu astrictionem praeferre aut acrimoniam<text:line-break/>conspicitur.</text:span></text:p>
      <text:p text:style-name="P8"><text:span text:style-name="T75">[9. DetAssio.] Est et alius lapis in Asso proveniens,<text:line-break/>' quem ob id ipsum Assion cognominant, non durus ut pe-<text:line-break/>trae. Siquidem color illi est, pariterque consistentia ceu<text:line-break/>tophi, friabilis et laxus. Innascitur ei quiddam farinae te-<text:line-break/>niissimae simillimum, qualis in molarum parietibus adhae-<text:line-break/>rere visitur. Appellitant hoc medicamentum petrae Asiae<text:line-break/>florem. Est vero et subtilium partium, ut fine morsu nimis<text:line-break/>molles carnes ae fluidas eliquet. Petra vero in qua nasci-.<text:line-break/>tur, tametsi vim habeat illi similem, actionis tamen vehe-<text:line-break/>mentia inferior </text:span><text:span text:style-name="T75">est. </text:span><text:span text:style-name="T75">Hoc enim ea potior </text:span><text:span text:style-name="T75">est </text:span><text:span text:style-name="T75">flos, non tan-<text:line-break/>tum; quod magis colliquet ac digerat et </text:span><text:span text:style-name="T75">velut </text:span><text:span text:style-name="T75">sale condita<text:line-break/>servet, scd et quia </text:span><text:span text:style-name="T75">haec </text:span><text:span text:style-name="T75">praestet absque vehementi mordi-<text:line-break/>catione. Habet </text:span><text:span text:style-name="T75">et </text:span><text:span text:style-name="T75">salsedinem quandam in gustii hic Asiae<text:line-break/>’ petrae flos, ut conjectura fit illum nasci ex eo, quod ros<text:line-break/>quidam ex mari in petram residens- postea </text:span><text:span text:style-name="T75">a </text:span><text:span text:style-name="T75">sole desiccetur.</text:span></text:p>
      <text:p text:style-name="P7"><text:span text:style-name="T75">f io. .De </text:span><text:span text:style-name="T106">gagate st</text:span><text:span text:style-name="T75"> th/ucio.] Est et alius lapis colore'<text:line-break/>atro, qui ubi igni admotus fuerit, persimilem bitumini odo-<text:line-break/>rem exhibet, quein Dioscorides nomrullique alii lu Lycia<text:line-break/>inveniri prodiderunt ad fluvium nomine Gagatem, unde et<text:line-break/>ipsi lapidi nomenclaturam inditam dicunt. Ego tamen eum<text:line-break/>fluvium non vidi, tametsi parva navicula tutius Lyciae lit-<text:line-break/>tora legerim, quo videlicet quae in ea sunt inspicerem.<text:line-break/>Crusiaceos vero lapides nigros et qui in ignem additi exi-<text:line-break/>lenii flammam ederent, complures ex Coele Syria asportavi<text:line-break/>natos in colle mortuum mare quod vocant circundanle<text:line-break/>qua orientem spectat, ubi et bitumen est, eratqne lapidum<text:line-break/>odor similis bitumini. Utebarque eis ad inflationes in genn<text:line-break/>diuturnas et aegre curabiles, mixtis videlicet facultatibus,<text:line-break/>quae, ad hoc symptoma probatae fuerant, planeque visus<text:line-break/>-sum mihi evidentiorem earum facultatem reddidisse. Miscui<text:line-break/>. vero ipsum et barbaro quam vocant et palam medicamen-<text:line-break/>tum effectum est. exiccantius, adeo ut et sinus contraheret.</text:span></text:p>
      <text:p text:style-name="P6"><text:span text:style-name="T75">nedum cruenta vulnera glutinaret, ad quae competere rna-<text:line-break/>xirne creditur. Est et alius lanis, cujus meminit Nicander<text:line-break/>huunilu modum,</text:span></text:p>
      <text:p text:style-name="P8"><text:span text:style-name="T106">Si lapis uratur candenti Thracius igne et<text:line-break/>Jdosi mddesiat aqua, siagrabit totus, at idem<text:line-break/>solox oleo ajsiusa penitus restinguitur. Adfert<text:line-break/>Thracius hunc ad nos pastor de siumine,</text:span><text:span text:style-name="T106">' </text:span><text:span text:style-name="T106">nomen<text:line-break/>Cui Pontus.</text:span></text:p>
      <text:p text:style-name="P13"><text:span text:style-name="T75">Verum nullus ejus in medicina usus est, neque Nicander<text:line-break/>'praeter graveolentiam quae suffitu feras fugat, quicquam<text:line-break/></text:span><text:span text:style-name="T85">ei </text:span><text:span text:style-name="T75">ascripsit. </text:span><text:span text:style-name="T75">-.</text:span></text:p>
      <text:p text:style-name="P8"><text:span text:style-name="T75">[n. </text:span><text:span text:style-name="T106">De magnete et herucleiollj</text:span><text:span text:style-name="T75"> Ex lapidibus unus<text:line-break/>est et magnites et Heraclelus quem vocant, assimilem hae-<text:line-break/>inatiti vim obtinens.</text:span></text:p>
      <text:p text:style-name="P8"><text:span text:style-name="T75">[x2. De Arabio.] Attamen Arabius quem nominant,<text:line-break/>'lapis elephanti similis, desiccantis abstergentisqne faculta-<text:line-break/>tis est.</text:span></text:p>
      <text:p text:style-name="P8"><text:span text:style-name="T75">[13. </text:span><text:span text:style-name="T106">De alabasiritesp</text:span><text:span text:style-name="T75"> Et alabestrites vocatus unguis.</text:span></text:p>
      <text:p text:style-name="P6"><text:span text:style-name="T75">in medicinae usum ingreditur combustus Quidam eum bi-<text:line-break/>bendum dant stomachicis.</text:span></text:p>
      <text:p text:style-name="P8"><text:span text:style-name="T75">[14. </text:span><text:span text:style-name="T106">De scnyride^j</text:span><text:span text:style-name="T75"> Sed et vocata smyris, quod mula<text:line-break/>tam abstergentem habeat facultatem, clarum est vel ex eo,<text:line-break/>quod qui annulos exculpunt, eum lu usum- illo, utantur.<text:line-break/>Quin etiam quod dentes puros efficiat experti sumus.</text:span></text:p>
      <text:p text:style-name="P8"><text:span text:style-name="T75">(15. De </text:span><text:span text:style-name="T106">elisere, pumicea</text:span><text:span text:style-name="T75"> Caeterum si pumex inter<text:line-break/>lapides recenseri potest et ipse ejusdem est facultatis, quod<text:line-break/>certe ad abflerfionern attinet, velut etiam figulina testa, ac<text:line-break/>multo magis ea, quae fornacium est.. Sed smiris acrimo-<text:line-break/>niae quiddam obtinet. flroinde causticis et desiccantibus<text:line-break/>facultatibus a quibusdam miscetur, eisque quae curant gin-<text:line-break/>givas Iaxas ac mollitie fluidas. Pumex autem si combur<text:line-break/>ratur, haud erit inferior eosdem ad usus smire,</text:span></text:p>
      <text:p text:style-name="P8"><text:span text:style-name="T75">[isi. </text:span><text:span text:style-name="T106">De lapidibus, qui in spongiis rependunturij</text:span><text:span text:style-name="T75"> La-<text:line-break/>pides qui ieperiuutur in spongiis frangendi vim obtinent,<text:line-break/>non tamen itu validam, ut lapides in vesica comminuant,</text:span></text:p>
      <text:p text:style-name="P6"><text:span text:style-name="T75">et qui id scriptum reliquerunt mentiti sunt. Verum eos<text:line-break/>qui tu retibus consistunt rumpunt, velut' qui ex Cappadt—<text:line-break/>cis convehuntur, quos in Argaeo -nasci'ajunt. Solvuntuq<text:line-break/>autem hi in succum ‘colore lacteum, ex quo liquet: quod<text:line-break/>extenuandi vim obtinent, absque ut insigniter calefaciant.</text:span></text:p>
      <text:p text:style-name="P8"><text:span text:style-name="T75">[17.' De ostracite.] Porro ostraciten vocatum lapidem<text:line-break/>; praedicare q.uosdam audio quasi desiccandi valenter facul-<text:line-break/>talem </text:span><text:span text:style-name="T75">- </text:span><text:span text:style-name="T75">obtineat, temperatam ex astrictione et acrimonia.,<text:line-break/>Velut geodem nomine, pupillas expurgare, et uberum ter<text:line-break/>stiuinque phlegmonae </text:span><text:span text:style-name="T106">fanare,</text:span><text:span text:style-name="T75"> ex aqua videlicet inunctum.<text:line-break/>Attamen cotis Naxiae. ramentum mammas virginibus fuo<text:line-break/>tempore prohibet tumescere et puerorum testes, tanquam </text:span><text:span text:style-name="T75">’<text:line-break/></text:span><text:span text:style-name="T75">•videlicet particeps facultatis refrigeratoriae. .</text:span></text:p>
      <text:p text:style-name="P8"><text:span text:style-name="T75">£18. De </text:span><text:span text:style-name="T106">ophite et vitro.</text:span><text:span text:style-name="T75">Sed ophites-quem, vocant.<text:line-break/>lapis, ustus extergendi confringendique vim possidet, ceu<text:line-break/>etiam vitrum. Admodum enim ipsum ex vino albo ac<text:line-break/>tenui epotum lapides vesicae conterit atque confringit- Ve-<text:line-break/>rum ipsum rn lapidibus quispiam forte non numeret.</text:span></text:p>
      <text:p text:style-name="P7"><text:span text:style-name="T75">[r9e </text:span><text:span text:style-name="T106">JJe sasipide viridi et lapide omphatite et hie-<text:line-break/></text:span><text:span text:style-name="T75">racitevet./ndieo.] Proprietatem nonnulli lapidibus quibus-<text:line-break/>dani 'testimonio suo ascribunt, qualem re vera habet jaspis<text:line-break/>virens, nempe stomachum adhaesu ventrisque os adjuvans.<text:line-break/>Ac nonnulli quoque ipsum annalis inferunt, fcalpuntque<text:line-break/>in eo draconem radios habentem, velut rex Nechepfos met<text:line-break/>noriae prodidit in quartu et decimo libro. Sane hujus ego<text:line-break/>: quoque lapidis abunde feci periculum. Torquem enim ex<text:line-break/>hujuamodi lapillis i consectum a collo suspendi, ita ut lapi-<text:line-break/>des os ventris contingerent. Apparebant autem niliilo se-<text:line-break/>cius prodesse, etiamsi sculpturam non haberent quam scrii-<text:line-break/>psit Nechepscs. Porro, lapidem omphatitern vir fidedi-<text:line-break/>gnus re vera juvere morsus a vipera fufpeusum retulit.<text:line-break/>Sed ejusmodi facultates extra usum funt methodo constan-<text:line-break/>tem.' Velut etiam cum.Hieracites et lndicus profluentem<text:line-break/>ex haemorrboidibus sistunt sanguinem.</text:span></text:p>
      <text:p text:style-name="P8"><text:span text:style-name="T75">[20. Defuppsiyro-J: Sed et sapphyrus ictos a scor-<text:line-break/>pio epotus juvare creditur.</text:span></text:p>
      <text:p text:style-name="P7"><text:span text:style-name="T75">[21. </text:span><text:span text:style-name="T106">JJe Aphrosclinoiy</text:span><text:span text:style-name="T83">] </text:span><text:span text:style-name="T75">Et Aphroselinus quem vocant,<text:line-break/>comitiali morbo</text:span><text:span text:style-name="T116">r</text:span><text:span text:style-name="T75"> vexatos; non tamen nos experti sumus.<text:line-break/>.Sunt vero et alii lapides nonnulli qui adversus quaedam<text:line-break/>suspenduntur. Caeterum quidarr characteres quosdam et<text:line-break/>litteras inscriptas habent, sicut qui haemorroidibus congruit<text:line-break/>diieracites, cujus nos fecimus periculum. Sed non est hunc<text:line-break/>tempus de illis disserere qui sola experientia fidem habent,<text:line-break/></text:span><text:span text:style-name="T75">ac </text:span><text:span text:style-name="T75">non rationali quadam methodo in insum veniunt,; aliud<text:line-break/>de his tempus erit et locus. Nunc autem ad id quod ah<text:line-break/>initio nobis toto opere propositum suit revertar. ,</text:span></text:p>
      <text:h text:style-name="P3" text:outline-level="2">Cap. II<text:span text:style-name="T141">I</text:span>.</text:h>
      <text:p text:style-name="P9"><text:span text:style-name="T106">De metallicis medicamentis.</text:span><text:span text:style-name="T75"> [1. </text:span><text:span text:style-name="T75">De </text:span><text:span text:style-name="T75">com-<text:line-break/></text:span><text:span text:style-name="T106">. munibus metallorum rationibus, substantiis ac facultati-<text:line-break/>bus j</text:span><text:span text:style-name="T75"> Metallica medicamenta appellare medicis mos est,<text:line-break/>quorum generatio in metallis est sive spontanea sive per<text:line-break/>fornacem facta. Et ad haec tertio loco sunt quae rurfum<text:line-break/>homines ex his ipsis praeparant quovis modo, velut cerussam,<text:line-break/>pforicum, sandica, phycum. Deinceps itaque de, singulis</text:span></text:p>
      <text:p text:style-name="P6"><text:span text:style-name="T75">dicetur ea serie liturarum qua quodque nomen incipit. Ve-i<text:line-break/>rum illud primum de omnibus illis dicemus communi prae-<text:line-break/>fatione, qualem de lapidibus paulo ante habuimus et his<text:line-break/>etiam superius, de terra medicamentosa. Nam uti illis id<text:line-break/>inter sesc omnibus commune est ut desiccent, ita metalli-<text:line-break/>' cis quoque medicamentis omnibus, est enim essentia eorum<text:line-break/>terrea, secundum elementarie videlicet terrae significatum<text:line-break/>nunc loquendo. Sed quemadmodum a nobis ex terra figu-<text:line-break/>lina dolia et fictilia ollaeque et alia ejusmodi parantur, per<text:line-break/>ignem qui torrendo humiditatern absumit durata; eundem<text:line-break/>in modum lu terra, caliditate diutina mixtam ex terra, et<text:line-break/>aqua, nonnunquarn etiam aere, substantiam uniente ternpe-<text:line-break/>ranteque ac postea desiccante metallicorum medicamentorum<text:line-break/>proveniunt cousistentiae. Porro locorum in quibus haec<text:line-break/>proveniunt natura prout plus minusque est frigida, alia plus<text:line-break/>alia minus congelat ac cogit. Quemadmodum itaque in terrae<text:line-break/>differentiis plurima luest essentia, terrae elementarie, pau-</text:span></text:p>
      <text:p text:style-name="P6"><text:span text:style-name="T75">lum vero aeris; ita in metallicis multum immixtum est<text:line-break/>igneae substantiae. In medio eorum funt lapides. Proinde<text:line-break/>pleraque metallicorum medicamentorum alia semel aut bis,<text:line-break/>alia vero frequentius lota, idonea Eunt ad desiccantes sine<text:line-break/>morsu facultates. Atque hae sunt communes rationes quas<text:line-break/>de his omnibus praescire oporteat. Deinceps vero dicentur<text:line-break/>quae cuique sigillarim funt propriae, idque juxta litura-<text:line-break/>rum a quibus appellationes incipiunt ordinem.</text:span></text:p>
      <text:p text:style-name="P8"><text:span text:style-name="T106">[a. JDe holis., salibus.]</text:span><text:span text:style-name="T75"> SaI partim ex mari prove-<text:line-break/>nit lu salinis videlicet dictis, cujus et inter marina medica-<text:line-break/>menta mentionem facturi fumus.; partim fossilis communi </text:span><text:span text:style-name="T75">'<text:line-break/></text:span><text:span text:style-name="T75">metallicorum genere comprehensus. Utrique vis assimilis<text:line-break/>est, sive sussilis sit sive ex mari oriundus. De quibus et supra<text:line-break/>verba fecimus libro quarto eo loco ubi salsum ac falsugino-<text:line-break/>fum saporem ab amaro distinximus. Ac nunc quoque dicetur<text:line-break/>quod lu aphronitris quidem amarus est et abstergens, lu</text:span></text:p>
      <text:p text:style-name="P105"><text:span text:style-name="T75">falibus vero tanto in abstergendo inferior est, quantum ni<text:line-break/>accessit astrictionis; est enim ex duabus qualitatibus mixtus,<text:line-break/>abstergente videlicet et altiingente. Porro quod magnopere<text:line-break/>uterque desiccet supra monstratum esu Caeterum utriusque<text:line-break/></text:span><text:span text:style-name="T75">in </text:span><text:span text:style-name="T75">medio est nitri sapor, ’<text:tab/>•<text:tab/>'<text:tab/>-</text:span></text:p>
      <text:p text:style-name="P8"><text:span text:style-name="T75">[3. De armeniaco.] Armeniacum vim habet exter-<text:line-break/>gentem cum levicula acrimonia et lenissima astrictione. Ita-<text:line-break/>que tale, quum sit, ocularibus miscetur facultatibus. Et ipso<text:line-break/>per scse quoque ad pollinis laevorem redacto utuntur sicco<text:line-break/>ad pilorum lu palpebris incrementum, nempe ubi prae humo-<text:line-break/>rum acrimonia partim excidunt,, partim vero nec crescunt<text:line-break/>nec aluntur. Siquidem depastis his acrimoniis in bonum na-<text:line-break/>turae habitum pars reducitur; cujus quum alia'funt munera<text:line-break/>- tum etiam producendi incrementum praebendi ac roborandi<text:line-break/>qui in'palpebris funt pili, quippe quum prima et ex pro-<text:line-break/>fesso quaedam fint medicamentorum opera; quaedam vero<text:line-break/>mediante natura quae animantium corpus dispensat, edun-<text:line-break/>tur, velut quae in ipsis calliblephara nuncupant. Ipsa enim</text:span></text:p>
      <text:p text:style-name="P106"><text:span text:style-name="T75">partes oblaesas mediocriter desiccant, pilos corrumpentem<text:line-break/>humiditatem absumendo, qnae ubi abolita est tum natura ad<text:line-break/>proprias redit actiones nimirum sublatis quae hactenusim-<text:line-break/>pedimento suerant. </text:span><text:span text:style-name="T75">- .<text:tab/>vj. 1 </text:span><text:span text:style-name="T75">-</text:span></text:p>
      <text:p text:style-name="P8"><text:span text:style-name="T75">[4.</text:span><text:span text:style-name="T106">De Arrhenico.</text:span><text:span text:style-name="T75">J Arrhenice sive arrhenicum, utro-<text:line-break/>que enim modo appellitant, facultatis est causticae sive uren-<text:line-break/>tis, idque tam combustum quam ustionis-expers. Caeterum<text:line-break/>id constat ustione reddi tenuiorum partium. Utuntur porro<text:line-break/>eo ceu adurente ad denudandam pilis partem quamvis, ve-<text:line-break/>rum si diutius'inhaereat, nec cuti etiam ipsi parcet. </text:span><text:span text:style-name="T75">-</text:span></text:p>
      <text:p text:style-name="P8"><text:span text:style-name="T75">[5. De Apsiroiitro.] Aphrolitrum ab aphronitro dif-<text:line-break/>fert. Nitri enim spuma medicamentum est-exiccatorium,<text:line-break/>aspectu triticeae farinae siniilis; etenim alba est, non ut<text:line-break/>Asiae petr-ae flos cinericea; aphrolitrum vero farinae 'spe-<text:line-break/>ciem non habet, neque solutum est, sed congelatum et coa-<text:line-break/>ctum, quo qni in balneis sordes exterunt quotidie utuntur;<text:line-break/>ea detergendi facultate, ut non modo sordes extergeat, scd<text:line-break/>etiam pruritum sanet, nempe discussa quae ipsum excitat</text:span></text:p>
      <text:p text:style-name="P6"><text:span text:style-name="T75">sanie.. Non abs re itaque medici ex eo mulla digerentium<text:line-break/>medicamentorum praeparant. At spuma nitri ejusdem qui-<text:line-break/>dem cum nitro tum naturae tum facultatis est, caeterum<text:line-break/>essentiae tenuioris. Dictum tamen paulo ante est nimirum<text:line-break/>lu medio consistentem habere facultatem, aphronitri et salis.<text:line-break/>Aphronitro enim sola inest: vis extergendi, sali vero etiam<text:line-break/>astringendi multo, magis ac extergendi.</text:span></text:p>
      <text:p text:style-name="P8"><text:span text:style-name="T75">[6. De gypsi?.] Gypsum et ipsum ad commniiem om-<text:line-break/>nium terrenorum lapidosorumque corporum facultatem qua<text:line-break/>desiccare dicta sunt insuper hoc adjunctum habet, quod est<text:line-break/>facultatis emplasticae. Unitur </text:span><text:span text:style-name="T106">ea</text:span><text:span text:style-name="T75"> i m, ipsa ad fese et cogitur<text:line-break/>lapidescitque macerata. Quamobrern siccis medicamentis,<text:line-break/>quae ad sanguinis accommodantur eruptionem, utiliter com-<text:line-break/>miscetur; nam ipsa per sese.Iapidcsa fit, coacta ac conge-<text:line-break/>lata. Proinde rigare diluereque illam excogitavi tenui' al-<text:line-break/>boque ovi liquore, quod ad ophthalmias utile est, admixto<text:line-break/>quod in farina triticea est pollinis tenuissimi, qui lu.parieti-</text:span></text:p>
      <text:p text:style-name="P6"><text:span text:style-name="T75">bus molarum residet. -Excipere vero quod sic maceratum<text:line-break/>est, tenellis leporis pilis aut qui perinde funt molles expedit.</text:span></text:p>
      <text:p text:style-name="P8"><text:span text:style-name="T75">[7. </text:span><text:span text:style-name="T106">De gypsa usio-]</text:span><text:span text:style-name="T75"> Gypsum combustum non aeque<text:line-break/>ernplasticam vim habet, caeterum tenuiorum est partium<text:line-break/>et valentius desiccat. Quin et repercussorium est, maxime<text:line-break/>si maceretur oxycrato.</text:span></text:p>
      <text:p text:style-name="P8"><text:span text:style-name="T75">[8. De dtp/iqyge.] Diphryges mixtam habet tum<text:line-break/>qualitatem tum facultatem, habet enim in scsc quiddam et<text:line-break/>mediocriter astringens et mediocriter acre. Quamobrern<text:line-break/>ulcerum malignorum optimum medicamentum est. Convexi<text:line-break/>autem et hujus medicamenti vim ingentem ex iis qui in<text:line-break/>Cypro sunt Solis, ubi metallum ab urbe abest quasi triginta<text:line-break/>stadiis. Projectum enim erat in medio spatio aedium quae<text:line-break/>ante metallum extructae erant et vici qui ei subjacet. Cae-<text:line-break/>terum praesectus ac procurator metalli id quod post cadmiam<text:line-break/>reperiretur esse dicebat inutile; itaque abjici non secus at-<text:line-break/>que ustorum iu foco lignorum cinerem. Verum hoc mihi</text:span></text:p>
      <text:p text:style-name="P6"><text:span text:style-name="T75">multo utilissimum factum est medicamentum tum ad putre-<text:line-break/>suentia oris ulcera sive per le sive cum melle, cui detracta<text:line-break/>sit spuma, tum ad anginam, videlicet ubi jam per. asirin-<text:line-break/>gentium medicamentorum auxilium constitit quod influebat-<text:line-break/>Praeterea columellam ubi praesecuissem ipso solo et statirn<text:line-break/>et usque ad cicatricem sum usus; ac frequenter exactu<text:line-break/>occlusam effecit cicatricem, tum hujus particulae tum omnium<text:line-break/>adeo exulceratarum, sic in ulceribus omnibus pudendorum<text:line-break/>atque uni. Usus autem similis est ut in oris ulceribus, fiqui-<text:line-break/>dem eae partes eisdem fere medicamentis gaudent, nimirum<text:line-break/>calidae similiter ac hurnidae. Verum haec oratio jam tractatum<text:line-break/>de componendis medicamentis attingit. Ea itaque omissa,<text:line-break/>ad id quod propositum est pergamus univerfalern medica-<text:line-break/>menti cujusque facultatem exponentes, sicut sane diphrygis<text:line-break/>diximus. Adjiciam vero huic qui de illo habetur scrmoni<text:line-break/>rem non modo de diphryge scitu utilem, fed et de Lemnia<text:line-break/>sphragide et pompholyge et opobalsamo et lycio Indico.</text:span></text:p>
      <text:p text:style-name="P6"><text:span text:style-name="T75">Nam etiarnnum adolescens didici haec ita praeparare ut<text:line-break/>a veris nativisque nihil differre viderentur; nam qui me<text:line-break/>docebat ingenti mercede homo curiosissimus erat non in his<text:line-break/>tantum,' scd et aliis similibus. Itaque in Lemnum, in Cy-<text:line-break/>prum, in Palaestinam Syriam eo studio navigavi, ut medi-<text:line-break/>camentorum istorum cujusque vim magnam quae in om-<text:line-break/>nem vitam meam satis foret reponerem. Sed et lycium In-<text:line-break/>dicum nuper nsportatnm in Phoenicen- cum aloe Indica id<text:line-break/>temporis commodum accipere contigit, quum a Palaestina<text:line-break/>iter reflecterem; quum persuasum haberem eo ipsc quod<text:line-break/>a camelis cum .tota sarcina advectum esset, proculdubio esse<text:line-break/>Indicum, quodque adulteratum haud nosci ab iis qui portas-<text:line-break/>sent posset; proptera qucd materia, ex qua id praeparatur<text:line-break/>atque adulteratur, illis in locis haud nasceretur. Porro<text:line-break/>satius visum est mihi quibus rationibus ea adulterantur<text:line-break/>handquequarn ascribere, utpote quum homines scelerati in<text:line-break/>lucro ponant talia posse discere. Nec enim necessarium est<text:line-break/>cum verorum ac germanorum notis ac indiciis adulteran-</text:span></text:p>
      <text:p text:style-name="P6"><text:span text:style-name="T75">dorum nosse compositiones, quum-nihil ad ea discernenda<text:line-break/>conferant; imo optem, si fieri posset, quae a majoribus me<text:line-break/>perperam conficiendorum medicamentorum proditae funt<text:line-break/>compositiones oinnes prorsum delere atque extirpare.</text:span></text:p>
      <text:p text:style-name="P8"><text:span text:style-name="T75">[9. De </text:span><text:span text:style-name="T106">Sulsurescj</text:span><text:span text:style-name="T75"> Sulfur omne trahendi vim possi-<text:line-break/>det, estque temperamenti calidi atque essentiae tenuis adeo<text:line-break/>ut ad multa venenatorum animalium resistat. Siquidem<text:line-break/>ego adverfus turturem marinum et draconem faepennmero<text:line-break/>eo fum usus, et quum id piscatores quosdam docuissem,<text:line-break/>reverso post aliquantum temporis magnificeiuedicamentum<text:line-break/>hoc commendarunt Usus ejus est ut et siccum ictui insper-<text:line-break/>gatur et cum saliva mixtum ; nam quum et hoc excogitas- &gt;<text:line-break/>sem, ab experientia comprobari reperi. Sed et urina ma-<text:line-break/>ceratum idem effecturum excogitavi. Docebam enim pisca-<text:line-break/>tores medicamenta maxime parabilia., dixique pulchre illos<text:line-break/>et cum oleo veteri et melle et resina terebinthina usuros.<text:line-break/>Et sane horum omnium experientia judicium praestitit.</text:span></text:p>
      <text:p text:style-name="P107"><text:span text:style-name="T90">•<text:tab/></text:span><text:span text:style-name="T75">X</text:span></text:p>
      <text:p text:style-name="P13"><text:span text:style-name="T75">Quin et pforas et lichenas et lepras non ruro hoc medica-<text:line-break/>mento cum resina terebinthina sanavi. Extergit omnes id<text:line-break/>genus affectus atque in profundum non repellit : quum alia<text:line-break/>mulsa medicamenta quae illos curant mixtam habeant </text:span><text:span text:style-name="T106">por<text:line-break/>tentiam,</text:span><text:span text:style-name="T75"> nempe ut discutiant puriter et repellant.</text:span></text:p>
      <text:p text:style-name="P8"><text:span text:style-name="T75">) [10. De aerugine,] Aerugo gustantibus acrem qua-<text:line-break/>litatem offert, digerens, detrahens et liquans non teneram<text:line-break/>modo, fed et duram carnem- Porro supra dictum est non-<text:line-break/>nullos ejus generis medicamenta epulotica appellare, quum'<text:line-break/>iis in tenuissimum pollinem tritis per specilli cuspidem (<text:line-break/>contigerit ulcera excrescentia ac postridie contracta repe-<text:line-break/>riant; tametsi illos haud </text:span><text:span text:style-name="T106">lateat,</text:span><text:span text:style-name="T75"> si paulo plus impositum<text:line-break/>foret, fele ulcus non contractum, scd erosum inventuros;<text:line-break/>siquidem colliquat et digerit carnem, quum medicamenta<text:line-break/>epulotica contrahant, constipent, constringant et calli in </text:span><text:span text:style-name="T106">mo-<text:line-break/>rem</text:span><text:span text:style-name="T75"> illam indurent. Quin et gustum mordicat aerugo, non<text:line-break/>tantum ipsa ulcera. Quod si pauculum ejus cerato.non</text:span></text:p>
      <text:p text:style-name="P108"><text:span text:style-name="T75">pauco admisceas, id quod ex ambobus mixtum est citra mor-<text:line-break/>sum extergit. Dictum vero supra est de talium medica- ’<text:line-break/>mentorum natura, tum ut sese quidam fallant ex talibus<text:line-break/>compositionibus aut farcoticam aut epuloticam facultatem<text:line-break/>medicamentis ascribentes quibus minime oportet, utpote<text:line-break/>quum ipsa id praestare nequeant, verum ea quae ex ipsis<text:line-break/>composita funt. •<text:tab/>„<text:tab/>'</text:span></text:p>
      <text:p text:style-name="P8"><text:span text:style-name="T75">[ir. De Cadmia.] Cadmia fit ubi in fornacibus aes<text:line-break/>paratur, nempe tota terra ex qna aes generetur, in forna-<text:line-break/>cibus in altum egerente velut fuliginem quampiam aut favil-<text:line-break/>lam, utcumque appellare libuerit. At si non terram, fed lapi-<text:line-break/>dem nuncupare velis ex quo in fornacibus secernendo par-<text:line-break/>tim fit aes partim cadmia partim diphryges, nihil sane<text:line-break/>retulerit. Sed et in argenteis metallis efficitur simili secre-<text:line-break/>tionefive generatione, aut</text:span><text:span text:style-name="T116">-</text:span><text:span text:style-name="T75">quomodocunque vocare voles.<text:line-break/>Quin et ex pyri te lapide in fornacibus usto fit cadmia. Cae-<text:line-break/>terum absque fornace in Cypro cadmia invenitur; ac jure<text:line-break/>quispiam illam lapidem nuncupet, ltaque lu Solis paucissi-</text:span></text:p>
      <text:p text:style-name="P6"><text:span text:style-name="T75">mum etiam, reliquum erat cadrniae quae in fornacibus pro-<text:line-break/>venit, quo tempore ego in insula peregrinabar. Verum<text:line-break/>lapides qui in montibus et rivis, reperiebantnr a' metallis<text:line-break/>praefecto acceptos in Asiam Italiamque portari </text:span><text:span text:style-name="T106">ad</text:span><text:span text:style-name="T75"> amicos,<text:line-break/>a quibus summam inibam gratiam, quod sc vel maximum<text:line-break/>munus accepisse dicerent, et quae alia omni cadmia multo<text:line-break/>esset praestantior. • Et talem certe meritu quis lapidosam<text:line-break/>vocet cadmiam. At ejus quae, combusta est aliam hotryitin,<text:line-break/>aliam placitim medici nuncupant; botryitin quidem quae.in<text:line-break/>editioribus demorum, in quibus fornaces exstructaesunt,-par-<text:line-break/>tibus colligitur; placitinvero quae in inferioribus. Ac liquet,<text:line-break/>fane botryitin partium esse tenuiorum, crassiorum vero pla-<text:line-break/>eitin, utranque autemvi desiccandi ceu alia metallica omnia<text:line-break/>et lapidosa, terrenaqne. Porro praeter desiccandi faculta-<text:line-break/>tem mediocriter extergit. Attamen quae in fornacibus col-<text:line-break/>ligitur, igneae facultatis aliquid habeat necesse esu Merito<text:line-break/>itaque lavantes eam medicamentum efficiunt mediocriter tum</text:span></text:p>
      <text:p text:style-name="P6"><text:span text:style-name="T75">desiccans tum extergens absque mordicatione utile ad ulcera<text:line-break/>carnis irnpletionem poscentia et in oculis et in toto corpore.<text:line-break/>Porro ulcera magnopere humida aut putrescentia in corpo-<text:line-break/>ribus impendio mollibus, qualiafunt eunuchorum, puerorum<text:line-break/>ac mulierum, ejusmodi cadmia adjuvat, </text:span><text:span text:style-name="T106">at</text:span><text:span text:style-name="T75"> in durioribus et<text:line-break/>contentioribus quae valentius desiccant requirunt. Itaque<text:line-break/>illud femper memoria tenendum, sermonem ad temperatam<text:line-break/>et mediam excessuum naturam lu iis quae ita simpliciter<text:line-break/>isseruntur referendum, puta quum dicimus medicamentum<text:line-break/>aut ulcera carne implere, cicatrice claudere, aut aliud quidvis<text:line-break/>ejus generis praestare, ad quam utique et nos respicientes<text:line-break/>desiccatoriam leviterque abstersoriam cadrniae inesse faculta-<text:line-break/>tem dicimus, lu caliditatis autem et frigiditatis differentia<text:line-break/>temperata quodammodo existis cadmia, nempe neutrum insi-<text:line-break/>gniter efficiens.</text:span></text:p>
      <text:p text:style-name="P8"><text:span text:style-name="T75">[ra. </text:span><text:span text:style-name="T106">De</text:span><text:span text:style-name="T75"> cinnabari’.] Cinnabari modice acrem </text:span><text:span text:style-name="T106">fa-<text:line-break/>cultatem</text:span><text:span text:style-name="T75"> obtinet. Habet vero et astrictionis quippiam.</text:span></text:p>
      <text:p text:style-name="P8"><text:span text:style-name="T75">[13. De </text:span><text:span text:style-name="T106">cifere, pumiceii</text:span><text:span text:style-name="T75"> Pumicem si luter rnetal-</text:span></text:p>
      <text:p text:style-name="P6"><text:span text:style-name="T75">iica recenseas, calumniabuntur quibus unimus prurit accu-<text:line-break/>.fandi libidine; et si inter lapides ponas, lapidem esse ne-<text:line-break/>gabunt; ac multo minus terram esse concedent; nec<text:line-break/>marinorum haberi quodpiam volent. Atqui alicubi tamen<text:line-break/>de illo dicendum est; quippe qui in farcotica indatur rnedi-<text:line-break/>camenta et ea quae dentes extergunt, partim ustionem nou<text:line-break/>expertus, partim etiam ustus, quando videlicet aliis omnibus<text:line-break/>combustis similiter substantiae efficitur tenuioris. Caeterum<text:line-break/>ustione quiddam acqufrit acrimoniae, quam rursum lotione<text:line-break/>exuit. Videri autem poterit splendorem dentibus conciliare<text:line-break/>non tantum facultate, scd etiam asperitate, velut etiam si<text:line-break/>linirin aut testam aut hoc genus quipp.iam tritum admoveas,<text:line-break/>quae certe et ipsa splendorem afferunt forte utroque, tum<text:line-break/>quia detergendi habeant facultatem tum quia asperitatem.<text:line-break/>Eundem in modum cornua deusta 'dentes splendidos efficiunt.</text:span></text:p>
      <text:p text:style-name="P8"><text:span text:style-name="T75">[14. De </text:span><text:span text:style-name="T106">conia, lixivio ex cinere.\</text:span><text:span text:style-name="T75"> Lixirium. Abluto<text:line-break/>cinere fit lixivium. Cinerem autem ustorum corporum reli-<text:line-break/>quias Graeci nuncupant, sive natura sint lapidea sive arborum</text:span></text:p>
      <text:p text:style-name="P7"><text:span text:style-name="T75">animaliumve particulae. Fit ergo lixivium pro ejus quod<text:line-break/>eluitur natura, ejus quidem quod empyreuma sive igneam<text:line-break/>naturam habet' acerrimam, ipsum quoque accerrimurn est,<text:line-break/>ejus quod tale non est, etiam moderatius. Quare et septicis<text:line-break/>. vocatis facultatibus commiscetur utpote causticam caliditatem<text:line-break/>possidens, sed propter substantiae tenuitatem citra dolorem<text:line-break/>adurens.</text:span></text:p>
      <text:p text:style-name="P8"><text:span text:style-name="T75">[i 5. </text:span><text:span text:style-name="T106">De .cyano, caeruleos</text:span><text:span text:style-name="T75"> Cyanus, sive masculino<text:line-break/>sive foeminino genere pronunciare velis,'hoc medicamentum<text:line-break/>aeri facultate est tum exedendi tum discutiendi potentiore<text:line-break/>quam cinnabari, luest quoque ei nonnulla astrictio</text:span></text:p>
      <text:p text:style-name="P8"><text:span text:style-name="T75">[16. </text:span><text:span text:style-name="T106">'Desipuatma aeris et ferri et dhalybissp,</text:span><text:span text:style-name="T75"> Squama,<text:line-break/>alia est aeris, medicamentum multo utilissimum, alia ferri er<text:line-break/>chalybis. Quidam vero nominant et helitin fquamam. Orn-<text:line-break/>nes fane vehementer desiccanti At inter fele diversae sunt<text:line-break/>tum quod alia magis, alia minus exsiccet, tum quod alia cras-<text:line-break/>sioris, alia tenuioris sit essentiae, quodque plus minusve estri-<text:line-break/>ctionis sint participes. Helitis certe principem in desiccando</text:span></text:p>
      <text:p text:style-name="P7"><text:span text:style-name="T75">locum' obtinet, nam et subtilissimae omnium substantiae esu<text:line-break/>nimirum quae et aeruginis nonnihil assumpserit. Majorem<text:line-break/>obtinet astrictionem- squama ferri et hac etiam majorem</text:span></text:p>
      <text:p text:style-name="P15"><text:span text:style-name="T75">- chalybis, quamobrem ad contumacia ulcera meliores sunt .<text:line-break/>quam squama aeris. Detrahit et liquat carnem potentius<text:line-break/>squama aeris et hac etiam valentius helitis.. Omnes autem<text:line-break/>squamae non instrenue mordaces sunt. Ex quo clarum est<text:line-break/>quod essentiae ipsarum consistentia non admodum tenuis<text:line-break/>est, scd potius crassa. Siquidem inter ea quae eandem vim<text:line-break/>obtinent minus est mordax quod est tenuius, ceu superio-<text:line-break/>ribus libris ostendimus.</text:span></text:p>
      <text:p text:style-name="P8"><text:span text:style-name="T75">[17. </text:span><text:span text:style-name="T106">JDe lithargyro</text:span><text:span text:style-name="T75"> Lithargyrus desiccat quidem<text:line-break/>velut alia omnia metallica, lapidea terrenaque medica-<text:line-break/>rneuta, verum omnium id efficit moderatissime. Et secun-<text:line-break/>dum alias tum qualitates 'tum facultates quodammodo in<text:line-break/>medio est, neque manifesto calefaciens neque refrigerans.<text:line-break/>Modica tamen adstringendi abstergendique facultas ei inest,<text:line-break/>quamobrern inferior est et sareoticis medicamentis, quae</text:span></text:p>
      <text:p text:style-name="P7"><text:span text:style-name="T75">mediocriter extergentia ostendimus et contrahentibus atque<text:line-break/>astrigentibus. Caeterum ad intertrigines -. femorum &gt; utilis<text:line-break/>medela est, quandoquidem utriusque jam dictae facultatis<text:line-break/>leviter est particeps. Jure itaque medii ordinis in me tali<text:line-break/>licis habebitur. Proinde ea frequenter utimur ceu materia<text:line-break/>iis miscentes quae valentem facultatem obtinent sive mor-<text:line-break/>dicantem sive astringentem vel aliud facientem, sicut in<text:line-break/>liquescentibus ad pleraque medicamenta ceram adhibemus<text:line-break/>tanquam materiam; quia scilicet 'et ipsa quodammodo me-<text:line-break/>dium tenet eorum quae valentem facultatem possident.</text:span></text:p>
      <text:p text:style-name="P8"><text:span text:style-name="T75">[18. </text:span><text:span text:style-name="T106">De</text:span><text:span text:style-name="T75"> nitro.] Nitrum dictum est supra in medio<text:line-break/>aphronitri et falis virium. Caeterum ustum propius ad<text:line-break/>aphronitrum accedit, utpote ex ustione tenuius redditum.<text:line-break/>Desiccat itaque ac digerit, et si intro in corpus fumatur,<text:line-break/>incidit et extenuat crassos Ientosque fuccos potentius<text:line-break/>multo quam sal.. Aphronitrum vero, nisi gravis urgeat ne-<text:line-break/>cessitas, devorandum non est; nimirum inimicum stomacho,<text:line-break/>quandoquidem plus etiam nitro incidit. Sane ad fungos</text:span></text:p>
      <text:p text:style-name="P7"><text:span text:style-name="T75">fuffocantes rusticus quidam uti eo assolet 'et scmper pro-<text:line-break/>fuisse probatum est. Caeterum nitro usto simul et non.<text:line-break/>usto, et multo etiam magis ejus spuma in talibus uti con-<text:line-break/>fuevimus.</text:span></text:p>
      <text:p text:style-name="P8"><text:span text:style-name="T75">(19.- De meZanteria.] Melanteria ex medicamentis,<text:line-break/>est multum astringentibus cum hoc quod omniapropemo-<text:line-break/>•dum estringentia tenuitate partium exuperet.'</text:span></text:p>
      <text:p text:style-name="P15"><text:span text:style-name="T75">. . ; [aio. De </text:span><text:span text:style-name="T106">atramento scriptorios</text:span><text:span text:style-name="T75"> Atramentum quo<text:line-break/>peribimus admodum et ipsum desiccat aquafolutum. Ulcera<text:line-break/>autem igni ambusta protinus illitum juvat, at fi acetum quo-<text:line-break/>que habeat, multo magis.</text:span></text:p>
      <text:p text:style-name="P8"><text:span text:style-name="T75">[21. </text:span><text:span text:style-name="T106">De. misiylj</text:span><text:span text:style-name="T75"> Mify. In metallo Cypri, cujus modo<text:line-break/>mentionem- feci, lu montibus Solorum domus erat ingens;<text:line-break/>cujus ad parietem dextrum; sed ad nos utique qui ingredie-<text:line-break/>bamur sinistrum, descensus erat in ipsum metallum, in quo<text:line-break/>quasdam- conspexi in riongissimum porrectas veluti zonas<text:line-break/>alias super alias, numero tres ; infima erat ipsiusforeos: super<text:line-break/>quam erat altera chalciteos; suprema misyoe. Caeterum id</text:span></text:p>
      <text:p text:style-name="P7"><text:span text:style-name="T75">temporis praefectus metalli his commonstratis, sicut; lnquibi<text:line-break/></text:span><text:span text:style-name="T75">nunc </text:span><text:span text:style-name="T75">advenis ih eadnJlae fornacariae inopia, </text:span><text:span text:style-name="T75">ita horum </text:span><text:span text:style-name="T75">trium<text:line-break/>admirandas </text:span><text:span text:style-name="T75">has- </text:span><text:span text:style-name="T75">vides divitias. Itaque </text:span><text:span text:style-name="T106">ego</text:span><text:span text:style-name="T75"> </text:span><text:span text:style-name="T75">ingenti ejus<text:line-break/>accepto pondere; primtihj'quidem </text:span><text:span text:style-name="T75">in </text:span><text:span text:style-name="T75">Asiam, deinde Rimant </text:span><text:span text:style-name="T75">-<text:line-break/></text:span><text:span text:style-name="T75">attuli et usque modo'habui, elapsis jam minis plus' minas<text:line-break/>triginta. Et forte quadam absclutnm suit hoc opus actus--<text:line-break/></text:span><text:span text:style-name="T75">que- </text:span><text:span text:style-name="T75">octavum' librum ante annos viginti; nec addjettus fuit</text:span></text:p>
      <text:p text:style-name="P15"><text:span text:style-name="T75">- iiouns, partim quod lapides quosdam nondum conspexissem,<text:line-break/>partim ob alia negotia quae mihi interea temporis obvenere.<text:line-break/>Nuntj autemquum nonum ltunclibrtim oaetferis addere pani-<text:line-break/>hem, interea forte furtuna milii accinit res spectatu longe pus-<text:line-break/>eherrima, ac si quispiam eo studio ac industria magno ctim<text:line-break/>artificio effecisset. Nam quiim mify' optts haberem ad media<text:line-break/>cainentum quodpiam praeparandum, holum ejus accepi quan-<text:line-break/>tum fere plena manu teneas, qualem sane eonfistentiam rnify<text:line-break/>Uon adnjodmn fidet habere, quum in parva frustula divi-<text:line-break/>siatnr. Miratus itaque insolitam ejtjs condensationem bolo<text:line-break/>fracto extimum quidem nris/ cirtitmqiiaque repeti ejus quod</text:span></text:p>
      <text:p text:style-name="P6"><text:span text:style-name="T75">intus erat velut. essiorescentiam. Porro fub eo inter chal-<text:line-break/>citin videlicet et mify quiddam erat medium vergens ex cbal-<text:line-break/>cite ad mify ex, dimidio jam commutatum, principio enim<text:line-break/>bolus suerat chalciteos , caeterum quod in alto erat perfecta •<text:line-break/>erat chalcitis nullam dum alterationem experta. Hoc igitur<text:line-break/>ubi vidissem, cogitatione repetens’ </text:span><text:span text:style-name="T106">et</text:span><text:span text:style-name="T75"> in: metallo ita super<text:line-break/>chalcitin nasci ipsum misy ut aerugo super aes, in mentem<text:line-break/>.subiit inspicere quod servabatur adhuc apud me reliquum<text:line-break/>ipsius loreos, nurnquid et ipsum ullam accepisset mutatio-<text:line-break/>nem in chalcitin, et quaedam certe apparuit suspirio, ut<text:line-break/>rideretur et ipsum forte longo tempore mutationem in<text:line-break/>chalcitin posse accipere. Itaque mirum non est tria haec<text:line-break/>medicamenta ejusdem genere facultatis esse, sory dico et<text:line-break/>chalcitin;et misy, tenuitate partium et crassitie inter se di-<text:line-break/>versa; crassissimum enim est inter ipsa sory, tenuissimum misy,<text:line-break/>mediam utri usque facultatem habet chalcitis. Adurunt uni-<text:line-break/>versa haec tria et efcharas quas vocant efficiunt,' attamen<text:line-break/>etiamsi urant nonnihil quoque astringunt Caeterum misy</text:span></text:p>
      <text:p text:style-name="P7"><text:span text:style-name="T75">admotum corporibus duris minus chalcite mordicat, tametsi ea<text:line-break/>non minus sit calidum, verum id habet beneficio tenuitatis<text:line-break/>partium. Porre quum utraque haec in decoctionibus fun-<text:line-break/>dantur et magis chalcitis quam mify, sury, tamen non lique-<text:line-break/>scit, nimirum quod lapidosius sit ac vehementius compa-<text:line-break/>ctum, sicut rursum misy, quia a. congenito calore elaboratius<text:line-break/>est ac proinde siccius chalcite, idcirco merito quoque aegrius<text:line-break/>liquescit.</text:span></text:p>
      <text:p text:style-name="P8"><text:span text:style-name="T75">[22. </text:span><text:span text:style-name="T106">De plumbaginem</text:span><text:span text:style-name="T75"> Molybdaena similem lithar-<text:line-break/>gyro vim possidet, tantum a media temperie ad frigidius<text:line-break/>paulum quid recedens, scd nec abstergentis facultatis est<text:line-break/>particeps. Utraque autem haec medicamenta liquari pos-<text:line-break/>sunt, ac non ut lapides, et cadmia et arena liquationem re-<text:line-break/>spuunt, sed celerrime liquantur, ubi oleo additum nonnihil<text:line-break/>aceti est, liquantur tamen etiam admixta aqua, sed diutis-<text:line-break/>. fima coctione. Porro ceu in Cypro cadmiain quae in mon-<text:line-break/>tibus et rivis nascitur accipiebam, quae et ipsa lapidis, ut<text:line-break/>dixi, species est, ad eundem modum molybdaenam multam</text:span></text:p>
      <text:p text:style-name="P6"><text:span text:style-name="T75">cum aliis projectam lapidibus conspexi in via quae ad Erga-<text:line-break/>ileria ducit a Pergamo. Vocatur autem Ergasteria pagus<text:line-break/>quidam in quo et metalla sunt inter Cyzicum et Pergamum<text:line-break/>quadringentis et quadraginta stadiis distans a Pergamo.</text:span></text:p>
      <text:p text:style-name="P8"><text:span text:style-name="T75">[asi. De </text:span><text:span text:style-name="T106">plumbo}</text:span><text:span text:style-name="T75"> Plumbum facultatis est refrigerantis.<text:line-break/>Siquidem non multam habet substantium hnmisiam a frigroe<text:line-break/>congelatam coactam que, sedet aeream, paucam autem terream.<text:line-break/>Igitur quod plurimum habet essentiae humidae a frigore coa-<text:line-break/>ctae; indicium tibi esto quod ubi admotum est igni celeriter fun-<text:line-break/>datur fluatque. Quod vero et aereae sit particeps, hoc habeto<text:line-break/>signum. Omnium </text:span><text:span text:style-name="T106">quae novimus</text:span><text:span text:style-name="T75"> unicum plumbum tum mole<text:line-break/>ipsa tum pondere augetur, fi condetur in aedibus subterraneis<text:line-break/>aerem habentibus trrrbidmn, ita ut quaecunque illic pouan- ’<text:line-break/>trtr, celeriter situm colligant. Tum etiam plumbea statuarum<text:line-break/>vincula, quibus earum pedes annectuntur, faepenumero cre-<text:line-break/>visse nisum est et quaedam adeo intumuisse ut ex lapidi-'</text:span></text:p>
      <text:p text:style-name="P7"><text:span text:style-name="T75">bus dependerent crystalli modo verrucae. Atque hae pro-<text:line-break/>babiles quidem sunt humiditatis ejus frigiditatisque notae<text:line-break/>priusquam experiaris. Caeterum scientificae et certae per<text:line-break/>experientium cognoscuntur. Praeparatu igitur mortario<text:line-break/>simulque pistillo utrisque ex plumbo infunde quemlibet<text:line-break/>liquorem', itaque terito ut et pistillus et plumbeum mor-<text:line-break/>tarium succum quendam reddant, id quod ex utroque<text:line-break/>constabit, multo erit frigidius' quam liquor ipsc fuerat.<text:line-break/>Licet autem et aquam et vinum tenue aqueum et olenm<text:line-break/>injicere aut quidvis ejusmodi. At si etiam plus efficere<text:line-break/>succum voles refrigeratorium, oleum omphacinum aut </text:span><text:span text:style-name="T106">to-<text:line-break/>faceum</text:span><text:span text:style-name="T75"> aut melinum aut myrtinum. Porro si succo qui<text:line-break/>'proveniet uti voles, optimum habebis remedium et ad phle-<text:line-break/>gmonas- in fede cum ulcere aut rugis et ad eas quae in<text:line-break/>, pudendis teftibusque et uberibus consistunt, similiter ad-<text:line-break/>versus caeleras omnes fluxiones incipientes, quae aut ni<text:line-break/>inguina aut in pedes aut'in alium quemvis articulum decum-<text:line-break/>bnnt. Sed et ulceribus- rebellibus utile est; nam ad can-</text:span></text:p>
      <text:p text:style-name="P7"><text:span text:style-name="T75">erosa eo utens virtutem medicamenti mirabere. Quod si<text:line-break/>celeriter multum succi plumbei voles colligere, conare in-<text:line-break/>side terere aut quocunque certe modo aere calesecto. Multo<text:line-break/>autem utilissimum habebis medicamentum, si affuso refrige-<text:line-break/>rantium succorum quopiam teras, ceu sempervivi, cotyledo-<text:line-break/>•nis, intybi, lactucae, chondriles, psyllii, omphacis, por-</text:span></text:p>
      <text:p text:style-name="P15"><text:span text:style-name="T75">, tulacae. Porro siqua horum non facile in succum solvun-<text:line-break/>tur, velut portulaca, misceto illis aliorum succorum qnem-<text:line-break/>piam, velut omphacis, qui et ipse persese praedicto mortario<text:line-break/>inditus medicamentum efficit refrigeratorium longe pulcher-<text:line-break/>rimum. Quin et in laminam diductum plumbum ipsum per<text:line-break/>sesc athletarum sese exercitantium lumbis insternitur, ubi<text:line-break/>Veneris somniis vexantur, scilicet nimirum haud obscure eos</text:span></text:p>
      <text:p text:style-name="P13"><text:span text:style-name="T75">•refrigerans. Sed et bractea tenuis ex plumbo facta probe<text:line-break/></text:span><text:span text:style-name="T75">.• </text:span><text:span text:style-name="T75">ganglio illigata plane ipsum dissipat. Illigabit autem probe<text:line-break/>-quisquis ah Hippocrate didicerit in ipsam noxam potius fir-<text:line-break/>mandmn quam hinc vel inde. Mirum ergo non est, si</text:span></text:p>
      <text:p text:style-name="P6"><text:span text:style-name="T75">plumbum crematum, ac rursus ablutum refrigerantis essi-,.<text:line-break/>datur facultatis, quum ante lotionem mixtae fuerit. Et hoc<text:line-break/>ipsum medicamentum, nempe plumbum combustum, bonum<text:line-break/></text:span><text:span text:style-name="T85">est </text:span><text:span text:style-name="T75">ad ulcera rebellia. Ubi vero lotum fuerit, multo opti-<text:line-break/>mum medicamentum est et ad ulcerum impletionem et ad<text:line-break/>eadem cicatrice obducenda. Convenit et chironeis quae<text:line-break/>' vocant ulceribus et cancrosis et putredinofis omnibus, tum<text:line-break/>ipsum per fefe tum medicamentorum ad cicatricem per-<text:line-break/>ducentium quibusdam commixtum, quale est quod ex ca-<text:line-break/>drnia conficitur. Caeterum folvendum est principio, si copioia<text:line-break/>sit sanies, quotidie, si minus, tertio aut quarto quoque die.<text:line-break/>Verum foris spongiam imponito aquae frigidae, quae si de-<text:line-break/>siccetur, rurfum mergatur. Sed haec fusius quam pro in-<text:line-break/>stitnto diximus, plusculum sermonis affinitate provecti. At<text:line-break/>tempus jam est sequentia deinceps persequi.</text:span></text:p>
      <text:p text:style-name="P109"><text:span text:style-name="T75">- .<text:tab/>[a4. </text:span><text:span text:style-name="T106">De osiraco,</text:span><text:span text:style-name="T75"> testa.] Testa desiccandi vim possidet</text:span></text:p>
      <text:p text:style-name="P13"><text:span text:style-name="T75">atque abstergendi, maxime quae ex fornacibus est, quod<text:line-break/>videlicet tosta sit. Quocirca emplastrum quod vocant he-</text:span></text:p>
      <text:p text:style-name="P6"><text:span text:style-name="T75">phaestiada ex hac praeparata videlicet optimum est medi<text:line-break/>camentum inducendae cicatrici.</text:span></text:p>
      <text:p text:style-name="P8"><text:span text:style-name="T75">[usi. De </text:span><text:span text:style-name="T106">pompholyge et spodioJj</text:span><text:span text:style-name="T75"> Pompholyx fit et in<text:line-break/>aeris fornace, velut et cadmia, fitque et dum in fornacibus<text:line-break/>cadmia uritur, ut in Cypro. Quum enim praefectus ad aeris<text:line-break/>fornacem instructas eres non haberet, praecepit ex ipsa ca-»<text:line-break/>dmia praeparari, praesentibus atqec inspectantibus nobis<text:line-break/>pompholyga, videlicet minutis cadmiae fragmentis in ignem<text:line-break/>•conjectis,, addito videlicet eo quod aeris naturam habet. Ca-<text:line-break/>mera quaedam erat incurva, nusquam pertusa, sed integra<text:line-break/>quae egestam ab usta cadmia favillam excipiebat, quam ubi<text:line-break/>collegissent, habebant‘ pompholyga. At quod reflectens lu<text:line-break/>pavimentum recidebat, spodos est quam vocant, quae plu-<text:line-break/>rima, ubi aes in fornacibus uritur, colligi assolet. Quidam<text:line-break/>eam spodium neutro genere pronuntiant, cui videtur simi-<text:line-break/>lem habere facultatem quod vocant antispodium. At ego illo<text:line-break/>usus sum nunquam, quum large mihi semper pompholyx snp-<text:line-break/>peteret. Nec enim qnisquam,' ubi haec adsit, spodio uti</text:span></text:p>
      <text:p text:style-name="P7"><text:span text:style-name="T75">velit, nedum antispodio. Est autem pompholyx medica-<text:line-break/>mentum prope omnium quae citra morsum desiccant, st<text:line-break/>elota fuerit, praestantissimum; quamobrern ad ulcera can-<text:line-break/>crofa idonea est et ad alia omnia maligna, ltaque luditur<text:line-break/>collyriis quae ad oculorum imponuntur fluxiones quaeque<text:line-break/>bullas sive pustulas in eis natas aut ulcera curant. Prae-<text:line-break/>terea ad pudendorum ac sudis ulcera optimum est medica-<text:line-break/>mentum nimirum fine moris, ut nixi, desiccans. Sed non<text:line-break/>est hujus negotii in istis diutius immorari,</text:span></text:p>
      <text:p text:style-name="P8"><text:span text:style-name="T75">[26. De fundaraca.J Sandaraca urentis est faculta-<text:line-break/></text:span><text:span text:style-name="T75">i </text:span><text:span text:style-name="T75">tis ceu arsenicum quod vocant. Merito itaque eam dige-<text:line-break/>rentibus facultatibus commiscent atque extergentibus.</text:span></text:p>
      <text:p text:style-name="P8"><text:span text:style-name="T75">[27. De </text:span><text:span text:style-name="T106">sandice</text:span><text:span text:style-name="T131">z</text:span><text:span text:style-name="T75"> Sandix qua sit facultate prae-<text:line-break/>dita, lu sermone de psirnrnythio explicabitur.</text:span></text:p>
      <text:p text:style-name="P13"><text:span text:style-name="T75">[28. De</text:span><text:span text:style-name="T106">scorutr} '</text:span><text:span text:style-name="T75"> Scoria omnis resiccaturium medi-<text:line-break/>pamentum est/ potissimum autem scrri- Siquidem ad lae-<text:line-break/></text:span><text:span text:style-name="T75">- s ,</text:span></text:p>
      <text:p text:style-name="P6"><text:span text:style-name="T75">vorem redigens ipsam in aceto quam acerrimo, posteaque<text:line-break/>decoquens ad aures quae longo jam tempore pure fluxe-<text:line-break/>runt, ea utor pro medicamento maxime exiccatorio adeo<text:line-break/>ut mirentur qui praeparantem me vident, et ante rei<text:line-break/>periculum fidem non habeant, aures tale posse ferre me-<text:line-break/>dicamentum. Porro argenti scoriam proprie helcysma ap-<text:line-break/>pellanti Verum emplastris quibusdam, quippe quae refic-<text:line-break/>catoriae facultatis sit commiscetur.</text:span></text:p>
      <text:p text:style-name="P8"><text:span text:style-name="T75">[ug. Desiinimi.] Stirnmi. Ad facultatem desiccantem<text:line-break/>adjunctam habet hoc medicamentum astrictionem. Quam-<text:line-break/>obrenr et ocularibus medicinis commiscetur, et illis sci-<text:line-break/>licet, quae'conformantur in collyria quae;vocant, et siccis<text:line-break/>quae utique sicca collyria cognominanti</text:span></text:p>
      <text:p text:style-name="P8"><text:span text:style-name="T75">[30. De </text:span><text:span text:style-name="T106">alumine</text:span><text:span text:style-name="T75"> sissiii, </text:span><text:span text:style-name="T106">rotundo et</text:span><text:span text:style-name="T75"> humido.] Alumen.<text:line-break/>Hujus medicamenti nomen ab astrictione deductum est, nam<text:line-break/>adest illi vehementissima. Caeterum quum sit crassarum par-<text:line-break/>tium, tenuiorum quodammodo partium est quod vocatur<text:line-break/>fissile. Proxime est rotundum et astragalote. Admodum au-</text:span></text:p>
      <text:p text:style-name="P110"><text:span text:style-name="T75">tem crassarum partium est tum liquidum tum placites et<text:line-break/>plinthites appellatum.<text:tab/></text:span><text:span text:style-name="T75">'</text:span></text:p>
      <text:p text:style-name="P8"><text:span text:style-name="T75">[31. .De caice.j Calx, viva quidem vehementer urit,<text:line-break/>adeo ut crustas efficiat, extincta vero protinus etiam era-<text:line-break/>stam molitur et ipsa, at post diem unum aut alterum minus<text:line-break/>urit, ininusque inducere crustam potest, at vero temporis<text:line-break/>. progressu prorsum nec crustam quidem gignere queat, ta-<text:line-break/>metsi etiarnnum calefaciat carnemque liquet. Porro si lave-<text:line-break/>tur in aqua, suam mordacitatem exuit essicitque nuncupa-<text:line-break/>tum lixivium. At ipsa absque morili resiccat,, ac si bis ter-<text:line-break/>que aut amplius abluta suerit, plane mordacitatis expers<text:line-break/>constituitur ac strenue absque mordacitate exiccat..</text:span></text:p>
      <text:p text:style-name="P8"><text:span text:style-name="T106">[3z. De hydrargyrog\</text:span><text:span text:style-name="T75"> Hydrargyrus non est ex sponte<text:line-break/>nascentibus medicamentis, sed ex iis quae praeparantur,<text:line-break/>velut cerussa, aerugo, pforicum, lithargyros. Nullum autem<text:line-break/>ejus feri periculum, neque quod luterimat, si devoretur,<text:line-break/>neque ubi foris admota siti</text:span></text:p>
      <text:p text:style-name="P111"><text:span text:style-name="T75">•t </text:span><text:span text:style-name="T75">.<text:tab/></text:span><text:span text:style-name="T75">...<text:tab/></text:span><text:span text:style-name="T131">:</text:span><text:span text:style-name="T75"><text:tab/>• -<text:tab/>- •<text:tab/>. -<text:tab/>- i<text:tab/>'</text:span></text:p>
      <text:p text:style-name="P112"><text:span text:style-name="T75">[33. De fuco.} Fucus cujusnam sit facultatis ubi ,dp<text:line-break/>cerussa agetur exponam.<text:tab/>/</text:span></text:p>
      <text:p text:style-name="P8"><text:span text:style-name="T106">[34. De atramento sutorios</text:span><text:span text:style-name="T75"> Atramentum sutorium.<text:line-break/>Forte fortuna et chaleanthum in chalritin transire conspexi.<text:line-break/>Asportavi enim ex Cypro et hujus medicamenti lugentem<text:line-break/>copiam. Extimum ejus omne post annos plus minus vi-<text:line-break/>ginti chalcitis effectum est, intima ejtis parte chalcanthi<text:line-break/>speciem servante. Quamobrern etusque in hunc diem quod<text:line-break/>sic mutatur asservo, observans sium ad imum, usque volvent<text:line-break/>tibus annis procedat mutatio., ceu chalcitidis quoque in<text:line-break/>mify, ut est ante positum. Caeterum mirari subit de hoc<text:line-break/>medicamento, quo pacto veliementissirnae astrictioni admixta ,<text:line-break/>est caliditas non instrenua. Constat ergo quod omnium<text:line-break/>maxime condire scrvareque carnes humidas potest, nimirum<text:line-break/>caliditate tumiditatem absumens, atque astrictione substan-<text:line-break/>tiam contrahens atque constipans, hoc enim opere nonni-<text:line-break/>hil etiam hulniditatis ipsius exprimit. Constringit vero, de-<text:line-break/>siccat atque contrahit lu sese totius substantiam carnis.</text:span></text:p>
      <text:p text:style-name="P6"><text:span text:style-name="T75">Porro quo tempore in Cypro diversabar, hunc in modum<text:line-break/>'medicamentum hoc colligi conspexi. Domus erat magna<text:line-break/>quidem, sed humilis ingressui in metallum objecta. Ad pa-<text:line-break/>rietem autem domus sinistrum, qui erat lugredientibus dex-<text:line-break/>ter, effossus erat specus in continentem collem ea latitu-<text:line-break/>dine, ut tres sese viri in eo contingerent, tanta vero alti-<text:line-break/>tudine, ut viro summe procero recto liceret incedere. Spe-<text:line-break/>cus hic declivis quidem erat, non tamen praeceps ac prae-<text:line-break/>ruptus. Porto ad finem ejus quasi in stadium' porrecti<text:line-break/>lacus erat aquae viridis et crassae tepidae plenus. At in<text:line-break/>loto descensu calor similis qualis in primis balneorum ae-<text:line-break/>dibus percipitur, quas promalacteria appellare consueve-.<text:line-break/>mnt; Aqua vero quotidie guttatim ex pertuso colle destil-*<text:line-break/>lans, quatuor, et viginti horis totius diei ac noctis colligi<text:line-break/>'assolet ad amphoras Romanas quasi octo. Eam vincti qui-<text:line-break/>dam in piscinas quasdam quadratas fictiles, lu domo ad in-,.<text:line-break/>gressum posita sitas efferebant, in quibus paucis diebus con-</text:span></text:p>
      <text:p text:style-name="P7"><text:span text:style-name="T75">crescebat, fiehatque chalcanthus. Mihi vero, ubi ad termi-<text:line-break/>-nurn effossi specus descendissem, ubi videlicet tepida haec<text:line-break/>viridisque aqua colligitur, aeris odor visus est suffocans et<text:line-break/>toleratu difficilis, chalcitin aeruginemque redolens. Et aqua<text:line-break/>quoque gustu praeferebat qualitatem ejusmodi. Eapropter et<text:line-break/>; nudi et cum summa festinatione amphoras vincti exporta-<text:line-break/>' hant, nec longiorem illic moram perferre poterant, fed ce-</text:span></text:p>
      <text:p text:style-name="P8"><text:span text:style-name="T75">leriter recurrebant. Accensi autem erant mediocribus in<text:line-break/>specu intervallis lychni, qui nec ipsi longo tempore dura-<text:line-break/>bant, sed celerrime extinguebantur. Hunc ergo specum pe-<text:line-break/>detentim excavatum multis annis ab iis tunc didiei. Haec<text:line-break/>enim inquiebant aqua viridis, quam vides ex colle in la-<text:line-break/>.cum manantem, sensim se ipsa minor effici assolet. At uni<text:line-break/>prope adest ut desinat, rursum vincti, quod continens est<text:line-break/>, ipsius collis perfodere pergunt. Evenitque aliquando olim<text:line-break/>ut subito quicquid perfossum esset concideret, omnesqiie<text:line-break/>ad unum occideret ac totam viam corrumperet. Id ubi </text:span><text:span text:style-name="T85">fit</text:span></text:p>
      <text:p text:style-name="P113"><text:span text:style-name="T75">alio foramini fodiendo eousque insistunt, quoad rursum aqua<text:line-break/>illis adsit. Haec habui quae tibi de clialcantho exponenda<text:line-break/>censerem, et fane fortasse non necessaria, caeterum quae<text:line-break/>scire praestaret quam ignorare. Memineris autem quod ad<text:line-break/>sinistram rnaUurn ingredientibus conspectum nobis dixerint<text:line-break/>luetallum sureos, chalriteos et mifyos, ut ex iis conjicere<text:line-break/>liceat aquatu pluviam totius collis terram illam colluere<text:line-break/>atque abluere, ex qua- sponte quidem fiebat sorjt, misy et<text:line-break/>chalcitis, et per fornaces aes; cadmia, pompholyx, spodium<text:line-break/>et diphryges.<text:tab/>...<text:tab/>.<text:tab/>.;</text:span></text:p>
      <text:p text:style-name="P8"><text:span text:style-name="T75">[35. De </text:span><text:span text:style-name="T106">clidlcitidei\.</text:span><text:span text:style-name="T75"> Chalcitis. Dictum de ea est lu'<text:line-break/>fermotte de misy. Hunc autem tantum dixisse sufficiat; quod<text:line-break/>mixtas habeat astrlugentern aciemque facultates. Caeterum<text:line-break/>vincit acris, ut quae adeo est vehemens ut’ carnem urat<text:line-break/>vocatamque escharam efficiat, Ustum hofe medicamentum<text:line-break/>miniis quidem mordicat, caeterum non minus desiccat, sed<text:line-break/>et astrictionis non parum amittit. Itaque undequaque me=</text:span></text:p>
      <text:p text:style-name="P114"><text:span text:style-name="T75">liorall chalcitis usta quam quae non usta est, nempe' par-<text:line-break/>tiniis trine quidem tenuioribus, ceu alia omnia combusta,-<text:line-break/>verum, haud assumpta acrimonia, velut aliis multis aceiv<text:line-break/>dii. Didicisti porro, quod usta omnia, si laventur,' modera-'<text:line-break/>tiora reddantur minusque mordacia.<text:tab/>ri</text:span></text:p>
      <text:p text:style-name="P115"><text:span text:style-name="T75">e-r<text:tab/></text:span><text:span text:style-name="T106">Ile aere</text:span><text:span text:style-name="T75"> usto.J Aes ustum habet, et acrimoniam</text:span></text:p>
      <text:p text:style-name="P13"><text:span text:style-name="T75">quandatn, sed et astrictionis est particeps. Proinde si laveri<text:line-break/>fur, pulcherrimum est medicamentum inducendae ulceribus-,<text:line-break/>cicatrici; quamquam id ipsum praestare..et .antequam lave-i<text:line-break/>tur possit, potissimum in carne duriore, alloqui in molliore,<text:line-break/>commodius est quod ablutum essi</text:span></text:p>
      <text:p text:style-name="P8"><text:span text:style-name="T75">[37- De siere aeris.] Flos aeris facultatis est tenuio-<text:line-break/>tum partium quam aut aes ustum aut fquanra. Merito<text:line-break/>itaque ex eo factis collyriis extergunt auferuntque paIpe-<text:line-break/>lirarum magnas asperitates, quas vocant sycoses.</text:span></text:p>
      <text:p text:style-name="P13"><text:span text:style-name="T75">J 1 </text:span><text:span text:style-name="T106">[38. De chrysacollasp</text:span><text:span text:style-name="T75"> Chrysocolla. Et hoc medica-<text:line-break/>mentum-exriis est quae carnem liquant,, non tamen valen-</text:span></text:p>
      <text:p text:style-name="P7"><text:span text:style-name="T75">ter mordicat, quamquam sit facultate admodum digerente<text:line-break/>deficcanteque., Igitur quidam id - modo quod in metallis,<text:line-break/>invenitur ita nominant, alii vero id quod in aereo morta—<text:line-break/>rio pistilloque aereo ex pueri urina praeparatur; id qutni<text:line-break/>quidam luter aeruginum differentias numerant. Satius 'verti<text:line-break/>est ipsum praeparare tempore aestivo, aut certe aere prone<text:line-break/>sum calido, urinam in' mortario terentes. Praestat aut </text:span><text:span text:style-name="T106">aes,<text:line-break/></text:span><text:span text:style-name="T75">ex quo mortarium pistillumque conficias,. rubrum sit, nam<text:line-break/>quo aes mollius fuerit, eo plus circumagendo pistillo de-<text:line-break/>teritur. Hoc medicamentum aptissimum est ulceribus contu-<text:line-break/>- maribus; tum per se tum aliis mixtum, ut in opere de<text:line-break/>componendis medicamentis referetur. Nunc autem id; no-<text:line-break/>visse sat est, quod quanto plus, quam chrysocolla metallica<text:line-break/>desiccat minusque mordicat; tanto etiam ipsam excellit te-<text:line-break/>nuitate partium. Ipsam tamen chrysocollam illam si uras,<text:line-break/>multo tenuiorem efficies.</text:span></text:p>
      <text:p text:style-name="P8"><text:span text:style-name="T75">f3g. De cerasia.] «Cerussa. Et hoc medicatnentum<text:line-break/>testimonium praebet modo dictae facultati. Nam si ex acri</text:span></text:p>
      <text:p text:style-name="P6"><text:span text:style-name="T75">acetu. sulvatur, gustu tamen neque acre erit neque mordax<text:line-break/>neque digerens, sed emplasticum et refrigeratorium, facul-<text:line-break/>tatis aerugini dissimillimae, tametsi et illa conficiatur aceto<text:line-break/>° • / '<text:line-break/>aes dissolvente. Porro cerussa adusta lu fandica quam </text:span><text:span text:style-name="T106">vo-<text:line-break/>cant</text:span><text:span text:style-name="T75"> transit medicamentum se ipso tenuius, nondum tamen<text:line-break/>calefaciens. Fucus autem servata cerussae frigiditate tenui-*<text:line-break/>talem partium assumpsit, ut per eam lu profundum altum--<text:line-break/>que corporum quibus admovetur vis ejus penetrare valeat.</text:span></text:p>
      <text:p text:style-name="P8"><text:span text:style-name="T75">[40. _De p/orico,] Pforicum. Conficitur hoc medica-,<text:line-break/>mentum dupla chalcite admixta lithargyro, ante tamen;<text:line-break/>utrisque aceto acerrimo solutis, ficque in ollam novam<text:line-break/>eonjectis, quam fimo aestate media diebus quadraginta<text:line-break/>obrutam sepelies. Hoc medicamentum deficcatorium est ma-<text:line-break/>gis, simulque minus mordax chalcite, ac nimirum, partibus,<text:line-break/>etiam tenuioribus;</text:span></text:p>
      <text:h text:style-name="P2" text:outline-level="1"><text:bookmark-start text:name="bookmark6"/>GALENI DE SIMPLICIVM MEDICA-<text:line-break/>MENTORVM TEMPERAMENTIS AC<text:line-break/>FACVLTATIBVS LIBER X.<text:bookmark-end text:name="bookmark6"/></text:h>
      <text:h text:style-name="P3" text:outline-level="2">Cap. I.</text:h>
      <text:p text:style-name="P9"><text:span text:style-name="T75">Nihil eorum -quae nunc dicenda veniunt<text:line-break/>magnopere juvare poterit eos, qui ea quae principio hujus<text:line-break/>tractationis, primis videlicet quinque libris tradita sunt,<text:line-break/>ignorant, imo quaedam fortassis noxae occasio erunt illi,<text:line-break/>qui quum scriptis 'hic medicamentis, uti volet, rationem<text:line-break/>tamen ac methodum non habeat. Tanquam itaque illa didice-<text:line-break/>ris, ita tecum verba faciam; repetita totius tractatus summa.</text:span></text:p>
      <text:p text:style-name="P6"><text:span text:style-name="T75">Osten stim est medicamenta quae effectricibus ' nominatis<text:line-break/>qualitatibus agunt, nempe caliditate, frigiditate, hurniditate<text:line-break/>et siccitate , harum mixtione effici acerba, austera, falsa, sal-<text:line-break/>fuginofa, amara, acria, dulcia, praeterea extergentia, repel-<text:line-break/>lentia, attrahentia, emollientia, urentia, septica, escharotica,<text:line-break/>ad haec fecundum alias actiones magis speciales sarcotica,<text:line-break/>cicatricem in ducentia, glutinatoria, tum fistularum, tum<text:line-break/>ulcerum, aut carnis exoresceutiam detrahentia. Ostensum<text:line-break/>quoque est, quo pacto universalis facultas experientia unica<text:line-break/>demonstratoris inveniatur, nec ea vulgari et qUavis, sed<text:line-break/>quae cum dictis adhibeatur limitationibus. Caeterum in-<text:line-break/>venta semel saeultate universali, nulla insuper experientia<text:line-break/>opus esse ad particulares actiones, nisi ad confirmationem<text:line-break/>eorum quae ratio reperit. Sic ergo nunc quoque judi-<text:line-break/>cium faciamus propofitae materiae, -quae est ea quae ab<text:line-break/>animantibus accipitur. In tribus enim libris qui sequun-<text:line-break/>tur quintum, nempe fexto septimo, et octavo, materiam ad<text:line-break/>plantas attinentem exposui mus non sane omnem, quae uni-</text:span></text:p>
      <text:p text:style-name="P7"><text:span text:style-name="T75">verso terrarum orbe reperiatur , scd quantum nobis expeo<text:line-break/>riri ejus datum est. Iu superiore vero, qui est totius-operis»<text:line-break/>nonus, eam quae versatur in terreis ac lapidosis corpori-<text:line-break/>bus enarravimus. Reliquum porro, nunc est ut eam quae'<text:line-break/>ab animalibus sumitur materiam persequamur.. Deinde re-<text:line-break/>stant quae in mari, paludibus, aut omnino in aqua nascund<text:line-break/>tur, quae quidem neque plantae neque- terra neque lapis',<text:line-break/>neque animal sunt. Ea plane paucissima sunt: et ultimo</text:span><text:span text:style-name="T116">1<text:line-break/></text:span><text:span text:style-name="T75">loco-scribenda, postquam videlicet; quae ad animantium-<text:line-break/>corpora pertinent absolvero. In quibus is doctrinae ordo<text:line-break/>servabitur , qui in nomenclaturarum primis visitur literis/<text:line-break/>Porro sicut in plantarum materia etiam de succis,- qui ex</text:span><text:span text:style-name="T75">;<text:line-break/></text:span><text:span text:style-name="T75">ipsis fiunt, disserui, ita nunc quoque non solum edocebo so-.</text:span></text:p>
      <text:p text:style-name="P13"><text:span text:style-name="T75">. lidarnm in animalibus partium facultatem , fed eorum quo- .<text:line-break/>que, quae in ipsis continentur, puta pituitae, bilis, sanguinis;</text:span><text:span text:style-name="T75">•,<text:line-break/></text:span><text:span text:style-name="T75">urinae, stercoris et similium. Igitur in iis,, quae superius<text:line-break/>sunt dicta, haud ita multa particularia eorum quae in ma-<text:line-break/>teriis conscripta sunt a medicis ignota mihi suere, verum.</text:span></text:p>
      <text:p text:style-name="P7"><text:span text:style-name="T75">eperam dedi, ut ipse per experientiam'facultates eorum<text:line-break/>pognoscerem. Quod si quid ignorabam, plane nec de illo<text:line-break/>qnicquam conscripsi, liaud credendum aliis eenfeps ne de<text:line-break/>uno qmdem ejusmodi, quod certum baoeam nonnullos<text:line-break/>multa mentiri. At in praesenti materia non ita se res ha-<text:line-break/>bet, Ingenue siquidem sateor| complura osse tum partium<text:line-break/>tuin liquorum in animantium corporibus comprehensorum,<text:line-break/>quorum nullius eiufmodi feci periculum , cnjusmodi quidam<text:line-break/>. scriptum ’ reliquerunt Siquidem quaedam eorum abomi-<text:line-break/>panda detestandaque sunt, quaedam etiam leglbus vetita, de<text:line-break/>quibus haud fcio qup pacto scribere licnit Xenocrati, hos»,<text:line-break/>mini non olirn nato, fed proavorum nostrorum suculo, quum<text:line-break/>imperinm Romanum hominibus vesci vetuisset. Atque ille<text:line-break/>fane&gt;, tanqnam ipsemet suerit expertus, magna profecto si-<text:line-break/>ducia scribit, qirosnam affectus curare valeat comesum </text:span><text:span text:style-name="T106">cere~<text:line-break/></text:span><text:span text:style-name="T75">brum, aut carnes, aut jecur humanum, quos autem capitis,<text:line-break/>furae et digitorum ossa, partim nsta, partim ustionem non ex-<text:line-break/>perta, quae denique et sanguis. Sed haec saire tametsi pimv</text:span></text:p>
      <text:p text:style-name="P6"><text:span text:style-name="T75">tra </text:span><text:span text:style-name="T75">leges sunt, non tamen sunt foeda atque abominanda.<text:line-break/>At potio sudoris aut urinae aut mensium mulieris abomi-<text:line-break/></text:span><text:span text:style-name="T75">nanda </text:span><text:span text:style-name="T75">detestandaque est, atque horum in primis stercus,<text:line-break/>quod tamen fcribit Xenocrates , si oris ac gutturis partibus<text:line-break/></text:span><text:span text:style-name="T75">inungatur et in </text:span><text:span text:style-name="T75">ventrem devoretur, quid praestare valeat.<text:line-break/>Scripsit etiam de aurium sordibus devorandis. At ego ne<text:line-break/>has quidem unquam devorare sustineam, ne si in totum<text:line-break/>qujdern morbo deinceps liber degerem. Atque his etiam<text:line-break/>.magis abominandum puto stercus. Estque probrum gravius<text:line-break/>homini modesto audire stercorivorum quum fellatorem aut<text:line-break/>cinaedum. Et luter fellatores magis execramur qui phoeni-<text:line-break/>cissant quam qui lesbiantur. Cui non dissimile mihi vide-<text:line-break/>tur perpeti qui menses bibere sustinet. Itaque horum<text:line-break/>nemo periculum facere non aversabitur hominum .certe se-<text:line-break/>cundum naturam habentium, neque insuper eorum, quae<text:line-break/>tametsi modestiora videantur, tamen etiam foeda sunt, pernpe<text:line-break/>partem aliquam corporis stercore inungi perpeti ob affe-<text:line-break/>ctnin scilicet, si quem patiatur, apt humano femine i id</text:span></text:p>
      <text:p text:style-name="P6"><text:span text:style-name="T75">quod genituram appellare solet Xenocrates</text:span><text:span text:style-name="T90">, </text:span><text:span text:style-name="T75">summaque' dili-<text:line-break/>gentia distinguit quaenam ipsa genitura sola illita juvare<text:line-break/>queat, quae vero ubi ex sinu mulieris post coitum viri </text:span><text:span text:style-name="T131">0<text:line-break/></text:span><text:span text:style-name="T75">effluxerit. Nam-ingens sit medicamentorum penuria opor-<text:line-break/>tet, ubi quis, quo perniones curet, viri semen conquirere<text:line-break/>cogitur quod in mulieris congressu 'lutus non remansit,<text:line-break/>verum effluxit- Atque pleraque sane ejusmodi materiae<text:line-break/>species est in iis quae, de utilitate ab animalibus percipienda<text:line-break/>ab illo funt conscripta. . Siquidem non quam vim habeat<text:line-break/>epota urina, aut devoratum illitumve oris partibus stercus<text:line-break/>duntaxat hominis enarrat, verum etiam aliorum cuiusque<text:line-break/>animalium, atque alia etiam non pauca rarorum et paratu<text:line-break/>difficilium, puta quum elephanti, aut equi Nilei meminit.<text:line-break/>Nam bestiam scu feram regiam, quam vocant basiliscon, ne<text:line-break/>-videre quidem unquam contigit, et si vera sunt, quae de illa<text:line-break/>referuntur, periculosum etiam est vel prope accedere ad hoc<text:line-break/>animal. Non dissimilia iis quae a Xenocrate scripta sunt<text:line-break/>et ab aliis prodita fuut de animalibus, ex quibus et ipsc</text:span></text:p>
      <text:p text:style-name="P6"><text:span text:style-name="T75">Xenocrates pleraque exscripsit. Nam unde illi tantarum<text:line-break/>taliumque rerum experiundarurn fuisset copia? Sane rex<text:line-break/>quondam noster Attalus, quum ambitiosissime talia ad ex-<text:line-break/>perientiam conquireret, tamen pauciora scribere conspici-<text:line-break/>tur. Porro quidam Ateuristi eandem tractationem commen-<text:line-break/>dans , enarrandam mihi tradidit, caeterum judicio meo nec<text:line-break/>illa quidem etiam ita ab illo conscripta est, ut omnia ipse<text:line-break/>fuerit intuitus oculisque suis praesens conspexerit. Proinde<text:line-break/>nec ego basiliscorum aut elephantorum aut equorum Ni-<text:line-break/>loorum, neque alterius cuiusquam cujus ipse, periculum<text:line-break/>non fecerim meminero. Porro </text:span><text:span text:style-name="T90">φίλτρων, ἀ/ω/ίμων, όνειρο-<text:line-break/>πομπῶν </text:span><text:span text:style-name="T75">et </text:span><text:span text:style-name="T90">μισήτρων </text:span><text:span text:style-name="T75">vocatorum, ex industria enim ipsa,<text:line-break/>illorum nomina recensui, plane nec fi abunde illa forem<text:line-break/>expertus, mentionem facere in animum inducerem, ficuti<text:line-break/>nec lethalium medicamentorum, aut, ut ipsi vocant, </text:span><text:span text:style-name="T90">παθο-<text:line-break/>ποιῶν. </text:span><text:span text:style-name="T75">Nam illa sane ridicula sunt, constringere ac vincire<text:line-break/>adversarios, ut in judicio nihil possint eloqui, aut'gravidae<text:line-break/>abortum afferre, aut ut ne unquam deinceps concipiat essi-,</text:span></text:p>
      <text:p text:style-name="P6"><text:span text:style-name="T75">icere ef quaecunque ejus sunt generis. Sane horum pleraque<text:line-break/>vel antequam facias periculum, scire licet esse impossibilia,<text:line-break/>quaedam vero possibilia, caeterum vitae mortalium noxia.<text:line-break/>Itaque ego per deos; admiror qua cogitatione quove<text:line-break/>consilio ad ea scribenda quidam accesserint. Nam quae vi-,<text:line-break/>ventibus dedecori atque ignominiae sunt prodita, quo pa-<text:line-break/>cto sibi post mortem gloriae fore speraruut ? Itaque si regia pote-<text:line-break/>state praediti in hominibus morti condemnatis illa experirentur,<text:line-break/>nihil grave committerent. At ubi totam vitam degunt privati at-<text:line-break/>que ejusmodi potestatis expertes ad ea scribenda accedunt, duo-,<text:line-break/>rum alterum necesse est aut enim si experti non sunt rea con-<text:line-break/>scribunt quae ipsi ignorant; at si experti sunt, hominum<text:line-break/>omnium sunt vel impiissimi, qui experiundi gratia .hominibus<text:line-break/>innoxiis perniciosa medicamenta exhibent, ac nonnunquarn<text:line-break/>etiam honestis ac probis viris. Nam quidam medicis duobus<text:line-break/>ad unguentariorum officinam conspectis attulit ad eos rnel<text:line-break/>venditurus scilicet. Illi ubi gustassent, de pretio disceptant. At<text:line-break/>hic tanquamllli purum offerrent, propere subducit sese, verum</text:span></text:p>
      <text:p text:style-name="P6"><text:span text:style-name="T75">medicorum neuter servatus esu Itaque non minus qui sicri-<text:line-break/>buUt quam qui talia perpetrant imo magis etiam, odio digni<text:line-break/>funt, quanto scilicet minor injuria ac scelus est quod solus<text:line-break/>facias quam quod cum multis. Deinde cum eo, qui per-<text:line-break/>petravit, moritur et malorum theorematum experieutia, aff<text:line-break/>eorum qui scriptis prodidere immortalis est malitia, arma,<text:line-break/>pravis hominibus suppeditans. Jam igitur nos dicamus de<text:line-break/>iis. rebus quae humano generi sunt utiles, utique quarum<text:line-break/>fecimus periculum.</text:span></text:p>
      <text:h text:style-name="P3" text:outline-level="2">Cap. II.</text:h>
      <text:p text:style-name="P9"><text:span text:style-name="T75">De </text:span><text:span text:style-name="T106">humoribus qui surit in animalibiti:<text:line-break/></text:span><text:span text:style-name="T75">[r. </text:span><text:span text:style-name="T106">De sanguine.]</text:span><text:span text:style-name="T75"> Sanguis. Intelligendum videlicet est<text:line-break/>animalis secundum-naturam habentis nam is re </text:span><text:span text:style-name="T106">vera</text:span><text:span text:style-name="T75"> san—•<text:line-break/>guis est. At melancholicus aut biliosus, aut pituitosus aut<text:line-break/>scrosus aut putridus sanguis est mixtus ex sanguine fci-<text:line-break/>licet vero et ichore fanieve illi permixta. Tum ipsius quo-<text:line-break/>que sanguinis naturalis in quoque animali, alius liquidior,<text:line-break/>alius siccior, hic magis, ille mluus calidus, nanr frigidus san-<text:line-break/>guis nullus est.</text:span></text:p>
      <text:p text:style-name="P7"><text:span text:style-name="T75">[d. </text:span><text:span text:style-name="T106">Da junguine Juillo^</text:span><text:span text:style-name="T75"> Sanguis suillus humidus est<text:line-break/>et minus calidus humano, maxime temperie similis , siquidem<text:line-break/>et carnes suum humanis sunt similes. Comperti enim-sunt<text:line-break/>hospites et coqui complures, qui humanas carnes pro suillis<text:line-break/>venderent, tamesi qui eas edissent, nullum omnino difcri-<text:line-break/>men percipere potuerint. Quin et ipse narrantes audivi<text:line-break/>viros fide dignos, sefe in diversurio publico j as esitasse de-<text:line-break/>licatum cum carnibus suavissimis , caeterum quum jam pene<text:line-break/>saturi essent, invenisse digiti partem anteriorem, quae vi-<text:line-break/>delicet ad unguem est,, quo perculsi ac metuentes eos - qui'<text:line-break/>agebant in diversorio, ne scilicet fe quoque vorarent ceu ei<text:line-break/>rei assueti, protinus quidem illinc exiere ac vomitu reddi-<text:line-break/>tisquae ederant ita iter denuo ingressi sunt. Sed et in<text:line-break/>ipso facinore homines mactantes deprehensos non ita multo<text:line-break/>post referebant. Isaque jure quispiam existimet suillum<text:line-break/>sanguinem humano esse simillimum, ex tali enim sanguine<text:line-break/>tum prima constat generatio tum postea nutritio carnibus.</text:span></text:p>
      <text:p text:style-name="P6"><text:span text:style-name="T75">Itaque quisquis sanguinem humanum morbo alicui utilem<text:line-break/>esse ait, in suillo primum id comprobet, ac si non eandem,<text:line-break/>saltem similem actionem ostendat. Nam etsi aliquatenus<text:line-break/>inferior sit humano sanguine, saltem assimile quippiarn effi-<text:line-break/>ciet; quo cognito ab humano pleniorem fore utilitatem spe-<text:line-break/>rabimus. Nam si ne panlurn quidem promissis respondeat,'<text:line-break/>non erit cur in humano experiri oporteat, quippe similia<text:line-break/>efficere posse similia experti sumus. Nam columbae sangui-<text:line-break/>nem Pergameni nostri, atque adeo per totam fere Aliam,,<text:line-break/>qui capitis ossa confracta perforant, lu crassum cerebri </text:span><text:span text:style-name="T106">in-<text:line-break/>volucrum</text:span><text:span text:style-name="T75"> effundere assolent. Postea quidam quum haberet<text:line-break/>palumbum, nec esset ad manum columba, usus est palumbi<text:line-break/>sanguine, et tamen servatus esthomo ille. Et alius turturem<text:line-break/>eundem ad usum applicans nihil hominem laesit. Siquidem<text:line-break/>similibus ad eosdem uti affectus, ubi quae antea expertus fis<text:line-break/>non adsunt, unum est ex consessis et experientia comprobatis.<text:line-break/>Et humanae vitae pleraque hunc lu modum peraguntur. .</text:span></text:p>
      <text:p text:style-name="P7"><text:span text:style-name="T75">[3</text:span><text:span text:style-name="T116">1</text:span><text:span text:style-name="T75">. Defungatine columbae.] Porro quoniam exempli<text:line-break/>vice mentionem feci sanguinis columbini, nihllo deterius<text:line-break/>suerit jam ipsum sermoni proponere. Siquidem eo ad fnffu-<text:line-break/>siones in oculis factas quidam utuntur, protinus videlicet<text:line-break/>sumentes qui ex animante mactata essiuit. Nam calidum:<text:line-break/>lu susiufiones affundunt venis ad alarum exortus incisis, quo<text:line-break/>videlicet ad multos usus idem animal sufficiat. Alter pul-<text:line-break/>loruin tenerorum extractis pennis, sunt autem hae molles'<text:line-break/>et fistulas humore plenas obtinent, eum ipsum humorem<text:line-break/>exprimebat oculis instillans; At aliis medicis controveriia-<text:line-break/>fuit, pulline sanguinem an columbae adultae meningi afa<text:line-break/>fundere oporteret, et an maris an foerninae. Ego vero sex-<text:line-break/>centos noni eorum, quibus Romae perforata fuere capitis<text:line-break/>ossa, nec quicquarn ab usu rosacei citra columbae sanguinem<text:line-break/>offensos. Verum id calidum sit aeque atque columbae san-<text:line-break/>guis necesse est, ac fortassis ipsa tantum ealiditatis in cona<text:line-break/>tactu moderatione est utilis, haudquaquam eximia et ineo-</text:span></text:p>
      <text:p text:style-name="P7"><text:span text:style-name="T75">gnita facultate.</text:span><text:span text:style-name="T90">, </text:span><text:span text:style-name="T75">Adest, illi quoque bona facultatis tempe-<text:line-break/>ries. Sed quid hoc? Nam et haec rosaceo luest, praeter-<text:line-break/>quam quod leviter astringat, ltaque melius invenire nihil<text:line-break/>possis in capite perforato, quam ut rosaceo probo utare.<text:line-break/>Indicavi autem supra quo pacto oporteat rosaceum de quo<text:line-break/>queri non liceat praeparare. Sed et collyria sunt plurima,<text:line-break/>' quae medeantur suffusionibus, et maxime quod pluriniam</text:span></text:p>
      <text:p text:style-name="P13"><text:span text:style-name="T75">recipit inyrrham, quale est quod a Dernocrate compositum<text:line-break/>est, quod vocant diasinyrnon. Secundo sunt quae habent<text:line-break/>multum thuris. Post quae sunt qnae ex croco constant.<text:line-break/>Quin et foenigraeci succus sanguine columbino in hoc utique •<text:line-break/>praestat Quid ergo moramur aut columbos aut palumbos<text:line-break/>aut turtures, cum omnium medicamentorum paratu facilIi-<text:line-break/>tuum habeamus foenum Graecum, tum memorata collyria<text:line-break/>in promptu servemus? Ad eundem modum nec noctuae<text:line-break/>sanguine ad difficulter spirantes egebimus , quanquam sunt<text:line-break/>qui non sanguinem bibendum exhibeant, scd ipsam jubeant<text:line-break/>coctam edere ex simplici jure. Ac sanguinem quidem alii<text:line-break/>aquae, alii vino instillantes exhibent.- Et fuit etiam quidam</text:span></text:p>
      <text:p text:style-name="P6"><text:span text:style-name="T75">qui immodice hunc sanguinem apud mulierem assidue diffi-<text:line-break/>culter spirantem extolleret, et quum rogarem, qualem ab eo<text:line-break/>sciret curatam spirandi difficultatem, ne id quidem noverat,<text:line-break/>quod plores essent. Et sane lu muliere quidem est usus,<text:line-break/>verum profuit nihil,</text:span></text:p>
      <text:p text:style-name="P8"><text:span text:style-name="T75">[4. De </text:span><text:span text:style-name="T106">sanguine vespertilionis , leporis, gallinarum,<text:line-break/>caprarum, agnorum, hoedorum, urforrLm, taurorum et hir-<text:line-break/>corumij</text:span><text:span text:style-name="T75"> sicut nec sanguis vespertilionis, quod scribunt<text:line-break/>quidam, fi virginum uberibus illinatur, plurimo ea tempore ab<text:line-break/>extuberatione tueri. Est autem et jpsum falsum, veluti et<text:line-break/>quod enasci sub alis pilos prohibeat, id quod recte Xenocra-<text:line-break/>tes tanquam mendacium calumniatus est. Verum ipse cen-<text:line-break/>set post illius Usum aut chalcauthon inspergendum aut<text:line-break/>femen cicutae. Atque ubi hoc factum erit, aut prorsum pilos<text:line-break/>non prodituros, aut certe lanuginosos, cen leve atque exile<text:line-break/>medicamentum adderet cicutae semen , ac non per sese suffi-<text:line-break/>ciat strenue refrigerare partes quibus suerit impositum. Alii</text:span></text:p>
      <text:p text:style-name="P6"><text:span text:style-name="T75">• vero et puerorum pudendis sanguinem vespertilionis illinunt,<text:line-break/></text:span><text:span text:style-name="T75">credentes </text:span><text:span text:style-name="T75">ita </text:span><text:span text:style-name="T75">diutissime eas partes a pube, </text:span><text:span text:style-name="T75">servari posse </text:span><text:span text:style-name="T75">im-<text:line-break/>munes. Atqui non oportebat putare diutissime, verum </text:span><text:span text:style-name="T75">per-<text:line-break/>petuo </text:span><text:span text:style-name="T75">fore tales, velut existimant et alas. Ergo ex refrigera-<text:line-break/></text:span><text:span text:style-name="T75">trone </text:span><text:span text:style-name="T75">partis, vehementi ejusmodi quippiam posse </text:span><text:span text:style-name="T75">contingere<text:line-break/>•'netu.est a ratione alienum. </text:span><text:span text:style-name="T75">Non tamen </text:span><text:span text:style-name="T75">adeo frigidae facul-<text:line-break/>tatis </text:span><text:span text:style-name="T75">est vespertilionis sanguis, nam in totum nullus </text:span><text:span text:style-name="T75">sanguis<text:line-break/></text:span><text:span text:style-name="T75">frigidus est. Sunt enim non pauci, qui pro alimento </text:span><text:span text:style-name="T75">ha-<text:line-break/>bent </text:span><text:span text:style-name="T75">sanguinem leporis, gallinarum et caprarum; </text:span><text:span text:style-name="T75">verum<text:line-break/>• </text:span><text:span text:style-name="T75">leporis et gallinarum complures etiam </text:span><text:span text:style-name="T75">eorum</text:span><text:span text:style-name="T75">, </text:span><text:span text:style-name="T75">qui urbes<text:line-break/></text:span><text:span text:style-name="T75">incolunt.; </text:span><text:span text:style-name="T75">at </text:span><text:span text:style-name="T75">agrestes ventres suos caprarum sanguine una<text:line-break/>cum adipe implent, ut Homerus </text:span><text:span text:style-name="T75">ait </text:span><text:span text:style-name="T75">solitos sponsos </text:span><text:span text:style-name="T75">Penelo-<text:line-break/></text:span><text:span text:style-name="T75">pes. Sed nunc non est nobis sermo </text:span><text:span text:style-name="T75">de </text:span><text:span text:style-name="T75">iis quae ciborum<text:line-break/>loco sumuntur,fed quae adhibentur ut medicamenta. Sed<text:line-break/>quaedam sunt, uti</text:span><text:span text:style-name="T75">. </text:span><text:span text:style-name="T75">supra posui, alimenta simul et medica-<text:line-break/>menta, quorum hic facienda mentio est; quatenus </text:span><text:span text:style-name="T75">medica-<text:line-break/></text:span><text:span text:style-name="T75">ineuta, non quatenus, alimenta. Elenim. qui aqua </text:span><text:span text:style-name="T75">inter cu-<text:line-break/></text:span><text:span text:style-name="T75">lem laborantibus sanguinem caprarum cum </text:span><text:span text:style-name="T75">melle </text:span><text:span text:style-name="T75">exhibuer</text:span></text:p>
      <text:p text:style-name="P7"><text:span text:style-name="T75">runt, eum ut medicamentum, non ut alimentum obtulere, tum<text:line-break/>qui ad dysenteriam tosto </text:span><text:span text:style-name="T106">eo'</text:span><text:span text:style-name="T75"> et ad ventris fluxum sunt usi. </text:span><text:span text:style-name="T75">r<text:line-break/></text:span><text:span text:style-name="T75">-Videturque mihi quispiam crassam ejus essentiam, et terream<text:line-break/>-cum caliditate exiccatoriam esse suspicatus ad hune usum</text:span></text:p>
      <text:p text:style-name="P15"><text:span text:style-name="T75">' perductus. Porro galli gallinaeque sanguinem quum ab ip-<text:line-break/>•sic ad meningum haemorrhagiam </text:span><text:span text:style-name="T75">scriptum invenissem, </text:span><text:span text:style-name="T75">nec<text:line-break/>magnum quippiam effecturum speravi., nec ausus sum expe-<text:line-break/>-riri. </text:span><text:span text:style-name="T75">Simul </text:span><text:span text:style-name="T75">enim metuebam </text:span><text:span text:style-name="T75">ne curio fu s et stolidus riderer,<text:line-break/></text:span><text:span text:style-name="T75">si tantis </text:span><text:span text:style-name="T75">tamque </text:span><text:span text:style-name="T75">probatis </text:span><text:span text:style-name="T75">remediis semel praeteritis, com-<text:line-break/></text:span><text:span text:style-name="T75">fiderem sanguinem gallinaceum </text:span><text:span text:style-name="T75">illis plus </text:span><text:span text:style-name="T75">posse </text:span><text:span text:style-name="T75">praestare,<text:line-break/>simul vero quum ejusmodi sanguinis eruptio admodum sit per<text:line-break/></text:span><text:span text:style-name="T75">•riculosa, </text:span><text:span text:style-name="T75">non est </text:span><text:span text:style-name="T75">mihi </text:span><text:span text:style-name="T75">visum fore honestum , si ad ea qnae</text:span></text:p>
      <text:p text:style-name="P15"><text:span text:style-name="T75">. inexplorata essent transissem, siquidem periculosa est ejus-<text:line-break/>modi </text:span><text:span text:style-name="T75">experientia, </text:span><text:span text:style-name="T75">et </text:span><text:span text:style-name="T75">quae </text:span><text:span text:style-name="T75">solis </text:span><text:span text:style-name="T75">reglbusfn homines noxios<text:line-break/></text:span><text:span text:style-name="T75">meritu </text:span><text:span text:style-name="T75">usurpatur. </text:span><text:span text:style-name="T75">Desperabam </text:span><text:span text:style-name="T75">vero </text:span><text:span text:style-name="T75">etiam </text:span><text:span text:style-name="T75">de-sanguine </text:span><text:span text:style-name="T106">agno-<text:line-break/>rum,</text:span><text:span text:style-name="T75"> </text:span><text:span text:style-name="T75">quem quidam </text:span><text:span text:style-name="T75">comitiali morbo mederi potum scri-<text:line-break/>pserunt. </text:span><text:span text:style-name="T75">Itaque nec </text:span><text:span text:style-name="T75">hunc </text:span><text:span text:style-name="T75">quidem </text:span><text:span text:style-name="T75">etiam experimento judi-<text:line-break/></text:span><text:span text:style-name="T75">care sum ausus. Quod </text:span><text:span text:style-name="T75">si </text:span><text:span text:style-name="T75">quis experiri </text:span><text:span text:style-name="T75">volet, certe scio'da-</text:span></text:p>
      <text:p text:style-name="P7"><text:span text:style-name="T75">mnabit qui talia scripserunt. Siquidem quaecunque potu<text:line-break/>juvant epilepticos, ea facultatis sunt incidentis, at sanguis<text:line-break/>agninus omnium minime talis est. Potio quod de hoedoruni<text:line-break/>sanguine prodidit Xenocrates, quum existimassem non esse<text:line-break/>impossibile, ratus ob aceti mixtionem posse'aliquid efficerej<text:line-break/>persuasi cuidam in agro degenti ac rei rusticae quidem stu-<text:line-break/>dioso, caeterum primis disciplinis erudito, retulitque Ce eo<text:line-break/>in duobus sanguinem expuentibus usum-nonnullam utilitatem<text:line-break/>expertum. Caeterum illorum neuter ex iis quae'mihi nar-<text:line-break/>rabat neque ex arteria neque ex larynge ' aut pulmone<text:line-break/>expnisse visus est. Xenocrates igitur in priihb libroale per-<text:line-break/>cipienda ab animantibus utilitate,, ubi de hoedis disserit,.-feris-<text:line-break/>bit in haec-verba. </text:span><text:span text:style-name="T106">Ad sanguinem spuentes admodum utila.<text:line-break/>Oportet autem nondum concreto mansura scrnicotylae tanr<text:line-break/>tundem admiscere aceti acris, idque scrvasactum trifariam<text:line-break/></text:span><text:span text:style-name="T75">partiri </text:span><text:span text:style-name="T106">et in singulos dies singulas partes exorbendas siraea<text:line-break/>hera,</text:span><text:span text:style-name="T75"> ltaque liceat tibi forte fortuna in agro deprehenso,<text:line-break/>ubi reliquorum fuerit inopia, hoc uti, quum citra periculum</text:span></text:p>
      <text:p text:style-name="P6"><text:span text:style-name="T75">id experiri possis. Ursorum vero sanguis, si abscessibus cali-<text:line-break/>dus imponatur, fieri potest ut concoquat. Adjiciam vero<text:line-break/>etiam caprinum, hircinum, taurinum. Licetque tibi, si voles,<text:line-break/>praeteritis decem insilibus medicamentorum paratu prom-<text:line-break/>ptorum, quibus concoquuntur abscessus, nrscs, tauros ac hir-<text:line-break/>cos mactare, quolibet scilicet nsu, nec enim quispiam semel<text:line-break/>imposito, in partem affectam medicamento promissum ejus<text:line-break/>exiget, nec etiam si refrixerit ut jam cogatur.</text:span></text:p>
      <text:p text:style-name="P8"><text:span text:style-name="T75">[5. </text:span><text:span text:style-name="T106">Oe sanguine viridium ranarum.</text:span><text:span text:style-name="T75"> 1 Porro quum<text:line-break/>assereret quidam sanguinem viridium ranarum parvarum,<text:line-break/>quas quidam brexantes nuncupant, si evulsis ex palpebris<text:line-break/>pilis inungeretur, ut in posterum ne recrescerent prohibi-<text:line-break/>turum, falsum id'comperi facto periculo. Postea vero scri-<text:line-break/></text:span><text:span text:style-name="T85">ptuiu </text:span><text:span text:style-name="T75">a quibusdam reperi illud ipsum, sicut etiam crotonum,<text:line-break/>quos potius veteres appellitant cynoraistas, Verum nec hic<text:line-break/>' facto periculo promissa praestitit.</text:span></text:p>
      <text:p text:style-name="P7"><text:span text:style-name="T90">[6. </text:span><text:span text:style-name="T75">De </text:span><text:span text:style-name="T106">sanguine crocodili et reliquorum^</text:span><text:span text:style-name="T75"> Caeterum<text:line-break/>an crocodili terrestris sanguis nisum acuat,</text:span><text:span text:style-name="T116">1</text:span><text:span text:style-name="T75"> ne: id quidem<text:line-break/>experiri volui, quum haberem probata aciei exacuendae me-<text:line-break/>dicamenta cxyderce. Neque an/ admissariorum equorum<text:line-break/>sanguis crustam moliatur et septicus sit, neque an murium<text:line-break/>domesticorum sanguis verrucas decidere faciat. Nam aliorum<text:line-break/>suit mihi magna semper copia et ad hoc pathema et quod<text:line-break/>aegrius illo medicabile' est, nempe ad vocatam myrrneciam.<text:line-break/>Et cavebam ne praestigiaturae opinionem merito referrem,<text:line-break/>quum jam etlam improbi quidam medici ex divinandi qua-<text:line-break/>piam arte, non ex speculatione medica me in morbis solere<text:line-break/>praedicere calumniarentur.</text:span></text:p>
      <text:p text:style-name="P8"><text:span text:style-name="T75">£7. De tacte.] Lac. Bifariam hoc utimur, partim ut<text:line-break/>cibo, partim ut medicamento. Sed quid valeat ut cibus, in<text:line-break/>curandi methodo alibique expositum est, at facultatem ejus<text:line-break/>ceu medicamenti, eam nunc explicamus, sic primum illud<text:line-break/>commonebo, quod paulo ante de sanguine, quod non de<text:line-break/>morbido laete, sed de naturali cuiusque animantis ea quae</text:span></text:p>
      <text:p text:style-name="P7"><text:span text:style-name="T75">dicenda sunt, intelligere oporteat. Igitur lac sanissimum;<text:line-break/>velut etiam sanguis, purum lincerumque est, nec amaroris<text:line-break/>nec acrimoniae aut ariditatis aut salsedinis aut foetoris<text:line-break/>particeps,</text:span><text:span text:style-name="T116">1</text:span><text:span text:style-name="T75"> fed ut dixerit quispiam, bono odore praeditum<text:line-break/>aut' odoris expers, aut certe.exiguum odorem bonum refe-</text:span><text:span text:style-name="T116">!<text:line-break/></text:span><text:span text:style-name="T75">reus; -Clarum etiam est id esse debere gustu suave, paucu-<text:line-break/>laur habens dulcedinem; sicut et sanguis integrae sanitatis ex<text:line-break/>quo et lactis constat generatio. Tale lac ad acres et mor-<text:line-break/>daces fluxiones est utilissimum , non abluens tantummodo eas<text:line-break/>a partibus afflictis, est enim id illi cum.aqua commune, scd<text:line-break/>et corpora illinens, ut non in nuda cadat quod defluit. Neo<text:line-break/>in hoc duntaxat aquae praestat, verum etiam quia colluit,<text:line-break/>utpote extergentem in sesc humiditatem continens, quam<text:line-break/>vocant serum, id quod colluit diluitque’ corpora, reliquo<text:line-break/>autem quod crassum pingueque est, circumlinitur’non aliter<text:line-break/></text:span><text:span text:style-name="T75">r </text:span><text:span text:style-name="T75">quam pinguedo-, adeps atque ovi albumen et ceratum ex</text:span></text:p>
      <text:p text:style-name="P8"><text:span text:style-name="T75">eloto oleo ceraque consectum, nam et haec ab acribus icho-</text:span></text:p>
      <text:p text:style-name="P7"><text:span text:style-name="T75">ribus scu sanie natas mordicationes mitigant, eo quod cor-<text:line-break/>poribus circumlinantur ipsa naturae minime mordacis. Porro<text:line-break/>quum lac omnium facillime alteretur, praesertim si ambiens<text:line-break/>fuerit, calidum, mullum a dicta facultate amittit, nisi pretia<text:line-break/>nus quis ab uberibus efluso calido etiarnnum utatur. Maxime<text:line-break/>igitur mulieris bene habitae et bonam victus rationem ser-<text:line-break/>vantis lacte utendum, nam id humano corpori estfamilia-<text:line-break/>riffimum, deinde aliorum animalium, quae quidem ab hu-<text:line-break/>rnana natura non longissime absunt, id quod scies ex car-<text:line-break/>niurn odore; nam fastidiosus est et injucundus eorum quae<text:line-break/>multum diversam habent temperiem, ceu canis, lupi, leonis,<text:line-break/>pardalis, vulpis, hyaenae, ursi et similium , non injucundus<text:line-break/>autem est eorum quae non porro absunt, ut fuis, caprae,<text:line-break/>equae, horis, ovis, asini. Quocirca etiam cuncti homines docti<text:line-break/>experientia caprino, ovillo, bubulo asininoque utuntur </text:span><text:span text:style-name="T106">lacte<text:line-break/></text:span><text:span text:style-name="T75">et caseos ex eis conficiunt, excepto asinino. Nam id plane<text:line-break/>tenue est et plenum humoris serosi, velut bubulum crassum,</text:span></text:p>
      <text:p text:style-name="P7"><text:span text:style-name="T75">caeterum consistentia medium caprinum est,- at fusorudunr<text:line-break/>aqueumque lac obtinet. Porro lac omne ex tribus constat<text:line-break/>essentiis, cafeofa, scrosa, pingui; hanc plurimam habere con-<text:line-break/>spicitur bubulum, ex quo conficitur et id quod butyrum<text:line-break/>nominant, concoquentis et laxantis facultatis, quamobrern<text:line-break/>maxime illo utuntur ad parotidas et bubones.</text:span></text:p>
      <text:p text:style-name="P8"><text:span text:style-name="T75">[8. </text:span><text:span text:style-name="T106">JDe sero lactissc^</text:span><text:span text:style-name="T75"> At serum, ut dictum est, exter-<text:line-break/>gendi facultatem possidet, adhibeturque subducendi ventris<text:line-break/>gratia, ae per clysteres injicitur extergens et abluens sine<text:line-break/>mordacitate intestinorum acrimoniam. Praeterea si quis ul-<text:line-break/>cera quae sanie infestantur acri . vice aquae </text:span><text:span text:style-name="T131">t</text:span><text:span text:style-name="T75">sero colluat,<text:line-break/>optime sane fecerit. Praeterea quaecunque medicamenta<text:line-break/>digerere solent sugillationes et livores, ea praestat fero quam<text:line-break/>aqua diluere. Sic etiam eo utimur ad sugillata et suflusio-<text:line-break/>nes, peculiaribus ad baec. medicamentis commiscentes. At<text:line-break/>caseolum illud et crassum ipsius lactis magis illitum adhaeret<text:line-break/>et eo nomine acrimoniam retundit. Porro ubi aliam quam-</text:span></text:p>
      <text:p text:style-name="P14"><text:span text:style-name="T90">• </text:span><text:span text:style-name="T75">piam desiccantem facultatem habuerit adjunctam, loptimum<text:line-break/>est remedium dysenteriae et omnium ventris acrium fluxio-<text:line-break/>nurn. Eam accipit a lapidibus, qui praedecocto ipsi injiciun-<text:line-break/>tur ignitu Porro eos esse oportet quos vocant silices. Et<text:line-break/>lac eousque decoqui debet, dum pleraque serosi in eo humo-<text:line-break/>iis absumpta pars fuerit. At nos injectis ferreis in ipsum<text:line-break/>cylindris candentibus, eandem aut etiam meliorem laculla-,<text:line-break/>tem efficimus; nam ferrum astringentis quoque., ut est di-<text:line-break/>ctum, facultatis est particeps. Ac proinde cylindros ego<text:line-break/>complures effeci hujus gratia, ad sines veruum propenden-<text:line-break/>tes, quo videlicet quis manubrio ignitum ferrum facile igni<text:line-break/>eximat, et sicut cauteriorum , ita horum manubria pannis<text:line-break/>involvo. Porro lac totum ad acres oculorum fluxiones tum<text:line-break/>per fe tum cum mollium collyriorum quopiam est utile,<text:line-break/>praeterea ad sugillata et fustusiones. Quin etiam palpebris<text:line-break/>extrinsecus ubi qui ophthalmia laborant, somno sefe dabunt,<text:line-break/>impositum simul cum rosaceolet ovo phlegmonae eorum con-</text:span></text:p>
      <text:p text:style-name="P6"><text:span text:style-name="T75">coquet, sed hoc esto lac mulieris recens ex mamillis 'expref-<text:line-break/>fum. Infundimus ipsum et utero ulcerato tum per fele tum<text:line-break/>iis medicamentis'commiscentes, quibus misceri potest, utique<text:line-break/>citra morsum curantibus, et ubi in sede ulcera mitigamus<text:line-break/>prae saniei acrimonia dolentia, aut pblegmonas aut rugas<text:line-break/>perpetientia, Sic et ad ulcera pudendorum utimur , et ad<text:line-break/>omnia quae leniri postulant sive ob phlegmonen sive ob<text:line-break/>morsum sive ob malignitatem. Ea propter et cancrosis ap-<text:line-break/>plicatur ulceribus medicamentis anodynis commixtum, qua-<text:line-break/>lia sunt quae constant ex pompholyge. Et quid attinet com-<text:line-break/>memorare, quod ore contentum et collutum gargarizatum-<text:line-break/>que, vel maxime phlegmonae ejus mitigat? Sed et tonsillas<text:line-break/>et columellam et antiadas phlegmone affectas admodum mi-<text:line-break/>tigat et proinde etiam anginam. Atque ut semel dicam, </text:span><text:span text:style-name="T106">me-<text:line-break/>dicamentum</text:span><text:span text:style-name="T75"> est leniens; totam quidem substantiam habens<text:line-break/>mordacitatis expertem, sed multo magis ubi concoctione -<text:line-break/>moderata potissima pars serosi humoris absumpta esu Sic,</text:span></text:p>
      <text:p text:style-name="P7"><text:span text:style-name="T75">mihi videntur etiam medici ad venena, quae erosione inter-<text:line-break/>imunt, lac dari suadere , velut sunt lepus marinus et can-<text:line-break/>tharis. Sunt etiam qui exlubent iis</text:span><text:span text:style-name="T106">, qui</text:span><text:span text:style-name="T75"> aconitum et tha-<text:line-break/>. psiam sumpserint, sed haec ex ratione fecerunt. Alia vero<text:line-break/>*palam mentiti sunt,, ut de lacte canino, quod in palpebris<text:line-break/>pilos renasci prohibeat,, si prioribus evulsis ei loco foret<text:line-break/>illitum, unde pilorum radices exacte essent. Ad eundem<text:line-break/>modum qui fcripferunt quod celerem pilorum in pudendis<text:line-break/>exortum reprimat, siquidem foret ante pubertatem, illitum,<text:line-break/>quique quod foetus emortuos ejiceret potum-, verum non<text:line-break/>protulere. Sed et alia quaedam praestigiis contaminata,<text:line-break/>tum de horum tum de aliorum quorundam animalium lacto<text:line-break/>conscribunt, quae me ab initio dicturum negavi, etiamsi ex-<text:line-break/>perientia didicissem vera dixisse.</text:span></text:p>
      <text:p text:style-name="P8"><text:span text:style-name="T75">[q. De cafeo.] Caseus. Sermoni qui habetur de lacte<text:line-break/>-annectendum est de,caseo, proplerea quod sit lac coagula-<text:line-break/>tum. Non tamen universa lactis essentia in cascos, cogitur,</text:span></text:p>
      <text:p text:style-name="P7"><text:span text:style-name="T75">sed quod crassum est duntaxat, scilicet tenui seroso secreto<text:line-break/>ac separato. Porro 'dictum est habere lac lu se naturam<text:line-break/>quandain pinguem et veluti oleosam , eamque plurimam esse<text:line-break/>posui in bubulo, ac ubi a reliquo lacte sejunctum fuerit, so-</text:span></text:p>
      <text:p text:style-name="P13"><text:span text:style-name="T75">, 'Iumque per.fe constiterit, id pingue butyrum appellari, at<text:line-break/>ubi cum toto Iacte coagulatum fuerit, scroso duntaxat hu-</text:span><text:span text:style-name="T116">z<text:line-break/></text:span><text:span text:style-name="T75">inore per coagulationem separatu, pinguem cascum effici.</text:span></text:p>
      <text:p text:style-name="P15"><text:span text:style-name="T75">, Tiuntque hoc pacto casei bubuli quidam adeo pingues, ut<text:line-break/>ex iis effluat quiddam ad speciem olei. Porro tum hi tum<text:line-break/>-reliqui omnes temporis spatio acriores tibi apparebunt, sive<text:line-break/>gustes sive olfacias. Itaque quum mihi olim-caseus allatus esset<text:line-break/>•bubulus, quem ex odore acrem esse conjiciebam., abjeci, et jam<text:line-break/>a famulis absumptum putabam, caeterum illi talia servare<text:line-break/>soliti longo post tempore ex promptuario proferentes, quid-<text:line-break/>nam de illo fieri juberem, rogant. Quum igitur edendo<text:line-break/>non esset propter acrimoniam, ludicrum nobis problema<text:line-break/>extitit proponentibus, cui rei quis illum utiliter posset accom-<text:line-break/>modare. lntereaquunr ad me arthriticus quispiam an curru</text:span></text:p>
      <text:p text:style-name="P6"><text:span text:style-name="T90">' </text:span><text:span text:style-name="T75">convectus esset, tophos in articulis habens, subiit mihi crure<text:line-break/>.suillo salso, quod erat intus, decoctu caseum eo decocto ma-<text:line-break/>cerare, ac probe in mortario subigendo unitum tophis impo-<text:line-break/>nere. Et sane arthriticus ab hoc medicamento magnifice<text:line-break/>.adjutus est, nam rupta sponte sua cute, absque incisione vi-<text:line-break/>, delicet, effluxere quotidie citra dolorem tophorum parti-</text:span></text:p>
      <text:p text:style-name="P8"><text:span text:style-name="T75">•culae. Ubi autem totus,, qui apud me erat cascus fuisset<text:line-break/>absumptus, talem sibi alium comparans arthriticus in posterum<text:line-break/>servavit, et postea rursum usus est inveterato, atque ubi<text:line-break/>tunc quoque idem percepit commodum, saepius deinceps<text:line-break/>uti perseverabat, et quosdam amicorum similiter affectorum<text:line-break/>• docuit.. Atque id quidem nos excogitavimus, caeterum com-<text:line-break/>.probavit atque confirmavit experientia. Porro recentem,<text:line-break/>qui inveterato contrarii est temperamenti, quandoque homini<text:line-break/>in agro degenti moderatae magnitudinis vulnus habenti impo-<text:line-break/>.fui, antea videlicet ad laevorem tritum. Extrinsecus autem<text:line-break/>illi imponebam folia lapathi. Possint vero etiam, si haec non<text:line-break/>adsint, folia superponi vitis aut platani aut betae aut la-</text:span></text:p>
      <text:p text:style-name="P7"><text:span text:style-name="T75">ctucae. At ipse quidem caseus vulnus glutinavit, eratqne<text:line-break/>letiamnum mollis. Alius vero , qui vocatur et in patria<text:line-break/>mea. Pergamo et per superjacentem Asiam oxygalactinns,<text:line-break/>magnum rustici vulnus conglutinavit impositus, nam </text:span><text:span text:style-name="T106">re-<text:line-break/>cens</text:span><text:span text:style-name="T75"> coagulatus </text:span><text:span text:style-name="T106">ac</text:span><text:span text:style-name="T75"> mollis repercutiendi vim obtinet, ni-<text:line-break/>mirum leviter refrigerans. At oxygalactinus praeter haec<text:line-break/>digerendi insuper levem quandam vim possidet.</text:span></text:p>
      <text:p text:style-name="P116"><text:span text:style-name="T75">''<text:tab/>[10. </text:span><text:span text:style-name="T106">JDe</text:span><text:span text:style-name="T75"> butyro. J Butyrus aut butyrum, utcunqtte</text:span></text:p>
      <text:p text:style-name="P8"><text:span text:style-name="T75">nominare velis sive masculino sive neutro genere, fit qui-<text:line-break/>dem, ut supra dictum est, ex eo quod in lacte pingnissi-<text:line-break/>raum est. Miror autem quo pacto Dioscorides ex ovillo<text:line-break/>et caprino confici referat. Ego namque ex bubulo hoc me-<text:line-break/>dicamentum fieri novi ac proinde nuncupatum esse butyrum<text:line-break/>existimo. Facultatis est concoquentis, paulum habens etiam<text:line-break/>digerendi facultatis, in mediis nimirum corporibus feetm-</text:span></text:p>
      <text:p text:style-name="P13"><text:span text:style-name="T75">•- dum duritiem ac mollitiem. Nam id semper memoria tenere<text:line-break/></text:span><text:span text:style-name="T106">oportet,</text:span><text:span text:style-name="T75"> quicquid simpliciter ac sine addito aut limitatione aliqua</text:span></text:p>
      <text:p text:style-name="P6"><text:span text:style-name="T75">profertur, de mediis temperie corporibus intelligi, Nam cor-<text:line-break/>porum plane durorum tumores praeter naturam hoc nequit<text:line-break/>medicamentum digerere, at quae in mollibus sunt phlegmonae,<text:line-break/>eas et concoquit et digerit perfacile, nam parotidas et bu-<text:line-break/>bonas et oris phlegmonas aliasque partes complures pror-<text:line-break/>sum illo solo' curavimus, nimirum •puerilibus corporibus<text:line-break/>ac muliebribus perpetientibus. Sed et gingivis puerorum<text:line-break/>dentientium assidue illitum nihilo imbecillius melle gingi-<text:line-break/>vas extenuat, per quas exitus est dentibus. Et alios omnes<text:line-break/>in ore affectus plilegmonosos, postea quam fluxio restiterit,<text:line-break/>digerit pariter et concoquit. Proinde cataplasinatis inditur-,<text:line-break/>quae extrinsecus imponuntur parotidibus, hypochondriis et<text:line-break/>bubonibus. Sed et in ventrem devoratum et ex eo dlltribu-<text:line-break/>tum magnifice cousert expuitionibus ex pulmone, idqne in<text:line-break/>pleuriticis et peripneumonicis affectibus cum hoc, quod -eos<text:line-break/>etiam concoquat. Atque si solum lingatur, magis quidem<text:line-break/>concoquit, verum minus educit; sin cum melle et amygdalis ,<text:line-break/>amaris, plus educit, scdminus concoquit. -</text:span></text:p>
      <text:p text:style-name="P7"><text:span text:style-name="T75">[r i. </text:span><text:span text:style-name="T106">JDe</text:span><text:span text:style-name="T75"> coagula.] Coagulum omne acris ac digercn-<text:line-break/>. tis facultatis est ac'nimirum etiam exiccatoriae, nam neces-<text:line-break/>fario id superiora comitatur. At leporis quidem coagulum<text:line-break/>comitialem morbum, fi cum aceto bibatur, praeterea proflu-<text:line-break/>vium muliebre sanare proditum est, sed et lac in ventre<text:line-break/>coagulatum dissolvere, quod certe et nos experti sumus,<text:line-break/>non solum in leporino, sed etiam in aliorum animalium om-<text:line-break/>nium coagulo, attamen leporinum omnium est praestantissi-<text:line-break/>mum. Sed et sanguinem in ventre concretum simili modo<text:line-break/>potum dissolvit, ac efficacius quidem caeteris, verum non<text:line-break/>solum, quod quibusdam scriptum legitur, sedet hoc com-<text:line-break/>mune est omni coagulo. Quidam autem sanguinis ex tho-<text:line-break/>race rejectiones leporinum coagulum epotum supprimere<text:line-break/>prodiderunt, caeterum nec alium quenquam eo usum novi,<text:line-break/>nec ipse sum ausus acri uti remedio ad affectum astrictionem<text:line-break/>poscentem. Porro coagulum equinum ad dysentericos et coe-<text:line-break/>liacos peculiariter accommodari scripserunt nonnulli.</text:span></text:p>
      <text:p text:style-name="P8"><text:span text:style-name="T75">[12. </text:span><text:span text:style-name="T106">De coagulo phocae.]</text:span><text:span text:style-name="T75"> At phocae coagulum exi-</text:span></text:p>
      <text:p text:style-name="P6"><text:span text:style-name="T75">mie aptum esse quidam praedicant, tanquam vires obtineat<text:line-break/>castorei. Verum quaecunque proditum est quodque coagu,<text:line-break/>lum secundum essentiae suae </text:span><text:span text:style-name="T106">prae&amp;are</text:span><text:span text:style-name="T75"> proprietatem, non<text:line-break/>est nunc tempus exponere.</text:span></text:p>
      <text:p text:style-name="P8"><text:span text:style-name="T75">[t3. De </text:span><text:span text:style-name="T106">fellea</text:span><text:span text:style-name="T75"> Hic succus omnium, quae in quoque-<text:line-break/>sunt animalium, calidissimus esse demonstratus esu Itaque,<text:line-break/>sicuti sanguinem et carnes dissimiliter temperata obtinent<text:line-break/>animalia, eadem ratione et fel. Quocirca calidissimorum fel,<text:line-break/>aliorum quoque animalium fel exeellere necesse est, et quae<text:line-break/>illis minus funt calida, proportione et hunc humorem illis<text:line-break/>inesse calidum, quanto scilicet et in aliis sunt inferiora.<text:line-break/>Didicisti enim quatuor esse universos in unoquoque animali<text:line-break/>sanguineo humores', sanguinem, pituitam et bilem tum fla-<text:line-break/>varn tum atram. Didicisti porro ex mure non tantum medi-<text:line-break/>cis, scd et Graecis omnibus bilem flavam absolute efferri<text:line-break/>bifem, tanquam subaudituris qui audiunt coloris oogno-<text:line-break/>rninationem, atram vero non simpliciter nuncupati bilem,<text:line-break/>fed cum addito nempe hoc toto atram bilem. Sed et quod</text:span></text:p>
      <text:p text:style-name="P7"><text:span text:style-name="T75">flavam bilem nonnuuquam pallidam cognominant nosti et<text:line-break/>quod in vesica jecoris interdum pallidam, interdum flavam<text:line-break/>in dissectionibus animalium ipsam conspicimus. Audisti<text:line-break/>’ porro flavam tanto esse pallida calidiorem, quanto et craf-</text:span></text:p>
      <text:p text:style-name="P8"><text:span text:style-name="T75">siorem , ” nam seroso recremento flavae bili commixto'<text:line-break/>pallidam constitui contingit, sicut et flavam plusculum cale-<text:line-break/>factam consistentia reddi crassam, colore autem flavam.<text:line-break/>Qum et • in animalibus apparet flava quidem iis, quae<text:line-break/>magis sunt calida, quae vero minus, pallida. Et ubi ea-<text:line-break/>lida animalia aut fame aut siti torquentur, ad atrum co-<text:line-break/>lorem vergit, interdum illum habens aeruginosum, inter-<text:line-break/>dum caeruleum, interitu isatidis, qui quidem magis est<text:line-break/>colore brassicae suscus. Itaque et tu bilis colori diligenter<text:line-break/>intendito,, quum medicamentum praeparabis cui admiscenda<text:line-break/>est bilis. Miscent autem, cycliscis vocatis et troohifcis,<text:line-break/>, qualis est Andronis et PoIyidae et Pasionis et Bitinis,,qui<text:line-break/>tauri recipiunt bilem, nam ubi ea medicamenta praeparant,</text:span></text:p>
      <text:p text:style-name="P7"><text:span text:style-name="T75">quae suntjutilia ad oculos, hyaenae, galli, perdicis et aliorum<text:line-break/>quorundarn animalium bilem adhibent Porro taurorum<text:line-break/>bilis calidior est et florior quam boum, castratorum ; nam ca-<text:line-break/>stratum animaI femper simile redditur sceminae et iis quae<text:line-break/>sunt aetatis minoris. Itaque sicut haac hninore superant<text:line-break/>adulta et perfecta vlucunturque ab iisdem caliditate, ad<text:line-break/>eundem modum bos cestratus a tauris. Et quorundarn. ego<text:line-break/>taurorum bilem vidi caeruleam, flava, nimirum supera ssata,<text:line-break/>qnam fane in praeparandum injici medicamentum vetui,<text:line-break/>sumpto illius loco alterius tauri bile mediocriter flava, uain<text:line-break/>ille vinculis violenter tractus supra modum fuerat defa-<text:line-break/>tigatus , itaque ec labore quum excanduisset, clarum est<text:line-break/>temperiem ejus fuisse calidiorem, probabileque est sie vio-<text:line-break/>lenter pertractum tum sitiisse/ tum etiam esurivisse. At-<text:line-break/>que ut. fummatim dicam, velut urina </text:span><text:span text:style-name="T106">a</text:span><text:span text:style-name="T75"> modica potione<text:line-break/>modice pallere et sitim famemque </text:span><text:span text:style-name="T106">et</text:span><text:span text:style-name="T75"> mullum laborem<text:line-break/>perpessis flava esse conspicitur, impletis- vero atque ine-<text:line-break/>briatis albida, ita et bilis colores variat, ad flavius qui-</text:span></text:p>
      <text:p text:style-name="P7"><text:span text:style-name="T75">dem per exercitia, inediam et sitim, ad candidius vero in<text:line-break/>contrariis. Scito ergo si praeparando medicamento bilem<text:line-break/>impense flavam injicias, calidius te id effecturum, si pal-<text:line-break/>lidam, mediocriter calidum, sin exolutam et aqueum, tanto<text:line-break/>imbecillius temperie convenienti, quanto et bilis ad can-<text:line-break/>didius fuerit versa. Sic qui occlusas haemorrhoidas tau-<text:line-break/>rino fello aperiunt, iis interdum imbecillum, interitum<text:line-break/>vero supra quam conveniebat acre apparuit. Quamquam<text:line-break/>- nonnulla quoque diversitas existit pro corpore cui adhi-<text:line-break/>betur , prout scilicet promptiore fensn aut hebetiore sue-<text:line-break/>rit, tum perfacile patiens aut difficulter. Verum in ipsa<text:line-break/>bile' non parva visitur, ut dixi, varietas, nam idem homo<text:line-break/>a pallida minus, a flava bile plus mordicatur- Liquet ita-<text:line-break/>que vel ex eo, quod haemorrhoidas aperit, quam sit hic<text:line-break/>humor acris, scd et illis ipsis qui utuntur mordicare per-<text:line-break/>cipitur. Ac proinde cavemus ne ad alium morbum aut<text:line-break/>fymptoma bilem flavam usurpemus solam ac per se, nam</text:span></text:p>
      <text:p text:style-name="P6"><text:span text:style-name="T75">propositi cyclisci pauculum bilis accipiunt. Ac quae ad ocu-<text:line-break/>lorum aciem componuntur medicamenta; partim hyaenae<text:line-break/>partim perdicis partim galli partim alterius cujuspiam bilem<text:line-break/>accipientia, admixtum habent tum mel tum foeniculi succuiu<text:line-break/>tum opobalsamum. Porro animalium quorundarn singulariter<text:line-break/>bilis </text:span><text:span text:style-name="T106">a</text:span><text:span text:style-name="T75"> medicis extollitur, tanquam aciem exacuat oculorum<text:line-break/>et suffusionum initia digerat, velut piscis quem vocant cal-<text:line-break/>lionymon, hyaenae et scorpii marini tum galli et perdicis. At<text:line-break/>suilla adeo omnium lurbecissima est, ut ne ulceribus quidem,<text:line-break/>toleratu sit gravis, et apparet omnium bilium maxime aquea<text:line-break/>exceptis silvestribus suibus et iis qui degunt in montibus,<text:line-break/>nam ut horum caro et calidior et siccior est, ita et bilis.<text:line-break/>Porro domesticorum suum hile utuntur quidam ad ulcera<text:line-break/>aurium, medicamento utique non aspernando, et tu quoque<text:line-break/>ubi compositorum nihil'affuerit, utitor, sunt enim innumera’-.<text:line-break/>Sed et. uro affectus magnitudine alia etiam atque alia al-<text:line-break/>terius animalis bilis potest congruere. Nam uni ulcus diu-</text:span></text:p>
      <text:p text:style-name="P6"><text:span text:style-name="T75">turnum fuerit; multamqne saniem pusque contineat, etiam<text:line-break/>sicciorem bilem perferet, puta ovium, quae paulo est acrior<text:line-break/>fuilla, hac etiam magis caprarum, cui assimilis quodammodo<text:line-break/></text:span><text:span text:style-name="T85">est </text:span><text:span text:style-name="T75">ursorum et boum. At taurorum his valeutior est, in-<text:line-break/>ferior tamen bile hyaenarum, et haec quoque inferior bile<text:line-break/>calbonyini et scorpii marini et marinae testudinis. Porro<text:line-break/>hirci agrestis bilem scripsere quidam prodesse lusciosis.,<text:line-break/>Caeterum volatilium animalium biles omnes tum acriores<text:line-break/>funt tum sicciores quam quadrupedum, et luter ipsas quo-.'<text:line-break/>que volucres gallinarum et perdicum biles ad medicinae<text:line-break/>usum probatiores habentur. Accipitrum vero et aquilarum<text:line-break/>impendio aeres funt, sed'et erodunt, quamobrern colore vi-<text:line-break/>funtur aerugineo ac nonnunquarn atro. His itaque earum<text:line-break/>cognitis differentiis atque affectibus, qui plus, quique minus,<text:line-break/>desiccari postulant cognitis, si unam modo quampiam opere<text:line-break/>sueris expertus, inde ad alias transire poteris per metho-<text:line-break/>dum; ut scrnper quae affectui commoda sit adhibeatur. Nam</text:span></text:p>
      <text:p text:style-name="P7"><text:span text:style-name="T75">quum velut in conjectura sita' fit cujusque facultatis vehe-<text:line-break/>mentia, a desinito quopiam principio ad materiam inexplo-<text:line-break/>ratam transue oportet, ac a prius exploratu excessus qui<text:line-break/>in illis consistunt discere. Sed et notas quasdam luculentas<text:line-break/>ego exposui tum a bilis colore tum ab animalium temperie,<text:line-break/>[r4. </text:span><text:span text:style-name="T106">De sudorem</text:span><text:span text:style-name="T75"> Sudor. Unus et hic est humorum<text:line-break/>in animantis corpore provenientium et eandem habens ma-<text:line-break/>teriam quam urina et eundem generationis modum. Siqui-<text:line-break/>tlein utrique a bibito humore generantur, calefacto simul<text:line-break/>, in corpore et biliosae nonnihil substantiae adepto, verum<text:line-break/>sudor plus est elaboratus, utpote qui ad cutem usque per-<text:line-break/>meatis omnibus quae intersunt partibus pervenit. Atta-<text:line-break/>men fndores inter scfe et urinas differre necesse est, tum<text:line-break/>pro animalium temperamentis, quae et natura, et per ae-<text:line-break/>lates non parum a scfe invicem funt diversa, et pro prae-<text:line-break/>cedente victus ratione. Clerum autem est, etiam si aliquan-<text:line-break/>do in sermone omissum suerit, pro tempore auni. et praes-<text:line-break/>enti constitutione, praeterea pro regionibus, diversitatem</text:span></text:p>
      <text:p text:style-name="P6"><text:span text:style-name="T75">effici in animantium corporibus non parvann Nam com-<text:line-break/>pendii gratis uno capite complecti ejusmodi omnia soleo,<text:line-break/>nempe pro ambientis nos aeris temperie ea mutari dicens;<text:line-break/>- etenim diversitatem regionum, quae est lu caliditate </text:span><text:span text:style-name="T106">et fri-<text:line-break/>giditate,</text:span><text:span text:style-name="T75"> hic comprehendit, ut tempus anni et praesentem<text:line-break/>praeteritam que constitutionem. Quum ergo sermo fuerit de<text:line-break/>urinis aut sudoribus aut bilibus aut sanguine aut pingue-<text:line-break/>dine aut adipe aut quopiam in corpore nato, dividentibus<text:line-break/>videlicet nobis eas, quae in animalibus visuntur, differen-<text:line-break/>tias, de sanis corporibus sermo intelligendus est, mediam<text:line-break/>propriae ipsorum temperiei constitutionem habentibus. Sic<text:line-break/>ergo quod et sudor salsae et salsuginosae vocatae qualitatis<text:line-break/>est particeps, gustus testimonio probatur, nam saepenumero<text:line-break/>nolentibus in os defluens dictam qualitatem indicat. Saepe<text:line-break/>vero etiam non obscurum praefert amarorem. Attamen et<text:line-break/>color ejus naturam designat, nam sicut urina naturalis mo-<text:line-break/>dice est pallida, sic et sudor. Verum id facile cognosces lu</text:span></text:p>
      <text:p text:style-name="P6"><text:span text:style-name="T75">iis, qui lavantur, quum absque oleo strigili raduntur, nam<text:line-break/>sudor in cavo strigilis colligitur, colorem quem dixi simul<text:line-break/>et gustum praeferens, ac evidenter salsedinem habens; fed<text:line-break/>obscure amarorem. Verum de urina plus etiam quam con-<text:line-break/>veniat medici scripserunt, propterea nimirum quod large ea<text:line-break/>in omnibus hominibus tum privatirn tum publice quotidie<text:line-break/>colligatur. At de sudoribus aut nihil aut quae curiosa sint<text:line-break/>potius et praestigiaturae obnoxia, et insuper scripserunt alii<text:line-break/>supervacanea, quae per aliam fieri possent materiam medi-<text:line-break/>cam. Porro sudor etiam lu palaestris exercentium miscetur<text:line-break/>sordibus, quem quidam curiose Atticam sectantes linguam<text:line-break/>eonisalon vocant •* confertque nonnihil tenuibus sordibus, ut<text:line-break/>tumores praeter naturam per halitum digerant. Nam illae<text:line-break/>plus repercutiunt, mluus autem digerunt, at post adjun-<text:line-break/>ctum exercentium sudorem acquirunt multum facultatis<text:line-break/>digerentis. Ergo ad phlegmonae uberum solae hae surdes<text:line-break/>impositae efsicaciori furit remedio. Sin sicciores videbuntur,</text:span></text:p>
      <text:p text:style-name="P6"><text:span text:style-name="T75">cyprinum superungito, et si valde etlam siccae, cyprino<text:line-break/>item subigito. Praestat autem notn siccas, fed molles aeci-.,<text:line-break/>pere. Porro si non adsit cyprinum, rosaceum bonum mi-<text:line-break/>scuisse sufficit, lloc medicamentum admodum est utile iis,<text:line-break/>quibus a partu restringere lac consilium est, </text:span><text:span text:style-name="T106">eo nomine,</text:span><text:span text:style-name="T75"> quod'<text:line-break/>in mammis coaguletur in morem casci. Hinc orsu ad alios<text:line-break/>affectus similes uti licebit. Atque ego sane ad bubonem eo<text:line-break/>usus celeriter disparuisse tumorem conspexi. </text:span><text:span text:style-name="T75">-</text:span></text:p>
      <text:p text:style-name="P8"><text:span text:style-name="T75">[i 5. </text:span><text:span text:style-name="T106">De</text:span><text:span text:style-name="T75"> urina.] Dictum quidem est de tota ejus<text:line-break/>natura in sermone de sudore. Diceturque et nunc quod<text:line-break/>quanta est in animalibus bilis diversitas, tanta item sit in<text:line-break/>urinis. Atque omnes quidem facultate funt calidae, scd<text:line-break/>plus tamen animalium calidiorum: minus autem frigidio-<text:line-break/>rmn. De urina humana. At urina hominis omnium prope<text:line-break/>aliarum urinarum est imbecillima, exceptis porcis dornesti-<text:line-break/>cis, quibus exacti sunt testes. Nam illorum similis est totius<text:line-break/>corporis temperies temperiei hominum et urina similiter</text:span></text:p>
      <text:p text:style-name="P6"><text:span text:style-name="T75">debilis. Verum montanorum aprorum valida est, ut etiam<text:line-break/>ex odore apparet, qui utique acerrimus est. Sed et in aliis<text:line-break/>animalibus ex odore vim ejus conjicere liceat: nam urinas<text:line-break/>illas degustare plane est abominandum, quum ne pueri qui-<text:line-break/>dem minam vir quidam honestus vita pariter ac moribus -<text:line-break/>bibere sustinuerit, qriurn pestifere aegrotaret in Syria ; ubi<text:line-break/>quum multi urinam puerorum simul et virorum hausissent,<text:line-break/>sese hinc servatos- credebant- Caeterum urina hominum ut<text:line-break/>siquid aliud extergendi vim obtinet: quod quum alii multi<text:line-break/>satis indicant, tum maxime fusiones, qui sordida vestium</text:span></text:p>
      <text:p text:style-name="P13"><text:span text:style-name="T106">, ea</text:span><text:span text:style-name="T75"> expurgant atque extergunt. Hanc ejus vim quum et<text:line-break/>medici conspexissent, ploras et lepras ea detergunt, perfun-</text:span></text:p>
      <text:p text:style-name="P15"><text:span text:style-name="T75">. duntque ulcera tum multa hurniditate tum sordibus et im-<text:line-break/>puritate scatentia, ac multo magis ubi putridum quiddam<text:line-break/>obtinent. Sed et pudendis, ubi sic afficiuntur, urinam infun-<text:line-break/>dunt et auribus pure fluentibus. Quin et achoras et fur-<text:line-break/>fures ea curant, capiti identidem perfundentes. At nos haec</text:span></text:p>
      <text:p text:style-name="P7"><text:span text:style-name="T75">facere cdimus potius, quum ad manum sint quae illis con-<text:line-break/>ducant alia medicamenta, at ulcera digitorum pedis maxime<text:line-break/>quae ex illisione atque offensione essent inflicta ,riaepenu-<text:line-break/>mero, ubi nimirum phlegmone carerent, et ipsc curavi, ea-<text:line-break/>que in fervis et hominibus rusticis, quos iter ingredi abs-<text:line-break/>que medicis erat necesse, siquidem linamento ulceri impo-<text:line-break/>sito ac insuper linteo circumvoluto ac ligato quoties me-<text:line-break/>jendi incesseret cupiditas, in digitum ferri urinam praecepi,<text:line-break/>nec ante solvere quam bene esset curatus. Nam'et si quem<text:line-break/>alium ruri sine medico agentem urinam ulceribus perfun-<text:line-break/>dentem audissem, non vetui, ubi scilicet in partibus thorace<text:line-break/>inferioribus usque 'ad imos pedes ulcus constitisset, siqui-<text:line-break/>dem ulcera aut capitis aut faciei urina perfundi sinere<text:line-break/>aversabar. Attamen medicamentum, quod ex. urina pueri<text:line-break/>conficitur, quod quidam vocant chryfocollan, quia eo ad<text:line-break/>auri glutinationem utuntur, ad ulcera difficilia sanatu opti-<text:line-break/>mum esse assero, fit autem id figura phiali confeetq mor-</text:span></text:p>
      <text:p text:style-name="P7"><text:span text:style-name="T75">tario ex aere rubro, habente pistillum ejusdem materiae, in<text:line-break/>quod mejente puero pistillum circumages identidem, ut<text:line-break/>non tantum a mortario quid deradat, scd etiam a scle<text:line-break/>nonnihil deterat: id quod pluribus deinceps diebus pera-<text:line-break/>gitur, donec urina crassitiem assequatur mellis. Eaciendum<text:line-break/>vero id in sole, nam facilius lu aere ejusmodi ab aere quid<text:line-break/>deteritur, aut si folabsit, calidas esse aedes saltem conve-<text:line-break/>nit. Hoc medicamento mixto iis quae curandis ulceribus<text:line-break/>malignis funt idonea utimur, ut dixi, ceu optimo, nihil enim<text:line-break/>habet abominandum, perinde ut urina capiti alterive parti<text:line-break/>infusa. Nam quid commemorem urinae potum? Scripsere<text:line-break/>tamen medicorum quidam de sublidente in urina crasso illo<text:line-break/>videlicet et albo, dicentes id mederi erysipelatis. Sane ea<text:line-break/>erysipelata, quae ignea etiarnnum sunt et re vera erysipe-<text:line-break/>lata, calidorum et acrium medicamentorum omnino nullum<text:line-break/>juvare potest, quae vero per refrigerantia refrixere, tum hoc<text:line-break/>tum alia multa medicamenta digerentia adjuvare valent.</text:span></text:p>
      <text:p text:style-name="P7"><text:span text:style-name="T75">Atque hoc quidem uti licebit, ubi non in facie aut prope<text:line-break/>erysipelas constiterit, verum in artuum quopiam aut dorso<text:line-break/>aut ventre. At urinam pueri orthopnoeae gratia ebibere<text:line-break/>necessarium non est,- quum sint et alia medicamenta quae<text:line-break/>huic medeantur afiectui. Quin quum bibisset quidam, affe-<text:line-break/>ctu liberatus non est, ut non eximium quid praeter alia<text:line-break/>possideat.</text:span></text:p>
      <text:p text:style-name="P8"><text:span text:style-name="T75">[16- </text:span><text:span text:style-name="T106">De sielo, salivatj</text:span><text:span text:style-name="T75"> Sielon sive sialon, sive ptyee<text:line-break/>lon appellare libet, nihil interesu Verum id sciendum est,<text:line-break/>vim ejus esse disterentem tum lu animalium speciebus tum .<text:line-break/>in eorum unoquoque fano et aegroto, jejuno et sitibundo,<text:line-break/>aut cibo potuque sumpto. Etenim ut urina et bilis, sic<text:line-break/>etiam saliva sumpto quidem cibo imbecilla est, valida et<text:line-break/></text:span><text:span text:style-name="T116">1</text:span><text:span text:style-name="T75"> acris eorum qui ingenti aut inedia aut fili premuntur, in<text:line-break/>• medio utriusque est eorum, qui probe concoxere quidem,<text:line-break/>nondum tamen cibum potumve hausere. Hac ergo saliva<text:line-break/>nutrices puerorum lichenas curant, parvum videlicet digi-<text:line-break/>tum rigantes, ac deinde cutem affectam confricantes, idque</text:span></text:p>
      <text:p text:style-name="P7"><text:span text:style-name="T75">faciunt subinde tanto scilicet intervallo, dum salivae vires<text:line-break/>in lichene perdurent ac nondum sint' extinctae. Sed et<text:line-break/>triticum mandentes rustici non pauci furunculis imponunt,<text:line-break/>nam celeriter eos et digerit et concoquit, quum si macera-<text:line-break/>reut aquar non aeque prodesset. Ex quo liquet salivam ju-<text:line-break/>vandi robur afferre. Atque corporibus mollibus aut puero-<text:line-break/>rum , panem, </text:span><text:span text:style-name="T90">ηοή </text:span><text:span text:style-name="T75">triticum imponunt ore commansum. Porro<text:line-break/>omnia sic commansa digerunt et sugillata, caeteraque eccby-<text:line-break/></text:span><text:span text:style-name="T106">/inornata,</text:span><text:span text:style-name="T75"> maxime ubi panis simul cum pauco radiculae fue-<text:line-break/>rit commansus. Porro tota substantia vel maxime adversa<text:line-break/>est saliva bestiis hominem interficientibus, ceu alicubi etiam<text:line-break/>Nicander poeta refert. Pollicitus autem mihi quidam iucan-<text:line-break/>tationam scfe ostensurum, quae scorpios interficeret, ubi<text:line-break/>illam semel dixisset, in scorpium expuit, inde rursum eam<text:line-break/>obmurmurans iterum scorpium conspuit, ac ubi tertio di-<text:line-break/>xisset atque expuisset, mortuus est scorpius.. At postea ego<text:line-break/>absque incantatione a sola saliva occisum vidi scorpium,<text:line-break/>idque celeriter a saliva esurientium aut sitientium, tarde</text:span></text:p>
      <text:p text:style-name="P6"><text:span text:style-name="T75">alitem ab illis qui cibo potuque suerant impleti, in aliis<text:line-break/>' autem proportione.</text:span></text:p>
      <text:p text:style-name="P8"><text:span text:style-name="T75">[i7. .De </text:span><text:span text:style-name="T106">iis quae in corpore proveniunti\</text:span><text:span text:style-name="T75"> Nascuntur,<text:line-break/>in corpore cum alia praeter naturam, quorum non est fa-<text:line-break/>tis honestum meminisse, tum etiam lapis in vesica, de quo<text:line-break/>scripsere quidam quod lapides vesicae comminuat. Atque<text:line-break/>hoc quidem falsum est experientia judicatum, caeterum an<text:line-break/>renum lapides frangat, omnino experti non sumus, quum<text:line-break/>suppeterent alia ad hoe fymptoma probata medicamenta.<text:line-break/>De pure autem et id genus dicere supersedeo, id illis con-<text:line-break/>cedens, qui his in rebus mirifici sunt, scilicet quibusdam<text:line-break/>cnm praestigiis. Caeterum stercus unum est inter ea, quae<text:line-break/>in' corpore proveniunt, fecundum naturam affecto animali,<text:line-break/>veluti et avium sordes. De utroque itaque deinceps disseram.</text:span></text:p>
      <text:p text:style-name="P8"><text:span text:style-name="T75">[18. • De </text:span><text:span text:style-name="T106">copro, siercoreij</text:span><text:span text:style-name="T75"> Copros si ve copron sive<text:line-break/>apopatema appellari velis perinde est.- Scito autem hanc<text:line-break/>substantiam vim habere vel maxime digerentem. Verum</text:span></text:p>
      <text:p text:style-name="P6"><text:span text:style-name="T75">stercus humanum ob foeterem abominandum est, at bubu-<text:line-break/>lum, caprinum, crocodilorum </text:span><text:span text:style-name="T75">terrestrium </text:span><text:span text:style-name="T75">et canum, </text:span><text:span text:style-name="T75">ubi </text:span><text:span text:style-name="T75">ossi-<text:line-break/>bus duntaxat vescuntur, neque graviter olet et multa ex-<text:line-break/>perientia non </text:span><text:span text:style-name="T75">tantum </text:span><text:span text:style-name="T75">rrobis, fed' </text:span><text:span text:style-name="T75">et </text:span><text:span text:style-name="T75">aliis medicis </text:span><text:span text:style-name="T75">me </text:span><text:span text:style-name="T75">natu<text:line-break/>majoribus comprobatum est. Siquidem Asclepiades, cnico-<text:line-break/>gnomentum erat pharmsceon, </text:span><text:span text:style-name="T75">et </text:span><text:span text:style-name="T75">alia omnia medicamenta<text:line-break/>collegit, ut inultos impleret libros; et stercore </text:span><text:span text:style-name="T106">ad</text:span><text:span text:style-name="T75"> mustos<text:line-break/>saepe affectus utitur non modo medicamentis, quae foris<text:line-break/>imponuntur commiscens, led iis quoque quae intro in os<text:line-break/>sumuntur.</text:span></text:p>
      <text:p text:style-name="P8"><text:span text:style-name="T75">[iq. </text:span><text:span text:style-name="T106">De siercore</text:span><text:span text:style-name="T75"> canino.] Sane ego memini </text:span><text:span text:style-name="T75">me </text:span><text:span text:style-name="T75">ad-<text:line-break/>mirandam tum humani tum canini stereoris expertum sit-<text:line-break/>. culta </text:span><text:span text:style-name="T75">t </text:span><text:span text:style-name="T75">em. Sed prius disseram de canino, qui uti assidue<text:line-break/>consuevit praeceptorum nostrorum: quidam, sola osta cani<text:line-break/>edenda exhibens duobus continuo diebus, ex quibus durum,<text:line-break/>candidum ac minime foetens stercus proveniebat. Hoc igi-<text:line-break/>tur acceptum desiccabat, ut quum postea usus esset facile<text:line-break/>ad laevorem posset redigi. Utebatur eo ad anginam et dyf-</text:span></text:p>
      <text:p text:style-name="P6"><text:span text:style-name="T75">enteriam et summe inveterata ulcera, ad anginam quidem<text:line-break/>iis admiscens, quae alioqui huic'affectui congruebant, ad<text:line-break/>dysenteriam lacti illi immiscens, cui decocto calculos voca-<text:line-break/>tos silices ignitos injici ante posuimus; aut ut </text:span><text:span text:style-name="T106">ego</text:span><text:span text:style-name="T75"> postea<text:line-break/>ob parandi facilitatem ad ferrum confugi, id candens lacti<text:line-break/>probe decocto injiciens. Vocant autem medici nonnulli lac<text:line-break/>ejusmodi nescio quo pacto schistum, verum oportebat non<text:line-break/>hoc sic appellare, sed in quo segregamus ac scindimus serum<text:line-break/>a caseo. Caeterum medicus ille stercus caninum aridum.<text:line-break/>tritum lacti, in quo extincti erant calculi marini, clam injicie-<text:line-break/>bat, et id solum generosissimos quosque discipulos docebat.<text:line-break/>In his ergo duobus multum expertus sum stercus caninum<text:line-break/>ceu medicamentum mirabile., sicut et in ulceribus extreme<text:line-break/>malignis. Miscui ergo et ad illa paulum quiddam stercoris<text:line-break/>canini medicamentis probatis, et manifesto se ipso valentius'<text:line-break/>redditum est medicamentum, et si quando digerere aut desic-<text:line-break/>care quid opus esset, illis etiam medicamentis admiscui.</text:span></text:p>
      <text:p text:style-name="P7"><text:span text:style-name="T75">[ao. </text:span><text:span text:style-name="T106">'De stercore humano.j</text:span><text:span text:style-name="T75"> Caeterum humani stercoris<text:line-break/>hoc habeo experimentum. Assidue 'quidam a phlegnionis<text:line-break/></text:span><text:span text:style-name="T106">__ ad</text:span><text:span text:style-name="T75"> guttur existentibus vexabatur adeo vehementer, nt suffo-<text:line-break/>cationis subiret periculum, et fanerob hoc periculum fan-,<text:line-break/>gninem mittere cogebatur, ln hunc quum forteiqnih luci»<text:line-break/>disset, pollicitus est se praebiturum medicamenti experimen-<text:line-break/>tum,et sevocari, si quando ruisus aliqua in parte gutturis<text:line-break/>emicuisset phlegmone, ante sanguinis missionem praecepit.<text:line-break/>Itaque vocatus medicamento issito stat i m hominem curavit.<text:line-break/>Ut autem iterum profecit, non in ipso tantum, fed et in aliis<text:line-break/>qur similiter erant affecti rogabat is, qui assiduo suffocari<text:line-break/>periclitabatur ,, data rnercede ut sese medicamentum illud<text:line-break/>doceret ,, erat enim ille et locuples et in pecuniae sumptu<text:line-break/>liberalis; porro ubi conventum esset de pretio, is qurven-<text:line-break/>debathoc medicamentum, inquit, per antipathiam quan-<text:line-break/>dam utilitatem obtinet, esse autem eam antipathiam ut qui<text:line-break/>curatur nefciat unde conficiatur. Jussit itaque alium daret<text:line-break/>qui pro ipfo disceret, qui sibi fidelissimus esse rideretur qui-</text:span></text:p>
      <text:p text:style-name="P6"><text:span text:style-name="T75">que jurejurando reciperet fese nulli ejus facturum copiam,<text:line-break/>priusquam ipsi: qui dedisset</text:span><text:span text:style-name="T106">-foret defunctas,</text:span><text:span text:style-name="T75"> itaque a morte<text:line-break/>ejus qui ludicanat. non tantum .ille suum hominem, sed et<text:line-break/>alios simabat, et mihi ne petenti quidem medicamenti .ex-<text:line-break/>emplum volens ac lubens obtulit. </text:span><text:span text:style-name="T90">Ε</text:span><text:span text:style-name="T123">τ</text:span><text:span text:style-name="T90">ὸ1 </text:span><text:span text:style-name="T75">autem stercus.pueri<text:line-break/>siccum erim melle Attico ad laevorem tritum. Victitabat am-<text:line-break/>tem puer, cujus stercus accepturus erat, uti ipse qui medi -<text:line-break/>•camentum dederat ostendit, lupinis illis videlicet qui ex<text:line-break/>more edi sclent, cum pane bene coctu..lu clibano modicum/<text:line-break/>salem et fermentum habente. Praebebat autem bibendum<text:line-break/>vinum vetus, atque haec omnia mediocri in quantitate:, ut<text:line-break/>perfectu ea puer posset concoquere. Itaque quum primo<text:line-break/>die eo nictu esset usus, postero tamen die nondum stercus<text:line-break/>capiebat, sed lu eo quoque die rursum eodem alebat victu,<text:line-break/>ac tertio demum sumebat, </text:span><text:span text:style-name="T106">pc</text:span><text:span text:style-name="T75"> postea arefacto utebatur simi-,<text:line-break/>liter ut flercore canino, ut ante dictum esu Dicebat autem ,<text:line-break/>illum qui docuerat fugitantem alios cibos ob foeterem prae-</text:span></text:p>
      <text:p text:style-name="P6"><text:span text:style-name="T75">tulisse lupinos, fese vero experimenti gratia carnes galli-<text:line-break/>naceas aut perdicuin ex aqua aut tenui jure bene coctas per-<text:line-break/>saepe. exhibuisse et medicamentum nihilominus operatum.<text:line-break/>Atque ego fane haec tibi de.canino humanoque stercore nar-<text:line-break/>rare possum.</text:span></text:p>
      <text:p text:style-name="P8"><text:span text:style-name="T75">[21. De </text:span><text:span text:style-name="T106">stercore lupino.'} At</text:span><text:span text:style-name="T75"> lupinum stercus qui-<text:line-break/>dam colicis potandum dabat, non tantum lu ipsis paroxys-<text:line-break/>mis, scd etiam in intervallis, siquidem phlegmone vacarent.<text:line-break/>Quorum ego quosdam vidi non amplius invadi, et qui erant<text:line-break/>invasi non amplius id graviter passos, scd nec post paucum<text:line-break/>temporis. Accipiebat aulem ille albidius potius stercus<text:line-break/>quale ubi ossa ederint solent excernere. Verum illud etiam<text:line-break/>in eo mirabar, quod vel suspensum evidenter aliquoties<text:line-break/>juvisset. Itaque hic stercus capiebat quod non decidisset in<text:line-break/>terram, id quod non erat inventu difficile: ea enim est lu-<text:line-break/>porum natura quae canum, ut snspenfo allero posteriorum<text:line-break/>crurum et. mejant et cacent in eminenti quopiam ex. terra.</text:span></text:p>
      <text:p text:style-name="P7"><text:span text:style-name="T75">Itaque in spinis faepe aestate stercus lupinum reperitur et<text:line-break/>fruticibus, vepribus herbisque procerioribus. Invenitur<text:line-break/>porro in stercore illorum et nonnihil ossium devorati ani-<text:line-break/>malis</text:span><text:span text:style-name="T75">, </text:span><text:span text:style-name="T75">quod ut effugit commansionein, ita et concoctionem,<text:line-break/>• quod et ipsum contundens ac conterens bibendum praebuit<text:line-break/>colicis, ac si homo esset puritatis amans, miscebat et salis<text:line-break/>quippiam aut piperis aut quippiam ejusmodi. Ut plurimum<text:line-break/>autem ex vino albo consistentiae tenuis bibendum praebebat, .<text:line-break/>interim vero etiam ex aqua. Hoc ergo stercoris quod ‘<text:line-break/>patientis ilibus applicandum esset praecepit suspendi ex<text:line-break/>vinculo confecto ex lana, fed non qualibet, verum multo<text:line-break/>praestabat eam esse ovis a lupo laniatae, unde quod ad<text:line-break/>. hunc usum accommodaretur esset conficiendum.' Quod si<text:line-break/>talis non adesset lana, ex pelle cervina et lorum quod<text:line-break/>cingeret ilia, et in quo stercus contineretur parari prae-<text:line-break/>cipiebat. At nos ollulam ad magnitudinem maximae fa-<text:line-break/>’ hae confecimus, qnam experiundi gratia indito stercore.</text:span></text:p>
      <text:p text:style-name="P8"><text:span text:style-name="T75">quibusdam suspendimus, nec potuimus non mirari quum</text:span></text:p>
      <text:p text:style-name="P6"><text:span text:style-name="T75">plurimos ipsorum videremus adjutos. Caeterum ad ollu-<text:line-break/>lam duas ceu aures affiximus, per quas lorum transmitti .<text:line-break/>posset. Sed hoc quidem obiter dictum esto, siquis in-<text:line-break/>• venietur qui _ sic suspensis fidem habere dignabitur. Dico<text:line-break/>autem sic, nam substantia est quae suspenditur, non voces<text:line-break/>barbarae, ut quidam facere praestigiatorum assolent, quando<text:line-break/>et alias expertus sum substantias quae in aliis affectibus<text:line-break/>similiter operarentur. Sed de his non est nunc dicendi<text:line-break/>tempus. Ad propositum itaque revertamur.</text:span></text:p>
      <text:p text:style-name="P8"><text:span text:style-name="T75">[22. De </text:span><text:span text:style-name="T106">siercore caprinos</text:span><text:span text:style-name="T75"> Nam humanum, cani- -<text:line-break/>num lupinumque stercus recensui, alia vero nondum ; quo-<text:line-break/>rum etiam major est quam dictorum numerus, et quae-<text:line-break/>dam assiduo habentur in usu, quaedam rariore. Omnium<text:line-break/>creberrime utimur caprino stercore digerentis et acris<text:line-break/>facultatis, adeo ut et induratis scirrhorum in modum tu-<text:line-break/>moribus congruat, nec tantum lienis, ad quos creberrime<text:line-break/>medici non pauci hujusmodi stercora applicant, fed etiam</text:span></text:p>
      <text:p text:style-name="P7"><text:span text:style-name="T75">aliarum partium. Siquidem 'ego eo usus sum ad genu<text:line-break/>.tumorem habens inveteratum et aegre solubilem, jusso<text:line-break/>fieri cataplasmate ex farina hordeacea per oxycratum, in-<text:line-break/>_dito videlicet hoc stercore, e</text:span><text:span text:style-name="T106">t</text:span><text:span text:style-name="T75"> mirum est quam homo ille<text:line-break/>,fuerit adjutus. Erat autem rusticus iniquo id factum est.<text:line-break/>,Et jam etiam alius rusticus quum sic usus esset non: tan-<text:line-break/>tum in genu, fed etiam aliis in partibus ad tumores simi-<text:line-break/>les perinde adjutns est. Nam acrius est medicamentum<text:line-break/>.quam ut mulleres urbanas aut pueros aut omnino qui<text:line-break/>tenera funt carne fanare possit. Sed de particulari </text:span><text:span text:style-name="T106">om~'<text:line-break/>pium</text:span><text:span text:style-name="T75"> medicamentorum usu in opere de componendis illis<text:line-break/>tractabitur. Quin et ad aquam inter cutem et ad fple-</text:span></text:p>
      <text:p text:style-name="P13"><text:span text:style-name="T75">_nicos varie caprino stercore utimur. Sed et ustum tenuio-<text:line-break/>. ris quidem essentiae, verum haud manifesto redditur acrius.<text:line-break/>. Quamobrern fane ad alopecias congruit, et omnia adeo<text:line-break/>quae extergentia medicamenta desiderant, ut lepras, plo-<text:line-break/>ras, lichenas et hoc genus alia. Miscetur digerentibus<text:line-break/>cataplasmatis, qualia sunt quae accommodantur ad paroti-</text:span></text:p>
      <text:p text:style-name="P6"><text:span text:style-name="T75">.das et bubonas diuturniores, est enim vis •ejus-tnm usti<text:line-break/>4um non usti absterforia et digerens, nec etiam parvam<text:line-break/>habet digerendi potentiam. Nam medicus quispiam ex<text:line-break/>iis, qui in agris et vicis medicinam exercent, utebatur eo<text:line-break/>.ex aceto ad viperarum morsus et musto sane etiam ma-<text:line-break/>gis, aliarum bestiarum, ac prosecto ex iis complures serva-<text:line-break/>vit. Et hic ipse quoque medicus ad auriginem potanda<text:line-break/>ipsa ssercora caprina ex vino praebuit, et ad profluvium<text:line-break/>muliebre cum thure apposuit. Quae omnia fane optimus<text:line-break/>medicus ignorare non debet, caeterum potiora eligere<text:line-break/>potissimum ad urbanos et honoratos alicnjusque existima-<text:line-break/>tionis viros, in quibus equidem ego tali nunquam sum<text:line-break/>rulus medicamento, quum multo meliorum suppeteret copia.<text:line-break/>Attamen existit nonnunquarn talium usus aut in itinere aut<text:line-break/>in venatione aut rusticatione, quum scilicet .meliorum nihil<text:line-break/>assuerit, aut homo rusticus perinde suerit carnis durae ac<text:line-break/>asino similis. Nam ejusmodi multos in agris reperias di-<text:line-break/>nos, qui bibant stercora caprina. Porro quod et supra i</text:span></text:p>
      <text:p text:style-name="P117"><text:span text:style-name="T90">, </text:span><text:span text:style-name="T75">mcnni de urinis et bile et saliva, id nunc memoria repete,<text:line-break/>nempe universalem et communem facultatem eandem om-<text:line-break/>nibus inesse, verum pro animalium temperamentis variam.<text:line-break/>Nam eorum quae sicciore funt temperie et stercus exic-<text:line-break/>cantius est; sicut et calidiorum magis etiam calefactorium.<text:line-break/>Verum nullum omnino stercus refrigerat, sicut nec ullum<text:line-break/>humectat. Sed et pro natura eorum quae edunt, multa<text:line-break/>item fuerit diversitas. Proinde in hominibus potius quam<text:line-break/>aliis animalibus major est, quandoquidem hoc animal di-<text:line-break/>versissimis maximeque variis cibis utitur. Nam quid simile<text:line-break/>habent qui allium ac caepas comedunt et qui cucurbitam<text:line-break/>verbi causa ? at caprarum stercora pro pasto vario 'nonnihil<text:line-break/>item habuerint differentiae,' non tamen tantum quantum<text:line-break/>stercus humanum.<text:tab/></text:span><text:span text:style-name="T75">-•</text:span></text:p>
      <text:p text:style-name="P8"><text:span text:style-name="T75">[a3. De stercore bubula.] Similiter stercus bubulum<text:line-break/>exiguam habet differentiam , estque. et ipsum facultatis exic-<text:line-break/>catoriae, verum attractoriam etiam obtinet, ut monstrat,<text:line-break/>dum apum vefparumque morsus juvat. Atque haec ut a</text:span></text:p>
      <text:p text:style-name="P6"><text:span text:style-name="T75">proprietate substantiae totius juventur fieri poteiL Cacte-<text:line-break/>rum medicus quidam medicamentorum peritus in Mysia, quae<text:line-break/>in Hellesponto est, aqua inter cutem laborantes bubulo ster-<text:line-break/>~core oblinens in solem exponebat. Atque hic ipse impo-<text:line-break/>suit et partibus rusticorum phlegmone obsessis humidum illud<text:line-break/>vere collectum quum herbam boves pascuntur. Manifestum<text:line-break/>autem est hoc esse alio moderatioribus multo xiribus, dico<text:line-break/>autem aliud, quum paleis vescuntur; nam hoc medium est<text:line-break/>inter id quod modo diximus et quod provenit ab ervi pastu.<text:line-break/>Liquet ergo quemadmodum id quod pascuo herbaceo pro-<text:line-break/>venit, ad phlegmonas accommodatur; sic istud aqua infestatis<text:line-break/>esse idoneum. Scire tamen oportet, omnia id genus me-<text:line-break/>dicamenta duris agrestium hominum corporibus aptari,<text:line-break/>nempe fossoribus et messoribus et qui opus obeunt tam<text:line-break/>validum; in quibus utique Mysius ille medicus et ad stru-<text:line-break/>mas adhibebat et </text:span><text:span text:style-name="T106">ad</text:span><text:span text:style-name="T75"> tumores omnes scirrhofos ex aceto<text:line-break/>in cataplasmatis formam compositum illinens.</text:span></text:p>
      <text:p text:style-name="P118"><text:span text:style-name="T75">[24. </text:span><text:span text:style-name="T106">De stercore ovillos</text:span><text:span text:style-name="T75"> Scd et hic ipse medicus<text:line-break/>l .<text:tab/></text:span><text:span text:style-name="T75">V i<text:tab/>' “<text:tab/>’<text:tab/>.<text:tab/>'</text:span></text:p>
      <text:p text:style-name="P7"><text:span text:style-name="T75">ovium utebatur stercore ad acrochordonas et rnyrmecias et<text:line-break/>thymos et furunculos duros, quos clavos nominant, aceto<text:line-break/>videlicet diluens. Quin et ulcerum ambusta ad cicatricem<text:line-break/>illo .ducebat, nempe stercus hoc eerato rosaceo commiscens.<text:line-break/>Sed et per stercus caprinum combustum similiter curabat,<text:line-break/>&gt; caeterum pauculum ejus multis numeris majori cerati moli</text:span></text:p>
      <text:p text:style-name="P8"><text:span text:style-name="T75">admiscebat. Et lu totum' studium id illi erat unicum omnia<text:line-break/>curare per </text:span><text:span text:style-name="T106">ea,</text:span><text:span text:style-name="T75"> quae ex agris facillime parantur: inter quae<text:line-break/>.sunt et herbae et frutices et arborum flagra et germina et<text:line-break/>folia mollia et fructus et cortices, super quibus copiosius di-<text:line-break/>cetur lu facile parabilibus. - -</text:span></text:p>
      <text:p text:style-name="P8"><text:span text:style-name="T75">(a5. De </text:span><text:span text:style-name="T106">stercore columbino.]</text:span><text:span text:style-name="T75"> Porro stercore colum-<text:line-break/>barum nomadum , nam sic eas quidam cognominant a do-<text:line-break/>mesticis videlicet distinguentes , tanquam medicamento cale-<text:line-break/>faciente et ipse a'd multa frequenter admodum utor, nempe.<text:line-break/>cum semine nasturtii contusum cribratumque siccum vice<text:line-break/>napyos ad ea quae rubrisicari debent adhibens. ManisestuQ</text:span></text:p>
      <text:p text:style-name="P6"><text:span text:style-name="T75">aulem est quod inveterata omnia dico in talibus affectibus,<text:line-break/>quales'sunt coxendix, hemicrania, scotomata, vertigines et<text:line-break/>cephalaea, et in </text:span><text:span text:style-name="T75">lateribus', </text:span><text:span text:style-name="T75">scapulis, cervice, lumbis, dolo-.*'<text:line-break/></text:span><text:span text:style-name="T75">res </text:span><text:span text:style-name="T75">inveterati, et </text:span><text:span text:style-name="T75">ad </text:span><text:span text:style-name="T75">haec nephritides et affectus coeliaci<text:line-break/>et podagricae arthritides', quando videlicet in articulis' </text:span><text:span text:style-name="T106">eo-<text:line-break/></text:span><text:span text:style-name="T106">rum</text:span><text:span text:style-name="T75"> </text:span><text:span text:style-name="T75">nondum constiterint tophi. Atque hoc stercus plane<text:line-break/>foetidum'non est </text:span><text:span text:style-name="T75">maxime </text:span><text:span text:style-name="T75">arefactum. </text:span><text:span text:style-name="T75">Quocirca et </text:span><text:span text:style-name="T75">in </text:span><text:span text:style-name="T75">urbi-<text:line-break/></text:span><text:span text:style-name="T75">hus eo varie utimur, alias aliis miscentes medicamentis.</text:span></text:p>
      <text:p text:style-name="P8"><text:span text:style-name="T75">[26. De </text:span><text:span text:style-name="T106">stercore</text:span><text:span text:style-name="T75"> </text:span><text:span text:style-name="T75">gaiZinaco.] </text:span><text:span text:style-name="T75">' Porro quum conspexis-<text:line-break/></text:span><text:span text:style-name="T75">sem </text:span><text:span text:style-name="T75">illum in Mysia medicum gallinaceo utentem stercore in<text:line-break/></text:span><text:span text:style-name="T75">eis, </text:span><text:span text:style-name="T75">qui ab esu fungorum </text:span><text:span text:style-name="T75">suffocabantur, </text:span><text:span text:style-name="T75">et </text:span><text:span text:style-name="T75">ipse quoque sum<text:line-break/>usus </text:span><text:span text:style-name="T75">lu quibusdam urbem </text:span><text:span text:style-name="T75">inhabitantibus, qui et ipsi fungos<text:line-break/></text:span><text:span text:style-name="T75">esitarunt, ipsum videlicetad laevorem contritum tribus </text:span><text:span text:style-name="T75">qua-<text:line-break/></text:span><text:span text:style-name="T75">tuorve oxycrati aut oxymelitis inspergens cyathis; </text:span><text:span text:style-name="T75">et pa-<text:line-break/>lam adjuti </text:span><text:span text:style-name="T75">sunt idque </text:span><text:span text:style-name="T75">celeriter, Nam qui praefocabantur,<text:line-break/></text:span><text:span text:style-name="T75">paulo post vomebant pituitosum humorem </text:span><text:span text:style-name="T75">omnino </text:span><text:span text:style-name="T75">crassissi-<text:line-break/>mum, et exinde plane liberati sunt symptomate. Est au-<text:line-break/></text:span><text:span text:style-name="T75">tern </text:span><text:span text:style-name="T75">hoc stercus columbino </text:span><text:span text:style-name="T75">minus </text:span><text:span text:style-name="T75">calidum.-, </text:span><text:span text:style-name="T75">Caeterum </text:span><text:span text:style-name="T75">My-</text:span></text:p>
      <text:p text:style-name="P7"><text:span text:style-name="T75">sius ille medicus dabat etiam bibendum stercus gallinaceum iis<text:line-break/>qui diutino coli dolore fuissent vexati ex oenomelite, quod<text:line-break/>si hoc non aderat; ex aceto aut vino aqua diluto. J^orro<text:line-break/>memoria tenere oportet communem de omnibus animantibus<text:line-break/>rationem, nempe in iis quae lu corporibus ipsorum continen-<text:line-break/>tur, tam humida quam solida, tum in ipsis partibus plurimam<text:line-break/>esse diversitatem montanorum quae vocant et eorum quae in<text:line-break/>pratis, paludibus, lacubns et aedibus versantur. Semper<text:line-break/>enim quae exercentur iis quae non exercentur sunt<text:line-break/>sicciora, et quae cibis utuntur calidioribus siccroribusque<text:line-break/>iis quae 'humidis frigidisque. Nam in columbis, quan-<text:line-break/>doquidem creber nobis earum stercoris est usus, multo<text:line-break/>semper inferius ac imbecillius expertus sum earum ster-<text:line-break/>cus quae, in domibus degebant quam earum quae in mon-<text:line-break/>tibus, quas nomadas nuncupant. Tum gallinarum quoque<text:line-break/>inveni multu etiam imbecillius earum quae conclusae ser-<text:line-break/>• vantur et furfuribus aluntur , non paulo autem valentius-</text:span></text:p>
      <text:p text:style-name="P8"><text:span text:style-name="T75">earum quae in agris, atriis aut foris pascuntur.</text:span></text:p>
      <text:p text:style-name="P6"><text:span text:style-name="T75">[a</text:span><text:span text:style-name="T90">7- </text:span><text:span text:style-name="T75">ale </text:span><text:span text:style-name="T106">stercore</text:span><text:span text:style-name="T75"> aziserum </text:span><text:span text:style-name="T106">et ciconiarum^</text:span><text:span text:style-name="T75"> Caenrem<text:line-break/>stercus anserinum prae nimia acrimonia inutile esu Cola<text:line-break/>' ligo enim ita esse et accipitrum et aquilarum. Verum fu -<text:line-break/>gienda est materia omnis ejusmodi, quae difficulter- com-‘<text:line-break/>parari potest. Qua occasione complures - validissimas vires<text:line-break/>talibus materiis testimonio ascribunt ’‘suo, ceu non facile<text:line-break/>redarguendi, velut qui ciconiarum stercus comitiali morbo<text:line-break/>mederi scriptitanti Verum quamquam hoc multis aliis quae<text:line-break/>scribunt longe sit parabilius, curiosum tamen est, ut taceam<text:line-break/>falsum esse., quod de illo' esti proditum; nam' ‘quidam iis</text:span><text:span text:style-name="T116">7<text:line-break/></text:span><text:span text:style-name="T75">qui talia memorant credulus epoto hoc stercore 'niliil ad-<text:line-break/>jutus esu Nam et antequam experiare, 'promissoriim pravi-<text:line-break/>tatem ac salsitatem ' ipsi qui talia -scribunt detegunt, nani.'<text:line-break/>quum multis modis difficulter homines spirent, neque'quod<text:line-break/>omnibus conferant ascribunt neque quod his aut huic.<text:line-break/>Tdmetsi funt inter eUs qui talia scriptitant qui non sim.-<text:line-break/>pliciter dyspnoeae, difficilis spirationis, fed orthopnoeae talia<text:line-break/>esse remedia dicunt, nempe ciconiae stercus, noctuae san-</text:span></text:p>
      <text:p text:style-name="P7"><text:span text:style-name="T75">guiuem, urinam humanam </text:span><text:span text:style-name="T75">et </text:span><text:span text:style-name="T75">alia his absurdiora, haud<text:line-break/></text:span><text:span text:style-name="T75">. </text:span><text:span text:style-name="T75">scientes quod pituitosus viscosusque succus bronchia ob-<text:line-break/>struens pulmonis, hujus affectus sit causa et quod in eo<text:line-break/>evacuando consistat </text:span><text:span text:style-name="T75">medela, quod evacuatur dum per </text:span><text:span text:style-name="T75">tus-,<text:line-break/></text:span><text:span text:style-name="T75">sim excreatur, </text:span><text:span text:style-name="T75">et </text:span><text:span text:style-name="T75">quod id fieri </text:span><text:span text:style-name="T75">nequeat </text:span><text:span text:style-name="T75">absque </text:span><text:span text:style-name="T75">crebro<text:line-break/>epoto; medicamento acriore, -At ni. adeo sunt nugaces, aut<text:line-break/>praestigiatore^, aut quo illos, digno appellem numine nescio,<text:line-break/>ut dicant absurdorum </text:span><text:span text:style-name="T131">f</text:span><text:span text:style-name="T75"> </text:span><text:span text:style-name="T75">istorum </text:span><text:span text:style-name="T75">poculorum unumquodque<text:line-break/>epotum a dyspnoea, liberare, quod fieri </text:span><text:span text:style-name="T75">non </text:span><text:span text:style-name="T75">posset; ne si<text:line-break/>vel specillum fas esset </text:span><text:span text:style-name="T75">alicui </text:span><text:span text:style-name="T75">in pulmonem demittere, quo<text:line-break/>infixum: humorem tolleret semel duntaxat demisso. ' Prae-<text:line-break/>stabat,itaque iliis dixisse, non </text:span><text:span text:style-name="T75">si </text:span><text:span text:style-name="T75">epotus:.sit </text:span><text:span text:style-name="T75">.hic </text:span><text:span text:style-name="T75">sanguis aut<text:line-break/>urina, sanare dyspnoeam, fed </text:span><text:span text:style-name="T75">si </text:span><text:span text:style-name="T75">potetur, </text:span><text:span text:style-name="T75">rectiusque, </text:span><text:span text:style-name="T75">etiam<text:line-break/>quod non semper et omnino, sanabit, ne si vel assiduo po-<text:line-break/>tetur,; sed' </text:span><text:span text:style-name="T75">quod </text:span><text:span text:style-name="T75">multos sanavit, multos vero adjuvit qui-<text:line-break/>dem, scd morbo prorsum non liberavit Sed hos </text:span><text:span text:style-name="T75">jam </text:span><text:span text:style-name="T75">mit-<text:line-break/>- tamus et qnod- deinceps est, </text:span><text:span text:style-name="T75">ad</text:span><text:span text:style-name="T131">;</text:span><text:span text:style-name="T75"> </text:span><text:span text:style-name="T75">id </text:span><text:span text:style-name="T75">pergamus. </text:span><text:span text:style-name="T75">'Cujusque<text:line-break/>enim stercoris acrimoniam et digerendi vim possidentis;</text:span></text:p>
      <text:p text:style-name="P7"><text:span text:style-name="T75">prout aliud alio plus minusve ejus sortitum est facul ta-<text:line-break/>tis, ita particulares lu ipsis proveniunt differentiae, 'ac<text:line-break/>proinde aliud hoc pathema potius, aliud illud magis curare<text:line-break/>vaiet.</text:span></text:p>
      <text:p text:style-name="P119"><text:span text:style-name="T75">[28. </text:span><text:span text:style-name="T106">Da stercore</text:span><text:span text:style-name="T75"> marium.] Sic enim murium stercus<text:line-break/>alopecias curare proditum est, et inventus est quidam me-<text:line-break/>dicus, qui ad hoc pathema utebatur composito medicamento<text:line-break/>ex murium stercore confecto. Et alias quidam glandem<text:line-break/>- puero familiaribus rogantibus ut apponeret praecepit ut<text:line-break/>ex stercore conficeretur murium. Quo dicto omnes qui<text:line-break/>audierant in risum scluti sunt, quod quum tot essent quae<text:line-break/>apposita sedi ad excretionem excitarent intestinum, ille<text:line-break/>omnibus praeteritis ad murium consugiffet stercus; Nam<text:line-break/>re vera pudendum est alia etiam experiri velle, quum omnes<text:line-break/>ceu curiosum et praestigiatorem condemnent eum qui talia<text:line-break/>aut faciat aut dicat. Itaque de murium stercore haec quo-<text:line-break/>que sufficiunt<text:tab/></text:span><text:span text:style-name="T75">_<text:tab/>::<text:tab/>•: -</text:span></text:p>
      <text:p text:style-name="P8"><text:span text:style-name="T75">[29. </text:span><text:span text:style-name="T106">Ve siercord crododilortintt terrestrium et sinr^</text:span></text:p>
      <text:p text:style-name="P7"><text:span text:style-name="T75">«orum.] Caeterum terrestrium crocodilorum, horum' lu-<text:line-break/>quam_exiguorum et humi serpentium, stercus pretiosum<text:line-break/>effecere mulieres deliciosae, quibus non est satis, quod alia<text:line-break/>•sint medicamenta tam multa, quibus faciei cutis: et tensa<text:line-break/>et splendens efficitur, quin etiam adjungant stercus croco-<text:line-break/></text:span><text:span text:style-name="T116">7</text:span><text:span text:style-name="T75"> dilorum- Simile illi ft et sturnorum stercus, quum solam</text:span></text:p>
      <text:p text:style-name="P8"><text:span text:style-name="T75">oryxim ederint. Clarum itaque est quod abstergendi de-<text:line-break/>siccandique facultatem utramque moderatam habent stercora<text:line-break/>ejusmodi et multo moderatiorem et hebetiorem stercus<text:line-break/>sturnorum. At stercus .crocodilorum </text:span><text:span text:style-name="T75">sicut </text:span><text:span text:style-name="T75">a facie ephe-<text:line-break/>len tollit, ita et vitiliginem et lichenas-</text:span></text:p>
      <text:p text:style-name="P8"><text:span text:style-name="T106">i</text:span><text:span text:style-name="T75"> </text:span><text:span text:style-name="T75">[30. De </text:span><text:span text:style-name="T106">sordibus hominum.J</text:span><text:span text:style-name="T75"> Sordes nascitur non<text:line-break/>tantum per totam, corporis' cutem, fed et in auribus, fed<text:line-break/>ob paucitatem paratu difficilis est. Proinde de illa nihil<text:line-break/>scribunt, nisi quod paronychiis congruat fordes aurium,,<text:line-break/>quam fane etiam solam per se licet accipere. Nam quae<text:line-break/>in tota cute provenit et balneis et lu palaestris deraditur.</text:span></text:p>
      <text:p text:style-name="P120"><text:span text:style-name="T90">• </text:span><text:span text:style-name="T75">conserens nonnihil et ipsa pato quem vocant, de quo supra<text:line-break/>disserui. Sed et generatio ejus naturam indicati Nam si<text:line-break/>sordes est crassum illud </text:span><text:span text:style-name="T106">ac</text:span><text:span text:style-name="T75"> terrestre quod reliquum est<text:line-break/>eorum quae per latentem transpirationem evacuantur, sequi-<text:line-break/>tur ut desiccandi vim habeat cum nonnulla 'caliditate jun-<text:line-break/>ctam. Ea tamen sordes, quae lanis ovium inhaeret et<text:line-break/>adnascitur, ex qua oefypon quod vocant conficitur,' conco-<text:line-break/>quendi vior habet similem butyro, paulum -vero etiam di-<text:line-break/>gerentis facultatis obtinens.</text:span></text:p>
      <text:h text:style-name="P2" text:outline-level="1"><text:bookmark-start text:name="bookmark8"/>GALENI DE SIMPLIGIVM MEDICA-<text:line-break/>MENTORVM TEMPERAMENTIS AC<text:line-break/>FACVLTATIBVS LIBER XI.<text:bookmark-end text:name="bookmark8"/></text:h>
      <text:h text:style-name="P3" text:outline-level="2">Prooemium.</text:h>
      <text:p text:style-name="P5"><text:span text:style-name="T75">Pleraeqne animantium partes com-<text:line-break/>munes inter se .omnium sunt, nulla tamen est aeque com-<text:line-break/>munis ut caro. Hanc enim habet omne animal sanguine<text:line-break/>quidem praeditum, ut homo et omnes quadrupedes, tum<text:line-break/>aves, serpentes, lacerti quos sauros vocant, testudines et<text:line-break/>quae sunt ejus generis: sanguine carentia tum ostrea 'omnia<text:line-break/>tum non pauca eorum quae in aquis degunt, sicut et non-</text:span></text:p>
      <text:p text:style-name="P6"><text:span text:style-name="T75">nulla quae in terris. Et? quod ex animantibus maxime edi-<text:line-break/>tur, curo' est, </text:span><text:span text:style-name="T106">naiif</text:span><text:span text:style-name="T75"> et viscerum plurima moles ex carnibus<text:line-break/>ipsis inhaerentibus donstat. Verum nonnulli'medicorum ’ car-<text:line-break/>nem viscerum parenchyma vocandam censent, propterea<text:line-break/>quod'ex venis effusus sanguis circum </text:span><text:span text:style-name="T106">vafa</text:span><text:span text:style-name="T75"> omnia conere- ,<text:line-break/>Icat, u't ipsi arbitrantur, fed eam quae visitur in musculis<text:line-break/>solam carnis appellatione dignantur. Verum de nominibus,<text:line-break/>ut semper monemus, contendendum non est, scd exercenda<text:line-break/>potius rerum scientia, cujus nos quoque studio usque dediti<text:line-break/>quaecunque tum de propriis cujusque animantis partibus<text:line-break/>tum de communibus cognovimus, eaque. partim experien-<text:line-break/>tia partim ratione docti, omnia deinceps exponemus orsi<text:line-break/>a carne proprie' dicta.</text:span></text:p>
      <text:h text:style-name="P3" text:outline-level="2">Cap. I.</text:h>
      <text:p text:style-name="P9"><text:span text:style-name="T75">[r. De </text:span><text:span text:style-name="T106">carne viperaei]</text:span><text:span text:style-name="T75"> Non omnes anima-<text:line-break/>liurn carnes hominem.nutriunt, sed quorundarn etiam le-<text:line-break/>thales sunt non secus atque venena quae vocant deleteria.<text:line-break/>simi inter eas carnes, quae hominem nutriunt, quaedam<text:line-break/>hoc ipsum tantum, funt nempe nutrimentum, quaedam vero</text:span></text:p>
      <text:p text:style-name="P6"><text:span text:style-name="T75">supra quam quod nutriunt habent et</text:span><text:span text:style-name="T131">:</text:span><text:span text:style-name="T75"> facultatem ceu medi-<text:line-break/>camenti, quandoquidem desiccando, bumectando, calefa-<text:line-break/>ciendo ac refrigerando corpus alterant. Nam viperarum;<text:line-break/>carnes palam videre est calefacientes et desiccantes ubi con-<text:line-break/>diuntur ceu anguillae, nempe oleo, sale, anetho, porro, et<text:line-break/>aqua, servato nimirum modo. Quod autem totum corpus<text:line-break/>per cutirn evacuent, discere tibi liceat vel ex iis quae ego,<text:line-break/>juvenis etiarnnum in Asia nostra sum expertus, quae figilla-<text:line-break/>tirn deinceps narrabo; homo quidam morbo quem elepbanta<text:line-break/>cognominant laborans aliquo usque cum sodalibus conver-' ,<text:line-break/>labatur, donec ex ipsius consuetudine conversationeque qui-'<text:line-break/>dam nostrum morbi inficerentur contagione, et ille jam odo-<text:line-break/>ratu gravis ac foedus redderetur afpectu. Constructo igitur<text:line-break/>illi tugurio proxime vicum in jugo collis propter fontem,<text:line-break/>illic hominem collocant, tantum illi quotidie ciborum feren-<text:line-break/>tes quod vitae sustinendae satis foret. Caeterum ad canis<text:line-break/>exortum quum forte messoribus haud procul inde metenti-<text:line-break/>bus vinum esset allatum in fictili sane quam fragrans, is qui-</text:span></text:p>
      <text:p text:style-name="P6"><text:span text:style-name="T106">dem</text:span><text:span text:style-name="T75"> qui attulerat deposito illo prope messores abiit. Verum<text:line-break/>ubi ejus bibendi advenisset tempus, sublato fictili adolescens,<text:line-break/>ut pro more impleto cratere competente aqua vinum tempe-<text:line-break/>raret, in cratera vinum effundit et una excidit vipera mor-<text:line-break/>tua. Quare attoniti messores veriti ne quod, si bibissent,<text:line-break/>inde sibi malum eveniret , suam quidem sitim aquae potione<text:line-break/>sedare maluerunt. Caeterum quum illinc discederent, prae<text:line-break/>humanitate videlicet ac misericordia homini illi elephanti<text:line-break/>obnoxio vinum largiuntur, rati expedire illi potius mori<text:line-break/>qaurn vivere in ea miseria. At ille ubi bibisset, admiran-<text:line-break/>dum in modum sanitati restitutus esu Nam tuberosum illud<text:line-break/>omne cutis totius non aliter quam animalium </text:span><text:span text:style-name="T106">a</text:span><text:span text:style-name="T75"> testis mol-<text:line-break/>litie nuncupatorum malacostracon tegmen decidit, quod au-<text:line-break/>tem reliquum erat molle admodum apparuit, instar cutis<text:line-break/>cancrorum et locustarum, ubi extima testa fuerit detracta.<text:line-break/>Alterum quoque ejusmodi non dissimili casu in Mysia Asiae<text:line-break/>non procul ab urbe nostra accidit Vir quidam elephanto<text:line-break/>laborans profectus est ad aquarum calidarum spontemascen-</text:span></text:p>
      <text:p text:style-name="P7"><text:span text:style-name="T75">tinm usum, sperans inde nonnihil se commodi adepturum.<text:line-break/>Erat illi scortum mancipium juvencula sane formosa com-<text:line-break/>pluribus amatoribus ambita. Ille istius fidei tum nonnulla<text:line-break/>alia ad rem domesticam spectantia tum penu ipsum credide-<text:line-break/>rat. Profectis igitur illis, in aedibus, quibus ricinus erat<text:line-break/>locus fquallidus et viperarum plenus, forte fortuna ex illis<text:line-break/>una in urceum vini incidit negligentius positum extinctaqne<text:line-break/>esu Ac scortum quidem in lucro id reputans quod forte<text:line-break/>evenisset; hero id vini propinat atque ille ebibiti Caeterum<text:line-break/>exinde ad eum modum quo ille qui degebat in tugurio per-<text:line-break/>sanatus est. Porro tertium quoque annectamquod ex nostra<text:line-break/>profectum est imitatione;' Quum quidam hoc morbo aegro-<text:line-break/>-taret, animo magis quam vulgus philosophico et comtern-<text:line-break/>ptore mortis oppido quam graviter serebat, satiusque dice-<text:line-break/>bat mortem femel perpeti quam vitam vivere tam misera-<text:line-break/>bilem. Itaque illi quae superioribus duobus accidissent in-<text:line-break/>dico. Erat autem ipse auguriorum peritus et amico uteba-<text:line-break/>tur mirifice hanc disciplinam tractante. Itaque ubi ad au-<text:line-break/>gurium cum illo consedisset, persuasus est ut quae per ex-</text:span></text:p>
      <text:p text:style-name="P6"><text:span text:style-name="T75">perientiam essent cognita ipse imitaretur, atque epoto vino;<text:line-break/>quod sic erat veneno infectum leprosus factus est, ac postea,<text:line-break/>lepram ejus nos consuetis remediis sanavimus; quartus,<text:line-break/>praeterea vivas capere, viperas arte instituit.. Sed illius,<text:line-break/>morbi tantum erant in illo principia, ltaque cura studium-<text:line-break/>que nobis suit ut illum quam celerrime sanitati redderemus..<text:line-break/>Quorirca misso sanguine atraqueliile medicamento detracta<text:line-break/>viperis quas capiebat uti jussimus praeparatisin olla anguil-<text:line-break/>larum in modum. Atque hic ita sanatus.est; evaporato per '<text:line-break/>cutem affectu. Postremo et alius'vir quidam opulentus, non<text:line-break/>nostras ille quidem, scd ex media Thracia, Pergamum ad-,<text:line-break/>venit admonitus somnio. Ubi jubente deo per., insomnium<text:line-break/>ut quotidie medicamentum biberet, quod confectum est ex<text:line-break/>viperis, forisque corpus inungeret, non multos post dies<text:line-break/>morbus in lepram abiit, rursumque ot haec, affectio quibus<text:line-break/>dens praecipiebat medicamentis mirata est. Sane viperarum,<text:line-break/>caro adeo ingentem obtinet desiccandi facultatem, ut qni-</text:span></text:p>
      <text:p text:style-name="P6"><text:span text:style-name="T75">dam qui eam edere vehementissima cruciati sint </text:span><text:span text:style-name="T106">siti, ac</text:span><text:span text:style-name="T75"> pro-<text:line-break/>inde illas dipsadas cognominant. Sunt autem qui dicant de-<text:line-break/>morfos a viperis satiari non posse potando, sed disrurnpi<text:line-break/>citius quam siti</text:span><text:span text:style-name="T75">. </text:span><text:span text:style-name="T75">liberari. Quocirca eos qui Romae viperas<text:line-break/>venantur, quos Marsos nuncupant, percontatus sum ecquid<text:line-break/>haberent signi, quo genus utrumque viperarumjdiscernerent.<text:line-break/>At illi prorsum negabant ullum esse genus viperarum dipsa-<text:line-break/>dum, verum eas quaa juxta mare atque in locis degunt.sal-<text:line-break/>sedinem multam habentibus , carnem obtinere salsam, ac<text:line-break/>proludqiu Libya talium lugentem esse proventum, in Italia<text:line-break/>vero propter regionis humiditatem uun inveniri. Atque haec<text:line-break/>quidem narrantes audivi Marsos, non tamen certo dicere<text:line-break/>queam an in totum verum dixerint, an partim etiam falsum.<text:line-break/>Nam quasdam esse viperas in iis quas memorabant regionibus,<text:line-break/>quibus salsa sit caro, vel maxime mini videtur esse probabile;,<text:line-break/>scio enim cum cibis animalium mutari carnes., non tamen<text:line-break/>nullum esse genus viperarum dipsadum pronunciare valeam.</text:span></text:p>
      <text:p text:style-name="P7"><text:span text:style-name="T75">Caeterum tutissimum est cavere ne in ejusmodi regionibus vi-<text:line-break/>peras venemur, scu ad esum, seu ad medicamenti praepa-<text:line-break/>rationem, quale est et hoc praedarum quod medici prope<text:line-break/>‘omnes theriacarn appellitanti Porro quoniam ex more,<text:line-break/>quum pastillos theriacos quos vocant praeparamus, non tan-<text:line-break/>tum caput, sed et caudam eorum abjicimus, subiit mihi fre-<text:line-break/>quenter rationabile fortassis esse caput quidem totum abjici<text:line-break/>ob venenum quod ore continent, verum a ratione alienum<text:line-break/>esse adimere et caudam. Nec enim dicere liceat quod id fa-<text:line-break/>ciendum sit ob recrementa nutrimenti tum liquida tum sicca.</text:span></text:p>
      <text:p text:style-name="P8"><text:span text:style-name="T75">•Nam interfectis atque excoriatis apertisque exempta intera-<text:line-break/>nea omnia abjicimus, ut sola sit carnium substantia, reliqua<text:line-break/>una cum arteriis venisque per ipsas lunatis, quarum minima<text:line-break/>moles est ut ad totam carnem, ac ne apparens quidem, nisi<text:line-break/>quis multum diligenter intentis oculis consideret- Atque<text:line-break/>pastillos, quos et theriacos vocant, hunc in modum praepara-<text:line-break/>mus. Purgatas illas in aqua elixamus quoad exacte nobis</text:span></text:p>
      <text:p text:style-name="P7"><text:span text:style-name="T75">videantur, coctae. Indimus autem ab initio statim aquae<text:line-break/>anethum et post coctionem spinas a carne separamus, mox<text:line-break/>pani ad laevorem trito carnem commiscemus. Verum non<text:line-break/>quemlibet panem citra delectum accipimus; scd quam fieri<text:line-break/>possit purissimum simul et probe in clibano coctum et salis<text:line-break/>simulque fermenti quod satis sit habentem.- Eum autem antea<text:line-break/>desiccamus in aedibus siccis minimeque hurnectis, donec adeo<text:line-break/>siccus efficiatur ut in mortario contundi possit. Non tamen</text:span></text:p>
      <text:p text:style-name="P15"><text:span text:style-name="T75">' tundentes miscemus, verum aqua in qua decoctae fuerant •<text:line-break/>viperae maceramus, et carnem ipsam priusquam commiscea-<text:line-break/>tnr pani, in mortario coquorum eateUus conterimus, donec<text:line-break/>exacte reddatur laevis. - Postea parvos pastillos fingentes<text:line-break/>atque in aedibus ealidis siccisque desiccantes, deinde quoque<text:line-break/>in talibus repositos fervamus; Hos ergo ineunte aestate</text:span></text:p>
      <text:p text:style-name="P15"><text:span text:style-name="T75">- conficimus, quo potissimum 'tempore optima est viperarum<text:line-break/>caro. Porro utimur eis postea contusis demro et cribratis<text:line-break/>et rursus ad laevorem redactis, falis nonnihil adjicientes ad'</text:span></text:p>
      <text:p text:style-name="P7"><text:span text:style-name="T75">suavitatem praeparati, cujus etiam aliquid ipsi theriacae in-<text:line-break/>jicimus. Caeterum eodem quoque tempore ex viperis assatis<text:line-break/>alem conficimus, vivis illis, in ollam novam injectis, una cum<text:line-break/>iis medicamentis quae illis et substerni et apponi assolent, quae<text:line-break/>omnia commemorare non est praesentis negocii. Naminve-<text:line-break/>nientur fortassis etiam qui me non injuria reprehendent ob.<text:line-break/>monstratam hoc in loco pastillorum praeparationem tanquam,<text:line-break/>alieno tempore expolitam. Verum haec posteaqnarn dicta,<text:line-break/>nunc sunt, ferventur tamen ac maneant,,, etiamsi non ad-,<text:line-break/>modum videantur huic instituto propria. At quae fequun—<text:line-break/>tur convenienti dicantur modo, conveniens autem est gene-,<text:line-break/>ralis facultatis meminisse carnem viperluamdicendo exicca-<text:line-break/>toriam et valenter digerentem, mediocriter vero calefacientem;.<text:line-break/>- Properat autem, ut .videtur ris ejus ad cutem, per eam vide-.</text:span></text:p>
      <text:p text:style-name="P13"><text:span text:style-name="T75">licet quae in corpore funt recrementa exigens Quibus ergo<text:line-break/>affatim est malus succus lu corpore, iis ingens provenit pedi--.<text:line-break/>culorum numerus: et a cute scu squama abscedit </text:span><text:span text:style-name="T106">ac</text:span><text:span text:style-name="T75">decidit;<text:line-break/>extima cutis, ad quam sistuntur ac retinemur crassi terreni-</text:span></text:p>
      <text:p text:style-name="P6"><text:span text:style-name="T75">que humores ad cutem protrusi, a quibus quidem psorae,<text:line-break/>leprae et elephantes nascuntur; Et haec quidem habui quae<text:line-break/>de viperarum carne dicenda putarem. Rursum ergo sermo-<text:line-break/>nem repetam. Calidiorum natura animalium carnes non<text:line-break/>Polum nos alunt, scd etiam calefaciunt, frigidiorum autem<text:line-break/>refrigerant: sic etiam sicciorum carnes desiccant, bumidiornm<text:line-break/>hmnectant. Memoria itaque repete, quemadmodum didicisti<text:line-break/>in libris de temperamentis, quod ubi conjeceris animal quod-<text:line-break/>vis temperie esse siccius, velut exempli gratia suem sylvestrem<text:line-break/>domestico, hujus et carnem cognoscas esse magis exiccatu-<text:line-break/>riarn et secundum alias temperamentorum differentias simili-<text:line-break/>ter, puta sue sicciorem ovem, et hac capram, qua bovem,<text:line-break/>quo denique leonem, sic lu caliditate leo calidior est cane,<text:line-break/>canis tauro, taurus bove execto. Itaque proportione qua<text:line-break/>caetera animalia in temperie excedunt, et carnes quoque<text:line-break/>eorum disterunt 'atque'exuperant. Proinde ubi consilium<text:line-break/>fuerit corpus exiccare, sicciorum temperie animalium car-</text:span></text:p>
      <text:p text:style-name="P7"><text:span text:style-name="T75">nem'exhibeto, calefacere autem vulens, .calidiorum, et frigi-<text:line-break/>diorum si coneris refrigerare, denique si humidius reddere,<text:line-break/>humidiorum. Nec parva existit carnium disterentia quum<text:line-break/>quasdam sale condimus. Nam prorsum diversae atque aliae<text:line-break/>evadunt, adeo ut saepenumero animalis temperie humidis-<text:line-break/>simi caro salita longe evaserit exiccantior quam ea quae<text:line-break/>, natura suerat sicca. Porro inter eas quae salitae non funt<text:line-break/>siccior est quae assa est quam quae in aqua elixa. Scripfe-<text:line-break/>runt autem et aliorum animalium carnes quidam prodesse<text:line-break/>tum comesas tum in partes affectas impositas, ut erinaci<text:line-break/>terrestris desiccatam, si bibenda praebeatur elephanto ob-<text:line-break/>noxiis, ejus qui mali sunt habitus tum convulsionem saepe-<text:line-break/>numero patientibus nephriticisque et iis qui laboraut’ aqua<text:line-break/>‘ inter cutem, quam anafarca vocant. Ac si ea efficere potest,<text:line-break/>facultatem habuerit valenter simul digerentem desiccantem-<text:line-break/>que. Sicut et caro mustelae arefacta, quae utique comitiali<text:line-break/>morbo afflictos juvat epota. Sed et salitorum haesurorum<text:line-break/>carnem ad laevorem contritam palos et spicula educere<text:line-break/>ajunt impositam, videlicet tanquam trahendi vim habeat.</text:span></text:p>
      <text:p text:style-name="P6"><text:span text:style-name="T75">t </text:span><text:span text:style-name="T90">. </text:span><text:span text:style-name="T75">Porro mytulorurn carnem ulceribus </text:span><text:span text:style-name="T106">a</text:span><text:span text:style-name="T75"> mordente </text:span><text:span text:style-name="T106">cane</text:span><text:span text:style-name="T75"> insti-<text:line-break/>,ctis ccmpetere, ego vero nullam insignem invenio faculta-<text:line-break/>. .tem quam, requirant id genus ulcera, tanquam ea quae a<text:line-break/>„ .rabido, cane mordente sunt illata. At cochlearum caro<text:line-break/>prius in mortario contusa ac postea ad laevorem redacta<text:line-break/>omnium valentissime desiccat partes superfluo humore gra-<text:line-break/>, vatas, adeo ut et hystericis conveniat, Ipse autem hu-<text:line-break/>mor solus per se citra carnem, vocatur, autem is a vnlgo<text:line-break/>mucus limacis, thuri mixtus aut aloae aut myrrhae aut<text:line-break/>horum quibusdam aut omnibus, quoad accipiat cerati eras-<text:line-break/>sitiem., medicamentum fit tenax desiccatqne purulentos mu-<text:line-break/>cores aurium. Sed et fronti impositum agglutinamentum<text:line-break/>.oculorum fluxiones resiccanti Quidam etiam ad palos<text:line-break/>eximendos utuntur totis una cum testis ad laevorem tri-<text:line-break/>nis,fed </text:span><text:span text:style-name="T90">Οι </text:span><text:span text:style-name="T75">quidam ad sistendos menses. Equidem ego<text:line-break/>aliquando in agrc, carnes ipsas solas in vninus cum nervi<text:line-break/>vulneratione et, contusicne factum tritas imposui ipsum-</text:span></text:p>
      <text:p text:style-name="P6"><text:span text:style-name="T75">que vulnus- pulchre glutinatum est, et nervus pliIegmm-<text:line-break/>nem haud perpessus, erat autem homo durus, </text:span><text:span text:style-name="T106">et</text:span><text:span text:style-name="T75"> agrestis,<text:line-break/>miscui illis contritis' pollinern farinae acceptum a pariete<text:line-break/>molae proximo. Scripsere autem majores me nonnulli<text:line-break/>mediet ad ejusmodi usum miscendum thus: aut myrrham<text:line-break/>vel utraque. Verum horum habebam tum neutrum, ut<text:line-break/>qui tunc ab urbe abessem in agro. Possis autem et nesse<text:line-break/>nae frictae contritae admiscere, si adsit, quippiam. Porro<text:line-break/>ubi multum muci cochlearum accipere voles, seorsum stilo<text:line-break/>carnem earum pungito. Sed non ante multos- dles vena*<text:line-break/></text:span><text:span text:style-name="T106">tas</text:span><text:span text:style-name="T75"> esse expedit; alloqui enim tempore desiccantur;' nam<text:line-break/>recentes plurimum habent viscosae illius humiditatis, quam<text:line-break/>stilo compunctae effundunt, llumiditas haec pilorum in<text:line-break/>palpebris praeter naturam gluten esu</text:span></text:p>
      <text:p text:style-name="P8"><text:span text:style-name="T75">[2. De adipe </text:span><text:span text:style-name="T106">et</text:span><text:span text:style-name="T75"> sievo.] Adeps et scvus et haec<text:line-break/>quoque communissimae sunt luter animalium partus. Nam<text:line-break/>quaecunque bene nutriuntur, ea omnia aut adipem aut</text:span></text:p>
      <text:p text:style-name="P7"><text:span text:style-name="T75">sevum obtinent, quae vero macilenta sunt maleque nntriun-<text:line-break/>tur, saepe omnino ne habere quidem, saepe vero paucu-<text:line-break/>lum idque siccum, ut aegre uti possis, apparet. Porro<text:line-break/>differt ab adipe fevus quod crassior fit ac. propterea ani-<text:line-break/>mantibus totam naturam terrenam magis habentibus fevus<text:line-break/>provenit, velut humilioribus adeps. Proinde adeps cele-<text:line-break/>- riter in ignem posita liquescit, nec facile, ubi liquata fue-<text:line-break/>rit ,' rursum concrescit, ac cogitur, at fevus nec facile<text:line-break/>funditur liquescitve et fusus celerrime coit ac conglacia-<text:line-break/>tur, multoque apparet adipe durior. Sus enim bene ha-<text:line-break/>bitus pastusque multam habet adipem, ob naturalem tem-<text:line-break/>peramenti liumiditatem. At boves et caprae et quaecun-<text:line-break/>que id genus cornigera ob siccitatem plurimum sevum<text:line-break/>generant. At tu, si voles, oleosam et pinguem in anitna-<text:line-break/>libus substantiam omnem' adipem appellato , ut plerique<text:line-break/>medici; scd et pinguedinem appellare totum hoc genus<text:line-break/>licet, non tamen licet citra mendacium sevum caprinum<text:line-break/>hurnidins esse dicere quam suum; nam hoc omnium ferme</text:span></text:p>
      <text:p text:style-name="P7"><text:span text:style-name="T75">aliorum est hnmidissimnm, ac proinde actione sua vici-<text:line-break/>nam oleo vim possidens , quanquain oleo magis tum emol-<text:line-break/>liat tum concoquat, ac proinde' cataplasmatis</text:span><text:span text:style-name="T116">J</text:span><text:span text:style-name="T75"> quae ad.<text:line-break/>pblegmonas accommodantur commisceri solet. - Qni vero,<text:line-break/>mordicationes perpetiuntur aut in recto intestino aut in &lt;<text:line-break/>colo, iis potius caprinum sevum quam suillum injicimus,:<text:line-break/>non quod acrimonias plus obtundat, nam ex natura sua.<text:line-break/>suillum obtundit magis, ac proinde'miscetur medicamentis<text:line-break/>ulcera curantibus, cujusmodi est quod vocant parygrnm,<text:line-break/>fed quod caprinum' ob crassitiem citius concrescat, suillus-<text:line-break/>autem instar olei defluat, proinde ipsum potius dysente-<text:line-break/>ricis et tenesmi.s injicimus, quando morsum eorum miti-,<text:line-break/>gare consilium est. Porro ob teumtatem essentiae non-,<text:line-break/>nulla acrimonias magis retundunt, ubi nimirum in alto<text:line-break/>mordicatorum corporum quod molestum est haeserit. Nam<text:line-break/>quod crassiorum est partium minus,, magis autem quod sub-<text:line-break/>tilium tota corpora penetrat, et omni ipsnm saniei mor-</text:span></text:p>
      <text:p text:style-name="P13"><text:span text:style-name="T75">, dicanti permiscetur.. Hac ratione adeps anserinus quae</text:span></text:p>
      <text:p text:style-name="P7"><text:span text:style-name="T75">in alto eorpere mordicant magis obtundit; sed et suillo<text:line-break/></text:span><text:span text:style-name="T75">calidior est. Horum </text:span><text:span text:style-name="T75">tamen lu </text:span><text:span text:style-name="T75">medio est gallinaceorum<text:line-break/>adeps- ac galiluarum. </text:span><text:span text:style-name="T75">Porro </text:span><text:span text:style-name="T75">calidior </text:span><text:span text:style-name="T75">semper </text:span><text:span text:style-name="T75">ao siccior<text:line-break/></text:span><text:span text:style-name="T85">est </text:span><text:span text:style-name="T75">mafeulorum- animalium , </text:span><text:span text:style-name="T75">et horum </text:span><text:span text:style-name="T75">ipsorum exectorum<text:line-break/></text:span><text:span text:style-name="T75">minus </text:span><text:span text:style-name="T75">tum calidus </text:span><text:span text:style-name="T75">tum siccus </text:span><text:span text:style-name="T75">, </text:span><text:span text:style-name="T75">quippe ni </text:span><text:span text:style-name="T75">as cultratus ejus»<text:line-break/></text:span><text:span text:style-name="T75">dem </text:span><text:span text:style-name="T75">femper generis </text:span><text:span text:style-name="T75">foerninae </text:span><text:span text:style-name="T75">assimilatur. Hoc </text:span><text:span text:style-name="T75">autem </text:span><text:span text:style-name="T75">ser-<text:line-break/>monis'caput commune est, cuius meminisse oportet, pro<text:line-break/>animalium temperie femper </text:span><text:span text:style-name="T75">ex </text:span><text:span text:style-name="T75">i </text:span><text:span text:style-name="T75">flere </text:span><text:span text:style-name="T75">differentias ejus quae in<text:line-break/>illis est pinguedinis aut. adipis aut quocunque modo appel-<text:line-break/></text:span><text:span text:style-name="T75">lare </text:span><text:span text:style-name="T75">libebit </text:span><text:span text:style-name="T75">totum </text:span><text:span text:style-name="T75">hoc </text:span><text:span text:style-name="T75">genus </text:span><text:span text:style-name="T75">corporibus lu animantibus<text:line-break/>oleosi et pinguis. Igitur quum sus omnibus prope quadru-<text:line-break/></text:span><text:span text:style-name="T75">pedibus </text:span><text:span text:style-name="T75">animalibus in caliditate ac siccitate inferior sit, pro-<text:line-break/>inde pinguedinem quoque minus habet calidam magisque hui.<text:line-break/></text:span><text:span text:style-name="T75">midam. </text:span><text:span text:style-name="T75">Omnis </text:span><text:span text:style-name="T75">igitur </text:span><text:span text:style-name="T75">pinguedinis </text:span><text:span text:style-name="T75">facultas est </text:span><text:span text:style-name="T75">humectatoria<text:line-break/></text:span><text:span text:style-name="T75">et </text:span><text:span text:style-name="T75">calefactoriis humanorum corporum, hujus enim meminisse<text:line-break/>perpetuo oportet lu </text:span><text:span text:style-name="T75">principiis hujus </text:span><text:span text:style-name="T75">operis dicti, </text:span><text:span text:style-name="T75">at- </text:span><text:span text:style-name="T75">differens-</text:span></text:p>
      <text:p text:style-name="P13"><text:span text:style-name="T106">• tiae</text:span><text:span text:style-name="T75"> quae </text:span><text:span text:style-name="T75">furit cujusque </text:span><text:span text:style-name="T75">sigiIlatim in </text:span><text:span text:style-name="T75">majoris rninorisque<text:line-break/></text:span><text:span text:style-name="T75">ratione </text:span><text:span text:style-name="T75">sunt. Nam pinguedo </text:span><text:span text:style-name="T75">suis ut ad nos </text:span><text:span text:style-name="T75">quidem largius</text:span></text:p>
      <text:p text:style-name="P7"><text:span text:style-name="T75">humectare potest,- </text:span><text:span text:style-name="T106">fed</text:span><text:span text:style-name="T75"> non aeque calefacere, sicuti' neque<text:line-break/>oleum, verum pinguedinis suum taIis est calidisas qualis<text:line-break/>spectatur in nobis. Porro taurorum adeps suillo inulto cali-<text:line-break/>dior est et siccior, rursum in memoria repetentibus nobis<text:line-break/>' marem fcemina esse tum calidiorem tum sicciorem,'marem'<text:line-break/>autem castratum assimilari foeminae, velut quicquid juvenilis<text:line-break/>est aetatis. - Et inter juvenilia foemina mare humidior est<text:line-break/>et minus calida. Sic et adeps vitulinus taurino minus tum<text:line-break/>calidus est tum siccus , et haedorum qUam caprarum , sed et<text:line-break/>caprarum minus quam hircorum, et rursum taurorum mi-’<text:line-break/>nus quam leonum, nam horum adeps omnium prope qua-<text:line-break/>drupednm adipe potentius digerit, nam et calidilate exupe-<text:line-break/>rat et partium tenuitate. Itaque si ipsum medicamentis ad<text:line-break/>ulcera et phlegmonae convenientibus commisceas, hon modo<text:line-break/>nihil adjuveris, verum etiam laeseris, nimirum addita ma-<text:line-break/>jori qnarn conveniat acrimonia. Inveteratis tamen tumori-<text:line-break/>bus atque scirrhi in morem induratis tum nervorum curva-</text:span></text:p>
      <text:p text:style-name="P6"><text:span text:style-name="T75">turis, et in summa qnaecunque.scirrhosa sunt, iis aptissimus<text:line-break/>est in quibus sane minime apparet efficax suillus. Tauri- -<text:line-break/>nus autem ab utroque ex aequo distat, ut quanto calidior<text:line-break/>sicclorque suillo est, tantofuperetur a leonino, ltaque tam-<text:line-break/>quam in medio consistens merito utrique medicamentorum<text:line-break/>miscetur generi, et ei scilicet quod scirrhosis medetur et ei<text:line-break/>quod phlegmonas concoquit, cujusrnodi est tetrapharmacum<text:line-break/>quod vocant, ex cera, resina, pice et adipe constans. Nam<text:line-break/>sive in hoc taurinum sive vitulinum sive hircinum sive capri-<text:line-break/>lium sive suillum indideris, semper'puri movendo aptum et<text:line-break/>concoctorium medicamentum effeceris Sed suillus si adda-<text:line-break/>tur, in pueris et foeminis et ut breviter dicam omnibus, qui-<text:line-break/>hus caro est mollior competit. Sin taurinum adjeceris, fos-<text:line-break/>soribus et messoribus et omnibus carnem duram habentibus<text:line-break/>sive ob naturalem temperiem sive ex ratione ac forma vitae<text:line-break/>conveniens effeceris. Caeterum adeps omnis., dum invete-<text:line-break/>rafcit, fe ipfa et calidior et tenuiorum partium efficitur; ac<text:line-break/>proinde quoque valentius digerens. Verum id omnibus in-</text:span></text:p>
      <text:p text:style-name="P7"><text:span text:style-name="T75">veterascentibus accidit, quae quidem non putrescere antici-.<text:line-break/>pent. Nam vinum, mel, acetum, caseus, butyrum, oesy-<text:line-break/>pus, oleum omne sive lentiscinum sive cicinum sive rapha-<text:line-break/>ninum sive ipsum quod, ex olivis conficitur, vetustate et<text:line-break/>calidiora et tenuioris essentiae efficiuntur, ac proinde gu-<text:line-break/>stantibus apparent acriora et ad induratos aegreque solubiles<text:line-break/>affectus adbibentibus potentius digerentia. Atque ego sane<text:line-break/>gustantibus acriora videri dixi, at quidam, quibus studium<text:line-break/>est nominum significatus corrumpere, non acria, sed astrin-<text:line-break/>gentia vocant id genus omnis ad usque piper , tanquam in-<text:line-break/>tersit nihil astrigens an aere dixeris. Et si denuo illos roges<text:line-break/>de galla, myrto, mespilis, mali punici putaminibus,' rhoo<text:line-break/>. et omphacio, et haec dicunt astringere, tametsi adversissimum<text:line-break/>ex illis sensum percipiamus ei qui a pipere, pyrethro, napy,<text:line-break/>euphorbio, caepa, allio , ada'rce percipitur. Igitur si quem-<text:line-break/>admodum astrictionis vocabulum de utroque aflectu quem<text:line-break/>gustu percipimus communiter efferunt, sic ipsos quoque</text:span></text:p>
      <text:p text:style-name="P7"><text:span text:style-name="T75">affectus unam habere naturam existimant, quidvis aliud potius<text:line-break/>habendi quam homines, ut qui soli proprios sensus obtineant.<text:line-break/>At si ornphaea, rhoon, gallam, balaustium, hypocystida<text:line-break/>contrahere constringereque nostram fateantur substantiam,<text:line-break/>secernere vero mordicare ac penetrare, piper, napy, pyre-<text:line-break/>thrurns improprie astringentia nuncupant, quae mordipaut<text:line-break/>et calefaciunt, caeterum in cognoscendis ipsis medicamentis<text:line-break/>non peccant. </text:span><text:span text:style-name="T90">Ύ</text:span><text:span text:style-name="T75">erum fi oportet conjectantem dicere in vo-<text:line-break/>cabulis an in, rebus hallucineutur, equidem in vocabulis </text:span><text:span text:style-name="T75">-<text:line-break/></text:span><text:span text:style-name="T75">.potius falsos viros illos dixerim et maxime quibus Graeca<text:line-break/>lingua insueta est, qualis est Dioscorides Anazarbensis, qui<text:line-break/>prosecto multa bene' dixit eorum quae de materia medica<text:line-break/>memoriae prodidit, caeterum significata Graecarum vocum<text:line-break/>non fatis pernovit. Hic ergo quum ait magis esse astricto-<text:line-break/></text:span><text:span text:style-name="T75">. </text:span><text:span text:style-name="T75">rium adipem, caprinum'suillo, siquidem acriorem significare</text:span></text:p>
      <text:p text:style-name="P8"><text:span text:style-name="T75">velit per magis astrictorium, accipimus sermonem ceu verum;</text:span></text:p>
      <text:p text:style-name="P13"><text:span text:style-name="T75">' at fi illud, talem habentem qualitatem et facultatem qualem</text:span></text:p>
      <text:p text:style-name="P7"><text:span text:style-name="T75">ritus, rheon, hypocystis, balaustium, haud verum esse sermo-<text:line-break/>nem dicemus. Porro quoniam viperarum adipem, ubi radici-<text:line-break/>tus pilos fusi ali s evulseris, prohibere illos ne nascantur illitum<text:line-break/>referunt, visum est mihi ejus </text:span><text:span text:style-name="T106">facere</text:span><text:span text:style-name="T75"> periculum esse statius,<text:line-break/>at ubi prout jubent fecissem, mentitos comperi, sicut etiam<text:line-break/>quod initia suffusionum sanet. Verum ursorum adipem<text:line-break/>alopecias curare vere est proditum, quum tamen probatiora<text:line-break/>habeamus ad eum affectum remedia. Porro' quum dicant<text:line-break/>tamen vulpinum adipem dolores anrium fanare, neque di-<text:line-break/>cant quos aurium dolores, ceu non noscentibus ipsos distin-<text:line-break/>guere, attendendum-non esu Alii piscium adipem laudant,<text:line-break/>tanquam ad suffusiones aut quemcunque alium affectum </text:span><text:span text:style-name="T106">no-<text:line-break/>minare</text:span><text:span text:style-name="T75"> velint congruat. Alii non simpliciter pifrium dicunt,<text:line-break/>fed addunt fluviatilium, 'alii vero potius marinorum, quo<text:line-break/>videlicet aliquid plus scire rideantur quam vulgus.</text:span></text:p>
      <text:p text:style-name="P8"><text:span text:style-name="T75">[3. De meduiia.] Medulla vim habet indurata et<text:line-break/>Icirrhofa corpora emolliendi, sive musculis sive tendonibus</text:span></text:p>
      <text:p text:style-name="P7"><text:span text:style-name="T75">sive ligamentis id accidat, sive etiam visceribus. Optimam<text:line-break/>semper expertus sum cervinam, deinde juniorum boum quos<text:line-break/>.vitulos etiam nominant, ac proinde medullam eorum vitu-<text:line-break/>linam appellitant. At hircorum et taurorum tum aerior est<text:line-break/>tum siccior. Itaque durities scirrhosas dissolvere nequit,<text:line-break/>siqua etiam memoria manet eorum' quae in quinto libro de<text:line-break/>his funt prodita. Ex vitulina igitur et cervina medulla<text:line-break/>pessi componuntur uteros emoIlientes. Et extrinsecus ute-<text:line-break/>ris medicamenta imponuntur, quae ex medulla praeparantur,<text:line-break/>vim habentia emolliendi. Accipitur autein non solum </text:span><text:span text:style-name="T106">me-<text:line-break/>dulla</text:span><text:span text:style-name="T75"> ex ossibus, quae sane re vera est medulla., scd et ex<text:line-break/>spina, quam et ipsam medullam nominant, spinalem videli-<text:line-break/>cet, quae tum durior tum siccior est quam alia; illa enim<text:line-break/>mollior est et pinguior, ac proinde ego spinalem seorsum<text:line-break/>:per sesc absque illa repono. Sed ea mihi utriusque cura<text:line-break/>est, ne aut putrescant aut situm colligant. Itaque in hieme<text:line-break/>primum eas capio, velut et adipem: dennie in aedibus siccis</text:span></text:p>
      <text:p text:style-name="P7"><text:span text:style-name="T75">atque editis plane humoris expertibus cum foliis lauri, siccis<text:line-break/>repono : nam quae recentia funt et humida multum etiam<text:line-break/>qualitatis fuae illis impertiunt, ut acriores fiant medullae.<text:line-break/>At si quando ambiente calido et austrino medullas aut adi-<text:line-break/>pem voles reponere, paratum sit in hoc cubiculum neque<text:line-break/>calidum, qualia </text:span><text:span text:style-name="T106">fere</text:span><text:span text:style-name="T75"> sunt quae meridiem spectant, putres-<text:line-break/>cunt enim in talibus, nec humo proximum atque humidum,<text:line-break/>nam in talibus situm contrahunt, scd supernum atque ex-<text:line-break/>’ celsum et ad aquilonem obversum parvas habens apertas<text:line-break/>fenestras, ut tam noctu quam luterdiu ab arcto spirantes<text:line-break/>ventos accipiat.</text:span></text:p>
      <text:p text:style-name="P8"><text:span text:style-name="T75">[4. De </text:span><text:span text:style-name="T106">capite muenidumij</text:span><text:span text:style-name="T75"> Capitibus maenidum sale<text:line-break/>conditarum ustis ad sedis fissuras utebatur quidam, et is </text:span><text:span text:style-name="T75">'<text:line-break/></text:span><text:span text:style-name="T75">ipse ad columellam diu induratam. Videtur ergo vis<text:line-break/>illarum esse desiccatoria non admodum acris; nam id<text:line-break/>adustorum quaepiam obtinent, sicut omnia communiter<text:line-break/>deuccationem.</text:span></text:p>
      <text:p text:style-name="P7"><text:span text:style-name="T90">• </text:span><text:span text:style-name="T75">allisi. Zla </text:span><text:span text:style-name="T106">capite</text:span><text:span text:style-name="T75"> ieporum.] ' Alius caput totum leporis<text:line-break/>comburens utebatur ad alopecias cum adipe ursino.</text:span></text:p>
      <text:p text:style-name="P8"><text:span text:style-name="T106">[si. De capite lacertarum.^</text:span><text:span text:style-name="T75"> Porro lacertae caput </text:span><text:span text:style-name="T131">x<text:line-break/></text:span><text:span text:style-name="T75">contritum quidam palos et spicula extrahere memoriae reli-<text:line-break/>, querunt tum myrmecias, acrochordonas et clavos.</text:span></text:p>
      <text:p text:style-name="P8"><text:span text:style-name="T75">fy. </text:span><text:span text:style-name="T106">De cerebro leporis.'}</text:span><text:span text:style-name="T75"> Cerebrum leporis attritum<text:line-break/></text:span><text:span text:style-name="T106">et</text:span><text:span text:style-name="T75"> esum utile esse: didicimus pueris dentientibus, capite vide-<text:line-break/>Iicet toto elixo, ut fieri solet. Non tamen eximia vis ejus<text:line-break/>est, sed'similis melli et butyro et aliis quae ad dentientes<text:line-break/>pueros conveniunt. Quidam etiam adversus metum utiliter<text:line-break/>edi cerebrum hoc prodidere,</text:span></text:p>
      <text:p text:style-name="P8"><text:span text:style-name="T106">{.&amp;. De cornilsus cervi et</text:span><text:span text:style-name="T75"> paprae.] 'Cornibus cervi et<text:line-break/>caprae, ustis maxime utuntur, ut et nos saepe usi sumus<text:line-break/>tom.ai candorem dentium trini ad contrahendas mollitie<text:line-break/>fluidas gingivas- Caeterum cervinum maxime laudatur ac<text:line-break/>commendatur- ab iis qui talia scribunt. Quod fi ab ustione<text:line-break/>lavetur, dysenteriam et sanguinis excreationem, praetere»</text:span></text:p>
      <text:p text:style-name="P7"><text:span text:style-name="T95">. </text:span><text:span text:style-name="T120">:</text:span><text:span text:style-name="T106"> — . ': .’• 'A ;. . .. . •. /</text:span></text:p>
      <text:p text:style-name="P13"><text:span text:style-name="T75">coeliacos affectus sanat et auriglui utile esse dicunt Porro<text:line-break/>duo exhiberi cochlearia ad omnia ista praecipiunt. Miscue-<text:line-break/>runt autem ipsum nonnulli, ut dictum est, ustum et elotum,<text:line-break/>collyriis etiam . desiccantibus oculorum fluxiones. </text:span><text:span text:style-name="T106">Est</text:span><text:span text:style-name="T75"> enim<text:line-break/>scilicet omnium talium vis exiccatoria, velut et ante di—<text:line-break/>ctum esu</text:span></text:p>
      <text:p text:style-name="P8"><text:span text:style-name="T75">(q. De </text:span><text:span text:style-name="T106">pulmone agnino et porcino et vulpinor</text:span><text:span text:style-name="T75"> Pulmo<text:line-break/>agninus pariter et porcinus intertrigines a.calcearnantis cu-<text:line-break/>rare creditur. At vulpinus, si bibatur reficcatus, esthmaticos<text:line-break/>juvat.</text:span></text:p>
      <text:p text:style-name="P8"><text:span text:style-name="T75">[io. De </text:span><text:span text:style-name="T106">jecore, canis rdbtdill.</text:span><text:span text:style-name="T75"> Jecur canis rabientis,<text:line-break/>si assum edatur, remedium existeie iis qui ab ipso fuerint<text:line-break/>morsi quibusdam est proditum, ac scio certe quosdam qui<text:line-break/>sumpsere mansisse superstites, verum non illo duntaxat usus,<text:line-break/>siquidem alia praeterea remedia, quorum fecimus periculum<text:line-break/>in rabientibus, tunc adhibuimus. Audiri vero quosdam,<text:line-break/>quum illi soli fidem habuissent, postea mortuos.</text:span></text:p>
      <text:p text:style-name="P7"><text:span text:style-name="T75">[ir. De </text:span><text:span text:style-name="T106">jecora caprino et</text:span><text:span text:style-name="T75"> hircino.] Porro capri-<text:line-break/>num jecur’ quidam assantes saniemque effluentem excipien-<text:line-break/>tes inungunt nyctalopa affectos. Vaporem etiam ejus; dum<text:line-break/>elixatur, oculis apertis excipiendum praecipiunt. Quin et<text:line-break/>assum ii edatur, et ad eosdem affectus accommodari ajunt: et<text:line-break/>eos, qui comitiali morbo funt obnoxii, arguere couvulsio-<text:line-break/>nemque illis accerscre. Idem potest hircinum.</text:span></text:p>
      <text:p text:style-name="P8"><text:span text:style-name="T75">[12. De </text:span><text:span text:style-name="T106">jecore</text:span><text:span text:style-name="T75"> lacertae.] Jecur autem lacertae ero-<text:line-break/>sis impositum dentibus eos dolore liberare nonnulli scriptum<text:line-break/>reliquere. .</text:span></text:p>
      <text:p text:style-name="P8"><text:span text:style-name="T75">[13. De ventre mergi] Ventrem mergi quidam corn-<text:line-break/>meUdant' tanquam medicamentum concoquens, idque sive<text:line-break/>protinus elixum sive arefactum comedas. At nos id experti<text:line-break/>vanam esse promissionem competimus, sicut fane etiam quod<text:line-break/>de interna tunica gallinarum nemoriae est proditum. Ajunt<text:line-break/>enim quidam, si ea arefacta bibatur , juvare stomachicos.</text:span></text:p>
      <text:p text:style-name="P8"><text:span text:style-name="T75">[id. </text:span><text:span text:style-name="T106">Da jecore lupino.</text:span><text:span text:style-name="T75">Jecur lupinum saepenu-<text:line-break/>mero in.medicamentum indidi hepaticum, quod ex eupa-</text:span></text:p>
      <text:p text:style-name="P7"><text:span text:style-name="T75">torio conficitur, nec tamen quod mentione dignum sit am-<text:line-break/>plius praestare comperi, ad illud videlicet comparans quod<text:line-break/>sine ipso componitur.</text:span></text:p>
      <text:p text:style-name="P8"><text:span text:style-name="T75">[15. </text:span><text:span text:style-name="T106">JJe</text:span><text:span text:style-name="T75"> casiorio.j Testiculos castoris nuncupant ca-<text:line-break/>storium medicamentum et celebre et multi usus, adeo ut<text:line-break/>Archigenes de castorii usu totum conscripserit librum. At-<text:line-break/>que ille sane particulares ejus facultates exposuit, nos </text:span><text:span text:style-name="T106">vero<text:line-break/></text:span><text:span text:style-name="T75">velut in aliis medicamentis fecimus, ita et in hoc quoque<text:line-break/>generalem modo facultatem dicemus. Quam si prae oculis<text:line-break/>habeas, ipse per te particulares invenire possis. Itaque quod<text:line-break/>• calefaciat manifestum est. Nam si voles ipsum ad unguem<text:line-break/>laevigatum oleo maceratum parti cuipiam infricare, evi-<text:line-break/>denter illam incalescere percipies. Porro calefacientia om-<text:line-break/>nia ubi contracta substantiae quippiam digerunt, continuo<text:line-break/>' etiam illam desiccant, nisi fiquid natura fuerit humidurn<text:line-break/>ceu oleum et aqua, atque adventitiam qualitatem calidam,<text:line-break/>non facultatem, assumpserit, sicut certe haec ipsa igni solive<text:line-break/>aestivo admota. Itaque quum castorii consistentia quoque</text:span></text:p>
      <text:p text:style-name="P6"><text:span text:style-name="T75">sit sicca et calefaciendi potentiam habeal adjunctam, merito'<text:line-break/>desiccat, atque hoc illi cum multis aliis medicamentis com-<text:line-break/>m une existit. Porro quoniam impense tenuium est partium,<text:line-break/>ob id plus valet quam alia quae similiter ut ipsum cale-<text:line-break/>faciunt et desiccant. Nam quae tenuium sunt partium me-<text:line-break/>dicamenta iis quae sunt crassarum sunt efficaciora, etiam<text:line-break/>si paremfortita suerint facultatem, nimirum quia penetrent<text:line-break/>et in altnm subeant admotorum corporum, potissimum si ea<text:line-break/>densa fuerint velut nervosa. Palam igitur talia oh causam<text:line-break/>positam magnifice juvantur a castorio. Caeterum salluntur<text:line-break/>medicorum plerique in usu castorii, quum id modo consi-<text:line-break/>derant partem quampiam aut tremere aut convelli, aut sensu<text:line-break/>motuve privatam esse, aut aegre sentire rnoverive, haud<text:line-break/>scientes id genus symptomata ad dissimiles sequi corporis<text:line-break/>affectus. At tu ab Hippocrate doctus ex plenitudine pariter<text:line-break/>et inanitione convulsionem consequi, ubi quidem quae in<text:line-break/>nervis continentur praeter naturam evacuare consilium est,<text:line-break/>ibi et bibendum exhibe et foris cuti castori.um impone, ubi'</text:span></text:p>
      <text:p text:style-name="P6"><text:span text:style-name="T75">r </text:span><text:span text:style-name="T75">vero ex siccitate nimia obvenerit convulsio, scito hoc medica-<text:line-break/>mentum illic esse adversissimum. Ad eundem modum iis<text:line-break/>qui prae plenitudine tremunt utilissimum, adversissimum vero<text:line-break/>iis quibus id accidit ab inanitione. Ad portionem modo<text:line-break/>, dictorum affectuum, ubi singultus evenerit stomachi, per-<text:line-break/>scrutato prius inventoque illius affectu ac discreto, siquidem<text:line-break/>a plenitudine ipsum aegroti perpetiantur, ad castorei usum<text:line-break/>accedito, sin autem a siccitate et evacuatione aut acrium hu-<text:line-break/>morum morsu provenerit, medicamentum hoc sugito. Sane<text:line-break/>si odori gustuique advertas animum, suspicaberis humano cor-<text:line-break/>pori adversissimam habere substantiam, tametsi in usu nihil<text:line-break/>efficere comperiatur eorum quae talia facere assolent. Siqni-<text:line-break/>dem alia stomachum vitiant, alia ventrem, alia caput, alia<text:line-break/>aliam quamvis partem laedunt, at hoc medicamentum sive<text:line-break/>corpori hurnido applices reficcationem poscen </text:span><text:span text:style-name="T75">', - </text:span><text:span text:style-name="T75">sive frigido<text:line-break/>calefactionem, sive hurnido simul frigidoque calefactionem<text:line-break/>pariter et reficcationem requirenti, magnam utique experiere<text:line-break/>commoditatem, nec ullam parti cuiquam noxam afleret, po-</text:span></text:p>
      <text:p text:style-name="P6"><text:span text:style-name="T75">tissimum si febri vacet aut non admodum, calidam perpetia-<text:line-break/>tur homo febrim,. scd ut sic dicam tepidam, qnalis accidit<text:line-break/>in cata pii otis maxime et lethargis. Ac multis sane casto-<text:line-break/>rium exhibuimus nna cum pipere albo, utrumque mensura<text:line-break/>cochlearii ex melicrato bibendum </text:span><text:span text:style-name="T106">praebentes, </text:span><text:span text:style-name="T75">nec quisquam<text:line-break/>ullam sensit noxam.• </text:span><text:span text:style-name="T106">t</text:span><text:span text:style-name="T75"> </text:span><text:span text:style-name="T75">Sed et mensibus retentis, Ubi per<text:line-break/>venam: quae ni</text:span><text:span text:style-name="T131">;</text:span><text:span text:style-name="T75">talo est modice evacuassem oblato castorio<text:line-break/>una cum pulegio aut. calamintha, femper medicamentum<text:line-break/>hoc. expertus sum purgationem ciere absque foeminae lae-<text:line-break/>sione. Praeterea secundas morantes ejicit, eaque omnia<text:line-break/>ex.melicrato potum efficit. At quibus, ita venter statu dis-<text:line-break/>tenditur; ut aegre curationem admittat, itaque torminibus<text:line-break/>vexatur, atque singultu idque. ob frigidos crassosque humo-<text:line-break/>res aut crassos flatulentosque spiritus, eos </text:span><text:span text:style-name="T106">ex</text:span><text:span text:style-name="T75"> oxycrato po-<text:line-break/>tum adjuvat. . Quae porro juvat in corpus intro sumptum,<text:line-break/>iis prodest quoque cuti impositum cum ficyonio aut veteri<text:line-break/>oleo, quae vero ampliori caliditate indigent, iis etiam per<text:line-break/>scfe infricari debet. Juvat etiam si quis suffitum ejus in</text:span></text:p>
      <text:p text:style-name="P7"><text:span text:style-name="T75">prunis impositi inspiratione hauriat, maxime affectus hnmi-<text:line-break/>dos et frigidos in pulmone aut capite consistentes. Attamen<text:line-break/>lethargicos et cataphoricos affectus omnes, qui quidem ad-<text:line-break/>junctam habent febrem, praestat non dictorum oleorum<text:line-break/>quopiam macerantes curare, fed potius ex. rosaceo capiti<text:line-break/>colloque imponere.</text:span></text:p>
      <text:p text:style-name="P8"><text:span text:style-name="T75">[16. De </text:span><text:span text:style-name="T106">renibus Jcincorum.j</text:span><text:span text:style-name="T75"> Renes fcincorum bi-<text:line-break/>hunt quidam tanquam pudenda intendentes, quorum con-<text:line-break/>trarium accidere videtur maxime semine laetucae poto ex<text:line-break/>aqua. Sed et quidam lenticularum decoctum cum melle<text:line-break/>bibitum intensiones sedare referunt.</text:span></text:p>
      <text:p text:style-name="P8"><text:span text:style-name="T75">£17. De </text:span><text:span text:style-name="T106">unguibus</text:span><text:span text:style-name="T75"> caprarum et asinorum.] Quidam<text:line-break/>ungues caprarum deustos moxque aceto perfufos alopeciis<text:line-break/>• illinunt. Itaque fuerit et talis cinis facultatis extenuatoriae.<text:line-break/>Sunt autem qui combustos asinorum ungues comitialem mor-<text:line-break/>bum curare dicant, si scilicet assiduo bibantur, si vero ole&lt;<text:line-break/>macerentur, strumas digerere, fed et ipsum cinerem, fificcu.<text:line-break/>inspersus fuerit, sanare perniones.</text:span></text:p>
      <text:p text:style-name="P121"><text:span text:style-name="T95">.•<text:tab/></text:span><text:span text:style-name="T95">(</text:span><text:span text:style-name="T106">18.. De ostibus</text:span><text:span text:style-name="T75"> usizs.] Ossa combusta admodum dige-</text:span></text:p>
      <text:p text:style-name="P122"><text:span text:style-name="T75">renlem exiccantemque vim obtinent, et id maxime, ut qui-<text:line-break/>dam asserunt, humana. Certe talum suillum combustum ac<text:line-break/>deihde bihitum inflationes et tormina sanare dixerunt. Noni<text:line-break/>autem nostratium quosdam ossa combusta potui exhibuisse,<text:line-break/>haud scientibus qui biberent quidnam bibissent, ne scilicet<text:line-break/>aversarentur, ac inultorum tum epilepsiam tum arthritim<text:line-break/>.curasse.</text:span><text:span text:style-name="T75">,<text:tab/>.<text:tab/>.<text:tab/>'</text:span></text:p>
      <text:p text:style-name="P8"><text:span text:style-name="T75">[i 9. -®e </text:span><text:span text:style-name="T106">Jenedta serpentis."}</text:span><text:span text:style-name="T75"> Senectam serpentis scri-<text:line-break/>psere quidam in </text:span><text:span text:style-name="T75">aceto </text:span><text:span text:style-name="T75">bullitam dentium </text:span><text:span text:style-name="T75">mederi </text:span><text:span text:style-name="T75">doloribus.</text:span></text:p>
      <text:p text:style-name="P52"><text:span text:style-name="T75">[20. De </text:span><text:span text:style-name="T106">pelle ovinae</text:span><text:span text:style-name="T75"> Pellis ovina recens detracta<text:line-break/>circumpoGta </text:span><text:span text:style-name="T75">iis, qui </text:span><text:span text:style-name="T75">quocunque modo fuerint verberati,<text:line-break/>omnium luculentissimeadjuvat, adeo </text:span><text:span text:style-name="T75">ut </text:span><text:span text:style-name="T75">die ac nocte una illos<text:line-break/>curet</text:span><text:span text:style-name="T75">; </text:span><text:span text:style-name="T75">concoquit enim et digerit quae sub cute sanguinem<text:line-break/>habent.<text:tab/></text:span><text:span text:style-name="T75">-</text:span></text:p>
      <text:p text:style-name="P8"><text:span text:style-name="T75">far. </text:span><text:span text:style-name="T106">De equorum lidhentbusstj</text:span><text:span text:style-name="T75"> Equorum liclienas cnm<text:line-break/>aceto </text:span><text:span text:style-name="T75">tritas </text:span><text:span text:style-name="T75">comitiales curare scriptum quibusdam </text:span><text:span text:style-name="T75">est, alii<text:line-break/>vero et </text:span><text:span text:style-name="T75">ad cnjnsvis ferae morsum </text:span><text:span text:style-name="T75">adhiberi consulunt.</text:span></text:p>
      <text:p text:style-name="P7"><text:span text:style-name="T75">[aa. </text:span><text:span text:style-name="T106">De tela</text:span><text:span text:style-name="T75"> aranei] Aranei telam scribunt qui-<text:line-break/>dam a phlegmone tueri summae cutis ulcera,</text:span></text:p>
      <text:p text:style-name="P123"><text:span text:style-name="T75">(23. De </text:span><text:span text:style-name="T106">coriis</text:span><text:span text:style-name="T75"> veteribus.] Coria vetera quae vrde-<text:line-break/>licet veteramentorum sunt usta, ad attritiones commodari<text:line-break/>calceamentorum scriptum a quibusdam est, tanquam scili-<text:line-break/>cet hoc faciant ex antipatheia quadam. Certe -quae phle-<text:line-break/>. grnone obsidentur, haudquaquam juvantur, verum ubi su-<text:line-break/>data suit phlegmone, non injuria juvantur, nempe quia<text:line-break/>reficcantur, est enim talis cinis resiccatorius. Ac nos sane<text:line-break/>quandoque in agro ad ulcus ejusmodi ex attritione sumus-<text:line-break/>usi. Curat autem talis cinis non abs re 'ulcerum am-<text:line-break/>busta et quae vocantur intertrigines in feminibus exi-<text:line-break/>stentes.<text:tab/></text:span><text:span text:style-name="T75">- • ,</text:span></text:p>
      <text:p text:style-name="P8"><text:span text:style-name="T75">[a4. De osireiis.] Ostreia quidam nuncupant omnia<text:line-break/>testacea -ab Aristotele appellate. At quod a plerisque<text:line-break/>vocatur ostreon, fecunda syllaba absque i scripta, unam esse<text:line-break/>ostreiorum speciem constituunt, in toto genere cornpreheu-</text:span></text:p>
      <text:p text:style-name="P6"><text:span text:style-name="T75">dentes et baccina et purpuras et charnas et pinas et simi-<text:line-break/>lia omnia,-de quibus deinceps .dicam.</text:span></text:p>
      <text:p text:style-name="P8"><text:span text:style-name="T106">' [usi. De buccinis et purpuris.~j</text:span><text:span text:style-name="T75"> Buccinorum purpu-<text:line-break/>rarurnque testa, quandoquidem durissima est, nunquam abs-<text:line-break/>que ustione utor, atque usta quidem desiccandi vim ad-<text:line-break/>modum possidet. Caeterum ad unguem eam laevigare pla-<text:line-break/>• neque pollinis lu modum necesse est, tundendo scilicet<text:line-break/>et cribrando prius. Quod tibi commune fit in omnibus<text:line-break/>lapidosis testaceisque substantiis praeceptum; nam nisi ex-<text:line-break/>acte laevia sint reddita, arenis similia sunt. Per fe autem<text:line-break/>illarum tritarum farina ulceribus malignis competit. Id<text:line-break/>quod ipsum quoque commune est omnium quae citra in-<text:line-break/>signem morsum desiccant vehementer, quippe quum allo-<text:line-break/>qui fluxionum causa exiftant. Sed et aliud est omnium<text:line-break/>id genus commune, nempe ut cum aceto aut oxycrato<text:line-break/>aut oenomelite aut oxyrnelite idonea fit ulceribus putre-<text:line-break/>fcentibus. Idcirco lapides omnes ubi ad eum usum appli- -<text:line-break/>cantur, aliis magis, aliis mitius, certe omnes conferunt.</text:span></text:p>
      <text:p text:style-name="P7"><text:span text:style-name="T75">[asi. De </text:span><text:span text:style-name="T106">ostreis.-]</text:span><text:span text:style-name="T75"> Ostreorum testa usta similis est sa-<text:line-break/>cnltatis buccinorum testis, tametsi etiam tenuioris, imo'ut<text:line-break/>certius veriusque dicam, minus crassae. Nam terrestrem<text:line-break/>duramque corporis sortita consistentium concretionemque,<text:line-break/>impendio omnia crassarum Jiint partium. Itaque accurate<text:line-break/>ea laevigare necesse esu Quamobrern, quum dicimus horum<text:line-break/>aliud alio esse tenuius, ita inaudienda dictio est, tanquam<text:line-break/>si Ulyssern Thersite dicamus majorem, quum uterque tamen<text:line-break/>fuerit parvus, aut Ajacem Achille minorem, quum ambo<text:line-break/>itidem fuerint magni. Caeterum omnia id genus, ut antea<text:line-break/>est dictum, cogendi quandam in fe facultatem obtinent, per<text:line-break/>quam condensata eorum essentia dura terrestriaque funt<text:line-break/>reddita, quam ubi per ustionem deposuerint, contrariam<text:line-break/>asciscunt facultatem, quam vocant digerentem; porro si usse-<text:line-break/>ris ea laverisque, ignea tota natura in aquam deposita,<text:line-break/>ipsam efficiunt cum tenuitate calefacientem, adeo ut et in-<text:line-break/>terdum putrefaciat, reliquum vero terreum morsus fit ex-</text:span></text:p>
      <text:p text:style-name="P7"><text:span text:style-name="T75">pers, id quod maxime implendis cicatriceque- claudendis<text:line-break/>ulceribus hucudis est utile. Igitur testa eorum quae pecu-<text:line-break/>liariter vocantur </text:span><text:span text:style-name="T106">ostrea,</text:span><text:span text:style-name="T75"> combusta </text:span><text:span text:style-name="T106">utor ad</text:span><text:span text:style-name="T75"> diuturnas exflu-<text:line-break/>' xione aegreque carne implebiles cavitates, nempe quae fi-<text:line-break/>stulosae sunt, atque profundae, eam foris cum suillo adipe<text:line-break/>veterato circumponens, id vulgo axungiam nuncupant; At<text:line-break/>in sinum ipsum aliquid eorum quae talia carne implent<text:line-break/>immitto, quale aes ustum diphryges, quod specarium nomi-<text:line-break/>nant. Parem in genere facultatem habent et caeterorum<text:line-break/>ostracodermorum testae deustae, maxime vero, ut dixi, ostreo-<text:line-break/>rum, deinde buccinorum et purpurarum. Itaque cinis<text:line-break/>ejus generi em plasticis miscetur facultatibus digerentibus et<text:line-break/>cum quovis adipe digerit. Verum quoniam inveteratus effi-<text:line-break/>cacius digerit, illi magis misceri solet. Porro potentius<text:line-break/>hoc medicamentum digeret, si acrem illi adipem quempiam<text:line-break/>'miscueris, de quibus superius determinatum est. Quin et<text:line-break/>dentes splendidiores talium omnium cinis efficit, non tan-</text:span></text:p>
      <text:p text:style-name="P6"><text:span text:style-name="T75">tum extergendi potentia, scd et nsperitate substantiae, velut<text:line-break/>et pumex et testa clibani. Verum in usu ejusmodi non est<text:line-break/>necesse, quae sic, usta sunt admodum laevigare, at in alce-<text:line-break/>ribus rebellibus prae omnibus diligenter, sunt laeviganda<text:line-break/>ac inspergenda. Porro excrescentiam carnis mediocriter ex-<text:line-break/>terunt comprimuntque. Ad haec cum sale omnia id genus<text:line-break/>usta dentium smegma reddunt efficacius, adeo, ut non modo<text:line-break/>laxitatem mollitiemque gingivarum desiccet, verum etiam<text:line-break/>ulcera putrescentia adjuvet.</text:span></text:p>
      <text:p text:style-name="P8"><text:span text:style-name="T75">[27. Desiepia.] Sepiarum testa admodum laxa est,<text:line-break/>non ut ostreorum lapidosa. Itaque abstersio quidem illi cum<text:line-break/>aliis ostracodermorum testis communis est, velut etiam de-<text:line-break/>siccatio, caeterum partium tenuitas eximia illi prae caele-<text:line-break/>ris inest. Quocirca usta </text:span><text:span text:style-name="T106">ea</text:span><text:span text:style-name="T75"> utimur ad vitiligines, ephelin,<text:line-break/>lentes, ploras. Quin et fossili sali mixta, in oculis existen-<text:line-break/>tes ungues eliquati Et antequam uratur, contrita et laevi-<text:line-break/>gata dentibus splendorem affert, ulceraque desiccat- Porro </text:span><text:span text:style-name="T75">-</text:span></text:p>
      <text:p text:style-name="P6"><text:span text:style-name="T75">hoc nomine; quod mediocrem obtinet asperitatem adhibe-<text:line-break/>mus eam et ad ingentes oculorum asperitates, quas syco-<text:line-break/>scis appellare consuevimus. Nam exculpentes ex </text:span><text:span text:style-name="T106">ea</text:span><text:span text:style-name="T75"> quid-<text:line-break/>dam ipsa figura simile collyrio, eo illas confricamus, do-'<text:line-break/>nec sanguinem reddere incipiant, quo facto collyria ca-<text:line-break/>thaeretica sive detrahentia praestantius affectum suum in<text:line-break/>illal exerunt.</text:span></text:p>
      <text:p text:style-name="P8"><text:span text:style-name="T75">[28. De </text:span><text:span text:style-name="T106">operculis purpurarum^</text:span><text:span text:style-name="T75"> Opercula purpura-<text:line-break/>rum quidam memoriae prodiderunt ex aceto bibita lienes<text:line-break/>turgidos sanare et fufsitu eas, quae uteri suffocatione peri-<text:line-break/>clitantur, juvare, praeterea retentas ejicere fecundas.</text:span></text:p>
      <text:p text:style-name="P8"><text:span text:style-name="T75">[29. De </text:span><text:span text:style-name="T106">lana succidae</text:span><text:span text:style-name="T75"> Lana fordida, ac proinde a<text:line-break/>quibusdam appellata succida, idonee excipit irrigationes,<text:line-break/>quae adhibentur contusis aut quomodocunque percussis par-<text:line-break/>ticulis, ut quae utilitatem ex illis proficiscentem promo-<text:line-break/>veat, idque propter oefypon. Lota vero nec amplius oefy-<text:line-break/>pon habens, apta quaedam materia fit humoribus qui irri-<text:line-break/>gantur excipiendis. Porro usia vim habet acrem pariter et</text:span></text:p>
      <text:p text:style-name="P6"><text:span text:style-name="T75">calidam una cum partium tenuitate,- Itaque molles nimium-<text:line-break/>que humidas ulcerum carnes celerrime eliquat. Inditur et,<text:line-break/>in medicamenta desiccaturia.. Urito eam tanquam alia plu-<text:line-break/>rima, ollam implens novam, quam tegat operculum multis<text:line-break/>foraminibus pertusum.</text:span></text:p>
      <text:p text:style-name="P8"><text:span text:style-name="T75">[sio. De </text:span><text:span text:style-name="T106">pilis</text:span><text:span text:style-name="T75"> ustis.] Pili usti similiter.ut usta lana<text:line-break/>calefacientis desiccantisque admodum funt facultatis.</text:span></text:p>
      <text:p text:style-name="P8"><text:span text:style-name="T75">[3r. De </text:span><text:span text:style-name="T106">ovorum facultatem</text:span><text:span text:style-name="T75"> Consequens fuerit ad par-<text:line-break/>tium doctrinam de ovis disserere, nam, alibi eorum memi-<text:line-break/>nisse non licet. Sane ova partes non funt animalium, ceu<text:line-break/>nec arborum fructus, nec gravidarum foetus, verum pro-<text:line-break/>portione respondet iis quae agnascuntur. Itaque eorum<text:line-break/>quae agnascuntur quaedam plane familiaria propriaque<text:line-break/>conspiciuntur tum plantarum tum animalium naturis, quae-<text:line-break/>dam non omnino talia, ut viscum, quod agnascitur quercu- •<text:line-break/>bus, et ut semel dicam si qua arboribus alterius generis<text:line-break/>arbor, frutex, fructus, herba, aut omnino germen quod-</text:span></text:p>
      <text:p text:style-name="P7"><text:span text:style-name="T75">piam, </text:span><text:span text:style-name="T75">ut fungi, agnascantur. Ex familiaribus autem est et<text:line-break/>ovium lana et aliorum animalium pili, et cornua quae de-<text:line-break/>cideutia* denuo recrescunt, ut lu masculis cervis, ex hoc<text:line-break/>sunt genere. Conceptus autem sive foetus fructibus propor-<text:line-break/>tione-respondent, nimirum ad generis propagationem a na-<text:line-break/>tura creati. Ex his 'unum est et ovum factum ad generis<text:line-break/>successionem perpetuitatemque. Caeterum utile est et </text:span><text:span text:style-name="T75">tan-<text:line-break/></text:span><text:span text:style-name="T75">quam nutrimentum, verum: de nutrimento non est nunc<text:line-break/>institutum disserere. Proinde quae tanquam medicamentum<text:line-break/>efficere potest, ea hoc loco recensebo, ex pauculis usibus<text:line-break/>particularibus vim ejus exquirens tum in partibus, tum in<text:line-break/>tota substantia. Siquidem quo pactu inventa rerum cujus-<text:line-break/>que generali facultate ad multos eam usus particulares<text:line-break/>ducere possimus didicimus. Insuper docti jam fumus, quo-<text:line-break/>rnodo ex uno alterove experimento de generali facultate<text:line-break/>liceat colligere. Igitur ovorum album et tenue illud, quo<text:line-break/>item ad ophthalmice utimur, ex numero est medicamen-<text:line-break/>torum minime mordicantium, nec unquam effectu frustratus</text:span></text:p>
      <text:p text:style-name="P6"><text:span text:style-name="T90">; </text:span><text:span text:style-name="T75">sum ex ulla tali intemperie qualem habet saepe lac, uti<text:line-break/>ante' ostendimus, in animalibus cruditatem perpetientibns,<text:line-break/>aut nimiam famem sitim ve , aut quae cibis pafia sunt pra-<text:line-break/>vis, quae sane frequentius evenire solent mulieribus, ob<text:line-break/>victus videlicet vitaeque errorem. At ova unam modo pra-<text:line-break/>, vitatem patiuntur, quam scilicet affert vetustas, eamque<text:line-break/>facillime effugias si utaris recentibus. Porro usitatissimum<text:line-break/>nobis est maximeque parabile gallinarum ovum; eapropter<text:line-break/>illo utimur aliorum ova nihil curantes, tametsi eandem cum.<text:line-break/>illis habeant naturam. Temperie porro moderato frigidius<text:line-break/>esu'Itaque utendum est ovi albumine non tantum ad ocu-<text:line-break/>los verum etiam ad alia omnia, quae medicamenta- requi-<text:line-break/>runt suavissima minimeque mordacia, ut sunt universa sedis<text:line-break/>ac pudendorum ulcera contumacia. Miscetur quoque idonee<text:line-break/>medicamentis profluvium sanguinis ex cerebri involucris<text:line-break/>supprimentibus, quae nimirum citra morsum illinuntur at-<text:line-break/>que astringunt. Sed et ad ulcera maligna miscetur iis, quae<text:line-break/>absque morsu ea possunt desiccare, cujusmodi est medica-</text:span></text:p>
      <text:p text:style-name="P6"><text:span text:style-name="T75">mentum pompholyx'elota et metallicorum quaedam eluta,<text:line-break/>de quibus privatim supra disseruimus. Porro et ipse vitel-<text:line-break/>lus assimilis est naturae, ac proinde miscetur ceratis mor-<text:line-break/>sis expertibus, ovis videlicet, aut elixis aut assis. Verum<text:line-break/>id tamen manifestum est, hic levem existere differentiam,-<text:line-break/>quod paulo plus desiccent quae funt assa, ac. quantum hujus<text:line-break/>accipiunt facultatis, tantum deperdant de mitigandi poten-<text:line-break/>tia; Miscetur et cataplasmatis phlegmonem extinguentibus, ut<text:line-break/>iis quae ex meliloto constant, sedi applicandis. Crudo vero<text:line-break/>ovo toto utimur admixto rosaceo ad palpebrarum, aurium<text:line-break/>mammarumque phlegmonae quae scilicet aut ictis illis aut<text:line-break/>alio quovis modo evenerint; aut extiterint in nervosis cor-<text:line-break/>poribus, puta cubito et digitorum tendonibus aut articulis,<text:line-break/>idque in pedibus pariter et manibus. Porro in aceto co-<text:line-break/>ctum ovum si edatur, fluxiones ventris desiccat. At fi etiam<text:line-break/>quippiam eorum, quae ad dysenteriam aut coeliacumafFe-<text:line-break/>ctum conveniunt, adjunxeris, atque in igne modico sumi-<text:line-break/>que experte, qualis est qui ex prunis constat, frixeris etlen-</text:span></text:p>
      <text:p text:style-name="P7"><text:span text:style-name="T75">dumque ita praebeas, non minime </text:span><text:span text:style-name="T106">fane</text:span><text:span text:style-name="T75"> laborantes adjuve--<text:line-break/>ris. Aptissima talem ad usum sunt omphacium, rhus tum<text:line-break/>ipse qui cibis adspergitur, erythros nuncupatus, tum fuecus'<text:line-break/>ipsius, galla, mali granati putamina, cinis cochlearum itui'<text:line-break/>tegrarum ustarum. Apta quoque ot uvarum acini et myrta<text:line-break/>et mespila et coma. Magis istis medicamentosa funt ba-<text:line-break/>laustium, bypocystis, cytini sive mali punici flores. Sed<text:line-break/>et ad ambustiones protinus impositum est utile, sive, quis<text:line-break/>seorsum albumen duntaxat ipsum molli lana excipiat, sive<text:line-break/>etiam cum vitello commiscens confundensque applicet, ete-.<text:line-break/>nim mediocriter refrigerat et citra morsum desiccat. Tale<text:line-break/>quum fit et ad anacollemata vocata, quae fronti videlicet<text:line-break/>• imponuntur, utimur, et pilos' palpebrarum agglutinamus,<text:line-break/>nimirum admixto idoneorum quopiam, cujus generis est<text:line-break/>thus, potissimum pingue si fuerit, ac non inveteratum et<text:line-break/>'siccum. Verum in illiusmodi, ipsius albuminis eommoda<text:line-break/>est viscositas, non autem temperies, nisi quis quatenus ne-<text:line-break/>quaquam adversatur illi, quod adhibetur medicamento,- eo</text:span></text:p>
      <text:p text:style-name="P6"><text:span text:style-name="T75">nomine </text:span><text:span text:style-name="T75">utile commodn.mque dixerit. Nam viscosorum quae-,<text:line-break/></text:span><text:span text:style-name="T75">dam sunt </text:span><text:span text:style-name="T75">quae adversantur, velut viscum nimirum acre et<text:line-break/>calidum ad ea; quae calefieri non debent, dictumque fre-t<text:line-break/>quenter superius est ea quae, validam vim nullam obtine-<text:line-break/></text:span><text:span text:style-name="T75">ant medicamenta, </text:span><text:span text:style-name="T75">eeu materiam iis quae tales vires obti-<text:line-break/></text:span><text:span text:style-name="T75">nent misceri, </text:span><text:span text:style-name="T75">proinde quoque creberrimi sunt usus, utpote<text:line-break/></text:span><text:span text:style-name="T75">iis quae </text:span><text:span text:style-name="T75">valenter agunt inservientia. . Ejusmodi </text:span><text:span text:style-name="T75">quum </text:span><text:span text:style-name="T75">sit<text:line-break/></text:span><text:span text:style-name="T75">ovum, simulque non parvam </text:span><text:span text:style-name="T75">adipiscatur in elixationis assa-<text:line-break/>tionisque quantitate differentiam, fit sane multo utilissimum.<text:line-break/></text:span><text:span text:style-name="T75">Nam medicamentis, </text:span><text:span text:style-name="T75">quae humiditates desiccant aut </text:span><text:span text:style-name="T75">elixum<text:line-break/></text:span><text:span text:style-name="T75">aut astum aut frictum miscetur; iis vero quae incidunt </text:span><text:span text:style-name="T106">ea<text:line-break/>quae</text:span><text:span text:style-name="T75"> in thorace pulmoneque funt sorbile"quod vocant, id<text:line-break/>quod in aqua eousque elixari debet dum incaluerit Ejus-'<text:line-break/>dem hujus naturae nomine et ad eos, quibus gutturis su-<text:line-break/>premnjn aut ex vociferatione aut ex humorum acrimonia,<text:line-break/>exasperatum est, assumitur, tum scilicet quod affectis parti-<text:line-break/>bus illinitur, atque cataplasmatis modo inhaeret, tum quod<text:line-break/>fululantia sua mordacitatis experte eas mitigat sanatque.</text:span></text:p>
      <text:p text:style-name="P124"><text:span text:style-name="T75">Eadem ratione stomachi, ventris, intestinorum ac vesicae<text:line-break/>medetur asperitatibus.<text:tab/></text:span><text:span text:style-name="T116">11</text:span></text:p>
      <text:p text:style-name="P125"><text:span text:style-name="T75">Isia. </text:span><text:span text:style-name="T106">Da erinaceis combustis?]</text:span><text:span text:style-name="T75"> Erinacei utriusqne, tum<text:line-break/>mas ini tum terrestris, corpus tot uni ustum cinerem efficit<text:line-break/>facultatis tum extergentis tum digerentis tum detrahentis.<text:line-break/>Itaque eo quidam et ad excrescentia et ad sordida usi funt<text:line-break/>.ulcera. .</text:span><text:span text:style-name="T75">’-'</text:span><text:span text:style-name="T116">3</text:span><text:span text:style-name="T75"><text:tab/></text:span><text:span text:style-name="T75">.--v-’-- -<text:tab/></text:span><text:span text:style-name="T106">- </text:span><text:span text:style-name="T106">-r i" i</text:span></text:p>
      <text:p text:style-name="P8"><text:span text:style-name="T75">[33. De Zirnacibus.] Cochleae si totae cum testis<text:line-break/>urantur admixta galla omphaeitnie simulque pipere albo,<text:line-break/>mirifice prosunt dysenteriis, in quibus ulcera nondum com-<text:line-break/>putrescere coeperunt. Convenit autem ut piperis- sit pars<text:line-break/>una, gallae vero duae, quatuor 'clueris cochlearum. Hoc ubi<text:line-break/>ad unguem laevigaris, cibis inspergito, bibendumque aut ex<text:line-break/>. aqua aut ex vino albo et austero praebeto. Caeterum abs-<text:line-break/>que gallae mixtione cinis cochlearum admodum fesiccantis<text:line-break/>est facultatis, obtinens item nonnihil ex ustione calidum<text:line-break/>Porro cochleae quae ustionem non sunt expertae, si tritae<text:line-break/>una cum testis imponantur et toti ventri aqua interi cutem</text:span></text:p>
      <text:p text:style-name="P7"><text:span text:style-name="T75">laborantium et in arthriticis articulorum tumoribus, aegre<text:line-break/></text:span><text:span text:style-name="T75">quidem </text:span><text:span text:style-name="T75">divelli poterunt f.caeterum, impense desiccant. Ef<text:line-break/></text:span><text:span text:style-name="T75">sane </text:span><text:span text:style-name="T75">inhaerere </text:span><text:span text:style-name="T75">sinere </text:span><text:span text:style-name="T75">oportet, </text:span><text:span text:style-name="T75">quoad </text:span><text:span text:style-name="T75">sponte </text:span><text:span text:style-name="T75">decidant. Idem..</text:span></text:p>
      <text:p text:style-name="P126"><text:span text:style-name="T75">. que faciendum in tumoribus ex ictu natis difficile solubili-<text:line-break/>bus; et ex ccntnsione facta </text:span><text:span text:style-name="T75">in </text:span><text:span text:style-name="T75">auribus, desiccant enim illos<text:line-break/>magnopere universos, etiamsi viscosus crassusque in alto<text:line-break/></text:span><text:span text:style-name="T75">humor </text:span><text:span text:style-name="T75">contineatur.<text:tab/></text:span><text:span text:style-name="T75">;</text:span></text:p>
      <text:p text:style-name="P8"><text:span text:style-name="T75">[a4 </text:span><text:span text:style-name="T106">Oe cancris</text:span><text:span text:style-name="T75"> ustis.] At fluviatilium cancrorum<text:line-break/>cinis, quamquam similiter praedictis exrccatorius est, sub-<text:line-break/>stantiae tamen proprietate mirabilis est ejus in iis, qui </text:span><text:span text:style-name="T75">a<text:line-break/></text:span><text:span text:style-name="T75">rabiente cane sunt morsi., effectus,, isque tum solus tum<text:line-break/>cum gentiana </text:span><text:span text:style-name="T75">et </text:span><text:span text:style-name="T75">thure multo praestantior. Thuris sane </text:span><text:span text:style-name="T106">par-<text:line-break/></text:span><text:span text:style-name="T106">iem</text:span><text:span text:style-name="T75"> </text:span><text:span text:style-name="T75">esse unam oportet, quinque autem gentianae, </text:span><text:span text:style-name="T75">porro<text:line-break/></text:span><text:span text:style-name="T75">canororum </text:span><text:span text:style-name="T75">decem. </text:span><text:span text:style-name="T75">Et raro equidem aliter </text:span><text:span text:style-name="T75">illis </text:span><text:span text:style-name="T75">ustis nos<text:line-break/>sumus usi, caeterum </text:span><text:span text:style-name="T116">a</text:span><text:span text:style-name="T75">d eum modum .plerumque, quo Ae-<text:line-break/>schrion empiricus ille medicamentorum peritissimus se-<text:line-break/>nex, concivis </text:span><text:span text:style-name="T75">ac </text:span><text:span text:style-name="T75">praeceptor meus. </text:span><text:span text:style-name="T75">Patella </text:span><text:span text:style-name="T75">erat aeris.</text:span></text:p>
      <text:p text:style-name="P6"><text:span text:style-name="T75">rubri, in quam impositos cancros viventes hactenus ussit,<text:line-break/>ut in cinerem redacti facile ad laevorem redigi possent.<text:line-break/>Hic Aeschrion paratum semper in aedibus hoc habebat me-<text:line-break/>dicamentum tempore aestivo, urens eos post ortum canis,<text:line-break/>quando sol in leonem transisset, non nisi luna decimao-<text:line-break/>ctava. Porro bibendum hoc medicamentum iis, qui a cane<text:line-break/>rabido fuissent morsi praebebat quotidie diebus quadra-<text:line-break/>ginta, mensura cochlearii magni aquae inspersum. At si<text:line-break/>non protinus ah initio, verum aliquot post dies curam ce-<text:line-break/>pisset demorsi, tunc quotidie duo cochlearia aquae insper-<text:line-break/>gebat. Ad ipsum vero' vulnus emplasticum applicabat me-<text:line-break/>dicamentum, quod ex pice Brutia et opopanace acetoque<text:line-break/>conficitur, habens picis libram unam, unum aceti acerrimi<text:line-break/>sextarium Italicum, opopanacis vero uncias tres'. Haec ta-<text:line-break/>metsi a praesenti instituto essent aliena, scribenda tamen<text:line-break/>censui, quia magnopere medicamento huic ipse confiderem,<text:line-break/>nimirum cum nullus unquam eorum, qui illo fuerint usi,<text:line-break/>fit mortuus. Caeterum seorsum etiam librum conscribam</text:span></text:p>
      <text:p text:style-name="P7"><text:span text:style-name="T75">aliquandc de'iis quae proprietate substantiae totius quid<text:line-break/>agunt,' e quorum numero sunt id genus omnia. Ignoscen-<text:line-break/>dum itaque tum hoc in loco scribendi importunitati tum<text:line-break/>sicubi praeterea id mihi hoc in opere contigit, nempe quia<text:line-break/>ex iis summa proveniret utilitas , quam sane posteris im-<text:line-break/>pertire volebam, si forsan me prius quam quae post haec<text:line-break/>deinceps sunt opera perfecissem, mors occupasset propositum<text:line-break/>impediens. Caeterum Pelops doctor meus et ipse omnium<text:line-break/>ejusmodi causas reddere volens non abs re, inquit, cancer,<text:line-break/>quum animal sit aquaticum, prodest e cane rabido morsis,<text:line-break/>quibus videlicet metus est ne corripiantur affectu siccissimo,<text:line-break/>nempe rabie, quamebrem fane etiam aquam metuunt. Ac<text:line-break/>fluviatiles, non marinos, convenire cancros dictitabat, quod<text:line-break/>animalia marina ob admixtionem salis natura siccissimi, haud<text:line-break/>aeque exactam tuerentur • eam, quae est adversus rabiem,<text:line-break/>, contrarietatem. Acquum quidam subjecisset, cur non omnia<text:line-break/>quae in potabili aqua degunt animalia, perinde ut cancri,<text:line-break/>' juvari assolent? quia, inquit, similem cancris praeparatio-</text:span></text:p>
      <text:p text:style-name="P127"><text:span text:style-name="T75">nem </text:span><text:span text:style-name="T90">ηοη </text:span><text:span text:style-name="T75">admittunt, nam horum ustorum cinerem, exicca-<text:line-break/>torius quum sit, canum rabientium venenum absumere, si-<text:line-break/>mulque digerere. Haec igitur fane' Pelops dicebat, profi-<text:line-break/>tens ambitioneque magna jactitans omnium </text:span><text:span text:style-name="T106">fe</text:span><text:span text:style-name="T75"> talium novisse<text:line-break/>causas. At ego nisi plane ine scire quippiam persuasum<text:line-break/>habeam,, aliis persuadere non tento. Itaque nec Pelopis ra-<text:line-break/>-tionem ut veram .accepi, ut quae crebras habeat contra-<text:line-break/>dictiones, verum cancros'opinor ex proprietate totius sub-<text:line-break/>stantiae prodesse. Quoniam autem nullum eorum qui sue-<text:line-break/>rant illis usi mortuum sciveram, haec aperienda recenscn-<text:line-break/>daque a me existimavi, tametsi non esset hujus instituti<text:line-break/>proprium.<text:tab/>,<text:tab/>•<text:tab/>'</text:span></text:p>
      <text:p text:style-name="P8"><text:span text:style-name="T75">[35. De </text:span><text:span text:style-name="T106">hirundinibus</text:span><text:span text:style-name="T75"> ustis.] . Sane corporibus totis,<text:line-break/>nam id erat propositum, non eorum tantum animalium, quat<text:line-break/>dixi, scd et hirundinum usi sunt multi, comburentes vide-<text:line-break/>licet </text:span><text:span text:style-name="T106">et</text:span><text:span text:style-name="T75"> cinerem melli' miscentes, </text:span><text:span text:style-name="T75">ac </text:span><text:span text:style-name="T75">deinde fynanchicos<text:line-break/>inungentes, et in totum qui cunque in gutture ac columella<text:line-break/>consistunt cum tumoribus affectus. Utuntur et ad acuen-</text:span></text:p>
      <text:p text:style-name="P6"><text:span text:style-name="T75">dum visum hoc cinere nonnulli. At aliis eas arefactas<text:line-break/>drachmae pondere bibendas exhibent.</text:span></text:p>
      <text:p text:style-name="P8"><text:span text:style-name="T75">• [36, De cicadis.] Sed et cicadis siccis quidam utnn-<text:line-break/>tur ad colicos affectus cum paribus numero piperis granis,<text:line-break/>dantque aut tres aut quinque aut septem, per intermissio-<text:line-break/>nem videlicet et per ipsos etiam paroxysmos. Porro alii<text:line-break/>assas edendas offerunt, quibus affecta vesica esu</text:span></text:p>
      <text:p text:style-name="P8"><text:span text:style-name="T75">[si7. De </text:span><text:span text:style-name="T106">galeritis, alaudis.j</text:span><text:span text:style-name="T75"> Galerita tamen aris illa<text:line-break/>pusilla obiter nobis plerumque obvia, in jure elixa colicos'<text:line-break/>adjuvat. Veruin assidue eam edere simul cum jure necesse<text:line-break/>est. Habet vero hoc animal lu capite velut galerum ex pilis<text:line-break/>sponle enatum, cujus occasione efficta est quae apud Ari-<text:line-break/>stophanem comicum legitur sabula. Is enim inquit hunc in<text:line-break/>modum: imperitus es' nec curiosus et nec Aesopum quidem<text:line-break/>didicisti, qui ait galeritam primam volucram fuisse, etiam<text:line-break/>ante terram, inde patrem morbo defunctum, quum humus<text:line-break/>nonduin esset enata, dies quidem quinque jacuisse, at hanc</text:span></text:p>
      <text:p text:style-name="P7"><text:span text:style-name="T75">prae inopia melioris consilii in capite lendem patrem suum”<text:line-break/>defodisse. Hoc quoque ajunt obscure licet designasse tamen<text:line-break/>Theocritum,</text:span></text:p>
      <text:p text:style-name="P8"><text:span text:style-name="T106">Nec galeritae scpulchrum in capite ferentes,</text:span><text:span text:style-name="T75"> vagantur,<text:line-break/>nempe indicare illum eas, quae in capite scpulchrum ge-<text:line-break/>. rant. Annexui autem huic ista sermoni, quo plane et clare<text:line-break/>liotc animal, nempe galeritam significare' quos ferat in capite<text:line-break/>pilos erectos, quandoquidem expertus furn ejus adversus<text:line-break/>colicos utilitatem, velimque qui ipsum non norunt, iis bene<text:line-break/>aperteque monstratum. Etenim aviculis pyrgitis ac tro-<text:line-break/>glytis appellatis assimilis esu Discernitur autem tum quia<text:line-break/>galeram habet tum quia paulo major existiti Nam etipfa<text:line-break/>corydalis appellata herba colicis convenit. Et hoc quoque<text:line-break/>tibi obiter sit notatum.</text:span></text:p>
      <text:p text:style-name="P8"><text:span text:style-name="T75">[38. </text:span><text:span text:style-name="T106">De gallinis."]</text:span><text:span text:style-name="T75"> At gallinarum jus simplex retinendi<text:line-break/>vim-possidet, uti gallorum subducendi. Coquendi autem sunt<text:line-break/>cum sale prolixissime. Sed horum ipsi ferimus periculunr.,</text:span></text:p>
      <text:p text:style-name="P7"><text:span text:style-name="T75">[3g. De mzisteia.] Mustelam nunquam combussimus.<text:line-break/>De qua scriptum legitur, cinerem quidem ejus cum aceto<text:line-break/>illitum podagricos arthriticosque juvare, tanquam vehemen-<text:line-break/>ter valeat digerere, ipsam vero arefactam ac potam pro-<text:line-break/>desse comitialibus, eadem nimirum illa facultate. Porro<text:line-break/>quidam etiam plane omnis ferae alaxipbarmacum eam asse<text:line-break/>referunt, </text:span><text:span text:style-name="T106">et</text:span><text:span text:style-name="T75"> maxime eius ventrem.</text:span></text:p>
      <text:p text:style-name="P8"><text:span text:style-name="T75">[4p. De </text:span><text:span text:style-name="T106">ranis</text:span><text:span text:style-name="T75"> ustis.] At ranarum ustarum cinerem<text:line-break/>'sanguinis eruptioni mederi referunt inspersum: ceterum<text:line-break/>cum liquida pice sanare alopecias,</text:span></text:p>
      <text:p text:style-name="P8"><text:span text:style-name="T75">[4r. De </text:span><text:span text:style-name="T106">hippocampo.]</text:span><text:span text:style-name="T75"> Et hippocampum, animalillud<text:line-break/>marinum, si totum usseris, alopeciis prosiesse proditum a<text:line-break/>quibnsdam est, ipsumque videlicet desiccantis esse facultatis .<text:line-break/>extenuantisque, aut certe ejus cinerem, quem quidam un-<text:line-break/>guento amaracino commiscent, quidam pici liquidae, alii<text:line-break/>veteri adipi suillo. '</text:span></text:p>
      <text:p text:style-name="P8"><text:span text:style-name="T75">[42, </text:span><text:span text:style-name="T106">JDe tellinis salsu?\</text:span><text:span text:style-name="T75"> Et salsas tellinas ustas adeo.<text:line-break/>urentem efficere cinerem ajunt, ut is cum cedria evulsos</text:span></text:p>
      <text:p text:style-name="P6"><text:span text:style-name="T75">radicitus ex palpebris pilos instillatus in locum renasci<text:line-break/>.prohibeat. De </text:span><text:span text:style-name="T106">lumbricis terrae.</text:span><text:span text:style-name="T75"> Porro citra ustionem<text:line-break/>aut lixationem totorum animalium in partes affectas irn-<text:line-break/>pofitorum aut intro in corpus sumptorum,'quidam medi-<text:line-break/>corum fecere periculum aut ceu fecerint periculum ita feri-<text:line-break/>bunt, terrae quidem intestina contrita nervisque divisis<text:line-break/>imposita protinus mirum in modum prodesse, atque haec<text:line-break/>ipsa quoque cum mulsa pota medicamentum esse moven-<text:line-break/>dae urinae idoneum.</text:span></text:p>
      <text:p text:style-name="P8"><text:span text:style-name="T75">[43. De cimicibus.] Sed et de cimicibus quibusdam<text:line-break/>traditum est, quod si eum aceto bibantur hirudines absor-<text:line-break/>ptas ejiciant; at nobis, quum eas perpetuo alliorum esu<text:line-break/>ejecerimus, haud opus fuit cimicibus.</text:span></text:p>
      <text:p text:style-name="P8"><text:span text:style-name="T75">[44. De </text:span><text:span text:style-name="T106">cantharidibus^</text:span><text:span text:style-name="T75"> Veruntarnen sufficientem ha-<text:line-break/>bemus de cantharidibus experientiam, quod in ungues pfo-<text:line-break/>rodeis idoneis ceratis, aut emplastris impositae fic illos edu-<text:line-break/>cunt ut toti cadant.</text:span><text:span text:style-name="T75">' </text:span><text:span text:style-name="T75">Miscuimus eas etiam facultatibus psc-<text:line-break/>ris et lepris congruentibus nec non quibusdam putrefactis,<text:line-break/></text:span><text:span text:style-name="T75">/</text:span></text:p>
      <text:p text:style-name="P6"><text:span text:style-name="T75">atque interlui etiam iis quae clavos quos vocant ejiciunt.<text:line-break/>Porro praeceptorum meorum quidam earum paulum quid-<text:line-break/>dam in medicamenta urinam moventia solebat injicere. At<text:line-break/>quidam solas alas et pedes injiciunt, quae ajunt esse ale-<text:line-break/>xeteria iis’ qui corpora ipsorum bibissent, alii contra, at<text:line-break/>nos totas indimus. Caeterum aptiores funt ad ea quae<text:line-break/>expertum me dixi eae cantharides, quae inventae in fru-<text:line-break/>mento lutea transversim in alis cingula obtinent, potissi-<text:line-break/>mnm si injiciantur in vas novum fictile, cujus ori linteum<text:line-break/>obductum fit rarum, itaque illud invertas ut linteum ha-<text:line-break/>litum ab aceto subtus posito excipiat, donec emoriantur<text:line-break/>ipsae cantharides. -</text:span></text:p>
      <text:p text:style-name="P8"><text:span text:style-name="T75">[45. De bupresiidibus.) Sic hupresteis quoque repo-<text:line-break/>nere expedit. Sunt autem et ipsae animalis quoddam ge-<text:line-break/>nus cantharidibus tum specie tum viribus assimile.</text:span></text:p>
      <text:p text:style-name="P8"><text:span text:style-name="T75">[46. </text:span><text:span text:style-name="T106">De pityocampen</text:span><text:span text:style-name="T75"> Quin et erucae quae in piceis nascun-<text:line-break/>tur meritu sane nuncupatae pityocampae hujus sunt facultatis.</text:span></text:p>
      <text:p text:style-name="P128"><text:span text:style-name="T90">[4; </text:span><text:span text:style-name="T106">De salamandraij</text:span><text:span text:style-name="T75"> Et salamandrae combustae<text:line-break/>cinerem quidam septicis et lepricis psoricisqne miscent<text:line-break/>facultatibus. : ,<text:tab/></text:span><text:span text:style-name="T131">(</text:span></text:p>
      <text:p text:style-name="P8"><text:span text:style-name="T75">[48. De torpedine.) Sed et torpedinem totam, dico<text:line-break/>autem animal marinum, capitis dolores sanare capiti admo-<text:line-break/>tam scdemqhe eversam coercere a quibusdam est proditum.<text:line-break/>Verum ego quum utrumque essem expertus, neutrum ve-<text:line-break/>rum competi. Eam igitur cum cogitassem vivam esse ap-<text:line-break/>plicandam, cui caput doleret, posse enim fieri ut hoc me-<text:line-break/>dicamentum anodynon esset, ac dolore liberaret similiter<text:line-break/>ut alia quae sensum obstupefaciunt, ita habere coniperi.<text:line-break/>Putoque eum; qui primus est usus tali quapiam motum<text:line-break/>ratione experiri aggressum.</text:span></text:p>
      <text:p text:style-name="P8"><text:span text:style-name="T75">[4q. De </text:span><text:span text:style-name="T106">dracone marino et</text:span><text:span text:style-name="T75"> trigie.J Vivas etiainnum,<text:line-break/>hasce animantes apertas et protinus partibus affectis appo-<text:line-break/>sitas prodesse scripserunt, nempe draconem marinum in<text:line-break/>suum ipsius ictum impositum, similiter et triglarn in dra-<text:line-break/>conis, mures domesticos in ictum scorpii, velut et sauram.</text:span></text:p>
      <text:p text:style-name="P6"><text:span text:style-name="T75">Mygalen in sirum ipsius et fauram ChaIcidicarn, quam et<text:line-break/>ex vino bibendam praebent, tanquam suum ipsius morsum<text:line-break/>fanet -Porro scorpium ipsius ictum curare, si tritus im-<text:line-break/>ponatur, similiter si assus edatur. Congruere autem ajunt -<text:line-break/>et iis, qui a vipera funt morsi, ascalabota vero iis qui a<text:line-break/>scorpio. Referunt autem et in Aegypti regionibus areia- -<text:line-break/>ctum asiracum' quem vocant exhiberi iis, qui </text:span><text:span text:style-name="T106">a</text:span><text:span text:style-name="T75"> scorpio<text:line-break/>percussi funt, et vocatum cybium utiliter vulneri a cane<text:line-break/>inssicto imponi multaque ejusmodi, de quibus copiosius dis-<text:line-break/>seremus, ubi tractabitur de iis quae proprietate substan-<text:line-break/>tiae quid agunt. .Caeterum in oleo lixis totis animalibus<text:line-break/>ipso oleo utebantur nostratium medicorum quidam, sed et<text:line-break/>superiorum nonnulli ad depilationem nempe pityocampis<text:line-break/>et urticis marinis, lepore marino, scolopendro marino; ad<text:line-break/>aurium- vero dolorem silphis lu oleo coctis et iis quos vo-<text:line-break/>cant multipedas. Ea enim animalia lu globum scfe con-<text:line-break/>trahunt; vocantque ea apud nos quidam </text:span><text:span text:style-name="T106">fabas,</text:span><text:span text:style-name="T75"> quandoqui-</text:span></text:p>
      <text:p text:style-name="P6"><text:span text:style-name="T75">dem esculentis fabis sunt persimilia, ubi scfe videlicet in<text:line-break/>globum convolverint colore fusco. Porro in agro-complu-<text:line-break/>res videre est natos sub situlis,- quibus- a sontibus rustici<text:line-break/>aquam comportant, deponuntque eas juxta focum. Vidique<text:line-break/>quosdam ex eis qui medicinam in agro exercebant assidue<text:line-break/>oleo ex illis composito ad universos aurium dolores uti,<text:line-break/>non discernentes affectum unde oriretur. Itaque non abs<text:line-break/>re evenit ut interirn effectum -consequerentur, interitu lae-<text:line-break/>derent. Et quid mirum, quando et insignes quidam medici<text:line-break/>de iis citra distinctionem scripsere ? . tales sunt Apollonii<text:line-break/>libri de facile parabilibus. Atque hic sane etiam scripsit<text:line-break/>vermes terrae in oleo coctos aurium dolores mitigare, scd<text:line-break/>alii censent admixto adipe anserino sic demum utendum.</text:span></text:p>
      <text:p text:style-name="P8"><text:span text:style-name="T75">[bo. </text:span><text:span text:style-name="T106">De vulpe et hyenat\</text:span><text:span text:style-name="T75"> Caeterum de. vulpibus,<text:line-break/>quae totae oleo coquuntur, nam sic quidam curant arthri-<text:line-break/>ticos, partim vivas vulpes in lebetem ingentem injicien,-<text:line-break/>tes partim etiam mortuas, fusius, dicere mihi necesse est,</text:span></text:p>
      <text:p text:style-name="P14"><text:span text:style-name="T90">&gt; </text:span><text:span text:style-name="T75">quandoquidem plerosque visae sunt principio, plane morbo<text:line-break/>hoc liberasse/ verum post multum temporis non ita pro-<text:line-break/>fuisse: siquidem illos malum repetiit, quamquam non ile<text:line-break/>vehemens quam antea. Sane oleum in qno cocta •- vulpes<text:line-break/>est non est potentioris </text:span><text:span text:style-name="T75">in </text:span><text:span text:style-name="T75">digerendo facultatis quam in<text:line-break/>quo hyaena, quae si similiter in oleo lixetur, redditur oleum<text:line-break/>longe potentissimae in digerendo facultatis. Porro frequen-<text:line-break/>ter </text:span><text:span text:style-name="T75">dictum </text:span><text:span text:style-name="T75">est talibus medicamentis inesse potentiam eorum,<text:line-break/>quae </text:span><text:span text:style-name="T75">in </text:span><text:span text:style-name="T75">alto continentur corpore, </text:span><text:span text:style-name="T75">in </text:span><text:span text:style-name="T75">extimam cutem </text:span><text:span text:style-name="T106">ex-<text:line-break/>trahendi,</text:span><text:span text:style-name="T75"> ac eo nomine quandoque sedandi dolores, </text:span><text:span text:style-name="T75">non<text:line-break/></text:span><text:span text:style-name="T75">enim perpetuo hoc ad ea sequitur, quum ii duntaxat </text:span><text:span text:style-name="T75">do-<text:line-break/></text:span><text:span text:style-name="T75">lores ab ejusmodi medicamentis sedentur, quorum causu est<text:line-break/>humor in alto contentus, dolorem ciens aut substantiae<text:line-break/>crassitia aut refrigeratione aut vehementi acrimonia</text:span><text:span text:style-name="T75">, </text:span><text:span text:style-name="T75">aut<text:line-break/>etiam spiritus flatuosus exitum non habens. Itaque qui utun-<text:line-break/>tur vulpibus et ipsi oleum digestivum efficiunt, atque lude<text:line-break/>impletis eo alveolis totos arthriticos in eos imponunt<text:line-break/>multo ibi tempore immorari praecipientes. Verum ex hoc</text:span></text:p>
      <text:p text:style-name="P6"><text:span text:style-name="T75">fit ut non tantum qui circa articulos sunt tumores evacuen-<text:line-break/>tur, scd etiam universum cornus. Itaque ubi corpus illis<text:line-break/>antea plenitudine affectum fuerit, mirum non est per </text:span><text:span text:style-name="T106">eva-<text:line-break/>cuationem confecoium</text:span><text:span text:style-name="T75"> commodum, nempe quum nihil etiam<text:line-break/>in affectas partes influat, quia corpus universum jam eva-<text:line-break/>cuatum est et qui continebantur humores exhalarunt. Cae-<text:line-break/>teruni quemadmodum antea; quum corpus noxa vacaret,<text:line-break/>prava victus ratio morbum invexit, etmdem in modum aut<text:line-break/>etiam amplius a simili diaeta par est rursum illos similiter<text:line-break/>afficiendos in articulis quibus jam laboraverunt</text:span></text:p>
      <text:h text:style-name="P3" text:outline-level="2">Cap. II.</text:h>
      <text:p text:style-name="P9"><text:span text:style-name="T75">[1. </text:span><text:span text:style-name="T106">De iis quae mari et aquis J'alsis prove-<text:line-break/>niuntij</text:span><text:span text:style-name="T75"> Sola haec in toto opere reliqua hoc habent nunc,<text:line-break/>tempus opportunum.’ Nam quae in mari et aqua nascuntur<text:line-break/>animalia superiori sermone exposita sunt, ubi videlicet age-<text:line-break/>batur de animalibus , at quae in aquis quidem aut ex aquis<text:line-break/>nascuntur,' nec sunt animalia, ea nunc exponentur.</text:span></text:p>
      <text:p text:style-name="P7"><text:span text:style-name="T75">[a. </text:span><text:span text:style-name="T106">Jfe adarcio.j</text:span><text:span text:style-name="T75"> Adarrion, quidam vero mafcnline<text:line-break/>efferunt adarcon, alii foeminine adarcen appellitant, essentia<text:line-break/>quidem sua velut spuma est aquae salsae concreta, 'circum<text:line-break/>arundinee et farragines concrescens. Acerrimum hoc est<text:line-break/>medicamentum simulque calidissimum, proinde et per se'<text:line-break/>inutile est, veium commisceri solet iis quae 'vim ejnstretmial<text:line-break/>dinit, sicque fit multo utilissimum in iis affectibus qui cale-<text:line-break/>fieri postulant, idque foris impositum, nam intro in corpus<text:line-break/>ipsum sumere; est impossibile,' nimirum ob virium vehe-<text:line-break/>mentiam. . .</text:span></text:p>
      <text:p text:style-name="P8"><text:span text:style-name="T75">[3. De aicyoniis.] Alcyonia omnia detergunt ac di-<text:line-break/>gerunt, qualitatem habentia acrem et calidam facultatem,<text:line-break/>verum magis et minus in ipsis non parum est, in his ipsis<text:line-break/>quae diximus fecundum partium essentiae tutius tenuitatem.<text:line-break/>Est autem eorum unnifi densum et grave odoris pravi, olet<text:line-break/>enim pisces putridos-, spongiae figura; simile. Alterum vero<text:line-break/>figura longiuscula , leve etrarum-, odorem habens similem.'<text:line-break/>phyciis. Aliud tertium vermi simile est figura; colore pur-</text:span></text:p>
      <text:p text:style-name="P6"><text:span text:style-name="T75">pureo,i ..consistentia, molli,, vocant id Milesium. Post quae<text:line-break/>quartum secundo quidem jam posito. similiter et- leye </text:span><text:span text:style-name="T106">et<text:line-break/></text:span><text:span text:style-name="T75">rarum, verum lanis succidis simile. Denique quintum ex-<text:line-break/>tima superficie laevi circumscribitur, caeterum interna sub-<text:line-break/>stantia asperum, nullius odoris,) gustu tamen apparens acre,<text:line-break/>et sane omnium alcyoniorum est calidissimum, adeo ut et<text:line-break/>pilos urere possit. Itaque quum duo prima lichenas, alphos,<text:line-break/>psoias leprasque adjuvent, praeterea cutem splendidiorem<text:line-break/>competentia virium efficiant, • idem praestare non potest<text:line-break/>hoc ultimo loco/positum. Nec enim perinde ut illa cutem<text:line-break/>duntaxat summam extergit, scd etiam excoriat, usque in<text:line-break/>. prusundurn cutis penetrans ut etiam ulcera moliatur. Porro<text:line-break/>quod tertio ordine recensuimus omnium est tenuissimum..<text:line-break/>Itaque ustum alopecias curat illitum cum vino,, colore qni-<text:line-break/>dem fulvo, tenui tamen essentia. Quartum autem ejusdem<text:line-break/>eum hoc speciei vires obtinet, verum haud parum imbe-<text:line-break/>cilliores.</text:span></text:p>
      <text:p text:style-name="P7"><text:span text:style-name="T90">[5. </text:span><text:span text:style-name="T106">De /ale.]</text:span><text:span text:style-name="T75"> Sal ejusdem genere facultatis est , sive<text:line-break/>fossilis fit five marinus, verum hoc disterunt, quod falis ex<text:line-break/>terra effossi substantia magis fit compacta, ac proinde-in hoc<text:line-break/>major est partium crassities ' et astringendi potentia.' Itaque<text:line-break/>murinus affusa aqua protinus liquescit, afc fossili hoc non<text:line-break/>evenitf Porro ejusdem -speciei cum marino est qui in<text:line-break/>stagnis quibusdam salsedinem habentibus nascitur aestate<text:line-break/>videlicet, aquis aestu ex iis assumptis, cujusmodr estTragasins,<text:line-break/>non procul aSminthio. Confluit enim illuc ante aquas fpon-<text:line-break/>taneas; quae admodum sunt calidae, copiosa aqua stagnans<text:line-break/>non amplo in loco, et ea aestate omnis</text:span><text:span text:style-name="T116">1</text:span><text:span text:style-name="T75"> absumitur a sole<text:line-break/>videlicet arefacta. Porro quoniam locus ipse salsedinem<text:line-break/>connatam continet, quod reliquum est omne; sal est cogno-<text:line-break/>minationem a loco pariter et aquis sortitus. Nam sponta-<text:line-break/>neae et ipsae illis in locis aquae Tragafiae nuncupantur facul-<text:line-break/>tate summe exiccatoria; et sane qui in'ea regione funt medici<text:line-break/>ad hoc illas accommodant. Porro dictum est et de Sedo-</text:span></text:p>
      <text:p text:style-name="P129"><text:span text:style-name="T90">- .<text:tab/>.<text:tab/>.<text:tab/></text:span><text:span text:style-name="T116">;</text:span><text:span text:style-name="T75"><text:tab/>.. i<text:tab/>.<text:tab/>.<text:tab/>, • • - t .. Li ••</text:span></text:p>
      <text:p text:style-name="P13"><text:span text:style-name="T75">menis in mari mortuo provenientibus in quarto libro; quem<text:line-break/>si quis librum diligenter perlegerit, illi tantum refricare me-<text:line-break/>moriam nunc opus est, ut exposita gustus qualitate ipfe medi-<text:line-break/>camenti facultatem cognoscat. lgitur quum qualitas salsa<text:line-break/>digerat simul et contrahat contactam ab ipfa substantiam,<text:line-break/>aphrolitron in hoc differt., quod in ipso unum modo sapo-<text:line-break/>rem exnperantein evidenter sit videre, quem vocant aniarum,<text:line-break/>vim habentem digerendi, haud etiam contrahendi , uti sal.<text:line-break/>Nam hic quicquid in corporibus humidum inest, id totum<text:line-break/>absumit , et quod reliquum est substantiae solidae astrictione<text:line-break/>contrahit, ac proinde etiam conditura fua carnes servat et<text:line-break/>a putredine tuetur, quippe quae putrescunt, excrementi-<text:line-break/>tium continent humorem substantiamque tum dissolubilem<text:line-break/>tum minime compactam. Quibus ergo corporibus nulla<text:line-break/>prorsum est humiditas superflua, ceu melli optimo, et corpus<text:line-break/>folidum et compactum est, ceu lapidibus, ea ut putrescan t</text:span></text:p>
      <text:p text:style-name="P6"><text:span text:style-name="T75">est impossibile. Ac proinde in his salis non probatur usus, _<text:line-break/>verum in iis in quibus suspecta putredo.</text:span></text:p>
      <text:p text:style-name="P8"><text:span text:style-name="T75">[5. </text:span><text:span text:style-name="T106">Ile sale</text:span><text:span text:style-name="T75"> 'fasto.] Sal ustus digelit quidem poten-<text:line-break/>tius quam ustionis, expers, quanto scilicet subtilius ipsius<text:line-break/>corpus accepta ah igne facultate redditur, Velut et in<text:line-break/>aliis quae combusta funt evenire diximus,' verum non<text:line-break/>sicut ille qui non esu ustionem expertus,solidam ipsam<text:line-break/>substantiam contrahere constringereque potest.</text:span></text:p>
      <text:p text:style-name="P8"><text:span text:style-name="T75">[6. De nitro.]'vj.itrum. Ostensnin est et hoc medis-<text:line-break/>camentum in medio salis et aphrolitri vires habere.</text:span></text:p>
      <text:p text:style-name="P8"><text:span text:style-name="T75">[7. </text:span><text:span text:style-name="T106">De salis</text:span><text:span text:style-name="T75"> siore.] Halos anthos. Quidam ut unum<text:line-break/>nomen halosanthos, quidam dividentes halos antboanomi-<text:line-break/>nant. Est autem hoc medicamentum liquidum, tenuiorum<text:line-break/>etiam partium quam fal ustus, tum acris qualitatis et<text:line-break/>admodum digerentis facultatis.</text:span></text:p>
      <text:p text:style-name="P8"><text:span text:style-name="T75">[8. De </text:span><text:span text:style-name="T106">spuma salisi\</text:span><text:span text:style-name="T75"> </text:span><text:span text:style-name="T116">!</text:span><text:span text:style-name="T75"> </text:span><text:span text:style-name="T75">Halos achne spumosa est salis<text:line-break/>efflorescentia multo tenuioris naturae quam sal ipse; quare</text:span></text:p>
      <text:p text:style-name="P7"><text:span text:style-name="T75">et extenuare et digerere musto plus ipso potest, verum quod<text:line-break/>substantiae est reliquum contrahere ut sal nequit.</text:span></text:p>
      <text:p text:style-name="P130"><text:span text:style-name="T75">[9. De bitumine.] Bitumen-unum et ipsum est ex<text:line-break/>iis quae in aqua marina proveniunt, et&lt; in, alia quapiam quae<text:line-break/>non est marinae dissimilis, nt lu Apollonio Epiri., Et per alia<text:line-break/>id genus loca multa,; aquis sponte nascentibus ceu spuma<text:line-break/>quaedam innatans hoc medicamentum repentur. Et molle<text:line-break/>quidem est dum innatat, postea vero r.esiccatum pice sicca<text:line-break/>durius efficitur. ,<text:tab/></text:span><text:span text:style-name="T75">' '!</text:span></text:p>
      <text:p text:style-name="P8"><text:span text:style-name="T90">[1Ό, </text:span><text:span text:style-name="T75">D</text:span><text:span text:style-name="T106">e bitumine proveniente in mani</text:span><text:span text:style-name="T75"> mortuo.] Opti-.<text:line-break/>rnnm vero bitumen lu mari quod mortuum vocant provenit.<text:line-break/>Est autem id stagnum salsum in cava Syria. Caeterum me-<text:line-break/>dsuanrenti ipsius vis est tum reficcatoria tum ralefactoria in<text:line-break/>fecundo ordine. Merito'itaque eo utuntur et ad glutina-<text:line-break/>tiones vulnerum ' cruentorum et ad alia omnia quae exic-<text:line-break/>cari debent euin modica calefactione.</text:span></text:p>
      <text:p text:style-name="P7"><text:span text:style-name="T75">[rr. De fuongia.] Spongia usta acris est et digeren-<text:line-break/>tis facultatis. Utebatur ea praeceptorum meorum quidam<text:line-break/>ad sanguinis eruptiones, quae manuali opera indigent, in<text:line-break/>quem usum semperleam paratam habebat siccam et exare-<text:line-break/>fiictarn; quum vero res postularet, bitumine in primis im- '<text:line-break/>buebat, sin eo careret, pice. Porro admovebat eam parti-<text:line-break/>bus fanguine profluentibus etiarnnum ardentem, ut et crusta<text:line-break/>parti induceretur, et ipsum spongiae ustae corpus ceu oper-<text:line-break/>culum acciperet. Caeterum spongia nova non sicut lana<text:line-break/>aut linamentum materia duntaxat est,' quae' humores irrir<text:line-break/>- gando excipiat, scd etiam manifeste desiccat. • Id quod scies,<text:line-break/>si ea'sola utaris in vulnere cum aqua aut oxycrato aut vise<text:line-break/>pro diversitate videlicet, corporum , uti est ante. dictum.<text:line-break/>Glutinabit siquidem ea similiter atque medicamenta quae</text:span></text:p>
      <text:p text:style-name="P15"><text:span text:style-name="T75">- vocant enaerna. At simor nova sit , scd usui accommodata,<text:line-break/>palam cognosces quantum a nova superetur, si vulneribus<text:line-break/>eam imponas sive cum aqua sive cum oxycrato sive eum<text:line-break/>vino. Nec mirum est, cum in spongia nova fervetur etiam-</text:span></text:p>
      <text:p text:style-name="P6"><text:span text:style-name="T75">num ea quam </text:span><text:span text:style-name="T106">a</text:span><text:span text:style-name="T75"> mari accepit facultas modice corpora exic-<text:line-break/>canui. Atque haec quidem praestare potest, quum etiam-</text:span></text:p>
      <text:p text:style-name="P131"><text:span text:style-name="T75">• num fervat maris' odorem. Nam temporis spatio, etiam si<text:line-break/>nunquam usui accommodata sit, tamen et odorem maris<text:line-break/>amittit nec aeque desiccare putest.<text:tab/>-</text:span></text:p>
      <text:p text:style-name="P8"><text:span text:style-name="T75">[12. De </text:span><text:span text:style-name="T106">garo.J</text:span><text:span text:style-name="T75"> Garus facultatem habet multum et </text:span><text:span text:style-name="T106">ca-<text:line-break/>lidam</text:span><text:span text:style-name="T75"> et'siccam, ac proinde ex eo medici quidam ad ulcera usi<text:line-break/>funt putrescentia, tum 'dysentericis iscbiadicisque injiciunt..</text:span></text:p>
      <text:p text:style-name="P8"><text:span text:style-name="T75">£13. -De muria.] Salsugo piscium salsorum similiter<text:line-break/>garo et ad putredines accommodatur, et ad ifchiadas dyfen-<text:line-break/>teriasqne infunditur. Et acrimonia quidem humores coxam<text:line-break/>infestantes attrahit, ac proinde intestina evacuat. Putre-<text:line-break/>scentia vero ulcera in dyfenteria colluit atque desiccat. Ma-<text:line-break/>xime vero salsugine salsorum-silurorum et rnaenidum ad talia<text:line-break/>uti medici quidam assolent.</text:span><text:span text:style-name="T75">v </text:span><text:span text:style-name="T75">Et nos sane ad ulcera lu ore<text:line-break/>putrida accommodavimus,</text:span></text:p>
      <text:h text:style-name="P2" text:outline-level="1"><text:bookmark-start text:name="bookmark10"/><text:span text:style-name="T85">GALENI DE COMPOSITIONE MEDI-<text:line-break/>CAMENTORUM SECUNDVM L</text:span><text:span text:style-name="T104">O</text:span><text:span text:style-name="T85">COS<text:line-break/>LIBER I.</text:span><text:bookmark-end text:name="bookmark10"/></text:h>
      <text:h text:style-name="P3" text:outline-level="2">Cap. I.</text:h>
      <text:p text:style-name="P9"><text:span text:style-name="T75">Quod non solum is qui curatur affectus<text:line-break/>curationem ipsam indicet, fed quod.tum ipsius aegri tempe-<text:line-break/>ramentum tum affectae partis natura non parum indicent,<text:line-break/>antea in commentariis de medendi methodo est monstra-<text:line-break/>tum, quemadmodum etiam quomodo quis ex simplicibus<text:line-break/>medicamentis per le compositum aliquod faciat compendio<text:line-break/>quidem in illis', fusius in vero in septem libris ante hunc</text:span></text:p>
      <text:p text:style-name="P6"><text:span text:style-name="T75">item editis universalem methodum ostendimus. Nunc vero<text:line-break/>quomodo quis per se methodo medicamentorum facultates<text:line-break/>dirigit ad singulas corporis partes congruentes atque iis quae .<text:line-break/>a prioribus medicis inventae sunt recte utatur, percurrere<text:line-break/>propositum est, a capite initio facto, ficuti omnibus, qui nos<text:line-break/>praecesserunt est visum- Accidunt autem ipsi capiti plurimae<text:line-break/>affectiones cum reliquis omnibus partibus communes, verum<text:line-break/>capillorum affectionem cum paucis communem habet; pro-<text:line-break/>pterea quod etiam pilosum esse ex primaria ratione haud</text:span></text:p>
      <text:p text:style-name="P15"><text:span text:style-name="T75">' multis inest. Generatio enim pilorum eadem'est quae-terrae<text:line-break/>nascentium, quemadmodum in libris de temperamentis est<text:line-break/>demonstratum. Quemadmodum autem lu iis quaedam arte<text:line-break/>et arbitrio agricolae, quaedam vero naturalibus causis pro-<text:line-break/>veniunt, eodem modo et in animalium corporibus» Arvo '<text:line-break/>enim cuipiam triticum aut hordeum aut quidpiam caeiero-</text:span></text:p>
      <text:p text:style-name="P15"><text:span text:style-name="T75">. fum cerealium seminum in se orientium habenti caput assi-<text:line-break/>milatur; aliis vero herbis pili, qui in superiori parte •<text:line-break/>nascuntur, qui his- qui sunt lu toto corpore pilis similem</text:span></text:p>
      <text:p text:style-name="P6"><text:span text:style-name="T90">/ </text:span><text:span text:style-name="T123">1</text:span></text:p>
      <text:p text:style-name="P8"><text:span text:style-name="T75">habent generationem, </text:span><text:span text:style-name="T90">ηοη </text:span><text:span text:style-name="T75">enim fecundum primam ratio-;<text:line-break/>nem, sed per accidens quoddam natura eos generare solet.<text:line-break/>At pili cum palpebrarum tum superciliorum non parvum,<text:line-break/>usum animalibus exhibere ostendebantur, menti vero et<text:line-break/>pudendorum pili minoris utilitatis gratia producti ridentur.<text:line-break/>Quapropter etiam affectiones pilorum in oculis et superciliis,<text:line-break/>in primis nos ad fui curationem adhortantur; secundum<text:line-break/>vero locum capitis, capillorum affectiones habent, 'deinde<text:line-break/>menti et pudendorum. Sunt autem pilorum affectiones per-<text:line-break/>fecta perditio et coloris ipsorum aIteratio, velut in vitiligine<text:line-break/>alba leuce appellata fieri consuevit. At haec etiam in alo-<text:line-break/>peciis et ophiasi non modicum atque indecorum detrimen-<text:line-break/>tum simul capillis accedit. Quidam igitur promiserunt </text:span><text:span text:style-name="T106">ve-<text:line-break/></text:span><text:span text:style-name="T75">luti has, sic etiam incipientem calviciem se ne augescant<text:line-break/>prohibituros: sunt autem qui hoc impossibile esse dicant.<text:line-break/>Ad alopeciarum autem et ophiasis curationem accedentes<text:line-break/>pharmaca scripserunt; per quae persectam ipsarum sanatio-<text:line-break/>neu; pollicentur. At vero plerique medici ex ipsorum usu</text:span></text:p>
      <text:p text:style-name="P6"><text:span text:style-name="T75">aliquando </text:span><text:span text:style-name="T90">ηοη </text:span><text:span text:style-name="T75">solum successu longe frustrantur, sed etiam<text:line-break/>vehementer nocent, ut affectio ipsa incurabilis reddatur,<text:line-break/>quod fane ipsis etiam circa alia pharmaca contingit, quibus<text:line-break/>citra methodi rationem utuntur.. Ego vero id quod Hippo-<text:line-break/>crates' praecepit in artis operibus facere semper annitor:<text:line-break/>'nimirum ut quod auxilii loco adhibetur, velut ille scripsit,<text:line-break/>juvet vel certe non noceat Quod vero pharmacorum citra<text:line-break/>methodum usus non solum non prosit, sed frequenter etiam<text:line-break/>obsit, hinc sane discere licet. Jam vero ordiendi quod pro-<text:line-break/>pinsuimus tempus adest.</text:span></text:p>
      <text:p text:style-name="P13"><text:span text:style-name="T75">-te </text:span><text:span text:style-name="T75">Cap. II. [De </text:span><text:span text:style-name="T106">Alopecia, calvitie et ophiasis</text:span><text:span text:style-name="T75"> Quem-,<text:line-break/>admodum' plantae aliquae ob humoris inopiam reficcatae<text:line-break/>corrumpuntur, aliquae vero ob humoris alieni ab ipsarum<text:line-break/>natura commercium, eodem modo et capilli aut propter<text:line-break/>humorum ex quibus nutriri consueverunt inopiam aut pro-<text:line-break/>pter eorundem vitiationem accidit ut corrumpantur. Et<text:line-break/>propterauopiam fane humorum calvities contingit, propter</text:span><text:span text:style-name="T116">1<text:line-break/></text:span><text:span text:style-name="T75">vitiatos vero'humores alopecia et ophiasis, unum quidem</text:span></text:p>
      <text:p text:style-name="P7"><text:span text:style-name="T75">ambae secundum morhnsam affectionem;malum.momina- an-<text:line-break/>tem juxta figuram habentes diversa,; serpenti enim similis<text:line-break/>laesa capitis pars in ophiasi apparet, alopecias autem ob id<text:line-break/>appellatas ferunt, quod vulpibus frequenter accidant. Nos<text:line-break/>autem propter quid sic appellari' contigit non quaerimus,<text:line-break/>unde vero oriantur causam quaerentes, eam ipsam hurno-<text:line-break/>rum vitiatorum redundantiam comperimus. Quales autem<text:line-break/>tandem sint corrupti humores ex colore cutis capitis cogno-<text:line-break/>sces: aliquibus enim mutata albidior apparet, aliquibus mi-,<text:line-break/>grior aut pallidior. Quare in istis primum totius corporis<text:line-break/>purgationem adhibebis aut pharmaco pituitam ducente exhi-<text:line-break/>bito aut "quod bilem pallidam 'aut nigram trahit, conjectura<text:line-break/>redundantis humoris ex colore cutis facta. Ego vero sem-<text:line-break/>per hieram purgavi, aliquando veratro .nigro adjecto, ubi<text:line-break/>atrae bilis expurgare volui humorem, aliquando scammonia,<text:line-break/>si amara bilis purganda esset: si vero pituitosum exuperare<text:line-break/>‘ conjecissem humorem, nihil admiscui. Tales enim, praeser-<text:line-break/>tim ex capite, hiera ex colocynthide purgare consuevit simul-</text:span></text:p>
      <text:p text:style-name="P7"><text:span text:style-name="T75">que cum his etiam alios quosdam humores etiam si scammo-<text:line-break/>ni'a </text:span><text:span text:style-name="T131">;</text:span><text:span text:style-name="T75"> aut i veratrum nigrum aut epithymum non assumpserit-<text:line-break/>Quin et ex aloe catapotia quae tum scammonium tum. colo-<text:line-break/>eynibidem admixtam habent, utiliter ita. affectus purgare<text:line-break/>ululent, Caeterum post totius corporis purgationem pituitam<text:line-break/>per os ducere praestat, deinde usque adeo affecto loco reme-<text:line-break/>dia admovenda, de quorum compositione dicere aggredior. •<text:line-break/>Oportet enim velut in aliis, sic et in his. affectioni mederi,<text:line-break/>cujus, symptoma est vitium capillorum. Si quidem igitur,<text:line-break/>vitilatus humor circa unum locum fuerit collectus, scopus<text:line-break/>medendi, erit ut his quam celerrime evacuetur, priusquam,<text:line-break/>ab </text:span><text:span text:style-name="T106">ipso</text:span><text:span text:style-name="T75"> cntis.in quendam malum /habitum deducatur, tan-<text:line-break/>tum ut etiam, si quis vitiatum ipsius humorem evacuet </text:span><text:span text:style-name="T106">et<text:line-break/></text:span><text:span text:style-name="T75">boni fangninis influxum praeparet,, is adeo etiam a malo lu<text:line-break/>ipsa habitu prius inducto corrumpatur. Si itaque vitiatum<text:line-break/>humorem in cute evacuare volueris, discussoriis pharmacis<text:line-break/>opus habebis. Atqui contradicet forsan aliquis communem<text:line-break/>scopum lu omnibus affectionibus quae ex influxu humorum</text:span></text:p>
      <text:p text:style-name="P6"><text:span text:style-name="T75">fiunt, contemni ac subverti ratus repelli ipsos debere asse-<text:line-break/>reus, partem refrigerando ac astringendo non attrahi calefa-<text:line-break/>ciendo, esse autem discutientia medicamenta omnia facultate<text:line-break/>calida. Et certe affirmamus •nos quoque vere haec dicta<text:line-break/>esse; Incipientes enim ophiascs alopecias per hujusmodi<text:line-break/>pliarmaca prohibere oportet ne augescant, hoji'tamen jam<text:line-break/>principium ipsorum alopeciam aut ophiasin appellari, sicut<text:line-break/>neque scabiem, neque lepram jam appellamus-quae ex; ini-<text:line-break/>petigine orditur. Ego itaque, quemadmodum nostis, etiam<text:line-break/>jam factas alopecias aliquando purgatione fanavi, nullo am-<text:line-break/>plins medicamento post ipfam ad locum affectum admoto-<text:line-break/>Ut autem ampliorem ejus rei experientiam facerem ex ejus-<text:line-break/>modi quopiam successu sum impulsus. Adolescens quispiam<text:line-break/>bonae habitudinis et exercitiis assuetus hanc affectionem in<text:line-break/>canite habebat, erat autem satis familiaris mihi, ut victus<text:line-break/>rationem etiam ipsius qua-jam per tres aut qnatuor menses<text:line-break/>usus erat, probe nossem, 'explebat enim </text:span><text:span text:style-name="T106">fe</text:span><text:span text:style-name="T75"> quotidie </text:span><text:span text:style-name="T106">ferrne<text:line-break/></text:span><text:span text:style-name="T75">fungis. Hunc itaque sola hiera ex colocynthide purgavi bis</text:span></text:p>
      <text:p text:style-name="P7"><text:span text:style-name="T75">in quinque diebus, in prima sime purgatione quatuor ex<text:line-break/>ea drachmis, in fecunda quinque exhibitis. Priusquam vero<text:line-break/>ad has purgationes pervenire, catapotia ex aloe undecim ei<text:line-break/>praebui, ciceribus fere magnitudinem parem habentia'.' Habent<text:line-break/>autem catapotia haec colocynthidis partem, id est aloes et<text:line-break/>scammoniae utriusque partes ii, his ego unam' partem succi<text:line-break/>absinthii misceo. Antea vero etiam mastichen Chiam et<text:line-break/>bdellium adjeci, hoc enim modo Quintus utebatur Verum<text:line-break/>propter quid ea rejecerim postea alio sermone explicabitur,<text:line-break/>quem in compositionis purgantium pharmacorum libros<text:line-break/>reservo. Quum igitur post has tres purgationes homini pi-<text:line-break/>tnitam e capite deducere per apophlegmaiismos vellem,<text:line-break/>atque deinde pharmacum quoddam ad affectam partem adhi-<text:line-break/>bere, contigit ipsum derepente in profectionem quandam<text:line-break/>ablegari, in qua cum boni succi cibis de quibus a me audis-<text:line-break/>, rat uteretur, post dies forte viginti rediit, ab affectione circa<text:line-break/>capillos penitus curatus. Ex hoc fane successu incitatus<text:line-break/>ego, quum in alnis eandem curationem fecissem expectavi</text:span></text:p>
      <text:p text:style-name="P13"><text:span text:style-name="T75">, ut viderem quid citra pharmacorum ad caput adhibitionem</text:span></text:p>
      <text:p text:style-name="P7"><text:span text:style-name="T75">esset, secuturum. Curati sunt itaque omnes hoc modo, tamen<text:line-break/>ijaj.am inveteratis hujusmodi experientiae periculum feci. Dif-<text:line-break/>ficulter enim eluuntur in his cuti admodum insidentes serosi<text:line-break/>humores, multo vero magis iniis quibus jam ipsa cutis ad<text:line-break/>malum habitum pervenit non </text:span><text:span text:style-name="T106">est</text:span><text:span text:style-name="T75"> fidendum sclispurgationibus.<text:line-break/>A tque haec quidam necessario praefatus sum. Caeterum de<text:line-break/>pharmacis affectioni huic commodis jam dicere incipiam.<text:line-break/>Evacuativa igitur' omnino esse oportet ipsa affligentis humo-<text:line-break/>. ris, verum evacuare nihil potest, quod non discutiendi vj.</text:span></text:p>
      <text:p text:style-name="P8"><text:span text:style-name="T75">sit praeditum, eam vero facultatem citra calefactionem ha-<text:line-break/>berfe non potest, fed si quidem ex vehementer calefacientium<text:line-break/>numero fuerit, cutem exuret, quod si vero non urat, in<text:line-break/>principio quidem praeclare juvabit, progressu vero tempo-<text:line-break/>ris cuticula, capitis super reficcata talis evadet, qualem in<text:line-break/>calvis videmus. Non tamen simpliciter moderate calidum<text:line-break/>esse pharmacum oportet, fed lutra videlicet fines scopi pro-<text:line-break/>positi accedens. Nam et tenuium partium ipfum esse con-<text:line-break/>venit, quod fane in altum 'sit progressurum, unde radices</text:span></text:p>
      <text:p text:style-name="P7"><text:span text:style-name="T75">capillorum generationis suae' principium habent, etfacuItate<text:line-break/>qualem diximus praeditum, propter'id quod crassior sit st<text:line-break/>durior capitis entis </text:span><text:span text:style-name="T106">et</text:span><text:span text:style-name="T75"> ob id medicamento opus habeat essi-<text:line-break/>. cariore. Itaque si</text:span><text:span text:style-name="T106">'supra</text:span><text:span text:style-name="T75"> hec quod vitiatos- humores’ discutiat,<text:line-break/></text:span><text:span text:style-name="T106">etiam</text:span><text:span text:style-name="T75"> idoneum sit ad bonum sanguinem attrahendum, velut<text:line-break/>est thapsia, optinmm sane pharmacum'est</text:span><text:span text:style-name="T120">:</text:span><text:span text:style-name="T106"> cedfandum.</text:span><text:span text:style-name="T75"> At' vero<text:line-break/>qiium thapsia lbnge ealidioi sit qtlam affectioni'sit' </text:span><text:span text:style-name="T90">Οχ </text:span><text:span text:style-name="T75">usu,<text:line-break/>inerito </text:span><text:span text:style-name="T106">ejus adhfiliitionem per ' fe vitamus;-</text:span><text:span text:style-name="T75"> exulcerationes<text:line-break/>enim in cute excitare consuevit, et omnino phlegmonosa<text:line-break/>oedemata , quapropter necessario quaedam quae ejus vehe-<text:line-break/>mentiam mitigent admiscemus, ld ipsum </text:span><text:span text:style-name="T106">veto ceratum</text:span><text:span text:style-name="T75"> ex<text:line-break/>oleo apparatum praestare potest.- sit autem tenuium partium<text:line-break/>oleum, quale est Sabininn, praestat ilem r ioderate esse vetu-<text:line-break/>sum. Ad </text:span><text:span text:style-name="T106">hanc</text:span><text:span text:style-name="T75"> em confert iten oieum cicinum, quod mos<text:line-break/>ab initio ejusmodi naturam habet, quale praedictum est Sa-<text:line-break/>binum inveteratum. Quod si neutrum- horum ad manum<text:line-break/>fit, ex reliquis Graecis oleis citra jleai.on germina appara-<text:line-break/>tis, quedcunque tandem admiscemus; praesertim si sit retu-</text:span></text:p>
      <text:p text:style-name="P6"><text:span text:style-name="T75">stum.„;:Pepspicuum itaque esse opinor? oleum ere Iberia aut<text:line-break/>Hispania, aut qqo modo.ecirqne quis eam appellare velit, fu-<text:line-break/>giecdumesse, itemque quod ex olivis nondum plene maturis<text:line-break/>apparatur, omotribes et onjphacinum Graecis appellatum<text:line-break/>Usini fum autem et sole thapsia vehementi, ejus facultate larga<text:line-break/>aquae admixtione ecqui^^-Verum de thapsia. qui ipsa, uti-,<text:line-break/>tur. sciat, opus est/ynaximam differentiam esse recentis ad<text:line-break/>vetustiorem: vis enim hujus pharmaci post annnm multum<text:line-break/>exolyitur,atque -impluis </text:span><text:span text:style-name="T131">t</text:span><text:span text:style-name="T75"> adhuc post duos annos, auderet<text:line-break/>aqtem quispiam dicere,, inutilem penitus ejus, usum trieu-<text:line-break/>niuuj, progressae., Idaee igitur haud ignorana imparem, aquae<text:line-break/>modum admiscebis. Ad orecentem eniin plurimum aquae,<text:line-break/>addes eamque saepe lingulis diebus illines, ad eam vero quae,<text:line-break/>pec.tempus imbecillior,reddlia est minus affundes; quo et ob<text:line-break/>cialsitiem diutius adhaerere et propter liquiditatem, ncn sta<text:line-break/>tim defluepe contingat. Qnin et quum compositum pliarma-f<text:line-break/>cum. paral; qpod thapsiap pdmixtionetn requirit,: quale est<text:line-break/>quo ego:; assidue utor, nourecquale semper .pomdjrs-thapfiae</text:span></text:p>
      <text:p text:style-name="P132"><text:span text:style-name="T90">'<text:tab/>.<text:tab/></text:span><text:span text:style-name="T75">t,</text:span></text:p>
      <text:p text:style-name="P13"><text:span text:style-name="T75">admiscebis, sed quantum pro tempore aetatis ejus convenit,<text:line-break/>tantum ipsum pondus augebis. Caeterum de hac tota re<text:line-break/>paulo post diligentius, quum ad composita pervenero, dissere-<text:line-break/>tur, ubi prius omnia simplicia pbarmaca affectioni huic sami-<text:line-break/>liaria recensuero. Etenim ex bis' quae fortiter calefaciunt est<text:line-break/>euphorbiurn, quae autem sufficienter, laurinum sive oleum<text:line-break/>sive unguentum aut quocunque tandem nomine id appellare<text:line-break/>vehis , nam et his ima-cum calefaciendi ac discutiendi facul-<text:line-break/>tate inest et facultas, attrahendi sanguinem in locum ab ipsis<text:line-break/>calefactum. Licet igitur ipsis et per se uti, euphorbiurn<text:line-break/>quidem in oleo laevigando solvendove; laurino vero solo<text:line-break/>citra alterius admixtionem illinendo, si tamen minus flui-<text:line-break/>dum appareat, parum cerae addatur., Quum vero mullo cali-<text:line-break/>dius fit recens euphorinmn, fi quidem eo quod duorum aut<text:line-break/>trium annorum est, uteris, ad libram unam Romanam olei<text:line-break/>euplrorbii unciam, unam injicies quae sane duodecima olei<text:line-break/>pars -existit. Recenti vero euphorbio- parce utaris quam<text:line-break/>minima ejus parte prinrum admixta, aut etiam cerae uncia</text:span></text:p>
      <text:p text:style-name="P6"><text:span text:style-name="T75">una insuper addita, quo videas quantum hominem calefaciat,<text:line-break/>licebit enim tibi, ubi rursus uti voles , denuo addere sive,<text:line-break/>oleum sive ceram malis. Eodem modo etiam thapsia uten-<text:line-break/>dum est omnibusque fortibus medicamentis. Peccatum<text:line-break/>enim infra modum nullum detrimentum affert, supra vero<text:line-break/>aliquando exasperat, et exulcerat cutem inflammationemque<text:line-break/>suscitat. Et fane Ubi in sequentibus compositis pharmacis,<text:line-break/>quandoque euphorbium aut thapsia scribatur, pondus ipso i<text:line-break/>rurn in rigore existentinrn, non veterum intelligere oportet.<text:line-break/>Valde enim vetusta omnino sugere oportet, non solum lu<text:line-break/>his pharmacis, sed omnibus etiam aliis quae videlicet succi<text:line-break/>et liquores et flores et folia et fructus et radices et semina<text:line-break/>existunt, quando sane etiam metallica per longioris tempo-<text:line-break/>ris situm et ipsa viribus infirmantur. Utimur tamen qui-<text:line-break/>busdam pharmacis vigiuti aut etiam triginta annorum pro-<text:line-break/>pterea quod nondum vergentem omnino , habeant aetatem ;<text:line-break/>alia enim aliam • tum vigentem tum inclinatam aetatem<text:line-break/>habent, atque etiam, si ita dicere libeat, senectam. Unum-</text:span></text:p>
      <text:p text:style-name="P6"><text:span text:style-name="T75">quodque autem proprium vigorem </text:span><text:span text:style-name="T106">iis qui ea saepe</text:span><text:span text:style-name="T75"> vide-<text:line-break/>runt indicat, tum ex odore tum ex gustu, aliquando etiam<text:line-break/>ex colore et secundum crassitiem compage. Quemadmo-<text:line-break/>dum in aliis omnibus pharmacis non solum quod calesa-<text:line-break/>ciaut operae pretium est cognoscere, sed et quanta distan-<text:line-break/>tia quantoque ordine id faciant. Sic item in iis quae<text:line-break/>alopeciis conferunt pharmacis nosse oportet, quod calidif-<text:line-break/>simurn quidem ex eis est euphorbiuin. Eo autem minus<text:line-break/>•calidum est thapsia, post thapfiam autem sinapi et nastur-<text:line-break/>tium. Juxta alium autem modum limnitis nulli horum<text:line-break/>fecundum est: habet autem praeter hanc duas alias appe!-.<text:line-break/>lationes, nam et adarcium et adarce vocatur. , Post haec<text:line-break/>succedunt sulphur et nitri spuma ipsumque nitrum molle<text:line-break/>ustum et quod berenicarium appellatur, quemadmodum et<text:line-break/>aphronitrum album leve ac laxum, quod nullam luse ter-<text:line-break/>reum asperitatem habet. Deinde veratrum utrum que et eni-<text:line-break/>cae semen et laurinum sive oleum sive unguentum velis<text:line-break/>appellare, ad haec alcyonium utrumque ustum et non</text:span></text:p>
      <text:p text:style-name="P6"><text:span text:style-name="T75">ustum, praestat tamen ustum, et arundinis radices itemque<text:line-break/>cortex ambo usta. Quin et pix liquida et cedrinum, quod,<text:line-break/>aliqui cedriam appellant, et murium stercus ursaeque adeps,<text:line-break/>praestat autem si vetustior extet. Quanquam etiam hyae-<text:line-break/>nae leonisque ac pardalis ac anseris adipes conveniunt,<text:line-break/>et quscunque tenuium partium fubstantiam habent, quo<text:line-break/>prompte in cutis profundum-penetrare queant, atque ad<text:line-break/>radices usque capillorum pertingant. Sed et amygdalae<text:line-break/>amarae integrae ustae commode funt, et thus aceto acer-,<text:line-break/>rimo confectum. Confectum autem intellige quum pluri-<text:line-break/>bus diebus et maxime ad, folem diutius cum acri aceto<text:line-break/>sit contritum . His itaque omnibus pharmacis licet utaris<text:line-break/>ad fortia quidem cerato'liquido addito, debilibus vero oleo</text:span></text:p>
      <text:p text:style-name="P133"><text:span text:style-name="T75">' laurino imbutis. Et inveteratas quidem ac difficile cura-<text:line-break/>biles cum scrtibns persanare conaberis, incipientes autem<text:line-break/>qtparvas cum debilibus. -<text:tab/>' '<text:tab/>.</text:span></text:p>
      <text:p text:style-name="P13"><text:span text:style-name="T75">[Ad </text:span><text:span text:style-name="T106">alopecias composita medicamenta^</text:span><text:span text:style-name="T75"> Caeterum</text:span></text:p>
      <text:p text:style-name="P14"><text:span text:style-name="T90">' </text:span><text:span text:style-name="T75">pharmaca composita, quae partim a prioribus medicis qui<text:line-break/>alicajus aestimationis fuerunt magnopere funt laudata, par-<text:line-break/>tim vero a nonis ipsis per longam experientiam sunt ex-<text:line-break/>aminata ac probata', ejusmodi existunt. 4. Euphorbii tha-<text:line-break/>pfiae, laurini, singulorum </text:span><text:span text:style-name="T106">3</text:span><text:span text:style-name="T75"> ij. sulphuris vini, veratri<text:line-break/>utriusque 3 j- neque refert albo, an nigro veratro quod<text:line-break/>ad manum sit utaris. Ilis admisce cerae </text:span><text:span text:style-name="T106">3</text:span><text:span text:style-name="T75"> vj. laurino aut </text:span><text:span text:style-name="T106">ci-<text:line-break/>cino</text:span><text:span text:style-name="T75"> aut veteri oleo praeeliquans, utereque hoc ut fortissimo<text:line-break/>pharmaco ad inveteratas et aegre curabiles alopecias. His<text:line-break/>etiam aliquando nasturtii </text:span><text:span text:style-name="T106">3 j.</text:span><text:span text:style-name="T75"> aut-alcyonii usti </text:span><text:span text:style-name="T106">3 j.<text:line-break/></text:span><text:span text:style-name="T75">admiscui. Praestat autem in hunc -usum alcyonium quod<text:line-break/>durius est et magis asperum, Quod si thapsia non adsit,<text:line-break/>pro ipsa tantum pondus seminis nasturtii aut erucae ad-<text:line-break/>des aut ipsum adeo nasturtium.' Si vero laurinum non<text:line-break/>habeas bonum, picem liquidam adde: laurinum namque<text:line-break/>picem liquidam non multum excellit, thapsia vero reli-<text:line-break/>quorum respectu maximum excessum habet. Hoc sane<text:line-break/>pharmacum omnium quae ad hanc affectionem efficaciter<text:line-break/>faciunt fortissimum et valentissimum est, quando videli-</text:span></text:p>
      <text:p text:style-name="P6"><text:span text:style-name="T75">cet affectio, ut dicebam, aegre recipit curationem. Quae<text:line-break/>enim parva est et incipiens etiarnnum, sola purgatione<text:line-break/>fanatur, et per singula quae recensui simplicia usta lau-<text:line-break/>rino aut cedrino aut liquida pice aut cicino vel veteri<text:line-break/>oleo excepta. Admiscui etiam aliquando mei pro ceratu,<text:line-break/>minori tamen copia et pondere, neque ulla ex parte pe-<text:line-break/>jus evasit pharmacum. Quae vero etiam ex adipibus<text:line-break/>’ componuntur thapsiae paufillum assumentia prosunt, prae-<text:line-break/>fertim si euphorbium et adarcium 'addatur. Sit ,aulem<text:line-break/>adipis cujusque pars una; sunt enim tres, leonis, pardalii<text:line-break/>et hyaenae. Si vero hyaenae adeps non adsit, sufficit<text:line-break/>praesentibus reliquis duobus uti anserino admixto. Si<text:line-break/>vero omnes quatuor habeas, simul omnes miscebis additu<text:line-break/>insuper, si adsit, ursino. Ad totam vero eorum molem<text:line-break/>duodecimam thapsiae aut enphorbii partem addere satis<text:line-break/>est, aut, si omnino fortius facere velis, amborum simul<text:line-break/>addes, nam et per experientiam haec ipsa pharmace essi<text:line-break/>cacia sunt judicata. Plurimum enim experientiae habendae<text:line-break/>gratia petentibus subinde medicis a me amicis singulis aliud</text:span></text:p>
      <text:p text:style-name="P6"><text:span text:style-name="T75">atque aliud eorum quae experientia cognita habui, ex tein-<text:line-break/>pore digestum exhibui, et reperta sunt sane plurima ex eis<text:line-break/>optime conducentia. Verum ante omnia vos methodi merui-<text:line-break/>nisse oportet circa eorum usum quae communis in omnibus<text:line-break/>praesertim fortibus pharmacis existit, quare etiam saepe ejus<text:line-break/>mentionem facio, utpote lu qua magna omnino vis sita est.<text:line-break/>Qui enim singulis fortibus pharmacis utitur, in principio<text:line-break/>quidem ipsa 'molliora adhibebit, admixtione videlicet eorum<text:line-break/>quae vires ipsorum exolvunt, qualia sunt oleum et cera ett<text:line-break/>ex simplicibus quae diximus debilia, velut est thus et arun-<text:line-break/>dinis cortex,, ac radices exustae et amygdalae amarae et<text:line-break/>quaecunque illius generis existunt. At vero post primum<text:line-break/>usum cum jam secdndo adhibere voles, intueri oportet qua-<text:line-break/>lern alterationem in affecta particula prius admotum phar-<text:line-break/>macum fecit, atque illius respectu aut vehementiam faculta-<text:line-break/>tis ejus lenire aut augere. Velut in hac quam jam tracta-<text:line-break/>mus affectione primum quidem capillos novacula tollere<text:line-break/>oportet, deinde affectam culem per linteolum neque aspe- •</text:span></text:p>
      <text:p text:style-name="P6"><text:span text:style-name="T75">rum, neque molle nimis confricare, ac ridere ad quantum<text:line-break/>ruborem per hujusmodi motionem ac conflictionem perve-<text:line-break/>nit. Hoc enim tibi ex usu ad spem curationis est futurum.<text:line-break/>Namque si per exiguas defrictiones rubefiat, moderatam<text:line-break/>affectionem opinaris; si vero per mullas, graviorem, praescr-<text:line-break/>tirncum quaedam cuticulae, etiam si multum confrices, non<text:line-break/>rubefiant. Manifestum igitur est has omnium difficillime<text:line-break/>curari, sicut contra facillime quae facile rubescunt, quae<text:line-break/>vero inter has medio modo habent, tantum inter fe disse-<text:line-break/>runt, quantum vel ad pessimas veI moderatissimas accedunt.<text:line-break/>Atque haec quidem accessionis loco sint dicta, quanquam<text:line-break/>neque neglectui habenda. Rursus itaque ad id quod propo-<text:line-break/>situm erat reverfus methodi te commonefaciam quam usus<text:line-break/>pharmacorum requirit. Post primam igitur pharmaci cujus<text:line-break/>ufum elegeris adhibitionem intueri convenit primum quidem,<text:line-break/>an etiam ante conflictionem cutis coloratior appareat,'deinde<text:line-break/>autem an cum pauciore quam prius frictione, aut cum aequali<text:line-break/>quidem, magis tamen quam prius rubicunda fiat. Prae om-</text:span></text:p>
      <text:p text:style-name="P6"><text:span text:style-name="T75">nibns vero animadvertere oportet, ne lu fortium pharmaco-<text:line-break/>rum admotione cutis ultra quam convenit concalescat, id<text:line-break/>quod tum ex colore, ipsius tum digitorum tactu deprehendes,<text:line-break/>colore namque flavior apparebit, et digitorum contactu<text:line-break/>abunde calidam cognosces.. Horum itaque animadversionem<text:line-break/>habere oportet: periculum, enim est iterum atque (iterum<text:line-break/>repetito eorum usu cutem exuri. Quare ad molliora trans-<text:line-break/>eundunr est,: aut eodem, utendum quidem, sed cerati aut<text:line-break/>adipis, aut liquoris cujusdem oleosi admixtione vi ipsius ex-<text:line-break/>eluta. ..Utendum est et-olei calidi dulcis irrigatione et cata-<text:line-break/>plasmate ex pane fomentisque et scarificationibus uo cucur-<text:line-break/>bitis et cerati illisione, </text:span><text:span text:style-name="T106">virium item refectrice dictam</text:span><text:span text:style-name="T75"> Caete-<text:line-break/>rnm perseverante affectione utendum eft assidua rasura et<text:line-break/>rnbificatorio ex sinapi, velut est praedictum itemque frictio-<text:line-break/>niblis.praescriptis, et sequentibus diebus illita pice aut oleo<text:line-break/>cedrino et. post conflictionem scarificationibus. Quidam<text:line-break/>vero, aciculas colligantes hoc modo, ut aciem ad cutem ver-<text:line-break/>gentem habeant, per ipsas cutem compungunt. Verum post</text:span></text:p>
      <text:p text:style-name="P134"><text:span text:style-name="T75">rubisicationem per desiictionem inductam et post scarifica-<text:line-break/>tionern pharmacis metafyncriticis ex alto evocantibus ute-<text:line-break/>mur. In omnibus, autem communis scopus hic sit; </text:span><text:span text:style-name="T75">ut in<text:line-break/></text:span><text:span text:style-name="T75">aere calido pharmacum ipsum adhibeamus et maxime si fieri<text:line-break/>possit </text:span><text:span text:style-name="T75">in </text:span><text:span text:style-name="T75">loco insolato, qui non habeat auram ipsum perflans.<text:line-break/>tern </text:span><text:span text:style-name="T75">i </text:span><text:span text:style-name="T75">suemis autem tempore praestiterit in balneo </text:span><text:span text:style-name="T75">hispliar-<text:line-break/></text:span><text:span text:style-name="T75">macis </text:span><text:span text:style-name="T75">uti.<text:tab/></text:span><text:span text:style-name="T106">/ i</text:span><text:span text:style-name="T75"> - e ....<text:tab/>. . . 'ci ...;</text:span></text:p>
      <text:p text:style-name="P8"><text:span text:style-name="T106">\De pharmacis compositis ad alopeciae affectionem </text:span><text:span text:style-name="T106">a<text:line-break/></text:span><text:span text:style-name="T106">sanioribus medicis 'consaripiisstq</text:span><text:span text:style-name="T75"> Heras quidem igitur </text:span><text:span text:style-name="T75">in<text:line-break/></text:span><text:span text:style-name="T75">ferula juxta dictionis feriern sic scripsit ad alopecias. Al-<text:line-break/>eyonium quod, asperius est ustum ac cum oleo tritum ac<text:line-break/>laevigatum loco illinitor Sit autem oleum maxime ex lucer-<text:line-break/>nis acceptum. Haec quidem funt Herae verba • verum nosse<text:line-break/>oportet medium esse viribus hoc pharmacum , </text:span><text:span text:style-name="T75">et </text:span><text:span text:style-name="T75">propterea<text:line-break/>ad medias magnitudine alopecias curandas sufficiens. Iufirni<text:line-break/>inurn equidem pharmacum est, si calami radicem aut corti-<text:line-break/>cern aut amygdalas amaras aut ejus generis quippiam </text:span><text:span text:style-name="T75">ustum<text:line-break/></text:span><text:span text:style-name="T75">cunr oleo commisceas. Fortia vero </text:span><text:span text:style-name="T75">sunt </text:span><text:span text:style-name="T75">quae ex euphorbio</text:span></text:p>
      <text:p text:style-name="P6"><text:span text:style-name="T75">et thapsia et. adarce apparantur, 'Iu medio vero istorum<text:line-break/>est alcyonium ustum, scd et ipsum moderatius redditur<text:line-break/>oleo admixto, fortius vero liquida pice aut. laurino affuso.<text:line-break/>Miscetur item praedictis adipibus. Et sane ego cuidam, qui<text:line-break/>ad hanc affectionem ursino adipe ufus erat, nec qnicquam<text:line-break/>profecerat, alcyonium admiscere consului, a quo postea<text:line-break/>brevi sanus evasit. Caeterum. oleum lucernarum non oh<text:line-break/>aliam rationem aptum est, quam quod magis tenuium' par-<text:line-break/>tium existit, id quod ipsi ex lucerna, in qua veluti coqui-,<text:line-break/>tur, accedit fitque tum veteri tum cicino adfimile, veluti si<text:line-break/>etiam alias ad ignem oleum velis calefacere. Itaque et sor-<text:line-break/>des, quae in lucernis liquido luto similes gignuntur, iis qui<text:line-break/>apud nos ruri degunt cognitae sunt, ad ulcera in medio<text:line-break/>digitorum pedum curanda efficaces: quae ulcera frequenter '<text:line-break/>illis oboriuntur propter illuviem et negligentlam perluendi<text:line-break/>eos singulis diebus. His itaque sordibus lutosis consului<text:line-break/>cuidam agresti alopeciam, ubi prius rasisset, quam mihi<text:line-break/>ostenderat, illinire sunulque frequenti abrafione alti: qui</text:span></text:p>
      <text:p text:style-name="P135"><text:span text:style-name="T75">sane ab ipsis persanatus etiam alios tentaiit hoc tnodo<text:line-break/>curare, utpote qui putaret omnem alopeciam ab hoc phar-<text:line-break/>maco posse curari. Verum ego quum moderatam ejus affe-<text:line-break/>ctionem essem intuitus, speravi ipsum quidem per illas sur-<text:line-break/>des sanitatem consecuturum.<text:tab/></text:span><text:span text:style-name="T75">'</text:span></text:p>
      <text:p text:style-name="P8"><text:span text:style-name="T106">[Aliud compositum pharmacum Heraa ptieris</text:span><text:span text:style-name="T75"> dptztm.J<text:line-break/>Aliud etiam deinceps pharmacum Heras post praescriptum,<text:line-break/></text:span><text:span text:style-name="T106">j</text:span><text:span text:style-name="T75"> uxta seriem dictionis hoc. modo scripsit. 4 seminis erucae<text:line-break/>partem </text:span><text:span text:style-name="T106">j,</text:span><text:span text:style-name="T75"> nasturtii partem </text:span><text:span text:style-name="T106">j,</text:span><text:span text:style-name="T75"> nitri partem </text:span><text:span text:style-name="T106">j.</text:span><text:span text:style-name="T75"> In aliquibus<text:line-break/>autem exemplaribus simpliciter scriptum est 4 erucae<text:line-break/>partem j, nasturtii partem j, nitri partem j. contritis picem<text:line-break/>liquidam affunde et loco prius confricato impone; atque ubi<text:line-break/>abstuleris pharmacum, locum spongia calida imbuta extere.<text:line-break/>Auferes autem bis per diem et in pueris maxime efficax<text:line-break/>conspicitur hoc pharmacum : fortius enim est priore, vermm<text:line-break/>inveteratam et aegre cedentem alopeciam non curaverit:<text:line-break/>quod ipsum etiam Heras indicat, qui in pueris ipsum ma-<text:line-break/>xime efficax adfcripiit; hoc est in corporibus molli cute</text:span></text:p>
      <text:p text:style-name="P7"><text:span text:style-name="T75">praeditis. Ex hujuscemodi enim vitiati humores facile dis-<text:line-break/>cutiunturi Habent autem consimilem pueris cuticulam eu-<text:line-break/></text:span><text:span text:style-name="T75">' </text:span><text:span text:style-name="T75">nuchi et mulieres.</text:span></text:p>
      <text:p text:style-name="P8"><text:span text:style-name="T106">[De iis quae Crito ad alopecias conscripsit^</text:span><text:span text:style-name="T75"> Crito<text:line-break/>vero in tertio libro eorum quae ad corporis ornatum<text:line-break/>pertinent sic scripsit. </text:span><text:span text:style-name="T106">Ad affectionem alopeciam appella-<text:line-break/>tam, quae capillos devastat et cutis deformitatem inducit,<text:line-break/>subscriptis compositionibus utendum , esi, ut Heraclides<text:line-break/>Tarentinus tradit.</text:span><text:span text:style-name="T75"> Amygdalas amaras cum corticibus usias,<text:line-break/>ac tritas aceto excipe modico item affusu melle. Usu vero<text:line-break/>expetente, loco per mundum linteolum praefricato assidue<text:line-break/>illine. Prodest autem maxime etiam assidua rasura, ante-<text:line-break/>quam pharmacum imponatur. </text:span><text:span text:style-name="T106">Aliud quo Moschus usas esi.<text:line-break/></text:span><text:span text:style-name="T75">Erinaceorum marinorum testas exustas et aqua subactas<text:line-break/>locis praescietis impone. In quibusdam exemplaribus non<text:line-break/>aqua, scd adipe ursino excipi debere erinaceorum cinerem<text:line-break/>reperi, quod mini magis placuit: hoc enim modo efficacius<text:line-break/>redditur. </text:span><text:span text:style-name="T106">Aliud.</text:span><text:span text:style-name="T75"> Calami radices usias adipe ursino excipe</text:span></text:p>
      <text:p text:style-name="P7"><text:span text:style-name="T75">atque impone. </text:span><text:span text:style-name="T106">Aliud.</text:span><text:span text:style-name="T75"> Thapsiae corticem tritum cum aceto<text:line-break/>imponito. </text:span><text:span text:style-name="T106">Aliud.</text:span><text:span text:style-name="T75"> Chamaeleontis radicem cum aceto dili—<text:line-break/>genter tritam imponito. Haec praefatus Criton deinceps ita<text:line-break/>scribit. Quod si vero perseveret affectio, subscriptis compo- -<text:line-break/>titionibus utendum esu Quibus verbis plane indicat per<text:line-break/>praescripta medicamenta moderatas affectiones sanari. Itaque<text:line-break/>deinceps quae ad fortiores affectiones conducunt scribit,<text:line-break/>quae juxta seriem dictionis ipsius hoc modo habent.</text:span></text:p>
      <text:p text:style-name="P8"><text:span text:style-name="T75">. fDe </text:span><text:span text:style-name="T106">scriptis ab Jieraclide ad alopecias</text:span><text:span text:style-name="T75"> inveteratas.]<text:line-break/>Ad alopecias velut Heraclides Tarentinus traditi Orestini ad<text:line-break/>alopecias inveteratas. 4 Muscerdae </text:span><text:span text:style-name="T106">3</text:span><text:span text:style-name="T75"> ij, thuris </text:span><text:span text:style-name="T106">3 ij,</text:span><text:span text:style-name="T75"> aceto<text:line-break/>acerrimo dissoluta praerasis locis illine. </text:span><text:span text:style-name="T106">Aliud.</text:span><text:span text:style-name="T75"> 4 Erinaceo-<text:line-break/>rum marinorum una cum testis exustorum </text:span><text:span text:style-name="T106">3 ij,</text:span><text:span text:style-name="T75"> gallarum acer-<text:line-break/>. harum tantundem, amygdalarum amararum ustarum tantun-<text:line-break/>, dem, muscerdae 3. j. aceto dissoluta et probe trita impo-<text:line-break/>. nitui. </text:span><text:span text:style-name="T106">Aliud. Oresiini.</text:span><text:span text:style-name="T75"> 4 Pilorum ursi ustorum, adiauti<text:line-break/>usti, radicum calami ustarum, foliorum fici, ustorum, pani-</text:span></text:p>
      <text:p text:style-name="P7"><text:span text:style-name="T75">culi cilicii usti, singulorum aequales partes, adipe ursino<text:line-break/>et cedria excipe. Usus vero tempore, loco foto et per fici<text:line-break/>folia conflicto ac per nitrum exterso pharmacum quotidie<text:line-break/>illine. Cutis vero superficie exulcerata, </text:span><text:span text:style-name="T106">ceratum</text:span><text:span text:style-name="T75"> ex &lt; ovi<text:line-break/>luteo impone et farinarum tritici, ac hordei succum recen-<text:line-break/>tem superline. </text:span><text:span text:style-name="T106">AHud Othonis Siculi accommodatum.</text:span><text:span text:style-name="T75"> 4.<text:line-break/>Cineris ranarum minimarum in ollula ustarum par tem unam.;<text:line-break/>muscerdae veratri albi, radicis calami ustae, piperis- albi,<text:line-break/>singulorum aequales portiones aceto excipe et ad praefri-<text:line-break/>ctum </text:span><text:span text:style-name="T106">ac</text:span><text:span text:style-name="T75"> praerasum locum utere. </text:span><text:span text:style-name="T106">Aliud. 4</text:span><text:span text:style-name="T75"> Cineris un-<text:line-break/>. gularum caprinarum ustarum, succi thapsiae, alcyonii, mu-<text:line-break/>scerdae, spumae nitri, myrrhae, piperis albi, zingiberis;<text:line-break/>singulorum aequas partes probe: tritas sella caprino excipe.</text:span></text:p>
      <text:p text:style-name="P8"><text:span text:style-name="T75">[De </text:span><text:span text:style-name="T106">iis quae Cleopatra in libro eorum, quae ad' cor-<text:line-break/>poris ornatum pertinent, scripsit</text:span><text:span text:style-name="T75">.] In libro Cleopatrae de<text:line-break/>ornatu corporis ad alopecias descripta, funt pharmaca,<text:line-break/>quae juxta illius dictionis seriem hoc modo habent. Ad<text:line-break/></text:span><text:span text:style-name="T106">Alopecias.</text:span><text:span text:style-name="T75"> Sandaracbam tritam largoque risco quercino</text:span></text:p>
      <text:p text:style-name="P6"><text:span text:style-name="T75">exceptam et in linteolum inditam, loco per nitrum prius<text:line-break/>praeparato imponito, t'Ego vero etiam nitri spumam ad<text:line-break/>praedicta admiscui et egregie efficax pharmacum fuit. </text:span><text:span text:style-name="T106">Aliud.<text:line-break/></text:span><text:span text:style-name="T112">4 </text:span><text:span text:style-name="T106">Scillae </text:span><text:span text:style-name="T112">3 </text:span><text:span text:style-name="T106">j,</text:span><text:span text:style-name="T75"> veratri albi </text:span><text:span text:style-name="T112">3</text:span><text:span text:style-name="T75"> j, ex aceto trita praerasis<text:line-break/>et nitro confrietis illinito. </text:span><text:span text:style-name="T106">Aliud. 4</text:span><text:span text:style-name="T75"> Sinapis </text:span><text:span text:style-name="T106">3 j,</text:span><text:span text:style-name="T75"> nastur-<text:line-break/>tii 3 j, trini </text:span><text:span text:style-name="T90">ὲχ </text:span><text:span text:style-name="T75">aceto praerasis et nitro-extersis locis im-<text:line-break/>ponito. Praestat autem locum scarificare. </text:span><text:span text:style-name="T106">Aliud. 4</text:span><text:span text:style-name="T75"> Cor-<text:line-break/>ticis. ealann </text:span><text:span text:style-name="T106">3</text:span><text:span text:style-name="T75"> iiij-, spumaenitri </text:span><text:span text:style-name="T106">3, uij,</text:span><text:span text:style-name="T75"> pice liquida ex-<text:line-break/>ceptis 'uteris; Caeterum locirm assidue radere oportet et cum<text:line-break/>linteolo confricare,'sic enim quam celerrime pilos "produ-<text:line-break/>, ceti </text:span><text:span text:style-name="T106">Alsud.</text:span><text:span text:style-name="T75"> Muscarum capita contrita affrica. </text:span><text:span text:style-name="T106">Aliud.</text:span><text:span text:style-name="T75"> Mu-<text:line-break/>fcerdas tritas illine, loco'prius per linteoli affrictum sub-<text:line-break/>erttentu 'reddito. Aiizid; Amygdalas amaras una cum cor-<text:line-break/>ticibffs exustas cum aceto et melle contere et loco per de-<text:line-break/>frictionem subcruento reddito illine, idque ipsum assidue<text:line-break/>facere perge; et locum novacula rade, sic enim capilli cito<text:line-break/>prodibunt. </text:span><text:span text:style-name="T106">Alsud:</text:span><text:span text:style-name="T75"> Caeterum ea quae sequitur compositio<text:line-break/>omnes vi sua praecellit, faciens item ad profluvium capila<text:line-break/>lorum cum aleo aut unguento dissoluta: facit et ad deci-</text:span></text:p>
      <text:p text:style-name="P7"><text:span text:style-name="T75">duos in principio palpebrarum pilos et in cal.viciem pro-<text:line-break/>labentes, estque . omnino admirabilis. 4 Murium domesti-<text:line-break/>corum ustorum partem nuam, panniculi ampelini usti par-<text:line-break/>tem unam, dentium equinorum ustorum partem unam, adi-<text:line-break/>pis ursini partem unam, medullae cerrinae partem unam;<text:line-break/>corticis calami partem unam. Haec omnia arida; laevigentur<text:line-break/>et sufficienti melle admixto est crassitudinem messis redi-<text:line-break/>gantur, indeque adeps et medulla liquefacta addantur: et<text:line-break/>pharmacum ipsum in aeream pyxidem reponatur, ex eoque<text:line-break/>alopecia donec capillos producat defricetur. Similiter' autem<text:line-break/>et proflui capilli quotidie ex eo illinantur. Porro inter haec<text:line-break/>ipsa pharmaca itemque </text:span><text:span text:style-name="T106">ea,</text:span><text:span text:style-name="T75"> quae deinceps describentur, non<text:line-break/>difficile est dijudicare quae acriora ac fortiora rnrfusqne<text:line-break/>quae molliora et imbecilliora exissent, modo quis ea, quae<text:line-break/>in principio dixi in memoriam revocet. . lia.enim et rectus<text:line-break/>eorum usus continget, nimirum ad mediocres alopecias me-<text:line-break/>diocribus adhibitis ad fortiores fortioribus: velut etiam ad<text:line-break/>eas quae fortissimae funt fortissima, remedia admoventur.</text:span></text:p>
      <text:p text:style-name="P7"><text:span text:style-name="T75">[site iis </text:span><text:span text:style-name="T106">quae Archigenes ad alopecias commoda<text:line-break/>medicamenta conscripsit?^</text:span><text:span text:style-name="T75"> Archigenes item haec pharmaca<text:line-break/>ad alopecias hac verborum serie descripsit. Alopecias lae-<text:line-break/>ves et in superficie haerentes, nitro confricatas ac linteolo<text:line-break/>extersas, verbenaca in sole trita acetoque diluta largiter<text:line-break/>illine. Aut eodem modo extersis betae folia impone, infu-<text:line-break/>perque linteolo humecto contege, aufer autem ea per loci<text:line-break/>humecsationem. Caeterum lu altum progressas cum aceto,<text:line-break/>nitri gleba aut sepiae pisris testa aut aspera squatinae cute<text:line-break/>aut fici foliis, usque ad dilaniationem defrica, deinde de-<text:line-break/>terso sanguine, betam ex vino coctam impone aut caricas<text:line-break/>ustas cum vino, aut lentis farinam cum vino pro 'cata-<text:line-break/>plaftnate adhibe. Aut bnpresti cum aceto aut ranunculo aut<text:line-break/>ari radice aut tali quopiam , in cerati formam redactis et<text:line-break/>per noctem impositis, bullas ex alopecia excita: mane vero<text:line-break/>bullas compunctas, allio aut buselino aut anemones foliis<text:line-break/>.intege. Probe faciunt etiam post excitatas bullas hippo-<text:line-break/>campi marini usti et eum modico atramento sutorio crudo<text:line-break/>• trito inspersi: itemque ossa - maxillarum suillarum usta.</text:span></text:p>
      <text:p text:style-name="P7"><text:span text:style-name="T106">Aliud,</text:span><text:span text:style-name="T75"> ubi deraseris et cum nitri spuma deterseris alcyo-..<text:line-break/>nio , ex acri aceto confrica, donec sanguis emanet, dehinc<text:line-break/>ubi nucum avellanarum putarnina-usta ex melle laeviga-<text:line-break/>veris, inunge, atque id bis in die facito. Sedat ac sistit<text:line-break/>eas ut plurimum in diebus decem- Aut mures domesticos<text:line-break/>in olla exustos tritosque axungia excipe et praefrictis cum<text:line-break/>allio alopeciis in splenio impone, idque donec capilli ena-<text:line-break/>, scantur quotidie repete. Aut ranunculos parvos similiter<text:line-break/>exure, eorumque cinerem cum pice saepe fervefacta usque-<text:line-break/>’ quo crassa facta sit, illine, loco neque raso neque prius<text:line-break/>confricto. Aut muscerdas et thus aequali portione cum . aceto<text:line-break/>- ad mellis crassitudinem redacta, loco prius rubificato illine.</text:span></text:p>
      <text:p text:style-name="P8"><text:span text:style-name="T75">Aut ficus aridas ustas cum oleo similiter illine; ubi prius<text:line-break/>laevigaveris. Aut veratrum album, </text:span><text:span text:style-name="T106">aut</text:span><text:span text:style-name="T75"> piper, </text:span><text:span text:style-name="T106">aut</text:span><text:span text:style-name="T75"> mulcer-'<text:line-break/>das praedetersis, ac praerasis ex aceto illine. Aut raphano<text:line-break/>et caepis oblique concisis probe confricans illine. Aut<text:line-break/>alcyonium torrefactum cum digito oleo madefacto dlligen-<text:line-break/>ter affrica, donec morsum percipiat, et correctam alopeciam<text:line-break/>emendabis. Aut alcyonium ad lucernam torrefactum, adi-</text:span></text:p>
      <text:p text:style-name="P6"><text:span text:style-name="T75">pemque ursinum similiter liquefactum, misce et praefrictis<text:line-break/>ad solem illine, Aut praepunctis pro inore caepas </text:span><text:span text:style-name="T75">tritas<text:line-break/></text:span><text:span text:style-name="T75">cum melle cataplasmatis modo impone. Aut raphani </text:span><text:span text:style-name="T75">cor-<text:line-break/></text:span><text:span text:style-name="T75">ticem eodem modo. Aut facta scarificatione, arundinis </text:span><text:span text:style-name="T75">cor-<text:line-break/></text:span><text:span text:style-name="T75">ticem superiorem, quem Aegyptii siphtberium </text:span><text:span text:style-name="T75">appellant,<text:line-break/>ustum </text:span><text:span text:style-name="T75">cum pice </text:span><text:span text:style-name="T75">liquida </text:span><text:span text:style-name="T75">committe, </text:span><text:span text:style-name="T75">spleniumque </text:span><text:span text:style-name="T75">impone </text:span><text:span text:style-name="T75">et<text:line-break/></text:span><text:span text:style-name="T75">quater aut </text:span><text:span text:style-name="T75">quinquies solve: deinde exterge, </text:span><text:span text:style-name="T75">ac </text:span><text:span text:style-name="T75">aliud sple-<text:line-break/></text:span><text:span text:style-name="T75">nium impone. Quidam nitrum ad </text:span><text:span text:style-name="T75">decimam cineris ipsius<text:line-break/></text:span><text:span text:style-name="T75">partem </text:span><text:span text:style-name="T75">admiscent, valdeque </text:span><text:span text:style-name="T75">ei </text:span><text:span text:style-name="T75">coulert. </text:span><text:span text:style-name="T75">Aut </text:span><text:span text:style-name="T75">squamam sto-<text:line-break/>inornatis </text:span><text:span text:style-name="T75">cum </text:span><text:span text:style-name="T75">aceto </text:span><text:span text:style-name="T75">et </text:span><text:span text:style-name="T75">oleo </text:span><text:span text:style-name="T75">illine </text:span><text:span text:style-name="T75">eodem modo. Aut felis,<text:line-break/></text:span><text:span text:style-name="T75">sive crocodili stercoris </text:span><text:span text:style-name="T106">3</text:span><text:span text:style-name="T75"> </text:span><text:span text:style-name="T75">vj, </text:span><text:span text:style-name="T75">sinapis </text:span><text:span text:style-name="T106">3</text:span><text:span text:style-name="T75"> iiij, cum </text:span><text:span text:style-name="T75">acri </text:span><text:span text:style-name="T75">aceto<text:line-break/></text:span><text:span text:style-name="T75">illine. Aut </text:span><text:span text:style-name="T75">cantharidas ustas pice liquida exceptas ad cerati<text:line-break/></text:span><text:span text:style-name="T75">liquidi </text:span><text:span text:style-name="T75">formam redige, </text:span><text:span text:style-name="T75">praefrictisque </text:span><text:span text:style-name="T75">ex: nitro assc locis<text:line-break/></text:span><text:span text:style-name="T75">et extersis, lu </text:span><text:span text:style-name="T75">splenio impone </text:span><text:span text:style-name="T75">et </text:span><text:span text:style-name="T75">per noctem sure, mane<text:line-break/></text:span><text:span text:style-name="T75">vero tolle, locumque </text:span><text:span text:style-name="T75">exiccari permitte usquequo circnm-<text:line-break/>cirea rumpatur; uni vero eruperint capilli, eos assidue rade.<text:line-break/></text:span><text:span text:style-name="T75">Aut </text:span><text:span text:style-name="T75">nasturtium, vel ut alii piper, muscerdas,, veratrum al-<text:line-break/></text:span><text:span text:style-name="T75">hum, </text:span><text:span text:style-name="T75">aequalibus </text:span><text:span text:style-name="T75">portionibus </text:span><text:span text:style-name="T75">ex </text:span><text:span text:style-name="T75">aceto </text:span><text:span text:style-name="T75">illine. Aul </text:span><text:span text:style-name="T75">cum </text:span><text:span text:style-name="T75">piscis<text:line-break/></text:span><text:span text:style-name="T75">corio, </text:span><text:span text:style-name="T75">quale, est squatinae, aut folio ficulneo, aut pumice</text:span></text:p>
      <text:p text:style-name="P7"><text:span text:style-name="T75">laevi, superne alopecias cruentas facito</text:span><text:span text:style-name="T75">, </text:span><text:span text:style-name="T75">deinde amygdalas<text:line-break/>’ amaras ustas cum aceto mulso illinito, rdque assidue facito</text:span></text:p>
      <text:p text:style-name="P13"><text:span text:style-name="T75">ac radito, augescent enim statim capilli. Aut testudinis ma-<text:line-break/>rinae sanguinem illine, ex laudatissimis enim hic </text:span><text:span text:style-name="T75">esu Aut<text:line-break/></text:span><text:span text:style-name="T75">hippopotami corium ustum illine. Aut nuces p.onticas ustas<text:line-break/>et staphidas fiIvestres cum unguento laurino. Hoc enim </text:span><text:span text:style-name="T75">ab<text:line-break/></text:span><text:span text:style-name="T75">Archigene laudatur. Aut muscerdas et veratrum </text:span><text:span text:style-name="T75">album<text:line-break/></text:span><text:span text:style-name="T75">illinito. Aut corticis arundinis ustae </text:span><text:span text:style-name="T75">et nitri aequas </text:span><text:span text:style-name="T75">partes,<text:line-break/>cum.pice liquida ad malagmatis formam redige. </text:span><text:span text:style-name="T75">Aut </text:span><text:span text:style-name="T75">nuces<text:line-break/>amaras una cum corticibus ustas ex aceto, aut melle </text:span><text:span text:style-name="T106">fre-<text:line-break/>quenter</text:span><text:span text:style-name="T75"> illine, idque loco prius per linteolum extersu;: post<text:line-break/>vero assidue radito. Aut ammoniacum thymiama cum succo<text:line-break/>tithymali affricato, aut felis stercus aridum </text:span><text:span text:style-name="T75">ex </text:span><text:span text:style-name="T75">aceto, </text:span><text:span text:style-name="T75">aut<text:line-break/></text:span><text:span text:style-name="T75">rhois 3 iiij- vel ij. sinapis. </text:span><text:span text:style-name="T106">3</text:span><text:span text:style-name="T75"> ij. cum </text:span><text:span text:style-name="T75">i </text:span><text:span text:style-name="T75">acri aceto illine.<text:line-break/>Aut amygdalas amaras et pumicem illine. Dionyfodorus<text:line-break/>autem medicus, corium,luquit, novum ustum cum </text:span><text:span text:style-name="T75">acri<text:line-break/></text:span><text:span text:style-name="T75">aceto illine. Egregie autem facit ad inveteratas alopecias,<text:line-break/>si thapsiae succum, aut radicem cerato, exceptum loco irn-</text:span></text:p>
      <text:p text:style-name="P7"><text:span text:style-name="T75">posueris, etiam fi nihil praeterea aliud facias: decedit enim<text:line-break/>fuperna cutis et sanie scrofa madet, capillique sua sponte<text:line-break/>subnascuntur. Vides itaque quomodo Archigenes ex thapsia<text:line-break/>pharmacum collaudet, neque enim aliud eo praestantius<text:line-break/>reperias. Anget autem fidem commoditatis ejus consona<text:line-break/>historia, quapropter et ego omnia, quae apud medicos ex-</text:span></text:p>
      <text:p text:style-name="P13"><text:span text:style-name="T75">. pertos funt medicamenta scribo.</text:span></text:p>
      <text:p text:style-name="P8"><text:span text:style-name="T106">[De siis quae Asclepiades in -libro de Alopecia scri-<text:line-break/>psit^</text:span><text:span text:style-name="T75"> Non recentioris nunc mentionem facio Asclepiadae,<text:line-break/>qui memorabiles fane pharmacorum compositiones in multis<text:line-break/>libris conscripsit, fed vetustioris, Bithyni videlicet. Hic </text:span><text:span text:style-name="T106">ita-<text:line-break/>que</text:span><text:span text:style-name="T75"> Asclepiades curandi viam fe reperissegloriatur, per quam<text:line-break/>multos curatu difficiles alopecias habentes' sanatos dicit.<text:line-break/>Verum plus ad curationem totam nivendi rationem valere<text:line-break/>' quam pbarmaca ipsa tradit. De nivendi ratione itaque haec<text:line-break/>scribit. Abstinendum itaque ab omni vino in totum, pro- ,<text:line-break/>pter has ipsas causas. Manifestum vero est inde, ipsum antea<text:line-break/>, retulisse causas, quas si quis discere velit, ex libri ipsius</text:span></text:p>
      <text:p text:style-name="P7"><text:span text:style-name="T75">lectione requirat. Deinde subjungit: Abstinendum etiam ni-<text:line-break/>mia repletione. Prohibet autem et carnium esum et casei<text:line-break/>et lactis et leguminum omniumque simpliciter quae etiam<text:line-break/>exigua copia accepta vim habent, qua multum et nutriant<text:line-break/>. et inflent. Quin et exercitia plurima sugere jubet, velut<text:line-break/>etiam assidue balnea et multas exudationes. Caeterum de<text:line-break/>pharmacis juxta seriem dictionis sic scribit. Est autem pri-<text:line-break/>mum unguentum tale. </text:span><text:span text:style-name="T75">4 </text:span><text:span text:style-name="T75">Spumae nitri partes duas, salis<text:line-break/>ammoniaci partem unam, usta trita acerrimoque aceto di-<text:line-break/>luta, donec strigmentorum crassitudinem accipiant, prae-<text:line-break/>scalptae leviter alopeciae, quo densetur et cruentus redda-<text:line-break/>tur locus, moderate illinimus, defricamusque donec caput<text:line-break/>' ea concipiat et pharmacum in altum probe deseratur, atque<text:line-break/>ita quiescere usque </text:span><text:span text:style-name="T75">ad </text:span><text:span text:style-name="T75">crepusculum sinimus, postea </text:span><text:span text:style-name="T106">ad ve-<text:line-break/></text:span><text:span text:style-name="T75">fperarn idem repetentes sirniliterque sequenti </text:span><text:span text:style-name="T75">fac </text:span><text:span text:style-name="T75">tertia die<text:line-break/>magnam permutationem reperimus. Sistitur enim depastio<text:line-break/></text:span><text:span text:style-name="T75">et </text:span><text:span text:style-name="T75">capilli dum raduntur, neque vi trahuntur, resistunt - et<text:line-break/>non evelluntur. Deinde sequenti die ex aceto praefrictis</text:span></text:p>
      <text:p text:style-name="P7"><text:span text:style-name="T75">cataplasma apponimus, quoad bullae assurgant et cutis lu<text:line-break/>superficie exulceretur.'. Bullas autem ubi diviserimus, atque<text:line-break/>ad duos dies aquositatem exceperimus, quae ab ipsis ulce-<text:line-break/>ribus prodit, inde rursus eodem unguento utimur, ulcera--<text:line-break/>' fis. tantum locis parcentes, eosque transgredientes. Sanos<text:line-break/>vero apprehendentes; eosque deradentes, usque ad crepu-<text:line-break/>sculum quiescere sinimus, quo idem repetentes multumque<text:line-break/>consiicantes,', usque ad septimum aut octavum id facere per-<text:line-break/>gimus diein, quo fane tempore ridemus jam ab extremis<text:line-break/>alopeciae non amplius tenues, ut ante, et lanuginosos pro-<text:line-break/>dire pilos, scd robustiores, postea paulatirn etiam in parti-<text:line-break/>bus denudatis excrescente, vicissimque tenues et imbecilles<text:line-break/>deficientes. Contiugitque simile quiddam quale in ulceratis<text:line-break/>videmus. </text:span><text:span text:style-name="T75">In </text:span><text:span text:style-name="T75">ulceribus enim cicatrix ab extremo initium<text:line-break/>faciens postremum </text:span><text:span text:style-name="T75">in </text:span><text:span text:style-name="T75">medio ulcere definit </text:span><text:span text:style-name="T75">ac </text:span><text:span text:style-name="T75">coit. Ita </text:span><text:span text:style-name="T75">in<text:line-break/></text:span><text:span text:style-name="T75">alopecia partes pilosis vicinae primum convalescunt- et den-<text:line-break/>fae pilis redduntur, quae vero in medio silae funt, omnium</text:span></text:p>
      <text:p text:style-name="P7"><text:span text:style-name="T75">postremo pilos producunt. Si itaque curatio-hoc modo pro-<text:line-break/>cesserit, reliquis medicamentis nihil opus habebimus, scd<text:line-break/>uno hoc per multum tempus semper utimur, ceditque be-<text:line-break/>nigniter affectio, nisi omnino magna nuditas existat. Medio<text:line-break/>autem tempore scalpturam per acutum caelum assidue fa-<text:line-break/>cimus- Aliquando etiam cuspide acuti spiculi cute pertusa,<text:line-break/>per fissuras ipsas sanguinem moderate elicimus. Haec his<text:line-break/>verbis praefatus Asclepiades deinceps de rasura contra<text:line-break/>quam alii tradit: neque enim assidue, sed per intervalla<text:line-break/>affectam partem radere jubet, ubi jam mediocriter densi<text:line-break/>capilli in ea fuerint exorti, prodeuntes autem jam et ad-<text:line-break/>huc tenues rasura non dignatur. Caeterum post rasurae<text:line-break/>factam mentionem deinceps haec verba scribit. Quod si<text:line-break/>• vero remoretur capillorum exortus, ad subscriptas compo-<text:line-break/>sitiqnes confugimus. Sunt autem tales. Erinacii terrestris<text:line-break/>caput, aut corium ustum tritum ac melle subactum illinito.<text:line-break/></text:span><text:span text:style-name="T106">Aliud.</text:span><text:span text:style-name="T75"> Hippocampum marinum et ni triparum simul exure</text:span></text:p>
      <text:p text:style-name="P6"><text:span text:style-name="T75">adipeque anserino admixto, loco nitro praeparato illine.<text:line-break/></text:span><text:span text:style-name="T106">Aliud.</text:span><text:span text:style-name="T75"> Thapfiam aqua maceratam illine. </text:span><text:span text:style-name="T106">Aliud.</text:span><text:span text:style-name="T75"> Murium<text:line-break/>stercora cum aceto trita illine. </text:span><text:span text:style-name="T106">Aliud,</text:span><text:span text:style-name="T75"> Calami Cyprii folia<text:line-break/>in olla exurito, deinde resina pinus cineris plurimum ex-<text:line-break/>cipito et praescarificatae alopeciae imponito ac obligato. Aut<text:line-break/>corticem sive comam arundinum eodem modo praeparato,<text:line-break/>ampliusque nitri parem cineris modum admisceto et pice<text:line-break/>exceptis utitor. Est autem non invalidum, fed plurimum<text:line-break/>efficax. Post haec vero etiam muscarum Asclepiades memi-<text:line-break/>nit, jubens quam plurima ipsarum capita, mox ubi captae<text:line-break/>sunt, nudis alopeciae partibus affricari, atque id maxime,<text:line-break/>ubi alopecia fuerit exulcerata. Etenim confert, inquit, rnu-<text:line-break/>fcarum sanguinem irritata- tunc per medicamenta, quae ex<text:line-break/>nitro atque sale componuntur, nimirum, inquit, cum non<text:line-break/>mordeant haec ipsa tantum, scd bullas etiam in eis excitent.</text:span></text:p>
      <text:p text:style-name="P8"><text:span text:style-name="T75">[De iis qziae </text:span><text:span text:style-name="T106">Soranus ad alopecias conscripsit.\</text:span><text:span text:style-name="T75"> Sora-<text:line-break/>nns autem cum praedixisset quaedam, quae juxta propriae</text:span></text:p>
      <text:p text:style-name="P6"><text:span text:style-name="T75">sectae ductum digessit meminissetque eorum, quae Asclepia-<text:line-break/>des scripsit, deinde sic hac verborum serie subtexit. Qua-<text:line-break/>propter ubi recens malum est, primum abstinentia proderit,<text:line-break/>deinde simplex exiguus cibus boni succi et irrigatio ex oleo<text:line-break/>dulci calido et panis in cataplasmate, fomentaque et scal-<text:line-break/>pturae et cucurbitae ac cerata. Vires item reparentur. In-<text:line-break/>veterata autem jam affectione assidua rasura et rubificatio ex<text:line-break/>sinapi et frictiones praescriptae, ita ut in sequentibus diebus<text:line-break/>picem superlinas, aut oleum cedrinum. Proderit item rubifi-<text:line-break/>catio ex affrictu foliorum fici, aut caeparum aut linteoli Indici,<text:line-break/>aut pollici obvoluti et post frictionem scarificationes. Qui-<text:line-break/>dam vero acus colligantes ita, ut cuspides ipsarum in eundem<text:line-break/>locum porrigantur, per ipsas et cutem compungunt. Cae-<text:line-break/>terum post rubificationem per defrictionem inductam post-'<text:line-break/>que scarificationem pharmaca conveniunt metasyncritica,<text:line-break/>tum illita tum emplastri modo imposita. Ejusmodi autem<text:line-break/>multa particulatim existunt. Nam et caepe tritum et raphani<text:line-break/>cortex, utrumque cum melle emplastri more appositum </text:span><text:span text:style-name="T106">va-<text:line-break/>let.</text:span><text:span text:style-name="T75"> Aut spumae nitri pars una, rhois partes duae, salis</text:span></text:p>
      <text:p text:style-name="P7"><text:span text:style-name="T75">annnoniaci pars una, usta et cumacri aceto trita ad stri-<text:line-break/>gmentorum crassitudinem redigantur. Scripta sunt et alia<text:line-break/>multa, inquit, apud'Asclepiadem et Heraclidem Tarentinum,<text:line-break/>Elephantidem que ac Moschionem in libro de ornatu. Ex<text:line-break/>quibus sane et ipse ea, quae ex Asclepiade praescripta vi-<text:line-break/>disti, exscripsi et alia item quaedam, quorum deinceps men-<text:line-break/>tionem faciam. 4 Adipis ursini partem unam, cineris fo-<text:line-break/>liorurn calami ustorum partem unam, squamae stomomatis<text:line-break/>ferri partem unam, aceto et oleo veteri subacta illine.<text:line-break/></text:span><text:span text:style-name="T106">Aliud.</text:span><text:span text:style-name="T75"> 4' Stercoris felis aut crocodili </text:span><text:span text:style-name="T106">3</text:span><text:span text:style-name="T75"> viij, sinapis </text:span><text:span text:style-name="T106">3<text:line-break/></text:span><text:span text:style-name="T75">iiij, ex acri aceto. </text:span><text:span text:style-name="T106">Aliud.</text:span><text:span text:style-name="T75"> 4 Hordei ulli et muscerdae<text:line-break/>par pondus ex acri aceto. </text:span><text:span text:style-name="T106">Aliud.</text:span><text:span text:style-name="T75"> 21. Nasturtium et iru-<text:line-break/>. fcerdas, veratrum album, piper, aequali mensura ex acer-<text:line-break/>rimo aceto. </text:span><text:span text:style-name="T106">Aliud.</text:span><text:span text:style-name="T75"> Sinapi et nasturtium aut spondylium,<text:line-break/>usta ae trita ex aceto illine. </text:span><text:span text:style-name="T106">Aliud.</text:span><text:span text:style-name="T75"> 4 Ranarum ustarum<text:line-break/>3 xviij. pumicis Usti 3 xiji alii xv. habent, sinapis </text:span><text:span text:style-name="T106">3<text:line-break/></text:span><text:span text:style-name="T75">viij. nitri 3 liij, nucum ustarum </text:span><text:span text:style-name="T106">3</text:span><text:span text:style-name="T75"> xxiiij. </text:span><text:span text:style-name="T106">Aliud.</text:span><text:span text:style-name="T75"> Praestat<text:line-break/>et ceratum ex pipere, pyrethro, calce viva et oleo myrteo.</text:span></text:p>
      <text:p text:style-name="P7"><text:span text:style-name="T75">Oportet autem et partem affectam praefricare, vel per al-<text:line-break/>cyoninm ustum, donec morsum persentiscat, vel per' eri.-<text:line-break/>nacii marini usti cinerem linteolo involutum, donec locus<text:line-break/>rubefiat, Alia pharmaca, quae partim mihi, partim praece-<text:line-break/>ptoribus meis, partim amicis medicis in usu fuerunt. Pn-<text:line-break/>' mice rubificatorio praefricato, praefomentatoque et thapsiae<text:line-break/>succum donec cutis elevetur, illinito, deindeque fomento<text:line-break/>adhibito cerato rosaceo utitor. </text:span><text:span text:style-name="T106">Aliud.</text:span><text:span text:style-name="T75"> 4 Foliorum ac radi-<text:line-break/>cis calami ustorum, pilorum ursi, adianti, adipis ursini,<text:line-break/>picis liquidae, pilorum caprarum ustorum, cedriae, omnium<text:line-break/>octo par pondus accipe, liquidaque cum aridis commisce<text:line-break/>et praefrictis adhibe. </text:span><text:span text:style-name="T106">Aliud.</text:span><text:span text:style-name="T75"> Fici folia cum aceto donec<text:line-break/>lanugo prodierit astrica, deinde vero herbae,, quae stoebe<text:line-break/>appellatur, succum illine. </text:span><text:span text:style-name="T106">Aliud.</text:span><text:span text:style-name="T75"> Ranas parvas ustas pici<text:line-break/>liquidae tepidae insperge, deinde neque praerasis'neque<text:line-break/>praefrictis illine. </text:span><text:span text:style-name="T106">Aliud.</text:span><text:span text:style-name="T75"> 2J. Spumae nitri </text:span><text:span text:style-name="T106">3</text:span><text:span text:style-name="T75"> iiij. stercoris<text:line-break/>muris 3 ij. corticis calami usti </text:span><text:span text:style-name="T106">3</text:span><text:span text:style-name="T75"> ij, pice liquida excipito<text:line-break/>et splenium formato, idque praeraso ac cum nitro prae-</text:span></text:p>
      <text:p text:style-name="P6"><text:span text:style-name="T75">porato loco imponito et ante biduum vel triduum non au-<text:line-break/>ferto. Aiiud. 4 Sinapis et stercoris felis aequas utriusque<text:line-break/>partes loco praefrictc illinito </text:span><text:span text:style-name="T106">Aliud.</text:span><text:span text:style-name="T75"> Scarificato ac sepiae<text:line-break/>atramentum illinito, aut marrubium viride tritum illinito<text:line-break/></text:span><text:span text:style-name="T106">Aliud.</text:span><text:span text:style-name="T75"> Sphaeritidis folia torrefacta et cum aceto laevigata<text:line-break/>imponito. Appellatur autem sphaeritis, cupressus., quae<text:line-break/>sphaeria producit. </text:span><text:span text:style-name="T106">Aliud.</text:span><text:span text:style-name="T75"> Nuces amaras una cum putamine<text:line-break/>ultas praerasis ex aceto et melle illine. Aiiud Erinaceo-<text:line-break/>rnm marinorum testas ustas ex melle et aceto praerafis<text:line-break/>illine. </text:span><text:span text:style-name="T106">Aliud.</text:span><text:span text:style-name="T75"> Alcyonium ustum et murium stercora cum<text:line-break/>.porri fueco-illine. </text:span><text:span text:style-name="T106">Aliud. 4.</text:span><text:span text:style-name="T75"> Radicis thapsiae </text:span><text:span text:style-name="T106">3 iiij,</text:span><text:span text:style-name="T75"> ra-<text:line-break/>dicis chamaeleontis 3 </text:span><text:span text:style-name="T106">ij,</text:span><text:span text:style-name="T75"> visco probe subacto excipe, et<text:line-break/>cataplafmatis modo impone, quumque exacerbatus aeger<text:line-break/>suerit, adime. Aiiud. </text:span><text:span text:style-name="T106">4</text:span><text:span text:style-name="T75"> Foliorum calami graeci ustorum<text:line-break/>3 iiij,' muscerdae j ij, erinaceorum ustorum </text:span><text:span text:style-name="T106">3j, cum<text:line-break/>aceto</text:span><text:span text:style-name="T75"> trita illine. Aiiud. q. Salis ammoniaci 3 j, nitri<text:line-break/></text:span><text:span text:style-name="T106">3j,</text:span><text:span text:style-name="T75"> utrumque torrefacito, acetoque rigata ter in die illi-<text:line-break/>nito, loco prius cum nitro praeparato. </text:span><text:span text:style-name="T106">Aliud.</text:span><text:span text:style-name="T75"> 4 Amy-</text:span></text:p>
      <text:p text:style-name="P6"><text:span text:style-name="T75">gdalarum amararum tostarum obolos tres, pumicis obolos<text:line-break/>'ij., falis "ammoniaci obolos tres., similiter.-illine ek-aceto.<text:line-break/>Aiiud. Piper, muscerdas veratrum album, aequali pondere<text:line-break/>eum aceto et exiguo-aleo illine. </text:span><text:span text:style-name="T106">Aliudr</text:span><text:span text:style-name="T75"> Squamam stomo-<text:line-break/>matis, cum aceto et-modico oleo illine. </text:span><text:span text:style-name="T106">Aliud.</text:span><text:span text:style-name="T75"> Locum per<text:line-break/>pumicem proritato, et.salsuris, spumae nitri, ammoniaci, sin-<text:line-break/>gulorum aequas partes mixtas cum aceto illinito. Aiiud.<text:line-break/>4 Alcyonii 3j i salsuris viri </text:span><text:span text:style-name="T106">3</text:span><text:span text:style-name="T75"> vj , 'muscarum ad aridita-<text:line-break/>tem torrefactarum cyathum unum., muscas per se terito,<text:line-break/>iitemque sulsur, alcyonium vero aqua.coctum una cum sic-<text:line-break/>-cis laevigato , fella suillo ac aceto vieissim affusis usquequo<text:line-break/>strigmentusum redilatur. Delude axungiam a rotis derasam<text:line-break/>et manu emollitam, ut emplastri forma fiat misceto et prae-<text:line-break/>rasa alopecia ac rninficata, . pharmacum ut optimum confi-,<text:line-break/>denter illinito. </text:span><text:span text:style-name="T106">Aliud.</text:span><text:span text:style-name="T75"> Locum ubi deterseris, alicamque<text:line-break/>aceto irrigatam laevigaveris, addiderisque exiguum cyre-<text:line-break/>-unicum liquorem, inunge. </text:span><text:span text:style-name="T106">Aliud-.</text:span><text:span text:style-name="T75"> Loco praefricto ac sca-<text:line-break/>rificato caricas. assatas cum passo cataplasmatis t modo ims</text:span></text:p>
      <text:p text:style-name="P6"><text:span text:style-name="T75">ponito. </text:span><text:span text:style-name="T106">Aliud.</text:span><text:span text:style-name="T75"> Passum illinito ac deinde ferulam ustam<text:line-break/>inspergito. Quae deiiiceps feqvuntur duo pharmaca admi-<text:line-break/>.randa sunt, et verbis.ejus qui ea prodidit inscripta ,ad<text:line-break/>•alopecias, calvicietn, raritatem capillorum aegre curabilem<text:line-break/>-lu capite, in mento ac superciliiis. 4 ‘Pilorum oris unciam<text:line-break/>••unam, radicis calami uncias vj, filicis cum radice qua-<text:line-break/>drantem ac unciae, dimidium, castanearum hispidi corticis<text:line-break/>.quadrantem, lanarum succidarum quam pinguissimarum,<text:line-break/>ulexuncem, capita muscarum numero, xxxvj, muscas . v ca-<text:line-break/>pitibus; rejectis. Omnia in novam ollam indita in furnum<text:line-break/>mittito, deinde cluerem ipsorum terito. Sunto autem tibi<text:line-break/>(in vino Aminaeo prius trita ladani 5 </text:span><text:span text:style-name="T106">j,</text:span><text:span text:style-name="T75"> myrrhae </text:span><text:span text:style-name="T106">j,</text:span><text:span text:style-name="T75"> ad-<text:line-break/>Jicianturque olei veteris § ij, et cedrini § j, malobathrini<text:line-break/>sc, ij. deinde.inspersis aridis tritis medicamentum sume, ale<text:line-break/>.que ubi linteolo alopeciam praesiicueris,' deludeque aut<text:line-break/>caepa aut .scilla vellicaveris, aut fici foliis lente excalpse-<text:line-break/>ris, pharmacum ipsum illitu astrica. Lotoque homini in<text:line-break/>sequentibus diebus locum lutento . linteolo valide confri-<text:line-break/>catu, contentus illitioue usque ad menses duos. Quod si</text:span></text:p>
      <text:p text:style-name="P136"><text:span text:style-name="T75">amplius in </text:span><text:span text:style-name="T75">hac curatione </text:span><text:span text:style-name="T75">perseveraveris, etiam calvitiem<text:line-break/>ea persanabis. ,<text:tab/>,• </text:span><text:span text:style-name="T75">?•' .</text:span><text:span text:style-name="T123">Λ</text:span><text:span text:style-name="T90"> </text:span><text:span text:style-name="T75">', • </text:span><text:span text:style-name="T75">i- </text:span><text:span text:style-name="T116">;<text:tab/>!</text:span><text:span text:style-name="T75">'</text:span></text:p>
      <text:p text:style-name="P8"><text:span text:style-name="T75">[Ad </text:span><text:span text:style-name="T106">calvescentes praeter aetatem</text:span><text:span text:style-name="T75"> remedium,] 4 Adi </text:span><text:span text:style-name="T75">.<text:line-break/></text:span><text:span text:style-name="T75">pis </text:span><text:span text:style-name="T75">taurini </text:span><text:span text:style-name="T75">insolati </text:span><text:span text:style-name="T106">tp </text:span><text:span text:style-name="T106">j,</text:span><text:span text:style-name="T75"> </text:span><text:span text:style-name="T75">adarces § </text:span><text:span text:style-name="T75">j, </text:span><text:span text:style-name="T75">succi thapsiae </text:span><text:span text:style-name="T75">J </text:span><text:span text:style-name="T75">j<text:line-break/></text:span><text:span text:style-name="T90">β, </text:span><text:span text:style-name="T75">alii </text:span><text:span text:style-name="T75">J </text:span><text:span text:style-name="T90">β, </text:span><text:span text:style-name="T75">habent, myrrhae bonae </text:span><text:span text:style-name="T75">? </text:span><text:span text:style-name="T75">j, polytrichi # E,<text:line-break/>eallitrichi </text:span><text:span text:style-name="T106">id</text:span><text:span text:style-name="T75"> </text:span><text:span text:style-name="T90">β, </text:span><text:span text:style-name="T75">membri asinini # </text:span><text:span text:style-name="T106">j,</text:span><text:span text:style-name="T75"> splenis asinini ni j,<text:line-break/>ladani tantundem. Ego ladanum in vino pauxillo macera-<text:line-break/>tum contrivi, adipem vero aquae vapore liquefeci, deinde<text:line-break/>asini membrum assatum donec insumatur radito, splenem<text:line-break/>vero cum callitricho </text:span><text:span text:style-name="T75">et </text:span><text:span text:style-name="T75">polytridioi</text:span><text:span text:style-name="T75">n </text:span><text:span text:style-name="T75">nova </text:span><text:span text:style-name="T75">olla </text:span><text:span text:style-name="T75">torrefacito,<text:line-break/>contusisque quae contundi </text:span><text:span text:style-name="T75">possunt ac </text:span><text:span text:style-name="T75">cribratis' omnia gleu-<text:line-break/>cino aut' </text:span><text:span text:style-name="T75">sabino excipito </text:span><text:span text:style-name="T75">et. </text:span><text:span text:style-name="T75">ante, balneum utitor, </text:span><text:span text:style-name="T75">capite<text:line-break/>prius pectinato. Manifestum </text:span><text:span text:style-name="T75">vero est quod eadem </text:span><text:span text:style-name="T75">pharmaca<text:line-break/>etiam </text:span><text:span text:style-name="T75">ad. menti </text:span><text:span text:style-name="T75">pilos non euascentes conducunt. Aiiud.<text:line-break/>4 Foenigraeei sextarios iiij, </text:span><text:span text:style-name="T75">feminis </text:span><text:span text:style-name="T75">lini sextarios ij, la-<text:line-break/>dani bessem, succi acaciae sexuncem, folii' malabatri fexun-<text:line-break/>cem, gallas numero xx, onychis aromatici scxtantem</text:span><text:span text:style-name="T75">, </text:span><text:span text:style-name="T106">ca-<text:line-break/>lami</text:span><text:span text:style-name="T75"> Syriaci § ij </text:span><text:span text:style-name="T90">β, </text:span><text:span text:style-name="T75">alii J j, habent, bdellii sextantem</text:span></text:p>
      <text:p text:style-name="P6"><text:span text:style-name="T90">' </text:span><text:span text:style-name="T75">myrti ustae sextarium unum, musci, quem alii spIanchnon,<text:line-break/>alii bryon aromaticum vocant, quadrantem;, iridis altraga--<text:line-break/>litidis, alii Illyricae, sextantem. Singula per le contundito<text:line-break/>ac per cribrum arctius . excutito et deinceps ut praefcri-<text:line-break/>ptum est mifceto. </text:span><text:span text:style-name="T90">Γ'</text:span><text:span text:style-name="T75">Usu vero expetente, .pharmaci: tertiam<text:line-break/>partem aut quantum sufficit in.; aereum aut testaceum vas<text:line-break/>conjicito,- deinde 'vini Italici odorati tantum ut liquidum<text:line-break/>reddatur admisceto, atque ita prunis impositum, donec se-<text:line-break/>mel i ebulliat, cum lignea virga agitato, animadversione ha-<text:line-break/>bita ne comburatur. Post vero illines, aegro cum medica-<text:line-break/>mento lu aquam desidere jusso,. feusimque </text:span><text:span text:style-name="T75">in </text:span><text:span text:style-name="T75">folio sedenti<text:line-break/>affricabis, ac pro more capite ex aqua perfuso pharmacum<text:line-break/>ablues. Deinde autem, staphidem silvestrem per se tusam<text:line-break/></text:span><text:span text:style-name="T106">ac cribratam, quatuor</text:span><text:span text:style-name="T75"> diebus illisionis pharmaco admisce-<text:line-break/>bis sitniliterque coques, eodemque modo illines, parce tamen<text:line-break/>ac caute ne in oculos destillet. Unguento autem a balneo<text:line-break/>uteris olei myrtei libra una, cum ladani </text:span><text:span text:style-name="T75">triente </text:span><text:span text:style-name="T75">contrita.<text:line-break/>Constans et </text:span><text:span text:style-name="T75">certa </text:span><text:span text:style-name="T75">est pharmaci hujus </text:span><text:span text:style-name="T75">facultas, </text:span><text:span text:style-name="T75">neque </text:span><text:span text:style-name="T75">citra<text:line-break/></text:span><text:span text:style-name="T75">effectum dilabitur. </text:span><text:span text:style-name="T106">Aliud ad eadem.</text:span><text:span text:style-name="T75"> 4. Pericalamitidis § </text:span><text:span text:style-name="T75">j.</text:span></text:p>
      <text:p text:style-name="P6"><text:span text:style-name="T75">myropissoceri; fordis barbae hircinae ejus videlicet quae<text:line-break/>a pilis, ntriusque 3 </text:span><text:span text:style-name="T90">β, </text:span><text:span text:style-name="T75">adipis insaniis informis m jj succi<text:line-break/>foliorum dionyfiari tenerorum, succi foliorum ladomdis te-<text:line-break/>nerorum, succi callicereos, succi herbae verbenacae, succi<text:line-break/>foliorum calami, singulorum cyathos iij </text:span><text:span text:style-name="T90">β, </text:span><text:span text:style-name="T75">cynomori, eri-<text:line-break/>iiaceoium marinorum usturum, utriusque sextantem aut am-<text:line-break/>plius, si melius- redddre pharmacum velis, acauthionis ter<text:line-break/>restris corium ustum. Haec omnia ad plures dies in pila<text:line-break/>plumbea terere oportet, donec omnia prope laevigata uni-<text:line-break/>antur, atque etiam donec a pila quippiam detritum eis ac-<text:line-break/>cedat. Utere loco acriter ex crudo linteolo ex lino prae-<text:line-break/>fricto; ac deinde cum althaeae radice detersu illinito. Hoc<text:line-break/>pbartnacum eo modo scriptum reperit Claudianus amicus<text:line-break/>noster in libello ex membranis contexto, </text:span><text:span text:style-name="T106">eo</text:span><text:span text:style-name="T75"> qui pharmaco<text:line-break/>usus fuerat vita defuncto. Multi autem faciebat ejus pos-<text:line-break/>sessionem, propterea quod duos quosdam calvescere jam<text:line-break/>incipieues ex eo curatos conspexisset ita ut neque ulte-<text:line-break/>rius calvicies progrederetur, et quod denudatus locus pilis</text:span></text:p>
      <text:p text:style-name="P7"><text:span text:style-name="T75">pensus evaserat, ad haec quod symbolice scriptus erat. Nos<text:line-break/>hoc nacti singillanm considerabamus quid tandem singulis<text:line-break/>' significaretur, cumque jam hoc, jam; aliud mente concipe-<text:line-break/>remus, per magnam, experientiam tandem nos veritatem<text:line-break/>reperturos sperabamus. Verum in praesens. quidem fit po-<text:line-break/>steris scriptum, scripturi etiam in posterum si quid expe-<text:line-break/>rientia cognitum repererimus. In praesens autem pericala-<text:line-break/>. mitidem calami corticem dici putamus. Nam et alias ipsum<text:line-break/>ejusmodi affectionibus convenire scimus, maxime ustum,<text:line-break/>novimus item alios scriptores ex ejusmodi pbarmaca com-<text:line-break/>posuisse, quapropter credibile est, quoniam cortex calamo<text:line-break/>circum adhaeret, pericalamitin ipsum appellari. Potest au-<text:line-break/>tem etiam id, quod ab aliquibus limnestrnm, ab aliis adarce<text:line-break/>et adarciurn dicitur pericalamitis appellari, propterea quod<text:line-break/>calamis adnnscatur. At vero myropissocerum, picem et ce-<text:line-break/>ram dici aestimamus unguento quopiam ad hujusmodi af-<text:line-break/>fectiones congruenti eliquata, veluti est gleucinum et lau-<text:line-break/>rinum, nardinum, lentiscinum, fefarninum et .cedrinum.</text:span></text:p>
      <text:p text:style-name="P7"><text:span text:style-name="T90">.. / ,<text:line-break/></text:span><text:span text:style-name="T75">Caeterum barbae hircinae sordes statim nobis nisae sunt de<text:line-break/>ladano dictae esse, nam ad has affectiones convenire in<text:line-break/>confesso est. Et sane generatio ejus circa mentum hircorum<text:line-break/>in quibusdam locis contingit, quod ipsum et Rusus Ephe-<text:line-break/>sius per hos versus indicat:</text:span></text:p>
      <text:p text:style-name="P8"><text:span text:style-name="T106">Ladanum Eremborwn reperitur et alterum </text:span><text:span text:style-name="T106">in </text:span><text:span text:style-name="T106">arvis.<text:line-break/>Caprarum circum barbas. Nam pabula capris<text:line-break/>Florentis cisii summae gratijsima frondes.</text:span></text:p>
      <text:p text:style-name="P8"><text:span text:style-name="T106">Istius vero lanuginis unguem inhaeret</text:span></text:p>
      <text:p text:style-name="P137"><text:span text:style-name="T106">_<text:tab/>• Caprarum stirsutisque genis, atque undique cosiis.</text:span></text:p>
      <text:p text:style-name="P13"><text:span text:style-name="T106">_ </text:span><text:span text:style-name="T106">. </text:span><text:span text:style-name="T106">Non </text:span><text:span text:style-name="T106">adeo id morbis prodest, scd spirat </text:span><text:span text:style-name="T106">odorem</text:span></text:p>
      <text:p text:style-name="P137"><text:span text:style-name="T106">-</text:span><text:span text:style-name="T106"><text:tab/></text:span><text:span text:style-name="T106">Eximium, quare praestantia plrarmaca miscent</text:span></text:p>
      <text:p text:style-name="P8"><text:span text:style-name="T106">Plurima, Eremborum et tellus fert qualia campis.<text:line-break/></text:span><text:span text:style-name="T75">An quidem igitur hoc solum ladanum is, qui pharmacum<text:line-break/>composuit, injicere jubet non satis manifestum est, possi-<text:line-break/>bile est autem per, nuam speciem totum genus ab eo de-<text:line-break/>signari. Porro infantem informem videtur mihi ursae di-<text:line-break/>xisse. Ursam enim parere ajunt informem quendam velut</text:span></text:p>
      <text:p text:style-name="P6"><text:span text:style-name="T75">carnis molem, verum post per linctum matris animal for-<text:line-break/>mari </text:span><text:span text:style-name="T106">ac</text:span><text:span text:style-name="T75"> effigiari. Dionysiacum auletn vitem mihi dicere<text:line-break/>videtur, quamquam et de hedera dici posse aliquis opinari<text:line-break/>queat. At vero quod ladonidem laurum appellet, nemini<text:line-break/>puto dubium esse. Calliceros autem foenum graecnm api<text:line-break/>pellere videtur, nominatur autem haec planta apud nos in<text:line-break/>Asia aegoceros.-Cynomorum deinde rubum'canis verisimile<text:line-break/>est dici. Acanthiona autem postremum terrestrem erina-<text:line-break/>ciurn terrestrem appellatum ab eo existimo.</text:span></text:p>
      <text:h text:style-name="P3" text:outline-level="2">Cap. II.</text:h>
      <text:p text:style-name="P9"><text:span text:style-name="T106">[_Da dasiuvia capillorum.']</text:span><text:span text:style-name="T75"> Est et alia pilo- .<text:line-break/>rum affectio, quae ad raritatem cutis inopiamque substan-<text:line-break/>tiae pilo»' generantis consequitur. Quapropter etiam curatio<text:line-break/>hoc modo laesorum non eundem scopum quem alopeciae<text:line-break/>habet. In alopeciis enim ut vitiatus humor consumatur in-</text:span></text:p>
      <text:p text:style-name="P15"><text:span text:style-name="T75">’ tensionem summam ac primarium scopum habemus, in his<text:line-break/>vero, ut capitis habitum roboremus et boni succi allatio-<text:line-break/>nem procuremus, cutemque ad densitatem ac raritatem mo-</text:span></text:p>
      <text:p text:style-name="P138"><text:span text:style-name="T75">-</text:span><text:span text:style-name="T75"><text:tab/></text:span><text:span text:style-name="T75">deratam revocemus. Quamobrern sane , ad pharmaca hume-</text:span></text:p>
      <text:p text:style-name="P7"><text:span text:style-name="T75">ctantia aliquid’ moderate adstringens admiscere oportet,<text:line-break/>quale est ladanum, quod utraque in se moderate comple-<text:line-break/>ctitur, quae ad hoc symptoma conveniunt; caliditatern vi-<text:line-break/>delicet mediocrem et astringendi 'vim- juxta eandem pro-<text:line-break/>portionem: propter hoc itaque oleo mixtum, quo illiniri<text:line-break/>possit, symptoma defluvii capillorum' sistit. At vero mani-<text:line-break/>festum est capitis frictionem necessario hujus pharmaci usui<text:line-break/>praemitti et multorum pilorum ablationem, ani; fi annitem-<text:line-break/>pus id</text:span><text:span text:style-name="T131">;</text:span><text:span text:style-name="T75"> fieri permittit, persectam ablationem, sta enim-.lu<text:line-break/>affrictu et illitu robusta et calida reddetur cutis et mode-<text:line-break/>rasam densitatem acquiret; eam videlicet quae </text:span><text:span text:style-name="T75">’</text:span><text:span text:style-name="T75">secundum<text:line-break/>naturam esu Consuevit'autem hic'circa pilos affectus saepe<text:line-break/>iis qui aegrotarunt accidere, raro autem citra morbum;<text:line-break/>Et magis sane victu vires reficiente atque salubri opus<text:line-break/>habet, multique citra medicamentum perfecte sanati sunt,<text:line-break/>atque id brevi. Composuerunt tamen medici ejus gratia<text:line-break/>pharmaca moderatam densitatem cuti inducentia, ita tamen<text:line-break/>ut ne simul eam refrigerent; quae enim vehementer astrin-</text:span></text:p>
      <text:p text:style-name="P7"><text:span text:style-name="T75">gunt, omnia etiam refrigerant et alimenti influxum repri-<text:line-break/>munt, propter cujus inopiam capilli defluunt. Intentio.itar<text:line-break/>que medicamentorum est sanguinem affluentem non solum<text:line-break/>non praepedire, sed etiam prolectare, cogere aptem sensim<text:line-break/>et astringere rarefactam; cutem. Tale , autem sponte naturae<text:line-break/>est ipsum ladanum, quod quia eerae similem compagem<text:line-break/>habet largo aliquo convenienti liquore indiget, quo capiti<text:line-break/>illini possit. Praestat igitur hujusmodi liquorem similem la-<text:line-break/>dano esse, hoc. est ex contrariis facultatibus mixtum, attra-<text:line-break/>ctoria nimirum et coactoria. Nequaquam ergo oleum Sa-<text:line-break/>hinum aut vetus aut cicinum ad hanc rem aptum fuerit,<text:line-break/>sed in Iberia aut Hispania aut quomodocunque tandem<text:line-break/>appellare velis natum, habet enim et adstrictorium quip-<text:line-break/>piam, atque amplius adhuc eo lentiscinum sponte naturae<text:line-break/>tale existens, quale est ipsum ladanum. Quare neque ex-<text:line-break/>pertus sum neque mente concipere possum ullum prae-<text:line-break/>stantius pharmacum fore ad defluos capillos quam est quod<text:line-break/>ex ladano et lentiscino oleo permixtum constat. Manifestum</text:span></text:p>
      <text:p text:style-name="P7"><text:span text:style-name="T75">autem est quod raso quidem cuipiam crassius admovere<text:line-break/>medicamentum oportet,-ad ipsam vero cutem praesectos<text:line-break/>liquidius, quod, enim’ comam alere non oporteat, priusquam<text:line-break/>quis curetur, evidens puto. Quod si vero large defluant<text:line-break/>' capilli et conjecture possis multam raritatem cutis capitis<text:line-break/>factam, non ineptum suerit in praesens myrteum oleum<text:line-break/>, pro’lentiscino ad ladanum admiscere. Licebit etiam ali-<text:line-break/>quando unguentum nardinum adhibere in aetate frigida et<text:line-break/>tempore hiemali. Bonum autem pharmacum ad haec est<text:line-break/>divitum foeniluarum unguentum, quod Romae vocant fo-<text:line-break/>liatum. Non minus autem eo commodum est, imo magis,<text:line-break/>-quod appellant spicatum. • Quare cum his vel soli divites<text:line-break/>• ungi jubeto et cum optimo nardino. Ladanum vero in du-<text:line-break/>plo vase liquefacito et liquefacto una cum nardino ex prae-<text:line-break/>-dictis pretiosis unguentis quodcunque ad manum suerit ad-<text:line-break/>misceto. Atque haec quidem medicamenta mihi suffecerunt<text:line-break/>una cum refectoria ac salubri diaeta, quae in plerisque<text:line-break/>etiam fola suffecit. Composuerunt autem, ut diri, quidam</text:span></text:p>
      <text:p text:style-name="P7"><text:span text:style-name="T75">ex prioribus medicis pharmaca ad defluos-capillos, in qno-<text:line-break/>.rnm relatione, ubi' lu.xicem dissentiant; exponam.. Primum<text:line-break/>autem referam compositiones ali Hera scriptas, quarum<text:line-break/>priorem quidem laudo, .posteriorem </text:span><text:span text:style-name="T106">vero</text:span><text:span text:style-name="T75"> curiosam praeter<text:line-break/>rem auctam existimo. De priore vero ita scribit.</text:span></text:p>
      <text:p text:style-name="P139"><text:span text:style-name="T75">-ii </text:span><text:span text:style-name="T75">[Compositiones pstarmaeoratn </text:span><text:span text:style-name="T106">adspesiuos capillos ab<text:line-break/>AJerasuriptae."]</text:span><text:span text:style-name="T75"> _ lleras in ferula duo subscripta pharmaca<text:line-break/>habet, juxta hanc ipsam dictionis; ipsius scrieini ad lice .ut<text:line-break/>capilli in capite ne defluant. Ladanum, lu vino ajistero<text:line-break/>rigatum terito -et..oleo, myrnio </text:span><text:span text:style-name="T106">ac</text:span><text:span text:style-name="T75"> vino vicissim affuso, ad<text:line-break/>mellis crassitudinem redigito, ex, eeque ante et post bal-<text:line-break/>-neum caput illinito.' Praestat autem et polytrichon, quod<text:line-break/>quidam adiantum vocant, dimidia ladani portione adjicere<text:line-break/>. et cum myrteo aut nardino uti. Haec de priore, compo-<text:line-break/>sitione locutus Heras deinceps haec scribit. • </text:span><text:span text:style-name="T116">;</text:span><text:span text:style-name="T75"><text:tab/></text:span><text:span text:style-name="T75">: ,</text:span><text:span text:style-name="T131">(</text:span><text:span text:style-name="T75">-</text:span></text:p>
      <text:p text:style-name="P13"><text:span text:style-name="T106">£ Compositio olesi ad, defluos qapillos</text:span><text:span text:style-name="T139">9</text:span><text:span text:style-name="T106"> qujie et nserros<text:line-break/></text:span><text:span text:style-name="T75">eos.fucit.J Intra calendas et idus Julias .muces virides cen-</text:span></text:p>
      <text:p text:style-name="P6"><text:span text:style-name="T75">tum tundito, eisque olei primarii sextarium j affundito et<text:line-break/>aluminis liquidi lib. iij- Haec simul in vas novum testa-<text:line-break/>ceum praemadefactum indito, id spfumqtie quam diligen-<text:line-break/>tissime oblitum in loco neque humecto nirr.ium neque ca-<text:line-break/>lido reponito , et per menses tres sub terra situm sinito:<text:line-break/>deinde .auferto oleoque utitor. Haec ipfa sccundi pharmaci<text:line-break/>est descriptio, quae plus quam convenit ipsum pharmacum<text:line-break/>astringens reddit. Quapropter ut vehementem astringendi<text:line-break/>_vim ipsius corrigeret is qui primus hoc pharmacum com-<text:line-break/>pofuit defodere ac velut putrefacere ipsum jussit, inde<text:line-break/>nimirum magis tenuium partium reddere in eo commixta<text:line-break/>conatus. At vero tale pharmacum in tempore regioneque<text:line-break/>ac natura corporis calidis commodum fuerit, adeo ut lu<text:line-break/>contrariis non tutum sit tali uti. Etenim perfrigeratas ejus<text:line-break/>usu mulieres vidi, ut inde lu gravedinem ac raucedinem<text:line-break/>defluxumque a capite ad pulmonem delaberentur.</text:span></text:p>
      <text:p text:style-name="P8"><text:span text:style-name="T106">[jDe iis quae Archigenes ad desiuos capillos con-<text:line-break/>scripsit^</text:span><text:span text:style-name="T75"> Archigenes in primo libro pharmacorum fecun-<text:line-break/>dum genus ad defluos capillos in haec verba jfcripsiti 4</text:span></text:p>
      <text:p text:style-name="P6"><text:span text:style-name="T75">Ladani et absinthii aequales partes et juniperi baccas </text:span><text:span text:style-name="T75">x, -<text:line-break/>tritas in linteolum illigato </text:span><text:span text:style-name="T75">et in oleo per </text:span><text:span text:style-name="T75">dies </text:span><text:span text:style-name="T75">v mace-<text:line-break/>rato, </text:span><text:span text:style-name="T75">ex eoque caput illinito, et </text:span><text:span text:style-name="T75">neque capilli </text:span><text:span text:style-name="T75">defluent<text:line-break/>neque 1 furfures </text:span><text:span text:style-name="T75">habebunt. Aut dum </text:span><text:span text:style-name="T75">capillos pectis, adian-<text:line-break/></text:span><text:span text:style-name="T75">tum </text:span><text:span text:style-name="T75">cum myrteo aut rosaceo </text:span><text:span text:style-name="T75">oleo </text:span><text:span text:style-name="T75">adhibeto. Aut adianti,<text:line-break/></text:span><text:span text:style-name="T75">myrti </text:span><text:span text:style-name="T75">nigrae, </text:span><text:span text:style-name="T75">aequales </text:span><text:span text:style-name="T75">partes, </text:span><text:span text:style-name="T75">gallae </text:span><text:span text:style-name="T75">duplum, </text:span><text:span text:style-name="T75">cum </text:span><text:span text:style-name="T75">oleo<text:line-break/>veteri </text:span><text:span text:style-name="T75">aut </text:span><text:span text:style-name="T75">lentiscino </text:span><text:span text:style-name="T75">aut </text:span><text:span text:style-name="T75">myrteo ad mellis crassitudinem<text:line-break/>redige ac utere. Aut </text:span><text:span text:style-name="T75">thus </text:span><text:span text:style-name="T75">et misy et gallam et adiantum,<text:line-break/>aequis partibus cum </text:span><text:span text:style-name="T75">vino maris experte ad </text:span><text:span text:style-name="T75">mellis spissi-<text:line-break/>tudinem in sole terendo redige. Aut molliter cocta donec<text:line-break/>nigrescat, deindeque cum oleo veteri aut lentiscino aut<text:line-break/>myrteo mixta in usum adhibe. Aut brassicam aridam tusam<text:line-break/>cum aqua impone. Aut loti radicem eodem modo.</text:span></text:p>
      <text:p text:style-name="P8"><text:span text:style-name="T75">[De </text:span><text:span text:style-name="T106">iis quae Cleopatra in libro de</text:span><text:span text:style-name="T75"> ornatu funpsit.]<text:line-break/>Quae a Cleopatra in libro de ornatu scripta sunt illius<text:line-break/>ipsius verbis sic habent. Ad </text:span><text:span text:style-name="T106">capillorum in capite genera-<text:line-break/>tionem. 4</text:span><text:span text:style-name="T75"> Calamorum tenellorum radices ubi contuderis,<text:line-break/>succum exprimito, muscasque ubi siccaveris, in pulticula<text:line-break/>misceto, simulque ursinum </text:span><text:span text:style-name="T75">adipem atque oleum </text:span><text:span text:style-name="T75">cedrinum,</text:span></text:p>
      <text:p text:style-name="P7"><text:span text:style-name="T75">ubi in unum triveris, atque una miscueris, ad illinendum<text:line-break/>exhibeto. Quo vero odorem obtundas, vinum aut passum<text:line-break/>affundito. </text:span><text:span text:style-name="T106">Aliud non longe praecedens, his verbis con-<text:line-break/>scriptum.</text:span><text:span text:style-name="T75"> Quod capilli enascantur, lini semen succum una<text:line-break/>cum lini stipula exurito, tritumque cum oleo sesamino illi-<text:line-break/>nito. </text:span><text:span text:style-name="T106">Aliud paulo inferius scriptum hoo modo-.</text:span><text:span text:style-name="T75"> Ad destuos<text:line-break/>capillos, terram cimoliam solidissimam vino austero et mo-<text:line-break/>rorum succo tanto, quantum combibere potest, rigato, eique<text:line-break/>. hyoscyami tenuissime triti acetabulum adjicito, indeque pa-<text:line-break/>stillos formato, quos in umbra siccatos in vas figulinum<text:line-break/>novum reponito. Usu vero postulanle, aqua dissolutos illi-<text:line-break/>; nere jubeto. Deinde cum locus exaruerit, abluatur, quinto<text:line-break/>die id ipsum sarito. Facit item ad faciei et colli impetigi-<text:line-break/>nes. </text:span><text:span text:style-name="T106">Aliud capillos augens cito, densansque ac denigrans.<text:line-break/></text:span><text:span text:style-name="T75">Ladanum cum oleo et vino dulci laerigatum, </text:span><text:span text:style-name="T106">ac</text:span><text:span text:style-name="T75"> ad mellis<text:line-break/>crassitiem redactum praefrictis illinito. Non longe quoque<text:line-break/>postea aliud pharmacum scriptum est his verbis. Ad </text:span><text:span text:style-name="T106">desiu-</text:span></text:p>
      <text:p text:style-name="P7"><text:span text:style-name="T106">vium capillorum</text:span><text:span text:style-name="T75"> citra </text:span><text:span text:style-name="T106">morbum accidens.</text:span><text:span text:style-name="T75"> Brassicam aridam<text:line-break/>tritam ex aqua impone, aut loti radicem eodem modo.</text:span></text:p>
      <text:p text:style-name="P140"><text:span text:style-name="T75">,<text:tab/></text:span><text:span text:style-name="T75">[ Quomodo- </text:span><text:span text:style-name="T106">comptoria ab exorwitoria medicinae parte</text:span></text:p>
      <text:p text:style-name="P8"><text:span text:style-name="T106">differatst\</text:span><text:span text:style-name="T75"> Cornptoriae quidem scopus est, ut </text:span><text:span text:style-name="T75">pulchritudinem<text:line-break/></text:span><text:span text:style-name="T75">acquifititiam luducat. Exornatoriae vero medicinae </text:span><text:span text:style-name="T75">partis,<text:line-break/></text:span><text:span text:style-name="T75">uti quicquid secundum, naturam est, id omne. lu corpore<text:line-break/>custodiat, ad. quod conleguitur etiam, naturalis pulchritudo,<text:line-break/>indecoro enim aspectu est </text:span><text:span text:style-name="T75">caput </text:span><text:span text:style-name="T75">alopecia- vitiatum, </text:span><text:span text:style-name="T75">velut<text:line-break/></text:span><text:span text:style-name="T75">etiam oculi pilis palpebrarum denudati, similiterque super-<text:line-break/>Ciliorum pilorum defluvium Non solum </text:span><text:span text:style-name="T75">vero </text:span><text:span text:style-name="T75">ad pulchri,<text:line-break/>tudinem,. sed multo prius ad ipsam partium sanitatem </text:span><text:span text:style-name="T75">hu-<text:line-break/></text:span><text:span text:style-name="T75">jnscemodi pili conducunt,, quemadmodum </text:span><text:span text:style-name="T75">in </text:span><text:span text:style-name="T75">libris de usu<text:line-break/>partium est demonstratum. Quid attinet autem dicere de<text:line-break/>•lichenis aut psura aut lepra, quum praeter naturam, talla,<text:line-break/>existant? At vero saciei colorem per pharrnaca nitidi®—<text:line-break/>rem, aut rubicundiorem facere aut pilos capitis, crispos<text:line-break/>aut fulvos aut nigros aut quemadmodum mulieres </text:span><text:span text:style-name="T75">solent,<text:line-break/></text:span><text:span text:style-name="T75">in longitudinem auctos,, haec ipsa et quae </text:span><text:span text:style-name="T75">hujusmodi, sunt</text:span></text:p>
      <text:p text:style-name="P6"><text:span text:style-name="T75">comptorli maleficii existunt, non medicae artis opera. Ve.<text:line-break/>rum propter societatem quandarn, quam cum illis habeut,<text:line-break/>quandoque ad regiarum foeminarum , atque adeo ipsorum<text:line-break/>regum imperium,- etiam comptoria adjungimus; utpote cum<text:line-break/>his negare non liceat, docendo tamen comptojiam ab exor-<text:line-break/>natoria medicinae parte differre. Quapropter nisum est mihi<text:line-break/>ea, quae Crito scripsit pharrnaca capillos conservantia, eo's-'<text:line-break/>denique augentia, ex primo illius de ornatu libro sub-<text:line-break/>scribere.</text:span></text:p>
      <text:p text:style-name="P8"><text:span text:style-name="T75">[Quae </text:span><text:span text:style-name="T106">Crito ad consiervandos ac angendos cap&gt;illos‘<text:line-break/>scripsit: itemque 'quae a defluvio ipsas praesarnerctsp lu<text:line-break/></text:span><text:span text:style-name="T75">primo libro exornatoricrum statim lu principio post prae-<text:line-break/>sationem Crito haec verba scripsit. Ad conservandos</text:span><text:span text:style-name="T116">:</text:span><text:span text:style-name="T75"> itaque'<text:line-break/>capillos subscriptis compositionibus utendum est. </text:span><text:span text:style-name="T106">Heraclidae<text:line-break/>Tarentini conservativa capillorum.</text:span><text:span text:style-name="T75"> Anemones florem cum<text:line-break/>oleo tritum illine, idem etiam eos denigrat. </text:span><text:span text:style-name="T106">Aliud.</text:span><text:span text:style-name="T75"> Lada-<text:line-break/>num vino austero maceratum, ac tritum oleo myrteo ex-</text:span><text:span text:style-name="T116">:<text:line-break/></text:span><text:span text:style-name="T75">cipe; eoque pilos ante balneum suilline. Aiiud. Verbena-</text:span></text:p>
      <text:p text:style-name="P7"><text:span text:style-name="T75">cam rectam appellatam una cum radicibus arefactam con-<text:line-break/>tundito et per angustissimum cribrum concernito, deinde<text:line-break/>, oleo admixto, ut strigmenti crassitudinem accipiat, in vas<text:line-break/>aereum reponito, atque ubi computruerit, pro oleo limi-<text:line-break/>liter utitor. </text:span><text:span text:style-name="T106">Aliud.</text:span><text:span text:style-name="T75"> 4 Ladani partes, duas, polytrichi quod<text:line-break/>quidam adiautum appellant partem j, vini et olei myrtini<text:line-break/>partem unam. Nos autem pro myrteo nardino usi sumus.<text:line-break/></text:span><text:span text:style-name="T106">Aliud quod ipsum etsiubnigros reddit.</text:span><text:span text:style-name="T75"> 4 Baccarum myrti<text:line-break/>nigrarum quadrantem, ladani tantundem, dissoluta cum aca-<text:line-break/>ciae fructus, hoc est siliquarum ipsius spinae appellatarum,<text:line-break/>decoctu, contere, atque ubi limi crassitiem acceperint, n</text:span><text:span text:style-name="T116">ar</text:span><text:span text:style-name="T75">~<text:line-break/>drno aut myrteo, aut aliquo alio odorato unguento excipe.<text:line-break/></text:span><text:span text:style-name="T106">Aliud unguentum conservans pilos, quod ipsum etiam<text:line-break/>subnigros reddit. 4</text:span><text:span text:style-name="T75"> Baccarum myrti nigrarum sextarium<text:line-break/>unum, seminis apii sextarium unum, seminis betae sexta-<text:line-break/>rium unum, virgultorum myrti lextarium unum, adianti<text:line-break/>sextarii dimidium, ladam tantundem, vini nigri sextarios vj,<text:line-break/>usquequo penitus dissolvantur, coquito, atque, ubi tertia pars</text:span></text:p>
      <text:p text:style-name="P7"><text:span text:style-name="T75">superfuerit, olei cujusdam aut odoriferi, unguenti sextarios<text:line-break/>'ij, aut iij, addito rursumque coquito. Ubi vero bis aut ter<text:line-break/>'ebullierit, liquorem exprimito, ac diligenter per saccum<text:line-break/>excolatum in hydriam recondito. Usu vero expetente in<text:line-break/>praerasis penitus Utitor, illitis ex eo bis per diem capillis.<text:line-break/></text:span><text:span text:style-name="T106">AUiid.</text:span><text:span text:style-name="T75"> 4 Passi Cretici fextarium </text:span><text:span text:style-name="T106">j,</text:span><text:span text:style-name="T75"> ladani § j, corticis nu-<text:line-break/>cura pinearum usti sextantem, polytrichi usti se, j, adipis<text:line-break/>ursini libram </text:span><text:span text:style-name="T106">j, succi betae</text:span><text:span text:style-name="T75"> cyathos iii; Ladanum et pas-<text:line-break/>sum donec cogantur in unam compagem coquito, deinde<text:line-break/>, reliqua injicito et sublato in vas plumbeum servato. Usus<text:line-break/>autem tempore, qnantum sufficit in quocunque velis sua-<text:line-break/>veolente unguento dlluitu. Usus ejus debet esse quotidia-<text:line-break/>nus. Quidam vero raso capiti pharmacum illinerunt nulla<text:line-break/>re dilutum. </text:span><text:span text:style-name="T106">Aliud.</text:span><text:span text:style-name="T75"> 4 Ladani j, passi sextarium </text:span><text:span text:style-name="T106">'j,</text:span><text:span text:style-name="T75"> cor-<text:line-break/>ticis nucum pinearum usti </text:span><text:span text:style-name="T106">3</text:span><text:span text:style-name="T75"> ij, alii sesquidrachmam ha-<text:line-break/>bent, spongiam marinam ustam tritam unam, panniculi<text:line-break/>Cilicii usti triti cyathos tres, polytridhi 'rsti triti cyathos<text:line-break/>duos, adipis ursini libram unam, coquito et apparato ut</text:span></text:p>
      <text:p text:style-name="P7"><text:span text:style-name="T75">fictum est. </text:span><text:span text:style-name="T106">Aliud quod pilos conservat-et desiuentibus<text:line-break/></text:span><text:span text:style-name="T75">quoque </text:span><text:span text:style-name="T106">auxiliAtur.</text:span><text:span text:style-name="T75"> </text:span><text:span text:style-name="T75">4 </text:span><text:span text:style-name="T75">Seminis apii sextantem, callitrichi<text:line-break/></text:span><text:span text:style-name="T75">• </text:span><text:span text:style-name="T75">sextantem, thuris sextantem, nuces juglandes numero xv,<text:line-break/>ladani sextantem, corticis nucis pineae libram j. Omnia in<text:line-break/>novam ollam conjecta et cum argilla probe obturata, lu<text:line-break/>bslnei fornace assato: deinde extracta terito et adjecta adi-<text:line-break/>pis ursini libra, una subigito, et in pyxide ilicea reponito.<text:line-break/>Usu vero expetente, quantum satis videbitur ex pharmaco<text:line-break/>, accipito ae quocunque velis odorato unguento conquassato,<text:line-break/>ex eoque caput bis in die illinito. Quidam vero ubi caput<text:line-break/>etiam abraserint., medicamento excepto adipe ursino illi-<text:line-break/>nunt. </text:span><text:span text:style-name="T106">Aliud ad calviorem, quo usus esi Andrornachus ju..<text:line-break/></text:span><text:span text:style-name="T75">ntor. Leporum ventres fex accipito, probeque siccatos in<text:line-break/>testaceo vase torrefacito; ad eosque baccarum myrti qua-<text:line-break/>drantem et virgultorum ejusdem tantundem conjicito, in-<text:line-break/>deque adianti quadrantem addito, omniaque simul attente<text:line-break/>torrefacta tundito, ac per angustum cribellum excernito,<text:line-break/>deinde adipis ursi ac phocae aequis partibus adjectis subi-</text:span></text:p>
      <text:p text:style-name="P141"><text:span text:style-name="T75">gito , sublatumque pharmacum; in pyxidem plumbeam ini-<text:line-break/>condito. At vero ubi usus lempus lustiterit, qnoetinqtievea<text:line-break/>lis hedysmate ; ipsima diluito ac utitor. Atque fle his qnist<text:line-break/>dem hactenus.</text:span></text:p>
      <text:h text:style-name="Heading_20_2" text:outline-level="2"><text:span text:style-name="T75">Cap. ll</text:span><text:span text:style-name="T102">I.</text:span></text:h>
      <text:p text:style-name="P228"><text:span text:style-name="T75">[De tincturis </text:span><text:span text:style-name="T106">capillorum.]</text:span><text:span text:style-name="T75"> Quum vero post<text:line-break/>praescripta pharrnaca Crito alia quaedam Icrihat, quae qui-<text:line-break/>dern confervationem capillorum promittunt,-verum primum<text:line-break/>ipso opus est ut tingant ipsos, quo sive nigri f.ve flavi<text:line-break/>reddantur, vifum sane est mihi lu principio ea relinquere,<text:line-break/>cum omnia talia manifeste comptorii generis existaut. Qnan-<text:line-break/>doquidem autem haud scio quomodo logma commune ino-<text:line-break/>luerit, ut‘vetulae foeminae capitis .capillos denigrent, tan-<text:line-break/>quam turpe fit canos habere, atque hoc ipsum etiam ma-<text:line-break/>•scalis est visum, qui molestum esse ajunt aniculam uxorem<text:line-break/>cano capite habere, quaecunque quidem prae deliciis fe<text:line-break/>ipsas ornant; harum nulli tale quippiam a me petenti ex-<text:line-break/>hibui. Quaecunque vero magis venerandae, ut notam essu -<text:line-break/>gerent, tum maritorum suorum importunitatem vitarent.</text:span></text:p>
      <text:p text:style-name="P7"><text:span text:style-name="T75">pilos suus nigros/aliquo modo reddere cupierunt;neque<text:line-break/>ex astrictoria vi nigrorem. inducentium oblaedi, illis con-<text:line-break/>fnini cedriae usum </text:span><text:span text:style-name="T106">,, ita' ut</text:span><text:span text:style-name="T75"> tribus aut quatuor horis ause<text:line-break/>balneum illinirent et postea detergerent, idque per quatuor<text:line-break/>aut quinque dies facere pergerent; Ad hoc 'enim .quod nihil<text:line-break/>laedit, amplius etiam commoda est eis, quae facile a' fri-<text:line-break/>gore offenduntur, nimirum, pharmacum existens cedriaquod<text:line-break/>abunde calefaciat. Oportet autem ipsam citra olei admixtio-<text:line-break/>. nem adhibere capitibus vehementi reficcatione et </text:span><text:span text:style-name="T106">calefa-<text:line-break/>ctione</text:span><text:span text:style-name="T75"> indigentibus, quibus scilicet humida et frigida in-<text:line-break/>temperies per se inest, aliis vero oleo mixtum </text:span><text:span text:style-name="T106">adhibere<text:line-break/></text:span><text:span text:style-name="T75">pharmacum oportet. Qnin et defluentes capillos corrigit<text:line-break/>et non defluentes auctiores residit. Caeterum odorem ejus<text:line-break/>nitent delicatae mulierculae,, qui sane injucundus est iis,<text:line-break/>quae sustinent ad consuetudinem usus pervenire, Porro lu<text:line-break/>Asia apud nos agrestes mulierculae montana incolentes, non<text:line-break/>cedria solum illinuntur oleo permixta, verum tum corpus<text:line-break/>universum tum caput inungunt. Quin etiam picem liqui-</text:span></text:p>
      <text:p text:style-name="P7"><text:span text:style-name="T75">dam cnm oleo eodem modo permixtam, ad radices capil -<text:line-break/>lorum capitis illinunt, vocantque hoc compositum pliamia-<text:line-break/>cum oleum picatum, quod omnino aliud est ab eo quod<text:line-break/>flos picis appellatur, quod ipsum'liquidae pici incumbit </text:span><text:span text:style-name="T106">et<text:line-break/></text:span><text:span text:style-name="T75">superstat, tenuium magis partium quam ipsa pix oxistens<text:line-break/>tum consistentia, tum etiam facultate. Hujusmodi itaque<text:line-break/>pharrnaca tarde canescere faciunt; nulla utentium oblae-<text:line-break/>sione.; at vero quae ex aufteris et acerbis composita funt<text:line-break/>magnopere laedunt. Caeterum materiam ex qua componun-<text:line-break/>tur’ haec astringentis qualitatis ac facultatis existentetn,<text:line-break/>etiam quippiam tenuium partium habere oportet, quo non<text:line-break/>in superficie tantum, fed et in profundo cutem alterent,<text:line-break/>&gt; .usque ad locum radicum' capillorum progrediendo. Atque</text:span></text:p>
      <text:p text:style-name="P8"><text:span text:style-name="T75">haec quidem est methodus componendi ea. Habes autem in<text:line-break/>simplicium pharmacorum tractatu particulatim materias<text:line-break/>ipsorum, lu quibus facultates et qualitates earum dictae<text:line-break/>funt. Quapropter ex illis tum </text:span><text:span text:style-name="T106">ea,</text:span><text:span text:style-name="T75"> quae jam a prioribus<text:line-break/>composita funt judicare, ac qualinam vi praedita sint in-</text:span></text:p>
      <text:p text:style-name="P6"><text:span text:style-name="T75">venire potes, tum etiam per te ipsum de integro nova<text:line-break/>componere, </text:span><text:span text:style-name="T75">r</text:span><text:span text:style-name="T75">Utile' autem hoc estr et ad cognitionem afie-<text:line-break/>jclionum, quas jam incurrerunt aliquae mulieres et ad su-<text:line-break/>turarum praenotionem praesentiumque sanationem. Non<text:line-break/>solum enim in periculo versatas, saepe scio foeminas, scd<text:line-break/>et mortuas, ex perfrigeratione capitis per hujusmodi pliari-<text:line-break/>maca inducta. Laesio autem eis maxime accidit, aliquando<text:line-break/>quidem in stuporem attonitum aut comitialem .aut veter-<text:line-break/>num aut soporem profundiorem aut catochen delabentibus,<text:line-break/>aliquando vero destillationibus folutu difficilibus capiuntur,<text:line-break/>ut antequam folvantur pulmones male habere incipiant,<text:line-break/>exindeque tabes consequatur. Offenduntur autem citius<text:line-break/>quae frigidius temperamentum capitis habent, tardius vero<text:line-break/>quae calidius, frigidae enim particulae frigidis affectionibus,<text:line-break/>calidae calidis facilius corripiuntur. Atqui periculum minus<text:line-break/>subeunt, utpote cum a minore causa laedantur quae fri-<text:line-break/>gidius temperamentum habent, at vero calidae propterea<text:line-break/>quod aegre et vix tandem a frigidis causis laedi possunt;<text:line-break/>cum sane a magnis causis fuerint exuperatae, majorem lae-</text:span></text:p>
      <text:p text:style-name="P7"><text:span text:style-name="T75">sinuem incurrunt, quae communi</text:span><text:span text:style-name="T106">et</text:span><text:span text:style-name="T75"> universali rationi . spb-<text:line-break/>jacent, in aphorismis, ab Hippcerate relatae. </text:span><text:span text:style-name="T106">In morbis<text:line-break/>rrunus periculum subeunt aegrotantem, qfiibus congruus na-<text:line-break/>siurae, aetati, lsabejtni ae tempori adsuerit morburs quam<text:line-break/>quibus nihil secundum haee ipsa, congruerit.</text:span></text:p>
      <text:p text:style-name="P8"><text:span text:style-name="T106">\De pharmacis eapilsos denigrantibus</text:span><text:span text:style-name="T75"> Archigenis.];<text:line-break/>Paulo ante dixi, qnod non ex mea sententia medicus ejus-<text:line-break/>modi pharmaca contrectat., verum cnm regiae aliquando<text:line-break/>foeminae, quibus minime negare licet, nigros aut flavos<text:line-break/>capillos reddere expetant, eam sane ob rem </text:span><text:span text:style-name="T106">etiam</text:span><text:span text:style-name="T75"> Archi-<text:line-break/>genem puto, quamquam honestissimum virum, de illis scri-<text:line-break/>psisse in haec fere verba. </text:span><text:span text:style-name="T106">Denigrant capillos haec.</text:span><text:span text:style-name="T75"> .Radix<text:line-break/>capparis trita cum muliebri lacte aut ut aliis placet asinino<text:line-break/>. ad tertias coquito et ad noctem pro cataplasmate impo-<text:line-break/>nite. Aut urina canis in quinque aut fex dies asservata<text:line-break/>lavato. Aut corticem radicis ilicis donec mollis fiat co-<text:line-break/>'quito, eumque cataplasmatis modo imponito, cum aqua vero<text:line-break/>_ decocto lavato. Aut quod in anemone iutrinfecus nigrum</text:span></text:p>
      <text:p text:style-name="P7"><text:span text:style-name="T75">est, cum oleo myrteo tritum affricato. Aut spumam argenti<text:line-break/>cimoliam, alumen liquidum pari mensura praelotis et fic-<text:line-break/>catis capillis in noctem illinito et betae foliis fupemeObIi-<text:line-break/>gato. Aut Selinusiam terram argenti spumam, calcem, cum<text:line-break/>aqua ad mellis crassitudinem redige, et ubi liquido lixivio<text:line-break/>praelaveris, capillum vicissim inunge simlliterque betae fo-<text:line-break/>-Iiis impositis obligato, mane vero excussos capillos appla-<text:line-break/>nato. Aut absinthii, ossium palmarum Syriacarum, fabarum<text:line-break/>Aegyptiarum, omnium ustorum cinerem pari mensura cum<text:line-break/>vino 'Mendesio ad strigmenti crassitudinem redigito et cerato<text:line-break/>myrteo liquido admixto affricato. Aut corticis Talicis suc-<text:line-break/>eum cum oleo affricatu., summe denigrat. Aut . nodos ad<text:line-break/>racemorum similitudinem ex arbore nuce enatos ex oleo<text:line-break/>coquito et bitumine liquido admixto utitor. Post praedicti<text:line-break/>etiam haec Arclogenes ascripsit, denigrant barbam. Super<text:line-break/>aridum et plumbum ustum, cum betae crudae succo mel-<text:line-break/>lis spissitudine illita, finito usque ad prandium, deinde<text:line-break/>abluito. Aut ferri scoriam a e plumbum in aceto cocta ad</text:span></text:p>
      <text:p text:style-name="P7"><text:span text:style-name="T75">tertias, illine citra oleum. ' Post haec Archigenes ex com-<text:line-break/>ptoria damnata arte accepta haec scripsit: fulvos autem red-<text:line-break/>dunt capillos lupini crudi cum aqua et nitro illiti. Haec<text:line-break/>de flavescentia. De crispantibus autem capillos dicit: cri-<text:line-break/>spos autem reddes capillos, si spuma salis eum myrrha </text:span><text:span text:style-name="T106">con-<text:line-break/>fricaveris, hnt fucco</text:span><text:span text:style-name="T75"> carpasi illine, et manebunt crispi ac<text:line-break/>' nigri. Aut myrti baccis, ac betae semine aequali pondere<text:line-break/>cum oleo tritis utitor. Aut asphodeli radicem mero illine.<text:line-break/>Aut lupinorum cortices, ac parum nitri in aqua ad qua-<text:line-break/>triduum macerato ac utitor. Horum pharmacorum men-<text:line-break/>tionem ob id feci, nt ostenderem necessario quosdam etiam<text:line-break/>honestissimos viros talium sibi comptoriorum experientiam<text:line-break/>parare. Quando enim Archigenes haec scribere non est </text:span><text:span text:style-name="T106">ve-<text:line-break/>ritus,</text:span><text:span text:style-name="T75"> multo amplior venia Critoni danda est, qui in lm-<text:line-break/>peratoriis aedibus est medicus. Apparet autem et Heracli-<text:line-break/>, clidern Terentinum multa et probata pharrnaca comptoriae<text:line-break/>speculationis scripsisse, quamquam nondum tantae deliciae<text:line-break/>foeminas occuparam, quantae nunc funt. Verum Heraclidae</text:span></text:p>
      <text:p text:style-name="P6"><text:span text:style-name="T75">et Cleopatrae </text:span><text:span text:style-name="T106">et</text:span><text:span text:style-name="T75"> aliorum quicunque post ipsos interjecto<text:line-break/>tempore medici suerunt, pharrnaca omnia'Crito coacerva-<text:line-break/>vit, ad quem sane remitto eos qui quomodo capilli nigre-<text:line-break/>scant aut flavescant et alia hujusmodi discere volunt. Scri-<text:line-break/>psit enim quatuor de ornatu libros, qui in omnium mani-<text:line-break/>bus versantur. . Quid igitur ego nunc ipsa frustra transcri-<text:line-break/>herem, cum possint ex illo discere, qui' adeo ea cognoscere<text:line-break/>velint? In primo quidem libro omnia, quae ad capillos<text:line-break/>pertinent, statirn in principio scripta' sunt, reliqua vero .<text:line-break/>deinceps juxta proprium quodque ordinem. Quo itaque<text:line-break/>facile- invenire queant singula talium pharmacorum absque<text:line-break/>longa investigatione, visum mihi est capita singulorum li-<text:line-break/>hrorurn indicare, lu primo itaque libro capita haec sunt.</text:span></text:p>
      <text:p text:style-name="P8"><text:span text:style-name="T75">PRIMI libri Critonis de ornatu capita. Conservantia<text:line-break/>capillos. Augentia capillos. Praeservantia capillos. Tinctu-<text:line-break/>rae canorum. Tincturae flavos </text:span><text:span text:style-name="T106">et</text:span><text:span text:style-name="T75"> auriculores capillos red-<text:line-break/>dentes. Smegmata capillorum. Illitiones praeservantes. Fa-<text:line-break/>ciem. erugantia. Illitiones- faciem nitidam- reddentes; Cata-</text:span></text:p>
      <text:p text:style-name="P6"><text:span text:style-name="T75">plasmata faciem nitidam reddentia. Superciliorum illitio-<text:line-break/>nes. Supercilia denigrantia. Oculorum illisiones. Illisiones<text:line-break/>ex stibio. Ad graveolentiam narium. Dentifricia. Manduca-<text:line-break/>tiones. Ad foetorem sub alis astrictiones. Manducationes ad<text:line-break/>foeterem oris.</text:span></text:p>
      <text:p text:style-name="P8"><text:span text:style-name="T75">' SECUNDI libri capita. Quae nigredines colli repur-<text:line-break/>gent. lllitiones ad exudationes sub alis, lllitiones mammil-<text:line-break/>las conservantes. Ventrem </text:span><text:span text:style-name="T106">purgantia.</text:span><text:span text:style-name="T75"> Smegmata manus ni-<text:line-break/>tidas reddentia. Ad nigredines a partu. Ad rugas a partu.<text:line-break/>Ad fissuras a partu, lllitiones ad eminentes umbilicos. Quae<text:line-break/>pueros impuberes conservant. Quae virginitatem conser-<text:line-break/>vant. Ad humectas et frigidas mulierculas. Ad cicatrices<text:line-break/>nigras. Depilaturis pilorum. Smegmata attenuantia omnis<text:line-break/>generis. Illisiones capillos abolentes. Smegmata totius cor-<text:line-break/>poris. Repurgaturis nitorem inducentia omnigena. Consper-<text:line-break/>siones aromaticae vestium. Odoratae tincturae vestium.<text:line-break/>Aspersiones thalamorum et ambulacrorum. Suffimentorum<text:line-break/>omnigenorum compositiones. Illitionum et unguentorum</text:span></text:p>
      <text:p text:style-name="P6"><text:span text:style-name="T75">omnis generis compositiones, videlicet amygdalini, balanini,<text:line-break/>nucum, sesamini, myrtei, lentiscini, laurini, rosacei, gleu-<text:line-break/>cini, melini', oenanthini, sampsuchini, telini, susini quod<text:line-break/>aliqui liliaceum appellant, cicini, irini, narcissini, phoenici,<text:line-break/>cyprini, erocini, nardini, amaracini, hedychroi, mendefii, '<text:line-break/>malabathrini.</text:span></text:p>
      <text:p text:style-name="P8"><text:span text:style-name="T75">TERTll libri Critonis capita. Ad sursures omnigenos.<text:line-break/>Ad capitis eruptiones. Ad ulcera manantia. Ad pediculos<text:line-break/>et lendes. Ad alopecias. Ad scabiosas faeiei affectiones. Ad<text:line-break/>lentigines. Ad maculas a sole provocatas. Lotiones faciei.<text:line-break/>Ad stigmate. Ad liventia. Ad sugillatu. Ad varos. Ad pu-<text:line-break/>stulas nocte erumpentes. Ad menti tubercula. Ad menti<text:line-break/>impetigines, impetiginum lllitiones. Epithemata excoriatoriai<text:line-break/>Emplastra, viridia, quae ab excoriatione imponuntur. Em-<text:line-break/>plastra alba ad cicatricem inducendam. Pharrnaca emollien- .<text:line-break/>tia, quae impetiginibus affricantur.</text:span></text:p>
      <text:p text:style-name="P13"><text:span text:style-name="T75">' . </text:span><text:span text:style-name="T75">QUART1 libri capita. Ad aIphos nigros et albos. Ad<text:line-break/>cicatrices nigras. Ad leucas. Ad lepras. Ad ungues scabio-</text:span></text:p>
      <text:p text:style-name="P7"><text:span text:style-name="T75">sos. Ad pruriginosas affectiones. Ad pfydracas et ad ex-<text:line-break/>rcoriata. Ad serpiginosas affectiones. Ad scabidos. Ad thy-<text:line-break/>mos. Ad acrochordonas et myrmecias. Ad umbilici infla-<text:line-break/>tionem. Ad intestinorum delapsibnem. Ad hydroceles. Ad<text:line-break/>apellas. Ad procidentes anos. Ad chimethla. Ad rimas<text:line-break/>pedum. In his quatuor libris Crito diligentissime omnia<text:line-break/>ferme' exornatoria pharrnaca scripsit, appositis etiam com-<text:line-break/>ptoriis, quae spuriam pulchritudinem, non veram inducunt,<text:line-break/>quapropter etiam ego ea relinquam, solumque mentionem<text:line-break/>eorum faciam,, quae pulchritudinem secundum naturam eon-<text:line-break/>servant. Quamquam enim vel maxime cognita habeam sme-<text:line-break/>gmata corpori nitorem inducentia, itemque quae in virgi-<text:line-break/>nibus mamillas conservant et quae irnpuberum puerorum<text:line-break/>testiculos ad multum tempus parvos conservant, similiter<text:line-break/>et quae pilorum exortum cohibent, pudet me tamen ejus-<text:line-break/>modi scribere, atque multo magis eas, quas Crito tradidit<text:line-break/>..conspersiones vestium aromaticas, odoratasque vestium in-<text:line-break/>sectiones et aspersiones thalamorum ac ambulacrorum, suf-</text:span></text:p>
      <text:p text:style-name="P7"><text:span text:style-name="T75">fimeutorum item om.is generis rarietates, illitionumque et<text:line-break/>unguentorum. Extra enim medicinae documenta talia exi-<text:line-break/>stunt. At vero ubi decoris secundum naturam conserva-<text:line-break/>tiva scripsit., si quando locus ita tulerit, ea referam, ac<text:line-break/>primum quidem quae cicca capillos medicis utilia mihi<text:line-break/>videntur docebo.</text:span></text:p>
      <text:h text:style-name="P3" text:outline-level="2">Cap. IV.</text:h>
      <text:p text:style-name="P9"><text:span text:style-name="T75">[Pe </text:span><text:span text:style-name="T106">pharmacis pilos corrwnpentibus.']</text:span><text:span text:style-name="T75"> Quem-<text:line-break/>admodum ex pharmacis’, quae pilos augent,. alia . medici<text:line-break/>usus, alia comptorii extistunt, eodem modo et quae ipsus<text:line-break/>corrumpunt. Aliquando enim et his medicimecessario utwn-<text:line-break/>, tur' juxta triplicem eorum -disserentium, nempe 'dum quae-<text:line-break/>dam ex eis .proprie psilothra appellantur, alia attenuatoria<text:line-break/>capillorum, alia vero ipsus penitus exstirpantia.. Haec itaque<text:line-break/>•postremo loco nominata periculosi siint usus. Ex eis 'enim<text:line-break/>illitae corporis paries 'noui solum lu posterum depiles oniner<text:line-break/>penitus redduntur, . sed et usque ad caput- et mentum fu- ,<text:line-break/>perciliaque et palpebrarum pilos, nuditas ipsa procedit. Re-<text:line-break/>liquae vero duae differentiae insum minime periculosum lia-</text:span></text:p>
      <text:p text:style-name="P6"><text:span text:style-name="T75">bent. Et quae quidem pilorum denudatoria sunt et </text:span><text:span text:style-name="T106">pro-<text:line-break/>prie;</text:span><text:span text:style-name="T75"> ut dixi, psilothra vocantur, tantum non quotidie in<text:line-break/>omnium muliercularum, ferine etiam quorundarn virorum<text:line-break/>usu habentur. Altera vero, quae tenuiores pilos reddunt<text:line-break/>et minores, eis conveniunt qui duros et magnos multos-<text:line-break/>que et crassos pilos habent et ob id suillis non absimiles<text:line-break/>exillunt. Caeterum haec ipsa fecundum excessum et defe-<text:line-break/>ctum inter sc differunt, cum unum genus sit pharmacorum<text:line-break/>quod in hunc usum compositum est, nimirum eorum quae<text:line-break/>corrumpentem et ustoriam habent facultatem. Praestant au-<text:line-break/>tem corrumpentem facultatem habentia, quod minori peri-<text:line-break/>culo admoventur. Periculosiora autem quodammodo fuut<text:line-break/>ustoria, quae fi quis paulo negligentius adhibeat, bullas ex-<text:line-break/>citant et exulceraut et aliquantulum artem exurunt. At<text:line-break/>vero particularem eorum fylvam omnem 'lu commentariis<text:line-break/>de simplicium pharmacorum facultate tradidi, sed tamen<text:line-break/>exempli gratia ea quibus assidue utor recensebo. Ex liqui-<text:line-break/>dis igitur est lixivium tali vi praeditum: ex aridis autem</text:span></text:p>
      <text:p text:style-name="P7"><text:span text:style-name="T75">et metallicis arsenicum et sandaracha et calx non </text:span><text:span text:style-name="T75">extin-<text:line-break/>cta quam </text:span><text:span text:style-name="T75">plerique vivam, </text:span><text:span text:style-name="T75">Graeci </text:span><text:span text:style-name="T75">vero </text:span><text:span text:style-name="T75">etiam solius non ex-<text:line-break/>tinctae nomine, appellant. Manifestum itaque </text:span><text:span text:style-name="T75">est, </text:span><text:span text:style-name="T75">vehemen-<text:line-break/></text:span><text:span text:style-name="T75">tem </text:span><text:span text:style-name="T75">ipsorum vim per admixtionem imbecilliorum pbarma-<text:line-break/>icorum </text:span><text:span text:style-name="T75">tmn liquidorum </text:span><text:span text:style-name="T75">tum </text:span><text:span text:style-name="T75">aridorum frangi.- </text:span><text:span text:style-name="T75">Quorum con-<text:line-break/></text:span><text:span text:style-name="T75">gruentem mixturae modum conjecturaliter </text:span><text:span text:style-name="T75">primum </text:span><text:span text:style-name="T75">faciet<text:line-break/></text:span><text:span text:style-name="T75">virium </text:span><text:span text:style-name="T75">eorum expertus, deinde </text:span><text:span text:style-name="T75">vero per experientiam </text:span><text:span text:style-name="T106">de-<text:line-break/></text:span><text:span text:style-name="T75">, fectum corriget aut etiam addet. Quo vero etiam eorum<text:line-break/>quae per experientiam judicata funt notitiam habeatis, ascri-<text:line-break/>bam ea quae, lu primo libro de ornatu a Critone sunt re-,<text:line-break/>lata, ubi prius ostendero </text:span><text:span text:style-name="T75">etiam </text:span><text:span text:style-name="T75">medicis saepiuscule ipsorum<text:line-break/>usum necessarium </text:span><text:span text:style-name="T75">esse. Quemadmodum </text:span><text:span text:style-name="T75">tincturas expeten-<text:line-break/>' tibus honeste negare possumus, ut quae comptoriae sint<text:line-break/>malitiei, sic depilaturis negare minime&gt; licet. Si </text:span><text:span text:style-name="T75">enim </text:span><text:span text:style-name="T75">mo-<text:line-break/>deratos quispiam habeat capillos, non subserviemus ipsi ad<text:line-break/>Iuperfluas delicias. Si vero admodum </text:span><text:span text:style-name="T75">multos </text:span><text:span text:style-name="T75">et longos du-<text:line-break/>rosque habeat, honestum </text:span><text:span text:style-name="T75">esse </text:span><text:span text:style-name="T75">videtur et rationabile ipsus<text:line-break/></text:span><text:span text:style-name="T75">pauciores </text:span><text:span text:style-name="T75">et </text:span><text:span text:style-name="T75">tenuiores mollioresque ac rariores facere.<text:line-break/>Contingit autem aliquando necessitas ut eis, qui multos </text:span><text:span text:style-name="T75">et</text:span></text:p>
      <text:p text:style-name="P6"><text:span text:style-name="T75">alte fixos, non tamen duros habent, in totum pilos tolla-<text:line-break/>mus, quando aut picatioue opus habet totum corpus, quan-<text:line-break/>doque enim hoc praesidio juxta medicinae rationem uti-<text:line-break/>mur, aut quando pharmacum quod meatus obducat impo-<text:line-break/>nere velimus, tunc enim necessario a parte pilos prius tol-<text:line-break/>limus, quod quidem etiam per novaculam facere licet. Qui-<text:line-break/>dam vero sive re vera sive ficte novaculae timorem con-<text:line-break/>fitentur, quoniam periculum sit ex ea cutem sauciari. Qui-<text:line-break/>dam autem non citra rationem fortasse metuunt,' maxime<text:line-break/>quum partes gutturis radi oportet. Quapropter necessarium<text:line-break/>est, medicum etiam hujusmodi pharmacorum experientiam<text:line-break/>habere, tum quod ad compositionem tum quod ad usum<text:line-break/>attinet.</text:span></text:p>
      <text:p text:style-name="P8"><text:span text:style-name="T129">\Psilothra </text:span><text:span text:style-name="T106">a Critone hac verborum sierie conscriptae<text:line-break/>Psilothra capillorum.</text:span><text:span text:style-name="T75"> 4 Auripigmenti auri coloris iiij,<text:line-break/>aut x, calcis vivae tantundem, amyli fextantem, terrae quae<text:line-break/>Romanis Selinnfia appellatur -Jj. Omnia trita et per an-<text:line-break/>gustissimum cribrum excussa reponito. Usus vero tempore</text:span></text:p>
      <text:p text:style-name="P6"><text:span text:style-name="T75">ex pharmaco, quod • sufficit acceptum aqua conquassatu,<text:line-break/>deinde illinire jubeto, ac animadvertere ne exurat. Aiiud<text:line-break/></text:span><text:span text:style-name="T106">e vestigio laevem reddit, se</text:span><text:span text:style-name="T75"> Calcis vivae partes duas, au-<text:line-break/>ripigtnenti partem j. Haec lu mortarium plumbeum con-<text:line-break/>jecta aqua aut ptisanae succo affuso terito, atque ubi nigra<text:line-break/>reddentur, calefacta'illiniri maxime in balneo jubeto, laeve<text:line-break/>enim eorpus reddunt. Quod si vero tenuis capillus ena-<text:line-break/>scens subeat, calcem coquito et auripigmentum cum aqua<text:line-break/>terito et ubi in vas fictile non picatum conjeceris, coquito,<text:line-break/>atque ubi coacta fuerint nigraque reddita illinito. </text:span><text:span text:style-name="T106">Paridis<text:line-break/></text:span><text:span text:style-name="T75">fuitatoris </text:span><text:span text:style-name="T106">psilothrum siatim pilos aufert.</text:span><text:span text:style-name="T75"> 4 Sandarachae<text:line-break/>- j, cascis vivae sextarium j. Trita cum aqua diligenter<text:line-break/>coquito, atque ubi ebullire coeperint ablatis utitor. Expe-<text:line-break/>rimentum hujus saries, sii pinnulam in ipsum psilothrum<text:line-break/>immergas, brevi enim glabra fiet. </text:span><text:span text:style-name="T106">Aliud. 4</text:span><text:span text:style-name="T75"> Ampli ^j,<text:line-break/>calcis vivae §j, auripigmenti §j, contusa et cribrata<text:line-break/>repone utereque ut dictum est. </text:span><text:span text:style-name="T106">Heraclidae Tarantini psi-<text:line-break/>lothrum e vestigio pilos tollit.</text:span><text:span text:style-name="T75"> 4 Calcis vivae sextarium j.</text:span></text:p>
      <text:p text:style-name="P6"><text:span text:style-name="T75">cimoliae sextarium j, pumicis ulli sextarium </text:span><text:span text:style-name="T106">j,</text:span><text:span text:style-name="T75"> auripigmenti<text:line-break/>partes quatuor, trita </text:span><text:span text:style-name="T106">ac</text:span><text:span text:style-name="T75"> laevigata reponito. Usus vero tem-<text:line-break/>pore aqua dilutis, ut dictum est, utitor. Haec quidem igitur<text:line-break/>Crito scripsit. Caeterum eorum’ usus, melior est, quemad-<text:line-break/>modum nunc mulieres utuntur, post corporis videlicet-illi-<text:line-break/>tionem, in lepidam balnei domum ingredientes, atque ubi<text:line-break/>exudare coeperint, strigili pharmacum ex aliqua corporis<text:line-break/>parte detrahentes, deinde quum simul auferri pilos sense-<text:line-break/>rint, reliquum corpus omne abluentes.</text:span></text:p>
      <text:p text:style-name="P8"><text:span text:style-name="T106">[Quae pilos disperdant?^</text:span><text:span text:style-name="T75"> Scriptum quoque de iis est<text:line-break/>quae pilos disperdant in comptoriis libris quae sane jam<text:line-break/>ex medica materia exciderunt. Quapropter et. ego simpli-<text:line-break/>cinm tantum ex eis faciam mentionem, in simplicium item<text:line-break/>pharmacorum tractatu a me</text:span><text:span text:style-name="T116">:</text:span><text:span text:style-name="T75"> relatorum. Juxta rationem<text:line-break/>enim proposita pharrnaca componunt, ex lepore marino<text:line-break/>hepate thunni putrefacto , cedria, ranarum in viridibus<text:line-break/>arundinetis degentium cruore sive muco, marinae testudinis<text:line-break/>sanguine,, lachryma vitis albae, lachryma hederae similiter-</text:span></text:p>
      <text:p text:style-name="P7"><text:span text:style-name="T75">que bryoniae ac oleo, quod insulsum appellatur. Ex ma-<text:line-break/>rini' item fcolopendris, urticaque marina et stellis marinis<text:line-break/>nitro ac amurca ad haec admixtis. Quin et fortiora his ex<text:line-break/>erinaceis et salamandra componunt lu oleo' coctis. Admi-<text:line-break/>scent autem ipsis et alcyonia et’ sandarachen et quaecun-<text:line-break/>que alia ejus generis existunt. </text:span><text:span text:style-name="T75">,</text:span></text:p>
      <text:h text:style-name="P3" text:outline-level="2">Cap. V.</text:h>
      <text:p text:style-name="P9"><text:span text:style-name="T129">\Quac </text:span><text:span text:style-name="T106">pilos attenuant.j</text:span><text:span text:style-name="T75"> Utetur etiam ali-<text:line-break/>quando medicus, velut dixi, iis quae pilos attenuant, quae<text:line-break/>non eandem cum depilatoriis facultatem habent. Quam enim<text:line-break/>in simplicium pharmacorum commentariis exterforiam fa-<text:line-break/>cultatem appellavimus, ejusdem funt etiam ea quae pilos<text:line-break/>attenuanti Quemadmodum aptem in omnibus ejusdem </text:span><text:span text:style-name="T106">ge-<text:line-break/>neris</text:span><text:span text:style-name="T75"> pharmacis disterentia fecundum excessum et defectum<text:line-break/>existit, sic etiam in extersoriis habet. Hordei itaque farina<text:line-break/>, et fabarum ampliusque ervi, fpuma nitri ac ipsum nitrum<text:line-break/>familiaria pharrnaca sunt omnibus ad tollendas, surdes ufur-<text:line-break/>pata. Assiduus autem eorum usus etiam pilos attenuat.<text:line-break/>Quaecunque vero fortiori exterscria facultate praedita sunt.</text:span></text:p>
      <text:p text:style-name="P7"><text:span text:style-name="T75">in iis qui valde duros et magnos pilos habent assumpta<text:line-break/>congruunt. Ejus itaque generis pharmacorum est nitrum<text:line-break/>ustum et. nitri spuma et 'aphronitrum spumosum. In assi-<text:line-break/>duo autem usu faciunt item purpurea appellata vasa ficti-<text:line-break/>. lia Alexandriotica, contusa videlicet et tenui cribro excreta.</text:span></text:p>
      <text:p text:style-name="P142"><text:span text:style-name="T75">Caeterum pauperibus ego etiam fictilium et clibanorum in<text:line-break/>quibus aliquid sub textu coquitur, testas, itemque pumicem<text:line-break/>ustum ac non ustum indicavi. Vili autem et gratis habuerit<text:line-break/>quis circa mare degens, aut urbe quapiam nonsionge a<text:line-break/>mari’ sita ," testas ustas tum buccinorum tum purpurarum'<text:line-break/>aliorumque ostreorum, sepiae vero testam etiam citra ustio-<text:line-break/>nem. Atque haec quidem pro valde egenis indico, pro aliis<text:line-break/>vero alcyonium et herbam, lanariam utrumque veratrum,<text:line-break/>bryoniae item et dracunculi radicem, aristolochias, canchry<text:line-break/>et panacis radicem </text:span><text:span text:style-name="T106">et</text:span><text:span text:style-name="T75"> quaecunque ejus generis existunt,<text:line-break/>plura enim ut dixi, relata funt in simplicium pharmacorum<text:line-break/>tractatu. At vero - si haec ipsa odorata facere volueris,<text:line-break/>cyperum et melilotum rosasque siccas et junci odorati flo-<text:line-break/></text:span><text:span text:style-name="T106">. '<text:tab/>r</text:span></text:p>
      <text:p text:style-name="P6"><text:span text:style-name="T90">.. . /</text:span></text:p>
      <text:p text:style-name="P8"><text:span text:style-name="T75">rem, iridem lllyricam, melissophyllumque et cydoniarn her-<text:line-break/>- bam eis admiscebis. Et si pro divitibus paraveris spicam<text:line-break/>nardi Indicam Celticarnque et montanam injicies, et ter-<text:line-break/>ram Eretriada. Addes etiam folium malabathri, amomum,<text:line-break/>myrrham, crocum, costum et hedychroum. </text:span><text:span text:style-name="T75">Qui </text:span><text:span text:style-name="T75">vero pre-<text:line-break/>ciofiori materiae parandae non sufficit, ei viliores </text:span><text:span text:style-name="T106">ii</text:span><text:span text:style-name="T75"> qui<text:line-break/>exornatoris composuerunt excogitaverunt. Quorum etiam<text:line-break/>Crito meminit in primo de ornatu sic scribens: Ollam<text:line-break/>novam figulinam magnam, operculum habentem accipito<text:line-break/>in earnque citnoliae glebas pro situs ratione conjicito. Com-<text:line-break/>ponantur autem hae quantum fieri potest ad theatri for-<text:line-break/>mam, ut in medio ipsarum locus vacuus relinquatur. Inter<text:line-break/>glebas autem vicissim mala cotonea recentia viginti locen-<text:line-break/>tur, haec autem </text:span><text:span text:style-name="T75">per </text:span><text:span text:style-name="T75">intervalla variare jubeto, deinde oper-<text:line-break/>culo imposito marcescere ipsa mala sinito. Usu autem ex-<text:line-break/>petente, quantum satis ridebitur accipito, terito ac uti<text:line-break/>jubeto. Post psilothrorum vero impositionem suavem quen-<text:line-break/>dam odorem habet. </text:span><text:span text:style-name="T106">Aliud.</text:span><text:span text:style-name="T75"> Rosas quam odoratissimas per</text:span></text:p>
      <text:p text:style-name="P6"><text:span text:style-name="T75">diem unam in umbra refrigeratas, quo humor saltem ah eis<text:line-break/>desiccetur, in vas figulinum componito, eodemque modo<text:line-break/>ut dictum est glebas cimoliae inditu, ita rosae substernan-<text:line-break/>tur rursusque inter glebas eaedem imponantur, deinde<text:line-break/>operculo addito combibere sinito. Usus jam demonstra-<text:line-break/>tus est.</text:span></text:p>
      <text:h text:style-name="P3" text:outline-level="2">Cap. VI.</text:h>
      <text:p text:style-name="P9"><text:span text:style-name="T75">[De fuTfuratione-] Quibusdam se scalpen-<text:line-break/>tibus , furfuribus similia ex capitis cule decidunt et pro-<text:line-break/>pterea fursurationem medici hoc symptoma appellant </text:span><text:span text:style-name="T106">a<text:line-break/>vitiatis</text:span><text:span text:style-name="T75"> ichoribus provenientem, quas consumere scopus est<text:line-break/>eis, qui malum hoc sanare volunt. Manifestum igitur est<text:line-break/>discussoria et extersoria pharrnaca adhibenda esse, praepa-<text:line-break/>rato prius universo corpore, si vitiatis humoribus repletum<text:line-break/>rideatur, in omnibus enim hujus rei meminisse oportebit,<text:line-break/>- etiam si aliquando in scrmoue relinquatur. Admiscuerunt<text:line-break/>autem quidam praedictis pharmacis quaedern astringentia,<text:line-break/>quo per ea affecta pars corroboretur, ut ne facile in sc<text:line-break/>ipsam suscipiat influentes humores serosos, sed resistat eos-</text:span></text:p>
      <text:p text:style-name="P7"><text:span text:style-name="T75">que repellat, et ob hoc sane Archigenes in pharmaco ex<text:line-break/>atramento sutorio composito haee verba adjecit. Hoc in-<text:line-break/>quit adeo efficax est, ut neque sinat in posterum fieri.<text:line-break/>Crito quidem in tertio libro de ornatu ejusmodi pharma-<text:line-break/>corum silvam scripsit in principio statirn ipsius libri. Quare,<text:line-break/>velut paulo ante dixi, minime necessarium est me ipsa hic<text:line-break/>rursus describere, cum omnes illius habeant libros. Cae-<text:line-break/>terum quae Archigenes scripsit, indicabo ob id maxime,<text:line-break/>quod quibusdam ex eis ascripserit, quod non permittant<text:line-break/>symptoma hoc rursus fieri. Scribit autem hoc modo suis<text:line-break/>ipsius verbis. Vietus ratio constituatur status expers, nihil<text:line-break/>. ex crassi succi cibis habens, quales sunt tubera, fungi, bulbi,<text:line-break/>legumina, carnesque maxime bubulae, ac quae similia exi-<text:line-break/>stunt. Sint autem cibi, quibus vescuntur; boni sucri, faci-<text:line-break/>les concoctu et mel iisdem addatur. Intinctus conferunt<text:line-break/>acetum cum sapa. Condimenta cuminum et foeniculum,<text:line-break/>aliis parce utantur et a bellariis omnibus maxime absti-<text:line-break/>neant- Vinum conducit eis album et tenue, voluptatis vero</text:span></text:p>
      <text:p text:style-name="P7"><text:span text:style-name="T75">gratia dulce et vinum mulsum. Ex fructibus optima est uva<text:line-break/>arefacta, deinde ficus, quibus ante cibum reliquum vesci<text:line-break/>praestat. Verum ante omnia bonae concoctionis cura ha-<text:line-break/>benda est. Deambulationes lenes plurimae et mane et ve-<text:line-break/>.speci optimae funt. Lavatio ex frigida baIueis praestat. Si<text:line-break/>vero quis calida lavit, incongrua ei est longior lu aere<text:line-break/>mora, et perfusio capitis prae folio est eligenda, postea vero<text:line-break/>.larga frigidae affusione refrigerato. Dormire ad satietatem<text:line-break/>usque utile est. Ira, indignatio, versatio in fole et vehemens<text:line-break/>refrigeratio vitanda omnia item quae caput replent. </text:span><text:span text:style-name="T106">Archi-<text:line-break/>genis ad furfurationem cupitis.</text:span><text:span text:style-name="T75"> Quibus furfures caput<text:line-break/>occuparunt, his cum foenugraeco, betae succo ac nitro prae-<text:line-break/>frictis et extersis cimoliam sclle bubulo aut suillo acetoque<text:line-break/>subactam illine. Deinde post horam ablue atramentumque<text:line-break/>sutorium ac nitrum cum oleo trita illine. Aut myrobala-<text:line-break/>num et fabaceam farinam aequali pondere trita lu aqua<text:line-break/>coque et affrica. Aiiud. Amygdalas amaras' decorticatas<text:line-break/>cum aqua aut aceto affrica, cumque exaruerint capilli, ca-<text:line-break/>lida ablue. Aut malvam silvestrem aqua marina ad decimae</text:span></text:p>
      <text:p text:style-name="P7"><text:span text:style-name="T75">partis residuum coctam terito et affricato. Aut nitri spumam<text:line-break/>et atramentum sutorium, aequis partibus cum vino </text:span><text:span text:style-name="T75">ter aut<text:line-break/>' </text:span><text:span text:style-name="T75">quater </text:span><text:span text:style-name="T75">in </text:span><text:span text:style-name="T106">raenfe</text:span><text:span text:style-name="T75"> affricato, hoc adeo efficax est, ut </text:span><text:span text:style-name="T75">neque<text:line-break/></text:span><text:span text:style-name="T75">in posterum </text:span><text:span text:style-name="T75">fiant. </text:span><text:span text:style-name="T75">Aut vini Rhodii faecem et pumicem </text:span><text:span text:style-name="T75">et<text:line-break/></text:span><text:span text:style-name="T75">nitrum, pari pondere cum lupinis affrica. Aut rirnoliam<text:line-break/>cum foeuigraeci cremore adhibe. Aut nitrum assatum </text:span><text:span text:style-name="T75">et<text:line-break/></text:span><text:span text:style-name="T75">bulbum. Aut haec omnia simul pari pondere laevigata<text:line-break/>affrica. Aut ubi picis liquidae ferum illeveris, alumen </text:span><text:span text:style-name="T75">in-<text:line-break/></text:span><text:span text:style-name="T75">sperge.</text:span></text:p>
      <text:h text:style-name="P3" text:outline-level="2">Cap. VII.</text:h>
      <text:p text:style-name="P9"><text:span text:style-name="T106">[see rnorbo pedicularia</text:span><text:span text:style-name="T75"> Pediculorum ge-<text:line-break/>neratio </text:span><text:span text:style-name="T75">quibusdam in </text:span><text:span text:style-name="T75">capite </text:span><text:span text:style-name="T75">contingit </text:span><text:span text:style-name="T75">acervatirn, ex </text:span><text:span text:style-name="T75">multis<text:line-break/></text:span><text:span text:style-name="T75">videlicet </text:span><text:span text:style-name="T75">humoribus </text:span><text:span text:style-name="T75">calidis </text:span><text:span text:style-name="T75">quidem , sed non </text:span><text:span text:style-name="T75">ad </text:span><text:span text:style-name="T75">tantam<text:line-break/></text:span><text:span text:style-name="T75">caliditatem </text:span><text:span text:style-name="T75">progressis, </text:span><text:span text:style-name="T106">ad</text:span><text:span text:style-name="T75"> </text:span><text:span text:style-name="T75">quantam </text:span><text:span text:style-name="T75">perveniunt </text:span><text:span text:style-name="T75">aeres </text:span><text:span text:style-name="T75">ichores.<text:line-break/>Quare manifestum est </text:span><text:span text:style-name="T75">lu </text:span><text:span text:style-name="T75">profundo cutis </text:span><text:span text:style-name="T75">pedicularis </text:span><text:span text:style-name="T75">morbi<text:line-break/>affectionem fieri, ubi </text:span><text:span text:style-name="T75">etiam animalia </text:span><text:span text:style-name="T75">haec </text:span><text:span text:style-name="T75">generari possibile<text:line-break/>est </text:span><text:span text:style-name="T75">non lu superficie </text:span><text:span text:style-name="T75">cutis, </text:span><text:span text:style-name="T75">in </text:span><text:span text:style-name="T75">qua </text:span><text:span text:style-name="T75">furfures </text:span><text:span text:style-name="T75">consistere </text:span><text:span text:style-name="T75">dixi-<text:line-break/>mus. Pharrnaca itaque </text:span><text:span text:style-name="T75">ipsorum </text:span><text:span text:style-name="T75">necessario </text:span><text:span text:style-name="T75">exiecantia </text:span><text:span text:style-name="T75">sunt<text:line-break/></text:span><text:span text:style-name="T75">et quae </text:span><text:span text:style-name="T75">ex </text:span><text:span text:style-name="T75">alto </text:span><text:span text:style-name="T75">trahere </text:span><text:span text:style-name="T75">ac </text:span><text:span text:style-name="T75">evacuare possunt </text:span><text:span text:style-name="T75">magis </text:span><text:span text:style-name="T75">utique<text:line-break/>quam </text:span><text:span text:style-name="T106">ea</text:span><text:span text:style-name="T75"> quae furfuribus conveniunt. Atque </text:span><text:span text:style-name="T75">haec </text:span><text:span text:style-name="T75">quidem</text:span></text:p>
      <text:p text:style-name="P143"><text:span text:style-name="T75">methodus est ea componendi. Verum silva eorum, quae<text:line-break/>experientia constant, oportet enim, ut dixi, in omnibus<text:line-break/>maxime attendere-, ae confidere his quibus experimentum<text:line-break/>testimonium praebet, in tertio libro Critonis de ornatu<text:line-break/>scripta est. Apponam autem etiam nunc ego ab Archigene<text:line-break/>scripta hac serie verborum. .Remedia </text:span><text:span text:style-name="T106">morbi pedicularis.<text:line-break/></text:span><text:span text:style-name="T75">Morbo pediculari affectis-haec conferunt. 4 Staphidis sil-<text:line-break/>vestiis partes ij, fandarachae et nitri utriusque partem j,<text:line-break/>cum aceto et oleo capiti illine. Aut Rlieon qui in obsonia<text:line-break/>additur, cum oleo tritum similiter illinito.. Aut oxylapathi<text:line-break/>radicem cum. oleo eodem modo. Aut veratrum album et<text:line-break/>staphidem silvestrem et nitrum, pari pondere cum oleo in<text:line-break/>lialueo adhibe. Aut aqua marina aut muria meraca cum<text:line-break/>aceto perfundito. Quod si nuditas pilorum adsit, silvestrem<text:line-break/>staphidem emplastri more cum oleo et aceto imponito. Aut<text:line-break/>alumen tritum cum oleo illinito<text:tab/></text:span><text:span text:style-name="T75">,</text:span></text:p>
      <text:h text:style-name="P3" text:outline-level="2">Cap. VIll.</text:h>
      <text:p text:style-name="P9"><text:span text:style-name="T75">[De </text:span><text:span text:style-name="T106">achoribu».\</text:span><text:span text:style-name="T75"> Inter affectiones cutis<text:line-break/>•capitis connumeratur 'quoque ea quae aclior appellatur,<text:line-break/>ex genere tumorum praeter naturam exiltens, propriam</text:span></text:p>
      <text:p text:style-name="P6"><text:span text:style-name="T75">autem et singularem appellationem riacta ob symptomatum<text:line-break/>quae ad eam consequuntur proprietatem, valde enim tenui-<text:line-break/>bus foraminibus eroditur, quae tenuem in se humorem<text:line-break/>modice viscosum complectuntur. Ad similitudinem vero ejus<text:line-break/>proxime accedit alia cutis affectio, quae favus vocatur,<text:line-break/>majora tantum foramina habens, in quibus humor melli<text:line-break/>quod est in faris similis continetur. Generatio ipsis ex<text:line-break/>humore mixto est, qui partim tenuem ferosumque ac </text:span><text:span text:style-name="T106">mor-<text:line-break/>dacem ,</text:span><text:span text:style-name="T75"> partim vero crassum iuccum in sc habet. Tenuis<text:line-break/>itaque humor, utpote mordax, primum quidem ad scalpen-<text:line-break/>dum ipsos impellit, progressu vero temporis ad scalpturam<text:line-break/>tutu tumor augescit tum foramina lu ipso erumpunt. Ma-.<text:line-break/>nisestum igitur est evacuare oportere humores affectionem<text:line-break/>ipsam efficientes. Qui si etiam influant amplius, prohiben-<text:line-break/>dus primum est ipsorum influxus per capitis evacuationem<text:line-break/>atque totius corporis purgationem, velut lu alopeciis est<text:line-break/>proditum. At vefo si parva affectio exiftat, sola topica et<text:line-break/>localia appellata remedia, quae scilicet'locis affectis adhi-<text:line-break/>bentur, citra totius'' corporis evacuationem suffecerint. Con-</text:span></text:p>
      <text:p text:style-name="P7"><text:span text:style-name="T75">venient aurem. ipsis . ob crassitiern videlicet ,et; viscositatem<text:line-break/>humoris eas generantis pharrnaca quae nipfuin incidant<text:line-break/>quaeque facultate sua necessario difcutiant et repellant.<text:line-break/>Atqui acetum ex incidentium erdlue existens ultra hoc,<text:line-break/>quod discutit; praecipuum qniddain lu se habet quo repri-<text:line-break/>mit ac quod influit depessit, utpote quod substantia lua<text:line-break/>parum calidum est, plurimum vero frigidum ,et partium<text:line-break/>tenuium: </text:span><text:span text:style-name="T106">tali</text:span><text:span text:style-name="T75"> namque facultate .praeditum: esse in primo<text:line-break/>de simplicium, medicamentorum facultate demonstratum esu<text:line-break/>Sit itaque acetum exquisite acidum, in quo nulla penitus<text:line-break/>vini qualitas appareat, hoc ipso sane pharrnaca metallica<text:line-break/>appellata modo hoc modo aliud imbues aclroribnsque ex<text:line-break/>, eis medeberis, incipere autem ah imbecillioribus praestat,<text:line-break/>praesertim si dolor simul ipsis adsit. Cimolia, igitur ad hanc<text:line-break/>rem apta est et Cretica Lemniaque terra et Samia, pom-<text:line-break/>pholyxque et spodium, spuma argenti et cadmia tenella.<text:line-break/>Quod si neque ex his quiescat malum, pharmacum ex<text:line-break/>charta siccum aceto dilutum illinito. Neque obscurum est</text:span></text:p>
      <text:p text:style-name="P14"><text:span text:style-name="T90">. </text:span><text:span text:style-name="T75">'follendos prius capillos antequam talialadmUveasi 'Sivero<text:line-break/>-acrius tibi ex diariti pharmacum'appareat, iuiscebis </text:span><text:span text:style-name="T75">ipsi<text:line-break/></text:span><text:span text:style-name="T75">'argenti” spumam, 'fiqtndern abunde mordacitatem ejuslexol-<text:line-break/>'vere</text:span><text:span text:style-name="T75">' </text:span><text:span text:style-name="T75">valiuipari </text:span><text:span text:style-name="T106">copta,su</text:span><text:span text:style-name="T75"> iero•• pauxillum mitigare velis,<text:line-break/>ntfffnii; quemadmodum</text:span><text:span text:style-name="T75">/ </text:span><text:span text:style-name="T75">etiam si pIurimrim ejus vim exol-<text:line-break/>'vnid placeat; majorem ejiis 'copiam addes; Pojiiij quum<text:line-break/>aliquando 'ruri degenti mihi pharmacum ex charta ad ma-<text:line-break/>'nuiuinbn esiet,</text:span><text:span text:style-name="T116">1</text:span><text:span text:style-name="T75"> conspecta lu aegri domo mutin alias charta<text:line-break/>•&amp;culam ecstulavj.^exustaqufe charta at aceto diluta partem</text:span></text:p>
      <text:p text:style-name="P15"><text:span text:style-name="T75">• affectam</text:span><text:span text:style-name="T116">r</text:span><text:span text:style-name="T75">illevi'hominemqtre ad me postridie venire jussi;<text:line-break/>fcieoam enim, quod quum durae carms</text:span><text:span text:style-name="T116">-</text:span><text:span text:style-name="T75"> esset, pharmacum<text:line-break/>ferre posset, qui‘ubi venisset parum aberat quin curatus<text:line-break/>esset,- quare ad aliud pharmacum non- transivi, sed eodem,<text:line-break/>uti jussum, postera die perfecte sanitati restitutum conspexi.<text:line-break/>Prudenti igitur viro, quniE saepe jam dixi, opiis est et </text:span><text:span text:style-name="T75">qui<text:line-break/></text:span><text:span text:style-name="T75">tum durandorum morborum substantiam tum aegri nate-<text:line-break/>rum probe norit. Insuperque pharmacorum facultatem non<text:line-break/>juxta genus tantum, scd et juxta quantitatem cognoscat,</text:span></text:p>
      <text:p text:style-name="P6"><text:span text:style-name="T75">quo singulis diebus quali praesidio opus, sit conjectet. In<text:line-break/>extendenda enim aut exolvenda phar maci quod prioribus ,<text:line-break/>diebus admotum fuit''facultate, lu quantumfane affectio ipsa<text:line-break/>indicat, congrua curatio, consistit. </text:span><text:span text:style-name="T106">Ad achoras insiamniatoe.<text:line-break/></text:span><text:span text:style-name="T75">Quod si quando1 lu ulcus manans, inflammatum simul et<text:line-break/>-dalorofum incidas, lenies primum per humidum concecto-<text:line-break/>riumque., ac emolliens et acrimoniam arcens pharmacum<text:line-break/>dolorem.- Tale autem est parygrum appellatum, ab Hera<text:line-break/>aliisque plurimis descripturm, Satis i manifestum- autem est,<text:line-break/>quod ipsum in manu per specillum' latum cum rosaceo<text:line-break/>emollitum et ad- unguenti formam redactum,, non ernplestti<text:line-break/>forma, qualem a: principio habebat, adhibere oportet. Con-<text:line-break/>veniunt etiam hoc tempore ea, quae ad fedem ex ulceri-<text:line-break/>bnsaut rupturis dolentem saeiuut,- de qnibus privatim<text:line-break/>destinato sermone ac tempore dicetur/ Sicut etiam conve-<text:line-break/>niuut ea, quae cancros mitigant. Haec igitur omnia ubi<text:line-break/>prius consideraveris,, etiam particularem pharmacorum va-<text:line-break/>rietatem utiliter cognosces. De qua ego quoque dicere ag-</text:span></text:p>
      <text:p text:style-name="P6"><text:span text:style-name="T75">grediar, medicamenta apud praestantissimum quemque rnedi-<text:line-break/>. alum, laudata oidine scripturus; ilaim sstst:b riiiijnil yonp...<text:line-break/></text:span><text:span text:style-name="T75">and </text:span><text:span text:style-name="T75">rKiiijDe </text:span><text:span text:style-name="T106">acJtdribus Archigemsd\</text:span><text:span text:style-name="T75"> r Archigenes lu; primo, de<text:line-break/>rmedicamentisrsecoiudum genus ad. acboras sic scripsit- &gt;ilo</text:span></text:p>
      <text:p text:style-name="P15"><text:span text:style-name="T75">- quibus achores aut papulae fervidae aut </text:span><text:span text:style-name="T75">. </text:span><text:span text:style-name="T75">eruptiones cicca<text:line-break/>i eaputt'ulcerosae'fduti ai», omni acri, et sallo, abstineant item-<text:line-break/>- que 'aceto. Deinde derasis capillis aut ter aut saepius quo-<text:line-break/>itidie ex: calida;rn quarunyrtns aut ^lentiscus </text:span><text:span text:style-name="T127">autrubusvj.il<text:line-break/></text:span><text:span text:style-name="T75">i bryonia auti ifaonmrmsr aut lupini aut lentes' autrafpakagi<text:line-break/></text:span><text:span text:style-name="T136">ς</text:span><text:span text:style-name="T90"> </text:span><text:span text:style-name="T75">radix incocta ' sinti dotis; et maxime ubi' multa sanies efssit-<text:line-break/>oxerit; salicis rfoliai ex.aqna' emplastri more, apponito’, :aut<text:line-break/>ilealem cum rneste.</text:span><text:span text:style-name="T116">1</text:span><text:span text:style-name="T75"> aut asparagi radicem coctam eodem mode.<text:line-break/>-Aut foenumgraecuinbenie succo maceratum r.pinguibus::.em-<text:line-break/>-plastris usu cognitis admisceto ac utitor. </text:span><text:span text:style-name="T106">Aliud praeclare<text:line-break/>.sacinns.</text:span><text:span text:style-name="T75"> Pinus corticem eum aceto. Aut cadmiam eum oleb<text:line-break/>-veteri illluilo.Aui cinnabari similiter emplastri more utere<text:line-break/>‘laevigato.' Licebitret myrti baccas aut hordeum ustuin aut<text:line-break/>-argenti' (puniam aut cerussam aut ostreorum, testas </text:span><text:span text:style-name="T75">&gt; </text:span><text:span text:style-name="T75">ustas<text:line-break/>• admiscere, singula .etiam cum -oIeo veteri illinire. Aut'</text:span></text:p>
      <text:p text:style-name="P6"><text:span text:style-name="T75">cinerulam et mannam ex xino. Egregie constanter facit -et!<text:line-break/>chalcitis cum aceto et oleo veteri illita. Aut betae </text:span><text:span text:style-name="T106">decor -<text:line-break/></text:span><text:span text:style-name="T75">efnm eum exigua cimolia sale _ et xino admixtis. in balneo'<text:line-break/>affrica. Aut hyoscyamum et sempervivum- minus, trita eanr<text:line-break/>rosaceo mellis spissitudine illine. Autulceribus ex smegmate,<text:line-break/>quopiam repurgatis, terram ciffioliam torrefactam cum vino,<text:line-break/>aut faecem vini Rhodii ustam cum aceto veteri, aut </text:span><text:span text:style-name="T131">t</text:span><text:span text:style-name="T75"> radicis<text:line-break/>cucumeris silvestris decoctum adsundit»,! ac proluito aut<text:line-break/>tragacantham aut argenti spumam aut fandarachae duplum,<text:line-break/>cum vino aut etiam cum oleo myrteo' aut pingui quopiam-<text:line-break/>illinito. Aut argenti fpnmam et calcem pari pondere cum<text:line-break/>aceto et aleo illine. Aut chalcitidem ' cum myrteo oleo,<text:line-break/>vel' suillo' felle liquido illine. Haee quidem Archigenes<text:line-break/>scripsit, doctrinam tradens non modo empiricam, sed etiam<text:line-break/>indefinitam, lnvenire itaque est apud empiricos; qui sane'<text:line-break/>non in contentiosis sermonibus Jvitam contriverunt, fed lu<text:line-break/>medicae artis operibus diligenter versati'sunt, quod in qui-<text:line-break/>buedam apparentibus cognitionibus.evidentiardiscrimina r«P</text:span></text:p>
      <text:p text:style-name="P6"><text:span text:style-name="T75">tulerunt, qualia et ego paulo, ante in alopecia </text:span><text:span text:style-name="T106">feci.</text:span><text:span text:style-name="T75"> Dico<text:line-break/>autem er nunc in his: quae Archigenes; scripsit medica-<text:line-break/>mentis. Quaedam enim ex eis incipientes achoras, citra<text:line-break/>cacochymiam lu univecsu, corpore aut. plethoram , sanant<text:line-break/>astringentem nimirum et repellentem facultatem habentia.<text:line-break/>Quaedam vero ubi magnum quoddam malum minantur<text:line-break/>achores, eos augeri prohibent, simul et quod influit repel-<text:line-break/>lentia, 'simulque quod jam in eis continetur concoquentia<text:line-break/>et discutientia,: quae evidens est mixtae facultatis esse opor-,<text:line-break/>tere. Quaedam autem eis, quae lu superside haerent par-<text:line-break/>visque tantum auxiliantur, quae moderatis viribus praedita<text:line-break/>esse oportet et nihil quod irritet habere ex discussoriausi-<text:line-break/>minini facultate Alia autem viribus; omnino robustissima<text:line-break/>sunt, adeo ut etiam aclioras ex crassis ac viscosis humo-<text:line-break/>ribus obortus ineluibiliterque enti iniartos evacuare, pcf-<text:line-break/>sint atque id adeo, valide, ut etiam si obduratum quid ha-<text:line-break/>beant, id ipsum deturbare valeant, quamvis morbus ipsum<text:line-break/>cutis habitum adeo vitiet, </text:span><text:span text:style-name="T131">e</text:span><text:span text:style-name="T75"> ut quod influitcorrumpatur,etiam</text:span></text:p>
      <text:p text:style-name="P6"><text:span text:style-name="T75">si-utile nid existat Haec autem furit/ exi efsicaeissimie medi-<text:line-break/>cementis composita, quale retulit Archigenes, nbi salem, ad<text:line-break/>reliqua discussoria admiscet; Sal enim et. chalcitis et vini<text:line-break/>faeic usta- et sandaracha. et calx viva fortissima viribus </text:span><text:span text:style-name="T106">me-:<text:line-break/>dica menta sunt</text:span><text:span text:style-name="T75"> calefacientia mordentia et discntientia. Ejus<text:line-break/>generis est etiam fel calidorum et siccorum animalium, quo-<text:line-break/>rum non meminit Archigenes, sed.unius suilli tantum, quod'<text:line-break/>omnium moderatissimum existit, ad eujus facultatem etiam<text:line-break/>proxime rinnabri accedit. Propinquum deinde locum habent.'<text:line-break/>conchae ustae et hordeum et post haec: oleum vetustum-<text:line-break/>Quemadmodum autem haec emovent, secant et discutiunt.<text:line-break/>violenter impactum,, sie repellunt astringentia, aliqua quiri<text:line-break/>dem simpliciter citra contrariae' facultatis admixtionem, ali<text:line-break/>qua vero: per dominium aff ingentis in eis facultatis. Myrti'<text:line-break/>quidem earumque baccae et pinus cortex ex eorum numero<text:line-break/>funt; quae non habent contrariae facultatis admixtionem,<text:line-break/>velut etiam rubus et fycomorus,. quamvis moderatius astrin-<text:line-break/>gaut quam myrti earumque baccae; scd tamen astringendi</text:span></text:p>
      <text:p text:style-name="P6"><text:span text:style-name="T75">vim sensibiliter' lu se habent. Mixtae autem' facultatis est<text:line-break/>oleum myrteum, nam et ex oleo et ex baccarum myrti,<text:line-break/>aut ipsius etiam, myrti succo est compositum Oleum autem<text:line-break/>ipsum, emollientem habet facultatem. Myrtus autem ejus-<text:line-break/>que baccae astringentem non mollire, scd cogere et strin<text:line-break/>gere natam. Rosaceum item quamquam minus quam rnyr-<text:line-break/>teum astringat, tamen et ipsum mixtae facultatis existiti<text:line-break/>Quemadmodum autem haec per praeparationem mixtas<text:line-break/>vices habent, sic alia sponte naturae talia sunt, velut; len-<text:line-break/>tiscus cyperus et lentes, quod ipsum in sermone de bis est<text:line-break/>demonstratum. Caeterum discussoria et repurgaturis citra<text:line-break/>siensibilem caliditatem facultate praestant ex eis, quae jam<text:line-break/>Archigenes retulit, beta ipsa et cirnolia usta, priusquam<text:line-break/>vero uratur, imbecillior viribus quam beta est. Sed fortior<text:line-break/>his est cucumeris et bryoniae ac asparagi facultas. Spuma<text:line-break/>vero , argenti praestantius quidem quam cimolia usta phar-<text:line-break/>macum est, multum vero debilius quam ad propositae astev<text:line-break/>ctionis sufficiat medelam. Cadmia autem moderate habet</text:span></text:p>
      <text:p text:style-name="P7"><text:span text:style-name="T75">ad mediae magnitudinis achoras. Citra mordacitatem vero<text:line-break/>resiccat cinerula. Manna autem etiam concoquit. Oleum<text:line-break/>vero, ut jam dixi, laxantem 'quidem habet vim, sed eam<text:line-break/>non adeo fortem, atque ob ni per mixtionem facile exu-<text:line-break/>peratur. Itaque ubi fuerit cum obducentibus meatus et re-<text:line-break/>frigerantibus permixtum velut est cerussa, possibile est hoc<text:line-break/>magis vim suam demonstrare, quae est cogere, obstruere et<text:line-break/>astringere substantiam corporum quae contingit. Porro haec<text:line-break/>omnia in Archigenis sermone confusa sunt, neque in qui-<text:line-break/>bus achoribus, neque quando eis utendum sit ipso demon-<text:line-break/>strante. Utitur autem et vino lu eodem sermone, neque<text:line-break/>apponit quale probet. Atqui multiplex- circa vinum diffe-<text:line-break/>rentia existit. Aliud enim austerum, aliud acerbum, aliud<text:line-break/>dulce, aliud </text:span><text:span text:style-name="T106">acre</text:span><text:span text:style-name="T75"> manifeste est, aliqua etiam plures<text:line-break/>qualitates simul ex se ostendunt, nimirum et dulce quip-<text:line-break/>piam et astringens et acre complectentia. Quando' igitur<text:line-break/>simpliciter quis scribat, dilui debere quippiam vino, lecto-<text:line-break/>rem-conjectare oportet, quem scopum pharmaci compositio</text:span></text:p>
      <text:p text:style-name="P7"><text:span text:style-name="T75">habeat, et ad illum respiciendo, id quod aptum suerit, ni-<text:line-break/>alum eligere, astringens quidem ubi repellere velit, acre<text:line-break/>vero in quibus discutere. Reliquis item utetur, quemadrno-<text:line-break/>dum uniuscujusque vim demonstravimus iiij loco, .ubi-de<text:line-break/>alnorum differentiis- docuimus. Acetum vero in omni occa-<text:line-break/>sione ad achoras aptissimum est, utpote crassos et viscosos<text:line-break/>humores fecans, atque id quod influit difcutlens </text:span><text:span text:style-name="T106">et repel-<text:line-break/>lens. Verum ipfo non</text:span><text:span text:style-name="T75"> utique per fe quispiam nteturi; si<text:line-break/>quidem non proluere aut expurgare achoras velit, fed eo<text:line-break/>medicamenta diluet, moderata quidem lu quibus inripit et<text:line-break/>adhuc parva est affectio, fortia, vero lu majoribus et diu-<text:line-break/>turnioribus, fortiora autem adhuc in inveteratis jam et<text:line-break/>aegerrime curabilibus. Verum differentia medicamentorum</text:span></text:p>
      <text:p text:style-name="P13"><text:span text:style-name="T75">. juxta robur jam ante a me relata est. Caeterum ex relatis<text:line-break/>ab Archigene medicamentis lu tutum non uti exoptem .et<text:line-break/>' scmpervivo et cerussa; illud enim strenuius refrigerat</text:span></text:p>
      <text:p text:style-name="P13"><text:span text:style-name="T75">quam convenit incipientes achoras refrigerari, cerussa vero. </text:span><text:span text:style-name="T75">'<text:line-break/></text:span><text:span text:style-name="T75">exiguam quidem habet frigiditatem </text:span><text:span text:style-name="T106">et es.</text:span><text:span text:style-name="T75"> medicamentis est</text:span></text:p>
      <text:p text:style-name="P6"><text:span text:style-name="T75">emplasticis,, pro ea' autem uti possumus cinerula et pom-<text:line-break/>pholyge.</text:span></text:p>
      <text:p text:style-name="P8"><text:span text:style-name="T75">[De iis </text:span><text:span text:style-name="T106">quae Apollonius in primo de facile para-<text:line-break/>bilibus ad achoras scripsit^</text:span><text:span text:style-name="T75"> Apollonius in primo de facile<text:line-break/>parabilibus ad achoras primum quidem</text:span><text:span text:style-name="T131">;</text:span><text:span text:style-name="T75"> sic scripsit. Rosaceo<text:line-break/>oleo caput illine. Deinde post hoc betae succum similiter<text:line-break/>illine. Tertium deinceps testudinis sanguinem eodem modo<text:line-break/>adbibe. Qtiartum laurino oleb caput illine. Et quintum<text:line-break/>crocinum unguentum inunge eodem modo. Ex his sane<text:line-break/>primum imbecillimum est, pueris et mulierculis tenerae car-<text:line-break/>inis lu principio, affectionis utile existens, concoquit enim. </text:span><text:span text:style-name="T75">&gt;<text:line-break/></text:span><text:span text:style-name="T75">e.t discutit ac repellit, eaque omnia moderate facit, Secun-<text:line-break/>dum vero, ubi betae fucco uti consuluit, efficacius quidem,<text:line-break/>est rosacec discussoriam vim habens, non'tamen ad suries<text:line-break/>ac jam obarmatos achoras sufficit At vero testudinis san-<text:line-break/>guis curiosum et supervacaneum est medicamentum, neque:<text:line-break/>unquam,tentavi ejus,periculum faceres.. Quod vero deinceps</text:span></text:p>
      <text:p text:style-name="P6"><text:span text:style-name="T75">fcriptum est, laurinum, fortiter calefacit et' discutit, opus-:<text:line-break/>que habet corporis tutius et capitis evacuatione, quo discu-<text:line-break/>tiat humores aehoras facientes. 'Crocinum deinde uuguen-<text:line-break/>tum discussorium quiddam habet et astringens et concocto-<text:line-break/>fiam, atque ea tria- fortiora in ipfo funt quam in rosacei:<text:line-break/>natura; ex eis igitur quae de illo dicta sunt etiam de hoc<text:line-break/>ratiocinari licet. Post haec autem ipsius verbis ita scriptum<text:line-break/>est. Tauri urinam affrica, deinde .equitur, fac.t et cameli<text:line-break/>'urina eodem modo, utendum autem eis, inquit, ad plures<text:line-break/>dies- Verum ego utique dixerim ad ipsum non esse quod<text:line-break/>ad multos dies, fed ne ad urum quidem purus horno tole-<text:line-break/>rare queat ut illius alicujus ejusmodi animalis urina capiti<text:line-break/>affundatur, praesertim lu affectione adeo parva et quae fa-<text:line-break/>cile curari potest. Bis enim per omnia, quod dicitur, distans<text:line-break/>est rosaceo videlicet uti, quod penitus exiguam habet ad<text:line-break/>propositum symptoma facultatem, et tauri ac cameli urina,<text:line-break/>quae acerrimae gravissimaeque et penitus injucundae exi-</text:span></text:p>
      <text:p text:style-name="P7"><text:span text:style-name="T75">-sumla Deinceps veuotalequcdflam medicamentum his </text:span><text:span text:style-name="T75">ven-<text:line-break/></text:span><text:span text:style-name="T75">.biis scriptum ,esu </text:span><text:span text:style-name="T75">.z</text:span><text:span text:style-name="T75">Furfurum clioenieem mediutn lu. aquae<text:line-break/></text:span><text:span text:style-name="T75">, </text:span><text:span text:style-name="T75">heminis; duabus madefacito, posteaqueterito ac fuceum </text:span><text:span text:style-name="T106">exi-</text:span></text:p>
      <text:p text:style-name="P13"><text:span text:style-name="T75">• </text:span><text:span text:style-name="T75">.uolato.:, </text:span><text:span text:style-name="T75">ecmque media aceti hemina </text:span><text:span text:style-name="T106">ad</text:span><text:span text:style-name="T75"> limi spissitudinem<text:line-break/></text:span><text:span text:style-name="T75">,’ecqnito ,.ec„ ex eo. </text:span><text:span text:style-name="T75">capjit. fricatu,,;deinde aqua </text:span><text:span text:style-name="T75">in qua beta<text:line-break/></text:span><text:span text:style-name="T75">-aut scenmngraeeum’ aut, lupini cpc.ti </text:span><text:span text:style-name="T75">sint </text:span><text:span text:style-name="T75">abluito. </text:span><text:span text:style-name="T75">Unguento<text:line-break/></text:span><text:span text:style-name="T75">i autem utitor., faece irini. Hoc medicamentum discussorium<text:line-break/></text:span><text:span text:style-name="T75">rest citra, mordacitatem, </text:span><text:span text:style-name="T106">es</text:span><text:span text:style-name="T75"> </text:span><text:span text:style-name="T75">repurgantibus atque extergentibus<text:line-break/></text:span><text:span text:style-name="T75">.appellatis. </text:span><text:span text:style-name="T75">compeGtum. Ejusmodi eniai facultatis sunt </text:span><text:span text:style-name="T75">furfur,<text:line-break/>-beta et</text:span><text:span text:style-name="T131">(</text:span><text:span text:style-name="T75">lupini, .disculit; autem simulquo calefacit </text:span><text:span text:style-name="T75">non vehe-<text:line-break/></text:span><text:span text:style-name="T75">•menter foenumgraeenm, ex eo aurem genere est </text:span><text:span text:style-name="T75">al irini<text:line-break/>-unguenti faex </text:span><text:span text:style-name="T75">De </text:span><text:span text:style-name="T106">aceti</text:span><text:span text:style-name="T75"> vero facultate autea quoque dictum<text:line-break/>-est </text:span><text:span text:style-name="T75">quod </text:span><text:span text:style-name="T75">aptum sit ad achorum affectionem, quare boe </text:span><text:span text:style-name="T75">qt<text:line-break/>.eonveniectissimo </text:span><text:span text:style-name="T75">et essi carissimo medicamento </text:span><text:span text:style-name="T75">rteudum est.<text:line-break/>•jAliud </text:span><text:span text:style-name="T75">deinde post hoc medicamentum scriptum est ab. </text:span><text:span text:style-name="T75">Apcb</text:span></text:p>
      <text:p text:style-name="P8"><text:span text:style-name="T75">lonio his verbis. Cucumeris silvestris radices decoquito </text:span><text:span text:style-name="T75">et </text:span><text:span text:style-name="T131">z<text:line-break/></text:span><text:span text:style-name="T75">, siiccum affricat©. Didicimus autem meumeris radicem pluri-<text:line-break/>. mum discutientis facultatis esse. Et postea hoc- medicamen.-</text:span></text:p>
      <text:p text:style-name="P7"><text:span text:style-name="T75">tum scriptum esu Terrae eimoliae, sulphuris alvi par pon-<text:line-break/>dus eum aceto terito et in balneo affricato ealidaque abluito.<text:line-break/>Hoc illinire etiam convenit medicamentum'non solum; ut<text:line-break/>•dixit lu balneo adhibere, omnes enim habet facultates,<text:line-break/>quibus affectio , indiget; auoto quidem ipsas'habente, velut<text:line-break/>antea 'est dictum. Solutu</text:span><text:span text:style-name="T116">-</text:span><text:span text:style-name="T75">vero </text:span><text:span text:style-name="T90">Ιπΐβίτ </text:span><text:span text:style-name="T75">ulterius quam eonve-<text:line-break/>uit-calefecere et " discutere</text:span><text:span text:style-name="T116">1</text:span><text:span text:style-name="T75"> potestvj.qnapr-opter rimuliam ei<text:line-break/>admsscuity quae emnpofitionem </text:span><text:span text:style-name="T106">es.</text:span><text:span text:style-name="T75"> utroque' ad moderatam</text:span></text:p>
      <text:p text:style-name="P15"><text:span text:style-name="T75">, •temperiem reducit. Caeterum quod sequitur medicamentum,<text:line-break/>ubi inquit malvam 'exiecatam etrtusamau urinamt insper-<text:line-break/>gito uo affricato, reprehendo 'lu quantum etiam fuperius</text:span></text:p>
      <text:p text:style-name="P15"><text:span text:style-name="T75">- urinae usum detestatus</text:span><text:span text:style-name="T116">1</text:span><text:span text:style-name="T75"> iom, etiam si facul t-atern ejus affe-<text:line-break/>ctioni convenire non negaverim, </text:span><text:span text:style-name="T106">r</text:span><text:span text:style-name="T75"> </text:span><text:span text:style-name="T75">At quod deinceps scri-<text:line-break/>ptulu est, lu quo'ait, fici'folia lu aqua coquito et aqUaur<text:line-break/>insolato, injectaque in ipsam faece 'usta affricate, post haec<text:line-break/>vero repurgantibus pilos eluito, acre valde hoc exter forium „<text:line-break/>medicamentum est, qned si in balneo tantum adhibeatur,<text:line-break/>non vehementer valet achoras irritaie, praesertim si quis.</text:span></text:p>
      <text:p text:style-name="P7"><text:span text:style-name="T75">ut ipse deinceps jubet proluat, hoc est ex aqua dulci caput<text:line-break/>speifniidat; Ad illitum vmo ejnsmodr "mediehmeuto nii'</text:span><text:span text:style-name="T116">:</text:span><text:span text:style-name="T75">pe-<text:line-break/>fidulofum est, e‘st enim plurimum acre- medicamentum faex<text:line-break/>usta; quemadmodum in libris de </text:span><text:span text:style-name="T106">' simplicium medicameiitii-<text:line-break/></text:span><text:span text:style-name="T75">~rum facultate commonstratum est.’'Quod voro sequitur me-<text:line-break/>dicamentum sccurinn usum </text:span><text:span text:style-name="T106">habet g</text:span><text:span text:style-name="T75"> teoqtte "onirfiderrter quis<text:line-break/>litetur ex spuma argenti lauriuoque composito. Miror-au-<text:line-break/>tem quomodo'fit laurino simile, oleum</text:span><text:span text:style-name="T116">;</text:span><text:span text:style-name="T75"> simplex admiscet,<text:line-break/>sic quodammodo scribens. 'Argenti 'spumam</text:span><text:span text:style-name="T116">0</text:span><text:span text:style-name="T75">cum oleo albo<text:line-break/>aut lanrino tritam, 'ubi -calida praelaverisp circumlinito,<text:line-break/>longe " enim deficit ‘ </text:span><text:span text:style-name="T95">ΐ </text:span><text:span text:style-name="T106">fdatiui</text:span><text:span text:style-name="T75"> facultate oleum commune,<text:line-break/>quod album appellavit e regione ipsum a laurino listin-<text:line-break/>'guens</text:span><text:span text:style-name="T116">1</text:span><text:span text:style-name="T75">. Quin et</text:span><text:span text:style-name="T116">!</text:span><text:span text:style-name="T75"> qnod'post hoc fcriptuni</text:span><text:span text:style-name="T116">1</text:span><text:span text:style-name="T75"> ess cohsimilealhia-<text:line-break/>bet abfurditatern. Pro spuma enim argenti cerussa utitur,<text:line-break/>diluit autem ipsam myrteo aut laurino, quum mustarii<text:line-break/>-omnino differentiam haec medicamenta habeant, alterum<text:line-break/>enim repulsorium est, alterum vero plurimum calefacit et<text:line-break/>discutit. Ususque eorum est, repulsorii quidem in principio,<text:line-break/>discussorii vero ubi humor, qui achoras generat, jam est</text:span></text:p>
      <text:p text:style-name="P7"><text:span text:style-name="T75">..firmatus. Amplius autem deinceps, quum, rubi canmifniia<text:line-break/>•ecalunder,e etrexuccare jubet, deindeque aleo miscere, irn-<text:line-break/>liecdle est medicamentum et incipienti affectioni solummodo<text:line-break/>aptum, utponi. quum..rubus caninus astringat.. Tale medr-<text:line-break/>cameritum est. ,etiam plumbago , cum .cerussa vino </text:span><text:span text:style-name="T75">subacta,<text:line-break/></text:span><text:span text:style-name="T75">usquequo </text:span><text:span text:style-name="T75">ast. </text:span><text:span text:style-name="T75">compagem quae illini queat redigantur.. </text:span><text:span text:style-name="T75">Porro<text:line-break/></text:span><text:span text:style-name="T75">contrariae praedictis facultatis funt, quorum aequaliter<text:line-break/>, nulla distinctione apposita meminit, 4d videlicet quod ex<text:line-break/>nasturtio et qnod </text:span><text:span text:style-name="T75">ex </text:span><text:span text:style-name="T75">scilla constati de priore quidem haec<text:line-break/>verba tradens,. Nasturtii et salis parem modum adipi anse-<text:line-break/>xino admisceto, terito </text:span><text:span text:style-name="T75">;ac </text:span><text:span text:style-name="T75">utitor: de, altero vero sic. </text:span><text:span text:style-name="T75">scii-<text:line-break/></text:span><text:span text:style-name="T75">.betis, </text:span><text:span text:style-name="T75">Scillam </text:span><text:span text:style-name="T75">iit., fornace velut cucurbitam cinere </text:span><text:span text:style-name="T75">obruito,<text:line-break/></text:span><text:span text:style-name="T75">qunmqne mullis fiet, ..exprimito, deinde ad succum oleo </text:span><text:span text:style-name="T75">non<text:line-break/></text:span><text:span text:style-name="T75">multo admixto lllinito. Manifestum </text:span><text:span text:style-name="T131">(</text:span><text:span text:style-name="T75">vero est, rnultu </text:span><text:span text:style-name="T75">vehe-<text:line-break/>’ </text:span><text:span text:style-name="T75">mentius esse qnam lioc quod ex nasturtio-apparatur. </text:span><text:span text:style-name="T75">Quod<text:line-break/></text:span><text:span text:style-name="T75">vero deinceps </text:span><text:span text:style-name="T75">tradit, ex </text:span><text:span text:style-name="T75">mitigatoriorum, medicamentorum<text:line-break/>genere est, </text:span><text:span text:style-name="T75">quod </text:span><text:span text:style-name="T75">ubi dolor quispiam vehemem circa ich&lt; </text:span><text:span text:style-name="T75">-<text:line-break/>ras existit, </text:span><text:span text:style-name="T75">donec, </text:span><text:span text:style-name="T75">eum </text:span><text:span text:style-name="T75">leniat, convenienter adhibetur, </text:span><text:span text:style-name="T75">si vero</text:span></text:p>
      <text:p text:style-name="P6"><text:span text:style-name="T75">duros et inveteratus achoras discutere velimus, omnino im-<text:line-break/>becllle est. Scripsit autem in hunc modum de eo Apollo-<text:line-break/>nius. Olei quam optimi heminam in pilam plumbeam in-<text:line-break/>fundito et plumbeo pistillo terito, donec crassum et fub-<text:line-break/>nigrum reddatur, deinde seorsum spumae argenti lib. unam<text:line-break/>et cerussae tantundem terito, oleoque admssceto. Postea </text:span><text:span text:style-name="T106">vero<text:line-break/></text:span><text:span text:style-name="T75">eluto </text:span><text:span text:style-name="T106">et</text:span><text:span text:style-name="T75"> siccato capite, medicamentum illinito. Neque vero<text:line-break/>ex simplici tantum oleo, sed quandoque rosaceo, quando-<text:line-break/>que myrteo apparabis et ad rugas ani intumescentes rimas-<text:line-break/>que ac fissuras sedis, ad ulceraque dolentia omniaque alia,<text:line-break/>quae ex fortiorum medicamentorum usu exacerbata sunt,<text:line-break/>optimum medicamentum habebis. Egregie enim ea lenit,<text:line-break/>etiam si serpendo exedentia, aut etiam cancrosa aut quo-<text:line-break/>rnodocunque maligna'exi stanti Nequaquam igitur ejus com-<text:line-break/>positionem nunc scribere oportuit, sed quemadmodum ego<text:line-break/>antea dixi, sufficiebat illud dicere, quod dolorifici achores<text:line-break/>ejusmodi medicamentis mitigantur, commone enim hoc est<text:line-break/>in onrnibus dolore affectis, proprie autem faciens ad acho-</text:span></text:p>
      <text:p text:style-name="P6"><text:span text:style-name="T75">ras. Deinceps autem tale medicamentum scripsit. 4 Spu-<text:line-break/>mae argenti 3 octo, foliorum rutae tenerorum </text:span><text:span text:style-name="T106">3 v,</text:span><text:span text:style-name="T75"> olei </text:span><text:span text:style-name="T106">3<text:line-break/>octo,</text:span><text:span text:style-name="T75"> aceti heminae quartam partem, simul trita capiti<text:line-break/>illinito. Hoc fane medicamentum multo usu habemus ex-<text:line-break/>ploratum. Propinquum autem ipsi facultate est id, quod<text:line-break/>consequenter ab eo est conscriptum juxta hanc cornrnen-<text:line-break/>surationem. 4 Cerussae J vj, spumae argenti </text:span><text:span text:style-name="T106">3</text:span><text:span text:style-name="T75"> iiij, cerae<text:line-break/>tantundem, sulphuris 3 vj, °l</text:span><text:span text:style-name="T116">e</text:span><text:span text:style-name="T75">l rusacei aut myrtei, quod<text:line-break/>latis est, ut ceratum liquidum fiat, arida cum cerato com-<text:line-break/>mittito, caputque inde illinito. Hoc autem et ad omnes in<text:line-break/>toto corpore eruptiones vehementer commodum est, ut rite<text:line-break/>sit ab Apollonio conscriptum. Quin et quod postea sequi-<text:line-break/>tur plurimum discussorium est, ut quod spumam nitri ha-<text:line-break/>beat mullam, adeo nt, nisi olei multitudine castigetur, acrius<text:line-break/>sit quam convenit. Jubet autem ad unam spumae argenti<text:line-break/>partem qurntuplum spumae nitri admifceri, hisque dum<text:line-break/>teruntur paulatim oleum affundi, donec ad consistentiam<text:line-break/>jllitioni aptam redigantur.</text:span></text:p>
      <text:p text:style-name="P7"><text:span text:style-name="T75">\ </text:span><text:span text:style-name="T75">[.De </text:span><text:span text:style-name="T106">iis quae Qrito ad achords medicamentis scri-<text:line-break/>psit^</text:span><text:span text:style-name="T75"> In methodo de curandis morbis universales faculta-<text:line-break/>tes medicamentorum ad singulos morbos recensui, verum<text:line-break/>paucorum definitae materiae exemplorum mentionem feci,<text:line-break/>rejecta illic multitudinis ipsorum commemoratione. At vero<text:line-break/>in praesenti, quam nunc in manibus habemus tractatione<text:line-break/>omnia quidem, quae omnes medicamenta scripserunt, lon-<text:line-break/>gum suerit recensere. Quae vere a probatis niedicis per<text:line-break/>experientiam tradita funt, ea omnia visum est mihi con-<text:line-break/>ducibilius enumerare, quo etiam inter fe propinqua et quae<text:line-break/>omnino eadem apparent, paululum vero juxta quantitatem<text:line-break/>aut praeparationem evariant ij, qui in his scriptis versan-<text:line-break/>tur, cognoscant, eaque maximepraeparent quorum materiae<text:line-break/>in promptu habento. Contingit enim aliquando ut aut in<text:line-break/>totum ea, quae in compositionem miscentur non reperia-<text:line-break/>mus; aut talia reperiamus, ut ipsa injicere non audeamus.<text:line-break/>Caeterum ejus maxime in componendis pharmacis cura ha-<text:line-break/>benda est, ut bona intergraque et in vigore sint omnia quae<text:line-break/>admiscentur. Ob id igitur etiam jam omnium, quae Critc</text:span></text:p>
      <text:p text:style-name="P7"><text:span text:style-name="T75">tradidit mentionem faciam, nam is fane diligentius achorum<text:line-break/>curam tractasse mihi videtur. Iu quinque itaque sermones<text:line-break/>doctrinam de ipsis distinuit, quorum primum et ipfe re-<text:line-break/>censebo.</text:span></text:p>
      <text:p text:style-name="P8"><text:span text:style-name="T75">PRIMVS Critonis sermo de achorum curatione. Scri-<text:line-break/>bit itaque Crito haec verba: Ad achoras in capite contin-<text:line-break/>gentes, qui plerumque furfuribus praecedentibus fiunt et<text:line-break/>ferme etiam scabie, in principio subscriptis compositionibus<text:line-break/>utemur. </text:span><text:span text:style-name="T106">Ad achoras recentes.</text:span><text:span text:style-name="T75"> Gluten fabrile aqua coetum<text:line-break/>obline. </text:span><text:span text:style-name="T106">Aliud.</text:span><text:span text:style-name="T75"> Papaveris silvestris et hyoscyami folia cum<text:line-break/>oleo emplastri more appone; </text:span><text:span text:style-name="T106">Aliud.</text:span><text:span text:style-name="T75"> Fici fylvestris vir-<text:line-break/>gulta aut folia tenera trita eum aqua imponito. In invete-<text:line-break/>ratis vero cum aceto terito; </text:span><text:span text:style-name="T106">Aliwd.</text:span><text:span text:style-name="T75"> Nucum amararum nu-<text:line-break/>' cleos in, aquam tepidam injectos et decorticatos cum aqua<text:line-break/>terito et cerati crassitudine praerasis imponito. </text:span><text:span text:style-name="T106">In</text:span><text:span text:style-name="T75"> invete-<text:line-break/>ratis cum aceto diluito. .Aiiud. Recrementi ferri et rosa- .<text:line-break/>rum par pondus ctim vino terito et imponito. Quidam vero<text:line-break/>trita cerato rosaceo exceptu adhibent.</text:span></text:p>
      <text:p text:style-name="P7"><text:span text:style-name="T75">SECUNDVM sermonem ad achorum affectionem his<text:line-break/>verbis conscripsit. Circumtensa autem cute et ob id mole-<text:line-break/>stiam inferente, subjectis compositionibus utendum est. </text:span><text:span text:style-name="T106">Pin-<text:line-break/>guis compositio ad achoras, psadrucas, papulas fervidas,<text:line-break/>intertrigines - esi commoda quoque vitiis sedis.</text:span><text:span text:style-name="T75"> 4 Spumae<text:line-break/>argenti 3 si foliorum rutae tenerorum </text:span><text:span text:style-name="T106">3 tts.v,</text:span><text:span text:style-name="T75"> aceto diluito,<text:line-break/>et rosaceo aut myrteo excepta, cum penna illinito. </text:span><text:span text:style-name="T106">Alia.<text:line-break/></text:span><text:span text:style-name="T75">4 Spumae argenti </text:span><text:span text:style-name="T106">3</text:span><text:span text:style-name="T75"> cc. cerussae </text:span><text:span text:style-name="T106">3</text:span><text:span text:style-name="T75"> cl. rutae </text:span><text:span text:style-name="T106">3</text:span><text:span text:style-name="T75"> c, staphi-<text:line-break/>dis silvestris 3 </text:span><text:span text:style-name="T116">XXT</text:span><text:span text:style-name="T75">; aceti sextarios iij, rnyrtei libras tres,<text:line-break/>pprticulatim singula terito et affuso liquore, ut dictum est,<text:line-break/>componito. </text:span><text:span text:style-name="T106">Alia.</text:span><text:span text:style-name="T75"> 4 Cerussae </text:span><text:span text:style-name="T106">3</text:span><text:span text:style-name="T75"> cl. spumae argenti </text:span><text:span text:style-name="T106">3 c.<text:line-break/></text:span><text:span text:style-name="T75">rutae 3 c. rnyrtei sextarios tres, particulatim tritis aquam<text:line-break/>affundito. </text:span><text:span text:style-name="T106">Alia. 4</text:span><text:span text:style-name="T75"> Cerussae ustae </text:span><text:span text:style-name="T106">3,</text:span><text:span text:style-name="T75"> centum, rutae </text:span><text:span text:style-name="T106">3 c.<text:line-break/></text:span><text:span text:style-name="T75">. mannae, thuris tantundem, corticis pinus </text:span><text:span text:style-name="T106">3</text:span><text:span text:style-name="T75"> 1. olei rnyrtei<text:line-break/>sextarios ij, aceti tantundem, "similiter componito. </text:span><text:span text:style-name="T106">Aliud<text:line-break/></text:span><text:span text:style-name="T75">4 Recrementi plninbi </text:span><text:span text:style-name="T106">3 c.</text:span><text:span text:style-name="T75"> pampinorum vitis </text:span><text:span text:style-name="T106">3</text:span><text:span text:style-name="T75"> c. thuris .<text:line-break/>3 </text:span><text:span text:style-name="T116">c</text:span><text:span text:style-name="T75">. niyrrhae et spumae nitri tantundem, aceti et rnyrtei<text:line-break/>quantum sufficit.</text:span></text:p>
      <text:p text:style-name="P7"><text:span text:style-name="T75">IN TERTIO autem haec tradit. At ubi affectio invete-<text:line-break/>rata fuerit, subscriptis compositionibus utendum esu Et dein-<text:line-break/>ceps ita scribit. Damocratica </text:span><text:span text:style-name="T106">compositio ad achoras humidos<text:line-break/>et inveteratos. 4 Ladani</text:span><text:span text:style-name="T75"> 5 oclo, cerussae tantundem, salsuris<text:line-break/>. vivi 3 quatuor, vino et myrteo oleo subactis utitor. </text:span><text:span text:style-name="T106">Alia.</text:span></text:p>
      <text:p text:style-name="P8"><text:span text:style-name="T106">4</text:span><text:span text:style-name="T75"> Spumae argenti </text:span><text:span text:style-name="T106">3</text:span><text:span text:style-name="T75"> octo, pampinorum vitis </text:span><text:span text:style-name="T106">3 octo,</text:span><text:span text:style-name="T75"> succi<text:line-break/>hypocystidis 3 quatuor, spumae nitri </text:span><text:span text:style-name="T106">3</text:span><text:span text:style-name="T75"> ij, gallarum </text:span><text:span text:style-name="T106">3</text:span><text:span text:style-name="T75"> tres<text:line-break/>aut ij, ex aceto et myrteo adhibe. </text:span><text:span text:style-name="T106">Alia. 4</text:span><text:span text:style-name="T75"> Malicorii, gal-<text:line-break/>larum, acaciae fulvae tantundem, malicorium et gallas vino<text:line-break/>macerata coquito, acaciam vero vino dilutam reliquis probe<text:line-break/>tritis adjicito, cumque recte omnia comparata suerint, myr-<text:line-break/>' teo excipito. </text:span><text:span text:style-name="T106">Alia. 4</text:span><text:span text:style-name="T75"> Spumae argenti, cerussae, hyoscyami,<text:line-break/>niifyos usti, ramulorum cicutae aequales portiones, thuris<text:line-break/>usti, ramulorum oleae tantundem, aceto et oleo lentiscino<text:line-break/>exceptis utere. </text:span><text:span text:style-name="T106">Alia valde commoda.</text:span><text:span text:style-name="T75"> 4 Cerussae ustae </text:span><text:span text:style-name="T106">3<text:line-break/></text:span><text:span text:style-name="T75">octo, spumae argenti </text:span><text:span text:style-name="T106">3</text:span><text:span text:style-name="T75"> octo, atramenti sutorii </text:span><text:span text:style-name="T106">3</text:span><text:span text:style-name="T75"> quatuor,<text:line-break/>rhois rusiri 3 quatuor, sulfuris vivi </text:span><text:span text:style-name="T106">3 ij,</text:span><text:span text:style-name="T75"> opii </text:span><text:span text:style-name="T106">3</text:span><text:span text:style-name="T75"> ij, myrrhae<text:line-break/></text:span><text:span text:style-name="T106">3 ij,</text:span><text:span text:style-name="T75"> aceto et lentiscino oleo excipe.</text:span></text:p>
      <text:p text:style-name="P6"><text:span text:style-name="T75">QUARTVM vero sermonem de achoribus curandis hac<text:line-break/>verborum serie conscripsit. Quando vero ex his, quae ad<text:line-break/>achoras scripta sunt, pleraque resiccant magisque dolorem<text:line-break/>inferunt, utpote cute in ipsis aflectis circum tensa, subscri-<text:line-break/>ptis compositionibus utendum est, per quas citra dolorem<text:line-break/>emendare licet. </text:span><text:span text:style-name="T106">Leuce emplastrum album inexuperabile,<text:line-break/>faciens ad humidos achoras et qui aegre tolli poscunt,<text:line-break/>facit et ad papulas fervidas et intertrigines.</text:span><text:span text:style-name="T75"> 4 Spnmae<text:line-break/>argenti </text:span><text:span text:style-name="T106">3</text:span><text:span text:style-name="T75"> c. cerae </text:span><text:span text:style-name="T106">3 c.</text:span><text:span text:style-name="T75"> alii quinquaginta habent, cerussae<text:line-break/>3 </text:span><text:span text:style-name="T116">G</text:span><text:span text:style-name="T75">, thuris </text:span><text:span text:style-name="T106">3^s.v,</text:span><text:span text:style-name="T75"> aluministfcissi 3</text:span><text:span text:style-name="T116">xv</text:span><text:span text:style-name="T75">j, terebinthinae </text:span><text:span text:style-name="T106">3</text:span><text:span text:style-name="T75"> xxv,<text:line-break/>piperis albi </text:span><text:span text:style-name="T106">3 tres,</text:span><text:span text:style-name="T75"> olei sextarium unum, arida tundito.<text:line-break/>Oleum vero et argenti spumam ac cerussam in ollam no-<text:line-break/>vam conjecta ad prunas coquito, atque ubi mutationem<text:line-break/>acceperint, ceram et resinam addito, donec non inquinet<text:line-break/>amplius manus agitato, deinde ab igne ablatis'et qnodam-<text:line-break/>modo refrigeratis, arida adjicito et in pilam translata dili-<text:line-break/>genter emollito. -Utitor autem in linteolum impactis, folvi-<text:line-break/>toque tertia die. Magis autem contulerit medicamentum</text:span></text:p>
      <text:p text:style-name="P6"><text:span text:style-name="T75">hoc, si cum melino emplastro Pafionis fuerit permixtum,<text:line-break/>ita ut </text:span><text:span text:style-name="T106">emplastri leuces</text:span><text:span text:style-name="T75"> inexuperabilis partes duae,1 melini<text:line-break/>autem Pafionis una pars committantur. </text:span><text:span text:style-name="T106">Alia.</text:span><text:span text:style-name="T75"> 4 Cerussae<text:line-break/>3 cxx, spumae argenti </text:span><text:span text:style-name="T106">3fx.KX,</text:span><text:span text:style-name="T75"> cerae </text:span><text:span text:style-name="T106">3</text:span><text:span text:style-name="T75"> xxiiij, terebinthi-<text:line-break/>nae </text:span><text:span text:style-name="T106">3</text:span><text:span text:style-name="T75"> xij, mannae </text:span><text:span text:style-name="T106">3</text:span><text:span text:style-name="T75"> xvj. aluminis scissilis </text:span><text:span text:style-name="T106">3 viij,</text:span><text:span text:style-name="T75"> olei he-<text:line-break/>minas ij, committe ut dictum esu </text:span><text:span text:style-name="T106">Melinum Leuci empla-<text:line-break/>strum , quod omnem fluxum resiccat jaciens ad achoras<text:line-break/>inveteratos .et humectos.</text:span><text:span text:style-name="T75"> 4 Cerae </text:span><text:span text:style-name="T106">3</text:span><text:span text:style-name="T75"> octo, fandarachae<text:line-break/>3 iiij, adipis yitulini </text:span><text:span text:style-name="T106">3</text:span><text:span text:style-name="T75"> iiij, terebinthinae </text:span><text:span text:style-name="T106">3</text:span><text:span text:style-name="T75"> ij, thuris </text:span><text:span text:style-name="T106">3 j,<text:line-break/></text:span><text:span text:style-name="T75">inyrrbae 3 j, aluminis scissi usti </text:span><text:span text:style-name="T106">3 j,</text:span><text:span text:style-name="T75"> corticis pinus </text:span><text:span text:style-name="T106">3 j,<text:line-break/></text:span><text:span text:style-name="T75">olei rnyrtei, quod satis est, liquefacta cum aridis commit-<text:line-break/>tito. </text:span><text:span text:style-name="T106">Aliud melinum Hygieni, resiccans omnem fluxum.<text:line-break/></text:span><text:span text:style-name="T75">Spumae argenti libram </text:span><text:span text:style-name="T106">j,</text:span><text:span text:style-name="T75"> cerussae lib. j, falis fossilis lib. j,<text:line-break/>aluminis scissi librae dimidium, atramenti sutorii sexuneem,<text:line-break/>olei fextarios </text:span><text:span text:style-name="T106">ij,</text:span><text:span text:style-name="T75"> aceti fextarium j. Oleum, salem, cerussam,<text:line-break/>spumam argenti, donec non inquinent manus coquito, arida<text:line-break/>vero tufa, cribrata, acetoque diluta ad refrigeratum medi-<text:line-break/>camentum addito paulatim adstillando ac assidue agitando.</text:span></text:p>
      <text:p text:style-name="P6"><text:span text:style-name="T75">deinde lu pilam translata, ac probe emollita .tollito<text:line-break/>ac utitor. </text:span><text:span text:style-name="T106">Thebaei emplasirum ad achoras humidos. 4<text:line-break/></text:span><text:span text:style-name="T75">Spumae argenti </text:span><text:span text:style-name="T106">3</text:span><text:span text:style-name="T75"> xlviij, cerussae </text:span><text:span text:style-name="T106">3 xxiiij,</text:span><text:span text:style-name="T75"> corticis thu<text:line-break/>ris 3 iiij, gallae omphacitidis </text:span><text:span text:style-name="T106">3</text:span><text:span text:style-name="T75"> xi</text:span><text:span text:style-name="T106">j ,</text:span><text:span text:style-name="T75"> cerae </text:span><text:span text:style-name="T106">3 octo,</text:span><text:span text:style-name="T75"> resinae<text:line-break/>terebinthinae </text:span><text:span text:style-name="T106">3 xvj,</text:span><text:span text:style-name="T75"> olei sesquiheminam, componito, ut<text:line-break/>dict .m esu</text:span></text:p>
      <text:p text:style-name="P8"><text:span text:style-name="T75">QU1NTVM sermonem de actoribus Crito ita orditur:<text:line-break/>Caeterum in declinatione affectus et cicatrice perfecte ob- •<text:line-break/>ducta, est totirts mali translationem subscquentibus compo-<text:line-break/>sitionibns utendum esu Deinde sinegmata plura scribit,<text:line-break/>unumquodque juxta hanc compositionis formam. </text:span><text:span text:style-name="T106">Smegma<text:line-break/>ad achoras, furfures, asperitates et scabies. Q</text:span><text:span text:style-name="T75"> Terrae<text:line-break/>cimoliae lib. j, nitri rubri lib. </text:span><text:span text:style-name="T106">j,</text:span><text:span text:style-name="T75"> expressionis nucis unguen-<text:line-break/>tariae fexuncem, aliilib. </text:span><text:span text:style-name="T90">β </text:span><text:span text:style-name="T75">habent, myrrhae </text:span><text:span text:style-name="T106">3</text:span><text:span text:style-name="T75"> octo, pi-<text:line-break/>peris albi 3 octo, nardi Celticae </text:span><text:span text:style-name="T106">3</text:span><text:span text:style-name="T75"> quatuor, casiae </text:span><text:span text:style-name="T106">3</text:span><text:span text:style-name="T75"> iiij,<text:line-break/>costi 3 iiij, contusa et cribrata repone, ac utere in balneo.<text:line-break/>Aiiud. </text:span><text:span text:style-name="T106">4</text:span><text:span text:style-name="T75"> Nitri rubri lib, iiij, terrae cimoliae, tantundem,</text:span></text:p>
      <text:p text:style-name="P6"><text:span text:style-name="T75">expressionis nucis unguentariae lib. ij, cyperi lib. j, alii iiij,<text:line-break/>baccarum lauri lib. j, iridis aridae lib. j; radicis bryoniae,<text:line-break/>alcyonii, amygdalarum repurgatarum; cornu cervini usti,<text:line-break/>singulorum libram unam, componito ut dictum est; Aiiud.<text:line-break/>4 Faecis vini ustae, quam Romani faeculam appellant </text:span><text:span text:style-name="T90">ίβ<text:line-break/></text:span><text:span text:style-name="T75">xxiiij, aquae pluvialis sextarios xiviij, thuris lib. ij, terrae<text:line-break/>Samiae lib. ij, olei Sabini lib-- iij, alii sextarios iiij, cerae<text:line-break/>lib. iij, et dimidiam. Faecem et aquam in dolium figulinum<text:line-break/>non picatum conjecta ad dies vij , madescere finito et ter<text:line-break/>in die cum ferula agitato. Sequenti deinde die dissolutum<text:line-break/>et sacco excolatum liquorem in vas aereum splendidum<text:line-break/>transferto et igni impositum coquito, luculentiore autem<text:line-break/>igne utaris: atque ubi tertia pars reliqua Jit, oleum et ce-<text:line-break/>ram injice, rurfusque ad lentum ignem decoque, postquam<text:line-break/>vero injecta suerint liquefacta, thus et ternam farniam trita<text:line-break/>addito, conquassato et lu vitreum vas robustum transferto,<text:line-break/>tenuia enim rumpuntur. Usus autem tempore affectos locos</text:span></text:p>
      <text:p text:style-name="P7"><text:span text:style-name="T75">circumlinens et diligenter confricans, abluere jube. Prae-<text:line-break/>staret quidem lu balneo id facere,,quod si fieri nequeat,<text:line-break/>in domo abluatur, Commodum est medicamentum ad omnes<text:line-break/>Iordes, asperitatemque ac scabiem cutis itemque ad impe-<text:line-break/>tigines. </text:span><text:span text:style-name="T106">Aliud,</text:span><text:span text:style-name="T75"> 4 Eaecis irini ustae lib. j, aquae pluviae<text:line-break/>sextarios vj, thuris aIbi Iib. ij, mastiches lib. ij, alcyonii<text:line-break/>lib. j, ammoniaci thymiamatis lib. </text:span><text:span text:style-name="T106">ij, terrae</text:span><text:span text:style-name="T75"> Samiae lib. ij,<text:line-break/>olei rosacei lib. ij, cerae Tyrrhenicae albae lib. ij. Faecem<text:line-break/>in aqua, ut dictum est, macerato ter singulis, diebus cum<text:line-break/>ferula strenue agitando. Deinde excolatum per saccum li-<text:line-break/>quorem in vas splendidum transferto, positumque ad ignem<text:line-break/>ad dimidiam partem coquito, deinde liquabilia adjicito,<text:line-break/>atque ubi dissoluta fuerint, alcyonium tenuissime tritum<text:line-break/>inspergito. Habeas autem ad manum prompta in faecis<text:line-break/>aqua dissoluta, probeque trita, thus, ammoniaeum, masti-<text:line-break/>chen, terram Samiam, eaque strigmentilia praedicta crassitie,<text:line-break/>haec ubi adjeceris ac diligenter subegeris, insperge et ablatis<text:line-break/>' utitor. </text:span><text:span text:style-name="T106">Aliud diajrnyrnum appellatum. 4</text:span><text:span text:style-name="T75"> Faecis ustae</text:span></text:p>
      <text:p text:style-name="P6"><text:span text:style-name="T75">lib. xxtiij, aquae pluvialis sextarios xlniij, olei Sabini lib.<text:line-break/>quatuor, cerae lib. quatuor, terrae Samiae lib. ij, thuris<text:line-break/>lib, ij, mastiches libram </text:span><text:span text:style-name="T106">j,</text:span><text:span text:style-name="T75"> ammoniaci thymiamatis lib. j,<text:line-break/>alcyonii lib. j; myrrhae </text:span><text:span text:style-name="T106">3</text:span><text:span text:style-name="T75"> octo. Componito ac utitor ut<text:line-break/>dictum esu</text:span></text:p>
      <text:p text:style-name="P8"><text:span text:style-name="T106">[De iis quae Cleopatra in libro de ornatu ad adho-<text:line-break/>ras scripsit^</text:span><text:span text:style-name="T75"> Porro quae Cleopatra ad achoras scripserit,<text:line-break/>ea deinceps referentur illius ipsius verbis. Foeuugraeco<text:line-break/>tenui cocto et in betae nigrae succo maceratu caput elua-<text:line-break/>tur, aut betae decocto, aut terra cimolia in his macerata<text:line-break/>atque exoluta inungatur, aut myrto laevigata ex vino et<text:line-break/>oleo, superneque betae folia imponantur. </text:span><text:span text:style-name="T106">Aliud ad valde,<text:line-break/>ulceratos.</text:span><text:span text:style-name="T85"> 2J. </text:span><text:span text:style-name="T75">Cerussae frictae </text:span><text:span text:style-name="T106">3</text:span><text:span text:style-name="T75"> ij, thuris </text:span><text:span text:style-name="T106">3</text:span><text:span text:style-name="T75"> ij, sulfuris </text:span><text:span text:style-name="T106">3 j,<text:line-break/></text:span><text:span text:style-name="T75">"trita ex oleo illinito. </text:span><text:span text:style-name="T106">Aliud quod et ad furfures facit.</text:span><text:span text:style-name="T75"> 4<text:line-break/>Nitri, atramenti sutorii, utriusque 31, tritis oleum affun-<text:line-break/>dito et illinito. Aiiud ad achoras. Myrrham et myrti albae<text:line-break/>folia viridis vino trita illinito. Aut terram cimoliarn tor-</text:span></text:p>
      <text:p text:style-name="P7"><text:span text:style-name="T75">resaetam eum vino nigro illinito. Aut cerussae et plumba-<text:line-break/>ginis aequales partes cum myrteo tritas illinito. Aut ful-<text:line-break/>furis vivi 3 vj, thuris masculi </text:span><text:span text:style-name="T106">3 j, aluminis</text:span><text:span text:style-name="T75"> scissi, staphidis<text:line-break/>silvestris, erucae, spumae nitri, singulorum 3 j, atramenti<text:line-break/>sutorii 3 </text:span><text:span text:style-name="T106">j, rutae</text:span><text:span text:style-name="T75"> ramulos tres. Terito aceto moderate ef-<text:line-break/>fusu, item laurino aut myrteo aut crocino aut oleo veteri<text:line-break/>adstillato, quo pinguis composito fiat eamque, ubi prius hoc<text:line-break/>sinegina affricueris illinito. </text:span><text:span text:style-name="T106">Smegma,</text:span><text:span text:style-name="T75"> 4 Hyssopi choenicem<text:line-break/>j, lupinorum choenices ij, ptissanae choenicem </text:span><text:span text:style-name="T106">j,</text:span><text:span text:style-name="T75"> fabae fre-<text:line-break/>fae choenicem i, radicis cucumeris silvestris </text:span><text:span text:style-name="T106">3</text:span><text:span text:style-name="T75"> iij. Haec<text:line-break/>trita misceto et affricanda praebeto. /Idem et ad lepram<text:line-break/>et ad varos facit.</text:span></text:p>
      <text:p text:style-name="P8"><text:span text:style-name="T106">[De iis medicamentis quae Soranus ad achoras sicri-<text:line-break/>'psit^j</text:span><text:span text:style-name="T75"> Quandoquidem vero et Soranus de achoribus tum in<text:line-break/>quarto de medicina, tum in unico medendi libro </text:span><text:span text:style-name="T131">5/</text:span><text:span text:style-name="T75">quem<text:line-break/>monobiblum inscripsit, pharrnaca quaedam tradidit, quae<text:line-break/>etiam nobis per experientiam conflant, partim quidem pro-</text:span></text:p>
      <text:p text:style-name="P7"><text:span text:style-name="T75">prio, partim vero praecepturum aut medicorum amicorum<text:line-break/>usu cognita. Quare etiam ea ipsa hic apponemus juxta<text:line-break/>ipsius dictionem hoc modo tradita. Ubi multus saniei fluor<text:line-break/>existit et vexatio doloris vehementer incumbit, lenticulam<text:line-break/>coctam tritam cum exiguo melle cataplasmatis modo im-<text:line-break/>ponito. Aut panem cum coriandro aut plantagine aut so-<text:line-break/>lano aut seride aut polygono aut perdicio herba. Soranus<text:line-break/>quidem igitur velut in implicata affectione ejusmodi reme-<text:line-break/>dia adhibet, juxta propriam sectam ratiocinatus. Apparent<text:line-break/>autem ra vera commoda in principiis et circa generationes<text:line-break/>communi repellendi ratione. Deinceps vero inquit: Ubi<text:line-break/>• autem exacerbationes remiserint, radendi sunt loci et foe-<text:line-break/>nigraeci decocto aut betae et similium ex aqua, non urina<text:line-break/>confricandi, quemadmodum etiam nos prius reprehendimus<text:line-break/></text:span><text:span text:style-name="T106">eos,</text:span><text:span text:style-name="T75"> qui per urinam ejusmodi frictiones faciunt. Postea<text:line-break/>vero medicamenta scribit etiam Uobis, ut dixi, cognita.<text:line-break/>Plumbaginis, sulfuris vivi aequales partes terito; et affusu<text:line-break/>rosaceo aut myrteo .aut lentiscino, donec .strigmentosum red-</text:span></text:p>
      <text:p text:style-name="P7"><text:span text:style-name="T75">datur, illinito. </text:span><text:span text:style-name="T106">Aliud.</text:span><text:span text:style-name="T75"> 4 Salsuris rivi, spumae argenti, ce-<text:line-break/>russae omnium aequales partes, croei dimidiam trita cum<text:line-break/>passo Cretico illinito. </text:span><text:span text:style-name="T106">Aliud.</text:span><text:span text:style-name="T75"> 2J- Rutae laevigatae </text:span><text:span text:style-name="T106">3</text:span><text:span text:style-name="T75"> iiij,<text:line-break/>spumae argenti </text:span><text:span text:style-name="T106">3</text:span><text:span text:style-name="T75"> viij, aceto et oleo rosaceo admixto illine.<text:line-break/></text:span><text:span text:style-name="T106">Aliud.</text:span><text:span text:style-name="T75"> 4 Spumae argenti </text:span><text:span text:style-name="T106">3</text:span><text:span text:style-name="T75"> xx, calcis vivae </text:span><text:span text:style-name="T106">3</text:span><text:span text:style-name="T75"> xx, aceti<text:line-break/>ac olei heminam unam terito, ac velut pinguem composi-<text:line-break/>tionem illinito. </text:span><text:span text:style-name="T106">Aliud.</text:span><text:span text:style-name="T75"> 2|. Chalcitidis </text:span><text:span text:style-name="T106">3</text:span><text:span text:style-name="T75"> ij, iandaraches </text:span><text:span text:style-name="T106">3'<text:line-break/></text:span><text:span text:style-name="T75">quatuor, spumae argenti </text:span><text:span text:style-name="T106">3 j,</text:span><text:span text:style-name="T75"> vino austero et myrteo, oleo<text:line-break/>simul trita illinito. Huic vero deinceps Soranus aliud forte<text:line-break/>medicamentum scripsit, quod pro suae sectae instituto </text:span><text:span text:style-name="T106">me-<text:line-break/></text:span><text:span text:style-name="T75">tasyncriticum appellavit. Convenit autem in inveteratis et<text:line-break/>aegre cedentibus achoribus, ex ejusque usu quidam medi-<text:line-break/>cus nobis amicus magnum nomen adeptus esu se Olei ce-<text:line-break/>drini sextarium j, aceti acris sextarios iij; coquito donec<text:line-break/>exhalet acetum, deinde adjice- adipis suilli veteris sale ser-<text:line-break/>vati lib. ii, eoque liquefacto ollam ab igne auferto et nitri<text:line-break/>triti bessem, salsuris vivi sexuncem, Iandaraches § i, lufar •</text:span></text:p>
      <text:p text:style-name="P6"><text:span text:style-name="T75">cito. Postquam vero illitum medicamentum exaruerit, in<text:line-break/>balneo per praedictu smegmata confricari jube, perque vi-<text:line-break/>num et ova ac nitrum et per radicum cucumeris ' silvestris<text:line-break/>• decoctum, aut faece rhodia et pumice cum aqua calida.</text:span></text:p>
      <text:h text:style-name="P3" text:outline-level="2">Cap. IX.</text:h>
      <text:p text:style-name="P9"><text:span text:style-name="T75">[Ad </text:span><text:span text:style-name="T106">psadracia et achoras, pusiulasque<text:line-break/>ulcerosas et exanthemata in</text:span><text:span text:style-name="T75"> capite.] Ad praescriptas affe-<text:line-break/>ctiones convenienti victus ratione uti oportet, corporisque<text:line-break/>ac capitis purgationem adhibere, per pilulas ex aloe colo-<text:line-break/>cynthide et scammonia, ita ut brassicae succo coactae ex his<text:line-break/>pilulae exhibeantur. Delude ipsa locali curatione utendum<text:line-break/>est, cujus generis est adiantum cum rosaceo illitum. Aut<text:line-break/>fbenigraeci decoctum affrictum. Aut malva cum farina hor-<text:line-break/>deacea pro cataplasmate imposita. Aut melilotum cum sa-<text:line-break/>rina foenigraeci ex. vino impositum et cicerum decocto,<text:line-break/>ipsumque cicer coctum impositum, nuces amarae comman- '<text:line-break/>sae et illitae. Difcutit. autem maxime et lilii radix affri-<text:line-break/>cta et thus cum vino et aqua et lupinorum amarorum</text:span></text:p>
      <text:p text:style-name="P144"><text:span text:style-name="T75">decoctum affrictum, bulbi cum nitro affricti thus ex aceto<text:line-break/>illitum, putamen mali punici cum laurino illitum. Aut<text:line-break/>anchusae radicem ustam et tritam cnin oleo, donec stri-</text:span><text:span text:style-name="T131">;<text:line-break/></text:span><text:span text:style-name="T75">grnentitiam crassitiem acripiat, cum penna illinito et </text:span><text:span text:style-name="T106">ae-<text:line-break/>grum juvabis.</text:span><text:span text:style-name="T75">- v .........<text:tab/>i.</text:span></text:p>
      <text:h text:style-name="P2" text:outline-level="1"><text:bookmark-start text:name="bookmark12"/><text:span text:style-name="T85">GALENI DE COMPOSITIONE MEDI-<text:line-break/></text:span><text:span text:style-name="T104">C</text:span><text:span text:style-name="T85">AMENTORVM SECVNDVM LO</text:span><text:span text:style-name="T104">C</text:span><text:span text:style-name="T85">OS<text:line-break/>LIBER II.</text:span><text:bookmark-end text:name="bookmark12"/></text:h>
      <text:h text:style-name="P3" text:outline-level="2">Cap. I.</text:h>
      <text:p text:style-name="P9"><text:span text:style-name="T75">Quicunque citra distinctionem doloris </text:span><text:span text:style-name="T106">ca-<text:line-break/>pitis</text:span><text:span text:style-name="T75"> auxilia scripserunt, majus detrimentum quam emo-<text:line-break/>lomentum iis qui eis fidem habuerunt attulere. Neque<text:line-break/>enim omnes ob unum affectum caput dolent, fed tum ipsi<text:line-break/>affectus plures funt,, tum curatio ipforurn singulorum pro-<text:line-break/>pria existit. Unus etenim affectus juxta'intemperiem sim-<text:line-break/>plicem citra humorum complexum, alius juxta humorum</text:span></text:p>
      <text:p text:style-name="P6"><text:span text:style-name="T75">qualitatem, velut etiam tertius quispiam alius juxta multi-<text:line-break/>tudinem tantum ipsorum humorum contingit. Quibus acce .<text:line-break/>dit is qui fit,' quum 1 amorum au vaporum uiae 'ntercr-<text:line-break/>piuutur. Et.ad haee alius est, quum lu quibusdam capitis<text:line-break/>partibus, propter imbecillitatem statuofus spiritus innasci -<text:line-break/>tur. Quandoque etiam ob causam aliquam externam, yelnt’’<text:line-break/>est ardor externus, frigiditas, ebrietas, plaga .capitis, dolor<text:line-break/>contingit. Vehementissimi igitur canitis dolores fiunt juxta<text:line-break/>caliditatem et frigiditatem, maxime quum inaequales exi-<text:line-break/>'stant, moderati vero juxta' siccitatem, est himriditates vero<text:line-break/>nullus consequitur dolor. Eodem modo quum .ob redun-<text:line-break/>dantes humores, sive juxta omnes capitis partes, sive juxta •<text:line-break/>unam quamcunque tandem, sive duas, dolor contingit ve-<text:line-break/>hementior quidem ob calidos et frigidos, moderatior autem<text:line-break/>ob resiccantes citra caliditatem, aut frigiditatem manifestam<text:line-break/>oboritur. Humectantes vero penitus nullum dolorem ijjdn-<text:line-break/>cunt, quantum ad qualitatem ipsiorum attinet: ob multitu-<text:line-break/>dinem fane instrumentalium partium morbos faciunt, non<text:line-break/>tamen similarium partium ullum aliquem, in quibus solum<text:line-break/>affectus juxta inlemperiem simplicem fiunt. At vero asse-</text:span></text:p>
      <text:p text:style-name="P6"><text:span text:style-name="T75">ctus ob humorum multitudinem citra quidem obstructiu,-<text:line-break/>nem caput gravant, cum obstructione vero,, siquidem ea<text:line-break/>moderata fuerit, moderatae dolorosi, sin sortis, fortiter, con-<text:line-break/>’ tingunt. Quod ;si etiam mordacem qualitatem humorum<text:line-break/>multitudo complectatur, etiam juxta hanc dolorem pugebit.<text:line-break/>Atque hae quidem differentiae funt-affectuum, quantum est<text:line-break/>causas attinet eos producentes. Aliae vero funt juxta affe-<text:line-break/>ctarum partium naturam. Aliquando enim extra calvariam<text:line-break/>affectio est, aliquando intra. Et quandoque quidem omnium<text:line-break/>: exteriorum aut interiorum esu quandoque non. omnium, fed<text:line-break/>unius, tantum corporum generis, arteriarum . videlicet aut<text:line-break/>venarum aut nervorum aut membranarum aut cutis aut<text:line-break/>ipsius adeo cerebri.' Itaque difficillimum; est affectum </text:span><text:span text:style-name="T106">d°-<text:line-break/></text:span><text:span text:style-name="T75">-gnoscere locum, sive unus sive plores uno exissent, aut qui<text:line-break/>tandem hi ipsi extent. Nec vero, affectum invenire prom-<text:line-break/>ptum :est, fed et hoc exercitato homine indiget, qui tum<text:line-break/>per rationis exercitium, tum per multam, et assiduam affe-<text:line-break/>ctus aegrorum inspectionem, eum cognoscat. Proprietates</text:span></text:p>
      <text:p text:style-name="P7"><text:span text:style-name="T75">enim aliquae quidem omnino dici non possunt, quaedam<text:line-break/>vero aegre circa aegrotantia corpora ostendi possunt, ut-<text:line-break/>' pote quse tantum iis. qui eas saepe viderunt cognitae exi-</text:span></text:p>
      <text:p text:style-name="P8"><text:span text:style-name="T75">stant. Non parum vero ad affectus cognitionem faciunt<text:line-break/>quaedam ex causis antegressis, quae privatim evidentes me-<text:line-break/>dicis vocantur, velut quum manifestus sensus et offensa<text:line-break/>ardoris aut frigoris aegris contigit, et facile fane ejusmodi<text:line-break/>allectus recentes sanantur, probeque et rite ab eis initium<text:line-break/>sumpserunt medici, qui praesidia ac auxilia morborum cum<text:line-break/>distinctionibus descripserunt. Multa quidem igitur a vetu-<text:line-break/>stioribus pharrnaca simplicia et compofita ad hujusmodi af-<text:line-break/>fectiones. descripta sunt. Mihi vero etiam hic fatis erit ex<text:line-break/>iecentioribus apponere, qui sane tum ea quae veteres<text:line-break/>invenere conscripserunt, tum ipsi etiam alia quaedam ad-<text:line-break/>diderunt. Equidem universum curationis scopum singulorum<text:line-break/>affectuum ratio nos docet, at vero materiae facultatas ex-,<text:line-break/>perientia ipsa demonstrat. Per hanc igitur auxiliorum copia<text:line-break/>progressu temporis augetur. Atque adeo nunc tempus adest ,</text:span></text:p>
      <text:p text:style-name="P6"><text:span text:style-name="T75">sermoni, prepria auxilia juxta singulos affectus defcribendi<text:line-break/>initium ah iis, quec secundum qualitates sulas a naturali<text:line-break/>cujusque partis statu discesserunt facturo.</text:span></text:p>
      <text:p text:style-name="P8"><text:span text:style-name="T106">[ (suae Apdllondus scripsit ad dolorem capitis qui ab<text:line-break/>drdare</text:span><text:span text:style-name="T75"> provenit.] Apollonius igitur lu primo de facile pa-<text:line-break/>rabilibus ad eapitis dolorem ab ardore provenientem sic<text:line-break/>scripsit i rosaceo assidue caput irrigato, aut lanam, sive lin-<text:line-break/>suolum iosaceo tingito et imponito. </text:span><text:span text:style-name="T106">Aliud.</text:span><text:span text:style-name="T75"> Narcissino uu-<text:line-break/>gnento- similiter utitor. </text:span><text:span text:style-name="T106">Aliud.</text:span><text:span text:style-name="T75"> Melino unguento eodem<text:line-break/>modo 'tilitor. </text:span><text:span text:style-name="T106">Aliud.</text:span><text:span text:style-name="T75"> Aut mori succo per linteolum ex—<text:line-break/>presso eum pari rosaceo utitor. </text:span><text:span text:style-name="T106">Aliud.</text:span><text:span text:style-name="T75"> Portulacae folia<text:line-break/>tusu per se et cum polentae flore'' imponito. </text:span><text:span text:style-name="T106">Aliud,</text:span><text:span text:style-name="T75"> Cu-<text:line-break/>• pressum teneram tritam per sc et </text:span><text:span text:style-name="T131">C</text:span><text:span text:style-name="T75">um polentae flore im-<text:line-break/>ponito. </text:span><text:span text:style-name="T106">Aliud.</text:span><text:span text:style-name="T75"> Solanum per se et cum polentae flore im-<text:line-break/>ponito. </text:span><text:span text:style-name="T106">Aliud.</text:span><text:span text:style-name="T75"> Sesamum terito et rosaceo adstillato, im-<text:line-break/>ponito. </text:span><text:span text:style-name="T106">Aliud.</text:span><text:span text:style-name="T75"> Vitis sclia eccta trita cuni mnisa aqua im-<text:line-break/>ponito. </text:span><text:span text:style-name="T106">Aliud.</text:span><text:span text:style-name="T75"> Folia ricini contusa et in octo aquae </text:span><text:span text:style-name="T106">hetui-</text:span></text:p>
      <text:p text:style-name="P6"><text:span text:style-name="T75">nas conjecta sub-dio </text:span><text:span text:style-name="T75">per </text:span><text:span text:style-name="T75">noctem exponito et cum aqim,-<text:line-break/>caput perfundito. et post haec, quae, ad hujuscemodi affe-<text:line-break/>ctum seripta funi; emplastri more apponito.. </text:span><text:span text:style-name="T106">Aliud. Cdtiyr..<text:line-break/></text:span><text:span text:style-name="T75">zae odorae, fasciculum decem; et fex digitorum in .aquae,<text:line-break/>heminas peto conjectum sub dio per noctem exponito et.<text:line-break/>leniter aquam effundito, Utendum et elbi-subtractione exi<text:line-break/>ventris evacuatione sumnoque et quiete.. Vitanda autem ma-.;<text:line-break/>xirne vinum, sol et balneum, amplius autem et fomenta,<text:line-break/>clamor, contentio, omnisque mentis perturbatio et per-<text:line-break/>cussio..Atque lu loco bene peKspirabili degendum. </text:span><text:span text:style-name="T75">.</text:span></text:p>
      <text:p text:style-name="P8"><text:span text:style-name="T75">[Ad </text:span><text:span text:style-name="T106">capitis dolo, em ex scigore,\</text:span><text:span text:style-name="T75"> lrino unguenta ca-<text:line-break/>lido caput trrigato,’utere etiam lanis ac linteolis- in eo<text:line-break/>madefactis.. </text:span><text:span text:style-name="T106">Aliud.</text:span><text:span text:style-name="T75"> Laurino unguento similiter utere. Aiiud.<text:line-break/>Farina coeta cum aqua mulsa utitor. </text:span><text:span text:style-name="T106">Aliud.</text:span><text:span text:style-name="T75"> Lauri folia,<text:line-break/>tenera cum irino, unguento trita capiti infunde. &lt; AiiuA ,<text:line-break/>Sampsucho cmn alno tritu aut rosaceo similiter utitor. Aiiud.,<text:line-break/>Cyperiim tusum adipe ariferinc admixto capiti 'illinitus<text:line-break/>Aiiuni: Cbfnu cervi exurito,</text:span><text:span text:style-name="T131">:</text:span><text:span text:style-name="T75"> </text:span><text:span text:style-name="T75">epusqec acetabulo ninumredo .</text:span></text:p>
      <text:p text:style-name="P6"><text:span text:style-name="T75">ratum dupla mensura admisceto; terito ac illinito. </text:span><text:span text:style-name="T106">Aliud.<text:line-break/></text:span><text:span text:style-name="T75">Convenieut et fomenta per spongias calida imbutas et ex-<text:line-break/>pressas, maxime si lauri folia tenera lu aqua suerint inco-<text:line-break/>ctaj aut sampsuchi aut cyperi, et lanarum- mollium pilei<text:line-break/>ungueuto irino et vino rigati, capitique circumpositi. Item<text:line-break/>tegmina et tepor et ciborum subtractio ac ventris evacua-<text:line-break/>tio. Amplius autem et somnus et quies et corporis tran-<text:line-break/>quillitas ac laetitia. Vitanda vero similiter clamor; conten-<text:line-break/>tio, vini potus et frigiditas. Haec quidem auxilia adversius<text:line-break/>capitis dolorem ex ardore oborto Apollonius scripsit. Ap-<text:line-break/>pellant autem ardorem ex sole aestivo circa caput factam<text:line-break/>perseverantem caliditatem. Omnes enim homines in sole<text:line-break/>aestivo diutius versantes' capite incalescunt, non tamen<text:line-break/>omnibus aequaliter caliditas permanet, scd statim quiescit,<text:line-break/>quibusdam etiam ante balneum, plerisqne ver-o post lotio-,<text:line-break/>nem, quibuscunque autem permanserit, affectum capitis jam<text:line-break/>solutu difficilem, non vero solutu facilem factum fuisse exi-<text:line-break/>stimantes ardorem appellant.* Aliquando igitur sula lutem-</text:span></text:p>
      <text:p text:style-name="P6"><text:span text:style-name="T75">peries consistit, </text:span><text:span text:style-name="T106">aSectri</text:span><text:span text:style-name="T75"> circa caput calidiore facto, aliquando<text:line-break/>vero etiam humorum aut vaporum multitudo ad ipsum<text:line-break/>caput effertur, et maxime quum redundantia quaedam hu-<text:line-break/>rnorum, quam Erasistrati sectatores plethoram vocant, in,<text:line-break/>toto corpore subalitur. Fit autem haec quatuor humoribus<text:line-break/>ex aequo auctis, aut etiam sanguine solo. Nam quum alius<text:line-break/>quispiam humor redundarit, velut est pituita et flava hilis,<text:line-break/>itemque nigra, ejusmodi redundantiam non plenitudinem<text:line-break/>neque simpliciter plenitudinem; scd cum appositione-pitui-<text:line-break/>tae aut bilis flavae aut nigrae, in corpore saetam plenitu-<text:line-break/>dinem dicunt. Caeterum eis, qui ex ardore caput dolent,<text:line-break/>cutis tactui aridior ad. primum contactum apparet, oculos-<text:line-break/>que rubros habent, frigidisque tum perfusionibus tum illi-<text:line-break/>sionibus gaudenti Principio igitur repulsoria curatione uten-<text:line-break/>dum est, ex refrigerantibus et astringentibus constante. Post-<text:line-break/>ea vero mitigatoria et concoetoria medicamenta repellenti-<text:line-break/>bus admiscere oportet, deinde etiam ex discussoriis quip-</text:span></text:p>
      <text:p text:style-name="P6"><text:span text:style-name="T75">piam addendum, paulatim detractis medicamentis quae re-<text:line-break/>pellunt. Optima autem censenda sunt, quae tenuium .par-<text:line-break/>tium .substantia praedita adhibentur. Quapropter in princi-<text:line-break/>pio quidem melius est rosaceo probe apparato quam fri-<text:line-break/>gidissimo caput perfundere, lanae fasciculo in orbem cir-<text:line-break/>cumpofite, juxta frontem quidem, ubi pilosa ejus pars de-<text:line-break/>sinit, juxta utrumque vero ejus latus, ubi nili ipsi ad an—<text:line-break/>res nectuntur, exinde vero post verticem, non tamen longe<text:line-break/>inferius. Neque enim facile exuritur capitiis ea pars, quae<text:line-break/>occiput appellatur, neque etiam citra molestiam </text:span><text:span text:style-name="T106">refrigeran-<text:line-break/>tia</text:span><text:span text:style-name="T75"> sustinet, propterea quod istic principium'medullae fpia<text:line-break/>nalis existat, ad stipitis modum in multos ramulos divifae<text:line-break/>in fexaginta ferine juxta numerum nervos. At vero regio<text:line-break/>capitis juxta sinciput, propter laxitatem coarticulationis<text:line-break/>juxta coronalem futuram et ob ossium tenuitatem et rari-<text:line-break/>tatem , facile tum caliditatem tum frigiditatem omnium quae<text:line-break/>adhibentur medicamentorum intro distribuit. Quare fi </text:span><text:span text:style-name="T106">ve,<text:line-break/></text:span><text:span text:style-name="T75">refrigerare oportet ex aestu caliditatem, si.ve calefacere &amp;id</text:span></text:p>
      <text:p text:style-name="P6"><text:span text:style-name="T75">giditatem, aptissimus est capitis juxta sinciput locus. Optima<text:line-break/>autem in principio refrigeratio ex rosaceo frigido, aestivo<text:line-break/>tempore existenle, in quo maxime ardoris affectio oboriri<text:line-break/>consuevit. Dietum autem est mihi de rosaceo jam saepe,<text:line-break/>quod optimum est ex oleo crudo, quod omotribes ,et om-<text:line-break/>phacinon bifariam appellant, citra salis admixtionem eon-<text:line-break/>secto, rosis quamplurimis ad ipsius irrigationem praeparati-<text:line-break/>tis. Sit autem rosaceum non vetus, scd eo ipso anno cou-<text:line-break/>fectum sive in vere sive principio aestatis. Proximum a ro-<text:line-break/>faceo chamaemelinum oleum, locum habet in iis corpori-<text:line-break/>bus; quibus vehementem frigiditatem inducere veremur,<text:line-break/>qualia sunt foemrnarum et eunuchorum ac puerorum et<text:line-break/>quicunque molli carne praediti albumque habentes ©olo-<text:line-break/>rem soli funt insueti. Mensuram autem tum rosacei .tutu<text:line-break/>chamaemelini, quod ad refrigerationem attinet, .ex praedi-<text:line-break/>etis -corporis habitibus et ex ardoris magnitudine invenire<text:line-break/>oportet, considerata simul aegri aetate </text:span><text:span text:style-name="T106">et</text:span><text:span text:style-name="T75"> ambientis nos<text:line-break/>aeris temperie, non minus autem et domo, in qua aeger</text:span></text:p>
      <text:p text:style-name="P6"><text:span text:style-name="T75">decumbit. Refrigerabis autem quaecunque adhibere voles<text:line-break/>in aqua vehementer frigida collocata, quaesi non adsit, ni-<text:line-break/>vern vasculo circumpones; hoc auxilium, sive humorum sive,<text:line-break/>vaporum multitudo in caput impetum faciat, praeclare au-<text:line-break/>xillatur, repellit enim eos infraque lu corpus detrudit adeo,<text:line-break/>ut ego in sexcentis hoc medendi modo usus nullo alio<text:line-break/>habuerim opus. Nam et frigidorum fontium multa Romae<text:line-break/>ubertas est et nivis, quemadmodum apud nos in Pergamo<text:line-break/>et in plurimis Asiae 'lraeciaeque civitatibus. At vero in<text:line-break/>calidis regionibus, qualis est Aegyptus, in qua et fontium<text:line-break/>frigidorum et nixis penuria est, necessarium est praefrige-<text:line-break/>rato rosaceo per expositionem sub dio 'per integram no-<text:line-break/>ctem et per .obversionem ad aurae, alienius afflatum, ita<text:line-break/>demum addere ei .scmperrivi succum aut portulacae aut<text:line-break/>lactucae aut psyllii aut polygoni, quin et solani aliquando<text:line-break/>paululum et pampinorum vitis et uvarum immaturarum,<text:line-break/>tales enim; sunt adhuc tempore aestatis. At papaveris et<text:line-break/>mandragorae succo abstinendum,- non enim citra damnum</text:span></text:p>
      <text:p text:style-name="P6"><text:span text:style-name="T75">refrigerat. Vitanda etiam quae cum refrigeratione manifeste<text:line-break/>astringunt, quaresi quando necessitas postulet; parum quid-<text:line-break/>dam ex eis ad refrigerantia admiscere oportet. Propterea </text:span><text:span text:style-name="T75">‘<text:line-break/></text:span><text:span text:style-name="T75">sane et solani sueeum aut nunquam penitus aut omnino<text:line-break/>marce admiscemus, sic etiam mali punici et mali et mespili.<text:line-break/>.Ad hanc tamen rem malorum punieorum acidorum succus<text:line-break/>praestantior est’, magis enim refrigerat. Porro quum ali-<text:line-break/>quando ruri degerem, nihilque horum ad manum esset, em.<text:line-break/>curbitae ramenta exuceata ad uvae immaturae succum ad-<text:line-break/>miscui. ' Poterit autem quispiam in tali loco etiam ferinis<text:line-break/>furco uti lactucaeque tum hortensis tum silvestris, quam<text:line-break/>proprie thridacinen appellant, hortensem enim, thridaca vo-<text:line-break/>.cant, et mororum succus aptus ad refrigerandum, sint </text:span><text:span text:style-name="T116">a</text:span><text:span text:style-name="T75">u-<text:line-break/>tem non valde matura. Quod si calvus sit aeger aut omnino<text:line-break/>breves habeat pilos, maxima ubertas refrigerantium existit.</text:span></text:p>
      <text:p text:style-name="P13"><text:span text:style-name="T75">-Quaecunque enim: ad erysipelata auxilia scimus ex cata-<text:line-break/>plafmatis et ceromatis humidis, </text:span><text:span text:style-name="T106">ea</text:span><text:span text:style-name="T75"> omnia ab ardore exustis<text:line-break/>conveniunt. Caeterum Apollonius ricinifolia tenera tusa in</text:span></text:p>
      <text:p text:style-name="P6"><text:span text:style-name="T75">aquam conjicere jubet, et delude per totam noctem vascu-<text:line-break/>lum, in quo continentur, sub dio exponere et posteraj die<text:line-break/>uti. Ego' quidem igitur non valde’ expertus sum .ricini sa-<text:line-break/>cultatem, verisimile esuautem Apollonium, qui longo tena-<text:line-break/>•pore lu Alexandria vixit, per magnam 'experientiam vim<text:line-break/>ejus cognovisse. Atqui oleum ex ricino factum manifeste<text:line-break/>cognovi calidius este facultate oleo, quod apud nos est,<text:line-break/>quare etiam si non praesens sit, veteri utimur. Puto au-<text:line-break/>tem et potamogetonem "et nili acum 'stratioten quiddam re-<text:line-break/>frigerati vum habere, mirorqne eorum Apollonium nullam<text:line-break/>mentionem fecisse. Quin et tribulus apud nos, velut .etiam<text:line-break/>polygonum, quiddam refrigerans habent, tenera videlicet et<text:line-break/>nondum dura ac sicca facta. Conyzam autem non folum<text:line-break/>refrigerare impossibile est, verum et moderate calefacere po-<text:line-break/>tentem novi, et miror sane cur Apollonius eam inter refri-<text:line-break/>gerantia retulerit. Quod si et ah arboribus etfruticibus au-<text:line-break/>xilia ad caput praeter naturam ealidius petere .oporteat.</text:span></text:p>
      <text:p text:style-name="P6"><text:span text:style-name="T75">-vitex convenientior. ad hoc existis et ‘vitis et lentiscus et<text:line-break/>:platanus, si quis eorum teneris germinibus acceptis delude<text:line-break/>tritis ab ipsis succum exprimat. Erasi.stratus vero magnum<text:line-break/>quoddam praefervati-vum in calidioribus habitibus tradit,<text:line-break/>quum videlicet eos solem perferre oportet, si spongiam Ia,-<text:line-break/>tam et densam ac cavam in aqua madefactam etprobeex-<text:line-break/>'pressam capiti imponas. - Porro signa dolentium caput ob<text:line-break/>frigiditatem contraria sunt eis, quae ex ardore oboriuntur.<text:line-break/>-Nam et fubtumida er decolor ipsorum facies existit, et fri-<text:line-break/>'gidis neque gaudent, neque ab eis urvantur. Quemadmodum<text:line-break/>autem ardor non aegre solubilis affectio est, ita neque, spi-<text:line-break/>giditas ex ambiente nete aere contracta difficulter curatur,<text:line-break/>li recens est, scd sufficit oleum rutaceum calidum sincipiti.<text:line-break/>ut dictum est, affusum perfecte hominem liberare. Si vero<text:line-break/>vehementiori calefactione opus fit, euphorbium in oleum<text:line-break/>conjiciatur et quaecunque. ex pipere medicamenta constant.<text:line-break/>Inungenda autem est frons aurium et narium meatus hisce<text:line-break/>unguentis, maxime quidem irino et amaracino et nardino</text:span></text:p>
      <text:p text:style-name="P6"><text:span text:style-name="T75">Quin et comptoria unguenta ex calefacientium numero exi-<text:line-break/>stunt, atque adeo ipsa opulentarum foeusinarum pretiosa<text:line-break/>unguenta, quae foliata et spicata Romae appellant. Opo-<text:line-break/>balsamum vero saepe experti sumus, nullum manifestum<text:line-break/>'commodum ad ullam, aliquam affectionem calefactione lu-<text:line-break/>digentem conferre. Quemadmodum autem rutaeeum oleum<text:line-break/>convenire dixi, sic etiam sampsuchinum </text:span><text:span text:style-name="T106">et</text:span><text:span text:style-name="T75"> laurinum laudo<text:line-break/>itemque serpyllinum, saepe et in plerisque ipsis usus. Dan-<text:line-break/>dum etiam vinum tenuium partium et motus corporis<text:line-break/>praecipiendus lavacraque calida et quandoque a raphano<text:line-break/>vomitus.</text:span></text:p>
      <text:p text:style-name="P8"><text:span text:style-name="T106">[J)e inveteratis eapitis affectibus ealidis et scigidis^\<text:line-break/></text:span><text:span text:style-name="T75">In inveteratis capitis doloribus ac affectibus necessario, pi-<text:line-break/>los radimus, aut valde ad ipsam usque cutem praesecamus,<text:line-break/>et medicamenta tum emplastrorum ac ceratorum forma tum<text:line-break/>etiam liquida adhibemus. Atque ea quidem quae empIestro-<text:line-break/>rum ac .ceratorum formam habent rasis penitus adhibemus,<text:line-break/>liquida vero his, qui brevissime praefectos pilos habent. Est</text:span></text:p>
      <text:p text:style-name="P7"><text:span text:style-name="T75">autem et horum materia multiformis, quod partim quidem<text:line-break/>magis, partim vero minus refrigerent et calefaciant. Ea<text:line-break/>igitur quae frigefaciunt, ex' iis quae erysipelata curant,<text:line-break/>transferenda funt, calefacientia vero ex medicamentis cale-<text:line-break/>factoriis componenda, quorum simplicissimum est ex eu-<text:line-break/>phorbio praeparatum. Sufficit autem unciam enpliorbii unam<text:line-break/>ad tres cerae liquefactae in olei lilu una conjicere; Uten-<text:line-break/>dum autem oleo ad omnes affectus calefactione opus ha-<text:line-break/>bentes, neque omphacino neque eo quod vulgo ah omnibus<text:line-break/>Hispanum appellatur, neque omnino eo, quod eum olearum<text:line-break/>germinibus praeparatur, fed eo quod ex maturis olivis </text:span><text:span text:style-name="T75">’<text:line-break/></text:span><text:span text:style-name="T75">conficitur apud plerasque gentes citra germinum' injectio-<text:line-break/>nem. Optimum autem ex eis quae ego novi est Sabinum<text:line-break/>non procul ab urbe Roma in Sabinorum regione progna-<text:line-break/>tum. Caeterum medicamenta, quae reeentiores medici fe ip-<text:line-break/>* sus methodicos appellantes, metafynmitica appellant, ea</text:span></text:p>
      <text:p text:style-name="P8"><text:span text:style-name="T75">omnis ad hujusmodi affectus .commoda existunt, ex quibus<text:line-break/>optima etiam in septimo libro hujuscemodi tractationis,<text:line-break/>qnae ante hanc a me edita est, relata funt. Tempus igitur</text:span></text:p>
      <text:p text:style-name="P7"><text:span text:style-name="T75">jam est me ad alium capitis transire affectum, nscripturum<text:line-break/>primo quae ab Apollonio conscripta sunt, quae juxta il-<text:line-break/>lius dictionem hoc modo habenti</text:span></text:p>
      <text:p text:style-name="P8"><text:span text:style-name="T75">[Quae </text:span><text:span text:style-name="T106">-Apollonius ad espitis dolorem ex ebrietate et<text:line-break/>meri .potu scripserit</text:span><text:span text:style-name="T75"> Utendum est omnibus defcriptia au-<text:line-break/>xiliis ad dolorem capitis ab ardore obortum. Quod si do-<text:line-break/>lores amplius invalescant, rutae folia cum aceto et rosaceo<text:line-break/>trita strigmenti crassi tie capiti illinenda. </text:span><text:span text:style-name="T106">Aliud.</text:span><text:span text:style-name="T75"> Nuces ama-<text:line-break/>ras cum aceto et rosaceo ad strigmentitiam spissitudinem<text:line-break/>tritas capiti illinito. Aiiud. Iridem siccam ac viticem ari-<text:line-break/>dum cum aceto, et Tofaceo eodem adhibe modo. </text:span><text:span text:style-name="T106">Aliud.<text:line-break/></text:span><text:span text:style-name="T75">Lauri baccarn et rutae folia cum aceto et rosaceo trita ad -<text:line-break/>hibeto. Conveniet autem somnus, inedia, quies, corporis<text:line-break/>tranquillitas. In potu aqua calida, aqua mulsa er evacuatio.<text:line-break/>Haec quidem Apollonius scripsit. Atque hujus rei gratia<text:line-break/>laudare virum decet, quod cum discrimine de unoquoque<text:line-break/>auxilio scripsit, quum neque Archigenes id ipsum fecerit,</text:span></text:p>
      <text:p text:style-name="P6"><text:span text:style-name="T75">quem, quum posterior Apollonio natu, sit, apponere quicle<text:line-break/>piam ad discriminum certitudinem oportebat, verum- quae<text:line-break/>ipse lu priore de medicamentis libro ecnscripsit, paulo post<text:line-break/>referentur. At vero quae ego per longam experientiam de<text:line-break/>capitis dolore ex vini potu&lt; cognovi </text:span><text:span text:style-name="T106">jaui</text:span><text:span text:style-name="T75"> exponam, ntpote<text:line-break/>qui stpem quidem utilitatis ipsurten ex affectu inveni, dili-<text:line-break/>gentem autem comprobationeta per multam experientiam:<text:line-break/>feci. Capitis itaque dolorem ex vinorum temperie calido^-<text:line-break/>ruin productum ludicat,- .quod ipsum caput omnino vapo-<text:line-break/>ribus repletur, quandoque etiam humoribus calida tem-<text:line-break/>perie praeditis, nam et citra vini potum ejusmodi ad eaput-<text:line-break/>prornpte deferuntur. Curatione itaque opus est, quae icor.<text:line-break/>pnm primum universalem </text:span><text:span text:style-name="T106">et</text:span><text:span text:style-name="T75"> communem omnibus habeat,<text:line-break/>nimirum evacuatione indigentem. Quum vero calidi sint </text:span><text:span text:style-name="T116">;<text:line-break/></text:span><text:span text:style-name="T75">qui caput repleverunt humores, etiam refrigerante eos me*<text:line-break/>dela opus erit; jubendi igitur funt, si crudum adhuc in eis<text:line-break/>vinum permaneat, ut tepida aqua 'hausta vomant; sin autem</text:span></text:p>
      <text:p text:style-name="P7"><text:span text:style-name="T75">et post concoctionem caput doleant, refrigerantibus utendum<text:line-break/>est ac repellentibus, quale est rosaceum per sc et cum<text:line-break/>acetu aut- hederae aut brassicae succo. Quin et ipla brassi<text:line-break/>cae folia calida irrigata capitique circumposita ac obligata'<text:line-break/>naturaliter ebrietati, resistunt. Caeterum somni .ac quietis<text:line-break/>cura . lu primis .habenda est,, quod ubi factum fuerit per.<text:line-break/>totum diem ad vesperam lotum, boni fucci cibis, non tamen<text:line-break/>calefacientibus nutrire oportet. Sunt autem tales ptisanae<text:line-break/>succus et sorbitio ex alica et panis ex aqua et ova for-,<text:line-break/>bilia absque garo, admisceatur autein eis ex melle quantum<text:line-break/>, est condimentum fatis .suerit , si vero ad mel accipiendum-<text:line-break/>non fuerint appositi, sales conditorii miscentor.: Ex oleri-<text:line-break/>bns est lactuca, ntpote boni succi et refrigeratoria, et bras-<text:line-break/>sica, ut quae vapores reficceti Sic et ex leguminibus lens<text:line-break/>esu Potu vero omnino aqua utendum est. At vero, cuin<text:line-break/>stomachus in quibusdam propter aquae potum subvertatur,<text:line-break/>malum punicuin eis insuper exhibendum est, aut solum per -<text:line-break/>su, aut cum alica flaccida calida probe cocta. Qulu et mala</text:span></text:p>
      <text:p text:style-name="P7"><text:span text:style-name="T75">cestiana appellata in urbe Romana citra coctionem quidem<text:line-break/>lunt austera, post coctionem vero stomacho fatis commoda<text:line-break/>fiunt. Coquenda autem funt ipfa in ollam novam aqua<text:line-break/>modica infusa, deinde malo lu olla suspenso, ignequefub<text:line-break/>ollam conjecto, quo vapor ex aqua'calidus'sublatus'eo-<text:line-break/>ctionem ipsi malo praebeat. Uvae passae etiam et'pyra,<text:line-break/>aliqua quidem cruda, aliqua vero ut malum 'ipsum cocta<text:line-break/>stomachum - corroborant. 'Abstinendum vero a glandibus<text:line-break/>patularum, proprietatem enim quandam habent capitis sio-<text:line-break/>lorem inducendi. Quod si vero post haec probe dormire<text:line-break/>tion possint, ad balneum postridie quam celerrime dedu-<text:line-break/>cantur ; calidaque aqua eis in baIneo saepe affundatur;-<text:line-break/>deinde ubi dormierint aut omnino interposito tempore quie-<text:line-break/>verint, rurfum ad balneum ducendi sunt, deinde velut pri-t<text:line-break/>siie connutriendi. Si vero moderate habeant et aquam bi-<text:line-break/>bere non possint, permittendus est eis potus aquosus ex<text:line-break/>aquosis vinis, quale est in Italia Sabinum, in Asia Titaca-<text:line-break/>zenum et Arsyeniura et Ariusium. Quin et moderate ha-</text:span></text:p>
      <text:p text:style-name="P7"><text:span text:style-name="T75">feentibns gallorum testiculi et alae et ex piscibus petrosi et<text:line-break/>teneris carnibus praediti exhibebuntur et columbarum pulli.<text:line-break/>Haec vera omnia nitra garum et vinum in albis ac sim-<text:line-break/>p licibus jusculis coquantur, in quibus aqua sola cum oleo<text:line-break/>et anetha ac exiguo porro coctionem perficiat, exiguo<text:line-break/>adjecto fala, non statim lu principio coctionis, scd quum.<text:line-break/>jam aliquo modo, flaccida facta suerint ac victa,- Manife-<text:line-break/>sium vero, quod tum hos tum omnes qui caput dolent<text:line-break/>augescente adhuo et vigente dolore quiescere melius est,<text:line-break/>.remittente vero ,ao decrescente lu locis aptis deambulare.<text:line-break/>Apti funt autem iis, qni calefieri opus habent, loci cali-<text:line-break/>'diures, qui frigefieri, frigidiores. Et ante cibum quidem<text:line-break/>pluribus deambulationibus utendum, post acceptum vero cis<text:line-break/>sium hrevibus et lentis. Oportet autem neque multa eome-<text:line-break/>dere neque statim deambulare, fed post duas aut tres aut<text:line-break/>etiam plures horas. . Quod si quando ex vaporibus et hu-"<text:line-break/>moribus lu caput sublatis reliquiae quaedam relinquantur<text:line-break/>tenuibus poris ac meatibus impactae et oli id etiam capi-</text:span></text:p>
      <text:p text:style-name="P6"><text:span text:style-name="T75">tis dolor perseveret, a rosaceo quidem abstinere expedit,<text:line-break/>utendum est autem primum quidem chamaemelino mode-<text:line-break/>rate calido, postea vero irino, maximopere enim hujusmodi<text:line-break/>affectiones juvant, lu balnee vero caput calida perfuuda-<text:line-break/>tur, non solum ob id, ut quippiam circa ipsnm discutia-<text:line-break/>tur, sed et somni coneiliandi gratia, quapropter etiam se-'<text:line-break/>eundum aut tertium etiam ad vesperam balneum apparan-<text:line-break/>dum est, acceptis ab eo lactucis ex aceto, exiguo aut omnino<text:line-break/>nullo addito garo, verum aqua affusa multa, ut acetum<text:line-break/>plane exaequet, nisi omnino aquosum sit acetum; nam </text:span><text:span text:style-name="T106">et<text:line-break/>hujusmodi</text:span><text:span text:style-name="T75"> magis quam acerrimo opus habent, caliditatem<text:line-break/>enim lu se aliquam tale acetum complectitur. Post siaee<text:line-break/>vero postera </text:span><text:span text:style-name="T106">die</text:span><text:span text:style-name="T75"> quae magis caput calefaciant adhibenda,<text:line-break/>ita ut ad irinum aliqUando amaracinum unguentum adda-<text:line-break/>mus, aliquando vero nardinum, quandoque etiam pretiosa,<text:line-break/>quibus opulentae sc em i nae, etiam si nihil habeant mali, uti<text:line-break/>consueverunt. Per hujusmodi sane medicationis ductum<text:line-break/>capitis dolores ex vini potu obortos in totum persanavi,</text:span></text:p>
      <text:p text:style-name="P6"><text:span text:style-name="T75">jrnilo ab Apcllonio praescripto pharmaco usus. Quum enim<text:line-break/>et per ea quae jam dixi, scopum contingerem ecrum quae<text:line-break/>scripsit Apollonius nullum recte dictum suisse mihi persuasi<text:line-break/>, et supervacaneum amplius erat eorum experimentum facere.<text:line-break/>Caeterum post 'praedictos tres affectus capitis dolorem in-<text:line-break/>ducentes, Apollonius quartam hanc insuper addidit.</text:span></text:p>
      <text:p text:style-name="P13"><text:span text:style-name="T75">,,. [Ad </text:span><text:span text:style-name="T106">dolarem capitis ex plaga aut casu ApollonH.<text:line-break/></text:span><text:span text:style-name="T75">Rosaceo et aceto jtepefactis caput rigato. Aiiud, Rosis sic-<text:line-break/>cis maxime coctis aut certe lu passo maceratis aut aqua<text:line-break/>mulsa tritis pro cataplasmate utitor. </text:span><text:span text:style-name="T106">Aliud.</text:span><text:span text:style-name="T75"> Meliloto simi-<text:line-break/>liter apparato utitor. Aiiud. Myrti albae folia tenera cum<text:line-break/>vino et rnyrrlia trita emplastri more imponito. Aiiud.<text:line-break/>Irino unguento et aceto illinito. Aiiud, Absinthium tritum<text:line-break/>cum vino et myrriia itidem trita imponito. </text:span><text:span text:style-name="T106">Aliud.</text:span><text:span text:style-name="T75"> Pulegio<text:line-break/>trito ex vino similiter utitor. Aiiud. Pulegium at myrrham<text:line-break/>trita similiter adhibeto. </text:span><text:span text:style-name="T106">Aliud,</text:span><text:span text:style-name="T75"> Apii comas cum vino co-<text:line-break/>ctas ac tritas imponito. </text:span><text:span text:style-name="T106">Aliud.</text:span><text:span text:style-name="T75"> Mala cotonea cocta ex vino</text:span></text:p>
      <text:p text:style-name="P145"><text:span text:style-name="T75">imponito. Convenient et fomenta per fpongias aqua calida<text:line-break/>imbutas et mollium lanarum fasciculi aceto et rosaceo con-<text:line-break/>spersu Ad haec et quies et corporis tranquillitas, fubtra-<text:line-break/>ctio cibi, evacuatio, suga eorum quae ostendere possunt,<text:line-break/>qualia funt sol, balneum, vini potus, clamor, contentio, et<text:line-break/>ex iis quae alimenti loco exhibentur acida, et aeria ac salia.<text:line-break/>Haec quidem Apollonius scripsit de capitis doloribus ex<text:line-break/>conspicua plaga abortis. Verum operae pretium est nosse nos<text:line-break/>ejusmodi affectum nullum alium praeter inflammationem<text:line-break/>esse, quae non ex plaga solum aut casu, sed eitra etiam<text:line-break/>manifestam causam, in omnibus corporis partibus, propter<text:line-break/>humorum' conflexum fieri consuevit. Siquidem igitur plaga<text:line-break/>vulneris aut- contusionis causa existat, plures scopi erunt<text:line-break/>ad remediorum luventionemr Unus quidem in vulnere ad<text:line-break/>quod conglutinantibus et inflammationem arcentibus medi-<text:line-break/></text:span><text:span text:style-name="T75">' </text:span><text:span text:style-name="T75">«amentis uti oportet, postquam ulceris labia fibulis impo-<text:line-break/>nitis constrinxerimus. Alter vero in contusione, et tertius<text:line-break/>lu doloribus, qui quandoque lu ipsis solis percussis parti-<text:line-break/></text:span><text:span text:style-name="T75">z<text:tab/>'<text:tab/>'</text:span></text:p>
      <text:p text:style-name="P7"><text:span text:style-name="T75">bus fiunt, plerumque vere etiam est’ vicinas partes exteu-<text:line-break/>duntur. Etenim membrana, quae calvariam ambit et cutis<text:line-break/>quae forinsecus circumtenditur, utraqne propriam substan-<text:line-break/>tiam continuam habet ,per omne caput extensam,, et oh id<text:line-break/>sane saepe ipsum universum dolore contingit, praescrtim si<text:line-break/>usque ad membranam es calvae ambientem plaga penetret,<text:line-break/>quam dedueta membrana calvariam ambiente osseque con-<text:line-break/>scalpto obrasove carne generanda curare oportet. Quodfi<text:line-break/>per communionem membranae calvam ambientis, quam ad<text:line-break/>duram cerebri membranam circa suturas habet, etiam intra<text:line-break/>calvariam inflammatio ipsa distribuatur, non absque peri-<text:line-break/>culo ejusmodi capitis dolor existit. Contingit autem non<text:line-break/>parum saepe in cafu, praesertim ex fublimi facto, ut quae-<text:line-break/>dam circa cerebrum aut membranas ejus partes abrunrpan-<text:line-break/>tur, quod ubi contigit, etiam amplius capitis dolor invale-<text:line-break/>flat ipfaque affectio tuta aegre curabilis redditur et peri-<text:line-break/>culum ingens ao praeeeps imminet. Optimum itaque fuerit<text:line-break/>in his, nisi aetas prohibeat, et nisi vitalis facultas debilis</text:span></text:p>
      <text:p text:style-name="P6"><text:span text:style-name="T75">appareat, a venae sectione curationis initium facere, et con- ,<text:line-break/>venientibus capitis irrigationibus uti, ex lana nimirum oleo<text:line-break/>dulci imbuta capiteque ex ea contecto. Quod fi quippiam<text:line-break/>horum five aetas sive virium imbecillitas aut etiam ambo<text:line-break/>simul sanguinis detractionem fieri praepediant, alvum per<text:line-break/>clysterem evacuabimus, tum ut superflua in ipso recre-<text:line-break/>menta extrahamus tum ut .humores, qui ad affectas partes<text:line-break/>inde ferri consueverunt, revellamus, atque inde auxiliis ad<text:line-break/>inflammationes commodis utemur. Si vero membrana </text:span><text:span text:style-name="T106">cere- ,<text:line-break/></text:span><text:span text:style-name="T75">hri fuerit vulnerata, egregie ipsam conglutinat, inquit Ar-<text:line-break/>chigenes, calamintbae succus infusus et farina milii arida<text:line-break/>inspersa. Deinde butyrum et rosaceum </text:span><text:span text:style-name="T106">ac adeps</text:span><text:span text:style-name="T75"> suillus<text:line-break/>insulsus vetus tepefacta ac mixtim insufa. Caeterum hoc<text:line-break/>modo affectos a vino et cibis crassioribus abstinere oportet,<text:line-break/>maxime si febri sint correpti. Atqui praedictam evacuatio-<text:line-break/>nem consulit etiam Apollonius, qualem autem fieri opor-<text:line-break/>teat non ostendit. At vero acetum rosaceo-admisceri'jubet,<text:line-break/>quemadmodum in phreneticis et lethargicis in. principio</text:span></text:p>
      <text:p text:style-name="P7"><text:span text:style-name="T75">plurimi medici facere consueverunt, verum non recte men-<text:line-break/>suram utriusque dicere reliquit, empiricorum simul trans-<text:line-break/>itione usus, non indicatione dogmaticorum. Affectus enim<text:line-break/>ipse nobis indicat auxilia, quantitatem mutem singulorum<text:line-break/>et particularem materiarum differentiam simul tum affecta<text:line-break/>particula tum aegri temperamentum indicat, et ad haec<text:line-break/>vitalis facultas, deinde aetas et ambientes nos aeris tempe-<text:line-break/>ries, juxta regiones annique tempora et praedominanlem<text:line-break/>anni constitutionem alia atque alia. In 'phreniticis quidem<text:line-break/>igitur quum omnia, quae extra calvariam' circaque cutem<text:line-break/>et pelliculam calvariam ambientem ab affectu iuimunia<text:line-break/>sint; veteres convenienter acetum admiscuerunt, ea ratione<text:line-break/>persuasi, quam lu commentariis de medicamentorum com-<text:line-break/>positione per longum recensui, quando videlicet ad affe-<text:line-break/>-ctns in profundo corporis obortos medicamenta diversa ab<text:line-break/>iis; quae ad affectus in superficie haerentes destinata sunt,-<text:line-break/>adhiberi oportere dixi. Exolvitur enim omnium ipsorum</text:span></text:p>
      <text:p text:style-name="P7"><text:span text:style-name="T75">vis in transitione per profundum et ob id ad propria affe-<text:line-break/>ctus auxilia aliquando contrariae et nocentis facultatis me-<text:line-break/>dicamenta admiscemus. Quum namque inflammatio dolo-,<text:line-break/>rem inducat, maxime, contrarium est acetum reliquis .anxi-<text:line-break/>liis admiscere, ntpote quod neque mitigandi, neque laxandi<text:line-break/>vim aliquam in sc complectatur. Sed quum per sinciput,,<text:line-break/>neque enim per aliam quampiam capitis partem transitus<text:line-break/>patet, medicamenti facultatem lutra penetrare velimus,<text:line-break/>tunc sane ad admixtionem alicujus eorum, quae propria<text:line-break/>natura auxiliantur ac-in profundum ducunt, devenimus,<text:line-break/>tenuium partium substantiam quandam invenientes, quan-<text:line-break/>doque quidem frigidam .velut acetum, quandoque vero ca-<text:line-break/>lidam velut euphorbium affectu, qui curatione subjacet,<text:line-break/>perspecto num calefacientibus opus habeat an refrigeranti-<text:line-break/>bus.,Juxta hanc igitur ratiocinationem, si quidem crassae •<text:line-break/>cerebri membranae nudae rosaceum offeratur, quemadmo-<text:line-break/>dum in illis, quibus capitis ossiculum aliquod excisum est,<text:line-break/>. fieri consuevit, scium ipsum leniter tepefactum adhibemus.</text:span></text:p>
      <text:p text:style-name="P8"><text:span text:style-name="T75">Quum vero, citra denudationem per rapitisquxta sinciput</text:span></text:p>
      <text:p text:style-name="P6"><text:span text:style-name="T75">partem, sana et integra existente calvaria, rosaceum ad ce-<text:line-break/>rebri membranam pervenire velimus, acetum ei, ut eo per*<text:line-break/>ducat, admiscemus, cujus item rursus vehemens facultas tum<text:line-break/>per viarum transitionem tum per </text:span><text:span text:style-name="T106">rofacei</text:span><text:span text:style-name="T75"> mixturam exol-<text:line-break/>vitur. Quapropter Apollonius lu' eo quod acetum rosaceo<text:line-break/>indefinite admiscere jussit peccavit- Cutis enim capitis aut<text:line-break/>quae post eam est membranae calvariam ambientis inflatu-<text:line-break/>mationes, </text:span><text:span text:style-name="T106">citra quidem</text:span><text:span text:style-name="T75"> vehementem dolorem obortae mei<text:line-break/>exigui fane aceti ad rosaceum admixtionem juvari possunt,<text:line-break/>•laedentur autem ubi magnae fuerint, doloremque vehernen-<text:line-break/>tum induxerint. Deliquit amplius Apollonius, quod neque<text:line-break/>tempus usus singulorum ab </text:span><text:span text:style-name="T106">eo</text:span><text:span text:style-name="T75"> descripturum auxiliorum<text:line-break/>apposiuit. Quaedam enim incipientibus et nascentibus adhuc<text:line-break/>inflammationibus auxiliantur, quaedam etiam in vigore con-<text:line-break/>fidentibus aut decrescentibus aut etiam induratis opem fe-<text:line-break/>runt. Rosaceum itaque cum aceto incipientibus, in vigore<text:line-break/>vero consistentibus rosaceum siolum adhibemus, quemadmo-<text:line-break/>dum etiam in induratis absinthium ac pulegium ei aduri-</text:span></text:p>
      <text:p text:style-name="P6"><text:span text:style-name="T75">scemus, ac vero quae citra indurationem decrescunt luflam-<text:line-break/>mationes, medicamentis laxantibus appellatis folum opus<text:line-break/>habent. Relata est autem tum materia tum compositio<text:line-break/>ipsorum lu prioribus hujus tractationis commentariis, quos<text:line-break/>edidi antequam opus aggrederer, lu quo affecti loci mul-<text:line-break/>tam indicationem sariunt simul cum ipsis affectibus ad lu-<text:line-break/>ventionem remediorum. Quum igitur affectus ab Apollonio<text:line-break/>descripti quatuor sint, qui capitis dolorem faciunt, ob ffla</text:span><text:span text:style-name="T116">4<text:line-break/></text:span><text:span text:style-name="T75">nifestas causas oborti, deinde vero ex ordine transierit ad<text:line-break/>eos, qui ex obscuris causis producuntur, rneritq sane quis<text:line-break/>ipsum reprehenderit, non solum quod a dogmatica desci-<text:line-break/>verit doctrina, sed quod neque empirica sit usus. Distlu-<text:line-break/>guunt enim etiam hi affectus per symptomatum concur-<text:line-break/>sus ab ipsis appellatus,, qui sane symptomatum quidam<text:line-break/>congestus sunt, quae omnibus evidenter apparent, lu qui-<text:line-break/>bus concursibus etiam externas causas ipsi comprehen-<text:line-break/>dunt, tanquam partes tutius concursus existant. Verum<text:line-break/>nullum talem congestum symptomatum vel signorum A pol-</text:span></text:p>
      <text:p text:style-name="P6"><text:span text:style-name="T75">Ionius scripsit, quemadmodum discemus ubi et ad fequen-<text:line-break/>tem viri doctrinam non minus quam ad priorem animum<text:line-break/>adhibebimus,.</text:span></text:p>
      <text:p text:style-name="P8"><text:span text:style-name="T129">\_Continuu </text:span><text:span text:style-name="T106">ex praecedenti Apollonii doctrina ad tem-<text:line-break/>porum ac totius capitis dolorer citra rnaniscsias causias'<text:line-break/></text:span><text:span text:style-name="T75">obortos.] Unguento Mendesio caput illine. </text:span><text:span text:style-name="T106">Aliud.</text:span><text:span text:style-name="T75"> Adipem •<text:line-break/>anserinum Mendesio unguento dilutum illine. </text:span><text:span text:style-name="T106">Aliud.</text:span><text:span text:style-name="T75"> Myr-*<text:line-break/>rham vino quam optimo tritam et ad succi ptisanae crassi-•<text:line-break/>tudinem redactam illine. </text:span><text:span text:style-name="T106">Aliud.</text:span><text:span text:style-name="T75"> Myrrham unguento pre-<text:line-break/>tiofissirno tritam similiter adhibe. In pueris autem sinciput<text:line-break/>dolentibus, myrriia cum oleo trita utitori </text:span><text:span text:style-name="T106">Aliud.</text:span><text:span text:style-name="T75"> Viticis<text:line-break/>semen tritum et aqua dllutum imponito, aut linteolo illi-<text:line-break/>tum similiter imponito. </text:span><text:span text:style-name="T106">Aliud.</text:span><text:span text:style-name="T75"> Lolii farinam cnm adipe<text:line-break/>anserino contritam pro cataplasmate imponito, adipe prius<text:line-break/>liquefactu. </text:span><text:span text:style-name="T106">Aliud.</text:span><text:span text:style-name="T75"> Portulacam per, se et cum lini semine<text:line-break/>tritam imponito. </text:span><text:span text:style-name="T106">Aliud.</text:span><text:span text:style-name="T75"> Oleae folia tenerrima oleo ac vino<text:line-break/>- nigro affuso terito ac imponito. . Aiiud- Cinerem quem-<text:line-break/>cunque haces aceto aut aqua diluito, eoque caput rigato.</text:span></text:p>
      <text:p text:style-name="P7"><text:span text:style-name="T106">Aliud.</text:span><text:span text:style-name="T75"> Solanum et ‘ terram figulinam trita ac laevigata<text:line-break/>imponito. </text:span><text:span text:style-name="T106">Aliud.</text:span><text:span text:style-name="T75"> Halicacabi fructum eum adipe anserino<text:line-break/>aut unguento balanino tritum adhibeto. </text:span><text:span text:style-name="T106">Aliud.</text:span><text:span text:style-name="T75"> Lentifci<text:line-break/>folia trita ex aqua imponito. </text:span><text:span text:style-name="T106">Aliud.</text:span><text:span text:style-name="T75"> Blitum tritum ac oleo<text:line-break/>, dilutam adhibeto. </text:span><text:span text:style-name="T106">Aliud.</text:span><text:span text:style-name="T75"> Riclui sumen aqua tritum impo-<text:line-break/>nito. </text:span><text:span text:style-name="T106">Aliud.</text:span><text:span text:style-name="T75"> Coriandri semen et anethi trita </text:span><text:span text:style-name="T106">ac</text:span><text:span text:style-name="T75"> melle<text:line-break/>mixta imponito. </text:span><text:span text:style-name="T106">Aliud.</text:span><text:span text:style-name="T75"> Melanthium tritum ac -oleo dilu-<text:line-break/>tum imponito. </text:span><text:span text:style-name="T106">Aliud.</text:span><text:span text:style-name="T75"> Cuminum et adipem anserinum trita<text:line-break/>imponito. Aiiud, Succum papaveris fabae Aegyptiacae quan-<text:line-break/>titate et salis partes duas et pulegii partem unam eum<text:line-break/>aceto et unguento optimq trita illinito. 'Convenit item ci-<text:line-break/>bum subtrahere et alvum evacuare, caputque contegere,<text:line-break/>amplius vero et quietem agere, omnemqueecotum vitare.<text:line-break/>Quod igitur Apollonius, quemadmodum dixi, indefinite tra-<text:line-break/>dendo haec remedia ad capitis dolores absque manifesta<text:line-break/>causa factos dupliciter peccarit, neque ut dogmaticus vir<text:line-break/>affectus explicans, neque ut empiricus eorum'concursus, id<text:line-break/>ipfum ex illius ipsius dictione didicimus. Quod vero et</text:span></text:p>
      <text:p text:style-name="P6"><text:span text:style-name="T75">medicamentorum facultates inter se non parum differant,<text:line-break/>ex tota virium ipsorum perpensione discere licet. Etenim<text:line-break/>primum ab eo descriptum simplicis est facultatis laxantis,<text:line-break/>talis eniin est Mendesii unguenti facultas. Secundum vero<text:line-break/>eandem vim lutense possidet, in quo ad Mendesium unguen-<text:line-break/>tum anserinus adeps admifcetm. Tertium autem propter<text:line-break/>myrrham quidem resiccatorium est, nnaque calefacit, pro-<text:line-break/>pter vinum vero astringit, utile iis existens,' in quibus re-<text:line-break/>dundantem humiditatem simul repellere ac discntere propo -<text:line-break/>fuimus. Scimus porro myrrhae odorem plurimis etiam fanis<text:line-break/>dolorem capitis inducere, quare sane eos ipsos qui jam<text:line-break/>caput dolent non pariun offendet. Ejusdem autem faculta-<text:line-break/>tis est et quod sequitur quartum. Quintum vero non prope<text:line-break/>ad horum vim accedit, ubi scilicet cataplasma ex aqua et<text:line-break/>viticis semine componit, quod non solum ab utraque facul-<text:line-break/>tate, tum calefaciendi tum resiccandi, quibus ea praestant<text:line-break/>quae ex rnyrrha composita sunt, multum deficit, sed et con-</text:span></text:p>
      <text:p text:style-name="P6"><text:span text:style-name="T75">trarium facere potest in iis qui caput ob frigiditatem </text:span><text:span text:style-name="T106">do-<text:line-break/>lent. Quod</text:span><text:span text:style-name="T75"> vero deinde sequitur ex lolii farina et anserino<text:line-break/>adipe compositum, in quibus resiccare intendimus, utile est<text:line-break/>neque in capite solum, sed et in aliis partibus rationabi-<text:line-break/>liter adhibetur, id ipsum vero ob anserinum adipem citra<text:line-break/>molestiam resiceantem contingit, abunde enim medicamen-<text:line-break/>tum hoc et mitigat et sedat dolorem- Verum quod deinceps<text:line-break/>sequitur, de quo haec verba scripsit: Portulacam per se et<text:line-break/>cum lini semine tritam imponito, refrigeratorium est medi-<text:line-break/>camentum, praedure faciens ad affectiones calidas. Quod<text:line-break/>vero post hoc scriptum est hoc modo, oleae solia tenerrima<text:line-break/>oleo ac vino nigro affuso terito et imponito, dolorem qui-<text:line-break/>dem non mitigat, verum humiditates succorum evacuat. '<text:line-break/>At vero qnod deinceps scriptum est, forti facultate prae-<text:line-break/>stat, in quo videlicet jubet cinerem aceto aut aqua dilui<text:line-break/>eoque caput rigari Siquidem enim ex aceto praeparetur,<text:line-break/>inveteratos affectus et lu fcirrhum induratos sanare potest,</text:span></text:p>
      <text:p text:style-name="P7"><text:span text:style-name="T75">non tamen doloris mitigativum existit. Si vero cum aqua<text:line-break/>cinis diluatur ac percoletur, fortitudine juidem plurimum<text:line-break/>ab eo deficiet, quod exaceto constat, neque tamen sic do-<text:line-break/>loris mitigativum erit. Quemadmodummeque id quod post-<text:line-break/>ea descriptum est, ex terra figullua et solano compositum.<text:line-break/>Superfluam autem compositionem Apollonius lu eo,'quod<text:line-break/>ex halicacabi fructu constat, ostentat, utpote quod neque<text:line-break/>praedictis neque postea dicendis quicquam amplius habeat.<text:line-break/>Quemadmodum sane' ea quae deinceps sequuntur singula<text:line-break/>alia facultate praedita sunt. Non ‘rite autem facit haec<text:line-break/>omnia indefinite trahendo. Quid enim simile habeat cata-<text:line-break/>plafrna ex blito cum oleo trito, ad illud quod ex ricini<text:line-break/></text:span><text:span text:style-name="T75">' </text:span><text:span text:style-name="T75">semine aut coriandri aut cumini aut melanthii componi-<text:line-break/>tur? Calefaciunt enim haec et ‘resiceant, blitum vero debi -<text:line-break/>liter humectat et frigefaciL Porro quod in fine fermonis<text:line-break/>ipsius scriptum est, primum neque ab ullo in usum assumi<text:line-break/>experiundi .gratia consuluerim, nedum saepe. Raro enim<text:line-break/>cogimur medicamentis ex opio uti, ‘quum videlicet prae do-</text:span></text:p>
      <text:p text:style-name="P7"><text:span text:style-name="T75">loris vehementia homo de vita periclitatur, quamquam et<text:line-break/>tunc solidae partes ex ejus usu ostendantur, adeo ut post<text:line-break/>haec correctione opus habeant. Sic et ex opio collyria de-<text:line-break/>trimento fuerunt, adeo ut debilem oculum reddiderint et<text:line-break/>visus hebetudinem induxerint, velut etiam auditus gravita-<text:line-break/>lem inducunt, quaecunque ad vehementem aurium dolorem<text:line-break/>ex papaveris succo composita funt. At vero ob capitis</text:span></text:p>
      <text:p text:style-name="P15"><text:span text:style-name="T75">[ dolorem vehementem nemo unquam animi deliquio conipre-,<text:line-break/>hensus mortuus est, neque se ipfum occidit, quemadmodum<text:line-break/>quidam coli dolore vexati fecerunt. Utcunque enim doleant,<text:line-break/>longe minor ipforum dolor est quam eorum qui'coli aut<text:line-break/>auris </text:span><text:span text:style-name="T116">aut</text:span><text:span text:style-name="T75"> oculi aut dentis dolore vexantur. Mitigantur illi'</text:span></text:p>
      <text:p text:style-name="P146"><text:span text:style-name="T75">, ipsi perfusionibus et cataplasmatum impositione.<text:tab/>i</text:span></text:p>
      <text:p text:style-name="P13"><text:span text:style-name="T75">[Quae </text:span><text:span text:style-name="T106">Archigenes ad capitis dolorem remedia</text:span><text:span text:style-name="T75"> eon-<text:line-break/></text:span><text:span text:style-name="T106">scpipscritij</text:span><text:span text:style-name="T75"> Relicto igitur jam Apollonio ad Archigenem<text:line-break/>transeamus, qui in priore libro de medicamentis secundum<text:line-break/>genus ei inscripto, hoc modo scripsit: Aresiigenis ad </text:span><text:span text:style-name="T106">capi-<text:line-break/>tis dolores citra febrem obortos.</text:span><text:span text:style-name="T75"> Communiter lu principio</text:span></text:p>
      <text:p text:style-name="P7"><text:span text:style-name="T75">auxiliatur eis aquae potus, parcitas cibi, solutio alni. Haec<text:line-break/>praefatus deinceps medicamenta multiformia conscribit.<text:line-break/>Praestabilius igitur mihi videtur singillatim unamquamque<text:line-break/>ipsius dictionem in manus sumptam considerare, et primum<text:line-break/>sane principium ejus collaudare, in quo manifeste discri-<text:line-break/>men ab eo, quod quis non febriat, inductum distinxit. Fuit<text:line-break/>itaque Archigenes non quidem vulgaris' medicus, velut et<text:line-break/>Mantias et Heraclides empiricus,, verum ad 'diligentiam,<text:line-break/>quam circa artem fecit, etiam hoc Archigeni accessit, quod<text:line-break/>posterior natu illis ipsis fuit. Caeterum maximum hoc cen-<text:line-break/>feri debet jis, qui artem quamcunque tandem rationalem<text:line-break/>ediscere rite volunt, quum natura apti ad eam suerint in-<text:line-break/>geniosique et a pueris in primis disciplinis eruditi. Pleri-<text:line-break/>que autem ex iis qui ejusmodi artes tractant, non ut ipsi<text:line-break/>sapientes in iis evadant, fed ut vulgo tales videantur stu-<text:line-break/>dio habent. At vero Archigenes, ut si quis alius, quae ad<text:line-break/>medicam speculationem attinent, diligenter re vera ediscere<text:line-break/>studuit, atque ob id merito scripta quam plurima mernora-<text:line-break/>bilia reliquit. Non tamen lu omnibus sane quae tradidit</text:span></text:p>
      <text:p text:style-name="P13"><text:span text:style-name="T75">/</text:span></text:p>
      <text:p text:style-name="P6"><text:span text:style-name="T75">irreprehenfibllis milu ridetur, verum veluti ipse pleraque<text:line-break/>eorum virorum, a quibus, adiutus optimus evafit,,reprehendit,<text:line-break/>sie par est ipsum delinquentem a nobis posteris examinari.<text:line-break/>Difficile enim est ut qui homo sit non in multis peccet,<text:line-break/>quaedam videlicet penitus ignorando, quaedam vero male -<text:line-break/>judicando et quaedam tandem negligentius scriptis tradendo.<text:line-break/>Quemadmodum fane et nunc mihi in distinguendo non fe- •<text:line-break/>brientes a febricitantibus peccasse videtur,'quum non omnes<text:line-break/>eorum qui non febriunt distinctiones et discrimina appo-<text:line-break/>suerit.</text:span></text:p>
      <text:p text:style-name="P8"><text:span text:style-name="T106">[sile iis qui ex stomacho caput dolenti</text:span><text:span text:style-name="T75"> Statim igi-<text:line-break/>tur primum in his discrimen est doloris capitis ex storna-<text:line-break/>cho productu Quidam enim etiam si pauxillus quispism<text:line-break/>humor acris in ventre et praefertim circa os ejus congre-<text:line-break/>-etur, statim caput dolent, atque ob id, si diutius famem<text:line-break/>tolerent, offenduntur, augetur enim ipsis inediam ferentibus<text:line-break/>ejusmodi humorum malitia. Eos igitur qui hoc modo affli-<text:line-break/>guntur fanare oportet, ita ut nihil remediorum capiti adhi-</text:span></text:p>
      <text:p text:style-name="P6"><text:span text:style-name="T75">beamus, quandoquidem neque proprius est hic capiti affe-<text:line-break/>ctus, scd ab humorum lu ventre malignos vapores exci-<text:line-break/>tantium in ipfo ascensu affligitur,, quemadmodum alii lu<text:line-break/>suffusorum symptomata ob hujusmodi humores incidunt.<text:line-break/>Quae igitur hsirum erit cura? ut videlicet affligentes in<text:line-break/>ventre humores quam celerrime evacuemus. Evacuantur<text:line-break/>autem ad vomitum proclives facile ab aquae potu, aegre<text:line-break/>vomentibus vero difficilius, adeo ut etiam digitorum sive<text:line-break/>'pinnularum immissione venter ad vomitum irritatus qui-<text:line-break/>busdam nihil amplius effuderit. His igitur conabimur quam-<text:line-break/>primurn cibum boni succi ac stomacho commodum exhi-<text:line-break/>bere, si res ita ferat, a balneo, si non, ante balneum tantum<text:line-break/>cibi offeremus, ut ne laedantur lude postea lavantes. A coena'<text:line-break/>autem modicum absinthium lu potu dabimus, atque ita et<text:line-break/>postridie faciemus, eoque modo in posterum diaetam ipsis<text:line-break/>constituemus, donec valde bene concoquentes ipsos videa-<text:line-break/>mus, atque tum sane panis pauxillum eis praebebimus circa<text:line-break/>tertiam aut quartam horam aut panio prius, vel etiam se-<text:line-break/>rius, ut- satis ainplum spatium ad consuetam baluei horam</text:span></text:p>
      <text:p text:style-name="P7"><text:span text:style-name="T75">interfit. Quicunque vero panem citra obsonium edere non<text:line-break/>• possunt, iis olivas aut palmulas aut uvas aut tale quiddam<text:line-break/>addemus, per experientiam cognoscendo quid ex eis prae-<text:line-break/>stet, quum aliud alio melius sit juxta naturae proprietatem.<text:line-break/>Caeterum ad vitiosorum in ventre humorum redundantiam<text:line-break/>tum facultatis concoctricis debilitas tum oris ventris infir-<text:line-break/>mitas plurimum conferunt. ' Quemadmodum etiam sensus<text:line-break/>exquisitus et ad haec caput ad ejusmodi humorum vapo-.<text:line-break/>res suscipiendos aptum, quemadmodum et in quibusdam<text:line-break/>oculu Ego quidem igitur saepe et in multis expertus sum<text:line-break/>hanc quam narrari curandi viam, ad capitis ex stomacho<text:line-break/>dolorem commodam. Archigenes vero quum simpliciter ad<text:line-break/>omnem capitis dolorem citra febrem cibi parcitatem auxi-<text:line-break/>liarem scribat, palam facit se nihil de eo, qui ex bilioso<text:line-break/>humore oboritur scire. Quod sane etiam amplius quis cre-<text:line-break/>diderit,. qui postremam ejus dictionem legerit, quae hoc<text:line-break/>modo habet. </text:span><text:span text:style-name="T106">Archigenes.</text:span><text:span text:style-name="T75"> In his vero, qui ex stomacho ca-<text:line-break/>putidoleut flatuoscque distenduntur, acetum in quo papave-</text:span></text:p>
      <text:p text:style-name="P6"><text:span text:style-name="T75">ris capita lueoeta sint affundito, aut spongias eo imbutas<text:line-break/>imponito, deinde polentam cum mentha et aceto fronti<text:line-break/>pro- cataplasinate imponito. Aut pulegium cum iisdem. Aut<text:line-break/>solani succum cum rosaceo illinito. Stomachum quidem os<text:line-break/>ventris appellat, quum et medici hanc partem ita appel-<text:line-break/>lare sint assueti, qui etiam stomachica animi deliquia appel-<text:line-break/>Iant, et quosdam stomachicos esse dicunt, </text:span><text:span text:style-name="T106">a</text:span><text:span text:style-name="T75"> quopiam vide;<text:line-break/>licet in eo loce oborto affectu ita appellantes, velut etiam<text:line-break/>hepaticos ab hepate et colicos a colo et nephriticos a reni-<text:line-break/>bus et splenicos a splene affectos. Unam autem ex stoma- ,<text:line-break/>cho affectionem dolorosam scripsit, , quae caput occupet,<text:line-break/>eorum quos ipse flatuose distentos vocavit, quam ex vini<text:line-break/>largi potu magis oboriri scio. Qui enim propter humores<text:line-break/>acres caput dolent, mordacem dolorem non distendentem<text:line-break/>percipiunt. Fames igitur in distensionibus commoda est, at<text:line-break/>non iis qui mordaces humores in ore ventris habent. Quum<text:line-break/>itaque hic mordax humor fuerit amarus, pallida et flava</text:span></text:p>
      <text:p text:style-name="P6"><text:span text:style-name="T75">bilis appellatur, quae ob naturalem levitatem ad ventris<text:line-break/>os sursum fertur, quum vero pituitosus aut acidus aut sal-<text:line-break/>sus fuerit, magis in totius ventris spatio continetur, quam<text:line-break/>quod in ore ipsius firmetur. Optimum autem suerit, quan-<text:line-break/>tum . sane nunc in his. dicere licet, in fundo ventris ipsum<text:line-break/>contineri, facile enim relicto ventre in intestinum delabi-<text:line-break/>tur, pessima autem fit affectio, ubi vitiosi humores in </text:span><text:span text:style-name="T106">ven-<text:line-break/>tris</text:span><text:span text:style-name="T75"> tunicas ineluibiliter suerint imbibiti, quorum optimum<text:line-break/>remedium est ex aloe medicamentum, quod aliqui picram,<text:line-break/>id est amaram, aliqui hieram, id est sacrum, ex aloe appel-<text:line-break/>lant, fnque ejus compositionem aloes drachmas centum con-<text:line-break/>jiciunt et sex uniuscujusque reliquorum, quae etiam sex<text:line-break/>numero existunt, cinnamomum, spica nardi, xylobalsamum,<text:line-break/>mastiche Chia, asarum, crocus. Praestantius autem, fit medi-<text:line-break/>eamenturn, ubi minus de aloe additur. Viia namque mihi-<text:line-break/>est, nimia ejus copia centum drachmae esse, ad proportio-<text:line-break/>nem reliquorum, quibus hae adduntur, quapropter etiam<text:line-break/>per xc drachmas ipsum composui et per lxxx. Quin et</text:span></text:p>
      <text:p text:style-name="P7"><text:span text:style-name="T75">per pauciorem aliquando crocum., propterea quod quidam<text:line-break/>ex ejus usu capite laedantur, quod ipsum saepe ex solo<text:line-break/>croci odore perpetimur. Quare optimam ejus esse composi-<text:line-break/>tionem judicans, quae ex aloes drachmis xc et croci drach-<text:line-break/>mis v constat, hac ego utor. His vero qui neque croci<text:line-break/>odorem citra molestiam ferunt, scd statim capite replentur,<text:line-break/>ex quatuor croci drachmis medicamentum compono. Cogor<text:line-break/>autem assidue hoc medicamentum praeparare, propterea<text:line-break/>quod non solum hisi de quibus jam dixi, sed et suffusorum<text:line-break/>speciem patientibus, aut etiam alia symptomata ex stomachi<text:line-break/>affectione habentibus, id ipsum exhibeam et praeterea iis,<text:line-break/>qui alvo astricta laborant, et mulieribus, quae non probe<text:line-break/>purgantur. In quibus majorem efficaciam habent, ubi aloes<text:line-break/>drachmae lxxx </text:span><text:span text:style-name="T75">et </text:span><text:span text:style-name="T75">croci vj fuerint commixtae. Praestat<text:line-break/>autem et carpesium pro asaro conjicere, quamquam etiam<text:line-break/>' utrisque conjectis aliquando composuerim. Datur ad snm-<text:line-break/></text:span><text:span text:style-name="T75">mum. </text:span><text:span text:style-name="T75">ex medicamento hoc drachma una cum aquae cali-<text:line-break/>dae cyathis non pluribus quam tribus, minimum vero di-</text:span></text:p>
      <text:p text:style-name="P6"><text:span text:style-name="T75">midium ejus praebetur. Datur et intra hos modos quanti-<text:line-break/>tate juxta aetatem, corporis magnitudinem consuetudinem-<text:line-break/>que permutata.</text:span></text:p>
      <text:p text:style-name="P8"><text:span text:style-name="T75">[Quae </text:span><text:span text:style-name="T106">Archigenes consequenter ad primam dictio-<text:line-break/>nem scripsit, in qutbus esi etiam Galeni censurae</text:span><text:span text:style-name="T75"> De iis<text:line-break/>quidem igitur qui caput ex stomacho dolent haec suffece-<text:line-break/>rint. Tranfeundem itaque jam ad ea quae Archigenes post<text:line-break/>primam dictionem deinceps scripsit. Faciam autem juxta<text:line-break/>singula ipsorum consimilem expensionem, qualem circa pri-<text:line-break/>mam feci, conuectendo ad ipsa propter rerum consequen-<text:line-break/>tiam etiam ultimam ipsius dictionem. Sed nunc a secunda<text:line-break/>initium faciam. Irrigationes autem fi quidem </text:span><text:span text:style-name="T106">a</text:span><text:span text:style-name="T75"> frigore aut<text:line-break/>hieme patiantur, conveniunt oleum tepidum et'lllitio na-<text:line-break/>rium, succus e baccis lauri expressus, aut oleum laurinum<text:line-break/>aut unguentum Syriacum aut cicinum aut styracinum aut<text:line-break/>gleucinum aut tale aliquod aliud calefactorium. Ut igitur<text:line-break/>a postremo exordiar, opinor ipsum resinam, quae sua sponte<text:line-break/>emanat, dicere, quae plurinra ni Lacedaemone provenit,<text:line-break/>et capnelaeou Ciliciae, et amaracinum ac styracinum in</text:span></text:p>
      <text:p text:style-name="P7"><text:span text:style-name="T75">Cyzico et quod in Perga apparatur irinum. His vero un-<text:line-break/>guentis nares oblinere operae pretium ducit, quo per odo-<text:line-break/>rem ipsorum caput calefiat, quod ipsum inde evenire ma-<text:line-break/>nifeste apparet adeo, ut et idiotae vulgo his utantur et<text:line-break/>maxime eis, quae facile parari possunt. Parabilia autem funt<text:line-break/>aliis alia, quae videlicet apud singulos redundant. Et apud<text:line-break/>nos fane in Asia agrestibus et ruri degentibus hominibus<text:line-break/>cedrino appellato uti mos est, et si quando ejus inopia sit,<text:line-break/>pisselaeo, quo nomine id appellant quod ex oleo et liquida<text:line-break/>pice constat. Admiscent autem tum huic tum cedrino<text:line-break/>’ oleum aliqui plus, aliqui minus, in quantum virium ipso-<text:line-break/>. rum vehementiam evolvere yeliut. Utuntur autem omnibus<text:line-break/>quae dixi et circa caput et praesertim circa sinciput; veluti<text:line-break/>dixi. Illinunt et frontem ex eis et aurium meatus, quidam<text:line-break/>etiam vestigia pedum ac sedem. Caeterum quum Archigenes<text:line-break/>succum e baccis lauri expressum dicit, quod simpliciter lau-<text:line-break/>rinum dicitur, ipsum nominare putandum est, velut id<text:line-break/>quod oleum admixtum habet, laurinum oleum appellatur.</text:span></text:p>
      <text:p text:style-name="P6"><text:span text:style-name="T75">Syriacum vero unguentum eum dicere Cornagenurn exi-<text:line-break/>stimo, quandoquidem id ipsum nobis ex Syria asportatur.<text:line-break/></text:span><text:span text:style-name="T106">Archigenes.</text:span><text:span text:style-name="T75"> Aestate vero aut ubi alias aestuose distendun-<text:line-break/>tur per acetum et oleum aut aquam et rosaceum. Amplius<text:line-break/>vero et per polygoni succum aut portulacae aut solani aut<text:line-break/>aliquo alio ex refrigerantibus irrigato , spongiasque posca<text:line-break/>imbutas capiti imponito. In hoc sane fermone videbitur<text:line-break/>forte quibusdam negligentius legentibus, minm simplicem<text:line-break/>affectum Archigenes curare, verum non ita habet. Ex eo<text:line-break/>enim quod </text:span><text:span text:style-name="T106">aestuose</text:span><text:span text:style-name="T75"> dicit, calidum affectum indicat ex eo<text:line-break/>vero quod addit </text:span><text:span text:style-name="T106">distenduntur,</text:span><text:span text:style-name="T75"> affectionem quae hoc modo<text:line-break/>a flatu ventoso affligitur ostendit, ut non polum' secundum<text:line-break/>intemperiem mutata sit, sed etiam vaporosi flatus redun-<text:line-break/>dantia adsit. In principio itaque in ejusmodi utrisque affe-<text:line-break/>ctibus, refrigerantium auxiliorum facultas apta est, quae in-<text:line-break/>temperiem calidam refrigeret et flatulenti spiritus proven-<text:line-break/>tum repellat et retundat. Atque mea quidem opinione prae-<text:line-break/>stiterit diligeutiorem rei inquisitionem facere. Aliquando</text:span></text:p>
      <text:p text:style-name="P6"><text:span text:style-name="T75">etenim ex corpore flatulentus spiritus affertur, quemadmo-<text:line-break/>dum in doloribus capitis ex stomacho Velatum est, aliquando<text:line-break/>vero in ipso capite generatur. Venter namque interdum<text:line-break/>aegre solubili modo inflatur, interdum vero etiam post ipsum<text:line-break/>sita intestina, quandoque quidem jejunum aut tenue inte-<text:line-break/>stinum, quandoque etiam colum. Nihil igitur mirum est<text:line-break/>neque impossibile eundem affectum in quibusdam juxta ca-<text:line-break/>put partibus obortum flatulentum spiritum generare, cujus<text:line-break/>generationis in locis circa ventrem causam invenimus, tanti<text:line-break/>caloris inopiam,, ut ex cibis ac potibus vaporosum et fla-<text:line-break/>talentum spiritum generet, propter infirmitatem, vero com-<text:line-break/>prehensivae facultatis interna ita affectarum partium capa-<text:line-break/>citas instetur et expleatur, ut propter expletionem quidem<text:line-break/>distendatur, propter tensionem vero dolore afficiatur, in-<text:line-break/>ventum equidem et hoc nobis lu commentariis est, in qui-<text:line-break/>bus communes et generales dolorum causas considerabamus,<text:line-break/>quod ob dissolutionem continuitatis similarium partium do-<text:line-break/>Ior oboriatur. Dissolvunt autem ipsam erodentia, incidentia.</text:span></text:p>
      <text:p text:style-name="P7"><text:span text:style-name="T75">distendentia et vehementer calefacientia ac refrigerantia.<text:line-break/>Quapropter lu doloribus circa caput aegros interrogare<text:line-break/>consueri, qualisnam eorum qualitas sit. Quidam enim velut<text:line-break/>erodantur corpora doloris scusum perceptant, quidam vero<text:line-break/>velut distendantur aut graventur aut tundantur'aut solius<text:line-break/>vehementer invalescentis caliditatis aut frigiditatis. Siqui-<text:line-break/>dem enim velut erodantur aut pungantur senserint, vel<text:line-break/>humorum vel ejusmodi flatus acrimonia causa putanda est,<text:line-break/>si vero citra morsum distendantur, repletionem, distensarum ’<text:line-break/>partium vel per flatulentum spiritum vel per multi hu-<text:line-break/>moris influxum causam putabimus, in quo genere et inflam-<text:line-break/>matio et erysipelas existit, inflammatio quidem, ubi inflam-<text:line-break/>mata corporis pars multum sanguinem in se continuerit;<text:line-break/>erysipelas vero, ubi biliosum continuerit humorem, quod<text:line-break/>si ex utrisque redundantibus pars aliqua expleatur, aut in-<text:line-break/>starnmatio erysipelacea aut erysipelas inflammatum oborie-<text:line-break/>tur. Et ne existimet quis longum nos sermonem de una<text:line-break/>parte juxta unum symptoma affecta facere;communis enim</text:span></text:p>
      <text:p text:style-name="P7"><text:span text:style-name="T75">omnium dolore affectarum ratio est, et si quis diligenter in<text:line-break/>articulos digesserit, promptior ac expeditior ad auxiliorum<text:line-break/>inventionem lu omni affecta parte fuerit. Quod enim artis<text:line-break/>conjecturale est, id maxime in affectuum cognitione con-<text:line-break/>sistit, Quae ubi inventae fuerint, curaticnem non conjectu-<text:line-break/>raliter,. scd scientifice indicant, cum hoc, quod et agnoscere<text:line-break/></text:span><text:span text:style-name="T106">r</text:span><text:span text:style-name="T75"> datur, quam aegre aliqui affectus medelis cedant, lu qni-<text:line-break/>bus rationabiliter juxta indicationem remediis utimur, etiam<text:line-break/>si nihil efficere in principio appareant. Atque hoc est, quod<text:line-break/>ili aphorisino dictum est, in quo ait, </text:span><text:span text:style-name="T106">omnia secundum ra-<text:line-break/>tionem facienti, si juxta rationem non succedat, ad alia<text:line-break/>transeundum non esi manente eo, quod visam esi a prirv-<text:line-break/>cipioi</text:span><text:span text:style-name="T75"> Aliquando enim adeo vehementer in angustis mea-<text:line-break/>tibus flatus vapidus infarcitur, atque eo adhuc magis len-<text:line-break/>tus aut crassus humor, ut inulto tempore opus sit ad cu-<text:line-break/>rationem. Etenim quae sic infarcta sunt,attenuare oportet,<text:line-break/>meatusque dilatare per quos excernantur, habita simul pro-<text:line-break/>vrdentia ne quid aliud, pusa humor aut ejusmodi flatus</text:span></text:p>
      <text:p text:style-name="P6"><text:span text:style-name="T75">amplius influat, et ad haec corroborandum est affectum<text:line-break/>membrum, ut neque ipsum flatulentum spiritum gignat.<text:line-break/>Qui igitur primi ad ejusmodi affectiones medicamenta com-<text:line-break/>posuerunt, merito varia materia opus habuerunt Siquidem<text:line-break/>iusiuentem substantiam, sive humor sive vapor suerit, repel-<text:line-break/>lere necessarium existit, impactam vero concoquere et at.<text:line-break/>tenuere eanderuque ipsam discutere, atque nihilominus, imo<text:line-break/>magis, circa affectam partem firmitatem inducere, ne vide-<text:line-break/>licet quod influit suscipiat, attenuatum-vero excernat, im-<text:line-break/>pactumque concoquat et attenuet. Verum in mixtione me-</text:span><text:span text:style-name="T75">.<text:line-break/></text:span><text:span text:style-name="T75">dicamentornm hac facultate praeditorum alius alio feli-<text:line-break/>ciore conjectura usus, alius minus, rlius magis commodam<text:line-break/>fecit compositionem. -Quapropter velut nostris, ad vos enim<text:line-break/>sodales loquar, quibus maxime haec scribuntur, duo omnino<text:line-break/>vidistis mihi praeparata medicamenta eundem effectum pro- .<text:line-break/>mittentia, quandoque etiam tria et quatuor et ex horum<text:line-break/>mixtura lu aegre curabilibus affectibus </text:span><text:span text:style-name="T106">a</text:span><text:span text:style-name="T75"> me saepe quod</text:span></text:p>
      <text:p text:style-name="P7"><text:span text:style-name="T75">oportuit lactum esse. Considero namque lu quonam eorum<text:line-break/>copia' simplex medicamentum calefaciens superet aut fri -<text:line-break/>gefaciens, velut etiam resiccans aut humectans aut tenuium<text:line-break/>partium aut crassarum, deinde contemplans quid effecerit,<text:line-break/>quod aegro jam fuit admotum, fecundum usum aut per<text:line-break/>aliud quoddam aut per hoc ipsum facio, saepe quidem, ad<text:line-break/>aliud quod idem promittit transeo, aliquando vero utraque<text:line-break/>committo, ac medium quiddam ex eis conficio. Talia au-<text:line-break/>tem omnia abunde a me non universim tantum, fed et<text:line-break/>particulatim in medendi methodo relata sunt, nosseque<text:line-break/>-oportet, quod et jam ante dixi; hanc tractationem illam se-<text:line-break/>-qui, et cogor tamen etiam nunc rursus meminisse, quo ma-<text:line-break/>gis ea quae istic tradidi assequamini. In praedicto itaque<text:line-break/>affectu, calore doloroso praedominante una cum flatu ven-<text:line-break/>, tuso, in principio quidem repulsoria curatione utendum est;</text:span></text:p>
      <text:p text:style-name="P8"><text:span text:style-name="T75">quae ex refrigerantium facultate constat, quod ubi moderate<text:line-break/>factum est, ex mitigatoriis . ac concoctoriis medicamentis</text:span></text:p>
      <text:p text:style-name="P6"><text:span text:style-name="T75">.quippiam admiscere ad. repulsoria oportet. Delude etiam<text:line-break/>discussoria addenda, ita ut paulatim repulscria medicamenta<text:line-break/>detrahamus, donec ad contrariam mixtionem perveniat me-<text:line-break/>dicamentum ei, quam a principio habuit, hoc est ut plu-<text:line-break/>rimum quidem discussorium sit et atteuuatorium, minus vero<text:line-break/>cconc0ctorium. et mitigatoriumminimum autem, repulsu-<text:line-break/>-riurn. Portulacam quidem igitur refrigerantis et. aquulae<text:line-break/>substantiae esse didicistis, minus ea pulygonnm, lu solano<text:line-break/>-autem tantum admixtum esse crassae et terreae, quantum<text:line-break/>-estriestouis. Acetum vero repulsoriam simul et attenuato-<text:line-break/>riam et discussoriam habet facultatem, tanquam quod, tem-<text:line-break/>peramento tenui frigiditate praepolleat, quemadmodum ex-<text:line-break/>.acte serenus aquilonaris aer..' Didicistis etiam rosacei facul-<text:line-break/>- tatem, quod videlicet et’ repulsorium • quiddam habeat, ha-<text:line-break/>het autem et concoctorium et mitigatorium et ad haec etiam<text:line-break/>discussorium. Merito igitur Archigenes in praedicto affectu<text:line-break/>-ejusmodi medicamentis utitur, ipsum quidem per sc folum<text:line-break/>acetum neque alibi exhibens neque hic oh facultatis, ipsius</text:span></text:p>
      <text:p text:style-name="P6"><text:span text:style-name="T75">vehementiam; admiscet autem </text:span><text:span text:style-name="T106">ei</text:span><text:span text:style-name="T75"> vel rosaceum vel aquam.<text:line-break/>Transuamus autem jam ad sequentem Archigenis dictio-<text:line-break/>nem.r:'$i </text:span><text:span text:style-name="T106">vero augesodt affectus, persecta cibi abstinentia<text:line-break/>congrua esi. Deinde venae siectio e cubito et alvi evaoucv-<text:line-break/>tio per validum clysterem.</text:span><text:span text:style-name="T75"> De his auxiliis dictum a me<text:line-break/>prius est, quando Apollonii dicta considerabam. Ubi sane<text:line-break/>rin biliosis causis fami renunciavj. velut etiam venae sectio-<text:line-break/>nem in pueris et sedibus ac viribus debilitatis fieri pro-<text:line-break/>hibui, laudari autem evacuationem per clysterem, non so-<text:line-break/>lum propter evacuationem’ eorum, quae in intestinis con-<text:line-break/>tinentur, sed etiam ob revulsionem eorum quae ad caput<text:line-break/>-feruntur. Atque ob id probe in his quae scripsit Archi-<text:line-break/>-genes non simpliciter dixit Evacuatio alvi per clysterem,<text:line-break/>sed addidit validum; multum enim in hujusmodi clystere<text:line-break/>situm est, quantum ad revulsionem attinet ulti-a hoc, quod<text:line-break/>non folum ea, quae circa ventrem et rnesaraeum sunt, eva-<text:line-break/>cuat, sed etiam quae circa hepatis sima haerent. </text:span><text:span text:style-name="T106">Archige-<text:line-break/>nis.</text:span><text:span text:style-name="T75"> Irrigationes autem ruta cum aceto et oleo tritu.' Me-</text:span></text:p>
      <text:p text:style-name="P7"><text:span text:style-name="T75">mores affectus ad qnein auxilia scribere proposuit, sic ju-<text:line-break/>dicamus unumquodque eorum, quae recensere coepit. Affe-<text:line-break/>ctum itaque sie scripsit restate vero aut ubi alias aestuose<text:line-break/>.distenduntur. Deinceps vero refrigerantis facultatis auxilia<text:line-break/>subjecit. Et postea inquit. </text:span><text:span text:style-name="T106">Si vero augescat affectus, per-<text:line-break/>secta cibi</text:span><text:span text:style-name="T75"> abstinentia et </text:span><text:span text:style-name="T106">venae sectio et clysier validus<text:line-break/>adhibeatur.</text:span><text:span text:style-name="T75"> Et post haec propositam conscripsit dictionem,<text:line-break/>in quo cum aceto etroleo tritam rutam adhibere jussit,, noli<text:line-break/>apponens an viridem an aridam velit, est enim non parva<text:line-break/>. disterentia, quum arida multo acrior et calidior quam vj.</text:span></text:p>
      <text:p text:style-name="P8"><text:span text:style-name="T75">ridis. existat. Mini sane viridem consulere videtur; neque<text:line-break/>nniuji acenvatim subitove. .a refrigerantibus, ad contraria<text:line-break/>transgressus est. Acetum vero ad hoc quod refrigerat et<text:line-break/>.repellit discussorium quid habere antea dictum est. Mitiga-<text:line-break/>toriae autem et laxatoriae facultatis existens oleum merito<text:line-break/>ipsis admiscuit. </text:span><text:span text:style-name="T106">Alia. </text:span><text:span text:style-name="T75">Succus e .lauri, baccis expressus cum<text:line-break/>aceto et ruta. Haec priore longe essicacior existit, ad sue-<text:line-break/>- cum namque e lauri baccis expressum fortiter calefacien-</text:span></text:p>
      <text:p text:style-name="P14"><text:span text:style-name="T90">' </text:span><text:span text:style-name="T75">tem rutam admiscuit cum aceto, relicto oleo. </text:span><text:span text:style-name="T106">Alia.</text:span><text:span text:style-name="T75"> Succus<text:line-break/>radicum iridis cum aceto. Hoc remedium nihil calefactorium<text:line-break/>habet, melius itaque fuerat ipsum primum in transitu ad<text:line-break/>praeclariora auxilia positum esse. </text:span><text:span text:style-name="T106">Alia.</text:span><text:span text:style-name="T75"> 'Salicis- folia trini<text:line-break/>cum aqpa. Hoc praescripto ex iride imbecillius est, atque<text:line-break/>iis quae omnium primum scripta sunt simile, ut inteiupe-<text:line-break/>stive nunc ab eo sit relatum. </text:span><text:span text:style-name="T106">Alia.</text:span><text:span text:style-name="T75"> Serpyllum cum aceto<text:line-break/>et oleo tritum- De aceto et oleo prius dictum est, adjecit •<text:line-break/>autem nunc eis serpyllum acris qualitatis medicamentum et<text:line-break/>ob id etiam calefactoriae facultatis. Negligenter vero etiam<text:line-break/>hic reliquit, ah viride aut aridum velit; praestiterit autem<text:line-break/>fortassis viride intelligere. </text:span><text:span text:style-name="T106">Alia.</text:span><text:span text:style-name="T75"> Polygonum cum ruta, oleo<text:line-break/>et aceto dilutum. Polygoni succo primo sermone’ ut refri-<text:line-break/>gerante usus est, nam et re vera talis existi t. Quare etiam<text:line-break/>ad inveteratus dolores juxta primum transitum rationabi-<text:line-break/>liter quis en utetur ruta admixta. Animadversione autem<text:line-break/>dignum est in singusis contrariae facultatis medicamentorum</text:span></text:p>
      <text:p text:style-name="P7"><text:span text:style-name="T75">mixtionibus, ut in principio parum ex praestantiorc admi-<text:line-break/>sceamus, juxta fecundum vero et tertium usum copiam<text:line-break/>augeamus. </text:span><text:span text:style-name="T106">Alia.</text:span><text:span text:style-name="T75"> Amygdalae amarae delibratae tritae eum<text:line-break/>•aceto et oleo irrigationis modo adhibitae, aut cerati crassi-<text:line-break/>tudine in linteolo fronti impositae. Et hoc ad primum trans-<text:line-break/>itum pertinet,., didicimus enim discussoriam citra mordaci-<text:line-break/>tatem facultatem amygdalas amaras habere. </text:span><text:span text:style-name="T106">Alia.</text:span><text:span text:style-name="T75"> Ruta sil-<text:line-break/>vestris cum oleo et aceto eodem modo. Inordinate rursus<text:line-break/>hoc valde forte medicamentum interposuit, in doloribus<text:line-break/>multum inveteratis merito adhibendum. </text:span><text:span text:style-name="T106">Alia.</text:span><text:span text:style-name="T75"> Populi albae<text:line-break/>fructus cum aceto tritus. Discussoriae facultatis est albae<text:line-break/>populi fructus. In quibusdam autem exemplaribus non cum<text:line-break/>aceto, scd cum posca scriptum reperitur. </text:span><text:span text:style-name="T106">Alia.</text:span><text:span text:style-name="T75"> Ocimi se-<text:line-break/>men cum aqua. Ocimi semen calefactoriae et attenuatoriae<text:line-break/>est facultatis, non tamen vehementer, cum aqua autem sola<text:line-break/>lu inveterato affectu minime rationabiliter quis eo utatur,<text:line-break/>melius enim erat oleum et acetum, velut lu estis dixit,<text:line-break/>etiam huic admulcere. </text:span><text:span text:style-name="T106">Alia.</text:span><text:span text:style-name="T75"> Facit et balsamum, peucedanum.</text:span></text:p>
      <text:p text:style-name="P6"><text:span text:style-name="T75">castorium, simulet figillatim unumquodquecum oleo et aceto.<text:line-break/>Hoc medicamentum rursus vehemens est, maxime, quum<text:line-break/>ipsum peucedanum solum adhibeatur citra castorii admix-<text:line-break/>tionem. Quid vero balsamum nunc vocet,, non habeo dicere,<text:line-break/>num videlicet plantae fructum aut succum, quem opobalsa-<text:line-break/>-mum vocant, aut ramulos ipsius xylobalsamum' appellatos.<text:line-break/>Melius tamen mihi videtur opobalsamum accipere, quod<text:line-break/>tenuium partium; et discussoriae substantiae existit, non ta-<text:line-break/>rnen manifeste calentis. </text:span><text:span text:style-name="T106">Alia.</text:span><text:span text:style-name="T75"> Lauri lolia et populi albae<text:line-break/>et viticis cum oleo et aceto; Et hoc medicamentum ex sim-<text:line-break/>plicibus facultatibus differentibus composuit, lauri enim folia<text:line-break/>calidissima, viticis vero moderate refrigerantia sunt, in me-<text:line-break/>dio utrorumque populi folia existunt. Aint. Panacem eum<text:line-break/>oleo illinito. Nihil hic refrigerantium admixtum est, et ob<text:line-break/>id valde inveteratis rffeetibus et nihil amplius caliditatis<text:line-break/>habentibus utile existit. Quapropter merito quis ipsum re-<text:line-break/>prehenderit, citra distinctionem medicamenta-conscribentem. -</text:span></text:p>
      <text:p text:style-name="P6"><text:span text:style-name="T75">Panacem vero negligenter nunc ipsum dicere puto panacis<text:line-break/>radicem; neque enim opopanaca putandum est ab ipso pa-<text:line-break/>nacem dictum este, differt autem a radice hic non parvo<text:line-break/>caliditatis excessu. </text:span><text:span text:style-name="T106">Alia.</text:span><text:span text:style-name="T75"> Viticem aut mentham, amygdalas<text:line-break/>amaras, iridem, aequali mensura cum aceto et rosaceo mixta<text:line-break/>adhibeto. Aliorum vires supra relatae sunt, menthae autem<text:line-break/>nunc primum mentionem fecit, medicamenti calefactoriae<text:line-break/>facultatis. </text:span><text:span text:style-name="T106">Alia.</text:span><text:span text:style-name="T75"> Aut mororum succo cum aceto admixto<text:line-break/>rigato. Hoc medicamentum evidenter apparet refrigerantium<text:line-break/>medicamentorum generis ab ipso conscriptorum esse, quae<text:line-break/>incipiente affectu conveniunt, minimeque recte nunc ad me-<text:line-break/>dicamenta auctis affectibus commoda admiscetur. </text:span><text:span text:style-name="T106">Alia.</text:span><text:span text:style-name="T75"> In-<text:line-break/>veterato autem affectu pilis denudato illitionibusque et riga-<text:line-break/>tionibus praedictis, crassius tamen apparatis utitor. </text:span><text:span text:style-name="T106">Alia.<text:line-break/></text:span><text:span text:style-name="T75">Resinam cum melle temporibus et fronti illine. Aut mus-<text:line-break/>cerdas cum aceto et rosaceo. Tertium hoc tempus est et<text:line-break/>opportunitas in'capitis remediis adhibendis. Primum nam-<text:line-break/>que erat incipiente affectu, secundum vero, nt ipse scri-</text:span></text:p>
      <text:p text:style-name="P6"><text:span text:style-name="T75">pfit, augescente. Tertium autem hic, quum ait inveterato<text:line-break/>quod ipsum vehernentioribus auxiliis opus habet, quorum<text:line-break/>aliqua non recte prioribus admiscuit.</text:span></text:p>
      <text:p text:style-name="P8"><text:span text:style-name="T106">[ Quae Asclepiades ad oapitis dolorem in primo ex-<text:line-break/>ternorum scrspsitstj</text:span><text:span text:style-name="T75"> Ad recentes capitis dolores irrigatio,<text:line-break/>'qua usus est Nicomedes. Foliorum rutae drachmas duas,<text:line-break/>menthae drachmas duas, peucedani drachmas quatuor, iridis<text:line-break/>drachmas duas, seminis ocimi drachmas octo, seminis pa-<text:line-break/>paveris nigri drachmas quatuor, poscae heminas duas. Ad<text:line-break/>dimidium coquito , et expressum succum cum rosaceo con-<text:line-break/>quassato, et caput assidue ex </text:span><text:span text:style-name="T106">eo</text:span><text:span text:style-name="T75"> irrigato.</text:span></text:p>
      <text:p text:style-name="P8"><text:span text:style-name="T75">[Aiiud, quo </text:span><text:span text:style-name="T106">usas esi Chariclesr</text:span><text:span text:style-name="T75"> Amygdalarum ama-<text:line-break/>rarum depuratarum drachmas duas, seminis viticis drach- ,<text:line-break/>mas duas, peucedani radicis drachmas duas, menthae viri-<text:line-break/>dis-sive aridae drachmas diras, ramulorum rutae drachmas<text:line-break/>duas, baccarum lauri depuratarum drachmas duas, serpylli<text:line-break/>drachmas duas, sphondylii drachmas duas, castorii drachmas<text:line-break/>duas, rosarum viridium aut siccarum drachmas quatuor,</text:span></text:p>
      <text:p text:style-name="P6"><text:span text:style-name="T75">aceti heminas duas, rosacei quod satis, est apparato ac<text:line-break/>utere, nt dictum esu</text:span></text:p>
      <text:p text:style-name="P8"><text:span text:style-name="T106">[Pastillus ad capitis dolorem, quo usus esi Antonius<text:line-break/>herbarius</text:span><text:span text:style-name="T75"> Succi peucedani drachmas sex, succi papaveris<text:line-break/>drachmas quatuor, croci drachmas quatuor, myrrhae draclr-<text:line-break/>mas quatuor, scammoniae drachmas quatuor, omnia trita<text:line-break/>eum aceto iu pastillos redigito, eosque in umbra resiccato.<text:line-break/>Usus autem tempore aceto dilutos fronti illinito, </text:span><text:span text:style-name="T106">a</text:span><text:span text:style-name="T75"> tem-<text:line-break/>. pore altero initio sumto et usque ad alterum tempus .pro-<text:line-break/>grediendo. In febricitantibus ex' aqua illinito.</text:span></text:p>
      <text:p text:style-name="P8"><text:span text:style-name="T106">[seuo Alexander usus esi, sic</text:span><text:span text:style-name="T75"> habet.] Peucedani </text:span><text:span text:style-name="T106">ra-<text:line-break/>dicis</text:span><text:span text:style-name="T75"> aut succi drachmam unam, croci drachmam unam,<text:line-break/>myrrhae drachmam unam, opii'drachmam unam, aceto ex-<text:line-break/>cipe ac redige in pastillos: usu vero exigente aceto disso-<text:line-break/>lutos locis sensum doloris percepta ntibus illinito.</text:span></text:p>
      <text:p text:style-name="P8"><text:span text:style-name="T106">[Aliud Antigoni, qui in castris exercitus insignis<text:line-break/>medicus fuit.\</text:span><text:span text:style-name="T75"> Baccarum lauri siccarum, purgatarum, tri-<text:line-break/>tarmn, drachmas quatuor., scammoniae drachmas quatuor,</text:span></text:p>
      <text:p text:style-name="P6"><text:span text:style-name="T75">succi papaveris drachmas quatuor, seminis apii drachmas<text:line-break/>octo, croci drachmas octo, myrrhae drachmas quatuor,<text:line-break/>omphacii drachmas quatuor, serpylli drachmas octo, aceti<text:line-break/>quod satis est, praepara et utere, ut dictum est.</text:span></text:p>
      <text:p text:style-name="P8"><text:span text:style-name="T75">[Ad </text:span><text:span text:style-name="T106">inveteratum capitis dolorem epithema, quo Cha-<text:line-break/>rides ustus</text:span><text:span text:style-name="T75"> esi.] Retrimentorum, quae ab expresso irino<text:line-break/>unguento supersunt, peucedani, castorii, singulorum partem<text:line-break/>unam, baccarum lauri partes ll. seminis viticis partes ll.<text:line-break/>rosarum siccarum partes II. ramulorum rutae partes IV.<text:line-break/>aceto dissoluta cerato ex rosaceo apparato excipito, deinde<text:line-break/>linteolo impacta praerasis capillis per omne caput impo-<text:line-break/>nito, et fasciola obligato atque usque in sequentem diem<text:line-break/>obligata custodito, rursusque imponito.</text:span></text:p>
      <text:p text:style-name="P8"><text:span text:style-name="T75">[ste </text:span><text:span text:style-name="T106">iis qui ob biliosum humorem caput dolenti]</text:span><text:span text:style-name="T75"> Signa<text:line-break/>in his similia sunt eis, quae ex ardore oboriuntur, accedit<text:line-break/>his major morsus et faciei pallor et aliquando oris amaror.<text:line-break/>Aetati autem rigoris et temperamentis calidioribus et vitae<text:line-break/>folicitae et iis qui flavam bilem congregant haec affectio</text:span></text:p>
      <text:p text:style-name="P6"><text:span text:style-name="T75">praecipue contingere solet. Itaque balnea temperata et un-<text:line-break/>ctiones et potus dilutus eis exhibenda sunt, omnisque ni-<text:line-break/>ctus ratio liquidior et boni succi constituenda. Evacuandus<text:line-break/>item biliosus humor per absinthii eremorem aut per aloen<text:line-break/>et per ipsam picram antidotum per se datam aut modica<text:line-break/>addita scammonia, vel per catapotia ex aloe confecta, llli- '<text:line-break/>nenda frons pastillo croceo aut trigono appellato aut ali-<text:line-break/>quo alio his consimili.</text:span></text:p>
      <text:p text:style-name="P8"><text:span text:style-name="T106">[De dolore capitis per conscnsum^j</text:span><text:span text:style-name="T75"> Siquidem universo<text:line-break/>corpori caput par consensum coaificitur, illi cum adversus<text:line-break/>intemperiem tum adversus exuperantem materiam instan-<text:line-break/>dum. Et si quidem humorum multitudo et maxime in venis<text:line-break/>suerit, venam secabimus. Si vero qualitas magis invaluerit,<text:line-break/>purgante medicamento utemur. Si vero uni alicui parti<text:line-break/>condoleat, velut hepati aut ventri aut stomacho, his ipsis<text:line-break/>auxiliabimur : calida quidem in ipsis existente intemperie,<text:line-break/>panem ex vino diluto exhibendo et sorbitiones ex alica,<text:line-break/>et foris irrigationes moderate refrigerantes et robur adden-</text:span></text:p>
      <text:p text:style-name="P6"><text:span text:style-name="T75">tes, velut antea dictum est. Si vero propter viscosos et<text:line-break/>crassos in stomacho contentos humores caput doleant, etiam<text:line-break/>hos exturbabimus, acetum mulsum in potu praebendo, oxy-<text:line-break/>meli dicunt tum simplex tum Julianium appellatum. Ex<text:line-break/>hyssopo etiam ac origano potionibus et quae his adhuc<text:line-break/>fortiores sunt, magisque incidendi </text:span><text:span text:style-name="T106">vi praeditae,</text:span><text:span text:style-name="T75"> uremur </text:span><text:span text:style-name="T106">et<text:line-break/></text:span><text:span text:style-name="T75">vomitu </text:span><text:span text:style-name="T106">a raphanis</text:span><text:span text:style-name="T75"> irrigationibusque ac cataplasmatis ca-<text:line-break/>lidioribus.</text:span></text:p>
      <text:p text:style-name="P8"><text:span text:style-name="T75">[De </text:span><text:span text:style-name="T106">capitis in febribus</text:span><text:span text:style-name="T75"> doiore.J In doloribus capitis,<text:line-break/>qui in principio cum febribus irruunt, vena secanda est<text:line-break/>post primam aut secundam remissionem, nisi quid impediat,<text:line-break/>et praesertim in corporibus boni habitus et multo sanguine<text:line-break/>redundantibus. Animadvertendum autem num ob vapores<text:line-break/>a ventre sublatos aut ob alvi suppressionem capitis dolor<text:line-break/>contingat. Quod si scrius post septimum tandem irruat diem,<text:line-break/>alvo per clysterem, qui aliquid operae pretii faciat, praeeva-,<text:line-break/>cuata cucurbitae ad occiput, sive cervicem affigantur caput-<text:line-break/>que rigationibus ex oleo mitigetur, rosaceo quidem in cali-<text:line-break/>dioribus ac hora aestiva et cum exiguo aceto, chamaeme-</text:span></text:p>
      <text:p text:style-name="P6"><text:span text:style-name="T75">Iino vero lu frigidioribus habitudinibus ac hieme, quinta<text:line-break/>aceti parte adjecta., lllihenda frons ex cyphi ni frigidiori •<text:line-break/>bus, ex crocomagmate in calidioribus. Caeterum ad capitis<text:line-break/>dolores ob febris magnitudinem obortos medelae praescri-<text:line-break/>ptae sunt in febrium tractatu. Porro vitare oportet haec,<text:line-break/>non folum in dolore capitis per consensum stomachi oborto,<text:line-break/>sed omnibus etiam aliis circa caput chortis affectibus, sunt<text:line-break/>autem ea quae sequuntur, viticis semen, absinthii succus, lac<text:line-break/>in potu, glandes quercinae in cibo, olivae nigrae, arbuti<text:line-break/>fructus, ervum, quod ipsum etiam articulos dissolvit. Amplius<text:line-break/>autem offendunt myrrha, thus, hederae cacumina.- Mentem<text:line-break/>etiam perturbant lentisci fructus, crocus, pencedanum, cy-<text:line-break/>clarninus sicca cum vino potata. Styrax paucus quidem<text:line-break/>potatus tristitiam vultus discutit, multus vero somnus mul-<text:line-break/>tum turbulentos inducit.</text:span></text:p>
      <text:h text:style-name="P3" text:outline-level="2">Cap. ll.</text:h>
      <text:p text:style-name="P9"><text:span text:style-name="T75">[De cephntaea;] Cephalaea inveteratus et<text:line-break/>aegre cedens capitis dolor appellatur, qui ex facili occa-<text:line-break/>sione maximas exacerbationes habet adeo, ut neque stre-</text:span></text:p>
      <text:p text:style-name="P6"><text:span text:style-name="T75">pitus neque vocemvehementiorem neque lumen splendi-<text:line-break/>dum neque vini potum, neque odoramenta caput replentia<text:line-break/>tolerare possint, neque item motum, fed in quiete et ten&lt;-<text:line-break/>bris ob stolortim magnitudinem decumbere velint, tanquam<text:line-break/>a malleo enim pertundi sibi videntur. Quidam enim velut<text:line-break/>contundantur aut distendantur ea, quae eiroa caput sunt,<text:line-break/>sentiunt, non paucis vero usque ad oculorum radices do-<text:line-break/>lor progreditur. Habet autem, haec affectio aliquando qui-<text:line-break/>dem coutinuos dolores, aliquando vero exacerbationes et<text:line-break/>intervalla sive/ordinata sive inordinata. Intermittunt enim<text:line-break/>quandoque ejusmodi exacerbationes, velut in..comitiali morbo<text:line-break/>apprehensis, interdeditque tempus aliquod, quod- omnino<text:line-break/>accusari non potest. Manifestum igitur est, hunc affeetunr<text:line-break/>consimilem aptitudinem capitis, ut saclle laedatur, velut in<text:line-break/>cephalalgicis habere, verum ad majorem debilitatem </text:span><text:span text:style-name="T106">deve-<text:line-break/>niunt</text:span><text:span text:style-name="T75"> in hoc affectae capitis partes. Et quidam-ex eis cere-<text:line-break/>bri involucra dolitant., quidam vero membranam tantum<text:line-break/>calvariam ambientem. • Dolores igitur cum gravitate humo-<text:line-break/>rum multitudinem significant, cum </text:span><text:span text:style-name="T106">mordacitate</text:span><text:span text:style-name="T75"> vero aut.</text:span></text:p>
      <text:p text:style-name="P6"><text:span text:style-name="T75">humorum aut vaporum acredinem, cum pulsu autem in-<text:line-break/>flammationem, cum tensione vero, si quidem citra gravita-<text:line-break/>tem et pulsum fiat, spiritus tenuis et flatulenti multitudi-<text:line-break/>nem demonstrant, cum pulsu vero membranosi corporis<text:line-break/>inflammationem. Si vero cum gravitate distentio fiat hu-<text:line-break/>morum multitudinem intra membranulas contentam et do-<text:line-break/>lores quidem in superficie haerentes, membranae os calvae<text:line-break/>ambientis affectionem significant, qui vero lu profundo funt<text:line-break/>cerebri involucrorum; quibuscunque enim affectus intra cal-<text:line-break/>variam est, his usque ad oculorum radices dolores proce-<text:line-break/>dunt, propterea quod oculorum tunicae ex eerebri invo-<text:line-break/>lueris habeant ortum. Si vero humor putrefactus calidior<text:line-break/>fiat, cum febre caput dolitant. Febricitant autem omnino<text:line-break/>et qui ex phlegmone dolent. Si quidem igitur humorum<text:line-break/>aut vaporum multitudinem repereris causam, si, quidem<text:line-break/>propter totius corporis repletionem facta est; univerfo cor-<text:line-break/>pore evacuato, capitis dolorem sanabis. Si vero velut de-<text:line-break/>bile exiflens caput ad fe sublatus humores ac vapores sus-<text:line-break/>ceptet, materiam revellere oportet in totum corpus atque</text:span></text:p>
      <text:p text:style-name="P6"><text:span text:style-name="T75">ile parti mederi. Per clysteres itaque revulsio fit et liga-<text:line-break/>turis extremitatum et pluribus infernarum partium confri-<text:line-break/>ctionibus, luterdum etiam sanguinis ex cubito detractione,<text:line-break/>quod si amplius sanguis redundare videatur, etiam ex nari-<text:line-break/>bus aperta vena et quantum sufficere videtur, sanguine eva-<text:line-break/>cuato. Delude hieram dabimus exacutam. Et postea apo-<text:line-break/>phlegmatismis pituitam detrahentibus et medicamentis, quae<text:line-break/>naribus induntur, utendum est, qualia sunt quae ex elate-<text:line-break/>rio et cyclamino cum lacte et porro apparantur. Caput<text:line-break/>autem curabis</text:span><text:span text:style-name="T116">1</text:span><text:span text:style-name="T75">, quandoquidem revulsurus uti oportet per<text:line-break/>repulsorias irrigationes. Caeterum post totius corporis </text:span><text:span text:style-name="T106">eva-<text:line-break/>cuationem</text:span><text:span text:style-name="T75"> jam caput evacuantibus uteris, deinde iis quae<text:line-break/>firmitatem addere possunt admotis. Repellit igitur oleum<text:line-break/>omphacinum et rosaceum per sc et cum aceto, et quod ex<text:line-break/>papaveris capitibus et oleae teneris germinibus et hederae<text:line-break/>cacuminibus ac menta viridi apparatur. Afferantur autem<text:line-break/>remedia tepida quidem, ubi frigidior et crudior </text:span><text:span text:style-name="T106">fuerit</text:span><text:span text:style-name="T75"> hu-<text:line-break/>morurn multitudo, frigida vero ubi calidior et biliosior ex-</text:span></text:p>
      <text:p text:style-name="P7"><text:span text:style-name="T75">ti terit. Discutit autem oleum dulcissimum calidum et magis<text:line-break/>inveteratum itemque ficyouium. Si vero crassior sit humo-<text:line-break/>rum m iltitudo, spondylium aut serpillum aut pulegii co-<text:line-break/>mam aut calaminthen aut mentam oleo incoquendo, mul-<text:line-break/>titudinem evacuabis. Eadem haec etiam firmitatem parti<text:line-break/>addunt, 'quapropter usque ad perfectam curationem eis uti -<text:line-break/>convenit. Omnium porro longe maxime discutit et perfecte<text:line-break/>corroborat, verbenaca rectu, maxime viridis, imo et arida<text:line-break/>cum radicibus et simul cum serpillo oleo incocta. . Couji-<text:line-break/>, cienda, etiam ad ea crocodiliadis maximae, juxta aquas </text:span><text:span text:style-name="T106">na-<text:line-break/></text:span><text:span text:style-name="T75">fcentis radix. Quin et ipsam per sc verbenacam si oleo<text:line-break/>incoxeris, caputque inde rigaveris, omni capitis d°lori an -<text:line-break/>tiquo ex frigiditate, apt ex crassis humoribus oborto, mede-<text:line-break/>heris. Maxime etiam prosunt sub aquario vase nascentes<text:line-break/>aselli, </text:span><text:span text:style-name="T106">millepedae appellati, si </text:span><text:span text:style-name="T75">oleo incoquantur.</text:span></text:p>
      <text:p text:style-name="P8"><text:span text:style-name="T106">[Archigenis de apophlegmatisausll.</text:span><text:span text:style-name="T75"> Post haec vero<text:line-break/>apophlegmatismi, quibus pituita a capite detrahitur ex sinapi .<text:line-break/>aut hyssopo cum passo cocto, aut ex staphide silvestri cum</text:span></text:p>
      <text:p text:style-name="P6"><text:span text:style-name="T75">pipere et melle trita, aut ex oleo admixto melle, aut ex<text:line-break/>staphide silvestri per </text:span><text:span text:style-name="T106">fe,</text:span><text:span text:style-name="T75"> veI eum melle trita. Medicamen-<text:line-break/>tornm quippe, quae pituitam a capite evacuant et medicis<text:line-break/>pro more apophlegmatifmi appellantur, materiam postea </text:span><text:span text:style-name="T106">re-<text:line-break/>feram,</text:span><text:span text:style-name="T75"> nunc autem lentum ostendere commodum fuerit,<text:line-break/>quod hoece auxilium pituitae infestantis est medela, quem-<text:line-break/>admodum sane et ipsum nomen ejus ostendit, Archigenes<text:line-break/>autem calidum et flatuosum affectum se curaturum polii-<text:line-break/>ritus est, non frigidum et pituitosum. Juvantur autem plu-<text:line-break/>rimum lauri aut rutae aut panacis aut papaveris capitum-<text:line-break/>aut baccarum lauri deeocto perfusi. Valide calefacientibus<text:line-break/>medicamentis, nescio quomodo papaveris capita non instre-<text:line-break/>nue refrigerantia annumeraverit, quum in sermonis con-<text:line-break/>textu singulis dictis aliquem per sc uti posse offenderit et<text:line-break/>fortasse etiam aliquando simul mixtis, non tamen manisc-<text:line-break/>stum fecerit, num quippiam ex papaveris capitibus ipsis<text:line-break/>adjiciendum fit, quo videlicet aliorum medicarnentoium ve-<text:line-break/>hementia minuatur et mitigetur, an et solis aliquando uten-<text:line-break/>dum sit, quod sane incipiente et augescente affectu tempe-,</text:span></text:p>
      <text:p text:style-name="P7"><text:span text:style-name="T75">stivius: fieret,</text:span><text:span text:style-name="T90">: </text:span><text:span text:style-name="T75">inveterato enim affectu </text:span><text:span text:style-name="T90">ηοή </text:span><text:span text:style-name="T75">sulum mon pro-<text:line-break/>sunt, sed etiam noxia capita papaveris existunti Gornmo-<text:line-break/>dum est et ex salibus fomentum. Omaiem rationem Archi-<text:line-break/>genes, hic'confudit,' quum fomenti mentionem faciat per me-<text:line-break/>dieamentum reficcans quidem non strenue, veruin et cale-:<text:line-break/>factorium quiddam in fe habens. Meminisse' enim- eum opor-<text:line-break/>tebat, quod quum, calidum affectum.curare, assumpfissetoaut<text:line-break/>femper ah illo, ipso indicationem servaret, aut de trans-<text:line-break/>mutatione; in diversam 'speciem quippiam diceret, juxta<text:line-break/>quam temporis. progressu calore sedato obduratio: aut lus<text:line-break/>- tensio aut tale qniddamaccessisset, quod coutraria curatione</text:span></text:p>
      <text:p text:style-name="P8"><text:span text:style-name="T75">jndigeat et non ea quae in principiofuit determinata. Post<text:line-break/>perfusiones'vero aut fomenta juvantur; sii lini femen&gt; rosa-<text:line-break/>ceo infartum, adhibeas, et lanas scrdidas ex apeto rosaceo<text:line-break/>calidas circumponas- ac obliges. Hoc mitigativum est anxi-<text:line-break/>liurn, quum vehementer infestat dolor, una cum hoc, quod<text:line-break/>et subjecto conferat affectui. Quare ubi ad intensum .capitis<text:line-break/>dolorem remedia scripsit, istic praestiterat etiam de'hoc?sua<text:line-break/>mento mentionem facere. Verum pro praefenti temporis</text:span></text:p>
      <text:p text:style-name="P6"><text:span text:style-name="T75">opportunitate, de qua'nunc sermo instat, st quis fomentis<text:line-break/>aut cataplasmatis uti velit, fomenta ex milio meliora sue-<text:line-break/>rint. Quemadmodum enim Hippocrates ait, </text:span><text:span text:style-name="T106">leve et lene<text:line-break/>milium existit.</text:span><text:span text:style-name="T75"> Sales vero ob gravitatem molesti sunt prae-<text:line-break/>sertim capiti admoti.</text:span></text:p>
      <text:p text:style-name="P13"><text:span text:style-name="T75">- (De </text:span><text:span text:style-name="T106">cataplascnatis in capitis</text:span><text:span text:style-name="T75"> dolare.) Cataplasmatis<text:line-break/>vero utere hordeacea cruda farina, quae iridem contusam<text:line-break/>habeat admixtam. Aut rutae semine eodem modo. Aut sue-<text:line-break/>niculi radice similiter. Aut cruda hordeacea farina cum<text:line-break/>aceto mulso apparata. Aut polenta et pulegio mixtis. Et<text:line-break/>haec cataplasmata ad secundam lemporis opportunitatem<text:line-break/>pertinent, quam supra augescente capitis dolore constituit,<text:line-break/>nam et hunc mitigant et affectum juvant. Aut Nilei me-<text:line-break/>dicamentum, castorii et iridis decima parte admixta, cum<text:line-break/>aceto et rosaceo imponito. Nilei quidem igitur medicarnen-<text:line-break/>tum quod ad emplastri formam paratum est, jam olim no-<text:line-break/>bile et laudatum medicamentum est et oh id omnibus no-<text:line-break/>tum, promittit autem reliquiarum inflammationum in prae-<text:line-break/>cordiis inveteratarum curationem, verum eorum quae ei ad-</text:span></text:p>
      <text:p text:style-name="P7"><text:span text:style-name="T75">miscentur, castorii videlicet et iridis, Archigenes obscure<text:line-break/>mixtionem conscripsit, lucerturn enim num alterius ipsorum<text:line-break/>decimam Niliacei malagmatis partem esse velit an utrius-<text:line-break/>,que. Verum mihi praestabilius ridetur utriusque decimam<text:line-break/>partem admiscere. Opotet autem eastorium atque iridem<text:line-break/>probe trita esse et Nilei medicamento diligenter emollito<text:line-break/>paulatim haec admisceri, manibus ,partim rosaceo partim<text:line-break/>— aceto madefactis. Aut nuces amaras decorticatas et rutam<text:line-break/>ac parum ex iride cum aceto et rosaceo committito, et<text:line-break/>malagmatis forma imponito. Quum ejusmodi multa medi-<text:line-break/>camenta circa fecundum propositi affectus tempus Archi-<text:line-break/>genes conscripserit, facultatis ipsorum expositionem illis<text:line-break/>feci. Aut viticis seminis Persaeae viridis foliorum et myr-<text:line-break/>rhae aequales partes cum unguento Aegyptio fronti cata-<text:line-break/>plafmatis modo imponito. In sola Alexandria Persaeae ar-<text:line-break/>borem vidi, et in nulla alia Romanis subdita gente. Qui-<text:line-break/>dam Persiou ipsam appellunt, ajuntque lu Perfis lethalem</text:span></text:p>
      <text:p text:style-name="P7"><text:span text:style-name="T75">ejus arboris fructum esse, quum qui in Aegyptiorum re-<text:line-break/>. giune innocuus existati.At vero Aegyptium unguentum, non<text:line-break/>solum sic, &gt; sed et Mendesium nominatur. Quidam etiam Me-<text:line-break/>• galeum vocari ajunt,. utroque cognomine a Megalo, qui<text:line-break/>. ipsmn compuluit, accepto; et ab illius quidem proprio no-</text:span></text:p>
      <text:p text:style-name="P8"><text:span text:style-name="T75">mi ire in denominativorum forma Megaleum , a patria vero<text:line-break/>ipsius Mendesium appellari. Est autem laxatorium et sedat<text:line-break/>dolores. Aut sulfur, castorium, haccas lauri,. aequis portio-<text:line-break/>nibus cum cerato rosaceo infarta, temporibus et fronti im-<text:line-break/>ponito. Hoc medicamentum multum calefacit et frigidos </text:span><text:span text:style-name="T106">af-<text:line-break/>fectus</text:span><text:span text:style-name="T75"> relaxare potest. Aut castorium et peucedanum pari<text:line-break/>mensura. Consimilis est et hujus medicamenti facultas cum<text:line-break/>praescripta. Quod fi affectus perscveret, venae sectione a<text:line-break/>naso aut fronte aut cucurbitis ad occiput affixis utitor.<text:line-break/>Sanguinis a locis affectis detractiones in affectionibus inve-<text:line-break/>teratis convenire omnes fere medici confitentur. Verum<text:line-break/>cucurbitae ad occiput affixae ex revulso.iis auxiliis funt.</text:span></text:p>
      <text:p text:style-name="P6"><text:span text:style-name="T75">quum humores ad oculos aut ad anteriorem capitis par-<text:line-break/>tem ferri consuetos avertere conamur. Aut sternutatorio<text:line-break/>quopiam concutito,- fasciolaque collo circumposita spiritum<text:line-break/>cohibere jubeto. 'Utilitatem, ex hoc auxilio indicavit per<text:line-break/>verbi concutito adjectionem. Quod vero fasciolam collo<text:line-break/>circumdare jubet, ad vehementiorem affectum pertinet. Aut<text:line-break/>per nares purgato. Hoc praefatus deinceps ea, quae per<text:line-break/>nares purgant, recenset, de quibus ego sermonem deinceps<text:line-break/>faciam, velut etiam de apophlegmatismis, ubi medicamen-<text:line-break/>torum, quae capiti adhibentur tractationem absolvero. At<text:line-break/>vero in vehementer inveteratis sinapi, ut moris est, capiti<text:line-break/>adhibe et perure. In omnibus plurimum inveteratis affe-<text:line-break/>ctionibus, quum nihil profecerint reliqua auxilia, curatio-<text:line-break/>nem metasyncriticam a methodicis appellatam omnes fere<text:line-break/>adhibere consueverunt, prioribus medicis haud scio qua<text:line-break/>ratiocinatione primum ad ejus usum progressis. Ego vero<text:line-break/>quum intemperies quaeplam humida et frigida aut per se<text:line-break/>ipsam in partibus affectis adest, aut propter ejusmodi hu-</text:span></text:p>
      <text:p text:style-name="P6"><text:span text:style-name="T75">morum frigiditatem suerit oborta, ex sinapi et thapsia ac<text:line-break/>similibus adhibeo medicamenta, calidis vero et siccis non<text:line-break/>adhibeo. Caeterum </text:span><text:span text:style-name="T106">hi qui affectus</text:span><text:span text:style-name="T75"> cognofcere non possunt,<text:line-break/>ad ejusmodi medicamenta velut ad sacram appellatam an-<text:line-break/>choram confugiunt et ob id saepe quod convenit perfici-<text:line-break/>tur, quod plerosque hominum, ejusmodi affectus propter<text:line-break/>pravam diaetam insessent.</text:span></text:p>
      <text:p text:style-name="P8"><text:span text:style-name="T75">[Archigenis de iis </text:span><text:span text:style-name="T106">qui ex ebrietate caput</text:span><text:span text:style-name="T75"> doient.J<text:line-break/>In iis qui ex ebrietate caput dolent iridenr siccam et viti-<text:line-break/>cis folia ex aceto et rosaceo adhibe, aut apii comas coctas<text:line-break/>in vino impone, aut pulegium ex vino eodem modo, aut<text:line-break/>Mendesium unguentum per sc vel cum anserino adipe ir-<text:line-break/>rora, aut rnyrrham cum vino Mendesio impone, aut rutae<text:line-break/>folia, baccas lauri, viticem, populi albae fructum aequali<text:line-break/>mensura trita, cum aceto et oleo tepefacta irrora. Caete-<text:line-break/>rum ab ebrietate praefervantia hujusmodi utique essent.<text:line-break/>Abfinthiurn mane jejunis bibendum praebe, aut myrti flo-<text:line-break/>rem et rnyrrham ac rutam trita ex aqua. De iis qui ex</text:span></text:p>
      <text:p text:style-name="P6"><text:span text:style-name="T75">ebrietate caput dolent .satis dictum a me est, quum ea quae<text:line-break/>-Apollonius ad hanc rem tradidit expenderem. At vero post<text:line-break/>hanc praescriptam Archigenis dictionem alia fequitur de<text:line-break/>iis, qui caput ex stomacho dolent, de qua jam dictum est.</text:span></text:p>
      <text:p text:style-name="P8"><text:span text:style-name="T106">[Ejusdem Archigenis amuleta ad dolorem</text:span><text:span text:style-name="T75"> capitis.]<text:line-break/>Quandoquidem vero et amuleta ad dolorem capitis Archi-<text:line-break/>genes scripsit, quae quidem nullam medicam rationem ha-<text:line-break/>hent, ea his qui talia per experientiam cognoverunt et<text:line-break/>fecundum mirabilem quandam antipatheiam homini luco-<text:line-break/>gnitam efficacia esse dicunt relinquam, quae veromb eo<text:line-break/>juxta medicam rationem traditafunt, selecta referam tan-<text:line-break/>tum, juxta illius ipfius dictionem, quemadmodum hactenus<text:line-break/>de medicamentis facere consuevi. Polygoni duos ramulos<text:line-break/>coronae modo imponito. Quod polygonum calidis et fla-<text:line-break/>tuosis capitis doloribus conveniat ipfe prius dixi. Nihil<text:line-break/>itaque miri est in talibus saepe ipfum juvisse, nam pro-<text:line-break/>pter ardorem et ebrietatem dolores capitis assidue contin-<text:line-break/>gunt. At vero quod duos omnino ramulos esse oporteat,</text:span></text:p>
      <text:p text:style-name="P6"><text:span text:style-name="T75">ab illis adjectum est, qui poIygoni utilitatem ex incognita<text:line-break/>antipathia et. non ex ipsius temperamento procedere </text:span><text:span text:style-name="T106">vo-<text:line-break/>lunt.</text:span><text:span text:style-name="T75"> Aut cichorium, quod Romani intybum olus appellant,<text:line-break/>aegri capiti imponito, et maxime fi ex ardore doleati Re-<text:line-break/>ctissime apposuit, si ex ardore, ego vero etiam apponam, si<text:line-break/>ex ebrietate, sic enim et rosaceae coronae juvant. Eas<text:line-break/>igitur volenti itidem licebit ascribere, numerumque quem-<text:line-break/>cunque tandem velit addere et ex totidem rosis . nexam<text:line-break/>coronam capiti mederi asseverare. Deinceps callitricho co-<text:line-break/>ronare caput operae pretium ducit, quod trichomanes, in-<text:line-break/>quit, quidam appellant. Ego vero eos, qui de herbis scri-<text:line-break/>pserunt, adlantum magis appellare callitrichum scio quam<text:line-break/>trichomanes. Deinde paulo post philanthropio herba coro-<text:line-break/>nari jubet, et palmulae masculae cortice summo. Et post<text:line-break/>haec in haec verba scribit; aut adversus solem aegrum ex-<text:line-break/>positum, donec dolor quiescat, finito, ln amuletorum seri’<text:line-break/>mone et hoc ab eo relatum est, quod quidem ex frigidi-<text:line-break/>tate dolens caput juvere potest, si neque humoribus omni-</text:span></text:p>
      <text:p text:style-name="P6"><text:span text:style-name="T75">bus aequaliter redundet homo, neque ex cruditate laboret<text:line-break/>aut aliquem vitiatum humorem in ventre, maxime circa<text:line-break/>cavitatem ejus, habeat, verum calidos capitis dolores, ex<text:line-break/>quorum: numero funt et ex ardore ac ebrietate oborti,<text:line-break/>non parum laedet. Consimilia his deinceps scribens ad<text:line-break/>chamaemelum pervenit, cujus experientiam habemus, quod<text:line-break/>capitis dolorem juvet siquis eo velut ante, dictum queat<text:line-break/>uti. Appellat autem Archigenes anthemidem hanc herbam,<text:line-break/>quemadmodum alii multi, et ait florem quidem ipsius tri-<text:line-break/>tum olfactum prodesse, -folia vero olfactu summe nocere.<text:line-break/>Eiberat a capitis dolore verbenaca herba, quam aliqui fa-<text:line-break/>cram vocant tum coronae modo circumposita tum illita ex<text:line-break/>rosaceo et aceto. Hoc auxilium oportebat eum non nunc </text:span><text:span text:style-name="T75">.<text:line-break/></text:span><text:span text:style-name="T75">inter amuleta, sed prius inter medicamenta referre, si qui-<text:line-break/>dem re vera ei confidit, per longam experientiam cognito<text:line-break/>et probato. Aut testudinis palustris, quam quidem lutariam<text:line-break/>vocant, sanguinem sincipiti instilla. Et hoc' si quidem verum<text:line-break/>est, inter medicamenta et cum discrimine referri convenis-</text:span></text:p>
      <text:p text:style-name="P6"><text:span text:style-name="T75">bat. Nisi sane hoc vult,- quod omnem caprtis dolorem ju-<text:line-break/>vet, idque omni temporis occasione. Ita enim et nos anti-<text:line-break/>pathiae testimonium ei praebebimus, non efficaciae, quam<text:line-break/>ex temperamento habet. Absoluto igitur de amuletis ser-<text:line-break/>mone deinceps haec scribit.</text:span></text:p>
      <text:p text:style-name="P8"><text:span text:style-name="T129">\_Archigenis </text:span><text:span text:style-name="T106">de sesiuris et contusionibus in capitesa-<text:line-break/>ctis.j</text:span><text:span text:style-name="T75"> De vulneribus autem in capite factis deinceps dice-<text:line-break/>tur. Parva autem fissura facta, aliqui rnyrrham aceto tri—<text:line-break/>tam, aut aloen cum linamentis indunt, glutluaturque ita<text:line-break/>et absque inflammatione mirabiliter asservatur. Caeterum<text:line-break/>in contusionibus citra disparationem ac fissuram circa caput<text:line-break/>factis, polenta imposita commoda esu Amplius vero et oesy-<text:line-break/>pum, atque ipsae adeo lanae fordibus sudoris succidae eo-<text:line-break/>dem modo. Magis autem proprie fimilaginem ex aqua pro<text:line-break/>cataplasmate impones. Aut origanum cum polenta. Haec<text:line-break/>utilia judicata esse quid attinet referre? verum alterius<text:line-break/>negocii atque operis funt, quam ut ob hujusmodi causam<text:line-break/>ecaput dolentibus apta esse judicans, ea ascripsisse putandus</text:span></text:p>
      <text:p text:style-name="P7"><text:span text:style-name="T75">sit, sed ut quae obortas inflammationes curare aut easdem<text:line-break/>prohibere possint. Atqui in aliquibus exemplaribus haec in<text:line-break/>totum non habentur, velut in aliis etiam plura his </text:span><text:span text:style-name="T75">in hunc<text:line-break/></text:span><text:span text:style-name="T75">. modum. In mediocribus capitis vulneribus, aut quae </text:span><text:span text:style-name="T75">omnino<text:line-break/></text:span><text:span text:style-name="T75">legitimo medico non habent opus, </text:span><text:span text:style-name="T75">in </text:span><text:span text:style-name="T75">quibus quidem </text:span><text:span text:style-name="T75">nudi.<text:line-break/></text:span><text:span text:style-name="T75">tas per sc </text:span><text:span text:style-name="T75">non </text:span><text:span text:style-name="T75">adest pilos rademus, fibulisque </text:span><text:span text:style-name="T75">impositis con-<text:line-break/></text:span><text:span text:style-name="T75">strlugemus ac glutinantibus experimento -cognitis utemur.<text:line-break/>Egregie glutinat vulneratam cerebri membranam calarnin-<text:line-break/>thae succus </text:span><text:span text:style-name="T75">infusus </text:span><text:span text:style-name="T75">et farina milii arida </text:span><text:span text:style-name="T75">inspersa, deinde<text:line-break/></text:span><text:span text:style-name="T75">butyro et rosaceo </text:span><text:span text:style-name="T75">ac </text:span><text:span text:style-name="T75">adipe suillo </text:span><text:span text:style-name="T75">veteri </text:span><text:span text:style-name="T75">mixtis </text:span><text:span text:style-name="T75">ac tepe-<text:line-break/></text:span><text:span text:style-name="T75">factis infusis. In </text:span><text:span text:style-name="T75">quibus </text:span><text:span text:style-name="T75">vero os denudatum </text:span><text:span text:style-name="T75">est, divisa mem-<text:line-break/></text:span><text:span text:style-name="T75">brana calvariam ambiente, </text:span><text:span text:style-name="T75">os </text:span><text:span text:style-name="T75">ipsum </text:span><text:span text:style-name="T75">scalpemus et per su-<text:line-break/>turae adductionem, </text:span><text:span text:style-name="T75">tanquam non </text:span><text:span text:style-name="T75">sit denudatum, curabimus.<text:line-break/></text:span><text:span text:style-name="T75">Si </text:span><text:span text:style-name="T75">vero </text:span><text:span text:style-name="T75">non permaneant suturae, juxta </text:span><text:span text:style-name="T75">syssarcosim velut<text:line-break/></text:span><text:span text:style-name="T75">etiam </text:span><text:span text:style-name="T75">aliorum vulnerum </text:span><text:span text:style-name="T75">curam </text:span><text:span text:style-name="T75">faciemus. Reseretur autem<text:line-break/></text:span><text:span text:style-name="T75">hujusmodi </text:span><text:span text:style-name="T75">curationis </text:span><text:span text:style-name="T75">ductus lu proprio </text:span><text:span text:style-name="T75">loco. Caeterum in<text:line-break/></text:span><text:span text:style-name="T75">quibus </text:span><text:span text:style-name="T75">vulneribus </text:span><text:span text:style-name="T75">aut propter parvitatem </text:span><text:span text:style-name="T75">aut </text:span><text:span text:style-name="T75">alias </text:span><text:span text:style-name="T75">suturis<text:line-break/></text:span><text:span text:style-name="T75">uti </text:span><text:span text:style-name="T75">non licet, </text:span><text:span text:style-name="T75">linamentum convulsum cum aceto </text:span><text:span text:style-name="T75">et oleo</text:span></text:p>
      <text:p text:style-name="P6"><text:span text:style-name="T90">.. </text:span><text:span text:style-name="T75">imponito, aut cum myrti succo aut lentisci aut rubi aut<text:line-break/>conyzae tenuia folia habentis, ad aliquem eorum exiguo<text:line-break/>admixto melle, ita ut linamentum ex his imbutum impo-<text:line-break/>nas. Et foliis alicujus ex praedictis pio cataplasmate utitur.<text:line-break/>Aut spongiam novam aceto et oleo imbutam imponito. Aut<text:line-break/>lanam sordidam eodem modo. At vero ad ipsum vulnus'<text:line-break/></text:span><text:span text:style-name="T106">brassicae</text:span><text:span text:style-name="T75"> sulia apponito, aut polentam aceto subactam per<text:line-break/>fe imponito, aut cum brassicae foliis tritis. Haec quidem<text:line-break/>Archigenes scripsit ad capitis dolorem,' discriminibus simul<text:line-break/>quibusdam additis, quemadmodum etiam Apollonius ferit.<text:line-break/>.Asclepiades vero varia quidem medicamenta scripsit, fed<text:line-break/>eorum discrimina juxta affectus non ita multum apposuit,<text:line-break/>sed saItem in incipientibus et inveteratis, quamquam neque<text:line-break/>hoc in multis fecerit, sed in primo solum </text:span><text:span text:style-name="T106">ai</text:span><text:span text:style-name="T75"> postremis<text:line-break/>duobus. Postrema igitur credere quis possit inveteratis essi-<text:line-break/>. caela esse, utpote ex fortibus simplicibus medicamentis com-</text:span></text:p>
      <text:p text:style-name="P8"><text:span text:style-name="T75">posita. Primum vero ob id fortassis solum quis lu usum ,<text:line-break/>talem assumpserit, quod papaveris succum non paucum ad-</text:span></text:p>
      <text:p text:style-name="P7"><text:span text:style-name="T75">mixtum habet; hujusmodi autem didicimus non propterea<text:line-break/>quod affectibus prosint, sed quod sensilem facultatem stupe-<text:line-break/>faciant, dolores mitigare solere. Quare etiam ea omnia<text:line-break/>deinceps a me conscribentur.</text:span></text:p>
      <text:p text:style-name="P147"><text:span text:style-name="T75">[Quae </text:span><text:span text:style-name="T106">Asclepiades ad capitis dolorem in primo ex-<text:line-break/>ternorum scripsit^ Ad recentes capitis dolores irrigatio<text:line-break/>qua ustus esi Nicomedes.</text:span><text:span text:style-name="T75"> 4 Foliorum rutae </text:span><text:span text:style-name="T106">3</text:span><text:span text:style-name="T75"> ij, menthae<text:line-break/>3ij, peucedani 3 iiij, iridis 5 ij, suminis ocimi </text:span><text:span text:style-name="T106">3</text:span><text:span text:style-name="T75"> viij, semi-<text:line-break/>nis papaveris nigri </text:span><text:span text:style-name="T106">3</text:span><text:span text:style-name="T75"> iiij, alii </text:span><text:span text:style-name="T106">3</text:span><text:span text:style-name="T75"> viij, puscae heminas ij- Ad<text:line-break/>dimidium coquito et expressum succum cum rosaceo con-<text:line-break/>quassato, et caput assidue ex eu irrigato. </text:span><text:span text:style-name="T106">Aliud quo usus<text:line-break/>est 'Charicles.</text:span><text:span text:style-name="T75"> 4 Amygdalarum amararum depuratarum<text:line-break/>drach. ij, storiis viticis </text:span><text:span text:style-name="T106">3</text:span><text:span text:style-name="T75"> duas, radicis peucedani </text:span><text:span text:style-name="T106">3 ij,</text:span><text:span text:style-name="T75"> men-<text:line-break/>thae viridis sive aridae </text:span><text:span text:style-name="T106">3</text:span><text:span text:style-name="T75"> ij, ramulorum rutae </text:span><text:span text:style-name="T106">3</text:span><text:span text:style-name="T75"> ij, bac-<text:line-break/>carurn lauri depuratarum </text:span><text:span text:style-name="T106">3</text:span><text:span text:style-name="T75"> ij, serpilli </text:span><text:span text:style-name="T106">3</text:span><text:span text:style-name="T75"> ij, spondylii </text:span><text:span text:style-name="T106">3</text:span><text:span text:style-name="T75"> ij,<text:line-break/>castorii </text:span><text:span text:style-name="T106">3 ij,</text:span><text:span text:style-name="T75"> rosarum viridium aut siccarum </text:span><text:span text:style-name="T106">3</text:span><text:span text:style-name="T75"> iiij, aceti he -<text:line-break/>minas duas, rosacei quod satis est. Apparato ac utere ut<text:line-break/>dictum est.<text:tab/></text:span><text:span text:style-name="T75">‘ '</text:span></text:p>
      <text:p text:style-name="P7"><text:span text:style-name="T106">[Pastillus ad capitis dolorem, quo usus esi Antonius<text:line-break/>herbarius., qui multa artis experientia clarus suit.j</text:span><text:span text:style-name="T75"> 4<text:line-break/>Succi peucedani </text:span><text:span text:style-name="T106">3</text:span><text:span text:style-name="T75"> sex, succi papaveris </text:span><text:span text:style-name="T106">3 quatuor,</text:span><text:span text:style-name="T75"> croci </text:span><text:span text:style-name="T106">3<text:line-break/></text:span><text:span text:style-name="T75">quatuor, myrrhae </text:span><text:span text:style-name="T106">3</text:span><text:span text:style-name="T75"> quatuor, scammoniae 3 iiij. Omnia trita<text:line-break/>cum aceto in pastillos redigito, eosque in umbra resiccato.<text:line-break/>Usus autem tempore aceto dilutus fronti illinito, a tempore<text:line-break/>altero initio sumpto et usque ad alterum tempus progre-<text:line-break/>diendo, in febricitantibus ex aqua illinito. Quo </text:span><text:span text:style-name="T106">Alexander<text:line-break/>ustus esi, sio habet.</text:span><text:span text:style-name="T75"> 4 Peucedani radicis aut succi </text:span><text:span text:style-name="T106">3 </text:span><text:span text:style-name="T106">j,<text:line-break/></text:span><text:span text:style-name="T75">croci 3 </text:span><text:span text:style-name="T106">j,</text:span><text:span text:style-name="T75"> myrrhae </text:span><text:span text:style-name="T106">3 j,</text:span><text:span text:style-name="T75"> opii </text:span><text:span text:style-name="T106">3</text:span><text:span text:style-name="T75"> j. Aceto excipe ac redige lu<text:line-break/>pastillos, usu vero exigenle aceto dissolutos locis dolorem<text:line-break/>sentientibus illinito. </text:span><text:span text:style-name="T106">Aliud Antigoni, qui in castris exer-<text:line-break/>citus insignis medicus suit.</text:span><text:span text:style-name="T75"> 4 Baccarum lauri siccarum<text:line-break/>purgatarum tritarum </text:span><text:span text:style-name="T106">3'</text:span><text:span text:style-name="T75">quatuor, scammoniae </text:span><text:span text:style-name="T106">3</text:span><text:span text:style-name="T75"> quatuor,<text:line-break/>succi papaveris </text:span><text:span text:style-name="T106">3</text:span><text:span text:style-name="T75"> quatuor, seminis apii </text:span><text:span text:style-name="T106">3</text:span><text:span text:style-name="T75"> octo, croci </text:span><text:span text:style-name="T106">3</text:span><text:span text:style-name="T75"> octo,<text:line-break/>myrrhae drach. quatuor, omphacii </text:span><text:span text:style-name="T106">3</text:span><text:span text:style-name="T75"> quatuor, serpylli<text:line-break/>drach. octo, aceti quod satis esu Praepara ac utere ut </text:span><text:span text:style-name="T75">-<text:line-break/></text:span><text:span text:style-name="T75">nictum esu</text:span></text:p>
      <text:p text:style-name="P7"><text:span text:style-name="T106">[Aid inveteratum capitis dolorem epithema, quo Cha-<text:line-break/>ricles nsus</text:span><text:span text:style-name="T75"> est.] 4 Retrimentorum, quae ab expresso irino<text:line-break/>unguento supersunt, peucedani, castorii, singulorum partem<text:line-break/>unam, baccarum lauri partes duas, seminis viticis partes<text:line-break/>duas, rosarum siccarum partes duas, ramulorum rutae par-<text:line-break/>tes quatuor. Aceto dissoluta cerato ex rosaceo apparato<text:line-break/>excipito, deinde linteolo impacta praerasis capillis per omne<text:line-break/>caput imponito et fasciola obligato, atque usque in iequen-<text:line-break/>tern diem obligata custodito rursusque imponito. Aiiud<text:line-break/></text:span><text:span text:style-name="T106">valde bonum.</text:span><text:span text:style-name="T75"> 4 Amygdalarum amararum, floris viticis,<text:line-break/>peucedani radicis, menthae viridis, ramulorum rutae, bac-<text:line-break/>carum lauri, serpylli, spondylii, castorii, singulorum partem<text:line-break/>unam, rosarum partes duas. Appara et utere ut dictum<text:line-break/>est. Post haec praescripta medicamenta Archigenes et Apol-<text:line-break/>lonius, itemque Asclepiades, medicamenta conscripserunt<text:line-break/>quorum aliqua per os, aliqua per nares caput purgant.<text:line-break/>Caeterum quae Archigenes tradidit haec funt juxta illius<text:line-break/>ipsius dictionem.</text:span></text:p>
      <text:p text:style-name="P7"><text:span text:style-name="T129">\A-rchigenis </text:span><text:span text:style-name="T106">de apophlegmatismis et quae naribus<text:line-break/>infunduntur.] .</text:span><text:span text:style-name="T75"> Post haec vero apopblegmatismi ex sinapi,<text:line-break/>aut hyssopo cum pasto cocto, aut ex staphide silvestri cum<text:line-break/>pipere trita, aut ex melle oleo admixto aut ex staphide<text:line-break/>silvestri per sc et cum melle trila. Haec quidem Arcliige-<text:line-break/>nes inter remedia doloris capitis scripsit. Apollonius vero<text:line-break/>de iis, quae ad dentium dolores, in primo parabilium tra-<text:line-break/>didit, haec verba scripsit: ' </text:span><text:span text:style-name="T106">Quae naribus infundantur in<text:line-break/>dentium dolore.</text:span><text:span text:style-name="T75"> Radicis betae succum per sc lu nasum lu-<text:line-break/>fundito et dolores dentium solvet. </text:span><text:span text:style-name="T106">Aliud.</text:span><text:span text:style-name="T75"> 4 Cumini quan-<text:line-break/>tum tribus digitis apprehendi potest et myrrhae ad magni-<text:line-break/>tudinem fabae, medullae cucumeris silvestris duplum, trita<text:line-break/>et lacte muliebri subacta ia collyria redigito, eaque in<text:line-break/>utramque narem indito, deinde quamdiu quis quinque sta-<text:line-break/>dia percurrere possit, attrahere et postea emungere jubeto.<text:line-break/>Hoc medicamentum et ad aurium dolores facit. Asclepiades<text:line-break/>autem in primo exteriorum ita scripsit: </text:span><text:span text:style-name="T106">Asclepiades de iis.</text:span></text:p>
      <text:p text:style-name="P7"><text:span text:style-name="T106">quae naribus induntur et </text:span><text:span text:style-name="T106">de</text:span><text:span text:style-name="T75"> </text:span><text:span text:style-name="T75">siernutatoriis </text:span><text:span text:style-name="T106">et apophlegrna </text:span><text:span text:style-name="T106">-<text:line-break/></text:span><text:span text:style-name="T106">tismis. Errhina quae naribies widita caput purgant. Con-<text:line-break/>- serunt etiam veteri lippitudine oculorum infestatis, sodunt<text:line-break/>et ad comitiali morbo apprehensas, ducuntque </text:span><text:span text:style-name="T106">multam<text:line-break/></text:span><text:span text:style-name="T106">humiditatem.</text:span><text:span text:style-name="T75"> 4 Melanthii 3 viij, sidis ammoniaci drach. </text:span><text:span text:style-name="T75">j,<text:line-break/></text:span><text:span text:style-name="T75">elaterii drach. j. trita et.quam tenuissime laevigata </text:span><text:span text:style-name="T75">sicyonio<text:line-break/></text:span><text:span text:style-name="T75">oleo, aut irino unguento aut. cyprino excipe, quo ad cerati<text:line-break/>liquidi crassitudinem perducantur</text:span><text:span text:style-name="T75">, </text:span><text:span text:style-name="T75">et reconditis lu </text:span><text:span text:style-name="T75">coruea<text:line-break/></text:span><text:span text:style-name="T75">pyxide utitor, sublitis inde naribus atque aegris </text:span><text:span text:style-name="T75">attrahere<text:line-break/>jussis. </text:span><text:span text:style-name="T106">Aliud citra molestiampiirgans doloremque e</text:span><text:span text:style-name="T75"> vestigio<text:line-break/></text:span><text:span text:style-name="T106">sedans.</text:span><text:span text:style-name="T75"> 4 </text:span><text:span text:style-name="T75">Cyclamini siccae </text:span><text:span text:style-name="T106">3</text:span><text:span text:style-name="T75"> viij, iridis siccae drach. </text:span><text:span text:style-name="T75">ij, nitri<text:line-break/>rubri drach. j. </text:span><text:span text:style-name="T75">Ego elaterio </text:span><text:span text:style-name="T75">usus </text:span><text:span text:style-name="T75">sum </text:span><text:span text:style-name="T75">diligenter trito et<text:line-break/>per </text:span><text:span text:style-name="T75">arundinem insufflato; aegro ipsum </text:span><text:span text:style-name="T75">attrahere jusso, at-<text:line-break/>que </text:span><text:span text:style-name="T75">deinde deorsum </text:span><text:span text:style-name="T75">inclinari, quo </text:span><text:span text:style-name="T75">videlicet coactus </text:span><text:span text:style-name="T75">liquor<text:line-break/>destillet. </text:span><text:span text:style-name="T75">Post </text:span><text:span text:style-name="T75">haec vero Asclepiades lu haec'verba scripsit.<text:line-break/></text:span><text:span text:style-name="T106">De </text:span><text:span text:style-name="T106">siernutatoriis. Sbernutatoria </text:span><text:span text:style-name="T106">caput </text:span><text:span text:style-name="T106">purgantia </text:span><text:span text:style-name="T106">Hera-<text:line-break/></text:span><text:span text:style-name="T106">clidae Tarantini.</text:span><text:span text:style-name="T75"> </text:span><text:span text:style-name="T75">4 </text:span><text:span text:style-name="T75">Cumini Aethiopici, piperis albi, struthii,<text:line-break/>castorii, singulorum aequales partes contusas et cribratas in'</text:span></text:p>
      <text:p text:style-name="P7"><text:span text:style-name="T75">aerea pyxide reponito. Ufu vero exigente, pyxidem con-<text:line-break/>cutito et apertam naribus admoveto, aut cum digito adhi-<text:line-break/>- beto, aut etiam per arundinem insufflato. </text:span><text:span text:style-name="T106">Aliud.</text:span><text:span text:style-name="T75"> 4 Zin-<text:line-break/>giberis drach. ij, struthii drach. ij, piperis albi drach. j,<text:line-break/>casiae drach. j, utere ut dictum est. </text:span><text:span text:style-name="T106">Ad veterem capitis<text:line-break/>dolorem siernutatorm Ptolemaei Facit ad vertiginem et<text:line-break/>comitiali affectos.</text:span><text:span text:style-name="T75"> 4 Veratri albi drach. iiij, alii unam ha-<text:line-break/>bent, radicis cucumeris silvestris drach. j, struthii drach. j,<text:line-break/>nitri rubri drach. j, castorii drach. j. piperis albi drach. j.<text:line-break/>Utere ut dictum esu </text:span><text:span text:style-name="T106">Aliud.</text:span><text:span text:style-name="T75"> 4 Veratri albi, radicis cucu-<text:line-break/>meris silvestris, struthii, singulorum partes duas, castorii,<text:line-break/>acori, nitri rubri, cumini Aethiopici, singulorum partem<text:line-break/>unam, euphorbii partem unam. Tritis ut dictum est utere.<text:line-break/>At vero post dictorum sternutatoriorum descriptionem Ascle-<text:line-break/>piades in hunc modum scripsit. </text:span><text:span text:style-name="T106">Quae mansa caput purgent<text:line-break/>et multam hwrniditatem ducant.</text:span><text:span text:style-name="T75"> 4 Piperis albi </text:span><text:span text:style-name="T106">3</text:span><text:span text:style-name="T75"> ij, sta-<text:line-break/>phidis silvestris drach. ij, origani </text:span><text:span text:style-name="T106">3</text:span><text:span text:style-name="T75"> ii, casiae </text:span><text:span text:style-name="T106">3</text:span><text:span text:style-name="T75"> ii. Excipe<text:line-break/>uvarum passarum exacinatarum aut ficuum pinguium carne</text:span></text:p>
      <text:p text:style-name="P6"><text:span text:style-name="T75">et mandenda praebe. Mandentes vero deorsum inclinari<text:line-break/>oportet et per intervalla hiare, quo collectus humor destil-'<text:line-break/>let. Post vero etiam aqua calida in ore continenda, quae<text:line-break/>etiam, ubi multam perceperint mordacitatem, eis etiam </text:span><text:span text:style-name="T106">fri-<text:line-break/>gida</text:span><text:span text:style-name="T75"> exhibenda esu </text:span><text:span text:style-name="T106">Aliud. 4 Staphidis</text:span><text:span text:style-name="T75"> fllvestris, pyrethri,<text:line-break/>piperis albi, hyssopi, cardamomi, singulorum aequales par-<text:line-break/>tes, polentae aluplnrn. Aqua subigito ac utitor ut dictum<text:line-break/>est. Porro ex subscriptis medicamentis quibusdam praeeep-<text:line-break/>tores meos usos sclo, quibusdam amicos, aliqua etiam ipse<text:line-break/>in usum assumpsi, ut ex multu usu fidem suam mihi pro-<text:line-break/>baverint. Sunt autem haec.' Foliorum cucumeris silvestris<text:line-break/>succus naribus insunditur. tum per se folus, tum betae ad-<text:line-break/>dito decocto aut succo. </text:span><text:span text:style-name="T106">Aliud.</text:span><text:span text:style-name="T75"> Myrrham melle coctam<text:line-break/>naribus insundito. </text:span><text:span text:style-name="T106">Aliud. 4 Aloes, nitri,</text:span><text:span text:style-name="T75"> melanthii, </text:span><text:span text:style-name="T106">nigel-<text:line-break/>lae,</text:span><text:span text:style-name="T75"> parem mensuram, cum oleo veteri ad strigmentorum<text:line-break/>crassitudinem redacta. </text:span><text:span text:style-name="T106">Aliud quod manditur. 4</text:span><text:span text:style-name="T75"> Nitri se-<text:line-break/>runcem, anisi trientem, staphidis silvestris quadrantum, fo-<text:line-break/>liorum lauri viridium et uvae passae exacinalae parem men-</text:span></text:p>
      <text:p text:style-name="P6"><text:span text:style-name="T75">suram, excipe et ex hac mixtura pastillos trium drachma-<text:line-break/>rum coge et singulos usu expetente mandendos praebe.<text:line-break/></text:span><text:span text:style-name="T106">Aliud quod naribus inditur,</text:span><text:span text:style-name="T75"> 4 Euphorbii 3 </text:span><text:span text:style-name="T90">β, </text:span><text:span text:style-name="T75">thapsiae </text:span><text:span text:style-name="T106">3j,<text:line-break/></text:span><text:span text:style-name="T75">iridis 3 j, anellis cocti scsquidrachmam, succi radicis betae<text:line-break/>quantum sufficit. Ex hoc ad milii magnitudinem accipe et<text:line-break/>aqua dilutum, specilloque exceptum naribus infunde. </text:span><text:span text:style-name="T106">Aliud<text:line-break/>quod naribus infunditur. 4</text:span><text:span text:style-name="T75"> Succi cyclamini cyathos ij,<text:line-break/>succi soliorum hederae cyathum unum, peucedani obolum<text:line-break/>unum, elaterii obolum, unum. In vitreo vasc recondito, usu<text:line-break/>vero expostulante lacte muliebri dissoluta naribus infundito.<text:line-break/></text:span><text:span text:style-name="T106">Aliud.</text:span><text:span text:style-name="T75"> 4 Myrrhae trientem, enphorbii trientem, piperis<text:line-break/>albi grana xxv, Myrrham aqua prius dissolvito, unaque<text:line-break/>ipsum euphorbium, deinde piper tritum additu et adjecto<text:line-break/>olei gleucini sexunce utitor. Aiiud, </text:span><text:span text:style-name="T106">quod naribus infusum<text:line-break/>multam pituitam per os detrahit.</text:span><text:span text:style-name="T75"> 4 Olei communis sex-<text:line-break/>tarios duos, faponis libram unam, resinae frictae sesquili-<text:line-break/>brarn, opopanacis j. Per anchusam colorato ac utitor<text:line-break/>ore prius aqua expletor Aiiud</text:span><text:span text:style-name="T106">quo os illinitur.</text:span><text:span text:style-name="T75"> Saponem</text:span></text:p>
      <text:p text:style-name="P6"><text:span text:style-name="T75">betae succo dilutum juxta palatum illinito, atque, itidem<text:line-break/>juxta oris columellam. Idem etiam naribus infundi potest.</text:span></text:p>
      <text:p text:style-name="P8"><text:span text:style-name="T75">£ Quae </text:span><text:span text:style-name="T106">Crito in primo de medicamentis scripsit his<text:line-break/></text:span><text:span text:style-name="T75">verbis.] </text:span><text:span text:style-name="T106">Apophlegmatismi.</text:span><text:span text:style-name="T75"> Staphis silvestris per sc et cum </text:span><text:span text:style-name="T75">-<text:line-break/></text:span><text:span text:style-name="T75">pulegio mansa, Aiiud. </text:span><text:span text:style-name="T106">4</text:span><text:span text:style-name="T75"> Staphidis silvestris et origani,<text:line-break/>utriusque acetabulum, nitri </text:span><text:span text:style-name="T106">3</text:span><text:span text:style-name="T75"> ij, trita cochlearii mensura<text:line-break/>manducanda praebeto, donec os pituita repleatur, deinde<text:line-break/>aperto ore effluere sinito. </text:span><text:span text:style-name="T106">Aliud.</text:span><text:span text:style-name="T75"> 2|. Origani J iiij, hysi<text:line-break/>sopi 3 ilij, staphidis silvestris </text:span><text:span text:style-name="T106">3</text:span><text:span text:style-name="T75"> iiij, spumae nitri </text:span><text:span text:style-name="T106">3</text:span><text:span text:style-name="T75"> ij, sina*<text:line-break/>pis 3 </text:span><text:span text:style-name="T106">ij,</text:span><text:span text:style-name="T75"> pyrethri drach. iij. tritis utere. Aiiud. 2|. Sinapis<text:line-break/>partem unam, staphidis silvestris partem unam, contusis<text:line-break/>utere. Hoc pharmacopolae utuntur. </text:span><text:span text:style-name="T106">Aliud,</text:span><text:span text:style-name="T75"> Hyssopo, thymo,<text:line-break/>origano tum per se tum simul mixtis utere. </text:span><text:span text:style-name="T106">Aliud.</text:span><text:span text:style-name="T75"> Me-<text:line-break/>- dullae colocynthidis in aceto ad mullum tempus coctae,<text:line-break/>aut etiam per longum tempus in vino maceratae, liquorem<text:line-break/>in ore contineto. Aiiud. Allia cum erucae semine et nitro-<text:line-break/></text:span><text:span text:style-name="T106">Aliud.</text:span><text:span text:style-name="T75"> Staphidis silvestris drach. xij, pyrethri drach. iiij,</text:span></text:p>
      <text:p text:style-name="P6"><text:span text:style-name="T75">hyssopi </text:span><text:span text:style-name="T90">3 </text:span><text:span text:style-name="T75">j, contusu lu orbiculares pestillos cogito, eosque<text:line-break/>drachmae pondere formatos manducandos exhibeto.</text:span></text:p>
      <text:p text:style-name="P8"><text:span text:style-name="T106">[ Quae medicamenta naribus indenda Crito ictericis<text:line-break/>consaripsusp Medicamentum quod naribus</text:span><text:span text:style-name="T75"> infunditur et<text:line-break/></text:span><text:span text:style-name="T106">tum per nareS' tum per os excernit. Ob id ipsum vero ne<text:line-break/>• consternaris, si palatum calefaciat aut exasperet, ex alto<text:line-break/>enim avocat ac transfert humores.</text:span><text:span text:style-name="T75"> Staphidis silvestris<text:line-break/>3 j, melanthii </text:span><text:span text:style-name="T106">3</text:span><text:span text:style-name="T75"> iij, cum aceto trita, ad formam strigmento<text:line-break/>liquidiorem redigito et per dies quinque, in nares infun-<text:line-break/>dito, donec expurgetur aeger, id autem alternis diebus fa-<text:line-break/>cito. </text:span><text:span text:style-name="T106">Aliud.</text:span><text:span text:style-name="T75"> 4 Hederae folia decem, lauri folia decem<text:line-break/>cum oleo terendo ad strigmenti crassitudinem redigito et<text:line-break/>naribus similiter instillato. Aiiud. Egregie sarit et elate-<text:line-break/>riurn insufflatum in ipsorum nares. Caeterum siqnis’ hoc<text:line-break/>citra detrimentum facere velit, lu calidae solium aegrum<text:line-break/>immittet, atque ita toto corpore praeter faciem in eo im-<text:line-break/>merso elaterium insufflabit, large enim bilem per mares<text:line-break/>educit. </text:span><text:span text:style-name="T106">Aliud.</text:span><text:span text:style-name="T75"> Elaterium ad magnitudinem ervi in lacte<text:line-break/>muliebri dilutum naribus lufundito, atque ubi purgatio -</text:span></text:p>
      <text:p text:style-name="P6"><text:span text:style-name="T75">prodierit, in calidae labrum' demittito ac lavato et per<text:line-break/>diaetam reficito.</text:span></text:p>
      <text:p text:style-name="P8"><text:span text:style-name="T106">[ Quae Aeneas per experientiam pituitam detrahentia<text:line-break/>tradidit.]</text:span><text:span text:style-name="T75"> Quorum experientiam per Aeneae . usum habeo,<text:line-break/>a quo etiam descriptiones accepi. </text:span><text:span text:style-name="T106">Medicamentum quod na-<text:line-break/>ribus inditur atque pituttarri detrahit. 4</text:span><text:span text:style-name="T75"> Saponis ppj </text:span><text:span text:style-name="T106">vj,<text:line-break/></text:span><text:span text:style-name="T75">adipis caprini 16 j, cerae sp iij, picis aridae trientem, qui-<text:line-break/>dam vero quadrantem habent, nitri tautundem, lixivii acris<text:line-break/>cyathos ij, aqua diluito et dum uteris per specillum infun-<text:line-break/>dito attrahereque jubeto. - Caput vero irino praerigato et<text:line-break/>post usum aquam mulsam saepe gargarizandam praebeto.<text:line-break/></text:span><text:span text:style-name="T106">Aliud. 2f.</text:span><text:span text:style-name="T75"> Euphorbii 3 vj, lycii Indici 3 iiij, surco betae<text:line-break/>excipe, ac melle addito coge. Usus tempore aqua aut lacte<text:line-break/>dilue. Aiiud. 2|. Succi cyclamini cyath. ij, succi cacumi-<text:line-break/>num hederae cyath. j, succi peucedani obolum unum, ela-<text:line-break/>terii obolum unum. Utere lu balneo cum lacte muliebri.<text:line-break/></text:span><text:span text:style-name="T106">Aliud.</text:span><text:span text:style-name="T75"> 2|. Pyrethri, piperis, hyssopi, staphidis silvestris pa- </text:span><text:span text:style-name="T75">-<text:line-break/></text:span><text:span text:style-name="T75">rem mensuram in pastillos drachmae pondere cogito, quo-<text:line-break/>rum unum manducandum praebeto et post factam ab ipso</text:span></text:p>
      <text:p text:style-name="P148"><text:span text:style-name="T75">purgationem, sale et melle curato. </text:span><text:span text:style-name="T106">Sternutatorium.</text:span><text:span text:style-name="T75"> 4 Pi-<text:line-break/>peris albi, veratri albi; castorii, euphorbii, struthii, succi<text:line-break/>cyclamini aridi, aequali mensura penna praeirritatis in-<text:line-break/>sufflato.<text:tab/>'</text:span></text:p>
      <text:p text:style-name="P8"><text:span text:style-name="T106">- </text:span><text:span text:style-name="T106">[ile n[u omnium •vehementium medicamentorum^<text:line-break/></text:span><text:span text:style-name="T75">Quam utendi rationem de praedictis medicamentis dixero,<text:line-break/>eam ad omnia alia, quaecunque validam vim habent, trans-<text:line-break/>ferre oportet Non enim statim a principio efficacissima ad-<text:line-break/>hiberem convenit, scd a debilioribus auspicari. Quin et ipsa<text:line-break/>valida medicamenta mitigatoriorum admixtione lenita mo-<text:line-break/>derata fiunt. Et ob id ego quaedam ex eis muliebri lacte<text:line-break/>recenti et aqua diluo et post hoc oleo dulci, deinde betae<text:line-break/>succo et anagallidis, quae coeruleum florem habet, itidem<text:line-break/>succo, atque ita sensim in usu eorum progredior, donec<text:line-break/>postremum etiam per opobalsamum talia dissolvo. Ac pri-<text:line-break/>mum quidem' lacte admixto adhibeo: quod ubi leviter fe-<text:line-break/>runt aegri, etiam citra lactis adjectionem admoveo. Porro<text:line-break/>parabili faepe medicamento usus sum, quod naribus infun-</text:span></text:p>
      <text:p text:style-name="P6"><text:span text:style-name="T75">ditur, melanthio aliquando quidem aceto aeri rigato ac<text:line-break/>pridie macerato-, deinde sequenti rursus cum aceto trito et'<text:line-break/>naribus infuso, aut aegro ipsum absorbere lu nares jusso.<text:line-break/>Aliquando vero oleo veteri idem melanthium contrivi; at-- •<text:line-break/>que ita intro instillans usus sum, quo modo etiam Archi-'<text:line-break/>genes eo utitur in narium obturatione. Priore vero, quod<text:line-break/>cum aceto infunditur, Crito utiturilu ictericis.</text:span></text:p>
      <text:h text:style-name="P3" text:outline-level="2">Cap. II<text:span text:style-name="T141">I</text:span>.</text:h>
      <text:p text:style-name="P9"><text:span text:style-name="T75">[De </text:span><text:span text:style-name="T106">Hemicrania.^</text:span><text:span text:style-name="T75"> Hemicrania affectio do-<text:line-break/>lorifica circa dimidiam capitis partem aliquando dexteram,<text:line-break/>aliquando alteram contingit, quae juxta suturam secundum<text:line-break/>longitudinem ejus extensam terminatur et ut plurimum per<text:line-break/>circuitum exacerbatur, influxu vaporum aut humorum sive<text:line-break/>multorum sive calidorum sive frigidorum causam dolori sug-<text:line-break/>, gerente. Quidam igitur ipsorum circa temporum musculos<text:line-break/>vehementer dolitant </text:span><text:span text:style-name="T106">et</text:span><text:span text:style-name="T75"> pleraque sane ipsorum pars hoc<text:line-break/>modo affligitur. Quidam vero dolorem ad sublimiora ascen-<text:line-break/>dentem habenti Et quidam adeo vehementer dolent, ut<text:line-break/>neque manuum contactum facile ferant, in quibus palam</text:span></text:p>
      <text:p text:style-name="P7"><text:span text:style-name="T75">est, pelliculam calvam ambientem esse affectam et neque<text:line-break/>cutem ipsam omnino ab affectione immunem existere. Ra-<text:line-break/>tionabile igitur, est vaporum aut humorum aut utrorumque<text:line-break/>influxum sive per venas sive per arterias sive per utras-<text:line-break/>que contingere, quum interdum ea sola, quae intra calvam<text:line-break/>continentur, hoc est cerebrum - ejusque membranae, quod<text:line-break/>in ipsis redundat foras protrudant, interdum vero corpus<text:line-break/>infra caput positum vitiatos vapores aut humores sursum<text:line-break/>‘ mittat. Quapropter ubi quis hemicraniam curare aggreditur,<text:line-break/>prius quali purgatione aut venae sectione aeger opus ha-<text:line-break/>beat consideret, atque ita deinde- ad capitis auxilia pro-<text:line-break/>grediendo tum per digitos suae manus tum per linteum<text:line-break/>, dimidiam frontis partem, et eam’ maxime quae circa tem-<text:line-break/>porum musculum est, confricando excalefaciat, atque id ante<text:line-break/>irritationis tempus faciendum est. Post exacerbationem vero<text:line-break/>medicamentis hemicranicis a medicis appellatis utendum, fi<text:line-break/>quidem multa caliditas in doloribus percipiatur, iis quae<text:line-break/>refrigerans quippiam habent, citra vero hanc iis quae</text:span></text:p>
      <text:p text:style-name="P149"><text:span text:style-name="T75">multum -excalesaciant. Utriusque </text:span><text:span text:style-name="T75">vero </text:span><text:span text:style-name="T75">aliquid ex iis, quae<text:line-break/>robur addunt misceatur, quod astringentem videlicet habeat<text:line-break/>facultatem. Demiror autem quod neque Apollonius </text:span><text:span text:style-name="T75">neque<text:line-break/></text:span><text:span text:style-name="T75">Archigenes neque Asclepiades quicquam de hemicranicis<text:line-break/>medicamentis</text:span><text:span text:style-name="T75">, </text:span><text:span text:style-name="T75">quae </text:span><text:span text:style-name="T75">merito </text:span><text:span text:style-name="T75">post doloris capitis totius me-<text:line-break/>dicamenta subjicienda </text:span><text:span text:style-name="T75">erant, </text:span><text:span text:style-name="T75">conscripserunt. Decebat </text:span><text:span text:style-name="T75">enim<text:line-break/>&gt; </text:span><text:span text:style-name="T75">ipsos, tametsi nihil </text:span><text:span text:style-name="T75">privatim </text:span><text:span text:style-name="T75">in se habeant, propterea </text:span><text:span text:style-name="T75">quod<text:line-break/></text:span><text:span text:style-name="T75">inter ea quae totius capitis dolori destinata sunt </text:span><text:span text:style-name="T75">eontinean-<text:line-break/></text:span><text:span text:style-name="T75">tur; id ipsum saltem annotare. Similiter autem et ab </text:span><text:span text:style-name="T75">Hera<text:line-break/></text:span><text:span text:style-name="T75">et </text:span><text:span text:style-name="T75">a </text:span><text:span text:style-name="T75">Critone </text:span><text:span text:style-name="T75">uberior </text:span><text:span text:style-name="T75">de hac affectione tractatio neglecta<text:line-break/>est. Caeterum per quae medicamenta inveterato capitiis do-<text:line-break/>lori medentur, per eadem constat eos etiam hemicranicis<text:line-break/>affectibus auxiliari. Heras itaque </text:span><text:span text:style-name="T75">in </text:span><text:span text:style-name="T75">medicamentario </text:span><text:span text:style-name="T75">libro<text:line-break/></text:span><text:span text:style-name="T75">statim a principio lu haec verba ad capitis dolorem me-<text:line-break/>dicumenta conscripsit.<text:tab/></text:span><text:span text:style-name="T75">r</text:span></text:p>
      <text:p text:style-name="P13"><text:span text:style-name="T106">Medicamenta ex libris Herae ad capitis</text:span><text:span text:style-name="T75"> doiorem.J</text:span></text:p>
      <text:p text:style-name="P8"><text:span text:style-name="T75">2] Crocomagmatis partem </text:span><text:span text:style-name="T75">j, </text:span><text:span text:style-name="T75">gallae partem </text:span><text:span text:style-name="T75">j, trita </text:span><text:span text:style-name="T75">ex </text:span><text:span text:style-name="T75">vino<text:line-break/></text:span><text:span text:style-name="T75">. </text:span><text:span text:style-name="T75">fronti </text:span><text:span text:style-name="T75">ac </text:span><text:span text:style-name="T75">temporibus illinito. </text:span><text:span text:style-name="T106">Pastillus ad </text:span><text:span text:style-name="T106">capitis dalorerit<text:line-break/></text:span><text:span text:style-name="T106">egregie faciens, a tempore ad tempus bis </text:span><text:span text:style-name="T106">aut </text:span><text:span text:style-name="T106">ter-iUituui</text:span></text:p>
      <text:p text:style-name="P7"><text:span text:style-name="T95">4</text:span><text:span text:style-name="T90"> </text:span><text:span text:style-name="T75">Croci 3 </text:span><text:span text:style-name="T123">χ</text:span><text:span text:style-name="T90">ν, </text:span><text:span text:style-name="T75">atramenti sutorii </text:span><text:span text:style-name="T106">3 s,</text:span><text:span text:style-name="T75"> aluminis scissi </text:span><text:span text:style-name="T106">3</text:span><text:span text:style-name="T75"> xiij,<text:line-break/>myrrliae </text:span><text:span text:style-name="T106">3 iij,</text:span><text:span text:style-name="T75"> opii </text:span><text:span text:style-name="T106">3 iij,</text:span><text:span text:style-name="T75"> omphacii </text:span><text:span text:style-name="T106">3 iij,</text:span><text:span text:style-name="T75"> cbalcitidis </text:span><text:span text:style-name="T106">3</text:span><text:span text:style-name="T75"> iij,<text:line-break/>gummi 3 xv. Tritis omnibus vini Falerni austeri quod satis<text:line-break/>est affunde et ut collyrium tere, indeque in pastillos omnia<text:line-break/>redige. Usu vero expetente posca aut aceto, dilutis utere.'<text:line-break/></text:span><text:span text:style-name="T106">Malagma ad capitis dolorem. 4</text:span><text:span text:style-name="T75"> Aeruginis rasilis 3 ili</text:span><text:span text:style-name="T75">j,<text:line-break/></text:span><text:span text:style-name="T75">aeris usti </text:span><text:span text:style-name="T106">3 ij,</text:span><text:span text:style-name="T75"> squamae stomomatis </text:span><text:span text:style-name="T106">3 ij,</text:span><text:span text:style-name="T75"> eirnoliae </text:span><text:span text:style-name="T106">3</text:span><text:span text:style-name="T75"> iiij,<text:line-break/>chalcitidis 3 iiij, pumicis crudi </text:span><text:span text:style-name="T106">3</text:span><text:span text:style-name="T75"> iiij, terebinthinae § j,<text:line-break/>cerae 3 xxxvij, et dimidiam, ulei veleris cyathos ij. Aridis<text:line-break/>tenuissime tritis, -liquabilia liquefacta affunde, emolli: </text:span><text:span text:style-name="T75">ac<text:line-break/></text:span><text:span text:style-name="T75">utere. Quod si durius videatur medicamentum, oleo amy--<text:line-break/>gdalino emollitu. Haec • quidem medicamenta Heras ad </text:span><text:span text:style-name="T75">ca-<text:line-break/></text:span><text:span text:style-name="T75">pitis dolorem fcripfit. Utuntur autem eis quidam etiam </text:span><text:span text:style-name="T75">ad<text:line-break/></text:span><text:span text:style-name="T75">hemicranicos dolores, quemadmodum etiam aliis medica-<text:line-break/>rnentis, quae praedicti, vici ad inveteratos capitis dolores<text:line-break/>destinaverunt. Nun tamen per cmnem frontem medicamen-<text:line-break/>. tum extendunt, sed per affectam folum partem. Caeterum</text:span></text:p>
      <text:p text:style-name="P6"><text:span text:style-name="T75">ex praeceptoribus nostris'quispiam sicc medicamentum ad<text:line-break/>inveteratas hemicranias in usu habebat. </text:span><text:span text:style-name="T106">4</text:span><text:span text:style-name="T75"> Piperis albi </text:span><text:span text:style-name="T106">3</text:span><text:span text:style-name="T75"> ij,<text:line-break/>.crocomagmatis </text:span><text:span text:style-name="T106">3</text:span><text:span text:style-name="T75"> ij, euphorbii'</text:span><text:span text:style-name="T106">3</text:span><text:span text:style-name="T75"> </text:span><text:span text:style-name="T90">β </text:span><text:span text:style-name="T75">utere. Porro de euphor-<text:line-break/>hii facultate jam mini relatum est, quod cito exolvatuf;<text:line-break/>quare in ejusmodi medicamenta non vetus conjicere</text:span><text:span text:style-name="T116">5</text:span><text:span text:style-name="T75"> </text:span><text:span text:style-name="T106">opor-<text:line-break/>tet.</text:span><text:span text:style-name="T75"> Dictum etiam recens albidius esse, quod vero inve-<text:line-break/>teratum est, flavioris aut pallidioris coloris reddi. Verum<text:line-break/>si non valde' vetus sit euphorbiam, scd duorum aut trium<text:line-break/>annorum,*duplum ejus adjicies, hoc est</text:span><text:span text:style-name="T106">3</text:span><text:span text:style-name="T75"> i. Quemadmodum<text:line-break/>autem euphorbium recens conjiciendum est, sic itidem ster-<text:line-break/>coris columbini drachmae dimidium, ex columbis montanis<text:line-break/>quas in turribus nutriunt sibi ipsis victum quaerentes, non<text:line-break/>velut quae in urbibus intra domos nutriuntur. At vero et<text:line-break/>atramenti scriptorii aequa portio, hoc est drachmae dimi-<text:line-break/>dium ad columbinum stercus injicitur, atque au uanc rem<text:line-break/>hostium Pergamenum praestat, eo enim’ femper praeceptor<text:line-break/>noster utebatur; Aut igitur 'illusi* ipsum ex Pergamo atra-</text:span></text:p>
      <text:p text:style-name="P6"><text:span text:style-name="T75">mentum injicere oportet, aut aliquod aliud optime prae-<text:line-break/>paratum. Atque ita omnibus his mixtis et probe subactis<text:line-break/>aeetoque acerrimo imbutis ac dilutis, temporis musculus </text:span><text:span text:style-name="T106">et<text:line-break/></text:span><text:span text:style-name="T75">dimidium frontis et affecta capitiis pars illinenda est. Aiiud<text:line-break/></text:span><text:span text:style-name="T106">medicamentum, quod non sclwm in hemicrania, scd et in<text:line-break/>orrlni inveterato capitis asisectu illinitur, in cephalalgiis<text:line-break/>per,</text:span><text:span text:style-name="T75"> omnem </text:span><text:span text:style-name="T106">frontem,</text:span><text:span text:style-name="T75"> in, </text:span><text:span text:style-name="T106">hemicrania vero per mediam car,<text:line-break/>pitis</text:span><text:span text:style-name="T75"> partem </text:span><text:span text:style-name="T106">ajscctia.</text:span><text:span text:style-name="T75"> 4 Croci </text:span><text:span text:style-name="T106">3v,</text:span><text:span text:style-name="T75"> atramenti sutorii drach.<text:line-break/>decem,. aluminis scissi drach. iij, myrrhae, drachmas tres,<text:line-break/>opii drachmas tres, chaloiteos drachmas tres, ompharii<text:line-break/>drachmas tres, gumini drach. </text:span><text:span text:style-name="T90">χν. </text:span><text:span text:style-name="T75">Omnibus tritis vinum<text:line-break/>Falernum adjice et rnrsqs ut collyrium tere, deiudeque lu<text:line-break/>pastillos redige. Usus </text:span><text:span text:style-name="T106">vero</text:span><text:span text:style-name="T75"> tempore posca dilutos aut aceto<text:line-break/>illine. </text:span><text:span text:style-name="T106">Aliud ad eosdem aejscctus. 4</text:span><text:span text:style-name="T75"> Scammoniae drachmas,<text:line-break/>sex, croci drachmas duas, comae hederae drachmas sex,,<text:line-break/>sulfuris vivi drachmas quatuor, seminis anisi drachmas<text:line-break/>octo, feminis apii drachmas octo, diligenter trita cum ocimi,<text:line-break/>succo in pastillos cogito. Hoc medicamentum multo rosaceo</text:span></text:p>
      <text:p text:style-name="P6"><text:span text:style-name="T75">dissolutum capitibus lethargicorum rigandis fit commodum.<text:line-break/></text:span><text:span text:style-name="T106">Aliud medicamentum non iisdem conveniens, scd et ver-<text:line-break/>tiginosis auxiliare.</text:span><text:span text:style-name="T75"> 4 Radicis peucedani 3 iiij, iridis IlIy”-'<text:line-break/>ricae 3 ij, aeruginis </text:span><text:span text:style-name="T106">3 j,</text:span><text:span text:style-name="T75"> acori 3. j, spondylii </text:span><text:span text:style-name="T106">3</text:span><text:span text:style-name="T75"> iiij, piperis'<text:line-break/>nigri 5 ll fi, castorii 3 ij </text:span><text:span text:style-name="T90">β, </text:span><text:span text:style-name="T75">scrpllli </text:span><text:span text:style-name="T106">3</text:span><text:span text:style-name="T75"> iiij </text:span><text:span text:style-name="T90">β, </text:span><text:span text:style-name="T75">rnynf re </text:span><text:span text:style-name="T106">3 ij,<text:line-break/></text:span><text:span text:style-name="T75">baccarum lauri numero xxxv, rutae viridis </text:span><text:span text:style-name="T106">3</text:span><text:span text:style-name="T75"> viij; menthae<text:line-break/>viridis 3 iiij, opii 3 j, aeeto excipe et in pastillos redige.<text:line-break/>Usu exigente aeeto et rosaceo dilutos illine. Verum‘cerato,<text:line-break/>rosaceo exceptum hoc pharmacum ut malagma imponitur.<text:line-break/></text:span><text:span text:style-name="T106">Pastillus non solum hemicrania laborantibus eommodus,<text:line-break/>scd et ischiadicis auxiliaris.</text:span><text:span text:style-name="T75"> 4 Thapsiae </text:span><text:span text:style-name="T106">3</text:span><text:span text:style-name="T75"> iij,</text:span><text:span text:style-name="T116">-</text:span><text:span text:style-name="T75"> euphorbii<text:line-break/>3 iiij, laseris sive succi medici </text:span><text:span text:style-name="T106">3</text:span><text:span text:style-name="T75"> iij, myrrhae </text:span><text:span text:style-name="T106">3 j,</text:span><text:span text:style-name="T75"> opopa-<text:line-break/>nacis 3 </text:span><text:span text:style-name="T106">j-</text:span><text:span text:style-name="T75"> Simul contusa in pastillos cogito, quos deinde<text:line-break/>usus tempore aceto tritos illinito. Haec quidem compositu<text:line-break/>funt medicamenta. Saepe vero et ipsis ac simpliciter en-<text:line-break/>• phorbii illitione usus sum, exigua cera ad consistentiarn ad-<text:line-break/>jecta. Sufficit autem in libram olei, sive Sabini sive aIterins<text:line-break/>ei propinqui, cerae quadrantem injicere et euphorbii § j,</text:span></text:p>
      <text:p text:style-name="P6"><text:span text:style-name="T75">atque, ex hoc dimidiam frontis partem illinere una cum<text:line-break/>temporis .videlicet musculo. Caeterum in quibus suspiclo-<text:line-break/>pem habueris a calidis vaporibus aut humoribus hemicra-<text:line-break/>niam fieri, in bis ne admoveris hoc medicamentum, iis<text:line-break/>vero qui ob frigidas causas iufestantur commodissimum adeo<text:line-break/>est,, ut saepe semel mute balneum illitum quam ritissime affe-<text:line-break/>ctionem </text:span><text:span text:style-name="T106">perfanet,-</text:span><text:span text:style-name="T75"> ut a balneo omnino sani aegri evadant.<text:line-break/>Juvat etiam hos, si oleum lepidum lu murem instilletur,<text:line-break/>modico euphorbio ad oleum injectu, nimirum ad libram<text:line-break/>olei unam, euphorbii uncia dimidia, si validum euphorbium<text:line-break/>existat, fi vero non, etiam amplius injicere convenit. Verum<text:line-break/>in corporibus molli ac tenero scnsu praeditis, </text:span><text:span text:style-name="T106">etiam</text:span><text:span text:style-name="T75"> si mi-<text:line-break/>nus quam dimidiam unciam injeceris melius, res procedet.</text:span></text:p>
      <text:h text:style-name="P2" text:outline-level="1"><text:bookmark-start text:name="bookmark14"/><text:span text:style-name="T85">GALENI DE COMPOSITIONE MEDI-<text:line-break/>CAMENTORVM SECVNDVM LOCOS<text:line-break/>LIBER II</text:span><text:bookmark-end text:name="bookmark14"/><text:span text:style-name="T88">I</text:span></text:h>
      <text:h text:style-name="P3" text:outline-level="2">Cap. I.</text:h>
      <text:p text:style-name="P9"><text:span text:style-name="T75">Amium dolores aliqui ex frigiditate fiunt,<text:line-break/>quos fane in peregrinationibus a frigidis ventis 'perflati<text:line-break/>patiuntur, aliqui vero ex balneis frigidis et quibusdam<text:line-break/>medicatis aquis oboriuntur, lu quibus quidam ob delicias<text:line-break/>lavant, quamquam sint qui et ob corporis commoditatem<text:line-break/>id faciant. Fiunt et auris dolores ex instammatlone, inter-<text:line-break/>dum quidem solius circa meatum cutis, interdum vero in</text:span></text:p>
      <text:p text:style-name="P6"><text:span text:style-name="T75">profundum progressa, quando videlicet nervus auditorius<text:line-break/>ad inflammatam affectionem pervenit. Qua vero ratione<text:line-break/>inflammatio partes inflammatas distendens dolorem produ-<text:line-break/>cit, juxta eundem modum etiam flatulentus spiritus transi-<text:line-break/>tum non habens dolorem excitat. At vero consimilis dolor<text:line-break/>est ex serosis et saniosis humoribus in corpore aurium ge-<text:line-break/>neratis ei, qui ex mordacium humorum illapsu forinsecus<text:line-break/>facto contingit.</text:span></text:p>
      <text:p text:style-name="P8"><text:span text:style-name="T106">[De dolore auris ex frigidate^</text:span><text:span text:style-name="T75"> Dolores quidem igi-<text:line-break/>tur a sola frigiditate obortos calefacientia quam celerrime<text:line-break/>curant. Atque in hunc usum quosdam rurales homines ma-<text:line-break/>gnas caepas exculpere nidi, deinde oleo eas explere et in<text:line-break/>fervente cinere moderate calefacere, atque ita auribus in-<text:line-break/>fundere. Quosdam vero non, caepas tantum, scd et allium<text:line-break/>in oleo contundere vel fervefacere, atque ita infundere nidi.<text:line-break/>Ego vero euphorbio omnino exiguo ad multum vetus oleum<text:line-break/>admixto utor, velut etiam pipere exquisitissime trito, au-<text:line-break/>rium enim dolores a frigiditate inductos, ejusmodi calefa-<text:line-break/>cientia magnopere juvant. Prodest etiam amaracinum oleum</text:span></text:p>
      <text:p text:style-name="P6"><text:span text:style-name="T75">eis infundi et optimam nardum et quod apud Romanos<text:line-break/>foliatum, itemque quod spicatum appellatur, prodest eis </text:span><text:span text:style-name="T106">et.<text:line-break/></text:span><text:span text:style-name="T75">Commagenum. Atque si rutam quoque oleo non astringenti<text:line-break/>ampliusque tenuium partium incoxeris, velut est Sabinum,<text:line-break/>magnopere juveris.</text:span></text:p>
      <text:p text:style-name="P150"><text:span text:style-name="T106">[De dolore auris ex aqua medicatae</text:span><text:span text:style-name="T75"> Quum vero ex<text:line-break/>aqua medicata quippiam circa auditorium meatum conti- '<text:line-break/>neatur, oleum assidue infundere convenit, quo ipsum elua-<text:line-break/>mus, deinde lana molli extergere rurfusque insundere. Ma-<text:line-break/>gnifice autem eos mitigat ovi candidum, quo etiam ad lip-<text:line-break/>pitudines utimur, itemque' lac -muliebre. Manifestum vero<text:line-break/>est, quicquid adhibetur mediocriter calidum esse oportere.<text:line-break/>Plurimum juvantur quoque ex adipe anferino, atque item<text:line-break/>.vulpino.<text:tab/>'<text:tab/>-<text:tab/>'</text:span></text:p>
      <text:p text:style-name="P8"><text:span text:style-name="T75">[De </text:span><text:span text:style-name="T106">dolore auris ex inflammatione</text:span><text:span text:style-name="T75"> oborto.] Quod si<text:line-break/>inflammatio adsit, optimum ad eam medicamentum unguen-<text:line-break/>tum nardinum cum exiguo basilico appellato medicamento<text:line-break/>infunditur, idem etiam tetrapharmacum appellatur, et Com-</text:span></text:p>
      <text:p text:style-name="P7"><text:span text:style-name="T75">magennm quoque aptum est, et ex adipibus medicamentum,<text:line-break/>cujus compositionem paulo post describam.. Cogente vero<text:line-break/>dolore necessarium est etiam iis quae sensum stupefaciunt<text:line-break/>uti, quemadmodum etiam in iis, qui colum aut renes aut<text:line-break/>quamcunque tandem partem affecti vehementi dolore affli-<text:line-break/>guntur, facere' consuevimus, Miscetur autem opium muliebri<text:line-break/>lacti? et ovi candido, quae ipsa et per sc saepe aurium in- .<text:line-break/>flammationibus profuere, miscetur et castorio opium. Ve-<text:line-break/>rum multo ante usum tempore, sive pari pondere sive du-<text:line-break/>plo, castorio admisceatur, praeparatum id esse convenit et<text:line-break/>miscetur quidem in vehementissimis doloribus pari, in mi-<text:line-break/>noribus vero duplo. Liquor , vero, quo haec diluuntur, ex<text:line-break/>musto sapa sit: multo enim magis quam dulcia vina do-</text:span></text:p>
      <text:p text:style-name="P15"><text:span text:style-name="T75">- loretn haec sedat. Statim itaque in principio praedicte me-<text:line-break/>dicamenta diligenter trita cum sapa misceantur, castorium<text:line-break/>quidem: diligenter prius tritum et laevigatum, papaveris<text:line-break/>vero Iuccus ipsa sapa dissolutus, atque ita haec tria mixta<text:line-break/>probe laevigantur. Deinde vero usu postulante rUrius sapa</text:span></text:p>
      <text:p text:style-name="P6"><text:span text:style-name="T75">diluantur in ejusmodi consistantiam, ut per aurifusoria spe-<text:line-break/>cilla ad lucernam tepefacta lufundi possint. Verum ego<text:line-break/>nullum medicamentum dolore vexatis insundo, neque etiam<text:line-break/>per lanam instillo, utpote qui experientia edoctus sim quod<text:line-break/>praestat neque omnino contingere doloris tempore audito-<text:line-break/>. rlum meatum, fed per auriculare specillum lana mollissima<text:line-break/>obvolutum dolore vexatos foveo, et medicamentum ita mo-<text:line-break/>derato tempore in aurifusorio specillo praeparatum injicio,<text:line-break/>ut interrogato per nos aegro, nuru tepidum ei rideatur et<text:line-break/>num calidius ipfuin ferre possit, ad tantam caliditatem pro-<text:line-break/>cedam, ut nihil amplius offendat. Tinctum itaque in hoc<text:line-break/>inodo praeparato medicamento specillum ad principium<text:line-break/>meatus moderate imponito et lu altum defluere ex eo me-<text:line-break/>, dicamentnm permittito, et postea iterum iterumque et sae-<text:line-break/>pius tingito, idemque facito nullo tempore intermisso. Pa-<text:line-break/>lam est autem quum hoc'fit, etiam foris omnino aliquid<text:line-break/>effluxarum esse, expleto nimirum toto auditorio meatu; hoc<text:line-break/>igitur quantum possibile est moderate excipe, nec aurem</text:span></text:p>
      <text:p text:style-name="P7"><text:span text:style-name="T75">contingas. Postquam vero probe foveris, meatum inedica-<text:line-break/>meUto expletum finitu et mollem lanam forinsecus tum mea-<text:line-break/>tus osculo tum universae auri imponito, atque ubi rursus<text:line-break/>fomenta adhibere oportebit, lucumbentem foris lanam leni.<text:line-break/>ter tollito, rursusque similiter foveto quantum possibile sue-<text:line-break/>rit, diligenter cavens ne vel auditorium meatum vel aliam<text:line-break/>quampiam .auris partem attingas. Ad hoc vero praeceptum<text:line-break/>: maxime animum advertas, ntpole quod omnium potissimum<text:line-break/>sit in aurium curatione. Fomenta vero fiant per ea quae,<text:line-break/>velut dictum est, dolorem sedant, quale est optimum nardi-<text:line-break/>num unguentum paucissimo in eo tetrapharmaco dissoluto.<text:line-break/>Deinde etiam Commagenum et Susinum et pretiosa divitum<text:line-break/>muliercularum unguenta, quae ipsae spicata et foliata ap-<text:line-break/>pellant. Sunt autem spissiora quam ut infundi queant, qua-,<text:line-break/>propter per nardinum unguentum ea dissolvere oportet, et<text:line-break/>aestatis tempore et si coloris sensus aegrum circa inflam-<text:line-break/>matam aurem infestet, per rosaceum bonum. aut si hoc non<text:line-break/>adsit, amygdalinum. Memineris autem quod bonum semper</text:span></text:p>
      <text:p text:style-name="P6"><text:span text:style-name="T75">rosaceum dico, in quo plurimae rosae maceratae sunt, ve-<text:line-break/>rum oleum, iu quo hae macerantur, omphacinum sit ex<text:line-break/>crudis olivis et nec dum penitus maturis expressum, citra<text:line-break/>salis additionem praeparatum. Imo neque etiam aliud quie-<text:line-break/>quam ad rosas conjiciatur, quemadmodum illi faciunt, qui<text:line-break/>spissamenta addunt, quo videlicet per multum tempus ipsum<text:line-break/>rosaceum odoratum permaneat. ,</text:span></text:p>
      <text:p text:style-name="P8"><text:span text:style-name="T106">[U&gt;e dolore auris ex siatulento spiritu, aut orastis<text:line-break/>et viscosis humoribus.'}</text:span><text:span text:style-name="T75"> Si vero flatum ventosum ac crassum<text:line-break/>aliquem et viscosum humorem, qui transitum non habeat,<text:line-break/>inclusum esse conjeceris, etiam medicamentis ab obstru-<text:line-break/>ctione liberantibus qnipplam admisce. Artificiosa enim con-<text:line-break/>jectnra causarum dolorem efficientium tibi continget, si tum<text:line-break/>praegressa tum praesentia percunctatus fueris. Frigiditate<text:line-break/>enim antegressa flatus ventosus congeritur, gravitate vero<text:line-break/>capitis cibisque pituitosis et mali fucci frigidi et crassi hu-<text:line-break/>mores. His enim si frigiditas accedat, dolores contingunt,<text:line-break/>eis nimirum, quae prius difflabantur, propter densitatem in-</text:span></text:p>
      <text:p text:style-name="P6"><text:span text:style-name="T75">clusis et retentis. In his igitur spuma nitri et nitrum ipsum ,<text:line-break/>molle ejusrnodique aphronitrum et oleum amygdalinum<text:line-break/>appellatum rationabiliter lu auricularia medicamenta 'mi-<text:line-break/>scentur. Ex hoc genere album item ac nigrum veratrum est<text:line-break/>et struthium ac amygdalae amarae et ex tribus aristolochiis<text:line-break/>quaecunque suerit ad manum et iris Illyrica. Injicies autem<text:line-break/>et cinnamomum, si habueris, aut casiam, illo uon praesente,<text:line-break/>tum eam quae zigir, tum quae motodes appellatur , item<text:line-break/>carpesium, quod plurimum! in Sida Pamphyliae nascitur et<text:line-break/>oli id vilissimo pretio venditur. Quintus sane, quum cinna-<text:line-break/>momi inopia esset,' carpesium pro ipso injecit duplo pon-<text:line-break/>dere, velut aliqui ejus loco casiam. Caeterum aurium mea-<text:line-break/>tus ah obstructione liberans etiam quae lapides in renibus<text:line-break/>atterunt, omniaque insuper tenuium partium citra morda-<text:line-break/>citatem, ut ne dolorem exacerbent. Ex quorum numero<text:line-break/>est etiam cucumeris silvestris radix, itemque bryoniae et<text:line-break/>ari et dracunculi ac centaureae et polii et omnino omnium<text:line-break/>amaroinm citra mordacitatem, namque- et absque molestia</text:span></text:p>
      <text:p text:style-name="P6"><text:span text:style-name="T75">expurgant </text:span><text:span text:style-name="T106">haec</text:span><text:span text:style-name="T75"> meatus, disjiciuntque et incidunt obturata.<text:line-break/>Verum ob id' multa hujusmodi exempla scribo, quamvis<text:line-break/>fane omnia lu libris de simplicium medicamentorum facul-<text:line-break/>tatibus retulerim, quod videlicet omnibus terrae locis re-<text:line-break/>mediis vos abundare volo, ut ipsorum memoriam lu prom-<text:line-break/>ptu habeatis. Alia enim in estis regionibus abundant et<text:line-break/>meliora iis quae alibi nascuntur existunt. Alioqui sane ex<text:line-break/>adipibus compositum medicamentum tibi sufficiet et ex sim-<text:line-break/>plicibus , quaecunque paulo ante recensui doloris mitigativa.<text:line-break/>Mirari porro subit medicos, qui citra distinctionem ad au-<text:line-break/>rium dolores medicamenta quaedam conscripserunt. Quae<text:line-break/>etenim a frigiditate dolent per calefacientia celerrime cu-<text:line-break/>rantur, si- vero a mordaci acredine aut a pulsatili iusiam-<text:line-break/>niatione dolor fiat, maximum detrimentum continget, si<text:line-break/></text:span><text:span text:style-name="T131">z</text:span><text:span text:style-name="T75">ejusmodi medicamenta adhibeantur. Atqui moderatae inflam-<text:line-break/>mationes et non pulsatiles etiam per ejusmodi medicamenta<text:line-break/>curantur, quale est acetum cum rosaceo tepefactum, utris-<text:line-break/>que diligenter simul commixtis. Sic etiam glauciurn lu cote</text:span></text:p>
      <text:p text:style-name="P151"><text:span text:style-name="T75">medica cum aceto tritum moderatis inflammationis dolori-<text:line-break/>bus prodest. Praestet autem pastillum ex glaucio mullae<text:line-break/>fane utilitatis medicamentum prius praeparatum habere, qui<text:line-break/>sit ex glaucio probe cum aqua pluviali trito, deinde in pa-<text:line-break/>stillum redacto et exiccato. Si vero fragilius videatur glau-<text:line-break/>cium quam ut in pastillos surmari possit, parum gummi ei<text:line-break/>addes, sufficit autem id duodecimam aut quintam et deci-<text:line-break/>mam glaucii partem esse. Quin et collyria ex glaucio<text:line-break/>eodem modo cum aceto trita eis prusunt auribus instll-<text:line-break/>lata, atque his nihilominus collyria ex croco. Haec quidem<text:line-break/>igitur funt doloris et inflammationis remedia. Caeterum de<text:line-break/>aliis affectibus, qui in auribus oboriuntur, ubi medicamenta<text:line-break/>quae per experientiam cognovi recensuero, ita .deinde ad<text:line-break/>ea quae a prioribus medicis scripta sunt transibo.<text:tab/>.</text:span></text:p>
      <text:p text:style-name="P8"><text:span text:style-name="T106">[De ulceribus</text:span><text:span text:style-name="T75"> aurium.] Ulcera aurium recentia tum<text:line-break/>glaucium solum cum aceto tritum, ut jam dictum est, curat<text:line-break/>tum collyria ex eo omnis et collyria croco et ex rosis</text:span></text:p>
      <text:p text:style-name="P7"><text:span text:style-name="T75">medicis appellata, velut etiam quod Nilo inscribitur. Curat<text:line-break/>item ea Damocratis collyrium ex myrrha. Quae vero pure<text:line-break/>manant citra dolorem atque id moderate 'patiuntur , per ea-<text:line-break/>dem curantur. Verum quae fortiter affliguntur per ejus-<text:line-break/>modi qualis est pastillus Androuius et pastillus Musae, eum<text:line-break/>sapa et exiguo aceto dilutus, lu quibus componendis varie-<text:line-break/>tas rursus dicetur. Ubi vero et haec a malo vincantur,<text:line-break/>recrementa ferri ad plurimos dies in sole cum acerrimo<text:line-break/>. aceto trita et laevigata confidenter utere, etiam si praeter<text:line-break/>rationem videatur aurem acerrima medicamenta sustinere-<text:line-break/>posse, quam paulo ante dixi neque mollissimorum infuso-<text:line-break/>rum admotionem et allapsum citra molestiam sustinere, fed<text:line-break/>et haec ipfa offendere ipsam videri. -</text:span></text:p>
      <text:p text:style-name="P8"><text:span text:style-name="T75">[De </text:span><text:span text:style-name="T106">audiendi difficultate</text:span><text:span text:style-name="T75"> et de </text:span><text:span text:style-name="T106">sonitu anriumlj</text:span><text:span text:style-name="T75"> Re-<text:line-break/>stat itaque adhuc de audiendi difficultate et de sono aurium<text:line-break/>disserere, , quae nihil cum doloribus et ulceribus commune<text:line-break/>habenti De quibus deinceps dicam, ubi prius compositiones<text:line-break/>auriculares a celeberrimis medicis magnifice laudatas re-</text:span></text:p>
      <text:p text:style-name="P6"><text:span text:style-name="T75">censuero, juxta quam rationem eas composuerint tandem<text:line-break/>illi, luitio ab ea quam Heras scripsit </text:span><text:span text:style-name="T75">sumpto.</text:span></text:p>
      <text:p text:style-name="P8"><text:span text:style-name="T75">f </text:span><text:span text:style-name="T106">Compositio auricularis JJerae.j</text:span><text:span text:style-name="T75"> Heras quidem </text:span><text:span text:style-name="T75">igitur<text:line-break/></text:span><text:span text:style-name="T75">ita scripsit. Compositio </text:span><text:span text:style-name="T106">aiericularis ad omnem dolorem<text:line-break/>omneque. ulcus, hac, in scbriente </text:span><text:span text:style-name="T106">quodam </text:span><text:span text:style-name="T106">usius sum </text:span><text:span text:style-name="T106">et ob<text:line-break/></text:span><text:span text:style-name="T106">dolores delirante, et scelieiter fuccesiit.</text:span><text:span text:style-name="T75"> 4 Myrrhae </text:span><text:span text:style-name="T106">3 j,<text:line-break/></text:span><text:span text:style-name="T75">thuris 3 lij, alii </text:span><text:span text:style-name="T75">vlj, </text:span><text:span text:style-name="T75">spumae nitri </text:span><text:span text:style-name="T106">3</text:span><text:span text:style-name="T75"> iii, croci </text:span><text:span text:style-name="T106">3</text:span><text:span text:style-name="T75"> iv, </text:span><text:span text:style-name="T75">alii i,<text:line-break/>succi </text:span><text:span text:style-name="T75">papaveris </text:span><text:span text:style-name="T106">3</text:span><text:span text:style-name="T75"> iii. Galbani J ii, amygdalas amaras </text:span><text:span text:style-name="T75">dei;<text:line-break/>bratas </text:span><text:span text:style-name="T75">xx, aceto excipito Usus </text:span><text:span text:style-name="T75">vero </text:span><text:span text:style-name="T75">tempore, si </text:span><text:span text:style-name="T75">quidem<text:line-break/>dolor </text:span><text:span text:style-name="T75">adsit, rosaceo diluta instillato, si vero audiendi </text:span><text:span text:style-name="T75">dissi .<text:line-break/></text:span><text:span text:style-name="T75">cultas adsit, aceto.' Heras itaque unum hoc medicamen </text:span><text:span text:style-name="T75">tum<text:line-break/></text:span><text:span text:style-name="T75">scribere contentus fuit,, ad omnem dolorem ac aurium </text:span><text:span text:style-name="T75">exul-<text:line-break/></text:span><text:span text:style-name="T75">errationem remedium. Ego vero dolores per medicamentum<text:line-break/>ex adipibus constans et per nardinum unguentum tetra-<text:line-break/>pharmaco admixto leniri dico, unaque et affectus </text:span><text:span text:style-name="T75">ipsos<text:line-break/>juvari, </text:span><text:span text:style-name="T75">velut </text:span><text:span text:style-name="T75">etiam ovi </text:span><text:span text:style-name="T75">candido </text:span><text:span text:style-name="T75">et </text:span><text:span text:style-name="T75">lacte muliebri, </text:span><text:span text:style-name="T75">per pa-<text:line-break/></text:span><text:span text:style-name="T75">paveris vero succum mitigari solum dolores, nihiIque </text:span><text:span text:style-name="T75">juvari<text:line-break/></text:span><text:span text:style-name="T75">affectus. Verum per accidens non primario etiam affectus</text:span></text:p>
      <text:p text:style-name="P7"><text:span text:style-name="T75">inde opem sentire quis dicere possit, sedato enim dolore<text:line-break/>et somno consequente natura affectus dolorem efficientes<text:line-break/></text:span><text:span text:style-name="T131">(</text:span><text:span text:style-name="T75"> </text:span><text:span text:style-name="T75">concoquit. Caeterum ulcera lu auribus omnino cum gleu-<text:line-break/>cino ex aceto curavi, quemadmodum etiam quae cum flu-<text:line-break/>xione aut purulentia consistunt, per pastillos a mitioribus<text:line-break/>auspicatus, qualis est PSlyidae et post eum Andronius et<text:line-break/>ab illo Bithynus appellatus, cui similis est meus, hoc est<text:line-break/>ex charta usta constans et, velut ego judico, eo etiam prae-<text:line-break/>stantior. Minime vero semper omnium usu opus habemus,<text:line-break/>sed sufficit omnino unus, fi quis uti norit, aliquando quidem<text:line-break/>per sapam diluto , fiquidem , mitius reddere medicamentum<text:line-break/>velit; et-rursus per vinum dulce, deinde per acetum non<text:line-break/>acre, deinde etiam per aere, ac postremo per longe acer-<text:line-break/>rimum. Quapropter quum per ejusmodi mixturam alias<text:line-break/>aliter parabilem hujuscemodi medicamenti vehementiam<text:line-break/>exolvere possis, fortissimum tantum praeparatum habere<text:line-break/>poteris. Verum mirari rite, velut dixi, licet plerosqne me-<text:line-break/>dicos, qui citra discrimen omnigena aurium doloris medi-</text:span></text:p>
      <text:p text:style-name="P7"><text:span text:style-name="T75">camenta conscripserunt eaque commiscuerunt, lu unum or-<text:line-break/>dinern redacta quae vel maxime contrarias habent vires.<text:line-break/>Quemadmodum statim, a veteribus enim auspicari praestat,<text:line-break/>Apollonius Herophili sectator in parabilium medicamento-<text:line-break/>rum descriptione in principio quidem libri capitis doloris<text:line-break/>remedia scribens primum omnium ea, quae ex ardore oborto<text:line-break/>conveniunt locavit, deinde consequenter ea quae dolori<text:line-break/>congruunt ex frigiditate, deinde ea quae ex ebrietate et meri<text:line-break/>potu oborto medentur, sic enim ipse appellavit. Quarto<text:line-break/></text:span><text:span text:style-name="T75">• </text:span><text:span text:style-name="T75">,loco ea quae plagae aut casui dolores capitis inducentibus</text:span></text:p>
      <text:p text:style-name="P8"><text:span text:style-name="T75">adhibenda sunt subjecit. Et postremum juxta illius prae-<text:line-break/>scriptum ea, quae ad temporum et totius capitis dolores<text:line-break/>citra manifestam causam obortos conducunt. Verum in au-<text:line-break/>rium dolore nullam omnino apposuit distinctionem, sed<text:line-break/>simpliciter ad aurium dolores titulo praescripto, deinceps<text:line-break/>medicamenta recenset, aliqua calefacientia, aliqua refrige-<text:line-break/>rantia, quaedam humectantia, quaedam resiccantla, et juxta<text:line-break/>secundas facultates ac qualitates, austera, amara, acria,<text:line-break/>acida, salsa, et ad haec insuper alia discutientia, alia astrin-</text:span></text:p>
      <text:p text:style-name="P7"><text:span text:style-name="T75">gentia et cogentia ac repellentia influxiones, alia extra-<text:line-break/>hentia e profundo corporis, alia ab obstructionibus libe-<text:line-break/>rantia. alia repurgantia et extergentia, alia fensum stupe-<text:line-break/>facientila. Siquidem igitur una affectio dolorum est causa,<text:line-break/>rationabile est etiam unam esse remediorum ipsius faculta-<text:line-break/>tem, si vero multae, tantum remediorum numerum esse<text:line-break/>oportet, quantus est efficientium causarum. Quum itaque<text:line-break/>Herophiles distinctiones in tantum, ut haud sciam si quis<text:line-break/>alius, laudet, ipfeque Apollonius capitis doloris medicamenta<text:line-break/>distincte scripscrit, magis utique miror quod circa aurium<text:line-break/>dolores ita indifcriminatim omnia tractavit Et quintum lu-<text:line-break/>super medicamentorum genus penitus-indistinctum reliquit,<text:line-break/>illud scilicet quod postremum ad capitis dolores citra ma-<text:line-break/>nifestam causam obortos descripsit. Quamquam et hujus-<text:line-break/>modi capitis dolores necesse sit primum communibus gene-<text:line-break/>ribus causarum dolores efficientium subjectos esse, solutioni<text:line-break/>videlicet continuitatis aut intemperiei, quemadmodum a<text:line-break/>nobis est demonstratum, deinde etiam iis quae has ipsas</text:span></text:p>
      <text:p text:style-name="P7"><text:span text:style-name="T75">operantur. Quae omnia a me proprio huic rei et tracta-<text:line-break/>tioni loco sunt determinata. 'Nunc aulern eorum, quae ad<text:line-break/>aprium dolores pertinent solum mentionem faciam, quum<text:line-break/>omnium postrema, velut saepe in methodi medendi libris<text:line-break/>dictum est, haec </text:span><text:span text:style-name="T106">.tractatio</text:span><text:span text:style-name="T75"> existat. Etenim curandi methodos<text:line-break/>illic tradens unum atque, alterum particulare exemplum<text:line-break/>apposui multitudine medicamentorum, quae ex multis com-<text:line-break/>pono, in praesentem tractationem rejecta. Quare medendi<text:line-break/>methodum de simplicium medicamentorum facultate libri xi,<text:line-break/>merito praecedant, post hos vero xrv de medendi methodo<text:line-break/>rite consequuntur, his demum de compositione medicamen-<text:line-break/>torum libri, quos nunc lu manibus habemus, succedunt.. .</text:span></text:p>
      <text:p text:style-name="P8"><text:span text:style-name="T106">[ Quae Apollonius ad aurium dolores scripscritij<text:line-break/></text:span><text:span text:style-name="T75">Quod vero Apollonium deliquisse dixi in eo, quod non<text:line-break/>distinxerit, lu quali aurium dolore unumquodque eorum<text:line-break/>quae describit medicamentorum utile existat, ne falso, virum<text:line-break/>reprehendisse coarguar, ex paucis exemplis demonstrabo.<text:line-break/>Quum enim praescripsisset, ut dixi, ad aurium dolorem </text:span><text:span text:style-name="T106">in-</text:span></text:p>
      <text:p text:style-name="P7"><text:span text:style-name="T75">fundenda inter eaque scripsisset, anserinum aut gallinaceum<text:line-break/>adipem liquefactum sensim instilla, rursus deinceps scribit,<text:line-break/>fel taurinum aut caprinum cum porri succo instilla. Adeps<text:line-break/>quidem igitur horum quae dixi animalium maxime miti-<text:line-break/>gat omnes affectus dolores inducentes, simulque ipsarum<text:line-break/>aliquibus magnifice auxiliatur. Fel vero ipsum cum porro<text:line-break/>. tum ex inflammatione tum ex acribus et mordacibus hu-<text:line-break/>moribus obortus dolores augeut', folos autem juvant ob<text:line-break/>obstructionem aut frigiditatem inductos, sive ob nudam in-<text:line-break/>temperiem frigiditatis solidae partes dolore vexentur, sive<text:line-break/>propterea quod in ejusmodi affectibus ventosi flatus et fri-<text:line-break/>gidi humores generentur, </text:span><text:span text:style-name="T131">f</text:span><text:span text:style-name="T75"> excerni autem prohibeantur pro-<text:line-break/>pter continentis corporis condensationem, citra inflamma-<text:line-break/>tionem saetam. Ubi enim ab hujusmodi aeribus et calidis<text:line-break/>medicamentis dolorum causiae suerint exclusae, curatio simul<text:line-break/>et doloris sedatio contingit. Gallinaceus itaque et anserinus<text:line-break/>adeps, siquidem evacuatum corpus invenerint et humorem,<text:line-break/>qui inflammatum affectum excitat, non amplius influentem,</text:span></text:p>
      <text:p text:style-name="P7"><text:span text:style-name="T75">duabus rationibus tum mitigandi tum curandi profuerint.<text:line-break/>Si vero influente adsiuc causa adhibeantur, affectui quidem<text:line-break/>nihil auxlliantur, leniunt tamen doloris accessionem sive<text:line-break/>symptoma, quemadmodum etiam si ob humorum, acredinem<text:line-break/>.mordacitas contingat. Verum fel cum porri succo nunquam<text:line-break/>lu ejusmodi affectibus quiequam commodum efficere potest,<text:line-break/>quemadmodum neque piper , et tamen eo etiam medicum<text:line-break/>quendam usum scio lu muliercula; </text:span><text:span text:style-name="T106">ex</text:span><text:span text:style-name="T75"> calidarum naturae<text:line-break/>sponte aquarum usu aurem dolente. Quum enim per omnia<text:line-break/>parabilium medicamentorum Apollonii libris fidem haberet<text:line-break/>et_ jam ante feliciter saepe ex pipere remedio usus esset,<text:line-break/>etiam tunc speravit sc in auris dolore opitulaturum , verum<text:line-break/>' adeo ab ipso exacerbata est muliercula, ut parum abesset<text:line-break/>quin se ipsam strangularet. Scribit itaque Apollonius lu<text:line-break/>hunc modum: Piper in vino fervefactum terito et mediocri<text:line-break/>crassitudine instillato. Scribit autem consequenter post hoc<text:line-break/>.etiam haec: Lycio et papaveris succo pari pondere lacte<text:line-break/>muliebri dilutis alere. Et post hoc rursum aliud, hoc sci-</text:span></text:p>
      <text:p text:style-name="P6"><text:span text:style-name="T75">licet, castorii et papaveris succi par pondus lu testa, prae-<text:line-break/>cipue, quidem Atfica, sin minus, Romana, torrefacito; et<text:line-break/>trita passo diluta instillato. Medicamenta igitur ex papa-<text:line-break/>veris succo omnia sensum stupefaciunt, et ob id fane ne-<text:line-break/>cessario cogimur ipsis uti, ubi nullum aliud mitigativum<text:line-break/>opem tulit. At vero ex pipere medicamentum alterius ge-<text:line-break/>neris est, quemadmodum etiam quod ex adipibus constat,<text:line-break/>et velut id quod deinceps scriptum est hoc modo. Galba-<text:line-break/>num Susino unguento diluito er rnel ae rosaceum admisceto,<text:line-break/>atque lanam sordidam auriculario spicillo obvolutam in eis<text:line-break/>agitando imbuito, et tepefacta instillato. Discussorium est<text:line-break/>citra molestiam hoc medicamentum, inflammationibus con-<text:line-break/>ducens, in quas nihil amplius influit. Probe etiam fecerit<text:line-break/>in iis, qui ex frigiditate dolore vexantur. Caeterum quae-<text:line-break/>ret fortassis aliquis, quam ob ea usam, quum non solum Apol-<text:line-break/>lonius, sed alii etiam quidam celebres viri papaveris suc-<text:line-break/>cum et castorium, torrefacere jusserint, quo videlicet vehe-<text:line-break/>rnentia virium ipsorum minueretur, ego ad priorem meum</text:span></text:p>
      <text:p text:style-name="P6"><text:span text:style-name="T75">sermonem id apponere reliquerim, nimirum supra quum<text:line-break/>auris doloris curandi rationem scriberem. Huic ego re-<text:line-break/>spondebo in hunc modum, castorium quidem igitur neque<text:line-break/>omnino torreri operaepretium existimo, neque enim tau-<text:line-break/>quam sensus stnpesactivum ad papaveris succum admiscemus,<text:line-break/>sed ob contrariam omnino rationem, ut videlicet vehemen-<text:line-break/>tiam refrigerandae facultatis in eo obtundat. Quare qui pa-<text:line-break/>paveris succum torreri jubent probe id faciunt, lu castorio<text:line-break/>vero omnino absurde id praecipiunt, ipsum enim </text:span><text:span text:style-name="T106">per fe<text:line-break/></text:span><text:span text:style-name="T75">cencoetoriam aegre solubilium etinscirrhum induratorum<text:line-break/>affectuum vim habet. Abunde igitur satis esset papaveris<text:line-break/>succi lenitas, quae ex eorum compositionis perennitate com-<text:line-break/>paratur, torrefactus enim efficaciam amittit. At si castorio<text:line-break/>misceatur, pereunaret, quippe manes et nunc abunde essi-<text:line-break/>cacia, ejus vero malignitas obscuratur, ex qua etiam aliqui<text:line-break/>laeduntur ut obscurius videant per multos omnino dies et<text:line-break/>capitis gravitatem sentiant et neque probe concoquant cibos,<text:line-break/>si bibatur, et ob hanc sane ejus malignitatem plerique me-</text:span></text:p>
      <text:p text:style-name="P6"><text:span text:style-name="T75">dici ad torrefactionem confugerunt. Verum quum rursus in<text:line-break/>torrefaciendo efficacia ipsius pessumdari videatur, id quod<text:line-break/>saepe sum expertus,&lt; melius esse existimavi intostum quidem<text:line-break/>misceri, sed post tempus aliquod inveterata jam compofi-<text:line-break/>tione in usum assumi. Haec itaque extra rem dicta funt,<text:line-break/>sed quae tamen utilia existant. Caeterum ut ad id quod<text:line-break/>propositum erat revertamur, non parum noxae inferunt illi,<text:line-break/>qui indefinitis medicamentorum descriptionibus fidem per<text:line-break/>omnia habent. Porro multi alii juxta eundem modum in<text:line-break/>plerisque tum locis tum affectibus indefinita medicamenta<text:line-break/>scripserunt, neque cognoverunt quantam vim habeat certa<text:line-break/>distinctio ad artis constitutionem. In quibus sane nihil miror,<text:line-break/>quod omnia indifcriminatim coufuderiint, quemadmodum in<text:line-break/>Apollonio Herophili sectatore mini accidit, utpote qui norit<text:line-break/>quod jubeat Herophilus, medicum omnino anniti debere<text:line-break/>ut sciat quae et qualis et quanta sit morbi causa et ubi ma-<text:line-break/>xime ea dominetur, quo videlicet et curationem unicuique<text:line-break/>convenientem faciat. Magis vero adhuc Archigenem quis<text:line-break/>miretur, qui et ipse non pauca indefinite et indistincte suri-</text:span></text:p>
      <text:p text:style-name="P7"><text:span text:style-name="T75">psit cum lu aliis curationibus tum in eis praesertim, quae<text:line-break/>ad aurium dolores destinavit. Una enim tantum in ipsis<text:line-break/>distinctione usus est, a vehementia nimirum et mediocritate<text:line-break/>doloris. Atqui et ipsius totam tibi ascribam dictionem.</text:span></text:p>
      <text:p text:style-name="P8"><text:span text:style-name="T75">[Quae medicamenta </text:span><text:span text:style-name="T106">Archigenes, ad aurium dolores<text:line-break/>conscripsit?^</text:span><text:span text:style-name="T75"> In priore de medicamenti secundum genus<text:line-break/>libro Archigenes in hunc modum haec verba scripsit. In<text:line-break/>-aurium dolore, praecedente alia victus ratione, quam ad ca-<text:line-break/>pitis dolorem ordinavimus, si quidem moderatus suerit, sim-<text:line-break/>plicia unguenta tepida instilla, velut crocinum aut irinum<text:line-break/>aut rosaceum aut nucum amararum succum aut casiae un-<text:line-break/>guentum aut simplicem nardum aut susinum aut' amygda-<text:line-break/>linum- aut rosarum aut mali pumici ani papaveris succum<text:line-break/>cum oleo calido aut porri semen tritum. Aut veratrum al-<text:line-break/>bum cum rosaceo. tritum, tepidum per strigilem infunde.<text:line-break/>Aut opii parum cum lacte muliebri Aut opii succum eli-<text:line-break/>. quotum cum lacte eodem modo. At vero ubi vehemens sit<text:line-break/>dolor, alvus per clysterem valide subducatur et sanguis a</text:span></text:p>
      <text:p text:style-name="P7"><text:span text:style-name="T75">cubito detrahatur et quaecunque similia adhibeantur. Inde-<text:line-break/>que fomentum ex decocto lauri aut simili quopiam fiat aut<text:line-break/>ex sulfure vivo in aquam insperso. Exprimantur autem ve-<text:line-break/>hementer spongiae auribusque apponantur, facillime enim<text:line-break/>ab hnrnore solvuntur ac laxantur. Quapropter fomenta siccca<text:line-break/>longe commodiora eis existunt, ex sale videlicet aut milio<text:line-break/>aut delicatis pileis molliterve effigiatis. Aut rutam ferve-<text:line-break/>facito, ej usque decoctum lu angusti oris vasculum trans-<text:line-break/>fundito, lanaque os ejus obturato et auriculae admoveto,<text:line-break/>quo vapor inde per lanam ad aurem penetrare possit. Qui-<text:line-break/>, dam in oxycrato et exiguo oleo rusam coquunt, atque ita,<text:line-break/>liquorem in vasculum infundunt, ex eoque fomentum pa-<text:line-break/>rant. Post fomenta vero aurem concutito et balsamum cum<text:line-break/>rosaceo dilutum infundito, aut aliquod ex praedictis' un-<text:line-break/>guentis tepidum. Aut aliquod aliud conveniens ad auris<text:line-break/>dolorem ex iis quae mox describentur imponito. Aut pa-<text:line-break/>paveris calicem tenuem farina admixta et in aqua. mulsa<text:line-break/>coctum. Aut papaveris calicem cum hordeacea farina lu</text:span></text:p>
      <text:p text:style-name="P6"><text:span text:style-name="T75">vino coctum. Aut foenurngraecum aqua mulsa coctum. Aut<text:line-break/>semen lini eodem modo. Summe auxiliatur spongia ocularis<text:line-break/>melle cocto atque adhuc calido imbuta et imposita. Aut<text:line-break/>ceratum ex irino; styrace ad ipsum admixto. Egregie facit<text:line-break/>ad aurium dolorem aloe rusaceo permixta et mellis crassi-<text:line-break/>tndine infusa. Aut chalcitis vino dilutu. Aut perdicii succus<text:line-break/>tepidus instillatus per se et cum melle. Aut nitrum exigua<text:line-break/>aqua diluito admixtuque deo tepidum instillato. Aut aristo-<text:line-break/>lochiae radicem cum oleo. Aut veratrum album cum ro-<text:line-break/>saceo tritum tepidum per strigilem instillato. Probe facit<text:line-break/>opium in testa torrefactum, similiterque castorium pari pon-<text:line-break/>dere cum rosaceo et passo ad mellis spissitudinem redacta,<text:line-break/>in quibus deinde post fomentum specillum lana obvolutum<text:line-break/>intingitur et imponitur. Aut succum faeniculi cum aliquo ex<text:line-break/>praedictis unguentis in principio- instilla. Aut anguis fene-<text:line-break/>ctarn cum calicibus papaveris coquito et infundito, aut cum<text:line-break/>quopiam ex praedictis unguentis. Aut garum Hispanum ca-<text:line-break/>lefactum per strigilem instillato. Facit et acopon foetidum</text:span></text:p>
      <text:p text:style-name="P7"><text:span text:style-name="T75">tepiduin lufusum. Aut papaveris succus rosaceo et exiguo<text:line-break/>crocino dilutus. Omnino tamen praestat Hiera aromatica<text:line-break/>cum quopiam ex unguentis. Egregie facit- et veratrum al-<text:line-break/>bum tritum, cum melle et rosaceo infusum meatu per pur-<text:line-break/>purae lanam obturatu. Praeclare facit et veratrum cum<text:line-break/>irino oleo vel unguento. Eacit et cedria cum nardino </text:span><text:span text:style-name="T90">ύβ-<text:line-break/></text:span><text:span text:style-name="T75">guento infusa. Severus autem nsellos lu aquariis vasis na-<text:line-break/>scentes, millepedas Latini vocant, cum unguentis tritos nl-<text:line-break/>ceratis infundebat. Quidam vero frigidam aquam dolenti<text:line-break/>auriculae infundunt, et confestim quidem longe magis doli-<text:line-break/>tant, paulo post vero perfecte a dolore liberantur. Alii<text:line-break/>- melius faciuut er in alteram non dolentem aurem' frigidam</text:span></text:p>
      <text:p text:style-name="P8"><text:span text:style-name="T75">infundunt, quemadmodum Lucius. Praeclare sariunt et aloe<text:line-break/>et crocinum cum unguento amygdalino instillata. Aut aes<text:line-break/>tritum cum aceto et aliquo unguento. Summe prodest et<text:line-break/>silphium cum rosaceo, si exulceratio adsit. Mirabiliter con-<text:line-break/>fert in excellenti aurium dolore porri succus et caprina<text:line-break/>urina et rosaceum, cum exigua myrrha infusa. Aut sciuri<text:line-break/>adeps in strigili tepefactus instillatus. Aut alumen scissum</text:span></text:p>
      <text:p text:style-name="P152"><text:span text:style-name="T75">,.<text:tab/>i<text:tab/>•<text:tab/>•</text:span></text:p>
      <text:p text:style-name="P153"><text:span text:style-name="T75">et mentae succum cum passo instillat Aut piper album et<text:line-break/>salem pari pondere cum sapa sinistra manu ter aut quin-<text:line-break/>quies aut septies infunde. Ant cochleam sive limacem Afri-<text:line-break/>canam putridam compungito et rosaceo impleto et ferve-<text:line-break/>factum calidius per strigilem infundito. Quod si ex plaga<text:line-break/>externa pars auriculae doleat, ad micam thuris lac affun-<text:line-break/>dito, femelque </text:span><text:span text:style-name="T75">atque </text:span><text:span text:style-name="T75">iterum diffundito ac tertio macerari<text:line-break/>in eo sinito </text:span><text:span text:style-name="T75">et </text:span><text:span text:style-name="T75">agitatum infundito, statim enim dolorem<text:line-break/>sedat. Haec quidem Archigenes valde indistincte scripsit,<text:line-break/>possit </text:span><text:span text:style-name="T75">autem </text:span><text:span text:style-name="T75">quispiam mente praeditus, revocatis in memo-<text:line-break/>riam iis quae prius dixi, facile animo concipere quale tan-<text:line-break/>dem ex praedictis medicamentis singulis relatis aurium do-<text:line-break/>loribus conveniat, nimirum u memor sit facultatis eorum,<text:line-break/>de qua simplicium medicamentorum libris mentionem feci.<text:line-break/>Verum ego jam ad auriculares compositiones ab Andro-<text:line-break/>rnacbo scriptas tranfiho.<text:tab/></text:span><text:span text:style-name="T75">.</text:span></text:p>
      <text:p text:style-name="P8"><text:span text:style-name="T75">[Auriculares </text:span><text:span text:style-name="T106">compositiones Andromaehi nu.</text:span><text:span text:style-name="T75"> xxiiii.J<text:line-break/>Quatuor et viginti compositiones </text:span><text:span text:style-name="T75">auriculares ex ordine •<text:line-break/></text:span><text:span text:style-name="T75">Andromachus conscripsit, quarum aliquibus distinctionem</text:span></text:p>
      <text:p text:style-name="P6"><text:span text:style-name="T75">quandam, aliquibus nullam apposuit, .Et prima quidem ex<text:line-break/>eis hoc modo scripta est. </text:span><text:span text:style-name="T106">Compositio Auricularis ex libris<text:line-break/>Galli, qua utor.</text:span><text:span text:style-name="T75"> 4 Myrrhae </text:span><text:span text:style-name="T106">3 j,</text:span><text:span text:style-name="T75"> salis </text:span><text:span text:style-name="T106">3</text:span><text:span text:style-name="T75"> iiij, thuris </text:span><text:span text:style-name="T106">3 iij,<text:line-break/></text:span><text:span text:style-name="T75">spumae nitri </text:span><text:span text:style-name="T106">3</text:span><text:span text:style-name="T75"> iij, croci </text:span><text:span text:style-name="T106">3</text:span><text:span text:style-name="T75"> iiij, succi papaveris </text:span><text:span text:style-name="T106">3</text:span><text:span text:style-name="T75"> iij, amy-<text:line-break/>gdalas amaras xx, galbani </text:span><text:span text:style-name="T106">3 ij,</text:span><text:span text:style-name="T75"> aceti boni quantum fatis<text:line-break/>est. Descriptio haec ad Menemachurn refertur. Musti usus<text:line-break/>hanc compositionem auricularem Andromachns scripsit mul-<text:line-break/>tis simul affectibus aurium destinatam. Verum antea a me<text:line-break/>dictum, quod hujusmodi compositiones nihil magnopere<text:line-break/>corrigunt, neque etiam error ex earum usu nobis contingit.<text:line-break/>Quae vero uni affectioni congruunt, illam ipsam optime<text:line-break/>curant, alias vero aliquando ultra hoc quod nihil juvant,<text:line-break/>amplius etiam- exacerbant. Secundam deinceps compofitio-<text:line-break/>nem post praedictam scripsit hanc. </text:span><text:span text:style-name="T106">Compositio auricularis<text:line-break/>Aelii (salli ad inflammationem et intensos dolores,</text:span><text:span text:style-name="T75"> 4<text:line-break/>Galbani </text:span><text:span text:style-name="T106">3 viij,</text:span><text:span text:style-name="T75"> cinnamomi </text:span><text:span text:style-name="T106">3</text:span><text:span text:style-name="T75"> ij, myrrhae </text:span><text:span text:style-name="T106">3</text:span><text:span text:style-name="T75"> viij, croci </text:span><text:span text:style-name="T106">3</text:span><text:span text:style-name="T75"> viij,<text:line-break/>thuris 3 uj, spumae nitri J iij, succi papaveris g iij, </text:span><text:span text:style-name="T106">aceti;<text:line-break/></text:span><text:span text:style-name="T75">ut mellis accipiat spissitudinem. Oportet autem nitro prius</text:span></text:p>
      <text:p text:style-name="P6"><text:span text:style-name="T75">praeparare, ne pingue quicquam adsit, derade medicamentum -<text:line-break/>ipsum infundere. Et hic rursus ab obstructione liberantia<text:line-break/>et concocturis et laxatoria et discussoria medicamenta<text:line-break/>mixta sunt, quae vehementes dolores sanare non possunt<text:line-break/>et ob hoc ipsis papaveris succus admixtus est. Tertiam au-<text:line-break/>ricularem hujusmodi conscripsit. </text:span><text:span text:style-name="T106">Auricularis compositio<text:line-break/>"Laadici regis, qua asisidue utor.</text:span><text:span text:style-name="T75"> 4 castorii 5 ij, succi pa-<text:line-break/>paveris jiiij, opopanacis 5 ij, spumae lycii J j, passo excipe<text:line-break/>et tepefactis utere. Haec evidenter intensis doloribus con-<text:line-break/>venit, non tamen aliis affectibus. Ego vero quemadmodum<text:line-break/>dixi, in unoquoque affectu proprio medicamento utor, sera-<text:line-break/>perque papaveris succum fugio, neque nisi urgente neceffi-<text:line-break/>tate ad ejus usum pervenio. Quartam deinceps auricu-<text:line-break/>larem sic scripsit. </text:span><text:span text:style-name="T106">Alia ad inflammationem et purulentos<text:line-break/>ac veteres affectus.</text:span><text:span text:style-name="T75"> 4 Eabae. Aegyptiae internae amarae,<text:line-break/>aluminis scissi, piperis albi; spumae nitri, croci, opii, ma-<text:line-break/>licorii, myrrhae, thuris, nardi, singulorum 3 </text:span><text:span text:style-name="T106">ij, castorii</text:span><text:span text:style-name="T75"> j j,<text:line-break/>aceti et mellis quantum Iufficit, alii mellis J vj. conjiciunt.</text:span></text:p>
      <text:p text:style-name="P7"><text:span text:style-name="T75">In hac compositione medicamenta alia discussoria et resic-<text:line-break/>eantia etobstructione liberantia sunt, et quaedam etiam con-<text:line-break/>coctoria, velut myrrha et thus, existunt. Alumen autem<text:line-break/>scissile fortiter astringens medicamentum quum sit; ad resic-<text:line-break/>eandum purulenta admixtum esu Adjectum est et opium<text:line-break/>doloris sedandi gratia, oppositumque est ei cestorium, velut<text:line-break/>antea dixi, sed in ejusmodi affectibus non solum ut </text:span><text:span text:style-name="T127">op.pt»-<text:line-break/></text:span><text:span text:style-name="T75">situm, sed ,et ut concoctorium earum et tanquam resicca-<text:line-break/>tivum merito injicitur. Quintam deinde auricularem Andro-<text:line-break/>macbus scripsit his verbis. </text:span><text:span text:style-name="T106">Alia Xenocratis, qua saepe usus<text:line-break/>sum.</text:span><text:span text:style-name="T75"> 4 Spumae lycii </text:span><text:span text:style-name="T106">3</text:span><text:span text:style-name="T75"> ij, myrrhae 5 j, croci obolos tres,<text:line-break/>thuris 31, aluminis scissi obolos iij, spumae nitri obolos ij.<text:line-break/>Trita cum aceto reponito. Utere cum aceto. Et haec multi<text:line-break/>usus est, non tamen in dolore forti convenit, ut quae ne*<text:line-break/>que opium neque castorium habeat neque quippiam ex adi-<text:line-break/>pibus sedantibus dolorem neque galbanum. Sexta compo-<text:line-break/>fitio auricularis consequenter hac verborum serie scripta<text:line-break/>est. </text:span><text:span text:style-name="T106">Alia Prptanidis concordat eum Harpdli compositione.</text:span></text:p>
      <text:p text:style-name="P7"><text:span text:style-name="T90">4 </text:span><text:span text:style-name="T75">Myrrhae obolos iij,' nardi obolos iij, croci obolos iij,<text:line-break/>aeris usti obolos v, opii obolos ij, castorii obelos iiij, alu-<text:line-break/>minis scissi 5 </text:span><text:span text:style-name="T106">j,</text:span><text:span text:style-name="T75"> et rotundi 3 j. Excipe passo, ubi fluxus sue-<text:line-break/>' rit, quum dolor, rosaceo, ubi vero vermicusi generentur,<text:line-break/>veratri nigri J, duas admisceto. Probe ferit, quod in alne<text:line-break/>usum ejus adjecit, quem nos sane dixissemus, si ipse ascri-<text:line-break/>bere neglexisset. Septima similis praefcriptae lu hunc </text:span><text:span text:style-name="T106">mo-<text:line-break/>dum descripta esu Alia</text:span><text:span text:style-name="T75"> divi </text:span><text:span text:style-name="T106">Gtaji compositioni consona.</text:span><text:span text:style-name="T75"> 4<text:line-break/>Veratri nigri obolos ij,- myrrhae obolum j. et dimidium,<text:line-break/>opii obolos iij, aeris usti obolos iiij, aluminis scissi obolos ij,<text:line-break/>castorii obolum j, croci obolos iiij, nardi obolos iiij, cum .<text:line-break/>passo utere. Octava praescriptis omnino similis est. De nona<text:line-break/>vero hoc,modo ipse scripsit. </text:span><text:span text:style-name="T106">Alia qua utor in doloris ve-<text:line-break/>xatione et sonitu.</text:span><text:span text:style-name="T75"> 4 Nitri 3 j, myrrhae </text:span><text:span text:style-name="T106">3 j,</text:span><text:span text:style-name="T75"> rosacei cya-<text:line-break/>thum j, aceti cyathum j, simul tritis utere. Hoc mediea-<text:line-break/>mentum non ad dolorem in inflammationibus convenit, </text:span><text:span text:style-name="T106">fed<text:line-break/></text:span><text:span text:style-name="T75">ad eos dolores, qui ex obstructione et flatu frigido ac va-</text:span></text:p>
      <text:p text:style-name="P7"><text:span text:style-name="T75">poreso, simiIiterque ex humore oboriuntur. Decimam deinde<text:line-break/>. hoc modo scripsit. Ad </text:span><text:span text:style-name="T106">aures purulentas Harpocratixynis.</text:span></text:p>
      <text:p text:style-name="P8"><text:span text:style-name="T75">4 Elorum mali punici, malicorii, aristolochiae, chalritidis,<text:line-break/>nufyos cyprii, gallae, squamae aeris, singulorum drach-<text:line-break/>main j, myrrhae, thuris, utriusqUe obolos iij, atramenti<text:line-break/>sutorii assati, aluminis scissilis, utriusque obolos iij, cum<text:line-break/>passo pastillos formato ac utitor. Quod si etiam ipse me-<text:line-break/>dicamenti promissionem non praescripsisset, facillimum ta-<text:line-break/>men erat nobis eam animo assequi, memoria repetentibus<text:line-break/></text:span><text:span text:style-name="T106">•ea</text:span><text:span text:style-name="T75">' quae in principio praefatus sum. Est enim aurium pu-<text:line-break/>iulentarum resiccativum hoc medicamentum, quod ipsum<text:line-break/>malum ex fluxione quapiam ex capite delabente contingit,<text:line-break/>ob quam si diu perseveret, etiam exulcerationes accidere<text:line-break/>videmus. Undecimam' auricularem sic scripsit.. </text:span><text:span text:style-name="T106">Auricularis<text:line-break/>'compositio in multis consona.</text:span><text:span text:style-name="T75"> 4 Croci 3 j, myrrhae </text:span><text:span text:style-name="T106">3 j,<text:line-break/></text:span><text:span text:style-name="T75">castorii 3 ij, aluminis scissi 3 ilij, thuris 3 j, cum passo ad<text:line-break/>mellis crassitudinem redigito, deinde etiam sic dilutis utitor.<text:line-break/>Et haec moderatos affectus sanat, quemadmodum etiam ea<text:line-break/>quae hanc sequitur. Caeterum quae deinceps post Iiane ab</text:span></text:p>
      <text:p text:style-name="P154"><text:span text:style-name="T90">,<text:tab/></text:span><text:span text:style-name="T75">r<text:tab/></text:span><text:span text:style-name="T90">*</text:span></text:p>
      <text:p text:style-name="P13"><text:span text:style-name="T75">Andromache ascriptae funt auriculares compositiones, eas<text:line-break/>citra meam expositionem ascribam, quum ipsas per sc di -<text:line-break/>judicare possint, qui praedicta memoria tenent. Verum qua-<text:line-break/>rum </text:span><text:span text:style-name="T106">ipse</text:span><text:span text:style-name="T75"> cum distinctione </text:span><text:span text:style-name="T106">fecit</text:span><text:span text:style-name="T75"> descriptionem, earum nulla<text:line-break/>amplius nostra interpretatione opus habet. Deinceps igitur<text:line-break/>omnes describentur , ne -videlicet amplius aliciijus alterius<text:line-break/>auricularis compositionis, ab aliquo alio medico conscriptae<text:line-break/>mentionem facere opus habeam. In his- enim varietas<text:line-break/>omnium ipsarum comprehensa est. Aza-icuZaris ut </text:span><text:span text:style-name="T106">Solon<text:line-break/>diaetarius, rt</text:span><text:span text:style-name="T75"> Myrrhae </text:span><text:span text:style-name="T106">3</text:span><text:span text:style-name="T75"> iiij, aluminis scissi </text:span><text:span text:style-name="T106">3</text:span><text:span text:style-name="T75"> iiij, castorii<text:line-break/></text:span><text:span text:style-name="T106">3</text:span><text:span text:style-name="T75"> ij, thuris 3 j, croci 3 j, opii 3 j- cum Cretico aut vino<text:line-break/>mulso ad mellis crassitudinem redige. </text:span><text:span text:style-name="T106">Auricularis compo-<text:line-break/>sitio Antipatri ad doloris vexationes.</text:span><text:span text:style-name="T75"> 4 Croci sextantem,<text:line-break/>alii unc. j, myrrhae unc. j, salis ammoniaci une. j. alumi-<text:line-break/>nis scissi, ammoniaci thymiamatis utriusque unc. dimidium<text:line-break/>faecis unguenti irini aut Syriaci sextantem. Cum rino mulso<text:line-break/>aut Cretico ad mellis tenuis spissitudinem redige ac utere.<text:line-break/></text:span><text:span text:style-name="T106">Auricularis alia valde commodat</text:span><text:span text:style-name="T75"> 4 Opopanacis </text:span><text:span text:style-name="T106">3</text:span><text:span text:style-name="T75"> ij, succi<text:line-break/>papaveris </text:span><text:span text:style-name="T106">3</text:span><text:span text:style-name="T75"> iiij, spumae lycii </text:span><text:span text:style-name="T106">3</text:span><text:span text:style-name="T75"> iiij, castorii </text:span><text:span text:style-name="T106">3</text:span><text:span text:style-name="T75"> ij, aluminis</text:span></text:p>
      <text:p text:style-name="P7"><text:span text:style-name="T75">scissi obolos iij, croci obolos iij, myrrhae </text:span><text:span text:style-name="T106">3-j.</text:span><text:span text:style-name="T75"> Usus ejus est<text:line-break/>, cum lacte muliebri.. </text:span><text:span text:style-name="T106">Ad aures purulentas compositio Spen-</text:span></text:p>
      <text:p text:style-name="P8"><text:span text:style-name="T106">Ausiae.</text:span><text:span text:style-name="T75"> 4 Festis porci castrati partes ij, mellis Attici par-<text:line-break/>tem j. Vase vitreo, simul indita in fervido cinere, usque<text:line-break/>ad dimidium calefacito atque ita utitor. </text:span><text:span text:style-name="T106">Auricularis Har-<text:line-break/>“pocratis ad affectus- et dolores. 4</text:span><text:span text:style-name="T75"> Spicae nardi </text:span><text:span text:style-name="T106">3</text:span><text:span text:style-name="T75"> vj, rnyr-<text:line-break/>rhae 3 vj, piperis 3 vj, spumae nitri </text:span><text:span text:style-name="T106">3</text:span><text:span text:style-name="T75"> vj, floris salis </text:span><text:span text:style-name="T106">3</text:span><text:span text:style-name="T75"> vj,<text:line-break/>croci 3 nij, nnces amaras x, fucci paparis </text:span><text:span text:style-name="T106">3</text:span><text:span text:style-name="T75"> xij, vini </text:span><text:span text:style-name="T106">ve,<text:line-break/></text:span><text:span text:style-name="T75">teris quantum sufficit. Stauneo vasi medicamentum infun-<text:line-break/>dito. </text:span><text:span text:style-name="T106">Ad gravitatem auditus et sanitus</text:span><text:span text:style-name="T75"> 2j. Veratri albi </text:span><text:span text:style-name="T106">3</text:span><text:span text:style-name="T75"> j,<text:line-break/>castorii obolum j, spumae nitri, sesquiobolum, cum aceto<text:line-break/>.optimo utere- </text:span><text:span text:style-name="T106">Alia ad sonitus pulchra</text:span><text:span text:style-name="T75"> 4 Struthii</text:span><text:span text:style-name="T106">3 j,<text:line-break/></text:span><text:span text:style-name="T75">croci Cilicii 3 I, castorii </text:span><text:span text:style-name="T106">3</text:span><text:span text:style-name="T75"> j, veratri albi </text:span><text:span text:style-name="T106">3</text:span><text:span text:style-name="T75"> iiij, nitri </text:span><text:span text:style-name="T106">3 j,<text:line-break/></text:span><text:span text:style-name="T75">.Redigito in pastillos et usu expetente, vino dilutis utere-<text:line-break/></text:span><text:span text:style-name="T106">Ad aures purulentas.</text:span><text:span text:style-name="T75"> Alumen scissum ustum et rnyrrham<text:line-break/>cum melle terito et praeelota auricula pharmacum lana ex-<text:line-break/>eeptmn imponito. Auricularis </text:span><text:span text:style-name="T106">Chrdsanti Gratiani ad in-</text:span></text:p>
      <text:p text:style-name="P6"><text:span text:style-name="T106">siammationes et exulcerationes.</text:span><text:span text:style-name="T75"> 4 Blattas detractis pen-<text:line-break/>nis xij, vini veteris et mellis utriusque fexuncem, mali<text:line-break/>pnnici putameh unum, succi porri sefquicyathum. In olla<text:line-break/>nova, donec mali puniri putamen flaccidum fiat, coquito,<text:line-break/>deinde terito et unguenti Syriaci unciam unam adjicito,<text:line-break/>picis liquidae sesquiunciam caeparum quatuor succum ex-<text:line-break/>pressum et contrita simul reponito. Usu vero expetente<text:line-break/>tepefacta lana excepta inditu. </text:span><text:span text:style-name="T106">Auricularis compositio ad<text:line-break/>phlegmonae et purulenta.</text:span><text:span text:style-name="T75"> 4 Nardi Indicae </text:span><text:span text:style-name="T106">$ j,</text:span><text:span text:style-name="T75"> aluminis<text:line-break/>scissi 3 ij, opii 3 iiij, malicorii J iiij, croci 3 iij, myrrhae<text:line-break/>3 iiij, thuris 5 ii&gt;j, mellis Attici J iiij, spumae nitri </text:span><text:span text:style-name="T106">3</text:span><text:span text:style-name="T75"> iiij,<text:line-break/>castorii 3 ij, amygdalarum amararum 3 vili, piperis albi<text:line-break/>grana xxx, aceti cyathum </text:span><text:span text:style-name="T106">j, urinae</text:span><text:span text:style-name="T75"> suis silvestris tantun-<text:line-break/>dem, fabae Aegyptiae viridis internae amarae 3 iiij. Trita<text:line-break/>simul in stanneo vasc reponito. Usus tempore cum rosaceo<text:line-break/>instillato et lanae purpura insectae tomentum indito. </text:span><text:span text:style-name="T106">AUr-<text:line-break/>ricularis ad desperata, velut Zoilus ophthalmicus tradidit.</text:span></text:p>
      <text:p text:style-name="P13"><text:span text:style-name="T75">-4 Seminis hyoscyami obolos iij, aluminis scissi oboli di-<text:line-break/>midiurn, myrrhae </text:span><text:span text:style-name="T106">3</text:span><text:span text:style-name="T75"> j, eestorii obolos iij, succi papaveris</text:span></text:p>
      <text:p text:style-name="P7"><text:span text:style-name="T75">obolos iij, gallae obolos iij, croci obolos iiij, cinnamomi<text:line-break/>obolos iiij, thuris obolos ij, spumae nitri obolos ij, sanda-<text:line-break/>rachae obolos ij, opii' recentis cochlearia iij, urinae suis<text:line-break/>ferae masculae cochlearia </text:span><text:span text:style-name="T106">tria,</text:span><text:span text:style-name="T75"> sanguinis conchylii obolos iij,<text:line-break/>succi mandragorae obolum j, mellis Attici quantumissussicit,<text:line-break/>conchylio aurem obturato. </text:span><text:span text:style-name="T106">Auricularis alia ad phlegma-<text:line-break/>nas et purulenta mirabilis. 4</text:span><text:span text:style-name="T75"> Rutae obolos </text:span><text:span text:style-name="T106">iij,</text:span><text:span text:style-name="T75"> myrrhae<text:line-break/>obolos iij, baccarum lauri amotis corticibus obolos iij, succi<text:line-break/>hyoscyami 5 j, opii 3 j, croci 3 j, cum lacte muliebri utere<text:line-break/>, et tepidum infunde. </text:span><text:span text:style-name="T106">Auricularis compositio valde bona et<text:line-break/>probata, ex Apollonii libris. 4</text:span><text:span text:style-name="T75"> Myrrhae 3 ij, thuris 3 j,<text:line-break/>nucum amararum </text:span><text:span text:style-name="T106">3 j,</text:span><text:span text:style-name="T75"> spumae nitri J j, aluminis scissilis<text:line-break/>_5 j, malicorii J j, spicae nardi 3 j, aloes 3 i'j, vini mulsi<text:line-break/>veteris cyathos iij. Arida trita vino-mulso'admisce et cocta<text:line-break/>in stanneo vase repone, usu vero exigente tepido utere.</text:span></text:p>
      <text:p text:style-name="P13"><text:span text:style-name="T106">[ Compositiones auriculares ab Asclepiade in primo<text:line-break/>‘externorum scriptae Auriculares compositiones ad dolores</text:span></text:p>
      <text:p text:style-name="P7"><text:span text:style-name="T106">aurium recentes-,, quibus Niceratus usus esi. Inter eas<text:line-break/>Optima haec ese.</text:span><text:span text:style-name="T75"> Asellorum domesticorum, est autem animaI<text:line-break/>multipes in aqirariis vasis et sterquiliniis ennscens, quod ad<text:line-break/>digitorum contactum in orbem sc contrahit, horum tres aut<text:line-break/>quatuor in oleo fervefacito et expressum oleum auribus in-<text:line-break/>fundito. Facit et cucurbitae succus cum rosaceo aut nardino<text:line-break/>mixtus et tepefactus. Et perdicii herbae succus cum oleo<text:line-break/>coctus.' Et centaureae succus aqua mulsa dilutus. Et hyos-<text:line-break/>cyami succus rosaceo mixtus. Eacit et papaveris succi pa-<text:line-break/>rum lacte muliebri dissolutum. Et serosus cruor qui </text:span><text:span text:style-name="T106">a</text:span><text:span text:style-name="T75"> car-<text:line-break/>nihus bubulis dum torrentur destillat. Has itaque crudas<text:line-break/>recentes prunis imponere oportet et crudas adhuc ex.pri-</text:span></text:p>
      <text:p text:style-name="P13"><text:span text:style-name="T75">•. mere et expressum liquorem calidum infundere. Facit etiam<text:line-break/>nucum putrefactarum internarum liquor aceto dilutus ad-<text:line-break/>dito rosaceo. Facit et Africana lirnaca lu propria testa, cum<text:line-break/>-oleo nardino aut tofaceo fervefacta. Facit et suis quae non<text:line-break/>peperit fel pari melle Attico admixtum. </text:span><text:span text:style-name="T106">Aliud.</text:span><text:span text:style-name="T75"> 4 Succi</text:span></text:p>
      <text:p text:style-name="P155"><text:span text:style-name="T75">papaveris, castorii utriusque obolos ij, passo diluito, et<text:line-break/>pauco rosaceo adjectu tepida infundito, </text:span><text:span text:style-name="T106">dliud. 4</text:span><text:span text:style-name="T75"> Succi </text:span><text:span text:style-name="T106">pa-<text:line-break/>paveris</text:span><text:span text:style-name="T75"> et succi peucedani aequales partes dissolutas in-<text:line-break/>fundito.<text:tab/></text:span><text:span text:style-name="T75">- i -</text:span></text:p>
      <text:p text:style-name="P8"><text:span text:style-name="T75">, [Ad </text:span><text:span text:style-name="T106">inflammationes cum exulceratione Charixent.\<text:line-break/></text:span><text:span text:style-name="T75">4 Myrrhae, opii, castorii, singulorum aequales partes passe<text:line-break/>_ dilutas tepidas insunde. </text:span><text:span text:style-name="T106">Aliud.</text:span><text:span text:style-name="T75"> 4 Hyoscyami succi, succi<text:line-break/>papaveris, myrrhae, castorii, singulorum 3 iiij, piperis 3 j,<text:line-break/>passi protropi quantum fatis est. Ad </text:span><text:span text:style-name="T106">siccas et non humentes<text:line-break/>ulcerationes. Optime convenit et in pajsc oppositum.</text:span><text:span text:style-name="T75"> 4<text:line-break/>Oesypi 3 iiij, medulla® cervinae.3 iiij,. butyri 3 iiij,. ,adipis<text:line-break/>anserini 3 ttij, </text:span><text:span text:style-name="T116">ce</text:span><text:span text:style-name="T75">rae Tyrrhenicae J iiij, terebinthinae 3 iiij, -<text:line-break/>olei: cicini cyath. ij, olei amygdalini cyath. ij, olei.cyprini<text:line-break/>.cyath. ij, olei picini, eyath. j. Componito et utitor quan-<text:line-break/>tum sufficit oleo nardino diluto.- et ad mellis crassitudinem<text:line-break/>redactu. </text:span><text:span text:style-name="T106">Aliud valde commodum. Facit</text:span><text:span text:style-name="T75"> et ad </text:span><text:span text:style-name="T106">nervorum<text:line-break/>asectus.</text:span><text:span text:style-name="T75"> Zj. Olei cyprini cyath. ij, rosacei, amygdalini, olei<text:line-break/>' veteris, sing. cyath. ij, pisselaei cyath. ij, cerae sextantem.</text:span></text:p>
      <text:p text:style-name="P7"><text:span text:style-name="T75">terebinthinae § j, adipis anserini j,- componito et utitor.<text:line-break/></text:span><text:span text:style-name="T106">Auud ad abscejsus in profundo Ant. Musae.</text:span><text:span text:style-name="T75"> 4 </text:span><text:span text:style-name="T106">croci<text:line-break/>3</text:span><text:span text:style-name="T75"> ij, myrrhae 3 ij,. bdellii </text:span><text:span text:style-name="T106">3 iiij,</text:span><text:span text:style-name="T75"> -nucum amararum 3 viij,<text:line-break/>succi marrubii heminae dimidium, -passi protropi heminae<text:line-break/>dimidium. Liquores coquito et admixtis reliquis excipito.<text:line-break/>Utere in passo dissolvens quantum sufficit. </text:span><text:span text:style-name="T106">Aliud.</text:span><text:span text:style-name="T85"> 2J. </text:span><text:span text:style-name="T75">Croci,<text:line-break/>myrrhae, castorii, centaureae, singul.3 ij, spumae nitri </text:span><text:span text:style-name="T106">3</text:span><text:span text:style-name="T75"> j,<text:line-break/>amygdalarum amararum depuratarum 5 viij, succi helxines<text:line-break/></text:span><text:span text:style-name="T75">• </text:span><text:span text:style-name="T75">sesquisext. passi protropi fesquisext. componito ac utitor ut<text:line-break/>dictum esu Ad </text:span><text:span text:style-name="T106">inflammationes cum fluxu, quo usus ese<text:line-break/>Cleon.</text:span><text:span text:style-name="T75"> 4 Myrrhae, aloes, thuris; succi papaveris, singul.<text:line-break/>5 ij, misyos crudi 3 j, aceto excipe et usu expetente passe<text:line-break/>diluta infunde. Aiiud </text:span><text:span text:style-name="T106">Arii Tarsensis.</text:span><text:span text:style-name="T75"> 4 Myrrhae 3 iiij,<text:line-break/>thuris 3 iiij, misyos crudi </text:span><text:span text:style-name="T106">3</text:span><text:span text:style-name="T75"> ij, lycii Indici </text:span><text:span text:style-name="T106">3 iiij, aceto</text:span><text:span text:style-name="T75"> ex-<text:line-break/>cipe. Usus jam indicatus esu Quod est multus fluxus obo-<text:line-break/>riatur, subscriptis compositionibus utendum esu 4 Croci,<text:line-break/>thuris, myrrhae, opii, seminis viticis, siugni. 3 j, lycii In-<text:line-break/>dici, florum mali punici, florum rosarum, siugnl. 3 ili , </text:span><text:span text:style-name="T116">ace</text:span><text:span text:style-name="T75">li</text:span></text:p>
      <text:p text:style-name="P7"><text:span text:style-name="T75">heminam unam. Viticis semen, mali punici flores, rosarum<text:line-break/>flores in aceto coquito, et ubi dissoluta fuerint, reliquis ad-<text:line-break/>jicito et excepta reponito- Usus tempore passo diluta in-<text:line-break/>- fundito. </text:span><text:span text:style-name="T106">Aliud ad purulentas aures cum dolore quo usus<text:line-break/>esi Cimon.</text:span><text:span text:style-name="T75"> 4 Castorii 3 ij, alumluis scissi, croci, myrrhae,<text:line-break/>thuris, singuli 3 j. Passo aut vino-myrtitae excipe ac utere,<text:line-break/>ad recens malum cum </text:span><text:span text:style-name="T127">vj.no </text:span><text:span text:style-name="T75">mulso, ad inveteratum cum<text:line-break/>aceto. </text:span><text:span text:style-name="T106">Aliud Claudii Damonici ad purulenta et inveterat-<text:line-break/></text:span><text:span text:style-name="T120">J</text:span><text:span text:style-name="T106"> </text:span><text:span text:style-name="T106">tos affectus.</text:span><text:span text:style-name="T75"> 4 Croci 3 iij, myrrhae 3 </text:span><text:span text:style-name="T106">j,</text:span><text:span text:style-name="T75"> muces amaras de-</text:span></text:p>
      <text:p text:style-name="P8"><text:span text:style-name="T75">puratas numero XXX, spumae nitri, nardi Syriacae, alumi-.<text:line-break/>nis scissi, singul. 3 nuam, thuris obolos iij. Aceto acerrimo<text:line-break/>excipiuntur et per acetum diluuntur. </text:span><text:span text:style-name="T106">Ad foetorem et no-<text:line-break/>men compositio Hispanorum appellata.</text:span><text:span text:style-name="T75"> 4 Gari nigri, quod<text:line-break/>Romani sociorum appellant, sextarium unum, aceti scillitici<text:line-break/>sextarium unum, mellis Attici sesquisextarium, ad consisten-<text:line-break/>- tiam coquito et in vitreo vase repolitis utitor. In aliis de-<text:line-break/>scriptionibus sic legere est, fucci cucurbitae sextarium unum</text:span></text:p>
      <text:p text:style-name="P7"><text:span text:style-name="T75">componito, facit ad foeterem cum luflammatione. </text:span><text:span text:style-name="T106">Chari-<text:line-break/>;Xenii ad corruptiones et foetores.</text:span><text:span text:style-name="T75"> 4 Aluminis Milesii libram<text:line-break/>unam, atramenti sutorii fjj viij, aloes </text:span><text:span text:style-name="T106">3</text:span><text:span text:style-name="T75">viij, crocomagmatis<text:line-break/>3 viij, myrrhae 3 viij, vini myrtitae fextarium dimidium.<text:line-break/>Alumen et vinum ipfuin coquito, atque ubi in consistentium<text:line-break/>coierint, reliqua aeeto dissoluta injicito, et repositis Utitor.<text:line-break/></text:span><text:span text:style-name="T106">Ad carnium incrementum, quo usus esi Heraclides Taren-<text:line-break/>tinus.</text:span><text:span text:style-name="T75"> 4 Aeruginis rasae </text:span><text:span text:style-name="T106">3 viij,</text:span><text:span text:style-name="T75"> squamae aeris </text:span><text:span text:style-name="T106">3</text:span><text:span text:style-name="T75"> viij, in<text:line-break/>alio exfemplari J iiij, mellis heminae dimidium. Arida trita<text:line-break/></text:span><text:span text:style-name="T106">• ad</text:span><text:span text:style-name="T75"> melle excepta, donec rubefiant, eoquito et ablatis utitor.</text:span></text:p>
      <text:p text:style-name="P8"><text:span text:style-name="T106">Aliud.</text:span><text:span text:style-name="T75"> 4 Aeruginis J iiij, atramenti sutorii J iiij,-myrrhae<text:line-break/>3 iiij, succi marrubii cyath. tres, mellis quantum sufficit,<text:line-break/>. praepara ut dictum est; Cbaicedonia ad inveteratos </text:span><text:span text:style-name="T106">asee-<text:line-break/>ctus.</text:span><text:span text:style-name="T75"> 4 Veratri albi 5 iiij, croci 3 &gt;nj, myrrhae 3 iiij, </text:span><text:span text:style-name="T116">c</text:span><text:span text:style-name="T75">a-<text:line-break/>storii 5 iiij, thuris 3 iiij, °Pli 3 't'j, atramenti fusorii 3 xvj,<text:line-break/>piperis 3 i. Myrrham, opium, thus, castorium, in aceto, cui<text:line-break/>malicorium incoctum est, usque ad dissolutionem macerato,<text:line-break/>delude veratrum, crocum, piper, atramentum sutorium</text:span></text:p>
      <text:p text:style-name="P7"><text:span text:style-name="T75">contusa injicito, atque omnia simul diligenter terito, quod<text:line-break/>ubi probe factum suerit, vini mulsi quantum satis est affun-<text:line-break/>dito, ut ad diluti mellis</text:span><text:span text:style-name="T116">-</text:span><text:span text:style-name="T75">crassitudinem redigantur</text:span><text:span text:style-name="T116">-</text:span><text:span text:style-name="T75">. Usu vero<text:line-break/>expetente tepefacta infundito- Ex hujus medicamenti usu<text:line-break/>saepe egregie mihi successit, verum temporis progressu<text:line-break/>omplracii 3 j ad hanc descriptionem adjeci. </text:span><text:span text:style-name="T106">Aegyptia dd<text:line-break/>' aosdem affectus, etiam si sint connati.</text:span><text:span text:style-name="T75"> 4 Amygdalarum<text:line-break/>amararum depuratarum $ ij, labarum Aegyptiarum interioris<text:line-break/>partis amarae; piperis albi, croci, myrrhae, opii, singulo-<text:line-break/>rum 5 ij, thuris 3 ij, omphacii 3 aluminis scissi 3 iiij,<text:line-break/>castorii 3 li, atramenti sutorii 5 iiij, spumae nitri 3 ij, aceto,<text:line-break/>in quo malicorium incoctum est excepta, ad limi crassitu-<text:line-break/>dinem redigito. Usus vero tempore quantum suffecerit ex<text:line-break/>medicamento acceptum ac nardino unguento' dissolutum<text:line-break/>infundito, dd </text:span><text:span text:style-name="T106">sanguinis ex auribus eruptiones Heraclidae<text:line-break/>Tarantini. Facit ut ne in grumos coeat.</text:span><text:span text:style-name="T75"> Marrubii succum<text:line-break/>. coquito et admixto aceto infundito. Aut mali puniri in</text:span></text:p>
      <text:p text:style-name="P8"><text:span text:style-name="T75">aceto cocto succum exprimito et infundito. Aut polygonii<text:line-break/>succum cum exiguo</text:span><text:span text:style-name="T116">:</text:span><text:span text:style-name="T75"> aceto. Aut acaciam aut amurcam aut</text:span></text:p>
      <text:p text:style-name="P156"><text:span text:style-name="T75">lycium cum aceto. </text:span><text:span text:style-name="T106">Aliud Botryos, sistit sanguinis eru-<text:line-break/>ptiones.</text:span><text:span text:style-name="T75"> Succum rubi et succum gallarum in aceto coctarum<text:line-break/>simul mixtos infundito.<text:tab/></text:span><text:span text:style-name="T131">x</text:span><text:span text:style-name="T75"> .</text:span></text:p>
      <text:p text:style-name="P8"><text:span text:style-name="T75">[Quae </text:span><text:span text:style-name="T106">medicamenta Archigenes posi priusscriptasiub-<text:line-break/>jeoerit.\</text:span><text:span text:style-name="T75"> Medicamenta ad aurium dolores ab Archigene scri-<text:line-break/>pta supra relata sunt. Nunc vero etiam ea quae ad alios af-<text:line-break/>fectus conscripsit apponam. Hurnentibusvero polygoni<text:line-break/>succum cum pari rosarum succo insundito. Aut crocum<text:line-break/>et ‘rnyrrham cum passo et rosaceo tepefacta infundito. Pu-<text:line-break/>rulentis autem prodest quidem polygonum eum rosaceo in-<text:line-break/>fusum. Verum egregie convenit eis vinum, in quo cony-<text:line-break/>zae tenuia folia habentis folia sint incocta, instillatum. Qui-<text:line-break/>dam etiam thus ad vinum admiscent. Aut lycium rosa-<text:line-break/>ceo-dilutum instillato. Aut marrubii silvestris semen cum<text:line-break/>aceto et rosaceo eodem modo. Aut cumini et croci, ae-<text:line-break/>quale, pondus cum vino austero. Aut croci et myrrhae<text:line-break/>utriusque5 ij,nuces amaras, excorticatas numero xxxv- Nu-<text:line-break/>ces tritas cum mellis hemim. dimidia ei porri lucci hemina</text:span></text:p>
      <text:p text:style-name="P6"><text:span text:style-name="T75">dimidia commisceto et reliqua item probe trita iisdem li-<text:line-break/>quoribus diluito, ac simul deinde tepefacta instillato,</text:span></text:p>
      <text:p text:style-name="P8"><text:span text:style-name="T75">[De </text:span><text:span text:style-name="T106">auribus exulceratis^</text:span><text:span text:style-name="T75"> Caeterum! exulceratis au—<text:line-break/>tribus et crueutis ac dolentibus galbanum et opium cum<text:line-break/>passo et rosaceo mellis crassitudine instilla. . Aut pro galbano<text:line-break/>peucedani succum admisce, et magis succedet. Aut cineiulam<text:line-break/>assatam cum rosaceo tritam infundito. Aut lycium cum la--<text:line-break/>cle muliebri. Magnifice opitulatur etiam ipsum mel per se<text:line-break/>tepidum infusum, praesertim si foetores simul adsint. Qui-<text:line-break/>dam asellos, qui in aquariis vasis reperiuntur, cum un-<text:line-break/>guento quopiam instillant et eximie opem sentiunt. Aut<text:line-break/>blattas domesticas cum rosaceo instillata. Probe facit ad<text:line-break/>omnem auris affectum adeps vulpinus inveteratus, liquatus<text:line-break/>et instillatus. Aut spondylii luteriorem velut medullam cum<text:line-break/>melle et rosaceo infunde. Aut. elota et conscalpta auricula,<text:line-break/>porri aut marrubii succum cum melle iufunde. Aul lixir<text:line-break/>viurn figularium cum messe fervefactum. Aut thus cum aceto<text:line-break/>in mali punici putamine fervefactum infunde. Aut crocum</text:span></text:p>
      <text:p text:style-name="P157"><text:span text:style-name="T75">et alumen scissile' civm vinis mulsc ui mali punici putamine<text:line-break/>eodem modo-fervefactum pnsunde. Aut gallam tritam lin-<text:line-break/>teolo illigatam lu; vino ecqaitb es ex sicc instillatu;, statim<text:line-break/>a, dolere liberat, </text:span><text:span text:style-name="T75">.alliiini ,ouiiijt..st-ns fulem </text:span><text:span text:style-name="T75">oes </text:span><text:span text:style-name="T75">r-r a </text:span><text:span text:style-name="T75">dsseq<text:line-break/></text:span><text:span text:style-name="T75">'rnilu </text:span><text:span text:style-name="T75">[Devermibzisaztrium.J Porro in quibus vermes fiunt,<text:line-break/>-veratrum album cuin . melle immitte autiaridum insuffla. Aut<text:line-break/>rubi succum lusundei Quod si vero.auriculae os corrosum,<text:line-break/>•fissura, retro aurem impacta ipsum scalpito, deinde urito ac<text:line-break/>citra molestiam cicatricem inducit»; .</text:span><text:span text:style-name="T75">-p .<text:tab/>'.</text:span></text:p>
      <text:p text:style-name="P13"><text:span text:style-name="T106">i ,• </text:span><text:span text:style-name="T75">[De </text:span><text:span text:style-name="T106">sonitti iri</text:span><text:span text:style-name="T75"> auribus.J: Sonitus quidam ex flatuosc<text:line-break/>spiritu, generantur.! 'Quidam ob exquisitam scnsus audiendi<text:line-break/>subtilitatem' fiunt, quemadmodum lu oculis imaginariae sufi-<text:line-break/>fusiones propter, vaporee, ex ore ventris exhalantes. Cae-<text:line-break/>terum neutrius affectus: certa cognitio lu principio haberi-<text:line-break/>potest Non convenit tamen citra artem aut cognitionem<text:line-break/>aut curationem auspicari. Dictum enim jam saepe est, atque<text:line-break/>etiam dernousiratum, iwn unum conjecturalis spei genus</text:span></text:p>
      <text:p text:style-name="P6"><text:span text:style-name="T75">esse, atque artificialem quandam conjecturam ex causis pro-<text:line-break/>catarcticis appellatis facere licet, fi quis ipsarum vires norit,<text:line-break/>quum alius affectus ex frigiditate, alius ex ardore fiat.<text:line-break/>Quemadmodum etiam ex praegressa plaga aut tali vel tali<text:line-break/>morbo, velut et ex cruditate aut largo vini potu aut-vio-<text:line-break/>lento et multo vomitu, aliquando et oh medicamentorum<text:line-break/>auricularium usum sonitus quidum fiuut. Quin et si vel<text:line-break/>paulatim congregetur vel coacervatim irruat sonitus, id<text:line-break/>ipsum quoque adinventionem affectus conducit. Insuperque<text:line-break/>si per intervalla repetat, vel continenter hoc symptoma<text:line-break/>perseveret. Verum certa cognitio tempore contingit, post<text:line-break/>usum medicamentorum artificiali conjectura exhibitorum.<text:line-break/>Siquidem igitur in febribus sonitus fiant, minime intertur-<text:line-break/>bandi sunt, ut plurimum enim statim sedantur. Si vero ob<text:line-break/>flatum ventosum, cui transitus interclusus sit,-sonitus fieri<text:line-break/>suspicatus quispiam fuerit, et oh hanc rem dissecantibus et<text:line-break/>atlenuatoriis ac discussoriis medicamentis admotis nihil pro-<text:line-break/>fecerit, sim usque apophlegmatismis usus sit et tutu capiti '</text:span></text:p>
      <text:p text:style-name="P6"><text:span text:style-name="T116">w</text:span><text:span text:style-name="T75"> prospexerit, huic merito in hanc suspicionem inclinatus ani-<text:line-break/>mus erit,, sensus audiendi videlicet subtilitatem scnitus cau-<text:line-break/>sam esse, praesertim si acuto audiendi sensu aeger praedi-<text:line-break/>tus appareat. In ejusmodi itaque quendarn, qui praedictis<text:line-break/>.medicamentis usus erat, neque quicquarn opis senserat,<text:line-break/>qtium ego forte incidissem, ex stupefacientibus sensum quip-<text:line-break/>piam admiscui, velut est, mandragorae succus et papaveris<text:line-break/>succus, ex eisque a sonitus symptomate liber evasit. Quae<text:line-break/>igitur a prioribus medicis ad hujusmodi symptomata et ac-<text:line-break/>cessoria mala conscriptae sunt auriculares compositiones, ex<text:line-break/>discussoriis et incidentibus medicamentis constant. Supra<text:line-break/>itaque lu catalogo et enumeratione compositionum auricir-<text:line-break/>larium ab Andromacho descriptarum, ex ejusmodi materia<text:line-break/>composita, quaedam recensebantur, quas ipse ad sonitus<text:line-break/>convenire scripsit. Nunc vero eas, quas Archigenes ad hanc<text:line-break/>rem conscripsit recensebo, </text:span><text:span text:style-name="T75">a</text:span></text:p>
      <text:p text:style-name="P8"><text:span text:style-name="T106">[ Compositiones ab Archigene ad sonitus conscriptae?^<text:line-break/></text:span><text:span text:style-name="T75">In sonitibus repentinis acetum cum rosaceo instilla. Aut<text:line-break/>cumluum et oleum crassitudine mellis. Aut radicis cucu-</text:span></text:p>
      <text:p text:style-name="P158"><text:span text:style-name="T106">'<text:tab/>- sit</text:span><text:span text:style-name="T75"><text:tab/>•<text:tab/>'<text:tab/>I</text:span></text:p>
      <text:p text:style-name="P7"><text:span text:style-name="T75">meris silvestris'succum. Aut ipsam radicem oleo incoctam<text:line-break/>' Si </text:span><text:span text:style-name="T106">vero</text:span><text:span text:style-name="T75"> ad multum tempus perseverent, omnibus amaris et</text:span></text:p>
      <text:p text:style-name="P8"><text:span text:style-name="T75">acribus attenuatoriisque et discussoriis, quae ad dolorem ex<text:line-break/>crassis humoribus obortum descripta sunt, utaris singulis in<text:line-break/>aceto coctis et admixto melle. Aut reclinato aegro et nitro<text:line-break/>crudo trito in aurem insperso, acre acetum tepidum infunde,<text:line-break/>ac postquam fervere desierit, lana scalpendo exterge et nn--<text:line-break/>cum amararum succum infunde et lana obtura. Aut nitrum<text:line-break/>et rnyrrham probe unita, eum rosaceo et aceto ac atra-<text:line-break/>mento scriptorio crasso instilla, aut penna in eis immersa<text:line-break/>bis in die inde. Aut castorio ac nardino pari mensura<text:line-break/>cum aceto et rosaceo utere. Aut aceto ac nitro melleque<text:line-break/>mixtis collue. Caeterum quibus ob multam sensus subtili-<text:line-break/>tatein sonitus oboriuntur, castorium et cicutae semen cum<text:line-break/>aceto trito instilla. Ex morbo vero obortis sonitibus, ubi<text:line-break/>fomentum ex decoctione absinthii adhibueris, acetum et ro-<text:line-break/>saceum instilla. Aut raphani succum cum rosaceo, aut aloen<text:line-break/>optimam cum vino mulsu dilutam. Si vero perdurent, ve-</text:span></text:p>
      <text:p text:style-name="P6"><text:span text:style-name="T75">ratrnm nigrum aceto decoctum adhibe. Hujusmodi quidem<text:line-break/>Archigenes ad sonitus aurium conscripsit, verum Apollo-<text:line-break/>nius in primo parabilium subscripta habet</text:span></text:p>
      <text:p text:style-name="P8"><text:span text:style-name="T106">[Quae Apollonius ad sonitus et susurros, sibilosque<text:line-break/>ac inflationes aurium c'0nscripsit7\</text:span><text:span text:style-name="T75"> Acetum acre tepidum<text:line-break/>instilla. Oleum et acetum tepidum instilla, Mel Atticum ca-<text:line-break/>lidum instilla-. Laurinum oleum eodem modo. Porri sue- '<text:line-break/>cum cum lacte muliebri aut rosaceo infunde. Cucumeris sil-<text:line-break/>vestris foliorum aut fructus succum </text:span><text:span text:style-name="T106">per</text:span><text:span text:style-name="T75"> linteolum instilla.<text:line-break/>Cucurbitae silvestris medullam oleo dilutam infunde., Cu-<text:line-break/>minum tritum cum medulla vitulina instilla.. Cucumeris sil-<text:line-break/>vestris medullam oleo dilutam insunde. Glandem unguenta-<text:line-break/>riam terito et adipe anferino ac resina pari,mensura ad-<text:line-break/>mixtis instillato. Semen lini tritum: et unguento Arabico<text:line-break/>dilutum instilla. Mify terito et unguento rosaceo dilutum<text:line-break/>instillato. Rutam et cuminum pari mensura trita et aceto<text:line-break/>diluta, admixto melle infunde. Hyssopum, tritam et cedrino<text:line-break/>oleo dilutam instilla. Amygdalarum amararum oleum melle</text:span></text:p>
      <text:p text:style-name="P159"><text:span text:style-name="T75">mixtum eodem modo. Quod si efficacius redderet velis, hoc<text:line-break/>cum priore committito'. Viticem et stellionis caput pari pon-<text:line-break/>dere trita admixto oleo instilla. Nitrum et resinam et adi-<text:line-break/>pem anserinum aequis partibus cum oleo admixto disso-<text:line-break/>luta instilla. Caepas et allium ot adipem anserinum pari<text:line-break/>mensura trita et excolata in tunde , et aqua collutis prius<text:line-break/>calida, nitrum tritum insuffla. </text:span><text:span text:style-name="T75">\<text:tab/>r </text:span><text:span text:style-name="T116">5</text:span><text:span text:style-name="T75"> • i</text:span></text:p>
      <text:p text:style-name="P8"><text:span text:style-name="T75">[Ad </text:span><text:span text:style-name="T106">aures exulceratae et purulentas ejusdemi\</text:span><text:span text:style-name="T75"> Pri-<text:line-break/>mum quidem collutiones Apollonius fcripsit. Secundum<text:line-break/>deinde locum infufilia habent. Tertium resiccatoria et quar- </text:span><text:span text:style-name="T116">1<text:line-break/></text:span><text:span text:style-name="T75">tum quae insufflantur, juxta subfcriptam ipsius dictionem.<text:line-break/></text:span><text:span text:style-name="T106">Collutiones.</text:span><text:span text:style-name="T75"> Aqua ralida assidue colluet Lenticulae decocto<text:line-break/>eodem modo. Aqua mulsa calida similiter. Hederae cremore<text:line-break/>aut deeocto cum vino utitor. Malicorii cremore aut deco-<text:line-break/>cte similiter cum vino. Gallae plenae decocto cum vino.<text:line-break/>Myrto in vino decocto elue. Vino cum exiguo alumine trito<text:line-break/>utere. Stoebes semine in vino como elue. Urina et vino<text:line-break/>- mixtis ac calefactis elue. Picis ferum infunde. Oleae folia</text:span></text:p>
      <text:p text:style-name="P6"><text:span text:style-name="T75">exuccato et admixtu melle coquito ac utitor. Papaveris<text:line-break/>fuecum passo dilutum instilla. Caeparum suceo cum melle<text:line-break/>utere. Rutae silvestris succum cum vino et oleo rosaceo<text:line-break/>in mali punior putamine calefactis instilla Fel bovis vel<text:line-break/>fuis in putamine mali punici tepefactum infunde. Fel caprae<text:line-break/>vel ovis vel marinae testudinis cum muliebri lacte tepe-<text:line-break/>factum infunde. Cardamomum tritum cum melle instilla.<text:line-break/>Peucedani succum rosaceo dilutum instilla. Aloen et cro-<text:line-break/>comagma diluta instilla. Absinthio cum messe trito utere.<text:line-break/>Myrrham et resinam ac anserinum adipem cum oleo trita<text:line-break/>infunde. Pinguedinem enseo lu figulinum vas recens coaeto<text:line-break/>fuperstantem tepefaclam instillato. Diphryges tritum cum<text:line-break/>melle instillato. Alumen scissum tritum, cum jpasso et aceto<text:line-break/>ad mellis crassitiern 'coquito ac utitor. </text:span><text:span text:style-name="T106">Resiccatoria.</text:span><text:span text:style-name="T75"> Cedriam<text:line-break/>melle mixtam instilla. Piperis albi grana tria unguento Ae-<text:line-break/>gyptio diluta, et lu parva concha trita instilla. Crocum et<text:line-break/>cerussam pari mensura trita et rosaceo diluta lusunde.. Me-<text:line-break/>lanthium et stflsur pari pondere terito et rosaceo diluito et .</text:span></text:p>
      <text:p text:style-name="P14"><text:span text:style-name="T90">• </text:span><text:span text:style-name="T75">unguento irluo adipeque anserino pari mensura additis<text:line-break/>rursus terito ac utitor. Myrrham et fulfur aequis parti- ,<text:line-break/>bus trita et oleo mixta instillato. Myrrham et putamen; mali ,<text:line-break/>pumici dulcis aequis partibus trita ac melle diluta infun-<text:line-break/>dito. Animalcula ex arboribus, velut rubri vermes, trita et<text:line-break/>oleo diluta instilla. Animalculum, quod intestinum terrae •<text:line-break/>appellatur, coctum et excolatum instilla. Resinam et mel<text:line-break/>ac oleum pari mensura mixta ae dissoluta instilla. Malum<text:line-break/>punicum dulce accipito et execto ejus umbilico acinos </text:span><text:span text:style-name="T106">eji-<text:line-break/>cito, deinde</text:span><text:span text:style-name="T75"> passi cyathum unum infundito et atramenti su-<text:line-break/>torii triti obolos duos infarcito et ad mediocrem crassitu- _<text:line-break/>dinem coquendo redigito ac tepido utitor.</text:span></text:p>
      <text:p text:style-name="P8"><text:span text:style-name="T75">[Quae </text:span><text:span text:style-name="T106">insafsianturlj</text:span><text:span text:style-name="T75"> Gallam tritam insuffla. Piper<text:line-break/>rotundum, cum vino contritum insperge. Eodem etiam </text:span><text:span text:style-name="T106">ma-<text:line-break/>gis</text:span><text:span text:style-name="T75"> dilutu pro infusili utendum esu Ompbacium et gallam<text:line-break/>torrefactam aequis partibus trita insuffla. Cinerulam Cy-,<text:line-break/>priam laevigatam insuffla. Utendum etiam deambulationibus<text:line-break/>et ventris evacuationibus </text:span><text:span text:style-name="T106">et</text:span><text:span text:style-name="T75"> ciborum subtractione et pur-<text:line-break/>gatione aurium diligentiore. Ad </text:span><text:span text:style-name="T106">aures humidas.</text:span><text:span text:style-name="T75"> Caeterum</text:span></text:p>
      <text:p text:style-name="P7"><text:span text:style-name="T75">ad aures humore madidas, ita enim Apollonius appellat,<text:line-break/>subscripta medicamenta commoda esse </text:span><text:span text:style-name="T106">ait. Misy in linteolo<text:line-break/>ustum</text:span><text:span text:style-name="T75"> et cum ipso laevigatum insufflato. Galla usta' ac trita<text:line-break/>similiter utitor. Spodio trito eodem modo, attamen in testa<text:line-break/>torrefactum et affuso oleo tritum insufflatu. Caeterum ea-<text:line-break/>dem diligentia circa. diaetam utitur.</text:span></text:p>
      <text:p text:style-name="P8"><text:span text:style-name="T75">[Ad </text:span><text:span text:style-name="T106">auditus</text:span><text:span text:style-name="T75"> gravitatem.] Porro in subsirrdis, sive<text:line-break/>graviter et difficulter audientibus, aut etiam surdastris ap-<text:line-break/>pellatis, utpote qui exiguas voces penitus non audiunt, ma-<text:line-break/>gnas autem vix percipiunt, hoc ipsum symptoma valde su-<text:line-break/>spectum habere oportet, paulatim enim augescens temporis<text:line-break/>progressu perfectam surditatem inducit. Quapropter per hie-<text:line-break/>rarn purgandi funt et per catapotia ex colocynthide, pitui-<text:line-break/>taque. eis per apophlegmatismos detrahenda, ac caput re-<text:line-break/>siccandum est, omnique modo curandum ut robur ei ad-<text:line-break/>datur, quemadmodum jam saepe est demonstratum. Uten-<text:line-break/>dum etiam attenuaturis victus ratione. Atque in ipsam au-<text:line-break/>rioulam medicamenta conjicienda funt, quae crassos et vi-<text:line-break/>scoscs humores findant ac incidant attenuentque, quorum<text:line-break/>silva ejusmodi est. .</text:span></text:p>
      <text:p text:style-name="P7"><text:span text:style-name="T75">[Quae </text:span><text:span text:style-name="T106">Apollonius in primo'parabilium ad auditus<text:line-break/>gravitatem medicamenta conscripsit in haec</text:span><text:span text:style-name="T75"> verba,] </text:span><text:span text:style-name="T106">Ad<text:line-break/>auditus gravitatem repentinam et ex dolore capitis obor-<text:line-break/>tam. Fomenta.</text:span><text:span text:style-name="T75"> Absinthium oum aqua decoquito et per sti-<text:line-break/>pularn fomentum inde facito, quomodo alias per arundinem<text:line-break/>id fieri demonstravimus. Baccis lauri aut foliis ejusdem in<text:line-break/>aqua’ decoctis similiter utitor. Similiter etiam origano atque<text:line-break/>item hyssopo. Aqua quoque marina et aceto eodem modo.<text:line-break/>Eisdem autem et in olla coctis utendum esu Fomentum<text:line-break/>vero per ollam quomodo fiat jam demonstratum essi Cb;,<text:line-break/></text:span><text:span text:style-name="T106">lutiones.</text:span><text:span text:style-name="T75"> Aceto albo et aqua pari mensura cumnitro trito<text:line-break/>fervefactis ad plores dies eluito, atque inde aqua simplici<text:line-break/>calida eluito. Infusiones. Et sic </text:span><text:span text:style-name="T106">ea,</text:span><text:span text:style-name="T75"> quae ad hanc rem de-<text:line-break/>scripta sunt infundito. Marrubii fuccuni et irinum unguen-<text:line-break/>tum mixta infundito. Fel tauri et caprae ac unguentum<text:line-break/>rosaceum mixta instillato. Caeparum succo et resina oleo;<text:line-break/>dilutis aequaliter utitor. Oleo nucum et resina mixtis pa-<text:line-break/>riter utitor. Alumen aceto dilutum instillato'. Myrrham et</text:span></text:p>
      <text:p text:style-name="P6"><text:span text:style-name="T75">alumen pari pondere trita et aceto diluto infundito. Adi-<text:line-break/>pem anserinum et fel bovis ae laurinum pari mensura mixta<text:line-break/>instillato. Hederae silvestris baccarum succum per linteolum<text:line-break/>expressum instillator Veratrum nigrum aceto tritum, rnelle-<text:line-break/>que multum cocto exeeptum in parva collyria ad formam<text:line-break/>glandis redigito, eaque meatui indito, ae per dies quinque<text:line-break/>sinito. Senectam anguium aceto tritam instillato. Eadem et<text:line-break/>eum felle bubulo aut caprino aut testudinis marinae aut<text:line-break/>callionymi piscis diluta utitor. Nasturtii quantum sufficit'et<text:line-break/>nitri parum, carne ficus rejectis granis excipito, indeque'<text:line-break/>collyrium auditorio meatui congruum formato ac indito,<text:line-break/>per triduum autem ipsum eximito. Hoc multae sordes edu-<text:line-break/>cit et eonfestim levius malum reddit. Caeterum reliqui cor-<text:line-break/>poris quoque cura habenda est. Deambulationibus itaque<text:line-break/>pro viribus multis utendum est et capitis reliquorumque<text:line-break/>membrorum frictione, insuper et apophlegmatismis et coi-<text:line-break/>lotionibus, quae pituitam extrahere •possunt. Cibis utendum<text:line-break/>est copia moderatis et ex genere eorum, quae faclle exol-</text:span></text:p>
      <text:p text:style-name="P6"><text:span text:style-name="T75">vuntur facileque excernuntur. Plurimum autem auxiliatur<text:line-break/>in hujusmodi affectu constitutis spongia tenuissime contrita<text:line-break/>in orbemque convoluta melleque imbuta' et auriculae indita.<text:line-break/>Idem remedium commodum est et ad carnem in auditorio<text:line-break/>meatu enasceutem. Post haec vero luquit utendum esse ollae<text:line-break/>fomento </text:span><text:span text:style-name="T106">jam</text:span><text:span text:style-name="T75"> ante a se indicato. Indicavit autem hoc ipse<text:line-break/>inter reliqua auditus praesidia, verum ego ipsum velut a<text:line-break/>me condemnatum reliqui, propterea quod ad elutionem qui<text:line-break/>dem praestet in aurium dolore , utilitatem autem de se<text:line-break/>omnino nullam praebeat- Quapropter nunc ipsum appo-<text:line-break/>narn, verisimile est enim surdastros inde juvari, utpote qui<text:line-break/>contrariis praesidiis opus habeant his, qui aurium doloribus<text:line-break/>vexantur- In doloribus enim affectae paries exquisita quiete<text:line-break/>opus habent. Surdastri vero vehementi motu, et fere di-<text:line-break/>xerim transmutatione lu contrarium ei, qui jam adest, af-<text:line-break/>fectui indigent.</text:span></text:p>
      <text:p text:style-name="P8"><text:span text:style-name="T106">[ Fomenta ad aurium dolorem ab Apollonio his ver-<text:line-break/>bis conscriptae</text:span><text:span text:style-name="T75"> Fomentis porro utendum est per spongias</text:span></text:p>
      <text:p text:style-name="P7"><text:span text:style-name="T75">aqua calida imbutas ac sufficienter expressas, itemque per<text:line-break/>cucurbitas affixas. Amplius vero et per vaporem ex arun-<text:line-break/>dluibus perforatis aliatum. Oportet autem alterum arundi-<text:line-break/>nis extremum caritati auriculae congruens esse, alterum<text:line-break/>vere in ollam perforatum operculum habentem et undique<text:line-break/>obturatum incumbere. Sit autem in olla absinthium in aqua<text:line-break/>fervefactum, quo vapor inde sublatus ad auditorium mea-<text:line-break/>tum perferatur. Similiter et per adipem in veru assatum<text:line-break/>fomentum adhibendum est. Vehementer etiam subscriptus<text:line-break/>fomenti modus convenit. Urinam tauri maxime, aut certe<text:line-break/>bovis vetustissimam, in ollam novam angusti oris infundito,<text:line-break/>‘et aceti tertiam urinae partem ae myrtum contusam ad-<text:line-break/>rnifceto, deinde testas pro ollae magnitudine satis multas,<text:line-break/>igni candefactas in ollam conjicito, posteaqne hominem in-<text:line-break/>clinatum apposita ad aurem olla fomentum admittere jubeto.<text:line-break/>Circum aurem vero fasciculum ex lana in orbem circum-<text:line-break/>ponito, ne videlicet circumsitae partes exurantur. Utendum<text:line-break/>et farina hordeacea ac triticea in vino eocta, itemque un-</text:span></text:p>
      <text:p text:style-name="P7"><text:span text:style-name="T75">guento irino' calido gratia fomenti. Superne vero auriculae,<text:line-break/>imponendae sunt lanae molles </text:span><text:span text:style-name="T106">ao purae,</text:span><text:span text:style-name="T75"> vino et oleo im-<text:line-break/>dmtaea Hordeacea itidem et triticea farina-, aliquando: qui -<text:line-break/>dem per -sc cocta, cum vino et unguento irino, aliquando<text:line-break/>vero columbino stercore et aristolochia tenui aequis par-<text:line-break/>tibus admixtis- Consert autem cibi abstinentia et diaeta tu-<text:line-break/>: nuis et alvi evacuatio larga et memorabilis. Insuper et- quies,<text:line-break/>ocium, capitis velamen. In potu aqua calida, aqua mulsa,<text:line-break/>ptisanae succus cum melle donec remi Ierint dolores.</text:span></text:p>
      <text:p text:style-name="P8"><text:span text:style-name="T75">[Quae </text:span><text:span text:style-name="T106">Archigenes ad auditus gravitatem ae surdi,<text:line-break/>tatem his verbis conscripsit^</text:span><text:span text:style-name="T75"> In auditus gravitate. Succum<text:line-break/>corticis raphani eum </text:span><text:span text:style-name="T106">rofaceo</text:span><text:span text:style-name="T75"> aut cyprino tepefactum in<text:line-break/>stilla; Aut galbanum cum aceto et melle fervefactum. Quoti<text:line-break/>, -ll surditas succedat, veratrum nigrum ervi magnitudine ir<text:line-break/>cocto melle indito, ae donec quod impedit • erodat sinito<text:line-break/>Aut ubi absinthii decocto elueris, mel et' oletun instillato<text:line-break/>Aut collyrio ex nitro, ficu et sinapi immisso per triduum<text:line-break/>id non extrahimus. Postea vero acutis vocibus assiduis et</text:span></text:p>
      <text:p text:style-name="P7"><text:span text:style-name="T75">vicissim. gravibus inclamamus et per tubam tbnitu immisso<text:line-break/>malum depellere conamur; Post haec et asphodeli radices<text:line-break/>oleo, veteri incoctas utiliter infundimuscaprinaque urina<text:line-break/>assidue eluimus/ Caeterum surditate ex capitis dolore oborta,<text:line-break/>raphani succum cum rosaceo infunde; aut foliorum cucu-<text:line-break/>meris silvestris, succum. Aut castorium cu'm baccis lauri et<text:line-break/>. aceto, aut nigrum veratrum albo taceto irrigatum, fub orobi<text:line-break/>quantitate cocto melli miscens, glandulasque componens<text:line-break/>impone. </text:span><text:span text:style-name="T106">Ejusdem de corpusculis, quae auribus illdbuntur.<text:line-break/></text:span><text:span text:style-name="T75">Quod si aqua in aurem illabatur, auxiliatur acetum et ali<text:line-break/>tero pede </text:span><text:span text:style-name="T106">affectae</text:span><text:span text:style-name="T75"> auriculae propinquo exilire, aliqualiter<text:line-break/>fe ipsum reclinando, hoc enim modo facile excernitur. Quin<text:line-break/>et exuctio simplex per os, aut etiam per stipulam' egregie<text:line-break/>aquam extrahit, quod ubi factum fuerit, conscalpta per la-<text:line-break/>narn auricula, ex praedictis unguentis aliquod instilla. Sivero<text:line-break/>calculus aut faba aut consimile quippiam lu auditorium'<text:line-break/>meatum illapsum fuerit, eluito aut lana circa auricularium<text:line-break/>specillum obvoluta et resina tincta extrahito. Item et per</text:span></text:p>
      <text:p text:style-name="P6"><text:span text:style-name="T75">glutinosum aliquod medicamentum fieri.potest. Quod si ne-<text:line-break/>que sic sequatur, sternutatorio in nares injecto, os ac na-<text:line-break/>res obturato; facta enim spiritus conclusi extensione.,, id<text:line-break/>quod incidit .efflatur, idque assidue donec excidat facito, si.<text:line-break/>enim intus manserit; aure inflammata, convulsiones inducet<text:line-break/>Optime etiam confert ad eorum quae illapsa funt ejectio-<text:line-break/>nem concussio. Si itaque puer fuerit, pede-comprehensum<text:line-break/>et in caput elevatum cum concussione vibrabis. Si </text:span><text:span text:style-name="T106">vero<text:line-break/></text:span><text:span text:style-name="T75">perlectae aetatis quispiam ita fuerit affectus, ipsum lu ta-<text:line-break/>bulam fecundum affectam aurem reclinatum caput ad tabu-<text:line-break/>lam firmare jubeto, deinde levata tabulae eirea caput parte,-<text:line-break/>deferri sinito idque saepe repetito. Movebitur enim- quod<text:line-break/>incidit et ad expeditiores meatus partes progredietur, at-,<text:line-break/>que ita angusta et concava specilli parte immissa scite </text:span><text:span text:style-name="T106">ex-<text:line-break/>trahito.</text:span><text:span text:style-name="T75"> Si vero faba aut consimile quippiam lu aurem il-<text:line-break/>lapsum in ea maneat madefactumqne et tumefactum dolor<text:line-break/>res inducat impossibile quidem est ipsum integrum eximere<text:line-break/>Quare per specilli concavum industrie partiri ac dividere</text:span></text:p>
      <text:p text:style-name="P6"><text:span text:style-name="T75">ipsum oportet atque ita particulatim extrahere, deinde sa-<text:line-break/>pam aut vinum dulce calidum infundere ac lenire meatum<text:line-break/>exi lancinatrone offensum. At vero si animal aliquod illa-<text:line-break/>psum sit, fcammoniam aceto dilutam aut absinthii'succum<text:line-break/>aut peucedani succum nitrumque ac sulsur cum raphani<text:line-break/>suoco instillato. ‘ </text:span><text:span text:style-name="T75">an </text:span><text:span text:style-name="T116">0</text:span></text:p>
      <text:p text:style-name="P8"><text:span text:style-name="T75">[Apoiionii de iisdem.] Apollonius autem de iisdem<text:line-break/>sic scripsit. </text:span><text:span text:style-name="T106">Ad podices et vermiculos in aures reliquaque<text:line-break/>earum poros illapsa.</text:span><text:span text:style-name="T75"> Acetum et oleum instilla. Aut cap-<text:line-break/>paris succum instilla. Aut amygdalas amaras terito et cleo-<text:line-break/>sum ab ipsis expressum instillato. Veratrum album tritum<text:line-break/>inspergito; Aut aristolochiam tritam inspergito. Aut cala-<text:line-break/>'minthae succum' infundito. Aut cinnabarim viridem instile<text:line-break/>lato. Aut veratrum album cum vino infundito. Aut alti-<text:line-break/>minis et seminis cucurbitae silvestris,' sive medullae ejus<text:line-break/>aequas partes tritas cum oleo cedrino instilla. Aut caepam<text:line-break/>tritum et hyssopum aequis partibus lu vino diluito </text:span><text:span text:style-name="T106">ac</text:span><text:span text:style-name="T75"> in-<text:line-break/>fundito. Aut rnyrrham tritam, acetoque ae melle pariter</text:span></text:p>
      <text:p text:style-name="P7"><text:span text:style-name="T75">dilutam adhibe. Aut chalcitidem crudam tritam ae melle<text:line-break/>dilutam infunde. In universum vero eximendum est quie-<text:line-break/>quid in meatum incidit hoc modo. Per auriscalpium-nitui-<text:line-break/>rum aut volsellam aut lanam mollem specillo obvolutam<text:line-break/></text:span><text:span text:style-name="T116">:</text:span><text:span text:style-name="T75"> et resinam, aut etiam, quae uncinam habeat tenuem appen-<text:line-break/>sem. Ad </text:span><text:span text:style-name="T106">aurium sordem.</text:span><text:span text:style-name="T75"> Nitrum assatum tritum* auriculae<text:line-break/>inspergito et acetum instillato, ac lana apposita per noctem<text:line-break/>sinito; sequenti' vero die aqua et oleo calido eluito. Cae-<text:line-break/>terum ad aquam in aurem acceptam caepae succum et adi-<text:line-break/>pem anserinum tepefactum instilla. Aut mali puniri nneleo<text:line-break/>carentis dulcis et acidi succum in aereo vase, donec duae<text:line-break/>partes supersint, coquito, iudeque duas guttas instillato. Aut<text:line-break/>rnyrrham ex aceto et melle tritam infundito. </text:span><text:span text:style-name="T116">:</text:span><text:span text:style-name="T75"> </text:span><text:span text:style-name="T75">r</text:span></text:p>
      <text:p text:style-name="P8"><text:span text:style-name="T106">[Auricularia medicamenta a Critone conscripta his<text:line-break/>verbis.j Ad sonitus aurium a morbis.</text:span><text:span text:style-name="T75"> Absinthium lu aqua'<text:line-break/>decoctum pro fomento adhibe et rosaceum cum melle lu“-<text:line-break/>stilla. Aut raphani corticis succum cum rosaceo instilla.<text:line-break/>Ant aloen cum vino </text:span><text:span text:style-name="T106">et</text:span><text:span text:style-name="T75"> melle. Aut thus cum aceto et ro-</text:span></text:p>
      <text:p text:style-name="P160"><text:span text:style-name="T75">saeeo. ni malicorio ad mellis spissitudinem coquendo reda-<text:line-break/>ctnm, Aut, .hyoscyami suecum cuin rosaceo tepidum. Aut<text:line-break/>radicum calami viridis succum cum laete. Aut,rliamni suc-<text:line-break/>cum </text:span><text:span text:style-name="T75">'cum </text:span><text:span text:style-name="T75">Celtica nardo. Aut gallam nigram cum pan<text:line-break/>rnyrrha ex melle. </text:span><text:span text:style-name="T139">c</text:span><text:span text:style-name="T106"> </text:span><text:span text:style-name="T106">Aut lycium com vino mulso</text:span><text:span text:style-name="T75"> instilla.<text:line-break/>Aut </text:span><text:span text:style-name="T75">vulpis </text:span><text:span text:style-name="T75">adipem. Ad </text:span><text:span text:style-name="T106">dolores aurium absque humiditate<text:line-break/>et purulentia,</text:span><text:span text:style-name="T75"> 4 </text:span><text:span text:style-name="T75">Vini </text:span><text:span text:style-name="T75">veteris </text:span><text:span text:style-name="T90">ξ </text:span><text:span text:style-name="T75">j </text:span><text:span text:style-name="T90">β, </text:span><text:span text:style-name="T75">mellis Corsici § </text:span><text:span text:style-name="T106">j,<text:line-break/></text:span><text:span text:style-name="T75">nitri </text:span><text:span text:style-name="T75">rubri § </text:span><text:span text:style-name="T90">β, </text:span><text:span text:style-name="T75">lycii J </text:span><text:span text:style-name="T75">j, </text:span><text:span text:style-name="T75">Lycium cum vino et nitro tri-<text:line-break/>tuin: laevigatu ac mel admisceto, et </text:span><text:span text:style-name="T75">in </text:span><text:span text:style-name="T75">vitreo vase reposita<text:line-break/>infundito, hieme qujdem bis in die, aestate vero saepius, </text:span><text:span text:style-name="T75">et<text:line-break/></text:span><text:span text:style-name="T75">tomantum lanae conchylio: infectae indito. Ad </text:span><text:span text:style-name="T106">aures pu-<text:line-break/>rulentas.</text:span><text:span text:style-name="T75"> Alumen scissile, terito et affusu aceto ad liqui-<text:line-break/>diorem strigmento ccmsisterniam redactum Jana convoluta<text:line-break/>excipito at resiccata .lana ex ipsa in aurem indito,- aut hoc '<text:line-break/>ipfurn medicamentum liquiduin per lanam specillo obvolu-<text:line-break/>tam </text:span><text:span text:style-name="T75">in . </text:span><text:span text:style-name="T75">ecrem demittito,, eam que ex eo quotidie illinito.<text:line-break/>Expedit </text:span><text:span text:style-name="T75">et </text:span><text:span text:style-name="T75">paululum passi affundere, ne medicamentum<text:line-break/>exarescat, </text:span><text:span text:style-name="T131">:</text:span><text:span text:style-name="T75"><text:tab/></text:span><text:span text:style-name="T75">„ .1. -<text:tab/>... </text:span><text:span text:style-name="T75">.. .<text:tab/>,</text:span></text:p>
      <text:p text:style-name="P7"><text:span text:style-name="T129">\Alpchigenes </text:span><text:span text:style-name="T106">ad</text:span><text:span text:style-name="T75"> aurium </text:span><text:span text:style-name="T106">affectus extra</text:span><text:span text:style-name="T75"> meatum.] Cae-<text:line-break/>ternm ad affectus aurium extra meatum auditorium Ar-<text:line-break/>chigenes haec conscripsit. Ad </text:span><text:span text:style-name="T106">aures contusas.</text:span><text:span text:style-name="T75"> Myrrham,<text:line-break/>libanum; terram nigram, qua aliqui sc tanquam smegmate<text:line-break/>confricant, cum acri aceto probe unita, cerati crassitudine<text:line-break/>imponito et nequaquam amplius irritato. Aut cerussam et<text:line-break/>apii semen pariter accepta cum melle obline, quidam ab-<text:line-break/>sinthium pro cerussa scribunt, aut sulsur vivum,myrriiam<text:line-break/>et thus, cum pice liquida in'</text:span><text:span text:style-name="T90">Ιρΐβηίο </text:span><text:span text:style-name="T75">imponito, aut glutinum<text:line-break/>fabrile et asphaltum sive bitumen, eodem mode , quidam<text:line-break/>etiam mannam admiscent. Aut cephalico A sclepiadeo em-<text:line-break/>plastro utere, aut pastillis pudendis destinatis illine. Porro<text:line-break/>in quibus' contusae sunt aures, intrinsecam expeditiorem<text:line-break/>cavitatem cartilaginum figulina terra expleto, et sequenti<text:line-break/>die ubi exaruerit, solanum cum cerussa illinito usquequo<text:line-break/>in integrum restituantur. Verum 'lu aurium vulneribus et<text:line-break/>fissuris cartilagine probe coaptata fibulas imponito : deinde<text:line-break/>inflammationem arcentibus et reliquo glutinatorio ductu<text:line-break/>-utitor. At vero inflammata in aurium puerorum pulpis</text:span></text:p>
      <text:p text:style-name="P6"><text:span text:style-name="T75">foramina oleum, quod in aerea lucerna aeruginem contra-<text:line-break/>xerit, illinendo persanabis. Caeterum Asclepiades hujusce-<text:line-break/>modi ad contusas et fractas aures compositione usus est.<text:line-break/>Parvas cochleas ubi cum testis contriveris et rubrica tin-<text:line-break/>xeris appone. </text:span><text:span text:style-name="T106">Aliud. 4 Aloes partem</text:span><text:span text:style-name="T75"> unam, glutinis </text:span><text:span text:style-name="T106">fa-<text:line-break/>brilis</text:span><text:span text:style-name="T75"> cum aceto cocti partem unam mixta imponito, aliqui<text:line-break/>mannam admiscent.</text:span></text:p>
      <text:p text:style-name="P8"><text:span text:style-name="T75">[.Epithemata ad </text:span><text:span text:style-name="T106">contusas</text:span><text:span text:style-name="T75"> aures. J </text:span><text:span text:style-name="T106">4</text:span><text:span text:style-name="T75"> Cotyledonis lier-<text:line-break/>bae </text:span><text:span text:style-name="T106">3</text:span><text:span text:style-name="T75"> viij, amygdalarum amararum depuratarum </text:span><text:span text:style-name="T106">3</text:span><text:span text:style-name="T75"> ij, tra-<text:line-break/>gacanthi </text:span><text:span text:style-name="T106">3</text:span><text:span text:style-name="T75"> ij, aceto dilue et risco quercino excepta et lin-<text:line-break/>, teolo infarta impone. Aut cerae </text:span><text:span text:style-name="T106">3</text:span><text:span text:style-name="T75"> viij, galbani </text:span><text:span text:style-name="T106">3</text:span><text:span text:style-name="T75"> viij, ni-<text:line-break/>cum amararum 3 viij, visui quercini </text:span><text:span text:style-name="T106">3</text:span><text:span text:style-name="T75"> xvj, 'thuris. J viij,<text:line-break/>mifyos assati </text:span><text:span text:style-name="T106">3 viij,</text:span><text:span text:style-name="T75"> componito ac utitor. Apollonius autem<text:line-break/>hoc modo tum aurium inflammationes in superficie cutis<text:line-break/>ex humorum impressione aut plaga obortas, tum tumores<text:line-break/>ac rubores curavit. Butyrum recens excolatum instilla, aut<text:line-break/>adipem anserinum percolatum instilla,, aut adipem anferi-<text:line-break/>nurn et lac muliebre mixta instilla aut glandis unguenta-</text:span></text:p>
      <text:p text:style-name="P6"><text:span text:style-name="T75">riae succum et resinam liquidam tepidam affunde aut adi-<text:line-break/>pem'bubulum ac anserinum aequis partibus liquefactos in-<text:line-break/>stilla,aut oicmi succum ac. adipem anserinum aequis por-<text:line-break/>tionibus misce et instilla. </text:span><text:span text:style-name="T106">Aliud quod illini potesi</text:span><text:span text:style-name="T75"> Papa-<text:line-break/>veris succum aqua dilutum penna illinito, aut crocum tri-<text:line-break/>tum et muliebri lacte dilutum illinito aut argenti spumam<text:line-break/>cum aqua et nardo tenui tritam illinito aut cerussam cori-<text:line-break/>andri aut polygoni aut solani succo dilutam illine. </text:span><text:span text:style-name="T106">Cata-<text:line-break/>plasmata.</text:span><text:span text:style-name="T75"> Absinthium tritum ex aqua pro cataplasmate<text:line-break/>impone, aut sesamum aqua tritum impone. Lentem in aqua<text:line-break/>coctam ac tritam cum melle impone, aut mali punici duI-<text:line-break/>cis putamina cocta et trita in vino; hoc valde commodum<text:line-break/>medicamentum existit, aut rnyrrham, adipem anserinum veI<text:line-break/>butyrum vel resinam et conchylii partem internam, aequis<text:line-break/>partibus trita, super aurem et propinqua tempora impone.<text:line-break/>Convenit autem ad baee ciborum abstinentia, alni evacua-<text:line-break/>tio, insuper quies et velamen capitis et corporis requies<text:line-break/>Longe vero remota esse debent ardor, frigiditas, balneum,<text:line-break/>vomitus, clamor et omnis distentio.</text:span></text:p>
      <text:p text:style-name="P7"><text:span text:style-name="T106">[Ejusdem ad exulceratas ex plaga et fractas aures.]<text:line-break/></text:span><text:span text:style-name="T75">Panem calidum internum cum melle tritum impone. Myr-<text:line-break/>rham cum vino veteri tritam illine. Cochlearum colla una<text:line-break/>cnm testis terito, et dimidiam myrrhae partem addito ac<text:line-break/>imponito. Absinthii et apii feminis aequales partes tritas<text:line-break/>cum melle imponito. Picem circumline et sulfur tritum aut<text:line-break/>thuris micas insperge. Verum ne obliges ista, neque, fre-<text:line-break/>quenter repetito epithematum detractiones.</text:span></text:p>
      <text:h text:style-name="P3" text:outline-level="2">Cap. ll.</text:h>
      <text:p text:style-name="P9"><text:span text:style-name="T75">[.De parotidibus-J Parotides e genere qui-<text:line-break/>dem sunt inflammationum, fiunt autem glandulis circa au-<text:line-break/>res affectis, non tamen in ipsis utimur prima parte cura-<text:line-break/>tionis partium inflammatarum. In illis enim, ut plurimum<text:line-break/>curatione reprimente ac' repulsoria a medicis appellata uti<text:line-break/>convenit, atque id maxime, quum neque malignum sit </text:span><text:span text:style-name="T106">ne-<text:line-break/>que</text:span><text:span text:style-name="T75"> multum quod influit neque oorpus humoribus ex ae-<text:line-break/>quo redundet. .Sic namque spongia sola ex posca imposita<text:line-break/>incipientes, inflammationes repressit, neque qnicquam ex eo</text:span></text:p>
      <text:p text:style-name="P7"><text:span text:style-name="T75">totum corpus fuit ostensum. Verum lu parotidibus ipsum<text:line-break/>contrarium facimus, medicamenta attractoria adhibentes, at-<text:line-break/>que si haec nihil memorabile efficiant, etiam cucurbitam<text:line-break/>affigentes aut fomenta assidua adhibentes. Annitimur enim<text:line-break/>ut affligens humor ex profundo ad cutem attrahatur, prae-<text:line-break/>sertim si in capite affectio sit firmata, humoribus videlicet<text:line-break/>in ipso obfirmatis. Quin et quum citra capitis affectionem<text:line-break/>in febribus acutis natura superfluos humores ex vasis ef-<text:line-break/>fundens, ad regionem luter cutem et subjecta corpora de-<text:line-break/>ponit, quando fane et glandulae ex effusis humoribus par-<text:line-break/>ticipant, melius utique etiam tunc videtur naturam adju-<text:line-break/>vare per humorem ex loco in locum impetuosum illapsum<text:line-break/>febres curantem. At vero quum vehementi impetu fluxus<text:line-break/>- illabitur, nihil nos curiosius agentes omnia naturae per-'<text:line-break/>mittimus. Si enim sive cucurbitam, sive aliud medicamen-<text:line-break/>tum humores ex alto ad cutem attrahens admoverimus,<text:line-break/>vehemens dolor hominem apprehendit, unde et vigiliae</text:span></text:p>
      <text:p text:style-name="P7"><text:span text:style-name="T75">fiunt et febres succedunt, ac vires exolvuntur. Mitigare ita-<text:line-break/>que tunc et non humorum instuxni opitulari convenit per<text:line-break/>cataplasmatum maxime lenientium usum. Velut est quod<text:line-break/>ex frumenti aut hordei aut seminis lini farina, cum aqua<text:line-break/>'mulsa aut foenigraeci aut altheae aut chamaemelorum de-<text:line-break/>cocto coquitur- et quaecunque ad hoc quod moderate hu-<text:line-break/>mectam habent caliditatem, per quam mitigare dolores va-<text:line-break/>lent, etiam influentes humores concoquere possent ac sup-<text:line-break/>purare, quemadmodum de his in cataplasmatum tractatu ser-<text:line-break/>monem fecimus. Quod si etiam sanguis redundare videa-<text:line-break/>tur, per venae sectionem ipsum evacuabimus, praesertim si<text:line-break/>id vires permittant. Nunc vero ad medicamentorum com-<text:line-break/>positionem progredientes, quam etiam a principio nos tra-<text:line-break/>ctaturos reeepimus, qua ratione tum compositio ipsorum<text:line-break/>tum usus constet docebimus. Si itaque tumor non discu-<text:line-break/>tiatur, suppurantibus medicamentis utendum est, velut est<text:line-break/>frumenti farina cum caricarum decocto et oleo. Item quod<text:line-break/>ex polline et quod ex fermento constat medicamentum. Si</text:span></text:p>
      <text:p text:style-name="P7"><text:span text:style-name="T75">verc suppuratae suerint parotides, tunc aut per sectionem<text:line-break/>pus elicere oportet, ulcusque velut in ejusmodi fieri moris<text:line-break/>est ac omnibus notum, curare, aut fane per medicamen-<text:line-break/>tum acre abscessum rumpere, quale est milium appellatum,<text:line-break/>et quod ex alliis constat. Aut tentare ut ipsum per medi-<text:line-break/>camenta attractoria et tenuium partium vim habentia discu-<text:line-break/>tiamus, bis per diem iisdem ablatis et fomentis admotis,<text:line-break/>donec remiserint et laxati fuerint dolores. Quando vero<text:line-break/>jam plurimum puris fuerit. discussum, tunc jam primum se-<text:line-break/>mel solvere ea medicamenta et fomenta adhibere oportet,<text:line-break/>deinde vero neque ex re est id facere, fed ipsis medica-<text:line-break/>mentis permittere, ut si quid reliquum lu prosundo hae-<text:line-break/>reat, id ipsum discutiat. Quod si durities adsit, ea ipsa quo.<text:line-break/>que molienda est, quare hoc tempore ex mixta medica-<text:line-break/>mentorum facultate compositio parabitur, emollientibus vi-<text:line-break/>delicet ad attractoria admixtis. Postquam vero omnis purn-<text:line-break/>lentia suerit evacuata et adhue durities aliqua relinquatur,<text:line-break/>emollientibus medicamentis utendum est, quorum materiae</text:span></text:p>
      <text:p text:style-name="P6"><text:span text:style-name="T75">itemque compositionis varietatem, in malagmatum sermone<text:line-break/>demonstrari. Manifestum autem est, quod moderatas </text:span><text:span text:style-name="T75">paro-<text:line-break/></text:span><text:span text:style-name="T75">tidas, in quibns neque humorum multitudo redundans </text:span><text:span text:style-name="T75">in<text:line-break/></text:span><text:span text:style-name="T75">particulas irruit, in tantum ut vehementes dolores </text:span><text:span text:style-name="T75">excitet,<text:line-break/></text:span><text:span text:style-name="T75">neque calidilas cum humore adest, facile per haec sanare<text:line-break/>possimus, neque enim ad suppurationem festinant neque </text:span><text:span text:style-name="T75">ve-<text:line-break/></text:span><text:span text:style-name="T75">hementem dolorem inducunt. Verum licet etiam- </text:span><text:span text:style-name="T75">fomentis<text:line-break/></text:span><text:span text:style-name="T75">ex muria </text:span><text:span text:style-name="T75">uti et </text:span><text:span text:style-name="T75">cataplasmata magis calefacientia </text:span><text:span text:style-name="T75">et discu-<text:line-break/></text:span><text:span text:style-name="T75">tientia </text:span><text:span text:style-name="T75">adhibere et </text:span><text:span text:style-name="T75">medicamenta eandem facultatem </text:span><text:span text:style-name="T75">prope<text:line-break/></text:span><text:span text:style-name="T75">attingentia. Quum vero plerique medici et parotidum </text:span><text:span text:style-name="T75">rne-<text:line-break/></text:span><text:span text:style-name="T75">dicamenta indistincte conscripserint, fiquis praedictis </text:span><text:span text:style-name="T75">in </text:span><text:span text:style-name="T106">me-<text:line-break/></text:span><text:span text:style-name="T106">moriam</text:span><text:span text:style-name="T75"> </text:span><text:span text:style-name="T75">revocatis </text:span><text:span text:style-name="T75">ad eorum usum accesserit, facile </text:span><text:span text:style-name="T75">intelliget<text:line-break/></text:span><text:span text:style-name="T75">quibus tandem </text:span><text:span text:style-name="T75">ad </text:span><text:span text:style-name="T75">singulas parotidas utendum sit. </text:span><text:span text:style-name="T75">Verum<text:line-break/></text:span><text:span text:style-name="T75">praeexercitabo </text:span><text:span text:style-name="T75">etiam </text:span><text:span text:style-name="T75">ego vos ad hanc rem per </text:span><text:span text:style-name="T75">exempla, '<text:line-break/></text:span><text:span text:style-name="T75">quae </text:span><text:span text:style-name="T75">Archigenes in </text:span><text:span text:style-name="T75">primo medicamentorum </text:span><text:span text:style-name="T75">secundum </text:span><text:span text:style-name="T106">ge-<text:line-break/></text:span><text:span text:style-name="T106">nus</text:span><text:span text:style-name="T75"> </text:span><text:span text:style-name="T75">his verbis </text:span><text:span text:style-name="T75">scripsit.</text:span></text:p>
      <text:p text:style-name="P8"><text:span text:style-name="T106">[Archigenis ad </text:span><text:span text:style-name="T106">parotidas^</text:span><text:span text:style-name="T75"> Parotidas dissolvere </text:span><text:span text:style-name="T75">vo-<text:line-break/></text:span><text:span text:style-name="T75">lentes plantaginem cum'lale tritam assidue </text:span><text:span text:style-name="T106">pro</text:span><text:span text:style-name="T75"> </text:span><text:span text:style-name="T75">cataplasmate</text:span></text:p>
      <text:p text:style-name="P6"><text:span text:style-name="T75">imponimus. Aut caprinum stercus ex aceto. Aut rumicis<text:line-break/>silvestris radices coctas lu vino. Aut ficum tritam cum atra-<text:line-break/>mento sutorio. Aut ficum coctam cum absinthio et vino tri- -<text:line-break/>tis. Ani buccina marina aut purpuras ustas, melle aut<text:line-break/>axungia exeeptas imponito et eonfestim discutientur. Idem -<text:line-break/>etiam ostreorum testa usta et cum melle imposita facit. Aut<text:line-break/>ceratum rosaeeum sive cyprinum ruta admixta, aut sulfure<text:line-break/>vivo addito emollitum aut cimolia ciirn aceto, discutit </text:span><text:span text:style-name="T106">ma-<text:line-break/>xime</text:span><text:span text:style-name="T75"> ficus aqua marina aut muria cocta ac trita imposita.<text:line-break/>Idem facit et marrubium tritum cum sale. Et lana butyro<text:line-break/>imbuta ac imposita inchoantibus parotidibus opitulatur.<text:line-break/>Quemadmodum huic postremo loco ab eo relato recte Ar-<text:line-break/>chigenes discrimen apposuit, incipientes parotidas e butyro<text:line-break/>opem fentire testatus, sic conveniebat ipsum etiam circa<text:line-break/>alia medicamenta utendi lempus adjicere, velut ego paulo<text:line-break/>ante feci. Quin et circa hoc ipsum butyrum, non fatis est<text:line-break/>ex folo parotidum principio facere discrimen, nisi appona-.</text:span></text:p>
      <text:p text:style-name="P6"><text:span text:style-name="T75">tur num vehementer aut molliter concitetur et num dolen-<text:line-break/>•ter, velut cum pulsationibus et vigiliis infestet, an cum mo-<text:line-break/>derato dolore. Deinde qui sit morbi status. Num magna .<text:line-break/>omnino laxitate opus habeat, an per mluoiem judicari ac<text:line-break/>finiri possit, tali namque suffecerit butyrum, in corporibus<text:line-break/>praesertim mollibus eunuchorum, puerorum et mulierum et<text:line-break/>eorum qui teneram habent carnem. Si vero cum vehementi<text:line-break/>dolore fiat, cataplasmate dolorem sedante opus habet simul-<text:line-break/>que assiduo fomento vel per solam aquam vel etiam cum<text:line-break/>exiguo injecto ad eam sale. Quandoquidem vero primum<text:line-break/>omnium medicamentum conscripsit plantaginem cum sale, ab<text:line-break/>illo sane etiam nos rursus initium faciemus plantaginis na-<text:line-break/>turam recordantes ex mixtis facultatibus, difcussoriaque et<text:line-break/>repulsoria' compositam esse. Ego vero nunquam medicamen-<text:line-break/>tis ad parotidas destinatis repulsoria admisceri operae pre-<text:line-break/>tium existimo , praeterquam si aliquando, raro tamen, ad .<text:line-break/>multam discussoriorum copiam'parum quiddam ex eis </text:span><text:span text:style-name="T106">ad-<text:line-break/>datur,</text:span><text:span text:style-name="T75"> atque id tum demum ubi citra vehementem dolorem<text:line-break/>parotides irruant. Quod vero deinceps fcriptum' est, stercus</text:span></text:p>
      <text:p text:style-name="P6"><text:span text:style-name="T75">caprinum ex aceto inveteratae ac. induratae, nullumque'<text:line-break/>amplius memorabilem dolorem habentis parotidis medica-<text:line-break/>mentum esse possit, velut etiam lienis in scirrhum indurati.<text:line-break/>Tertio deinde loco consequenter radices rumicis silvestris<text:line-break/>in vino coctas tradidit. Si fane et qualitatem et aetatem<text:line-break/>vini apposuisset, fortassis et ego lentassem de eo judicium<text:line-break/>ferre, quum vero non adjecerit multumque disserat acer-<text:line-break/>bum aut austerum aut acre aut dulce aut recens aut vetus<text:line-break/>aut crassum aut -tenue aut fulvum aut album aut nigrum<text:line-break/>vinum esse, ob id etlarn ego nihil habeo, quod de hoc<text:line-break/>medicamento dicam. At quum vobis hoc cognitum sit, quod<text:line-break/>majori discutiendi vi praeditum fit vetus, praesertim si ex<text:line-break/>genere natura calidiorum ' sit, velut funt in totum fulva,<text:line-break/>contraria vero huic secundum vires tum austerum tum </text:span><text:span text:style-name="T106">acer-<text:line-break/>bum,</text:span><text:span text:style-name="T75"> hujusmodi quidem vinum vitare oportet. In fulvo<text:line-break/>vero et mediocriter vetusto et tenuium partium’ rumicis<text:line-break/>radices coquentes, in parotidibus citra vehementem dolorem<text:line-break/>obortis iis uti poteritis. Scribit deinceps: Eicum tritam cum</text:span></text:p>
      <text:p text:style-name="P7"><text:span text:style-name="T75">atramento sutorio. Discutientis quidem igitur et concoquen-<text:line-break/>tis facultatis est ficus, praelertim arida, recens vero discu-<text:line-break/>tiendi quidem facultatem habet, verum concoquere non<text:line-break/>-potest. Verum atramentum sutorium, quod vehementissi-<text:line-break/>rnum fit medicamentum , nemo ignorat utrasque facultates<text:line-break/>fortes repellentem et discutlentem complecti, quapropter<text:line-break/>etiam vehementia ejus vitanda est Cocta deinde fico nimi-<text:line-break/>rum arida cum absinthio et vino, tritis uti jubet. His sane<text:line-break/>etiam vos utemini lu tempore, ad medras magnitudine ac-<text:line-break/>tempore inflammationes, quemadmodum etiam buccinis et<text:line-break/>purpuris et ostreis ustis indurescentibus ac vetustis, est enim<text:line-break/>medicamentum, quod omnem afflictionem et acrimoniam<text:line-break/>mitigat et discutit, non solum si melle quis eorum cinerem<text:line-break/>imbuat, scd et multo magis'si adipem suillum insulsum ve-<text:line-break/>tustum et a. fibris depuratum admisceat, citra omnem enim<text:line-break/>molestiam, omnes inveteratas inflammationes discutit, etiam,<text:line-break/>si ex rheumatica affectione sint obortae. Deinceps cerato<text:line-break/>rosaceo&gt;-et cyprino: cum ruta uti jubet,; quod discussorium</text:span></text:p>
      <text:p text:style-name="P7"><text:span text:style-name="T75">quidem medicamentum est, verum nihil vehemens neque<text:line-break/>violentum in sc habet. Paulo vero essicacior sit compositio,<text:line-break/>si sulsur xiyum pro ruta admisceamus. Quae sequitur deinde<text:line-break/>cimolia cum aceto, neque fortem neque dolorosam neque<text:line-break/>magnam parotidem curare potest. Ficus vero </text:span><text:span text:style-name="T75">aqua </text:span><text:span text:style-name="T75">marina<text:line-break/>cocta </text:span><text:span text:style-name="T75">in </text:span><text:span text:style-name="T75">inveteratis jam commoda suerit, utpote discussoria<text:line-break/>vi praedita, velut etiam si aquae marinae penuria muria<text:line-break/>quis utatur. Simile hnic est, quemadmodum etiam ipse Ar-<text:line-break/>chigenes dixit, marrubium cum sale. Post haec vero de bu-<text:line-break/>tyro scripsit, cujus ut ultimi circa illius dictionis ordinem<text:line-break/>paulo ante mentionem feci.- Post quod rursus ad genero-<text:line-break/>sum medicamentum transit, pyrethrum tritum fico excipi<text:line-break/>jubens. Deinde calce viva cum melle trita uti praecipit. Et<text:line-break/>post </text:span><text:span text:style-name="T75">hoc </text:span><text:span text:style-name="T75">mustelae sanguinis illinendi meminit. </text:span><text:span text:style-name="T75">At </text:span><text:span text:style-name="T75">vero talia<text:line-break/>tanquam curiosa et supervacanea et quae magnam rei me-<text:line-break/>dicamentariae egestatem indicent, si per alia auxilia citra<text:line-break/>sanguinis musielae adhibitionem parotidas curare nequeat,<text:line-break/>neque in usum assumpsi, neque eorum experimentum habeo.</text:span></text:p>
      <text:p text:style-name="P7"><text:span text:style-name="T75">Sed neque ex amicis nostris quispiam alius uti lentavit.<text:line-break/>Verum cerebrum illinire quodcunque tandem, mediocrium<text:line-break/>parotidum medela existit. Post hoc vero haec verba scribit.</text:span></text:p>
      <text:p text:style-name="P15"><text:span text:style-name="T75">. Aceto ferventi perfundito, aut spongiam in acida muria im-<text:line-break/>butam imponito. Fossorum ac messorum fortassis ea fuerit<text:line-break/>medela, non hominum urbanorum. Deinceps acris mentio-<text:line-break/>mem facit medicamenti ex mustela usta, 'cujus cinerem<text:line-break/>-cerato irino excipi jussit. Verum ejusmodi medicamen-<text:line-break/>tis, quando diu durant et lu scirrhum indurantur, nten-<text:line-break/>durn est, pleraque enim ab eo scripta veterascentium et ae-<text:line-break/>gre solubilium parotidum remedia existnnt.. Quapropter<text:line-break/>etiam ipse ad medicamentum hoc adjecit, quod etiam stru-<text:line-break/>mas probe . sanare possit. Post hoc vero ejusmodi dictio<text:line-break/>inordinate inserta est, tum assidua calidae aspersio tum assi-<text:line-break/>dua crudae hordeaceae farinae impositio- Quod ipsum sive '<text:line-break/>quis per se legat sive prioris dictionis finem hujus dictio-<text:line-break/>nis principium sariat, utrumque male nictum est. Manifestum</text:span></text:p>
      <text:p text:style-name="P7"><text:span text:style-name="T75">vero hoc erit, ubi praecedentis dictionis finem praepofue-<text:line-break/>rimus, ut totus seram ejusmodi fiat: mirabiliter discutit et<text:line-break/>strumas, saepe etiam parotidas, tum assidua calidae aspersio<text:line-break/>tum assidua crudae hordeaceae farinae impositio. Etenim<text:line-break/>apertum mendacium est dicere strumas atque parotidas mi-<text:line-break/>rabiliter ex assidua aquae calidae aspersione, assiduaque cru-<text:line-break/>dae hordeaceae farinae impositione siiscuti. Si vero de pa-<text:line-break/>rotidibus solum dicatur, certa distinctio aberit quae doceat<text:line-break/>nos in quibus et qualibus parotidibus aquae calidae aspersio<text:line-break/>et assidua crudae hordeaceae farinae adhibitio conveniat.<text:line-break/>Non enim in omni, sed quam ritissime velimus suppurari,<text:line-break/>haec facienda sunt, quemadmodum in superiori sermone est<text:line-break/>indicatum. Hoc itaque vitiose, ut dixi, intersertum est- Cae*<text:line-break/>terum Archigenes ad consequentia transgressus rursus medi-<text:line-break/>camenta scribit, non apponens quod induratis et inveteratis<text:line-break/>parotidibus salutaria existant, quum nos ex materia ipsorum<text:line-break/>ipsa talia esse cognofcamus. Ascribam autem jam. vobis<text:line-break/>ipsius Archigenis dictionem quae sic habet* Proprie vero</text:span></text:p>
      <text:p text:style-name="P7"><text:span text:style-name="T75">lupinorum amarorum farinam cum malle coctam, exigua<text:line-break/>calce riva addita pro cataplasmate imponito. Egregie discu-<text:line-break/>tit et hoc. 4 Picis biutiae, mannae thuris aequales partes,<text:line-break/>terebinthinae, palmarum Syriacarum non vetustarum pin-<text:line-break/>guium carnis purae, utriusque duplum, galbani dimidium<text:line-break/>mannae, probe unitis utitor, si vero dura sit, resinam mi-<text:line-break/>sceto, ' aut nitrum et rubricae finopidis tertiam partem cum<text:line-break/>unguento cyprino ad strigmentitiam crassitudinem redacta,<text:line-break/>ac linteolo ihferta imponito: aut calcem vivam cum stri-<text:line-break/>gmentis eodem modo, aut caricas, galbanum,, nitrum, pari<text:line-break/>mensura, salsuris tertiam partem, terebinthinae, opopanacis,<text:line-break/>• utriusque parum quiddam, unitis utere, aut calcem vivam</text:span></text:p>
      <text:p text:style-name="P15"><text:span text:style-name="T75">-eutrr aectu tritam impone. Quod si neque per haec discu-<text:line-break/>tianturj adjuvabimus per mutationem in. suppurationem per<text:line-break/>frequentia ex calida crudaque hordeacea farina cataplasmata.<text:line-break/>Dehinc rursus discutiendum per largam et frequentem de-<text:line-break/>cocti lattri aut baccarum ejus perfusionem, aut sulfure, vel •<text:line-break/>consimili quopiam in aquam lusperfo, sive nitro sive colum-<text:line-break/>bino stercore lu ea admixto, aut etiam cucurbita cum sca-</text:span></text:p>
      <text:p text:style-name="P6"><text:span text:style-name="T75">rificatione assixa. Deinde ad chirurgiam perveniendum est<text:line-break/>et crudi abscessus sectionem, optimum enim in his. ut quam<text:line-break/>celerrime fluxio foras evellatur. Haec quidem Archigenes<text:line-break/>scripsit. Sunt autem et multa emplastra, quae parotidas<text:line-break/>discutiunt, aliqua quidem jam inveteratas et induratas, ali-<text:line-break/>qua vero eas, in quibus sedato dolore nulla amplius puris<text:line-break/>sufpicio est, quemadmodum etiam aliqua quae'jam suppu-<text:line-break/>ratas eurate possunt. Talia vero inter, discussoria emplastra<text:line-break/>singula cum virium suarum professione conscripta sunt, vel-<text:line-break/>ut etiam ea quae simplices parotidas curant, laxatoria ap-<text:line-break/>pellata , omnibus nota sunt. Exempla ipsorum sunt empla-<text:line-break/>strum Mnaseae et quod ex succis constat et quod ex pli-<text:line-break/>sana. His etiam praestant quae molliora sunt et perati for-<text:line-break/>ma constant, cum ex butyro tum ex oesypo constata,<text:line-break/>' ostreis aut buccinis aut purpuris ustis additis cujusmodi est<text:line-break/>haec. 4 Adipis porcini veteris insulsis iij, butyri § j, ce-<text:line-break/>rae § ij </text:span><text:span text:style-name="T90">β, </text:span><text:span text:style-name="T75">ostreorum usturum quam tenuissime tritorum ® ij.</text:span></text:p>
      <text:p text:style-name="P7"><text:span text:style-name="T75">Liquabilia liquefacito ostreaque infarcito, ac unitis utitor<text:line-break/>confidenter, efficacissimum hoc ad parotidas existit.</text:span></text:p>
      <text:h text:style-name="P3" text:outline-level="2">Cap. <text:span text:style-name="T141">II</text:span>I.</text:h>
      <text:p text:style-name="P9"><text:span text:style-name="T75">[De </text:span><text:span text:style-name="T106">ajsiectionihus</text:span><text:span text:style-name="T75"> narium.J .Ex genere tu-<text:line-break/>• morum praeter naturam polypodes lu naribus generantur,<text:line-break/>ex genere vero ulcerum ozaenae. Secundum genus autem<text:line-break/>excretionum praeter naturam sanguinis eruptiones fiunt in<text:line-break/>morbis acutis juxta rationem earum, quas recentiores me-<text:line-break/>dici privatim fuperexeretiones appellant, nimirum in qui-<text:line-break/>bus natura ad judicatorium auxilium concitata modum ex-<text:line-break/>cessit. Primum itaque de ozaenis sermonem faciam, quae<text:line-break/>ex humorum acrium et putridorum influxu generantur, ita<text:line-break/>ut si acres solum </text:span><text:span text:style-name="T106">flat, aegre-</text:span><text:span text:style-name="T75"> curabilia ulcera producere<text:line-break/>consueverint, non tamen graveolentia. Caeterum cura com-<text:line-break/>munis ambobus his est itemque polypi, ut videlicet pri-<text:line-break/>. mum caput siccetur et firmetur, quum palam sit, ob vitia-<text:line-break/>torum humorum redundantiam deflnxurn ex eo in nares<text:line-break/>provenire. Quomodo vero caput lu totum corroborare opor-<text:line-break/>teat, quo nullum recrementum ex eo ad inscras partes de-</text:span></text:p>
      <text:p text:style-name="P14"><text:span text:style-name="T90">, </text:span><text:span text:style-name="T75">legetur , saepe jam dictum ett. Quum igitur per illa caput<text:line-break/>validum reddideris, ad naris progredieris curationem, scopo<text:line-break/>in oxaenis proposito,- ut asserta pars per mixtae facultatis<text:line-break/>medicamenta tum repellentia tum discutientia reficeetur.<text:line-break/>Repellunt itaque tum austera tum acerba, quae communem<text:line-break/>astringentium appellationem habent, discutiunt autem calida<text:line-break/>et sicca facultate praedita, quorum silva talis esu</text:span></text:p>
      <text:p text:style-name="P8"><text:span text:style-name="T106">[Archigenis medicamenta ad azaenas.J</text:span><text:span text:style-name="T75"> Quum ozaena<text:line-break/>in naribus fuerit, calamluthae succum infunde. Aut ipsam<text:line-break/>calamintham aridam per fistulam insuffla, aut veratrum </text:span><text:span text:style-name="T106">al-<text:line-break/>bum cum</text:span><text:span text:style-name="T75"> feminis nasturtii cheme quotidie insuffla, post hoc<text:line-break/>vero caput perfunde. Obline autem eos chalcitide aut atra-<text:line-break/>mento sutorio aut psorico cum melle, aut instillato, in na-<text:line-break/>rem melle et per sternutatorium, facta concussione tectoria<text:line-break/>ulceri obducta excutito, deinde praescriptum ex nasturtio<text:line-break/>et veratro medicamentum per narem attrahere quampluri-<text:line-break/>mum jubeto, et postea amurcam cum melle illinito,, aut</text:span></text:p>
      <text:p text:style-name="P6"><text:span text:style-name="T75">rnyrrham et nasturtium cum melle aut ranunculi succum<text:line-break/>cum alumine liquido in narem infunde aegrumque resupi-<text:line-break/>natum, donec ad eos penetret, attrahere jube, atque id Us-<text:line-break/>quequo percuraveris identidem repete. Si vero vetera sint<text:line-break/>ulcera, etiam acetum vetus admisce aut sulfur tritum. Acre<text:line-break/>item acetum in vasculum angusti oris fusum ad multum<text:line-break/>tempus ad respirationem ipsorum appone, deinde misy cy-<text:line-break/>prium et dimidium ejus nardi Indicae cum vino Chio ad<text:line-break/>mellis crassitudinem redige, ex eoque meatus penna obline<text:line-break/>et per lanam obtura-</text:span></text:p>
      <text:p text:style-name="P8"><text:span text:style-name="T75">[Ad </text:span><text:span text:style-name="T106">ulcera in nasaij</text:span><text:span text:style-name="T75"> Ulcera in naso ex malorum pu-<text:line-break/>nicorum succo in aereo vase ad medietatem cocto perline.<text:line-break/>Aut malum punicum dulce lutegrum in vino coctum terito<text:line-break/>et forinsecus imponito, aut aeris squamam et aeruginem<text:line-break/>cum alba viola ex aqua affricato, aut rubi succum et alu-<text:line-break/>tnen Melium, cum aqua diluta eodem modo. Si vero vetus<text:line-break/>sit ulcus, cum aceto diluito, aut iridern et sandaracham<text:line-break/>cum melle oblinito, aut adipem vitulinum et resinam illinito»</text:span></text:p>
      <text:p text:style-name="P7"><text:span text:style-name="T75">[De </text:span><text:span text:style-name="T106">polypo</text:span><text:span text:style-name="T75"> narium.] Polypus tumor est, qui praeter<text:line-break/>naturam in naribus generatur polypodis carni assimilis juxta<text:line-break/>substantiae proprietatem. Manifestum itaque est affectionem<text:line-break/>hanc ex crassis et viscosis humoribus generari, atque ob id<text:line-break/>mixta materia medicamentaria opus habet, ut videlicet par-<text:line-break/>tim astringat, partim sccet et attenuet, partim etiam difcu-<text:line-break/>'tiat et condenset. </text:span><text:span text:style-name="T106">Archigenis ad polypodas.</text:span><text:span text:style-name="T75"> In polypode<text:line-break/>nasturtii tenuis chemen, sive 3 </text:span><text:span text:style-name="T90">β&gt; </text:span><text:span text:style-name="T75">cum veratri albi obolis<text:line-break/>duobus nare attrahere jube. Ubi vero exciderit, linamentis<text:line-break/>cum florido emplastro ex melle utere, aut lycio eodem<text:line-break/>modo. </text:span><text:span text:style-name="T106">Asclepiadae ad ozaenas et polypos.</text:span><text:span text:style-name="T75"> Asclepiades in<text:line-break/>quinto externorum sic scripsit-: </text:span><text:span text:style-name="T106">Aridum ad ozaenas.<text:line-break/></text:span><text:span text:style-name="T75">Aluminis scissi 3 iiij, myrrhae 3 iiij, sandarachae </text:span><text:span text:style-name="T106">3</text:span><text:span text:style-name="T75"> iiij, gal-<text:line-break/>Iae 3j, atramenti sutorii usti </text:span><text:span text:style-name="T106">3 j.</text:span><text:span text:style-name="T75"> Tritis utere, naribus prius<text:line-break/>vino odorato elutis et medicamento per specilli extremum<text:line-break/>sive nucleum admoto. Aiiud. </text:span><text:span text:style-name="T106">4</text:span><text:span text:style-name="T75"> Fructus ericae3 viij, myr-<text:line-break/>ihae </text:span><text:span text:style-name="T106">3</text:span><text:span text:style-name="T75"> viij, nitri rubri </text:span><text:span text:style-name="T106">3</text:span><text:span text:style-name="T75"> iij, malicorii </text:span><text:span text:style-name="T106">3</text:span><text:span text:style-name="T75"> viij, feminis fama-</text:span></text:p>
      <text:p text:style-name="P161"><text:span text:style-name="T75">ricis 3 i, crocomagmatis 3 ij,. tritis utere. </text:span><text:span text:style-name="T106">Aliud.</text:span><text:span text:style-name="T75"> 4 Soreos<text:line-break/>Aegyptii friabilis 3 ij, chalcitidis ustae </text:span><text:span text:style-name="T106">3</text:span><text:span text:style-name="T75"> ij, seminis tama-<text:line-break/>ricis 3 j&gt; croci 3 j, myrrhae 3 I, tritis utere. Aiiud. </text:span><text:span text:style-name="T106">4<text:line-break/></text:span><text:span text:style-name="T75">Chalcitidis ustae </text:span><text:span text:style-name="T106">3</text:span><text:span text:style-name="T75"> ij, atramenti sutorii assati 5 ij, misyos<text:line-break/>3 ij, amomiS j, myrrhae </text:span><text:span text:style-name="T106">3</text:span><text:span text:style-name="T75"> iiij, croci 3 i, tritis utere. </text:span><text:span text:style-name="T106">Alia<text:line-break/>compositio quae flavescens appellatur.</text:span><text:span text:style-name="T75"> 4 Aluminis scissi<text:line-break/>3 viij, chalcitidis'crudae </text:span><text:span text:style-name="T106">3 vj,</text:span><text:span text:style-name="T75"> sandarachae </text:span><text:span text:style-name="T106">3</text:span><text:span text:style-name="T75"> iii, putaminis<text:line-break/>mali puniri 3 ij , atramenti sutorii usti 3 ij, misyos assati<text:line-break/>3 ij, tritis utere. </text:span><text:span text:style-name="T106">Alia. 4</text:span><text:span text:style-name="T75"> Atramenti sutorii ulli </text:span><text:span text:style-name="T106">3</text:span><text:span text:style-name="T75"> iiij,<text:line-break/>diphrygis 3 ij , calcis vivae J ij, sandarachae </text:span><text:span text:style-name="T106">3</text:span><text:span text:style-name="T75"> ij, arula<text:line-break/>.admove, aut linamentum tortum aqua madefactum ac me-<text:line-break/>dicamento imbutum inde. </text:span><text:span text:style-name="T106">Aliud.</text:span><text:span text:style-name="T75"> Mifyos-assati J ij, man-<text:line-break/>nae thuris 3 ij, chalcitidis assatae 3 ij, fquamae aeris 3 j fi,<text:line-break/>aeruginis J j, arida adhibe.<text:tab/>•</text:span></text:p>
      <text:p text:style-name="P8"><text:span text:style-name="T129">\Lamponis </text:span><text:span text:style-name="T106">ad ozaenas, aegilopas, pdlypodas et mul-<text:line-break/>ta aluscj Ad ozaenas et aegilopas et polypos et quaecurv-<text:line-break/></text:span><text:span text:style-name="T75">que </text:span><text:span text:style-name="T106">velis citra scctionein ae ustionem submovere. Diri-<text:line-break/>mit etiam ojsa corrupta. Facit et ad ulcera serpentia ac</text:span></text:p>
      <text:p text:style-name="P6"><text:span text:style-name="T106">putrida inspersa, et ad sordida ulcera linamento excepta<text:line-break/>ac indita cum melle.</text:span><text:span text:style-name="T75"> 4 Scobis aeris rubri unc. i, falis<text:line-break/>ammoniaci sextantem, ammoniaci thymiamatis sextantem,<text:line-break/>aluminis rotundi quadrantem, aceti acerrimi heminas vi.<text:line-break/>Arida terito et affuso aceto omnia lu vas aeris rubri trans-<text:line-break/>ferto., lu eoque ad solem sub caniculae ardore cum aeris<text:line-break/>rubri radio agitato, donec medicamentum exarescat, deinde<text:line-break/>in mortarium tranflatum diligenter terito et in .fictili re-<text:line-break/>condito. Usu vero exigente aquam absorbendam dato, de-<text:line-break/>inde etiam in ore continendam, medicamentum vero per<text:line-break/>fistulam insufflato. </text:span><text:span text:style-name="T106">Scribonii Largi, sacit ad omnem extuibe-</text:span><text:span text:style-name="T106">•<text:line-break/></text:span><text:span text:style-name="T106">rationem,</text:span><text:span text:style-name="T75"> q. Misyos usti, chalcitidis ustae, atramenti sutorii<text:line-break/>usti, soreos, squamae aeris, singulorum 5 viij, arida admo-<text:line-break/>veto. Oportet autem praecedenti die quisceie, delude se-<text:line-break/>quenti medicamentum post cibum indere, Illinendae etiam<text:line-break/>nares antea cum bitumine aut liquida pice aut myrrha stacte.</text:span></text:p>
      <text:p text:style-name="P13"><text:span text:style-name="T75">j </text:span><text:span text:style-name="T106">Philoxeni Chirurgi ad polypodas, ozaenas omnem</text:span></text:p>
      <text:p text:style-name="P7"><text:span text:style-name="T106">excrescentem carnem, haemorrhoidas</text:span><text:span text:style-name="T75"> et quibuscunque </text:span><text:span text:style-name="T106">dru-<text:line-break/>stam inducere</text:span><text:span text:style-name="T75"> veiis.J 4 Aeris usti, auripigmenti torrefacti,<text:line-break/>misyos assati, singulorum </text:span><text:span text:style-name="T106">3</text:span><text:span text:style-name="T75"> ij, diphrygis 3 iij, chalcitidis<text:line-break/>ustae, atramenti sutorii usti, squamae aeris, singulorum 3 iiij,<text:line-break/>tritis utere. -Caeterum post medicamentorum adhibitionem<text:line-break/>. etiam steruutatoriis utimur, quo videlicet tectoria ulceri<text:line-break/>obducta excutiamus, quae tribus aut-quatuor diebus'sare<text:line-break/>excidere consueverunt. Ubi vero exciderint, adipe anserino<text:line-break/>ac butyro cum rosaceo cerato curantur. Veium Asclepiades<text:line-break/>in primo medicamentorum exteriorum sic scripsit. </text:span><text:span text:style-name="T106">Ascle-<text:line-break/>piadae ad azaenas, quo usias esi</text:span><text:span text:style-name="T75"> ilfeges. 4 Fructus ericae<text:line-break/>3 ibj, myrrhae 3 iiij, nitri rubri 5 luj, putaminis mali pu-<text:line-break/>nici 3 illj, croci 5’j, costi $ ij , trita insufflato. </text:span><text:span text:style-name="T106">Aliud.</text:span><text:span text:style-name="T75"> 4<text:line-break/>Aluminis fcissi5 iiij, myrrhae 3 iiij, sandarachae 3 ij, rhois<text:line-break/>. rubri 3 duas, salis fossilis 3 ij, costi </text:span><text:span text:style-name="T106">3 ij,</text:span><text:span text:style-name="T75"> croci </text:span><text:span text:style-name="T106">3 ij,</text:span><text:span text:style-name="T75"> trita<text:line-break/>insufflato. Ante curamuvero nares vino odorato et optimo<text:line-break/>melle eluere conamur. Ad </text:span><text:span text:style-name="T106">narium polypos, quo usus esi<text:line-break/>Antipater.</text:span><text:span text:style-name="T75"> 4 Aeris usti 3 iiij, minii sinopici J j, trita per</text:span></text:p>
      <text:p text:style-name="P6"><text:span text:style-name="T75">arundinem insufflato: quin et per specilli nucleos admoveto.<text:line-break/></text:span><text:span text:style-name="T106">Aliud Antonii Musae. </text:span><text:span text:style-name="T95">Ό-</text:span><text:span text:style-name="T90"> </text:span><text:span text:style-name="T75">Atramenti sutorii partem j, san-<text:line-break/>darachae partum j, trita insuffla. </text:span><text:span text:style-name="T106">Aliud Charixenis post<text:line-break/></text:span><text:span text:style-name="T75">chirurgiam. 4 Cornu cervi usti </text:span><text:span text:style-name="T106">3</text:span><text:span text:style-name="T75"> iiij, squamae aeris rubri<text:line-break/>3 iiij, auripigmenti </text:span><text:span text:style-name="T106">3 j,</text:span><text:span text:style-name="T75"> trita insuffla. Aiiud. 4 Bryoniae<text:line-break/>radicis ustae 3 iiij, atramenti sutorii 3 iiij, spumae nitri J iiij, ,<text:line-break/>elaterii J iiij, trita insuffla.</text:span></text:p>
      <text:p text:style-name="P8"><text:span text:style-name="T75">[Ad </text:span><text:span text:style-name="T106">ulcera in</text:span><text:span text:style-name="T75"> naribus.) 4 Recrementi plumbi, vini<text:line-break/>veteris, olei rnyrtei singulorum aequales partes. Plumbi re-<text:line-break/>crementum, ut quam laevissimum fiat, terito et affusu vino<text:line-break/>rursus laevigato, deinde myrteurn additu otr.niaque simul .<text:line-break/>misceto' ac conquassato, et in figulinum vas conjecta prunis .<text:line-break/>imponito assidueque agitato, atque ubi strigmentofum red-<text:line-break/>ditum fuerit medicamentum, sublatum in pyxide plumbea<text:line-break/>servato. </text:span><text:span text:style-name="T106">Aliud.</text:span><text:span text:style-name="T75"> 4 Plumbi usti et loti </text:span><text:span text:style-name="T106">3</text:span><text:span text:style-name="T75"> viij, vini rosati<text:line-break/>quantum sufficit, olei rnyrtei quod satis est, apparato et<text:line-break/>utitor ut dictum est. </text:span><text:span text:style-name="T106">Aliud. 4</text:span><text:span text:style-name="T75"> Spumae argenti J vj, </text:span><text:span text:style-name="T116">ce</text:span><text:span text:style-name="T75">"<text:line-break/>russae 3 octo, malicorii </text:span><text:span text:style-name="T106">3</text:span><text:span text:style-name="T75"> iv, aluminis scissilis 3 iv, vini</text:span></text:p>
      <text:p text:style-name="P6"><text:span text:style-name="T75">Aminaei quantum 'sufficit, olei rnyrtei quod satis esu Arida<text:line-break/>.tusa et cribrata, in mortarium conjecta cum vino ad stri-<text:line-break/>gmentitiam crassitiem redigito, postea vero myrteo oleo af-<text:line-break/>suso conquassato et ablatis in pyxide plumbea reconditis<text:line-break/>ut dictum est utitor. Sint autem rnyrtei heminae quatuor,<text:line-break/>vini cyathi iiij. , </text:span><text:span text:style-name="T106">Diogenis medicamentum accommodatum.<text:line-break/></text:span><text:span text:style-name="T75">4 Adipis anserini </text:span><text:span text:style-name="T106">3</text:span><text:span text:style-name="T75"> iiij, oesypi sesquidrachmam, medullae<text:line-break/>cervinae </text:span><text:span text:style-name="T106">3</text:span><text:span text:style-name="T75"> ij, cerae Tyrrhenicae </text:span><text:span text:style-name="T106">3</text:span><text:span text:style-name="T75"> xiij, plumbi usti et loti </text:span><text:span text:style-name="T106">3<text:line-break/></text:span><text:span text:style-name="T75">quatuor, stibii usti et loti 5 vili, ladani 5 ij, adipis vitulini<text:line-break/>3 ij, terebinthinae </text:span><text:span text:style-name="T106">3</text:span><text:span text:style-name="T75"> iiij, cerussae </text:span><text:span text:style-name="T106">3 ij,</text:span><text:span text:style-name="T75"> spumae argenti </text:span><text:span text:style-name="T106">3 j,<text:line-break/></text:span><text:span text:style-name="T75">rosacei quantum fufficiti Liquida cum aridis committito et<text:line-break/>repositis utitor. Usu autem expetenle quantum satis suerit<text:line-break/>tussito et rosaceo dilutum naribus sublinito.</text:span></text:p>
      <text:p text:style-name="P8"><text:span text:style-name="T75">Vx </text:span><text:span text:style-name="T106">primo de parabilibus Apollonii ad ajsectus in<text:line-break/>naribusstj Ad narium exulcerationes et putredines ae sce-<text:line-break/>tores.</text:span><text:span text:style-name="T75"> Mali puniri nucleo carentis dulcis, itemque acidi suc-<text:line-break/>cum in aereo vase, donec duae partes supersint coquito, ac</text:span></text:p>
      <text:p text:style-name="P6"><text:span text:style-name="T75">utitor quam penitissime illinendo. Facit et malum punicnm<text:line-break/>dulce cum vino coctum </text:span><text:span text:style-name="T106">et</text:span><text:span text:style-name="T75"> contritum et- forinsecus imposi-<text:line-break/>. tum atque intro illitum.</text:span></text:p>
      <text:p text:style-name="P8"><text:span text:style-name="T75">[Ad </text:span><text:span text:style-name="T106">excrescentem carnem in naribus et polypos ij<text:line-break/></text:span><text:span text:style-name="T75">Dipbryges tritum admoveto et linamento nares disparato.<text:line-break/></text:span><text:span text:style-name="T106">Aliud.</text:span><text:span text:style-name="T75"> Veratrum terito eique origani par pondus tritum<text:line-break/>addito, ac naribus bis in die insufflato. </text:span><text:span text:style-name="T106">Aliud.</text:span><text:span text:style-name="T75"> Veratrum<text:line-break/>nigrum cum pari sandaracha terito et admixto oleo lana<text:line-break/>excipito, eoqne narem expleto. </text:span><text:span text:style-name="T106">Aliud.</text:span><text:span text:style-name="T75"> Florem aeris et ae-<text:line-break/>ruginem ac silphii succum pari mensura oleo admixto terito,<text:line-break/>et ad unguenti' crassitudinem redacta ad dies quinque nari-<text:line-break/>bus sublinito, deinde per volsellam eximito. </text:span><text:span text:style-name="T106">Aliud.</text:span><text:span text:style-name="T75"> Auri-<text:line-break/>pigmentum et calcem trita cum specillo large adhibeto. Ubi<text:line-break/>vero intumuerit et elevatus fuerit polypus, veratro nigro<text:line-break/>arido trito moderate utitor, ut plurimum enim in diebus<text:line-break/>feptem nasus vacuus redditur. Deinde diphrygis cum melle<text:line-break/>usu expurgato. </text:span><text:span text:style-name="T106">Aliud.</text:span><text:span text:style-name="T75"> Auripigmentum et calcem ac vera-<text:line-break/>trum album trita cum specillo admoveto.</text:span></text:p>
      <text:p text:style-name="P14"><text:span text:style-name="T90">/ </text:span><text:span text:style-name="T75">[Ad ea quae in nares iiiabuntur.] Quae naribus il-<text:line-break/>labuntur, amifcaIpio aut volsella extrahito, aut sternutato-<text:line-break/>rio admoto, os apprehendito atque alteram narem compri-<text:line-break/>mito, si quidem non, in utraque nare affectio existat. Haec<text:line-break/>quidem Apollonius quibus ipse usus est tradidit. Verum ut<text:line-break/>ego usus sum et in polypis ac ozaenis narium probatis-<text:line-break/>sima reperi subscripta, ac primum quidem quod ex malis<text:line-break/>puniris constat medicamentum. Sint autem pari numero<text:line-break/>ac magnitudine ex tribus eorum differentiis accepta, aliqua<text:line-break/>enim ex his sunt austera, aliqua dulcia et quaedam acida..<text:line-break/>Contundenda itaque sunt recentia et matura atque integra<text:line-break/>diligenter confringenda, quo succus ex eis exprimi possit,<text:line-break/>quem in vase stanneo depositum asservare oportet modice<text:line-break/>coctum, si quidem liquidior quam oporteat videatur. Quod<text:line-break/>vero ab </text:span><text:span text:style-name="T106">eo</text:span><text:span text:style-name="T75"> reliquum est solidum et crassum, rursus diligen-<text:line-break/>ter contundendum est, ut a contusione rursus in pila atteri</text:span></text:p>
      <text:p text:style-name="P13"><text:span text:style-name="T75">' ac laevigari possit, ludeque collyriorum formae effingi, quae</text:span></text:p>
      <text:p text:style-name="P6"><text:span text:style-name="T75">V</text:span></text:p>
      <text:p text:style-name="P8"><text:span text:style-name="T75">congruam ad aegri nares proportionem habeant. Induuntur<text:line-break/>enim haec in naris, quam polypus obsedit meatum, quo<text:line-break/>citra mordacitatem et confensum, qualem acria medicamenta<text:line-break/>. excitare solent, per longiorem moram ipsum expurgent.</text:span></text:p>
      <text:p text:style-name="P8"><text:span text:style-name="T75">Quod si bumectior et mollior tibi appareat poIypus, plus<text:line-break/>ex austeris malis puniris conjicies, si durior, ex acidis..<text:line-break/>Quandoquidem vero perpetuo tolerare collyrium molestum<text:line-break/>est, ab ejus usu interquiescere convenit, atque </text:span><text:span text:style-name="T106">eo</text:span><text:span text:style-name="T75"> tempore<text:line-break/>quo ipsum non indis per expressum succum aegrum curare,<text:line-break/>et sane oris diducto rictu hianti, etiam circa illas partes,<text:line-break/>juxta quas nasus ad palatum perforatus est, liquidum ipsum<text:line-break/>. expressum medicamentum illinere vel cum penna vel cum<text:line-break/>lana speeillos duos nucleos sive cuspides habenti obvoluta.<text:line-break/>Caeterum ex aridis medicamentis diphryge citra mordaci- ’<text:line-break/>tatem aliquando per multum tempus consumptum polypum<text:line-break/>noni, probatur etiam in ipsis praedictum collyrium ex ma-<text:line-break/>lis puniris effictum, si ubi exaruerit probe contundatur eri-<text:line-break/>breturque ac lae vigetur, indeque insuffletur aut etiam per</text:span></text:p>
      <text:p text:style-name="P7"><text:span text:style-name="T75">specilli nucleum indatur. Omnia autem haec assidue facere<text:line-break/>oportet, ut nunquam ab affecta parte medicamentum absit,<text:line-break/>quum facile ab hnmiditate eluatur. Quemadmodum igitur<text:line-break/>in lippientibus, sic et in his semper, si possibile est, medica-<text:line-break/>mentum adhibere oportet, abluitur enim facile, ut dixi, ab<text:line-break/>influente humiditate. Porro quum eunuchus quidam nullius<text:line-break/>medicamenti ferre posset adhibitionem, sed ab omnibus ir-<text:line-break/>ritaretur, rosis aridis contusis ac probe tritis atque inditis<text:line-break/>mirum quam viderim hominem magnopere citra omnem<text:line-break/>mordacitatem adjutum. Quare in corporibus mollibus </text:span><text:span text:style-name="T106">ei<text:line-break/></text:span><text:span text:style-name="T75">humidis aut quibus aegre ulcera ipsa sanescunt, rursus eo-<text:line-break/>dem medicamento usus sum, contigitque 'ex duobus alterum,<text:line-break/>aut ut nihil noceret, aut omnino citra molestiam opus suum<text:line-break/>perficeret, pleraque enim eorum quae polypodas exterunt<text:line-break/>eos exacerbant, ubi a scopo aberrent. Caeterum ulcera in<text:line-break/>narium meatibus semper per pastillos curavi, Andronii vi-<text:line-break/>delicet et Rasionis et Polyidae et Bithyni et per eum, quem</text:span></text:p>
      <text:p text:style-name="P162"><text:span text:style-name="T75">ego </text:span><text:span text:style-name="T106">compofui,</text:span><text:span text:style-name="T75"> his ipsis aliquando vino dulci dissolutis ali<text:line-break/>quando austero et quandoque moderatae aetatis, quandoque<text:line-break/>veteri. Interdum etiam aeeto dilui vel vinoso vel simplici-<text:line-break/>ter acido vel etiam acri valde et vetusto, juxta praedictas<text:line-break/>indicationes, usu medicamentorum fecundum symptomata<text:line-break/>affectionum reperto. In divite vero quopiam, qui odoratum<text:line-break/>medicamentum sibi adhiberi expetebat lu ozaenae curatione,<text:line-break/>hedychroi usum excogitavi, ipsumqUe vino faleriro veteri<text:line-break/>dissolvi, et mirum quam brevi affectio ipsa sit curata. Res.<text:line-break/>lata est hedychroi compositio rirca theriacos antidoti </text:span><text:span text:style-name="T106">d&amp;~<text:line-break/></text:span><text:span text:style-name="T75">scriptionem.: al;<text:tab/><text:tab/><text:tab/> :<text:tab/></text:span><text:span text:style-name="T75">.. <text:tab/></text:span></text:p>
      <text:p text:style-name="P8"><text:span text:style-name="T129">\Heraclidae </text:span><text:span text:style-name="T106">ad eruptiones sanguinis e naribus ad<text:line-break/>Antiochidem^j</text:span><text:span text:style-name="T75"> Sufficienter quidem de sanguinis eruptioni-<text:line-break/>bus in curandi methodi libris dictum est, verum nunc quae<text:line-break/>ex silva usu cognita constant et majoribus nostris probata<text:line-break/>sunt referentur. Ubi grumos sanguinis eduxeris, lanam spe-<text:line-break/>cillo obvolvito, eamque in lycio aqua diluto imbuito et san-</text:span></text:p>
      <text:p text:style-name="P163"><text:span text:style-name="T95">.<text:tab/></text:span><text:span text:style-name="T106">I</text:span></text:p>
      <text:p text:style-name="P8"><text:span text:style-name="T75">guine manantem locum illinito. Aut linamentum longum<text:line-break/>lycio imbutum, indito, delude forinsecus cum digitis appre.<text:line-break/>hensum nasum comprimito, donec constiterit sanguis. Aut<text:line-break/>chalcitidem mediocriter lae.vigato et linamentum ex elly-<text:line-break/>chnlo contortum..in,.frigidam: aquam,; demittito, deinde.in<text:line-break/>chalcitide obvolvito. Aut linamentum priapi forma naribus<text:line-break/>ludito. Aut linamento fissili utitor quam penitissime intruscn<text:line-break/>Praestat autein digitum ad palatum immittere, ne eo lina-<text:line-break/>mentum fissile deferatur.. Aut thus confringito et polygoni<text:line-break/>aut seminis porri,succo diluito, in eoqnelinamentum fissile<text:line-break/>aut ex ellychnio obvolutum indito. Aut mentam tritam in-<text:line-break/>dito. Aut spongiam siccam immittito. Aut spongiam in acre<text:line-break/>.et fervidum acetum conjectam imponito, et. sanguine ma-<text:line-break/>nantem narem specillo, forinsecus, donec impellatur, 'appri-<text:line-break/>mito. Praestat autem spongiae principium filo per acum<text:line-break/>transmitti, quo facile extrahi possit, extrahito autem'' quum<text:line-break/>opus suum perfecisse existimaveris. Si vero inarescat fpon-<text:line-break/>gia lutusque agglutinetur, </text:span><text:span text:style-name="T106">per</text:span><text:span text:style-name="T75"> auricularem clysterem frigi-<text:line-break/>dam aquam immittito aq. infundendo humectato atque ita</text:span></text:p>
      <text:p text:style-name="P164"><text:span text:style-name="T75">”*•<text:tab/>t </text:span><text:span text:style-name="T106">A- i</text:span><text:span text:style-name="T75"> </text:span><text:span text:style-name="T75">X</text:span></text:p>
      <text:p text:style-name="P165"><text:span text:style-name="T75">extrahito. Utere etiam compositionibus vulnerariis et san-<text:line-break/>guinem sistentibus quae describentur Accommodatum est </text:span><text:span text:style-name="T75">et<text:line-break/></text:span><text:span text:style-name="T75">T-"’ u’<text:tab/>niArio </text:span><text:span text:style-name="T75">tu verno... </text:span><text:span text:style-name="T106">um</text:span><text:span text:style-name="T75"> </text:span><text:span text:style-name="T131">(</text:span><text:span text:style-name="T75"> r,r vcqul aalaooil</text:span></text:p>
      <text:p text:style-name="P8"><text:span text:style-name="T75">frontem lpongns refrigerare, rtemoue partes quae ad ,caput<text:line-break/>sunt sublimes iacere, brachia</text:span><text:span text:style-name="T75">. </text:span><text:span text:style-name="T75">autem et manuum, juncturas</text:span></text:p>
      <text:p text:style-name="P15"><text:span text:style-name="T75">.. -ns:q ii;stra) lija.tras -turvurzuo ciitoo.moo t.cji evii ailrn<text:line-break/></text:span><text:span text:style-name="T75">foemqraque et inguina atque genua, qua </text:span><text:span text:style-name="T75">parte.ecntractaj<text:line-break/></text:span><text:span text:style-name="T75">sunt, deligare,, quemadmodum lu venarum.sectionibus facere*</text:span></text:p>
      <text:p text:style-name="P166"><text:span text:style-name="T75">r<text:tab/></text:span><text:span text:style-name="T116">n</text:span><text:span text:style-name="T75"> . </text:span><text:span text:style-name="T75">Sun ;;S<text:tab/>muius er;<text:tab/>.&lt;.?'T/rf. mnv</text:span></text:p>
      <text:p text:style-name="P8"><text:span text:style-name="T75">moris </text:span><text:span text:style-name="T75">(est , </text:span><text:span text:style-name="T75">jubendique sunt iit ea membra, moveant, </text:span><text:span text:style-name="T75">mannjs<text:line-break/></text:span><text:span text:style-name="T75">quidem confricando, jedes vero, ambulando, expletis enpn<text:line-break/>sanguine quae</text:span><text:span text:style-name="T75">j</text:span><text:span text:style-name="T131">;</text:span><text:span text:style-name="T75">lu </text:span><text:span text:style-name="T75">'eis iunt yenis nares sanguine,.urinare<text:line-break/>cessant. </text:span><text:span text:style-name="T75">In </text:span><text:span text:style-name="T75">potu, amplius exhibenda-sunt ea, quae </text:span><text:span text:style-name="T75">ad. fam.<text:line-break/></text:span><text:span text:style-name="T75">gninis rejectionem confcribentur. Aures quoque intente per<text:line-break/>linteola ac </text:span><text:span text:style-name="T106">caram</text:span><text:span text:style-name="T75"> obturentur et in </text:span><text:span text:style-name="T75">.ure. </text:span><text:span text:style-name="T75">aqua pluvialis </text:span><text:span text:style-name="T75">fri-<text:line-break/></text:span><text:span text:style-name="T75">gida contineatur. Quosi si quid ex sanguine degloiitum </text:span><text:span text:style-name="T75">esse,,<text:line-break/>xideatur; </text:span><text:span text:style-name="T75">etiam id ipsum, </text:span><text:span text:style-name="T75">ubi </text:span><text:span text:style-name="T75">multa </text:span><text:span text:style-name="T75">ejus sit </text:span><text:span text:style-name="T75">copia,, per </text:span><text:span text:style-name="T75">eva-<text:line-break/></text:span><text:span text:style-name="T75">cnatiynm educito, </text:span><text:span text:style-name="T75">in </text:span><text:span text:style-name="T75">ventre enim et intestinis in grumos<text:line-break/>coactum inflammationem facit.</text:span></text:p>
      <text:p text:style-name="P8"><text:span text:style-name="T106">[Medicamenta Asclepiadae in. quinto exterjforurn </text:span><text:span text:style-name="T106">ad<text:line-break/></text:span><text:span text:style-name="T106">sanguinis narium eruptsonea scripta, quae JAarcellae </text:span><text:span text:style-name="T106">in^,<text:line-break/></text:span><text:span text:style-name="T106">scribite</text:span><text:span text:style-name="T85"> Platani pilulas collectas lu. simbra exiceatq </text:span><text:span text:style-name="T106">esu^e-</text:span></text:p>
      <text:p text:style-name="P6"><text:span text:style-name="T75">siccatas super pannum asperum lu difcuni diffundito, eas-<text:line-break/>que aspera ipsius panni parte confricato, aut in 'panno ex<text:line-break/>pilis sive fetis composito obvolvito, ac femen quidem pilu<text:line-break/>larnni adjicito, tomenta vero. cullecta lli testaceum vas no-<text:line-break/>vum reponito. Usu autem expetente ea ipsa lanuginosa<text:line-break/>platani tomenta lu arundinem, cujus geniculi recisi funt,<text:line-break/>indito, et qua parte excavata est arundo, naribus imponito<text:line-break/>ac insufflato, compendio hoc vincit fanguihis eruptionem.<text:line-break/></text:span><text:span text:style-name="T106">Aliud.</text:span><text:span text:style-name="T75"> Atramentum sutorium diligenter tritum reponito,<text:line-break/>usu; vero postulante rasuram quampiam linteolorum in me-<text:line-break/>dicamentum immersam indito. </text:span><text:span text:style-name="T106">Aliud.</text:span><text:span text:style-name="T75"> Spongiam cruda pice<text:line-break/>imbutam exurito, ubi vero aliquid hujus linamento torto<text:line-break/>exceperis indito. Aiiud. 4 Putaminis ovi partem j, gestae<text:line-break/>acerbae partem unam, trita linamento torto aqua aut aceto<text:line-break/>madefacto excipito et indito, frontem vero et nasum gypfo<text:line-break/>aut luto figulino integito, aures autem fortiter continere<text:line-break/>jubeto. Quidam spongiam Africanam aceto acerrimo inco-<text:line-break/>quunt, delude exprimunt eamque in ignito lapide freqnen-</text:span></text:p>
      <text:p text:style-name="P6"><text:span text:style-name="T75">ter obvolvunt, atque ita suffitum et vaporem excitant quem<text:line-break/>naribus attrahere jubent. c t </text:span><text:span text:style-name="T75">, • - </text:span><text:span text:style-name="T75">/ </text:span><text:span text:style-name="T75">o . «u; . ,</text:span></text:p>
      <text:p text:style-name="P8"><text:span text:style-name="T106">[Quae Andromachus scripsitjj</text:span><text:span text:style-name="T75"> Ad sanguinis quidem<text:line-break/>ex naribus eruptiones nihil privatum Andromachus scri-<text:line-break/>psit. Verum intrr ea, quae sanguinem cohibent, pleraque<text:line-break/>etiam haemorrhagiasuarium sistunt. .Quapropter etiam ego<text:line-break/>ascribam ejusmodi medicamenta, quo modo ab ipso descripta<text:line-break/>sunt, </text:span><text:span text:style-name="T106">seornpositio sanguinem sistens qua utor. 2f.</text:span><text:span text:style-name="T75"> Chaloitidis,<text:line-break/>misyos, mannae thuris, singulorum 3 iiij, tritis utitor. </text:span><text:span text:style-name="T106">Flava<text:line-break/>qua utor.</text:span><text:span text:style-name="T75"> 4 Chalcitidis </text:span><text:span text:style-name="T106">3 c.</text:span><text:span text:style-name="T75"> atramenti sutorii </text:span><text:span text:style-name="T106">3 1.</text:span><text:span text:style-name="T75"> misyos<text:line-break/>assati 5 xxv, aeris usti </text:span><text:span text:style-name="T106">3</text:span><text:span text:style-name="T75"> xij </text:span><text:span text:style-name="T90">β, </text:span><text:span text:style-name="T75">tritis utere. </text:span><text:span text:style-name="T106">Compositio<text:line-break/>sanguinem sistens magna. 4</text:span><text:span text:style-name="T75"> Misyos cyprii 3 xij, atramenti<text:line-break/>sutorii 3 </text:span><text:span text:style-name="T106">vrj,</text:span><text:span text:style-name="T75"> corticis pini 5 iiij, squamae aeris 5 iiij; inan-.•<text:line-break/>nae thuris 3 iiij, alii 3 </text:span><text:span text:style-name="T116">x</text:span><text:span text:style-name="T75">v habent , aeris usti </text:span><text:span text:style-name="T106">3 rrv,</text:span><text:span text:style-name="T75"> chalci-<text:line-break/>tidis 3 xv, calcis vivae </text:span><text:span text:style-name="T106">3</text:span><text:span text:style-name="T75"> xviil, alii xi. gypsi torrefacti<text:line-break/>5 iiij, alii viij, tritis utere. </text:span><text:span text:style-name="T106">Cornpoiltio sanguinem sistens<text:line-break/>Aphrodae.</text:span><text:span text:style-name="T75"> 4 Chalcitidis 3 VJ, mannae thuris j ij, resinae<text:line-break/>terebinthinae frictae J iiij, alii tres accipiunt, tritis utitor</text:span></text:p>
      <text:h text:style-name="P2" text:outline-level="1"><text:bookmark-start text:name="bookmark16"/><text:span text:style-name="T85">GALENI DE COMPOSITIONE MEDI-<text:line-break/></text:span><text:span text:style-name="T88">C</text:span><text:span text:style-name="T85">AMENTORVM SECVNDVM LOCOS<text:line-break/></text:span><text:bookmark-end text:name="bookmark16"/><text:span text:style-name="T105">LIBER IV</text:span></text:h>
      <text:h text:style-name="P3" text:outline-level="2">Cap. I.</text:h>
      <text:p text:style-name="P9"><text:span text:style-name="T75">Non quidem alia est componendi, alia<text:line-break/>utendi methodus in his medicamentis Ipsa' enim composi-<text:line-break/>tio velut ad usum relata conficitur , ita ut ii qui medica-<text:line-break/>menta componunt, scopum habeant utilitatem ex usu ipso-<text:line-break/>fum emergentem. Verum quemadmodum in 'aliis'sic etiam<text:line-break/>in his affectionibus quidam indefinite medicamentorum usus<text:line-break/>scripserunt, verbi gratia, quod ad dolorem accommodatum</text:span></text:p>
      <text:p text:style-name="P6"><text:span text:style-name="T75">est hoc medicamentum; non apponentes affectum, in quo<text:line-break/>dolor sit obortus, quidam vero etiam affectus ascripserunt,<text:line-break/>alii' quidem magis juxta experientiam, alii autem magis se-<text:line-break/>cundum rationem, juxta experientiam quidem magis, qui-<text:line-break/>cunque ex conspicuis circa oculos signis discrimen fecerunt,<text:line-break/>secundum rationem vero magis, qui. ex obscure apparenti-<text:line-break/>hus aut neque in totum apparentibus idem fecerunt. Con—<text:line-break/>spicue itaque apparet fluxus multus et modicus, mordacitas<text:line-break/>et lenitas, raborque plus aut minus, velut itidem venae<text:line-break/>pauco et multo sanguine plenae et inflammationis tumor<text:line-break/>minor aut major, quemadmodum etiam coloris praeter na-<text:line-break/>turam variegati et oculorum sordes, plures aut pauciores,<text:line-break/>aut minores aut majores progredientes. Apparent item no-<text:line-break/>bis manifeste asperitates in palpebris oculorum. Quid vero<text:line-break/>attinet dicere, quod et ulcera et pustulae tum secundum<text:line-break/>locos, tum magnitudine non parvam differentiam habent,<text:line-break/>itemque quaecunque ejus generis alia existunt? Quin jjaxta<text:line-break/>alium sane modum ex eorum, quae conspicue apparent nu-<text:line-break/>mero sunt etiam ipsi adeo dolores; nihil enim interest sive</text:span></text:p>
      <text:p text:style-name="P6"><text:span text:style-name="T75">nobis sive aegris appareant, etenim quod dolent et quo<text:line-break/>modo dolent, quippe quod. cum compressione aut tensione<text:line-break/>aut obturatione aut corrosione aut quibusdam pulsationibus<text:line-break/>dolent, nobis aperte denunciat. Caeterum ejusmodi discri-<text:line-break/>rnina non apparent, velut aliqui scribunt, ad fluxum qui ab<text:line-break/>iis quae intra cranium sunt, aut ad fluxum qui ab iis quae<text:line-break/>extra cranium sunt, aut etiam per Jovem ad eum qui lex<text:line-break/>arteriis aut ex venis 'affertur. Et quum quidam dicant dis-<text:line-break/>tenfionem aut obturationem lu profundo oculorum esse,<text:line-break/>humoribus videlicet crassis aut viscosis aut multis impactis,<text:line-break/>nullum fymptoma adeo' aegros gravat, velut vehemens do-<text:line-break/>lor circa qnodcunque tandem membrum, non fane circa<text:line-break/>oculos folos, adeo ut mortem aliqui ultro elegerint, melius<text:line-break/>fore rati hanc semel obire quam unum integrum diem do-<text:line-break/>lorem ferre. Ego vero cum in aliis quibusdam, cum 12. de.<text:line-break/>curandis morbis methodi in universum' manifeste fcripsi<text:line-break/>sum de differentia affectuum, in quibus vehementer dolent,<text:line-break/>tum quae causa uniuscujusque ipsorum existat. Scripsi item</text:span></text:p>
      <text:p text:style-name="P6"><text:span text:style-name="T75">y in 13. ejusdem operis omnia, quae necesse est medicum de<text:line-break/>oculorum affectibus nosse et quae ad ipsorum curationes<text:line-break/>requiruntur. Referam nihilominus tamen et nunc brevibiis'<text:line-break/>capitibus tantum repetitis eorum, quae ad praesentem tra-<text:line-break/>ctationem utilia sunt, hoc est eoruin quae cum materiae<text:line-break/>medicae doctrina cohaerenti Nam et liquores et succi et<text:line-break/>.sumina et fructus et plantarum particulae ocularibus com-<text:line-break/>positionibus luduntur, veluti etiam uon pauca ex iis; quae<text:line-break/>metallica appellantur, aliqua quidem extreme austera et<text:line-break/>acerba atque aeria, aliqua vero his moderatiora et</text:span><text:span text:style-name="T116">:</text:span><text:span text:style-name="T75"> tamen<text:line-break/>fortia, quemadmodum item aliqua omnia mordacitatis ex-<text:line-break/>pertia ac lenissima per lotionem reddita.</text:span></text:p>
      <text:p text:style-name="P8"><text:span text:style-name="T106">[J)e rnedicarnentia mordacitatis dspertibusij</text:span><text:span text:style-name="T75"> Pompho-<text:line-break/>lyx igitur lota nulli medicamentofum mordacitatis exper-<text:line-break/>tium inferior est, atque ob idea utimur ad tenues et<text:line-break/>acres fluxiones, capite videlicet prius’ simulque universo<text:line-break/>corpore evacuato. At vero manifestum est, quod per venae<text:line-break/>lecuonesn ac purgationem totum corpus evacuamus, per<text:line-break/>apophlegmatismos vero caput a pituita vindicamus. Potest</text:span></text:p>
      <text:p text:style-name="P7"><text:span text:style-name="T75">enim pompholyx lota, quemadmodum etiam spodium atque<text:line-break/>amylum, simul et- mcdejale hunmres resiccqre, simulque ne,<text:line-break/>per tuniculas, evacqetur </text:span><text:span text:style-name="T106">ea,</text:span><text:span text:style-name="T75"> quae in magnis ipscrum. venis,<text:line-break/>superflua huminitas continetur, prohibere... Quare .si, qnis.<text:line-break/>piius quam saput ab humoribus ad oculos defluentibus ex-<text:line-break/>' purgat,. obstruentibus medicamentis utatur, vehementem- dc-<text:line-break/>lorem ex distentis tunicis efficiet ei ex multitudine influen-<text:line-break/>tium humorum aliquando rupturam aut erosionem ipsorum<text:line-break/>inducet. Ejugdem generjs. cum praedictis medi.eamentis sub,-<text:line-break/>tenuis ovorum liquor existit, e? redundanti potens lrumi-<text:line-break/>dilates abluere et exasperata oblinere. Verum obturandi<text:line-break/>meatus vim cum illis aequaliter </text:span><text:span text:style-name="T106">non</text:span><text:span text:style-name="T75"> habet, sicut neque vim<text:line-break/>resiqcandi. Atqni foenigraeci fuccus, . quod .ad viscositatem<text:line-break/>attinet, similis est: aIbq, (Ovorum Iiquori, discussoriam autem<text:line-break/>habet facultatem et moderate calefactoriam, atqne ob id<text:line-break/>inultus dolores mitigare consuevit.,, </text:span><text:span text:style-name="T75">• .itrn-.-.q r,s </text:span><text:span text:style-name="T106">u</text:span><text:span text:style-name="T75"> "liri i.</text:span></text:p>
      <text:p text:style-name="P13"><text:span text:style-name="T106">[l)e</text:span><text:span text:style-name="T85"> medicamentis aer^asj Praedictorum medica-.</text:span></text:p>
      <text:p text:style-name="P6"><text:span text:style-name="T75">mentorum’ silvae secundum genus maxime 'contraria acrium<text:line-break/>liquorum materia est, veluti liquoris Cyrenaici et Medici et<text:line-break/>Tagapeni et euphorbii, atque simpliciter loquendo omnium<text:line-break/>vehementer calefacientium citra exasperauonenu Atque haec<text:line-break/>ipfa silva non solum in liquoribus, sed et in succis et </text:span><text:span text:style-name="T75">se-<text:line-break/></text:span><text:span text:style-name="T75">minibus et floribus et plantarum fructibus continetur.</text:span></text:p>
      <text:p text:style-name="P8"><text:span text:style-name="T75">[De </text:span><text:span text:style-name="T106">extergentibus.</text:span><text:span text:style-name="T75">, Tertio consequenter post prae-<text:line-break/>dictas fortis facultas est extergentium medicamentorum, qua<text:line-break/>lis squamae deris‘est et chalcitidis ustae et aeris usti,'item-<text:line-break/>que floris ejus et misyos ac loreos itemque stibii.</text:span></text:p>
      <text:p text:style-name="P167"><text:span text:style-name="T75">[De putrefueientibus.] His adhue aliud quid genus<text:line-break/>adjacet, putrefacientium videlicet, quale est auripigmentum<text:line-break/>et sandaracha et Asiae petrae flos; participat et mlsy pau-<text:line-break/>lulum ejusmodi facultate."<text:tab/>*' </text:span><text:span text:style-name="T75">' "<text:tab/>&gt; • '</text:span></text:p>
      <text:p text:style-name="P8"><text:span text:style-name="T75">[De asiringentibus.j Est et aliud genus medicamen-<text:line-break/>torum, quod in oculares compositiones injicitur, eorum vi- </text:span><text:span text:style-name="T75">-<text:line-break/></text:span><text:span text:style-name="T75">delicet quae natura astringunt. Quae igitur mediocriter han&lt;<text:line-break/>vim habent, influxiones repellunt, quae vero Vehementer</text:span></text:p>
      <text:p text:style-name="P6"><text:span text:style-name="T75">ampliorem dolorem infligunt tunicas exasperando, quam ju-<text:line-break/>vant influxionum impetu repellendo. Miscetur autem ali-<text:line-break/>quando utiliter ex eis parum quid in compositiones ocu-<text:line-break/>lorum aciem exacuentes, utpote quae oculorum substantiam<text:line-break/>cogant et astringant. Verum quae mediocriter estringnnt,<text:line-break/>lippitudinibus commodissima existunt, conferunt autem et<text:line-break/>reliquis fere omnibus affectionibus cum ulcerum tum pu-<text:line-break/>stularum tum fluxionum. Sunt vero ejusmodi folia ro-<text:line-break/>sarum et flores et succus, ericaeque fructus et nardi spica<text:line-break/>amplinsque et malabathri folium et crocus et lycium et<text:line-break/>quae bypocystis appellatur.. Porro vehernentiorem his attrin-<text:line-break/>gendi vim acacia habet et omphacium, quae et, ipsa in suc-<text:line-break/>corum genere numerantur, item balaustium et cytini et<text:line-break/>gallae omphacitides, ex genere eorum funt quae multum<text:line-break/>astringunt.</text:span></text:p>
      <text:p text:style-name="P8"><text:span text:style-name="T106">\De concoquentibus.J</text:span><text:span text:style-name="T75"> Inflammationes itemque alios<text:line-break/>affectus concoquunt haec, myrrha, crocus, castorium et thus<text:line-break/>et foenigraeci cocti succus, quae etiam discussoria vi prae-</text:span></text:p>
      <text:p text:style-name="P6"><text:span text:style-name="T75">dita sunt et praesertim ex eis rnyrrha. Atque haec quidem<text:line-break/>est ocularium medicamentorum siIva. Et quicunque' sane<text:line-break/>naturali intelligentia praestant ratiocinationeque exercitati<text:line-break/>sunt, nihil amplius opus habent mea instructione, potentes<text:line-break/>nimirum ad singulas oculorum affectiones aptum componere<text:line-break/>medicamentum. Quandoquidem vero pauci tales existunt et<text:line-break/>multorum utilitatis potiorern rationem habere convenit,<text:line-break/>praestabilius mini visum est compositionis ipsorum rationem<text:line-break/>integre recensere, ubi repetivero prius perspicuitatis gra-<text:line-break/>tia communem in genere vim singulorum, quorum men-<text:line-break/>tionem feci medicamentorum, quae universim quidem in<text:line-break/>qtunto de simplicium medicamentorum tractatione commen-<text:line-break/>tario a me relata est et per consequentes sex libros parti-<text:line-break/>culatim usque ad extremum. Utar autem appellationibus<text:line-break/>facultatum in medicamentis iisdem, quas in praedicta tra-<text:line-break/>ctatione posui, velut exempli clarioris gratia quaedam sub-<text:line-break/>stantia terrestri dico, citra refrigerationem manifestam aut<text:line-break/>caliditatem, in medio quodammodo utriusque consistentia,</text:span></text:p>
      <text:p text:style-name="P6"><text:span text:style-name="T75">atque ex his aliqua quidem parum quid ex frigiditate aut<text:line-break/>caliditate complectuntur, aliqua vero in totum nullam ejus-<text:line-break/>modi facultatem ex sc ostendunt. Totum autem hoc genus<text:line-break/>medicamentorum emplasticum appellari, contrariam habens<text:line-break/>facultatem ecphracticis </text:span><text:span text:style-name="T106">deobsiruentibus,</text:span><text:span text:style-name="T75"> qualis est Samius<text:line-break/>ester, magis tenuium partium existens quam quae simplici-<text:line-break/>ter Samia terra appellatur, et pompholyx lota, velut etiam<text:line-break/>cinis ejus lotus et cadmia usta ae lota. Videtur autem mihi<text:line-break/>parum quid exterscrinm in ipfa cadmia inesse, sive post<text:line-break/>ustionem sive citra eam lavetur. Pompholygi vero et<text:line-break/>spodio parum quid astringens luest, quemadmodum etiam<text:line-break/>plumbo post ustionem et lotionem, nam et hoc medicamen-<text:line-break/>tum omnis acrimoniae expers est, parum quid astringens<text:line-break/>habens, neque refert sive masculino sive muliebri genere<text:line-break/>pompholygem dicere velis. Eodem modo etiam amylum ha-<text:line-break/>bet, quod et ipsum lotum exquisite mordacitatis expers est<text:line-break/>et medium, ut neque astrictionem neque acredinem habeat,<text:line-break/>hoc est neque frigiditate neque caliditate participet. Quin</text:span></text:p>
      <text:p text:style-name="P6"><text:span text:style-name="T75">et cerussa lota proxime ad facultatem usti ac loti plumbi<text:line-break/>accedit, manifestumque signum stringenti exhibetur, quod pe-<text:line-break/>nitus qualitatis omnis expers sit, id quod amylum et Sa-<text:line-break/>mius aster gustu et odore ostendunt. Universum igitur hu-<text:line-break/>jusmodi medicamentorum genus, sive exiguam in gustu aut<text:line-break/>odore qualitatem exhibeat, sive penitus nullam ostendat,<text:line-break/>consimiliter ut purissima aqua-qualitatis expers nominatur<text:line-break/>et per solam terrestrem substantiam moderate a natura rei»<text:line-break/>siccat. Quapropter etiam longiori tempore commoditatem ex<text:line-break/>se proficiscentem sensui perceptibilem faciunt, ntpote quae<text:line-break/>per primos dies nihil juvisse putentur. Adhibentur tamen<text:line-break/>a medicis tanquam acrimoniae expertia circa aegre cura-<text:line-break/>biles affectus, in quibus ulcus est sive solum sive cum ero •<text:line-break/>sione corneae tunicae et prolapsu rhagoeidis, serosis humo-<text:line-break/>ribus longe mordacissimis affluentibus. In his enim nullum<text:line-break/>aliud medicamentum convenire potest, utpote quum astrin-<text:line-break/>gentia cohibeant effluentes humores, atque per hoc dolo-<text:line-break/>rem ex mordacitate ipsorum obortum inteiidant, aeria vere</text:span></text:p>
      <text:p text:style-name="P6"><text:span text:style-name="T75">affectionem simul adaugeant, sive in solis oculis affectio sit,<text:line-break/>in ejusmodi malum habitum partibus perductis, ut quod<text:line-break/>influit corrumpant, sive etiam ipfum quod influit vitiatum<text:line-break/>sit, aut propter solum caput, aut etiam ob totum corpus<text:line-break/>tale existens. Unde etiam affectam partem, quo ad curatio-<text:line-break/>nem apta fiat, praeparamus tum totius corporis purgatio--<text:line-break/>nibus tum revulsionibus, primum quidem ad infernam cor-<text:line-break/>poris partem, deinde etiam ad occiput </text:span><text:span text:style-name="T112">at</text:span><text:span text:style-name="T75"> capitis cutem.<text:line-break/>Utimur etiam sectionibus arteriarum quandoque retro caput<text:line-break/>porrectas juxta aures arterias incidentes. Excidimus quoque<text:line-break/>partem arteriarum in temporibus, tantum ut curemus in<text:line-break/>tunicis oculorum factum affectum, ob quem etiam bonus<text:line-break/>sanguis per venas ad ipsas tunicas delatus corrumpitur.<text:line-break/>Ad hos igitur affectus solos convenire videtur praedictu-<text:line-break/>rum medicamentorum genus, citra mordacitatem resiccans<text:line-break/>in affecta parte vitiatos humores, qui, nt dictum est, id'<text:line-break/>quod influit corrumpunt. Astringentium enim facultas ne-</text:span></text:p>
      <text:p text:style-name="P7"><text:span text:style-name="T75">que resiccat talem affectum, cohibetque mordacium humo-<text:line-break/>rum serosorum effluxus. Calidorum vero et acrium sacul-<text:line-break/>tas non sclum nihil juvat, fed etiam simul auget morda-<text:line-break/>' cium humorum qualitatem. At vero relaxantium ac discus-<text:line-break/>soriorum medicamentorum vis evacuare quidem potest quod<text:line-break/>generatur, verum ulceratum neque renutrire aut ad rica-<text:line-break/>tricem perducere potest, neque quod procidit retrudere et<text:line-break/>concludere. Quemadmodum etiam neque concoquentium<text:line-break/>facultas id praestare potest, etiam si concoquere affectus non<text:line-break/>parvum commodum complectatur. Ex eorum vero genere<text:line-break/>sunt crocus, myrrha et thus, quemadmodum dixi. Quid<text:line-break/>porro dicere refert de his medicamentis, quae acidas aut<text:line-break/>amaras hahenf vires, quod mordacia et exacerbativa ejus-<text:line-break/>modi affectuum existant? Verum his adhuc ampliore ma-<text:line-break/>litia praedita sunt quae .nitrosam aut salsam aut ausieram<text:line-break/>vim habent. Reliquum igitur est genus id, quod ulcera cum<text:line-break/>- acri fluxione curare potest, eorum videlicet quae paulo ante<text:line-break/>mordacitatis expertia medicamenta dixi, quae longiori tem-<text:line-break/>pore affectae partis vitiatum humorem consumunt. Appel-</text:span></text:p>
      <text:p text:style-name="P6"><text:span text:style-name="T75">dantur talia a medicis collyria libiana et cygni, ob colorem<text:line-break/>quidem album, qualem etiam cygni habent, praevalente in<text:line-break/>ipsis amylo et terra Samia ac cerussa. Rhodiaca. Nam et<text:line-break/>alias optima haec est et colore albidior ac levior magisque<text:line-break/>tenuium partium quam quae in alio quopiam loco confi-<text:line-break/>ciantur. Caeterum lu-quibus alia medicamenta praedorni-<text:line-break/>nantur, colorem juxta suam ipsorum substantiam efficiunt,<text:line-break/>velut si quis albo colori paucum coeruleum admisceret. Haec<text:line-break/>ipsa vero collyria quidam in cotibus terunt boni succi Ia-<text:line-break/>'cte ex nutricum uberibus instillato, ut obductoriam mea-<text:line-break/>tuum vim, quae in ipsis oris est evitent, quum in lacte sc-<text:line-break/>rosa quaedam extersuris vis contineatur, cujus usus con-<text:line-break/>gruens est ad propositam curationem. Relatum enim in ter-<text:line-break/>tio curandi methodi est, quod ulcera explenda citra acri-<text:line-break/>moniam extergentibus medicamentis opusihabent. Quod si<text:line-break/>hujusmodi lac haberi nequeat, per foenigraeci decoctum<text:line-break/>collyria terere praestiterit, utpofee quod extersoriarn quan-</text:span></text:p>
      <text:p text:style-name="P13"><text:span text:style-name="T75">, ilatn, vim habet, qua ova ipsa in totum carent.</text:span></text:p>
      <text:h text:style-name="P4" text:outline-level="2">Cap. II.</text:h>
      <text:p text:style-name="P9"><text:span text:style-name="T75">[De </text:span><text:span text:style-name="T106">palpebrarum scabritiis."}</text:span><text:span text:style-name="T75"> Quum-aegre<text:line-break/>curabiles praedicti affectus existant, adhuc molestius fe ex- _<text:line-break/>tendunt,, ubi accesserint scabritiae palpebrarum</text:span><text:span text:style-name="T75">, </text:span><text:span text:style-name="T75">a-quibus<text:line-break/>etiam in lippitudinibus oculorum' tunicae concisae dclore<text:line-break/>affliguntur. Verum </text:span><text:span text:style-name="T75">lu </text:span><text:span text:style-name="T75">jllis audemus ad inflammationis pro-<text:line-break/>pria medicamenta miscere paulum quid de extergentibus^<text:line-break/>velut est collyrium </text:span><text:span text:style-name="T75">ex </text:span><text:span text:style-name="T75">vino scabritiis accommodatum, </text:span><text:span text:style-name="T75">quo,<text:line-break/></text:span><text:span text:style-name="T75">primum </text:span><text:span text:style-name="T106">ea</text:span><text:span text:style-name="T75"> quae palpebris succreverint deprimantur, ubi<text:line-break/>vero inflammatio, opniorum mitior </text:span><text:span text:style-name="T75">evaserit, </text:span><text:span text:style-name="T75">aspritudines re-<text:line-break/>purgentur. In,his vero qui ulcus habent cum mordaci flu-<text:line-break/>xione impossibile est ejusmodi uti medicamento, cornea<text:line-break/>enim tunica amplius erodetur et ragoeides. magis procidet<text:line-break/>ft vehemens dolor hominem apprehendet, sugebiturque ma-<text:line-break/></text:span><text:span text:style-name="T75">' </text:span><text:span text:style-name="T75">lignitas fluxionis. In hujusmodi itaque affectuum complexo<text:line-break/>inedici ad consilii, inopiam redacti solum remedium yelut<text:line-break/>jn desperatis reperernnt, ut palpebras ip fas inversas citra<text:line-break/>. medicamentorum, ufum repurgent et abstergant, aliqui qui-</text:span></text:p>
      <text:p text:style-name="P7"><text:span text:style-name="T75">dem specilli concavo superficiem deradentes, deinde molli<text:line-break/>spongia id quod defluit excipientes, palpebrasque, quod ad<text:line-break/>reliquum aspritudinis, 'ad aequalitatem redigentes. Aliqui<text:line-break/>vero etiam marinorum quorundarn animalium coria in su-<text:line-break/>perficie aspera in ejusmodi usum congrue assumunt. Qui-<text:line-break/>. dam ex praeceptoribus meis etilam ex pumice collyrium fe-<text:line-break/>cit, atque eo versis palpebris aspritudines, deradebat. Mani-<text:line-break/>festum est autem pumicem exquisite iaevigatum esse opor-<text:line-break/>tere, atque ubi id factum fuerit, cum tragacantha aut gummi<text:line-break/>in collyrium formari. Caeterum ubi temporis progrestu per<text:line-break/>praedicta collyria fluxio fuerit fedata, audemus jam medi-<text:line-break/>camenta quae extergant palpebris admovere, parum tamen<text:line-break/>quippiam ex eis principio admiscendo, quod ubi homo per-<text:line-break/>, peti posse videbitur, paulatim copiam augebimus. Postquam<text:line-break/>vero palpebrae moderate habuerint </text:span><text:span text:style-name="T106">et</text:span><text:span text:style-name="T75"> fluxus' fuerit refic-<text:line-break/>catus, cava ulcera collyrio ex thure explere oportet, </text:span><text:span text:style-name="T116">:</text:span><text:span text:style-name="T75"> ita<text:line-break/>ut in principio pauxillum 'collyrii ex vino ei admisceamus<text:line-break/>et paulatim ejus copiam extendamus, ut ne palpebrae ani-</text:span></text:p>
      <text:p text:style-name="P6"><text:span text:style-name="T75">piius tunicas oculorum infestent et ulcera munda reddita<text:line-break/>exacte impleantur, et ad cicatricem perducantur. De his<text:line-break/>itaque sufficienter dictum esu Transeundi enim jam tempus<text:line-break/>ad reliquas oculorum tum affectiones tum pharmacorum<text:line-break/>compositiones.</text:span></text:p>
      <text:h text:style-name="P3" text:outline-level="2">Cap. Ill.</text:h>
      <text:p text:style-name="P9"><text:span text:style-name="T75">(De </text:span><text:span text:style-name="T106">Ophthalmiae</text:span><text:span text:style-name="T75"> Exordium autem a<text:line-break/>frequentissima oculorum affectione sumam,. quam proprie<text:line-break/>opbthalmiam appellant. Est autem, velut didicistis, inflamma-<text:line-break/>tio tunicae os capitis et calvariam ambientis. Neque refert<text:line-break/>si pelliculam quis aut quocunque tandem nomine appellare<text:line-break/>velit; Vocant autem et membranam agnatam, propterea<text:line-break/>quod aliis quae oculum ipsum constituunt tunicis forinse-<text:line-break/>cus agnata sit, ligamentum existerrs toti oculo ad rircumsita<text:line-break/>ossa, et ob id omnia quae circumcirca oculos sita sunt us-<text:line-break/>qrte ad malas quandoque in vehementi ophthalmia simul<text:line-break/>attolluntur. in propatulo itaque est omnia medicamenta<text:line-break/>‘iujusmodi affectionem curantia fub communem omnium in-<text:line-break/>flammatorum curationem cadere, assumereque necessario</text:span></text:p>
      <text:p text:style-name="P7"><text:span text:style-name="T75">quippiam pro partis ipsius natura, quae excellentem molli-<text:line-break/>tiem et ad hoc, ut laedatur, aptitudinem super omnem to-<text:line-break/>tius corporis cutem- nacta est, propter lenius subtilitatem<text:line-break/>et substantiae raritatem. Adhibenda sunt autem medicamenta<text:line-break/>repulsoria non exasperantia, hoc est non vehementem for-<text:line-break/>tita astrictionem, sed quae tum propria sua substantia sunt<text:line-break/>. moderatiora tum lenitivi liquoris admixtione adhuc magis</text:span></text:p>
      <text:p text:style-name="P8"><text:span text:style-name="T75">talia fiant, Lenitivos autem liquores dixi ovi candidum et<text:line-break/>foenigraeci decoctum et ad haec amplius ipsum lac, in quo<text:line-break/>providum esse convenit, ut juvenculae fimulque boni succi<text:line-break/>foeminae exisset, uberibus ipsius in cotem in qua colly-,<text:line-break/>rium teritur expressis, quo calidum adhuc oculis insunda-<text:line-break/>tur. Caeterum hoc in vehementi dolore afflictis aut pro-<text:line-break/>pter inflammationis magnitudinem aut ob influentium hu-<text:line-break/>morum acritudinem facere cogimur. Ut plurimum vero<text:line-break/>albus ovi liquor cum accommodatis medicamentis ophthai-<text:line-break/>jnias curare sufficit, per collyria videlicet monohemera, hoc</text:span></text:p>
      <text:p text:style-name="P6"><text:span text:style-name="T90">. — </text:span><text:span text:style-name="T75">t - -</text:span></text:p>
      <text:p text:style-name="P8"><text:span text:style-name="T75">est unius diei, appellata. Adeo enim haec non parum saepe<text:line-break/>magnas inflammationes mitigaverunt, nt in vesperam qui-<text:line-break/>dem homo balneo uteretur, lu sequenti vero die nardino<text:line-break/>collyrio ad instaurationem et corroborationem inungeretur.<text:line-break/>Admiscere autem ei circa primam inunctionem minimum<text:line-break/>quiddam acrium et sistentium medicamentorum oportet et<text:line-break/>circa secundam paulo amplius quiddam priore. Sufficiunt<text:line-break/>enim hae duae medicamenti adhibitiones et deambulatiun-<text:line-break/>cula aliqua non mulla ante balneum. Porro collyria rnono-<text:line-break/>liemera appellata quaedam privatim faeculenta dicta mul-<text:line-break/>tam in fe habent acaciam, quaedam sive omnino exiguam<text:line-break/>sive neque in tutum habent. Complectuntur autem alia qui-<text:line-break/>dem aeris lquamam, alia vero aes ustum exiguum additis<text:line-break/>multis aliis, quae mediocriter astringunt et concoquunt et<text:line-break/>discutiunt. Talia antem sunt crocus, myrrha, lycium Indi-<text:line-break/>cnm, et castorium quidem et thus citra astrictionem conco-<text:line-break/>quunt, sirnulque discutiunt. In quibus igitur astringentia<text:line-break/>praedominantur, plurimum ovi liquorem et paucissimum</text:span></text:p>
      <text:p text:style-name="P6"><text:span text:style-name="T75">medicamentum esse oportet, praesertim si quid ex metalli-<text:line-break/>cis medicamentum lusu complectatur; lu quibus vero cro-<text:line-break/>cus et myrrha castoriumque ac thus et lycium praeva-<text:line-break/>leant, paulo crassiore medicamento utendum esu Fomentum<text:line-break/>praeterea omninoadhibendum est ipsis per spongiam, siqui-<text:line-break/>dem mediocris sit dolor, semel aut bis in die, si vero ve- -<text:line-break/>hementior dolor urgeat, praestat ter aut quater et saepius<text:line-break/>uti in longis praesertim aestivis diebus. Fiat autem fomen-<text:line-break/>fum per meliloti et foenigraeci decoctum. De ophthalmia<text:line-break/>itaque satis dictum est, deinceps de ulceribus dicam.</text:span></text:p>
      <text:h text:style-name="P3" text:outline-level="2">Cap. IV.</text:h>
      <text:p text:style-name="P9"><text:span text:style-name="T106">\A)e ulceribus oaulorum.j</text:span><text:span text:style-name="T75"> Ulcera oculorum<text:line-break/>eandem secundum genus curationem requirunt quam alia </text:span><text:span text:style-name="T75">,<text:line-break/></text:span><text:span text:style-name="T75">ulcera, eam videlicet quam per longum in tertio et quarto<text:line-break/>curativae methodi, recensui, verum ob partis naturam quam<text:line-break/>. lenissima adhibenda funt, ex quorum numero id quod </text:span><text:span text:style-name="T112">ex<text:line-break/></text:span><text:span text:style-name="T75">pompholyge lota constat esse dixi. Admiscentur eis etiam<text:line-break/>succi quidam non solum omnino mordacitatis expertes, scd</text:span></text:p>
      <text:p text:style-name="P7"><text:span text:style-name="T75">qui etiam vehementissimos dolores mitigare possunt, velut'<text:line-break/></text:span><text:span text:style-name="T112">est</text:span><text:span text:style-name="T75"> mandragorae succus. Quidam etiam polygoni succum<text:line-break/>admiscuerunt, quemadmodum alii ipsorum etiam ovorum<text:line-break/>candidum. Manifestum vero est, quod ubi jam propemoduni<text:line-break/>instat tempus praeparandi medicamentum, tum demum liu-<text:line-break/>jusmodi admiscentur propterea quod facile acescant. Eodem<text:line-break/>tempore etiam rosarum additur succus. Caeterum clarum<text:line-break/>est sylvam medicamentorum, quae proprie ad oculorum ul-<text:line-break/>cera perlinet, scopum habere ut ulcus mundum servetur,<text:line-break/>utpote partium natura ipsum explente et ad cicatricem per-<text:line-break/>ducente , quemadmodum iii • aliis ulceribus est praedictum.<text:line-break/>Si itaque inflammatio adhuc cir ca oculum existat aut quis-’<text:line-break/>piam etiam dolor, collyria lex thure et metallicis lotis et<text:line-break/>: succis mordacitatis expertibus adhibentur, ubi vero sordida<text:line-break/>reddita ex eorum usu alcera suerint, 'de repurgantibus<text:line-break/>quippiam admiscere oportet, quale est Paccianum ex viso<text:line-break/>croceum, quo utimur, minimum quid ex eo praedictis me-<text:line-break/>dicamentis addentes. Habet autem hoc plurimum in </text:span><text:span text:style-name="T112">fe ero-<text:line-break/></text:span><text:span text:style-name="T75">cum, unde etiam croceum appellatur, habet etiam ex repur-</text:span></text:p>
      <text:p text:style-name="P7"><text:span text:style-name="T75">gantibus metallicis aliqua, quapropter etiam aspritudines<text:line-break/>exstirpat non parvas modo, sed magnas, quas fycofeis ap-<text:line-break/>pellant, attenuat item pterygia, </text:span><text:span text:style-name="T106">oculorum ungues.</text:span><text:span text:style-name="T75"> De his<text:line-break/>ilaque medicamentis paulo post dicetur. At vero ulcera<text:line-break/>quae, per erosionem tunicae corneae fiunt, ut etiam ex uni-<text:line-break/>formi quid pronuat manifestum est, quod tum propter fe<text:line-break/>ipsa tum ob prolapsionem repellentibus et astringentibus<text:line-break/>medicamentis opus habenti Conandum est autem ut ex ipsis<text:line-break/>, eligamus quae nullam aspritudinem faciunt. Verum his<text:line-break/>contraria medicamenta, hoc est discussoria, pusiulae expe-<text:line-break/>tunt et pus quod intra corneam est generatum. Recentis<text:line-break/>igitur et adhuc inflammata medicamentis ex mynha, thure<text:line-break/>, et croco sedantur, vetustiora autem ex discussoriis etiam<text:line-break/>quid deposcunt, quemadmodum item induratae inflamma-<text:line-break/>tiones tunicarum. In his enim et per acres liquores haec<text:line-break/>ipsa medicamenta in collyriorum formam redacta prosi-<text:line-break/>fiunt et quae privatim a medicis inunctiles liquidae eous-</text:span></text:p>
      <text:p text:style-name="P7"><text:span text:style-name="T75">positiones appellantur, quales etiam in iis, qui suffusionis<text:line-break/>principium sentiunt apparant. In pterygiis vero et sycosi<text:line-break/>, repurgantia, ut dixi, medicamenta adhibentur, partim in<text:line-break/>.collyriorum formam redacta, partim arida citra alicujus fi-<text:line-break/>gurae inductionem, in quibus aliqui etiam ex erodentibus<text:line-break/>medicamentis aliquid addiderunt. His vieina sunt quae fca-<text:line-break/>bros in palpebris’ affectus persanant, atque ob id pforica<text:line-break/>appellantur. Tortissima vero omnium funt, quae antiquos<text:line-break/>- callos liquefaciunt et quae pterygia dicta curant, ex repur-</text:span></text:p>
      <text:p text:style-name="P8"><text:span text:style-name="T75">gantibus et erodentibus medicamentis conflata.</text:span></text:p>
      <text:h text:style-name="P3" text:outline-level="2">Cap. V.</text:h>
      <text:p text:style-name="P9"><text:span text:style-name="T75">sale </text:span><text:span text:style-name="T106">ocularium medicamentorum</text:span><text:span text:style-name="T75"> viribus.]<text:line-break/>Porro quum jam omnium fere in oculis affectimium medi-<text:line-break/>camentorumque eorundem fecundum genus expositionem<text:line-break/>fecerim, relataque sint a me medicamenta fecundum genus<text:line-break/>mordacitatis expertia, qualia ex lotis metallicis componi<text:line-break/>dixi, melius fore mihi ridetur si etiam aliorum ocularium<text:line-break/>medicamentorum vires exponam. Ex hoc enim existimo ad<text:line-break/>componendum promptiores futuros et de jam compositis</text:span></text:p>
      <text:p text:style-name="P6"><text:span text:style-name="T75">felicius judicaturos eos, qui in ipsis suerint exercitati. Quum<text:line-break/>igitur mordacitatis maxime expertia sint medicamenta quae<text:line-break/>dixi sintque acrimoniae omnis expertes tres liquores, quo-<text:line-break/>rum primus foenigraeci decoctum erat; alter lac, tertius te-<text:line-break/>nuis ovorum liquor, in hoc genere esse existimandum est<text:line-break/>tum gumini tum tragacantham. Et nisi praedicta trla co-<text:line-break/>piaque et usu prompta et expedita essent, possimus parum<text:line-break/>gumini aut tragacanthae in multa aqua maceratum in eun-<text:line-break/>. dem usum velut illa assumere, ita ut per ipsa in medica<text:line-break/>cote collyria tereremus et per sola etiam infusa serosus in<text:line-break/>affectis oculis generatos humores elueremus. Red tamen<text:line-break/>etiam nunc ipsis circa omnia fere collyria utimur; paucis-<text:line-break/>simis enim demptis, omnia postquam trita sunt, moderate his<text:line-break/>ipsis medicamentis madefacta excipiuntur. Unum sane hoc<text:line-break/>genus ocularium medicamentorum numeretur, in tribus li-<text:line-break/>quoribus, tragacanthaque ae gummi et lotis metallicis con-<text:line-break/>tentum. Alterum vero genus eorum est quae exiguam ha-<text:line-break/>bent mordacitatem propterea quod quaedam eis admixta</text:span></text:p>
      <text:p text:style-name="P7"><text:span text:style-name="T75">sunt, quae purum astringunt et extergent, qualia medica-<text:line-break/>menta sunt fosae et thus, rosae quidem paucam habentes<text:line-break/>astrictionem, thus vero modicam vim extergendi. Et quum<text:line-break/>thus mediocriter calida vi praeditum existat, eam ob rem<text:line-break/>habet quid concoctorium et quod dolorem sedat. . Ex </text:span><text:span text:style-name="T112">eo-<text:line-break/></text:span><text:span text:style-name="T75">• dem genere cum ipso, quantum ad concoctionem et discus-<text:line-break/>sionem attinet, censendus est crocus et myrrha, quae inter<text:line-break/>se in eo differunt, quod crocus moderate astringat, myrrha<text:line-break/>vero citra astrictionem non ingenerose discutiat et reficcet<text:line-break/>tumiditates, Suntque sane haec'vir ibus praestantiora </text:span><text:span text:style-name="T75">thure<text:line-break/></text:span><text:span text:style-name="T75">et ob id etiam majorem discutiendi vim habent, verum </text:span><text:span text:style-name="T75">ex-<text:line-break/></text:span><text:span text:style-name="T75">tersoria vi carentia, ad uloerurn curationem thure inferior.."<text:line-break/>existnut. Hujus generis medicamentorum, concoctorii in<text:line-break/>quam et discussorii, lycium quoque est et castorium, nequ </text:span><text:span text:style-name="T75">•<text:line-break/></text:span><text:span text:style-name="T75">obscurum esse puto Indicum lycium a me diri uou h</text:span><text:span text:style-name="T131">o</text:span><text:span text:style-name="T75">,<text:line-break/>quod apud nostros populos provenit. Proxime vero ad ho-<text:line-break/>rum facultatem accedit- fareocolla dicta, quae concoctoriui<text:line-break/>et discussorium est medicamentum; atque ipsa magis asihu</text:span></text:p>
      <text:p text:style-name="P7"><text:span text:style-name="T75">galbanum praedictas vires habet. Meliloti vero decoctum<text:line-break/>ad concoctoriam facultatem assumpsit etiam quid astricto-<text:line-break/>rium, ejusdem fere generis cum croco existens. Injicitur<text:line-break/>etiam in oculares compositiones lapis haematites appella-<text:line-break/>tus, humores resiccandi vim habens, velut et cadmia. Mi-<text:line-break/>tius autem medicamentum lapis ipsc quam cadmia existit,<text:line-break/>utpote ex humida substantia, non terrestri velut cadmia,<text:line-break/>generationem adeptus. Hanc enim ejus naturam indicat so-<text:line-break/>lutio, quae sit in medica cote, quum per attritionem eum<text:line-break/>liquore quopiam in succum resolvitur. Quin et quum solus<text:line-break/>per se citra liquoris alicujus affusionem teritur, non lu ter-<text:line-break/>rea fragmenta dissolvitur velut cadmia, sed in aequalium<text:line-break/>partium et cohaerens corpus. Consimilis substantiae ei est<text:line-break/>et lapis schistus appellatus, fed fortiorem facultatem habet.<text:line-break/>Quod vero stibium appellatur, illotum quidem fortem ex fe<text:line-break/>ostentat astringendi simultatem, lotum vero exolvitur, ut<text:line-break/>prope ad mordacitatis expertium vim accedat. Vehementem<text:line-break/>autem exterscriam facultatem aes ustum habet, itemque</text:span></text:p>
      <text:p text:style-name="P7"><text:span text:style-name="T75">squama ejus et flos. Neque minus efficax, ied minus </text:span><text:span text:style-name="T112">mor-<text:line-break/>dacitatis</text:span><text:span text:style-name="T75"> expers chalcitis usia esu Quod si laventur salia<text:line-break/>medicamenta, extersuria quidem adhuc manent, tanto autem<text:line-break/>efficacia imbecilliora, quantum mordacitatis magis expertia<text:line-break/>. fiunt. Hujus generis sunt etiam misy et aerugo, validissima<text:line-break/>medicamenta iis, quae sycosi et callis conveniunts admixta.<text:line-break/>Quidam vero ipsis etiam gestas injecerunt,' vehementer<text:line-break/>astringens medicamentum,, quemadmodum aliqui chalcan-<text:line-break/>thum neutro genere appellatum, atque etiam ut aliqui usur-<text:line-break/>pant, chalcanthum tum Wcnliao tum muliebri genere,-<text:line-break/>quod ad astringendum una cum acredine vehementissimum,<text:line-break/>inter haec omnia medicamentum existit. Manifestum est au-<text:line-break/>tem, quod multo moderatius redditur ustum et lotum. Ad<text:line-break/>' hanc silvam pertinet etiam stomomatis squama. At thuris</text:span></text:p>
      <text:p text:style-name="P13"><text:span text:style-name="T75">cortex astringit quidem et ipse non ingenerose, verum prae-<text:line-break/>dictis omnibus longe inferior esu Atqui et misy ipsum tum<text:line-break/>ad eosdem allectus tum amplius ad scabras palpebras qui-<text:line-break/>dam in collyria miscuerunt. Quandoquidem vero et mannae<text:line-break/>quidam mentionem fecerunt et ridetur aliquibus nihil a</text:span></text:p>
      <text:p text:style-name="P7"><text:span text:style-name="T75">thure tritu ac laevigato disterre, cognosse operae pretium<text:line-break/>est, quod mannam proprie appellant, id quod excessum<text:line-break/>. est a thure circa magna onera confracto, auferuntur enim<text:line-break/>simul ab ipso fragmenta quaedam parva corticis thuris.<text:line-break/>Quare a thure difiert tale medicamentum lu hoc, quod pa-<text:line-break/>rum quid astrictorium assumpsit. Quaecunque. igitur ex<text:line-break/>estringentibus inultam terream consistentium habent, afpri-<text:line-break/>tudines et sycoscis </text:span><text:span text:style-name="T112">ac</text:span><text:span text:style-name="T75"> callos consumunt. Caeterum quae ex<text:line-break/>succorum genere eunt, velut omphacium et hypocystis;<text:line-break/>eluuntur facile in sublitiunibus effluentia simul cum lacri-<text:line-break/>mis.- Ex hoc genere est et glancium et </text:span><text:span text:style-name="T112">acacia.</text:span><text:span text:style-name="T75"> Citra mor-<text:line-break/>dacitatem vero exterget cerni cornu ustum, velut etiam </text:span><text:span text:style-name="T112">ca-<text:line-break/>prarum.</text:span><text:span text:style-name="T75"> Dictum est autem et thus ex talium genere esse,<text:line-break/>verum hoc velut dictum est, omnino exiguam obtinet exter-<text:line-break/>gendi facultatem, doloris sedativum et eoneoctorium existens.<text:line-break/>Cornua vero praedictorum animalium extergendi quidem<text:line-break/>vim habent ,- fed neque-dolorem' sedant neque concocturis<text:line-break/>facultate praedita sunt, frigidi nimirum et sicci tempera-<text:line-break/>menti existentia. Habet autem et quod Armenium vocatur</text:span></text:p>
      <text:p text:style-name="P7"><text:span text:style-name="T75">extergendi vim, quemadmodum et atramentum Indicum ap-<text:line-break/>pellatum et ob id fane ulceribus inflammatione carentibus<text:line-break/>_ citra molestiam adhibetur. Mixtae vero quodammodo facul-<text:line-break/>tatis est </text:span><text:span text:style-name="T106">aloe,</text:span><text:span text:style-name="T75"> velut etiam rosa, habet enim quid lu se ama-<text:line-break/>rum, quod extergendi a natura aptitudinem habet, inest au-<text:line-break/>. tem ei etiam quid astrictorium, ut committat et ad cicatricem<text:line-break/>ulcera perducat.</text:span></text:p>
      <text:p text:style-name="P8"><text:span text:style-name="T106">[Quae ad scabros affectus conveniant Jj</text:span><text:span text:style-name="T75"> Ex medica-<text:line-break/>mentorum ad scabros in palpebris affectus convenientium<text:line-break/>numero sunt sales ammoniaci et lapis Asius tum ipse tum<text:line-break/>flos ipsius, et quod pforicum appellatur, non simplex neque<text:line-break/>sponte naturae productum, sed praeparationis modum quen-<text:line-break/>dam habens, quem etiam Dioscorides conscripsit et alii fere<text:line-break/>omnes, qui de medica materia commentati sunt. Admiscetur<text:line-break/>his et mify ustum et sandaracba, et quod a veteribus Grae-<text:line-break/>cis arrhenicum, nostro vero aevo arsenicum appellatur.. Ex<text:line-break/>medicamentis vero aromaticis cassia et malabathri folium.<text:line-break/>Quin et amomum et cinnamomum quidam ocularibus com-<text:line-break/>positionibus admiscuerunt, quum discussoriam quidem,vim</text:span></text:p>
      <text:p text:style-name="P7"><text:span text:style-name="T75">habeat cinnamomum, reliqua vero etiam astringendi facul-<text:line-break/>tatem obtineant. In communi porro'de omnibus extergen-<text:line-break/>tibus medicamentis id nosse oportet, tum eis quae mode-<text:line-break/>rata sunt tum eis quae sycoscis et callos consumunt, quod</text:span></text:p>
      <text:p text:style-name="P15"><text:span text:style-name="T75">• haec omnia etiam ad cicatrices crassas conveniant. Attenuant<text:line-break/>enim ipsarum crassitudinem et substantiam superficiei dera-<text:line-break/>dunt ac removent.</text:span></text:p>
      <text:p text:style-name="P8"><text:span text:style-name="T75">[ Quae </text:span><text:span text:style-name="T106">induratis uuxilienturst,</text:span><text:span text:style-name="T75"> Compositiones quae ad<text:line-break/>induratas oculorum tunicas conveniunt, ex succis constant<text:line-break/>et ammoniaco thymiamate, quemadmodum etiam antea diri.<text:line-break/>Miscentur autem eis moderatiora quaedam, quae viribus<text:line-break/>eorum tamen non obluctantur, myrrha videlicet et thus et<text:line-break/>galbanum aliaque consimilia.</text:span></text:p>
      <text:p text:style-name="P8"><text:span text:style-name="T106">[Quae siusisusis</text:span><text:span text:style-name="T75"> conveniant-J Ad suffusos vero quidam<text:line-break/>medici liquida medicamenta composuerunt. Ac prima fere<text:line-break/>omnium compositionum est, quae ex foeniculi succo et hy-<text:line-break/>aenae felle ac melle Attico constat ; quidam vero etiam ca-<text:line-break/>prinum fel addiderunt. Verum postea alius aliud fel admi-</text:span></text:p>
      <text:p text:style-name="P168"><text:span text:style-name="T75">scuit, alius galli, alius viperae, alius testudinis marinae, alius<text:line-break/>callionyrni piscis. Nunc vero lu pretio est medicamentum<text:line-break/>ex felle scarorum, quemadmodum et quod ex myrrha stacte<text:line-break/>constati Promissiones itaque, omnium horum medicamento-<text:line-break/>rum magnae sunt, verum effectus aliquando nullus, ali-<text:line-break/>quando valde exiguus.<text:tab/>, ,</text:span></text:p>
      <text:h text:style-name="P3" text:outline-level="2">Cap. VI.</text:h>
      <text:p text:style-name="P9"><text:span text:style-name="T75">[De </text:span><text:span text:style-name="T106">aridis medicamentis oculis conducen-<text:line-break/>tibus i\</text:span><text:span text:style-name="T75"> Ex praescripta materiae medicae silva composita<text:line-break/>funt a medicis medicamenta arida, quae privatim ab ipsis<text:line-break/></text:span><text:span text:style-name="T106">arida</text:span><text:span text:style-name="T75"> collyria appellantur. Quorum aliqua quidem callos<text:line-break/>, et fycofeis consumunt, excrescentem item juxta nasi an-<text:line-break/>gnlum carnem et ungues. Aliqua vero scabris palpebris<text:line-break/>conveniunt et ad palpebrarum defluvia, quae milphae ap-<text:line-break/>pellantur conducunt, verum aliam ab acribus collyriis fa-<text:line-break/>cultatem habent, unde etiam a quibusdam medicis delacri-<text:line-break/>rnativa et repulsoria appellantur, velut etiam ipsa collyria<text:line-break/>visa sunt appellari. Ex his autem pleraque etiam obtusu<text:line-break/>cernentibus, sive per aetatem sive crassitudinem aut frigi-<text:line-break/>ditatem humorum in oculis, aut etiam flatus caliginosi red-</text:span></text:p>
      <text:p text:style-name="P7"><text:span text:style-name="T75">imdantiam id contingat, non parum prosunt. Aliqua de-<text:line-break/>. 'lude ex aridis medicamentis affectionem aliquam in oculis<text:line-break/>colligi prohibent, impediendo videlicet influxiones humo-<text:line-break/>rum, ex quibus oculi laedi consueverunt. Praestantissimum<text:line-break/>vero horum apparuit et experientia judicatum est, quod<text:line-break/>ego composui, et ob id apud inultos in usu est, ac fere per<text:line-break/>omnes gentes, quibus imperant Romani. Ac primum sane<text:line-break/>ipsius compositionem scribam, quum praestantius putem esse<text:line-break/>nullis omnino affectionibus corripi quam eas quae jam<text:line-break/>praeoccuparunt optime sanare. Quando vero etiam Ascle-<text:line-break/>piades plurimam et optimam tum aridorum, tum liquido-<text:line-break/>rnm collyriorum conscripsit silvam, ab aridis primum ini-<text:line-break/>tio facto, et ego sane mihi recte facturus rideor, si consi-<text:line-break/>mili scribendi ordine utar. Quare uni meum aridum ascri-<text:line-break/>psero. deinceps omnia quae Asclepiades habet in primo ex-<text:line-break/>terriorum:, quem Marcellae inscribit, juxta ipsius ordinem<text:line-break/>subjungam. Et post haec cataplasmata oculis accommodata,<text:line-break/>agglutinatoriaque et inunctilia medicamenta ah Asclepiade</text:span></text:p>
      <text:p text:style-name="P6"><text:span text:style-name="T75">descripta adjiciam Praestabilius enim mihi videtur et isto-<text:line-break/>rum ordinem in lcr ibendo fervare, atque ita ad collyria<text:line-break/>ac liquida medicamenta transire omnibus appositis, velut<text:line-break/>Asclepiades ipse: reeensuit illius ipsius verbis.</text:span></text:p>
      <text:p text:style-name="P8"><text:span text:style-name="T106">[Medicamentum aridum ad tuendam oculorum vale-<text:line-break/>tudinem </text:span><text:span text:style-name="T95">α </text:span><text:span text:style-name="T106">me compositum.^</text:span><text:span text:style-name="T75"> Utilissimum fanis oculis prae-<text:line-break/>scrvativum ego composui medicamentum, quod omnes jam<text:line-break/>in usu habent. Uritur lapis Phrygius lu minutas partes<text:line-break/>confractus, ut major tamen sit nuce quae pontica a quibus-<text:line-break/>dam vocatur,' ab aliis nux parva. Modus urendi idem qui<text:line-break/>in aliis est, lapide in ollulam novam conjecto, deludeque<text:line-break/>ollula forinsecus luto circumlita operculum perforatum, vel<text:line-break/>lu solo vertice, vel quod melius est etiam circa alias plu- -<text:line-break/>res partes imponimus, quo per ipsa foramina fuligluosae et<text:line-break/>fumnsae eorum, quae uruntur, exhalationes faeilius efferan-<text:line-break/>tur. Postquam vero totus lapis ignitus factus fuerit, tum<text:line-break/>sane ollulam in purum quoddam vasculum evacuare opor-<text:line-break/>tet, butyrumque infundere non vetustum et cirenmagitare</text:span></text:p>
      <text:p text:style-name="P7"><text:span text:style-name="T75">usti lapidis partes, donee omnes extinguantur, atque tune<text:line-break/>cessare. Et sic rursus easdem in ollulam conjectas urere,<text:line-break/>rursus prunis candefactis ab igne ollulam imponendo, ut<text:line-break/>nihil fumosum lu sc habeant, ventilationeetiam easdem ex-<text:line-break/>&gt; citare convenit, quo citius ustio perficiatur. Deinde quum<text:line-break/>jam igniti facti fuerint lapides et nulla amplius fuligo </text:span><text:span text:style-name="T112">ef-<text:line-break/>feratur,</text:span><text:span text:style-name="T75"> rursus eosdem eximere oportet et vino Falerno<text:line-break/>extinguere, aut aliquo fulvo et odorato, velut est Tmolites<text:line-break/>Ariusinmque et Lesbium. Deinde rursus in ollulam conje-<text:line-break/>ctos, tertio urere, et postquam ignitus fuerit lapis, rursus<text:line-break/>extinguere melle Attico non multo, reddetur enim medi-<text:line-break/>camentum non aridum, sed vifcositate aliqua praeditum.<text:line-break/>Caeterum pluribus diebus trita et praelaevigata </text:span><text:span text:style-name="T75">in </text:span><text:span text:style-name="T75">promptu<text:line-break/></text:span><text:span text:style-name="T75">1 </text:span><text:span text:style-name="T75">habere oportet, ita ut in tenuissimum pulverem redacta sint<text:line-break/>subscripta. 4 Aeris usti § j, quod est J viij, piperis albi<text:line-break/>tantundem, folii malabathri tantundem, stibii hemiolium quod<text:line-break/>est 3 rij , liis admisce lapidis usti 16 j, et postquam omnia<text:line-break/>probe fuerint laevigata et reponere medicamentum velis,</text:span></text:p>
      <text:p text:style-name="P7"><text:span text:style-name="T75">adjice opobalsami Syriaci § </text:span><text:span text:style-name="T106">j</text:span><text:span text:style-name="T75"> </text:span><text:span text:style-name="T90">β</text:span><text:span text:style-name="T75">, quod totum </text:span><text:span text:style-name="T106">3</text:span><text:span text:style-name="T75"> xij facit.<text:line-break/>Sit vero opobalsamum tenue et pellucenti consistentia, non<text:line-break/>crassum, quemadmodum folet in vasis circa fundum consi-<text:line-break/>dere ae spissari, quod enim ita crassum est, ariditatem me-<text:line-break/>' dicamenti impediet. Porro usus ipsius ad sclas palpebras<text:line-break/>competit, cum specillo inducti citra tunicarum ipsius .oculi<text:line-break/>contactum. Ut plurimum itaque ftissieit circa sclam infer-<text:line-break/>nam palpebram specillum inducere. Nihil vero vetat etiam<text:line-break/>supernam palpebram similiter illinere, ubi praesertim medi-<text:line-break/>camento opus suerit, hoc est ubi jam manifeste perturba-<text:line-break/>tionem quandaui perceperit oculus, non tamen expectare<text:line-break/>convenit donee id nat. Verum praeoccupare oportet circa<text:line-break/>primum affectionis sensum, in omni tempore diei, etiam<text:line-break/>siquis biberit et coenaverit. Et plane frequens' ejus compe-<text:line-break/>tit usus cum cautione, ut dixi, ne tunicae oculorum eo con-<text:line-break/>tingantur. Oportet aulem et eum cui inducitur medicamen-<text:line-break/>tum palpebras exertas et extentas exhibere et quum luun-<text:line-break/>gitur nequaquam cum ipsis nictare. Hoc fane medicamen-</text:span></text:p>
      <text:p text:style-name="P7"><text:span text:style-name="T75">tum a me compositum est, non permittens eum, qui ipfo<text:line-break/>recte utatur, oculorum cphthalrnia apprehendi. • Deinceps<text:line-break/>• vero quae ad affectus commoda sunt medicamenta conscri-<text:line-break/>bam, initio ab iis quae Asclepiades scripsit facto.</text:span></text:p>
      <text:h text:style-name="P3" text:outline-level="2">Cap. Vll.</text:h>
      <text:p text:style-name="P9"><text:span text:style-name="T75">[Arida </text:span><text:span text:style-name="T106">medicamenta ad oculos ab Ascle-<text:line-break/>piade conforipiasp</text:span><text:span text:style-name="T75"> In primo libro medicamentorum exter-<text:line-break/>.nonum, quae Marcellae inscribit, in hunc modum haec<text:line-break/>verba scribuntur. </text:span><text:span text:style-name="T106">Aridum ex psoriois Heraclidae ad cir-<text:line-break/></text:span><text:span text:style-name="T129">cum.ro</text:span><text:span text:style-name="T106">[</text:span><text:span text:style-name="T75">os </text:span><text:span text:style-name="T106">oculorum angulos.</text:span><text:span text:style-name="T75"> 4 Spodii Cyprii drach. iv,<text:line-break/>omphaeii aridi drach. duas, nardi obolos iij, piperis fricti<text:line-break/>grana quindecim, tritis utere. </text:span><text:span text:style-name="T106">Psoricurn AelH.</text:span><text:span text:style-name="T75"> 4 Cadmiae<text:line-break/>drach. iij, aeris usti draelu ij, cum aceto in sole terito et<text:line-break/>• reficcato, rursumque laevigatis et repositis utitor. </text:span><text:span text:style-name="T106">Aliud.<text:line-break/></text:span><text:span text:style-name="T75">. 4 Cadmiae drach. j, aeris usti drach. j, nardi Indicae<text:line-break/>drachmam j, piperis fricti obolos ij, tritis utere, ut medi-<text:line-break/>camento vehementer commodo. </text:span><text:span text:style-name="T106">Aliud.</text:span><text:span text:style-name="T75"> 4 Chalcitidis par-<text:line-break/>tes duas; cadmiae partem unam, tusa et cribrata terito lu<text:line-break/>fole, adjectu tino sufficienti, deinde reficcato et laevigatis</text:span></text:p>
      <text:p text:style-name="P6"><text:span text:style-name="T75">iepositis utitor. ,.Er </text:span><text:span text:style-name="T106">libris Philoxeni aridum acharision.<text:line-break/></text:span><text:span text:style-name="T75">4 Cadmiae drach. ij, chalcitidis draoh. viij, aloes obolos ij,<text:line-break/>aeruginis obolos duos, piperis grana x., florum rosarum<text:line-break/>drachmam unam, tritis utitor. </text:span><text:span text:style-name="T106">Ejusdem ad lippitudinem<text:line-break/>siccam et sacosin, putrescentia'et exarescentem carnem.</text:span></text:p>
      <text:p text:style-name="P13"><text:span text:style-name="T106">4</text:span><text:span text:style-name="T75"> Cadmiae drachmas decem, chalcitidis 3 viij, piperis grana<text:line-break/>xv, nardi Celticae drachmam unam. Cadmiam et chalciti-<text:line-break/>dem cum vino terito, atque ubi exaruerint, nardum et<text:line-break/>piper injicito, ac in pulvillum redactis utitor. </text:span><text:span text:style-name="T106">Aliud.</text:span><text:span text:style-name="T75"> 2J.<text:line-break/>Cadmiae drach. xx, chalcitidis draelu quadraginta, nardi In-<text:line-break/>dicae drach. duas, myrrhae torrefactae drach. duas, pipe-<text:line-break/>ris grana triginta quinque cum aceto acerrimo apparato.</text:span></text:p>
      <text:p text:style-name="Standard"><text:span text:style-name="T141">[</text:span><text:span text:style-name="T115">Capi</text:span><text:span text:style-name="T67">tonis ad lippitudines sicca-s et oculos hume-<text:line-break/>dtds ae angulos circumerosas et palpebras sicosus</text:span><text:span text:style-name="T69">.</text:span><text:span text:style-name="T65">]</text:span><text:span text:style-name="T69"> Ca-<text:line-break/>dmiam Cypriam ad polentae magnitudinem confringimus,<text:line-break/>deinde Attico melle subactum in vasculum fictile conjici-<text:line-break/>mus. Hujus autem ore obturatu ac luto circumlito fora-<text:line-break/>men juxta medium oris facimus, quod id quod assatur inde</text:span></text:p>
      <text:p text:style-name="P6"><text:span text:style-name="T75">transpiret. Ipsum vero vasculum lutra prunas erectum sta-<text:line-break/>tuens succensis prunis urimus. Atque ubi exignitum fue-<text:line-break/>rit, exhalationum per foramen elatarum- auimdversionem<text:line-break/>habemus, quae si nigriores efferantur, amplius urimus, quum<text:line-break/>vero albidiores apparuerint, assationem sufficientem factam<text:line-break/>putamus, ablatoque vasculo et dempto operculo cadmiam<text:line-break/>vino Italieo extinguirnns et in pilam translatam terimus,<text:line-break/>reficcatamque ad medicamenti confectionem reponimus, quae<text:line-break/>hoc modo habet. 4 Cadmiae drach. octo, aeris usti </text:span><text:span text:style-name="T112">3 viij,<text:line-break/></text:span><text:span text:style-name="T75">stibii 3 vllj, tritis et ablatis utere, cum specilli extremo<text:line-break/>palpebris mane et vespere ex eo sublitis. Aiiud. 2j. Ca-<text:line-break/>dmiae ustae, velut praedictum est, drach. octo, aeris usti<text:line-break/>drach. octo, stibii </text:span><text:span text:style-name="T112">3</text:span><text:span text:style-name="T75"> quatuor, Armenii drach- duas, tritis<text:line-break/>et repositis utitor. Nos cadmiam et reliqua adipe viperae<text:line-break/>excepta assavimus, deinde vino extinctis </text:span><text:span text:style-name="T112">ac</text:span><text:span text:style-name="T75"> tritis usi sumus.</text:span></text:p>
      <text:p text:style-name="P8"><text:span text:style-name="T129">\Medicamenta </text:span><text:span text:style-name="T106">ex lapide haematite ad scabras pal-<text:line-break/>pebras accommodata, Capitonis oculariis</text:span><text:span text:style-name="T75"> 4 Cadmiae Cy-</text:span></text:p>
      <text:p text:style-name="P7"><text:span text:style-name="T75">priae drachiuas viginti quatuor, lapidis haematitae drachmas<text:line-break/>fex, in alio exemplari drachmas sedecim, aeris usti drach-<text:line-break/>mas viginti quatuor, arida ad polentae magnitudinem con-<text:line-break/>tunduntur, melleque excepta velut praedictum est assantur<text:line-break/>ac vino extinguntur, deinde resiccata laevigantur. Usus de-,<text:line-break/>monstratus est. Aiiud. 4 Cadmiae drachmas viginti, aeris<text:line-break/>usti drachmas decem, lapidis haematitae drachmas, decem,<text:line-break/>tomentorum purpurae Laconicae drachmas octo, melle ex-<text:line-break/>cepta et usta componito, nt dictum est.</text:span></text:p>
      <text:p text:style-name="P8"><text:span text:style-name="T120">1</text:span><text:span text:style-name="T106"> , </text:span><text:span text:style-name="T129">\_Sosandri </text:span><text:span text:style-name="T106">ad palpebrarum defluvia et inveteratos<text:line-break/>affectus. Facit et ad encanthidussp 4</text:span><text:span text:style-name="T75"> Cadmiae; stibii,<text:line-break/>chalcitidis crudae, misyos peregrini, singulorum drachmas<text:line-break/>octo, contusa et melle excepta velut dictum est assato, de-<text:line-break/>inde vino extincta tritaque et resiccata reponito at utitor.<text:line-break/></text:span><text:span text:style-name="T106">Aliud. 4</text:span><text:span text:style-name="T75"> Chalcitidis crudae, cadmiae; stibii, misyos pere-<text:line-break/>grini, singulorum drachmas octo, nardi ludicae drachmas,<text:line-break/>duas, croci torrefacti drachmas duas, piperis j. Metallica<text:line-break/>melle subjunguntur ac uruntur, ut dictum est, deindo vino</text:span></text:p>
      <text:p text:style-name="P7"><text:span text:style-name="T75">extinguntur et teruntur, adjiciturque his nardus et crocus<text:line-break/>torrefactus itemque piper, postea vero simul laevigatis ac<text:line-break/></text:span><text:span text:style-name="T75">• </text:span><text:span text:style-name="T75">repositis utimur.</text:span></text:p>
      <text:p text:style-name="P8"><text:span text:style-name="T106">[sidedieamentum exornandis palpebris accommodum.</text:span></text:p>
      <text:p text:style-name="P8"><text:span text:style-name="T106">Facit et ad inveteratas Ophthalmias^</text:span><text:span text:style-name="T75"> 4 Stibii usti ac ’<text:line-break/>vino extincti </text:span><text:span text:style-name="T106">3 xvj,</text:span><text:span text:style-name="T75"> plumbi usti et loti </text:span><text:span text:style-name="T106">3</text:span><text:span text:style-name="T75"> viij, fuliginis Jhu-<text:line-break/>ris, spicae nardi, myrrhae torrefactae, croci, squamae aeris,<text:line-break/>singulorum 3 </text:span><text:span text:style-name="T106">j-</text:span><text:span text:style-name="T75"> Omnibus tritis ac repositis utitor. </text:span><text:span text:style-name="T106">Aliud<text:line-break/></text:span><text:span text:style-name="T106">.ex </text:span><text:span text:style-name="T106">croco.</text:span><text:span text:style-name="T75"> 4 Croci § j, glaucii § </text:span><text:span text:style-name="T106">j,</text:span><text:span text:style-name="T75"> sarcoeollae </text:span><text:span text:style-name="T75">3 </text:span><text:span text:style-name="T75">)• Ego<text:line-break/>etiam opii J j adjeci. </text:span><text:span text:style-name="T106">Aliud Sei erianum.</text:span><text:span text:style-name="T75"> 4 Cadmiae ustae<text:line-break/>et lotae scxtautem, salis ammoniaci, piperis albi, utriusque<text:line-break/>sextantem, folii drach. ij, probe tritis utitur. </text:span><text:span text:style-name="T106">Aliud pueris<text:line-break/>maxime commodum.</text:span><text:span text:style-name="T75"> 4 Stibii drachmas scdecim, plumbi<text:line-break/>drachmas octo, squamae aeris </text:span><text:span text:style-name="T75">drach. </text:span><text:span text:style-name="T75">unam, croci drach. j,<text:line-break/>florum rosarum </text:span><text:span text:style-name="T106">3</text:span><text:span text:style-name="T75"> j, myrrhae J j, nardi Indicae, thuris </text:span><text:span text:style-name="T106">ma-<text:line-break/></text:span><text:span text:style-name="T75">, </text:span><text:span text:style-name="T75">sculi, piperis albi, singulorum drachmam unam, paImula-<text:line-break/>rum ossicula decem. Omnia in figulinum vas conjecta dili-<text:line-break/>genter assato, deinde in pilam transtatis ac tritis opobal- </text:span><text:span text:style-name="T75">.</text:span></text:p>
      <text:p text:style-name="P7"><text:span text:style-name="T75">sami cochlearia duo adjicito, deinde conquassato, reficcato<text:line-break/>et utitor. </text:span><text:span text:style-name="T106">Aridum Philoxeni ad pruriginosos ac circum-<text:line-break/>rosos angulos. Facit et ad obtusum visam.</text:span><text:span text:style-name="T75"> 4 Cadmiae<text:line-break/>5 iv, salis ammoniaci drachmas duas, piperis albi </text:span><text:span text:style-name="T106">3 unam,<text:line-break/></text:span><text:span text:style-name="T75">tritis utere» </text:span><text:span text:style-name="T106">Ego haec ita appdro. 4</text:span><text:span text:style-name="T75"> Cadmiae drachmas<text:line-break/>octo, croci drach. duas, piperis albi drachmam unam, salis<text:line-break/>ammoniaci drach. duas, nardi Indicae drach. </text:span><text:span text:style-name="T106">j, tritis</text:span><text:span text:style-name="T75"> utitor.</text:span></text:p>
      <text:h text:style-name="P3" text:outline-level="2">Cap. VIll.</text:h>
      <text:p text:style-name="P9"><text:span text:style-name="T75">[ </text:span><text:span text:style-name="T106">Liquidae oculares compositiones adfico-<text:line-break/>_ sas eminentias ac amnem extuberantium carnis, sacit et<text:line-break/>ad encanihidas et,ad incipientes Ophthalmias, qua usus jesi<text:line-break/>Philippus in Caesar</text:span><text:span text:style-name="T75"> ia. j 4 Misyos assati </text:span><text:span text:style-name="T106">3</text:span><text:span text:style-name="T75"> viij, myrrhae 3iv,<text:line-break/>- cadmiae drach, viij, croci </text:span><text:span text:style-name="T106">3</text:span><text:span text:style-name="T75"> ij, salis ammoniaci </text:span><text:span text:style-name="T106">3</text:span><text:span text:style-name="T75"> ij, nardi<text:line-break/>Indicae, piperis albi, utriusque drachmam unam, mellis At-<text:line-break/>tici cyathnm unum. </text:span><text:span text:style-name="T106">Aliud, 4</text:span><text:span text:style-name="T75"> Misyos assati </text:span><text:span text:style-name="T106">3</text:span><text:span text:style-name="T75"> vj, atramenti<text:line-break/>sutorii drach, quatuor, myrrhae drach. iv, aeris usti 3 j,<text:line-break/>mellis Attici cyathos decem.</text:span></text:p>
      <text:p text:style-name="P8"><text:span text:style-name="T106">. </text:span><text:span text:style-name="T129">\jProrsus </text:span><text:span text:style-name="T106">utilis compositio Erasisirati. 'ad aspritudi-<text:line-break/>ne:-, ae omnes Ophthalmias auresque purulentas et ad ul~</text:span></text:p>
      <text:p text:style-name="P7"><text:span text:style-name="T106">cera aegre recipientia cicatricem et ad serpentia oris ul-<text:line-break/>ceras</text:span><text:span text:style-name="T75"> 2j. Aeris usti drach. duas, myrrhae </text:span><text:span text:style-name="T106">3 j,</text:span><text:span text:style-name="T75"> piperis obo-<text:line-break/>los duos, rnifyos assati drach. </text:span><text:span text:style-name="T106">j,</text:span><text:span text:style-name="T75"> croci obolos, iij, vini Chii<text:line-break/>heminam unam, passi Cretici heminae dimidium. Arida </text:span><text:span text:style-name="T75">te-<text:line-break/></text:span><text:span text:style-name="T75">rito affuso vino, atque ubi iinbibitum fuerit vinum, affunde<text:line-break/>etiam passum, et conquassata in aereum vasculum trans-<text:line-break/>ferto, ac ad lentum ignem coquito, deinde in pyxidern<text:line-break/>aeream reponito. Ad </text:span><text:span text:style-name="T106">callos et omnem eminentiam. 4<text:line-break/></text:span><text:span text:style-name="T75">Aeris usti drach. ij, misyos usti </text:span><text:span text:style-name="T85">3 </text:span><text:span text:style-name="T106">j,</text:span><text:span text:style-name="T75"> myrrhae drach. unam,<text:line-break/>croci drach. unam, ornphacii 3 j, vini </text:span><text:span text:style-name="T75">Chii cyathos </text:span><text:span text:style-name="T75">duos,<text:line-break/>mellis Attici utitor. </text:span><text:span text:style-name="T106">Philoxeni liquida visum exacuens,<text:line-break/>cicatrices et callos exterit. 4</text:span><text:span text:style-name="T75"> Ammoniaci thymiamatis<text:line-break/></text:span><text:span text:style-name="T75">' drach. iv, </text:span><text:span text:style-name="T75">aeruginis drach. duas, vino diluta </text:span><text:span text:style-name="T75">et </text:span><text:span text:style-name="T75">contrita</text:span></text:p>
      <text:p text:style-name="P8"><text:span text:style-name="T75">melle Attico excipito. </text:span><text:span text:style-name="T106">Aliud.</text:span><text:span text:style-name="T75"> 4 Ammoniaci thymiamatis<text:line-break/></text:span><text:span text:style-name="T85">3 </text:span><text:span text:style-name="T75">xij, aeruginis </text:span><text:span text:style-name="T75">drach. </text:span><text:span text:style-name="T75">sex, myrrhae drach. </text:span><text:span text:style-name="T75">ij, </text:span><text:span text:style-name="T75">componito,<text:line-break/>ut dictum est. </text:span><text:span text:style-name="T106">Aliud. Phaedri limula. 4</text:span><text:span text:style-name="T75"> Ammoniaci </text:span><text:span text:style-name="T75">thy-<text:line-break/></text:span><text:span text:style-name="T75">miamatis drach. quatuor, aeruginis drach. unam, alcyonii<text:line-break/>torrefacti J </text:span><text:span text:style-name="T106">j,</text:span><text:span text:style-name="T75"> floris lapidis Assi obolos tres</text:span><text:span text:style-name="T75">, </text:span><text:span text:style-name="T75">componito </text:span><text:span text:style-name="T106">ac</text:span></text:p>
      <text:p text:style-name="P6"><text:span text:style-name="T75">utitor ut dictum esu Aiiud.</text:span><text:span text:style-name="T75">, </text:span><text:span text:style-name="T75">4 Ammoniaci thymiamatis<text:line-break/>drach. viij, aeruginis </text:span><text:span text:style-name="T112">3</text:span><text:span text:style-name="T75"> viij, floris lapidis Asii </text:span><text:span text:style-name="T112">3</text:span><text:span text:style-name="T75"> duas, obol. _<text:line-break/>duos, alcyonii dracsu unam, obol. ij, opii drach. j;E, myr-<text:line-break/>rhae fesquidrachmam componito, </text:span><text:span text:style-name="T112">ac</text:span><text:span text:style-name="T75"> .utitor </text:span><text:span text:style-name="T75">ut </text:span><text:span text:style-name="T75">dictum </text:span><text:span text:style-name="T112">eft.</text:span></text:p>
      <text:p text:style-name="P8"><text:span text:style-name="T106">[Aegyptia ad rallos </text:span><text:span text:style-name="T106">et </text:span><text:span text:style-name="T106">albugines aufert etiam pelli-<text:line-break/>oudas conscsiiinll,</text:span><text:span text:style-name="T75"> 4 Aeruginis Corinthiae drach. vj, am-<text:line-break/>moniacr thymiamatis drach vj, oboli ivi, falis fossilis </text:span><text:span text:style-name="T106">3</text:span><text:span text:style-name="T75"> v,<text:line-break/>medullae colocynthidis </text:span><text:span text:style-name="T112">3</text:span><text:span text:style-name="T75"> iv, fellis taurini </text:span><text:span text:style-name="T112">3</text:span><text:span text:style-name="T75"> duas, nitri<text:line-break/>nigri sesquidrachmam, piperis albi grana quadraginta, </text:span><text:span text:style-name="T75">mel-<text:line-break/></text:span><text:span text:style-name="T75">lis Attici cyathos </text:span><text:span text:style-name="T75">vj. </text:span><text:span text:style-name="T75">componito, ut dictum, </text:span><text:span text:style-name="T75">est et in </text:span><text:span text:style-name="T75">pyxide<text:line-break/>ilicea reposito utitor. Atia Aegyptia ad </text:span><text:span text:style-name="T106">callos </text:span><text:span text:style-name="T106">etr albugi-<text:line-break/>nes ao inveteratos affectus.</text:span><text:span text:style-name="T75"> Aeruginis drach. sex., ammo-<text:line-break/>niaci thymiamatis drach. sex, medullae colocynthidis drach.<text:line-break/>tres , fellis taurini </text:span><text:span text:style-name="T112">3</text:span><text:span text:style-name="T75"> ij&lt;, nitri nigri drach. ij, excipe mellis<text:line-break/>Attici cyathis fex </text:span><text:span text:style-name="T75">et </text:span><text:span text:style-name="T75">utere. </text:span><text:span text:style-name="T106">Qompositio exacuens </text:span><text:span text:style-name="T106">visum,<text:line-break/></text:span><text:span text:style-name="T106">faciens et ad glaucedinern, Antonii Muscae. 4</text:span><text:span text:style-name="T75"> Fellis per-<text:line-break/>dicis silvestris partem unam, in alio exemplari succi herbae<text:line-break/>perdicii</text:span><text:span text:style-name="T75">, </text:span><text:span text:style-name="T75">aliqui succi centaureae partes tres, mellis Attici</text:span></text:p>
      <text:p text:style-name="P7"><text:span text:style-name="T75">' tantundem. Aliud. 4 Fellis gallinae-veteris: partem unam,<text:line-break/>. succi eentaureae partem unam , mellis Attici partes tres.</text:span></text:p>
      <text:p text:style-name="P8"><text:span text:style-name="T75">Facit ad glaucedines’. </text:span><text:span text:style-name="T106">Gomstositiih L&amp;ejsi eAxauesos visum.<text:line-break/></text:span><text:span text:style-name="T75">4 Suoei foeniculi radicis partem unam, mellis tantundem.<text:line-break/>Reponito lu pyxidem aeream ac utitor. </text:span><text:span text:style-name="T106">Aliud.</text:span><text:span text:style-name="T75"> 4 Succi<text:line-break/>fadicis foeniculi partem unam, sueei chelidoniae tantundem,<text:line-break/>mellis Attici tantundem. </text:span><text:span text:style-name="T106">Aelii Lullt idsususidnes. 4</text:span><text:span text:style-name="T75"> l;.4-<text:line-break/>lis testudinis marinae drach. eeio; mellis- Astici tantundem,<text:line-break/>fellis taurini drach duas, eroei draeh. duas-, opobalsami<text:line-break/>drach. duas, contusis uterer' </text:span><text:span text:style-name="T106">Cafsii dd 'sujsusidnes.</text:span><text:span text:style-name="T75"> Fel tuo-<text:line-break/>rinum lu aeream pyxidem evacuatum per dies decem fi-<text:line-break/>'nito, deinde -myrrhae, eroei, utriusque draeh. duas, opopa-<text:line-break/>nacis drach-. ij, opobalsami drach. ij, piperis grana xij, mel-<text:line-break/>lis Attici duplum omnium aeeipito', ornui-aque eum salle<text:line-break/>'misceto et in aere® vasc coquito, delude »n aerea pyxide<text:line-break/>repositis utitor. </text:span><text:span text:style-name="T106">Liquido. BosiHs, hanc 'repodatriaem ap-<text:line-break/>pellamus.</text:span><text:span text:style-name="T75"> 4 Omphacii drach duas, ’ myrrhae drach-. ij, fel-<text:line-break/>lis aquilae drach. ij,;opobalsami drach. ij, lachrymae oleae</text:span></text:p>
      <text:p text:style-name="P6"><text:span text:style-name="T75">drach. ij, ammoniaci thymiamatis drach. </text:span><text:span text:style-name="T106">j,</text:span><text:span text:style-name="T75"> sellis hyaenae<text:line-break/>drach. ij, excipe melle Attico. </text:span><text:span text:style-name="T106">Aliud. ')/</text:span><text:span text:style-name="T75"> Omphacii drach.<text:line-break/>duas, myrrhae drach. unam) falis ^amiuonlaci </text:span><text:span text:style-name="T106">3 j,</text:span><text:span text:style-name="T75">'croci<text:line-break/>drach.. unam , opobalsami </text:span><text:span text:style-name="T106">3 j,</text:span><text:span text:style-name="T75"> lacrimae oleae' drach. unam,<text:line-break/>ammoniaci thymiamatis J j, fellis hyaenae drach.viij, excipe<text:line-break/>Attico melle, </text:span><text:span text:style-name="T75">in alio, </text:span><text:span text:style-name="T75">olei veteris cyathos duos. </text:span><text:span text:style-name="T106">Antonii<text:line-break/>dMsusce.</text:span><text:span text:style-name="T75"> 4 Fellis nyaenae 5 I, fellis ursi dratclu duas, opo'-<text:line-break/>balsami drach.- duas., falis fossilis drach. j, croci </text:span><text:span text:style-name="T75">dracli.<text:line-break/></text:span><text:span text:style-name="T75">unam, msirrhae dracli. unam, mellis- Attici cyathos duos,<text:line-break/>stieei foeniculi cyathos ij. </text:span><text:span text:style-name="T106">Philoxeni. 4</text:span><text:span text:style-name="T75"> </text:span><text:span text:style-name="T75">Fellis hyaenae<text:line-break/></text:span><text:span text:style-name="T75">3 jfi, adipis niperae draeh. j $;croei3 </text:span><text:span text:style-name="T75">j» </text:span><text:span text:style-name="T75">omphaeii draclu </text:span><text:span text:style-name="T106">j,<text:line-break/></text:span><text:span text:style-name="T75">myrrhae 3 </text:span><text:span text:style-name="T90">β, </text:span><text:span text:style-name="T75">opobalsami 3 </text:span><text:span text:style-name="T106">j,".</text:span><text:span text:style-name="T75"> mellis Attici J viij. '</text:span></text:p>
      <text:p text:style-name="P8"><text:span text:style-name="T129">\Tinetuiae </text:span><text:span text:style-name="T106">albugmumsp</text:span><text:span text:style-name="T75"> Gallam tritam ac laeviga<text:line-break/>tam in prompto repositam servatu</text:span><text:span text:style-name="T131">r</text:span><text:span text:style-name="T75"> usu vero </text:span><text:span text:style-name="T75">etipetente<text:line-break/></text:span><text:span text:style-name="T75">cum specilli nucleo calefacto adhibeto, deinde atramentum<text:line-break/>sutorium aqua dilutum admoveto. </text:span><text:span text:style-name="T106">Aliud.</text:span><text:span text:style-name="T75"> Malicorium </text:span><text:span text:style-name="T75">tritum<text:line-break/></text:span><text:span text:style-name="T75">adhibeto, indeque atramentum sutorium aqua dilutum </text:span><text:span text:style-name="T75">ad-</text:span></text:p>
      <text:p text:style-name="P13"><text:span text:style-name="T75">- moveto. </text:span><text:span text:style-name="T106">Aliud.</text:span><text:span text:style-name="T75"> 4 Misyos; atramenti sutorii, gallarum .</text:span></text:p>
      <text:p text:style-name="P6"><text:span text:style-name="T75">*&gt;mphacinarnm, singulorum aequales partes, contusas et cri-<text:line-break/>bratas reponito. Ufqs vero, tempore aridum adhibeto.</text:span></text:p>
      <text:p text:style-name="P8"><text:span text:style-name="T75">£Ad </text:span><text:span text:style-name="T106">glaucos oculos, quo pupUlae nigrae reddantur<text:line-break/></text:span><text:span text:style-name="T75">Malicorii dulcis Cuccum infundito, deinde post temporis in-<text:line-break/>terstitium hyoscyami florem cum vino, aut hyoscvamj succo<text:line-break/>tritum instillato; Verum haec opportuno; tempore colligere<text:line-break/>et reponere convenit. Aliud. Acaclae fructum ee gallarum<text:line-break/>parum quid diligenter trita anemones suero. excipito et ad<text:line-break/>mellis crassitudinem redigito; Deinde expressum per linteo-<text:line-break/>lum liquorem reservato i ac, utitor ut dictum esu</text:span></text:p>
      <text:p text:style-name="P8"><text:span text:style-name="T75">{Ad </text:span><text:span text:style-name="T106">pilos pungaritas in palpebris enascentes, Antonii<text:line-break/>Musaei]</text:span><text:span text:style-name="T75"> Fel aviculae quae cinaedus appellatur et aconiti<text:line-break/>dimidium ejus mixta reponito. Usu vero exigente, evulso<text:line-break/>pilo locum medicamento illinito. </text:span><text:span text:style-name="T106">Aliud..</text:span><text:span text:style-name="T75"> Fel piscis phagri<text:line-break/>et aconiti dimidium-cum squama ferri lota adipe fubjicito,<text:line-break/>atque his amygdalini olei purum adjicito et sanguinis ve-</text:span></text:p>
      <text:p text:style-name="P6"><text:span text:style-name="T75">spertilionis quantum suffecerit. Deinde mixtis et repositis<text:line-break/>utitor ut dictum est</text:span></text:p>
      <text:p text:style-name="P13"><text:span text:style-name="T106">' • A^Agglutinatoria pilorum, Heraclidae</text:span><text:span text:style-name="T75"> Tarentini. J 9/<text:line-break/>Cerae 3 j, picis </text:span><text:span text:style-name="T106">3 j,</text:span><text:span text:style-name="T75"> lithocollae 5 </text:span><text:span text:style-name="T106">j, tanrocollae 3 j,</text:span><text:span text:style-name="T75"> malli-.<text:line-break/></text:span><text:span text:style-name="T127">ch.es </text:span><text:span text:style-name="T75">3 j, simul liquefacta reponito. Usu vero postulanto,<text:line-break/>specilli summum candefacito et quod ex medicamento dis-<text:line-break/>soluto adhaeserit adhibeto, eoqne nilos, agglutinato. </text:span><text:span text:style-name="T106">Aliud.<text:line-break/></text:span><text:span text:style-name="T75">4 Resinae siccae, picis siccae utriusque 3 j, sulfuris vivi<text:line-break/>5 j, bituminis drachmam unam, cerae 3 i j, liquefactis utitor.</text:span></text:p>
      <text:p text:style-name="P169"><text:span text:style-name="T106">[Ad parvos instar hordei oblongos circa pilos palpe-<text:line-break/>brarum abscestsus </text:span><text:span text:style-name="T106">r </text:span><text:span text:style-name="T106">errithus et posihias appellant, Antonii<text:line-break/></text:span><text:span text:style-name="T75">iiiu/ae.] Galbani partem nnam ourn exiguo nitro mixtam<text:line-break/>imponito. </text:span><text:span text:style-name="T106">Aliud.</text:span><text:span text:style-name="T75"> Ceram et misyos crudi paulum admisceto.<text:line-break/>Eaciunt et ficus aridae iu vino mulso coctae et tritae, exi—<text:line-break/>guo simul galbano contrito. Facit </text:span><text:span text:style-name="T75">et </text:span><text:span text:style-name="T75">farina hordeacea in<text:line-break/>vino' mulso cocta ac -trita, itidem exiguo galbano simul<text:line-break/>contrito.<text:tab/></text:span><text:span text:style-name="T75">.: J </text:span><text:span text:style-name="T106">' '.rr-' d.Ar . • •<text:tab/></text:span><text:span text:style-name="T139">;</text:span></text:p>
      <text:p text:style-name="P8"><text:span text:style-name="T106">[Dionysii lfiiiesisuad pilos palpebrarum pungentes.j</text:span></text:p>
      <text:p text:style-name="P170"><text:span text:style-name="T75">Leporem marinum lu sigulino novo urito eti cinerem tri-<text:line-break/>tum caninarum muscarum sanguine excipito et reposito in<text:line-break/>carnea pyxide, utitor evulsis antea pilis. </text:span><text:span text:style-name="T106">-Aliud.</text:span><text:span text:style-name="T75"> Salaman-<text:line-break/>drae ustae cinerem, terrestrium erinaceorum felle excipito<text:line-break/>. ac utitor ut dictum esu Quidam castorio usi sunt cum melle<text:line-break/>mixto, aut castorio. et hirudinis ustae eluere. Aut cicutae<text:line-break/>femen tritum ac thurinae sanguine exceptum praevulsis<text:line-break/>pilis illiverunt. ; •<text:tab/>-<text:tab/></text:span><text:span text:style-name="T75">.<text:tab/>.</text:span></text:p>
      <text:p text:style-name="P8"><text:span text:style-name="T75">[Ad </text:span><text:span text:style-name="T106">eritsifts et ehasuziasc</text:span><text:span text:style-name="T75"> Saga peno oum aceto trito<text:line-break/>utitor. Aiiud </text:span><text:span text:style-name="T106">ad</text:span><text:span text:style-name="T75"> aegitopas. 4 Sucri illecebrae, succi so-<text:line-break/>lani , utriusque ili </text:span><text:span text:style-name="T90">β,. </text:span><text:span text:style-name="T75">.thuris 5 viij; mastiches quadrantem,<text:line-break/>galbani tfe </text:span><text:span text:style-name="T90">β- </text:span><text:span text:style-name="T75">Succos cum thure coquita, atque ubi dissolu-<text:line-break/>tum suerit galbanum injicito, mastichen enim improbamus.<text:line-break/></text:span><text:span text:style-name="T106">Aliud.</text:span><text:span text:style-name="T75"> 4 Thuris drach. octo, ladani draest. quatuor, alu-<text:line-break/>minis scissilis draeiu iv, myrrhae drach. viij, oerae drach.iv,<text:line-break/>fpurnae.nitri draclo iv, coaguli leporis </text:span><text:span text:style-name="T106">3</text:span><text:span text:style-name="T75"> iv, contunditur<text:line-break/>hoc medicamentum et cum unguenti irini faece mollitur.</text:span></text:p>
      <text:p text:style-name="P13"><text:span text:style-name="T106">’ . ' Uataplasmaia in eodem ltbro ipruitb axternosum, ab</text:span></text:p>
      <text:p text:style-name="P7"><text:span text:style-name="T106">Asclepiade ad oculos descrisiia, itemque agglutinatoria ei.<text:line-break/>iannetiiia,} Cataplasmata lippientium ad doloris vexatio^,<text:line-break/>nes ac maxime epiphoras* quibnts usua est. Heraclides Ta-<text:line-break/>rentinus'.</text:span><text:span text:style-name="T75"> 4 Rosarum viridium ant siccarum drach iv,<text:line-break/>creci drach-unam, opii drach. unam, excipe meliloti dece-<text:line-break/>cto aut passo- </text:span><text:span text:style-name="T106">Aliud.</text:span><text:span text:style-name="T75"> 4 R essarum, violarum albaritm; me-,<text:line-break/>liIoti, capitum papaveris, singulorum 3 ij, </text:span><text:span text:style-name="T116">e</text:span><text:span text:style-name="T75">X°ci drachmam<text:line-break/>unam, opii drach. unam, myrrhae drach. nuam, ovi assati<text:line-break/>vitellum, tritis et passo subactis </text:span><text:span text:style-name="T106">olere</text:span><text:span text:style-name="T75"> 4 dictam et</text:span></text:p>
      <text:p text:style-name="P8"><text:span text:style-name="T106">[lllitiones ad dolores, quibus ustus esi</text:span><text:span text:style-name="T75"> ©iauoui.} 4<text:line-break/>Aloes, lycii Indici, rufarum viridium, croci,, opii, myrrhae,<text:line-break/>singulorum aequales, partes, vino- subactas in pastillos sur-<text:line-break/>mato; eosque. in: umbra, siccate. Usu</text:span><text:span text:style-name="T131">:</text:span><text:span text:style-name="T75"> vero exigente, passe<text:line-break/>dilutos oculis illinito, itumque fronti uo temp.oribuss </text:span><text:span text:style-name="T106">'Phi-<text:line-break/>loxeni ad fluxionem museam, et dolores.</text:span><text:span text:style-name="T106">,</text:span><text:span text:style-name="T75">. </text:span><text:span text:style-name="T75">4 EoliuruMii rusa-<text:line-break/>num recentium drach. ij, feminis hyoscyami ; drachv. viij;.<text:line-break/>thuris drach. tres, myrrhae. drach. iv,, farinae pnieutarijm.<text:line-break/>acetabulum, ova astati ,.unius, quod lutus est, succi mandita-</text:span></text:p>
      <text:p text:style-name="P6"><text:span text:style-name="T90">/ &gt; .</text:span></text:p>
      <text:p text:style-name="P8"><text:span text:style-name="T75">gorae drach iv, croci drach. ii, opii drach. iv, vini austeri<text:line-break/>quantum sufficit, ln pastillos redigito ac utitor veluti di--<text:line-break/>ctum est. </text:span><text:span text:style-name="T106">Illitio anthera.</text:span><text:span text:style-name="T75"> 4 Croci drach. iv; thuris drach.<text:line-break/>ij, cinnabaris drach. iv, gumrni drach ij, vino excipito.</text:span></text:p>
      <text:p text:style-name="P13"><text:span text:style-name="T75">' Usus tempore ubi triveris et ad solidum' redegeris, pauxil-<text:line-break/>lum mellis adjicito. Aiiud </text:span><text:span text:style-name="T106">lychnium inscriptum. 4</text:span><text:span text:style-name="T75"> Croci<text:line-break/>’ drach. unam, thuris drach. duas, opii drach, duas, gumrni<text:line-break/>drach. </text:span><text:span text:style-name="T106">ij,</text:span><text:span text:style-name="T75"> </text:span><text:span text:style-name="T75">cinnabaris drach. duas; aqua pluvia excipito. Alii<text:line-break/>habent, croci rosei di-ach. quatuor, cinnabaris drach. ij,<text:line-break/>myrrhae, opii, utriusque drachoij, aqua pluviali excipito.</text:span></text:p>
      <text:p text:style-name="P8"><text:span text:style-name="T120">r</text:span><text:span text:style-name="T106">lllitiones mordaces /uae e vestigio fluxionem cohi-<text:line-break/>bent Faciunt et ad lippitudinem scabram ae aridami]</text:span><text:span text:style-name="T75"> 4<text:line-break/></text:span><text:span text:style-name="T75">Aeris; usti </text:span><text:span text:style-name="T75">draciu </text:span><text:span text:style-name="T75">iv, </text:span><text:span text:style-name="T75">eroei drach. iv, piperis albi, drach. ij,<text:line-break/>opii drach. ij, gumrni drach. iv, cum aqua pluviali forin-<text:line-break/>secus illitum. Relidit hoc medicamentum maximas epipho-<text:line-break/>ras , caeterum cavere oportet </text:span><text:span text:style-name="T106">ne</text:span><text:span text:style-name="T75"> quid ex medicamento in<text:line-break/>oculum praeterlabatur. </text:span><text:span text:style-name="T106">Aliud flammeum inscriptum- 4<text:line-break/></text:span><text:span text:style-name="T75">Aeris ulli et loti- drach. duodecim, croci drach. vj, piperis</text:span></text:p>
      <text:p text:style-name="P7"><text:span text:style-name="T75">albi drach. iv, myrrhae drach. iij, opii drach. iij, gumini<text:line-break/>drach. duodecim, vino Aminaeo excipito..</text:span></text:p>
      <text:p text:style-name="P171"><text:span text:style-name="T129">\Agglutmatoria </text:span><text:span text:style-name="T106">quae fluxiones cohibente 4</text:span><text:span text:style-name="T75"> Pollinis<text:line-break/>partem unam, myrrhae partem unam, mannae </text:span><text:span text:style-name="T75">thuris </text:span><text:span text:style-name="T75">par-<text:line-break/>tem unam, candido ovi excipe, deinde </text:span><text:span text:style-name="T75">in linteolum </text:span><text:span text:style-name="T75">impacta<text:line-break/>impone temporibus ae fronti. </text:span><text:span text:style-name="T106">Aliud. 4</text:span><text:span text:style-name="T75"> Seminis hyoscyami<text:line-break/>drach. ij, opii drach. unam, croci’drach. unam, possiuis<text:line-break/>drach. iv, ovorum assatorum vitellos duos, castorii drach. j, r<text:line-break/>omnibus simul coactis utitor. </text:span><text:span text:style-name="T106">Collyrium ad epiphoram et<text:line-break/>dolores ac fluxionem multam, quo Moschion sarniliaris </text:span><text:span text:style-name="T106">usas<text:line-break/></text:span><text:span text:style-name="T106">est</text:span><text:span text:style-name="T75"> 4 Glaucii 3 xvl, farcocollae drach. viij, croci </text:span><text:span text:style-name="T106">3</text:span><text:span text:style-name="T75"> iv,<text:line-break/>gumrni drach. ij, tragacanthae drach. ij, succi mandragorae<text:line-break/>drach. ij, opii drach. unam, aqua pluviali </text:span><text:span text:style-name="T75">excipito, ac uti-<text:line-break/></text:span><text:span text:style-name="T75">tor cum ovo.<text:tab/></text:span><text:span text:style-name="T75">,</text:span></text:p>
      <text:p text:style-name="P13"><text:span text:style-name="T106">[Jderonis ophthalmici psitaces, </text:span><text:span text:style-name="T106">ad dolores et </text:span><text:span text:style-name="T106">siuxum<text:line-break/>largum, e vestigio somnum</text:span><text:span text:style-name="T75"> inducit.] 9/ </text:span><text:span text:style-name="T75">Glaucii drach. </text:span><text:span text:style-name="T75">xvj,<text:line-break/>- croci 3 </text:span><text:span text:style-name="T75">viij, </text:span><text:span text:style-name="T75">farcocollae drach. viij., </text:span><text:span text:style-name="T75">opii </text:span><text:span text:style-name="T106">3</text:span><text:span text:style-name="T75"> </text:span><text:span text:style-name="T75">iv, succi </text:span><text:span text:style-name="T75">man-<text:line-break/>dragorae drach. </text:span><text:span text:style-name="T75">ij, </text:span><text:span text:style-name="T75">tragacanthae drach.. </text:span><text:span text:style-name="T75">viij, </text:span><text:span text:style-name="T75">aqqa pluviali</text:span></text:p>
      <text:p text:style-name="P7"><text:span text:style-name="T75">excipe </text:span><text:span text:style-name="T106">Ad praedictos affectus Neapolitae. 4</text:span><text:span text:style-name="T75"> Glaucii<text:line-break/></text:span><text:span text:style-name="T85">‘ 5 </text:span><text:span text:style-name="T75">xlviij, sarcocollae draest. xxiv, croci 5 xxiv, lapidis hae-<text:line-break/>ni alitae 3 xfj, opii drach xij, sucti mandragorae J viij,<text:line-break/>gumrni draelo xvj, tragacanthae </text:span><text:span text:style-name="T106">3 xij, excipe</text:span><text:span text:style-name="T75"> aqua pluviali.<text:line-break/></text:span><text:span text:style-name="T106">Sergii ophthalmici Babylonu. 4</text:span><text:span text:style-name="T75"> Glaucii drach. viginti-<text:line-break/>quatuor, sarcocollae drach. sedecim, croci drach. duodecim,<text:line-break/>opii drach. iiij-lapidis haematitae drach. vj. gumrni drach;<text:line-break/>xij, excipito aqua pluviali. Illinito per unum atque alterum<text:line-break/>•diem, atque ubi affectus non solvatur, ad inseqnentes illi-<text:line-break/>siones transimus.: </text:span><text:span text:style-name="T106">Aliud. JJiasimyrnum Cj-laucidanum</text:span><text:span text:style-name="T75"> inferi-<text:line-break/></text:span><text:span text:style-name="T106">ptum.</text:span><text:span text:style-name="T75"> 4 Glaucii. 5 xlviij, sarcocollae, drach. xlxiij, croci<text:line-break/></text:span><text:span text:style-name="T85">3 </text:span><text:span text:style-name="T75">xxiv, opii i drachssvj., myrrhae- drach. ’ vj,. haematitae<text:line-break/>drach. vj, tragacanthae </text:span><text:span text:style-name="T106">3</text:span><text:span text:style-name="T75"> xlviij; aqua pluvia exripe ac<text:line-break/>utere cum ovo. </text:span><text:span text:style-name="T106">T&gt;imsimyrnum ex haematite. 4</text:span><text:span text:style-name="T75"> Glaucii<text:line-break/>drach. lxiv, sarcocollae </text:span><text:span text:style-name="T106">3</text:span><text:span text:style-name="T75"> xxxij, eroni drach. xij, opii </text:span><text:span text:style-name="T106">3</text:span><text:span text:style-name="T75"> viij,<text:line-break/>'.myrrhae </text:span><text:span text:style-name="T106">3</text:span><text:span text:style-name="T75"> vj, haematitae </text:span><text:span text:style-name="T106">3</text:span><text:span text:style-name="T75"> xvj, tragacanthae drach. xlviij,s<text:line-break/>gumrni drach. xvj, in , alio exemplari drach. xlviij r exci-<text:line-break/>piuntur aqua pluviali. Usus ejus est cum ovo. </text:span><text:span text:style-name="T106">Aliud.</text:span><text:span text:style-name="T85"> 4</text:span></text:p>
      <text:p text:style-name="P172"><text:span text:style-name="T75">Glaucii 3 lniv, farcecollae drach. xxxij, eroei </text:span><text:span text:style-name="T106">3 xxiv,</text:span><text:span text:style-name="T75"> opii<text:line-break/>drach. vj.. myrrhae drach. vj, haematitae drach. vj. traga-<text:line-break/>canthae jxvj, gumrni drach. xij, aqua pluxia excipito, usus<text:line-break/>est cum ovo.<text:tab/>.</text:span></text:p>
      <text:p text:style-name="P8"><text:span text:style-name="T106">\_Phosphprns ad doloris vexationem, ornnemque</text:span><text:span text:style-name="T75"> in-<text:line-break/>siammationem et </text:span><text:span text:style-name="T106">intensas epiphorascj 4</text:span><text:span text:style-name="T75"> Glaucii J xxiv,<text:line-break/>sarcocollae drach. viij, croci, opii, utriusque </text:span><text:span text:style-name="T106">3</text:span><text:span text:style-name="T75"> viij, myrrhae<text:line-break/>drach. viij, misyos usti drach. viij, gumrni drach. novem-<text:line-break/>decim, excipe aqua pluvia, utere cum ovo. </text:span><text:span text:style-name="T106">Euchroum ex- .<text:line-break/>callentis et mirabilis efsiecKiae-</text:span><text:span text:style-name="T75"> 4 Glaucii drach. xx, </text:span><text:span text:style-name="T106">far-</text:span><text:span text:style-name="T106">,<text:line-break/></text:span><text:span text:style-name="T75">cocollae draciu iiij, croci 3 xij, myirhae </text:span><text:span text:style-name="T106">3</text:span><text:span text:style-name="T75"> septem, opii<text:line-break/>J vij, misyos usti </text:span><text:span text:style-name="T106">3 vj, gwtrui 3</text:span><text:span text:style-name="T75"> xij, excipe aqua pluviali,<text:line-break/>utere cum ovo. </text:span><text:span text:style-name="T106">Meduiarnentrum ex succis dolorem scdana.<text:line-break/>Facit, ad omnem doloris vexationem, somnum e vestigio<text:line-break/>inducit.</text:span><text:span text:style-name="T75"> 4 Glaueii </text:span><text:span text:style-name="T106">3</text:span><text:span text:style-name="T75"> xlviij, farcocollae, tragacanthae, utrius-<text:line-break/>que 3 </text:span><text:span text:style-name="T116">x</text:span><text:span text:style-name="T75">vj, croci drach. </text:span><text:span text:style-name="T106">octo,</text:span><text:span text:style-name="T75"> opii drach. quatuor, succi ro-<text:line-break/>sarum 3 iv, lycii indici drach. iv, hyoscyami </text:span><text:span text:style-name="T106">3 </text:span><text:span text:style-name="T106">iv,</text:span><text:span text:style-name="T75"> </text:span><text:span text:style-name="T75">sueci </text:span><text:span text:style-name="T75">\<text:line-break/></text:span><text:span text:style-name="T75">mandragorae drach. iv, succi cicutae </text:span><text:span text:style-name="T106">3</text:span><text:span text:style-name="T75"> iv, gumrni drach-</text:span></text:p>
      <text:p text:style-name="P7"><text:span text:style-name="T75">octo, excipiuntur meliloti decocto, componuntur autem hoc<text:line-break/>modo. 4 Meliloti 'libram unam et aquae pluvialis hemi-<text:line-break/>nas xij, ad tertias coquito,. et excolato liquore ad medica-<text:line-break/>menti compositionem utitor. </text:span><text:span text:style-name="T106">Aliud.</text:span><text:span text:style-name="T75"> Glaucii 3 xlviij, far—<text:line-break/>eocollae 3 viginti quatuor, </text:span><text:span text:style-name="T106">croci 3 xxiv, opii drach.</text:span><text:span text:style-name="T75"> xij,<text:line-break/>lycii indici J iiij, succi hyoscyami drach. duodecim, succi<text:line-break/>cicutae 3 nsj, rosarum viridium resectis extremitatibus<text:line-break/>5 xlviij, gumrni draclo. xiviij, aqua pluviali excipe, utere<text:line-break/>cum ovo. </text:span><text:span text:style-name="T106">Medicarnentwmsuscum inscriptum accommodatum<text:line-break/>ad doloris molestias. 4</text:span><text:span text:style-name="T75"> Cadmiae </text:span><text:span text:style-name="T106">3</text:span><text:span text:style-name="T75"> xij, aut xvj, aeris usti<text:line-break/>drach. vj, myrrhae 3 iij, ®psi draclo iij, </text:span><text:span text:style-name="T106">acaciae 3 iiij, exci-<text:line-break/>pito</text:span><text:span text:style-name="T75"> aqua pluvia, </text:span><text:span text:style-name="T116">!</text:span><text:span text:style-name="T75"> velut demonstratum esu </text:span><text:span text:style-name="T106">Aliud suscum<text:line-break/>ad omnem fluxum et omnem ophthalmiam. In alio puerile<text:line-break/>legitur.</text:span><text:span text:style-name="T75"> 4 Aeris usti drach. duodecim, cadmiae drach. ixxrj,<text:line-break/>gumrni drach. triginta duas, acaciae drach. triginta duas,<text:line-break/>myrrhae drach. iv, opii drach.iv, aqua pluvia excipe. Aiiud<text:line-break/>/ ex </text:span><text:span text:style-name="T106">ldbris Philoxeni.. 4</text:span><text:span text:style-name="T75"> Spodii Cyprii draclo xij, aeris usti<text:line-break/>et loti drach; iij, opii, myrrhae, ittriusque drach. iij, aca</text:span></text:p>
      <text:p text:style-name="P6"><text:span text:style-name="T90">, </text:span><text:span text:style-name="T75">alae, gumrni, utriusque </text:span><text:span text:style-name="T106">3</text:span><text:span text:style-name="T75">iiij, aqua pluviali excepta cum </text:span><text:span text:style-name="T106">'ovo<text:line-break/></text:span><text:span text:style-name="T75">, </text:span><text:span text:style-name="T75">in usum veniunt, ut dictum esu .</text:span></text:p>
      <text:p text:style-name="P8"><text:span text:style-name="T129">\siiedicamentum </text:span><text:span text:style-name="T106">Rerytium inscriptum, quo nsius esi<text:line-break/>Straton iBerytius ad- rnciximas ejpipltorasr, e ve/ligio auxi-<text:line-break/></text:span><text:span text:style-name="T75">..iiatur.] 4 Aeris usti, et loti drach. xvj. acaciae draclo-xiyj,<text:line-break/>spodii pompholygis drach. xvj, opii drach sedecim, gumrni<text:line-break/>draclo xvj, croci, drach. xij, myrrhae drach. ij, aqua plu-<text:line-break/>viali excipe, utere cum ovm Oportet hoc assidue infun-<text:line-break/>dere. </text:span><text:span text:style-name="T106">Aliud ad eosdem affectus, .4</text:span><text:span text:style-name="T75"> Spodii pompholygis<text:line-break/>draclo xvj. opii drach. xij, myrrhae drach. xij, gumrni<text:line-break/>3 xvj, aeris usti et loti 3 xvj, aqua excipito pluviali ac<text:line-break/>utitor cum ovo.</text:span></text:p>
      <text:p text:style-name="P8"><text:span text:style-name="T129">\Medicamentum </text:span><text:span text:style-name="T106">achartsium inscriptum ad</text:span><text:span text:style-name="T75"> maximas<text:line-break/></text:span><text:span text:style-name="T106">epiphoras. Hujus solius nsiu medici Aegyptii sclioiter<text:line-break/>medicantur, in agrestioribus praesertim corporibus.j 4<text:line-break/></text:span><text:span text:style-name="T75">Cadmiae drach. xvj. acaciae drach. viij, aeris usti et loti<text:line-break/>drach. vii</text:span><text:span text:style-name="T106">j, opii</text:span><text:span text:style-name="T75"> drach iv, fructus ericae drach. iv, myrrhae<text:line-break/>drach. iv, gumrni drach. xvj, aqua excipito ac utitor cum</text:span></text:p>
      <text:p text:style-name="P7"><text:span text:style-name="T75">laete muliebri. Temperies media est; ubi vero circa oculos<text:line-break/>affectus est, ab hoc. collyrio abstinere oportet. </text:span><text:span text:style-name="T106">Quo ipse<text:line-break/>nsus sum sic habet.</text:span><text:span text:style-name="T75"> 4 Cadmiae draclo xvj, fiuctus ericae<text:line-break/>drach. ij, aeris usti et loti drach. iv, opii drach. ij, myrrhae<text:line-break/>draclo unam, acaciae draclo vj, gumrni drach. viij., aqua<text:line-break/>excipito, usus indicatus esu Aiiud. 4 Cadmiae drach. vj,<text:line-break/>fructus ericae drach. iv, opii draest. yj, thuris drach; ij,<text:line-break/>myrrhae draclo viij, lapidis scissilis' drach. ij, acaciae draclo<text:line-break/>viij, aeris usti et loti drach. iv, gumrni drach. xx, ccunpo.-<text:line-break/>nito ac utitor ut dictum esu </text:span><text:span text:style-name="T75">~</text:span></text:p>
      <text:p text:style-name="P8"><text:span text:style-name="T129">\_Neciariiim </text:span><text:span text:style-name="T106">Mitruisiacit ddi incipientem ophtlral-<text:line-break/>rniam, facit et ad Hiationem fluxus tenusa ad chemoscis,<text:line-break/>tumores, pelliculiirurn enLineMias et sere ad omnem oplv-<text:line-break/>thalmiam facit et ad palpebras ej-affasll</text:span><text:span text:style-name="T75"> Oportet autem<text:line-break/>- prae omnibus fomentum adhibere, delude ipsum infundere<text:line-break/>in principio quidem fluctionis cum aquoso </text:span><text:span text:style-name="T106">ovi</text:span><text:span text:style-name="T75"> liquore, uhi<text:line-break/>vero processerit haec, curatio, paulatiin hanc temperiem<text:line-break/>extendere et augere 'oportet. Caeterum ad palpebras aspe-</text:span></text:p>
      <text:p text:style-name="P7"><text:span text:style-name="T75">ras collyrio cum aqua utimur. Apud alios fphragis appel-<text:line-break/>latur. 4 Aeris usti et loti draclo iv, cadrnlae draclo iv,<text:line-break/>acaciae drach iv, croci dranh ij, opii drach. ij, gmmni<text:line-break/>drach. vj. aqua exripe ac utere </text:span><text:span text:style-name="T106">at</text:span><text:span text:style-name="T75"> indicatum est. </text:span><text:span text:style-name="T106">r Sergii<text:line-break/>'iopsithuilmici mAnjoheuierruTn infcriptuin.</text:span><text:span text:style-name="T75"> 4 Cadmiae ustae: et<text:line-break/>lotae drach. iv, spodii pompholygis ulli et loti draclu'iv,.<text:line-break/>laeris ulli et loli draclo iv, croci drach. ij, opii dracalvj.<text:line-break/>acaciae drach. vj,. giuumi dracsu vj; aqua .pluviali .eniripe<text:line-break/>ac utere eum ovor Temperies est aquosa. Postquam lacri-<text:line-break/>mae projectae fueriuty candidum ovi iufundere oportet ei<text:line-break/>rursum sublinere, ubi vero: morsus consequeretur, </text:span><text:span text:style-name="T106">fvuiien<text:line-break/></text:span><text:span text:style-name="T75">tnm adbibendum est, rursumqne ovi lardidun irifunden-<text:line-break/>' dum, postea vero collyrio nigro inscripto illinito. </text:span><text:span text:style-name="T106">Splrra-</text:span></text:p>
      <text:p text:style-name="P8"><text:span text:style-name="T106">gis Neapolitae.</text:span><text:span text:style-name="T75"> 2| Cadmiae draclo viij; aeris usti et loti<text:line-break/>..draclo viij; asaelae drach. viij, spodii Cyprii drach. iv, er&amp;ci<text:line-break/>draclo iv, opii draclo iv, gurnmi. draclo xij; aqua excipe.</text:span></text:p>
      <text:p text:style-name="P15"><text:span text:style-name="T75">• -usus indicatus esu </text:span><text:span text:style-name="T106">Sphragis Paccii. 4</text:span><text:span text:style-name="T75"> Cadrnlae ustae et<text:line-break/>lacte caprino sive muliebri extiuctae ac lotae et. lu umbra</text:span></text:p>
      <text:p text:style-name="P7"><text:span text:style-name="T75">siccatae drach. xi aeris usti et loti drach. x, acaciae draclo x,<text:line-break/>opii draeh. vj, croci drach. vj, gumrni draclo xv, aqua plu-<text:line-break/>viali excipito. Zoili sphragis Paccii consentit. </text:span><text:span text:style-name="T106">Philotae<text:line-break/>aphroditarium inscriptum,. 4</text:span><text:span text:style-name="T75"> Cadmiae lotae drach. xxiv,<text:line-break/>acaciae drach. xxxvj, aeris usti et loti draclo xij, croci<text:line-break/>draclo xij, opii drach. xij, spodii Cyprii loti draclo xij,<text:line-break/>gumrni xlviij, excipe aqua pluviali, ac utere cum ovo assi-<text:line-break/>due' infundendo. Post curationem vero lavari jubeto. Hoc<text:line-break/>assidue usus sum in marimis epiphoris. -</text:span></text:p>
      <text:p text:style-name="P8"><text:span text:style-name="T75">[Aiiud </text:span><text:span text:style-name="T106">Neapolitae, facit ad maximas epiphoras,<text:line-break/>maxime in oculis,</text:span><text:span text:style-name="T75"> qui </text:span><text:span text:style-name="T106">aegre rigantur et Jubalbioant<text:line-break/>circa inflammationes, ut simile quiddam, dhemosi appareat.<text:line-break/>Hoc nos usi sumus posi illitiorces aegris lavare ' susttsjj 4<text:line-break/></text:span><text:span text:style-name="T75">Lapidis schisti draclo viij, thuris draclo vij, aeris usti et<text:line-break/>loti draclo xiij, opii drach. viij, myrrhae drach. iv, gum-<text:line-break/>ini drach viij, excipe vino ae- utere cum ovo. Tem</text:span></text:p>
      <text:p text:style-name="P173"><text:span text:style-name="T90">. </text:span><text:span text:style-name="T90">' " • • </text:span><text:span text:style-name="T75">'<text:tab/> - - &lt;</text:span></text:p>
      <text:p text:style-name="P8"><text:span text:style-name="T75">peramentum est-aquosum. Saepe vero, hocinsundere epur.<text:line-break/>let et. pcst intervallum ab illisione lavari fabere.,.;-. </text:span><text:span text:style-name="T75">ini ts.</text:span></text:p>
      <text:p text:style-name="P174"><text:span text:style-name="T75">[Pufe?«n&gt; Qifimpfenico </text:span><text:span text:style-name="T106">inscvipiusurstddit 'ud inaxinios<text:line-break/>deseres, sucit et ad chorrtpscis,^ vmnsud ax accfifivmbdar<text:line-break/>tisilrnis eolljriis ese, nam iatim</text:span><text:span text:style-name="T75"> iioerat. t 4. Cadmiae . ullae<text:line-break/></text:span><text:span text:style-name="T106">et</text:span><text:span text:style-name="T75"> lotae ,drachi,Oetce ecaeiae drach-rootoy stibii usti -et loti<text:line-break/>draclu octo, aloes luditue dracsi. nete, eroni; draehi ivq<text:line-break/>myrrhae, drach. iv, onii drach, iv, gurmjji dreclu viij,, aqua<text:line-break/>excipe an utere eum ovo. . Temperamentum est erassum.<text:line-break/>Ego etiam pompholygis ac thuris; utriusque draclo iiij adv<text:line-break/>jeci,. Aiiud </text:span><text:span text:style-name="T106">Zosimsunscriptum, ocsor.utnr sucit^ad dblores 'et&gt;<text:line-break/>recentes affepttta..</text:span><text:span text:style-name="T75"> </text:span><text:span text:style-name="T131">t</text:span><text:span text:style-name="T75">4-Cadmlaei ustaB' et lotae. vluooItalieab<text:line-break/>hoc est extinetae drauh..eetQ,. aloesdraeh. octo, stibiiiduiest.'<text:line-break/>qeto., aeris, usti at lotidraclj- odto. autestuaa, erori draehii<text:line-break/>duas, myrrhae dracsu unam, urrdi Indicae drach. unnihj;<text:line-break/>opii 3 t abaniae Bmisr siuinmi 5. duodecim, aqua .pluviniin<text:line-break/>excipe.<text:tab/>.';--bni '<text:tab/></text:span><text:span text:style-name="T75">‘ - rc'r’O;u</text:span></text:p>
      <text:p text:style-name="P7"><text:span text:style-name="T75">[.Sermiae </text:span><text:span text:style-name="T106">oplrthahnici balneum appellatum, ad ma-<text:line-break/>ximas dolores p eadem-die ad'summum Auxiliaris. Facit<text:line-break/>et ad inveterAtas ophthalinias.~j</text:span><text:span text:style-name="T75"> 4 Aloes drach. octo, aeris<text:line-break/>usti et. loti dracli. vj, opii draclo fexdeoim, myrrhae drach.<text:line-break/>duodecim, croci drach octo, cadmiae drach. quatuor, tbu-<text:line-break/>ris drach..'tres, gumini drach. sedecim, rvino Mendesio ex-<text:line-break/>cipe ec alere cum' ovo.- Temperies est aquosa. Oportet hoc<text:line-break/>per intervalla trium</text:span><text:span text:style-name="T116">!</text:span><text:span text:style-name="T75"> aut 'quatuor horarum infundere et us-<text:line-break/>que adi malibdepulsionem sinere, atque tniro lavari jubeto.</text:span></text:p>
      <text:p text:style-name="P175"><text:span text:style-name="T129">\siBhaodotian </text:span><text:span text:style-name="T106">phlacsurrum, Harpaaratium inscriptum,<text:line-break/>ad maximas, epipjioras etdolarres, liberat citra venaesc-<text:line-break/>ctionenii^ 4</text:span><text:span text:style-name="T75"> cSucci.. </text:span><text:span text:style-name="T106">acaciae</text:span><text:span text:style-name="T75"> draclo vigintiquatuor, cadmiae<text:line-break/>draclul oeco, aeris usti et lotidracht. octh, stibii drach. XVjy<text:line-break/>aloes'' draiah. niuatuorsi croci drach.'tres, myrrhae draeh/<text:line-break/>tres, lycii Indici diiaclu duas, cestorii drach. unam, opii</text:span><text:span text:style-name="T116">1<text:line-break/></text:span><text:span text:style-name="T85">3 </text:span><text:span text:style-name="T75">ij, gummi drach. uigmtiquatuor, aqua pluviali excipe ac<text:line-break/>utere cum </text:span><text:span text:style-name="T106">ovo.r</text:span><text:span text:style-name="T75"> Temperies est crassior. Huc collyrium tur<text:line-break/>morem palpebris inducit.<text:tab/></text:span><text:span text:style-name="T75">.5 . /.e</text:span></text:p>
      <text:p text:style-name="P7"><text:span text:style-name="T106">[Scylacium medicamentum accommodatum eadem die<text:line-break/>curans. </text:span><text:span text:style-name="T95">Έ </text:span><text:span text:style-name="T106">vestigio solvit inflammationes^</text:span><text:span text:style-name="T75"> 2j. Stibii draclo<text:line-break/>xi. acaciae drach, xi. cadmiae drach xvj, aeris usti et loti<text:line-break/>drach. xiv, cerussae draclo viij, myrrhae drach. quatuor,<text:line-break/>nardi Indicae drach. quatuor, croci drach. duas, lycii In-<text:line-break/>dici draclo quatuor, castorii drach. duas, aloes 3 ij, oph<text:line-break/>3ij, chalcitidis assae drach. duas, gummi drach. duas, excipe<text:line-break/>rosarum decocto ac utere cum </text:span><text:span text:style-name="T106">ovo.</text:span><text:span text:style-name="T75"> Temperies est crassior.</text:span></text:p>
      <text:p text:style-name="P8"><text:span text:style-name="T75">[.ZVeapoiitae' </text:span><text:span text:style-name="T106">phanion ad maximas epiphoras et do-<text:line-break/>loris molasiias.</text:span><text:span text:style-name="T75"> siacit et ad asieetus.] 4 Cadmiae lutae<text:line-break/>drach. octo, acaciae </text:span><text:span text:style-name="T106">3 octo,</text:span><text:span text:style-name="T75"> aeris usti et loti drach. sex, sti-<text:line-break/>hii loti drach. viginti, cerussae drach. sex, myrrhae drach.<text:line-break/>duas, aloes drach. duas, nardi celticae </text:span><text:span text:style-name="T106">3j</text:span><text:span text:style-name="T75"> </text:span><text:span text:style-name="T90">β; </text:span><text:span text:style-name="T75">opii sesqui-<text:line-break/>drachmam, croci drach. unam, castorii J </text:span><text:span text:style-name="T90">β, </text:span><text:span text:style-name="T75">gummi drach.<text:line-break/>viginti, aqua pluvia excipe, utere illinendo. </text:span><text:span text:style-name="T106">Aliud plusc<text:line-break/>nion scrapiacum inscriptum.</text:span><text:span text:style-name="T75"> 4 Acaciae drach. xl, stibii<text:line-break/>drach. xl, cadmiae drach. sedecim, aeris usti' et loti drach.</text:span></text:p>
      <text:p text:style-name="P176"><text:span text:style-name="T75">duodecim, aloes drach. tres, myrrhae drach. quatuor, ce-<text:line-break/>russae drach. duodecim, opii drach. duas, croci draclo dnas,<text:line-break/>nardi Indicae sefquidrachmam, gummi drach, vigintiquin-<text:line-break/>que, aqua pluviali exceptu.illinito.<text:tab/></text:span><text:span text:style-name="T75">. ..</text:span></text:p>
      <text:p text:style-name="P8"><text:span text:style-name="T129">\sualabathrinum </text:span><text:span text:style-name="T106">nostrum, facit ad doloris, vexatio-<text:line-break/>nes et affectus in declinationem</text:span><text:span text:style-name="T75"> 4 Cadmiae drach. riiij.<text:line-break/>acaciae drach xl, aeris usti et loti drach. xiv, opii draclo<text:line-break/>duas, lycii lndici drach. </text:span><text:span text:style-name="T106">ij,</text:span><text:span text:style-name="T75"> myrrhae drach. quatuor, </text:span><text:span text:style-name="T106">tnaso-<text:line-break/></text:span><text:span text:style-name="T75">bathri drach. ij, nardi Indicae drach. duas, castorii drach. ij,<text:line-break/>croci drach. ij, aloes drach. duas, cerussae drach. octo,, sti-<text:line-break/>hii loti drach. octo, gummi drach. xI, aqua pluviali excipe,<text:line-break/>et utere cum &gt;vo in principio affectuum et it. declinatione<text:line-break/>facta lllitione medicamenti panchresti appellati. Descriptum,<text:line-break/>hoc inter mordacia, collyria habetur, </text:span><text:span text:style-name="T106">Aliud philadelphium<text:line-break/>inscriptum, sacit ad declinationes inflammationum et ul-<text:line-break/>cera sordida et pustularum eruptiones, e vesiigiosiuxiduitur,<text:line-break/>‘H-</text:span><text:span text:style-name="T75"> Subii usti et loti drach, </text:span><text:span text:style-name="T90">χχ, </text:span><text:span text:style-name="T75">plumbi usti et loti drach, .x,.</text:span></text:p>
      <text:p text:style-name="P177"><text:span text:style-name="T106">I<text:tab/></text:span><text:span text:style-name="T95">•<text:tab/>•<text:tab/>•</text:span></text:p>
      <text:p text:style-name="P13"><text:span text:style-name="T75">eadmiae drach. viij, acaciae draclu ij; aeris usti et loti drach.<text:line-break/></text:span><text:span text:style-name="T75">tres, </text:span><text:span text:style-name="T75">alces drach. tres, cerussae drach. tres, lycii Indici<text:line-break/>draoh. ij et </text:span><text:span text:style-name="T90">β, </text:span><text:span text:style-name="T75">myrrhae drachv </text:span><text:span text:style-name="T90">ί| '-β , </text:span><text:span text:style-name="T75">nardi Indicae drach.<text:line-break/>duas, croci draclo duas,-castorii drach. unam, opii drach.<text:line-break/>unam, gummi drach. viij, aquam et ad exceptionem candi- </text:span><text:span text:style-name="T75">,<text:line-break/></text:span><text:span text:style-name="T75">dorum ovorum x'. </text:span><text:span text:style-name="T106">ollyrlum album ad epiphoras et dsu</text:span></text:p>
      <text:p text:style-name="P15"><text:span text:style-name="T106">'fediiones. Infcrdbitur trypsterian. 4</text:span><text:span text:style-name="T75"> Cadmiae lotae draclo<text:line-break/>xvj, cerussae draclo octo, aiuyli drach/ quatuor</text:span><text:span text:style-name="T75">, </text:span><text:span text:style-name="T75">gummi<text:line-break/>draclo quatuor</text:span><text:span text:style-name="T75">, </text:span><text:span text:style-name="T75">tragacanthae drach quatuor, opii drach.<text:line-break/>duas excipe aqua pluvia, usus est cum ovo. </text:span><text:span text:style-name="T106">Collyrium ex<text:line-break/>iarna. Samia ferrariiim inscriptum , dd epiphoras et affe-<text:line-break/>ctus.</text:span><text:span text:style-name="T75"> 4 Cadmiae lotae drach. duodeqim; cerussae draclu<text:line-break/>duodecim, terrae Samiae draclu duodecim, opii drach. unam,<text:line-break/>gummi draclu iv, aqua excipe ac utere cum ovo. </text:span><text:span text:style-name="T106">Aliud<text:line-break/>dolorem scdans, siuxum omnis generis, ulcera, dolores,<text:line-break/>papulas et tui) er cula, prolapsas, chsrnoscis et omnigenos<text:line-break/>affectus.</text:span><text:span text:style-name="T75"> 4 Cerussae drach. octo, terrae Samiae draclu octo,<text:line-break/>spodii pompholygis drach. xij, tragacanthae drach. duas, opii</text:span></text:p>
      <text:p text:style-name="P178"><text:span text:style-name="T75">drach luas, gummi drach iv, aqua pluvia excipe ac alere<text:line-break/>eum </text:span><text:span text:style-name="T90">ονό,<text:tab/></text:span><text:span text:style-name="T75">.<text:tab/>'<text:tab/>,</text:span></text:p>
      <text:p text:style-name="P8"><text:span text:style-name="T106">[Aliud JJiocleum inscriptum, ad deseris molestias et<text:line-break/>epiphoras, ad suppuratos oculos, pnsiulas, ulcera, HoC<text:line-break/>medicamentum delicatius existit. '</text:span><text:span text:style-name="T75"> 4 . Tragacanthae drach,<text:line-break/>octo, gummi drach. quatuor, amyli drach. iv, spodii pom-<text:line-break/>pholygis draclu sedecim, cerussae drach. octo, opii torre-<text:line-break/>facti drach. duas, aqua pluria excepta admove cum ovo.<text:line-break/></text:span><text:span text:style-name="T106">Medicamentum ex thure accommodatum ad fluxiones et<text:line-break/>chemoscis.</text:span><text:span text:style-name="T75"> 2p Cadmiae drach, vigiuti, thuris drach., xx,<text:line-break/>cerussae drach. xl, opii draclu vj; gummi draclu vj. aqua<text:line-break/>pluviali excipito. Caeterum nos sic apparavimus. 4 Casse<text:line-break/>miae </text:span><text:span text:style-name="T106">3</text:span><text:span text:style-name="T75"> x, pompholygis drach. x, thuris draclu x, cerussae<text:line-break/>draclo xi,, apii draclu vj, gummi drach. fex, aqua pluria<text:line-break/>excepta admove cum ovo.</text:span></text:p>
      <text:p text:style-name="P8"><text:span text:style-name="T75">. [Aiiud </text:span><text:span text:style-name="T106">trypheron id esi delicatum inscriptum, ad epi~<text:line-break/>caumata, pustulas, chemoscis, maxime in iis, qui nullam<text:line-break/>mordacitatem perferre postsunto 4</text:span><text:span text:style-name="T75"> Cadmiae lotae drach.</text:span></text:p>
      <text:p text:style-name="P179"><text:span text:style-name="T75">viginti, amyli drach. viginti, thuris draclu octo, cerussae<text:line-break/>draclo xlyiij, opii drach. fex, gummi draclu xvj. aqua plu-<text:line-break/>via excipe,</text:span><text:span text:style-name="T131">r</text:span><text:span text:style-name="T75">.usus indicatus esui, . : <text:tab/></text:span><text:span text:style-name="T131">Q</text:span><text:span text:style-name="T75">. ... „ -1 -.</text:span></text:p>
      <text:p text:style-name="P8"><text:span text:style-name="T75">[Cygnus </text:span><text:span text:style-name="T106">inscriptus reginae, ad maximos dolares et<text:line-break/></text:span><text:span text:style-name="T75">asiectus.J 4 Cadmiae drach; sedecim, cerussae lotae drach.<text:line-break/>ccto,, amyli drach. duas, tragacanthae draclo. duas, acaciae<text:line-break/>sirach. duas. opii drach. duas, gummi draclr. duodecim, ex-<text:line-break/>cipe aqua pluviali, et ad excipiendum adjice ovorum ciu-<text:line-break/>dorum recentium candida quatuor. </text:span><text:span text:style-name="T106">derianum Diomedi in-<text:line-break/>scriptum, collyrium accommodatum ad epiphoras, et veteres<text:line-break/>affectus isemqne recentes. 'jj.</text:span><text:span text:style-name="T75"> Spodii pompholygis draclu<text:line-break/>octo, cerussae drach. viginti; aeruginis drach. iy, myrrhae<text:line-break/>drach. xiv, thuris drach tres, pii drach trea, gumrni<text:line-break/>•draclo octo, excipe aqua pluviali acutere cum, ovo,. </text:span><text:span text:style-name="T106">Qygnus<text:line-break/>ex terra Samia , ad ulcera, omnis generis, ad epiphoras<text:line-break/>dolores circumcirca molestantes siuppuratosque oculos, su<text:line-break/></text:span><text:span text:style-name="T75">•Spodii loti-drach. xvj. cerussae -lotae drachr ceto, terrae<text:line-break/>Samiae drach. quatuor, amyli draclr. quatuor, acaciae</text:span></text:p>
      <text:p text:style-name="P7"><text:span text:style-name="T75">draclu quatuor, opii drach. iv, gummi drach. iv, traga-<text:line-break/>oanthae drach.’ duas, aqua pluviali oxcipe ‘ac niere cum<text:line-break/>ovo. </text:span><text:span text:style-name="T106">Aliud Dionysio inscriptum. 4</text:span><text:span text:style-name="T75"> Cerussae drach. tri-<text:line-break/>gintaocto, aeruginis vermiculatae draclo sedecim; succi pai<text:line-break/>paveris drach. octo, gummi draclu quatuor', excipe aqua<text:line-break/>pluvia ac utere cnih lacte. </text:span><text:span text:style-name="T106">Aerianum medicamentum no-<text:line-break/>strum, ad veteres ac recentes affectus accommodatum.</text:span><text:span text:style-name="T75"> 4<text:line-break/>Cerussae diaclu viginti' quatuor, cadmiae ustae et lotae<text:line-break/>dracbi. x, stibii usti et loti drach. x, thuris draclu x, squa-<text:line-break/>rnae'aeris draclu v, opii siraesu tres, myridiae draclo tres,<text:line-break/>gummi drach. duodecim, excipe aqua pluviali, ac utere cum<text:line-break/>Ovo. </text:span><text:span text:style-name="T106">Collyrium G-ennadii.</text:span><text:span text:style-name="T75"> 4 Cerussae draclo xviij, stibii<text:line-break/>drach. duodecim, myrrhae drach, duodecim, fqnamae 'aeris<text:line-break/>draclu duodecim, opii drach. vj, gummi drach. xxiv, ex-<text:line-break/>cipe aqua pluviali. Coiserium ex terra </text:span><text:span text:style-name="T106">Samia, Paccii<text:line-break/>ophthalmici ad affectus intensos</text:span><text:span text:style-name="T75"> 4 Cadmiae uracn xvj,<text:line-break/>cerussae drach. sedecim, terrae Samiae draclu quatuor,<text:line-break/>• opii drhch. duas, thuris drach. duas, stibii drdch. v, gumini</text:span></text:p>
      <text:p text:style-name="P8"><text:span text:style-name="T75">draclu v, excipe aqua ac utere cum ovo. </text:span><text:span text:style-name="T106">Aestivum iri-</text:span></text:p>
      <text:p text:style-name="P180"><text:span text:style-name="T106">scriptum.</text:span><text:span text:style-name="T85"> 4 </text:span><text:span text:style-name="T75">Cadmiae ustae et 'lotae dracsp-viginti, acaciae<text:line-break/>draclo ij, terrae Samiae ’3vj.x, cerussae drach. xx, squamae<text:line-break/>aeria ustae et lotae </text:span><text:span text:style-name="T106">3</text:span><text:span text:style-name="T75"> xij, corticis thuris drach, </text:span><text:span text:style-name="T106">ij,</text:span><text:span text:style-name="T75"> traga-<text:line-break/>emrthis3 v, gumrni drach.’-sedecim, aqua:,pluviali excipe,<text:line-break/>utere cum ovo. , </text:span><text:span text:style-name="T75">li...<text:tab/>1 .. -y.l</text:span></text:p>
      <text:p text:style-name="P181"><text:span text:style-name="T106">£ Collyrium Hygidion appellatum.^ 4</text:span><text:span text:style-name="T75"> Cadrnlae drach,<text:line-break/>octo, myrrhae drach. viij, acaciae drach. scx, 'opii' draclr. ij,<text:line-break/>aeris usti et loti drach. duas, gummi drach. sex, fructus<text:line-break/>ericae drach. j, aqua pluviali excipito.' </text:span><text:span text:style-name="T75">° &gt; ; .<text:tab/>;</text:span></text:p>
      <text:p text:style-name="P8"><text:span text:style-name="T106">[Aster inexuperabilis, ad doloris vexationes sirisiu-'<text:line-break/>las, stapliylornaAt, Aldard sordida at scrpdniid. Facit ei<text:line-break/>ad 'invetardtos affectus et cicatrices axtersuj</text:span><text:span text:style-name="T75"> 4 Cadmiae<text:line-break/>ustae et lotae draclu sedecim, cerussae lotae drach. fede-<text:line-break/>cim; amyli drach. duodecim, stibii usti draclr. duodecim,<text:line-break/>spodii drach. octo; plumbi usti, ae loti drach. octo, terrad<text:line-break/>Samiae drach. octo, myrrhae draclu duas, opii drach. duas,<text:line-break/>tragacanthae drach. octo, excipe aqua pluviali. </text:span><text:span text:style-name="T75">'</text:span></text:p>
      <text:p text:style-name="P7"><text:span text:style-name="T90">’ </text:span><text:span text:style-name="T75">[alibianzim, ad </text:span><text:span text:style-name="T106">pustulas, innsiicmes, rupturas, cdrtx-<text:line-break/>tates, oculos -purulentos, cherrtoscis-, siaphsilomdta. Facit<text:line-break/>et ad circwrnmolestantem dolorem et affectus et ciaatrices<text:line-break/></text:span><text:span text:style-name="T75">exterit. J 4 Cadrnaie ustae et lotae draclo sedecim; ceiuisae<text:line-break/>lotae draclu sedecim, stibii usti et loti drach. sedecim,<text:line-break/>plumbi usti et loti drach, octo, amyli drach. duodecim,<text:line-break/>spodii pompliolygjs draclu octo, myrrhae drach . octo, ter-<text:line-break/>rae asteris draclo octo, tragacanthae draclu octo, opii drach..<text:line-break/>duas, aqua esto pluvialis, et ad exceptionem ovorum albu-,<text:line-break/>inina decem. </text:span><text:span text:style-name="T106">Aliud Libianum. 4 Pompholygis</text:span><text:span text:style-name="T75"> draclo octo,<text:line-break/>cadmiae ustae et lotae drach. sederim, stibii ulli et loti<text:line-break/>draclo duodecim, cerussae lotae draclu sedecim, amyli<text:line-break/>drach. duodecim, terrae Samiae drach, cclo, plumbi,usti<text:line-break/>et.loti draclu octo, myrrhae drach. duas, opii draclu duas,<text:line-break/>tragacanthae draclu duas, excipe aqua pluviali, i </text:span><text:span text:style-name="T131">;</text:span></text:p>
      <text:p text:style-name="P13"><text:span text:style-name="T106">, Collyrium ex cornu cervino ad ulcera, pustulas-, ci-<text:line-break/>• catrioes exterite</text:span><text:span text:style-name="T75"> 4 Cornu cervini ulli et loti drach. qua-</text:span></text:p>
      <text:p text:style-name="P6"><text:span text:style-name="T75">tuori, thuris straeh. quatuor, plumbi usti et leti drach. qua-<text:line-break/>tuor, fquamae-.aeris. lotae draclo </text:span><text:span text:style-name="T75">duas, </text:span><text:span text:style-name="T75">opii: draclu unam,<text:line-break/>gumrni drach. quatuor, excipe aqua pluviali. </text:span><text:span text:style-name="T106">Aliud,ex<text:line-break/>cornu cervino sueapolitae.</text:span><text:span text:style-name="T75"> 4 Plumbi 'nsti et loti draclu<text:line-break/>sedecim, coruu cervi usti dracln .sedecim, thuris drach octo,<text:line-break/>acaciae drach oeto, spodii Cyprii draclo octo, amyli drach.<text:line-break/>q.uatuor, opii draest. duas, squamae aeris draelli.duas, croci<text:line-break/>drach. viij, myrrhae dracfe. iv, tragacanthae draclu j;gummi<text:line-break/>draclu octo; hyuscyemi cremore excipito. </text:span><text:span text:style-name="T106">Uiride ad affe-<text:line-break/>ctus.</text:span><text:span text:style-name="T75"> 4 Spodii: Cyprii draclo xvj,. amyli draclo sedecim,<text:line-break/>croci drach.—ectu-, stibii- draelu octo, opii draclo quatuor,<text:line-break/>gummi drach. quatuor , excipe aqua pluviali ac utere , cum<text:line-break/>ovo. </text:span><text:span text:style-name="T106">Aliud viride Zoili .ocularii,</text:span><text:span text:style-name="T75"> 4 Spodii Cyprii draclu<text:line-break/>octo, croci drach.. viij, amyli drach. viij, opii J ij,; stibii<text:line-break/>.draclo viij, gummi 3 iv, anagallidis succo excipito. </text:span><text:span text:style-name="T106">Aiiud<text:line-break/>aliat exemplaria sita- habent, Zoidi viride,</text:span><text:span text:style-name="T75"> 4 Cadmiae ustae<text:line-break/>ac lotae et vluo Italico exlinctae </text:span><text:span text:style-name="T75">3 </text:span><text:span text:style-name="T75">viij,-croci drach. qua-</text:span></text:p>
      <text:p text:style-name="P182"><text:span text:style-name="T75">tuof, tilbii'ustu et </text:span><text:span text:style-name="T75">'</text:span><text:span text:style-name="T75">-lacter exfinoti' Jivg amyli </text:span><text:span text:style-name="T106">3j,</text:span><text:span text:style-name="T75"> gummi<text:line-break/>draelu ij-; excipito sueco anagallidis quae- coeruleum habet.<text:line-break/>fl&amp;remi&gt;b-. </text:span><text:span text:style-name="T75">.ilowmq mipuwq&lt;&gt;v.9'-ecourmrp- .dem:? • .i.umsrg<text:line-break/></text:span><text:span text:style-name="T106">•’<text:tab/>libria ScYibatdi. Largi-, psittaciwrn inscriptum</text:span></text:p>
      <text:p text:style-name="P13"><text:span text:style-name="T106">ad doloris </text:span><text:span text:style-name="T120">j</text:span><text:span text:style-name="T106"> rnolesiiatdsususiAlasr iniifiianes, e icat-rixes rasui<text:line-break/>lutas, .prolapsus, cdrisusunes et'ubi multus siaugjris aejiate<text:line-break/></text:span><text:span text:style-name="T75">fussiinditar. </text:span><text:span text:style-name="T106">gC&amp;tvfert diidnif'eid aliffs dffaaiiitr esi jirdescrtirri<text:line-break/>iri ddiiilin. indlli sanstu-sudaditiar in qiiibus-tant^s lachryma<text:line-break/>psosiuid. Gcrmpositid houi modo hnbat:] 'sa</text:span><text:span text:style-name="T75"> Cadmiae draesi.<text:line-break/>viij; aleci draclu xiij, illibn ^ viij;</text:span><text:span text:style-name="T116">1</text:span><text:span text:style-name="T75"> amyli</text:span><text:span text:style-name="T116">:</text:span><text:span text:style-name="T75">recentis-draeh.<text:line-break/>viijy opii 5 iv, gummi draclo iv, aqua pluviali-excipito, </text:span><text:span text:style-name="T75">utit-</text:span><text:span text:style-name="T116">r<text:line-break/></text:span><text:span text:style-name="T75">tur cum ovo. iVaucratitae 'medieaatenintm ajssieetibue aeri<text:line-break/></text:span><text:span text:style-name="T106">domrnogatum.</text:span><text:span text:style-name="T75"> 2j. Cadmiae drach. duodecim, eroni 3'</text:span><text:span text:style-name="T116">x</text:span><text:span text:style-name="T75">iji<text:line-break/>opii</text:span><text:span text:style-name="T116">1</text:span><text:span text:style-name="T75"> draclu vj, squamae stotmbmatis purgatae-3 vi squamae'<text:line-break/>aeris drach. </text:span><text:span text:style-name="T106">vj ,</text:span><text:span text:style-name="T75"> succi rosarum draclo xvj-, plumbi 'usti et<text:line-break/>loti 5 v; myrrhae drach. iij,' nardi J ij, acaciae drach. duas,<text:line-break/>gummi drach. xij, excipito- aqua pluviali. </text:span><text:span text:style-name="T106">‘Ainthuiei viride.</text:span></text:p>
      <text:p text:style-name="P183"><text:span text:style-name="T98">4 </text:span><text:span text:style-name="T106">Cadmiae</text:span><text:span text:style-name="T75"> drach. xiviij, myrrhae draclu xxiv, croci<text:line-break/>drach. xiviij, opii draclo xigintiqnatuor, plumbi usti et loti<text:line-break/>draclu viij, squamae aeris </text:span><text:span text:style-name="T106">3 vj,</text:span><text:span text:style-name="T75"> nardi Indicae draclu vj,<text:line-break/>acaciae draclo vj, gummi draclu viginti quatuor,. aqua plu-<text:line-break/>viali excipito. </text:span><text:span text:style-name="T106">Medicamentumex galbano, quo usus est<text:line-break/>Niceles ad dolores et Ophthalmias. 4</text:span><text:span text:style-name="T75"> Cadmiae draclo viij,<text:line-break/>spodii Cyprii lrach. viij, aeris usti et loti drach.' octo,<text:line-break/>opii drach. </text:span><text:span text:style-name="T106">octo,</text:span><text:span text:style-name="T75"> nyr rhae $ viij, galbam drach reto, aqua<text:line-break/>medicamentum excipito. Ex .valde approbatis est, recipit-<text:line-break/>qne amplius gummi item draclu octo. Alia exemplaria spo-<text:line-break/>pium non habenti . </text:span><text:span text:style-name="T106">Aliud.. 4</text:span><text:span text:style-name="T75"> Cadmiae drach. xvj. aeris usti<text:line-break/>et loti drach. viij, myrrhae, galbani, singulorum drach. viij,<text:line-break/>opii drach. octo, chaleanthi drach. yj, gummi drach- vj,&gt;<text:line-break/>aqua pluviali excipito. , </text:span><text:span text:style-name="T131">v</text:span><text:span text:style-name="T75"><text:tab/>.<text:tab/></text:span><text:span text:style-name="T131">;</text:span><text:span text:style-name="T75"><text:tab/>—</text:span></text:p>
      <text:p text:style-name="P8"><text:span text:style-name="T106">[ Cotlyrium diarrhodon Nili, velut 'Andreas tradit,<text:line-break/>ad ddsopis rnolefiias siitxum uberem ae tenuem, pustulas,,<text:line-break/>prolapsus^ 4</text:span><text:span text:style-name="T75"> Foliorum rosarum resectis extremitatibus,<text:line-break/>drach; quatuor, croci drach duas, opi’ obolos j; nardi In-<text:line-break/>dicae obolum </text:span><text:span text:style-name="T106">j,</text:span><text:span text:style-name="T75"> gummi draclu iij, alii drach. unam habent,</text:span></text:p>
      <text:p text:style-name="P6"><text:span text:style-name="T75">aqua pluvia excipe ac utere cum ovo. Temperies dissoluta<text:line-break/>est. </text:span><text:span text:style-name="T106">Aliud ex rosis NHi, quo usus esi G-allio ocularius.<text:line-break/>4</text:span><text:span text:style-name="T75"> Rosarum draclo quatuor, croci drach. ij, acaciae draclo j,<text:line-break/>opii obolum j, nardi Indicae ,bolum </text:span><text:span text:style-name="T106">j,</text:span><text:span text:style-name="T75"> gummi drach, iij,<text:line-break/>aqua pluria excipe, utere cum </text:span><text:span text:style-name="T106">ovo.</text:span><text:span text:style-name="T75"> Temperies est diluta.<text:line-break/></text:span><text:span text:style-name="T106">Aliud ex rosis tempesiivum appellatum, ad eosdem affe-<text:line-break/>ctus.</text:span><text:span text:style-name="T75"> 2J. Rosarum resectis unguibus drach. xxiv, eroci<text:line-break/>drach. xij, amyli drach. decem; balaustii drach. quatuor,<text:line-break/>opii drach.' quatuor, tragacanthae drach. octo, hyoscyami<text:line-break/>foliorum succo excipe. In praeceptoris • et Ioannis libro<text:line-break/>fcriptum erat cupressi succo. </text:span><text:span text:style-name="T106">Aliud. 4</text:span><text:span text:style-name="T75"> Rosarum drach.<text:line-break/>octo; croci drach. quatuor, aeris usti et loti draclu unam,<text:line-break/>gummi drach. unam, aqua pluviali excipe ac utere cum<text:line-break/>ovo. </text:span><text:span text:style-name="T106">Aliud diarrhodon Terentii, constans expompholyge.4<text:line-break/></text:span><text:span text:style-name="T75">Rosarum recentium drach. duodecim, spodii Cyprii drach.<text:line-break/>quatuor, croci drach. quatuor, opii draclu quatuor, nardi<text:line-break/>drach. quatuor, gummi drach. quatuor, excipito aqua plti-<text:line-break/>viali. </text:span><text:span text:style-name="T106">Aliud diarrhodon. - 4</text:span><text:span text:style-name="T75"> Rosurum recentium drach.</text:span></text:p>
      <text:p text:style-name="P7"><text:span text:style-name="T75">duas, croci draclu sex, spodii Cyprii </text:span><text:span text:style-name="T106">3 sp,</text:span><text:span text:style-name="T75"> amyli drach. ij,<text:line-break/>acaciae draclo unam, nardi Indicae drach. nuam, gummi<text:line-break/>drach. ij , tragacanthae 5‘ij i excipito aqua pluviali. </text:span><text:span text:style-name="T106">Diar-<text:line-break/>rhodoneuelpidiwm , diasimyrmtm appellatum.</text:span><text:span text:style-name="T75"> 4 Rosarum<text:line-break/>5 c,‘ croci drach. il, opii </text:span><text:span text:style-name="T106">3</text:span><text:span text:style-name="T75"> octo, myrrhae </text:span><text:span text:style-name="T106">3</text:span><text:span text:style-name="T75"> i </text:span><text:span text:style-name="T90">β, </text:span><text:span text:style-name="T75">gumrni<text:line-break/>drach. 1, vino odoro excipe ec utere cum ovo. </text:span><text:span text:style-name="T106">Aliud diar-<text:line-break/>rhodon.</text:span><text:span text:style-name="T75"> 4 Rosarum 3 c, croci draclu l,</text:span><text:span text:style-name="T116">:</text:span><text:span text:style-name="T75"> opii draclu octo,<text:line-break/>myrrhae drach. octo, gummi drach. 1, vino idcrato excipe<text:line-break/>ac utere cum </text:span><text:span text:style-name="T106">ovo.</text:span><text:span text:style-name="T75"> Ego hoc apparavi pro foliis rosarum<text:line-break/>florum earundem 3 c, injiciens, atque feliciter successit</text:span></text:p>
      <text:p text:style-name="P13"><text:span text:style-name="T75">[Diarrhodon </text:span><text:span text:style-name="T106">ex rosarum lxxij drachmis magnum<text:line-break/>appellatum. Uoc usu&gt; Ai betimus praeceptor ad doloris<text:line-break/>rmolasiSas, pusitd-as, iniistibnes, siaphylornata, prolapsus,<text:line-break/>. ad ocnilos purulentos, ad fluxiones antiquas, inveteratas</text:span></text:p>
      <text:p text:style-name="P8"><text:span text:style-name="T106">Cphtlsulmias et affectus aegre cedentes.j</text:span><text:span text:style-name="T75"> 4 Rosarum viri-<text:line-break/>dium resectis unguibus drach. septuaginta duas, cadmiae<text:line-break/>ustae ae lotae </text:span><text:span text:style-name="T116">!</text:span><text:span text:style-name="T75"> draclu xxiv, croci drach. fexaginta; opii</text:span></text:p>
      <text:p text:style-name="P184"><text:span text:style-name="T75">drach. tres, stibii </text:span><text:span text:style-name="T112">3</text:span><text:span text:style-name="T75"> iij, alii drach. scx, aeruginis drach.<text:line-break/>duas?, alii tres,; squamae aeris drach. duas, nardi lndicae,<text:line-break/>drach. duas, myrrhae drach. scx, alii quatuor, gummi drach,<text:line-break/>vigintiquatuor, excipito-aqua pluviali. Aiiud ex drachmis.<text:line-break/></text:span><text:span text:style-name="T106">saxisi</text:span><text:span text:style-name="T75"> 4 Illisarum dreclu lxxij, cadmiae ustae et lotae draclu,<text:line-break/>vigintiquatuor; croci drach. scx, alii,3. viij, opii drach. tres,<text:line-break/>stibii drach. tres, , myrrhae drach- tres,, squamae aeris drach,<text:line-break/>duas, aeruginis drach; duas, narni drechx j, alii duas,<text:line-break/>gummi 3 xxiv, excipe . aqua pluviali ac utere tum lacte.<text:line-break/></text:span><text:span text:style-name="T106">Itdedieamerttum s,x violis. ascis, accommodatum ad epipho-<text:line-break/>ras et affectus</text:span><text:span text:style-name="T75">4 Acaciae draclu xlviij, fucci violarum<text:line-break/>albarum drach. xiviij; spodii Cyprii draclu vigintiquatuor,<text:line-break/>croci drach. vigintiq.u atu or,. myrrhae dracloqua tuor, opii<text:line-break/>draclo iv, alii scx, fucci. hyoscyami drach. iv,. aeris usti’et<text:line-break/>loti draclo iv, gumini drach-iv, euoipe. viuo .Ealeruo.. \<text:tab/></text:span><text:span text:style-name="T75">.</text:span></text:p>
      <text:p text:style-name="P8"><text:span text:style-name="T129">\_Collyrium </text:span><text:span text:style-name="T106">qudpsuApsisisilorusiinAsaonsullrusirrtttr^<text:line-break/>tre, quae parum aibsust. ut ab aliis, taedioso excaecaretursp<text:line-break/></text:span><text:span text:style-name="T85">4 </text:span><text:span text:style-name="T75">Acaciae drach. xiyiij., rosarum siccarum draclu xlviij.</text:span></text:p>
      <text:p text:style-name="P185"><text:span text:style-name="T75">melilotorum drach. xlviij, spodii Cyprii drach. vigintiqua-<text:line-break/>tuor, malorum mandragorae draclu duas, croci draclu<text:line-break/>vigintiquatuor, opii drach. vj, feminis hyoscyami acetabula<text:line-break/>duo-, alii draclu vigintiquatuor, myrrhae drach. quatuor,<text:line-break/>aeris usti et loti 3 quatuor, gummi drach. xl, vini Ealerni,<text:line-break/>aquae pluvialis, utriusque heminas tres» Vinum et aquam<text:line-break/>misceto, eisque rosas, melilotum, semen hyoscyami, man-<text:line-break/>dragorae mala, aut, si haec non adsint, corticem injicito et<text:line-break/>ad dies tres aut v macerari sinito, deinde expresso liquore<text:line-break/>ad medicamenti compositionem utitur, probatissimum hoc<text:line-break/>existit.<text:tab/>,</text:span></text:p>
      <text:p text:style-name="P8"><text:span text:style-name="T106">[Melinum delieatum, commodum iis qui nullam pe~<text:line-break/>nitua medicamentorum mordacitatemperferre postsunt. Fa-<text:line-break/>cit ad pustulas? prolapsus, fluxum aerem et uberem inur<text:line-break/>siiosiesque et ad recentes affectus.] </text:span><text:span text:style-name="T75">4 Cadmiae ustae ac<text:line-break/>lacte extinctae draclu xvj, cerussae lotae </text:span><text:span text:style-name="T106">3</text:span><text:span text:style-name="T75"> octo, croci drach.<text:line-break/>quatuor, opii drach. unam, tragacanthae draclu duas, aqua<text:line-break/>pluviali excipito ae utitor cum ovo. </text:span><text:span text:style-name="T106">Aliud ad innsiiones,</text:span></text:p>
      <text:p text:style-name="P186"><text:span text:style-name="T106">pustulas, prolapsus, dolores. 4</text:span><text:span text:style-name="T75"> Cerussae </text:span><text:span text:style-name="T106">3</text:span><text:span text:style-name="T75"> vigintiquatuor,<text:line-break/>amyli drach. </text:span><text:span text:style-name="T106">uij,</text:span><text:span text:style-name="T75"> cadmiae lotae draclo x, thuris draclo<text:line-break/>decem; croci drach. </text:span><text:span text:style-name="T106">octo,</text:span><text:span text:style-name="T75"> opii' drach. octo, gummi draclu x;<text:line-break/>tragacanthae drach.-ij, excipe aqua’pluviali et utere cum<text:line-break/>ovo. </text:span><text:span text:style-name="T106">ibiarrhodon innoxium.</text:span><text:span text:style-name="T75"> 4 cadmiae ustae et lotae drach.<text:line-break/>vigintiquatuor, cerussae drach. duodecim, opii drach- sex,<text:line-break/>istorum rosarum drach. scx, croci drach. vj , lapidis schisti<text:line-break/>drach, duodecim, gummi drach. x, excipe' aqua pluviali ac<text:line-break/>utere ad ulcera •.sordida cum lacte., ad munda' cum ovo.<text:line-break/></text:span><text:span text:style-name="T106">Aliud.</text:span><text:span text:style-name="T75"> 4 Cadmiae ustae er lotae drach. viglutiquatudr,<text:line-break/>cerussae drach. xij, lapidis schisti drach. quatuor, florum»<text:line-break/>rosarum drach. vj. croci drach. sex, opii drach. </text:span><text:span text:style-name="T106">vj,</text:span><text:span text:style-name="T75"> gummi<text:line-break/>drach. sex, excipe aqua pluviali, ac utere ad sordida ulcera:<text:line-break/>eum Iaete, ad repurgata cum ovo.<text:tab/>•-</text:span></text:p>
      <text:p text:style-name="P8"><text:span text:style-name="T75">: [ Croceum, </text:span><text:span text:style-name="T106">puerile inscriptum ex pompholpge, Ud epi-r<text:line-break/>phoras et molestias dolaris et ad affectus ex plagis.]</text:span><text:span text:style-name="T75"> 4<text:line-break/>Spodii pompholygis drach sedecim , croci drach. scdeoimp<text:line-break/>' opii draclr. sedecim, tragacanthae drach.'octo, excipe aqua:</text:span></text:p>
      <text:p text:style-name="P7"><text:span text:style-name="T75">pluviali, adhibitis simul albuminlbus ovorum quatuor. Gei-<text:line-break/></text:span><text:span text:style-name="T106">surium Gmii ophthalmici. 4</text:span><text:span text:style-name="T75"> Spodii Cyprii drach. quatuor,<text:line-break/>amyli recentis drach. xij, croci draeh. duas, myrrhae drach.<text:line-break/>unam, succi mandragorae dr-aeh. unam, gummi draclo </text:span><text:span text:style-name="T106">iv,<text:line-break/>excipe aqua</text:span><text:span text:style-name="T75"> pluviali ac utere; cum ova. </text:span><text:span text:style-name="T106">Atimmri salvens<text:line-break/>dolorem.</text:span><text:span text:style-name="T75"> 4 Atramenti sutorii orudi draclo xl.rponjpholy,-<text:line-break/>gis crudae drach.. xl. cerussae drach vigintiquatuor,. opii<text:line-break/>drach. duas, croci 3 quatuor, crocus in 'aquam'conjicitur<text:line-break/>ac maceratur et ex cremore hoc collyrium apparatur, quod<text:line-break/>vero reliquum est ex croco teritur, reliqmsque admiscetur<text:line-break/>additis item gummi drach; trigintaduabus. </text:span><text:span text:style-name="T106">Diomedis lysi-</text:span></text:p>
      <text:p text:style-name="P13"><text:span text:style-name="T75">' pontum ad </text:span><text:span text:style-name="T106">dolores statim scivit dolores</text:span><text:span text:style-name="T75"> 4 Atramenti su-<text:line-break/>torii crudi draclu trigintaduas, cerussae drach. triginta.unam:<text:line-break/>spodi pompholygis drach. sedecim, croci: drach, fedecim;<text:line-break/>thuris draclu octo:; myrrhae’ draclu duas-, gummi draeh.<text:line-break/>sederim, aqua:pluviali excipito ac,utitor, cum ovo,.prae-<text:line-break/>clarum est hoc collyrium. </text:span><text:span text:style-name="T106">Zoili medicamentum faciens ad<text:line-break/>ophthalmias antiquas, rnyocephalos, fiaphscornata et siu-</text:span></text:p>
      <text:p text:style-name="P6"><text:span text:style-name="T106">xiones antiquas. 4 Cadmiae</text:span><text:span text:style-name="T75"> draclu octo, aeris usti drach.<text:line-break/>octo, cerussae drach. quatuor, aloes fefipiidrachmam, folio-<text:line-break/>rum croci,. chaloitidis astae, atramenti sutorii, opii, lycii<text:line-break/>singulorum drach. unam, myrrhae drach. duas, acaciae<text:line-break/>drach, viginti, spicae nardi lesquidrachmam, gummi drach.<text:line-break/>'viginti, castorii draeh. iv, stibii usti drach. octo, excipe<text:line-break/>aqua pluviali.</text:span></text:p>
      <text:p text:style-name="P8"><text:span text:style-name="T129">\Asulepiadeum Paccii, </text:span><text:span text:style-name="T106">ad dolorum vexationes, siuxnm<text:line-break/>tenuent et multum, inusiionem, pustulas, pellicularum emi-<text:line-break/>nentias, scabritias, invetertttos ajscctns et eoa qui a muli-<text:line-break/>tis illitionillus laesi sunt, eonsasiim opitulatur. ^Compositio<text:line-break/>sia habet,</text:span><text:span text:style-name="T75"> 4 Cadmiae drach. duodecim, aeris usti drach.<text:line-break/>duodecim; eroei draclo duodecim, squamae aeris drach.<text:line-break/>duodecim, myrrhae draclu iv, nardi ndicae J iv, 'rosarum<text:line-break/>siccarum 3 ivi opii </text:span><text:span text:style-name="T106">3</text:span><text:span text:style-name="T75"> iv, lapidis haematitae draclo quatuor,<text:line-break/>piperis albi grana x&lt;xiv, gummi drach, duodecim, vini Chii<text:line-break/>quantum sufficit, utere eum ovo. Aliud exemplar habet<text:line-break/>rosarum drach. tres, piperis grana viginti.quinque. </text:span><text:span text:style-name="T106">Medica-</text:span></text:p>
      <text:p text:style-name="P7"><text:span text:style-name="T106">mentum accommodatum nectarium inscriptum.</text:span><text:span text:style-name="T75"> 4 Cadmiae </text:span><text:span text:style-name="T75">.<text:line-break/></text:span><text:span text:style-name="T75">J duodecim, squamae aeris Cypriae lotae drach. duodecim,<text:line-break/>inroci drach. duodecim, opii draclu </text:span><text:span text:style-name="T75">quatuor, </text:span><text:span text:style-name="T75">aeris </text:span><text:span text:style-name="T75">usti et<text:line-break/></text:span><text:span text:style-name="T75">loti drach. duodecim, myrrhae drach. </text:span><text:span text:style-name="T75">quatuor, </text:span><text:span text:style-name="T75">lapidis hae-<text:line-break/>matitae draclu quatuor, rosarum siccarum drach. quatuor,<text:line-break/>spicae nardi drach. quatuor, misyos assi draclu quatuor,<text:line-break/>casiae fistulae draclo quatuor, piperis albi grana xxv, gummi<text:line-break/>drach. duodecim, vino exceptis utere.</text:span></text:p>
      <text:p text:style-name="P8"><text:span text:style-name="T75">[Antigoni croceum </text:span><text:span text:style-name="T106">leunculus appellatum, </text:span><text:span text:style-name="T106">propterea<text:line-break/></text:span><text:span text:style-name="T106">quod </text:span><text:span text:style-name="T106">leonis </text:span><text:span text:style-name="T106">imago </text:span><text:span text:style-name="T106">ei </text:span><text:span text:style-name="T106">imprimeretur. Facit ad epiphoras,<text:line-break/>molestiam </text:span><text:span text:style-name="T106">doloris, </text:span><text:span text:style-name="T106">inveteratas </text:span><text:span text:style-name="T106">affectiones. </text:span><text:span text:style-name="T106">JSsi et aspritu-<text:line-break/>dinibus commodum, cicatrices </text:span><text:span text:style-name="T106">et callos exterit,. maxime<text:line-break/></text:span><text:span text:style-name="T106">vero </text:span><text:span text:style-name="T106">pueris </text:span><text:span text:style-name="T106">commodum esi.]</text:span><text:span text:style-name="T75"> 4 </text:span><text:span text:style-name="T75">Spodii Cyprii draclu xlviij,<text:line-break/></text:span><text:span text:style-name="T75">croci drach. vigintiquatuor-, myrrhae </text:span><text:span text:style-name="T75">drach. </text:span><text:span text:style-name="T75">xij, lapidis<text:line-break/>haematitae drach. octo, opii drach, xij, piperis albi </text:span><text:span text:style-name="T75">grana<text:line-break/></text:span><text:span text:style-name="T75">xxxvj, gummi drach. lxxx, vino Falerno excipito, </text:span><text:span text:style-name="T106">Aliud.<text:line-break/></text:span><text:span text:style-name="T75">2j. Spodii fyprii lrach, lxxs, croci drach. xl, </text:span><text:span text:style-name="T75">myrrhae<text:line-break/></text:span><text:span text:style-name="T75">drach. viginti , opii </text:span><text:span text:style-name="T75">drach.. </text:span><text:span text:style-name="T75">.xx, Iapidis haematitae </text:span><text:span text:style-name="T75">drach.</text:span></text:p>
      <text:p text:style-name="P187"><text:span text:style-name="T90">' :<text:tab/>-<text:tab/>;<text:tab/></text:span><text:span text:style-name="T75">...V..<text:tab/></text:span><text:span text:style-name="T90">,<text:tab/><text:tab/><text:tab/> </text:span><text:span text:style-name="T123">1</text:span></text:p>
      <text:p text:style-name="P15"><text:span text:style-name="T75">l </text:span><text:span text:style-name="T75">duodecim , piperis grana lx, gummi </text:span><text:span text:style-name="T112">3</text:span><text:span text:style-name="T75"> lxxx, vini Falerni<text:line-break/>quantum sufficit.</text:span></text:p>
      <text:p text:style-name="P8"><text:span text:style-name="T106">[Lx libris Scribonii Largi Asclepios Machaonis, ad<text:line-break/>veteres affectus et oculos suppuratosg</text:span><text:span text:style-name="T75"> 4 Spodii pompho-<text:line-break/>lygis drach.xxxij, aeris usti drach. xxxij; croci Siculi<text:line-break/>drach. xvj, myrrhae </text:span><text:span text:style-name="T112">3</text:span><text:span text:style-name="T75"> scx, lapidis haematitae drach x,<text:line-break/>. nardi Indicae' draclo vj, opii drach. vj, piperis grana xl,<text:line-break/>gummi drach/ xl, vino Chio excipito", lu libro de Athenip-<text:line-break/>pis Afclepiis opii drach. octo habentur.' </text:span><text:span text:style-name="T116">:</text:span></text:p>
      <text:p text:style-name="P8"><text:span text:style-name="T129">\JSvemeri </text:span><text:span text:style-name="T106">ad dolores et ajscctus~\</text:span><text:span text:style-name="T75"> 4 Aeris usti et<text:line-break/>loti drach. trigintaduas, spodii pompholygis drach. sede-<text:line-break/>cim, croci </text:span><text:span text:style-name="T75">drach. xvj, </text:span><text:span text:style-name="T75">myrrhae </text:span><text:span text:style-name="T112">3.</text:span><text:span text:style-name="T75"> viij, lapidis haematitae<text:line-break/>• usti et loti drach. viij, spicae nardi drach. iv, mifyos usti<text:line-break/>drach. iv, opii torrefacti J iv, gummi .drach. xvj, vini Ita-<text:line-break/>lici quod fatis est.</text:span></text:p>
      <text:p text:style-name="P8"><text:span text:style-name="T106">\J)iasimyrnum odorum Synerotis, medicamentum </text:span><text:span text:style-name="T106">ac-<text:line-break/></text:span><text:span text:style-name="T106">comrnodatum ad inveteratos affectus. 'Faait </text:span><text:span text:style-name="T106">ai </text:span><text:span text:style-name="T106">ad rhyad as<text:line-break/>et aegilopas.]. 2f.</text:span><text:span text:style-name="T75"> Cadmiae lotae drach.&lt; vigintiocto, lapidis</text:span></text:p>
      <text:p text:style-name="P6"><text:span text:style-name="T75">haematitae usti et loti draclu xxv, spodii Cyprii drach.<text:line-break/>xxiv, myrrhae drach. xlviij, croci drach, quatuor, opii<text:line-break/>Hispani drach. octo, piperis albi grana xxx, gummi drach..<text:line-break/>fex,, vino Italico excipito, utitor cum ovo in recentibus<text:line-break/>affectionibus. Temperies aquosa esu Aliqui croci drach.<text:line-break/>duodecim injiciunt.</text:span></text:p>
      <text:p text:style-name="P8"><text:span text:style-name="T106">, </text:span><text:span text:style-name="T129">\Haematinum </text:span><text:span text:style-name="T106">Synerotis aspjritudinihus commodum,<text:line-break/>facit ad veteres affectus, ad ficosa et ad omnem extube-<text:line-break/>rantium, si cum odoro Synerotis commisceaturi\</text:span><text:span text:style-name="T75"> 4 Aeris<text:line-break/>usti et loti drach. vigintiquatuor, lapidis haematitae drach.<text:line-break/>unam, croci draclo iv, opii drach. iv, gummi drachmas<text:line-break/>xij, excipe aceto acerrimo. </text:span><text:span text:style-name="T106">Aliud.</text:span><text:span text:style-name="T75"> </text:span><text:span text:style-name="T90">2ί </text:span><text:span text:style-name="T75">Aeris usti drach.<text:line-break/>xlviij, croci draclo xxiv, opii drach. iv, gummi Thehaici<text:line-break/>3 xxiv, pompholygis draclo xviij, myrrhae 3 xviij, salis<text:line-break/>ammoniaci drach. duodecim, lapidis haematitae drach. unam,<text:line-break/>aeruginis drach. iv, vino excipito. </text:span><text:span text:style-name="T106">Hieracis'ad aspritudi-<text:line-break/>nes.</text:span><text:span text:style-name="T75"> 4 Misyos usti 3 viij, croci drach. viij, opii drach. viij,<text:line-break/>lapidis haematitae loti draclu viij, aeris usti et loti drach.</text:span></text:p>
      <text:p text:style-name="P6"><text:span text:style-name="T75">duodecim, myrrhae drach. duodecim, gummi drach. xij,<text:line-break/>aceto acerrimo excipito.</text:span></text:p>
      <text:p text:style-name="P8"><text:span text:style-name="T106">[Apollonii phoenix collyrium hieracium ad aspritjv-<text:line-break/>dines, per hoc catulo egregie medicatus esi, saoit et ad<text:line-break/>palpebrarum defluvia</text:span><text:span text:style-name="T75"> et </text:span><text:span text:style-name="T106">inveteratos</text:span><text:span text:style-name="T75"> astectjis,] 4 Lapidis<text:line-break/>haematitae usti et loti 3 xxxij, aeris usti 'et loti 3 xvj, ae-<text:line-break/>ruginis rafilis 5 </text:span><text:span text:style-name="T116">xv</text:span><text:span text:style-name="T75">lj °pii 3 viij, alii vj, cadmiae botrytidis<text:line-break/>3 iv, chalcitidis assatae 3 iv, gummi </text:span><text:span text:style-name="T106">3</text:span><text:span text:style-name="T75"> xvj, .excipe aqua<text:line-break/>pluviali.</text:span></text:p>
      <text:p text:style-name="P8"><text:span text:style-name="T129">\_Phoenix </text:span><text:span text:style-name="T106">Apollonii- aliter, velut Arius Asclepiades<text:line-break/>inscripsit, in libro quo propria medicamenta coacervavit.j<text:line-break/></text:span><text:span text:style-name="T75">4 Lapidis haematitae J xxiv, lapidis schisti. usti et loti<text:line-break/></text:span><text:span text:style-name="T106">3 xxiv,</text:span><text:span text:style-name="T75"> cadmiae drach. xij, aeris usti drach- duodecim, opii<text:line-break/>draclo octo, chalcitidis assatae </text:span><text:span text:style-name="T106">3 iv,</text:span><text:span text:style-name="T75"> alii </text:span><text:span text:style-name="T106">3 octo,</text:span><text:span text:style-name="T75"> in alio<text:line-break/>exemplari etiam aeruginis </text:span><text:span text:style-name="T106">3</text:span><text:span text:style-name="T75"> duodecim, gummi </text:span><text:span text:style-name="T106">3</text:span><text:span text:style-name="T75"> fedecim,<text:line-break/>excipe aqua pluviali.</text:span></text:p>
      <text:p text:style-name="P8"><text:span text:style-name="T106">[Aliud collyrium ad aspritudines^ 4</text:span><text:span text:style-name="T75"> Chalcitidis<text:line-break/>ustae 3 xij, misyos usti et loti drach. octo, croci, opii</text:span></text:p>
      <text:p text:style-name="P6"><text:span text:style-name="T75">utriusque drach. vj. lapidis haematitae drach. octo, gummi<text:line-break/>5 xij,. acerrimo aceto excipito.</text:span></text:p>
      <text:p text:style-name="P8"><text:span text:style-name="T129">\_CoIlyriiem </text:span><text:span text:style-name="T106">ad scctbrioies arbieutares. Cicatrices et<text:line-break/>callos detergit. Facit et ad veteres</text:span><text:span text:style-name="T75"> asiectus.] - 4 A eris<text:line-break/>usti et loti 3 xxiv, sipodu pompholygis </text:span><text:span text:style-name="T106">.3</text:span><text:span text:style-name="T75"> xvj, myrrhae<text:line-break/>3 </text:span><text:span text:style-name="T116">XV</text:span><text:span text:style-name="T75">J, salis ammoniaci drach. duodecim, lapidis haematitae<text:line-break/>3 xxiv, opii 3 iv, piperis grana xij, alii xvj, gummi drach.<text:line-break/>octo, vino excipito ae utitor.</text:span></text:p>
      <text:p text:style-name="P8"><text:span text:style-name="T106">[JEvemeri, cicatrices et callos exterit. Facit et ad<text:line-break/>inveteratos</text:span><text:span text:style-name="T75"> asiectus.j 4 Cadmiae drach. lx, croci </text:span><text:span text:style-name="T106">3</text:span><text:span text:style-name="T75">I, '<text:line-break/>spicae nardi draclu viginti, fquamae.aeris torrefactae et lo-<text:line-break/>tae 3 1, myrrhae 5 , opii drach, xxx, aeris usti draclu lx,<text:line-break/>misyos crudi drach. 1, gummi drach. septuaginta, excipe<text:line-break/>vino Chio.</text:span></text:p>
      <text:p text:style-name="P8"><text:span text:style-name="T106">Aliud Pyrami, cicatriees et callos exterens,, depri-<text:line-break/>mit omnem extuberantiam.</text:span><text:span text:style-name="T75"> 9/ Cadmiae Cypriae </text:span><text:span text:style-name="T106">3</text:span><text:span text:style-name="T75"> xl, lapi-<text:line-break/>dis haematitae drach. xl, aeris, usti 3 xl, misyos usti, drach.<text:line-break/>viginti, eroei J xx, ammoniaci thymiamatis drach. viginti.</text:span></text:p>
      <text:p text:style-name="P6"><text:span text:style-name="T75">squamae aeris ustae et lotae 5 xv, opii </text:span><text:span text:style-name="T112">3 </text:span><text:span text:style-name="T106">xx,</text:span><text:span text:style-name="T75"> myrrhae drach.<text:line-break/>viginti, gummi libram unam, cum acerrimo aceto utere.</text:span></text:p>
      <text:p text:style-name="P8"><text:span text:style-name="T106">[Aliud Evemeri ad eosdem affectus</text:span><text:span text:style-name="T75">.] 4 Aeris usti et<text:line-break/>loti drach. vigintiquatuor; spodii pompholygis </text:span><text:span text:style-name="T106">3</text:span><text:span text:style-name="T75"> xij, myr-<text:line-break/>rhae drach. octo, salis ammoniaci </text:span><text:span text:style-name="T106">3</text:span><text:span text:style-name="T75"> xij, lapidis haematitae<text:line-break/>3 iv,-piperis drach. duodecim, gummi </text:span><text:span text:style-name="T106">3</text:span><text:span text:style-name="T75"> viij, vini Clui quod<text:line-break/>satis esu</text:span></text:p>
      <text:p text:style-name="P8"><text:span text:style-name="T129">\_Lynceus</text:span><text:span text:style-name="T106">, ad afscctus callosas exacuit visum, cica-<text:line-break/>trices et callos</text:span><text:span text:style-name="T75"> exterit.] Cadmiae </text:span><text:span text:style-name="T106">3</text:span><text:span text:style-name="T75"> xij, aeris usti et loti<text:line-break/>draclu duodecim, ammoniaci thymiamatis- drach. duodecim,<text:line-break/>myrrhae </text:span><text:span text:style-name="T106">3</text:span><text:span text:style-name="T75"> xvj, lapidis haematitae </text:span><text:span text:style-name="T106">3</text:span><text:span text:style-name="T75"> vj. opii drach. vj, aloes<text:line-break/></text:span><text:span text:style-name="T106">3</text:span><text:span text:style-name="T75"> iv, fellis taurini 3 iv, galbani 5 iv, aeruginis </text:span><text:span text:style-name="T106">3 j, opopa-<text:line-break/></text:span><text:span text:style-name="T75">nacis 3 iv, falis ammoniaci 3 ij, gummi 3 vj, alii duas, aqua<text:line-break/>pluviali excipito.</text:span></text:p>
      <text:p text:style-name="P8"><text:span text:style-name="T106">[ Collyrium rhinema inscriptum •saoit ad callo-<text:line-break/>sas affectus, cicatrices exterit. Facit et ad sujsusiones.j</text:span><text:span text:style-name="T75"> 4<text:line-break/>Cadmiae drach. xiviij, ammoniaci thymiamatis drach. xiviij,</text:span></text:p>
      <text:p text:style-name="P7"><text:span text:style-name="T75">aeris usti drach. xlviij , opii drach. sedecim, aeruginis </text:span><text:span text:style-name="T106">Cy-<text:line-break/>priae</text:span><text:span text:style-name="T75"> drach sedecim, aloes draeli. sedecim, myrrhae J xvj,<text:line-break/>lapidis haematitae draclo xxiv, galbani drach. xiv, opopa-<text:line-break/>nacis 5 xviij, fellis taurini draclu octo, falis ammoniaci<text:line-break/>' drach. iv, gumrni 3 lx, aqua pluviali excipe. Temperies<text:line-break/>.aquosa est.</text:span></text:p>
      <text:p text:style-name="P8"><text:span text:style-name="T106">[ Collyrium harmatium inscriptum, quo usus esi Pto-<text:line-break/>lemaeus rex extersiva facultate praeditum. Exterit cica-<text:line-break/>trices, acuit visum, esi et aspritudinibus comrnodum.j</text:span><text:span text:style-name="T75"> 4<text:line-break/>Aeris usti et loti drach. octo, ammoniaci thymiamatis drach.<text:line-break/>octo, lapidis haematitae draclu octo, corticis thuris draclu<text:line-break/>octo, gummi 3 viij, excipe aqua pluviali ac utere cum aqua.<text:line-break/>Alia exemplaria etiam aeruginis drach. duas habent.</text:span></text:p>
      <text:p text:style-name="P8"><text:span text:style-name="T75">[Coiseriuzn </text:span><text:span text:style-name="T106">oxydercioum ex haematite, cicatrices et<text:line-break/>callos</text:span><text:span text:style-name="T75"> exierit.) 4 Ammoniaci thymiamatis drach. viginti-<text:line-break/>quatuor aeris usti et loti drach. vigintiquatuor, lapidis hae-<text:line-break/>matitae drach. xxiv, gummi drach. vigintiquatuor, aerugi-<text:line-break/>nis drach, oeto, excipe aqua pluviali,</text:span></text:p>
      <text:p text:style-name="P7"><text:span text:style-name="T129">\_Collyrium </text:span><text:span text:style-name="T106">arternonium inscriptum, quo Bajsus so-<text:line-break/>dalis meus usus esi. Facit ad fluxiones antiquas etaspri-<text:line-break/>tudines palpebrarum, ad putrescentes et erosas angulos,<text:line-break/>ad oculos hurneetos et membranarum extuberantias. Ci~<text:line-break/>' cntrioes et callos exterit et quod maximum in eo esi, post<text:line-break/>illationes oculos</text:span><text:span text:style-name="T75"> imperturbatos confervat.] 9/ Stibii drach.<text:line-break/>iv, aeris usti drach. duas, cerussae drach. duas, croci drach.<text:line-break/>• unam, myrrhae drach. unam, corticis thuris drach. unam,<text:line-break/>aeruginis vermiculatae drach. unam, gallarum omphacina-<text:line-break/>rum draclu unam, piperis albi draclu unam, gummi drach*<text:line-break/>unam, vino excipe, utere cum aqua. </text:span><text:span text:style-name="T106">Aliud medicamen^<text:line-break/>tum accommodatum, su</text:span><text:span text:style-name="T75"> Cadmiae drach octo, stibii drach.<text:line-break/>viij, cerussae drach. octo, aeris usti </text:span><text:span text:style-name="T106">3</text:span><text:span text:style-name="T75"> iv,r corticis thuris'<text:line-break/>drach. duas, croci drach. ij, myrrhae drach. ij, aeruginis<text:line-break/>vermiculatae </text:span><text:span text:style-name="T106">3</text:span><text:span text:style-name="T75"> ij, gallarum ompharinarum drach. ij, piper<text:line-break/>ris albi drach. unam, gumni </text:span><text:span text:style-name="T106">3 iv,</text:span><text:span text:style-name="T75"> excipe vino.</text:span></text:p>
      <text:p text:style-name="P8"><text:span text:style-name="T75">[Coiiyriuni </text:span><text:span text:style-name="T106">Indicum aerianum inscriptum, praaoe-</text:span></text:p>
      <text:p text:style-name="P7"><text:span text:style-name="T106">cupat, ac praeripit omnes Ophthalmias. </text:span><text:span text:style-name="T106">, </text:span><text:span text:style-name="T106">Facit ad obtusum<text:line-break/>- viscem et scabras ajscctus ao erosos angulos. Cicatrices<text:line-break/>exterso et, quod maximum esi</text:span><text:span text:style-name="T106">, </text:span><text:span text:style-name="T106">posi illitionem oculos im,-<text:line-break/>persurliatos conservat^</text:span><text:span text:style-name="T75"> 4 Cerussae Rhodiacae drach. xlviij,<text:line-break/>cadmiae Cypriae drach. xxiv, atramenti Indici drach. octo,<text:line-break/>opii drach. octo, piperis albi drach. viij, • aut vj, opobalsami<text:line-break/>drach. viij, aut vj, gumrni drach. xvj, cinnamomi draclu<text:line-break/>ij, alii xij, aqua pluviali excipito.</text:span></text:p>
      <text:p text:style-name="P188"><text:span text:style-name="T106">[idermophili collyrium, thalajscrujn, aceommodatum<text:line-break/>ad Jusisusiones et ad omnesu hebetudinem visus. Facit </text:span><text:span text:style-name="T106">et<text:line-break/></text:span><text:span text:style-name="T106">&lt;£d -incipientem suffusionem, asique odoratijsunum medica-<text:line-break/>mentttm?\</text:span><text:span text:style-name="T75"> 4. Cadmiae drach. xvj, atramenti Indici drach<text:line-break/>xvj, piperis albi draclu viij, aeruginis draclu </text:span><text:span text:style-name="T75">iv, </text:span><text:span text:style-name="T75">succi Me<text:line-break/>dici drach. iv, opobalsami drach. </text:span><text:span text:style-name="T75">iv, </text:span><text:span text:style-name="T75">gummi drach. </text:span><text:span text:style-name="T75">xij,<text:line-break/></text:span><text:span text:style-name="T75">aqua excipe, utere cum aqua. Temperies diversa est juxta<text:line-break/>affectus. '•<text:tab/>-<text:tab/></text:span><text:span text:style-name="T75"><text:tab/>. -</text:span></text:p>
      <text:p text:style-name="P8"><text:span text:style-name="T106">[Pomponii Bajji, facit dd incipientem sujsusionemij</text:span></text:p>
      <text:p text:style-name="P8"><text:span text:style-name="T75">4 Cadmiae drach. xxvij, atramenti Indici drach. xvj; </text:span><text:span text:style-name="T106">pi-</text:span></text:p>
      <text:p text:style-name="P7"><text:span text:style-name="T75">peris'longi drach. xvj, piperis albi drach. xij, succi Cyre-<text:line-break/>naici 3 </text:span><text:span text:style-name="T75">v, </text:span><text:span text:style-name="T75">opobalsami 3 vj, spicae nardi drach.fex, sapa-<text:line-break/>, peni.3 v, opopanacis draclu quinque; opii drach. quatuor,.</text:span></text:p>
      <text:p text:style-name="P189"><text:span text:style-name="T75">euphorbii 3 jf cinnamomi draclu j, gummi drach. triginta,<text:line-break/>foeniculi succo excipitor,<text:tab/></text:span><text:span text:style-name="T75">-<text:tab/></text:span><text:span text:style-name="T131">:</text:span><text:span text:style-name="T75"> &gt;</text:span></text:p>
      <text:p text:style-name="P190"><text:span text:style-name="T106">[indicum hasilicon inscriptum. Facit ad incipientem<text:line-break/>suffusionem et omnem visus hebetudinem. </text:span><text:span text:style-name="T106">•- </text:span><text:span text:style-name="T106">Cicatrices ex-<text:line-break/>terite 4</text:span><text:span text:style-name="T75"> Cadmiae ustae et lotae libram unam et trientem,<text:line-break/>atramenti indici </text:span><text:span text:style-name="T106">3</text:span><text:span text:style-name="T75"> sex, cerussae trientem, piperis albi fex-<text:line-break/>uncern , fel hyaenae integrum quanticunque ponderis , fel-<text:line-break/>les scarorum decem, felles perdicum quatuor</text:span><text:span text:style-name="T75">, </text:span><text:span text:style-name="T75">succi papa-<text:line-break/>veris </text:span><text:span text:style-name="T106">y j,</text:span><text:span text:style-name="T75"> opobalsami sextantem, opopanacis sextantem, sa-<text:line-break/>gapeni sextantem, gummi libram unam, excipe succo sue-<text:line-break/>-nieuli aut herbae herauleae appellatae. , . </text:span><text:span text:style-name="T75">; </text:span><text:span text:style-name="T75">i </text:span><text:span text:style-name="T75">,<text:tab/>'</text:span></text:p>
      <text:p text:style-name="P8"><text:span text:style-name="T75">i:.?. </text:span><text:span text:style-name="T75">[Tnstiiiatitium </text:span><text:span text:style-name="T106">-Pocii, utdsihernisansp</text:span><text:span text:style-name="T75"> 4 Cadrnlae<text:line-break/>drach. sexagintaquatuor, , misyos drach. trigintaduas, atra-<text:line-break/>menti sutorii drach. trigintaduas, stibii </text:span><text:span text:style-name="T106">3</text:span><text:span text:style-name="T75"> xxxij, piperis albi<text:line-break/></text:span><text:span text:style-name="T85">3 </text:span><text:span text:style-name="T75">xxxij, opii drachi sedecim,,, aeruginis dracjr,' sedecim,</text:span></text:p>
      <text:p text:style-name="P191"><text:span text:style-name="T75">opobalsami draclu sedecim, gummi draclu lxiv, excipe aqua<text:line-break/>pluxiali. .<text:tab/>. </text:span><text:span text:style-name="T75">i...</text:span></text:p>
      <text:p text:style-name="P192"><text:span text:style-name="T90">Γ </text:span><text:span text:style-name="T106">Gollyrium chelidonium inscriptumi\</text:span><text:span text:style-name="T75"> 4 Cadmiae<text:line-break/>drach. xlviij,;stibii draclu duodecim, miiyos .drach. octo,<text:line-break/>piperis albi.</text:span><text:span text:style-name="T106">3</text:span><text:span text:style-name="T75"> vj., atramenti' sutorii drach. sex, opii drach.<text:line-break/>scx, aeruginis draclu vj, opobalsami</text:span><text:span text:style-name="T106">3</text:span><text:span text:style-name="T75">iv, gumrni draclu<text:line-break/>xxiv, excipe aqua pluxiali. </text:span><text:span text:style-name="T106">r,</text:span><text:span text:style-name="T75"> jx a • <text:tab/> </text:span><text:span text:style-name="T75">ai-to-i-</text:span><text:span text:style-name="T75">-.lx.</text:span></text:p>
      <text:p text:style-name="P193"><text:span text:style-name="T129">\_Hieracium' </text:span><text:span text:style-name="T106">ad obtusum nisum et. scabros affectus.]<text:line-break/>4</text:span><text:span text:style-name="T75"> Cerussae draclo sedecim, cadmiae draclu octo, aeruginis<text:line-break/>. drach. duas, piperis albi drach-duas, omphacll draclo duas;<text:line-break/>opii drach. duas,, gummi.drach. fex, excipe aqua pluxiali<text:line-break/>ac utere cum aqua.<text:tab/></text:span><text:span text:style-name="T75">. - • -• i. - -</text:span></text:p>
      <text:p text:style-name="P194"><text:span text:style-name="T75">[Aiiud. </text:span><text:span text:style-name="T106">Cicatrices et callos exteriJscj</text:span><text:span text:style-name="T75"> </text:span><text:span text:style-name="T90">2| </text:span><text:span text:style-name="T75">Cadmiae<text:line-break/>drach. sedecim., cerussae draclu octo, piperis albi drach.-<text:line-break/>qiiatuor,. aeruginis draclu, duas.; opobalsami draclu duas;<text:line-break/>omphaciidrach. duas; gummi draclo quatuor, excipe aqua<text:line-break/>pluviali,<text:tab/></text:span><text:span text:style-name="T75">..<text:tab/></text:span><text:span text:style-name="T90">όόουο<text:tab/></text:span><text:span text:style-name="T75">...</text:span></text:p>
      <text:p text:style-name="P8"><text:span text:style-name="T90">Γ </text:span><text:span text:style-name="T106">Collyrium salvum panchrestum inscriptum, aec&amp;rrv-<text:line-break/>rivodatum ad scabros, et eircumrosas angulos, ac intensas</text:span></text:p>
      <text:p text:style-name="P6"><text:span text:style-name="T106">prurUus et palpebras sicosassp</text:span><text:span text:style-name="T75"> 4 Cadmiae drach. octo-<text:line-break/>gluta, chalcitidis ustae drach. quadraginta, piperis albi draclu<text:line-break/>quadraginta, gummi drach- xl, aqua.pluviali excipito. In<text:line-break/>alio exemplari, aequalis omnium apponderatio habetur.<text:line-break/></text:span><text:span text:style-name="T106">Aliud.</text:span><text:span text:style-name="T75"> 4 Cadmiae draclo. octoginta; chalcitidis ustae draclu<text:line-break/>xl, piperis albi draclu xl, croci drach. xij; myrrhae draclu<text:line-break/>xij,: gunitni 3 ns, aquae' pluvialis quod fatis est.</text:span></text:p>
      <text:p text:style-name="P8"><text:span text:style-name="T106">[Tryphonis</text:span><text:span text:style-name="T75"> orbicntare.] -4 Cadmiae drach, </text:span><text:span text:style-name="T75">xiviij;<text:line-break/></text:span><text:span text:style-name="T75">squamae aeris draclu trigintaduas, aeris usti; et loti </text:span><text:span text:style-name="T106">3</text:span><text:span text:style-name="T75"> </text:span><text:span text:style-name="T75">tri- .<text:line-break/></text:span><text:span text:style-name="T75">gintaduas, piperis albi, drach. trigintaduas, opii drach. </text:span><text:span text:style-name="T75">octo,<text:line-break/></text:span><text:span text:style-name="T75">myrrhae drach. octo, opobalsami drach. iv, gummi Jxxxij,<text:line-break/>excipe aqua pluviali. - • . </text:span><text:span text:style-name="T75">’ </text:span><text:span text:style-name="T90">Λ . </text:span><text:span text:style-name="T75">i</text:span></text:p>
      <text:p text:style-name="P8"><text:span text:style-name="T75">[Coiserium- </text:span><text:span text:style-name="T106">Galli sxyderaicum?^</text:span><text:span text:style-name="T75"> 4 Cadmiae drach.<text:line-break/>xiviij, chalcitidis ustae drach. xxiv, piperis albi draclo scx;<text:line-break/>squamae aeris drach, octo, opii drach. vj, omphacii drach.<text:line-break/>iv, myrrhae drach. ij, opobalsami draclu iv, gummi </text:span><text:span text:style-name="T106">3</text:span><text:span text:style-name="T75"> </text:span><text:span text:style-name="T75">xij;<text:line-break/></text:span><text:span text:style-name="T75">piperis, albi grana </text:span><text:span text:style-name="T75">'x, </text:span><text:span text:style-name="T75">aquae, pluvialis .quantum sufficit.</text:span></text:p>
      <text:p text:style-name="P8"><text:span text:style-name="T75">[ Coiserium </text:span><text:span text:style-name="T106">aromaticum appeUatumiS</text:span><text:span text:style-name="T75"> , 4 Aeris usti</text:span></text:p>
      <text:p text:style-name="P7"><text:span text:style-name="T75">et loti draclu sedecim, aeruginis drach. quatuor, myrihge<text:line-break/>drach. quatuor, opii draclu quatuor, piperis albi dracsi,<text:line-break/>.quatuor, nardi draclu duas, croci drach. quatuor, opobal-<text:line-break/>sami drach. quatuor, gummi drach. quatuor, aqua pluviali<text:line-break/>'excipito.</text:span></text:p>
      <text:p text:style-name="P195"><text:span text:style-name="T106">spHeraclidae aromaticum croceum ex</text:span><text:span text:style-name="T75"> haematite.] 4<text:line-break/>Aeris usti et loti drach. xlviij, cadmiae drach. vigintiqua-<text:line-break/>tuor, croci drach. vigintiquatuor, lapidis haematitae drach,<text:line-break/>vigintiquatuor, opii draclu duodecim, myrrhae drach. xij,<text:line-break/>piperis albi draclo xij, gummi drach. xxiv, vino Falerno<text:line-break/>excipito.<text:tab/>. </text:span><text:span text:style-name="T75">...<text:tab/>;<text:tab/></text:span><text:span text:style-name="T75">-- 'n r,,;.;</text:span></text:p>
      <text:p text:style-name="P8"><text:span text:style-name="T129">\_Croceum </text:span><text:span text:style-name="T106">Asclepium oxydercicum.j 4</text:span><text:span text:style-name="T75"> Aeris usti<text:line-break/>drach. xlviij, croci drach. xij; omphacii drach. quatuor,<text:line-break/>opii drach. duodecim, myrrhae drach. duas, opobalsami<text:line-break/>drach quatuor, gummi drach. xij, piperis albi drach. de-<text:line-break/>cem, aquae pluvialis quantum fatis essi</text:span></text:p>
      <text:p text:style-name="P196"><text:span text:style-name="T106">,<text:tab/>|_ Collyrium iscchryson, ad corrosas angulos, scabros</text:span></text:p>
      <text:p text:style-name="P8"><text:span text:style-name="T106">affectus inveteratas Ophthalmias aspritudines</text:span><text:span text:style-name="T106">, </text:span><text:span text:style-name="T106">ficosas<text:line-break/>eminentias, cicatrices et callos exteritA</text:span><text:span text:style-name="T75"> 4 Cadrnlae drach.</text:span></text:p>
      <text:p text:style-name="P6"><text:span text:style-name="T75">scx, lapidis haematitae draclo sedecim; myrrhae drach. sc-<text:line-break/>decam, opii drach. sedecim, croci drach, vigintiquatuor, pi-<text:line-break/>peris longi drach. xij</text:span><text:span text:style-name="T116">1</text:span><text:span text:style-name="T75">, piperis albi drach. vigintiquatuor,<text:line-break/>gummi draclu lxiv, nini Italici quantum satis est, ' t ,</text:span><text:span text:style-name="T75">: '</text:span></text:p>
      <text:p text:style-name="P197"><text:span text:style-name="T129">\_Collyrium </text:span><text:span text:style-name="T106">Cinnabarium, celebris ophthalmici </text:span><text:span text:style-name="T106">Stoli<text:line-break/></text:span><text:span text:style-name="T106">Britannici, ad corrosas angulos, </text:span><text:span text:style-name="T106">ophthadrnias'ad </text:span><text:span text:style-name="T106">malum </text:span><text:span text:style-name="T106">ha-<text:line-break/></text:span><text:span text:style-name="T106">bitum perductas, intensos pruritus e </text:span><text:span text:style-name="T106">f </text:span><text:span text:style-name="T106">inveteratos affectus^<text:line-break/></text:span><text:span text:style-name="T75">4 Pforici </text:span><text:span text:style-name="T75">draclu </text:span><text:span text:style-name="T75">vigintiquatuor; cadmiae </text:span><text:span text:style-name="T75">drach. </text:span><text:span text:style-name="T75">vigintiqua-<text:line-break/>tuor, croci drach. xvj, piperis albi drach. sedecim, </text:span><text:span text:style-name="T75">cinna-<text:line-break/></text:span><text:span text:style-name="T116">f</text:span><text:span text:style-name="T75">baris drach. sedecim, opii drach. duodecim, gummi draclu<text:line-break/>vigintiquatuor, aquae pluviae quod fatis est. </text:span><text:span text:style-name="T106">Aliud: 4<text:line-break/>Pforici</text:span><text:span text:style-name="T75"> drach. vigintiquatuor, piperis drach. vigintiquatuor,<text:line-break/>-cadmiae drach. </text:span><text:span text:style-name="T75">xxiv, </text:span><text:span text:style-name="T75">eroei 3 xxiv, sandarachae drach'</text:span><text:span text:style-name="T75">octo,<text:line-break/></text:span><text:span text:style-name="T75">opii draclo octo; cinnabaris draclu octo, gummi draclu </text:span><text:span text:style-name="T75">octo, ’<text:line-break/></text:span><text:span text:style-name="T75">aqua pluxiali excipito, </text:span><text:span text:style-name="T131">:</text:span><text:span text:style-name="T75"><text:tab/>- </text:span><text:span text:style-name="T75">a-.0<text:tab/>v&gt; ' •lus-it,</text:span></text:p>
      <text:p text:style-name="P8"><text:span text:style-name="T106">[Melinum ataracstum appellatum. Facit ad 'omnem<text:line-break/>oculorum hebetudinem </text:span><text:span text:style-name="T106">at </text:span><text:span text:style-name="T106">ad asuedtus </text:span><text:span text:style-name="T106">antiquos. </text:span><text:span text:style-name="T106">Cicatrices<text:line-break/>et dallos</text:span><text:span text:style-name="T75"> </text:span><text:span text:style-name="T75">exterit.}' </text:span><text:span text:style-name="T75">4 Cadmiae draclo vigintiquatuor, </text:span><text:span text:style-name="T75">Ompha-<text:line-break/></text:span><text:span text:style-name="T75">cii </text:span><text:span text:style-name="T75">uracli, </text:span><text:span text:style-name="T75">duodexim, talis am,nomam drach quatuor, </text:span><text:span text:style-name="T75">ajn-</text:span></text:p>
      <text:p text:style-name="P6"><text:span text:style-name="T75">moniaci thymiamatis draclu duodecim, opii drach. octo,<text:line-break/>gummi draclo vigintiquatuor, cerussae drach. vigintiquatuor,<text:line-break/>croci drach- sedecim, piperis albi drach. xxiv, aquae plu-<text:line-break/>vialis quantum sufficit.-</text:span></text:p>
      <text:p text:style-name="P8"><text:span text:style-name="T129">\_Lucii </text:span><text:span text:style-name="T106">praeceptoris melinum, ad scabros et corrosos<text:line-break/>angulos rdntensas pruritus, oculos hwmectos, ad omnem<text:line-break/>vijua hebetudinem cicatrices at callos exterit 4 Ce-<text:line-break/></text:span><text:span text:style-name="T75">russae drach. xxiv, croci drach. xxiv, ammoniaci thymia-<text:line-break/>matis; drach. vj, falis ammoniaci drach. fex, nardi lndicae<text:line-break/>drach. scx, opii drach. scx, myrrhae drach. vj, omphacii<text:line-break/>draclo vj, gummi drach</text:span><text:span text:style-name="T116">1</text:span><text:span text:style-name="T75">. Xxiv, exeipe aqua pluvia.</text:span></text:p>
      <text:p text:style-name="P8"><text:span text:style-name="T75">[Aiiud </text:span><text:span text:style-name="T106">collyrium Proteus, oui nullum conferri po-<text:line-break/>test. Facit ad incipientem suffusionem et ad omnem visus<text:line-break/>hebetudinem, 'cicatrices et callos exterit.']</text:span><text:span text:style-name="T75"> 2|. Cadmiae<text:line-break/>drach. xl, chalcitidis 'crudae </text:span><text:span text:style-name="T106">3</text:span><text:span text:style-name="T75"> xl, .cerussae drach. xl, pipe-<text:line-break/>ris albi J xxx, succi Cyrenaici J xx, croci drach. xvj, opii.<text:line-break/>3 xij, sagapeni </text:span><text:span text:style-name="T106">3</text:span><text:span text:style-name="T75"> xij, lacrimae oleae lrach. xij, auripi-<text:line-break/>gmenti drach. viij, myrrhae drach. xij, gummi draclu xx,</text:span></text:p>
      <text:p text:style-name="P7"><text:span text:style-name="T75">opopanacis drach. xx, opobalsami drach. xij, apparato cum<text:line-break/>aqua pluxiali ae utitur cum aqua. ' </text:span><text:span text:style-name="T75">.</text:span></text:p>
      <text:p text:style-name="P8"><text:span text:style-name="T75">[.Sygieni </text:span><text:span text:style-name="T106">collyrium aureum, ad corrosos angulos et<text:line-break/>scabros ajscctusij</text:span><text:span text:style-name="T75"> 4 Sandarachae drach. xxiv,-piperis albi<text:line-break/>grana xij, myrrhae draclu sex, croci draclu vj, gummi<text:line-break/>drach. duodecim, cum aqua pluviali apparato; </text:span><text:span text:style-name="T106">Aliter</text:span><text:span text:style-name="T75"> au_<text:line-break/></text:span><text:span text:style-name="T106">reum collyrium.</text:span><text:span text:style-name="T75"> 4 Sandarachae draclu xvj. croci drach.<text:line-break/>4vj, piperis drach. xvj, myrrhae J iv, gummi drach. xih<text:line-break/>..usus ostensus est. </text:span><text:span text:style-name="T106">Aliter,</text:span><text:span text:style-name="T75"> 4 Randaraehae. drach. xxiv,: pi-<text:line-break/>peris alb drach rij, mysibae drach. vj, croci </text:span><text:span text:style-name="T106">3</text:span><text:span text:style-name="T75"> vj, gummi<text:line-break/>drach. xij, aqua pluviali, excipito,</text:span></text:p>
      <text:p text:style-name="P8"><text:span text:style-name="T75">[sivemeri </text:span><text:span text:style-name="T106">psori.cum, sacit ad corrosas angulos ef<text:line-break/>scabras cicatrices ac callos. extensu Facit ad inveteratos<text:line-break/>affectus et Ophthalmias ad malum habitum perductas,<text:line-break/>. itemque ad aspritudines7\ 4</text:span><text:span text:style-name="T75"> Pscrici drach. vigintiquatuor,<text:line-break/>croci drach. duodecim, opii, cerussae, utriusque drach. qua-<text:line-break/>tuor, piperis albi draclo quatuor, omphaeii drach. quatuor,<text:line-break/>gummi drach. quatuor, vino Falerno excipito. </text:span><text:span text:style-name="T106">Basilidion<text:line-break/>pscricUm,</text:span><text:span text:style-name="T75"> 4 Pforici drach. xiviij,, croci drach. vigintiqua-</text:span></text:p>
      <text:p text:style-name="P7"><text:span text:style-name="T75">tuor, opii drach. viij, floris lapidis Assi drach. viij, cerussae<text:line-break/>draclu viij, piperis drach. vj, opobalsami draclo quatuor,<text:line-break/>omphacii draclo iv, gummi drach. xvj. vino Falerno excipe.<text:line-break/></text:span><text:span text:style-name="T106">Panchrestum dthenipion.</text:span><text:span text:style-name="T75"> 4 Psorici drach. lxiv, croci<text:line-break/>drach. xvj, chalcitidis ustae drach. xvj, sandarachae drach.<text:line-break/>viginti, myrrhae drach. viij, piperis asse draclo xvl, casiae<text:line-break/>fistulae drach. viij, foliorum malabathri drach. quatuor,<text:line-break/>opii drach, xvj, omphacii drach. iv, "misyos ulli draclu<text:line-break/>duas, gummi drach. xxiv, excipe aqua pluviali.</text:span></text:p>
      <text:p text:style-name="P8"><text:span text:style-name="T129">\Ptolernaei </text:span><text:span text:style-name="T106">familiaris medicamentum, accommodatum<text:line-break/>ad scabros et corrosas angulos, intensas pruritus, defluvia<text:line-break/>palpebrarum hebetem visumij</text:span><text:span text:style-name="T75"> 4 Psorici drach. lx, sanda-<text:line-break/>rachae drach. triginta, chalcitidis ustae drach. vigintiqua-<text:line-break/>tuor, croci drach. vigintiquatuor, myrrhae drach-duode-<text:line-break/>cim, opii 3 ij, casiae fistulae drach.'xij, piperis drach. iv;<text:line-break/>piperis albi drach. vij, omphacii drach. vj, misyos usti<text:line-break/>drach. iij, foliorum malabathri drach. j; gumini drach.</text:span></text:p>
      <text:p text:style-name="P13"><text:span text:style-name="T85">' Sxxvj, aquae pluviae quantum sufficit. •</text:span></text:p>
      <text:p text:style-name="P7"><text:span text:style-name="T106">[^Collyrium malabathri axpderciaum, saoit ad eorro^.<text:line-break/>sas angulos,j</text:span><text:span text:style-name="T75"> 4 Stibiidraclu viglutiquatuor, acaciae drach.<text:line-break/>vigintiquatuor, piperis albi drach. xxiv, nardi Indicae<text:line-break/>drach. xij, opii drach. sex, croci dracli- fex, myrrhae Jvj.<text:line-break/>omphacii draclu vj, gummi,</text:span><text:span text:style-name="T106">3</text:span><text:span text:style-name="T75"> xxxvj. aqua pluviali excipito.<text:line-break/></text:span><text:span text:style-name="T106">Aliud.</text:span><text:span text:style-name="T75"> 4 Stibii usti et loti drach- xl, acaciae drach. xlvj.<text:line-break/>nardi celticae drach. sex, myrrhae J viij, croci drach. octo,<text:line-break/>omphacii drach. vj, opn drach. vj, cadmiae J xxxvj,<text:line-break/>gummi 3 xxxij, aquae pluvialis quod fatis est.</text:span></text:p>
      <text:h text:style-name="P3" text:outline-level="2">Cap. VIII.</text:h>
      <text:p text:style-name="P9"><text:span text:style-name="T106">gPremedia ad asisiectos oculos, ab Archi-<text:line-break/>gene in primo medicamentorum secundum genus con-<text:line-break/>scripta.]</text:span><text:span text:style-name="T75"> In fluxionibus circa oculos lu principio convenit,<text:line-break/>cibi ac potus parcitas, aquae potus et maxime omnium rei<text:line-break/>venereae abstinentia. Alvus ipfa subducatur et facies assi-<text:line-break/>due primum mulla frigida, delude etiam aceto admixto<text:line-break/>proluatur. Quidem atramentum sutorium aqua dilutum pro-<text:line-break/>luendum exhibent. Fugiant odores acres et pulveres fu-</text:span></text:p>
      <text:p text:style-name="P6"><text:span text:style-name="T75">mumque et tum solis um lucernarum splendorem Ad no-<text:line-break/>clern lanas puras e.x vino aut sordidas ex .aqua frigida<text:line-break/>imponant, maneque, velut dictum est, fe proluant. Quod si<text:line-break/>augefeat fluxio., accedatque dolor, venae sectio congrua est<text:line-break/>et perfecta cibi abstinentia ac sitis,, nisi exurantur et ma-<text:line-break/>lum inde augescat. Convenit et folutio ventris valida, sive<text:line-break/>per purgatorium conveniens medicamentum, sive per cly-<text:line-break/>fleres validos;, Post baee vero circa frontem imposita assi-<text:line-break/>due vitis folia viridia auxiliantur. Aut myrti, lentisci aut<text:line-break/>rubi succus, aut brassicae aut vitis folia cum flore farinae<text:line-break/>polentae. Aut cupressus, fampfuchns, ocimum, sifymbrium,<text:line-break/>oenanthe, crocus hortensis, itemque agrestis, portulaca, mali<text:line-break/>punici sativi flores cytinr appellati, vitex, folia recentia<text:line-break/>mali cotoneae, singula cum vino et flore farinae polentae.<text:line-break/>Super ipfos vero ocules lana pura avi candido madefacta<text:line-break/>imponatur. Aut ovi assi luteum. Aut melilotnin in passo<text:line-break/>coctum. Aut asphodeli radix eum vino et flore farinae po-<text:line-break/>lensae. Aut iris, contusa cum vino et flore farinae polentae.</text:span></text:p>
      <text:p text:style-name="P6"><text:span text:style-name="T75">Aut mali puniri succus cum flore farinae polentae. Aut<text:line-break/>ipsum malum in vino maris experte coctum. Aut juniperi<text:line-break/>baceae tritae cum vino et flore farinae polentae fronti im-<text:line-break/>ponantur, aut etiam super ipsus oculos adhibeantur. Ad<text:line-break/>haec vero eryngii et faeniculi silvestris radix trita ex aqua<text:line-break/>et cicutae semen eodem modo apparatum opitulantur. Cascus<text:line-break/>item mollis et nuper salsus cum apii foliis’ cataplasmatis<text:line-break/>modo impositus. Aut papaver silvestre passo coetum ac tritum<text:line-break/>impositum. Similiter et melilotum passo coctum exiguo croco<text:line-break/>et papaveris succo admixtis. Panis item ex vino, rosaceo<text:line-break/>admixto mirabiliter auxiliatur. Autt tribulum recentem per<text:line-break/>fe imponito, </text:span><text:span text:style-name="T112">imo</text:span><text:span text:style-name="T75"> et polenta admixta egregie opitulatur. Et<text:line-break/>ut fummatim dicam, omnia ex astringentium genere et re-<text:line-break/>pulsoria in principiis prosunt, velut est cicuta et psylIium,<text:line-break/>apium, solanum, lentes palustres, serpyllum, sampsuchus, so-<text:line-break/>lia vitis, coriandrum, portulaca, sempervivum, folia papa-<text:line-break/>veris, urtica. Quae singula ex vino trita imponantur; psyl-<text:line-break/>lium vero ex aqua eodemque modo palustris lenticula.</text:span></text:p>
      <text:p text:style-name="P7"><text:span text:style-name="T75">[Ad </text:span><text:span text:style-name="T106">fluxionem</text:span><text:span text:style-name="T75"> eaitdam Brassicam tritam eum po-<text:line-break/>lentae flore ex aqua imponito. Aut ocimi folla eodem modo.<text:line-break/>Aut rutae fella cum adipe anserino, </text:span><text:span text:style-name="T106">aut</text:span><text:span text:style-name="T75"> sampsuchi folia,<text:line-break/>aut halicaeabuni tritam. Caeterum largum fluxum sistunt<text:line-break/>papaveris capita et hyoscyamus eum polentae flore ex vino;<text:line-break/>oportet autem fomentum prius adhibere atque ita imponere;<text:line-break/>Postquam vero status et vigor praeterierit et quum uon<text:line-break/>amplius opportunum est astringentibus uti, non incommo-<text:line-break/>dum fuerit tum oculorum tum capitis fomenta adhibere.<text:line-break/>Magnifice vero auxiliatur inflammationesque solvit et fi qua<text:line-break/>distentio adsit, eam laxat, linteolum molle butyro madefa-<text:line-break/>cturn ac oculis superpositum.</text:span></text:p>
      <text:p text:style-name="P33"><text:span text:style-name="T106">[De chymosi.j</text:span><text:span text:style-name="T75"> In quibus vero chymosis fortis </text:span><text:span text:style-name="T75">con-<text:line-break/></text:span><text:span text:style-name="T75">tingit, ovi luteum cum museae carne terito, atque </text:span><text:span text:style-name="T75">ubi ad<text:line-break/></text:span><text:span text:style-name="T75">Serati formam deducta fuerint, linteolo excepta impone;<text:line-break/>eonfestim sedant.<text:tab/></text:span><text:span text:style-name="T75">,</text:span></text:p>
      <text:p text:style-name="P8"><text:span text:style-name="T129">\Oblitiones</text:span><text:span text:style-name="T127"> </text:span><text:span text:style-name="T75">oeniorum.] Panis purus ustus, acaciae </text:span><text:span text:style-name="T75">et<text:line-break/></text:span><text:span text:style-name="T75">hederae permixtus eum aqua. Verum ad dolores rosas via<text:line-break/>rides aut aridas passo maceratas terito et admixtu ovi assi</text:span></text:p>
      <text:p text:style-name="P6"><text:span text:style-name="T75">vitello ac croco sufficienti cum passo utitor. Aut crudam<text:line-break/>hordeaceam, vel triticeam farinam passo coctam adhibeto. Si<text:line-break/>vero major dolor suerit, papaveris lolia •eoentia admisceto<text:line-break/>'aut corticem papa veris, capitum. Aut hyoscyami folia drach-<text:line-break/>marum iv pondere cum ovi vitello- Aut sisymbrium aqua<text:line-break/>coctum terito sufficienti affuso vino et imponito. Aut,pa-<text:line-break/>paveris albi capita. passo cocta ae trita imponito. Aut . apii<text:line-break/>recentis coma, itemque pulegio recenti similiter utitor. Aut<text:line-break/>peponis aut cucumeris carne, aut </text:span><text:span text:style-name="T112">ovi</text:span><text:span text:style-name="T75"> assi luteum cum exi-<text:line-break/>guo .croco ac. pauco vino/ tritum imponito, . Caeterum do-<text:line-break/>lentes ex inflammatione oculos eum panace et pulegio ving<text:line-break/>subactis integito. Praeclare facit et pini cortex et polenta<text:line-break/>cum vino, aut hyoscyami folia et opium trita imponito, aut<text:line-break/>papaveris cortices terito rosisque ac meliloto myrrhaque<text:line-break/>admixtis albumine ovi diluito atque ita imponito. 'Anii<text:line-break/>aloen ac opium cum aqua diluta linteoloque excepta, in<text:line-break/>emplastri morem appone, vitando, ne quid lu oculum prae-<text:line-break/>feriabatur. Caeterum lu his, qui dolore vexantur, crocum</text:span></text:p>
      <text:p text:style-name="P198"><text:span text:style-name="T95">’ί'<text:tab/>....<text:tab/>’</text:span><text:span text:style-name="T126">ι,</text:span><text:span text:style-name="T95">.</text:span><text:span text:style-name="T126">:</text:span><text:span text:style-name="T95"> . •</text:span><text:span text:style-name="T106">d</text:span><text:span text:style-name="T75"> . t ..-so e . ' ‘ : </text:span><text:span text:style-name="T106">• d</text:span><text:span text:style-name="T75"> ..i<text:tab/>’<text:tab/>*.</text:span></text:p>
      <text:p text:style-name="P13"><text:span text:style-name="T75">bonum cum lacte instillato. Verum ad vehementes dolorum<text:line-break/>molestias coriandri succus cum </text:span><text:span text:style-name="T131">;</text:span><text:span text:style-name="T75"> muliebri lacte oculorum<text:line-break/>angulis instillatus, similiterque papaveris succus torrefactus<text:line-break/>auxiliatur. EoIia item platani trita cum </text:span><text:span text:style-name="T75">sarinae </text:span><text:span text:style-name="T75">polentae '<text:line-break/>flore oculis superpone, emplastri more apposita. Cataplas--<text:line-break/>mata vero in fluxionibus conveniunt, cupressus viridis cum<text:line-break/>vino. Aut paliuri folia. </text:span><text:span text:style-name="T75">Aut </text:span><text:span text:style-name="T75">portulaca trita cum </text:span><text:span text:style-name="T75">adipe </text:span><text:span text:style-name="T75">an-<text:line-break/>serino </text:span><text:span text:style-name="T75">et </text:span><text:span text:style-name="T75">croco, aut icis sicca cum melle, </text:span><text:span text:style-name="T75">aut </text:span><text:span text:style-name="T75">micas thuris<text:line-break/>et rnyrrham eum cvi candido, lana excepta fronti impo-<text:line-break/>nito, aut </text:span><text:span text:style-name="T75">apium </text:span><text:span text:style-name="T75">cum polenta aut seselis </text:span><text:span text:style-name="T75">flores </text:span><text:span text:style-name="T75">vino mace-<text:line-break/>ratos imponito, aut papaveris, sclia recentia agglutinato.<text:line-break/>Quod si vigiliae, instent, mandragorae radicem et succum,<text:line-break/>papaveris folia et polentam aequis. </text:span><text:span text:style-name="T75">partibus in </text:span><text:span text:style-name="T75">massam </text:span><text:span text:style-name="T75">co-</text:span></text:p>
      <text:p text:style-name="P15"><text:span text:style-name="T75">. gito, eamque. odorandam exhibeto et obdormiscent. Porro<text:line-break/>lu magnis fluxionibus pulegii , recentis femen, et maxime<text:line-break/>sulvum, cum aceto ad malagmatis formam redigito </text:span><text:span text:style-name="T75">ac </text:span><text:span text:style-name="T75">sin-<text:line-break/>cipiti imponito, lanis superne additis ae leni vinculo con-<text:line-break/>strictis. Aliqui etiam papaver recens ei admiscent, aut opii</text:span></text:p>
      <text:p text:style-name="P7"><text:span text:style-name="T75">minimum quid aut rosas aut melilotum coctum. Aut amylo<text:line-break/>exvino aut ovi candido oculos ipsos integito. Praeclare<text:line-break/>faciunt ad fluxionem uberem, tenuem ac vetustam itemque<text:line-break/>ulcera pompholygis </text:span><text:span text:style-name="T106">3</text:span><text:span text:style-name="T75"> iv, opii turresacti obolos iij, gummi<text:line-break/>3 iv, aqua pluviali aut fontana excipe. </text:span><text:span text:style-name="T106">Agglutinatorium<text:line-break/>ad fluxionem.</text:span><text:span text:style-name="T75"> Similaginem et mannae thuris dimidium ejus-<text:line-break/>cum ovi albumine ad emplastri formam redigito et lu prin-<text:line-break/>cipio fronti in linteolo imponito, aut ovi assati vitellum<text:line-break/>cum thure, aut cochleam cum testa sua et ovi candido ad<text:line-break/>strigmentitiam formam redactam sin splenio a tempore a!-,<text:line-break/>tero ad alterum extendendo imponito. Sua sponte decidit,<text:line-break/>ubi restiterit fluxus, aut rnoschi malagma aut barbarum<text:line-break/>emplastrum aut viride aut aliquod aliud eorum, quae aceto<text:line-break/>constant, splenio inditum fronti imponito.</text:span></text:p>
      <text:p text:style-name="P8"><text:span text:style-name="T75">£Ad </text:span><text:span text:style-name="T106">haemalopas et hyposphagmataij</text:span><text:span text:style-name="T75"> Ad plagas ocu- •<text:line-break/>lis illatas et ad oborientes ex eis cruentas suffusiones, sta-<text:line-break/>tim in principio tum ad inflammationem, tum ad dolorem</text:span></text:p>
      <text:p text:style-name="P13"><text:span text:style-name="T75">, compescendum facit columbinus sanguis instillatus, et prae- &gt;<text:line-break/>sertim is, qui ex teneris pennis exprimitur. Candidum</text:span></text:p>
      <text:p text:style-name="P7"><text:span text:style-name="T75">etiam ovi eodem modo in oculum instillatum, atque amplius<text:line-break/>pura lana exceptum et superne impositum. Prodest etiam<text:line-break/>ovi assi luteum cum vino impositum aut melilotum coctum<text:line-break/>cum vino eodem modo. Insuper et folia rosarum ac flos<text:line-break/>per se et eum vino trita, itemque cum flore farinae po-<text:line-break/>lentae, aut brassicae folia in cataplasmate. Ubi vero diutius<text:line-break/>cruentatio perstiterit, thure et bitumine aequis portionibus<text:line-break/>acceptis ac mixtis oculum suffito, aut hyssopi'comam tri-<text:line-break/>tam lineo panniculo illigatam in ferventem aquam demit-<text:line-break/>tito, oculoque admoveto. Sequitur emm cruor adeo, ut ex<text:line-break/>linteolo compresso exprimi queat. Aut nitrum et terram<text:line-break/>Aethiopicam ac rnyrrham pari pondere cum aqua illinito,<text:line-break/>aut foliorum oleae viridium succum sublinito, aut ammium<text:line-break/>et hyssopum cum lacte bubulo terito, agitato ac sublinito,<text:line-break/>aut femen lini tritum cum butyro per linteolum exprimito<text:line-break/>ac sublinito,, caput </text:span><text:span text:style-name="T112">vero</text:span><text:span text:style-name="T75"> frigida perfundito.</text:span></text:p>
      <text:p text:style-name="P8"><text:span text:style-name="T75">[Curatio tumorum.] Ad tumores ex plaga cicca ocu-<text:line-break/>los obortos valde convenit fomentum per mollem spongiam</text:span></text:p>
      <text:p text:style-name="P199"><text:span text:style-name="T75">lassidue factum, ita ut nova spongia postea aceto diluto ma-<text:line-break/>defacta imponatur. Convenit insuper sinapi vetustum ex<text:line-break/>aqua tritum, assidue circumpositum et ablatum. Similiter et<text:line-break/>'nasturtium , si post eorum ablationem loci assidue calida<text:line-break/>aqua foveantur. '<text:tab/></text:span><text:span text:style-name="T116">1</text:span><text:span text:style-name="T75"><text:tab/></text:span><text:span text:style-name="T75">'</text:span></text:p>
      <text:p text:style-name="P8"><text:span text:style-name="T75">[Ad </text:span><text:span text:style-name="T106">acutos scabros ae</text:span><text:span text:style-name="T75"> aridos.] Ad oculos propter<text:line-break/>'solem aut omnino pulverem scabros atque aridos factos<text:line-break/>aqua multa aestate quidem frigida, hieme vero calida affusa<text:line-break/>commodat. Convenit et spongiae calida aut lentis decocto<text:line-break/>imbutae fomentum. Ipsis vero oculorum angulis, rubi, len-<text:line-break/>tisci, myrti, rosarum succum unumquemque per se cnm<text:line-break/>aqua adhibeto. Aut rosas aridas tritas cum vino, aut earum<text:line-break/>florem. Aut vinum maris expers ac oleum vetus, maxime<text:line-break/>ubi dormire voluerint,- admoveto- Conducit praeterea his<text:line-break/>ut </text:span><text:span text:style-name="T106">a</text:span><text:span text:style-name="T75"> salsis, acribus, ampliusque acidis omnibus abstineant.<text:line-break/>Porro ad inveteratas et callosas cicca palpebras affectiones<text:line-break/>amurcam coctam cum &gt;leo tritam illinito. ’ '</text:span></text:p>
      <text:p text:style-name="P7"><text:span text:style-name="T75">[Ad </text:span><text:span text:style-name="T106">eos qui glabras habent palpebras.^ In iis</text:span><text:span text:style-name="T75"> qui<text:line-break/>-gtabras </text:span><text:span text:style-name="T106">palpebras,</text:span><text:span text:style-name="T75"> quique </text:span><text:span text:style-name="T106">pilos non habent, egregie sueti<text:line-break/>ac pilos producit.</text:span><text:span text:style-name="T75"> 4 Acaciae 3 ij, atramenti librarii aridi<text:line-break/>aut si 'fieri potest Memphitidi </text:span><text:span text:style-name="T106">3</text:span><text:span text:style-name="T75"> v, succi porri heminas iv,<text:line-break/>vini maris expertis heminas iv coquito, donec strigmen-<text:line-break/>titiarn: formam induant, et repositis in pyxide utitur. Aut<text:line-break/>muscerdas et caprarum stercora usta pari mensura, elueris<text:line-break/>calami Graeci duplum cum. melle Attico illinito. -Hoc vero<text:line-break/>etiam palpebrarum defluvia emendat, Aeruginis tritae<text:line-break/>partem unam, ammoniaci thymiamatis tantundem trita ad-<text:line-break/>'hibeto. Facit idem et egregie'ad efcabres oculos. Aut ca-<text:line-break/>drniam tritam melle siibectam lu ollula urito ae assatu, </text:span><text:span text:style-name="T106">de-<text:line-break/>inde* aeris</text:span><text:span text:style-name="T75"> usti tantundem admisceto ac tritis utitor.-</text:span></text:p>
      <text:p text:style-name="P13"><text:span text:style-name="T106">[Ad pilos inutiles 'et pungentes in palpebris ena-<text:line-break/>scentesstj</text:span><text:span text:style-name="T75"> Pilos inutiliter in palpebris fupernascentes evel-<text:line-break/>lito’et'sanguinem cimicum illinito et non enafcentur. Pa-<text:line-break/>nias Laodicensis Autolyci- medicus multa in his lentabat;<text:line-break/>-evellebat primum’ipsos pilos, deinde locum diligenter sum<text:line-break/>dropace irritabat et cum chamaeleone albo trito viridium</text:span></text:p>
      <text:p text:style-name="P6"><text:span text:style-name="T75">ranarum sanguine permixto, sunt autem ranae quae in<text:line-break/>arundinibus degunt, illinebat; neque enim postea enascun-<text:line-break/>tur. Potes, et evulsis prius pilis cedriam eum tellinarum<text:line-break/>cinere mixtam ac tritam illinere. Ad eandem quoque rem<text:line-break/>aviculae cinaedi appellatae felle utitor, aut phagri marini<text:line-break/>piscis itidem felle, aut ricini a cane femina adempti san-<text:line-break/>guine,. Egregie facit, hoc. 4 Fellis et sanguinis erinacei<text:line-break/>terrestris pares partes, fellis chamaeleonis tantundem, ca-<text:line-break/>-storii parum, ad formam squamularum piscium reducito, et<text:line-break/>pilis radicitus evulsis utitor, squamulam unam oris saliva<text:line-break/>-matutina dilutam illinendo, locumque ad dimidium horae<text:line-break/>obligando. Dolitant quidem ex medicamenti hujus usu, sed<text:line-break/>pili amplius non enascuntur; aut' felle hyaenae feminae<text:line-break/>mox ab evulsione illinito, aut tellinarum tenuissimum pul-<text:line-break/>verem oblinito, aut evulsis pilis cicutae folium et cedriam<text:line-break/>aequalibus partibus cum vespertilionis'sanguine illine, illi-<text:line-break/>tiunque donec exarescat tene, si enim hoc oculum contin-<text:line-break/>gat,, ejus humorem corrumpit, aut ab evulsione caprae fel<text:line-break/>.cum brassicae fuceo illinito, aut furnariae.herbae fucco pal-<text:line-break/>peluae alam sive summitatem illinito, deinde pilos evellito</text:span></text:p>
      <text:p text:style-name="P7"><text:span text:style-name="T75">rursusque illinito. Testatus est et Hermeas spumam aquae<text:line-break/>post dropacum adhibitionem illitam summe conducere.</text:span></text:p>
      <text:p text:style-name="P8"><text:span text:style-name="T116">r</text:span><text:span text:style-name="T75">rie </text:span><text:span text:style-name="T106">uvis et albuginibus^]</text:span><text:span text:style-name="T75"> Staphylomata tolles can-<text:line-break/>tharidum succo illito. Albugines vero cito sanat nitrum<text:line-break/>cum oleo veteri diligenter tritum et illitum, aut lacertae<text:line-break/>stercus illine et tolles, aut nycticoracis ovum illine et tin-<text:line-break/>ges ipsas, aut croci, piperis aequales partes cum felis felle<text:line-break/>lu collyria formatu </text:span><text:span text:style-name="T106">ac</text:span><text:span text:style-name="T75"> illinito, aut sepiae testam tritam melle<text:line-break/>subigito ac urito et laevigatu, postea medicamento hoc<text:line-break/>sublinito.</text:span></text:p>
      <text:p text:style-name="P8"><text:span text:style-name="T106">[Curatio obscuritatis visus et suffusionis</text:span><text:span text:style-name="T75">Obscuri-<text:line-break/>\ talem omnem aut etiam incipienlem suffusionem persanat<text:line-break/>vulturis fel cum marrubii succo ac melle Attico, aut 4<text:line-break/>myrrhae et piperis partes aequales cum melle ,' aut fola-<text:line-break/>- num nigrum illine. Facit </text:span><text:span text:style-name="T106">et</text:span><text:span text:style-name="T75"> Cyprus in aerea pyxide repo-;<text:line-break/>sita, aut foeniculi succum et fel taurinum liquidum pari-i<text:line-break/>bus partibus, mellis Attici duplum illinitu. Aut croci et,<text:line-break/>piperis aequas portiones felle taurino excipito, atque in.</text:span></text:p>
      <text:p text:style-name="P200"><text:span text:style-name="T75">collyria redigito ac illinito, aut populi- nigrae liquorem<text:line-break/>cum duplo mellis Attici' illinito. </text:span><text:span text:style-name="T75">• -<text:tab/></text:span><text:span text:style-name="T116">;</text:span></text:p>
      <text:p text:style-name="P8"><text:span text:style-name="T75">[2Ye </text:span><text:span text:style-name="T106">humorum suffusionibus]</text:span><text:span text:style-name="T75"> 4 Fellis testudinis ma-<text:line-break/>rinae partem unam, mellis Attici quadruplum illinito. Fel<text:line-break/>ipsum etiam per sc sufficit- eum aqua illitum.</text:span></text:p>
      <text:p text:style-name="P15"><text:span text:style-name="T75">&lt;. </text:span><text:span text:style-name="T75">[Ad pterygia.] In pterygiis oculorum 4 atramenti<text:line-break/>sutorii, falis ammoniaci aequales partes, gumrni dimidium,<text:line-break/>cum aeeto in collyria, formatu ac illinito; aut populi ni-<text:line-break/>grae liquorem cum- duplo messis Attini</text:span><text:span text:style-name="T116">5</text:span><text:span text:style-name="T75"> mixtum ac tritum<text:line-break/>illinito.</text:span></text:p>
      <text:p text:style-name="P8"><text:span text:style-name="T75">[Ad </text:span><text:span text:style-name="T106">glaucos oculos et luscioscs.j</text:span><text:span text:style-name="T75"> Solani succus in-<text:line-break/>stillatec glaucos oculos denigrat. In lusciosis vero hepar<text:line-break/>hircinum assato, ipfmnque inter assandum distillantem eruo-<text:line-break/>rem coadunato, atquo hoc quidem ipsos illinito, ipsum vero<text:line-break/>hepar edendum praebeto. Auxiliatur et columbinus sanguis<text:line-break/>illitus et fel caprae, aut hepar' caprinum coquito, eosque<text:line-break/>ebvelatos lu ollam intendere jubeto, quo elatum inde va-<text:line-break/>porem oculis susceptent. Ipsum vero hepar assidue eden-</text:span></text:p>
      <text:p text:style-name="P7"><text:span text:style-name="T75">dum dato, ex hoc enim cito auxilium sentient, aut </text:span><text:span text:style-name="T75">2J. </text:span><text:span text:style-name="T75">ela-<text:line-break/>terii obolum, seminis portulacae drach. </text:span><text:span text:style-name="T106">j,</text:span><text:span text:style-name="T75"> cum messe inunge,<text:line-break/>aut stercus asini recens exuccato ac illinito. Vescatur aeger<text:line-break/>beta, vulturis jecore assato, ejusque felle illinatur. .</text:span></text:p>
      <text:p text:style-name="P8"><text:span text:style-name="T75">[Ad </text:span><text:span text:style-name="T106">hordeola quae et posihiae appellantur</text:span><text:span text:style-name="T75">Hor-<text:line-break/>deola circa palpebrarum cilia orta cerae albae fomento<text:line-break/>discuties, aut musicae caput avellito ac reliquo corpore<text:line-break/>abscessum ipsum confricato.</text:span></text:p>
      <text:h text:style-name="P2" text:outline-level="1"><text:bookmark-start text:name="bookmark18"/>GALENI DE COMPOSITIONE MEDI-<text:line-break/>CAMENTORVM SECVNDVM LOCOS<text:line-break/>LIBER V.<text:bookmark-end text:name="bookmark18"/></text:h>
      <text:h text:style-name="P3" text:outline-level="2">Cap. I.</text:h>
      <text:p text:style-name="P9"><text:span text:style-name="T75">Quod hypopion sub oculis fiat, nomen<text:line-break/>ipfum indicat; idem enim est velut si quis hypophtbal-<text:line-break/>mium dicat, quod ipsum sub oculis sonat. Est autem ex ge-<text:line-break/>nere effusionum appellatarum, appellant ita Hippocrates et<text:line-break/>alii multi medici cicca cutem affectionem, quum tenuibus<text:line-break/>in ipsa venis contusis sanguis per fissuras effunditur, non<text:line-break/>uno loco acervatim, ac statim ita excretus in grumos eo-</text:span></text:p>
      <text:p text:style-name="P7"><text:span text:style-name="T75">iens, scd postquam per dlapedesin, ut ipsi'appellant, effusio<text:line-break/>ipsa facta esu Contingit sane aliquando ubi ita coierit;'tem-<text:line-break/>poris progressu livescere et denigrari, parris nimirum gru-<text:line-break/>mulis ex disperso lu mulsas cutis' partes sanguine ortis.<text:line-break/>Quare merito ad ejus curationem statim festinant medici<text:line-break/>priusquam denigrescat, scopum medendi habentes nt sanguis<text:line-break/>discutiatur, quum sciant id, quod in'grumos coierit, ex san-<text:line-break/>guine, aegerrime niiscuti poste. ‘ Quum vero tunicula vena-<text:line-break/>rum ex quibus sanguis exiHt rumpatur, parum quiddam ex<text:line-break/>astringentibus ad discutientia admiscetur; si enim ex sola<text:line-break/>simplici facultate discussoria medicamentum a principio ad-<text:line-break/>hibeatur, non sclum quod effusum est discutiet, scd et per<text:line-break/>fissuras aliquid attrahet ex sangulue in contusis venis con-<text:line-break/>tentu. Postquam vero in suam naturam redierint venulae,<text:line-break/>ad discussoria pharrnaca citra astringentium admixtionem<text:line-break/>opportune transimus. Quemadmodum autem in aliis affecti-<text:line-break/>• bus plerique medicorum indistincte auxilia conscripserunt,</text:span></text:p>
      <text:p text:style-name="P6"><text:span text:style-name="T75">ita et in his citra eas, quas jam recensui dictiones, simpli-<text:line-break/>citer sugillatorum remedia prodiderunt. Porro si vos eorum,'<text:line-break/>quae in libris de simplicium medicamentorum facultate di-<text:line-break/>dicistis, memores fueritis, facile discernere poteritis, quas-<text:line-break/>nam sugillationes sula discussione digerere oporteat absque<text:line-break/>astrictione et in quibus admiscere conveniat quippiam ex<text:line-break/>parce astringentibus. Quin et ex ipsis discussoriis irnbecil-<text:line-break/>Iiora primum adhibenda esse manifestum est, fortiora vero<text:line-break/>inveteratis et denigratis admovendas Exempli itaque loco<text:line-break/>primum ea, quibus ipse utor indicabo, inde ad ea, quae pro-<text:line-break/>bati medici tradiderunt progressurus. Appellatur aulem col-<text:line-break/>lyrium Nili ex rosis diarrhodon, multis jam annis prae-<text:line-break/>clarum et celebratum, cujus compositionem proximo libro<text:line-break/>tradidi, hoc ipsum in oculariorum coticula ex aqua </text:span><text:span text:style-name="T112">con-<text:line-break/>tero,</text:span><text:span text:style-name="T75"> atque sugillationi illino siertulae dampanae, ac foeni-<text:line-break/>graeci decocto prius loco fomento admoto,, deinde etiam<text:line-break/>collyrio ex eo decocto dissolutu, postea etiam ipsius folius<text:line-break/>suenisraeci </text:span><text:span text:style-name="T112">aecurt</text:span><text:span text:style-name="T75"> Quod si eliquiae quaepiam affectionis</text:span></text:p>
      <text:p text:style-name="P6"><text:span text:style-name="T75">restent, in loenigraec decocto collyria, dianny-rna appet-<text:line-break/>lata, solvo ac illino. Conducit autem bis in 'die mediea-<text:line-break/>nientum hoc illinere, simulque fomentum decoctorum eali-<text:line-break/>dorum per mollem spongiam prius admovere,, ita ut prio<text:line-break/>mum ex ambobus; foenugraeco et meliloto, decoctum fiat,<text:line-break/>inveterato autem malo, ex sclo foenugraeco. Hie curandi<text:line-break/>modus ut plurimum perfecte sugillata persanat paucis omni-<text:line-break/>no subterfugientibus, eumqne respuentibus, in quibus ecl-</text:span></text:p>
      <text:p text:style-name="P15"><text:span text:style-name="T75">' lyrium ex fandice commodum. est et ex medicainentiS ad<text:line-break/>sugillata a medicis descriptis, ea quae generosu discutiendi<text:line-break/>vim habent. Initium autem faciam ab eis quae Archigenes</text:span></text:p>
      <text:p text:style-name="P15"><text:span text:style-name="T75">. in primo medicamentorum secundum genus conscripsit, pro-<text:line-break/>positurus quidem ipsius verba, possea vero si quid ab </text:span><text:span text:style-name="T112">eo<text:line-break/></text:span><text:span text:style-name="T75">ad distinctionem pertinens relictum est appositurus.</text:span></text:p>
      <text:p text:style-name="P8"><text:span text:style-name="T112">[Archigenis medicamenta ad Jugillata, juxta ipsius<text:line-break/></text:span><text:span text:style-name="T75">dictionem.] Sugillata e vestigio fanat raphanus impolitus, •<text:line-break/>auferes autem ipsum postquam mordere inceperit. Recte<text:line-break/>fecit in eo, quod ascripsit, tollendum esse ubi mordere eoe-</text:span></text:p>
      <text:p text:style-name="P14"><text:span text:style-name="T75">' perit; si enim diutius maneat, venulas contusas commor-<text:line-break/>dendo oscula ipsarum aperiet. Quapropter et a principio<text:line-break/>eo utendum non est, ubi veio inveteratae fuerint sugilla-<text:line-break/>tiones et jam denigratae, etiam si quis longiori tempore in-<text:line-break/>curnbere ipsum sinat, magis juvabit. Facit et caseus recens</text:span></text:p>
      <text:p text:style-name="P13"><text:span text:style-name="T75">• falsus impositus. Ipse quidem cascus vim obstruendi meatus '<text:line-break/>: habet, verum recens falsus et nondum inveteratus mixtam<text:line-break/>facultatem habet, obduc tricem ex fe ipso, discussoriam vero<text:line-break/>et aliqualiter astringentem ex sale, quare nihil absurdi est<text:line-break/>eo et in principio uti. Aut ceratum cum absinthio vel ra-<text:line-break/>phani succo subaetum. Aut hyssopi coma laevigata eodem<text:line-break/>modo. Sive cum absinthii coma trita, sive cum succo ce-<text:line-break/>ratum subactum adhibeas, eandem vim demonstrabit, verum<text:line-break/>ad tactum mollius reddetur medicamentum, si succus cum<text:line-break/>cerato committatur. At vero raphani fuccus aut hyssopum<text:line-break/>cerato addita efficacius reddunt medicamentum quam ut a<text:line-break/>principio statim adhiberi conveniat, nisi jam plane livida<text:line-break/>aut nigra factu sit sugillatio, quod etiam ipste deinceps dicet.</text:span></text:p>
      <text:p text:style-name="P6"><text:span text:style-name="T75">Summe faeit ad recentia et livida sugillata spongia muria<text:line-break/>tineta et assidue imposita ac ablata; postea vero fomentum<text:line-break/>assiduum ex calida aqua prodest. Quemadmodum raphano<text:line-break/>in principio uti minime tutum est, ab eam quam dixi cau-<text:line-break/>sam, sic etiam muria ; quapropter etiam post ejus ustum ca-<text:line-break/>lidae fomentum probat, quo videlicet acrimonia ex muria<text:line-break/>inducta compescatur. Neque vero in omnibus fugillatis in<text:line-break/>principio fomento ex muria uti consulit, fed in iis quae<text:line-break/>statim livefcunt. Brevi itaque tempore in iis muria uten-<text:line-break/>dum est, in quibus vero cruentus aut fubflavus aut sub-<text:line-break/>pallidus est color, fugere muriam oportet. Cataplasmate au-<text:line-break/>tem utere saba fresa contrita, absinthio, hyssopo, origano,-<text:line-break/>raphani cortice, uva passa exacinata, unoquoque per fe cum<text:line-break/>melle aut aeeto aut aqua. Imperfecte primum haec reme-<text:line-break/>dia conscripsit, qnum non apponat ad sermonem coetisne<text:line-break/>an crudis uti jubeat faba fresa et absinthio et hyssopo.<text:line-break/>Videtur autem crudorum usum praecipere; nam ad finem</text:span></text:p>
      <text:p text:style-name="P14"><text:span text:style-name="T90">' </text:span><text:span text:style-name="T75">ubi dicit, cum melle aut aceto aut aqua singulis praedictis<text:line-break/>utendum esse, tum quidem coctis, apposuisset. Quin et eo<text:line-break/>ipso sermone tria viribus inaequalia medicamenta tradens,<text:line-break/>minime recte mini videtur praecipere cum hoc vel cum<text:line-break/>illo esse utendum. Aqua enim acrimoniae omnis expertis-<text:line-break/>sima est, non in cute- tantum, scd ipsis etiam ulceribus.<text:line-break/>Mel vero ulceribus mordax est, cutem autem non offendit.<text:line-break/>Acetum vero utrisque mordax existit. Neque vero raphani<text:line-break/>cortex uvae passae viribus par est sicut neque absinthium<text:line-break/>ac hyssopum et origanum, fortia enim haec sunt et discus-<text:line-break/>foria vi praedita, moderata autem est uva passa et omnis<text:line-break/>acrimoniae expers. Et bulbus albus cum ovo et melle. Bul-<text:line-break/>bum flavum’ ut aeriorem in principio statim adhibere re-<text:line-break/>cusat. Scimus autem mel discussoriae facultatis esse, qua-<text:line-break/>propter ovum ipsis admiscere videtur, quod mitigandi </text:span><text:span text:style-name="T112">fa-<text:line-break/>cultate</text:span><text:span text:style-name="T75"> multum praestat. Cyclaminos per se et cum uva<text:line-break/>passa. Neque hic parvum est quod interest inter eyclami-<text:line-break/>num et uvam passam. Quare haud scio qua ratione per se</text:span></text:p>
      <text:p text:style-name="P6"><text:span text:style-name="T75">cyclamino utatur et admixtu uva passa; etenim per se ve-<text:line-break/>hementissimum est medicamentum, at cum uva passa com-<text:line-break/>miloens tantum auferet facultatis., quanta fuerit admixtae<text:line-break/>uvae passae moles. Aut nitrum eum hyssopo et uva nassa<text:line-break/>melle exceptum. Hic ferino priore, rectior est, in quo etiam<text:line-break/>solius cyclamini usum permittebat- Nam si etiam nunc hys-<text:line-break/>sopum ipsum per se adhibere consuluisset, non apponendo<text:line-break/>inveteratis sugillationibus id convenire, similiter utique de-<text:line-break/>liquisset. Myrtum cum sale et aqua. Dictum etiam antea<text:line-break/>a me est, quod ex discussoriis .medicameutis in principio<text:line-break/>praestantiora funt, quae exiguam astringendi vim comple-<text:line-break/>ctuntur, qualia sunt rusae et melilotum et crocus. Non ta-<text:line-break/>men ex ejusmodi medicamentorum numero est myrtus, ut-<text:line-break/>pote vehementer estringens, quapropter 'ego nunquam ipsis<text:line-break/>uti audeam, praesertim si jam lividus sit color sugillatio—<text:line-break/>num. Sinapi cum adipe ovillo. Inveteratis et nigrefactis<text:line-break/>sugillationibus solum hoc medicamentum convenerit, et ma-<text:line-break/>xime si non omnino paucum sit sinapi adipi admixtum</text:span></text:p>
      <text:p text:style-name="P6"><text:span text:style-name="T75">Myricae folia et fructus trita eum aqua per fe et simul<text:line-break/>mixta. Et hoc medic.amentum non solum discussoriam, sed<text:line-break/>et contractoriam quandam vim habet, quare inveteratis et<text:line-break/>nigresactis sugillationibus non conducit. Facit et spongia et<text:line-break/>linteolum, aceto ac melle imbuta et apposita.. Hoc </text:span><text:span text:style-name="T112">reme-<text:line-break/>diant in</text:span><text:span text:style-name="T75"> principio adhibitum non valde acri aceto opus<text:line-break/>habet, in progressu autem temporis liquefacta aut denigrata<text:line-break/>sugillatione nihil profuerit, absque acerrimo aceto praepa-<text:line-break/>ratum. Aut fabam fresam commanducatam imponito cum<text:line-break/>melle. Quin et fabae lomentum etiam citra manducationem<text:line-break/>cum melle subactum livida discutit, ex manducatione au-<text:line-break/>tem summe discussorium redditur, nimirum viribus a saliva<text:line-break/>assumptis. Ovi vitellum eodem modo. Si mel ad ovi vitel-<text:line-break/>lum miscuerimus, velut ante dixi de faba fresa, simile fa-<text:line-break/>ciernus praedicto medicamento tum in apparatu tum in fa-<text:line-break/>cultate. Aut porci pulmonem calidum imponito. Hoc reme-<text:line-break/>dium non tolerarit vir munditiem amans. Aut myricae de-</text:span></text:p>
      <text:p text:style-name="P7"><text:span text:style-name="T75">cocto prolue. Non ita longe ante de myricae facultate di-<text:line-break/>ctum est; aut cardamomurn cum myrrha impone. Discusso-<text:line-break/>rium quidem medicamentum est myrrha, verum acre car-<text:line-break/>damomum. Haec sane sufficere videntur mihi ex Arclrige-<text:line-break/>nis scriptis exempli gratia prolata, ostenso simul modo exa-<text:line-break/>minandi medicamenta, qualia scilicet in principio conve-<text:line-break/>niant, antequam livida aut nigra snglllatio fiat, et qualia<text:line-break/>lividis aut jam nigrescetis et inveteratis siut adhibenda.<text:line-break/>Quare quae consequuntur apud eum deinceps, ea sola per<text:line-break/>se ascribam ipsius Archigenis verbis, aut cerussae et fpu-<text:line-break/>rnae argenti aequales partes cum melle terito, et admixta<text:line-break/>faba fresa ad cerati formam reducito ac utitor, aut an-<text:line-break/>guium senectam cuiu aqua marina tritam illine, aut cumi-<text:line-break/>num linteo illigatum et lu ferventi aqua tinctum pro fo-<text:line-break/>mento adhibe, aut sinapi eum cerato impone, aut foeni-<text:line-break/>culum tritum impone, aut thus et thapsiam aequis portio-<text:line-break/>nibus cum cerato rosaceo, aut mentam et argenti spumam<text:line-break/>pari pondere impone, aut hordeaceam farinam cqm aceto<text:line-break/>mulso coctam, aut fabam vino maceratam, donec tenera fiat,</text:span></text:p>
      <text:p text:style-name="P14"><text:span text:style-name="T90">, </text:span><text:span text:style-name="T75">tritam splenii modo impone, aut cicer ervinum vocatum<text:line-break/>eodem modo, aut furnorum fuliginem cum pari cerussa ex<text:line-break/>vino odorato illine, aut thapsiam et ervinae farinae triplum<text:line-break/>eodem modo, aut crudum salsamentum exprimito, deinde<text:line-break/>in vino odorato tritam imponito. Caeterum ad vetustiores<text:line-break/>sugillationes smilacis fructus cum uva nigra tritus facit, aut<text:line-break/>thapsiae radix tusa et succus ejus adipe exceptus ac assi-<text:line-break/>due appositus, ln vetustis exemplaribus non vetustiores com-</text:span></text:p>
      <text:p text:style-name="P13"><text:span text:style-name="T75">' parative scriptum est, fed vetustissimas superlative. Dictum<text:line-break/>, 'est porro a me statim in principio, quod in ejusmodi su-<text:line-break/>gillationibus, medicamentis valida vi discussoria praeditis<text:line-break/>uti oporteat, qualia sunt </text:span><text:span text:style-name="T106">fane</text:span><text:span text:style-name="T75"> ah eo his verbis descripta </text:span><text:span text:style-name="T116">1<text:line-break/></text:span><text:span text:style-name="T75">et quaedam item ex superioribus, velut est indicatum. At-<text:line-break/>que haec quidem Archigenes prodidit. Verum Apollonius</text:span></text:p>
      <text:p text:style-name="P15"><text:span text:style-name="T75">• diligentius et cum pluribus distinctionibus in primo para-<text:line-break/>bilium in hunc modum scripsit.</text:span></text:p>
      <text:p text:style-name="P13"><text:span text:style-name="T75">[jdedicamenta ab </text:span><text:span text:style-name="T106">Apollonio conscripta ad sugillata<text:line-break/>recentia ac lividai]</text:span><text:span text:style-name="T75"> Spongiam lu aqua marina fervente</text:span></text:p>
      <text:p text:style-name="P7"><text:span text:style-name="T75">tinctam assidue locis pro fomento adhibeto- Aut spongia in<text:line-break/>acri muria tincta similiter foveto. Aut in aceto ferventi et.<text:line-break/>pariter in tino. Imponendum est et splenium melle et acetu<text:line-break/>madefactum aut lana aut spongia. Cataplasmate autem utere<text:line-break/>absinthio trito cum melle, aut hyssopo laevigatu cum melle,<text:line-break/>et faba fresa eodem modo, origano similiter, raphani cor-<text:line-break/>tice cum melle, bulbis tritis per se aut cum melle et ovi<text:line-break/>vitello, lini semine et salibus tritis cum oleo et ori vitello,<text:line-break/>silphio trito cum oleo </text:span><text:span text:style-name="T127">et vj.no, </text:span><text:span text:style-name="T75">sampsucho trito cum melle,<text:line-break/>myrto et sale tritis cum aceto, foeniculo trito cum ceratu,<text:line-break/>hyssopo et nitro cum melle et aceto, calce viva cum ce-<text:line-break/>ratu, sinapi tritu cum adipe vitulino aut cum cerato.</text:span></text:p>
      <text:p text:style-name="P201"><text:span text:style-name="T75">[Ad</text:span><text:span text:style-name="T106">sugillata inveteratae</text:span><text:span text:style-name="T75"> Ari radicem rasam ac melle<text:line-break/>subactam in linteolum illitam imponito, utere etiam discus-<text:line-break/>foriis facultatibus et compositionibus, 'quae ex descriptioni-<text:line-break/>bus commentariorum apparantur,<text:tab/>' ~</text:span></text:p>
      <text:p text:style-name="P13"><text:span text:style-name="T106">[Ad sugillata cum</text:span><text:span text:style-name="T75"> tumore.] Spongiam aceto imbu-<text:line-break/>tam imponito et praemonstratis fomentis frequentius utitor,</text:span></text:p>
      <text:p text:style-name="P7"><text:span text:style-name="T75">cataplasmatis loco farinam hordeaceam ex aceto mulso co-<text:line-break/>ctam imponito, donec locus sugillatus humilior reddatur,<text:line-break/>- de caetero vero subscriptis cataplasmatis utitor.</text:span></text:p>
      <text:p text:style-name="P8"><text:span text:style-name="T75">[Ad </text:span><text:span text:style-name="T106">sugillata cum inflammationem</text:span><text:span text:style-name="T75"> Aqua calida fove<text:line-break/>et pro cataplasmate lenticulam coctam tritam cum melle<text:line-break/>impone. Aut cochleam Aegyptiam contusam impone. Ubi<text:line-break/>vero inflammatio remiserit, tunc jam etiam aliis medica-<text:line-break/>mentis utere.</text:span></text:p>
      <text:p text:style-name="P8"><text:span text:style-name="T106">\Adsugillata cum pertusioneij</text:span><text:span text:style-name="T75"> In ipsam quidem per-.<text:line-break/>tusionis fissuram ex medicamentis, quae cruentis vulneri-<text:line-break/>bns conveniunt, inde, circumsitis vero partibus cataplas-<text:line-break/>mata ex medicamentis ad sugillata </text:span><text:span text:style-name="T106">citra</text:span><text:span text:style-name="T75"> pertusionem con.-<text:line-break/>fcriptis impone. Praestabat fortassis hic jam sermonem de<text:line-break/>sugillatis desinere, verum quum </text:span><text:span text:style-name="T106">ea,</text:span><text:span text:style-name="T75"> quae ex consentiente<text:line-break/>experimento indicata sunt, aliis stabiliora exissent, visum est<text:line-break/>mihi etiam ea, quae Crito in tertio de ornatu scripsit ap-<text:line-break/>ponere, quae sane juxta illius dictionem ita habent.</text:span></text:p>
      <text:p text:style-name="P7"><text:span text:style-name="T90">.. </text:span><text:span text:style-name="T75">[.Quae </text:span><text:span text:style-name="T106">Crito ad sugillata recentia medicamenta scri-<text:line-break/>psit-j</text:span><text:span text:style-name="T75"> Cicutam tritam ex aqua impone. Absinthium tritum<text:line-break/>ex aqua et lu .linteolum infartum imponito, quod si tenera<text:line-break/>sit cutis, parum mellis adjicito. Hyssopum Cilicium ex aqua<text:line-break/>tritum et in linteolum ligatum in globulos cogito, atque<text:line-break/>his in ferventem aquam tinctis sensim foveto. Bryoniae, ra-<text:line-break/>dicem tritam cum melle imponito, aut rosaceo cerato ex-<text:line-break/>ceptam adhibeto. Muriam acrem facito spongiisque lu ea<text:line-break/>madefactis foveto, et post haec raphani corticem tritum<text:line-break/>cum melle et linteolo infartum imponito. Aut sinapi tritum<text:line-break/>cerato exceptum et exiguo adipe vitulino additu in lin-<text:line-break/>teolo infartum imponito. Et de his quidem in tantum. Quod<text:line-break/>si inveteratae sint sugillationes aut etiam appellati livores,;<text:line-break/>subscriptis compositionibus utendum esu</text:span></text:p>
      <text:p text:style-name="P8"><text:span text:style-name="T106">\Ad livores et sugillationes prosundas.j 4</text:span><text:span text:style-name="T75"> TordyIii<text:line-break/>partes duas, terrae Samiae partem unam, aceto excipito.</text:span></text:p>
      <text:p text:style-name="P7"><text:span text:style-name="T75">paulum que mellis simul conquassato. Animadvertere autem<text:line-break/>- oportet diligenter ne cutis exulceretur.</text:span></text:p>
      <text:p text:style-name="P8"><text:span text:style-name="T129">\Medicamentum </text:span><text:span text:style-name="T106">detergens sugillata Arisiardtscj</text:span><text:span text:style-name="T75"> 4<text:line-break/>Hyssopi Cilicii 3 j, radicis thapsiae tantundem,. thuris inte-<text:line-break/>gri non secti tantundem, cerae Tyrrhenicae 3 ij, resinae te-<text:line-break/>rebinthinae 5 j. Arida ciim liquabilibus committito; deinde<text:line-break/>linteolo infarta imponito, animadversione habita ne locus<text:line-break/>exulceretur, et ob hoc sane frequenter tollere oportet.<text:line-break/></text:span><text:span text:style-name="T106">Aliud.</text:span><text:span text:style-name="T75"> 4 Radicis thapsiae </text:span><text:span text:style-name="T106">3 xij,</text:span><text:span text:style-name="T75"> aut succi J vj. thuris ,in-<text:line-break/>fecti J viij, veratri albi </text:span><text:span text:style-name="T106">3</text:span><text:span text:style-name="T75"> duas, absinthii </text:span><text:span text:style-name="T106">3 j,</text:span><text:span text:style-name="T75"> cerati rosacei<text:line-break/></text:span><text:span text:style-name="T95">ζ</text:span><text:span text:style-name="T90"> </text:span><text:span text:style-name="T75">xvij, mollita repone ac linteolo infartis utere. Oportet<text:line-break/>etiam hoc assidue amovere. </text:span><text:span text:style-name="T106">Aliud. 4</text:span><text:span text:style-name="T75"> Viticis albae obolos<text:line-break/>tres, struthii tantundem, glandis Aegyptiae tantundem, pul-<text:line-break/>monis caprini usti tantundem, radicis asparagi tantundem,<text:line-break/>bdellii tantundem, succi thapsiae tantundem, aceto multo.<text:line-break/>• exceptis utitor. Aiiud. ZJ. Seminis viticis albae J tres, ra-<text:line-break/>dicis struthii tantundem, nitri rubri 'tantundem, succi ra-<text:line-break/>phani tantundem, hyssopi Cilicii tantundem, farinae fabarum;</text:span></text:p>
      <text:p text:style-name="P202"><text:span text:style-name="T75">tantundem; glandis tmgnenlariae^rxi, myricae J. xi,- pul-<text:line-break/>monis caprini usti </text:span><text:span text:style-name="T106">3</text:span><text:span text:style-name="T75"> XI, bulborum rubrorum </text:span><text:span text:style-name="T106">3</text:span><text:span text:style-name="T75"> xl, radicis<text:line-break/>thapsiae J.xi, thuris 3 xij., excipe uerato rosaceo ac utere<text:line-break/>ut dictum esu<text:tab/></text:span><text:span text:style-name="T106">r</text:span><text:span text:style-name="T75"> ri.i </text:span><text:span text:style-name="T131">:</text:span></text:p>
      <text:p text:style-name="P13"><text:span text:style-name="T75">n::.'- </text:span><text:span text:style-name="T106">soAeddc&amp;marltum db Hera conscriptum ad sugillata’,<text:line-break/>duscrt, ut insuit Aderas, tribus sudis.]</text:span><text:span text:style-name="T75"> Quod si inflammatio<text:line-break/>fiat, cataplasma ex viridi caseo probat et fomentum ex- pane.<text:line-break/>4 Succimicntae obolos duos, , eroei 3 ili myrrhae drach.j;<text:line-break/>acaciae drach. unans, opii 5 ij, succi thapsiae drach ij, gum-<text:line-break/>ini 3 </text:span><text:span text:style-name="T75">j, </text:span><text:span text:style-name="T75">euin aqua cogito. Ho,e quidem Heras scripsit-. Ego<text:line-break/>vero. nucem per aetatem jam oleusam factam expertus sum<text:line-break/>aliquando </text:span><text:span text:style-name="T75">ad </text:span><text:span text:style-name="T75">.cruentatos facientem, oportet autem ipsam<text:line-break/>nucem diligenter terere, atquie ita imponere homini supine<text:line-break/>reclinato; </text:span><text:span text:style-name="T75">quo </text:span><text:span text:style-name="T75">ad horas duas et tres medicamentum adhae-<text:line-break/>reat, ubi enim sic fecerit, etiam si postea surgat, ad </text:span><text:span text:style-name="T75">mul-<text:line-break/></text:span><text:span text:style-name="T75">tum tempus adhaeret, oportetque </text:span><text:span text:style-name="T75">priore </text:span><text:span text:style-name="T75">delapso aliud </text:span><text:span text:style-name="T75">sta-<text:line-break/></text:span><text:span text:style-name="T75">tim imponere. </text:span><text:span text:style-name="T106">Ejusdem Heroa ad Aagiloscas.</text:span><text:span text:style-name="T75"> Malvae </text:span><text:span text:style-name="T75">folia<text:line-break/></text:span><text:span text:style-name="T75">eum sale </text:span><text:span text:style-name="T75">et. </text:span><text:span text:style-name="T75">melle </text:span><text:span text:style-name="T75">trita </text:span><text:span text:style-name="T75">imponilo, destruit hoc </text:span><text:span text:style-name="T75">ae </text:span><text:span text:style-name="T75">exstirpat</text:span></text:p>
      <text:p text:style-name="P203"><text:span text:style-name="T75">aegilopas» Alicam etlamj-lu ; aceto coctam incipienti aegilopi<text:line-break/>imponito. Aut myrti recentissimas baiccas cataplasmatis-modo<text:line-break/>adhibe;, ubi videlicet fluxio infestaverit. Similiter facit di<text:line-break/>Lemnia terra si illinatur.<text:tab/></text:span><text:span text:style-name="T75">'<text:tab/>.si &gt; •<text:tab/>.. ' in</text:span></text:p>
      <text:p text:style-name="P13"><text:span text:style-name="T75">: </text:span><text:span text:style-name="T75">r' </text:span><text:span text:style-name="T75">Cap. II. [Deaegiiopiiij luter nasi -os et magnum<text:line-break/>jutrta oculum angulumparvum quoddam abscessui simile<text:line-break/>tuberculum oriri sulet; et. rumpitur sane.saepe iiij angulum<text:line-break/>ut-aegre curabile reddatur,; misi mature-occurratur; Mederi<text:line-break/>igitur dportet ipsi' curri discussoriis medicamentis;quae citra<text:line-break/>mordacitatem efficacia, sunt; coassicitur enim oculus ab acri*,<text:line-break/>bns, atque ita etlam afluctae partis inflammatio sugetur, Ve--<text:line-break/>rum affectio, ipsa non .ob id solum aegre curabilis est, scd<text:line-break/>et-propterea quod, qutim multa liquida medicamenta in ex-<text:line-break/>perimentum assumi prossint, ea non tolerat locus ipse; ne-<text:line-break/>cessario: eniin ex eis in oculum quid influit.,: </text:span><text:span text:style-name="T75">’ </text:span><text:span text:style-name="T75">Neque vero<text:line-break/>adhaerere ejusmodi queant citra obligationem, quae totum<text:line-break/>oculum complectatur, quam impossibile est-tot diebus ali-<text:line-break/>quem perferre posse, quot ad mali curationem requiruntur.</text:span></text:p>
      <text:p text:style-name="P6"><text:span text:style-name="T75">Ob haec igitur causam Apollonius nulla medicamenta- ad<text:line-break/>aegilopas scripsit. Archigenes vero paucis enumeratis, dein-<text:line-break/>ceps ad curationem ipsorum per chirurgiam progreditur,<text:line-break/>quamquam res ipsa non manuariae operae, scd medicamen-<text:line-break/>tis fecundum genus sit subjecta. Itaque totam ipsius dictio-<text:line-break/>nem ascribam dummodo. habentem.</text:span></text:p>
      <text:p text:style-name="P8"><text:span text:style-name="T75">[Quae </text:span><text:span text:style-name="T106">Archigenes ad aegilopas scripsit in primo nie~:<text:line-break/>dicainentdrum secundam '</text:span><text:span text:style-name="T75">genus.J Aegilopas qui circa ocu-<text:line-break/>lorum angulos, oriuntur ervo cum melle integimus; aut cia<text:line-break/>nere vi tis cum aceto. subacto. Probe facit et thus eam coti<text:line-break/>lumbino stercore recenti impositum; Aut succum herbae ae—<text:line-break/>gilopis, avenam nostri dicunt, cum melle illine. Caeteruuf<text:line-break/>in nondum perforatis staphidem silvestrem . et ammoniacum<text:line-break/>thymiama eum melle veIuti splenium impone, aut alumen<text:line-break/>scissile eum terebinthina splenii scrma impone». Aut lanae,<text:line-break/>tomentum sanguine marini leporis tinctum inde, aut melan-<text:line-break/>•teriam tritam adhibe. Quod si.neque sic sanentur, diviso<text:line-break/>angulo et'eum tenui perscralo terebello, continuis foratui-</text:span></text:p>
      <text:p text:style-name="P6"><text:span text:style-name="T75">nibus incussis disparato, capitale emplastrum adhibeto, disce-<text:line-break/>dent enim squamae et sanabuntur. Aut osse denudatu cau-<text:line-break/>terium amove, et sic squamulae discedunt ac sanantur. Qui-<text:line-break/>dani dividentes angulum ossi, qua parte perforatum est, an-<text:line-break/>gustum iufundibnium admovent, ac plumbum liquefectum<text:line-break/>infundentes urunt, atque hoc niodo optime fanant. Haec<text:line-break/>quidem Archigenes scripsit,</text:span></text:p>
      <text:p text:style-name="P8"><text:span text:style-name="T75">[Quae </text:span><text:span text:style-name="T106">Asclepiades ad' aegilopas conscripsit^</text:span><text:span text:style-name="T75"> Porro<text:line-break/>Asclepiades lu primo externorum haec prodidit 4 Succi<text:line-break/>illecebrae </text:span><text:span text:style-name="T90">β, </text:span><text:span text:style-name="T75">succi solani ffe </text:span><text:span text:style-name="T90">β, </text:span><text:span text:style-name="T75">thuris drach. viij, mastiv<text:line-break/>ehes J iij, galbani'lib. dimidium. Succos cum thure coquito<text:line-break/>et ubi dissolutum fuerit galbanum injicito., mastichen vero<text:line-break/>improbamus. Aiiud. 4 Thuris 5 viij, myrrhae </text:span><text:span text:style-name="T106">3</text:span><text:span text:style-name="T75"> viij, la-<text:line-break/>dani 3 in, cerae </text:span><text:span text:style-name="T106">3</text:span><text:span text:style-name="T75"> iv, aluminis scissi, coaguli leporis, utrius-<text:line-break/>qne 3 Sj, spumae nitri </text:span><text:span text:style-name="T106">3</text:span><text:span text:style-name="T75"> iv, medicamentum contundito et<text:line-break/>emollito irini unguenti. faece.</text:span></text:p>
      <text:h text:style-name="P3" text:outline-level="2">Cap. III.</text:h>
      <text:p text:style-name="P9"><text:span text:style-name="T75">[De </text:span><text:span text:style-name="T106">varis, ficosis, tumoribus, impetiginqsis,<text:line-break/>et exantstematse.etsuruncuiliscj</text:span><text:span text:style-name="T75"> Tumor parvus et durus in</text:span></text:p>
      <text:p text:style-name="P6"><text:span text:style-name="T75">faciei cute oritur, varus Latinis appellatus a crasso videli-<text:line-break/>cetsccco collectus, demonstransque sui ipsius curationem-<text:line-break/>rationabiliter per medicamenta emollientia et discussoria su-‘<text:line-break/>turam.. Etenim durities ipsius emollientibus, tumor vero<text:line-break/>praeter naturam discntientibus opus habet. Quum igitur<text:line-break/>jam saepe tum in superioribus libris; tum in commentariis<text:line-break/>de simplicium medicamentorum facultate praedictae sintmibi<text:line-break/>materiae; tum discussoriorum tum . emollientium medica-<text:line-break/>mentorum, compositio fane ipsorum particularis per evj.e-<text:line-break/>rientiam judicata utilis erit ad rectum relatorum usum, .<text:line-break/>qnae videlicet paulo post referentur, ubi faltem prius de-<text:line-break/>terminavero, quae</text:span><text:span text:style-name="T116">;</text:span><text:span text:style-name="T75"> similes sint varis affectiones et aliqua<text:line-break/>parte ab ipsis differentes.</text:span></text:p>
      <text:p text:style-name="P8"><text:span text:style-name="T75">[ire siccsis tumoribus.] Una quaedam haec affectio est<text:line-break/>ex iis, quae lu mento enascuntur, disserens’ avaris in eo,<text:line-break/>quod non folum crassus sit, qui h</text:span><text:span text:style-name="T131">o</text:span><text:span text:style-name="T75">^ tumores efficiat humor,<text:line-break/>scd et ferulae tenuitatis particeps, ob quam etiam cito exul-</text:span></text:p>
      <text:p text:style-name="P6"><text:span text:style-name="T75">cerantur, si non ut debent curentur, ef ob id magis resic-<text:line-break/>cantibus medicamentis quam vari opus habent.</text:span></text:p>
      <text:p text:style-name="P8"><text:span text:style-name="T75">[De </text:span><text:span text:style-name="T106">impetigiriosis tumoribus</text:span><text:span text:style-name="T75"> in meato.] Et haec affe-<text:line-break/>ctio ex mixto quopiam' generatur humore, serosis nimirum,<text:line-break/>ae tenuibus et acribus succis cum crassis.permixtis, qua-<text:line-break/>propter etiam facile in fcabiem et lepram transit, indigeni<text:line-break/>que etiam </text:span><text:span text:style-name="T106">ipfa</text:span><text:span text:style-name="T75"> medicamentis valide resiccantibus. Postquam<text:line-break/>vero in psuram aut lepram transierit, ultra hoc, quod resica.<text:line-break/>cantibus indiget medicamentis, etiam repurgantia et exter-<text:line-break/></text:span><text:span text:style-name="T106">foria</text:span><text:span text:style-name="T75"> expostulat.</text:span></text:p>
      <text:p text:style-name="P8"><text:span text:style-name="T75">„ </text:span><text:span text:style-name="T75">De </text:span><text:span text:style-name="T106">exanthematis sive pustulis, quae in</text:span><text:span text:style-name="T75"> mento.] Hoc<text:line-break/>exanthematum nomen quidam in communi usurpant, de af-<text:line-break/>fectionibus videlicet ulcerosis et asperis in mento fua sponte<text:line-break/>provenientibus,, quemadmodum etiam Archigenes facit. In-<text:line-break/>diget autem et haec ipsa affectio reficcantibus medicamentis. •</text:span></text:p>
      <text:p text:style-name="P8"><text:span text:style-name="T75">[sii </text:span><text:span text:style-name="T106">sctrunculisij</text:span><text:span text:style-name="T75"> Furunculi ex similibus humoribus<text:line-break/>veluti vari generantur per universum corpus,’ duplices exi-<text:line-break/>stentes , aliqui quidem, ut ita dixerim, varosi, duri et qui</text:span></text:p>
      <text:p text:style-name="P6"><text:span text:style-name="T75">difficile coquantur-, aliqui vero inflammati ,lu quibus ali-<text:line-break/>quando etiam febres consistunt et' tumor in magnitudinem<text:line-break/>excrescit et in pus transmutatur, unde curatio ipsorum ut<text:line-break/>plurimum eadem quae inflammationis existit.</text:span></text:p>
      <text:p text:style-name="P13"><text:span text:style-name="T75">. </text:span><text:span text:style-name="T75">[.Er </text:span><text:span text:style-name="T106">Critone dd</text:span><text:span text:style-name="T75"> varos.] Crito in tertio de ornatu haec<text:line-break/>verba scripsit. Ad </text:span><text:span text:style-name="T106">varos in facie. 4</text:span><text:span text:style-name="T75"> Mellis Attici cyathum<text:line-break/>unum, sive 3 xij, aceti acerrimi tantundem , misceto dili-<text:line-break/>genter et medicamento varos illinito, digito affricando.<text:line-break/></text:span><text:span text:style-name="T106">Aliud.</text:span><text:span text:style-name="T75"> Spumae argenti chemam sive </text:span><text:span text:style-name="T106">3</text:span><text:span text:style-name="T75"> iiij, terebinthinae ,<text:line-break/>purae'ad fabae Aegyptiae magnitudinem, addito olei albi<text:line-break/>parum,-atque ubi prius faciem deterseris ex medicamento,<text:line-break/>hoc paulum digito excipe, deinde ambabus manibiis terendo<text:line-break/>varos obline. Hoc medicamentum etiam a rugis liberam et<text:line-break/>mundam faciem.conservat. </text:span><text:span text:style-name="T106">Aliud.</text:span><text:span text:style-name="T75"> Amygdalas amaras aceto<text:line-break/>dilutas ac. probe'tritas faciei obline. </text:span><text:span text:style-name="T106">Aliud</text:span><text:span text:style-name="T75"> Alumen scis-<text:line-break/>sum probe laevigaturn terebinthina excipe et emollitum im-<text:line-break/>pone. </text:span><text:span text:style-name="T106">Aliud.</text:span><text:span text:style-name="T75"> Costum Indicum tusum et tenuissimo cribro</text:span></text:p>
      <text:p text:style-name="P6"><text:span text:style-name="T75">cretum felle caprina excipe, ac ad cerati crassitudinem red-<text:line-break/>actum, varis circa vesperam illine, uiane vero uni </text:span><text:span text:style-name="T106">farrea<text:line-break/></text:span><text:span text:style-name="T75">xerit, lacte aegrum faciem proluere jube. Inveteratis porre-<text:line-break/>varis subscriptis compositionilms utendum est.</text:span></text:p>
      <text:p text:style-name="P8"><text:span text:style-name="T106">[Ad varos, caliosas-j</text:span><text:span text:style-name="T75"> 2J. Saponis Gallici drach. iv,<text:line-break/>ammoniaci thymiamatis 3 j, thuris drach. j, aqua dissolvito<text:line-break/>et cerati spissitudinem facito, eoque illinito et post horae<text:line-break/>interstitium tepida abluere jubeto. </text:span><text:span text:style-name="T106">Aiiud. .Nitri rubri,</text:span><text:span text:style-name="T75"> hys-<text:line-break/>sopi, pulegii, salis fossi Iis aequales partes tundito et per te-<text:line-break/>.nuissimum cribrum cristato, exeeptisque cerato: rosaceo uti-..<text:line-break/>tor. </text:span><text:span text:style-name="T106">Aliud</text:span><text:span text:style-name="T75"> 4 Seminis ocimi, nitri rubri, pulegii viridis,<text:line-break/>aluminis feissi, costi Indici, singulorum aequales partes, tu-<text:line-break/>sas et cribratas adipe anserino- seu gallinaceo excipe, ut<text:line-break/>cerati fiat crassitudo, </text:span><text:span text:style-name="T106">ex</text:span><text:span text:style-name="T75"> eo vero in linteolum infarcito et<text:line-break/>imponito donec penitus perfhnescant. </text:span><text:span text:style-name="T106">Aliud.</text:span><text:span text:style-name="T75"> 4 Salis assati,<text:line-break/>pulegii, hyssopi, ammoniaci thymiamatis, rimis coriarii, sin-<text:line-break/>gulornm. par pondus, rosaceo cerato exceptum, donec per-<text:line-break/>sanentur imponito»</text:span></text:p>
      <text:p text:style-name="P7"><text:span text:style-name="T106">f_Ad affectiones eminentiores et in facie pruritum-<text:line-break/>dc principium elephantiasis?^</text:span><text:span text:style-name="T75"> 4 Gummi albi, spumae ni-;<text:line-break/>tri, thuris, salsuris vivi, singulorum aequales partes, aceto»<text:line-break/>dilutas ac probe tritas in pastillos redige,'eosque in umbra<text:line-break/>exicca. Usu vero expetente aceto dilutos illine, atque ubi<text:line-break/>reficcati fuerint, subscripta compositione deterge., 4 Sapo-<text:line-break/>nis Gallici lilu j, ammoniaci thymiamatis tantundem, thuris,<text:line-break/>quadrantem, mastiches quadrantem,, spumae nitri quadran-<text:line-break/>tem. Saponem et ammoniacum lu vas fictile conjice et aquae<text:line-break/>scxtariis duobus affusis coquito, atque ubi dissoluta fuerint,<text:line-break/>arida contusa et cribrata adjicito, delude, lu mortarium<text:line-break/>translata ac probe conquassata vafe vitreo reponito. , Usu.<text:line-break/>vero postulante faciem ex eo smegmateiuquinato et post<text:line-break/>modicum temporis spatium larga aqua molliter perfricando:<text:line-break/>abluito. Utendum est hoc smegmate, per omnem varorum<text:line-break/>curationem.</text:span></text:p>
      <text:p text:style-name="P8"><text:span text:style-name="T75">[Adsicofas menti </text:span><text:span text:style-name="T106">papularum eruptionesij</text:span><text:span text:style-name="T75"> Crito lu<text:line-break/>tertio de ornatu lu hunc modum de eis scripsit. Adsico-</text:span></text:p>
      <text:p text:style-name="P7"><text:span text:style-name="T106">sets in mento eruptiones, velut Leucius praeceptor fradit.<text:line-break/></text:span><text:span text:style-name="T75">4 Spumae argenti, misyos crudi, aequas partes tritas iis-.,<text:line-break/>sperge..Aiiud. 4 Thuris drach. duas, spumae argenti draclo'<text:line-break/>quatuor, salis fossilis draclu octo; sandarachae draclo duos,<text:line-break/>trita insperge. </text:span><text:span text:style-name="T106">Aliud.</text:span><text:span text:style-name="T75"> ?/ Cerussae drach. quatuor, misyos,<text:line-break/>crudi drach. quatuor, salis fossilis drach-duas, sandarachae;<text:line-break/>drach. duas, trita insperge..- Aiiud. ni Atramenti sutorii<text:line-break/>draclo duas, salsuris vivi drach duas, aeruginis; drach.<text:line-break/>.unam, nitri rubri draclo dnas, trita insperge. </text:span><text:span text:style-name="T106">Aliud.</text:span><text:span text:style-name="T75"> 4<text:line-break/>• Elaterii drach. quatuor, salis fostllis drach. quatuor, </text:span><text:span text:style-name="T106">atra-<text:line-break/>menti</text:span><text:span text:style-name="T75"> sutorii drach. duas, mixta insperge et, cum specilli<text:line-break/>humecti extremo admove, quo videlicet medicamentum ip-</text:span><text:span text:style-name="T131">;</text:span></text:p>
      <text:p text:style-name="P13"><text:span text:style-name="T75">' sum adhaereat. Caeterum post medicamenti impositionem se-<text:line-break/>tnnne lini ex aqua trito nitendum est. Porro ubi humiliora<text:line-break/>fuerint ulcera, ut ab ipsis aqua pura velut a,fonte defluat,<text:line-break/>'subscriptis compositionibus 'utendum erit. </text:span><text:span text:style-name="T106">Pastillus ad fi-<text:line-break/>cosus menti pspulasr Usua esi eo -Artemidorus, reprimit<text:line-break/>omnes tumores, qui aoaidurii iis quibus cicatrix male in-</text:span></text:p>
      <text:p text:style-name="P204"><text:span text:style-name="T106">'Aucta' esi, veluti-dnriisr quv,sutura, susi sunt,. aontingHt,.<text:line-break/>Compositio haec esi.</text:span><text:span text:style-name="T75"> 4 Sqnamae aeris, draclu.</text:span><text:span text:style-name="T75">iv; </text:span><text:span text:style-name="T75">vitrioli<text:line-break/>-ditachs sp aluminisr scissi 3 ij, glutini fabrilis perlucidi, draclu<text:line-break/>ij; arida tunduntur et cribrantur, glutinum.-vero aceto mar<text:line-break/>-eenatur. et tritis affunditur; rursusque laevigatur </text:span><text:span text:style-name="T106">et</text:span><text:span text:style-name="T75"> foirnan-<text:line-break/>tur pastilli, quos usus tempore aceto dilutos, illinimus.-Hoc<text:line-break/>medicamentum etiam, fistularum callos extirpat.<text:tab/></text:span><text:span text:style-name="T90">,χο</text:span></text:p>
      <text:p text:style-name="P8"><text:span text:style-name="T75">[jfagni ciiniei.] 4 Aluminis scrssi, aeruginis Corin-<text:line-break/>tliiae, rubricae sinopidis, chalcitidis, glutinis fabrilis, singu-<text:line-break/>lorum aequas portiones, componito</text:span><text:span text:style-name="T116">1</text:span><text:span text:style-name="T75"> acutilur, ut dictum est.<text:line-break/></text:span><text:span text:style-name="T131">i</text:span><text:span text:style-name="T75"> [Arei Afeiepiiidei'.] 2p Rubricae sinopidis, aeruginis<text:line-break/>Corinthiae, .aluminis scissi, gallae ompbacitidis, malicorii,<text:line-break/>aequas, singulorum partes, gummi duplum, acetc excipito ac<text:line-break/>utere ut dictum est.</text:span></text:p>
      <text:p text:style-name="P205"><text:span text:style-name="T75">-ti - </text:span><text:span text:style-name="T75">ali i<text:tab/>ni vj. xi:<text:tab/>al:<text:tab/>..<text:tab/>. a<text:tab/>। </text:span><text:span text:style-name="T90">ί </text:span><text:span text:style-name="T75">•<text:tab/></text:span><text:span text:style-name="T106">m *</text:span></text:p>
      <text:p text:style-name="P13"><text:span text:style-name="T106">r' . </text:span><text:span text:style-name="T129">\Apollonii, </text:span><text:span text:style-name="T106">ut Charixenus tradit.] 4</text:span><text:span text:style-name="T75"> Squamae aeris,<text:line-break/>misyos assati, auripigmenti, singulorum J </text:span><text:span text:style-name="T106">ij;</text:span><text:span text:style-name="T75"> dipbrygis </text:span><text:span text:style-name="T106">3 iij,<text:line-break/>aeris ulli</text:span><text:span text:style-name="T75"> drach. iv, chalcitidis ustae 3 iv, glullius fabrilis</text:span></text:p>
      <text:p text:style-name="P6"><text:span text:style-name="T75">flrach. iv, aceto diluito ef pastillos formato, quibus velut<text:line-break/>superioribus utitor- </text:span><text:span text:style-name="T75">• rrun g si ’</text:span></text:p>
      <text:p text:style-name="P206"><text:span text:style-name="T106">»:<text:tab/>[Andronis medicamentum accommodatum^ </text:span><text:span text:style-name="T95">Ίί</text:span><text:span text:style-name="T90"> </text:span><text:span text:style-name="T75">Vi-</text:span></text:p>
      <text:p text:style-name="P13"><text:span text:style-name="T75">trioli draclu duas, myrrhae draclu duas, thuris drach» iv,<text:line-break/>aluminis scissi, .drach- quatuor, malicorii drach. octo, galla-<text:line-break/>rmn drach. octo, aristolochiae draclo octo, vino austero<text:line-break/>exceptis, ut praedictis utere;</text:span></text:p>
      <text:p text:style-name="P13"><text:span text:style-name="T106">_ \ [ Critonis .ad, suhenaa in</text:span><text:span text:style-name="T75"> mento.J Consequenter vero<text:line-break/>.Critc ad lichenas menti scripsit , hoc modo. Ad menti li-<text:line-break/>chenas, quae injucundissima est affectio. Nam et pruriginem<text:line-break/>inducit et- affectarum partium circum tectionem et pericu-<text:line-break/>lum- non modicum , serpit enim aliquando per totam faciem<text:line-break/>oculosque contingit </text:span><text:span text:style-name="T116">e</text:span><text:span text:style-name="T75">t </text:span><text:span text:style-name="T106">fertne</text:span><text:span text:style-name="T75"> extremae foeditatis’ causa exi-<text:line-break/>'stit. Quapropter dlligentiore cura utendum est, nfpiciendo<text:line-break/>tum paroxyfmos; id est irritationes, tum intervalla et remis-<text:line-break/>fiones, ita ut etiam ab inveteratis recentes disparemus, in<text:line-break/>quibus conveniet uti exiecantibus medicamentis. Quum vero<text:line-break/>lu psuram aut lepram transierint, supra resiccantia etiam</text:span></text:p>
      <text:p text:style-name="P7"><text:span text:style-name="T75">extergentium </text:span><text:span text:style-name="T106">et</text:span><text:span text:style-name="T75"> repurgantium erit:usus, et postea, sane sub-<text:line-break/>•scriptarum.item'compositionum, uo </text:span><text:span text:style-name="T75">/</text:span></text:p>
      <text:p text:style-name="P8"><text:span text:style-name="T75">[Crisei: amiei ad </text:span><text:span text:style-name="T106">recentes in mento., sive alia faciei<text:line-break/>'parte lichenas.j</text:span><text:span text:style-name="T75"> Tritici grana mulsa in incudem impunito,<text:line-break/>deinde laminam aeris igui candefactam tritico superponito<text:line-break/>,-et resolutum: ab eo liquorem calidum adhuc auferto ac sui-<text:line-break/>per lichenas linito. Hec solo multos curatos scimus. </text:span><text:span text:style-name="T106">Aliiid.<text:line-break/></text:span><text:span text:style-name="T75">Malvae agrestis semen tenerum adhuc colligito, mundato ac<text:line-break/>tundito succumque reponito, atque eo assidue illinito. </text:span><text:span text:style-name="T106">Aliud.<text:line-break/></text:span><text:span text:style-name="T75">Portulacae sucdum assidue illinito. </text:span><text:span text:style-name="T106">Aliud.</text:span><text:span text:style-name="T75"> Oleae Aethiopi-<text:line-break/>eae lacrimam "cum aqua terito et pauco adjecto styrace<text:line-break/>inisceto et imponito. </text:span><text:span text:style-name="T106">Aliud.</text:span><text:span text:style-name="T75"> UImi lacrimam aqua disso-<text:line-break/>lutam imponito. Quod si inveterati sint lichenes, sequentes<text:line-break/>compositiones adhibendae sunt, afphodeli radicem aeeto co-<text:line-break/>ctam et tritam illinito. Vitipis folia trita cum aceto impo-<text:line-break/>nito. Capparis folia trita cum aceto imponito. Rumicislior-<text:line-break/>tensis raditis, corticem ex aceto tritum loco priua cum ni-</text:span></text:p>
      <text:p text:style-name="P7"><text:span text:style-name="T75">tro praeparato imponito. Chamaeleonis radicem aceto co-<text:line-break/>-clam et. tritam imponitot Caeterum' quum ad lichenum cn-<text:line-break/>rationem multa et varia medicamenta exissent, particula-<text:line-break/>alm de singulis transigam,'initio e pastillis sumpto.</text:span></text:p>
      <text:p text:style-name="P8"><text:span text:style-name="T129">\PasiUli </text:span><text:span text:style-name="T106">licheniciij, 4</text:span><text:span text:style-name="T75"> Glutinis fabrilis draclu iv, alsi<text:line-break/>duas liabent, salsuris viri.drach. ij, chamaeleonis drach.<text:line-break/>• iv, thuris 3 ij, aceti heminae dimidium, glutinum aceto dis-<text:line-break/>fulvitur, deinde aridis adjicitur. .Usus tempore, quantum fa-<text:line-break/>tis est, aceto dissolvito calidumque imponito. In aliis ex-<text:line-break/>emplaribus singulorum par pondus continetur. </text:span><text:span text:style-name="T106">Aliud. 4<text:line-break/></text:span><text:span text:style-name="T75">Chamaeleonis, salsuris vivi, utriusque,3 iv, lachrymae oleae<text:line-break/>Aethiopicae 3 ij , thuris 5 j, aceti quantum-fatis est, juxta<text:line-break/>alios- 4 Alcyonii drach. ij, .chamaeleonis nigri. draclo iv,<text:line-break/>pyrethri 3 ij, sussnris vivi draclo iv, thuris drach. iv, gliri<text:line-break/>tinidrach. iv, aceti acerrimi heminas iv, </text:span><text:span text:style-name="T106">Alius; 4</text:span><text:span text:style-name="T75"> Lacii-<text:line-break/>rnae oleae Aethiopicae draclo iv, fulsuris vivi drach. iv,<text:line-break/>alcyonii: 3 octo, spumae nitri drach. viij, alicae aceto coctae<text:line-break/>drach. vhj, aceti quod fatis est </text:span><text:span text:style-name="T106">Alius. Td.</text:span><text:span text:style-name="T75"> AIcyonii usti3llr</text:span></text:p>
      <text:p text:style-name="P7"><text:span text:style-name="T75">chamaeleonis nigri drach. iv, radicis asphodeli 3 iv, sui-<text:line-break/>suris rivi drach. ij,' thuris 3 ij, pyrethri drach. ij, spumae<text:line-break/>nitri 3 ’1, glutinis draclu iv, aceti quod satis est. Porro ex-<text:line-break/>, tenta jam affectione et callosa reddita, sequentibus utendum<text:line-break/>est medicamentis. </text:span><text:span text:style-name="T106">Humida ad impetigines affectus.</text:span><text:span text:style-name="T75"> 4 Mi-<text:line-break/>syos peregrini, thuris, myrrhae, alumini scissi, singulorum<text:line-break/>draclu viij, aloes, sulfuris vivi, utriusque </text:span><text:span text:style-name="T106">3</text:span><text:span text:style-name="T75"> iv, excipe passo,<text:line-break/>ut strigmentitiam spissitudinem accipiant et bis aut ter in<text:line-break/>die praescietis illine, forinsecus autem conservandi medica-<text:line-break/>menti gratia vesicae pelliculam aut ovi testam aut viridia<text:line-break/>.folia, quantum satis est impone. </text:span><text:span text:style-name="T106">Aliud.</text:span><text:span text:style-name="T75"> 4 Misyos </text:span><text:span text:style-name="T106">3</text:span><text:span text:style-name="T75"> iv, aca-<text:line-break/>ciae drach. ij, squamae aeris 5 iv; sulfuris vivi </text:span><text:span text:style-name="T90">ξ </text:span><text:span text:style-name="T75">vj, chal-<text:line-break/>' citidis drach. viij, gummi drach. octo, aceti quod satis est,<text:line-break/>• in quo, ubi gummi dissolveris reliquaque admiscueris, amur-<text:line-break/>eam injice et probe conquassata reconde ae utere, ut di-<text:line-break/>. cturn est. Aiiud. 4 Sulfuris vixi, thuris, myrrhae, atras<text:line-break/>menti sutorii,- misyos erudi, singulorum drach. </text:span><text:span text:style-name="T106">ij',</text:span><text:span text:style-name="T75"> gummi<text:line-break/>drach. iv, aceto et cedrino oleo quod satis est dissolvito<text:line-break/>eodemque utere modo.</text:span></text:p>
      <text:p text:style-name="P207"><text:span text:style-name="T106">\_Ex scriptis Zeuxidis. Aliud\</text:span><text:span text:style-name="T75"> 4 Chalcitidis crudae,<text:line-break/>misyos erudi, myrrhae Aminaeae, sulfuris nixi, singulorum<text:line-break/>aequales partes, gummi duplum aceto dissolutum, excipe<text:line-break/>'oleo cedrino. Verum cedrinum prius coquere oportet, us-<text:line-break/>que ad mellis crassitudinem. </text:span><text:span text:style-name="T106">Aliud Diodori.</text:span><text:span text:style-name="T75"> 4 Lacrimae<text:line-break/>oleae Aethiopicae drach. xx, gumrni drach. xl, vitrioli draclu<text:line-break/>sedecim, sulfuris vivi drach. x, thuris drach. x, aeruginis<text:line-break/>draclo x-, acaciae drach. x, myrrhae Aminaeae draclo x,<text:line-break/>aceti quod fatis est. Et ubi dissolutu fuerint singula ac lae-<text:line-break/>vissima reddita, excipe amurca condensata et repositis utere.<text:line-break/>Adnectantur porro et aliae compositiones.<text:tab/>.</text:span></text:p>
      <text:p text:style-name="P8"><text:span text:style-name="T75">[fiiitus coetus ad </text:span><text:span text:style-name="T106">lichenas inveteratos, qui citra ul-<text:line-break/>cerationem sanata 4</text:span><text:span text:style-name="T75"> Clialcanthi, foenigraeci moliti, carda-<text:line-break/>momi, singulorum draclo ij, melanthii 3 j </text:span><text:span text:style-name="T90">β, </text:span><text:span text:style-name="T75">foliorum ca-<text:line-break/>prisici 3 j E, aceti acerrimi quod satis esu Laevigata ad<text:line-break/>melliis spissitudinem reducito, deinde coquito et postquam<text:line-break/>nigrum factum fuerit et condensatum medicamentum, tul-<text:line-break/>lito, illinito, insuperque lichenas abluito. </text:span><text:span text:style-name="T75">/</text:span></text:p>
      <text:p text:style-name="P7"><text:span text:style-name="T129">\Heradlidae </text:span><text:span text:style-name="T106">Tarentini litus lichenieus, sanat citra<text:line-break/>ulaerationem.j</text:span><text:span text:style-name="T75"> 4 Polentarum drach. viij, glutini drach. scx,<text:line-break/>atramenti sutorii draclu quatuor, chalcitidis drach. quatuor,<text:line-break/>falsuris vivi dracli. iv, squamae nitri drach. vj., alcyonii<text:line-break/>drach. quatuor, myrrhae Aminaeae, dracli. duas, aceti he-<text:line-break/>minas tres. Dionysii </text:span><text:span text:style-name="T106">condiscipuli, sanat citra ulcerationem.<text:line-break/></text:span><text:span text:style-name="T75">4 Farinae hordeaceae sextarium unum, atramenti sutorii<text:line-break/>unciam unam, corticum radicum rumicis silvestris sextarium<text:line-break/>unum,- sulfuris nixi unciam unam, myrrhae sesquiunc.<text:line-break/>gummi unciam unam, aceti heminas fex. Rumicis radicem<text:line-break/>coquito et ubi dissoluta suerit extractam terito, hordeaeem<text:line-break/>vero farinam in residuum liquorem conjectam coquito,- atque<text:line-break/>ubi recte habuerit, reliqua injicito et ablatis utitor.</text:span></text:p>
      <text:p text:style-name="P8"><text:span text:style-name="T106">[Illitus Sacrationis coctussp</text:span><text:span text:style-name="T75"> 4 Earinae, alicae scxta-<text:line-break/>rios sex, sulfuris vivi </text:span><text:span text:style-name="T106">3</text:span><text:span text:style-name="T75"> xvj, mifyos peregrini drach. xvj,<text:line-break/>cirnoIiae 3 xvj , chalcitidis draclu xvj, spumae nitri 3 viij,<text:line-break/>alcyonii drach. viij, aluminis scissi 5 viij, radicis asphodeli<text:line-break/>J viij, myrrhae draclu octo, thuris drach. octo, lacrimae</text:span></text:p>
      <text:p text:style-name="P7"><text:span text:style-name="T75">oleae drach. octo, ammoniaci thymiamatis drach. octo, aceti<text:line-break/>heminas tres. Alcyonium et asphodelum in aceto coquito,<text:line-break/>ubi vero ad dimidias redactum suerit percolato et in cola-<text:line-break/>mento ammoniacum, rnyrrham, thus</text:span><text:span text:style-name="T131">v</text:span><text:span text:style-name="T75">oleae lacrimam dis-<text:line-break/>solvito, deinde terito aridaque injicito, alicam vero in re-<text:line-break/>siduo liquore coquito et dissolutam reliquis adjicito, simul-<text:line-break/>que terito ac utitor. </text:span><text:span text:style-name="T106">In 'aliis collectaneis sic habet. 4<text:line-break/></text:span><text:span text:style-name="T75">Sulfuris vivi, misyos peregrini, chalcitidis, singulorum drach.<text:line-break/>xvj, nitri, aluminis' scissi; alcyonii, radicis asphodeli, thu-<text:line-break/>ris, lacrimae oleae, terrae cimoliae, ammoniaci thymis-<text:line-break/>matis, singulorum drach. octo, aceti heminam unam. </text:span><text:span text:style-name="T106">Alius<text:line-break/>valde efficax. 2f.</text:span><text:span text:style-name="T75"> Aceti acerrimi sextarios scx, farinae hor-<text:line-break/>dei sextarios duos, mannae fextarium unum, radicis rumi-<text:line-break/></text:span><text:span text:style-name="T131">(</text:span><text:span text:style-name="T75"> cis agrestis drach. octo, veratri- albi drach. x, alcyonii<text:line-break/>drach. xv, cardamomi drach. quatuor, terrae cimoliae drach.<text:line-break/>viij; glutinis drach. xvj, spumae nitri draclo xvj. halica cabi .<text:line-break/>virgultorum viridium manipulum. Componito. Quandoqui-<text:line-break/>dem vero, mulli medicamentorum quae illinuntur compo-</text:span></text:p>
      <text:p text:style-name="P7"><text:span text:style-name="T75">sitiones recusant, amantque magis emplastrorum impositio,-<text:line-break/>nes, utpote quae neque sudoribus obortis diffluunt, neque</text:span></text:p>
      <text:p text:style-name="P15"><text:span text:style-name="T75">. resiccata cutem circumtendunt,, etiam ipsorum praeparatio-.<text:line-break/>nes subjungendae sunt,</text:span></text:p>
      <text:p text:style-name="P8"><text:span text:style-name="T106">&gt; </text:span><text:span text:style-name="T129">\_Emplasira </text:span><text:span text:style-name="T106">lichenica, quae citra exulcerationem li-<text:line-break/>berante</text:span><text:span text:style-name="T75"> 4 Cerae, picis coctae, thuris, terebinthinae, sul-<text:line-break/>suris' vivi, singulorum librae dimidium, liquabilia cum ari-<text:line-break/>dis committito. </text:span><text:span text:style-name="T106">Aliud.</text:span><text:span text:style-name="T75"> 4 Thuris J viij, aluminis 3 viijj<text:line-break/>chalcanthi draclu viij, sulfuris viri drach. iv, glutinis drach.<text:line-break/>iv, iadicis chamaeleonis drach. iv, cerae drach. octo, picis<text:line-break/>crudae heminas duas. Picem et glutinum coquito, atque<text:line-break/>ubi condensata fuerint, ceram injicito, aridisque affundito<text:line-break/>ac repositis utitor.</text:span></text:p>
      <text:p text:style-name="P8"><text:span text:style-name="T129">\Aliud </text:span><text:span text:style-name="T106">sacit ad lichenas elevatos, adeo ut reprimat<text:line-break/>ea, quae residua putantur^ 4</text:span><text:span text:style-name="T75"> Mannae thuris, picis, utri-<text:line-break/>usque J octo, bituminis </text:span><text:span text:style-name="T106">3</text:span><text:span text:style-name="T75"> viij, cerae, 5 viij, resinae pinus<text:line-break/></text:span><text:span text:style-name="T85">3 </text:span><text:span text:style-name="T75">octo, fnifuris viri draclo viij, olei Cyprini parum. Co-</text:span></text:p>
      <text:p text:style-name="P6"><text:span text:style-name="T75">quito, ut dictum est, et sublatis utitor in linteolum aut pel-<text:line-break/>liculam tenuem infartis.</text:span></text:p>
      <text:p text:style-name="P8"><text:span text:style-name="T129">\Aliud </text:span><text:span text:style-name="T106">citra ulcerationem</text:span><text:span text:style-name="T75"> removet.] 4 Picis brutiae<text:line-break/>liquidae sextarium nnurn, mannae lib. j, sulfuris viri lib. j,<text:line-break/>farinae lupinorum lib. </text:span><text:span text:style-name="T106">j,</text:span><text:span text:style-name="T75"> pro consuetudine componito, de-<text:line-break/>inde galbani sextantem adjicito. Est hoc ex valde probatis.<text:line-break/>Alia exemplaria farinam non habent, neque galbanum.</text:span></text:p>
      <text:p text:style-name="P8"><text:span text:style-name="T129">\Emplasirum</text:span><text:span text:style-name="T106">‘lichenicum Philotae, citra ulceratio-<text:line-break/>nem Junans. Exhibitum esi a Philota sodali per versus<text:line-break/>scriptum] 4</text:span><text:span text:style-name="T75"> Chalcitidis assatae, chrysocollae, misyos assati,<text:line-break/>fquamae aeris, diphrygis, falis ammoniaci, terrae Eretriae,<text:line-break/>singulorum 3 iv, sulfuris vini J xij, chalcanthi, floris lapi-<text:line-break/>dis Assi, aeris usti, singulorum </text:span><text:span text:style-name="T106">3 vj,</text:span><text:span text:style-name="T75"> foreos </text:span><text:span text:style-name="T106">3 v,</text:span><text:span text:style-name="T75"> aluminis<text:line-break/>liquidi J iv. Haec omnia terito, deinde aceti heminis xij<text:line-break/>affusis, per dies v sub canicula soli exposita itidem probe<text:line-break/>terito, donec medicamentum redditum fuerit aeruginosum,<text:line-break/>siccumve. Porro in alio mortario thuris § j, myrrhae sex -<text:line-break/>tans, aloes j, ladani quadrans, opopanacis quadrans, aceto</text:span></text:p>
      <text:p text:style-name="P6"><text:span text:style-name="T75">dissoluta ad strigmentitiam crassitudinem praeparentur, at-<text:line-break/>que ubi recte habuerint, ad ea quae in sole laevigata sunt<text:line-break/>adjiciantur, rursusque terantur, addaturque aristolochiae ro-<text:line-break/>tundae et longae, utriusque tusae et tenuissimo cribro ex-<text:line-break/>cussae 5 j- Postquam vero jam trila emplastri, formam acce-<text:line-break/>perint, liquabilia prius liquefacta et frigefacta injicito. Sunt<text:line-break/>autem haec. 4 Cerae J cx, terebinthinae </text:span><text:span text:style-name="T106">3 </text:span><text:span text:style-name="T75">xx, galbani<text:line-break/>3 ix, olei hemin. j, et probe emollitis ac repositis utitor.<text:line-break/>Hoc medicamentum duplicem aspectum videntibus exhibet.<text:line-break/>Caeterum si affectio pertinacius perscveret et medicamen-<text:line-break/>torum impositionem respuat, excoriaturiis appellatis reme-<text:line-break/>diis utendum erit, prompte enim superficiem avellunt.</text:span></text:p>
      <text:p text:style-name="P8"><text:span text:style-name="T75">[De </text:span><text:span text:style-name="T106">excariatorus lichenum] Excoriatorium liche-<text:line-break/>num, quo Pamphilus Romae ustus plurima lucratus esi,<text:line-break/>quum in</text:span><text:span text:style-name="T75"> urbe </text:span><text:span text:style-name="T106">mentagra appellatus morbus invalesceretstp<text:line-break/></text:span><text:span text:style-name="T75">4 Squamae aeris 3 vj, auripigmenti 3 iv, sandarachae J iv,<text:line-break/>aeris usti 3 i </text:span><text:span text:style-name="T90">β, </text:span><text:span text:style-name="T75">veratri albi </text:span><text:span text:style-name="T106">3</text:span><text:span text:style-name="T75"> i </text:span><text:span text:style-name="T90">β, </text:span><text:span text:style-name="T75">ventrium cantharidum<text:line-break/>5 i </text:span><text:span text:style-name="T90">β- </text:span><text:span text:style-name="T75">Singula per fe terito, deinde simul mixta cedria ex-</text:span></text:p>
      <text:p text:style-name="P6"><text:span text:style-name="T75">cipito, et ad strigmenti crassitudinem reducta pyxide aeris<text:line-break/>Cyprii reponito. Usu autem expetente, nitro et aceto exi-<text:line-break/>guo perfrictis lichenibus, medicamentum hoc cum spatula</text:span><text:span text:style-name="T116">0<text:line-break/></text:span><text:span text:style-name="T75">illine ac affrica, deinde interjecto spatio derade, rursusque<text:line-break/>medicamentum impone, deinde ubi bis vel ter hoc feceris,,<text:line-break/>quo facile deradi possit, rursus imponere tenta, illitis locis<text:line-break/>vesicae bubulae aut alterius eujusdam animalis pellicula in-<text:line-break/>tectis, haec enim medicamentum ne defluat, conservat et<text:line-break/>alias lenis est, post pelliculae autem impositionem fasciola<text:line-break/>leviter obligatum sinito. Praestiterit quidem per noctem ad-<text:line-break/>haerere aut saltem ad aliquot horas, usquequo bullas ex-<text:line-break/>citet saniem complectentes crassam et glutinosam. Deinde<text:line-break/>vero lavare praecipimus et in balneo morari, nam et hoc<text:line-break/>ad hanc curationem auxiliatur, sit autem calidius balneum.<text:line-break/>Quo si quid uti prohibeat, fomentum aquae multae calidae<text:line-break/>adhibendum est, quo detersio panis ex aqua mulsa subactus<text:line-break/>cataplasmatis modo, imponatur. Porro ubi sordida jam facta<text:line-break/>suerint ulcera, splenium ex emplastro viridi imponito, exis</text:span></text:p>
      <text:p text:style-name="P208"><text:span text:style-name="T75">gua parte de excoriatoric adjecta. Caeterum sanie exclusa<text:line-break/>et nulla crustula ulceri incumbente, splenium album impo-<text:line-break/>nito., atque hac curandi ratione donec cicatrix penitus in-<text:line-break/>ducatur utitor, singulis diebus fomentum adhibens et novum<text:line-break/>splenium imponens. Post cicatricem plene inductam, fi qua<text:line-break/>suspicio reliqua sit, eodem curationis-ductli utendum est. An-<text:line-break/>tequam vero excoriatorla imponantur, circumsitas et vicinas<text:line-break/>• licheni partes medicamentum aliqua inflammationem arcente<text:line-break/>in splenio excepto integere ac tueri oportet, nimirum li-<text:line-break/>chene sua extrema linea semper parum quiddam ex sanis<text:line-break/>corporibus affricante et invadente. Haec communis inenta-<text:line-break/>grae curatio est.<text:tab/>.</text:span></text:p>
      <text:p text:style-name="P8"><text:span text:style-name="T75">fAiiud </text:span><text:span text:style-name="T106">excoriatatsixtm Axiorii.~j</text:span><text:span text:style-name="T75"> 4 Squamae aeris </text:span><text:span text:style-name="T106">3<text:line-break/></text:span><text:span text:style-name="T75">scx, atramenti sutorii </text:span><text:span text:style-name="T106">3</text:span><text:span text:style-name="T75"> iv, cantharidum </text:span><text:span text:style-name="T106">3g ft,</text:span><text:span text:style-name="T75"> veratri albi<text:line-break/>3 j </text:span><text:span text:style-name="T90">β, </text:span><text:span text:style-name="T75">sandarachae draclo j, excipe cedria.</text:span></text:p>
      <text:p text:style-name="P8"><text:span text:style-name="T75">[Aiiud </text:span><text:span text:style-name="T106">Apii Phasci, ad mentagras, quod citra .cica-<text:line-break/>tricis vestigium sanat. 'Facit et ad alopecias</text:span><text:span text:style-name="T75"> • inveteratas.]<text:line-break/>Caeterum alopecias in Iole aut ad ignem illinito et bulla<text:line-break/>excitata, eam, acn perpungito ec humore excluso cum ce-</text:span></text:p>
      <text:p text:style-name="P7"><text:span text:style-name="T75">ratis curationem perficito, post inductam enim cicatricem<text:line-break/>enascuntur pili. Atque haec quidem in alopeciis, in licheni-<text:line-break/>bus vero velut praedictum est utitur. Medicamentum ipsum<text:line-break/>hoc modo habet. </text:span><text:span text:style-name="T106">4</text:span><text:span text:style-name="T75"> Sandarachae </text:span><text:span text:style-name="T106">3 ij,</text:span><text:span text:style-name="T75"> auripigmenti </text:span><text:span text:style-name="T106">3</text:span><text:span text:style-name="T75"> ij,<text:line-break/>squamae aeris </text:span><text:span text:style-name="T106">3</text:span><text:span text:style-name="T75"> ij, veratri nigri </text:span><text:span text:style-name="T106">3 j,</text:span><text:span text:style-name="T75"> elaterii J j, ventrium<text:line-break/>cantharidum </text:span><text:span text:style-name="T106">3 j, excipe cedria. Aliud. 4</text:span><text:span text:style-name="T75"> Cantharidum J j </text:span><text:span text:style-name="T90">β,<text:line-break/></text:span><text:span text:style-name="T75">veratri albi tantundem, auripigmenti 3 ij, squamae aeris tan-<text:line-break/>tundem, atramenti sutorii </text:span><text:span text:style-name="T106">3</text:span><text:span text:style-name="T75"> j; scammoniae drach. ij, excipe<text:line-break/>cedria. Aiiud. 4 Auripigmenti usti </text:span><text:span text:style-name="T106">3</text:span><text:span text:style-name="T75"> duas, squamae aeris<text:line-break/>Cyprii </text:span><text:span text:style-name="T106">3 vj,</text:span><text:span text:style-name="T75"> chrysocollae </text:span><text:span text:style-name="T106">3 j,</text:span><text:span text:style-name="T75"> atramenti sutorii </text:span><text:span text:style-name="T106">3 j,</text:span><text:span text:style-name="T75"> veratri<text:line-break/>• nigri 3 j, aluminis scissi </text:span><text:span text:style-name="T106">3 j, succi</text:span><text:span text:style-name="T75"> thapsiae drach. luscam-<text:line-break/>moniae drach. j, cantharidum drach. j, cedriae quod satis esu</text:span></text:p>
      <text:p text:style-name="P8"><text:span text:style-name="T106">[Emplastra viridia lichenica.j</text:span><text:span text:style-name="T75"> Post excorlatoriorum<text:line-break/>usum emplastra viridia et alba imponere oportet, quare<text:line-break/>rationabile est et illorum praeparationes ascribere. ,</text:span></text:p>
      <text:p text:style-name="P13"><text:span text:style-name="T106">[Emplastrum viride, quo usus esi Pamphilus in men-<text:line-break/>tagra post rupturam bullarum.]</text:span><text:span text:style-name="T75"> 4 Cerae lib. j, aeruginis</text:span></text:p>
      <text:p text:style-name="P14"><text:span text:style-name="T90">. </text:span><text:span text:style-name="T75">rasae sexuneem, resinae frictae lib. duas, olei cyathos iv,<text:line-break/>aceti acerrimi quantum sufficit. Aeruginem cum aceto in<text:line-break/>sole terere oportet, liquabilia autem liquantur et refrige-<text:line-break/>rantur, ae deraduntur liquidisque adjiciuntur.</text:span></text:p>
      <text:p text:style-name="P8"><text:span text:style-name="T106">[sciride Demosthenis^</text:span><text:span text:style-name="T75"> 4 Cerae lib. ij, resinae </text:span><text:span text:style-name="T106">fri-<text:line-break/>ctae</text:span><text:span text:style-name="T75"> lib. </text:span><text:span text:style-name="T106">j,</text:span><text:span text:style-name="T75"> aeruginis rasae trientem, mannae trientem, olei<text:line-break/>aestate cyathos iv, hieme cyathos </text:span><text:span text:style-name="T106">vj, aceti</text:span><text:span text:style-name="T75"> quantum sufficit.</text:span></text:p>
      <text:p text:style-name="P8"><text:span text:style-name="T75">[firide </text:span><text:span text:style-name="T106">Herophilsuj</text:span><text:span text:style-name="T75"> 4 Aeruginis 3 ij, mannae 3 iv,<text:line-break/>adipis vitulini 3 xij, galbani 3 iij, cerae3lxxx, resinae3 xx,<text:line-break/>aceti quod satis esu</text:span></text:p>
      <text:p text:style-name="P15"><text:span text:style-name="T106">- • [Tryphonis antiqui emplastrum euchrum dictumij 4<text:line-break/></text:span><text:span text:style-name="T75">Aeris usti trientem, .aluminis rotundi sextantem, aeruginis<text:line-break/>rasae sextantem, salis ammoniaci § ij., mannae sextantem,<text:line-break/>cerae lib. ij, resinae frictae lib. ij, olei dextantem, aceti<text:line-break/>quod satis est.</text:span></text:p>
      <text:p text:style-name="P8"><text:span text:style-name="T75">[Antonini </text:span><text:span text:style-name="T106">emplastrum. Hoc Timocrates pqsi lichenas<text:line-break/>excoriatos imponiti\ 4 Cerae 3 c, colophoniae 3 cc, squa-<text:line-break/></text:span><text:span text:style-name="T75">mae Cypriae 3 xij, aluminis rotundi </text:span><text:span text:style-name="T106">3</text:span><text:span text:style-name="T75"> xij, aeruginis.3 xij,</text:span></text:p>
      <text:p text:style-name="P7"><text:span text:style-name="T75">mannae </text:span><text:span text:style-name="T106">3</text:span><text:span text:style-name="T75"> xij, galbani 3'xij, olei heminam unam, aceti, quod<text:line-break/>, satis est. Annectendae his etiam emplastiOrnm alborum<text:line-break/>praeparationes, nam his post viridia utendum est mundis<text:line-break/>jam factis ab excoriatiene ulceribus. Etenim cura habenda<text:line-break/></text:span><text:span text:style-name="T85">est, </text:span><text:span text:style-name="T75">ut citra callum cicatrix inducatur, atque ea gratia ejus-<text:line-break/>modi medicamenta lu usum veniunt, quae multam ad-ta-<text:line-break/></text:span><text:span text:style-name="T85">cturn </text:span><text:span text:style-name="T75">lenitatem inducunt.</text:span></text:p>
      <text:p text:style-name="P209"><text:span text:style-name="T75">[Empiasirum </text:span><text:span text:style-name="T106">album aquosum appellatum. Jdoc Ma-<text:line-break/>gnus circulator usus esi post lichenas excoriatos.]</text:span><text:span text:style-name="T75"> 4 Spu-<text:line-break/>mae argenti lib. </text:span><text:span text:style-name="T106">j,</text:span><text:span text:style-name="T75"> cerae Tyrrhenicae libram j,</text:span><text:span text:style-name="T131">;</text:span><text:span text:style-name="T75"> olei fexta-<text:line-break/>rium unum, cerussae libram unam, aquae sextarium unum.<text:line-break/>. Spumam argenti, 'cerussam et aquam terito, atque ubi laevi-<text:line-break/>gata reddita fuerint, paulatim oleum adstillato , assidueque<text:line-break/>terito, et postquam unita fuerint, in vas fictile, translata<text:line-break/>igni imponito, assidueque agitato et absorpta jam aqua ce-<text:line-break/>ram injicito, qua dissoluta in murtarium transferto, et emol-<text:line-break/>litis repositis utitor.<text:tab/></text:span><text:span text:style-name="T75">.<text:tab/></text:span><text:span text:style-name="T75">.<text:tab/>,</text:span></text:p>
      <text:p text:style-name="P8"><text:span text:style-name="T120">1</text:span><text:span text:style-name="T106">Emplastrum athletarum trypherum appellatum- Fa-</text:span></text:p>
      <text:p text:style-name="P6"><text:span text:style-name="T75">cit </text:span><text:span text:style-name="T106">item ambustis, ut citra cicatricis vestigium surientur.)<text:line-break/></text:span><text:span text:style-name="T75">4 Spumae.argenti </text:span><text:span text:style-name="T106">3</text:span><text:span text:style-name="T75"> xxv, cerussae </text:span><text:span text:style-name="T106">3</text:span><text:span text:style-name="T75"> xxv, plumbaginis lo-<text:line-break/>tae 3 xxv, cerae 5, xvb terebinthinae </text:span><text:span text:style-name="T106">3</text:span><text:span text:style-name="T75"> xvj, olei heminam<text:line-break/>unam, aquae tantundem,. componito ut dictum esu</text:span></text:p>
      <text:p text:style-name="P8"><text:span text:style-name="T75">[dfegetis chirurgi.] 4 Cerussae lib. ij, cerae lib. j,<text:line-break/>terebinthinae j, spumae argenti lib. j, olei lib. iij, aquae<text:line-break/>sextarios ij, componito.</text:span></text:p>
      <text:p text:style-name="P8"><text:span text:style-name="T75">[Diop/ianti </text:span><text:span text:style-name="T106">ad ambusta</text:span><text:span text:style-name="T75"> et </text:span><text:span text:style-name="T106">intertrigines. Conservat<text:line-break/>et saoiem rosaceo dijselutum^j</text:span><text:span text:style-name="T75"> 4 Spumae argenti torrefa-<text:line-break/>ctae 5 iiij, medullae cervinae J xvj, cerussae torrefactae<text:line-break/>3 xij, cerae </text:span><text:span text:style-name="T106">3</text:span><text:span text:style-name="T75"> viij, terebinthinae </text:span><text:span text:style-name="T106">3</text:span><text:span text:style-name="T75"> viij, thuris </text:span><text:span text:style-name="T106">3 viij,</text:span><text:span text:style-name="T75"> olei<text:line-break/>heminas iv, pro more ecmponito.</text:span></text:p>
      <text:p text:style-name="P8"><text:span text:style-name="T129">\_Manna </text:span><text:span text:style-name="T106">emplastrum medicamentum accommodatum^<text:line-break/></text:span><text:span text:style-name="T75">su Spumae argenti </text:span><text:span text:style-name="T106">3 c,</text:span><text:span text:style-name="T75"> cerussae 3 </text:span><text:span text:style-name="T116">c</text:span><text:span text:style-name="T75">, cerae 3 l&gt; terebinthi-<text:line-break/>nae 3 xxv, mannae3 V</text:span><text:span text:style-name="T116">v</text:span><text:span text:style-name="T75">b aluminis scissi </text:span><text:span text:style-name="T106">3</text:span><text:span text:style-name="T75"> xl, olei heminas<text:line-break/>ij, et dimidiam, componito et reposito utitor. Astrictis porro<text:line-break/>et extritis lichenibus a quocunque tandem medicamento,<text:line-break/>praesertim vero ab excoriatoriis subscriptis utendum esu</text:span></text:p>
      <text:p text:style-name="P7"><text:span text:style-name="T75">[Compositio </text:span><text:span text:style-name="T106">Menecratis quae excoriatorium appella-<text:line-break/>turi}</text:span><text:span text:style-name="T75"> 4 Picis brutiae pellucidae siccae et electae </text:span><text:span text:style-name="T106">3</text:span><text:span text:style-name="T75"> ij </text:span><text:span text:style-name="T90">β,<text:line-break/></text:span><text:span text:style-name="T75">resinae pinus pellucidae 16 j et quadrantem, cerae ponticae<text:line-break/>tantundem, galbani quadrantem, aceti heminam unam. Lu-<text:line-break/>quabilia ad splendidum ignem, donec non inquinent coquito,<text:line-break/>deinde galbanum adjicito, atque‘ubi dissolutum fuerit ab<text:line-break/>igne ablatis, acetum paulatim instillato assiduequo moveto'<text:line-break/>animadversione habita ne ebulliat, et insumpto jam aeeto<text:line-break/>medicamentum in magnum mortarium transferto, ac dili-<text:line-break/>genter terito, donec ad melinum colorem reducatur, deinde<text:line-break/>in pelliculam albam inspissatam repositum servato. Usu vero<text:line-break/>exigente, in pelliculas quantum ad integendos affectus locos<text:line-break/>fatis est, infartum imponito et tortio quoque die solvito,<text:line-break/>nonnunquarn usque in diem duodecimum imponito, ita ut<text:line-break/>quatuor fiant solutiones. Hoc medicamentum squamas dis-<text:line-break/>cedere facit et corpora attenuat, </text:span><text:span text:style-name="T106">ac</text:span><text:span text:style-name="T75"> solida facit ad con-<text:line-break/>venientes excoriatioues.</text:span></text:p>
      <text:p text:style-name="P15"><text:span text:style-name="T106">. [Quae Archigenes in secundo medicamentorum sc-<text:line-break/>'cundum genus medicamenta scripsit ad papularum in</text:span></text:p>
      <text:p text:style-name="P7"><text:span text:style-name="T75">mento </text:span><text:span text:style-name="T106">eruptiones tum alias tum ficosas eminentias^</text:span><text:span text:style-name="T75"> Papn-<text:line-break/>larum lu mento eruptiones ex myrti baccis, malicorio ar-<text:line-break/>genti spuma, aeris flore, paribus partibus exceptis cum vino<text:line-break/>obline, in ficosis vero menti papulis mentagris appellatis<text:line-break/>et ab aliquibus lichenibus agrestibus faciunt quidem robu-<text:line-break/>stiora ex iis, quae ad lichenas relatu funt, amplius autem<text:line-break/>et quae ad ploras et lepras describentur. Mirabiliter vero<text:line-break/>haec compositio convenit. </text:span><text:span text:style-name="T106">4</text:span><text:span text:style-name="T75"> Cbalcanthi 5 j, veratri nigri<text:line-break/></text:span><text:span text:style-name="T106">3j,</text:span><text:span text:style-name="T75"> auripigmenti </text:span><text:span text:style-name="T106">3</text:span><text:span text:style-name="T75"> j, ventrium cantharidum 3 ij, quidam<text:line-break/>etiam obolos tres insuper addunt, tritis utitor cum. oleo<text:line-break/>aut cedria aut rosaceo praefricto prius loco. Fiunt enim<text:line-break/>bullae; quibus per specilli cuspidem ruptis rursus affricato,<text:line-break/>quo penetrare medicamentum possit et mordere, delude post<text:line-break/>horam fomento adhibito, ceratum rosaceum imponito, hoc<text:line-break/>usquequo ad cicatricem perveniat facito. Quod si primum<text:line-break/>non exuperet, iterum iterumque illinito. Facit et ad lepras<text:line-break/>et leucas alopeciasque et ploras excellenter.</text:span></text:p>
      <text:p text:style-name="P8"><text:span text:style-name="T129">\Heraclidae </text:span><text:span text:style-name="T106">Tarentini ex libris ad Antiochidem, ad<text:line-break/>capitis et meriti ficosas tumores, atque etiam aliis partibus</text:span></text:p>
      <text:p text:style-name="P7"><text:span text:style-name="T106">eminentia ulcufcuilast</text:span><text:span text:style-name="T75"> Elaterii et salis pares partes misceto<text:line-break/>ac utitor, superne vero lini semen crudum ex aqua impo-<text:line-break/>nito aut ficus parvas tritas. Eodem etiam ad tubercula<text:line-break/>utendum est.</text:span></text:p>
      <text:h text:style-name="P3" text:outline-level="2">Cap. IV.</text:h>
      <text:p text:style-name="P9"><text:span text:style-name="T75">[Dedentium </text:span><text:span text:style-name="T106">affectibus.j</text:span><text:span text:style-name="T75"> Ex dentium affe-<text:line-break/>ctibus quaedam sane omnibus evidenter apparent, quemad-<text:line-break/>modum quuin perforati sunt aut denigrati aut detriti, aut<text:line-break/>neque-frigida ferunt neque calida, sed ex utrisque aut al-<text:line-break/>tero solo dolor eis contingit Quaedam vero non manifeste<text:line-break/>apparent in ipsis affectiones, veluti quum ipse' aeger </text:span><text:span text:style-name="T106">fe<text:line-break/></text:span><text:span text:style-name="T75">sentire dicit circa corpus dentis dolorem </text:span><text:span text:style-name="T75">in </text:span><text:span text:style-name="T75">profundo </text:span><text:span text:style-name="T75">obor-<text:line-break/></text:span><text:span text:style-name="T75">tum. Quidam enim contradicunt asserentes, quum os fit<text:line-break/>dens, eum citra dolorem affici, veluti quum aliquando pro- </text:span><text:span text:style-name="T75">,<text:line-break/></text:span><text:span text:style-name="T75">. minentiores per limulam deterere cogimur aut etiam ob<text:line-break/>aliam quampiam causam, de quibus paulo post mentionem<text:line-break/>faciam. Nunc enim citra rationalem et naturalem demon-<text:line-break/>stratioitem testimonium his perhibere volo, qui ipsum den-<text:line-break/>tem doleris ajunt Etenim quum ego aliquando dolorem, dili-</text:span></text:p>
      <text:p text:style-name="P6"><text:span text:style-name="T75">gentem super me spfo animadversionem habui, ntpote qui<text:line-break/>jam audieram de hac dubitatione, percepique manifeste noh<text:line-break/>dolentem modo, sed etiam pulsantem dentem, quemadmo-<text:line-break/>dum carnosae partes inflammatione vexatae consueverunt.<text:line-break/>Quare mirum mihi videbatur, quod et haec affectio; quam<text:line-break/>phlegmonem sive inflammationem appellamus, in dente oriri<text:line-break/>posset, qui lapideam et duram substantiam habet. Atqui<text:line-break/>'quum etiam alio tempore dente dolerein, manifeste sensi<text:line-break/>non ipsius dentis, fed gingivarum dolorem eum esse, inflam-<text:line-break/>matis videlicet ipsis, ut etiam citra coarctationem dolarent,<text:line-break/>quin et ob vicinam dentium natura dororum, aucto dolore<text:line-break/>ob coarctationem. Quapropter utriusque doloris sensum<text:line-break/>expertus, alium quidem ni gingivae, alium in ipsius dentis<text:line-break/>substantia esse clare scio, et id asserentibus testimonium<text:line-break/>praebeo, quod ipsi aliquando dentes dolent. At vero nervi;<text:line-break/>qui ad. radicem dentis enatuset substratus est, dolorem'<text:line-break/>aliquando fieri, nervo imaginationem confusam et indiscri-<text:line-break/>minatam incertam ve apud plerosque exhibente, tanquam<text:line-break/>ipse dens doleat, cenfentaueum rationi est; nam et hujus</text:span></text:p>
      <text:p text:style-name="P6"><text:span text:style-name="T75">nei manifestum periculum aliquando lu me ipso feci. Et<text:line-break/>sane quod remaneat adhuc parva doloris portio exempto<text:line-break/>dente, innascitur ob nervi inflammationem, quum dolor<text:line-break/>nervi lenior tantum reddatur quum ob id, quod non am-<text:line-break/>plius tecdatur ob cohaerentiam ossis extendentis, tum quod<text:line-break/>liber factus respirationem , quandam habeat eumque remedia<text:line-break/>quae adhibentur contingere possint. Neque enim per con-<text:line-break/>tactum neque per distributionem possibile suerit inflamma-<text:line-break/>tum nervum curare, utrimque a dentium locellis coarctatum<text:line-break/>et ab anteriori parte ab ipso dente. Si vero lividi per<text:line-break/>omnem suam substantiam facti’ appareant dentes, nihil mi-<text:line-break/>rum est ipsus quid inflammationi simile pati. Cui rei ex eo<text:line-break/>quis amplius fidem habeat, quod ex nutrimento fere per<text:line-break/>omnem animantis aetatem incrementum accipiant. Id quod<text:line-break/>evidenter saepenumero apparet lu iis dentibus, qni exemptis<text:line-break/>oppositi funt, utpote qui femper augescunt: quantum vero<text:line-break/>augescunt, tantum lu ciborum mansu deteruntur. Quum<text:line-break/>vero impossibile sit incrementum accipere citra nutrimen-</text:span></text:p>
      <text:p text:style-name="P7"><text:span text:style-name="T75">tum, omnino duabus affectionibus et his contrariis obnoxii<text:line-break/>.erunt, inopiae videlicet et redundantiae alimenti, quod eis<text:line-break/>suppeditatur. Inopia igitur aridiores et macriores alimen-<text:line-break/>turnque non sentientes et ob id tenuiores eos reddit, re-<text:line-break/>dundantia vero consimilem in eis affectionem excitare poni<text:line-break/>est, qualis est cicca carnosas partes inflammatio. Ejus igitur<text:line-break/>curatio fiet juxta eundem ficopum quem habent proposi-<text:line-break/>tum quiinflammationes curant, qui fane est ut redundan-<text:line-break/>tia evacuetur, partim discutiendo partim etiam repellendo.<text:line-break/>Caeterum tenuitatis deutium ob alimenti inopiam remedium<text:line-break/>nullum est, laxari enim tunc et moveri ipsus necessarium<text:line-break/>est, compage ipsorum laxiore </text:span><text:span text:style-name="T112">facta,</text:span><text:span text:style-name="T75"> quum non Iolum ipsi<text:line-break/>dentes, fed et locelli eos complectentes sint attenuati. Haec<text:line-break/>itaque affectio fenibus accedit citius aut' ferius, velut etiam<text:line-break/>magis aut minus, quae vero proportionem ad inflamma-<text:line-break/>tionem habet, magis juvenes corripit. Auxiliari tamen etiam<text:line-break/>senibus oportet, auxilio gingivis exhibito, ita autem appel-<text:line-break/></text:span><text:span text:style-name="T75">, </text:span><text:span text:style-name="T75">lantur carnes, quae dentes comprehendunt, ubi primum e</text:span></text:p>
      <text:p text:style-name="P6"><text:span text:style-name="T75">locellis emergunt, ipsas itaque astringentibus medicamentis<text:line-break/>robustiores et magis circa dentem adstrictis facere oportet,<text:line-break/>tanquam quae et ipsae aliquid faciant ad stabilitatem ac<text:line-break/>'firmitatem dentium, quae ob exactam compagis ipsorum<text:line-break/>conglutinationem contingit. At vero foramina dentium ex<text:line-break/>humorum acrium et erodentium influxu perficiuntur, velut<text:line-break/>ulcera in cute citra externam causam. Verum in cute id<text:line-break/>assidue et multis, in ossibus raro contingit, quanto videlicet<text:line-break/>minus quam cutis noxae exposita sunt ob duritiem natu-<text:line-break/>ralein. Manifestum igitur, quod erosorum corporum medela<text:line-break/>erit per reficcationem vitiati influentis humoris, qui si pau-<text:line-break/>cus fuerit, localibus auxiliis ex resiccantibus medicamentis<text:line-break/>contingere medela potest, eorum vero materiam paulo post<text:line-break/>dicemus. Si vero multis, influens humor fuerit, universi </text:span><text:span text:style-name="T112">ca-<text:line-break/>pitis</text:span><text:span text:style-name="T75"> ratio ac providentia habenda est, atque si ipsum quau-.<text:line-break/>doque propter totum corpus affectum sit, etiam reliqui cor-<text:line-break/>poris cura habenda erit. Porro erosus dentes, qui id mali<text:line-break/>prae tnollicie perpessi funt, reddere oportet duriores et </text:span><text:span text:style-name="T112">ai-</text:span></text:p>
      <text:p text:style-name="P6"><text:span text:style-name="T75">lectioni minus obnoxios, atque id per austera et acerba me-<text:line-break/>dicamenta. Caeterum lividos redditus;, per reficcantia curare<text:line-break/>oportet, ut,qui ex humorum vitiatorum influxu id patian-<text:line-break/>tur. Simili igitur curatione indigent cum perforatis.</text:span></text:p>
      <text:h text:style-name="P3" text:outline-level="2">Cap. V.</text:h>
      <text:p text:style-name="P9"><text:span text:style-name="T75">[D</text:span><text:span text:style-name="T106">e gingivarum curationem</text:span><text:span text:style-name="T75"> Gingivis ex in—<text:line-break/>stammatione dolentibus optimum medicamentum est oleum<text:line-break/>lentiscinum caliditate temperatum ore retentum. Sit autem<text:line-break/>recens, nam vetustius tanto reecntiore pejus est, quanto ae-<text:line-break/>tate antecellin Imponatur autem vafculum, in quo calefit<text:line-break/>lentiscinum</text:span><text:span text:style-name="T75">, ,</text:span><text:span text:style-name="T75">in aliud, majus vas, quod satis aquae, calidae<text:line-break/>complectatur. Maximopere itaque inflammationi gingivarum<text:line-break/>hoc conducit. Nec vero minus etiam </text:span><text:span text:style-name="T75">si </text:span><text:span text:style-name="T75">juxta aliam quan-<text:line-break/>datn partem, quum pelliculae linguam ambientis 4um fue-<text:line-break/>cingentis totum os, aliquis dolor ob</text:span><text:span text:style-name="T116">_</text:span><text:span text:style-name="T75"> inflammationem oria-<text:line-break/>tur, dolorem sedat lentiscinum, </text:span><text:span text:style-name="T75">repellit </text:span><text:span text:style-name="T75">enim citra molestiam<text:line-break/>et absque asperitate, quam pleraque austerorum habent, dis-,<text:line-break/>cutitque citra mordacitatem </text:span><text:span text:style-name="T75">; </text:span><text:span text:style-name="T75">cujus- rei' inflammatis praeci-<text:line-break/>puus usus existit. Quidam vero medici communi quadam</text:span></text:p>
      <text:p text:style-name="P6"><text:span text:style-name="T75">falsa ratiocinatione utentes inflammata laedunt, quare ea re<text:line-break/>semel'perpensa de caetero vitare oportet. Existimant enim<text:line-break/>si astringentia solum, id quod influit repellendo inflamma-<text:line-break/>tis prosunt, atque aliquando etiam quid ex </text:span><text:span text:style-name="T112">contento</text:span><text:span text:style-name="T75"> circa<text:line-break/>inflammatam partem, ad venas membrum ipsum'nutrientes<text:line-break/>exprimendo, verisimile ob id esse, id quod amplius astrin-<text:line-break/>git amplius prodesse. Eodem modo etiam id',. quod magis<text:line-break/>digerendo discutit, magis auxiliari opinantur quam ea quae<text:line-break/>moderate idem praestant, non animadvertentes quod ale<text:line-break/>terum ipsorum intensum inflammatis dolorosum existit. A.<text:line-break/>vehementer enim astringentibus partes simile quiddam con-<text:line-break/>tusioni perpetiuntur, nimirumquum substantia ipsarum vio- ,<text:line-break/>lenter condensetur, ab acribus vero erosioni quid simile<text:line-break/>contingit Merito igitur moderatum lu utraque facultate im-<text:line-break/>moderatis praefertur.' Haec igitur sufficienter mihi praefatus<text:line-break/>videor. Caeterum de affectionibus citra dolores deinceps<text:line-break/>narrabo.</text:span></text:p>
      <text:p text:style-name="P13"><text:span text:style-name="T112">- </text:span><text:span text:style-name="T112">[L)e dolore dantium.]</text:span><text:span text:style-name="T75"> In dolore dentium citra gin-<text:line-break/>givarum inflammationem aliquando in ipsc proprio den-</text:span></text:p>
      <text:p text:style-name="P6"><text:span text:style-name="T75">tium, veluti dixi, corpore, aliquando vero in nervo dolo-<text:line-break/>rem fieri contingit.: Vehementissimis igitur opus est medi-<text:line-break/>camentis, sive quis repellere sive discutere velit 'doloris<text:line-break/>causam, sive humor sit sive flatus ventosius. Et propterea<text:line-break/>sane pleraque ipsorum ex acerrimo aceto praeparantur.<text:line-break/>Ascribam autem ex ordine quae aliorum relatione nobis<text:line-break/>tradita sunt, initio ab iis quae Archigenes tradidit sumpto.</text:span></text:p>
      <text:p text:style-name="P8"><text:span text:style-name="T129">\_Quae </text:span><text:span text:style-name="T106">Archigenes ad dentium dolores conscripsit^<text:line-break/></text:span><text:span text:style-name="T75">Dolentes dentes colluant acri aceto calido cum gesta, aut<text:line-break/>halicacabi radice, cum aceto et galla, aut pinguibus taedis<text:line-break/>in aceto fervefactis, aut myrti ramulis et galla cum pice<text:line-break/>in aceto tepefactis, aut hyoscyami semine et foliis cum<text:line-break/>aceto, aut cedria vel propoli veI nardo vel solano, aut succo<text:line-break/>ejus vel cappari vel alliis yel myrti ramulis, sive in aceto<text:line-break/>sive vini faece calida fervefactis, aut polii foliis vel ipla<text:line-break/>herba vdl agrestis cucumeris radice vel marrubio, singulis<text:line-break/>cum aceto, pipere et nitro, aut radice chamaeleonis eodem</text:span></text:p>
      <text:p text:style-name="P6"><text:span text:style-name="T75">modo, aut hyssopo vel staphide silvestri vel ruta cum vino,<text:line-break/>ani pulegio cum aceto mulso, aut platani pilulas vel rosas<text:line-break/>aridas, in vino albo ad tertias coquito, et vinum in fictili<text:line-break/>servatu, eoque assidue dentes colluito. Eodem modo utere<text:line-break/>pentaphylli sive quinquefolii, quae ab aliquibus eupatoriam<text:line-break/>dicitur,, radice cocta ex vino aut pulegii large cocti deco-<text:line-break/>cto, ant cornu cerni in posca coctum colluito, aut brassicae<text:line-break/>cauliculos tres et screos drachmas- duas, in aceti sextario<text:line-break/>uno ad tertias coquito et colluito.. Egregie vero facere fer-<text:line-break/>tur ranae in aqua et aceto probe coctae decoctum diutius<text:line-break/>ore retentum. Mirifice facit dens caninus ustus et tritus,<text:line-break/>deinde cum aceto coctus et ore retentus, aut malicorio et<text:line-break/>galla aceto incoctis utitor, aut squilla ex aceto calido, aqt<text:line-break/>squillae medullam in minutas partes dissectam sub librae<text:line-break/>unius pondere et in aceti sextarium injectam, in vase fi-<text:line-break/>etili condito ac inveterari sinito, vase in asinino stercore<text:line-break/>ad dies xxx defosso, et utitor, aut asinino lacte colluito,<text:line-break/>hoc et eos qui mobiles sunt corroborat , aut halicacabi cor-</text:span></text:p>
      <text:p text:style-name="P210"><text:span text:style-name="T75">ticis et taedae in aceto extinctae decocto large incocto col-<text:line-break/>luito, aut cemu cervi lu acido garo incoctum collnito, aut<text:line-break/>idem ex aceto colluito, aut tithymalli radicem in vino ad<text:line-break/>dimidias coctam colluito;, aut hyoscyami radicem aceto mulso<text:line-break/>coctam colluito, aut taedarum ramenta, malicorium, alumen<text:line-break/></text:span><text:span text:style-name="T75">U<text:tab/>. •<text:tab/></text:span><text:span text:style-name="T75">. ' </text:span><text:span text:style-name="T75"><text:tab/> ' • '. .. • •’ • ; ’ -r</text:span></text:p>
      <text:p text:style-name="P13"><text:span text:style-name="T75">.rotundum sive scissum lu aceto ad tertias coquito ac tepi-<text:line-break/>dum colluito, aut helxines radicem in aceto ad tertias co-<text:line-break/>, ctam in ore detineto, atque ubi os saliva refertum fuerit,<text:line-break/>eo aperto effluere sinito, aut allium et arundinem Alexan-<text:line-break/>drinam aeerrimo aceto fervefactam colluito, aut hyssopum<text:line-break/>aut thymum aut origanum per fe et simul aceto cocta col-<text:line-break/>luito, aut pyrethrum cum- hyssopo et colocynthidis medulla<text:line-break/>similiter in aceto coquito, liquoremque ex eis longo tem-<text:line-break/>poris spatio in ore contineto, aut colocynthidem vino calido<text:line-break/>, macerato et diutius ore teneto; multam enim pituitam da-<text:line-break/>cit et dolorem levat; aut alliorum et erucae seminis ac<text:line-break/>nitri decocto collue, aut ranunculum lu vino coquito et</text:span></text:p>
      <text:p text:style-name="P6"><text:span text:style-name="T75">praemundato prius dente colluito, aut mori lac in vinum<text:line-break/>infunde; simulque lanas succidas lu ipsum exprime, tepesac<text:line-break/>et per lanas sordidas maxillae infunde, extrahit pituitam<text:line-break/>et dolorem tollit. In his omnibus Archigenes catalogum fe-<text:line-break/>rit medicamentorum incidendi, difcutiendi ac calefaciendi<text:line-break/>vi praeditarum, raro aliquid ex acerbis admiscens, quale est<text:line-break/>ipsa galla. Porro quum semel tantum solanum posuerit; mi-<text:line-break/>ratus sum cur id admisceri velit, quum nulla ratione ju-<text:line-break/>vare possit, praeterquam ea juxta quam colica medicamen-<text:line-break/>tum prosunt, stupefaciendo videlicet doloris sensum. Quid<text:line-break/>igitur amplius parabilium Apollonii relationem faciam, quum<text:line-break/>parum absit quin omnia comprehenderit Archigenes? Quan-<text:line-break/>doquidem vero Apollonius ipse quibusdam a fe traditis te-<text:line-break/>stimoniurn praebet, tanquam e vestigio sedantibus dentium<text:line-break/>dolores, visum etiam mihi est illa ipfa afcribere secundum<text:line-break/>ipsius Apollonii verba, quae hoc modo habenti</text:span></text:p>
      <text:p text:style-name="P8"><text:span text:style-name="T106">[Apollonii e vestigio dolores dentium</text:span><text:span text:style-name="T75"> fudans.] </text:span><text:span text:style-name="T106">4</text:span><text:span text:style-name="T75"> Al-<text:line-break/>liorum nucleos v, thuris masculi obolos iij, myrti ramulos</text:span></text:p>
      <text:p text:style-name="P6"><text:span text:style-name="T75">longitudinis duorum palmorum duos, ex his'folia decerpta<text:line-break/>per sc terito, similiter et allium et thus, deinde simul omnia<text:line-break/>in novam ollam conjicito et aceti heminam j superfundito,<text:line-break/>ac coquito spatula ex taeda agitando, donec ad dimidias,<text:line-break/>redigatur, atque ita tepido utitor. Oportet autem liquorem<text:line-break/>hunc in dolante parte ad multum tempus tenere, donec<text:line-break/>liquor ipse consumatur Commodum est et ante hoc balsami<text:line-break/>succum colluere aut ‘ corticem imponere super dolentem<text:line-break/>dentem, qui si non adsit, panacis succo contuso inde </text:span><text:span text:style-name="T106">de-<text:line-break/>fluentem</text:span><text:span text:style-name="T75"> liquorem instillare.</text:span></text:p>
      <text:p text:style-name="P13"><text:span text:style-name="T75">r </text:span><text:span text:style-name="T129">\scosi </text:span><text:span text:style-name="T106">praedicta Archigenes remedia perforatorum<text:line-break/>dentium cum dolore et dhsque dolore conscripsit’ in haea<text:line-break/></text:span><text:span text:style-name="T75">verba.] Oblitionibus porro et epithematis ejusmodi utitor.<text:line-break/>Sory Aegyptium resina terebinthina exceptum obline, idem-<text:line-break/>que cavernae inde, aut compositionem ex duabus piperis<text:line-break/>generibus lude, nardino aut rosaceo dissolutam et maxime<text:line-break/>amygdalino, quin et in aurem ejusdem partis instilla, summe .<text:line-break/>facit. Aut fulfur ignem non expertum cum lycio exceptum</text:span></text:p>
      <text:p text:style-name="P6"><text:span text:style-name="T75">cavernae inde, aut gallam laevigatam aut lycio aut resina<text:line-break/>terebinthina exceptam obline praepurgato dente, aut pule-<text:line-break/>gii comam tritam denti indito. Caeterum in maximis den-<text:line-break/>tium doloribus summe sacit hoc. Anguis senectam exurito<text:line-break/>et cum oleo ad mellis solidi spissitudinem redigito ac den-<text:line-break/>tem praepurgatum ex eo integito, omniaque circumsita obli-<text:line-break/>nito itemque cavernis indito, aut senectam anguis non<text:line-break/>ustam deutibus apprimito, et excident. Aut vermes terre-<text:line-break/>nos tostos cavernae praemundatae insperge, aut araneorum<text:line-break/>ova unguento nardino diluta inde, aut melanthium torre-<text:line-break/>factum cum oleo obline, atque ubi paiumper concluso ore<text:line-break/>tenuerit, pituitam collectam rejicere jube, aut piper vel<text:line-break/>roris marini semen opio exceptum in cavernam inde. </text:span><text:span text:style-name="T112">Porro<text:line-break/></text:span><text:span text:style-name="T75">ubi veluti inflammatione correpti fuerint, nitrum rubrum<text:line-break/>et ossium Persicorum nucleum unita resina excipe et den-<text:line-break/>tem ex eis intege, ac donec liquata suerint fine: in caver-<text:line-break/>nam vero piper, spumam nitri et galbanum cum melle inde,<text:line-break/>aut strigmenta cum pipere ecdem modo, aut pyrethrum</text:span></text:p>
      <text:p text:style-name="P6"><text:span text:style-name="T90">.. </text:span><text:span text:style-name="T75">cum myrrha, aut succum Cyrenaicum et piper aequali pon-<text:line-break/>dere cum galbano , aut melanthium et allii dimidium ejus<text:line-break/>ac parum salis simul trita obline, dolorem tollit. Aut blatae<text:line-break/>pistrinariae avulso capite adipem cum rosaceo calefactum<text:line-break/>et in aurem instilla et lu cavernam inde, aut gallam tri-<text:line-break/>tam cum cedria adhibe, aut in aurem denti ricinam oleum </text:span><text:span text:style-name="T75">,<text:line-break/></text:span><text:span text:style-name="T75">sesaminum, in quo vermes terreni cocti sunt, instilla. Ve-<text:line-break/>rum ipso dolente dente hyoscyamum conterant, aut hede-<text:line-break/>iae albae cacumina quinque cum rosaceo terito et in mali<text:line-break/>punici putamine tepefacta bis aut ter in die in aurem vi-<text:line-break/>cinam instillato. Quin et ipse fructus cum vino tritus denti<text:line-break/>illitus juvat. Caeterum his relatis Archigenes etiam haec<text:line-break/>subdit. Summe facit cruentatis gingivis alumen liquidum<text:line-break/>duplo aloes pondere addito admotum: aut alumen scissum<text:line-break/>et myrtum tenuissime trita affricato. Ubi vero restrictae<text:line-break/>fuerint, melle ipsas illinito, aut nucleorum ossium sive ma-<text:line-break/>chaerarum Persicorum partes ij, myrrhae partem </text:span><text:span text:style-name="T106">j,</text:span><text:span text:style-name="T75"> prae-<text:line-break/>mundato denti indito, a dolore liberat. At vero perfractis<text:line-break/>et dolentibus dentibus cauterium ignitum admoveto.</text:span></text:p>
      <text:p text:style-name="P7"><text:span text:style-name="T75">[Zla apopZiiegmatismis.] Post praedicta vero Archige-<text:line-break/>nes ita scripsit. ApophIegmatismi optimi sunt in dentium<text:line-break/>dolore.. Staphis agrestis per se et cum pulegio manducata,<text:line-break/>aut quod intra gallam est nigrum, dolenti dente conterat<text:line-break/>sinatque pituitam effluere,' in oppositam autem aurem duos<text:line-break/>hederae corymbos cum rosaceo tritos instilla, aut myricae<text:line-break/>fructus draclu duas, spumae nitri drach. unam, aluminis<text:line-break/>paulnm, alliorum nucleos v, myrti folia pauca, cum aceto<text:line-break/>ad dimidias coque spatula ex taeda agitando, idque deco-<text:line-break/>cturn colluendum ac ore continendum praebeto, deinde<text:line-break/>hiante ore pituitam effluere permittito, et post hoc rosaceo<text:line-break/>ore colluto ptisanam sorbendam exhibeto; Si vero ex col-<text:line-break/>luendo aliqua, circa os ulcerata suerint, croco et rosarum<text:line-break/>succo inungito.</text:span></text:p>
      <text:p text:style-name="P8"><text:span text:style-name="T75">[De fumentis.] Fomenta ad dentium dolorem faciunt,<text:line-break/>forinsecus ex sale torrefacto et milio in sacculos conjectis,<text:line-break/>aut per sordidos panniculos probe calefactos. Quin et epi-<text:line-break/>themata conducunt citra aquam apparata, velut funt quae</text:span></text:p>
      <text:p text:style-name="P7"><text:span text:style-name="T75">ex hordeacea farina fiunt sive ex semine lini. Ipsius vero<text:line-break/>dolentis dentis fomentum hoc modo adhibeatur. Origani<text:line-break/>aridi ramulum in fervens oleum tinctum dolenti denti su-<text:line-break/>perne affricato, aut ricini cauliculum eodem modo, aut sta-,<text:line-break/>phidem agrestem stilo cuipiam acuto lusixam eodem modo,<text:line-break/>aut cera dolenti denti imposita, specilli extremum calidissi-<text:line-break/>mum assidue adhibe, aut opopanacem et peucedani succum<text:line-break/>unita linteolo illigato et lu ferventi oleo liquefacito, quum<text:line-break/>vero inceperit fervere medicamentum, denti imponito et<text:line-break/>cum specillo apprimito, utere mane et vesperi. At in nni-<text:line-break/>verfum omni fomento quum forinfecus tum intrinsecus ante<text:line-break/>cibum nec non post cibum haud admodum multo tempo-<text:line-break/>ris spatio ad cibum rursus .spectante utere. Caeterum spe-<text:line-break/>cies fomenti et haec est. Dentem valde bene praepurgato<text:line-break/>. et aegro contecto ac hiare jusso hyofcyarni semine suffito.</text:span></text:p>
      <text:p text:style-name="P8"><text:span text:style-name="T75">Quod si ad nullum praedicturum malum ipsum cedat et do-<text:line-break/>lor vehementer perseveret, tenui terebello dentem perforato<text:line-break/>ac dictis remediis utitur; hoc enim modo magis prodesse</text:span></text:p>
      <text:p text:style-name="P7"><text:span text:style-name="T75">consueverunt. Si vero neque sic profeceris et rideatur dens<text:line-break/>tollendus este, citra dolorem tollere possis valde conve-<text:line-break/>nienti medicamento hoc. Pyrethrum acerrimo aceto ad dies<text:line-break/>xl condito, terito et reponito, usu vero exigente reliquis<text:line-break/>cera obturatis et probe munitis, ipsum dolentem praemuni<text:line-break/>datum hoc medicamento integito, deinde hora interposita<text:line-break/>digitis extrahito aut scalpello exigito, aut sory cum acer-<text:line-break/>rimo aceto ad multos dies imponito et excidet, aut pluma<text:line-break/>haginern tritam cerato exceptam imponito, educunt fortiter<text:line-break/>tithymalli succus et sory cum galbano imposito.</text:span></text:p>
      <text:p text:style-name="P8"><text:span text:style-name="T106">\_De iis quae Apollonius scripsit in primo pardbi-<text:line-break/></text:span><text:span text:style-name="T75">Zium.J Primum quidem eorum caput sunt collutiones den-<text:line-break/>tium doloribus conferentes, quae nihil amplius habent'iis<text:line-break/>quae Archigenes tradidit. Secundo loco refert, quae ad ero-'<text:line-break/>fos dolentes dentes imponantur et indantur. Tertium lo-<text:line-break/>cum obtinent fomenta et ustiones. Quartum suffitus ad den-<text:line-break/>tium dolores. Quinto habentur commanducationes et pur-</text:span></text:p>
      <text:p text:style-name="P7"><text:span text:style-name="T75">gationes. Sexto gargarismata. Septimo postremum capite lea<text:line-break/>scripsit quae in 'doloret dentium auribus infunduntur, quo- '<text:line-break/>’ rum nullius mentionem facere volui, quum si quis ea ei-<text:line-break/>petat ex libro illius petere possit, qui non adeo difficulter<text:line-break/>parabilis existit. Ego sane iis quae Archigenes prodidit com*<text:line-break/>tehtus fui. Quum vero Apollonius quae naribus infundun-<text:line-break/>tur consequenter tradat, visa sunt mihi etiam ea ipsa ap-<text:line-break/>ponenda esse.</text:span></text:p>
      <text:p text:style-name="P8"><text:span text:style-name="T106">[Qucte in dolore</text:span><text:span text:style-name="T75"> dentium naribus </text:span><text:span text:style-name="T106">infundantur, ex<text:line-break/>Apollonic in primo parabilium?\</text:span><text:span text:style-name="T75"> Radicis betae succum per<text:line-break/></text:span><text:span text:style-name="T106">fe</text:span><text:span text:style-name="T75"> in nasum instillato et solves dentium dolorem. Cumini<text:line-break/>quantum tribus digitis apprehendi potest et myrrhae inagui-<text:line-break/>tusiinem fabae et duplum interioris cucumeris terito et </text:span><text:span text:style-name="T106">la-<text:line-break/>cte</text:span><text:span text:style-name="T75"> muliebri mixta in collyria redigito, eaque in utramque<text:line-break/>•narem indito, atque ita attrahere jubeto donec quis quin-<text:line-break/>que stadia percurrere possit, deinde medicamentum emun-<text:line-break/>gat. Idem ad aurium dolorem facit.</text:span></text:p>
      <text:p text:style-name="P8"><text:span text:style-name="T75">[.Ve </text:span><text:span text:style-name="T106">erosi dentes vacillent neque' scetorent faciant.]</text:span></text:p>
      <text:p text:style-name="P211"><text:span text:style-name="T75">Veratrum nigrum ervi magnitudine melle cocto exceptum </text:span><text:span text:style-name="T75">;<text:line-break/></text:span><text:span text:style-name="T75">cavernis inde.<text:tab/>i ,<text:tab/>,<text:tab/></text:span><text:span text:style-name="T90">,, </text:span><text:span text:style-name="T90">..</text:span><text:span text:style-name="T136">£</text:span></text:p>
      <text:p text:style-name="P8"><text:span text:style-name="T106">\_Ad dentes denigratos."]</text:span><text:span text:style-name="T75"> Testam callainam assatam ac </text:span><text:span text:style-name="T75">.<text:line-break/></text:span><text:span text:style-name="T75">tritam dentibus affricato. Hoc etiam gingivas corroborat.<text:line-break/></text:span><text:span text:style-name="T106">Aliud.</text:span><text:span text:style-name="T75"> Sal fossile melle subactum in testula torreto, terito<text:line-break/>ac modica myrrha admixta similiter affricato. </text:span><text:span text:style-name="T106">Aliud.</text:span><text:span text:style-name="T75"> 4<text:line-break/>Pulegii partem unam, salis tantundem melle subacta in eo-<text:line-break/>dem, donec in carbonem transierint torreto ac trita den-<text:line-break/>tibus affricato. Aiiud. Caricas exurito ac terito rnodicaque<text:line-break/>nardo </text:span><text:span text:style-name="T106">ac</text:span><text:span text:style-name="T75"> melle admixto utitor, hoc et gingivas comprimit.<text:line-break/></text:span><text:span text:style-name="T106">Aliud.</text:span><text:span text:style-name="T75"> Polentam acerrimo aceto subactam exurito,, ac tri-<text:line-break/>tam dentibus affricato; hoe et gingivas roborat. </text:span><text:span text:style-name="T106">Aliud. </text:span><text:span text:style-name="T95">Ή.<text:line-break/></text:span><text:span text:style-name="T75">Alabastri usti drach. octo, pumicis usti drach. quatuor, salis<text:line-break/>torrefacti drach. tres, tritis eodem utere modo. Ali horum<text:line-break/>usu collutione utendum </text:span><text:span text:style-name="T106">esu</text:span><text:span text:style-name="T75"> vino odorato in, quo ad mul-<text:line-break/>tum tempus iris sicca fuit macerata.</text:span></text:p>
      <text:p text:style-name="P8"><text:span text:style-name="T75">(Quae </text:span><text:span text:style-name="T106">Asclepiades in prima exterrwrum ad dentes</text:span></text:p>
      <text:p text:style-name="P6"><text:span text:style-name="T106">'scripsit. Heraclidae Tarentini ad motos dentes?^</text:span><text:span text:style-name="T75"> Utendum </text:span><text:span text:style-name="T131">z<text:line-break/></text:span><text:span text:style-name="T75">est spodio Cyprio, ut per id gingivae comprimantur, item-<text:line-break/>que verbasci radicibus coctis, postea ablutio fiat ex aqua<text:line-break/>myrti aut rubi aut lauri, deinde spodio rursus admoto,<text:line-break/>quies praecipiatur. </text:span><text:span text:style-name="T106">Aliud.</text:span><text:span text:style-name="T75"> 4 Veratri nigri manipulum, ra-<text:line-break/>dicis mandragorae 3 iv, radicis hyoscyami 3 iv, lu vas fictile<text:line-break/>conjicito et vini Chii aut Coi quam optimi heminas tres<text:line-break/>fup&lt; . fundito ac ad prunas luculentas ad dimidias coquito,<text:line-break/>indeque liquorem excolatum ore retinendum praebeto.</text:span></text:p>
      <text:p text:style-name="P8"><text:span text:style-name="T106">[Aridum ad motos dentes.j</text:span><text:span text:style-name="T75"> 4 Terebinthi fructuum<text:line-break/>torrefactorum drach. octo, aluminis rcissi ulli draclu octo,<text:line-break/>balaustii draclu duas, gallarum drach unam, croci drach.<text:line-break/>unam, myrrhae draclu unam, tritis utitor. </text:span><text:span text:style-name="T106">Aliud. 4</text:span><text:span text:style-name="T75"> Cornu<text:line-break/>cervi usti drach. viij, rhois rubri drach. iij, omphacii J ij,<text:line-break/>balaustii drach. quatuor, corticis pinus dracIi. unam, myr-<text:line-break/>rhae Aminaeae drach. j, tritis utere.</text:span></text:p>
      <text:p text:style-name="P8"><text:span text:style-name="T106">[ Collutio ad molarium</text:span><text:span text:style-name="T75"> doiores.] Radices imyrnii cum<text:line-break/>aceto mulso coquito et excolatum liquorem ore tenendum</text:span></text:p>
      <text:p text:style-name="P6"><text:span text:style-name="T75">exhibeto. </text:span><text:span text:style-name="T106">Aliud.</text:span><text:span text:style-name="T75"> Rumicis agrestis radicem et platani pila-<text:line-break/>ias ex aceto mulso coquito, atque ut dictum est exhibeto.</text:span></text:p>
      <text:p text:style-name="P8"><text:span text:style-name="T75">sstZasiieatoria ad </text:span><text:span text:style-name="T106">molarium</text:span><text:span text:style-name="T75"> doiores.] </text:span><text:span text:style-name="T106">4 Canchryos<text:line-break/>draclu ij,</text:span><text:span text:style-name="T75"> origani drach. ij, piperis albi J j, myrrhae drach. j,<text:line-break/>uvae passae albae aut alterius quam pinguissimae sextarii<text:line-break/>dimidium, uvam passam diligenter tundito, myriham vero<text:line-break/>melle dissolvito, arida autem tundito ac tenui cribello cer-<text:line-break/>nito, postea uvae passae ac myrrhae adjicito miscetoque<text:line-break/>ac instar malagmatis emollito, usus vero tempore nucis '<text:line-break/>Ponticae magnitudinem commanducandam praebeto. Post-<text:line-break/>quam vero collecta pituita fuerit, aegrum hiare ac deorsum<text:line-break/>inclinari oportebit, quo liquor facile profluat,' quo facto<text:line-break/>vinum colluere jubeto. </text:span><text:span text:style-name="T106">Aliud. 4</text:span><text:span text:style-name="T75"> Uvae passae pinguis exaci-<text:line-break/>natae sextarium dimidium, piperis albi acetabulum, grani<text:line-break/>enidii drach. ij, spicae nardi drach. ij, casiae </text:span><text:span text:style-name="T106">3 j, pyrethri<text:line-break/></text:span><text:span text:style-name="T75">3 ij, myrrhae drach. ij, apparato ac utitor ut dictum est.</text:span></text:p>
      <text:p text:style-name="P8"><text:span text:style-name="T106">\Ad corrosas dentes praescrvativum. Per hujus usum</text:span></text:p>
      <text:p text:style-name="P7"><text:span text:style-name="T106">conservavi erosos dentes absque</text:span><text:span text:style-name="T75"> doiore.j Zingiber cum aceto<text:line-break/>mulso coquito ac probe terito, indeque lu cavernam inditu,<text:line-break/>foris dentem ex; eo integito. </text:span><text:span text:style-name="T106">Aliud</text:span><text:span text:style-name="T75"> Hederae lacriman<text:line-break/>galbano misceto aut tithymalli vel ficus silvestris succo dis,<text:line-break/>sistrito ac utitor ut dictum est.</text:span></text:p>
      <text:p text:style-name="P8"><text:span text:style-name="T75">[Aiiud </text:span><text:span text:style-name="T106">dolorem tdlieris ad dolentes et erosas dentes.<text:line-break/>Conducit itidem tusiiij</text:span><text:span text:style-name="T75"> q. Succi papaveris drach, duas, pi-<text:line-break/>peris albi tusi et cribrati draclo unam, myrrhae draclu ij,<text:line-break/>styracis drach. duas, galbani drach. unam, passi quod fatis<text:line-break/>est his excipiendis, contundito simul et catapotia formato,<text:line-break/>dentique circumponito et cavernae indito. </text:span><text:span text:style-name="T106">Aliud,'.</text:span><text:span text:style-name="T75"> 4 Succi<text:line-break/>hyoscyami drach. duas, myrrhae'drach. duas, opii drach.<text:line-break/>duas, galbani drach. duas,- styracis drach. ij, ringiberis3ij&gt;<text:line-break/>piperis drach. j, succi Syriari tantundem, passi quod salis est,<text:line-break/>praeparato ac utitor ut dictum est.</text:span></text:p>
      <text:p text:style-name="P8"><text:span text:style-name="T129">\selolare </text:span><text:span text:style-name="T106">emplastrum bonum, quod in multis miraculo<text:line-break/>suit^j</text:span><text:span text:style-name="T75"> 4 Lacrimae oleae drach. j, myrrhae drach. ij, ve-<text:line-break/>- ratri nigri drach. j, balsami liquoris drach. j, styracis drach.</text:span></text:p>
      <text:p text:style-name="P6"><text:span text:style-name="T75">unam, piperis draclu j, hyoscyami draclu j, succi papaveris<text:line-break/>3 j, castorii obolos iv, galbani draclu </text:span><text:span text:style-name="T106">vj,</text:span><text:span text:style-name="T75"> succi Cyrenaici<text:line-break/>.drach. j, succi carpasi drach. unam, panacis drach. j, faga-<text:line-break/>peni obolos iv, pyrethri obolos quatuor, staphidis silvestris<text:line-break/>3 ij, cedriae quod satis est;quo emplastri formam acquirat.<text:line-break/></text:span><text:span text:style-name="T106">Aliud.</text:span><text:span text:style-name="T75"> 4 Sulfuris vivi draclr. iv, bituminis drach. ij, amur-<text:line-break/>cae olei drach. iv, picis liquidae drach. xiij, cedriae drach.<text:line-break/>xij, piperis longi drach. quatuor, opii drach. iv, pyrethri<text:line-break/>draclu iv, staphidis silvestris draclu unam, veratri nigri<text:line-break/>drach j, grani Cnidii drach. unam, opopanacis draclu unam,<text:line-break/>picis aridae libram unam. Arida aceto excipito, deinde li-<text:line-break/>quida affundito ac ablatis utitor. Ex medicamentu,Jroc mo-<text:line-break/>laris dens est integendus.</text:span></text:p>
      <text:p text:style-name="P8"><text:span text:style-name="T75">[Ad </text:span><text:span text:style-name="T106">dentes qui pejsum eunt, ut citra dolorem excu-<text:line-break/>tiantur i\</text:span><text:span text:style-name="T75"> Pyrethrum in acetum conjicias, ad dies iij aut<text:line-break/>iv finito, deinde terito </text:span><text:span text:style-name="T106">et</text:span><text:span text:style-name="T75"> male affecto denti imponito, vi-<text:line-break/>cinis dentibus optime praemunitis eodemque diligenter prae-<text:line-break/>mundato, ita ut per dnos aut tres dies dentem hoc medi-</text:span></text:p>
      <text:p text:style-name="P6"><text:span text:style-name="T75">camentu integas, ita enim citra dolorem excutietur. Aiiud.<text:line-break/>•Cucumeris silvestris radices eodem modo nt pyrethrum<text:line-break/>praeparato ac utitor nt nictum esu</text:span></text:p>
      <text:p text:style-name="P8"><text:span text:style-name="T75">[Pe mobiiibus </text:span><text:span text:style-name="T106">dentibus ac prominentibus.</text:span><text:span text:style-name="T75"> Relatum a<text:line-break/>me etiam ante est, quod oh scnilern aetatem aliqui dentes<text:line-break/>reficcati mobiles fiunt, parvum omnino auxilium.ex astrin-<text:line-break/>gentibus medicamentis, quibus gingivae coarctantur, feren-<text:line-break/>'tes. Referetur autem et nunc quod aliqui ex plaga mobiles<text:line-break/>fiunt. Quidam vero etiam citra plagam , in quibus conje-<text:line-break/>cturam facio nervum, qui ad radices ipforum adnatns et<text:line-break/>substratus est, per multam hnrniditatem rigatum laxatum esse,<text:line-break/>et ob hoc resiccantibus medicamentis ad curationem opus<text:line-break/>esse. Postquam autem motos dentes, reliquis prominentiores<text:line-break/>factos videbam et maxime quum ex plaga id essent per-<text:line-break/>' pessi, visum est mihi eos lima atterendos esse in tantum,<text:line-break/>quantum super reliquos prominent, ne scilicet oppositos<text:line-break/>sibi offendant tum in loquendo tum in manducando, atque<text:line-break/>fane reperi experimentum mihi favens ac testimonium prae-<text:line-break/>bens. Ferream itaque limulam, quo celerius opiis succede-</text:span></text:p>
      <text:p text:style-name="P6"><text:span text:style-name="T75">ret fecj, inultae enim aggressiones dentem mobilem faciunt,<text:line-break/>cui quiete et minimo motu opus est, si saltem stabiliri de-<text:line-break/>heat, Quandoque igitur eminentiae inaequales ' apparent </text:span><text:span text:style-name="T85">in<text:line-break/></text:span><text:span text:style-name="T75">dentibus et juxta aliquas tantum partes lima opus habent.<text:line-break/>Aliquando vero aequales sunt extremitates et aequali simi-<text:line-break/>liter lima indigent. Oportet autem gingivis linteolum molle<text:line-break/>usque ad radices dentium circumdare, deinde digitis sini-<text:line-break/>strae manus leniter amplecti, simulque tute et citra com-<text:line-break/>pressionem ne concutiatur cui limam adhibemus, atque ita<text:line-break/>chirurgiam aggredi, Quod si dolorem percipiat, dum limula<text:line-break/>admovetur, et assecla pars digitis vehementius non conti-<text:line-break/>petnr, quisceye quidem ab opere statim convenit. Ubi vero<text:line-break/></text:span><text:span text:style-name="T85">ex </text:span><text:span text:style-name="T75">medicamentis, quqe post reserentur, interea aliquid ex-<text:line-break/>hibuerimus, rursus, ni dictum est, aggredi iterumque modice<text:line-break/>cessare, donec extremitates circa dentes deterantur, atque<text:line-break/>id non prima tantum dle bis aut ter, sed etiam sequenti<text:line-break/>faciendum est, ac imperandum aegro ut neque loquatur<text:line-break/>neque durum aliquem cibum accipiat. Utatur nutent est-</text:span></text:p>
      <text:p text:style-name="P6"><text:span text:style-name="T75">mento fucco ptisanae et sorbitione ex alica et pane rna-<text:line-break/>dido, atque aliis ad hunc modum mollibus. Caeterum rna-<text:line-break/>teriei silva, quae motis dentibus commoda est, talis existit.</text:span></text:p>
      <text:p text:style-name="P212"><text:span text:style-name="T75">[Ab </text:span><text:span text:style-name="T106">Archigene scripta, quae .mobiles dentes corro-<text:line-break/>borant.]</text:span><text:span text:style-name="T75"> Mobiles dentes stabilire volens, myrrhae, pompho-<text:line-break/>lygis, aluminis scissi, amyli, aequales singulorum partes tri-<text:line-break/>tas admove. Aut olivarum albarum </text:span><text:span text:style-name="T106">faecum</text:span><text:span text:style-name="T75"> et rutam melle<text:line-break/>inixta affrica, deinde nardum cum alumine liquido obline.<text:line-break/>Aut alumen rotundum , cum duplo sale dentibus asperge.<text:line-break/>Aut aluminis scissi et misyos aequales partes, cum cedria<text:line-break/>ad cerati liquidi spissitudinem redactas dentibus obline et<text:line-break/>pituitain defluere sine. Quo facto asininum lac colluant,<text:line-break/>calidum aut acetum aut vinum in quo malicorium et galla<text:line-break/>funt incocta.<text:tab/>,</text:span></text:p>
      <text:p text:style-name="P8"><text:span text:style-name="T106">\Ad debilitatos dentes turn alios tum</text:span><text:span text:style-name="T75"> moiares,] MeI,<text:line-break/>ceram aequis portionibus ad solem calida aqua diluito et<text:line-break/>picis dimidium admisceto ac ad emplastri scrmanj deducito,<text:line-break/>atque manducanda </text:span><text:span text:style-name="T106">exhibeto.</text:span><text:span text:style-name="T75"> Quod fl aridum sit medica-<text:line-break/>inentum, paruin olei addito. Summe facit et mastiche Chia</text:span></text:p>
      <text:p text:style-name="P6"><text:span text:style-name="T75">commanducata. </text:span><text:span text:style-name="T106">Ad stuporem dentium.</text:span><text:span text:style-name="T75"> Caeterum lu dentium<text:line-break/>stupore portulacam manducent. Aut oleum calidum ore<text:line-break/>contineant.</text:span></text:p>
      <text:p text:style-name="P213"><text:span text:style-name="T75">[De </text:span><text:span text:style-name="T106">dentitione puerorum, uti Archigenes scripsit^</text:span><text:span text:style-name="T75"> ln-<text:line-break/>fantibus qui dentiunt, si doluerint canino lacte gingivas<text:line-break/>obline. Aut si leporino cerebello infantis gingivas illeveris,<text:line-break/>cito dentes proveniunt.<text:tab/></text:span><text:span text:style-name="T75">•</text:span></text:p>
      <text:p text:style-name="P8"><text:span text:style-name="T129">\Amuleta </text:span><text:span text:style-name="T106">dolori dentium reluctantia, quibus fidem<text:line-break/>deberi putant haec funt^j</text:span><text:span text:style-name="T75"> Si ranunculi folia ei, qui den-<text:line-break/>tem dolet, in ejusdem partis brachium imposueris, dolore<text:line-break/>quidem liberabitur, brachium autem exulcerabitur, cujus cu-<text:line-break/>ram prout convenit facies. Si vero infans cui dentes pro-<text:line-break/>venire incipiunt dolores habeat, veteris cochleae cornu pel-<text:line-break/>liculae llligatum pro amuleto appende.</text:span></text:p>
      <text:p text:style-name="P8"><text:span text:style-name="T106">[see doloribus gingivarum.j</text:span><text:span text:style-name="T75"> Gingivis dolentibus coh-<text:line-break/>lusiones fere eaedem faciunt quae ad dolores dentium funt<text:line-break/>descriptae, magis tamen proprie facit acetum, cui hyoscyami<text:line-break/>radix est incocta. Verum inflammatis gingivis alumen cum<text:line-break/>falis quarta parte tritum admove, post morsum </text:span><text:span text:style-name="T106">vero</text:span><text:span text:style-name="T75"> perceptum</text:span></text:p>
      <text:p text:style-name="P6"><text:span text:style-name="T75">vino aut foliorum oleae decocto ipsas colluant. At. vero<text:line-break/>fluxione laborantibus gingivis et corrosis cum tumore et<text:line-break/>dolore et per nomen depastis, praeclare conducit fomen-<text:line-break/>tum, quod fit per auriscalpium, cui lana obvoluta est, in<text:line-break/>fervens oleum tinctum et gingivis usquequo exaequentur<text:line-break/>admotum et donec circumcirca albae residantur, ita enim<text:line-break/>sistitur nomen et ex fana carne id, quod corrosum est, con-<text:line-break/>nutritur, postea vero astrictionibus utere et. iis, quae ad<text:line-break/>dentes funt descripta. Proprie autem convenit galla tenuis-<text:line-break/>sime trita acetabuli mensura, cum myrrha magnitudine fa-<text:line-break/>bae; tritis itaque ac laevigatis utitor. De </text:span><text:span text:style-name="T106">exortu dentium.<text:line-break/></text:span><text:span text:style-name="T75">Quod si .enascens dens difficulter oritur et pungit gingivam,<text:line-break/>cyperum cum butyro et unguento susino juxta exortum il-<text:line-break/>linito. De.epuiide. Caeterum in epulide atramentum suto-<text:line-break/>rium cum pari myrtu et modico alumine scisso admoveto.<text:line-break/>Faciunt pleraeque etiam ex antheris compositionibus.</text:span></text:p>
      <text:p text:style-name="P13"><text:span text:style-name="T106">[Quae dentes praescrvent.j</text:span><text:span text:style-name="T75"> Quin et doloris dentium<text:line-break/>• praefervativa Archigenes his verbis tradidit. </text:span><text:span text:style-name="T106">In dentiunt</text:span></text:p>
      <text:p text:style-name="P7"><text:span text:style-name="T106">doloribus praeservantia a dolore conveniunt ejusmodi.</text:span><text:span text:style-name="T75"> Ti-<text:line-break/>thymalli radices in vino ad dimidias coquito et bis in mense<text:line-break/>colluito, ac nunquam dolabis. Optime conservat citra dolo-<text:line-break/>rem et .fortes dentes, si fabam Aegvptiam, rejecto interno<text:line-break/>amarulento, triveris ac dentibus </text:span><text:span text:style-name="T106">et gingivis</text:span><text:span text:style-name="T75"> semel in anno<text:line-break/>. affricueris., Aus alumine scisso cum modica, myrrha consri-<text:line-break/>cato, et nunquam erodentur, si vero astringat hoc nimium,<text:line-break/>melle utitor. Aut granorum juniperi parvorum et cupressi<text:line-break/>loliorum parem portionem et gallae parum et melle cocto<text:line-break/>excipito et in ‘pastillos drachmae pondere reducito, ac uti-<text:line-break/>tor unum ex his commanducando insuperque vino odorato<text:line-break/>colluendo. Aut iridis Illyricae nucis ponticae magnitudinem<text:line-break/>mande similiterque collue. Aut sali gallam omphacinen, in<text:line-break/>vino odorato coctam, misceto et mandito. </text:span><text:span text:style-name="T106">Optime prae-<text:line-break/>terea tum ad praeservandos a dolore dentes tum ad cor-<text:line-break/>roborandos eosdem, ac pariter gingivas, ampliusque ad de-<text:line-break/>corem faciunt simegmatasubscripta.</text:span><text:span text:style-name="T75"> Lanas succidas linteolo<text:line-break/>• illigatas exurito, deinde salis tertia parte addita affricato.</text:span></text:p>
      <text:p text:style-name="P59"><text:span text:style-name="T75">Aut dasypodis caput ustum tritum. Aut salem et mel ad<text:line-break/>cerati furinam terendo redigito, delude mundo linteolo’ il-<text:line-break/>ligata exurito et admixta iride Illyrica modica dentes con-<text:line-break/>fricato.<text:tab/></text:span><text:span text:style-name="T75">,</text:span></text:p>
      <text:p text:style-name="P8"><text:span text:style-name="T106">[Quae Andromadhus fcnpsit ad omnes .dentium do-<text:line-break/>lores, compositio, molaris eadem hora dolorem sudans ij</text:span><text:span text:style-name="T85"> 4<text:line-break/></text:span><text:span text:style-name="T75">Piperis; pyrethri, succi tithymalli, galbani, singulorum </text:span><text:span text:style-name="T106">3 j,<text:line-break/></text:span><text:span text:style-name="T75">galbano excepta in cavernam inde.</text:span></text:p>
      <text:p text:style-name="P8"><text:span text:style-name="T129">\_HAolaris </text:span><text:span text:style-name="T106">Antiphanis, etiamsi non praemandaris in-<text:line-break/>' dito et dentem ea integitor</text:span><text:span text:style-name="T75"> 4 Seminis hyoscyami, opii,<text:line-break/>nitri, myrrhae, pyrethri, piperis, singulorum J.j, galbani<text:line-break/>3 ij, tritis ex vino utitor. </text:span><text:span text:style-name="T106">Alia malaris qua utor,</text:span><text:span text:style-name="T75"> 2|. Alu-<text:line-break/>minis scissi 3 jr,piperis albi 5 ij, opopanacis aut piperis<text:line-break/>longi obolos quatuor, foreos obolos quatuor, gummi aqua<text:line-break/>macerati 3 ij, cerae duplum totius ponderis omnium, cae-<text:line-break/>tera conterens lu aqua calida misceto, atque ita utitor. </text:span><text:span text:style-name="T106">Alia<text:line-break/>Chaereae.</text:span><text:span text:style-name="T75"> 4 Myrrhae </text:span><text:span text:style-name="T106">3</text:span><text:span text:style-name="T75"> j, veratri 3 i </text:span><text:span text:style-name="T90">β, </text:span><text:span text:style-name="T75">pyrethri 5 i </text:span><text:span text:style-name="T90">β, </text:span><text:span text:style-name="T75">iri-<text:line-break/>dis lllyricae J i </text:span><text:span text:style-name="T90">β, </text:span><text:span text:style-name="T75">aluminis scissi obolos iij. aqua terito et</text:span></text:p>
      <text:p text:style-name="P6"><text:span text:style-name="T75">dentem oblinito, ac fuperne ceram imponito. </text:span><text:span text:style-name="T106">Alia molaria<text:line-break/>ex libris Aphrodae.</text:span><text:span text:style-name="T75"> 4 Aluminis scissi </text:span><text:span text:style-name="T106">3</text:span><text:span text:style-name="T75"> iiij, myrrhae obo-<text:line-break/>los tres, piperis grana quinque, ego obolos tres accipio et<text:line-break/>melius facit, resina excipe et praemundatae cavernae inde<text:line-break/>et'splenium illitum superimpone. </text:span><text:span text:style-name="T106">Alia nudaris ejusdem.<text:line-break/>Etiam non praemundatae cavernae hanc inde et superne<text:line-break/>splenium ex medicamento item impone et probe faciet.</text:span><text:span text:style-name="T75"> 4<text:line-break/>Seminis hyoscyami, fucci papaveris,'myrrhae, nitri, pyre-<text:line-break/>thri, 'piperis albi, singulorum partem unam, galbani partes<text:line-break/>duas, cum aceto tritis utiteir. </text:span><text:span text:style-name="T106">Alia ex libris Aphrodae.</text:span></text:p>
      <text:p text:style-name="P13"><text:span text:style-name="T75">Succi peucedani </text:span><text:span text:style-name="T106">3</text:span><text:span text:style-name="T75"> j, fucer papaveris </text:span><text:span text:style-name="T106">3 j,</text:span><text:span text:style-name="T75"> tithymalli myrsi-<text:line-break/>nitae, succi Cyrenaici, singulorum </text:span><text:span text:style-name="T106">3</text:span><text:span text:style-name="T75"> j, galbani 3 i </text:span><text:span text:style-name="T90">β, </text:span><text:span text:style-name="T75">gal-<text:line-break/>bano excipe et in cavernam inde et ubi praepurgaris den-<text:line-break/>tem in splenium illine, una hora dolorem sedat. </text:span><text:span text:style-name="T106">Molaris<text:line-break/>bona.</text:span><text:span text:style-name="T75"> Scissum alumen papaveris succo exceptum indito et<text:line-break/>oblinito. </text:span><text:span text:style-name="T106">Alia ut Arisirocrates. 4</text:span><text:span text:style-name="T75"> Papaveris J ij, sagapeni<text:line-break/>sesquiobolum, succi Cyrenaici tantundem, piperis </text:span><text:span text:style-name="T106">3j,</text:span><text:span text:style-name="T75"> spon-<text:line-break/>dylii tantundem, myrrhae tantundem, galbani, pyrethri,</text:span></text:p>
      <text:p text:style-name="P6"><text:span text:style-name="T75">croci, singulorum tantundem, mel quod strigmentitlam spis-<text:line-break/>situdinem accipiat.</text:span></text:p>
      <text:p text:style-name="P8"><text:span text:style-name="T75">{Ad </text:span><text:span text:style-name="T106">dolores dentium, gingivarum, aliaque multa<text:line-break/>Aristocratis grammatici^</text:span><text:span text:style-name="T75"> 4 Mellis Ili j, aceti acris sexta-<text:line-break/>rium unum, aluminis (cissi sexuneem, alii liquidi trientem<text:line-break/>habent, coquito donec nigrescat, </text:span><text:span text:style-name="T106">Ad dentes motos. 4</text:span><text:span text:style-name="T75"> Alu-<text:line-break/>minis scissi partem unam, mannae partem unam, tritis utere,:<text:line-break/>conspergendo motum ex eis dentem.</text:span></text:p>
      <text:p text:style-name="P8"><text:span text:style-name="T75">[Ad </text:span><text:span text:style-name="T106">erosionem et dolorem</text:span><text:span text:style-name="T75"> dentium.] Quinquefolii ra-<text:line-break/>dices in vino coctas a coena colluendas praebe, coquito<text:line-break/>autem ad tertias. </text:span><text:span text:style-name="T106">Aliud,</text:span><text:span text:style-name="T75"> Rumicis radices cum vino aut<text:line-break/>aceto coquito et modicum auripigmenti triti inspergito aer<text:line-break/>liquorem ore retinendum exhibeto. Coquatur itidem ad ter-<text:line-break/>tias. </text:span><text:span text:style-name="T106">Ad gingivas madore laxast</text:span><text:span text:style-name="T75"> 4 Pyrethri 5 iij, thymi<text:line-break/>3ij, aluminis scissi obolos tres, iridis Illyricae Jj, tritis<text:line-break/>utere ac gingivis impone.</text:span></text:p>
      <text:p text:style-name="P8"><text:span text:style-name="T85">[.Pythii, </text:span><text:span text:style-name="T106">ad motos dentes, gingivas humore gravidas<text:line-break/></text:span><text:span text:style-name="T85">et fubcorruptas.] </text:span><text:span text:style-name="T75">Alumen scissum chartae involutum uritur.</text:span></text:p>
      <text:p text:style-name="P6"><text:span text:style-name="T75">delude tritum rubrica coloratur, atque ita gingivis admo-<text:line-break/>vetur, similiterque fubcorruptis inditur.</text:span></text:p>
      <text:p text:style-name="P8"><text:span text:style-name="T75">(Diociis </text:span><text:span text:style-name="T106">medici ad dentium ddloresscj</text:span><text:span text:style-name="T75"> 4. Galbani,<text:line-break/>opii, piperis, cerae, staphidis silvestris, grani cnidii, singu-<text:line-break/>loruiu 3 </text:span><text:span text:style-name="T90">ΐ, </text:span><text:span text:style-name="T75">trita cera excipito et illinito.</text:span></text:p>
      <text:p text:style-name="P8"><text:span text:style-name="T75">[Aiiud </text:span><text:span text:style-name="T106">commodum ad corrosas</text:span><text:span text:style-name="T75"> dentes.) Succum silphii<text:line-break/>ludito aut ipsam radicem. Aut galbanum cum pipere. Aut'<text:line-break/>opium cum galbano. Facit et bpopanax lu cavernas infar-<text:line-break/>tus. Ad </text:span><text:span text:style-name="T106">dentium dolores.</text:span><text:span text:style-name="T75"> Soreos 3 ij, aluminis scissi </text:span><text:span text:style-name="T106">3 ij,<text:line-break/></text:span><text:span text:style-name="T75">rnifyos 3 j, aridis utitor-</text:span></text:p>
      <text:p text:style-name="P8"><text:span text:style-name="T106">[Smegma dentium quo utor, gingivas contrahit.j<text:line-break/></text:span><text:span text:style-name="T75">Cornu cervi usti ffe ij, lanae succidae tenerae quadrantem,<text:line-break/>salis ammoniaci trientem, piperis albi sextantem, costi § j, </text:span><text:span text:style-name="T75">'<text:line-break/></text:span><text:span text:style-name="T75">aluminis scissi sextantem, lentisci et perdicii herbae ustae<text:line-break/>cum lanis aut per se solum, utriusque quartam librae par-<text:line-break/>tem, foliorum malabathri § j, contusis simul utere.</text:span></text:p>
      <text:p text:style-name="P8"><text:span text:style-name="T106">[Quae Crito scripsit ad omnes dentium affectiones.<text:line-break/>Quaedam ex eis etiam gingivis conserunt et ad faetorem</text:span></text:p>
      <text:p text:style-name="P7"><text:span text:style-name="T106">oris et nigros</text:span><text:span text:style-name="T75"> ' in </text:span><text:span text:style-name="T106">superficie</text:span><text:span text:style-name="T75"> dentes.j Hordeum et salem<text:line-break/>melle ac vluo subacta in charta ligato ac urito et ex lae-<text:line-break/>vigatis gingivas confricato. </text:span><text:span text:style-name="T106">Aliud.</text:span><text:span text:style-name="T75"> Atramentum sutorium,<text:line-break/>alumen, putamina mali punici dulcis, aequalibus partibus<text:line-break/>trita ae laeyigala, gingivis in jejunia affrica, deinde vino<text:line-break/>astringente collue, Aiiud ad </text:span><text:span text:style-name="T106">gingivas Ulceratas. 4</text:span><text:span text:style-name="T75"> Nitri<text:line-break/>nsti,. cyperi usti, hordei usti, cujusque pares partes, laevis<text:line-break/>-gatas cum melle illine. </text:span><text:span text:style-name="T106">Aliud</text:span><text:span text:style-name="T75"> sid </text:span><text:span text:style-name="T106">gingivas et dentes ma-<text:line-break/>tos.</text:span><text:span text:style-name="T75"> 4 Iridis trientem, corticis pinus trientem, aluminis<text:line-break/>scissi § j, aridis utere. </text:span><text:span text:style-name="T106">Aliud ad motos dentes.</text:span><text:span text:style-name="T75"> Lentiscum,<text:line-break/>myrtum, gallam, in vino cocta .colluenda praebeto. Aiiud.</text:span></text:p>
      <text:p text:style-name="P8"><text:span text:style-name="T75">4 Salis partes duas, aluminis scissi usti et .acri </text:span><text:span text:style-name="T106">aceto</text:span><text:span text:style-name="T75"> ex-<text:line-break/>tincti partem unani, .tritis utitor, deinde vino colluito.</text:span></text:p>
      <text:p text:style-name="P8"><text:span text:style-name="T75">(Ad </text:span><text:span text:style-name="T106">motos dentessiabtliendosst^</text:span><text:span text:style-name="T75"> Atramentum sutorium-<text:line-break/>cum oleo terito et cnm lana dentium radicibus admoveto.<text:line-break/>Facit et ad erosos dentes cera exceptum et inditum. Item<text:line-break/>cum myrto pari .tritum ac melle exceptum. </text:span><text:span text:style-name="T106">Aliud ad mo-<text:line-break/>tos dentes*</text:span><text:span text:style-name="T75"> Ulmi corticem lu vluo coquito et decoctum ore.-</text:span></text:p>
      <text:p text:style-name="P6"><text:span text:style-name="T75">tenendum exhibeto. Item cerni cornua in vino cocta. Ad<text:line-break/>corrosos vero dentes capparis radicem cum acri aceto ad<text:line-break/>dimidias coquito </text:span><text:span text:style-name="T106">ab</text:span><text:span text:style-name="T75"> tepidum colluito. Cortice item eodem<text:line-break/>utitor modo. Idem ad dolores facit.</text:span></text:p>
      <text:p text:style-name="P8"><text:span text:style-name="T75">[.Pbmentum </text:span><text:span text:style-name="T106">aliud dentium corrosorum et dolentium^<text:line-break/></text:span><text:span text:style-name="T75">4 Sulfuris vivi partem una'm, butyri partem unam lique*,<text:line-break/>facito et his per auriscalpium foveto. </text:span><text:span text:style-name="T106">Aliud ad dolores<text:line-break/>dentium.</text:span><text:span text:style-name="T75"> Dentes ex lale praefricato et lixivium tepefactum<text:line-break/>mediocri tempore ore contineto. Oportebat hic'apponere<text:line-break/>lu gingivarum dolore hoc convenire.</text:span></text:p>
      <text:p text:style-name="P8"><text:span text:style-name="T106">suilia compositio molaris eadem hora dolorem sedans.]<text:line-break/></text:span><text:span text:style-name="T85">4 </text:span><text:span text:style-name="T75">Piperis, pyrethri, succi tithymalli, galbani, singulorum<text:line-break/></text:span><text:span text:style-name="T85">3 </text:span><text:span text:style-name="T75">j; terito et galbano excepta lu cavernam indito. </text:span><text:span text:style-name="T106">Allui<text:line-break/></text:span><text:span text:style-name="T85">q. </text:span><text:span text:style-name="T75">Piperis sesquiobolum; grani cnidii tantundem, galbani<text:line-break/>fesquidrachmarn, spumae nitri obolos duos, croci sesquio-<text:line-break/>bolum, iridis siccae sesquiobolum, rosarum tenerarum </text:span><text:span text:style-name="T106">3</text:span><text:span text:style-name="T75"> </text:span><text:span text:style-name="T90">β,<text:line-break/></text:span><text:span text:style-name="T75">trita melle excipe et ad emplastri formam redactis mola-<text:line-break/>rem dentem intege.</text:span></text:p>
      <text:p text:style-name="P7"><text:span text:style-name="T75">{Ad </text:span><text:span text:style-name="T106">oorrojos</text:span><text:span text:style-name="T75"> moiares.3 Melanthium torrefacito et ex<text:line-break/>acri aceto terito, indeque molarium cavernam integito et<text:line-break/>non amplius erodetur, fed manebit ut esu Quidam etiam<text:line-break/>nitri 3 j, cum acri aceto utuntur. </text:span><text:span text:style-name="T106">Adulem.</text:span><text:span text:style-name="T75"> 4 Castorii,<text:line-break/>pyrethri torrefacti, galbani, singuloium aequales partes rnix-<text:line-break/>tas indito.</text:span></text:p>
      <text:p text:style-name="P8"><text:span text:style-name="T106">[Ut molaris citra dolorem toUatur.~\</text:span><text:span text:style-name="T75"> 4 Earinae cice-<text:line-break/>rum purae 5 ij, succo tithymalli exceptas denti imponito,<text:line-break/>supraque hederae folia addito et ad horam finito, tollito, et<text:line-break/>fua sponte in minutas partes frangetur, facit idem ad ero-<text:line-break/>sos, verum usus tempore ceram emollitam circumponito.</text:span></text:p>
      <text:p text:style-name="P8"><text:span text:style-name="T75">[Aiiud, </text:span><text:span text:style-name="T106">ut dens digitis tollatur, praemandato antea<text:line-break/></text:span><text:span text:style-name="T75">.circumcirca dente.] 4 Soreos, gallae omphacines, staphi-<text:line-break/>dis silvestris, aluminis scissi, sulfuris vivi, piperis longi ae; -<text:line-break/>quales partes laevigatas cedria excipe et impone, ceraque<text:line-break/>liquefactu dentem egregie circumline. Ejicit ipsos etiam py-<text:line-break/>rethrum et tithymalli myrsinitae succus ?urn farina ervi ad<text:line-break/>massae fermenti modum coactus et impositus. Aut pyre-</text:span></text:p>
      <text:p text:style-name="P7"><text:span text:style-name="T75">-thruin ad dies xI aceto maceratum et denti circumpositum.<text:line-break/></text:span><text:span text:style-name="T106">Aliud ad sauciatas r 4</text:span><text:span text:style-name="T75"> Cestorii, pyrethri, opii, galbani,<text:line-break/>.singulorum aequas portiones mixtas indito.</text:span></text:p>
      <text:p text:style-name="P8"><text:span text:style-name="T139">L</text:span><text:span text:style-name="T106">De dentifriciorum compositione quibus</text:span><text:span text:style-name="T75"> utor.J Quae-<text:line-break/>dam ex. dentifriciis a me compositis experimento compro-<text:line-break/>bata et generosa efficacia praedita digna mihi visa sunt<text:line-break/>quae conscriberentur, et primum sane ea, quae frigidos den-<text:line-break/>tium affectus curant, sive ob immoderatam frigidae aquae<text:line-break/>potionem, sive ex fructibus per nivem frigefactis, sive ex<text:line-break/>quibusdam aliis eduliis aut potionibus sint productae, in-<text:line-break/></text:span><text:span text:style-name="T116">1</text:span><text:span text:style-name="T75"> </text:span><text:span text:style-name="T75">superque si propter frigidum humorem e capite in ipsos<text:line-break/>defluentem ortum habeant. Dentes igitur ob humorem re-<text:line-break/>frigeratosmagnifice juvatapophlegmatisrnus, quo modo vero<text:line-break/>hunc praeparare oporteat, alio capite privatim conscriptum<text:line-break/>habes. Eos vero, qui citra humorem frigefacti funt, per su-<text:line-break/>lum medicamentum hoc, quod nunc referetur, curare de-<text:line-break/></text:span><text:span text:style-name="T106">'eet.</text:span><text:span text:style-name="T75"> Praestat eo etiam post apophlegmatismum uti, ut non-<text:line-break/>dolum noxium evacues, humorem, scd etiam generatum ab</text:span></text:p>
      <text:p text:style-name="P7"><text:span text:style-name="T75">ipso affectum persanes. </text:span><text:span text:style-name="T106">Compositio medicamenti hoc modo<text:line-break/>habet.</text:span><text:span text:style-name="T75"> Accipito herbas duas, quarum altera sideritis, altera<text:line-break/>perdicias appellatur, easque domi sensim citra solis admis-<text:line-break/>sionem siccato, ut neque humidae amplius, neque siccae adeo<text:line-break/>' extenf, et urito in tantum, ut ubi primum cotusioni et sis-<text:line-break/>ctioni aquae fuerint, ah urendo cesses, vilescit enim et cor-<text:line-break/>rumpitur vis earum, si diutius urantur, ln alia porro ulIula<text:line-break/>sal fossilis uratur, cum alumine,Irisso, Attico melle sub-<text:line-break/>actus. Deinde haec aliis permixta tundantur et per angu-<text:line-break/>stissimum excreta cribrum rursus in mortario terantur,<text:line-break/>melius enim erit medicamentum, quanto diligentius fuerit<text:line-break/>laevigatum. Utendum autem eo est solum ad dentes con-<text:line-break/>fricandos, citra gingivarum circumsitarum eantaetum, nisi<text:line-break/>humore fuerint praegnantes. Quum enim reficcandi vim ha-<text:line-break/>beat medicamentum, aptum quidem est gingivis liumentibus,<text:line-break/>inimicum vero siccis, attamen ipsas dentium radices post gin-<text:line-break/>givas sitas, eo confricare oportet i itidem ut ipsos dentes.<text:line-break/>Caeterum eorum, quae in compositionem miscentur, ejus-</text:span></text:p>
      <text:p text:style-name="P6"><text:span text:style-name="T75">modi ponderum proportio esse debet. Herbarum quidem<text:line-break/>post ustionem J xvj, salis siero cum alumineusti </text:span><text:span text:style-name="T106">3</text:span><text:span text:style-name="T75"> xj. Ante<text:line-break/>vero ustionem utriusque herbae par pondus misceatur, fal<text:line-break/>autem quadruplici aluminis pondere admisceatur. Aliarum<text:line-break/>autem rerum nihil .uratur, sed arida injiciantur juxta sub-<text:line-break/>scriptam apponderationem. 4 Comae origani 5 ij, piperis<text:line-break/>3 novem </text:span><text:span text:style-name="T75">, </text:span><text:span text:style-name="T75">in alio </text:span><text:span text:style-name="T106">ij</text:span><text:span text:style-name="T75"> pyrethri J ij, costi 3 iij, seminis apii<text:line-break/>3 iij, iridis Illyricae </text:span><text:span text:style-name="T106">3 v,</text:span><text:span text:style-name="T75"> mentae siccae J ij, cornu cervi<text:line-break/>aut caprae usti 3 i</text:span><text:span text:style-name="T116">1</text:span><text:span text:style-name="T75">, sefeleos, hyssopi, utriusque 3 ij. Si odo-<text:line-break/>ratum esse velis, cassiae aut amomi j ij admisceto. Si vero<text:line-break/>in regis usum praeparaveris, cinnamomi 3 j addito.</text:span></text:p>
      <text:p text:style-name="P8"><text:span text:style-name="T75">[Ad </text:span><text:span text:style-name="T106">mobiles dentes aliud quo</text:span><text:span text:style-name="T75"> utor.] 4 Seminis cale<text:line-break/>litrichiffij, aluminis scissi et rotundi, utriusque quadran-<text:line-break/>tem, spicae nardi sextantem, malabathri foliorum § </text:span><text:span text:style-name="T75">j, </text:span><text:span text:style-name="T75">ple'<text:line-break/>peris albi j, pyrethri </text:span><text:span text:style-name="T106">3</text:span><text:span text:style-name="T75"> v, contundito et cribrato simul<text:line-break/>omnia, ac gingivis usque ad radiceB dentium admoveto. </text:span><text:span text:style-name="T75">'</text:span></text:p>
      <text:p text:style-name="P7"><text:span text:style-name="T106">[Timocratis dentifricium, ad gingivas madore laxa-<text:line-break/>tas putrescentesque ac cruentatas, mobiles rnolares, oon-<text:line-break/>cujsos dentes, ozaenas, putrefactiones, parulidas et omnia<text:line-break/>oris vitia ac dentium dolores.]</text:span><text:span text:style-name="T75"> Accipito herbae perdicia-<text:line-break/>lis modium Italicum, alii minam habent, salis albi tenuis<text:line-break/>sextarium unum, mellis exagium. Contundito nt massa fria-<text:line-break/>bilior reddatur, qua in ollam novant conjecta, ollam luto<text:line-break/>figulino obturato, operculum autem adaptetur circa medium<text:line-break/>perforatum, quo per ipsum foramen rudicula immissa me-<text:line-break/>dicamenturn super prunas positum agitetur, donec neque su-<text:line-break/>mofum quippiam, neque vaporosum efferatur.’ Deinde ab<text:line-break/>igne tollito et refrigerato. Et sumito ex hoc toto </text:span><text:span text:style-name="T106">3</text:span><text:span text:style-name="T75"> xiv,<text:line-break/>piperis albi 5 v, piperis nigris vj, pyrethri </text:span><text:span text:style-name="T106">3</text:span><text:span text:style-name="T75"> vj, aluminis<text:line-break/>scissi usti et vino austero extincti drach. ij, pumicis, myr-<text:line-break/>rhae, hyssopi, seminis apii, pulegii, singulorum sextantem;<text:line-break/>mentae, iridis Illyricae, utriusque 3 lij. Haec omnia in sule<text:line-break/>praesiccata tundito et cribrato; ae reliquis ex olla laeviga-<text:line-break/>tis admisceto. </text:span><text:span text:style-name="T106">Aliud. 2j.</text:span><text:span text:style-name="T75"> Perdicii recentis drach-x, mellis</text:span></text:p>
      <text:p text:style-name="P7"><text:span text:style-name="T95">3</text:span><text:span text:style-name="T90"> </text:span><text:span text:style-name="T75">iiij, aluminis scissi </text:span><text:span text:style-name="T106">3</text:span><text:span text:style-name="T75"> iv, iridis Illyricae </text:span><text:span text:style-name="T106">3 iiij, piperis albi<text:line-break/>3</text:span><text:span text:style-name="T75"> yiij, nigri 3 sil, pumicis </text:span><text:span text:style-name="T95">ζ</text:span><text:span text:style-name="T90"> </text:span><text:span text:style-name="T75">ij, myrrhae J iij, pyrethri </text:span><text:span text:style-name="T106">3 ij,<text:line-break/></text:span><text:span text:style-name="T75">menthae siccae 3 sii, hyssopi 3 ij, pulegii jj ij, suminis apii<text:line-break/>3 ij, herbae sideritidis 5 iij, salis fossilis </text:span><text:span text:style-name="T106">3</text:span><text:span text:style-name="T75"> xiiij. Perdiciam<text:line-break/>et sideritidem, </text:span><text:span text:style-name="T106">ac</text:span><text:span text:style-name="T75"> mel </text:span><text:span text:style-name="T106">et salem</text:span><text:span text:style-name="T75"> mixta urito, alumen vero<text:line-break/>per sc ustum vluo extinguito, deinde simul omnibus con-<text:line-break/>tusis utitor- </text:span><text:span text:style-name="T106">Aliud. 4</text:span><text:span text:style-name="T75"> Salis assati cnrn melle et perdicio<text:line-break/>3 xiiij, aluminis scissi assati et vino austero extincti, iridis<text:line-break/>Illyricae, utriusque 3 iv, helxines, myrrhae, menthae siccae,<text:line-break/>singulorum J iij, pulegii sicci, pumicis, pyrethri, hyssopi,<text:line-break/>seminis apii singulorum 3 ij, folii malabathri 3 ij, piperis<text:line-break/>albi 5 v, nigri 5 vj.' Tusis et cribratis utitor. Aiiud. 4<text:line-break/>Salis tosti cum melle et 'perditio 5 xiiij, pulegii </text:span><text:span text:style-name="T106">3</text:span><text:span text:style-name="T75"> ij, alu-<text:line-break/>minis scissi ulli et vino austero extincti draclu qualudrj<text:line-break/>iridis Illyricae J iiij, piperis albi </text:span><text:span text:style-name="T106">3</text:span><text:span text:style-name="T75"> V, nigri J vj, pumicis<text:line-break/>5 ij, myrrhae 3 iij, menthae </text:span><text:span text:style-name="T106">3</text:span><text:span text:style-name="T75"> iij, pyrethri </text:span><text:span text:style-name="T106">3</text:span><text:span text:style-name="T75"> ij,. hyssopi<text:line-break/>- drachmas duos, feminis apii drachmas duas. Sal lotus melle</text:span></text:p>
      <text:p text:style-name="P6"><text:span text:style-name="T75">probe subigitur, tritusque in ollam novam mittitur, deinde<text:line-break/>etiam perdicium inditur sale undique conspersum, quo </text:span><text:span text:style-name="T106">fa-<text:line-break/>cto operculum ollae</text:span><text:span text:style-name="T75"> imponitur, ipsaque luto oblita in cli-<text:line-break/>hanum datur, indita torrentur et exempta simul cum aliis<text:line-break/>teruntur, oportet-enim valde laevigata in usam assumere.</text:span></text:p>
      <text:p text:style-name="P8"><text:span text:style-name="T106">[Smegma dentium, quo albi et odorati redduntur et<text:line-break/>ab erosione</text:span><text:span text:style-name="T75"> iservantur.] </text:span><text:span text:style-name="T90">£ί </text:span><text:span text:style-name="T75">Nitri § j, testae sepiae 5 j, myr-<text:line-break/>rhae § </text:span><text:span text:style-name="T106">j, tritis</text:span><text:span text:style-name="T75"> utitor. </text:span><text:span text:style-name="T106">Dentifricium optimum.</text:span><text:span text:style-name="T75"> 4 Aluminis<text:line-break/>scissi sexuncem, mastiches 3 j, comae rosarum quadrantem<text:line-break/>iridis trientem. Tritis utere, indeque aquam tepidam col-<text:line-break/>luendam praebe,</text:span></text:p>
      <text:p text:style-name="P8"><text:span text:style-name="T106">[Dentifricium Damocrati inscriptumij</text:span><text:span text:style-name="T75"> Libellus par- ’<text:line-break/>vus extat Pythici appellatus, quem Dainocrates Pythicum<text:line-break/>inscripsit ab eo, qui ipsi medicamentorum ori destinatorum<text:line-break/>compositiones tradidit, appellatione ducta, in que fane li-<text:line-break/>bello juxta finem etiam haec conscripta reperiuntur'</text:span></text:p>
      <text:p text:style-name="P7"><text:span text:style-name="T106">Si dentifriciis voles uti bonis.<text:line-break/>Quae candidos custodiant, immobiles<text:line-break/>Dentesque reddant, oris et graveolentiam,<text:line-break/>Laxasque gingivas sedent et comprimant,<text:line-break/>Album hoc parabis optimum sic medicamentum<text:line-break/>Cervi cape cornu sic quater usii quam optime,<text:line-break/>Quartajn librae partem, salis solam libram.</text:span></text:p>
      <text:p text:style-name="P13"><text:span text:style-name="T75">In alio exemplari sic reperi.</text:span></text:p>
      <text:p text:style-name="P8"><text:span text:style-name="T106">Cervi cape cornu sic quater usii quam optime<text:line-break/>Libddm mediam, rursus salis uncias duas,<text:line-break/>Ammoniaci sicci, nec amari hinc amplius.<text:line-break/>Alicaeque, mastiches (Aiiae solam libram ,<text:line-break/>Cosii quadrantem dut paululum quid amplius;<text:line-break/>Albique junci tantum et albi mox piperis<text:line-break/>Unam unciam, salii masubathri uncias duas.<text:line-break/>Contusa, cribrata omnia haec mortario-.<text:line-break/>Utenda praebebis modo, quem dixero.</text:span></text:p>
      <text:p text:style-name="P8"><text:span text:style-name="T106">Quod si velis parare quando ad phlegrnonas.</text:span></text:p>
      <text:p text:style-name="P7"><text:span text:style-name="T106">Et utile gingivis cruentis,</text:span><text:span text:style-name="T75"> fuuciis.<text:line-break/>Carnemque </text:span><text:span text:style-name="T106">callosam simul promentibus, </text:span><text:span text:style-name="T106">-<text:line-break/></text:span><text:span text:style-name="T106">Aluminis conjungito his scisisiAibram.</text:span></text:p>
      <text:p text:style-name="P13"><text:span text:style-name="T75">Aliud Damocratis dentifricium.</text:span></text:p>
      <text:p text:style-name="P8"><text:span text:style-name="T106">Verum magis parabile . hoe sartastsc erit.<text:line-break/>Et promptius factum minus nec commodum.<text:line-break/>Admixta et hoc quadam simul dulcedine.</text:span></text:p>
      <text:p text:style-name="P8"><text:span text:style-name="T106">Multum sideritim viridem capito herbulam,<text:line-break/>Hlagnam in novam, quam tu patinam mox inditam,<text:line-break/>Miscebis hordeo recenti, scd modico,</text:span></text:p>
      <text:p text:style-name="P15"><text:span text:style-name="T106">•’ Sic hordeo ut posito scquatur fasciculus<text:line-break/>JJerbae, sal hinc - herba atque iterum mox hordeum.<text:line-break/>Fiantque tam diu vicijsim haec amnia.<text:line-break/>Donec patinae omnem expleris amplitudinem.<text:line-break/>Ut rnox supernum rursus herb</text:span><text:span text:style-name="T139">a</text:span><text:span text:style-name="T106"> habent locum.<text:line-break/>Furnoque mox calente vel elib</text:span><text:span text:style-name="T139">ano</text:span><text:span text:style-name="T106"> indita,<text:line-break/></text:span><text:span text:style-name="T75">Torrenda pcr </text:span><text:span text:style-name="T106">noctem sines v</text:span><text:span text:style-name="T139">e</text:span><text:span text:style-name="T106">l. si</text:span><text:span text:style-name="T139">C</text:span><text:span text:style-name="T106"> potius<text:line-break/>Urenda, quo teri queant itu proruptius^</text:span></text:p>
      <text:p text:style-name="P7"><text:span text:style-name="T106">Cribroque mox, sed arctiore hinc</text:span><text:span text:style-name="T75"> excuti.<text:line-break/></text:span><text:span text:style-name="T106">Odoris addes gratia his parum tamen<text:line-break/>Albi piperis, thurisque mox iter(i modicum.<text:line-break/>Hinc sanci odori plus, cyperique optimae.<text:line-break/>At omnibus mixtis pncibe et jam sepositis<text:line-break/>Plus masiiches aridae Chiae conjunxeris.<text:line-break/>Dabis scd hinc in vesperam volentibus,<text:line-break/>JAaneque rupsas maxime puris viris.</text:span></text:p>
      <text:p text:style-name="P8"><text:span text:style-name="T106">Sed colluant a medicamento mox brorniurn.<text:line-break/>Lymphis saciatum et maxime hoc in vesperam.<text:line-break/>Sed mane acetum mulsum aquosum praestiterit<text:line-break/>Oris levandis turpibus saetoribus.</text:span></text:p>
      <text:p text:style-name="P8"><text:span text:style-name="T129">\Aliitd </text:span><text:span text:style-name="T106">AureliiJj</text:span><text:span text:style-name="T75"> Alumen lu testa aerea aut figulina<text:line-break/>urito ac vino austero extinguito, ejueque dodrantem acci-<text:line-break/>pito, mastiches fexuncem, thuris § j, folii malabathri3 iiij,<text:line-break/>cyperi J iiij misceto ac utitor. </text:span><text:span text:style-name="T106">Alia qua utar.</text:span><text:span text:style-name="T75"> 4 Cornu<text:line-break/>cerni usti 5 ij, marmoris ? j, origani drach. quatuor utitor.</text:span></text:p>
      <text:p text:style-name="P214"><text:span text:style-name="T75">{Compositio </text:span><text:span text:style-name="T106">medicamenti , dentes</text:span><text:span text:style-name="T75"> pnaefervantis.J </text:span><text:span text:style-name="T106">4<text:line-break/></text:span><text:span text:style-name="T75">Trago riga ni 3 ij-, hyssopi 5 iiij, herbae perdicii, melle et<text:line-break/>sale, tenui subactae et in olla exustae, donec in prunas re*-<text:line-break/>digatur,. quadrantem., piperis </text:span><text:span text:style-name="T106">3</text:span><text:span text:style-name="T75"> iiij, tundito et cribrato, et<text:line-break/>post usum reponito. Neque dolabunt deures neque finden-<text:line-break/>tur neque parulidea producentur, neque gingivae fuperflna<text:line-break/>carne redundabunt neque fluxione infestabuntur. Habebis<text:line-break/>' autem os odorum et splendidos dentes. Quidam salsamenta<text:line-break/>in olla exusta ad medicamentum addunt, aut etiam cybium,<text:line-break/>siquis enim eorum cinere per se utatur, dentis dolorem<text:line-break/>non percipiet*<text:tab/></text:span><text:span text:style-name="T75">'<text:tab/>. </text:span><text:span text:style-name="T75">"</text:span><text:span text:style-name="T75">;</text:span></text:p>
      <text:h text:style-name="P2" text:outline-level="1"><text:bookmark-start text:name="bookmark20"/>GALENI DE COMPOSITIONE MEDI-<text:line-break/>CAMENTORVM SECVNDVM LOCOS<text:line-break/>LIBER VI.<text:bookmark-end text:name="bookmark20"/></text:h>
      <text:h text:style-name="P3" text:outline-level="2">Cap. <text:span text:style-name="T141">I</text:span>.</text:h>
      <text:p text:style-name="P9"><text:span text:style-name="T75">Verus profecto sermo est, quem plerique<text:line-break/>artifices in ore habent, quod non idem sit neque simile a<text:line-break/>viva voce discere et ex libro legere, at vero industrii et<text:line-break/>natura prudentes homines non vulgarem saepe utilitatem<text:line-break/>consequuntur, si in libros incidant non obscure conscriptos.<text:line-break/>Itaque quum sciam non parvam utilitatem ex hac tracta-<text:line-break/>tione primum quidem amicis ac fodasibus accessuram esse,</text:span></text:p>
      <text:p text:style-name="P7"><text:span text:style-name="T75">qui videlicet etiam per opera cognoverunt quantam vim<text:line-break/>habeat rationalis methodus ad medicamentorum copiam pa-<text:line-break/>randam, deinde vero etiam aliis singulis,' qui optimarum<text:line-break/>rerum studio se fatigare non cessant, rem gratam facere </text:span><text:span text:style-name="T112">vo-<text:line-break/>lens , ad</text:span><text:span text:style-name="T75"> hujus operis explicationem progressus sum non<text:line-break/>festinabundo et compendiario docendi modo in hoc insti-<text:line-break/>tuto, sed prolixo et longiore, quali etiam in fermouibus,<text:line-break/>quos frequenter circa scriptum ad amicos habeo uti soleo.<text:line-break/>Praestat enim rationalis auxiliorum inventio ab empirica,<text:line-break/>sicut etiam ante jam mihi in fermone de sauciatis nervis<text:line-break/>- dictum est, in cognitione universali facultatis medicamento-<text:line-break/>rum, quorum usus circa singulas affectiones contingit. In<text:line-break/>medicamentis itaque stomaticis appellatis, velut est quod lex<text:line-break/>moris constat omnibus notum, primus medendi scopus est<text:line-break/>communis omnium partium inflammatarum, delude confe--<text:line-break/>quenter alter scopus privarim ex ea quae curatur. Quae<text:line-break/>igitur fit affectio inflammatorum prius nosse oportet, si ex.<text:line-break/>ipsa indicationem quandam auxiliorum accipere velimus.</text:span></text:p>
      <text:p text:style-name="P6"><text:span text:style-name="T75">Praedidicimus autem et prius demonstratum habemus, in-<text:line-break/>flammationes ex calidi sanguinis influxu fieri. Didicimus<text:line-break/>etiam, quod hunc ipsum influxum in principio quidem re-<text:line-break/>primere ab repellere oporteat, praeterquam si ad partem<text:line-break/>aliquam principem recursurus sit atque aliud qnoddam gra-<text:line-break/>vius malum effecturus. Verum nunc adeo nihil opus habe-<text:line-break/>mus ejusmodi determinationibus, stc nec enim ubi ad me-<text:line-break/>muriam revocaverimus, quomodo .totum corpus praeparare<text:line-break/>ad curationem assectutlm circa .quamcunque partem consi-<text:line-break/>stentium oporteat, ad institutum progrediemur. Etenim ve-<text:line-break/>nae sectione .utimur et purgatione et clysteribus et inedia,<text:line-break/>ubi totum corpus apparuerit aut plethoricum aut eacochy.<text:line-break/>mum. Si vero neutrum horum adsit, statim ad curationem<text:line-break/>per localia reme'dia pervenimus. Quomodo igitur invenire<text:line-break/>ipsa oporteat eum qui oris inflammationes rite curare velit,<text:line-break/>praesens sermo statim te docebit, et quomodo inventis con-<text:line-break/>venienter uti oporteat. Sodalibus autem .lu memoriam re-<text:line-break/>vccab.o, quum ii me faepe viderint medicamentis eorum</text:span></text:p>
      <text:p text:style-name="P7"><text:span text:style-name="T75">medicorum, qui me in consilium advocarent, curantem eas<text:line-break/>affectiones, quarum gratia vocatus fui. Impossibile enim est<text:line-break/>medicamento rite uti eum, qui vim ipsius non noscit, juxta<text:line-break/>cujus efficaciam auxiliatur. Eodem igitur modo in inflam-<text:line-break/>mationibus in ore consistentibus communis scopus omnium<text:line-break/>ipsarum, si adsumpferit ex natura particulae indicationem,<text:line-break/>reperiet primum quidem genus medicamentorum, quibus<text:line-break/>uti conveniet; deinde consequenter etiam particulares in<text:line-break/>ipsis differentias, si quidem praecognoverit simplicium roe-<text:line-break/>dicam en torum facultatem, velut jam saepe est demonstra-<text:line-break/>tunn Genus igitur repellentium medicamentorum in prin-<text:line-break/>cipio inflammationum, in refrigerantium materia situm essi<text:line-break/>Haec autem ipsa quum duplicia exissent, nt.didicimus, quae,<text:line-break/>cunque adstringendi. natura.praedita sunt, efficaciorem virn<text:line-break/>habent </text:span><text:span text:style-name="T112">ad</text:span><text:span text:style-name="T75"> influxum citius repellendum. Inest autem ipsis<text:line-break/>statim etiam vis cogendi et densandi superficiem corporis,<text:line-break/>cui adhibentur. Communis igitur scopus hic est prohibendi<text:line-break/>incipientes inflammationes., ab ipsius affectionis indicatione</text:span></text:p>
      <text:p text:style-name="P7"><text:span text:style-name="T75">inventus. Alter vero a particulae quae curatur natura ipsi<text:line-break/>accedit, quum sciamus rariorem este ac molliorem super-<text:line-break/>siciem tunicae oris non paulo quam est cutis, quae totum<text:line-break/>corpus ambiti inest. autem et aliud quiddam particulis oris,,<text:line-break/>atque id duplex, quod non adest ipsi cuti. Insuavitatem<text:line-break/>enim medicamentorum, quae adhibentur, sentiunt et duos<text:line-break/>meatus subjacentes habent, per quos ih ventrem et pulmo-<text:line-break/>nem defluere quippiam ex stomaticis medicamentis potest,<text:line-break/>quale est et quod ex atramento sutorio conflatur. Et sane<text:line-break/>medicus quidam, sive imprudens sive inexpertus facultatis<text:line-break/>medicamentorum, ubi hoc miscuisset medicamento ori de-<text:line-break/>stinato, multo quidem, fortius.ipsum reddiderat, verum ve-•<text:line-break/>hementer laedens, siquidem est gulam aut asperae arteriae<text:line-break/>extremum quippiam ferte fuisset praeterlapsum, atque haec<text:line-break/>quidem,, ut statim occurrentia, per ipsa vero et ventrem et<text:line-break/></text:span><text:span text:style-name="T75">- </text:span><text:span text:style-name="T75">afperain. arteriam et pulmonem. Adest autem medicamento<text:line-break/>ipsi circa gustum insuavitatis, quae tum usus tempore mo-<text:line-break/>lesta est tum per totam perseverat diem, addo ut etiam lu</text:span></text:p>
      <text:p text:style-name="P6"><text:span text:style-name="T75">cibis acciplendis injucunda sit. Hujusmodi itaque surtlbus<text:line-break/>et quae venenosam habent facultatem non convenit, uti ad<text:line-break/>affectionum oris curationem, nisi magna necessitas urgeat.<text:line-break/>Neque vero de inflammationibus solum hunc sermonem in«.<text:line-break/>telligere oportet, quum neque ex harum indicatione ipsum<text:line-break/>invenerimus, sed communem esse de omnibus oris affectio-<text:line-break/>nibus lutelligendum est, ut qui indicationem ex ipsa partis<text:line-break/>natura habet. His igitur cousideratis ab </text:span><text:span text:style-name="T112">eo,</text:span><text:span text:style-name="T75"> qui medica-<text:line-break/>mentum </text:span><text:span text:style-name="T112">est</text:span><text:span text:style-name="T75"> succo mororum compofait, primum quidem<text:line-break/>ipium cum messe coxit, quo repositum in promptu haberet<text:line-break/>per totum annum; non illo tempore solum, quoaxpresso-<text:line-break/>fructu succo uti licer. Melior enim solus est incipientibus-<text:line-break/>inflammationibus, ideoque me saepe ipsu lu hujusmodi in-<text:line-break/>flammalionibms uti vidistis. Magis idoneus autem est priva-’<text:line-break/>tim cum melle apparatus. Appellavi autem magis idoneum<text:line-break/>non solum quod citu corrumpitur citra coctionem eum<text:line-break/>melle repositus; ita ut sequenti anni tempore eo uti non</text:span><text:span text:style-name="T75">'<text:line-break/></text:span><text:span text:style-name="T75">possimus, fed etiam propterea, quod utilior est ad loquentia</text:span></text:p>
      <text:p text:style-name="P6"><text:span text:style-name="T75">inflammationis' tempora usque ad perfectam curationem.<text:line-break/>Quemadmodum enim in principio commoda funt medica-<text:line-break/>menta, id quod influit repellentia, sic post principium us-<text:line-break/>que ad finem medicamento opus est ex utrisque mixto,,<text:line-break/>repellente videlicet et discutiente facultate praedito. Ac pri-i<text:line-break/>mo quidem tempore astringens praecellere oportet, ad finem,<text:line-break/>vero discutiens,. interposito vero tempore aequales utrorum-<text:line-break/>qu.e partes esse- convenit. Quando vero velut induratum-<text:line-break/>quiddam de inflammatione relinquitur, penitus non conve-<text:line-break/>nit astringens ad discussorium admiscere, si quidem totum<text:line-break/>corpus sit evacuatum. Atqui neque in principio bonum est<text:line-break/>dlscussorium astringenti admiscere. Caeterum qui medica-<text:line-break/>mentum ex succo mororum composuit, purum ex croco et.'<text:line-break/>myrrha ei commiscuisse videtur, quod communem habeant<text:line-break/>facultatem concoetoriam inflammationum, privatam vero<text:line-break/>utrumque, crocus quidem, quod astringat, myrrha autem,<text:line-break/>quod calefaciat in tantum, ut sufficienter discutiat. Pene-,<text:line-break/>trat enim magis in altum corporum myrrha quam crocus,</text:span></text:p>
      <text:p text:style-name="P6"><text:span text:style-name="T75">utpote substantiam tenuium partium bahens,: atque ex sice;<text:line-break/>duplicem utililatemi exhibet, simul introducens qnidernfec/<text:line-break/>cum vires admixiorum; et persanans, usquo itr altum lusiam-<text:line-break/>rnata. Et tamen adjuvant fe mutuo crocus etrmyrrha ad<text:line-break/>penetrandum in profundum,; erocus quidem velut impal-il<text:line-break/>lens rnyrrham; myrrha vere velut.dux praecedens pedi-;<text:line-break/>tem, sequentem crocum, si ita dicere liceat;,deducens., Quem-<text:line-break/>admodum enim crocus ob astringendi, vrm mmus habet<text:line-break/>substantiam tenuium: partium quam myrrha,, sic myrrha sub-'<text:line-break/>stantia tenuiorum partium praedita cillus quidem vim suam<text:line-break/>lu altum transmittit, citius autem etiam ad culem recur-<text:line-break/>rit, simul sicam efferens ea quae in profundo sunt atte-<text:line-break/>nuata, Hanc igitur recursus ejus velocitatem impediunt,<text:line-break/>astringentium mixturae, non enim lioc solus facit crocus.,<text:line-break/>Est. itaqne m medicamento stomatico ex noris appellato<text:line-break/>tum mororum succus, qui non modicam habet astringentem<text:line-break/>qualitatem et facultatem, tu m alia quaedam etiam admiscen-<text:line-break/>tur, ubi quis validum medicamentum reddere velit Haec</text:span></text:p>
      <text:p text:style-name="P7"><text:span text:style-name="T75">igitur astringeutia deducuntur quidem per .nyrrham, quae<text:line-break/>vicissim ab illis ootnpellitur , atque 'ita sc mutuo adjuvant;<text:line-break/>'quo vis ipsorum amplius*progrediatur. Vidistis autem faepe<text:line-break/>met ad medicamentum ex moris in prineipfo 'quidem rlieis<text:line-break/>sueclun aut uvaeacerbae succum, allemproprie omplraeiumi<text:line-break/>appellant admisture;Si vero ha'ec'rmn</text:span><text:span text:style-name="T116">1</text:span><text:span text:style-name="T75"> adsint, florem rota-<text:line-break/>rum aut- ipsas: rosaxisiiicas; baladstiuim, cytinos et malico-<text:line-break/>rinm aridum eU gallam omphacitin appellatam, amplius au-<text:line-break/>tem </text:span><text:span text:style-name="T116">:</text:span><text:span text:style-name="T75">et pini eoitieetuo itemque thtifis"et tum hypoeystis tum<text:line-break/>lentifei fucecm-et intjeompendib dicam omnia astringentia,<text:line-break/>. praeterea quae 'corrumpentem habens facultatem , quam </text:span><text:span text:style-name="T106">ve-'<text:line-break/>nenofam</text:span><text:span text:style-name="T75"> vocant; et letbalium' species quaedam existit. Didi-<text:line-break/>cistis enim, quod non omne lethale statim' etiam est vene-<text:line-break/>nosum. Quemadmodum autem in principio inflammationis<text:line-break/>harum rerum mixture validius efficit medicamentum stoma-<text:line-break/>ticurn, sic quum restiterit quod influit nullo ejusmodi opus<text:line-break/>haoet solo; fussicit enim tunc id medicamentum quod ero-<text:line-break/>cu.n rt my rrnam issumpsit ad inflammationem concoqueti-</text:span></text:p>
      <text:p text:style-name="P6"><text:span text:style-name="T90">. </text:span><text:span text:style-name="T75">dam. Nam ubi jam suerit concocta, addimus etiam aliquid<text:line-break/>ex discussoriis, velut faece vidistis me injicere fpumam<text:line-break/>nitri et aliquando ipsum nitrum, quod tenuium partium exi-<text:line-break/>siit </text:span><text:span text:style-name="T106">et jam</text:span><text:span text:style-name="T75"> ab omnibus berenicium appellatur, ultra hoc<text:line-break/>etiam sulfur vivum vocatum, .aliquando . etiam sapam, ori-<text:line-break/>gano quandoque incocto, interdum etiam hyssopo aut alio’<text:line-break/>quopiam simili, pulegio videlicet, thymbra, thymo, calamiu-<text:line-break/>tba hortensi ac agresti. Hoc igitur modo quis recte uletur<text:line-break/>medicamento ex moris, si juxta indicationum universalium<text:line-break/>quantitatem ipsius usum permutet. Quousque enim qnic-<text:line-break/>- quam influit, id ipsum repellere convenit; ubi vero resti-<text:line-break/>terit, concoctoria afferre et deinde consequenter discussoria.<text:line-break/>Manifestum enim quod per hujus methodi usum, nemo qui<text:line-break/>simplicium medicamentorum facultatem novit, unquam au-<text:line-break/>xiliorum inopia laborabit, sive per montes venetur sive<text:line-break/>quid operetur in agro sive lu peregrinatione quandoque<text:line-break/>praeparatis careat medicamentis, velut Erasistratus scripsit,<text:line-break/>qui se ipsum .curavit ad rubi succuni progressus, quum lu</text:span></text:p>
      <text:p text:style-name="P7"><text:span text:style-name="T75">illo lbco Andronius pastillus praesens non esset. Quum enim<text:line-break/>sciret pastillum'Andronium in estringendo curandi domi-<text:line-break/>nium habere, materiam astringentem perquisivit, non velut<text:line-break/>Serapion et Menodotus ajunt, empirica transitione ad simile<text:line-break/>usus. Juxta hanc enim vobis demonstravi plurimam dissi-<text:line-break/>militudinem succi rubi ad pastillum Andronium esse, pau-<text:line-break/>cissimam vero similitudinem juxta unum solum vim vidi<text:line-break/>licet astringendi. Venum qui generalem facultatem, quam<text:line-break/>universalem. vocant, novit in quacunque materia eam repe-<text:line-break/>rerit, confidenter ,ea utetur. Hujusmodi autem materiarum<text:line-break/>ingens est acervus, quibus omnibus uti licet, ita ut solum<text:line-break/>fugiamus, quae yim quandam injucundam aut venenofam<text:line-break/>habent. Sic igitur etiam ego medicamentum ex succo nu-<text:line-break/>cum viridium praeparavi, nullo doctore usus neque aliquod<text:line-break/>praescriptum secutus. Cujus vim expertus' sum multum<text:line-break/>aliorum stomaticorum facultatem excedentem, alia autem<text:line-break/>dico, id quod </text:span><text:span text:style-name="T106">ex.</text:span><text:span text:style-name="T75"> moris constat, et id quod 'ex succo" fru-<text:line-break/>ctus mori rubri praeparatur, ita enim rubi fructum appel-</text:span></text:p>
      <text:p text:style-name="P6"><text:span text:style-name="T75">lant, et tertium quod ex musio, et quartum quod ex pu-<text:line-break/>nicorum succo, et quintum id quod per astringentia mala<text:line-break/>componitur, ex quorum' numero optima sunt cydonia et<text:line-break/>struthia appellata et post haec ad praescntem usum quae<text:line-break/>cesti an a a Romanis appellantur. Caeterum composita ex<text:line-break/>multis talibus sunt quae ei fructibus praeparantur. ,</text:span></text:p>
      <text:h text:style-name="P3" text:outline-level="2">Cap. II.</text:h>
      <text:p text:style-name="P9"><text:span text:style-name="T106">suDesiomatico medicamento ex nucibus^</text:span><text:span text:style-name="T75"> Ego<text:line-break/>autem quando primum ex Alexandria in patriam meam<text:line-break/>redii, agrum pertransivi et inveni quendarn hortulanum ab<text:line-break/>uva et- tonsillis ae glandibus fere suffocatum, utebatur au-<text:line-break/>tem collutione aquae mulsae rosis lu ipsa incoctis. Quum<text:line-break/>igitur vidissem fructum nucum in vigore esse, jussi detra<text:line-break/>etum ab eis externum corticem, quo etiam tinctores nide- </text:span><text:span text:style-name="T131">t<text:line-break/></text:span><text:span text:style-name="T75">ram utentes, statim in mortario contundi et'succum ejus<text:line-break/>per linteum excolari, nondum sciens quomodo juxta crassi-<text:line-break/>tiem aut tenuitatem haberet. Quum vero repetissem aquo-<text:line-break/>fiun et compage tenuem, gargariffare eum jussi ipsum hor-<text:line-break/>tulanum. Postquam vero valde tenuis apparebat, praecoxi</text:span></text:p>
      <text:p text:style-name="P215"><text:span text:style-name="T90">•-<text:tab/>'-<text:tab/>"<text:tab/>-<text:tab/>-<text:tab/>-<text:tab/>'<text:tab/></text:span><text:span text:style-name="T75">‘<text:tab/></text:span><text:span text:style-name="T90">- • -&gt;<text:tab/></text:span><text:span text:style-name="T75">t .<text:tab/>— s — '</text:span></text:p>
      <text:p text:style-name="P8"><text:span text:style-name="T112">et mel commensurale,</text:span><text:span text:style-name="T75"> velut in eo quod ex moris fit fieri<text:line-break/>sciebam, admiscui, atque ubi jam ad compagem mellis </text:span><text:span text:style-name="T112">re-<text:line-break/>dactura</text:span><text:span text:style-name="T75"> esset, hortulano utendum reliqui. Porro quum vi-<text:line-break/>derem celerrimam utilitatem ipsi inde oboriri, praestabile<text:line-break/>ratus sum in multis experiri, atque ex hoc sufficiente ex-<text:line-break/>perimento accepto de facultate ejus medicamenti femper<text:line-break/>. ipso utor velut nostis. Merito itaque mirandum nullum ex<text:line-break/>prioribus medicis aliquid de hoc medicamento mente con-<text:line-break/>cepisse, ut tum parabili tum generoso hoc succo uterentur,<text:line-break/>maxime quum viderint quomodo etiam manus inficiantur<text:line-break/>• eorum, qui virides nuces decorticanti Ex his enim apparet<text:line-break/>qualis sit earum succus et quod aegre elui possit ipsarum<text:line-break/>astringendi vis, adeo ut neque per validissima exterioris<text:line-break/>elui, queat. Amplius auterq adhuc miratus sum de medicis,<text:line-break/>quod non cogitaverint validam esse ipsarum vim, quum<text:line-break/>etiam tiuetores videant ejusmodi nucum corticibus uti, Nisi<text:line-break/>enim in profundum manuum descenderet et nisi per omnem<text:line-break/>fubstantiam lanarum penetraret, non certe aegre eluibilis<text:line-break/>esset; quum vero descendat, ludicat plane substantiam fucci</text:span></text:p>
      <text:p text:style-name="P7"><text:span text:style-name="T75">tenuium partium este. Rationi autem consentaneum est,<text:line-break/>astringendi vini maxime proficere, ubi lu ejusmodi subsicue<text:line-break/>tia contineatur; etenim.quae ex astringentibus crassas par-<text:line-break/>tfes habent, per astrictionem cogunt et condensant superile<text:line-break/>• eiem corporum quibus adhibentur et a progressu lu altum<text:line-break/>ipsorum corporum </text:span><text:span text:style-name="T112">fefe</text:span><text:span text:style-name="T75"> impediunt; quibus enim etiam alias<text:line-break/>- ob substantiae' crassitudinem impossibile erat progredi lu ala<text:line-break/>tum, his sane amplius impossibile suerit, densato corpore<text:line-break/>juvare id quod : totum est inflammatum.. Optimum itaque<text:line-break/>e ile nucum succum- pes suasus, ut qui etiam coctum cum<text:line-break/>melle gustarim nihil insuave habentem, eum in quatuor </text:span><text:span text:style-name="T112">parr<text:line-break/></text:span><text:span text:style-name="T75">tes divido et ad primam statim aliquid ex, astringentibus<text:line-break/>injicio, ad secundam ex croco et myrrha, </text:span><text:span text:style-name="T112">ad tertiam sul-<text:line-break/></text:span><text:span text:style-name="T75">furis quiddan'. ac nitri addo, quartam vero sidam since-<text:line-break/>ram servo, pueris utilem futuram ob dulcorem, </text:span><text:span text:style-name="T112">imo</text:span><text:span text:style-name="T75"> etiam<text:line-break/>viris ob delicias mente fractis et mulierculis. Ego quidem<text:line-break/>igitur a ratione- inductus inveni, quemadmodum nervorum<text:line-break/>sauciatorum curationem, ita etiam boc pharmacum, quod</text:span></text:p>
      <text:p text:style-name="P7"><text:span text:style-name="T75">omnibus praestat. Est equidem id quod ex rubi moris con-<text:line-break/>stat validius eo quod ex moris sit, quemadmodum hoc eo<text:line-break/>quod ex musto paratur. Omnibus autem luis, praestat id,<text:line-break/>quod ex uncum succo 'invenimus, in principiis quidem lu-t<text:line-break/>flammationum cum his quae fortiter astringunt confectum;,<text:line-break/>in vigore vero eroec et myrrha additis, quamquam etiam<text:line-break/>solum aliquando moderatas inflammationes sanare queat.<text:line-break/>Quando vero humorem, qui instammationem produxit, im-<text:line-break/>pactum digerere ac discutere oportet,icum aerium mixtura<text:line-break/>commodum existit. Verum dixerit fortassis quispiam mihi<text:line-break/>lex medicis pauperioribus, se, amplecti quidem ipsum medi-<text:line-break/>camentum, si unam pyxidem expleri jubeam hoc medica-<text:line-break/>mento semel praeparato, me autem praecipere aut statim<text:line-break/>a principio quatuor facere compositiones, aut unam ex melle<text:line-break/>et succo compositam reponere, atque usu. expetente ei ad-<text:line-break/>miscere, usque quo quidem influxerit quippiam inflamma-<text:line-break/>tis, ea quae vehementer astringunt; postquam autem qui-<text:line-break/>everit fluxus concoquentia, ubi vero evacuationem postu-<text:line-break/>leverint, ea quae influxerunt dlscutientia, operosum autem</text:span></text:p>
      <text:p text:style-name="P7"><text:span text:style-name="T75">hoc esse et difficile iis, qui domi non habent supellectilem<text:line-break/>„ omnium simplicium medicamentorum; imo neque ad pere-<text:line-break/>grinationes me commodam confectionem exponere, in qui-<text:line-break/>bus impossibile sit quatuor uniuscujusque medicamenti dif-<text:line-break/>ferentias circumferre. Ob id igitur excogitata sunt tum mihi<text:line-break/>tum aliis etiam prioribus medicis medicamenta medias fa-<text:line-break/>cultates, habentia et ad peregrinationes idonea futura et<text:line-break/>pauperculis medicis utilia. Quae vero haec ipsa sint, paulo<text:line-break/>post referam. Nunc autem pauperum medicorum sermoni<text:line-break/>respondere volo. Quemadmodum enim ipsi exilem appara-<text:line-break/>tum laudant, sic oportet etiam divitibus permittere ut con-<text:line-break/>fectiones medicamentorum pro opulentiae suae dignitate<text:line-break/>.comparent. Satis enim scio etiam ipfe non folum multos<text:line-break/>pauperes esse medicos, fed et qui ab ipsis curantur, qui-<text:line-break/>bus satis est, ubi aegrotent, alicam cum aqua mulla acci-<text:line-break/>pere et mundum panem habere aut aliquam farinam uti-<text:line-break/>lem ad cataplasma. Verum eum qui curandi - tractationem<text:line-break/>scribit, omnis, materiae meminisse operae pretium est, quo-</text:span></text:p>
      <text:p text:style-name="P7"><text:span text:style-name="T75">tum divitibus copia sit ipsis artificiose utendi tum pauperi-<text:line-break/>bus ' electio sit illarum tantum, quibus unusquisque pro<text:line-break/>opportunitate abundet.</text:span></text:p>
      <text:h text:style-name="P3" text:outline-level="2">Cap. III.</text:h>
      <text:p text:style-name="P9"><text:span text:style-name="T75">[.De </text:span><text:span text:style-name="T106">mediorum medicamentorum composu.<text:line-break/></text:span><text:span text:style-name="T75">tione.J Dicamus igitur jam aliquid de compositione me-<text:line-break/>diorum medicamentorum, initio ab eo quod ex moris con- </text:span><text:span text:style-name="T75">'<text:line-break/></text:span><text:span text:style-name="T75">stat </text:span><text:span text:style-name="T75">sumpto. </text:span><text:span text:style-name="T75">Commune est autem omnibus mediis </text:span><text:span text:style-name="T75">ut con-<text:line-break/>' </text:span><text:span text:style-name="T75">gruens modus mellis ad succum -ipsum decernatur. Inve-<text:line-break/>nitur </text:span><text:span text:style-name="T75">autem </text:span><text:span text:style-name="T75">hic modus per experientiam. Ubi enim suc-<text:line-break/>cum </text:span><text:span text:style-name="T75">ipsum cum </text:span><text:span text:style-name="T75">melle mifcueris ae gustaveris, si quidem<text:line-break/>apparuerit moderate habere, rursus similiter ipsa miscebis,<text:line-break/>si </text:span><text:span text:style-name="T75">vero </text:span><text:span text:style-name="T75">deficere </text:span><text:span text:style-name="T75">quid </text:span><text:span text:style-name="T75">videbitur, addes. Velut exempli gratia,<text:line-break/>in </text:span><text:span text:style-name="T75">mororum succo </text:span><text:span text:style-name="T75">si quinta pars mellis addatur, medium<text:line-break/>fuerit temperamentum, ut hoc modo coetum medicamentum<text:line-break/>plurimis </text:span><text:span text:style-name="T75">valde </text:span><text:span text:style-name="T75">placeat et hanc mixturam pauci reprehen-<text:line-break/>dant, </text:span><text:span text:style-name="T75">alii </text:span><text:span text:style-name="T75">quidem velut dulciorem, alii vero ut austeriorem<text:line-break/>Quemadmodum enim aliqui aquam mulsam dilutiorem, ali-<text:line-break/>qui dulciorem libentius bibunt, sic etiam his medicamentis</text:span></text:p>
      <text:p text:style-name="P7"><text:span text:style-name="T75">utrique delectantur juxta-propriam naturam. Quando igitur<text:line-break/>aliquis medicamentum sibi praeparari postularit, semper uti-<text:line-break/>que vidistis me </text:span><text:span text:style-name="T75">ei, qui </text:span><text:span text:style-name="T75">dulcioribus delectatur, plus mellis<text:line-break/>injicere, qui vero contrariis minus. In medicamentis igitur<text:line-break/>quae </text:span><text:span text:style-name="T75">deglutluntur, </text:span><text:span text:style-name="T75">maxime conjectare </text:span><text:span text:style-name="T75">oportet naturam<text:line-break/></text:span><text:span text:style-name="T75">eorum </text:span><text:span text:style-name="T75">qui ipsa sument; </text:span><text:span text:style-name="T75">quod enim cum molestia </text:span><text:span text:style-name="T75">aut inju~<text:line-break/></text:span><text:span text:style-name="T75">eunde acceptum est, stomachum subvertit. In medicamentis<text:line-break/>autem stomaticis </text:span><text:span text:style-name="T75">ejusmodi </text:span><text:span text:style-name="T75">diligentiam </text:span><text:span text:style-name="T75">aliquando contemnere<text:line-break/></text:span><text:span text:style-name="T75">licet. Medium itaque temperamentum, </text:span><text:span text:style-name="T75">velut dixi, fuccr ad<text:line-break/></text:span><text:span text:style-name="T75">mel, quintuplum habeat multitudine </text:span><text:span text:style-name="T75">succum. </text:span><text:span text:style-name="T75">Audito </text:span><text:span text:style-name="T75">autem<text:line-break/></text:span><text:span text:style-name="T75">me </text:span><text:span text:style-name="T75">diligenter animadvertens quibus utor verbis lu sym-<text:line-break/></text:span><text:span text:style-name="T75">metria, seu commensuratione medicamentorum, </text:span><text:span text:style-name="T75">quae invi-<text:line-break/></text:span><text:span text:style-name="T75">cem miscentur. </text:span><text:span text:style-name="T75">Jam </text:span><text:span text:style-name="T75">etenim praecepi </text:span><text:span text:style-name="T75">quintuplum </text:span><text:span text:style-name="T75">esse </text:span><text:span text:style-name="T75">debere<text:line-break/></text:span><text:span text:style-name="T75">multitudine ipsum </text:span><text:span text:style-name="T75">succum </text:span><text:span text:style-name="T75">ad mel, </text:span><text:span text:style-name="T75">quod </text:span><text:span text:style-name="T75">nihil differt ab </text:span><text:span text:style-name="T75">eo<text:line-break/></text:span><text:span text:style-name="T75">si </text:span><text:span text:style-name="T75">dicam, </text:span><text:span text:style-name="T75">mole quintuplum esse - ipsum oportere, utrovis<text:line-break/>enim </text:span><text:span text:style-name="T75">modo </text:span><text:span text:style-name="T75">dicatur, mensurare oportet medicamenta </text:span><text:span text:style-name="T75">pere.<text:line-break/></text:span><text:span text:style-name="T75">miscenda. At vero si pondere jubeam quintuplum esse hoc<text:line-break/>medicamentum, per lancem utique facere oporteat symme-</text:span></text:p>
      <text:p text:style-name="P7"><text:span text:style-name="T75">triam gravitatis ipsorum. Caeterum ad permixtionem succi<text:line-break/>ad mel non est necessarium heminae aut cyathi meminisse,<text:line-break/>fed sufficit dicere quintuplum esse oportere succum mellis<text:line-break/>respectu. Si vero quid aliud' his admiscendum sit ex dictis<text:line-break/>paulo ante, necessarium est dicere,: quota quantitatis mole<text:line-break/>ipsis existentibus quantum addendum sit illorum in lance<text:line-break/>appensorum. Velut in ipso adeo medicamento ex moris lu<text:line-break/>Herae Cappadocis medicamentario libro, mellis quidem con-<text:line-break/>jicitur ffj j, succi autem morarum librae sex, admiscet an-<text:line-break/>tern ipsis croci 5 </text:span><text:span text:style-name="T112">j,</text:span><text:span text:style-name="T75"> myrrhae duplum, par etiam croci pon-<text:line-break/>dus conjicit ex succo uvae acerbae, atque ejus dimidium<text:line-break/>ex alumine scisso. Mini vero placet quintuplum succum ad<text:line-break/>mel conjicere, par autem pondus croci et myrrhae, utrius-<text:line-break/>qur 3 j et dimidiam, ita ut ex utrisque tres drachmae con-<text:line-break/>flentur. Quod si quis omphacium addat et vini austeri item<text:line-break/>heminam unam, velut Herae videtur, recte sane jj omphacii<text:line-break/>addet. Si vero citra vinum praeparetur, multo plus de ipso</text:span></text:p>
      <text:p text:style-name="P7"><text:span text:style-name="T75">conjicere convenit, si quidem medium temperamento medi-<text:line-break/>camentum efficere velis § </text:span><text:span text:style-name="T112">j,</text:span><text:span text:style-name="T75"> si vero austerius, ut in princi-<text:line-break/>.piis conveniat,, nihil peccaris si omnino duas aut tres ad-<text:line-break/>miscueris. Quod si non sit omphaciurn, pro ipso rfiois suc-<text:line-break/>cum injice, et si volueris per pondus utriusque ludere, ne-<text:line-break/>que sic quicquam deliqueris. Heras tamen in symmetria<text:line-break/>hujus medicamenti etiam hoc ufcripsit, hocinodo. Quidam<text:line-break/>et heminam unam dulcis vini. Mustum eum velle indicare<text:line-break/>palam est, praedixit enim vini austeri maris expertis he-<text:line-break/>minam unam. Mihi vero non placet, sufficiente melle jam<text:line-break/>conjecto, una cum hoc quod et heminam austeri vini ad-<text:line-break/>didit, rursus aliam misceri, vini heminam,, reddetur enim<text:line-break/>valde vinosum medicamentum. Coquunt autem hoc ex mo-<text:line-break/>ris medicamentum, aliqui quidem a principio miscentes suc-<text:line-break/>cum mororum, aliqui vero modice praecoquentes. Heras<text:line-break/>autem videtur velle succum solum diutius coquendum esse.<text:line-break/>Scripsit igitur hoc-modo. Succi mororum heminas scx ad<text:line-break/>strigmentitiam crassitudinem coquito, deinde trita admisceto</text:span></text:p>
      <text:p text:style-name="P7"><text:span text:style-name="T75">croci drachmam unam et reliqua .videlicet jam dicta. Quin<text:line-break/>et ego censeo succum ipsum solum per se praecoquendum<text:line-break/>esse, deinde vero adjiciendum mel, atque ubi jam caca-<text:line-break/>bnm ab igne auferre, velis, reliqua admiscenda esse, verum<text:line-break/>Heras videtur simul cum melle etiam alia admisceri jubere.<text:line-break/>Et vinum quidem rationabiliter quis tunc admiscuerit, myr--<text:line-break/>rbam vero et crocum melius est in fine coctionis injicere,<text:line-break/>eonsqne fallem cum estis coquendo aut olla in terram po-<text:line-break/>sita movendo, donec omnia probe uniantur. Amplior autem<text:line-break/>coctio ipsorum destruit facultatem aromaticorum medica-<text:line-break/>mentorum. Spuma argenti equidem et plumbago atque alia<text:line-break/>inulta metallica per coctionem meliora fiunt. Crocus au-<text:line-break/>tem et myrrha multaque alia aromata in decoquendo vi-<text:line-break/>res amittunt. Itaque medii </text:span><text:span text:style-name="T112">facultate</text:span><text:span text:style-name="T75"> medicamenti et sym-<text:line-break/>metria </text:span><text:span text:style-name="T112">et coctio,</text:span><text:span text:style-name="T75"> moderatis inflammationibus congrua, am-<text:line-break/>pliusque in majorum rigore, atque insuper in principiis et<text:line-break/>augmentis eorundem conveniens jam relata est. Caeterum</text:span></text:p>
      <text:p text:style-name="P7"><text:span text:style-name="T75">ad induratas inflammationes, quum jam praeterierit vigor<text:line-break/>et nihil amplius, influxerit, venerit autem tempus discu-<text:line-break/>tiendi, admiscere convenit ad stomaticum medicamentum<text:line-break/>aliqua discussoriorum. Talia autem sunt spuma nitri et ipsum<text:line-break/>nitrum molle, Afiaeque petrae flos et sulfur vivuin. Suffi-<text:line-break/>eit' porro ad praedictam medii medicamenti commensura-<text:line-break/>. tionem admisceri nitri quidem unciam dimidiam , sulfuris</text:span></text:p>
      <text:p text:style-name="P13"><text:span text:style-name="T75">autem uncias duas. Quod si neque sic praeparatum habeas<text:line-break/>ipsum, neque praesto sit tibi nitrum aut sulfur aut Asiae'<text:line-break/>petrae flos, origanum lu sapa, quam nostri omnes hepfema<text:line-break/>vocant, fervefacito stomaticumque medicamentum addito ac<text:line-break/>gargarissare jubeto. Si vero neque sapa adsit, lu aqua mulsa<text:line-break/>origanum coquito. Nihil autem refert etiam', si hyssopum<text:line-break/>conjicias pro origano aut pulegium aut thymum aut thym-<text:line-break/>bram aut ealaminthen aut mentham odoratam, quam ve-<text:line-break/>teres hedyosmon appellant At vero lu rigore inflamma-<text:line-break/>tionum non solum nihil ex ejusmodi medicamentis adhibere<text:line-break/>oportet, sed etiam contrarium totum, atque raro quidem'</text:span></text:p>
      <text:p text:style-name="P6"><text:span text:style-name="T90">' </text:span><text:span text:style-name="T75">stomaticis medicamentis uti, collutionibus autem </text:span><text:span text:style-name="T112">'et</text:span><text:span text:style-name="T75"> garga-<text:line-break/>' rismis mitigaturiis concoquere inflammationem, cujus gene-<text:line-break/>ris est decoctum pinguium caricarurn et oleum lentiscinum<text:line-break/>in duple vaf</text:span><text:span text:style-name="T116">e</text:span><text:span text:style-name="T75"> tepefactum. Quin et ipsum stomaticum me-<text:line-break/>dicamentum in vigoribus gargarissare convenit, 'aqua mulsa<text:line-break/>' dilutiore permixtum aut calida sapa, quae si non adsint,<text:line-break/>aqua calida. Praevalere enim oportet tunc mitigatorium<text:line-break/>et concoctorium institutum, velut in declinationibus discus-<text:line-break/>forium, quod ex validioribus conflet medicamentis. Porro’<text:line-break/>‘ meum medicamentum ex succo nucum omnium aliorum esse<text:line-break/>validissimum opere experti estis, ad vos enim sodales lu- .<text:line-break/>qnor, in quorum gratiam maxime ad hanc tractationem<text:line-break/>progressus sum. Quod vero etiam omnium vilissimum et<text:line-break/>parabilissimum sit nemo ignorat, projiciunt enim hortulani<text:line-break/>' viridium nucum cortices, ubi ipsas decorticarunt, ut vel<text:line-break/>maximos corbes nobis explere liceat gratis. Mel igitur so-<text:line-break/>lum ut pauperibus medicis, nam et illis oporteat nos ea</text:span></text:p>
      <text:p text:style-name="P6"><text:span text:style-name="T75">quae narramus communicare, deficit, quum ejus fuerit pe-<text:line-break/>nuria, nihil vero aliud nisi quis ultro adeo velit. Saepe,<text:line-break/>eniin hoc modo confectum medicamentum ustulo deterius<text:line-break/>apparuit eo,, quod ex. moris constat, in quod tum crocum<text:line-break/>tum rnyrrham indebamus. Quin etiam si alumen ipsi addere<text:line-break/>velimus, non est necesse scissum injicere- Sufficienter enim,<text:line-break/>astringit etiam liquidum., quod aliqui phorimon appellant,<text:line-break/>quod vilis pretii et maxime parabile in omnibusr regionibus<text:line-break/>existit, tenuitate tamen partium a scisso deficit et ob id<text:line-break/>etiam minus essicax esu At vero si hortulanus aliquis aut,<text:line-break/>rusticus hoc medicamentum sibi praeparare velit, habuerit-<text:line-break/>gratis quos conjiciat eytinos aridos contusos et cribratos,<text:line-break/>nominantur autem sic primogenita punica.. Quo . tempore<text:line-break/>enim- arbor florere desinit, fructus ipsius apparet figuratus<text:line-break/>in speciem punici mali, quem ablatum et resiccatum asser-</text:span><text:span text:style-name="T75">,<text:line-break/></text:span><text:span text:style-name="T75">vare licet ad tempus fructus nucum;. In, fine enim veris<text:line-break/>cytini generantur, desinente autem aestate ad perfectionem</text:span></text:p>
      <text:p text:style-name="P7"><text:span text:style-name="T75">veniunt nuces Quin et in terram decidunt multi cytlui aut<text:line-break/>- a vento decussi aut alio quopiam modo, quos collectos sic-<text:line-break/>care licet, ut neque hac parte egenos medicos quicquam<text:line-break/>impendere opus sit. Nostis autem acidorum et acerborum<text:line-break/>punicorum, quorum fructus parum abest ut esitari nequeat,<text:line-break/>cytinos meliores esse, quare etiam si ex arboribus eos avel-<text:line-break/>las, aut nemo penitus te prohibebit aut certe vilissimum<text:line-break/>- pretium sibi dari pro eis postulabit. Caeterum balaustium<text:line-break/>appellatum penitus cibis non convenit, et si quis colligere<text:line-break/>id velit, quemadmodum origanum et thymbram ac thy-<text:line-break/>mum atque alia hujusmodi gratis licebit. Itaque si balau-<text:line-break/>stium velit quis crudum tusum ac cribratum injicere juxni<text:line-break/>proportionem, quam antea dixi, pari ornphacio pondere<text:line-break/>utile medicamentum efficiet. At vero et cortices punicorum<text:line-break/>malorum valde parabiles res sunt, astringendi vim suffi-<text:line-break/>cientissimam habentes et qui ad praedicta statim in prin-<text:line-break/>cipio conjici queant. Optimum autem medicamentum red-<text:line-break/>detur, si juxta id tempus, quo punica nondum perfecte ma-</text:span></text:p>
      <text:p text:style-name="P7"><text:span text:style-name="T75">tura sunt, non tamen longe a perfectione abfunt, eos cor-<text:line-break/>tices detractos conjeceris, atque id statim lu principio co-<text:line-break/>ctionis succh Oportet autem prius in mortario tundere,<text:line-break/>quo ipsorum vis universa citius lu medicamentum quod<text:line-break/>paras diffundatur.</text:span></text:p>
      <text:h text:style-name="P3" text:outline-level="2">Cap. IV.</text:h>
      <text:p text:style-name="P9"><text:span text:style-name="T106">[lje consectione medicamenti ex madis pu-<text:line-break/>nicis at malis</text:span><text:span text:style-name="T75"> ntiisque siomatiois.] Quum vero tres sint<text:line-break/>.punicorum malorum differentiae, aliqua enim ipsorum sunt<text:line-break/>austera, aliqua vero dulcia et quaedam acida, si quidem sola<text:line-break/>austera injicias, magis astringens medicamentum reddetur,<text:line-break/>si vero dulcia, suaris, quemadmodum sane fortius fiet, si<text:line-break/>acida tantum indas- Ego autem consuevi par pondus unius-<text:line-break/>cujusque generis admiscere. Nam et alias ipsa sola matura<text:line-break/>punica mala integra una cum corticibus tundo, deinde suc-<text:line-break/>cum exprimo ac cum melle coquo, et non solum stomati-<text:line-break/>cum medicamentum ori commodum habeo, sed et ad multa<text:line-break/>alia utile, veluti rurfus dicetur. Atque sit hic succus ad<text:line-break/>omnia praestantior ex tribus punicorum speciebas aut ge-</text:span></text:p>
      <text:p text:style-name="P7"><text:span text:style-name="T75">neribus aut differentiis aut qnomodocunque quis appellare<text:line-break/>velit. Miscemus autem et ruborum fructus, quos aliqui qui-<text:line-break/>dema planta denominant rubin-appellantes, aliqui autem<text:line-break/></text:span><text:span text:style-name="T116">!</text:span><text:span text:style-name="T75"> composita appellatione mora appellant, apponentes quae a</text:span></text:p>
      <text:p text:style-name="P8"><text:span text:style-name="T75">rubis producuntur. Ex quibus fane succus similiter succo<text:line-break/>mororum praeparatus, melius illo medicamentum redditur,<text:line-break/>fed'ininus validum eo, quod ex nucum succo paratur. Quin<text:line-break/>et malorum cotoneorum et pyrorum silvestrium ac mespi-<text:line-break/>' lorum succus similiter praeparatus, stomaticum medicamen-</text:span></text:p>
      <text:p text:style-name="P8"><text:span text:style-name="T75">tum efficitur devorarique aptum, quum hoc quod ex nu-<text:line-break/>ribus conflet devorare non liceat; quamquam enim noxium.<text:line-break/>. non sit, velut atramentum sutorium, tamcn stomacho non est</text:span></text:p>
      <text:p text:style-name="P13"><text:span text:style-name="T75">commodum. Manifestum vero quod et ex punicis constans<text:line-break/>medicamentum aptum est fracto et cibos fastidienti stoma-<text:line-break/>eho, deficit tamen ab eo quod ex malis constat. Innocuus<text:line-break/>est etiam rubi mororum-succus devoratus, velut'etiam ipfo-<text:line-break/>rum mororum, scd succus rubi- mororum habet quid, quod<text:line-break/>stomachum corroborat,' quod ipsorum mororum succus non</text:span></text:p>
      <text:p text:style-name="P7"><text:span text:style-name="T75">habet. Porro mel his omnibus succis non eadem propor-<text:line-break/>tione injicitur. Plurimo enim nucum succus opus habet et<text:line-break/>post eum rubi mororum, modico autem malorum et puni-<text:line-break/>corum et pyrorum silvestrium, medius autem inter hos est<text:line-break/>metallorum succus. At vero et ex cornis ac brabylis et<text:line-break/>prunis apud nos appellatis praeparantur apud nos stoma-<text:line-break/>tica medicamenta eodem modo, quem in principio de moris<text:line-break/>recensui, lu- quorum omnium confectione rationem quan-<text:line-break/>dam communem referam hanc. Si quidem crassus apparue-<text:line-break/>rit succus, statim mel admifcere oportet, si vero liquidior<text:line-break/>sit fuccus, praecoquatur. Suscipit autem pyrorum ac malo-.<text:line-break/>rum succus, amplius vero etiam plurimorum fructuum pa-<text:line-break/>rem sibi ipsis mensuram mellis, succus vero eorum quae<text:line-break/>multum acerba funt, velut est corni fructus; aliquando du-<text:line-break/>plum, aliquando triplum mellis assumiti Omnia igitur haec<text:line-break/>citra noxam devorantur, si vero atramentum sutorium ad-<text:line-break/>mixtum sit, non valde deglutire oportet confectum medi-<text:line-break/>camentum, praeterquam si juxta stomachum aut alvum al-</text:span></text:p>
      <text:p text:style-name="P6"><text:span text:style-name="T75">merosam affectionem fieri suspicemur. Quin et </text:span><text:span text:style-name="T112">si in ipso ore<text:line-break/></text:span><text:span text:style-name="T75">maligna ulcera fiant, praestant exalramento sutorio medi-<text:line-break/>camenta. Sufficit autem drachma ad praedictam composi-<text:line-break/>tionem admixta, in quam unam mellis libram conjici est<text:line-break/>relatum, scd et plus quandoque recte </text:span><text:span text:style-name="T75">'</text:span><text:span text:style-name="T75">injicitur ad ulcera<text:line-break/>putrefacta. Singula porro quae dixi, injicere licet aliquando<text:line-break/>et musto uvarum austerarum, quas Aminaeas appellant.<text:line-break/>Praestat auteni ultimum mustum in hunc usum, quod enim<text:line-break/>in principio fluit, liquidius est et aquosius. Injicienda vero<text:line-break/>sunt ex praedictis medicamentis acerbiora, quemadmodum<text:line-break/>saepe vidistis me aut punica mala aut balaustium aut cyti-<text:line-break/>nos aut Aegyptiae spinae fructum aut corna aut aliud quid<text:line-break/>ex hujuscemodi astringentibus admiscere. Maxime vero<text:line-break/>aptus est rhus, sive mafculino sive muliebri genere ipsum<text:line-break/>velis nominare. Est autem duplex, alter obsoniis aspergitur<text:line-break/>stomacho commodus, alter a tinctorihus coriorum expetitur. -<text:line-break/>Uterque vero musto incoctus stomaticum efficit medicamen-<text:line-break/>tum, sui admiscere licet etiam alia juxta eandem propor-</text:span></text:p>
      <text:p text:style-name="P6"><text:span text:style-name="T75">tionem velut in eo, quod ex moris oonstat relatum est. At<text:line-break/>vero citra mellis mixturam mustum solum per se in mel-<text:line-break/>lis compagem redactum, exemptis </text:span><text:span text:style-name="T112">etiam</text:span><text:span text:style-name="T75"> quae alias indun-<text:line-break/>tur, bonum fit medicamentum in principiis, augmentis et vi-<text:line-break/>goribus, ad declinationes autem si taedas addideris pingues<text:line-break/>aut etiam lu tenuia frustula contusas et fractas, easdem una<text:line-break/>qum rlioe in mustum conjeceris, deindeque interposita una<text:line-break/>die coxeris, donec suam ipsorum qualitatem in ipsum mu-<text:line-break/>stum transmittant. Tunc enim taedas quidem eximere ae .<text:line-break/>projicere oportet, mustum vero usque </text:span><text:span text:style-name="T112">ad aptam</text:span><text:span text:style-name="T75"> compagem<text:line-break/>coquere, quo videlicet illiniri commode possit.- Quaecunque<text:line-break/>autem prius ex astringentibus injici dixi lu id quod ex nu-<text:line-break/>cibus praeparatur medicamentum, ea omnia etiam accipienda<text:line-break/>funt, recte in mustum addi. Quod si vero pretiosius essi-<text:line-break/>cere medicamentum velis, injicies etiam casiae corticem auj;<text:line-break/>nardum Indicam aut malabathri folium, aeque enim ut pati-<text:line-break/>peribus, sic etiam, divitibus nos medicamenta scribere epora<text:line-break/>tet. Eadem etiam, praedictis lloinaticis medicamentis miscen-</text:span></text:p>
      <text:p text:style-name="P6"><text:span text:style-name="T75">tur. Sufficit autem drachma una singulorum exi his tribus<text:line-break/>ad tantam medicamenti symmetriam ac commensurationem,<text:line-break/>juxta quam libra mellis una conjicitur; Nihil vero laese-<text:line-break/>ris, si ad singulas drachmas adhuc dimidiam apponas, ut-<text:line-break/>in tutum quatuor drachmae et dimidia fiant Caeterum ad.<text:line-break/>induratas inflammationes conjiciuntur, quae generosius dis-<text:line-break/>cntere possunt, tufa videlicet et cribrata. Tempus autem,<text:line-break/>indendi ipsa non est principium., fed ubi prope perfecte<text:line-break/>coctum fuerit medicamentum aut etiam penitus coctum, olla<text:line-break/>jam in terram deposita- Sunt autem haec, costus, amomum<text:line-break/>et quod macer appellatur, nominatur autem sic cortex qui-<text:line-break/>dam aromaticus, qui ex ludia, affertur multum. calefaciens<text:line-break/>et astringens. Quin et Cyrenaicus succus ad discutiendas in-,<text:line-break/>duratas inflammationes aptus est, quemadmodum etiam Me'*<text:line-break/>dicus aut -aliquis, eorum, qui poflea celebres facti funt. Pan-,<text:line-break/>peribus porro pro sumptuosis discussoriis medicamentis, aut<text:line-break/>dictamnum aut acorum aut rneon aut pyrethrum aut ear-.<text:line-break/>damomi quppiam et sinapi aequale, injiciendum censeo, ita</text:span></text:p>
      <text:p text:style-name="P6"><text:span text:style-name="T75">ut ad trium drachmarum pondus, eorum mixtorum moles<text:line-break/>perveniat ad praedictam lu principio stomaticorum' medi-<text:line-break/>camentorum symmetriam, in qua mellis libra habebatur.. Si<text:line-break/>vero quatuor aut quinque drachmarum pondus ex his ex-<text:line-break/>plere velis, magis discussorium medicamentum habebis.<text:line-break/>Semper enim pro constitutionis affectuum proportione: au-<text:line-break/>geri ac minui medicamentorum vehementiam oportet.</text:span></text:p>
      <text:h text:style-name="P3" text:outline-level="2">Cap. V.</text:h>
      <text:p text:style-name="P9"><text:span text:style-name="T120">r</text:span><text:span text:style-name="T106">gDe confectione medicamenti ex musio, in<text:line-break/>quo etiam parabilia diversuj</text:span><text:span text:style-name="T75"> In medicamento ex musio ad<text:line-break/>decem musti heminas tres injicimus heminas rhois coria-<text:line-break/>riorum aut ejus, qui obsoniis inspergitur, si vero ntrum-<text:line-break/>que injicimus, utriusque unam et dimidiam aut paulo plus<text:line-break/>sumimus, juxta proportionem vero etiam ex discussoriis<text:line-break/>cujuscumque quidem suppetat facultas. Quod si unum tan-<text:line-break/>tum habeamus astringendi vim habens, quod in principio<text:line-break/>injiciamus, aut unum saltem discusiorium, quod juxta finem<text:line-break/>indamus, ex illo totum pondus immittimus, quod ex omni-<text:line-break/>hus alias cousiaretur. Quae igitur dicta sunt in medica-<text:line-break/>mentum ex- nucibus conjicienda, ea omnia etiam lu medi-</text:span></text:p>
      <text:p text:style-name="P6"><text:span text:style-name="T75">camentum ex musio indantur. Quin et quae istic non di-<text:line-break/>cta sunt, amplius injicere licet, velut gallam omphacitiu<text:line-break/>appellatam aut extremitates mollis rubi aut rubi canini et<text:line-break/>corni, cujus etiam fructum diximus injici oportere, velut<text:line-break/>etiam pruna et myrti baccas et fructum myricae ac spinae<text:line-break/>Aegyptiae fructum, omniaque astringentia praeterea, quae<text:line-break/>Venenatam vim habent, ne videlicet devorata laedant.<text:line-break/>Omnia porro stomatice medicamenta quomodocnnqne pa-<text:line-break/>rata juxta propria tempora opportuna accommoda fiunt.<text:line-break/>Si quidem enim austeriora fiant, in principiis et vehemen-<text:line-break/>tibus influxionibus conveniunt, si vero moderatiora, in vi-<text:line-break/>goribus, si autem magis discussoria xi praedita, in declina-<text:line-break/>tionibus. Quare etiam si non ipsi praeparaverimus quid,<text:line-break/>neque symmetriam injectorum noverimus, sed tantum ipsum<text:line-break/>compositum medicamentum gustaverimus, cognoscemus quo-<text:line-break/>modo eo sit utendum. Haec igitur si memoria conservabi-.<text:line-break/>tis, quando necessitate aliquando urgente eorum, quae ex-<text:line-break/>perimento constant medicamentorum copia non sit ex pa-</text:span></text:p>
      <text:p text:style-name="P6"><text:span text:style-name="T75">rabili illius lori materia, vos ipsi ex tempore aptum medi-<text:line-break/>camentum componere poteritis. Non solum autem in hanc<text:line-break/>rem utilis fuerit praedictorum memoria, scd etiam ad jam<text:line-break/>inventorum convenientem usum. Si enim in ipsis astringen-»<text:line-break/>gentem qualitatem praevalere inveneritis, in principiis eis<text:line-break/>utemini, si vero mitigatoriam et laxatoriam ac concocto-<text:line-break/>riam, in doloribus </text:span><text:span text:style-name="T112">et</text:span><text:span text:style-name="T75"> vigoribus inflammationum, si vero<text:line-break/>obduratum quippiam et aegre solubile inflammationis relin-<text:line-break/>quatur, in declinationibus. Eodem modo etiam lu mediis </text:span><text:span text:style-name="T116">!<text:line-break/></text:span><text:span text:style-name="T112">temporibus,</text:span><text:span text:style-name="T75"> media relatorum medicamentorum offeretis me-<text:line-break/>dicamenta, a repulsoriis ad discussoria paulatim transeundo,<text:line-break/>atque si unum duntaxat vobis praesto sit medicamentum,<text:line-break/>id ipsum per aquae simplicis mixturam exolventes et per<text:line-break/>additionem parabilium intensius reddentes. Sunt autem pa-<text:line-break/>rabilia ex astringentibus rosae, myrti baccae et myrtus et<text:line-break/>lentiscus et rubus caninus et galla ontphacitis appellatu et<text:line-break/>Aegyptiae spinae fructus, omniaque aluminis genera. Post</text:span></text:p>
      <text:p text:style-name="P7"><text:span text:style-name="T75">haec -parabilia sunt rhus culinarius et coriarius et succus,<text:line-break/>qui ex Syria affertur, atque hic quidem per sc admiscetur,<text:line-break/>' culinarius autem et coriarius rhus aqua prius decocti uti-<text:line-break/>les mixturae fiunt. Est autem glaucium ex parabilibus et<text:line-break/>omphacium et cytini et balaustia. Ex discussoriis autem pa-<text:line-break/>rabilia moderata sunt caricarum et furfurum decoctum, et<text:line-break/>aqua mulsa, in qua origanum aut hyssopum aut thymus<text:line-break/>aut calamintha aut pulegium aut mentha odora, quam he-<text:line-break/>dyosmum vocant, sint incocta. Eortiora autem funt etiam<text:line-break/>haec si diutius coquantur, amplius autem et nitri spuma<text:line-break/>aut ipsum adeo nitrum usium, fortius, vero his est sulfur<text:line-break/>viviiffl.</text:span></text:p>
      <text:h text:style-name="P3" text:outline-level="2">Cap. VI.</text:h>
      <text:p text:style-name="P9"><text:span text:style-name="T129">\_Stomaticorum </text:span><text:span text:style-name="T106">medicamentorum compositio,<text:line-break/></text:span><text:span text:style-name="T75">' in </text:span><text:span text:style-name="T106">quibus etiam quae ex moris constat Herae.j</text:span><text:span text:style-name="T75"> Proprie qui-<text:line-break/>dem stornatica appellantur quae ad uvas, tonsillas ac omnes<text:line-break/>quae, in ore fiunt derepente inflammationes</text:span><text:span text:style-name="T116">;</text:span><text:span text:style-name="T75"> conveniunt,<text:line-break/>componuntur autem per praedictam materiam, ex qua sane</text:span></text:p>
      <text:p text:style-name="P6"><text:span text:style-name="T90">, </text:span><text:span text:style-name="T75">multae particulares compositiones a medicis funt confectae.<text:line-break/>Ego vero etiam hic celebrium tantum mentionem faciam.</text:span></text:p>
      <text:p text:style-name="P8"><text:span text:style-name="T129">\siompofltio </text:span><text:span text:style-name="T106">medicamenti ex moris juxta</text:span><text:span text:style-name="T75"> Heram, j<text:line-break/>Medicamentum ex moris stomaticum, faciens ad tonsillas et<text:line-break/>uvas atque alias in ore inflammationes tum illitum tum<text:line-break/>gargarissatum, velut praedictum esu Praeparat autem ipsum<text:line-break/>Heras hoc, modo. 4 Succi mororum heminas vj, ad siri-<text:line-break/>gmentitiam spissitudinem coquito, deinde tritas croci </text:span><text:span text:style-name="T106">3 j,<text:line-break/></text:span><text:span text:style-name="T75">myrrhae </text:span><text:span text:style-name="T106">3</text:span><text:span text:style-name="T75"> ij, omphacii </text:span><text:span text:style-name="T106">3 j,</text:span><text:span text:style-name="T75"> aluminis scissi obolos iij,. mel-<text:line-break/>lis heminam unam addito. Ipsc autemaleras se etiam aliter<text:line-break/>praeparare ipsum ait hoc modo, ut croni drachma dimidia<text:line-break/>injiciatur et passi hemina una et vini maris expertis au-<text:line-break/>steri hemina una. Coctio autem fit usque ad compagem<text:line-break/>melleam.</text:span></text:p>
      <text:p text:style-name="P8"><text:span text:style-name="T106">[Andrornachi descriptio medicamenti ex moris.] An-<text:line-break/></text:span><text:span text:style-name="T75">dromachus autem de medicamento ex moris inhaecverba<text:line-break/>scripsit, succi mororum heminas vj accipito et in ipsum<text:line-break/>gallas v conjicito, radicis aulem dulcis </text:span><text:span text:style-name="T106">3</text:span><text:span text:style-name="T75"> xs, vini Chii</text:span></text:p>
      <text:p text:style-name="P7"><text:span text:style-name="T75">heminam j et insolato aut coquito, deinde ubi coactum et<text:line-break/>spissatum fuerit medicamentum, radices tollito ac projicito,<text:line-break/>gallas autem tritas admisceto et myrrhae J j, croci 3 j, alu-<text:line-break/>minis scissi 3 </text:span><text:span text:style-name="T106">j,</text:span><text:span text:style-name="T75"> omphacii </text:span><text:span text:style-name="T106">3</text:span><text:span text:style-name="T75"> ij, quidam autein aluminis </text:span><text:span text:style-name="T106">3</text:span><text:span text:style-name="T75"> i j,<text:line-break/>mellis Attici heminam unam. Manifestum autem est, quod<text:line-break/>hoc medicamentum magis astrictorium est, quam praesini-<text:line-break/>ptum, maxime si alumen adsurnat. Sufficientes enim erant<text:line-break/>gallae et omphacium, ut multum astringens redderent ine-<text:line-break/>dicamentum, verum ubi alumen amplius additur, plurimum<text:line-break/>in ipso estrictoria vis augetur. Recte tamen in ejus confe-<text:line-break/>ctionem admixta est dulcis radix, quae exasperata lenit et<text:line-break/>propterea asperitatem ex astringentibus inductam lenire po-<text:line-break/>test. Caeterum pro mororuin succo conjicitur etiam moro-<text:line-break/>rum rubi succus, aliis quomodocunque velis appositis, sive<text:line-break/>ut Heras sive ut Andromachus scripsit. Relatum autem a<text:line-break/>me antea est, quomodo liceat ipsum variare per eorum,<text:line-break/>quae adjiciuntur admixtionem. Dictum est etiam quod per<text:line-break/>, succum nucum componi"queat hoc medicamentum, reliquis</text:span></text:p>
      <text:p text:style-name="P14"><text:span text:style-name="T123">1</text:span><text:span text:style-name="T90"> </text:span><text:span text:style-name="T75">eodem modo injectis. Quin et per. punicorum malorum<text:line-break/>suecutn similiter praeparatur tum . succo solo . cum melle<text:line-break/>praeparato tutu jam dictis injectis. Sic. vero et rubi fructus<text:line-break/>cum melle consectus sufficienter astringens fit medicamen-<text:line-break/>tum, quemadmodum fane et quod ex nucum siicco paratur,<text:line-break/>veluti prius est dictum. At vero etiam varia compositione<text:line-break/>medicamenta ex punicorum succo a medicis conscripta funt,<text:line-break/>velut etiam ab Andromacho his verbis.</text:span></text:p>
      <text:p text:style-name="P8"><text:span text:style-name="T106">{Andromochi siornaticwm ex malis p unicis.</text:span><text:span text:style-name="T75">4 Puni-<text:line-break/>eorum dulcium nucleis carentium partes ij et acidorum<text:line-break/>partem j, fucci in aeneum vas congii mensuram exprimito,<text:line-break/>Melode excolatum ad lentum ignem ad tertias coquito. Sint<text:line-break/>mtem laeyigatae myrrhae A mineae 5 viij, crocomagmatis<text:line-break/>3 viij, omphacii J viij, Illyridis </text:span><text:span text:style-name="T106">3</text:span><text:span text:style-name="T75"> viij, aluminis 5 iv, gallae<text:line-break/>3 viij, ubi solveris, haec per liquoris affusionem laevigato<text:line-break/>at ad melleam spissitudinem coquito, rursus per projectio-<text:line-break/>tieni lu pilam laevigato; ac utitor quandoque Cum melle,<text:line-break/>tuandoque sincero. Hic non simul coquit mel cum puni-</text:span></text:p>
      <text:p text:style-name="P7"><text:span text:style-name="T75">corum malorum succo, fed postea quum paratum est, du-<text:line-break/>pliciter medicamento uti jubet, aliquando quidem sincere;<text:line-break/>ad inflammationes videlicet estrictionis indigas, aliquando<text:line-break/>vero cum mesie, quum discussione indigent. Multitudinem<text:line-break/>autem succi congium esse jubet, hoc est sextarios sex Ro-<text:line-break/>manos. Quum enim Romae tnedicinam fecerit, semper ejus<text:line-break/>urbis mensuris utitur. Injicit autem in ipsum rnyrrham et<text:line-break/>crocomagma et gallam et iridem Illyricam, ipsam enim II-<text:line-break/>lyrida appellare solet, amplius autem ad haec omphacium,<text:line-break/>omnium quinque numero, singulorum § j, octo enim drach-<text:line-break/>mae unciam efficiunt, ex altur me vero (cisso unc. diiui-<text:line-break/>diam. Scripsit porro deinceps Andromachus etiam id, quod<text:line-break/>ex musto fit storaaticum, sic in. haec verba.</text:span></text:p>
      <text:p text:style-name="P216"><text:span text:style-name="T129">\Andromachi </text:span><text:span text:style-name="T106">siqmaticum ex musio, quo utor.j 4<text:line-break/></text:span><text:span text:style-name="T85">Gallas triginta, rimis coriarii sextarios ij, musti sextarios<text:line-break/>vj, gallas conspectas cmn rhoeper diem et noctem lu inusto<text:line-break/>macerato, deinde coquito, donec ex tutu quarta pars super-<text:line-break/></text:span><text:span text:style-name="T85">*•<text:tab/>‘<text:tab/>t</text:span></text:p>
      <text:p text:style-name="P6"><text:span text:style-name="T90">' </text:span><text:span text:style-name="T75">sit, et per linteolum colato, exprimito et in olla ad mellis<text:line-break/>crassitudinem spissato, deinde trita addito, aluminis scissi<text:line-break/>3 I, croci 3 j, myrrhae </text:span><text:span text:style-name="T106">3 j,</text:span><text:span text:style-name="T75"> permixta reponito, atque utii<text:line-break/>tor. De musto nihil manifeste retulit, ex quali uva ipsum<text:line-break/>fumi velit, num' ea quae austerum vinum fundit; an quae<text:line-break/>dulce, an quae medium. Nos igitur nosse oportet, quod me-<text:line-break/>dicamentum ex dulci confectum magis mitigatorium et mo-<text:line-break/>deratum erit ac minus efficax. In quibus autem opus est<text:line-break/>uti vehemeutiore astrictione, id quod ex acerbis vinis fle-<text:line-break/>ret, vehementius quidem astringit leniendi autem vim non<text:line-break/>habet. Palam est autem ex medio vino paratum etiam<text:line-break/>mediam facultatem habere.</text:span></text:p>
      <text:p text:style-name="P8"><text:span text:style-name="T75">[Critonis </text:span><text:span text:style-name="T106">siontaticum ax malis pumicis.]</text:span><text:span text:style-name="T75"> Crito medi-<text:line-break/>dainentnm ex succo punicorum his veibis descripsit. </text:span><text:span text:style-name="T106">Sto-<text:line-break/>niaticum ex punicia ad ulcera et aphthds oris. 4</text:span><text:span text:style-name="T75"> Succi ,<text:line-break/>punicorum dulcium' heminas scx, lu aereo vase ad tertias<text:line-break/>coquito, delude cinnamomi </text:span><text:span text:style-name="T106">3 j ,</text:span><text:span text:style-name="T75"> cassiae 3j . myrrhae </text:span><text:span text:style-name="T106">3</text:span><text:span text:style-name="T75"> j,<text:line-break/>omphacii obolos tres, croci obolos tres, nardi ludieae obo-</text:span></text:p>
      <text:p text:style-name="P6"><text:span text:style-name="T75">lo? iiij, terito eisque mellis heminam j admifceto , atque ita<text:line-break/>adinfusu succo ad lentum ignem moveto, ac donec spisse-<text:line-break/>tur coquito ac utitur.- Scribit autem et aliam compositio-<text:line-break/>nem medicamenti ex punicis hujusmodi. ?| Malorum puni"<text:line-break/>eorum dulcium una cum corticibus tusorum ac expresso-<text:line-break/>rum sextarios vj, mellis boni sextarium j, in ollam conjecta<text:line-break/>coquito ad spissitudinem mellis, deinde aluminis scissi j,<text:line-break/>myrhae § </text:span><text:span text:style-name="T90">β, </text:span><text:span text:style-name="T75">terito, addito ac mixtis utitor. Magis astrin-<text:line-break/>gens scripsit certe hoc medicamentum Crito quam praece-<text:line-break/>dens, Ridicule igitur quidam faciunt interrogantes, utrum<text:line-break/>ipsorum altero melius sit, alterutrum enim in proprio tem-<text:line-break/>pore altero melius est, atque, hoc quidem posterius ad ea,<text:line-break/>quae vehementi astrictione indigent, ad ea vero, quae dis-<text:line-break/>cussione, prius, maxime quurn et cinnamomum injecerit in<text:line-break/>ipfum, discussorium medicamentum. Scripsit autem et ex<text:line-break/>inusto medicamentum Crito hoc modo.</text:span></text:p>
      <text:p text:style-name="P8"><text:span text:style-name="T75">t </text:span><text:span text:style-name="T106">Critonis siornaticivm ex</text:span><text:span text:style-name="T75"> musto.] </text:span><text:span text:style-name="T106">SJornaticum. ex mu-<text:line-break/>sta, sacit at nd attrium et sedis ulcera.</text:span><text:span text:style-name="T75"> .4 Musti fextarios</text:span></text:p>
      <text:p text:style-name="P217"><text:span text:style-name="T75">sex, ad scxtarios ij, decoquito, deinde rhois coriarii </text:span><text:span text:style-name="T106">3</text:span><text:span text:style-name="T75"> iiij,<text:line-break/>alii 3 ij, misceto, et gallarum </text:span><text:span text:style-name="T106">3</text:span><text:span text:style-name="T75"> iiij, alii vero gallas triginta,<text:line-break/>croci 5 ij, </text:span><text:span text:style-name="T116">a</text:span><text:span text:style-name="T75">lii 5 j, aluminis scissi </text:span><text:span text:style-name="T106">3</text:span><text:span text:style-name="T75"> ij, quidam etiam myr-<text:line-break/>rbae 5 j; mellis sextarium j, mixtis utitor. Multa vero alia<text:line-break/>medicamenta ex praedictis succis a multis medicis scripta<text:line-break/>sunt, juxta commensurationem variantia, quum aliqui qui-<text:line-break/>dem omnia praedicta conjiciant, quidam vero auferant alius<text:line-break/>aliud, et alius plus, alius minus. In quibus, velut dixi, in-r<text:line-break/>(picere oportet quid redundet, an astringens et repulsorium,<text:line-break/>aut lenitivum et concoctorium, aut discussorium , ita enim<text:line-break/>rectissime ipsis utemur. Quare relinquam particulares eorum </text:span><text:span text:style-name="T75">'<text:line-break/></text:span><text:span text:style-name="T75">quae scripserunt differentias. Transibo autem ad alia me-<text:line-break/>dicamenta citra hos succos praeparata.<text:tab/></text:span><text:span text:style-name="T75">.</text:span></text:p>
      <text:p text:style-name="P8"><text:span text:style-name="T106">l_Stomaiica medicamenta citra succos ecrnposita ex<text:line-break/>aeeto et gallis.]</text:span><text:span text:style-name="T75"> Stomaticum medicamentum scripsit tum<text:line-break/>Andromaehus tum Crito, eandem habens symmetriam. Sus-</text:span></text:p>
      <text:p text:style-name="P6"><text:span text:style-name="T75">ficiet itaque descriptionem Andromachi referre hoc modo<text:line-break/>habentem his verbis. </text:span><text:span text:style-name="T106">Stornaticum Arisioclis ad anginas<text:line-break/>et reliquas in ore affectiones. Hae et Antipater usus esi. </text:span><text:span text:style-name="T106">_<text:line-break/></text:span><text:span text:style-name="T75">4 Gallas numero xxx, aceti albi sesquicyathum, alii cya-<text:line-break/>thos ix, myrrhae </text:span><text:span text:style-name="T106">3 viij,</text:span><text:span text:style-name="T75"> nardi Indicae J j, rhois culinarii<text:line-break/>fesquicyathum, alii cyathos ix, aluminis scissi </text:span><text:span text:style-name="T106">3 j, piperis<text:line-break/></text:span><text:span text:style-name="T75">grana viginti, messis Attici cyathos ij, alsi sesquicyathum.<text:line-break/>Coquuntur gallae lu aceto donec flaccescant, deinde tritae<text:line-break/>messi miscentur tempore usus. Quidam etiam seminis man-<text:line-break/>dragorae j addunt. Haec quidem Andromachus scripsit.<text:line-break/>Fortassis autem dubitaverit quispiam, propter quid, quum<text:line-break/>scripsisset aceti sesquicyathum, mox ascripserit, assi cyathos<text:line-break/>ix, multum enim mensura altera alteram excedit, quem-<text:line-break/>admodum etiam rursus quum ait, rhois culinarii scsquicya-<text:line-break/>thum, alii cyathos ix. Sigillatius itaque utrumque expensum<text:line-break/>dubitatlonem affert , si vero luter sie complicentur, conve-<text:line-break/>nienter fcripta sunt sii etenim cyathos ix injecerimus, lu-</text:span></text:p>
      <text:p text:style-name="P7"><text:span text:style-name="T75">jicienrus etiam thois sulluarri eosdem ix cyathos, si vero<text:line-break/>aceti sesqui cyathum, sufficiet etiam rhois culinarii sesqui,<text:line-break/>cyathus. Quare lu medicamento plus aceti habente diutur-<text:line-break/>nior coctio facienda est, lu minus habente brevior, praestat<text:line-break/>autem diutius fieri coctionem, ita enim gallae molles red-<text:line-break/>dentur. Confpicuum vero est, generosum esse hoc medica-<text:line-break/>mentum ex contrariis compositum; gallae enim et acetum<text:line-break/>. et rhus magis astringentia sunt et maxime repellunt, valde<text:line-break/>autem discussorium est piper, scd mixtae facultatis est nar-<text:line-break/>dus. Myrrha vero discussoriam habet , vim, scd et lenem ac<text:line-break/>mitigatoriam una eum' hoc; quod etiam concoquit. Discus-<text:line-break/>foriae facultatis est etiam mel, fed eitra mordacitatem earum<text:line-break/>affectionum:,- quae in ore fiunt, quum lu oculis mordax<text:line-break/>existat Verum de aceti viribus jam saepe mentionem feci-<text:line-break/>mus, quod et incidit et discutit et repellit. Albem autem<text:line-break/>in descriptione' addidit, ut videlicet tenuium partium indi-<text:line-break/>ceti Quidam vero tum aceti quinque cyathos, tum rhois<text:line-break/>eosdem injiciunt, medium quodammodo apprehendentes in-</text:span></text:p>
      <text:p text:style-name="P7"><text:span text:style-name="T75">ter eos, qui plurimum et qui minimum de utroque coni»<text:line-break/>jiciunt. Manifestum igitur est eos medium quoque medica-<text:line-break/>mentum juxta facultatem praeparare, quemadmodum fym-<text:line-break/>metria ipsa media existit. </text:span><text:span text:style-name="T75">......</text:span></text:p>
      <text:p text:style-name="P8"><text:span text:style-name="T106">[Stomatica illitio ex semine rutae silvestris. Uelebre<text:line-break/></text:span><text:span text:style-name="T75">. est et </text:span><text:span text:style-name="T106">hoc medicamentum ab Andrornacho hac verborum<text:line-break/>serie descriptum?^ Stornaticum ad anginas ex besasa, sch-<text:line-break/>ciens ad desperata quo utor. Tl.</text:span><text:span text:style-name="T75"> Seminis anisi, feminis apii,<text:line-break/>seminis ammii, schoenanthi, aluminis scissi, iridis Illyricae,<text:line-break/>besasa, quod aliqui harrnala vocant, cinnamomi, myrrhae<text:line-break/>troglodyticae, aristolochiae longae, singulorum g j, cassiae,<text:line-break/>rosarum siccarum, utriusque j, crocomagmatis j, costi,<text:line-break/>cineris hirundinum recentis, utriusque quadrantem, croci<text:line-break/>-scsquiunriam, nardi Indicae, amomi, utriusque § dimidium,<text:line-break/>gallas viij, tritis, eum melle utere. Verum usus tempore<text:line-break/>tandem mel adde. Hoc ipsum medicamentum etiam Heras<text:line-break/>scripsit, ut parum absit quo minus penitus idem sit; solas<text:line-break/>enim rusai variavit; et non ipsas conjicit, fed florem ipsa-</text:span></text:p>
      <text:p text:style-name="P7"><text:span text:style-name="T75">rum et ad finem addit, quidam etiam casiae fulvae^ j.<text:line-break/>De hirundinibus autem ambo obscure tradiderunt, quam-<text:line-break/>J quam alii clare scripserint, nisi quod inter; ipsos non con-</text:span><text:span text:style-name="T75">-<text:line-break/></text:span><text:span text:style-name="T75">venit. Alii enim nidum urere jubent, ex.stercoribus hirunv<text:line-break/>dinum maxime compositum, alii ipsas.hirundines, alii ipsa-<text:line-break/>rum pnllos. Hi </text:span><text:span text:style-name="T112">vero</text:span><text:span text:style-name="T75"> obscurius scripserunt,' et Andrama-<text:line-break/>chus quidem, clueris hirundinum recentis, oportebat autem<text:line-break/>ipfum apponere ullarum, tale enim quiddam cineris </text:span><text:span text:style-name="T90">νοχ<text:line-break/></text:span><text:span text:style-name="T75">significat, nisi dum ipsum terere ac laevigare jubet. Heras<text:line-break/>autem, hirundinum recrementi, non apponens usti., Forte<text:line-break/>igitur neuter vult comburi debere hirundinum recremen'-<text:line-break/>tum, quemadmodum alii. In quibusdam tamen exemplari-<text:line-break/>hus sio scriptum esu Hirundinum tenerarum </text:span><text:span text:style-name="T112">j,</text:span><text:span text:style-name="T75"> quemad-<text:line-break/>modum in aliis, hirundinum a trabibus. Palam est autem<text:line-break/>quod acre et discussorium est hirundinum excrementum,<text:line-break/>quemadmodum etiam alia omnia</text:span><text:span text:style-name="T75">, </text:span><text:span text:style-name="T75">omnium animalium ster-<text:line-break/>cora, aliqua magis, aliqua minus, velut etiam ipsiorum ani-</text:span></text:p>
      <text:p text:style-name="P7"><text:span text:style-name="T75">malium ustorum cluis. Dictum est etiam nobis de hefafa in<text:line-break/>simplicium medicamentorum tractatu; quod tertii </text:span><text:span text:style-name="T112">sit</text:span><text:span text:style-name="T75"> ordinis<text:line-break/>calefacientium, et nunc sane, quod ejusmodi admixtum est<text:line-break/>etiam praedicto medicamento, quod plurima discussoriae fa-<text:line-break/>cultatis in fe habet; quemadmodum aliqua ex aliis stoma-<text:line-break/>ticis astringentis et repulsoriae. Etenim jam' relata medica-<text:line-break/>tnenta valde discussoria sunt et ad haec amplius cinnamo-<text:line-break/>itu® super omnia vim tenuium partium et discussoriam<text:line-break/>habens. Quin et femina anisi, apii et ammii discussoria sunt,<text:line-break/>et iris et aristoloclula ex discussoriis sunt,'velut etiam myrrha.<text:line-break/>Mixtae autem facultatis ex discussoria et astringente est cassia<text:line-break/>et crocus et nardus et amomum et eostus, praecellit autem<text:line-break/>in ipsis calefactoria et discussoria et maxime </text:span><text:span text:style-name="T112">in</text:span><text:span text:style-name="T75"> costo. Mix-<text:line-break/>'tae facultatis est et junci rotundi odorati flos, sed utraque<text:line-break/>imbecilli tutu astringente tum calefaciente. Gallae vero, clai-<text:line-break/>rum est quod de omphacitidum genere loquor; en astrin-<text:line-break/>gentibus multum funt medicamentis, velut etiam alumen</text:span></text:p>
      <text:p text:style-name="P7"><text:span text:style-name="T75">scissum. Rosae autem rursum debilissimam habent astringendi<text:line-break/>vim. Ex contrariis igitur facultatibus particularium medi-<text:line-break/>camentorum hoc medicamentum propositum jam constat, et<text:line-break/>non solum contrariis, sed etiam utrisque fortibus, atque<text:line-break/>velut dixi antea multo fortioribus discussoriis quam astrin-<text:line-break/>gentibus. Quando vero confectionem ejus clare,, conscripfe-<text:line-break/>serit Heras, visum est ob id etiam illius verba in commune<text:line-break/>proponere ac scribere, quae, hoc modo habent.</text:span></text:p>
      <text:p text:style-name="P8"><text:span text:style-name="T129">\Stornaticum </text:span><text:span text:style-name="T106">ex besasa</text:span><text:span text:style-name="T75"> .clarae.] </text:span><text:span text:style-name="T106">Stornatimtm saciena<text:line-break/>ad anginas</text:span><text:span text:style-name="T75"> et </text:span><text:span text:style-name="T106">inflammatas tonsillas ac ulcera facta in<text:line-break/>ope. Convenit etiam, stomachicis et dysentericis summe, in<text:line-break/>scigida exhibita magnitudine fabae. Esi et</text:span><text:span text:style-name="T75"> arteriaca </text:span><text:span text:style-name="T106">bona<text:line-break/>et dolorem sedat.</text:span><text:span text:style-name="T75"> 4 Anisi | j, ammii j, apii seminis § j,<text:line-break/>costi § j </text:span><text:span text:style-name="T90">β, </text:span><text:span text:style-name="T75">floris junci odorati f j, cassiae § j, iridis Illyri-<text:line-break/>cae § j, aluminis scissi q j, gallas omphacitidas mediae ma-<text:line-break/>gnitudinis octo, crocomagmatis f j, croci j </text:span><text:span text:style-name="T90">β. </text:span><text:span text:style-name="T75">myrrhae<text:line-break/>1</text:span><text:span text:style-name="T90">β, </text:span><text:span text:style-name="T75">storis rosarum ij, aristolochlae longae j, femims</text:span></text:p>
      <text:p text:style-name="P7"><text:span text:style-name="T75">besasa j, cinnamomi unciam j, spicae nardi § </text:span><text:span text:style-name="T106">j</text:span><text:span text:style-name="T75"> </text:span><text:span text:style-name="T90">β, </text:span><text:span text:style-name="T75">amomi<text:line-break/>racemi unciae dimidium, quidam etiam, cassiae fulvae § j,<text:line-break/>cineris hirundinum recrementi § j. Myrrham </text:span><text:span text:style-name="T106">cutn</text:span><text:span text:style-name="T75"> melle<text:line-break/>terito, reliqua veto omnia contusa </text:span><text:span text:style-name="T106">ei</text:span><text:span text:style-name="T75"> cribrata m morta-<text:line-break/>rium conjicito, atque ubi miscueris pei pistillum inyrrham<text:line-break/>cum melle moderato agitato, ut medicamentum melle cras-<text:line-break/>stiis reddatur. Usus vero tempore melle dilutum illine, at-<text:line-break/>que ex aqua gargarissandum praebe aut ex aqua mulsa vel<text:line-break/>succo ptisanae. Caeterum medicamentum hoc in stanneo<text:line-break/>iase reponitur ae asservatur. '</text:span></text:p>
      <text:p text:style-name="P8"><text:span text:style-name="T129">\Aliiid </text:span><text:span text:style-name="T106">seornaticum ex hcrundinibus dbsque besasa,<text:line-break/>isuod Asclepiades scripsit his</text:span><text:span text:style-name="T75"> verbis.] </text:span><text:span text:style-name="T106">Aliud stomati cum-,<text:line-break/>saait et ad anginas.</text:span><text:span text:style-name="T75"> 4 Hirundinum silvestrium Ustarum<text:line-break/>cineris 3 iiij, croci </text:span><text:span text:style-name="T106">3 j,</text:span><text:span text:style-name="T75"> nardi Indicae5 j, melle excipe. Mix-<text:line-break/>tura, fit quum jam sub manibus funt affectiones. Hirundi-<text:line-break/>nes porro uruntur hoc modo. Pullos sale conspersos una<text:line-break/>cum pennis in fictile conjicimus; obturatumque prunis lur-<text:line-break/>ponimus. Gratia habenda est Asclepiadae ob id, quod tam</text:span></text:p>
      <text:p text:style-name="P218"><text:span text:style-name="T75">diligenter describit, quomodo hirundinum pullos nri jubeat;<text:line-break/>et quod ipsa animalia et non eurum recrementa, in medi-<text:line-break/>camenti compositionem praeparanda cenfeat. Scripsit vero<text:line-break/>etiam Andromachus stomaticum medicamentum ex hirum-<text:line-break/>dinibus hoc modo.<text:tab/></text:span><text:span text:style-name="T116">z</text:span><text:span text:style-name="T75"><text:tab/>‘<text:tab/>.</text:span></text:p>
      <text:p text:style-name="P219"><text:span text:style-name="T129">\_Stornaticum </text:span><text:span text:style-name="T106">ex hirundinibus ad anginas, ut Har-<text:line-break/></text:span><text:span text:style-name="T75">pocrasQ 4 Pullorum hirundinum ustorum numero xj, mel-<text:line-break/>lis cyathum j, alii cyathos ij habent, fucci myrti viridis<text:line-break/>cyathum j, alii cyathos ij, myrrhae obolos iij, pullos urito,<text:line-break/>omnibusque mixtis ac tritis utitor. Clare etiam hic hoc<text:line-break/>loco pullos comburi jubeti Haec itaque duo praescripta mer<text:line-break/>dicamenta ex hirundinibus sunt absque besasa. Alia autem<text:line-break/>duo stomatica, haec praecedentia ex hirundinibus, una cum<text:line-break/>betula constant. Est autem et tertia conjuga tiomedicarnen-<text:line-break/>torum ejusdem generis, lu qua ea quae ex besasa citra hi-<text:line-break/>rundines praeparantur continentur.<text:tab/></text:span><text:span text:style-name="T75">,</text:span></text:p>
      <text:p text:style-name="P8"><text:span text:style-name="T75">t</text:span><text:span text:style-name="T106">Aliaa stomaticae illitiones Andromachi^j</text:span><text:span text:style-name="T75"> Praestat<text:line-break/>autem opinor, neque alias relinquere oris issitiones, quae</text:span></text:p>
      <text:p text:style-name="P6"><text:span text:style-name="T75">fane laudantur ab iis, qui de medicamentorum experientia<text:line-break/>funt curiosi, maxime quum multorum ex eis etiam ipsi ex-<text:line-break/>perimentum fecerimus, partim quidem ex nostro usu, par-<text:line-break/>tim vero eorum, qui nobiscum sunt medicati. Incipiam au-<text:line-break/>tem ab iis, quae Andromachus scripsit ipsas compositurus,<text:line-break/>juxta illius vecba.</text:span></text:p>
      <text:p text:style-name="P8"><text:span text:style-name="T75">[Ad </text:span><text:span text:style-name="T112">columellam laxatam.]</text:span><text:span text:style-name="T75"> 4 Mellis tt&gt; </text:span><text:span text:style-name="T112">j, aluminis<text:line-break/></text:span><text:span text:style-name="T75">liquidi ffi j, florum rosarum tS </text:span><text:span text:style-name="T90">β, </text:span><text:span text:style-name="T75">succi hypocystidisniua-<text:line-break/>drantem. Alumen lu melle coquito, deinde sicca inspergito;<text:line-break/>atque ita utitur, coquito autem modice. Vere bonum est hoc<text:line-break/>medicamentum, eoque tribus modis uti oportet, quemad-<text:line-break/>modum vidistis me plurimis stomaticis medicamentis uti.<text:line-break/>Unus utendi modus est.et maxime lu principio, nt dissol-<text:line-break/>vatur per aquam calidam aut aquam mulsam, </text:span><text:span text:style-name="T112">ac gargaris-<text:line-break/></text:span><text:span text:style-name="T75">sctur, nam et mitigatorium est hoc et quod convenit efficit.<text:line-break/>Interea autem dum eo sic utimur, etiam sincero medica-,<text:line-break/>mento uti convenit, partim quidem cum digitis illinendo,<text:line-break/>partim vero per cpchleare admovendo tina cum hoc, quod</text:span></text:p>
      <text:p text:style-name="P220"><text:span text:style-name="T75">reprimamus et intrepide, suras, columellam ipsam ducamus.<text:line-break/>Confert enim quam maxime ad linguam ipsam vergere et<text:line-break/>a rectitudine secedere, quam habet ut plurimum ad ipsius<text:line-break/>asperae arteriae extremum. -<text:tab/></text:span><text:span text:style-name="T75">, '•<text:tab/>'u -</text:span></text:p>
      <text:p text:style-name="P8"><text:span text:style-name="T75">[Aiiud </text:span><text:span text:style-name="T106">siomaticum ejusdem Andrornachi ad amnia<text:line-break/>vitia oris.]</text:span><text:span text:style-name="T75"> 4 Crocomagmatis </text:span><text:span text:style-name="T106">3</text:span><text:span text:style-name="T75">ij, iridis 5 iiij, sandaracnae<text:line-break/>J </text:span><text:span text:style-name="T90">β, </text:span><text:span text:style-name="T75">hoc est, obolos ili, terebinthinae </text:span><text:span text:style-name="T106">3</text:span><text:span text:style-name="T75"> ij, lycii Indici J j,<text:line-break/>uvae passae 3 usih aloes 3 b omphacii 3 j, nurum pinearum'<text:line-break/>tostarum 3 viij, succi glycyrrhizae 3 j, uiuminis scissi’3 j,\<text:line-break/>balaustii drach. j, floris rosarum draclu ij, mellis heminas<text:line-break/>duas et dimidiam, in quibusdam exemplaribus sesquibemina<text:line-break/>habetur. Ipse quidem Andromachus sic scripsit, noii</text:span><text:span text:style-name="T116">1</text:span><text:span text:style-name="T75"> osten-<text:line-break/>dens quomodo, mel miscere oporteat, num erudurn aut co-<text:line-break/>ctum aut despumatum tantum. Ego vero despumatum mi-<text:line-break/>fcendum esse censeo. Scripsit etiam alias stomaticas illitio—<text:line-break/>nes Andromachus omnes bonas, quare minime relinquendas<text:line-break/>putavi, ideoque subscribam omnes deinceps-, quemadmodum<text:line-break/>ipse praescripsit. Ntoinatieum. qste </text:span><text:span text:style-name="T106">ipsesc uti dicit. 4</text:span><text:span text:style-name="T75"> Flo--</text:span></text:p>
      <text:p text:style-name="P7"><text:span text:style-name="T75">ris rosarum J ij, nucum pinearum </text:span><text:span text:style-name="T106">3 j, croci 3 j,</text:span><text:span text:style-name="T75"> excipe<text:line-break/>melle- </text:span><text:span text:style-name="T106">Aiiud quo itemsc. dti dicit.</text:span><text:span text:style-name="T75"> 4 Iridis lllyricae5 viij,<text:line-break/>croni 3 viij, alii 3 liij* florum rosarum J iiij, excipe melle.<text:line-break/></text:span><text:span text:style-name="T106">Aliud.</text:span><text:span text:style-name="T75"> Misyos Cyprii J viij, iridis Illyricae 3 iiij, myrrhae<text:line-break/></text:span><text:span text:style-name="T106">3 viij,</text:span><text:span text:style-name="T75"> croci 5 </text:span><text:span text:style-name="T106">j,</text:span><text:span text:style-name="T75"> excipe-melle- </text:span><text:span text:style-name="T106">Adiud odoram, tenerum, ad<text:line-break/>inflammationes et crustas'c.ommodum. 7/.</text:span><text:span text:style-name="T75"> Nucum pinearum<text:line-break/></text:span><text:span text:style-name="T75">• </text:span><text:span text:style-name="T75">J iij, aiuyli3 ij, aluminis scissi </text:span><text:span text:style-name="T106">3 j, floris</text:span><text:span text:style-name="T75"> rosarum j </text:span><text:span text:style-name="T106">j,</text:span><text:span text:style-name="T75"> croci<text:line-break/>qbolos iij,. excipe melle. Haec ex ferula Cratippi esse ait.<text:line-break/></text:span><text:span text:style-name="T106">Aliud surmatscum Menecratis.</text:span><text:span text:style-name="T75"> 2J. </text:span><text:span text:style-name="T106">Croci 3 iiij, balaustii</text:span><text:span text:style-name="T75"> Jiij,<text:line-break/>florum rosarum 3 j, alii 3 fit fructus ericae </text:span><text:span text:style-name="T106">3j</text:span><text:span text:style-name="T75">, malaba<text:line-break/>tsiri 31, nardi Indicae </text:span><text:span text:style-name="T106">3j,rniteuBi</text:span><text:span text:style-name="T75"> pinearum numero xx,<text:line-break/>excipe melle. </text:span><text:span text:style-name="T106">Aliud quod ex libris HJeliti ejse.ait.</text:span><text:span text:style-name="T75"> 4 Rhois<text:line-break/>rubri 3, ij, siorum rosarum </text:span><text:span text:style-name="T106">3 j,</text:span><text:span text:style-name="T75"> costi, croci, utriusque obo-<text:line-break/>los iij, excipe melle Hanc etiam gargarissari cum passo aut<text:line-break/>aqua mnlfa nit, neque scio, eur hoc hic ascripserit, quum<text:line-break/>omnia gargarissari possint. </text:span><text:span text:style-name="T106">Aliud siomaticum quod etiam<text:line-break/>ipse-laudat.</text:span><text:span text:style-name="T75"> 4 Schoenanthi; myrrhae, croci; cassiae, alu-<text:line-break/>mims scissi;;Illyridis, singulorum J iiij, nardi ludicae J 7,</text:span></text:p>
      <text:p text:style-name="P7"><text:span text:style-name="T75">excipe melle cocto. Hic quidem figitur cocto adjecit, in<text:line-break/>prioribus vero semper simpliciter melle dixit, permittens no-<text:line-break/>bis quomodocunque praeparare velimus. Ego autem, velut<text:line-break/>dixi, melle despumato utor.</text:span></text:p>
      <text:p text:style-name="P8"><text:span text:style-name="T75">[Aiiae </text:span><text:span text:style-name="T106">illitiones siomaticae, quas jisclepiadas scripsiti\<text:line-break/>Jllitio ad putredines oris Asclepiadae.</text:span><text:span text:style-name="T75"> 4 Rhois rubri J iiij,<text:line-break/>acaciae J j, medullae 3 iiij, vino Pramnio dissoluta excipe<text:line-break/>melle cocto et utere ad illitionem. Haud scio quomodo re-'<text:line-break/>liquerit ascribere ad medullam num cervinam an vitulinam<text:line-break/>conjiei velit. Quando igitur non ascripsit, tutius est cervi-<text:line-break/>nam adjicere; forte enim esse vult medicamentum, fortior<text:line-break/>autem est medulla cervina quam bubula. </text:span><text:span text:style-name="T106">Alia. 4</text:span><text:span text:style-name="T75"> Succi<text:line-break/>hypocystidis </text:span><text:span text:style-name="T106">3.</text:span><text:span text:style-name="T75"> duas, balaustii J l, lyrii 3 h acaciae </text:span><text:span text:style-name="T106">3</text:span><text:span text:style-name="T75"> j, ex-<text:line-break/>, cipe olivae immaturae succo et melle subactis utere.</text:span></text:p>
      <text:p text:style-name="P8"><text:span text:style-name="T106">[lllitiones oris aptae dis, quae medicamentarias qua-<text:line-break/>litates aegre admittunt.']</text:span><text:span text:style-name="T75"> Porro de mulierculis quid attinet<text:line-break/>dicere et maxime, divitibus., quae prae deliciis estomatica</text:span></text:p>
      <text:p text:style-name="P7"><text:span text:style-name="T75">medicamenta aegre admittunt? Jam vero etiam viri qui-<text:line-break/>dam non solum prae deliciis, sed etiam natura quodam<text:line-break/>modo malum stomachum habentes, ejusmodi medicamenta<text:line-break/>non ferunt. Et sane praeterlabentia saepenumero lu stoma-<text:line-break/>chum non solum injucunda aliquo modo sunt, sed etiam<text:line-break/>noxia. Mansuetissima igitur ex ipsis crocum habent et myr-<text:line-break/>iharn- et alumen. Melius igitur est aliquas stomaticae com-<text:line-break/>positiones absque his factas habere, lu moderatis itaque in-<text:line-break/>flatnmationibus aut tonsillarum aut uvae aut alterius ali-<text:line-break/>"cujus partis sufficiunt fucci soli fructuum jam dictorum,<text:line-break/>velut rubi et mororum, punicorumque malorum et cote-<text:line-break/>neorum. Quin et succusnueum, ubi cum solo melle para-<text:line-break/>tur, suavem gustum habet, itemque mustum ex acerbioribus<text:line-break/>uvis, ex quibus Aminaeum vinum funditur, si in ipsum rhus<text:line-break/>addatur; hoc enim, velut ascripsit, optimum fit medicamen-<text:line-break/>•tum, coctum ut dictum esu Ad eas vero inflammationes,<text:line-break/>* quae mulla astrictione indigent, lllitiones stomaticas hu-</text:span></text:p>
      <text:p text:style-name="P8"><text:span text:style-name="T85">jusmodi paravi. Austerorum punicorum succum aut austero-*-</text:span></text:p>
      <text:p text:style-name="P7"><text:span text:style-name="T75">rum cotoneorurn, aut etiam utrorumque simul, juxta prae-<text:line-break/>dictam proportionem cum melle miscui, atque sufficiens erat.<text:line-break/>At vero mororum succus debile medicamentum est. Sed in-<text:line-break/>ter hunc et praedictos medius est juxta astringendi vim<text:line-break/>succus, rubi mororum. Fortis autem est nullo minus ex cor-<text:line-break/>ticibus nucum, quamquam non sit etiam in gustu acerbus-</text:span></text:p>
      <text:p text:style-name="P13"><text:span text:style-name="T75">' Unicuique vero ex his licet uvas acerbas expressas miscere,<text:line-break/>si quidem vehementius efficere velis eadem mensura, si vero<text:line-break/>non,., omnino tamen dimidium succi ipsarum addes. Vehe-<text:line-break/>meritissimum autem reddetur medicamentum, si punica in-:<text:line-break/>tegra tundas una cum corticibus, indeque succum expri-<text:line-break/>rnas, atque hoc magis si fuerint acerba. Amplius vero acer-<text:line-break/>bissimum ex his fiet, si ad punicorum austerorum, ita tuso-<text:line-break/>rum succum uvae acerbae fuccus superaddatur cum mc-<text:line-break/>derato melle. Praestantius adhuc erit, si. tota contusa pu-<text:line-break/>nica mala passo cocta percoles. Licebit etiam ex solis dul-<text:line-break/>- cibus puniris medicamentum praeparare, ut debilius ita sua-<text:line-break/>vius, et magis si ex ,sulo fucco citra cortices composueris.</text:span></text:p>
      <text:p text:style-name="P7"><text:span text:style-name="T75">Ego vero saepe tria punicorum genera permiscui, austera,<text:line-break/>acida et dulcia, ne vero valde exasperet, admixto glycyr-<text:line-break/>rhizae succo, optimum medicamentum sssicies. Quin et ex<text:line-break/>• fructibus factum per fe solum optimum est medicamentum<text:line-break/>tum iis, qui gargarissando colluere, tum qui illinire oris in-<text:line-break/>flammationes volunt, est autem et hoc partim austerius,<text:line-break/>partim moderatius in astringendo, diceturque de composi-<text:line-break/>tione ipsius paulo post. Quando vero non solum repulso-<text:line-break/>rium medicamentum nos habere oportet, sed etiam discus-<text:line-break/>sorium, si quid appareat induratum, in hunc modum ipsum<text:line-break/>parabis. Iis quae medias facultates habent ex praedictis, in-<text:line-break/>jicies aliquid dum coquuntur ex pulegio aut thymo aut<text:line-break/>origano, hyssopo, mentha aut calamintha; delude colabis et<text:line-break/>habebis optimum medicamentum; si vero calidius efficere<text:line-break/>velis, piper addes. Praeparavi quandoque etiam sine pulegio<text:line-break/>aut thymo aut liquido hujusmodi id quod ex succis </text:span><text:span text:style-name="T112">con-<text:line-break/>flat,</text:span><text:span text:style-name="T75"> solo pipere in ipsum conjecto. Omnibus autem fi gly-<text:line-break/>cyrrhizae fuccus addatur, melius medicamentum efficietur.</text:span></text:p>
      <text:p text:style-name="P221"><text:span text:style-name="T75">Quod si pro opulentis componas, etiam amomi quid misce-<text:line-break/>bis. Quantitas autem hujusmodi </text:span><text:span text:style-name="T75">rerum </text:span><text:span text:style-name="T75">eadem </text:span><text:span text:style-name="T75">tibi </text:span><text:span text:style-name="T75">fervetur</text:span><text:span text:style-name="T116">1<text:line-break/></text:span><text:span text:style-name="T75">cum iis; quae crocum </text:span><text:span text:style-name="T75">et </text:span><text:span text:style-name="T75">alumen </text:span><text:span text:style-name="T75">ac </text:span><text:span text:style-name="T75">rnyrrham assumunt,<text:line-break/>velut praescriptum est, pro illis enim tibi hic amomum </text:span><text:span text:style-name="T75">erit. ‘<text:line-break/></text:span><text:span text:style-name="T75">Quin </text:span><text:span text:style-name="T75">et </text:span><text:span text:style-name="T75">mastichen Chiam quandoque injeci, post factam </text:span><text:span text:style-name="T75">vj.p<text:line-break/></text:span><text:span text:style-name="T75">delicet colaturam </text:span><text:span text:style-name="T75">et </text:span><text:span text:style-name="T75">postquam ea, quae incocta funt, suem<text:line-break/>rint exempta.<text:tab/></text:span><text:span text:style-name="T75">•</text:span></text:p>
      <text:h text:style-name="P3" text:outline-level="2">Cap. Vll.</text:h>
      <text:p text:style-name="P9"><text:span text:style-name="T75">fDe </text:span><text:span text:style-name="T106">crustis </text:span><text:span text:style-name="T106">in</text:span><text:span text:style-name="T75"> </text:span><text:span text:style-name="T75">ore.} </text:span><text:span text:style-name="T75">In </text:span><text:span text:style-name="T75">humidis et calidis‘<text:line-break/>corporis loris, quale est os, ritu putredo accedit, ex qua--<text:line-break/></text:span><text:span text:style-name="T75">, </text:span><text:span text:style-name="T75">cunque tandem </text:span><text:span text:style-name="T75">causa fuerit </text:span><text:span text:style-name="T75">exulceratum.. </text:span><text:span text:style-name="T75">Confert ad lianc<text:line-break/></text:span><text:span text:style-name="T75">rem etiam id, quod nihil penitus </text:span><text:span text:style-name="T75">in i </text:span><text:span text:style-name="T75">pio ex medicamen-’<text:line-break/>tis incumbere queat, velut in aliis ulceribus potest, elutlu-<text:line-break/>tur </text:span><text:span text:style-name="T75">enim omnia a </text:span><text:span text:style-name="T75">saliva. Quapropter etiam fortissimis me-<text:line-break/></text:span><text:span text:style-name="T75">dicarnentis </text:span><text:span text:style-name="T75">saepe </text:span><text:span text:style-name="T75">ad </text:span><text:span text:style-name="T75">ea </text:span><text:span text:style-name="T75">uti cogimur. </text:span><text:span text:style-name="T75">Fortissima autem </text:span><text:span text:style-name="T75">funt<text:line-break/></text:span><text:span text:style-name="T75">quae crustam dictam efficiunt ad modum cauteriurum. </text:span><text:span text:style-name="T75">In*<text:line-break/></text:span><text:span text:style-name="T75">externis' igitur </text:span><text:span text:style-name="T75">ulceribus, ubi </text:span><text:span text:style-name="T75">parti curandae crusta fuerit<text:line-break/></text:span><text:span text:style-name="T75">nducta, </text:span><text:span text:style-name="T75">a </text:span><text:span text:style-name="T75">fortibus medicamentis desistimus, </text:span><text:span text:style-name="T75">ad ea </text:span><text:span text:style-name="T75">quae'</text:span></text:p>
      <text:p text:style-name="P7"><text:span text:style-name="T75">crustas tollunt transgredientes, quae manifestum est deter-<text:line-break/>foriae qualitatis ac'facultatis esse, in iis vero, quae in ore<text:line-break/>fiunt, propter loci naturam tutius mihi esse videtur admi-<text:line-break/>fcere ad deterforia medicamenta quaedam fortia, quae sigli-<text:line-break/>latim admota crustas infligunt. Ob hanc igitur causam melli<text:line-break/>vehementissima detergendi vi praedito medicamenta admisce-<text:line-break/>mus ipsas crustas efficientia. Quemadmodum fane in sordi-<text:line-break/>dis ulceribus lu cuticula obortis diximus admisceri opor-<text:line-break/>tere melli,, quae parum detergent, thus, ervum, iridem, ari-<text:line-break/>stolochiam et quaecunque alia hujusmodi, eadem ratiocina-<text:line-break/>tione contraria apponentes, velut Hippocrates dixit;• una<text:line-break/>enim eadem que ratiocinatio in utrisque est, ut videlicet ex-<text:line-break/>tersurimn medicamentum moderate habens ad affectionem<text:line-break/>adhibeatur. Habebis autem commoderatum medicamentum<text:line-break/>ipsum mel, in ulcerum quidem sorde debilibus detersoriis<text:line-break/>permixtum; in quibus autem* ob loci naturam putredinis<text:line-break/>accessionem formidamus, ex fortioribus quippiam ad ipsum<text:line-break/></text:span><text:span text:style-name="T85">mel admiscemus. </text:span><text:span text:style-name="T75">Rationabiliter igitur ad oris ulcera arida</text:span></text:p>
      <text:p text:style-name="P7"><text:span text:style-name="T75">medicamenta cum melle commiscuerunt, 'per quae crustas<text:line-break/>inducimus. Quaedam igitur ex hujusmodi medicamentis<text:line-break/>piius recensui in eo loco, quo ad nomas oris medicamenta<text:line-break/>scripta funt. Eadem enim etiam ad crustas convenire dixi,<text:line-break/>si mel ipsis addatur; quin etiam nunc de ipsis scribam<text:line-break/>omnia, tametsi bis dici cuipiam rideantur. Quae igitur ab<text:line-break/>Andromaeho scripta sunt paulo ante, in memoriam saltem<text:line-break/>me revocare oportet ex eo loco, lu quo docuit quae rne-<text:line-break/>dicameUta ad nomas oris conveniant, apponam autem prin-<text:line-break/>cipia ipsorum tantum. Unum igitur medicamentum sic con-<text:line-break/>scripsit.</text:span></text:p>
      <text:p text:style-name="P8"><text:span text:style-name="T106">\AriAromachi siornatioum odorum tenerum ad inflam-<text:line-break/>mationes et crustas comrnodumi\</text:span><text:span text:style-name="T75"> Composuit autem ipsum<text:line-break/>ex nucibus pineis, amylo et alumine scisse, flore rosarum<text:line-break/>ac croco, melle admixto. Alterum autem hoc modo scripsit;<text:line-break/>Pastillus ad affectiones in ore, crustas ac nomas, quo etiam<text:line-break/>ipso dum melle utitur. Quin et omnia alia ab ipso ad uo-<text:line-break/>mas def</text:span><text:span text:style-name="T131">c</text:span><text:span text:style-name="T75">ripta etiam ad crustas commodaefunt cum melle.</text:span></text:p>
      <text:p text:style-name="P8"><text:span text:style-name="T106">[Quae Crito 'ad crustas eonscripsii, illius ipsius ver-</text:span></text:p>
      <text:p text:style-name="P7"><text:span text:style-name="T106">bis sic</text:span><text:span text:style-name="T75"> habent.] Misy crudum e vestigio tollit, lu alio ex-<text:line-break/>emplari cum melle tostum habetur, est oris vero crustas<text:line-break/>aqua diluto ac modico utere. Sint autem misyos torrefacti<text:line-break/></text:span><text:span text:style-name="T106">3</text:span><text:span text:style-name="T75"> iij, mellis boni cyathi fex, commisce ac utere. Similiter<text:line-break/>facit et‘chalcitis assata cum melle, ut strigmentitia sit spis-<text:line-break/>situdo.</text:span></text:p>
      <text:p text:style-name="P8"><text:span text:style-name="T75">[Quae </text:span><text:span text:style-name="T106">Archigenes ad crustas scripsit?^</text:span><text:span text:style-name="T75"> Archigenes<text:line-break/>nutem de his sic tradidit. In iis quae crustae appellantur,<text:line-break/>privatim commodum est stercus caninum cum melle illitum.<text:line-break/>Aut chalcanthum purpurae murinae tomento involutum<text:line-break/>uritofneque agitato, deinde cum melle tritum illinito. Aut<text:line-break/>pice liquida cum pari melle, pauxillo autem cedriae ad-<text:line-break/>mixto utitor. Aut rhois coriarii quantum fatis sit irrigati<text:line-break/>aqua, donec strigmentosu evadat, ubi coxeris, melle misceto<text:line-break/>et utitor. Eacit et Syriacus rhus cum melle. Aut hirundi-<text:line-break/>num ustarum et stercoris humani parem modum cum melle<text:line-break/>illine. Aut hepatis lupi aridi cochlearia duo trita- bibenda<text:line-break/>praebe. Horum medicamentorum maximam partem laudo;<text:line-break/>quod vero ex rhoe constat damno, quum estringentis sit</text:span></text:p>
      <text:p text:style-name="P6"><text:span text:style-name="T75">facultatis, quae nequaquam crustis conveniet. Verum de'In-<text:line-break/>pino hepate non habeo quod dicam. Ad hepaticas enim </text:span><text:span text:style-name="T112">af-<text:line-break/>fectiones</text:span><text:span text:style-name="T75"> scio hoc medicamentum tum per sc tum medica-<text:line-break/>tuento ex eupatojio mixtum bibi, an vero </text:span><text:span text:style-name="T112">etiam</text:span><text:span text:style-name="T75"> ad crustas<text:line-break/></text:span><text:span text:style-name="T85">in ore </text:span><text:span text:style-name="T75">potum conveniat ,- juxta aliquam totius substantiae<text:line-break/>proprietatem per solam experientiam judicare oportet, de<text:line-break/>qua, non est quod dicam, ut qui hoc non sim usus in hu-<text:line-break/>jusmodi affectionibus. Caninum autem stereus, ubi ossa com-<text:line-break/>ederint canes, per omnia optimum est, nam et magnopere<text:line-break/>auxiliatur, neque ullam insuavitatem exhibet utenti,' huma-<text:line-break/>num vero tanquam abominandum semper detestatus funi.<text:line-break/></text:span><text:span text:style-name="T85">'Usus </text:span><text:span text:style-name="T75">est itaque ipsio quidam non praedicens, sed celare cor<text:line-break/>natus, hceepit autem non vulgare, fed pueris dabat in cibo<text:line-break/>panem cum leguminibus, quae lupini vocantur, atque ita<text:line-break/>resiceatum habebat lu promptu ad quaecunque eo utique<text:line-break/>opus esset. Quin </text:span><text:span text:style-name="T112">et Musia</text:span><text:span text:style-name="T75"> plurimum usus esi: primus adeo<text:line-break/>stercore-canino, album semper assumens. Scribit igitur in "</text:span></text:p>
      <text:p text:style-name="P222"><text:span text:style-name="T75">praesenti affectione similiter eodem canino stercore se usum<text:line-break/>his adeo verbis.<text:tab/>-<text:tab/>,</text:span></text:p>
      <text:p text:style-name="P8"><text:span text:style-name="T129">\jHusu </text:span><text:span text:style-name="T106">ad</text:span><text:span text:style-name="T75"> anginam.J Ad anginam stercus caninum al-<text:line-break/>bum accipito ac rpsiceato, tritumque cribro medico cribrato<text:line-break/>et in promptu habeto. Usus: tempore melle' diluito, atque<text:line-break/>tunc nt devoretur illinito. Haec quum scribat Musa, merito<text:line-break/>ei astipulamur; hoc enim medicamento fortius nullum no--<text:line-break/>vimus, neque in angina neque in magna tonsillarum luflam-<text:line-break/>'matione aut iis quibus ex glandulis suffocationis periculum<text:line-break/>imminet.</text:span></text:p>
      <text:p text:style-name="P8"><text:span text:style-name="T106">\Ex Sorano.']</text:span><text:span text:style-name="T75"> Experti sumus etiam Sorano scripta me-<text:line-break/>dicamenta probe facere, quae his verbis tradidit. 4 Chal-<text:line-break/>citidis- tostae, mellis Attici quod fatis est, chalcitidem cum<text:line-break/>melle terito ad strigmentitiam crassitudinem </text:span><text:span text:style-name="T106">ac</text:span><text:span text:style-name="T75"> utitor. Aiia<text:line-break/></text:span><text:span text:style-name="T106">ad crusias saciens at humore praegnantes gingivas' iteni-<text:line-break/>que foetentes^ 4</text:span><text:span text:style-name="T75"> Misyos usti draclu:octo, iridis Illyricae<text:line-break/>draclu quatuor,- croci drach. unam, haec trita ac mixta in<text:line-break/>pyxide lignea reponito et tum per se tum cum melle utitor.</text:span></text:p>
      <text:p text:style-name="P6"><text:span text:style-name="T75">Consequenter vero etiam haec hoc modo prodidit. </text:span><text:span text:style-name="T106">Aliud<text:line-break/>medicamentum anthera , ad praedicta faciens.</text:span><text:span text:style-name="T75"> , 2J. Iridis<text:line-break/>Illyricae, sandarachae, 'cyperi, singulorum draclu iv, alumi-<text:line-break/>nis scissi, myrrhae, croci, crocomagmatis, singulorum drach.ij.<text:line-break/>his tritis ac mixtis utere. Quidam vero et florum rosarum<text:line-break/>et gallae, utriusque drach. ij adjiciunt. Utere autem adpu-<text:line-break/>tredines mt disparatas per abscessum ac cruentas gingivas<text:line-break/>arido,-ad crustas cum melle.</text:span></text:p>
      <text:p text:style-name="P8"><text:span text:style-name="T106">[Quae Heraclides Tarentinus ad crusias' in orescri-<text:line-break/>psit^</text:span><text:span text:style-name="T75"> Heraclides Tarentinus in scriptis suis ad Antiochidam<text:line-break/>in hunc modum scripsit de putredinibus in ore. Eacit qui-<text:line-break/>dem et anthera sicca admota. Si vero validior sit putrefa-<text:line-break/>ctio, apposita est haec compositio.: 4 Bdellii usti partes<text:line-break/>tres, auripigmenti partem unam; tritis, mixtis utitor, et<text:line-break/>superne linamentum convulsum impone, rosaceo tinctum ac<text:line-break/>expressum. Quidam bdellii -partes viij capiunt.</text:span></text:p>
      <text:p text:style-name="P8"><text:span text:style-name="T85">[Alia ad robustas </text:span><text:span text:style-name="T106">putrefactiones oris ac reliqui car~</text:span></text:p>
      <text:p text:style-name="P6"><text:span text:style-name="T75">poris.] 2|. Chalcitidis partem unam, calcis vivae tantundem,<text:line-break/>auripigmenti partem dimidiam, tritis' mixtis utere.</text:span></text:p>
      <text:p text:style-name="P8"><text:span text:style-name="T75">[Aiia </text:span><text:span text:style-name="T106">ad piutredines in dre at gingivarum abscejsusjj<text:line-break/>"2/.</text:span><text:span text:style-name="T75"> Elorum rosarum draeh. iv, aluminis scissi drach.-ij, gal-<text:line-break/>lae drach. duas; myrrhae drach. unam, trita melli misceto<text:line-break/>ac utitor. Verum ad ulcera leniter crustosa injice aluminis<text:line-break/>draclu quatuor, myrrhae obolos iij, gallarum drach. unam.<text:line-break/></text:span><text:span text:style-name="T106">Aliud.</text:span><text:span text:style-name="T75"> Aceti acerrimi heminam unam accipito, in ipfumque<text:line-break/>tantum falis, donec non amplius liquetur, conjicito, deinde<text:line-break/>donec siccetur coquito et ex illo accipito, atque aceti cya-<text:line-break/>thum unum affundito, ac ore detinendum exhibeto per sa-<text:line-break/>tis multum tempus, deinde iterum atque iterum idem facito<text:line-break/>ter aut quater per diem, respectu habito ad subjectas par-<text:line-break/>tes. In pueris vero lanas circum specillum apponito, intin-<text:line-break/>gUoque ac locum confricato, ea corporis figura ordinata ne<text:line-break/>ipsam devoret. Quidam vero arido sale utuntur, terentes<text:line-break/>ipsum cum aceto et resiccantes. Faciunt et alumen rotun-<text:line-break/>dum ac sory pari pondere. Oportet autem colluere lentium</text:span></text:p>
      <text:p text:style-name="P7"><text:span text:style-name="T75">decoctum modico admixto melle aut rosarum cremorem<text:line-break/>cum melle. Quod si non exuperetur per haec putrefactio<text:line-break/>. urere jube, munitis et contectis lu orbem, circumsitis locis.</text:span></text:p>
      <text:p text:style-name="P8"><text:span text:style-name="T75">Sit autem candens ac pellucens cauterium, quod admovea-<text:line-break/>tui, donec nullus humor amplius defluat et locus rideatur<text:line-break/>exuperatus. Possea colluenda praedicta' et anthera compo-<text:line-break/>sitione utendum ex melle, usquequo crustae circumrumpan-<text:line-break/>tur, atque tum fane melle uteris. Aiia </text:span><text:span text:style-name="T106">odora, tenera, ad<text:line-break/>inflammationes et crustas commoda.</text:span><text:span text:style-name="T75"> 4 Nucum pinearum<text:line-break/>draclo iij, amyli draclu ij, aluminis scissi draclu j,. florum<text:line-break/>rosarum draclu j, eroci obolos iij, ex-cipe melle. Hoc medi-<text:line-break/>camentum ex ferula Cratippi sumptum dicit.'</text:span></text:p>
      <text:h text:style-name="P3" text:outline-level="2">Cap. VII<text:span text:style-name="T141">I</text:span>.</text:h>
      <text:p text:style-name="P9"><text:span text:style-name="T75">[Ad </text:span><text:span text:style-name="T106">columellam sive gurgulionem.]</text:span><text:span text:style-name="T75"> Car-<text:line-break/></text:span><text:span text:style-name="T85">nosa </text:span><text:span text:style-name="T75">quaedam particula in summo ore apparet dependens,<text:line-break/>si quis aperto plurimum ore toto linguam deprimat.. Haec<text:line-break/>ipsa caruncula duobus nominibus appellatur a veteribus<text:line-break/>Graecis, gargareon, id est </text:span><text:span text:style-name="T106">gurgulio, et</text:span><text:span text:style-name="T75"> columna, caeterum<text:line-break/>posteriores medici fere omnes nou ita, sed cionidein, id est</text:span></text:p>
      <text:p text:style-name="P7"><text:span text:style-name="T75">columellam,, vocant. Nam qui staphylen, id est uvam, ipsam<text:line-break/>appellant, eorum neque meminisse praestat, nos enim non<text:line-break/>particulam ipsam, scd unam aliquam ejus affectionem; sta-<text:line-break/>phylen sive uvam nominamus. Raro autem haec affectio<text:line-break/>cirea columellam contingit, verum valde saepe inflammatur.<text:line-break/>Et sane quemadmodum in estis omnibus, in quibus ex hu-<text:line-break/>morum influxu contingit morbus, ita etiam hic prima au-<text:line-break/>xilia reprimunt fluxum. Astringentis igitur facultatis haec<text:line-break/>esse oportet, et si quidem moderatus sit influxus, moderate<text:line-break/>astringentis, quam austeram privatim dicunt, ubi vero ve-<text:line-break/>hementior suerit influxus, acerbae; ambae enim astringunt,<text:line-break/>fed debilius ausiora, vehementius autem acerba- Relatae funt<text:line-break/>autem saepe ambarum materiae, verum praestat et nunc<text:line-break/>meminisse, quo in parris inflammationibus debiles, in rna-<text:line-break/>, gnis vehementes adhibeatis. Collutiones itaque moderatae<text:line-break/>funt ex palmulis aut phoenicobalanis aut quomodocunque<text:line-break/>appellare velis decoctis quandoque sola aqua, quandoque<text:line-break/>modico melle injecto. Huic consimilis est eollutio ex deco-</text:span></text:p>
      <text:p text:style-name="P6"><text:span text:style-name="T75">'cto rosarum, pampinorum vitis, rubi, rubi canini; lentisci;<text:line-break/>hederae, cypri, terebinthi, rhamni, nspalathi, cyperi ac cy-<text:line-break/>tinorum, item siliquarum et radicum mori, hypocystidis,<text:line-break/>malorum austerorum et pyrorum acerborum ac eorum quae<text:line-break/>siorba dicuntur, quae multi apponentes ad primam nominis<text:line-break/>syllabam </text:span><text:span text:style-name="T112">v, ova</text:span><text:span text:style-name="T75"> appellant, ut nominis quidem tres sint in<text:line-break/>universum literae tum o, tum </text:span><text:span text:style-name="T98">υ,</text:span><text:span text:style-name="T90"> </text:span><text:span text:style-name="T75">tum </text:span><text:span text:style-name="T112">a,</text:span><text:span text:style-name="T75"> aqnd graecissantes<text:line-break/>vero cum o tum a. His fortiora sunt myrti ac baccarum<text:line-break/>ejus decoctum et'ex acerbis-cotoneis malis et virgultorum<text:line-break/>tenerorum ilicis, arbuti, smilacis </text:span><text:span text:style-name="T112">ac</text:span><text:span text:style-name="T75"> phagi et ipsarum glan-<text:line-break/>dium, mespilorum item et cornorum et fructus rnemaecyli.<text:line-break/>Generosissimum autem est decoctum gallarum et rhois culi-.<text:line-break/>nani ac coriarii ac fructus myricae et spinae Aegyptiae.<text:line-break/>Ex his singula tum per su tum etiam mixtim, cocta ex<text:line-break/>aqua gargarissare oportet; mirum enim quam mixturae ip-<text:line-break/>forum utiliores saepe fiunt ipsu simplici usu. Qulu et aridis</text:span></text:p>
      <text:p text:style-name="P7"><text:span text:style-name="T75">tritis columellam contingere oportet, scnsiin. quodammodo<text:line-break/>ad funeraam regionem et externam, ad linguam videlicet<text:line-break/></text:span><text:span text:style-name="T116">;</text:span><text:span text:style-name="T75"> ducendo. Verum trifa arida medicamenta cochleario exci-<text:line-break/>piantur, et melius est ut ursum cochlearium ad finem </text:span><text:span text:style-name="T75">lu<text:line-break/></text:span><text:span text:style-name="T75">obliquam lineam desinat quam lu rectam. Et </text:span><text:span text:style-name="T112">ex</text:span><text:span text:style-name="T75"> his ipsis<text:line-break/></text:span><text:span text:style-name="T75">' </text:span><text:span text:style-name="T75">moderatae quidem sunt rosae et flos ipsarum et virgulta<text:line-break/>jam enumeratarum plautarum, hypocystiis, rlieon, lapis quo<text:line-break/>sutores muliebria calceamenta expoliunt, vocatur autem<text:line-break/>ageratus, velut non senescens, aloeque et cyperus et schoe-<text:line-break/>nanthos; radix nardi Indicae ac nostrae montanae. Fortiora<text:line-break/>his funt et citra manifestam aspritudinem astringunt fru-<text:line-break/>ctus spinae Aegyptiae, rheon et quod diphryges appellatur,<text:line-break/>rhus obsoniorum sive culinarius, et ex acerbis balaustium,<text:line-break/>est, cytini, malicorium, galla et magis exacte quum ompha-<text:line-break/></text:span><text:span text:style-name="T112">citis</text:span><text:span text:style-name="T75"> fuerit. Astringunt etiam eximie omnia aluminis genera,<text:line-break/>fcissum vero inter ea tenuiorum partium est et ob id uti-<text:line-break/>lius, Atramentum vero sutorium vehementem habet estrin-</text:span></text:p>
      <text:p text:style-name="P6"><text:span text:style-name="T75">gendi vim, scd non expers est calefaciendi et. propterea<text:line-break/>putredinosis ulceribus convenit, et tamen exacerbat,colu-<text:line-break/>mellam, etiam si jam sit lu scirrhum indurata. Succi porro<text:line-break/>astringentes ex omnibus dictis plantis funt et fructibus<text:line-break/>ipsarum consimiliter. Dictum est de ipsis inter illinitiones<text:line-break/>stomatices, quarum aliquae ex musti, aliquae ex messis mix-<text:line-break/>tura praeparantur, corrumpuntur enim fucci omnino si abs-<text:line-break/>que melle reponantur, aut rursus resiccantur si plurimum<text:line-break/>fuerint cocti. Quidam vero fucci etiam si. ad solem aestle<text:line-break/>yum siccentur ad moderatam spissitudinem, per tempus ta-<text:line-break/>men exarescunt, et si ad plures annos durarlut, in eam<text:line-break/>perveniunt ariditatem, ut conteri queant in modum cyti=<text:line-break/>nornm et balaustiorum. Tales sunt hypocystidis succus, et<text:line-break/>uvae acerbae ac gIycyrrluzae et centaurii. Et ut infrumina<text:line-break/>dicam, omnes succi etiam si absque melle diutius suerint<text:line-break/>cocti, non quidem corrumpuntur, verum tempore fiunt aridi,<text:line-break/>et quidam sane velut dixi conteri possunt, quidam vero,<text:line-break/>natura videlicet tenaces et viscosi, in laminam magis abeurrt</text:span></text:p>
      <text:p text:style-name="P7"><text:span text:style-name="T75">quam ut conterantur. Atque haec quidem simplicia com-<text:line-break/>inoda existunt. Composita autem ex ipsis juxta duplicem<text:line-break/>: utilitatum fiunt, unam quidem ex iis, quae ejusdem generis<text:line-break/>sunt,' quando vehementi molle admiscemus, carentes scilicet<text:line-break/>medio, velut florem rosarum, aut ipsas rosas cum galla aut<text:line-break/>alumine permiscentes et unumquodque ex praedictis lenibus<text:line-break/>medicamentis cum vehementi complicantes. Non pauca enim<text:line-break/>numero juxta hujusmodi permutationem erunt. Imo et juxta<text:line-break/>mixturam ipsam ex duabus factam plura medicamenta fient,<text:line-break/>quum alias alia quantitate misceantur, velut fi duplus sit<text:line-break/>rosarum flos quantitate aluminis aut vice versa duplum<text:line-break/>alumen ad florem rusarum. Possit autem non solum duplum,<text:line-break/>fed et triplum et quadruplum alterum alteri misceri, ne-<text:line-break/>que clam est etiam par pari, atque hoc quidem medium<text:line-break/>• suerit, inter summa sive extrema, reliqua vero omnia par-<text:line-break/>tiui propius molliori accedunt, quae videlicet plus rosarum<text:line-break/>habent, partim-autem vehementissime, • quae scilicet plus alu-<text:line-break/>minis capiunt. In utrisque vero non obscurum est magis</text:span></text:p>
      <text:p text:style-name="P6"><text:span text:style-name="T75">et minus. Quum enim duo funt medicamenta, validum qui-<text:line-break/>dem est, lu quo alumen </text:span><text:span text:style-name="T112">rafas</text:span><text:span text:style-name="T75"> excellit, validius'autem. .est,<text:line-break/>in quo triplnm alumen ad rosas continetur; quanji medica--<text:line-break/>me.ntum quod duplum saltem habetr. Quod- igitur scmperj<text:line-break/>me dicere audivistis, etiam nunc; dieam. Stulti funt. qni-in-r<text:line-break/>ter duo. ejusdenr generis medicamentarutrum, ipsojjmnme-,<text:line-break/>lius</text:span><text:span text:style-name="T116">:</text:span><text:span text:style-name="T75"> sit qnaenunt.aut quod ipfdrum mnnlum optimum exi-<text:line-break/>stat. Perinde enim laciunt ac si quis quaerat- praesterne,<text:line-break/>alicam aut ptifanain aegris exhibere, aut num vinum aii;<text:line-break/>acetum mulsinn aut aliquod purgatorium medicamentum,, aut<text:line-break/>num melius sit veratrum album an nigrum, aut si in uni.<text:line-break/>versum quis de omnibus. auxiliis</text:span><text:span text:style-name="T131">;</text:span><text:span text:style-name="T75">inteeroget, quod .ipsorum!<text:line-break/>optimum existat. Qmnia enim refpeetu .ad aliquid tum emo-<text:line-break/>Iumentum tum detrimentum lu fe habent, quod 'psiina<text:line-break/>etlam quum Hippocrates .dixerit primus emnlum, ques sciam,<text:line-break/>ii qui post ipfum..suerunt ..inscquuti sunty ex reeeutioribuni<text:line-break/>autem medicis aliqui quemadmodum alia multa ungantur,<text:line-break/>sic etiam talia Vidistis porro saepe opere, dicti mei verita-</text:span><text:span text:style-name="T75">i<text:line-break/></text:span><text:span text:style-name="T75">tern Intemneltive oamque aliqui medicamentis prae habe-</text:span></text:p>
      <text:p text:style-name="P7"><text:span text:style-name="T75">bant usi, deinde quod exacerbari affectionem :liis viderent;<text:line-break/>ad-alia citra methodum transgressi et neque his quiequam-<text:line-break/>efficientes ad tertiam deineeps transitionem, aliquando etiam:<text:line-break/>quartam,.praeter rationem' delati et affectum jam malignum:<text:line-break/>esse judicantes me in consilium adhibuerunt, quibus ut<text:line-break/>ostenderent mihi, quum jussissem ea medicamenta, quae ha-.<text:line-break/>bebant, id quod commodum esset ad- praesentem constitu-<text:line-break/>tionem indicavi. Atque quum ipsi dicerent per rnedicameu-<text:line-break/>tuin, .quod ego consulebam; aegrum exacerbatum esse et ob<text:line-break/></text:span><text:span text:style-name="T85">id sc </text:span><text:span text:style-name="T75">eo uti formidare verum etiam sic persuasos a me ad<text:line-break/>ipsiuis usum compuli et tum illis tum nobis utrum que, quod<text:line-break/>Herophilae dixit, verum esse ostendi. Sive enim dixeris,<text:line-break/>medicamenta nihil esse spla per se ipsa, reote dices; nihil<text:line-break/></text:span><text:span text:style-name="T85">enim </text:span><text:span text:style-name="T75">funt; usii utentem eis recte fuerint adepta. Sive rui-<text:line-break/></text:span><text:span text:style-name="T106">sus</text:span><text:span text:style-name="T75"> medicamenta veluti deorum manus esse dixeris, etiam<text:line-break/>hoc recte dices; juvant enim maxime, si is qui eis utitur<text:line-break/>lu rationali methodo fuerit exercitatus et cum hoc natura<text:line-break/>prudens, quidam enim haud sane praestantiores existentes.</text:span></text:p>
      <text:p text:style-name="P7"><text:span text:style-name="T75">de sapientia cum prudentissimis contendunt. Mixtura itaque<text:line-break/>medicamentorum ejusdem generis, mediorum medicamen-<text:line-break/>torum usus gratia-fit. Et ob.id femper duo. contraria fa-<text:line-break/>eultatibqs medicamenta in unoquoque affectu, vos habere<text:line-break/>'operae pretium duco, permiscendo enim inia, omnino mul-</text:span></text:p>
      <text:p text:style-name="P15"><text:span text:style-name="T75">' tismediis medicamentis abundabitis: Una igitur mixturae<text:line-break/>ejusdem generis medicamentorum causa haec est, jam vide-<text:line-break/>lieet relata. Una vere alia inixtura ex diversi generis me-<text:line-break/>dicamentis hujusmodi ratiocinatione coepit. .Raro quidem</text:span></text:p>
      <text:p text:style-name="P15"><text:span text:style-name="T75">- invenerit quis affectionem aut discussoriis tantum aut repul-<text:line-break/>fbriis indigentem. Parvae etenim et affectionis nomine vix;<text:line-break/>a medicis dignatae confestirn sudantur. Ubi vero generatus<text:line-break/>affectus majorem habuerit causam, impossibile .est ipfum per<text:line-break/>repulsoria, perfecte sanare et maxime ubi aegri corpus sue-<text:line-break/>rit humoribus mullis refertum aut particula affecta natura<text:line-break/>debilis. Ob id igitur cogimur saepe quidem in principia, .<text:line-break/>saepe vero paulo post admiscere quippiam ex discussoriis,<text:line-break/>si vero dolor affuerit simul vehemens, etiam ex mitigato-<text:line-break/>riis addere. Itaque tunc opus est unicuique praediatorum</text:span></text:p>
      <text:p text:style-name="P7"><text:span text:style-name="T75">-medicamentorum aliquid ex discussoriis addere. At vero<text:line-break/>qoum haec omnino multa sint, a mollioribus auspicandum<text:line-break/>erit, ab acribus enim inflammata exacerbantur. At ea gra-<text:line-break/>tia compofitaiuedicamenta in usum ,venerunt, quum ad alia-<text:line-break/>rum partium inflammationes tum gurgulionis, veluti quum<text:line-break/>ad alumen iiidem lllyricain admiscemus aut farinam ervi-<text:line-break/>nam aut thus aut rnyrrham. Quum enim astringentia sint<text:line-break/>multa et non pauca citra acrimoniam difcutientia, varietas<text:line-break/>medicamentorum' ad columellas inflammatas meritu multi-<text:line-break/>juga saeta est. Caeterum tum perspecta inflammationis ma-<text:line-break/>gnitudine ac caliditate et considerata influxus quantitate,<text:line-break/>ampliusqne copiam humorum lu toto'corpore per conje-<text:line-break/>cturam assequutus medicamento, in quo aut astringentium<text:line-break/>.aut discutientium vis excellit, uteris. Ascribam autem rur-<text:line-break/>Pus etiam hic medicamenta, quae ab expertissimis tradita<text:line-break/>funt, aliqua quidem cum propriis discriminibus, non pauca<text:line-break/>vero etiam citra distinctiones. In quibus sane ego, velut</text:span></text:p>
      <text:p text:style-name="P223"><text:span text:style-name="T75">etiam in aliis, quae supra tradidi, propria discrimina ap-<text:line-break/>ponam.<text:tab/></text:span><text:span text:style-name="T75">r -. q •<text:tab/>-<text:tab/>si</text:span></text:p>
      <text:p text:style-name="P8"><text:span text:style-name="T106">[Quae Archigenes scripsit ad gurguliones inflarrv-<text:line-break/>matos.\</text:span><text:span text:style-name="T75"> Ad propositam affectionem, sic scripsit Archigenes<text:line-break/>in primo medicamentorum. Uva laxata succum dissolutum<text:line-break/>admove aut gallam tritam cum sale apt ipsum sal dissolu-<text:line-break/>tum aut lycii radicem tritam aut omphacium cum melle.<text:line-break/>Si </text:span><text:span text:style-name="T106">vero</text:span><text:span text:style-name="T75"> fortius velis, atramenti sutorii, squamae aeris, alu-<text:line-break/>minis scissi, misyos., myrrhae, gallae aequas partes tritas<text:line-break/></text:span><text:span text:style-name="T106">ac</text:span><text:span text:style-name="T75"> tine exceptas illine.. Si ;his solum scriptis quiesceret<text:line-break/>Archigenes, haud injuria ipsum reprehenderim, citra discri-<text:line-break/>men scribentem medicamenta facultatis penitus contrariae,<text:line-break/>quoniam vero in his,' quae deinceps scribuntur, corrigit in-<text:line-break/>terdurn ipsam horum indistinctionem, recte facit. Quod vero<text:line-break/>indiscri.mluatim haec dicta sint, hinc discere licet. Uvae,<text:line-break/>inquit, laxatae succum dissolutum admove.- Oportebat equi-<text:line-break/>dem etiam hic apponere, qualem succum dicat, verum quum<text:line-break/>omnibus jam persuasum sit Cyrenaicum succum optime fa-</text:span></text:p>
      <text:p text:style-name="P6"><text:span text:style-name="T75">cefe ad columellam inflammatam, non apposuit Cyrenaicum,<text:line-break/>et ob id igitur quispiam haud ipsi suceensuerit. At vero<text:line-break/>quod acerrimum et maxime calefactorium medicamentum<text:line-break/>ipsum Cyrenaicum suecurn cum contrariis -scripsit, non ap-<text:line-break/>ponens discrimen, neque ostendens quando ipso- suceo uti<text:line-break/>conveniat et quando astringentibus medicamentis, in hoe<text:line-break/>perperam fecit. Atramentum sutorium enim et squamam<text:line-break/>aeris et alumen scissum et misy et gallam, omnia aequis<text:line-break/>partibus in vino terere jubens, arnpliusque ad haec myr-<text:line-break/>rharn pari pondere addens, hoe modo composito medica-<text:line-break/>mento uvam illinit, quod fortissima astringendi facultate<text:line-break/>praeditum esu Verum hujus scripturae indeterminatam in-<text:line-break/>certitudinem mox mitigavit, praescribende videlicet haee<text:line-break/>verba medicamenti compositioni, si vero fortius velis, hoe<text:line-break/>enim scripsit tanquam sinentibus nobis quando fortibus uten-<text:line-break/>dem sit. Porro mixtum medicamentum est et hoe, ,ubi<text:line-break/>feripfit, aut gallam tritam cum fale. Galla enim vehementer<text:line-break/>astringit, fal vero discutit cum modica astrictione. In prin-</text:span></text:p>
      <text:p text:style-name="P6"><text:span text:style-name="T75">ripio vero fale non est privatim utendum,' sicut </text:span><text:span text:style-name="T106">neque succo,<text:line-break/></text:span><text:span text:style-name="T75">fed indurata jam et diuturna columellae inflammatione, ipsu<text:line-break/>autem non columella scripsit, fed uva laxata, cum vnlgd<text:line-break/>existimans columellae inflammationem uvam appellari. Eb<text:line-break/>quid mirum hoc putandum, quando etiam ex nostratibus<text:line-break/>quidam, ob Atticismnm superciliosus et jactabundus, uvam'<text:line-break/>ipsam particulam appellari existimavit?- Major enim hujus<text:line-break/>quam Archigenis ignorantia fuit, quamquam 'tum ex aliis<text:line-break/>veteribus hujus appellationis usus parabilis sit, tum ex Hip-*<text:line-break/>pocrate constet, ex his adeo lu praenotionum' libro verbis^<text:line-break/></text:span><text:span text:style-name="T106">Gurguliones eum periculo exciduntur, uruntur ae resic--<text:line-break/>aantur, ‘quandiu ruibri suerint et magni, nam et insidrnr*<text:line-break/>matio ad hoc conscejuitjsu at suriguinis erusitio. Verum ta-,<text:line-break/>tes</text:span><text:span text:style-name="T75"> graciles </text:span><text:span text:style-name="T106">reddere odiis artibus hoc tempore oportet.</text:span><text:span text:style-name="T75"> Hsee<text:line-break/>praefatus Hippocrates deinceps ait: </text:span><text:span text:style-name="T106">quum vero totum fuerit<text:line-break/>separatum, quod sane uvnm vocant, et extremum gurgw-<text:line-break/>lionis rnasus et lividum suerit suctum, superior vero para<text:line-break/>tenuior-, in hoc fane tempore tutum esi mantis ndmoliri-</text:span></text:p>
      <text:p text:style-name="P224"><text:span text:style-name="T129">Jstraesiiter.it </text:span><text:span text:style-name="T106">autemralvct prsua' evacudta.manum adhibere,<text:line-break/>si tempus lto.c permittat et non susucetmr homo.</text:span><text:span text:style-name="T75"> Manife<text:line-break/>stius. autem adhuc: lliccles interpretatus. est; qualis sitaffe-<text:line-break/>cfio uva appellata </text:span><text:span text:style-name="T106">et</text:span><text:span text:style-name="T75"> post eum Praxagoras et Mantias et<text:line-break/>quicunque. concomitantia affectus, ecnsmipscrmrt. Quidam<text:line-break/>vero etiam ob id affectionem uvam, appellatam esse dixe-<text:line-break/>runt, quod uvae fructui extremum gurgulionis simile appa—<text:line-break/>ret. Quae porro deinceps ab Archigene scripta sunt, recte,<text:line-break/>dicta sunt, discrimina.nimirum nsus ipsorum eo ascribente.<text:line-break/>Habent autem sic. ;<text:tab/>- -</text:span></text:p>
      <text:p text:style-name="P225"><text:span text:style-name="T106">- /<text:tab/></text:span><text:span text:style-name="T106">[ Cmnmune rnedicamenticm columellae et tonsillarum^j</text:span></text:p>
      <text:p text:style-name="P13"><text:span text:style-name="T75">lu commune tum. tonsillis tum columella inflammatis aut.<text:line-break/>exulceratis, in principio convenit- quies, inedia et conse-<text:line-break/>quens diaeta, gargarismi simplices leniter astringentes, posca<text:line-break/>dilutior tepida aut aqua mulsa, aut .palmularum aut vitis<text:line-break/>pampinorum aut malorum eotoneorum aut mespilorum aut<text:line-break/>pyrastrorum aut rosarum. decoctum, ita nt ad austera de-<text:line-break/>cocta paruni mellis admisceatur. Pulchre hic ascripsit au-</text:span></text:p>
      <text:p text:style-name="P6"><text:span text:style-name="T75">steris oportere mellis pauxillum miscere, verum paulo ante<text:line-break/>cum aqua mulsa per se uti jussit in principio inflammatio-,<text:line-break/>num, non recte fecit Nihil enim astringens habet aqua<text:line-break/>mulsa, sed rectissime quis ipsam detersoriam dixerit, et si<text:line-break/>simul discussoriam dicat, nihil deliquerit. Quae vero dein-<text:line-break/>ceps ab eo scripta sunt, recte habent in hunc modum. Facit<text:line-break/>et acaciae succus aqua dilutus. Illinenda sunt etiam consi-<text:line-break/>milia stomatica medicamenta, velut est quod ex moris con-<text:line-break/>stat simplex. Rhois item Syriacae ac coriariae cremore co-<text:line-break/>cto ad spissitudinem, cum melle mixto utere. Aut punico-<text:line-break/>rum dulcium, atque acidorum succum ad mellis crassitudi-<text:line-break/>nem decoquito ac utitor. Aut uvae acerbae succum expres-<text:line-break/>fum adhibeto. Aut rubi, aut 'lentisci aut terebinthi aut<text:line-break/>myrti aut rosarum succo cum melle utere. Et postea fo-<text:line-break/>rinsecus alumen scissum cum dimidia aloes parte ac modica<text:line-break/>acacia cum succo solani imponere consulens, haec verba<text:line-break/>lufert. Quod si moretur inflammatio, acetum tepidum per</text:span></text:p>
      <text:p text:style-name="P7"><text:span text:style-name="T75">le gargarisset aut galla trita admixta aut rubi aut agrestis<text:line-break/>oleae radice. Aut cyperi decoctum cum melle. Aut passum<text:line-break/>cum aqua. Aut sycites vinum calidum. Aut maIvae deco-<text:line-break/>ctum. Manifestum est enim haec auxilia communia esse, </text:span><text:span text:style-name="T112">v.e-<text:line-break/></text:span><text:span text:style-name="T75">lut praedictum est, tum columellae tum tonfillarurn. Verum<text:line-break/>non recte videtur milii passo cum aqua confidere, utpotu<text:line-break/>imbecilli ad talia medicamento, quemadmodum etiam vino<text:line-break/>. -fycite et malvae decocto, priusquam ad suppurationem per-<text:line-break/>veniat affectus, oportebat autem hoc ipsum ab eo indicari.<text:line-break/>Connectit deinde Archigenes ad praedicta sic scribens, illi-<text:line-break/>nito et ea, quae supra ad ulcuscula in naribus scripta<text:line-break/>sunt. Privatim autem picem cum oleo aut melle. Aut cio-<text:line-break/>comagma cum modica galla et melle. Aut alumen rotun-<text:line-break/>dum cum flore rosarum tritum aut rosas aridas aut florem<text:line-break/>' ipsarum trita insperge, aut tum tonsillis tum uvae insuffla.</text:span></text:p>
      <text:p text:style-name="P13"><text:span text:style-name="T75">Aut cyperi radicem vel myrtum aut lentiscum, vel rubum<text:line-break/>aut gallam aut salem tenuem, similiter insperge. Aut ornpIra-<text:line-break/>cium vel lentiscum cum melle illine. Aut florem rosarum</text:span></text:p>
      <text:p text:style-name="P7"><text:span text:style-name="T75">vel crocum cum mali punici succo. Hic rursus astringentia<text:line-break/>- ac discussoria citra discrimen permiscuit. Nihil enim simile<text:line-break/>est inspergere salem tenuem aut rosas siccas vel florem<text:line-break/>ipsarum, aut pice cum oleo uti, quod medicamentum est<text:line-break/>calefactorium ac discussorium, aut galla et alumine., quae<text:line-break/>medicamenta sunt maxime astringentia. Caeterum senescente,<text:line-break/>atque ludurata jam inflammatione recle pix liquida adhi-<text:line-break/>beatur aut arida oleo liquefacta.. Tunc vero etiam sal com-.<text:line-break/>modus fuerit, corpore videlicet prius evacuato. Incipiente<text:line-break/>vero aut augescente et cum mulla caliditate </text:span><text:span text:style-name="T112">vigente,</text:span><text:span text:style-name="T75"> ma-<text:line-break/>xime contrarium auxilium est pix cum oleo, eademque ra-<text:line-break/>tione etiam sal. Consequenter aulem recte descripsit Archi-<text:line-break/>genes ad vigentem affectionem auxilia. Indicat autem ex eo<text:line-break/>augescens et nihil opus sentiens ex praescriptis malum. Ha-<text:line-break/>bet sermo ejus hoc modo. Si vero in vigorem pervenerit<text:line-break/>affectio aut alvus subducatur aut furfurum loturam calidam<text:line-break/>gargarisset aut ptisanae succum aut passum tepidum aut ra-<text:line-break/>dicis dulcis decoctum cum passo et hyssopo aut ficus vino</text:span></text:p>
      <text:p text:style-name="P7"><text:span text:style-name="T75">incoctas aut ptisanae succum, in quo uvae passae sunt in-<text:line-break/>coctae. Magnopere juvantur si amygdalinum oleum in aures<text:line-break/>insuderis i surinfecusque spongiis expressis leniter foveris.<text:line-break/>Quin et dissolutum crudum ex hordeacea farina imponen-<text:line-break/>dum . aut ex farina seminis lini aut foenigraeci aut </text:span><text:span text:style-name="T112">etiam<text:line-break/></text:span><text:span text:style-name="T75">mixtura ex his omnibus facta. Si ita prope suppurationem<text:line-break/>.. suerint tonsillae, coadjuvare assidue per ficuum decoctum<text:line-break/>oportet et fere continuo id ad gargarissandum adhibere, si-<text:line-break/>militerque aquam mulsam calidam. Si vero nihil apparue-<text:line-break/>rit, augescat tamen malum, ita ut aegre transglutire pos-<text:line-break/>sint aegri et suffocationis principium sit nobis suspectum,<text:line-break/>alvus forti clystere aut glande subducenda est et vena </text:span><text:span text:style-name="T112">cu-<text:line-break/>biti</text:span><text:span text:style-name="T75"> secanda, eucurbitaeque cum scarificatione collo ac mento<text:line-break/>affigendae, fomentis etiam ac cataplasmatis frequentius et<text:line-break/>robustius utendum et assiduis gargarisrnis. Quod si ad nul-<text:line-break/>lurn horum praesidiorum cedat, scd augeatur, venae sub lin-<text:line-break/>gua fecentur aut juxta angulos oculorum, atque- ea quae<text:line-break/>in fronte esu Illinatur autem assidue fel tauri et elaterium</text:span></text:p>
      <text:p text:style-name="P6"><text:span text:style-name="T75">cum melle aut sal et oleum vetus cum melle et aceto. Aut<text:line-break/>centaurea cum melle. Aut absinthium cum nitro et melle.<text:line-break/>Aut hirundines integras una cum pennis ustas ac tritas<text:line-break/>cum melle illinito. Ajunt aliqui etiam summe facere hirun-<text:line-break/>dinum pullos teneros valde, sive, recentes sive sale condi-<text:line-break/>tos, assatos et lu cibos exhibitus, statim enim levant suf-<text:line-break/>focationem. Sive autem pueri, sint sive senes, sulfur et iri-<text:line-break/>dem cuna melle delingenda dato. Quod hae communes me-<text:line-break/>delae sint utriusque, velut in principio dixit, uvae videli-<text:line-break/>cet et tonsillarum, manifestum fecit ex his, quae consequens,<text:line-break/>ter infert quum ait: Aliqui synancbicis vel cyuanchicis<text:line-break/>elaterii et fellis tauri, utriusque obolos duos cum aqua<text:line-break/>mulsa tepida bibendos praebent. Quidam vero asellos sub<text:line-break/>aquariis vasis nascentes in potu exhibent aut deligendos<text:line-break/>dant aut dolentibus et affectis partibus illinunt et valde se<text:line-break/>juvari testantur. Quin et per vaporem intra os receptum<text:line-break/>hoc modo fomentum adhibetur. Origanum aut hyssopum aut<text:line-break/>saturejam, cum fussicienti aeeto diligenter in olla scrvefa-</text:span></text:p>
      <text:p text:style-name="P7"><text:span text:style-name="T75">cito obturata, operculum autem circa medium habeat fora-<text:line-break/>men, deinde arundinem ad foramen operculi </text:span><text:span text:style-name="T112">ac os</text:span><text:span text:style-name="T75"> aegri<text:line-break/>adaptato ac fomentum admittito. Si vero os a fervore<text:line-break/>arundinis comburatur, ovum vacuum ntrinque perforatum<text:line-break/>, aegri in ore contineant et per ipsum arundo inferatur.</text:span></text:p>
      <text:p text:style-name="P8"><text:span text:style-name="T75">Mollius fit fomentum si pro aceto aqua sumatur. Quidam<text:line-break/>nitrum et origanum et nasturtii semen ac oleum in posca<text:line-break/>trita miscent et similiter pro fomento adhibent. Aut cine-<text:line-break/>rem pullorum hirundinum implumium illine. Aut solani<text:line-break/>fuccum et butyrum, aequis. partibus cum rosaceo cerato<text:line-break/>mento impone. Eis vero qni suffocantur, picem cum aqua<text:line-break/>et nitro lu potu praebe. Haec quidem Archigenes scripsit.<text:line-break/>'Ego vero nunquam lentavi ulli alicui ea quae bibuntur<text:line-break/>'medicamenta in ejusmodi affectionibus exhibere, qualium<text:line-break/>fane tum ipse tum alii quidam meminerunt. Itaque hoc<text:line-break/>quod ad finem sermonis praescripti habetur his verbis: Eis<text:line-break/>vero jui suffocantur picem et nitrum cum aqua m potu<text:line-break/>'praebe, non possum milii persuadere qua ratione sit dictum.</text:span></text:p>
      <text:p text:style-name="P226"><text:span text:style-name="T75">Imo neque ex praeceptoribus aliquem, neque alium ullum<text:line-break/>. eo utentem vidi, neque etiam ipse in usum assumere ten-<text:line-break/>; tavi. At vero venam secare eis qui suffocantur et eluere<text:line-break/>forti atque acri clystere et purgatoria exnibere, gratia eva-<text:line-break/>cuandi universum corpus et transferendi infra humorum<text:line-break/>cursum, qui ad affectas partes seruntur, rationabile est et<text:line-break/>multa experientia judicatum ac cognitum. Similiter etiam</text:span><text:span text:style-name="T116">1<text:line-break/></text:span><text:span text:style-name="T75">post totius corporis evacuationem et diversionem ad infer-<text:line-break/>nas partes medicamentis acribus multum discussoriis uti,<text:line-break/>rationi consentaneum est et experientiam testem habet. Pi-<text:line-break/>cem vero cum aqua et nitro in potu praebere abstinui, 'ut-<text:line-break/>pote quum neque alium utentem viderim neque rationem<text:line-break/>ad hunc usum ducem habeam.<text:tab/></text:span><text:span text:style-name="T75">— ~ B</text:span></text:p>
      <text:p text:style-name="P13"><text:span text:style-name="T129">\_Quae </text:span><text:span text:style-name="T106">Apollonius in primo parabilium tradidit.j</text:span></text:p>
      <text:p text:style-name="P8"><text:span text:style-name="T75">Apollonius lu primo parabilium sic ad verbum scripsit. </text:span><text:span text:style-name="T106">Ad<text:line-break/>inflammatam columellam illitiones.</text:span><text:span text:style-name="T75"> Sale trito et melle illi-<text:line-break/>nens reprimes columellam. Picem illinens per digitum ap-<text:line-break/>primito. Succum Cyrenaicum aqua diluito et columellae</text:span></text:p>
      <text:p text:style-name="P6"><text:span text:style-name="T75">adhibeto. Chalcitidem tritam similiter admoveto. Omphacio<text:line-break/>trito cum melle utitor. Haec Apollonius. Licet autem nobis<text:line-break/>videre in his, quae absque discrimine scripta suut. Quod<text:line-break/>si quis non uniuscujusque indefinite scripti facultates </text:span><text:span text:style-name="T112">no-<text:line-break/>verit,</text:span><text:span text:style-name="T75"> quo in opportuno tempore' eis utatur, maximum<text:line-break/>omnino nocumentum inferet Scriptum est itaque hic pri- '<text:line-break/>mum omnium sale trito et melle utendum esse, postremum<text:line-break/>autem omphacio cum melle. Contraria autem facultas est<text:line-break/>omphacii ad salem. Quare si quis in principio sale nitatur,<text:line-break/>maxime si humores lu eorpore ex aequo abundent aut<text:line-break/>etiam circa caput haereant, extreme aegrum laedet Om«<text:line-break/>phaeium vero in principio commodissimum est, non trahens<text:line-break/>neque evellens ad fe ex alto, velut fal cum melle, fed re-<text:line-break/>pellens. Sales autem cum melle discussoriam vim habent,<text:line-break/>modica adstrictoria vi sisti eommix-ta, quae fane per admix-<text:line-break/>tiouem jnellis penitus evertitur. Caeterum id quod ex pice<text:line-break/>conflet inveteratis inflammationibus et jam in fcirrhum, ut<text:line-break/>ita dicam, induratis convenit, quemadmodum etiam Cyre-</text:span></text:p>
      <text:p text:style-name="P6"><text:span text:style-name="T75">naieus suacns non incipientibus, sed ubi jam quod influit'<text:line-break/>per astringentia repressum est prodelli Chalcitis vero lu to-<text:line-break/>tum inepta est, praeterquam si valde invetera </text:span><text:span text:style-name="T106">ia</text:span><text:span text:style-name="T75"> et aegre<text:line-break/>curabilis sit affectio; est enim medicamentum mordax si cruda<text:line-break/>adhibeatur, quapropter ut vim ipsius minuamus, usta fre-<text:line-break/>quentius utimur. Deluceps Apollonius haec ad verbum scii-<text:line-break/>psit. </text:span><text:span text:style-name="T106">Gargarismi ad pendulam columellam.</text:span><text:span text:style-name="T75"> Origanum tritum<text:line-break/>aceto, </text:span><text:span text:style-name="T106">et</text:span><text:span text:style-name="T75"> aqua affusis fervefacito et cum caricarum succo<text:line-break/>misceto ac utitor ad gargarissandutn. Aut hyssopum tentu<text:line-break/>et caricarum coctarum succo misceto ac utitor velut ori-<text:line-break/>gano. Mentham ae rutam et coriandrum lacte asinino tritu<text:line-break/>gargarissanda praebe. Anium et lauri folia trita et vino aut<text:line-break/>lentis decocto diluta gargarissato. Noni queudam, qui omni-<text:line-break/>bus ab Apollonio scriptis indiscriminatim utitur, in prin-<text:line-break/>cipio inflammationis gurgulionis uno ex nis usum esse et<text:line-break/>aegrum extreme laesisse, praeter alia enim neque sciebat,<text:line-break/>quid pendula columella esset, quum velit Apellonius valde</text:span></text:p>
      <text:p text:style-name="P6"><text:span text:style-name="T75">laxatum absque inflammatione gurgulionis affectum osten-<text:line-break/>dere, quem etiam resecare consuevimus, atque in hoc re<text:line-break/>vera pituitam detrahentia et calefacientia medicamenta com-<text:line-break/>moda exissent, nam in totum subalbidus fit et exanguior.<text:line-break/>Deinde Apollonius haec subdit. Lotium asini plurimum et<text:line-break/>, calidissimum bibendum praebe. Idem etiam in angina. Miror<text:line-break/>equidem ejusmodi auxilia tradentes, certe enim scio omnes<text:line-break/>homines paucis omnino exceptis ritius mori velle quam<text:line-break/>urinam asini bibere, verum hic etiam plurimam addit. Et<text:line-break/>alias, velut antea dixi, absurdissimum est curantem oris in-<text:line-break/>flammatiqnem medicamentum potabile exhibere, nisi si ex<text:line-break/>purgantium numero existat; haec enim alterius usus gratia<text:line-break/>dantur. Ex aliis sufficiunt quae citra transglutitionqm au-<text:line-break/>xiliari possunt Quin et quod postea scriptum est ab ipso<text:line-break/>medicamentum, quod itidem bibere jubet, similem habet ab-<text:line-break/>surditatem. Scribit itaque sic de ipso, lauri folia trita ex<text:line-break/>vino et aqua bibenda praebeto. Heras igitur multo melius</text:span></text:p>
      <text:p text:style-name="P7"><text:span text:style-name="T75">quam Apollonius scripsit hoc modo. </text:span><text:span text:style-name="T106">Ad columellam laxan-<text:line-break/>dam.</text:span><text:span text:style-name="T75"> 2J. Gallae. omphacitidis partem j, aluminis scissi par-<text:line-break/>tem j, salis ammoniaci partem j, utrumque per se ac simul<text:line-break/>terito et expleto inde cochleari uvam contingito. Aut lapi-<text:line-break/>dem ageratutn appellatum, quo sutores ad muliebria calo -<text:line-break/>ceameuta expolienda utuntur, deradito exindeque cochlear<text:line-break/>i expletum uvae adhibeto. Ex his duobus medicamentis alte-<text:line-break/>rum posterius omni molestia caret, neque nocere potens<text:line-break/>neque magnopere juvare, quocunque tandem tempore quis<text:line-break/>eo utatur, fortius est prius. In principio itaque et quum<text:line-break/>valde rubent, minime aptum est, si vero praeevacuatu toto<text:line-break/>corpore et post, repulsoriorum medicamentorum usum ad-<text:line-break/>hibeatur, ubi non valde , rubens sit gurgulio, juvare potest,<text:line-break/>ex contrariis enim fortibus componitur facultatibus repul-<text:line-break/>soria et discussoria. Quare non recte fecit Heras indiscri-<text:line-break/>minatim ipsa tradendo. Tarentinus porro Heraclides in li-<text:line-break/>liris ad Antiochidem ad inflammatas columellas sic scripsit,<text:line-break/>, omphacium siccum terito et admixto sufficienti melle adhi-</text:span></text:p>
      <text:p text:style-name="P7"><text:span text:style-name="T75">beto. Aut gallam tritam cum melle, aut alumen scissum<text:line-break/>eodem modo. Aut succum Cyrenaicum cum melle. Aut me-<text:line-break/>'lanteriam, qua sutores’ utuntur. Aut Andronium pastillum,<text:line-break/>’ quem in vulnerariis medicamentis referam cum vino. Opor-<text:line-break/>tet autem post haec lentium decoctum gargarissare. Recte<text:line-break/>ad finem hoe ascripsit. Vehementia enim sunt omnia prae-<text:line-break/>' scripta ah ipsio medicamenta, acerba qualitate praedita et<text:line-break/>ob id exasperanti, itaque aspritudinem ab ipsis inductam<text:line-break/>mitigare vult per lentium decoctum. In moderata inflam-<text:line-break/>matione non est necesse talibus uti, quemadmodum neque<text:line-break/>ubi columellae valde rubrae suerint et calidam inflamma--<text:line-break/>tionenr habent, imo neque lu declinatione earum; tunc enim<text:line-break/>discussoriorum medicamentorum vim praedominari oportet.<text:line-break/>Asclepiades vero ad easdem sic scripsit: </text:span><text:span text:style-name="T106">Siccum-ad laxat-<text:line-break/>tas columellas.</text:span><text:span text:style-name="T75"> Anethi una cum semine et radicibus quod<text:line-break/>satis est accipe et in vas fictile conjicias, cujus, os sit sub-<text:line-break/>obturatum, et ipsum vas lutu oblitum, in surnurn donec</text:span></text:p>
      <text:p text:style-name="P6"><text:span text:style-name="T75">/vas ignescat mitte, deinde ex furno extractum anethum<text:line-break/>Ustum tere et sublatum repone. Usu vero expetente anethi<text:line-break/>partes duas accipe, iridis Illyricae in tenuissimum pulvil-<text:line-break/>lum redactae partem unam admisce ac per arundinem in-<text:line-break/>sussia. </text:span><text:span text:style-name="T112">Aliud.</text:span><text:span text:style-name="T75"> 4 Rusarum siccarum' sextarium unum, </text:span><text:span text:style-name="T112">nardi<text:line-break/></text:span><text:span text:style-name="T75">.Celticae una curn radicibus </text:span><text:span text:style-name="T112">et</text:span><text:span text:style-name="T75"> adhaerente terra fasciculum<text:line-break/>nnum,- nidi hirundinum silvestrium aridi J iij, myrrhae J viij,<text:line-break/>gallas omphacitidas numero quindecim, contusa et trita in-<text:line-break/>fufsta et cum digitis adhibe. Ex his duobus medicamentis<text:line-break/>prius penitus nihil ex repulsoriis^ habet, scd est totum dis-<text:line-break/>cussorium.. Alterum vero ex contrariis mixtum est facul-<text:line-break/>tatibus, multam enim difcustofiam vim habet silvestrium<text:line-break/>hirundinum nidus, astringentem autem gallae, mediae vero<text:line-break/>facultatis est myrrha et mixtae nardus Celtica, ita ut tum<text:line-break/>dsscussoria tum astrictoria facultas ambae in eo sint rno-<text:line-break/>deratae. Caeterum per arundinem ejusmodi medicamenta<text:line-break/>insufflari valde improbo, defertur enim ex ipsis multum<text:line-break/>tum in gulae summum tum in ipiam gulam. Praestat itu-<text:line-break/></text:span><text:span text:style-name="T75">v</text:span></text:p>
      <text:p text:style-name="P7"><text:span text:style-name="T75">que cochleario indita apprimere; quemadmodum ego uti so-<text:line-break/>leo, ut vidistis. 'Quin et tertium medicamentum Asclepiades<text:line-break/>post praedicta duo conscripsit his verbis.</text:span></text:p>
      <text:p text:style-name="P8"><text:span text:style-name="T106">[Siccum ad laxatam columellam et tumentem Nea-<text:line-break/>politae</text:span><text:span text:style-name="T75"> .] 4 Piperis albi drach. unam, myrrhae drach. unam,<text:line-break/>aluminis scissi 3 ij&gt; gallae omphacititlis </text:span><text:span text:style-name="T112">3</text:span><text:span text:style-name="T75"> ij, trita admove.<text:line-break/>Hoc medicamentum a principio usque ad finem utile esse<text:line-break/>: poterit, praeterquam in vehementer rubentibus, in his enim<text:line-break/>vitare oportet acrium ac mordacium valde mixturam, quale<text:line-break/>hoc loco piper existit. Aliud deinceps ejusdem facultatis<text:line-break/>Pcriplit ad tumentes columellas ex his compositum, si La-<text:line-break/>pidis agerati 3 iv, floris lapidis 'Asii drach. quatuor, terrae<text:line-break/>Samiae draclu quatuor, aluminis scissi draclu duas, croci<text:line-break/>torrefacti draclo ij, gallarum omphacitiduin drach. duas,<text:line-break/>tritis utere. Hoe et nos usi sumus saepe ut optimo et quod<text:line-break/></text:span><text:span text:style-name="T75">" </text:span><text:span text:style-name="T75">omni tempore juvare possit, praeterquam, velut in, praece-<text:line-break/>denti dixi, statim in principio et quum ruber et calidus<text:line-break/>‘ suerit inflammationis tumor. In inveteratis autem jam et</text:span></text:p>
      <text:p text:style-name="P6"><text:span text:style-name="T75">corpore evacuato post unum usum statim magnam commo-<text:line-break/>ditatem exhibet, sunt' enim vehementer astringentia et ea,<text:line-break/>quae mediae materiae sunt, in ipso temperate mixtu.</text:span></text:p>
      <text:p text:style-name="P8"><text:span text:style-name="T106">[ Critonis medicamentum hoc. modo scriptum -ad aollur-<text:line-break/>mellas.j</text:span><text:span text:style-name="T75"> Hoc medicamentum ad ipsam temporis opportuni-<text:line-break/>tatem apparato. </text:span><text:span text:style-name="T112">4</text:span><text:span text:style-name="T75"> Ossium palmularum, nucum tenerarum<text:line-break/>immaturarum siccarum, utrorumque </text:span><text:span text:style-name="T112">3</text:span><text:span text:style-name="T75"> iv, urito ac lu pul-<text:line-break/>villum terito. Utere arido admoto. Et in hoc medicamento<text:line-break/>ossium palmularum vis fatis discussoria est, nam et in aliis<text:line-break/>affectionibus eorum experientiam habemus, quod ejusmodi<text:line-break/>viribus sint praedita. Nucum vero tenerarum siccaram ci-<text:line-break/>nis discussoriam vim habet una cum astringente. Quin et<text:line-break/>Soranus medicamentum indiscriminatim scripsit, non appo-<text:line-break/>uons in quibus privatirn faciat. Habent autem verba ejus<text:line-break/>hoe modo. Radicem dulcem -contundito et mel et dulcem<text:line-break/>aquam pari mensura affundito, deinde coquito et succum<text:line-break/>.gargarissandurn praebeto. Peccavit lu hoc, quod rmn adscri-<text:line-break/>psit, maxime mitigatorium hoe medicamentum esse, quod in</text:span></text:p>
      <text:p text:style-name="P6"><text:span text:style-name="T75">vigore inflammationum magnopere auxiliari potest. Hjijns<text:line-break/>usus commodus etiam est, ubi ex acerbis medicamentis im-<text:line-break/>moderatius quis irritarit- et exasperaris columellam iusiain-<text:line-break/>matam, hanc enim lenit hoc medicamentum.</text:span></text:p>
      <text:h text:style-name="P3" text:outline-level="2">Cap. IX.</text:h>
      <text:p text:style-name="P9"><text:span text:style-name="T106">\I)e. medicamentis ad aphthas</text:span><text:span text:style-name="T75"> Uleeratio-<text:line-break/>nes in superficie oris obortas aphthas appellant; habentes<text:line-break/>quippiam igneae caliditatisr Fiunt autem ni plurimum puei.<text:line-break/>ris lactentibus, quum aut vitiosum fuerit lac nutricis aut<text:line-break/>non probe ipsum concoxerit infans. Curantur facile, utpote<text:line-break/>quae ex moderate .stringentibus sedantur', Quandoque ta-<text:line-break/>men diuturnae fiunt ae aegrefolubiles et progressu temporis<text:line-break/>putredinosum quid-acquirunt, quod-a medicis ulcus depa-<text:line-break/>fcens appellatur. Scripta itaque sunt et ad ipsas medica-<text:line-break/>menta moderata quidem ad eas, quae nihil maligni habent,<text:line-break/>fortia vero ad eas, quae jam quid putredinosum et serpendo<text:line-break/>depascens habent. Mentionem faciam eorum, quae recentio-<text:line-break/>res coacervarunt, nam ex iis, quae veteres conscripserunt,<text:line-break/>optima cum magna experientia ipsi elegerunt et quaedam</text:span></text:p>
      <text:p text:style-name="P6"><text:span text:style-name="T75">eorum, quae postea inventa sunt apposuerunt. Invenias au-<text:line-break/>,tem post veteres etiam Manliae et Heraclidae Tarentini<text:line-break/>plurima medicamenta scripta. Similiter et Menecrates librum<text:line-break/>optimorum medicamentorum inscripsit, ex quibus plurima<text:line-break/>ipse invenit, quemadmodum et Cappadox Heras, Androma-<text:line-break/>chns autem duos et tertium, in quo oculorum medicamenta<text:line-break/>continentur. Plores autem libros composuerunt Antonius<text:line-break/>Mufa et post eum Asclepiadae duo et post hos Crito. Verum<text:line-break/>hi quidem tres post Andromachum nati sunt. Heras autem<text:line-break/>ante Andromachum et post ipsum etiam Musa ac Mene-<text:line-break/>crates. Longo vero tempore etiam hos praecessit Heraclides<text:line-break/>et praeceptor ejus Mantlas, verum Mantias velut ah initio<text:line-break/>Herophili sectator fuit, ita et per omnia mansit. Heracli-<text:line-break/>des autem ad medicorum, empiricorum suctam declinavit,<text:line-break/>optimus medicus tum circa alias artis partes factus tum plu-<text:line-break/>rimorum medicamentorum expertus. Quum itaque aphthae,<text:line-break/>de his enim sermo institutus est, malignae evadunt, fortiori-</text:span></text:p>
      <text:p text:style-name="P227"><text:span text:style-name="T112">' '<text:tab/>. *<text:tab/>•<text:tab/>'<text:tab/>'. i''</text:span></text:p>
      <text:p text:style-name="P6"><text:span text:style-name="T75">bus medicamentis egent, qualia etiam alios lu tonsillis ac<text:line-break/>ore affectus fanant. Praedictu igitur scopo compositionis<text:line-break/>eorum, nihil amplius opus habeo de iis dicere, sed ad nar-<text:line-break/>rationem progrediar praecognitorum, initio sumpto ab iis<text:line-break/>quae Andromachus scripsit, quemadmodum consueri ad ver-<text:line-break/>bum ipsa tranfcribere.</text:span></text:p>
      <text:p text:style-name="P8"><text:span text:style-name="T106">[Quae Andromachus scripsit ad aphthas</text:span><text:span text:style-name="T75">.] Non so-<text:line-break/>lum Andromachus, sed et alii multi duo medicamentorum<text:line-break/>genera ad aphthas conscripserunt, ad eas quidem, quae ni-<text:line-break/>hil maligni habent, moderata viribus medicamenta compo-<text:line-break/>nentes, ad jam malignas vero fortiora. Ascribunt autem in<text:line-break/>his ipsis aliquando, quod ad aphthas et ulcera hoc medica-<text:line-break/>mentum convenit, aliquando, quod ad aphthas putredino-<text:line-break/>fas. Quum vero simpliciter ad aphthas adscriperunt, sim-<text:line-break/>plices indicant et nihil maligni habentes. Andromachus igi-<text:line-break/>tur ad malignas aphthas sic scripsit. </text:span><text:span text:style-name="T85">Ad </text:span><text:span text:style-name="T106">aphthas inore et<text:line-break/>nlcera.</text:span><text:span text:style-name="T75"> 4 Aluminis scissi usti drach. ij, fructus ericae drach.<text:line-break/>unam, oleo excipito et per digitum locis apprimito. </text:span><text:span text:style-name="T106">Aliud</text:span></text:p>
      <text:p text:style-name="P6"><text:span text:style-name="T106">ad eadem.</text:span><text:span text:style-name="T75"> 4 Aeruginis </text:span><text:span text:style-name="T106">3</text:span><text:span text:style-name="T75"> ij, aluminis scissi partes duas, gal-<text:line-break/>lae lu pulvillum redactae partem tinam, terito et per lin-<text:line-break/>teolum concernito, deinde digitum oleo madefacito, siccum-<text:line-break/>que excipito et tonsillis extergendis apprimito, item palato<text:line-break/>et uvae. Disparat pelliculas et tollit asperitates circa ipsum<text:line-break/>os, callos excoriat et ulcera ad cicatricem perducit Cae-<text:line-break/>terum ad aphthas lu superficie haerentes sic scripsit. Ad<text:line-break/>aphthas lycium Indicum vino tritum circumlitum, facit et<text:line-break/>ericae fructus tritus aut rosae siccae cum melle. Haec prae-<text:line-break/>fatus infert. Si vero nigrae sinti et malignae, uvae passae<text:line-break/>purae partes tres.,' anisi tantundem, trita cum melle illine,<text:line-break/>deinde collue.</text:span></text:p>
      <text:p text:style-name="P8"><text:span text:style-name="T75">['Quae </text:span><text:span text:style-name="T106">'Crito ad aphthas scripsit~\</text:span><text:span text:style-name="T75"> Crito vero sic ad<text:line-break/>aphthas scripsit. Portulacam in 'melle tinctam rnanduceL<text:line-break/>Aut oleae foliis in vino coctis os colluat, aut foliorum<text:line-break/>myrti albae decocto ex vino. Aut aeruginis vermiculatae<text:line-break/>'obolos tres, in vini heminae parte quarta tritos colluat.<text:line-break/>'Quin et galla in acri aceto contrita illinitur, lu pueris</text:span></text:p>
      <text:p text:style-name="P7"><text:span text:style-name="T75">autem taedulas bovinamque medullam ubi coxeris, minutim<text:line-break/>concisas porrige. Faciunt et amygdalae amarae cum melle.<text:line-break/>Nigrefactas autem aphthas, uva passa exacinata et aniso<text:line-break/>tritis eum melle illine. Tarentinus autem Heraclides, ubi<text:line-break/>exterseris, ait, farina ervi cum melle, gallam cum melle<text:line-break/>adhibe. Convenit et rhus obsoniorum cum menthae ramu-<text:line-break/>lis. Sit autem rhois copia quantum tribus digitis prehendi<text:line-break/>potest, menthae vero ramuli tres et rufarum folia septem<text:line-break/>et nuces pineae septem, his omnibus cum melle tritis uti-<text:line-break/>tor. Aut lycio ex aqua. Convenit et faex vini dnicis illita<text:line-break/>cum melle. Aut alumen et malicorium puniri dulcis, aequis<text:line-break/>portionibus terito et adipe anserino mixta illinito, atque<text:line-break/>aquam calidam frequentius colluendam praebeto, amplius-<text:line-break/>que adipem anserinum admoveto. Aiiud </text:span><text:span text:style-name="T106">Musae.</text:span><text:span text:style-name="T75"> </text:span><text:span text:style-name="T90">2ἰ </text:span><text:span text:style-name="T75">Frn-<text:line-break/>, ctus myricae draclu sex, aluminis scissi 3 ij, oleo excepta<text:line-break/>admove. </text:span><text:span text:style-name="T106">'Aliud maxime in pueris.</text:span><text:span text:style-name="T75"> Rheon rubrum tritum<text:line-break/>melle mixtum illine. Aut adipem suillum et mel liquefacta.<text:line-break/>Praebeto eis etiam gargarissandurn lac asininum. Quod si</text:span></text:p>
      <text:p text:style-name="P7"><text:span text:style-name="T75">multa saliva feratur-, gallam et solanum aceto diluta gar-<text:line-break/>garissare facito, aut violas albas siccas enin melle tritas ll-<text:line-break/>linito. Haec quum scripscrit Crito, merito quis ei succeui<text:line-break/></text:span><text:span text:style-name="T112">feat,</text:span><text:span text:style-name="T75"> velut etiam alios semper reprehendo, qui ex ordine<text:line-break/>ludiscriminatim auxilia recensent, non apponentes an luria<text:line-break/>plaute affectione aut progrediente aut decedente aut via •<text:line-break/>gente aut decrescente conveniant; et num parva existente<text:line-break/>' affectione et mansueta aut adeo maligna, ut jam putredsi</text:span></text:p>
      <text:p text:style-name="P13"><text:span text:style-name="T75">nosum quid habeat. Ex his enim quae scripsit aliqua sim-<text:line-break/>plicissima funt, in pueris maxime, convenientia nullam asse-<text:line-break/>ctioneri habentibus. Velut quum adipem suillum et mel<text:line-break/>liquefacta assumit, et multo magis quum asininum lac coI-<text:line-break/>luere praecipit. Simplicissimum medicamentum est et por-<text:line-break/>tulada messe tincta et manducata et collutio ex foliis oleae,<text:line-break/>similiterque ex myrtq alba. Fortissimum vero quod ex ae-<text:line-break/>ruglue et vino constat, Quemadmodum etiam galla, acri</text:span></text:p>
      <text:p text:style-name="P13"><text:span text:style-name="T75">, aceto trita ac illita, valde enim forte hoc medicamentum,</text:span></text:p>
      <text:p text:style-name="P7"><text:span text:style-name="T75">velut etiam id quod ex aerugine constat. Verum in illo<text:line-break/>paucissima est aerugo, obolos enim tres dixit in vini quarta<text:line-break/>heminae parte terendos esse ac colluendos, debilisqne fit<text:line-break/>copia mixturae vini exoluta; Galla vero aceto acri.trita,<text:line-break/>ut crassa fiat et illitioni apta, valde vehemens est medica-<text:line-break/>mentum, quemadmodum etiam quod ex alumine et mali-<text:line-break/>corio punici dulcis componitur,, quod nisi ad adipem ause-<text:line-break/>rinum admixtum esset, ad putrefactiones fortes'congruens<text:line-break/>esset. Forte est et quod ex myricae fructu ae alumine con-<text:line-break/>stat, fed non adeo velut id, quod ex galla et aceto- Semel<text:line-break/>porro tantum recte fecit apponendo in verborum serie sic.<text:line-break/>Quod si multa saliva seratur, gallam et solanum aceto dis<text:line-break/>luta gargarissare facito, multam enim salivam ferri, majo-<text:line-break/>rem affectum esse significat. Praestabilius autem fuisset sta-<text:line-break/>tim dixisse, quod si depascendo proserpat affectio aut ul-<text:line-break/>cera profunda fiant aut ejusmodi quippiam ascripsisse.</text:span></text:p>
      <text:p text:style-name="P13"><text:span text:style-name="T75">f.Oe </text:span><text:span text:style-name="T106">iis quae Asclepiades ad aphthas scripsit^</text:span><text:span text:style-name="T75"> Recte<text:line-break/>igitur ferit Asclepiades, tametsi non multa medicamenta ad</text:span></text:p>
      <text:p text:style-name="P7"><text:span text:style-name="T75">aphthas conscripsit. Vernntamen lu duobus, quae lu prin-<text:line-break/>cipio tradidit sic, aphthas non depafcentes, deinde post duo<text:line-break/>rursns ascrlbens ad aphthas depascentes. Lenia enim sunt<text:line-break/>duo medicamenta, alterum quidem prius, in quo art medul-<text:line-break/>lam bubulam melle mixtam ac tepefactam illinito, maxime<text:line-break/>vero pueris infantibus est commodum, alterum vero est,<text:line-break/>adipe suillo melli admixto utitor. Caeterum ad depascentes<text:line-break/>aphthas, gallarum decocti cyathum unum ac mellis tan-<text:line-break/>tundem miscere jubet et fervefacto uti. Verum ego tum hoc<text:line-break/>medicamentum tum alia tria post ipsum tradita, paulo ante<text:line-break/>in medicamentis ad nomas praescripsi, neque enim referre<text:line-break/>puto sive ex aphthis sive ex alio quopiam transitio ad ul-<text:line-break/>cus depascens contingat.</text:span></text:p>
      <text:p text:style-name="P8"><text:span text:style-name="T106">[Quae ab Apollonio ad aphthas scripta siuntiy</text:span><text:span text:style-name="T75"> Apol-<text:line-break/>lonius autem Herophili sectatur lu primo parabilium me,<text:line-break/>dicamentorum sic scripsit ad verbum. </text:span><text:span text:style-name="T106">Ad aphthas albas.<text:line-break/></text:span><text:span text:style-name="T75">Chalcitidem oleo tritam penna illinito, hoce vestigio, (eduli</text:span></text:p>
      <text:p text:style-name="P6"><text:span text:style-name="T75">Postquam vero pura facta fuerit, myricae fructum tritum<text:line-break/>et aqua mulsa aut vino dllutum illinito, maxime infantibus<text:line-break/>est ex usu. Deinceps autem aliud scribit et maxime ad ni-<text:line-break/>gras aphthas. Uvam passem exacluatam et anisum trita cum<text:line-break/>melle illinito. Et rursus aliud atramento sutorio trito cum<text:line-break/>melle utitor. Videtur fane lu malignis ejusmodi medica-<text:line-break/>rneutis jubere uti. Adscripfit itaque ad primum ad aphthas'<text:line-break/>albas. Ad secundum ad nigras, ostendens per id colorem<text:line-break/>praeter naturam et magnitudinem affectionis. Consequenter<text:line-break/>ascribit et collutiones ad aphthas hac verborum serie. Vino<text:line-break/>nigro ausiero et subastrlugente colluito. Oleae foliis in vine<text:line-break/>coctis colluito. Myrti albae foliorum decocto cum vino si-<text:line-break/>militer utere- Hae collutiones citra discrimen scriptae nul-<text:line-break/>lum detrimentum inferunt, nam et in moderatis et in ma-<text:line-break/>joribus et in. maximis affectibus conveniunt. Recte vere<text:line-break/>deinceps aliud valde efficax scripsit, aeruginis vermiculatae<text:line-break/>obolos tres in vini quarta heminae parte gargarissandos</text:span></text:p>
      <text:p text:style-name="P6"><text:span text:style-name="T75">praebe, deinde etiam vinum colluendum praebe. Hoc enim<text:line-break/>in fortioribus convenit, quemadmodum etiam quod conse-<text:line-break/>quenter sic scriptum est, muriam olivarum et acetum pari<text:line-break/>mensura mixta colluenda dato, indeque vino colluito, postea<text:line-break/>etiam aqua mulsa et deinde aqua, in pueris autem oleum<text:line-break/>colluendum praebe. Post haec duo medicamenta feribit di-<text:line-break/>versis formis ac specieluis aphtharum congrua. Hyssopum<text:line-break/>enim tritum ad calidos et erosus affectus, itemque puros<text:line-break/>maxime contrarium est, congruit autem sordidis et luflam- ,<text:line-break/>matis aphthis. Omphaeinm vero cum vino aptum est puris<text:line-break/>et'mordacitatem scntientibus ac erosis. Jubet autem ornpha-<text:line-break/>cium cum vino tritum collui, hyssopum, vero cum vino<text:line-break/>aut aqua mulsa. Validum valde est, quod ab his sequitur<text:line-break/>medicamentum, ut jam depascendo proferpentibus aphthis<text:line-break/>.conveniat, quod ipsum componit, myricae fructum coquens<text:line-break/>eum aceto. Validum est et quod deinceps ab eo scriptum<text:line-break/>-est, in quo ait, gallam tritam in aeri aceto colluendam prae-<text:line-break/>bc. Hoc vero quod postea sequitur., in quo ait, succo sil-</text:span></text:p>
      <text:p text:style-name="P7"><text:span text:style-name="T75">phii diluto similiter utitor, et postea oleum colluendum<text:line-break/>dato, etiam ipsum acre et mordax est ac discussorium, non<text:line-break/>astringens. Non recte itaque astringentia et acerba ac repul-<text:line-break/>foria, discussoriis admixta sunt ac acribus, atque hoc nullo<text:line-break/>discrimine adjecto. Quod vero sequitur ex aceto apparatum,<text:line-break/>generosum esu Quoniam autem ad acetum non apposuit<text:line-break/>aere et </text:span><text:span text:style-name="T75">quoniam per </text:span><text:span text:style-name="T75">femen lini moderatius evadit, </text:span><text:span text:style-name="T75">adjecit<text:line-break/>autem ipsi etiam </text:span><text:span text:style-name="T75">lolium, medicamentum multum </text:span><text:span text:style-name="T75">difcusso-<text:line-break/>riuni, atque propterea ipsum ad linguae </text:span><text:span text:style-name="T75">tumores </text:span><text:span text:style-name="T75">convenire<text:line-break/></text:span><text:span text:style-name="T75">ait. </text:span><text:span text:style-name="T75">Verum ascribam -</text:span><text:span text:style-name="T75">omnem ipsius </text:span><text:span text:style-name="T75">dictionem. </text:span><text:span text:style-name="T75">Semen </text:span><text:span text:style-name="T75">lini<text:line-break/></text:span><text:span text:style-name="T75">ac </text:span><text:span text:style-name="T75">lolium </text:span><text:span text:style-name="T75">aequis partibus aceto trita colluito. Hoc itidem<text:line-break/>ad linguae tumores facit. Longe lenius his omnibus rnedi-</text:span><text:span text:style-name="T131">(<text:line-break/></text:span><text:span text:style-name="T75">camentum </text:span><text:span text:style-name="T75">deinceps </text:span><text:span text:style-name="T75">scripsit hoc modo. </text:span><text:span text:style-name="T75">Folia </text:span><text:span text:style-name="T75">pruni </text:span><text:span text:style-name="T75">contusa<text:line-break/></text:span><text:span text:style-name="T75">ac </text:span><text:span text:style-name="T75">lacte permixta </text:span><text:span text:style-name="T75">colluito. Quum enim adjecerit </text:span><text:span text:style-name="T75">sermoni,<text:line-break/>colluito, manifestum </text:span><text:span text:style-name="T75">est quod multo lacti pauca </text:span><text:span text:style-name="T75">folia ad-<text:line-break/>miscet. Nam si folia </text:span><text:span text:style-name="T75">cum lacte trita pro medicamento </text:span><text:span text:style-name="T75">inun-<text:line-break/></text:span><text:span text:style-name="T75">ctili </text:span><text:span text:style-name="T75">esse jussisset; </text:span><text:span text:style-name="T75">palam plique esset quod multa folia, </text:span><text:span text:style-name="T75">pau-</text:span></text:p>
      <text:p text:style-name="P14"><text:span text:style-name="T90">- </text:span><text:span text:style-name="T75">cuin vero lac esse jussisset. Deinceps porro etiam, quae<text:line-break/>mansa aphthas juvent annectit. Mandendae sunt olivae<text:line-break/>muria conditae. Manifestum est lenissimum hoc medicamen-</text:span></text:p>
      <text:p text:style-name="P15"><text:span text:style-name="T112">i</text:span><text:span text:style-name="T75"> </text:span><text:span text:style-name="T75">tum esse. Et rursus. Portulaca melle tincta manducetur.<text:line-break/>Et hoc similiter mite esu Disterunt haec duo inter se in<text:line-break/>eo, quod olivae muria conditae et astringunt et discutiunt,<text:line-break/>plurimam vero in se astringendi vim habent, portulaca<text:line-break/>vero eum melle imbecillius est medicamentum. Consequen-<text:line-break/>ter probe fecit, quum ait in pueris convenire quae dictu-<text:line-break/>rus est medicamenta. Scribit vero de eis in haec verba.<text:line-break/>Ubi puerulus aphthas habeat, similaginem et medullam bu-<text:line-break/>bularn ac farinam coquens infanti mande, si jam ipse ab .<text:line-break/>uberibus mandere nequeat. </text:span><text:span text:style-name="T112">Aliud.</text:span><text:span text:style-name="T75"> Lienem bubulum in vino<text:line-break/>coquens et cum melle terens mande. Hoc medicamentum<text:line-break/>supervacaneum est, et plus aequo curiosum. Deinceps recte<text:line-break/>scripsit abstinendum circa diaetam acribus et falsis et aci-<text:line-break/>dis tum eduliis tum potibus. Deinde haud scio, quo modo<text:line-break/>lu hanc sententiam scribit, clialoanthum tritum ac ustam</text:span></text:p>
      <text:p text:style-name="P7"><text:span text:style-name="T90">,</text:span><text:span text:style-name="T75">cum melle illinito. Hoc enim medicamentum superius suri-<text:line-break/>here oportuit cum aliis validis medicamentis,</text:span></text:p>
      <text:p text:style-name="P8"><text:span text:style-name="T75">[Quae </text:span><text:span text:style-name="T106">Archigenes scripsit ad aphthasi]</text:span><text:span text:style-name="T75"> Quaedam<text:line-break/>ex his quae Archigenes ad aphthas scripsit, eadem funt<text:line-break/>eum praescriptis. Verum visum est mihi ex ordine omnem<text:line-break/>ipsius sermonem ascribere, ita ut nihil ex eo relinquam,<text:line-break/>Scribit igitur sic. </text:span><text:span text:style-name="T106">Ad oplidhas collutiones saoiunt.</text:span><text:span text:style-name="T75"> Folio-<text:line-break/>rum oleae decoctum. Aut foliorum myrti albae eodem,<text:line-break/>modo. Aut aqua olivae muriae innatantis. Eacit et amurca<text:line-break/>et marrubii succus aut lentis decoctum, seu rubi aut ligu-<text:line-break/>stri aut aeruginis vermiculatae obolos tres, in vini cnidii<text:line-break/>quarta heminae parte dissolutos colluat. </text:span><text:span text:style-name="T106">IJlitiojtes-autem<text:line-break/>faciunt pleraque ex ‘descriptis siornaticis medicamentis,<text:line-break/>jyrivaitm autem congruunt haec.</text:span><text:span text:style-name="T75"> 4 Aluminis scissi, florum<text:line-break/>rusarum, aequales partes, fructus myricae duplum, utere<text:line-break/>sieris. Aut ibus et glyeyrrhizae succum aequis portionibus,<text:line-break/>gallae, myrrhae, anisi, singulorum parum quid, cum vino<text:line-break/>nrotropnr illine. </text:span><text:span text:style-name="T106">Aliud.</text:span><text:span text:style-name="T75"> Mannam er salem pari pondere</text:span></text:p>
      <text:p text:style-name="P7"><text:span text:style-name="T75">sicca, per pennam adhibeto. Aiiud. Faecem vini dulcis cum<text:line-break/>melle illinito. </text:span><text:span text:style-name="T112">Aliud.</text:span><text:span text:style-name="T75"> Misy et alumen et rhoem, cum melle,<text:line-break/>aut chalcitidem cum oleo, per pennam illinito, vehementer<text:line-break/>bonum est. Aut oleae folia cum oleo illinito. Postquam<text:line-break/>vero repurgatae fuerint, myricae fructum cum aqua mulsa<text:line-break/>aut vino illine. Aut usii cum ervi farina et melle exter-<text:line-break/>suris, gallam cuni melle adhibe. Aut myricae femen et alu-<text:line-break/>minis tertiam partem emh oleo illine. Hoe etiam, est no-<text:line-break/>mas facit. Aut adipem suillum aut anserinum manna in-<text:line-break/>fpersa illinito. Aut gallam tritam eum eleo. Aut liquidum<text:line-break/>alumen dilutum. Aut ligustri folia manducent. Aut lycii<text:line-break/>radicem aridam adbibe. Aut uleae germina trita ex melle.<text:line-break/>Aut gallam cum fale. Si vero extendatur affectio et fer-<text:line-break/>pendo putredluose depascat, collutionibus quidem et gar-<text:line-break/>garismis utendum est ad sphtha. descriptis fortioribus, pri-<text:line-break/>vatim autem muria frequentius colluenda est. Aut herbam<text:line-break/>Iaeram aqua aut vino incoctam colluendam aut gargaris-<text:line-break/></text:span><text:span text:style-name="T112">fandatn</text:span><text:span text:style-name="T75"> datu. Illisionibus etiam ad aphthas descriptis for-<text:line-break/>tioribus utautnr, privatim vero cornu cervi tritum affrica.</text:span></text:p>
      <text:p text:style-name="P7"><text:span text:style-name="T75">Aut atramentum sutorium tostum tritum cum melle. Aut<text:line-break/>aeruginem' aeris, sive squamam cum melle. Summe sarit ad<text:line-break/>nomas foeniculi radicis ustae cinis. Haec ad aphthas Ar-<text:line-break/>chigenes in primo de medicamentis scripsit, quae parum<text:line-break/>abest, ut omnia etiam aliis sint scripta. Quid igitur ope-<text:line-break/>rae pretium duxi eadem bis. scribere, quamvis caverim ne<text:line-break/>hoc facerem ? Quod sane et Archigenem, quem scimus ma-<text:line-break/>jore qnarn alios dignitate, etiam communia cum propriis<text:line-break/>discriminibus scribere posse; videbam nunc ipsum in pluri-<text:line-break/>bus ejusmodi doctrinae negligentem. Nunc enim omnia con-<text:line-break/>fusim projicit auxilia, una cum hoc quod continenter in-<text:line-break/>ter sc scribendo commiscuit lenissima et acerrima. Quid<text:line-break/>enim simile habet aerugo ad lentis et rnbi ac cypri de-<text:line-break/>coctum? quid galla simile adipi anscrino aut suillo? Acre<text:line-break/>enim et erodens fortiter.que resiccans medicamentum est<text:line-break/>aerugo, rubus autem et cyprus et lens paucissimam habent<text:line-break/>astringendi sacullatem. Sic etiam galla fortissime astringens, '<text:line-break/>contrariam vim habet suillo ae anserino adipi. Quin et</text:span></text:p>
      <text:p text:style-name="P7"><text:span text:style-name="T75">deinceps ab eo scripta, planeque omnia quorum mentio-<text:line-break/>nem facit, eandem confusionem perturbati ordinis, habent.<text:line-break/>Praestabat autem velut semel alicubi in scrmone apponendo<text:line-break/>dixit, hoc etiam ad nomas facit, eodem modo, etiam alia<text:line-break/>distinxisse, ut ascriberet videlicet, hoe quidem infantibus<text:line-break/>• ac pueris convenit, hoc vero perfectis, et hoc incipienti-<text:line-break/>bus aut moderatis .aphthis, hoc autem vigentibus et forti-<text:line-break/>' bus, maxime vero omnium aut inflammatis </text:span><text:span text:style-name="T112">et calidis</text:span><text:span text:style-name="T75"> aut<text:line-break/>magis frigidioribus, et ex inflammatis hoc quidem rubi-<text:line-break/>cundioribus, hoc vero flavioribus, aliae enim ex sanguine,<text:line-break/>aliae ex flava bile inflammationem habent, quemadmodum<text:line-break/>illae rursus non inflammatae pituitosae in totum exissent,<text:line-break/>quemadmodum aliquae ex inveteratis, humoris atrae bilis<text:line-break/>malignitatem acquirunt. Cognoscentur Eae omnes facile visu<text:line-break/>simul et. tactu. Visu quidem ex coloribus, quemadmodum<text:line-break/>etiam nunc dictum est, rubicundiores enim sanguineum hu-<text:line-break/>morem praevalere ostendunt, flaviores autem amaram bi-<text:line-break/>lem, quemadmodum rursus albescentesrpituitosiorem, live-</text:span></text:p>
      <text:p text:style-name="P7"><text:span text:style-name="T75">suentes et nigrescentes atrae bilis succum. Qui enim haec<text:line-break/>rite discreverit, noveritque amplius singulorum simplicium<text:line-break/>medicamentorum facultatem, quemadmodum in libris de ip-<text:line-break/>sis a me scriptum </text:span><text:span text:style-name="T112">ell,</text:span><text:span text:style-name="T75"> is lu unaquaque aphthae specie tum<text:line-break/>simplicibus tum compositis uti sciet velut jam saepe est<text:line-break/>praedictum. Considerabit autem simul et corporum natu-<text:line-break/>ras, num molles sint et humidae velut in pueris, eunuchis<text:line-break/>• et mulierculis, an durae et aridae velut in piscatoribus ac<text:line-break/>nautis ef venatoribus atque agricolis. Tortioribus enim<text:line-break/>corporibus fortiora adhibebis medicamenta, debilioribus rnol-<text:line-break/>lioia. Ego porro infantibus, quibus nutrices cibum mam-<text:line-break/>dunt, lentem cum modico paneet medulla cervi aut vi-<text:line-break/>' tuli praebeo. Admisceo etiam cibis ex malis cotoneis at-</text:span></text:p>
      <text:p text:style-name="P13"><text:span text:style-name="T75">qne aliis, quae astringunt, velut Romae cestiana appellata.<text:line-break/>Quin et ex pyris addo, sorbisque ac mespilis et cornis.<text:line-break/>Quandoque etiam de lactuca etferide ‘ac folano et portu-<text:line-break/>laca i» cibes qui manduntur' permisceo si aphtha suerit</text:span></text:p>
      <text:p text:style-name="P6"><text:span text:style-name="T75">igstammala. Quod si non adhuc quii mandi queat, nutris<text:line-break/>cem ejusinodi victu alo, eique fimnI bonam concoctionem<text:line-break/>prospicio. Vemntamen etiam infantes, medicamentis illino,<text:line-break/>si quidem subrubras videro aphthas, in principio quidem<text:line-break/>iis, quae moderatissime astringunt ae (rigefaciunt, deinde<text:line-break/>vero iis, quae citra mordacitatem discutiunt; si vero fusi-<text:line-break/>flavas videro, iisdem quidem utor-, scd magis refrigeran-<text:line-break/>tibus; si vero pituitosiores astringentibus; si nigrefcentes<text:line-break/>discussoriis generosioribus. Caeterum in majoribus pueris<text:line-break/>ejusdem generis facultatibus-medicamentorum utor, auctis<text:line-break/>tantum viribus ipsarum. Quemadmodum fane etiam in per-<text:line-break/>feclis et dnris corpoiibus singulis relatis facultatibus for-<text:line-break/>tissimis utor. Placebat autem mini in his per omnia ini-<text:line-break/>fyos usus cum vino astringente, quod tum intendit tum<text:line-break/>remittit vim suam, prout magis aut minus vinum suerit<text:line-break/>astringens </text:span><text:span text:style-name="T112">et</text:span><text:span text:style-name="T75"> prout crassius aut liquidius efficitur medica-<text:line-break/>jnentym ex misyos ac vini mixtura. Quod si sordida ap-<text:line-break/>pareat aphtha, misy eum vino mulso tero, lis vero qui</text:span></text:p>
      <text:p text:style-name="P7"><text:span text:style-name="T75">fortioribus qnam mify est medicamentis opus habent, ae-<text:line-break/>rugo similiter cum vino et vino mullo utilis existit. Illi-<text:line-break/>neudae autem sunt ex his medicamentis affectae oris par-<text:line-break/>fes. Commodum est etiam medicamentum ad hanc rem<text:line-break/>chalcitis oleo trita. Atque haec quidem efficaciora. Mode-<text:line-break/>. rata vero et maxime ad incipientes affectiones omphaeium</text:span></text:p>
      <text:p text:style-name="P8"><text:span text:style-name="T75">cum vino et vino mulso. Similiter etiam rhus. In pueris<text:line-break/>sufficit rosarum flos et ipsae rosae siccae et collutiones<text:line-break/>moderate astringentes pro aetatis et naturae ejusmodi cor-<text:line-break/>porurn ratione. Et in summa moderatae aphthae maxime<text:line-break/>in teneris corporibus moderatis medicamentis opus habent,<text:line-break/>fortes vero et maxime in duris corporibus a fortioribus cu-<text:line-break/>rantur. Fortia medicamenta dico tum quae fortiter astrin-<text:line-break/>gunt tum quae mordent, sicut sane moderata, quae haud<text:line-break/>omnino quidem mordent, parum autem astringunt. Fiunt<text:line-break/>porro etiam lu his, velut in aliis prius dictum est asse-<text:line-break/>ctionibus, composita medicamenta, et faepe etiam ex con-<text:line-break/>trariis, quale est quod ex oleo et chalcitide constat. Ipfum<text:line-break/>equidem oleum per sc infestissimum est aphthae affectui,</text:span></text:p>
      <text:p text:style-name="P6"><text:span text:style-name="T75">velut etiam chalcitis, quandoquidem allerum quidem hu-<text:line-break/>mectat et sordidum facit, mordet autem vehementer chal-<text:line-break/>citis, verum mixtma ipforum, ubi fuerit moderata, opti-<text:line-break/>mum medicamentum efficit. Quemadmodum igitur ex cerato<text:line-break/>et aerugine incantans effici medicamentum offensum est,<text:line-break/>quum tamen ambo incarnationi contraria existant, eadem<text:line-break/>ratione ex oleo et chalcitide aptum medicamentum essici-<text:line-break/>tur. Si vero in putredinem aphtha vertatur et exulcera-<text:line-break/>tiones faciat, neque aphtham amplius affectionem nomi-<text:line-break/>nare convenit, neque medicamenta ejusmodi affectus cu-<text:line-break/>rantia inter ea quae aphthis commoda sunt connumerare.<text:line-break/>Quemadmodum neque inter erysipelata fanantia recte con-<text:line-break/>numerantur ea, quae praeclare discutiunt lividas et duras<text:line-break/>partes, ex frigidiorum medicamentorum adhibitione tales<text:line-break/>factas et jam ad induratam in scirrhum affectionem ex ery-<text:line-break/>sipelate delapsas. Profecto enim, qui ejusmodi scriptura-<text:line-break/>rum iudiscriminata incertitudine decepti, erysipelatis calida<text:line-break/>et discussoria medicamenta, aphthis autem ea quae putre-<text:line-break/>factis conveniunt adhibent, non parum detrimenti inducunt-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2</dc:title>
    <dc:subject>Galien</dc:subject>
    <meta:initial-creator>Galien; Kühn, Karl Gottlob (éd.)</meta:initial-creator>
    <meta:keyword>https</meta:keyword>
    <meta:keyword>//archive.org/details/BIUSante_45674x12</meta:keyword>
    <dc:date>2021-10-30T17:51:24.445572446</dc:date>
    <meta:editing-duration>PT14M49S</meta:editing-duration>
    <meta:editing-cycles>2</meta:editing-cycles>
    <meta:generator>LibreOffice/7.2.1.2$Linux_X86_64 LibreOffice_project/20$Build-2</meta:generator>
    <meta:document-statistic meta:table-count="0" meta:image-count="0" meta:object-count="0" meta:page-count="1007" meta:paragraph-count="2066" meta:word-count="146279" meta:character-count="1000918" meta:non-whitespace-character-count="856689"/>
  </office:meta>
</office:document-meta>
</file>